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ft5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22.283" calcext:value-type="float">
            <text:p>122.283</text:p>
          </table:table-cell>
          <table:table-cell office:value-type="float" office:value="295.631" calcext:value-type="float">
            <text:p>295.631</text:p>
          </table:table-cell>
          <table:table-cell office:value-type="float" office:value="47.8924" calcext:value-type="float">
            <text:p>47.8924</text:p>
          </table:table-cell>
          <table:table-cell office:value-type="float" office:value="123.022" calcext:value-type="float">
            <text:p>123.022</text:p>
          </table:table-cell>
          <table:table-cell office:value-type="float" office:value="286.032" calcext:value-type="float">
            <text:p>286.032</text:p>
          </table:table-cell>
          <table:table-cell office:value-type="float" office:value="49.4861" calcext:value-type="float">
            <text:p>49.4861</text:p>
          </table:table-cell>
          <table:table-cell/>
          <table:table-cell table:formula="of:=([.D1]-[.A1])/0.0166667" office:value-type="float" office:value="44.3399113201776" calcext:value-type="float">
            <text:p>44.3399113201776</text:p>
          </table:table-cell>
          <table:table-cell table:formula="of:=ABS([.E1]-[.B1])/0.0166667" office:value-type="float" office:value="575.938848122303" calcext:value-type="float">
            <text:p>575.938848122303</text:p>
          </table:table-cell>
          <table:table-cell table:formula="of:=([.F1]-[.C1])/0.0166667" office:value-type="float" office:value="95.6218087563824" calcext:value-type="float">
            <text:p>95.6218087563824</text:p>
          </table:table-cell>
          <table:table-cell table:formula="of:=DEGREES(ATAN(ABS([.F1]-[.C1])/ABS([.E1]-[.B1])))" office:value-type="float" office:value="9.42669851569788" calcext:value-type="float">
            <text:p>9.42669851569788</text:p>
          </table:table-cell>
          <table:table-cell table:formula="of:=SQRT(POWER([.H1];2)+POWER([.I1];2)+POWER([.J1];2))" office:value-type="float" office:value="585.504154402143" calcext:value-type="float">
            <text:p>585.504154402143</text:p>
          </table:table-cell>
        </table:table-row>
        <table:table-row table:style-name="ro1">
          <table:table-cell office:value-type="float" office:value="89.6269" calcext:value-type="float">
            <text:p>89.6269</text:p>
          </table:table-cell>
          <table:table-cell office:value-type="float" office:value="277.358" calcext:value-type="float">
            <text:p>277.358</text:p>
          </table:table-cell>
          <table:table-cell office:value-type="float" office:value="45.5271" calcext:value-type="float">
            <text:p>45.5271</text:p>
          </table:table-cell>
          <table:table-cell office:value-type="float" office:value="91.09" calcext:value-type="float">
            <text:p>91.09</text:p>
          </table:table-cell>
          <table:table-cell office:value-type="float" office:value="264.878" calcext:value-type="float">
            <text:p>264.878</text:p>
          </table:table-cell>
          <table:table-cell office:value-type="float" office:value="46.9271" calcext:value-type="float">
            <text:p>46.9271</text:p>
          </table:table-cell>
          <table:table-cell/>
          <table:table-cell table:formula="of:=([.D2]-[.A2])/0.0166667" office:value-type="float" office:value="87.785824428351" calcext:value-type="float">
            <text:p>87.785824428351</text:p>
          </table:table-cell>
          <table:table-cell table:formula="of:=ABS([.E2]-[.B2])/0.0166667" office:value-type="float" office:value="748.798502402996" calcext:value-type="float">
            <text:p>748.798502402996</text:p>
          </table:table-cell>
          <table:table-cell table:formula="of:=([.F2]-[.C2])/0.0166667" office:value-type="float" office:value="83.9998320003364" calcext:value-type="float">
            <text:p>83.9998320003364</text:p>
          </table:table-cell>
          <table:table-cell table:formula="of:=DEGREES(ATAN(ABS([.F2]-[.C2])/ABS([.E2]-[.B2])))" office:value-type="float" office:value="6.40065156818944" calcext:value-type="float">
            <text:p>6.40065156818944</text:p>
          </table:table-cell>
          <table:table-cell table:formula="of:=SQRT(POWER([.H2];2)+POWER([.I2];2)+POWER([.J2];2))" office:value-type="float" office:value="758.591800606637" calcext:value-type="float">
            <text:p>758.591800606637</text:p>
          </table:table-cell>
        </table:table-row>
        <table:table-row table:style-name="ro1">
          <table:table-cell office:value-type="float" office:value="89.9344" calcext:value-type="float">
            <text:p>89.9344</text:p>
          </table:table-cell>
          <table:table-cell office:value-type="float" office:value="278.708" calcext:value-type="float">
            <text:p>278.708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91.5142" calcext:value-type="float">
            <text:p>91.5142</text:p>
          </table:table-cell>
          <table:table-cell office:value-type="float" office:value="268.737" calcext:value-type="float">
            <text:p>268.737</text:p>
          </table:table-cell>
          <table:table-cell office:value-type="float" office:value="45.6013" calcext:value-type="float">
            <text:p>45.6013</text:p>
          </table:table-cell>
          <table:table-cell/>
          <table:table-cell table:formula="of:=([.D3]-[.A3])/0.0166667" office:value-type="float" office:value="94.7878104243795" calcext:value-type="float">
            <text:p>94.7878104243795</text:p>
          </table:table-cell>
          <table:table-cell table:formula="of:=ABS([.E3]-[.B3])/0.0166667" office:value-type="float" office:value="598.258803482393" calcext:value-type="float">
            <text:p>598.258803482393</text:p>
          </table:table-cell>
          <table:table-cell table:formula="of:=([.F3]-[.C3])/0.0166667" office:value-type="float" office:value="31.8599362801274" calcext:value-type="float">
            <text:p>31.8599362801274</text:p>
          </table:table-cell>
          <table:table-cell table:formula="of:=DEGREES(ATAN(ABS([.F3]-[.C3])/ABS([.E3]-[.B3])))" office:value-type="float" office:value="3.04837494029829" calcext:value-type="float">
            <text:p>3.04837494029829</text:p>
          </table:table-cell>
          <table:table-cell table:formula="of:=SQRT(POWER([.H3];2)+POWER([.I3];2)+POWER([.J3];2))" office:value-type="float" office:value="606.55863730476" calcext:value-type="float">
            <text:p>606.55863730476</text:p>
          </table:table-cell>
        </table:table-row>
        <table:table-row table:style-name="ro1">
          <table:table-cell office:value-type="float" office:value="89.9721" calcext:value-type="float">
            <text:p>89.9721</text:p>
          </table:table-cell>
          <table:table-cell office:value-type="float" office:value="273.506" calcext:value-type="float">
            <text:p>273.506</text:p>
          </table:table-cell>
          <table:table-cell office:value-type="float" office:value="46.1091" calcext:value-type="float">
            <text:p>46.1091</text:p>
          </table:table-cell>
          <table:table-cell office:value-type="float" office:value="91.4777" calcext:value-type="float">
            <text:p>91.4777</text:p>
          </table:table-cell>
          <table:table-cell office:value-type="float" office:value="262.537" calcext:value-type="float">
            <text:p>262.537</text:p>
          </table:table-cell>
          <table:table-cell office:value-type="float" office:value="46.8009" calcext:value-type="float">
            <text:p>46.8009</text:p>
          </table:table-cell>
          <table:table-cell/>
          <table:table-cell table:formula="of:=([.D4]-[.A4])/0.0166667" office:value-type="float" office:value="90.3358193283614" calcext:value-type="float">
            <text:p>90.3358193283614</text:p>
          </table:table-cell>
          <table:table-cell table:formula="of:=ABS([.E4]-[.B4])/0.0166667" office:value-type="float" office:value="658.138683722632" calcext:value-type="float">
            <text:p>658.138683722632</text:p>
          </table:table-cell>
          <table:table-cell table:formula="of:=([.F4]-[.C4])/0.0166667" office:value-type="float" office:value="41.5079169841661" calcext:value-type="float">
            <text:p>41.5079169841661</text:p>
          </table:table-cell>
          <table:table-cell table:formula="of:=DEGREES(ATAN(ABS([.F4]-[.C4])/ABS([.E4]-[.B4])))" office:value-type="float" office:value="3.60878757867133" calcext:value-type="float">
            <text:p>3.60878757867133</text:p>
          </table:table-cell>
          <table:table-cell table:formula="of:=SQRT(POWER([.H4];2)+POWER([.I4];2)+POWER([.J4];2))" office:value-type="float" office:value="665.604983784113" calcext:value-type="float">
            <text:p>665.604983784113</text:p>
          </table:table-cell>
        </table:table-row>
        <table:table-row table:style-name="ro1">
          <table:table-cell office:value-type="float" office:value="89.4237" calcext:value-type="float">
            <text:p>89.4237</text:p>
          </table:table-cell>
          <table:table-cell office:value-type="float" office:value="272.229" calcext:value-type="float">
            <text:p>272.229</text:p>
          </table:table-cell>
          <table:table-cell office:value-type="float" office:value="46.3078" calcext:value-type="float">
            <text:p>46.3078</text:p>
          </table:table-cell>
          <table:table-cell office:value-type="float" office:value="91.0735" calcext:value-type="float">
            <text:p>91.0735</text:p>
          </table:table-cell>
          <table:table-cell office:value-type="float" office:value="258.927" calcext:value-type="float">
            <text:p>258.927</text:p>
          </table:table-cell>
          <table:table-cell office:value-type="float" office:value="47.3607" calcext:value-type="float">
            <text:p>47.3607</text:p>
          </table:table-cell>
          <table:table-cell/>
          <table:table-cell table:formula="of:=([.D5]-[.A5])/0.0166667" office:value-type="float" office:value="98.9878020243959" calcext:value-type="float">
            <text:p>98.9878020243959</text:p>
          </table:table-cell>
          <table:table-cell table:formula="of:=ABS([.E5]-[.B5])/0.0166667" office:value-type="float" office:value="798.11840376319" calcext:value-type="float">
            <text:p>798.11840376319</text:p>
          </table:table-cell>
          <table:table-cell table:formula="of:=([.F5]-[.C5])/0.0166667" office:value-type="float" office:value="63.1738736522528" calcext:value-type="float">
            <text:p>63.1738736522528</text:p>
          </table:table-cell>
          <table:table-cell table:formula="of:=DEGREES(ATAN(ABS([.F5]-[.C5])/ABS([.E5]-[.B5])))" office:value-type="float" office:value="4.52572619461607" calcext:value-type="float">
            <text:p>4.52572619461607</text:p>
          </table:table-cell>
          <table:table-cell table:formula="of:=SQRT(POWER([.H5];2)+POWER([.I5];2)+POWER([.J5];2))" office:value-type="float" office:value="806.71092076862" calcext:value-type="float">
            <text:p>806.71092076862</text:p>
          </table:table-cell>
        </table:table-row>
        <table:table-row table:style-name="ro1">
          <table:table-cell office:value-type="float" office:value="88.8856" calcext:value-type="float">
            <text:p>88.8856</text:p>
          </table:table-cell>
          <table:table-cell office:value-type="float" office:value="277.511" calcext:value-type="float">
            <text:p>277.511</text:p>
          </table:table-cell>
          <table:table-cell office:value-type="float" office:value="44.7647" calcext:value-type="float">
            <text:p>44.7647</text:p>
          </table:table-cell>
          <table:table-cell office:value-type="float" office:value="90.1864" calcext:value-type="float">
            <text:p>90.1864</text:p>
          </table:table-cell>
          <table:table-cell office:value-type="float" office:value="266.348" calcext:value-type="float">
            <text:p>266.348</text:p>
          </table:table-cell>
          <table:table-cell office:value-type="float" office:value="45.4966" calcext:value-type="float">
            <text:p>45.4966</text:p>
          </table:table-cell>
          <table:table-cell/>
          <table:table-cell table:formula="of:=([.D6]-[.A6])/0.0166667" office:value-type="float" office:value="78.0478439043128" calcext:value-type="float">
            <text:p>78.0478439043128</text:p>
          </table:table-cell>
          <table:table-cell table:formula="of:=ABS([.E6]-[.B6])/0.0166667" office:value-type="float" office:value="669.77866044268" calcext:value-type="float">
            <text:p>669.77866044268</text:p>
          </table:table-cell>
          <table:table-cell table:formula="of:=([.F6]-[.C6])/0.0166667" office:value-type="float" office:value="43.9139121721758" calcext:value-type="float">
            <text:p>43.9139121721758</text:p>
          </table:table-cell>
          <table:table-cell table:formula="of:=DEGREES(ATAN(ABS([.F6]-[.C6])/ABS([.E6]-[.B6])))" office:value-type="float" office:value="3.75121800270845" calcext:value-type="float">
            <text:p>3.75121800270845</text:p>
          </table:table-cell>
          <table:table-cell table:formula="of:=SQRT(POWER([.H6];2)+POWER([.I6];2)+POWER([.J6];2))" office:value-type="float" office:value="675.739115047196" calcext:value-type="float">
            <text:p>675.739115047196</text:p>
          </table:table-cell>
        </table:table-row>
        <table:table-row table:style-name="ro1">
          <table:table-cell office:value-type="float" office:value="88.9269" calcext:value-type="float">
            <text:p>88.9269</text:p>
          </table:table-cell>
          <table:table-cell office:value-type="float" office:value="278.703" calcext:value-type="float">
            <text:p>278.703</text:p>
          </table:table-cell>
          <table:table-cell office:value-type="float" office:value="45.0798" calcext:value-type="float">
            <text:p>45.0798</text:p>
          </table:table-cell>
          <table:table-cell office:value-type="float" office:value="90.2291" calcext:value-type="float">
            <text:p>90.2291</text:p>
          </table:table-cell>
          <table:table-cell office:value-type="float" office:value="267.478" calcext:value-type="float">
            <text:p>267.478</text:p>
          </table:table-cell>
          <table:table-cell office:value-type="float" office:value="45.8071" calcext:value-type="float">
            <text:p>45.8071</text:p>
          </table:table-cell>
          <table:table-cell/>
          <table:table-cell table:formula="of:=([.D7]-[.A7])/0.0166667" office:value-type="float" office:value="78.1318437363125" calcext:value-type="float">
            <text:p>78.1318437363125</text:p>
          </table:table-cell>
          <table:table-cell table:formula="of:=ABS([.E7]-[.B7])/0.0166667" office:value-type="float" office:value="673.498653002692" calcext:value-type="float">
            <text:p>673.498653002692</text:p>
          </table:table-cell>
          <table:table-cell table:formula="of:=([.F7]-[.C7])/0.0166667" office:value-type="float" office:value="43.6379127241745" calcext:value-type="float">
            <text:p>43.6379127241745</text:p>
          </table:table-cell>
          <table:table-cell table:formula="of:=DEGREES(ATAN(ABS([.F7]-[.C7])/ABS([.E7]-[.B7])))" office:value-type="float" office:value="3.70717624413816" calcext:value-type="float">
            <text:p>3.70717624413816</text:p>
          </table:table-cell>
          <table:table-cell table:formula="of:=SQRT(POWER([.H7];2)+POWER([.I7];2)+POWER([.J7];2))" office:value-type="float" office:value="679.418345372716" calcext:value-type="float">
            <text:p>679.418345372716</text:p>
          </table:table-cell>
        </table:table-row>
        <table:table-row table:style-name="ro1">
          <table:table-cell office:value-type="float" office:value="88.2141" calcext:value-type="float">
            <text:p>88.2141</text:p>
          </table:table-cell>
          <table:table-cell office:value-type="float" office:value="279.934" calcext:value-type="float">
            <text:p>279.934</text:p>
          </table:table-cell>
          <table:table-cell office:value-type="float" office:value="45.1481" calcext:value-type="float">
            <text:p>45.1481</text:p>
          </table:table-cell>
          <table:table-cell office:value-type="float" office:value="89.0284" calcext:value-type="float">
            <text:p>89.0284</text:p>
          </table:table-cell>
          <table:table-cell office:value-type="float" office:value="268.464" calcext:value-type="float">
            <text:p>268.464</text:p>
          </table:table-cell>
          <table:table-cell office:value-type="float" office:value="46.8832" calcext:value-type="float">
            <text:p>46.8832</text:p>
          </table:table-cell>
          <table:table-cell/>
          <table:table-cell table:formula="of:=([.D8]-[.A8])/0.0166667" office:value-type="float" office:value="48.8579022841956" calcext:value-type="float">
            <text:p>48.8579022841956</text:p>
          </table:table-cell>
          <table:table-cell table:formula="of:=ABS([.E8]-[.B8])/0.0166667" office:value-type="float" office:value="688.198623602754" calcext:value-type="float">
            <text:p>688.198623602754</text:p>
          </table:table-cell>
          <table:table-cell table:formula="of:=([.F8]-[.C8])/0.0166667" office:value-type="float" office:value="104.105791788417" calcext:value-type="float">
            <text:p>104.105791788417</text:p>
          </table:table-cell>
          <table:table-cell table:formula="of:=DEGREES(ATAN(ABS([.F8]-[.C8])/ABS([.E8]-[.B8])))" office:value-type="float" office:value="8.60207840202321" calcext:value-type="float">
            <text:p>8.60207840202321</text:p>
          </table:table-cell>
          <table:table-cell table:formula="of:=SQRT(POWER([.H8];2)+POWER([.I8];2)+POWER([.J8];2))" office:value-type="float" office:value="697.740966282066" calcext:value-type="float">
            <text:p>697.740966282066</text:p>
          </table:table-cell>
        </table:table-row>
        <table:table-row table:style-name="ro1">
          <table:table-cell office:value-type="float" office:value="87.8882" calcext:value-type="float">
            <text:p>87.8882</text:p>
          </table:table-cell>
          <table:table-cell office:value-type="float" office:value="285.127" calcext:value-type="float">
            <text:p>285.127</text:p>
          </table:table-cell>
          <table:table-cell office:value-type="float" office:value="44.8673" calcext:value-type="float">
            <text:p>44.8673</text:p>
          </table:table-cell>
          <table:table-cell office:value-type="float" office:value="89.0174" calcext:value-type="float">
            <text:p>89.0174</text:p>
          </table:table-cell>
          <table:table-cell office:value-type="float" office:value="274.674" calcext:value-type="float">
            <text:p>274.674</text:p>
          </table:table-cell>
          <table:table-cell office:value-type="float" office:value="46.4334" calcext:value-type="float">
            <text:p>46.4334</text:p>
          </table:table-cell>
          <table:table-cell/>
          <table:table-cell table:formula="of:=([.D9]-[.A9])/0.0166667" office:value-type="float" office:value="67.7518644962709" calcext:value-type="float">
            <text:p>67.7518644962709</text:p>
          </table:table-cell>
          <table:table-cell table:formula="of:=ABS([.E9]-[.B9])/0.0166667" office:value-type="float" office:value="627.178745642511" calcext:value-type="float">
            <text:p>627.178745642511</text:p>
          </table:table-cell>
          <table:table-cell table:formula="of:=([.F9]-[.C9])/0.0166667" office:value-type="float" office:value="93.9658120683758" calcext:value-type="float">
            <text:p>93.9658120683758</text:p>
          </table:table-cell>
          <table:table-cell table:formula="of:=DEGREES(ATAN(ABS([.F9]-[.C9])/ABS([.E9]-[.B9])))" office:value-type="float" office:value="8.52084812921958" calcext:value-type="float">
            <text:p>8.52084812921958</text:p>
          </table:table-cell>
          <table:table-cell table:formula="of:=SQRT(POWER([.H9];2)+POWER([.I9];2)+POWER([.J9];2))" office:value-type="float" office:value="637.787635476029" calcext:value-type="float">
            <text:p>637.787635476029</text:p>
          </table:table-cell>
        </table:table-row>
        <table:table-row table:style-name="ro1">
          <table:table-cell office:value-type="float" office:value="82.199" calcext:value-type="float">
            <text:p>82.199</text:p>
          </table:table-cell>
          <table:table-cell office:value-type="float" office:value="270.94" calcext:value-type="float">
            <text:p>270.94</text:p>
          </table:table-cell>
          <table:table-cell office:value-type="float" office:value="45.3421" calcext:value-type="float">
            <text:p>45.3421</text:p>
          </table:table-cell>
          <table:table-cell office:value-type="float" office:value="83.1484" calcext:value-type="float">
            <text:p>83.1484</text:p>
          </table:table-cell>
          <table:table-cell office:value-type="float" office:value="259.889" calcext:value-type="float">
            <text:p>259.889</text:p>
          </table:table-cell>
          <table:table-cell office:value-type="float" office:value="46.8033" calcext:value-type="float">
            <text:p>46.8033</text:p>
          </table:table-cell>
          <table:table-cell/>
          <table:table-cell table:formula="of:=([.D10]-[.A10])/0.0166667" office:value-type="float" office:value="56.9638860722277" calcext:value-type="float">
            <text:p>56.9638860722277</text:p>
          </table:table-cell>
          <table:table-cell table:formula="of:=ABS([.E10]-[.B10])/0.0166667" office:value-type="float" office:value="663.058673882652" calcext:value-type="float">
            <text:p>663.058673882652</text:p>
          </table:table-cell>
          <table:table-cell table:formula="of:=([.F10]-[.C10])/0.0166667" office:value-type="float" office:value="87.6718246563506" calcext:value-type="float">
            <text:p>87.6718246563506</text:p>
          </table:table-cell>
          <table:table-cell table:formula="of:=DEGREES(ATAN(ABS([.F10]-[.C10])/ABS([.E10]-[.B10])))" office:value-type="float" office:value="7.53214658904941" calcext:value-type="float">
            <text:p>7.53214658904941</text:p>
          </table:table-cell>
          <table:table-cell table:formula="of:=SQRT(POWER([.H10];2)+POWER([.I10];2)+POWER([.J10];2))" office:value-type="float" office:value="671.251099191684" calcext:value-type="float">
            <text:p>671.251099191684</text:p>
          </table:table-cell>
        </table:table-row>
        <table:table-row table:style-name="ro1">
          <table:table-cell office:value-type="float" office:value="81.567" calcext:value-type="float">
            <text:p>81.567</text:p>
          </table:table-cell>
          <table:table-cell office:value-type="float" office:value="276.044" calcext:value-type="float">
            <text:p>276.044</text:p>
          </table:table-cell>
          <table:table-cell office:value-type="float" office:value="44.5586" calcext:value-type="float">
            <text:p>44.5586</text:p>
          </table:table-cell>
          <table:table-cell office:value-type="float" office:value="82.7914" calcext:value-type="float">
            <text:p>82.7914</text:p>
          </table:table-cell>
          <table:table-cell office:value-type="float" office:value="264.849" calcext:value-type="float">
            <text:p>264.849</text:p>
          </table:table-cell>
          <table:table-cell office:value-type="float" office:value="45.5526" calcext:value-type="float">
            <text:p>45.5526</text:p>
          </table:table-cell>
          <table:table-cell/>
          <table:table-cell table:formula="of:=([.D11]-[.A11])/0.0166667" office:value-type="float" office:value="73.463853072294" calcext:value-type="float">
            <text:p>73.463853072294</text:p>
          </table:table-cell>
          <table:table-cell table:formula="of:=ABS([.E11]-[.B11])/0.0166667" office:value-type="float" office:value="671.698656602686" calcext:value-type="float">
            <text:p>671.698656602686</text:p>
          </table:table-cell>
          <table:table-cell table:formula="of:=([.F11]-[.C11])/0.0166667" office:value-type="float" office:value="59.6398807202385" calcext:value-type="float">
            <text:p>59.6398807202385</text:p>
          </table:table-cell>
          <table:table-cell table:formula="of:=DEGREES(ATAN(ABS([.F11]-[.C11])/ABS([.E11]-[.B11])))" office:value-type="float" office:value="5.0739657461312" calcext:value-type="float">
            <text:p>5.0739657461312</text:p>
          </table:table-cell>
          <table:table-cell table:formula="of:=SQRT(POWER([.H11];2)+POWER([.I11];2)+POWER([.J11];2))" office:value-type="float" office:value="678.330994693892" calcext:value-type="float">
            <text:p>678.330994693892</text:p>
          </table:table-cell>
        </table:table-row>
        <table:table-row table:style-name="ro1">
          <table:table-cell office:value-type="float" office:value="81.595" calcext:value-type="float">
            <text:p>81.595</text:p>
          </table:table-cell>
          <table:table-cell office:value-type="float" office:value="266.018" calcext:value-type="float">
            <text:p>266.018</text:p>
          </table:table-cell>
          <table:table-cell office:value-type="float" office:value="45.3806" calcext:value-type="float">
            <text:p>45.3806</text:p>
          </table:table-cell>
          <table:table-cell office:value-type="float" office:value="82.0733" calcext:value-type="float">
            <text:p>82.0733</text:p>
          </table:table-cell>
          <table:table-cell office:value-type="float" office:value="255.237" calcext:value-type="float">
            <text:p>255.237</text:p>
          </table:table-cell>
          <table:table-cell office:value-type="float" office:value="46.3502" calcext:value-type="float">
            <text:p>46.3502</text:p>
          </table:table-cell>
          <table:table-cell/>
          <table:table-cell table:formula="of:=([.D12]-[.A12])/0.0166667" office:value-type="float" office:value="28.6979426041151" calcext:value-type="float">
            <text:p>28.6979426041151</text:p>
          </table:table-cell>
          <table:table-cell table:formula="of:=ABS([.E12]-[.B12])/0.0166667" office:value-type="float" office:value="646.858706282586" calcext:value-type="float">
            <text:p>646.858706282586</text:p>
          </table:table-cell>
          <table:table-cell table:formula="of:=([.F12]-[.C12])/0.0166667" office:value-type="float" office:value="58.1758836482327" calcext:value-type="float">
            <text:p>58.1758836482327</text:p>
          </table:table-cell>
          <table:table-cell table:formula="of:=DEGREES(ATAN(ABS([.F12]-[.C12])/ABS([.E12]-[.B12])))" office:value-type="float" office:value="5.13912698634468" calcext:value-type="float">
            <text:p>5.13912698634468</text:p>
          </table:table-cell>
          <table:table-cell table:formula="of:=SQRT(POWER([.H12];2)+POWER([.I12];2)+POWER([.J12];2))" office:value-type="float" office:value="650.103215836949" calcext:value-type="float">
            <text:p>650.103215836949</text:p>
          </table:table-cell>
        </table:table-row>
        <table:table-row table:style-name="ro1">
          <table:table-cell office:value-type="float" office:value="81.6478" calcext:value-type="float">
            <text:p>81.6478</text:p>
          </table:table-cell>
          <table:table-cell office:value-type="float" office:value="268.427" calcext:value-type="float">
            <text:p>268.427</text:p>
          </table:table-cell>
          <table:table-cell office:value-type="float" office:value="45.4917" calcext:value-type="float">
            <text:p>45.4917</text:p>
          </table:table-cell>
          <table:table-cell office:value-type="float" office:value="82.6074" calcext:value-type="float">
            <text:p>82.6074</text:p>
          </table:table-cell>
          <table:table-cell office:value-type="float" office:value="257.535" calcext:value-type="float">
            <text:p>257.535</text:p>
          </table:table-cell>
          <table:table-cell office:value-type="float" office:value="46.6974" calcext:value-type="float">
            <text:p>46.6974</text:p>
          </table:table-cell>
          <table:table-cell/>
          <table:table-cell table:formula="of:=([.D13]-[.A13])/0.0166667" office:value-type="float" office:value="57.57588484823" calcext:value-type="float">
            <text:p>57.57588484823</text:p>
          </table:table-cell>
          <table:table-cell table:formula="of:=ABS([.E13]-[.B13])/0.0166667" office:value-type="float" office:value="653.518692962614" calcext:value-type="float">
            <text:p>653.518692962614</text:p>
          </table:table-cell>
          <table:table-cell table:formula="of:=([.F13]-[.C13])/0.0166667" office:value-type="float" office:value="72.3418553162894" calcext:value-type="float">
            <text:p>72.3418553162894</text:p>
          </table:table-cell>
          <table:table-cell table:formula="of:=DEGREES(ATAN(ABS([.F13]-[.C13])/ABS([.E13]-[.B13])))" office:value-type="float" office:value="6.31669228861441" calcext:value-type="float">
            <text:p>6.31669228861441</text:p>
          </table:table-cell>
          <table:table-cell table:formula="of:=SQRT(POWER([.H13];2)+POWER([.I13];2)+POWER([.J13];2))" office:value-type="float" office:value="660.026521132464" calcext:value-type="float">
            <text:p>660.026521132464</text:p>
          </table:table-cell>
        </table:table-row>
        <table:table-row table:style-name="ro1">
          <table:table-cell office:value-type="float" office:value="81.5971" calcext:value-type="float">
            <text:p>81.5971</text:p>
          </table:table-cell>
          <table:table-cell office:value-type="float" office:value="277.402" calcext:value-type="float">
            <text:p>277.402</text:p>
          </table:table-cell>
          <table:table-cell office:value-type="float" office:value="44.0994" calcext:value-type="float">
            <text:p>44.0994</text:p>
          </table:table-cell>
          <table:table-cell office:value-type="float" office:value="82.3615" calcext:value-type="float">
            <text:p>82.3615</text:p>
          </table:table-cell>
          <table:table-cell office:value-type="float" office:value="267.311" calcext:value-type="float">
            <text:p>267.311</text:p>
          </table:table-cell>
          <table:table-cell office:value-type="float" office:value="45.1716" calcext:value-type="float">
            <text:p>45.1716</text:p>
          </table:table-cell>
          <table:table-cell/>
          <table:table-cell table:formula="of:=([.D14]-[.A14])/0.0166667" office:value-type="float" office:value="45.863908272184" calcext:value-type="float">
            <text:p>45.863908272184</text:p>
          </table:table-cell>
          <table:table-cell table:formula="of:=ABS([.E14]-[.B14])/0.0166667" office:value-type="float" office:value="605.458789082422" calcext:value-type="float">
            <text:p>605.458789082422</text:p>
          </table:table-cell>
          <table:table-cell table:formula="of:=([.F14]-[.C14])/0.0166667" office:value-type="float" office:value="64.331871336257" calcext:value-type="float">
            <text:p>64.331871336257</text:p>
          </table:table-cell>
          <table:table-cell table:formula="of:=DEGREES(ATAN(ABS([.F14]-[.C14])/ABS([.E14]-[.B14])))" office:value-type="float" office:value="6.0650978993359" calcext:value-type="float">
            <text:p>6.0650978993359</text:p>
          </table:table-cell>
          <table:table-cell table:formula="of:=SQRT(POWER([.H14];2)+POWER([.I14];2)+POWER([.J14];2))" office:value-type="float" office:value="610.591871079838" calcext:value-type="float">
            <text:p>610.591871079838</text:p>
          </table:table-cell>
        </table:table-row>
        <table:table-row table:style-name="ro1">
          <table:table-cell office:value-type="float" office:value="85.591" calcext:value-type="float">
            <text:p>85.591</text:p>
          </table:table-cell>
          <table:table-cell office:value-type="float" office:value="276.391" calcext:value-type="float">
            <text:p>276.391</text:p>
          </table:table-cell>
          <table:table-cell office:value-type="float" office:value="43.7239" calcext:value-type="float">
            <text:p>43.7239</text:p>
          </table:table-cell>
          <table:table-cell office:value-type="float" office:value="86.2294" calcext:value-type="float">
            <text:p>86.2294</text:p>
          </table:table-cell>
          <table:table-cell office:value-type="float" office:value="265.173" calcext:value-type="float">
            <text:p>265.173</text:p>
          </table:table-cell>
          <table:table-cell office:value-type="float" office:value="44.7441" calcext:value-type="float">
            <text:p>44.7441</text:p>
          </table:table-cell>
          <table:table-cell/>
          <table:table-cell table:formula="of:=([.D15]-[.A15])/0.0166667" office:value-type="float" office:value="38.3039233921535" calcext:value-type="float">
            <text:p>38.3039233921535</text:p>
          </table:table-cell>
          <table:table-cell table:formula="of:=ABS([.E15]-[.B15])/0.0166667" office:value-type="float" office:value="673.078653842693" calcext:value-type="float">
            <text:p>673.078653842693</text:p>
          </table:table-cell>
          <table:table-cell table:formula="of:=([.F15]-[.C15])/0.0166667" office:value-type="float" office:value="61.211877576245" calcext:value-type="float">
            <text:p>61.211877576245</text:p>
          </table:table-cell>
          <table:table-cell table:formula="of:=DEGREES(ATAN(ABS([.F15]-[.C15])/ABS([.E15]-[.B15])))" office:value-type="float" office:value="5.19636304818905" calcext:value-type="float">
            <text:p>5.19636304818905</text:p>
          </table:table-cell>
          <table:table-cell table:formula="of:=SQRT(POWER([.H15];2)+POWER([.I15];2)+POWER([.J15];2))" office:value-type="float" office:value="676.940882767715" calcext:value-type="float">
            <text:p>676.940882767715</text:p>
          </table:table-cell>
        </table:table-row>
        <table:table-row table:style-name="ro1">
          <table:table-cell office:value-type="float" office:value="98.5608" calcext:value-type="float">
            <text:p>98.5608</text:p>
          </table:table-cell>
          <table:table-cell office:value-type="float" office:value="271.157" calcext:value-type="float">
            <text:p>271.157</text:p>
          </table:table-cell>
          <table:table-cell office:value-type="float" office:value="45.1677" calcext:value-type="float">
            <text:p>45.1677</text:p>
          </table:table-cell>
          <table:table-cell office:value-type="float" office:value="100.326" calcext:value-type="float">
            <text:p>100.326</text:p>
          </table:table-cell>
          <table:table-cell office:value-type="float" office:value="260.203" calcext:value-type="float">
            <text:p>260.203</text:p>
          </table:table-cell>
          <table:table-cell office:value-type="float" office:value="46.3685" calcext:value-type="float">
            <text:p>46.3685</text:p>
          </table:table-cell>
          <table:table-cell/>
          <table:table-cell table:formula="of:=([.D16]-[.A16])/0.0166667" office:value-type="float" office:value="105.911788176423" calcext:value-type="float">
            <text:p>105.911788176423</text:p>
          </table:table-cell>
          <table:table-cell table:formula="of:=ABS([.E16]-[.B16])/0.0166667" office:value-type="float" office:value="657.23868552263" calcext:value-type="float">
            <text:p>657.23868552263</text:p>
          </table:table-cell>
          <table:table-cell table:formula="of:=([.F16]-[.C16])/0.0166667" office:value-type="float" office:value="72.0478559042878" calcext:value-type="float">
            <text:p>72.0478559042878</text:p>
          </table:table-cell>
          <table:table-cell table:formula="of:=DEGREES(ATAN(ABS([.F16]-[.C16])/ABS([.E16]-[.B16])))" office:value-type="float" office:value="6.25590189630352" calcext:value-type="float">
            <text:p>6.25590189630352</text:p>
          </table:table-cell>
          <table:table-cell table:formula="of:=SQRT(POWER([.H16];2)+POWER([.I16];2)+POWER([.J16];2))" office:value-type="float" office:value="669.605025490883" calcext:value-type="float">
            <text:p>669.605025490883</text:p>
          </table:table-cell>
        </table:table-row>
        <table:table-row table:style-name="ro1">
          <table:table-cell office:value-type="float" office:value="100.219" calcext:value-type="float">
            <text:p>100.219</text:p>
          </table:table-cell>
          <table:table-cell office:value-type="float" office:value="269.899" calcext:value-type="float">
            <text:p>269.899</text:p>
          </table:table-cell>
          <table:table-cell office:value-type="float" office:value="45.104" calcext:value-type="float">
            <text:p>45.104</text:p>
          </table:table-cell>
          <table:table-cell office:value-type="float" office:value="101.548" calcext:value-type="float">
            <text:p>101.548</text:p>
          </table:table-cell>
          <table:table-cell office:value-type="float" office:value="260.258" calcext:value-type="float">
            <text:p>260.258</text:p>
          </table:table-cell>
          <table:table-cell office:value-type="float" office:value="45.8706" calcext:value-type="float">
            <text:p>45.8706</text:p>
          </table:table-cell>
          <table:table-cell/>
          <table:table-cell table:formula="of:=([.D17]-[.A17])/0.0166667" office:value-type="float" office:value="79.7398405203194" calcext:value-type="float">
            <text:p>79.7398405203194</text:p>
          </table:table-cell>
          <table:table-cell table:formula="of:=ABS([.E17]-[.B17])/0.0166667" office:value-type="float" office:value="578.458843082315" calcext:value-type="float">
            <text:p>578.458843082315</text:p>
          </table:table-cell>
          <table:table-cell table:formula="of:=([.F17]-[.C17])/0.0166667" office:value-type="float" office:value="45.9959080081842" calcext:value-type="float">
            <text:p>45.9959080081842</text:p>
          </table:table-cell>
          <table:table-cell table:formula="of:=DEGREES(ATAN(ABS([.F17]-[.C17])/ABS([.E17]-[.B17])))" office:value-type="float" office:value="4.54628415802956" calcext:value-type="float">
            <text:p>4.54628415802956</text:p>
          </table:table-cell>
          <table:table-cell table:formula="of:=SQRT(POWER([.H17];2)+POWER([.I17];2)+POWER([.J17];2))" office:value-type="float" office:value="585.737738975246" calcext:value-type="float">
            <text:p>585.737738975246</text:p>
          </table:table-cell>
        </table:table-row>
        <table:table-row table:style-name="ro1">
          <table:table-cell office:value-type="float" office:value="99.5363" calcext:value-type="float">
            <text:p>99.5363</text:p>
          </table:table-cell>
          <table:table-cell office:value-type="float" office:value="274.904" calcext:value-type="float">
            <text:p>274.904</text:p>
          </table:table-cell>
          <table:table-cell office:value-type="float" office:value="44.5802" calcext:value-type="float">
            <text:p>44.5802</text:p>
          </table:table-cell>
          <table:table-cell office:value-type="float" office:value="100.726" calcext:value-type="float">
            <text:p>100.726</text:p>
          </table:table-cell>
          <table:table-cell office:value-type="float" office:value="262.588" calcext:value-type="float">
            <text:p>262.588</text:p>
          </table:table-cell>
          <table:table-cell office:value-type="float" office:value="45.9937" calcext:value-type="float">
            <text:p>45.9937</text:p>
          </table:table-cell>
          <table:table-cell/>
          <table:table-cell table:formula="of:=([.D18]-[.A18])/0.0166667" office:value-type="float" office:value="71.3818572362857" calcext:value-type="float">
            <text:p>71.3818572362857</text:p>
          </table:table-cell>
          <table:table-cell table:formula="of:=ABS([.E18]-[.B18])/0.0166667" office:value-type="float" office:value="738.958522082954" calcext:value-type="float">
            <text:p>738.958522082954</text:p>
          </table:table-cell>
          <table:table-cell table:formula="of:=([.F18]-[.C18])/0.0166667" office:value-type="float" office:value="84.8098303803392" calcext:value-type="float">
            <text:p>84.8098303803392</text:p>
          </table:table-cell>
          <table:table-cell table:formula="of:=DEGREES(ATAN(ABS([.F18]-[.C18])/ABS([.E18]-[.B18])))" office:value-type="float" office:value="6.54715642570183" calcext:value-type="float">
            <text:p>6.54715642570183</text:p>
          </table:table-cell>
          <table:table-cell table:formula="of:=SQRT(POWER([.H18];2)+POWER([.I18];2)+POWER([.J18];2))" office:value-type="float" office:value="747.22672210693" calcext:value-type="float">
            <text:p>747.22672210693</text:p>
          </table:table-cell>
        </table:table-row>
        <table:table-row table:style-name="ro1">
          <table:table-cell office:value-type="float" office:value="100.551" calcext:value-type="float">
            <text:p>100.551</text:p>
          </table:table-cell>
          <table:table-cell office:value-type="float" office:value="267.411" calcext:value-type="float">
            <text:p>267.411</text:p>
          </table:table-cell>
          <table:table-cell office:value-type="float" office:value="45.4873" calcext:value-type="float">
            <text:p>45.4873</text:p>
          </table:table-cell>
          <table:table-cell office:value-type="float" office:value="101.873" calcext:value-type="float">
            <text:p>101.873</text:p>
          </table:table-cell>
          <table:table-cell office:value-type="float" office:value="257.918" calcext:value-type="float">
            <text:p>257.918</text:p>
          </table:table-cell>
          <table:table-cell office:value-type="float" office:value="45.9965" calcext:value-type="float">
            <text:p>45.9965</text:p>
          </table:table-cell>
          <table:table-cell/>
          <table:table-cell table:formula="of:=([.D19]-[.A19])/0.0166667" office:value-type="float" office:value="79.3198413603174" calcext:value-type="float">
            <text:p>79.3198413603174</text:p>
          </table:table-cell>
          <table:table-cell table:formula="of:=ABS([.E19]-[.B19])/0.0166667" office:value-type="float" office:value="569.578860842278" calcext:value-type="float">
            <text:p>569.578860842278</text:p>
          </table:table-cell>
          <table:table-cell table:formula="of:=([.F19]-[.C19])/0.0166667" office:value-type="float" office:value="30.5519388961222" calcext:value-type="float">
            <text:p>30.5519388961222</text:p>
          </table:table-cell>
          <table:table-cell table:formula="of:=DEGREES(ATAN(ABS([.F19]-[.C19])/ABS([.E19]-[.B19])))" office:value-type="float" office:value="3.07037589451772" calcext:value-type="float">
            <text:p>3.07037589451772</text:p>
          </table:table-cell>
          <table:table-cell table:formula="of:=SQRT(POWER([.H19];2)+POWER([.I19];2)+POWER([.J19];2))" office:value-type="float" office:value="575.886392374508" calcext:value-type="float">
            <text:p>575.886392374508</text:p>
          </table:table-cell>
        </table:table-row>
        <table:table-row table:style-name="ro1">
          <table:table-cell office:value-type="float" office:value="99.2005" calcext:value-type="float">
            <text:p>99.2005</text:p>
          </table:table-cell>
          <table:table-cell office:value-type="float" office:value="277.531" calcext:value-type="float">
            <text:p>277.531</text:p>
          </table:table-cell>
          <table:table-cell office:value-type="float" office:value="43.9277" calcext:value-type="float">
            <text:p>43.9277</text:p>
          </table:table-cell>
          <table:table-cell office:value-type="float" office:value="100.551" calcext:value-type="float">
            <text:p>100.551</text:p>
          </table:table-cell>
          <table:table-cell office:value-type="float" office:value="267.421" calcext:value-type="float">
            <text:p>267.421</text:p>
          </table:table-cell>
          <table:table-cell office:value-type="float" office:value="45.4858" calcext:value-type="float">
            <text:p>45.4858</text:p>
          </table:table-cell>
          <table:table-cell/>
          <table:table-cell table:formula="of:=([.D20]-[.A20])/0.0166667" office:value-type="float" office:value="81.0298379403239" calcext:value-type="float">
            <text:p>81.0298379403239</text:p>
          </table:table-cell>
          <table:table-cell table:formula="of:=ABS([.E20]-[.B20])/0.0166667" office:value-type="float" office:value="606.598786802427" calcext:value-type="float">
            <text:p>606.598786802427</text:p>
          </table:table-cell>
          <table:table-cell table:formula="of:=([.F20]-[.C20])/0.0166667" office:value-type="float" office:value="93.4858130283737" calcext:value-type="float">
            <text:p>93.4858130283737</text:p>
          </table:table-cell>
          <table:table-cell table:formula="of:=DEGREES(ATAN(ABS([.F20]-[.C20])/ABS([.E20]-[.B20])))" office:value-type="float" office:value="8.76119457837238" calcext:value-type="float">
            <text:p>8.76119457837238</text:p>
          </table:table-cell>
          <table:table-cell table:formula="of:=SQRT(POWER([.H20];2)+POWER([.I20];2)+POWER([.J20];2))" office:value-type="float" office:value="619.08603604377" calcext:value-type="float">
            <text:p>619.08603604377</text:p>
          </table:table-cell>
        </table:table-row>
        <table:table-row table:style-name="ro1">
          <table:table-cell office:value-type="float" office:value="99.2724" calcext:value-type="float">
            <text:p>99.2724</text:p>
          </table:table-cell>
          <table:table-cell office:value-type="float" office:value="274.812" calcext:value-type="float">
            <text:p>274.812</text:p>
          </table:table-cell>
          <table:table-cell office:value-type="float" office:value="45.0912" calcext:value-type="float">
            <text:p>45.0912</text:p>
          </table:table-cell>
          <table:table-cell office:value-type="float" office:value="100.376" calcext:value-type="float">
            <text:p>100.376</text:p>
          </table:table-cell>
          <table:table-cell office:value-type="float" office:value="264.877" calcext:value-type="float">
            <text:p>264.877</text:p>
          </table:table-cell>
          <table:table-cell office:value-type="float" office:value="46.3659" calcext:value-type="float">
            <text:p>46.3659</text:p>
          </table:table-cell>
          <table:table-cell/>
          <table:table-cell table:formula="of:=([.D21]-[.A21])/0.0166667" office:value-type="float" office:value="66.2158675682649" calcext:value-type="float">
            <text:p>66.2158675682649</text:p>
          </table:table-cell>
          <table:table-cell table:formula="of:=ABS([.E21]-[.B21])/0.0166667" office:value-type="float" office:value="596.098807802385" calcext:value-type="float">
            <text:p>596.098807802385</text:p>
          </table:table-cell>
          <table:table-cell table:formula="of:=([.F21]-[.C21])/0.0166667" office:value-type="float" office:value="76.4818470363061" calcext:value-type="float">
            <text:p>76.4818470363061</text:p>
          </table:table-cell>
          <table:table-cell table:formula="of:=DEGREES(ATAN(ABS([.F21]-[.C21])/ABS([.E21]-[.B21])))" office:value-type="float" office:value="7.31133143232131" calcext:value-type="float">
            <text:p>7.31133143232131</text:p>
          </table:table-cell>
          <table:table-cell table:formula="of:=SQRT(POWER([.H21];2)+POWER([.I21];2)+POWER([.J21];2))" office:value-type="float" office:value="604.622032932416" calcext:value-type="float">
            <text:p>604.622032932416</text:p>
          </table:table-cell>
        </table:table-row>
        <table:table-row table:style-name="ro1">
          <table:table-cell office:value-type="float" office:value="99.714" calcext:value-type="float">
            <text:p>99.714</text:p>
          </table:table-cell>
          <table:table-cell office:value-type="float" office:value="273.682" calcext:value-type="float">
            <text:p>273.682</text:p>
          </table:table-cell>
          <table:table-cell office:value-type="float" office:value="44.5208" calcext:value-type="float">
            <text:p>44.5208</text:p>
          </table:table-cell>
          <table:table-cell office:value-type="float" office:value="100.897" calcext:value-type="float">
            <text:p>100.897</text:p>
          </table:table-cell>
          <table:table-cell office:value-type="float" office:value="261.434" calcext:value-type="float">
            <text:p>261.434</text:p>
          </table:table-cell>
          <table:table-cell office:value-type="float" office:value="45.9318" calcext:value-type="float">
            <text:p>45.9318</text:p>
          </table:table-cell>
          <table:table-cell/>
          <table:table-cell table:formula="of:=([.D22]-[.A22])/0.0166667" office:value-type="float" office:value="70.9798580402843" calcext:value-type="float">
            <text:p>70.9798580402843</text:p>
          </table:table-cell>
          <table:table-cell table:formula="of:=ABS([.E22]-[.B22])/0.0166667" office:value-type="float" office:value="734.878530242939" calcext:value-type="float">
            <text:p>734.878530242939</text:p>
          </table:table-cell>
          <table:table-cell table:formula="of:=([.F22]-[.C22])/0.0166667" office:value-type="float" office:value="84.6598306803387" calcext:value-type="float">
            <text:p>84.6598306803387</text:p>
          </table:table-cell>
          <table:table-cell table:formula="of:=DEGREES(ATAN(ABS([.F22]-[.C22])/ABS([.E22]-[.B22])))" office:value-type="float" office:value="6.57164607801987" calcext:value-type="float">
            <text:p>6.57164607801987</text:p>
          </table:table-cell>
          <table:table-cell table:formula="of:=SQRT(POWER([.H22];2)+POWER([.I22];2)+POWER([.J22];2))" office:value-type="float" office:value="743.13651598496" calcext:value-type="float">
            <text:p>743.13651598496</text:p>
          </table:table-cell>
        </table:table-row>
        <table:table-row table:style-name="ro1">
          <table:table-cell office:value-type="float" office:value="105.774" calcext:value-type="float">
            <text:p>105.774</text:p>
          </table:table-cell>
          <table:table-cell office:value-type="float" office:value="268.304" calcext:value-type="float">
            <text:p>268.304</text:p>
          </table:table-cell>
          <table:table-cell office:value-type="float" office:value="45.5503" calcext:value-type="float">
            <text:p>45.5503</text:p>
          </table:table-cell>
          <table:table-cell office:value-type="float" office:value="107.125" calcext:value-type="float">
            <text:p>107.125</text:p>
          </table:table-cell>
          <table:table-cell office:value-type="float" office:value="257.553" calcext:value-type="float">
            <text:p>257.553</text:p>
          </table:table-cell>
          <table:table-cell office:value-type="float" office:value="46.4885" calcext:value-type="float">
            <text:p>46.4885</text:p>
          </table:table-cell>
          <table:table-cell/>
          <table:table-cell table:formula="of:=([.D23]-[.A23])/0.0166667" office:value-type="float" office:value="81.0598378803242" calcext:value-type="float">
            <text:p>81.0598378803242</text:p>
          </table:table-cell>
          <table:table-cell table:formula="of:=ABS([.E23]-[.B23])/0.0166667" office:value-type="float" office:value="645.058709882579" calcext:value-type="float">
            <text:p>645.058709882579</text:p>
          </table:table-cell>
          <table:table-cell table:formula="of:=([.F23]-[.C23])/0.0166667" office:value-type="float" office:value="56.2918874162253" calcext:value-type="float">
            <text:p>56.2918874162253</text:p>
          </table:table-cell>
          <table:table-cell table:formula="of:=DEGREES(ATAN(ABS([.F23]-[.C23])/ABS([.E23]-[.B23])))" office:value-type="float" office:value="4.98735608890357" calcext:value-type="float">
            <text:p>4.98735608890357</text:p>
          </table:table-cell>
          <table:table-cell table:formula="of:=SQRT(POWER([.H23];2)+POWER([.I23];2)+POWER([.J23];2))" office:value-type="float" office:value="652.564336369559" calcext:value-type="float">
            <text:p>652.564336369559</text:p>
          </table:table-cell>
        </table:table-row>
        <table:table-row table:style-name="ro1">
          <table:table-cell office:value-type="float" office:value="110.932" calcext:value-type="float">
            <text:p>110.932</text:p>
          </table:table-cell>
          <table:table-cell office:value-type="float" office:value="273.952" calcext:value-type="float">
            <text:p>273.952</text:p>
          </table:table-cell>
          <table:table-cell office:value-type="float" office:value="45.1297" calcext:value-type="float">
            <text:p>45.1297</text:p>
          </table:table-cell>
          <table:table-cell office:value-type="float" office:value="112.274" calcext:value-type="float">
            <text:p>112.274</text:p>
          </table:table-cell>
          <table:table-cell office:value-type="float" office:value="264.069" calcext:value-type="float">
            <text:p>264.069</text:p>
          </table:table-cell>
          <table:table-cell office:value-type="float" office:value="46.1544" calcext:value-type="float">
            <text:p>46.1544</text:p>
          </table:table-cell>
          <table:table-cell/>
          <table:table-cell table:formula="of:=([.D24]-[.A24])/0.0166667" office:value-type="float" office:value="80.519838960322" calcext:value-type="float">
            <text:p>80.519838960322</text:p>
          </table:table-cell>
          <table:table-cell table:formula="of:=ABS([.E24]-[.B24])/0.0166667" office:value-type="float" office:value="592.978814042371" calcext:value-type="float">
            <text:p>592.978814042371</text:p>
          </table:table-cell>
          <table:table-cell table:formula="of:=([.F24]-[.C24])/0.0166667" office:value-type="float" office:value="61.4818770362461" calcext:value-type="float">
            <text:p>61.4818770362461</text:p>
          </table:table-cell>
          <table:table-cell table:formula="of:=DEGREES(ATAN(ABS([.F24]-[.C24])/ABS([.E24]-[.B24])))" office:value-type="float" office:value="5.91945232355209" calcext:value-type="float">
            <text:p>5.91945232355209</text:p>
          </table:table-cell>
          <table:table-cell table:formula="of:=SQRT(POWER([.H24];2)+POWER([.I24];2)+POWER([.J24];2))" office:value-type="float" office:value="601.570726991592" calcext:value-type="float">
            <text:p>601.570726991592</text:p>
          </table:table-cell>
        </table:table-row>
        <table:table-row table:style-name="ro1">
          <table:table-cell office:value-type="float" office:value="112.008" calcext:value-type="float">
            <text:p>112.008</text:p>
          </table:table-cell>
          <table:table-cell office:value-type="float" office:value="277.631" calcext:value-type="float">
            <text:p>277.631</text:p>
          </table:table-cell>
          <table:table-cell office:value-type="float" office:value="44.5563" calcext:value-type="float">
            <text:p>44.5563</text:p>
          </table:table-cell>
          <table:table-cell office:value-type="float" office:value="113.094" calcext:value-type="float">
            <text:p>113.094</text:p>
          </table:table-cell>
          <table:table-cell office:value-type="float" office:value="267.625" calcext:value-type="float">
            <text:p>267.625</text:p>
          </table:table-cell>
          <table:table-cell office:value-type="float" office:value="45.598" calcext:value-type="float">
            <text:p>45.598</text:p>
          </table:table-cell>
          <table:table-cell/>
          <table:table-cell table:formula="of:=([.D25]-[.A25])/0.0166667" office:value-type="float" office:value="65.1598696802606" calcext:value-type="float">
            <text:p>65.1598696802606</text:p>
          </table:table-cell>
          <table:table-cell table:formula="of:=ABS([.E25]-[.B25])/0.0166667" office:value-type="float" office:value="600.3587992824" calcext:value-type="float">
            <text:p>600.3587992824</text:p>
          </table:table-cell>
          <table:table-cell table:formula="of:=([.F25]-[.C25])/0.0166667" office:value-type="float" office:value="62.5018749962499" calcext:value-type="float">
            <text:p>62.5018749962499</text:p>
          </table:table-cell>
          <table:table-cell table:formula="of:=DEGREES(ATAN(ABS([.F25]-[.C25])/ABS([.E25]-[.B25])))" office:value-type="float" office:value="5.94351143323821" calcext:value-type="float">
            <text:p>5.94351143323821</text:p>
          </table:table-cell>
          <table:table-cell table:formula="of:=SQRT(POWER([.H25];2)+POWER([.I25];2)+POWER([.J25];2))" office:value-type="float" office:value="607.110353124208" calcext:value-type="float">
            <text:p>607.110353124208</text:p>
          </table:table-cell>
        </table:table-row>
        <table:table-row table:style-name="ro1">
          <table:table-cell office:value-type="float" office:value="112.199" calcext:value-type="float">
            <text:p>112.199</text:p>
          </table:table-cell>
          <table:table-cell office:value-type="float" office:value="271.368" calcext:value-type="float">
            <text:p>271.368</text:p>
          </table:table-cell>
          <table:table-cell office:value-type="float" office:value="45.2713" calcext:value-type="float">
            <text:p>45.2713</text:p>
          </table:table-cell>
          <table:table-cell office:value-type="float" office:value="113.267" calcext:value-type="float">
            <text:p>113.267</text:p>
          </table:table-cell>
          <table:table-cell office:value-type="float" office:value="261.63" calcext:value-type="float">
            <text:p>261.63</text:p>
          </table:table-cell>
          <table:table-cell office:value-type="float" office:value="46.2839" calcext:value-type="float">
            <text:p>46.2839</text:p>
          </table:table-cell>
          <table:table-cell/>
          <table:table-cell table:formula="of:=([.D26]-[.A26])/0.0166667" office:value-type="float" office:value="64.0798718402562" calcext:value-type="float">
            <text:p>64.0798718402562</text:p>
          </table:table-cell>
          <table:table-cell table:formula="of:=ABS([.E26]-[.B26])/0.0166667" office:value-type="float" office:value="584.278831442337" calcext:value-type="float">
            <text:p>584.278831442337</text:p>
          </table:table-cell>
          <table:table-cell table:formula="of:=([.F26]-[.C26])/0.0166667" office:value-type="float" office:value="60.7558784882434" calcext:value-type="float">
            <text:p>60.7558784882434</text:p>
          </table:table-cell>
          <table:table-cell table:formula="of:=DEGREES(ATAN(ABS([.F26]-[.C26])/ABS([.E26]-[.B26])))" office:value-type="float" office:value="5.93653134037802" calcext:value-type="float">
            <text:p>5.93653134037802</text:p>
          </table:table-cell>
          <table:table-cell table:formula="of:=SQRT(POWER([.H26];2)+POWER([.I26];2)+POWER([.J26];2))" office:value-type="float" office:value="590.913918957377" calcext:value-type="float">
            <text:p>590.913918957377</text:p>
          </table:table-cell>
        </table:table-row>
        <table:table-row table:style-name="ro1">
          <table:table-cell office:value-type="float" office:value="113.176" calcext:value-type="float">
            <text:p>113.176</text:p>
          </table:table-cell>
          <table:table-cell office:value-type="float" office:value="273.812" calcext:value-type="float">
            <text:p>273.812</text:p>
          </table:table-cell>
          <table:table-cell office:value-type="float" office:value="44.6402" calcext:value-type="float">
            <text:p>44.6402</text:p>
          </table:table-cell>
          <table:table-cell office:value-type="float" office:value="114.618" calcext:value-type="float">
            <text:p>114.618</text:p>
          </table:table-cell>
          <table:table-cell office:value-type="float" office:value="262.822" calcext:value-type="float">
            <text:p>262.822</text:p>
          </table:table-cell>
          <table:table-cell office:value-type="float" office:value="45.3653" calcext:value-type="float">
            <text:p>45.3653</text:p>
          </table:table-cell>
          <table:table-cell/>
          <table:table-cell table:formula="of:=([.D27]-[.A27])/0.0166667" office:value-type="float" office:value="86.5198269603457" calcext:value-type="float">
            <text:p>86.5198269603457</text:p>
          </table:table-cell>
          <table:table-cell table:formula="of:=ABS([.E27]-[.B27])/0.0166667" office:value-type="float" office:value="659.398681202638" calcext:value-type="float">
            <text:p>659.398681202638</text:p>
          </table:table-cell>
          <table:table-cell table:formula="of:=([.F27]-[.C27])/0.0166667" office:value-type="float" office:value="43.5059129881739" calcext:value-type="float">
            <text:p>43.5059129881739</text:p>
          </table:table-cell>
          <table:table-cell table:formula="of:=DEGREES(ATAN(ABS([.F27]-[.C27])/ABS([.E27]-[.B27])))" office:value-type="float" office:value="3.77479918260028" calcext:value-type="float">
            <text:p>3.77479918260028</text:p>
          </table:table-cell>
          <table:table-cell table:formula="of:=SQRT(POWER([.H27];2)+POWER([.I27];2)+POWER([.J27];2))" office:value-type="float" office:value="666.472104212893" calcext:value-type="float">
            <text:p>666.472104212893</text:p>
          </table:table-cell>
        </table:table-row>
        <table:table-row table:style-name="ro1">
          <table:table-cell office:value-type="float" office:value="111.997" calcext:value-type="float">
            <text:p>111.997</text:p>
          </table:table-cell>
          <table:table-cell office:value-type="float" office:value="280.259" calcext:value-type="float">
            <text:p>280.259</text:p>
          </table:table-cell>
          <table:table-cell office:value-type="float" office:value="43.9024" calcext:value-type="float">
            <text:p>43.9024</text:p>
          </table:table-cell>
          <table:table-cell office:value-type="float" office:value="113.452" calcext:value-type="float">
            <text:p>113.452</text:p>
          </table:table-cell>
          <table:table-cell office:value-type="float" office:value="268.813" calcext:value-type="float">
            <text:p>268.813</text:p>
          </table:table-cell>
          <table:table-cell office:value-type="float" office:value="45.4115" calcext:value-type="float">
            <text:p>45.4115</text:p>
          </table:table-cell>
          <table:table-cell/>
          <table:table-cell table:formula="of:=([.D28]-[.A28])/0.0166667" office:value-type="float" office:value="87.2998254003491" calcext:value-type="float">
            <text:p>87.2998254003491</text:p>
          </table:table-cell>
          <table:table-cell table:formula="of:=ABS([.E28]-[.B28])/0.0166667" office:value-type="float" office:value="686.758626482749" calcext:value-type="float">
            <text:p>686.758626482749</text:p>
          </table:table-cell>
          <table:table-cell table:formula="of:=([.F28]-[.C28])/0.0166667" office:value-type="float" office:value="90.545818908362" calcext:value-type="float">
            <text:p>90.545818908362</text:p>
          </table:table-cell>
          <table:table-cell table:formula="of:=DEGREES(ATAN(ABS([.F28]-[.C28])/ABS([.E28]-[.B28])))" office:value-type="float" office:value="7.51085187380592" calcext:value-type="float">
            <text:p>7.51085187380592</text:p>
          </table:table-cell>
          <table:table-cell table:formula="of:=SQRT(POWER([.H28];2)+POWER([.I28];2)+POWER([.J28];2))" office:value-type="float" office:value="698.181363175206" calcext:value-type="float">
            <text:p>698.181363175206</text:p>
          </table:table-cell>
        </table:table-row>
        <table:table-row table:style-name="ro1">
          <table:table-cell office:value-type="float" office:value="112.917" calcext:value-type="float">
            <text:p>112.917</text:p>
          </table:table-cell>
          <table:table-cell office:value-type="float" office:value="273.782" calcext:value-type="float">
            <text:p>273.782</text:p>
          </table:table-cell>
          <table:table-cell office:value-type="float" office:value="44.8936" calcext:value-type="float">
            <text:p>44.8936</text:p>
          </table:table-cell>
          <table:table-cell office:value-type="float" office:value="114.365" calcext:value-type="float">
            <text:p>114.365</text:p>
          </table:table-cell>
          <table:table-cell office:value-type="float" office:value="262.796" calcext:value-type="float">
            <text:p>262.796</text:p>
          </table:table-cell>
          <table:table-cell office:value-type="float" office:value="45.6125" calcext:value-type="float">
            <text:p>45.6125</text:p>
          </table:table-cell>
          <table:table-cell/>
          <table:table-cell table:formula="of:=([.D29]-[.A29])/0.0166667" office:value-type="float" office:value="86.8798262403471" calcext:value-type="float">
            <text:p>86.8798262403471</text:p>
          </table:table-cell>
          <table:table-cell table:formula="of:=ABS([.E29]-[.B29])/0.0166667" office:value-type="float" office:value="659.158681682636" calcext:value-type="float">
            <text:p>659.158681682636</text:p>
          </table:table-cell>
          <table:table-cell table:formula="of:=([.F29]-[.C29])/0.0166667" office:value-type="float" office:value="43.1339137321724" calcext:value-type="float">
            <text:p>43.1339137321724</text:p>
          </table:table-cell>
          <table:table-cell table:formula="of:=DEGREES(ATAN(ABS([.F29]-[.C29])/ABS([.E29]-[.B29])))" office:value-type="float" office:value="3.74397353120633" calcext:value-type="float">
            <text:p>3.74397353120633</text:p>
          </table:table-cell>
          <table:table-cell table:formula="of:=SQRT(POWER([.H29];2)+POWER([.I29];2)+POWER([.J29];2))" office:value-type="float" office:value="666.25731242441" calcext:value-type="float">
            <text:p>666.25731242441</text:p>
          </table:table-cell>
        </table:table-row>
        <table:table-row table:style-name="ro1">
          <table:table-cell office:value-type="float" office:value="111.999" calcext:value-type="float">
            <text:p>111.999</text:p>
          </table:table-cell>
          <table:table-cell office:value-type="float" office:value="269.012" calcext:value-type="float">
            <text:p>269.012</text:p>
          </table:table-cell>
          <table:table-cell office:value-type="float" office:value="45.1476" calcext:value-type="float">
            <text:p>45.1476</text:p>
          </table:table-cell>
          <table:table-cell office:value-type="float" office:value="113.066" calcext:value-type="float">
            <text:p>113.066</text:p>
          </table:table-cell>
          <table:table-cell office:value-type="float" office:value="259.376" calcext:value-type="float">
            <text:p>259.376</text:p>
          </table:table-cell>
          <table:table-cell office:value-type="float" office:value="46.1573" calcext:value-type="float">
            <text:p>46.1573</text:p>
          </table:table-cell>
          <table:table-cell/>
          <table:table-cell table:formula="of:=([.D30]-[.A30])/0.0166667" office:value-type="float" office:value="64.0198719602565" calcext:value-type="float">
            <text:p>64.0198719602565</text:p>
          </table:table-cell>
          <table:table-cell table:formula="of:=ABS([.E30]-[.B30])/0.0166667" office:value-type="float" office:value="578.158843682314" calcext:value-type="float">
            <text:p>578.158843682314</text:p>
          </table:table-cell>
          <table:table-cell table:formula="of:=([.F30]-[.C30])/0.0166667" office:value-type="float" office:value="60.5818788362425" calcext:value-type="float">
            <text:p>60.5818788362425</text:p>
          </table:table-cell>
          <table:table-cell table:formula="of:=DEGREES(ATAN(ABS([.F30]-[.C30])/ABS([.E30]-[.B30])))" office:value-type="float" office:value="5.9818598354497" calcext:value-type="float">
            <text:p>5.9818598354497</text:p>
          </table:table-cell>
          <table:table-cell table:formula="of:=SQRT(POWER([.H30];2)+POWER([.I30];2)+POWER([.J30];2))" office:value-type="float" office:value="584.838744080116" calcext:value-type="float">
            <text:p>584.838744080116</text:p>
          </table:table-cell>
        </table:table-row>
        <table:table-row table:style-name="ro1">
          <table:table-cell office:value-type="float" office:value="101.531" calcext:value-type="float">
            <text:p>101.531</text:p>
          </table:table-cell>
          <table:table-cell office:value-type="float" office:value="267.372" calcext:value-type="float">
            <text:p>267.372</text:p>
          </table:table-cell>
          <table:table-cell office:value-type="float" office:value="45.4853" calcext:value-type="float">
            <text:p>45.4853</text:p>
          </table:table-cell>
          <table:table-cell office:value-type="float" office:value="102.345" calcext:value-type="float">
            <text:p>102.345</text:p>
          </table:table-cell>
          <table:table-cell office:value-type="float" office:value="257.852" calcext:value-type="float">
            <text:p>257.852</text:p>
          </table:table-cell>
          <table:table-cell office:value-type="float" office:value="46.2417" calcext:value-type="float">
            <text:p>46.2417</text:p>
          </table:table-cell>
          <table:table-cell/>
          <table:table-cell table:formula="of:=([.D31]-[.A31])/0.0166667" office:value-type="float" office:value="48.8399023201949" calcext:value-type="float">
            <text:p>48.8399023201949</text:p>
          </table:table-cell>
          <table:table-cell table:formula="of:=ABS([.E31]-[.B31])/0.0166667" office:value-type="float" office:value="571.198857602287" calcext:value-type="float">
            <text:p>571.198857602287</text:p>
          </table:table-cell>
          <table:table-cell table:formula="of:=([.F31]-[.C31])/0.0166667" office:value-type="float" office:value="45.3839092321815" calcext:value-type="float">
            <text:p>45.3839092321815</text:p>
          </table:table-cell>
          <table:table-cell table:formula="of:=DEGREES(ATAN(ABS([.F31]-[.C31])/ABS([.E31]-[.B31])))" office:value-type="float" office:value="4.54282291941436" calcext:value-type="float">
            <text:p>4.54282291941436</text:p>
          </table:table-cell>
          <table:table-cell table:formula="of:=SQRT(POWER([.H31];2)+POWER([.I31];2)+POWER([.J31];2))" office:value-type="float" office:value="575.076664630029" calcext:value-type="float">
            <text:p>575.076664630029</text:p>
          </table:table-cell>
        </table:table-row>
        <table:table-row table:style-name="ro1">
          <table:table-cell office:value-type="float" office:value="96.9948" calcext:value-type="float">
            <text:p>96.9948</text:p>
          </table:table-cell>
          <table:table-cell office:value-type="float" office:value="265.21" calcext:value-type="float">
            <text:p>265.21</text:p>
          </table:table-cell>
          <table:table-cell office:value-type="float" office:value="45.1314" calcext:value-type="float">
            <text:p>45.1314</text:p>
          </table:table-cell>
          <table:table-cell office:value-type="float" office:value="98.0612" calcext:value-type="float">
            <text:p>98.0612</text:p>
          </table:table-cell>
          <table:table-cell office:value-type="float" office:value="254.559" calcext:value-type="float">
            <text:p>254.559</text:p>
          </table:table-cell>
          <table:table-cell office:value-type="float" office:value="46.3198" calcext:value-type="float">
            <text:p>46.3198</text:p>
          </table:table-cell>
          <table:table-cell/>
          <table:table-cell table:formula="of:=([.D32]-[.A32])/0.0166667" office:value-type="float" office:value="63.983872032256" calcext:value-type="float">
            <text:p>63.983872032256</text:p>
          </table:table-cell>
          <table:table-cell table:formula="of:=ABS([.E32]-[.B32])/0.0166667" office:value-type="float" office:value="639.058721882555" calcext:value-type="float">
            <text:p>639.058721882555</text:p>
          </table:table-cell>
          <table:table-cell table:formula="of:=([.F32]-[.C32])/0.0166667" office:value-type="float" office:value="71.3038573922853" calcext:value-type="float">
            <text:p>71.3038573922853</text:p>
          </table:table-cell>
          <table:table-cell table:formula="of:=DEGREES(ATAN(ABS([.F32]-[.C32])/ABS([.E32]-[.B32])))" office:value-type="float" office:value="6.36652312198369" calcext:value-type="float">
            <text:p>6.36652312198369</text:p>
          </table:table-cell>
          <table:table-cell table:formula="of:=SQRT(POWER([.H32];2)+POWER([.I32];2)+POWER([.J32];2))" office:value-type="float" office:value="646.199834396005" calcext:value-type="float">
            <text:p>646.199834396005</text:p>
          </table:table-cell>
        </table:table-row>
        <table:table-row table:style-name="ro1">
          <table:table-cell office:value-type="float" office:value="96.8774" calcext:value-type="float">
            <text:p>96.8774</text:p>
          </table:table-cell>
          <table:table-cell office:value-type="float" office:value="267.573" calcext:value-type="float">
            <text:p>267.573</text:p>
          </table:table-cell>
          <table:table-cell office:value-type="float" office:value="45.249" calcext:value-type="float">
            <text:p>45.249</text:p>
          </table:table-cell>
          <table:table-cell office:value-type="float" office:value="97.8735" calcext:value-type="float">
            <text:p>97.8735</text:p>
          </table:table-cell>
          <table:table-cell office:value-type="float" office:value="255.594" calcext:value-type="float">
            <text:p>255.594</text:p>
          </table:table-cell>
          <table:table-cell office:value-type="float" office:value="46.8696" calcext:value-type="float">
            <text:p>46.8696</text:p>
          </table:table-cell>
          <table:table-cell/>
          <table:table-cell table:formula="of:=([.D33]-[.A33])/0.0166667" office:value-type="float" office:value="59.7658804682398" calcext:value-type="float">
            <text:p>59.7658804682398</text:p>
          </table:table-cell>
          <table:table-cell table:formula="of:=ABS([.E33]-[.B33])/0.0166667" office:value-type="float" office:value="718.738562522874" calcext:value-type="float">
            <text:p>718.738562522874</text:p>
          </table:table-cell>
          <table:table-cell table:formula="of:=([.F33]-[.C33])/0.0166667" office:value-type="float" office:value="97.2358055283887" calcext:value-type="float">
            <text:p>97.2358055283887</text:p>
          </table:table-cell>
          <table:table-cell table:formula="of:=DEGREES(ATAN(ABS([.F33]-[.C33])/ABS([.E33]-[.B33])))" office:value-type="float" office:value="7.70458275358759" calcext:value-type="float">
            <text:p>7.70458275358759</text:p>
          </table:table-cell>
          <table:table-cell table:formula="of:=SQRT(POWER([.H33];2)+POWER([.I33];2)+POWER([.J33];2))" office:value-type="float" office:value="727.744380673837" calcext:value-type="float">
            <text:p>727.744380673837</text:p>
          </table:table-cell>
        </table:table-row>
        <table:table-row table:style-name="ro1">
          <table:table-cell office:value-type="float" office:value="96.849" calcext:value-type="float">
            <text:p>96.849</text:p>
          </table:table-cell>
          <table:table-cell office:value-type="float" office:value="271.365" calcext:value-type="float">
            <text:p>271.365</text:p>
          </table:table-cell>
          <table:table-cell office:value-type="float" office:value="44.413" calcext:value-type="float">
            <text:p>44.413</text:p>
          </table:table-cell>
          <table:table-cell office:value-type="float" office:value="97.9261" calcext:value-type="float">
            <text:p>97.9261</text:p>
          </table:table-cell>
          <table:table-cell office:value-type="float" office:value="260.367" calcext:value-type="float">
            <text:p>260.367</text:p>
          </table:table-cell>
          <table:table-cell office:value-type="float" office:value="45.8832" calcext:value-type="float">
            <text:p>45.8832</text:p>
          </table:table-cell>
          <table:table-cell/>
          <table:table-cell table:formula="of:=([.D34]-[.A34])/0.0166667" office:value-type="float" office:value="64.6258707482586" calcext:value-type="float">
            <text:p>64.6258707482586</text:p>
          </table:table-cell>
          <table:table-cell table:formula="of:=ABS([.E34]-[.B34])/0.0166667" office:value-type="float" office:value="659.878680242639" calcext:value-type="float">
            <text:p>659.878680242639</text:p>
          </table:table-cell>
          <table:table-cell table:formula="of:=([.F34]-[.C34])/0.0166667" office:value-type="float" office:value="88.2118235763532" calcext:value-type="float">
            <text:p>88.2118235763532</text:p>
          </table:table-cell>
          <table:table-cell table:formula="of:=DEGREES(ATAN(ABS([.F34]-[.C34])/ABS([.E34]-[.B34])))" office:value-type="float" office:value="7.61409338066218" calcext:value-type="float">
            <text:p>7.61409338066218</text:p>
          </table:table-cell>
          <table:table-cell table:formula="of:=SQRT(POWER([.H34];2)+POWER([.I34];2)+POWER([.J34];2))" office:value-type="float" office:value="668.87794224911" calcext:value-type="float">
            <text:p>668.87794224911</text:p>
          </table:table-cell>
        </table:table-row>
        <table:table-row table:style-name="ro1">
          <table:table-cell office:value-type="float" office:value="96.2152" calcext:value-type="float">
            <text:p>96.2152</text:p>
          </table:table-cell>
          <table:table-cell office:value-type="float" office:value="268.875" calcext:value-type="float">
            <text:p>268.875</text:p>
          </table:table-cell>
          <table:table-cell office:value-type="float" office:value="44.8073" calcext:value-type="float">
            <text:p>44.8073</text:p>
          </table:table-cell>
          <table:table-cell office:value-type="float" office:value="96.8961" calcext:value-type="float">
            <text:p>96.8961</text:p>
          </table:table-cell>
          <table:table-cell office:value-type="float" office:value="259.234" calcext:value-type="float">
            <text:p>259.234</text:p>
          </table:table-cell>
          <table:table-cell office:value-type="float" office:value="45.8303" calcext:value-type="float">
            <text:p>45.8303</text:p>
          </table:table-cell>
          <table:table-cell/>
          <table:table-cell table:formula="of:=([.D35]-[.A35])/0.0166667" office:value-type="float" office:value="40.8539182921639" calcext:value-type="float">
            <text:p>40.8539182921639</text:p>
          </table:table-cell>
          <table:table-cell table:formula="of:=ABS([.E35]-[.B35])/0.0166667" office:value-type="float" office:value="578.458843082315" calcext:value-type="float">
            <text:p>578.458843082315</text:p>
          </table:table-cell>
          <table:table-cell table:formula="of:=([.F35]-[.C35])/0.0166667" office:value-type="float" office:value="61.3798772402457" calcext:value-type="float">
            <text:p>61.3798772402457</text:p>
          </table:table-cell>
          <table:table-cell table:formula="of:=DEGREES(ATAN(ABS([.F35]-[.C35])/ABS([.E35]-[.B35])))" office:value-type="float" office:value="6.05695220530956" calcext:value-type="float">
            <text:p>6.05695220530956</text:p>
          </table:table-cell>
          <table:table-cell table:formula="of:=SQRT(POWER([.H35];2)+POWER([.I35];2)+POWER([.J35];2))" office:value-type="float" office:value="583.139061553915" calcext:value-type="float">
            <text:p>583.139061553915</text:p>
          </table:table-cell>
        </table:table-row>
        <table:table-row table:style-name="ro1">
          <table:table-cell office:value-type="float" office:value="88.3702" calcext:value-type="float">
            <text:p>88.3702</text:p>
          </table:table-cell>
          <table:table-cell office:value-type="float" office:value="270.144" calcext:value-type="float">
            <text:p>270.144</text:p>
          </table:table-cell>
          <table:table-cell office:value-type="float" office:value="44.4308" calcext:value-type="float">
            <text:p>44.4308</text:p>
          </table:table-cell>
          <table:table-cell office:value-type="float" office:value="89.2716" calcext:value-type="float">
            <text:p>89.2716</text:p>
          </table:table-cell>
          <table:table-cell office:value-type="float" office:value="255.68" calcext:value-type="float">
            <text:p>255.68</text:p>
          </table:table-cell>
          <table:table-cell office:value-type="float" office:value="45.9796" calcext:value-type="float">
            <text:p>45.9796</text:p>
          </table:table-cell>
          <table:table-cell/>
          <table:table-cell table:formula="of:=([.D36]-[.A36])/0.0166667" office:value-type="float" office:value="54.0838918322169" calcext:value-type="float">
            <text:p>54.0838918322169</text:p>
          </table:table-cell>
          <table:table-cell table:formula="of:=ABS([.E36]-[.B36])/0.0166667" office:value-type="float" office:value="867.838264323471" calcext:value-type="float">
            <text:p>867.838264323471</text:p>
          </table:table-cell>
          <table:table-cell table:formula="of:=([.F36]-[.C36])/0.0166667" office:value-type="float" office:value="92.9278141443717" calcext:value-type="float">
            <text:p>92.9278141443717</text:p>
          </table:table-cell>
          <table:table-cell table:formula="of:=DEGREES(ATAN(ABS([.F36]-[.C36])/ABS([.E36]-[.B36])))" office:value-type="float" office:value="6.11192291575649" calcext:value-type="float">
            <text:p>6.11192291575649</text:p>
          </table:table-cell>
          <table:table-cell table:formula="of:=SQRT(POWER([.H36];2)+POWER([.I36];2)+POWER([.J36];2))" office:value-type="float" office:value="874.473498181246" calcext:value-type="float">
            <text:p>874.473498181246</text:p>
          </table:table-cell>
        </table:table-row>
        <table:table-row table:style-name="ro1">
          <table:table-cell office:value-type="float" office:value="88.2726" calcext:value-type="float">
            <text:p>88.2726</text:p>
          </table:table-cell>
          <table:table-cell office:value-type="float" office:value="267.588" calcext:value-type="float">
            <text:p>267.588</text:p>
          </table:table-cell>
          <table:table-cell office:value-type="float" office:value="45.0763" calcext:value-type="float">
            <text:p>45.0763</text:p>
          </table:table-cell>
          <table:table-cell office:value-type="float" office:value="88.6847" calcext:value-type="float">
            <text:p>88.6847</text:p>
          </table:table-cell>
          <table:table-cell office:value-type="float" office:value="259.148" calcext:value-type="float">
            <text:p>259.148</text:p>
          </table:table-cell>
          <table:table-cell office:value-type="float" office:value="45.9135" calcext:value-type="float">
            <text:p>45.9135</text:p>
          </table:table-cell>
          <table:table-cell/>
          <table:table-cell table:formula="of:=([.D37]-[.A37])/0.0166667" office:value-type="float" office:value="24.7259505480995" calcext:value-type="float">
            <text:p>24.7259505480995</text:p>
          </table:table-cell>
          <table:table-cell table:formula="of:=ABS([.E37]-[.B37])/0.0166667" office:value-type="float" office:value="506.398987202025" calcext:value-type="float">
            <text:p>506.398987202025</text:p>
          </table:table-cell>
          <table:table-cell table:formula="of:=([.F37]-[.C37])/0.0166667" office:value-type="float" office:value="50.2318995362007" calcext:value-type="float">
            <text:p>50.2318995362007</text:p>
          </table:table-cell>
          <table:table-cell table:formula="of:=DEGREES(ATAN(ABS([.F37]-[.C37])/ABS([.E37]-[.B37])))" office:value-type="float" office:value="5.6648840787748" calcext:value-type="float">
            <text:p>5.6648840787748</text:p>
          </table:table-cell>
          <table:table-cell table:formula="of:=SQRT(POWER([.H37];2)+POWER([.I37];2)+POWER([.J37];2))" office:value-type="float" office:value="509.484593094589" calcext:value-type="float">
            <text:p>509.484593094589</text:p>
          </table:table-cell>
        </table:table-row>
        <table:table-row table:style-name="ro1">
          <table:table-cell office:value-type="float" office:value="87.8291" calcext:value-type="float">
            <text:p>87.8291</text:p>
          </table:table-cell>
          <table:table-cell office:value-type="float" office:value="268.874" calcext:value-type="float">
            <text:p>268.874</text:p>
          </table:table-cell>
          <table:table-cell office:value-type="float" office:value="44.6348" calcext:value-type="float">
            <text:p>44.6348</text:p>
          </table:table-cell>
          <table:table-cell office:value-type="float" office:value="88.1138" calcext:value-type="float">
            <text:p>88.1138</text:p>
          </table:table-cell>
          <table:table-cell office:value-type="float" office:value="256.781" calcext:value-type="float">
            <text:p>256.781</text:p>
          </table:table-cell>
          <table:table-cell office:value-type="float" office:value="46.0531" calcext:value-type="float">
            <text:p>46.0531</text:p>
          </table:table-cell>
          <table:table-cell/>
          <table:table-cell table:formula="of:=([.D38]-[.A38])/0.0166667" office:value-type="float" office:value="17.0819658360684" calcext:value-type="float">
            <text:p>17.0819658360684</text:p>
          </table:table-cell>
          <table:table-cell table:formula="of:=ABS([.E38]-[.B38])/0.0166667" office:value-type="float" office:value="725.578548842903" calcext:value-type="float">
            <text:p>725.578548842903</text:p>
          </table:table-cell>
          <table:table-cell table:formula="of:=([.F38]-[.C38])/0.0166667" office:value-type="float" office:value="85.0978298043405" calcext:value-type="float">
            <text:p>85.0978298043405</text:p>
          </table:table-cell>
          <table:table-cell table:formula="of:=DEGREES(ATAN(ABS([.F38]-[.C38])/ABS([.E38]-[.B38])))" office:value-type="float" office:value="6.68924615849899" calcext:value-type="float">
            <text:p>6.68924615849899</text:p>
          </table:table-cell>
          <table:table-cell table:formula="of:=SQRT(POWER([.H38];2)+POWER([.I38];2)+POWER([.J38];2))" office:value-type="float" office:value="730.751438407894" calcext:value-type="float">
            <text:p>730.751438407894</text:p>
          </table:table-cell>
        </table:table-row>
        <table:table-row table:style-name="ro1">
          <table:table-cell office:value-type="float" office:value="88.773" calcext:value-type="float">
            <text:p>88.773</text:p>
          </table:table-cell>
          <table:table-cell office:value-type="float" office:value="267.701" calcext:value-type="float">
            <text:p>267.701</text:p>
          </table:table-cell>
          <table:table-cell office:value-type="float" office:value="44.5666" calcext:value-type="float">
            <text:p>44.5666</text:p>
          </table:table-cell>
          <table:table-cell office:value-type="float" office:value="89.1758" calcext:value-type="float">
            <text:p>89.1758</text:p>
          </table:table-cell>
          <table:table-cell office:value-type="float" office:value="259.252" calcext:value-type="float">
            <text:p>259.252</text:p>
          </table:table-cell>
          <table:table-cell office:value-type="float" office:value="45.4143" calcext:value-type="float">
            <text:p>45.4143</text:p>
          </table:table-cell>
          <table:table-cell/>
          <table:table-cell table:formula="of:=([.D39]-[.A39])/0.0166667" office:value-type="float" office:value="24.1679516640966" calcext:value-type="float">
            <text:p>24.1679516640966</text:p>
          </table:table-cell>
          <table:table-cell table:formula="of:=ABS([.E39]-[.B39])/0.0166667" office:value-type="float" office:value="506.938986122028" calcext:value-type="float">
            <text:p>506.938986122028</text:p>
          </table:table-cell>
          <table:table-cell table:formula="of:=([.F39]-[.C39])/0.0166667" office:value-type="float" office:value="50.8618982762032" calcext:value-type="float">
            <text:p>50.8618982762032</text:p>
          </table:table-cell>
          <table:table-cell table:formula="of:=DEGREES(ATAN(ABS([.F39]-[.C39])/ABS([.E39]-[.B39])))" office:value-type="float" office:value="5.72939235248662" calcext:value-type="float">
            <text:p>5.72939235248662</text:p>
          </table:table-cell>
          <table:table-cell table:formula="of:=SQRT(POWER([.H39];2)+POWER([.I39];2)+POWER([.J39];2))" office:value-type="float" office:value="510.057014689855" calcext:value-type="float">
            <text:p>510.057014689855</text:p>
          </table:table-cell>
        </table:table-row>
        <table:table-row table:style-name="ro1">
          <table:table-cell office:value-type="float" office:value="88.0762" calcext:value-type="float">
            <text:p>88.0762</text:p>
          </table:table-cell>
          <table:table-cell office:value-type="float" office:value="268.881" calcext:value-type="float">
            <text:p>268.881</text:p>
          </table:table-cell>
          <table:table-cell office:value-type="float" office:value="44.6315" calcext:value-type="float">
            <text:p>44.6315</text:p>
          </table:table-cell>
          <table:table-cell office:value-type="float" office:value="88.5912" calcext:value-type="float">
            <text:p>88.5912</text:p>
          </table:table-cell>
          <table:table-cell office:value-type="float" office:value="256.759" calcext:value-type="float">
            <text:p>256.759</text:p>
          </table:table-cell>
          <table:table-cell office:value-type="float" office:value="46.2904" calcext:value-type="float">
            <text:p>46.2904</text:p>
          </table:table-cell>
          <table:table-cell/>
          <table:table-cell table:formula="of:=([.D40]-[.A40])/0.0166667" office:value-type="float" office:value="30.8999382001236" calcext:value-type="float">
            <text:p>30.8999382001236</text:p>
          </table:table-cell>
          <table:table-cell table:formula="of:=ABS([.E40]-[.B40])/0.0166667" office:value-type="float" office:value="727.318545362907" calcext:value-type="float">
            <text:p>727.318545362907</text:p>
          </table:table-cell>
          <table:table-cell table:formula="of:=([.F40]-[.C40])/0.0166667" office:value-type="float" office:value="99.5338009323979" calcext:value-type="float">
            <text:p>99.5338009323979</text:p>
          </table:table-cell>
          <table:table-cell table:formula="of:=DEGREES(ATAN(ABS([.F40]-[.C40])/ABS([.E40]-[.B40])))" office:value-type="float" office:value="7.79254204894745" calcext:value-type="float">
            <text:p>7.79254204894745</text:p>
          </table:table-cell>
          <table:table-cell table:formula="of:=SQRT(POWER([.H40];2)+POWER([.I40];2)+POWER([.J40];2))" office:value-type="float" office:value="734.747609820975" calcext:value-type="float">
            <text:p>734.747609820975</text:p>
          </table:table-cell>
        </table:table-row>
        <table:table-row table:style-name="ro1">
          <table:table-cell office:value-type="float" office:value="88.2802" calcext:value-type="float">
            <text:p>88.2802</text:p>
          </table:table-cell>
          <table:table-cell office:value-type="float" office:value="267.687" calcext:value-type="float">
            <text:p>267.687</text:p>
          </table:table-cell>
          <table:table-cell office:value-type="float" office:value="44.573" calcext:value-type="float">
            <text:p>44.573</text:p>
          </table:table-cell>
          <table:table-cell office:value-type="float" office:value="88.6454" calcext:value-type="float">
            <text:p>88.6454</text:p>
          </table:table-cell>
          <table:table-cell office:value-type="float" office:value="258.042" calcext:value-type="float">
            <text:p>258.042</text:p>
          </table:table-cell>
          <table:table-cell office:value-type="float" office:value="45.6106" calcext:value-type="float">
            <text:p>45.6106</text:p>
          </table:table-cell>
          <table:table-cell/>
          <table:table-cell table:formula="of:=([.D41]-[.A41])/0.0166667" office:value-type="float" office:value="21.9119561760877" calcext:value-type="float">
            <text:p>21.9119561760877</text:p>
          </table:table-cell>
          <table:table-cell table:formula="of:=ABS([.E41]-[.B41])/0.0166667" office:value-type="float" office:value="578.698842602317" calcext:value-type="float">
            <text:p>578.698842602317</text:p>
          </table:table-cell>
          <table:table-cell table:formula="of:=([.F41]-[.C41])/0.0166667" office:value-type="float" office:value="62.2558754882489" calcext:value-type="float">
            <text:p>62.2558754882489</text:p>
          </table:table-cell>
          <table:table-cell table:formula="of:=DEGREES(ATAN(ABS([.F41]-[.C41])/ABS([.E41]-[.B41])))" office:value-type="float" office:value="6.14021115945815" calcext:value-type="float">
            <text:p>6.14021115945815</text:p>
          </table:table-cell>
          <table:table-cell table:formula="of:=SQRT(POWER([.H41];2)+POWER([.I41];2)+POWER([.J41];2))" office:value-type="float" office:value="582.450236746052" calcext:value-type="float">
            <text:p>582.450236746052</text:p>
          </table:table-cell>
        </table:table-row>
        <table:table-row table:style-name="ro1">
          <table:table-cell office:value-type="float" office:value="88.7653" calcext:value-type="float">
            <text:p>88.7653</text:p>
          </table:table-cell>
          <table:table-cell office:value-type="float" office:value="267.606" calcext:value-type="float">
            <text:p>267.606</text:p>
          </table:table-cell>
          <table:table-cell office:value-type="float" office:value="45.0692" calcext:value-type="float">
            <text:p>45.0692</text:p>
          </table:table-cell>
          <table:table-cell office:value-type="float" office:value="89.3648" calcext:value-type="float">
            <text:p>89.3648</text:p>
          </table:table-cell>
          <table:table-cell office:value-type="float" office:value="258.016" calcext:value-type="float">
            <text:p>258.016</text:p>
          </table:table-cell>
          <table:table-cell office:value-type="float" office:value="45.8473" calcext:value-type="float">
            <text:p>45.8473</text:p>
          </table:table-cell>
          <table:table-cell/>
          <table:table-cell table:formula="of:=([.D42]-[.A42])/0.0166667" office:value-type="float" office:value="35.9699280601442" calcext:value-type="float">
            <text:p>35.9699280601442</text:p>
          </table:table-cell>
          <table:table-cell table:formula="of:=ABS([.E42]-[.B42])/0.0166667" office:value-type="float" office:value="575.3988492023" calcext:value-type="float">
            <text:p>575.3988492023</text:p>
          </table:table-cell>
          <table:table-cell table:formula="of:=([.F42]-[.C42])/0.0166667" office:value-type="float" office:value="46.6859066281864" calcext:value-type="float">
            <text:p>46.6859066281864</text:p>
          </table:table-cell>
          <table:table-cell table:formula="of:=DEGREES(ATAN(ABS([.F42]-[.C42])/ABS([.E42]-[.B42])))" office:value-type="float" office:value="4.63862367235622" calcext:value-type="float">
            <text:p>4.63862367235622</text:p>
          </table:table-cell>
          <table:table-cell table:formula="of:=SQRT(POWER([.H42];2)+POWER([.I42];2)+POWER([.J42];2))" office:value-type="float" office:value="578.409236843326" calcext:value-type="float">
            <text:p>578.409236843326</text:p>
          </table:table-cell>
        </table:table-row>
        <table:table-row table:style-name="ro1">
          <table:table-cell office:value-type="float" office:value="88.775" calcext:value-type="float">
            <text:p>88.775</text:p>
          </table:table-cell>
          <table:table-cell office:value-type="float" office:value="261.511" calcext:value-type="float">
            <text:p>261.511</text:p>
          </table:table-cell>
          <table:table-cell office:value-type="float" office:value="45.7814" calcext:value-type="float">
            <text:p>45.7814</text:p>
          </table:table-cell>
          <table:table-cell office:value-type="float" office:value="89.1759" calcext:value-type="float">
            <text:p>89.1759</text:p>
          </table:table-cell>
          <table:table-cell office:value-type="float" office:value="253.332" calcext:value-type="float">
            <text:p>253.332</text:p>
          </table:table-cell>
          <table:table-cell office:value-type="float" office:value="46.3526" calcext:value-type="float">
            <text:p>46.3526</text:p>
          </table:table-cell>
          <table:table-cell/>
          <table:table-cell table:formula="of:=([.D43]-[.A43])/0.0166667" office:value-type="float" office:value="24.0539518920958" calcext:value-type="float">
            <text:p>24.0539518920958</text:p>
          </table:table-cell>
          <table:table-cell table:formula="of:=ABS([.E43]-[.B43])/0.0166667" office:value-type="float" office:value="490.739018521965" calcext:value-type="float">
            <text:p>490.739018521965</text:p>
          </table:table-cell>
          <table:table-cell table:formula="of:=([.F43]-[.C43])/0.0166667" office:value-type="float" office:value="34.2719314561374" calcext:value-type="float">
            <text:p>34.2719314561374</text:p>
          </table:table-cell>
          <table:table-cell table:formula="of:=DEGREES(ATAN(ABS([.F43]-[.C43])/ABS([.E43]-[.B43])))" office:value-type="float" office:value="3.99490130980135" calcext:value-type="float">
            <text:p>3.99490130980135</text:p>
          </table:table-cell>
          <table:table-cell table:formula="of:=SQRT(POWER([.H43];2)+POWER([.I43];2)+POWER([.J43];2))" office:value-type="float" office:value="492.522022032785" calcext:value-type="float">
            <text:p>492.522022032785</text:p>
          </table:table-cell>
        </table:table-row>
        <table:table-row table:style-name="ro1">
          <table:table-cell office:value-type="float" office:value="88.4757" calcext:value-type="float">
            <text:p>88.4757</text:p>
          </table:table-cell>
          <table:table-cell office:value-type="float" office:value="266.406" calcext:value-type="float">
            <text:p>266.406</text:p>
          </table:table-cell>
          <table:table-cell office:value-type="float" office:value="45.0161" calcext:value-type="float">
            <text:p>45.0161</text:p>
          </table:table-cell>
          <table:table-cell office:value-type="float" office:value="89.2237" calcext:value-type="float">
            <text:p>89.2237</text:p>
          </table:table-cell>
          <table:table-cell office:value-type="float" office:value="254.505" calcext:value-type="float">
            <text:p>254.505</text:p>
          </table:table-cell>
          <table:table-cell office:value-type="float" office:value="46.1662" calcext:value-type="float">
            <text:p>46.1662</text:p>
          </table:table-cell>
          <table:table-cell/>
          <table:table-cell table:formula="of:=([.D44]-[.A44])/0.0166667" office:value-type="float" office:value="44.879910240179" calcext:value-type="float">
            <text:p>44.879910240179</text:p>
          </table:table-cell>
          <table:table-cell table:formula="of:=ABS([.E44]-[.B44])/0.0166667" office:value-type="float" office:value="714.058571882857" calcext:value-type="float">
            <text:p>714.058571882857</text:p>
          </table:table-cell>
          <table:table-cell table:formula="of:=([.F44]-[.C44])/0.0166667" office:value-type="float" office:value="69.0058619882761" calcext:value-type="float">
            <text:p>69.0058619882761</text:p>
          </table:table-cell>
          <table:table-cell table:formula="of:=DEGREES(ATAN(ABS([.F44]-[.C44])/ABS([.E44]-[.B44])))" office:value-type="float" office:value="5.51986237787809" calcext:value-type="float">
            <text:p>5.51986237787809</text:p>
          </table:table-cell>
          <table:table-cell table:formula="of:=SQRT(POWER([.H44];2)+POWER([.I44];2)+POWER([.J44];2))" office:value-type="float" office:value="718.787631648804" calcext:value-type="float">
            <text:p>718.787631648804</text:p>
          </table:table-cell>
        </table:table-row>
        <table:table-row table:style-name="ro1">
          <table:table-cell office:value-type="float" office:value="88.8174" calcext:value-type="float">
            <text:p>88.8174</text:p>
          </table:table-cell>
          <table:table-cell office:value-type="float" office:value="268.905" calcext:value-type="float">
            <text:p>268.905</text:p>
          </table:table-cell>
          <table:table-cell office:value-type="float" office:value="44.6213" calcext:value-type="float">
            <text:p>44.6213</text:p>
          </table:table-cell>
          <table:table-cell office:value-type="float" office:value="89.6595" calcext:value-type="float">
            <text:p>89.6595</text:p>
          </table:table-cell>
          <table:table-cell office:value-type="float" office:value="259.266" calcext:value-type="float">
            <text:p>259.266</text:p>
          </table:table-cell>
          <table:table-cell office:value-type="float" office:value="45.4078" calcext:value-type="float">
            <text:p>45.4078</text:p>
          </table:table-cell>
          <table:table-cell/>
          <table:table-cell table:formula="of:=([.D45]-[.A45])/0.0166667" office:value-type="float" office:value="50.5258989482014" calcext:value-type="float">
            <text:p>50.5258989482014</text:p>
          </table:table-cell>
          <table:table-cell table:formula="of:=ABS([.E45]-[.B45])/0.0166667" office:value-type="float" office:value="578.338843322311" calcext:value-type="float">
            <text:p>578.338843322311</text:p>
          </table:table-cell>
          <table:table-cell table:formula="of:=([.F45]-[.C45])/0.0166667" office:value-type="float" office:value="47.189905620189" calcext:value-type="float">
            <text:p>47.189905620189</text:p>
          </table:table-cell>
          <table:table-cell table:formula="of:=DEGREES(ATAN(ABS([.F45]-[.C45])/ABS([.E45]-[.B45])))" office:value-type="float" office:value="4.66474950325322" calcext:value-type="float">
            <text:p>4.66474950325322</text:p>
          </table:table-cell>
          <table:table-cell table:formula="of:=SQRT(POWER([.H45];2)+POWER([.I45];2)+POWER([.J45];2))" office:value-type="float" office:value="582.456497390453" calcext:value-type="float">
            <text:p>582.456497390453</text:p>
          </table:table-cell>
        </table:table-row>
        <table:table-row table:style-name="ro1">
          <table:table-cell office:value-type="float" office:value="87.2067" calcext:value-type="float">
            <text:p>87.2067</text:p>
          </table:table-cell>
          <table:table-cell office:value-type="float" office:value="265.163" calcext:value-type="float">
            <text:p>265.163</text:p>
          </table:table-cell>
          <table:table-cell office:value-type="float" office:value="44.9797" calcext:value-type="float">
            <text:p>44.9797</text:p>
          </table:table-cell>
          <table:table-cell office:value-type="float" office:value="87.3956" calcext:value-type="float">
            <text:p>87.3956</text:p>
          </table:table-cell>
          <table:table-cell office:value-type="float" office:value="256.792" calcext:value-type="float">
            <text:p>256.792</text:p>
          </table:table-cell>
          <table:table-cell office:value-type="float" office:value="45.8197" calcext:value-type="float">
            <text:p>45.8197</text:p>
          </table:table-cell>
          <table:table-cell/>
          <table:table-cell table:formula="of:=([.D46]-[.A46])/0.0166667" office:value-type="float" office:value="11.3339773320456" calcext:value-type="float">
            <text:p>11.3339773320456</text:p>
          </table:table-cell>
          <table:table-cell table:formula="of:=ABS([.E46]-[.B46])/0.0166667" office:value-type="float" office:value="502.258995482011" calcext:value-type="float">
            <text:p>502.258995482011</text:p>
          </table:table-cell>
          <table:table-cell table:formula="of:=([.F46]-[.C46])/0.0166667" office:value-type="float" office:value="50.3998992002014" calcext:value-type="float">
            <text:p>50.3998992002014</text:p>
          </table:table-cell>
          <table:table-cell table:formula="of:=DEGREES(ATAN(ABS([.F46]-[.C46])/ABS([.E46]-[.B46])))" office:value-type="float" office:value="5.73024514862581" calcext:value-type="float">
            <text:p>5.73024514862581</text:p>
          </table:table-cell>
          <table:table-cell table:formula="of:=SQRT(POWER([.H46];2)+POWER([.I46];2)+POWER([.J46];2))" office:value-type="float" office:value="504.908612943127" calcext:value-type="float">
            <text:p>504.908612943127</text:p>
          </table:table-cell>
        </table:table-row>
        <table:table-row table:style-name="ro1">
          <table:table-cell office:value-type="float" office:value="85.3226" calcext:value-type="float">
            <text:p>85.3226</text:p>
          </table:table-cell>
          <table:table-cell office:value-type="float" office:value="267.574" calcext:value-type="float">
            <text:p>267.574</text:p>
          </table:table-cell>
          <table:table-cell office:value-type="float" office:value="44.6168" calcext:value-type="float">
            <text:p>44.6168</text:p>
          </table:table-cell>
          <table:table-cell office:value-type="float" office:value="85.5503" calcext:value-type="float">
            <text:p>85.5503</text:p>
          </table:table-cell>
          <table:table-cell office:value-type="float" office:value="259.141" calcext:value-type="float">
            <text:p>259.141</text:p>
          </table:table-cell>
          <table:table-cell office:value-type="float" office:value="45.2239" calcext:value-type="float">
            <text:p>45.2239</text:p>
          </table:table-cell>
          <table:table-cell/>
          <table:table-cell table:formula="of:=([.D47]-[.A47])/0.0166667" office:value-type="float" office:value="13.6619726760546" calcext:value-type="float">
            <text:p>13.6619726760546</text:p>
          </table:table-cell>
          <table:table-cell table:formula="of:=ABS([.E47]-[.B47])/0.0166667" office:value-type="float" office:value="505.978988042024" calcext:value-type="float">
            <text:p>505.978988042024</text:p>
          </table:table-cell>
          <table:table-cell table:formula="of:=([.F47]-[.C47])/0.0166667" office:value-type="float" office:value="36.4259271481459" calcext:value-type="float">
            <text:p>36.4259271481459</text:p>
          </table:table-cell>
          <table:table-cell table:formula="of:=DEGREES(ATAN(ABS([.F47]-[.C47])/ABS([.E47]-[.B47])))" office:value-type="float" office:value="4.11767600485005" calcext:value-type="float">
            <text:p>4.11767600485005</text:p>
          </table:table-cell>
          <table:table-cell table:formula="of:=SQRT(POWER([.H47];2)+POWER([.I47];2)+POWER([.J47];2))" office:value-type="float" office:value="507.472397284851" calcext:value-type="float">
            <text:p>507.472397284851</text:p>
          </table:table-cell>
        </table:table-row>
        <table:table-row table:style-name="ro1">
          <table:table-cell office:value-type="float" office:value="85.6419" calcext:value-type="float">
            <text:p>85.6419</text:p>
          </table:table-cell>
          <table:table-cell office:value-type="float" office:value="269.998" calcext:value-type="float">
            <text:p>269.998</text:p>
          </table:table-cell>
          <table:table-cell office:value-type="float" office:value="44.7226" calcext:value-type="float">
            <text:p>44.7226</text:p>
          </table:table-cell>
          <table:table-cell office:value-type="float" office:value="86.5499" calcext:value-type="float">
            <text:p>86.5499</text:p>
          </table:table-cell>
          <table:table-cell office:value-type="float" office:value="260.258" calcext:value-type="float">
            <text:p>260.258</text:p>
          </table:table-cell>
          <table:table-cell office:value-type="float" office:value="45.7574" calcext:value-type="float">
            <text:p>45.7574</text:p>
          </table:table-cell>
          <table:table-cell/>
          <table:table-cell table:formula="of:=([.D48]-[.A48])/0.0166667" office:value-type="float" office:value="54.4798910402171" calcext:value-type="float">
            <text:p>54.4798910402171</text:p>
          </table:table-cell>
          <table:table-cell table:formula="of:=ABS([.E48]-[.B48])/0.0166667" office:value-type="float" office:value="584.398831202338" calcext:value-type="float">
            <text:p>584.398831202338</text:p>
          </table:table-cell>
          <table:table-cell table:formula="of:=([.F48]-[.C48])/0.0166667" office:value-type="float" office:value="62.0878758242482" calcext:value-type="float">
            <text:p>62.0878758242482</text:p>
          </table:table-cell>
          <table:table-cell table:formula="of:=DEGREES(ATAN(ABS([.F48]-[.C48])/ABS([.E48]-[.B48])))" office:value-type="float" office:value="6.06448618084212" calcext:value-type="float">
            <text:p>6.06448618084212</text:p>
          </table:table-cell>
          <table:table-cell table:formula="of:=SQRT(POWER([.H48];2)+POWER([.I48];2)+POWER([.J48];2))" office:value-type="float" office:value="590.207553969602" calcext:value-type="float">
            <text:p>590.207553969602</text:p>
          </table:table-cell>
        </table:table-row>
        <table:table-row table:style-name="ro1">
          <table:table-cell office:value-type="float" office:value="85.7362" calcext:value-type="float">
            <text:p>85.7362</text:p>
          </table:table-cell>
          <table:table-cell office:value-type="float" office:value="265.103" calcext:value-type="float">
            <text:p>265.103</text:p>
          </table:table-cell>
          <table:table-cell office:value-type="float" office:value="45.002" calcext:value-type="float">
            <text:p>45.002</text:p>
          </table:table-cell>
          <table:table-cell office:value-type="float" office:value="86.3926" calcext:value-type="float">
            <text:p>86.3926</text:p>
          </table:table-cell>
          <table:table-cell office:value-type="float" office:value="255.553" calcext:value-type="float">
            <text:p>255.553</text:p>
          </table:table-cell>
          <table:table-cell office:value-type="float" office:value="46.0247" calcext:value-type="float">
            <text:p>46.0247</text:p>
          </table:table-cell>
          <table:table-cell/>
          <table:table-cell table:formula="of:=([.D49]-[.A49])/0.0166667" office:value-type="float" office:value="39.3839212321578" calcext:value-type="float">
            <text:p>39.3839212321578</text:p>
          </table:table-cell>
          <table:table-cell table:formula="of:=ABS([.E49]-[.B49])/0.0166667" office:value-type="float" office:value="572.998854002293" calcext:value-type="float">
            <text:p>572.998854002293</text:p>
          </table:table-cell>
          <table:table-cell table:formula="of:=([.F49]-[.C49])/0.0166667" office:value-type="float" office:value="61.3618772762455" calcext:value-type="float">
            <text:p>61.3618772762455</text:p>
          </table:table-cell>
          <table:table-cell table:formula="of:=DEGREES(ATAN(ABS([.F49]-[.C49])/ABS([.E49]-[.B49])))" office:value-type="float" office:value="6.11245308002026" calcext:value-type="float">
            <text:p>6.11245308002026</text:p>
          </table:table-cell>
          <table:table-cell table:formula="of:=SQRT(POWER([.H49];2)+POWER([.I49];2)+POWER([.J49];2))" office:value-type="float" office:value="577.619303626901" calcext:value-type="float">
            <text:p>577.619303626901</text:p>
          </table:table-cell>
        </table:table-row>
        <table:table-row table:style-name="ro1">
          <table:table-cell office:value-type="float" office:value="86.105" calcext:value-type="float">
            <text:p>86.105</text:p>
          </table:table-cell>
          <table:table-cell office:value-type="float" office:value="261.445" calcext:value-type="float">
            <text:p>261.445</text:p>
          </table:table-cell>
          <table:table-cell office:value-type="float" office:value="45.5746" calcext:value-type="float">
            <text:p>45.5746</text:p>
          </table:table-cell>
          <table:table-cell office:value-type="float" office:value="86.7074" calcext:value-type="float">
            <text:p>86.7074</text:p>
          </table:table-cell>
          <table:table-cell office:value-type="float" office:value="250.89" calcext:value-type="float">
            <text:p>250.89</text:p>
          </table:table-cell>
          <table:table-cell office:value-type="float" office:value="46.7611" calcext:value-type="float">
            <text:p>46.7611</text:p>
          </table:table-cell>
          <table:table-cell/>
          <table:table-cell table:formula="of:=([.D50]-[.A50])/0.0166667" office:value-type="float" office:value="36.1439277121447" calcext:value-type="float">
            <text:p>36.1439277121447</text:p>
          </table:table-cell>
          <table:table-cell table:formula="of:=ABS([.E50]-[.B50])/0.0166667" office:value-type="float" office:value="633.298733402534" calcext:value-type="float">
            <text:p>633.298733402534</text:p>
          </table:table-cell>
          <table:table-cell table:formula="of:=([.F50]-[.C50])/0.0166667" office:value-type="float" office:value="71.1898576202849" calcext:value-type="float">
            <text:p>71.1898576202849</text:p>
          </table:table-cell>
          <table:table-cell table:formula="of:=DEGREES(ATAN(ABS([.F50]-[.C50])/ABS([.E50]-[.B50])))" office:value-type="float" office:value="6.41376124608446" calcext:value-type="float">
            <text:p>6.41376124608446</text:p>
          </table:table-cell>
          <table:table-cell table:formula="of:=SQRT(POWER([.H50];2)+POWER([.I50];2)+POWER([.J50];2))" office:value-type="float" office:value="638.311573659534" calcext:value-type="float">
            <text:p>638.311573659534</text:p>
          </table:table-cell>
        </table:table-row>
        <table:table-row table:style-name="ro1">
          <table:table-cell office:value-type="float" office:value="76.2736" calcext:value-type="float">
            <text:p>76.2736</text:p>
          </table:table-cell>
          <table:table-cell office:value-type="float" office:value="273.154" calcext:value-type="float">
            <text:p>273.154</text:p>
          </table:table-cell>
          <table:table-cell office:value-type="float" office:value="44.5603" calcext:value-type="float">
            <text:p>44.5603</text:p>
          </table:table-cell>
          <table:table-cell office:value-type="float" office:value="77.1466" calcext:value-type="float">
            <text:p>77.1466</text:p>
          </table:table-cell>
          <table:table-cell office:value-type="float" office:value="263.119" calcext:value-type="float">
            <text:p>263.119</text:p>
          </table:table-cell>
          <table:table-cell office:value-type="float" office:value="46.1149" calcext:value-type="float">
            <text:p>46.1149</text:p>
          </table:table-cell>
          <table:table-cell/>
          <table:table-cell table:formula="of:=([.D51]-[.A51])/0.0166667" office:value-type="float" office:value="52.3798952402098" calcext:value-type="float">
            <text:p>52.3798952402098</text:p>
          </table:table-cell>
          <table:table-cell table:formula="of:=ABS([.E51]-[.B51])/0.0166667" office:value-type="float" office:value="602.098795802406" calcext:value-type="float">
            <text:p>602.098795802406</text:p>
          </table:table-cell>
          <table:table-cell table:formula="of:=([.F51]-[.C51])/0.0166667" office:value-type="float" office:value="93.2758134483731" calcext:value-type="float">
            <text:p>93.2758134483731</text:p>
          </table:table-cell>
          <table:table-cell table:formula="of:=DEGREES(ATAN(ABS([.F51]-[.C51])/ABS([.E51]-[.B51])))" office:value-type="float" office:value="8.80613302605936" calcext:value-type="float">
            <text:p>8.80613302605936</text:p>
          </table:table-cell>
          <table:table-cell table:formula="of:=SQRT(POWER([.H51];2)+POWER([.I51];2)+POWER([.J51];2))" office:value-type="float" office:value="611.52840547806" calcext:value-type="float">
            <text:p>611.52840547806</text:p>
          </table:table-cell>
        </table:table-row>
        <table:table-row table:style-name="ro1">
          <table:table-cell office:value-type="float" office:value="77.9308" calcext:value-type="float">
            <text:p>77.9308</text:p>
          </table:table-cell>
          <table:table-cell office:value-type="float" office:value="266.979" calcext:value-type="float">
            <text:p>266.979</text:p>
          </table:table-cell>
          <table:table-cell office:value-type="float" office:value="45.2634" calcext:value-type="float">
            <text:p>45.2634</text:p>
          </table:table-cell>
          <table:table-cell office:value-type="float" office:value="78.516" calcext:value-type="float">
            <text:p>78.516</text:p>
          </table:table-cell>
          <table:table-cell office:value-type="float" office:value="257.284" calcext:value-type="float">
            <text:p>257.284</text:p>
          </table:table-cell>
          <table:table-cell office:value-type="float" office:value="46.2971" calcext:value-type="float">
            <text:p>46.2971</text:p>
          </table:table-cell>
          <table:table-cell/>
          <table:table-cell table:formula="of:=([.D52]-[.A52])/0.0166667" office:value-type="float" office:value="35.1119297761405" calcext:value-type="float">
            <text:p>35.1119297761405</text:p>
          </table:table-cell>
          <table:table-cell table:formula="of:=ABS([.E52]-[.B52])/0.0166667" office:value-type="float" office:value="581.698836602326" calcext:value-type="float">
            <text:p>581.698836602326</text:p>
          </table:table-cell>
          <table:table-cell table:formula="of:=([.F52]-[.C52])/0.0166667" office:value-type="float" office:value="62.0218759562483" calcext:value-type="float">
            <text:p>62.0218759562483</text:p>
          </table:table-cell>
          <table:table-cell table:formula="of:=DEGREES(ATAN(ABS([.F52]-[.C52])/ABS([.E52]-[.B52])))" office:value-type="float" office:value="6.08599602677277" calcext:value-type="float">
            <text:p>6.08599602677277</text:p>
          </table:table-cell>
          <table:table-cell table:formula="of:=SQRT(POWER([.H52];2)+POWER([.I52];2)+POWER([.J52];2))" office:value-type="float" office:value="586.048715734654" calcext:value-type="float">
            <text:p>586.048715734654</text:p>
          </table:table-cell>
        </table:table-row>
        <table:table-row table:style-name="ro1">
          <table:table-cell office:value-type="float" office:value="77.4388" calcext:value-type="float">
            <text:p>77.4388</text:p>
          </table:table-cell>
          <table:table-cell office:value-type="float" office:value="266.935" calcext:value-type="float">
            <text:p>266.935</text:p>
          </table:table-cell>
          <table:table-cell office:value-type="float" office:value="45.2748" calcext:value-type="float">
            <text:p>45.2748</text:p>
          </table:table-cell>
          <table:table-cell office:value-type="float" office:value="77.7938" calcext:value-type="float">
            <text:p>77.7938</text:p>
          </table:table-cell>
          <table:table-cell office:value-type="float" office:value="257.215" calcext:value-type="float">
            <text:p>257.215</text:p>
          </table:table-cell>
          <table:table-cell office:value-type="float" office:value="46.3146" calcext:value-type="float">
            <text:p>46.3146</text:p>
          </table:table-cell>
          <table:table-cell/>
          <table:table-cell table:formula="of:=([.D53]-[.A53])/0.0166667" office:value-type="float" office:value="21.2999574000854" calcext:value-type="float">
            <text:p>21.2999574000854</text:p>
          </table:table-cell>
          <table:table-cell table:formula="of:=ABS([.E53]-[.B53])/0.0166667" office:value-type="float" office:value="583.198833602335" calcext:value-type="float">
            <text:p>583.198833602335</text:p>
          </table:table-cell>
          <table:table-cell table:formula="of:=([.F53]-[.C53])/0.0166667" office:value-type="float" office:value="62.3878752242495" calcext:value-type="float">
            <text:p>62.3878752242495</text:p>
          </table:table-cell>
          <table:table-cell table:formula="of:=DEGREES(ATAN(ABS([.F53]-[.C53])/ABS([.E53]-[.B53])))" office:value-type="float" office:value="6.1060125272832" calcext:value-type="float">
            <text:p>6.1060125272832</text:p>
          </table:table-cell>
          <table:table-cell table:formula="of:=SQRT(POWER([.H53];2)+POWER([.I53];2)+POWER([.J53];2))" office:value-type="float" office:value="586.912953235286" calcext:value-type="float">
            <text:p>586.912953235286</text:p>
          </table:table-cell>
        </table:table-row>
        <table:table-row table:style-name="ro1">
          <table:table-cell office:value-type="float" office:value="77.7025" calcext:value-type="float">
            <text:p>77.7025</text:p>
          </table:table-cell>
          <table:table-cell office:value-type="float" office:value="268.317" calcext:value-type="float">
            <text:p>268.317</text:p>
          </table:table-cell>
          <table:table-cell office:value-type="float" office:value="44.568" calcext:value-type="float">
            <text:p>44.568</text:p>
          </table:table-cell>
          <table:table-cell office:value-type="float" office:value="78.2763" calcext:value-type="float">
            <text:p>78.2763</text:p>
          </table:table-cell>
          <table:table-cell office:value-type="float" office:value="257.355" calcext:value-type="float">
            <text:p>257.355</text:p>
          </table:table-cell>
          <table:table-cell office:value-type="float" office:value="45.8115" calcext:value-type="float">
            <text:p>45.8115</text:p>
          </table:table-cell>
          <table:table-cell/>
          <table:table-cell table:formula="of:=([.D54]-[.A54])/0.0166667" office:value-type="float" office:value="34.427931144138" calcext:value-type="float">
            <text:p>34.427931144138</text:p>
          </table:table-cell>
          <table:table-cell table:formula="of:=ABS([.E54]-[.B54])/0.0166667" office:value-type="float" office:value="657.71868456263" calcext:value-type="float">
            <text:p>657.71868456263</text:p>
          </table:table-cell>
          <table:table-cell table:formula="of:=([.F54]-[.C54])/0.0166667" office:value-type="float" office:value="74.6098507802987" calcext:value-type="float">
            <text:p>74.6098507802987</text:p>
          </table:table-cell>
          <table:table-cell table:formula="of:=DEGREES(ATAN(ABS([.F54]-[.C54])/ABS([.E54]-[.B54])))" office:value-type="float" office:value="6.4718149774604" calcext:value-type="float">
            <text:p>6.4718149774604</text:p>
          </table:table-cell>
          <table:table-cell table:formula="of:=SQRT(POWER([.H54];2)+POWER([.I54];2)+POWER([.J54];2))" office:value-type="float" office:value="662.831637973868" calcext:value-type="float">
            <text:p>662.831637973868</text:p>
          </table:table-cell>
        </table:table-row>
        <table:table-row table:style-name="ro1">
          <table:table-cell office:value-type="float" office:value="77.4222" calcext:value-type="float">
            <text:p>77.4222</text:p>
          </table:table-cell>
          <table:table-cell office:value-type="float" office:value="265.584" calcext:value-type="float">
            <text:p>265.584</text:p>
          </table:table-cell>
          <table:table-cell office:value-type="float" office:value="45.971" calcext:value-type="float">
            <text:p>45.971</text:p>
          </table:table-cell>
          <table:table-cell office:value-type="float" office:value="77.7595" calcext:value-type="float">
            <text:p>77.7595</text:p>
          </table:table-cell>
          <table:table-cell office:value-type="float" office:value="254.728" calcext:value-type="float">
            <text:p>254.728</text:p>
          </table:table-cell>
          <table:table-cell office:value-type="float" office:value="47.1796" calcext:value-type="float">
            <text:p>47.1796</text:p>
          </table:table-cell>
          <table:table-cell/>
          <table:table-cell table:formula="of:=([.D55]-[.A55])/0.0166667" office:value-type="float" office:value="20.2379595240809" calcext:value-type="float">
            <text:p>20.2379595240809</text:p>
          </table:table-cell>
          <table:table-cell table:formula="of:=ABS([.E55]-[.B55])/0.0166667" office:value-type="float" office:value="651.358697282605" calcext:value-type="float">
            <text:p>651.358697282605</text:p>
          </table:table-cell>
          <table:table-cell table:formula="of:=([.F55]-[.C55])/0.0166667" office:value-type="float" office:value="72.5158549682903" calcext:value-type="float">
            <text:p>72.5158549682903</text:p>
          </table:table-cell>
          <table:table-cell table:formula="of:=DEGREES(ATAN(ABS([.F55]-[.C55])/ABS([.E55]-[.B55])))" office:value-type="float" office:value="6.35258783763585" calcext:value-type="float">
            <text:p>6.35258783763585</text:p>
          </table:table-cell>
          <table:table-cell table:formula="of:=SQRT(POWER([.H55];2)+POWER([.I55];2)+POWER([.J55];2))" office:value-type="float" office:value="655.695262109749" calcext:value-type="float">
            <text:p>655.695262109749</text:p>
          </table:table-cell>
        </table:table-row>
        <table:table-row table:style-name="ro1">
          <table:table-cell office:value-type="float" office:value="77.3909" calcext:value-type="float">
            <text:p>77.3909</text:p>
          </table:table-cell>
          <table:table-cell office:value-type="float" office:value="263.236" calcext:value-type="float">
            <text:p>263.236</text:p>
          </table:table-cell>
          <table:table-cell office:value-type="float" office:value="45.612" calcext:value-type="float">
            <text:p>45.612</text:p>
          </table:table-cell>
          <table:table-cell office:value-type="float" office:value="77.7273" calcext:value-type="float">
            <text:p>77.7273</text:p>
          </table:table-cell>
          <table:table-cell office:value-type="float" office:value="252.481" calcext:value-type="float">
            <text:p>252.481</text:p>
          </table:table-cell>
          <table:table-cell office:value-type="float" office:value="46.8246" calcext:value-type="float">
            <text:p>46.8246</text:p>
          </table:table-cell>
          <table:table-cell/>
          <table:table-cell table:formula="of:=([.D56]-[.A56])/0.0166667" office:value-type="float" office:value="20.1839596320806" calcext:value-type="float">
            <text:p>20.1839596320806</text:p>
          </table:table-cell>
          <table:table-cell table:formula="of:=ABS([.E56]-[.B56])/0.0166667" office:value-type="float" office:value="645.298709402581" calcext:value-type="float">
            <text:p>645.298709402581</text:p>
          </table:table-cell>
          <table:table-cell table:formula="of:=([.F56]-[.C56])/0.0166667" office:value-type="float" office:value="72.7558544882907" calcext:value-type="float">
            <text:p>72.7558544882907</text:p>
          </table:table-cell>
          <table:table-cell table:formula="of:=DEGREES(ATAN(ABS([.F56]-[.C56])/ABS([.E56]-[.B56])))" office:value-type="float" office:value="6.43279317245942" calcext:value-type="float">
            <text:p>6.43279317245942</text:p>
          </table:table-cell>
          <table:table-cell table:formula="of:=SQRT(POWER([.H56];2)+POWER([.I56];2)+POWER([.J56];2))" office:value-type="float" office:value="649.700878054961" calcext:value-type="float">
            <text:p>649.700878054961</text:p>
          </table:table-cell>
        </table:table-row>
        <table:table-row table:style-name="ro1">
          <table:table-cell office:value-type="float" office:value="68.6046" calcext:value-type="float">
            <text:p>68.6046</text:p>
          </table:table-cell>
          <table:table-cell office:value-type="float" office:value="264.718" calcext:value-type="float">
            <text:p>264.718</text:p>
          </table:table-cell>
          <table:table-cell office:value-type="float" office:value="45.2189" calcext:value-type="float">
            <text:p>45.2189</text:p>
          </table:table-cell>
          <table:table-cell office:value-type="float" office:value="68.6711" calcext:value-type="float">
            <text:p>68.6711</text:p>
          </table:table-cell>
          <table:table-cell office:value-type="float" office:value="254.939" calcext:value-type="float">
            <text:p>254.939</text:p>
          </table:table-cell>
          <table:table-cell office:value-type="float" office:value="46.2835" calcext:value-type="float">
            <text:p>46.2835</text:p>
          </table:table-cell>
          <table:table-cell/>
          <table:table-cell table:formula="of:=([.D57]-[.A57])/0.0166667" office:value-type="float" office:value="3.9899920200154" calcext:value-type="float">
            <text:p>3.9899920200154</text:p>
          </table:table-cell>
          <table:table-cell table:formula="of:=ABS([.E57]-[.B57])/0.0166667" office:value-type="float" office:value="586.738826522348" calcext:value-type="float">
            <text:p>586.738826522348</text:p>
          </table:table-cell>
          <table:table-cell table:formula="of:=([.F57]-[.C57])/0.0166667" office:value-type="float" office:value="63.8758722482554" calcext:value-type="float">
            <text:p>63.8758722482554</text:p>
          </table:table-cell>
          <table:table-cell table:formula="of:=DEGREES(ATAN(ABS([.F57]-[.C57])/ABS([.E57]-[.B57])))" office:value-type="float" office:value="6.21309041332904" calcext:value-type="float">
            <text:p>6.21309041332904</text:p>
          </table:table-cell>
          <table:table-cell table:formula="of:=SQRT(POWER([.H57];2)+POWER([.I57];2)+POWER([.J57];2))" office:value-type="float" office:value="590.219025142885" calcext:value-type="float">
            <text:p>590.219025142885</text:p>
          </table:table-cell>
        </table:table-row>
        <table:table-row table:style-name="ro1">
          <table:table-cell office:value-type="float" office:value="66.3857" calcext:value-type="float">
            <text:p>66.3857</text:p>
          </table:table-cell>
          <table:table-cell office:value-type="float" office:value="266.787" calcext:value-type="float">
            <text:p>266.787</text:p>
          </table:table-cell>
          <table:table-cell office:value-type="float" office:value="45.6442" calcext:value-type="float">
            <text:p>45.6442</text:p>
          </table:table-cell>
          <table:table-cell office:value-type="float" office:value="66.5315" calcext:value-type="float">
            <text:p>66.5315</text:p>
          </table:table-cell>
          <table:table-cell office:value-type="float" office:value="254.464" calcext:value-type="float">
            <text:p>254.464</text:p>
          </table:table-cell>
          <table:table-cell office:value-type="float" office:value="47.089" calcext:value-type="float">
            <text:p>47.089</text:p>
          </table:table-cell>
          <table:table-cell/>
          <table:table-cell table:formula="of:=([.D58]-[.A58])/0.0166667" office:value-type="float" office:value="8.74798250403464" calcext:value-type="float">
            <text:p>8.74798250403464</text:p>
          </table:table-cell>
          <table:table-cell table:formula="of:=ABS([.E58]-[.B58])/0.0166667" office:value-type="float" office:value="739.378521242956" calcext:value-type="float">
            <text:p>739.378521242956</text:p>
          </table:table-cell>
          <table:table-cell table:formula="of:=([.F58]-[.C58])/0.0166667" office:value-type="float" office:value="86.6878266243468" calcext:value-type="float">
            <text:p>86.6878266243468</text:p>
          </table:table-cell>
          <table:table-cell table:formula="of:=DEGREES(ATAN(ABS([.F58]-[.C58])/ABS([.E58]-[.B58])))" office:value-type="float" office:value="6.68706747978472" calcext:value-type="float">
            <text:p>6.68706747978472</text:p>
          </table:table-cell>
          <table:table-cell table:formula="of:=SQRT(POWER([.H58];2)+POWER([.I58];2)+POWER([.J58];2))" office:value-type="float" office:value="744.494394981026" calcext:value-type="float">
            <text:p>744.494394981026</text:p>
          </table:table-cell>
        </table:table-row>
        <table:table-row table:style-name="ro1">
          <table:table-cell office:value-type="float" office:value="63.6725" calcext:value-type="float">
            <text:p>63.6725</text:p>
          </table:table-cell>
          <table:table-cell office:value-type="float" office:value="267.574" calcext:value-type="float">
            <text:p>267.574</text:p>
          </table:table-cell>
          <table:table-cell office:value-type="float" office:value="45.7911" calcext:value-type="float">
            <text:p>45.7911</text:p>
          </table:table-cell>
          <table:table-cell office:value-type="float" office:value="64.8517" calcext:value-type="float">
            <text:p>64.8517</text:p>
          </table:table-cell>
          <table:table-cell office:value-type="float" office:value="255.311" calcext:value-type="float">
            <text:p>255.311</text:p>
          </table:table-cell>
          <table:table-cell office:value-type="float" office:value="47.446" calcext:value-type="float">
            <text:p>47.446</text:p>
          </table:table-cell>
          <table:table-cell/>
          <table:table-cell table:formula="of:=([.D59]-[.A59])/0.0166667" office:value-type="float" office:value="70.7518584962827" calcext:value-type="float">
            <text:p>70.7518584962827</text:p>
          </table:table-cell>
          <table:table-cell table:formula="of:=ABS([.E59]-[.B59])/0.0166667" office:value-type="float" office:value="735.778528442943" calcext:value-type="float">
            <text:p>735.778528442943</text:p>
          </table:table-cell>
          <table:table-cell table:formula="of:=([.F59]-[.C59])/0.0166667" office:value-type="float" office:value="99.293801412397" calcext:value-type="float">
            <text:p>99.293801412397</text:p>
          </table:table-cell>
          <table:table-cell table:formula="of:=DEGREES(ATAN(ABS([.F59]-[.C59])/ABS([.E59]-[.B59])))" office:value-type="float" office:value="7.68567163629728" calcext:value-type="float">
            <text:p>7.68567163629728</text:p>
          </table:table-cell>
          <table:table-cell table:formula="of:=SQRT(POWER([.H59];2)+POWER([.I59];2)+POWER([.J59];2))" office:value-type="float" office:value="745.811723826641" calcext:value-type="float">
            <text:p>745.811723826641</text:p>
          </table:table-cell>
        </table:table-row>
        <table:table-row table:style-name="ro1">
          <table:table-cell office:value-type="float" office:value="63.3989" calcext:value-type="float">
            <text:p>63.3989</text:p>
          </table:table-cell>
          <table:table-cell office:value-type="float" office:value="268.861" calcext:value-type="float">
            <text:p>268.861</text:p>
          </table:table-cell>
          <table:table-cell office:value-type="float" office:value="45.3498" calcext:value-type="float">
            <text:p>45.3498</text:p>
          </table:table-cell>
          <table:table-cell office:value-type="float" office:value="64.7852" calcext:value-type="float">
            <text:p>64.7852</text:p>
          </table:table-cell>
          <table:table-cell office:value-type="float" office:value="259.062" calcext:value-type="float">
            <text:p>259.062</text:p>
          </table:table-cell>
          <table:table-cell office:value-type="float" office:value="46.3846" calcext:value-type="float">
            <text:p>46.3846</text:p>
          </table:table-cell>
          <table:table-cell/>
          <table:table-cell table:formula="of:=([.D60]-[.A60])/0.0166667" office:value-type="float" office:value="83.1778336443331" calcext:value-type="float">
            <text:p>83.1778336443331</text:p>
          </table:table-cell>
          <table:table-cell table:formula="of:=ABS([.E60]-[.B60])/0.0166667" office:value-type="float" office:value="587.93882412235" calcext:value-type="float">
            <text:p>587.93882412235</text:p>
          </table:table-cell>
          <table:table-cell table:formula="of:=([.F60]-[.C60])/0.0166667" office:value-type="float" office:value="62.0878758242482" calcext:value-type="float">
            <text:p>62.0878758242482</text:p>
          </table:table-cell>
          <table:table-cell table:formula="of:=DEGREES(ATAN(ABS([.F60]-[.C60])/ABS([.E60]-[.B60])))" office:value-type="float" office:value="6.02824145065727" calcext:value-type="float">
            <text:p>6.02824145065727</text:p>
          </table:table-cell>
          <table:table-cell table:formula="of:=SQRT(POWER([.H60];2)+POWER([.I60];2)+POWER([.J60];2))" office:value-type="float" office:value="597.030583173512" calcext:value-type="float">
            <text:p>597.030583173512</text:p>
          </table:table-cell>
        </table:table-row>
        <table:table-row table:style-name="ro1">
          <table:table-cell office:value-type="float" office:value="63.1317" calcext:value-type="float">
            <text:p>63.1317</text:p>
          </table:table-cell>
          <table:table-cell office:value-type="float" office:value="270.075" calcext:value-type="float">
            <text:p>270.075</text:p>
          </table:table-cell>
          <table:table-cell office:value-type="float" office:value="45.4083" calcext:value-type="float">
            <text:p>45.4083</text:p>
          </table:table-cell>
          <table:table-cell office:value-type="float" office:value="64.548" calcext:value-type="float">
            <text:p>64.548</text:p>
          </table:table-cell>
          <table:table-cell office:value-type="float" office:value="258.987" calcext:value-type="float">
            <text:p>258.987</text:p>
          </table:table-cell>
          <table:table-cell office:value-type="float" office:value="46.6377" calcext:value-type="float">
            <text:p>46.6377</text:p>
          </table:table-cell>
          <table:table-cell/>
          <table:table-cell table:formula="of:=([.D61]-[.A61])/0.0166667" office:value-type="float" office:value="84.9778300443399" calcext:value-type="float">
            <text:p>84.9778300443399</text:p>
          </table:table-cell>
          <table:table-cell table:formula="of:=ABS([.E61]-[.B61])/0.0166667" office:value-type="float" office:value="665.278669442659" calcext:value-type="float">
            <text:p>665.278669442659</text:p>
          </table:table-cell>
          <table:table-cell table:formula="of:=([.F61]-[.C61])/0.0166667" office:value-type="float" office:value="73.7638524722954" calcext:value-type="float">
            <text:p>73.7638524722954</text:p>
          </table:table-cell>
          <table:table-cell table:formula="of:=DEGREES(ATAN(ABS([.F61]-[.C61])/ABS([.E61]-[.B61])))" office:value-type="float" office:value="6.32692009043273" calcext:value-type="float">
            <text:p>6.32692009043273</text:p>
          </table:table-cell>
          <table:table-cell table:formula="of:=SQRT(POWER([.H61];2)+POWER([.I61];2)+POWER([.J61];2))" office:value-type="float" office:value="674.728127134177" calcext:value-type="float">
            <text:p>674.728127134177</text:p>
          </table:table-cell>
        </table:table-row>
        <table:table-row table:style-name="ro1">
          <table:table-cell office:value-type="float" office:value="63.1737" calcext:value-type="float">
            <text:p>63.1737</text:p>
          </table:table-cell>
          <table:table-cell office:value-type="float" office:value="267.58" calcext:value-type="float">
            <text:p>267.58</text:p>
          </table:table-cell>
          <table:table-cell office:value-type="float" office:value="45.3079" calcext:value-type="float">
            <text:p>45.3079</text:p>
          </table:table-cell>
          <table:table-cell office:value-type="float" office:value="64.0814" calcext:value-type="float">
            <text:p>64.0814</text:p>
          </table:table-cell>
          <table:table-cell office:value-type="float" office:value="257.743" calcext:value-type="float">
            <text:p>257.743</text:p>
          </table:table-cell>
          <table:table-cell office:value-type="float" office:value="46.3599" calcext:value-type="float">
            <text:p>46.3599</text:p>
          </table:table-cell>
          <table:table-cell/>
          <table:table-cell table:formula="of:=([.D62]-[.A62])/0.0166667" office:value-type="float" office:value="54.4618910762182" calcext:value-type="float">
            <text:p>54.4618910762182</text:p>
          </table:table-cell>
          <table:table-cell table:formula="of:=ABS([.E62]-[.B62])/0.0166667" office:value-type="float" office:value="590.21881956236" calcext:value-type="float">
            <text:p>590.21881956236</text:p>
          </table:table-cell>
          <table:table-cell table:formula="of:=([.F62]-[.C62])/0.0166667" office:value-type="float" office:value="63.1198737602529" calcext:value-type="float">
            <text:p>63.1198737602529</text:p>
          </table:table-cell>
          <table:table-cell table:formula="of:=DEGREES(ATAN(ABS([.F62]-[.C62])/ABS([.E62]-[.B62])))" office:value-type="float" office:value="6.10419215808895" calcext:value-type="float">
            <text:p>6.10419215808895</text:p>
          </table:table-cell>
          <table:table-cell table:formula="of:=SQRT(POWER([.H62];2)+POWER([.I62];2)+POWER([.J62];2))" office:value-type="float" office:value="596.077571301499" calcext:value-type="float">
            <text:p>596.077571301499</text:p>
          </table:table-cell>
        </table:table-row>
        <table:table-row table:style-name="ro1">
          <table:table-cell office:value-type="float" office:value="57.7912" calcext:value-type="float">
            <text:p>57.7912</text:p>
          </table:table-cell>
          <table:table-cell office:value-type="float" office:value="266.554" calcext:value-type="float">
            <text:p>266.554</text:p>
          </table:table-cell>
          <table:table-cell office:value-type="float" office:value="45.521" calcext:value-type="float">
            <text:p>45.521</text:p>
          </table:table-cell>
          <table:table-cell office:value-type="float" office:value="59.3237" calcext:value-type="float">
            <text:p>59.3237</text:p>
          </table:table-cell>
          <table:table-cell office:value-type="float" office:value="255.631" calcext:value-type="float">
            <text:p>255.631</text:p>
          </table:table-cell>
          <table:table-cell office:value-type="float" office:value="46.5013" calcext:value-type="float">
            <text:p>46.5013</text:p>
          </table:table-cell>
          <table:table-cell/>
          <table:table-cell table:formula="of:=([.D63]-[.A63])/0.0166667" office:value-type="float" office:value="91.9498161003677" calcext:value-type="float">
            <text:p>91.9498161003677</text:p>
          </table:table-cell>
          <table:table-cell table:formula="of:=ABS([.E63]-[.B63])/0.0166667" office:value-type="float" office:value="655.37868924262" calcext:value-type="float">
            <text:p>655.37868924262</text:p>
          </table:table-cell>
          <table:table-cell table:formula="of:=([.F63]-[.C63])/0.0166667" office:value-type="float" office:value="58.8178823642353" calcext:value-type="float">
            <text:p>58.8178823642353</text:p>
          </table:table-cell>
          <table:table-cell table:formula="of:=DEGREES(ATAN(ABS([.F63]-[.C63])/ABS([.E63]-[.B63])))" office:value-type="float" office:value="5.12835115001396" calcext:value-type="float">
            <text:p>5.12835115001396</text:p>
          </table:table-cell>
          <table:table-cell table:formula="of:=SQRT(POWER([.H63];2)+POWER([.I63];2)+POWER([.J63];2))" office:value-type="float" office:value="664.406154607315" calcext:value-type="float">
            <text:p>664.406154607315</text:p>
          </table:table-cell>
        </table:table-row>
        <table:table-row table:style-name="ro1">
          <table:table-cell office:value-type="float" office:value="56.6774" calcext:value-type="float">
            <text:p>56.6774</text:p>
          </table:table-cell>
          <table:table-cell office:value-type="float" office:value="270.279" calcext:value-type="float">
            <text:p>270.279</text:p>
          </table:table-cell>
          <table:table-cell office:value-type="float" office:value="44.7045" calcext:value-type="float">
            <text:p>44.7045</text:p>
          </table:table-cell>
          <table:table-cell office:value-type="float" office:value="58.2221" calcext:value-type="float">
            <text:p>58.2221</text:p>
          </table:table-cell>
          <table:table-cell office:value-type="float" office:value="260.343" calcext:value-type="float">
            <text:p>260.343</text:p>
          </table:table-cell>
          <table:table-cell office:value-type="float" office:value="46.0078" calcext:value-type="float">
            <text:p>46.0078</text:p>
          </table:table-cell>
          <table:table-cell/>
          <table:table-cell table:formula="of:=([.D64]-[.A64])/0.0166667" office:value-type="float" office:value="92.6818146363707" calcext:value-type="float">
            <text:p>92.6818146363707</text:p>
          </table:table-cell>
          <table:table-cell table:formula="of:=ABS([.E64]-[.B64])/0.0166667" office:value-type="float" office:value="596.158807682383" calcext:value-type="float">
            <text:p>596.158807682383</text:p>
          </table:table-cell>
          <table:table-cell table:formula="of:=([.F64]-[.C64])/0.0166667" office:value-type="float" office:value="78.1978436043128" calcext:value-type="float">
            <text:p>78.1978436043128</text:p>
          </table:table-cell>
          <table:table-cell table:formula="of:=DEGREES(ATAN(ABS([.F64]-[.C64])/ABS([.E64]-[.B64])))" office:value-type="float" office:value="7.47279519635" calcext:value-type="float">
            <text:p>7.47279519635</text:p>
          </table:table-cell>
          <table:table-cell table:formula="of:=SQRT(POWER([.H64];2)+POWER([.I64];2)+POWER([.J64];2))" office:value-type="float" office:value="608.366785324393" calcext:value-type="float">
            <text:p>608.366785324393</text:p>
          </table:table-cell>
        </table:table-row>
        <table:table-row table:style-name="ro1">
          <table:table-cell office:value-type="float" office:value="55.7357" calcext:value-type="float">
            <text:p>55.7357</text:p>
          </table:table-cell>
          <table:table-cell office:value-type="float" office:value="276.523" calcext:value-type="float">
            <text:p>276.523</text:p>
          </table:table-cell>
          <table:table-cell office:value-type="float" office:value="44.9769" calcext:value-type="float">
            <text:p>44.9769</text:p>
          </table:table-cell>
          <table:table-cell office:value-type="float" office:value="57.3637" calcext:value-type="float">
            <text:p>57.3637</text:p>
          </table:table-cell>
          <table:table-cell office:value-type="float" office:value="265.032" calcext:value-type="float">
            <text:p>265.032</text:p>
          </table:table-cell>
          <table:table-cell office:value-type="float" office:value="46.4894" calcext:value-type="float">
            <text:p>46.4894</text:p>
          </table:table-cell>
          <table:table-cell/>
          <table:table-cell table:formula="of:=([.D65]-[.A65])/0.0166667" office:value-type="float" office:value="97.6798046403907" calcext:value-type="float">
            <text:p>97.6798046403907</text:p>
          </table:table-cell>
          <table:table-cell table:formula="of:=ABS([.E65]-[.B65])/0.0166667" office:value-type="float" office:value="689.45862108276" calcext:value-type="float">
            <text:p>689.45862108276</text:p>
          </table:table-cell>
          <table:table-cell table:formula="of:=([.F65]-[.C65])/0.0166667" office:value-type="float" office:value="90.7498185003632" calcext:value-type="float">
            <text:p>90.7498185003632</text:p>
          </table:table-cell>
          <table:table-cell table:formula="of:=DEGREES(ATAN(ABS([.F65]-[.C65])/ABS([.E65]-[.B65])))" office:value-type="float" office:value="7.49843724960712" calcext:value-type="float">
            <text:p>7.49843724960712</text:p>
          </table:table-cell>
          <table:table-cell table:formula="of:=SQRT(POWER([.H65];2)+POWER([.I65];2)+POWER([.J65];2))" office:value-type="float" office:value="702.232200897805" calcext:value-type="float">
            <text:p>702.232200897805</text:p>
          </table:table-cell>
        </table:table-row>
        <table:table-row table:style-name="ro1">
          <table:table-cell office:value-type="float" office:value="57.0595" calcext:value-type="float">
            <text:p>57.0595</text:p>
          </table:table-cell>
          <table:table-cell office:value-type="float" office:value="266.401" calcext:value-type="float">
            <text:p>266.401</text:p>
          </table:table-cell>
          <table:table-cell office:value-type="float" office:value="45.5521" calcext:value-type="float">
            <text:p>45.5521</text:p>
          </table:table-cell>
          <table:table-cell office:value-type="float" office:value="58.3713" calcext:value-type="float">
            <text:p>58.3713</text:p>
          </table:table-cell>
          <table:table-cell office:value-type="float" office:value="255.435" calcext:value-type="float">
            <text:p>255.435</text:p>
          </table:table-cell>
          <table:table-cell office:value-type="float" office:value="46.5417" calcext:value-type="float">
            <text:p>46.5417</text:p>
          </table:table-cell>
          <table:table-cell/>
          <table:table-cell table:formula="of:=([.D66]-[.A66])/0.0166667" office:value-type="float" office:value="78.7078425843147" calcext:value-type="float">
            <text:p>78.7078425843147</text:p>
          </table:table-cell>
          <table:table-cell table:formula="of:=ABS([.E66]-[.B66])/0.0166667" office:value-type="float" office:value="657.958684082632" calcext:value-type="float">
            <text:p>657.958684082632</text:p>
          </table:table-cell>
          <table:table-cell table:formula="of:=([.F66]-[.C66])/0.0166667" office:value-type="float" office:value="59.3758812482373" calcext:value-type="float">
            <text:p>59.3758812482373</text:p>
          </table:table-cell>
          <table:table-cell table:formula="of:=DEGREES(ATAN(ABS([.F66]-[.C66])/ABS([.E66]-[.B66])))" office:value-type="float" office:value="5.15655070788422" calcext:value-type="float">
            <text:p>5.15655070788422</text:p>
          </table:table-cell>
          <table:table-cell table:formula="of:=SQRT(POWER([.H66];2)+POWER([.I66];2)+POWER([.J66];2))" office:value-type="float" office:value="665.304478955336" calcext:value-type="float">
            <text:p>665.304478955336</text:p>
          </table:table-cell>
        </table:table-row>
        <table:table-row table:style-name="ro1">
          <table:table-cell office:value-type="float" office:value="53.4821" calcext:value-type="float">
            <text:p>53.4821</text:p>
          </table:table-cell>
          <table:table-cell office:value-type="float" office:value="276.136" calcext:value-type="float">
            <text:p>276.136</text:p>
          </table:table-cell>
          <table:table-cell office:value-type="float" office:value="44.5629" calcext:value-type="float">
            <text:p>44.5629</text:p>
          </table:table-cell>
          <table:table-cell office:value-type="float" office:value="54.8683" calcext:value-type="float">
            <text:p>54.8683</text:p>
          </table:table-cell>
          <table:table-cell office:value-type="float" office:value="265.924" calcext:value-type="float">
            <text:p>265.924</text:p>
          </table:table-cell>
          <table:table-cell office:value-type="float" office:value="45.6484" calcext:value-type="float">
            <text:p>45.6484</text:p>
          </table:table-cell>
          <table:table-cell/>
          <table:table-cell table:formula="of:=([.D67]-[.A67])/0.0166667" office:value-type="float" office:value="83.1718336563324" calcext:value-type="float">
            <text:p>83.1718336563324</text:p>
          </table:table-cell>
          <table:table-cell table:formula="of:=ABS([.E67]-[.B67])/0.0166667" office:value-type="float" office:value="612.718774562454" calcext:value-type="float">
            <text:p>612.718774562454</text:p>
          </table:table-cell>
          <table:table-cell table:formula="of:=([.F67]-[.C67])/0.0166667" office:value-type="float" office:value="65.1298697402607" calcext:value-type="float">
            <text:p>65.1298697402607</text:p>
          </table:table-cell>
          <table:table-cell table:formula="of:=DEGREES(ATAN(ABS([.F67]-[.C67])/ABS([.E67]-[.B67])))" office:value-type="float" office:value="6.06755773295402" calcext:value-type="float">
            <text:p>6.06755773295402</text:p>
          </table:table-cell>
          <table:table-cell table:formula="of:=SQRT(POWER([.H67];2)+POWER([.I67];2)+POWER([.J67];2))" office:value-type="float" office:value="621.758595073244" calcext:value-type="float">
            <text:p>621.758595073244</text:p>
          </table:table-cell>
        </table:table-row>
        <table:table-row table:style-name="ro1">
          <table:table-cell office:value-type="float" office:value="55.3132" calcext:value-type="float">
            <text:p>55.3132</text:p>
          </table:table-cell>
          <table:table-cell office:value-type="float" office:value="267.276" calcext:value-type="float">
            <text:p>267.276</text:p>
          </table:table-cell>
          <table:table-cell office:value-type="float" office:value="45.676" calcext:value-type="float">
            <text:p>45.676</text:p>
          </table:table-cell>
          <table:table-cell office:value-type="float" office:value="56.8715" calcext:value-type="float">
            <text:p>56.8715</text:p>
          </table:table-cell>
          <table:table-cell office:value-type="float" office:value="257.509" calcext:value-type="float">
            <text:p>257.509</text:p>
          </table:table-cell>
          <table:table-cell office:value-type="float" office:value="46.7055" calcext:value-type="float">
            <text:p>46.7055</text:p>
          </table:table-cell>
          <table:table-cell/>
          <table:table-cell table:formula="of:=([.D68]-[.A68])/0.0166667" office:value-type="float" office:value="93.4978130043737" calcext:value-type="float">
            <text:p>93.4978130043737</text:p>
          </table:table-cell>
          <table:table-cell table:formula="of:=ABS([.E68]-[.B68])/0.0166667" office:value-type="float" office:value="586.018827962344" calcext:value-type="float">
            <text:p>586.018827962344</text:p>
          </table:table-cell>
          <table:table-cell table:formula="of:=([.F68]-[.C68])/0.0166667" office:value-type="float" office:value="61.769876460247" calcext:value-type="float">
            <text:p>61.769876460247</text:p>
          </table:table-cell>
          <table:table-cell table:formula="of:=DEGREES(ATAN(ABS([.F68]-[.C68])/ABS([.E68]-[.B68])))" office:value-type="float" office:value="6.01709806410214" calcext:value-type="float">
            <text:p>6.01709806410214</text:p>
          </table:table-cell>
          <table:table-cell table:formula="of:=SQRT(POWER([.H68];2)+POWER([.I68];2)+POWER([.J68];2))" office:value-type="float" office:value="596.636761690791" calcext:value-type="float">
            <text:p>596.636761690791</text:p>
          </table:table-cell>
        </table:table-row>
        <table:table-row table:style-name="ro1">
          <table:table-cell office:value-type="float" office:value="53.4035" calcext:value-type="float">
            <text:p>53.4035</text:p>
          </table:table-cell>
          <table:table-cell office:value-type="float" office:value="265.636" calcext:value-type="float">
            <text:p>265.636</text:p>
          </table:table-cell>
          <table:table-cell office:value-type="float" office:value="45.4655" calcext:value-type="float">
            <text:p>45.4655</text:p>
          </table:table-cell>
          <table:table-cell office:value-type="float" office:value="54.2861" calcext:value-type="float">
            <text:p>54.2861</text:p>
          </table:table-cell>
          <table:table-cell office:value-type="float" office:value="255.756" calcext:value-type="float">
            <text:p>255.756</text:p>
          </table:table-cell>
          <table:table-cell office:value-type="float" office:value="46.5317" calcext:value-type="float">
            <text:p>46.5317</text:p>
          </table:table-cell>
          <table:table-cell/>
          <table:table-cell table:formula="of:=([.D69]-[.A69])/0.0166667" office:value-type="float" office:value="52.9558940882116" calcext:value-type="float">
            <text:p>52.9558940882116</text:p>
          </table:table-cell>
          <table:table-cell table:formula="of:=ABS([.E69]-[.B69])/0.0166667" office:value-type="float" office:value="592.798814402373" calcext:value-type="float">
            <text:p>592.798814402373</text:p>
          </table:table-cell>
          <table:table-cell table:formula="of:=([.F69]-[.C69])/0.0166667" office:value-type="float" office:value="63.971872056256" calcext:value-type="float">
            <text:p>63.971872056256</text:p>
          </table:table-cell>
          <table:table-cell table:formula="of:=DEGREES(ATAN(ABS([.F69]-[.C69])/ABS([.E69]-[.B69])))" office:value-type="float" office:value="6.15923726180565" calcext:value-type="float">
            <text:p>6.15923726180565</text:p>
          </table:table-cell>
          <table:table-cell table:formula="of:=SQRT(POWER([.H69];2)+POWER([.I69];2)+POWER([.J69];2))" office:value-type="float" office:value="598.587638938462" calcext:value-type="float">
            <text:p>598.587638938462</text:p>
          </table:table-cell>
        </table:table-row>
        <table:table-row table:style-name="ro1">
          <table:table-cell office:value-type="float" office:value="53.0104" calcext:value-type="float">
            <text:p>53.0104</text:p>
          </table:table-cell>
          <table:table-cell office:value-type="float" office:value="269.381" calcext:value-type="float">
            <text:p>269.381</text:p>
          </table:table-cell>
          <table:table-cell office:value-type="float" office:value="45.3713" calcext:value-type="float">
            <text:p>45.3713</text:p>
          </table:table-cell>
          <table:table-cell office:value-type="float" office:value="53.9603" calcext:value-type="float">
            <text:p>53.9603</text:p>
          </table:table-cell>
          <table:table-cell office:value-type="float" office:value="258.09" calcext:value-type="float">
            <text:p>258.09</text:p>
          </table:table-cell>
          <table:table-cell office:value-type="float" office:value="46.6434" calcext:value-type="float">
            <text:p>46.6434</text:p>
          </table:table-cell>
          <table:table-cell/>
          <table:table-cell table:formula="of:=([.D70]-[.A70])/0.0166667" office:value-type="float" office:value="56.993886012228" calcext:value-type="float">
            <text:p>56.993886012228</text:p>
          </table:table-cell>
          <table:table-cell table:formula="of:=ABS([.E70]-[.B70])/0.0166667" office:value-type="float" office:value="677.45864508271" calcext:value-type="float">
            <text:p>677.45864508271</text:p>
          </table:table-cell>
          <table:table-cell table:formula="of:=([.F70]-[.C70])/0.0166667" office:value-type="float" office:value="76.3258473483054" calcext:value-type="float">
            <text:p>76.3258473483054</text:p>
          </table:table-cell>
          <table:table-cell table:formula="of:=DEGREES(ATAN(ABS([.F70]-[.C70])/ABS([.E70]-[.B70])))" office:value-type="float" office:value="6.4281196277475" calcext:value-type="float">
            <text:p>6.4281196277475</text:p>
          </table:table-cell>
          <table:table-cell table:formula="of:=SQRT(POWER([.H70];2)+POWER([.I70];2)+POWER([.J70];2))" office:value-type="float" office:value="684.122908411575" calcext:value-type="float">
            <text:p>684.122908411575</text:p>
          </table:table-cell>
        </table:table-row>
        <table:table-row table:style-name="ro1">
          <table:table-cell office:value-type="float" office:value="53.9968" calcext:value-type="float">
            <text:p>53.9968</text:p>
          </table:table-cell>
          <table:table-cell office:value-type="float" office:value="269.563" calcext:value-type="float">
            <text:p>269.563</text:p>
          </table:table-cell>
          <table:table-cell office:value-type="float" office:value="45.5776" calcext:value-type="float">
            <text:p>45.5776</text:p>
          </table:table-cell>
          <table:table-cell office:value-type="float" office:value="55.6323" calcext:value-type="float">
            <text:p>55.6323</text:p>
          </table:table-cell>
          <table:table-cell office:value-type="float" office:value="258.479" calcext:value-type="float">
            <text:p>258.479</text:p>
          </table:table-cell>
          <table:table-cell office:value-type="float" office:value="46.5657" calcext:value-type="float">
            <text:p>46.5657</text:p>
          </table:table-cell>
          <table:table-cell/>
          <table:table-cell table:formula="of:=([.D71]-[.A71])/0.0166667" office:value-type="float" office:value="98.1298037403925" calcext:value-type="float">
            <text:p>98.1298037403925</text:p>
          </table:table-cell>
          <table:table-cell table:formula="of:=ABS([.E71]-[.B71])/0.0166667" office:value-type="float" office:value="665.03866992266" calcext:value-type="float">
            <text:p>665.03866992266</text:p>
          </table:table-cell>
          <table:table-cell table:formula="of:=([.F71]-[.C71])/0.0166667" office:value-type="float" office:value="59.2858814282373" calcext:value-type="float">
            <text:p>59.2858814282373</text:p>
          </table:table-cell>
          <table:table-cell table:formula="of:=DEGREES(ATAN(ABS([.F71]-[.C71])/ABS([.E71]-[.B71])))" office:value-type="float" office:value="5.09425284312507" calcext:value-type="float">
            <text:p>5.09425284312507</text:p>
          </table:table-cell>
          <table:table-cell table:formula="of:=SQRT(POWER([.H71];2)+POWER([.I71];2)+POWER([.J71];2))" office:value-type="float" office:value="674.848654596979" calcext:value-type="float">
            <text:p>674.848654596979</text:p>
          </table:table-cell>
        </table:table-row>
        <table:table-row table:style-name="ro1">
          <table:table-cell office:value-type="float" office:value="52.7781" calcext:value-type="float">
            <text:p>52.7781</text:p>
          </table:table-cell>
          <table:table-cell office:value-type="float" office:value="274.731" calcext:value-type="float">
            <text:p>274.731</text:p>
          </table:table-cell>
          <table:table-cell office:value-type="float" office:value="44.2929" calcext:value-type="float">
            <text:p>44.2929</text:p>
          </table:table-cell>
          <table:table-cell office:value-type="float" office:value="53.9793" calcext:value-type="float">
            <text:p>53.9793</text:p>
          </table:table-cell>
          <table:table-cell office:value-type="float" office:value="263.281" calcext:value-type="float">
            <text:p>263.281</text:p>
          </table:table-cell>
          <table:table-cell office:value-type="float" office:value="45.3461" calcext:value-type="float">
            <text:p>45.3461</text:p>
          </table:table-cell>
          <table:table-cell/>
          <table:table-cell table:formula="of:=([.D72]-[.A72])/0.0166667" office:value-type="float" office:value="72.0718558562883" calcext:value-type="float">
            <text:p>72.0718558562883</text:p>
          </table:table-cell>
          <table:table-cell table:formula="of:=ABS([.E72]-[.B72])/0.0166667" office:value-type="float" office:value="686.998626002747" calcext:value-type="float">
            <text:p>686.998626002747</text:p>
          </table:table-cell>
          <table:table-cell table:formula="of:=([.F72]-[.C72])/0.0166667" office:value-type="float" office:value="63.1918736162526" calcext:value-type="float">
            <text:p>63.1918736162526</text:p>
          </table:table-cell>
          <table:table-cell table:formula="of:=DEGREES(ATAN(ABS([.F72]-[.C72])/ABS([.E72]-[.B72])))" office:value-type="float" office:value="5.25542253989511" calcext:value-type="float">
            <text:p>5.25542253989511</text:p>
          </table:table-cell>
          <table:table-cell table:formula="of:=SQRT(POWER([.H72];2)+POWER([.I72];2)+POWER([.J72];2))" office:value-type="float" office:value="693.653139131774" calcext:value-type="float">
            <text:p>693.653139131774</text:p>
          </table:table-cell>
        </table:table-row>
        <table:table-row table:style-name="ro1">
          <table:table-cell office:value-type="float" office:value="53.2549" calcext:value-type="float">
            <text:p>53.2549</text:p>
          </table:table-cell>
          <table:table-cell office:value-type="float" office:value="269.443" calcext:value-type="float">
            <text:p>269.443</text:p>
          </table:table-cell>
          <table:table-cell office:value-type="float" office:value="45.3592" calcext:value-type="float">
            <text:p>45.3592</text:p>
          </table:table-cell>
          <table:table-cell office:value-type="float" office:value="54.1409" calcext:value-type="float">
            <text:p>54.1409</text:p>
          </table:table-cell>
          <table:table-cell office:value-type="float" office:value="259.445" calcext:value-type="float">
            <text:p>259.445</text:p>
          </table:table-cell>
          <table:table-cell office:value-type="float" office:value="46.1899" calcext:value-type="float">
            <text:p>46.1899</text:p>
          </table:table-cell>
          <table:table-cell/>
          <table:table-cell table:formula="of:=([.D73]-[.A73])/0.0166667" office:value-type="float" office:value="53.1598936802128" calcext:value-type="float">
            <text:p>53.1598936802128</text:p>
          </table:table-cell>
          <table:table-cell table:formula="of:=ABS([.E73]-[.B73])/0.0166667" office:value-type="float" office:value="599.878800242399" calcext:value-type="float">
            <text:p>599.878800242399</text:p>
          </table:table-cell>
          <table:table-cell table:formula="of:=([.F73]-[.C73])/0.0166667" office:value-type="float" office:value="49.8419003161994" calcext:value-type="float">
            <text:p>49.8419003161994</text:p>
          </table:table-cell>
          <table:table-cell table:formula="of:=DEGREES(ATAN(ABS([.F73]-[.C73])/ABS([.E73]-[.B73])))" office:value-type="float" office:value="4.74960310644527" calcext:value-type="float">
            <text:p>4.74960310644527</text:p>
          </table:table-cell>
          <table:table-cell table:formula="of:=SQRT(POWER([.H73];2)+POWER([.I73];2)+POWER([.J73];2))" office:value-type="float" office:value="604.28864320247" calcext:value-type="float">
            <text:p>604.28864320247</text:p>
          </table:table-cell>
        </table:table-row>
        <table:table-row table:style-name="ro1">
          <table:table-cell office:value-type="float" office:value="52.5956" calcext:value-type="float">
            <text:p>52.5956</text:p>
          </table:table-cell>
          <table:table-cell office:value-type="float" office:value="273.284" calcext:value-type="float">
            <text:p>273.284</text:p>
          </table:table-cell>
          <table:table-cell office:value-type="float" office:value="44.7677" calcext:value-type="float">
            <text:p>44.7677</text:p>
          </table:table-cell>
          <table:table-cell office:value-type="float" office:value="53.5108" calcext:value-type="float">
            <text:p>53.5108</text:p>
          </table:table-cell>
          <table:table-cell office:value-type="float" office:value="263.074" calcext:value-type="float">
            <text:p>263.074</text:p>
          </table:table-cell>
          <table:table-cell office:value-type="float" office:value="45.8663" calcext:value-type="float">
            <text:p>45.8663</text:p>
          </table:table-cell>
          <table:table-cell/>
          <table:table-cell table:formula="of:=([.D74]-[.A74])/0.0166667" office:value-type="float" office:value="54.91189017622" calcext:value-type="float">
            <text:p>54.91189017622</text:p>
          </table:table-cell>
          <table:table-cell table:formula="of:=ABS([.E74]-[.B74])/0.0166667" office:value-type="float" office:value="612.598774802449" calcext:value-type="float">
            <text:p>612.598774802449</text:p>
          </table:table-cell>
          <table:table-cell table:formula="of:=([.F74]-[.C74])/0.0166667" office:value-type="float" office:value="65.9158681682639" calcext:value-type="float">
            <text:p>65.9158681682639</text:p>
          </table:table-cell>
          <table:table-cell table:formula="of:=DEGREES(ATAN(ABS([.F74]-[.C74])/ABS([.E74]-[.B74])))" office:value-type="float" office:value="6.14141959193219" calcext:value-type="float">
            <text:p>6.14141959193219</text:p>
          </table:table-cell>
          <table:table-cell table:formula="of:=SQRT(POWER([.H74];2)+POWER([.I74];2)+POWER([.J74];2))" office:value-type="float" office:value="618.576976817407" calcext:value-type="float">
            <text:p>618.576976817407</text:p>
          </table:table-cell>
        </table:table-row>
        <table:table-row table:style-name="ro1">
          <table:table-cell office:value-type="float" office:value="52.7933" calcext:value-type="float">
            <text:p>52.7933</text:p>
          </table:table-cell>
          <table:table-cell office:value-type="float" office:value="274.631" calcext:value-type="float">
            <text:p>274.631</text:p>
          </table:table-cell>
          <table:table-cell office:value-type="float" office:value="44.8032" calcext:value-type="float">
            <text:p>44.8032</text:p>
          </table:table-cell>
          <table:table-cell office:value-type="float" office:value="53.4106" calcext:value-type="float">
            <text:p>53.4106</text:p>
          </table:table-cell>
          <table:table-cell office:value-type="float" office:value="265.595" calcext:value-type="float">
            <text:p>265.595</text:p>
          </table:table-cell>
          <table:table-cell office:value-type="float" office:value="45.7144" calcext:value-type="float">
            <text:p>45.7144</text:p>
          </table:table-cell>
          <table:table-cell/>
          <table:table-cell table:formula="of:=([.D75]-[.A75])/0.0166667" office:value-type="float" office:value="37.0379259241482" calcext:value-type="float">
            <text:p>37.0379259241482</text:p>
          </table:table-cell>
          <table:table-cell table:formula="of:=ABS([.E75]-[.B75])/0.0166667" office:value-type="float" office:value="542.158915682165" calcext:value-type="float">
            <text:p>542.158915682165</text:p>
          </table:table-cell>
          <table:table-cell table:formula="of:=([.F75]-[.C75])/0.0166667" office:value-type="float" office:value="54.6718906562187" calcext:value-type="float">
            <text:p>54.6718906562187</text:p>
          </table:table-cell>
          <table:table-cell table:formula="of:=DEGREES(ATAN(ABS([.F75]-[.C75])/ABS([.E75]-[.B75])))" office:value-type="float" office:value="5.75830236271624" calcext:value-type="float">
            <text:p>5.75830236271624</text:p>
          </table:table-cell>
          <table:table-cell table:formula="of:=SQRT(POWER([.H75];2)+POWER([.I75];2)+POWER([.J75];2))" office:value-type="float" office:value="546.165829614367" calcext:value-type="float">
            <text:p>546.165829614367</text:p>
          </table:table-cell>
        </table:table-row>
        <table:table-row table:style-name="ro1">
          <table:table-cell office:value-type="float" office:value="62.6075" calcext:value-type="float">
            <text:p>62.6075</text:p>
          </table:table-cell>
          <table:table-cell office:value-type="float" office:value="271.335" calcext:value-type="float">
            <text:p>271.335</text:p>
          </table:table-cell>
          <table:table-cell office:value-type="float" office:value="44.9723" calcext:value-type="float">
            <text:p>44.9723</text:p>
          </table:table-cell>
          <table:table-cell office:value-type="float" office:value="63.7536" calcext:value-type="float">
            <text:p>63.7536</text:p>
          </table:table-cell>
          <table:table-cell office:value-type="float" office:value="262.642" calcext:value-type="float">
            <text:p>262.642</text:p>
          </table:table-cell>
          <table:table-cell office:value-type="float" office:value="45.8331" calcext:value-type="float">
            <text:p>45.8331</text:p>
          </table:table-cell>
          <table:table-cell/>
          <table:table-cell table:formula="of:=([.D76]-[.A76])/0.0166667" office:value-type="float" office:value="68.7658624682749" calcext:value-type="float">
            <text:p>68.7658624682749</text:p>
          </table:table-cell>
          <table:table-cell table:formula="of:=ABS([.E76]-[.B76])/0.0166667" office:value-type="float" office:value="521.578956842085" calcext:value-type="float">
            <text:p>521.578956842085</text:p>
          </table:table-cell>
          <table:table-cell table:formula="of:=([.F76]-[.C76])/0.0166667" office:value-type="float" office:value="51.6478967042069" calcext:value-type="float">
            <text:p>51.6478967042069</text:p>
          </table:table-cell>
          <table:table-cell table:formula="of:=DEGREES(ATAN(ABS([.F76]-[.C76])/ABS([.E76]-[.B76])))" office:value-type="float" office:value="5.65511876277245" calcext:value-type="float">
            <text:p>5.65511876277245</text:p>
          </table:table-cell>
          <table:table-cell table:formula="of:=SQRT(POWER([.H76];2)+POWER([.I76];2)+POWER([.J76];2))" office:value-type="float" office:value="528.62165798939" calcext:value-type="float">
            <text:p>528.62165798939</text:p>
          </table:table-cell>
        </table:table-row>
        <table:table-row table:style-name="ro1">
          <table:table-cell office:value-type="float" office:value="63.2877" calcext:value-type="float">
            <text:p>63.2877</text:p>
          </table:table-cell>
          <table:table-cell office:value-type="float" office:value="275.255" calcext:value-type="float">
            <text:p>275.255</text:p>
          </table:table-cell>
          <table:table-cell office:value-type="float" office:value="45.0982" calcext:value-type="float">
            <text:p>45.0982</text:p>
          </table:table-cell>
          <table:table-cell office:value-type="float" office:value="64.4162" calcext:value-type="float">
            <text:p>64.4162</text:p>
          </table:table-cell>
          <table:table-cell office:value-type="float" office:value="267.608" calcext:value-type="float">
            <text:p>267.608</text:p>
          </table:table-cell>
          <table:table-cell office:value-type="float" office:value="46.2655" calcext:value-type="float">
            <text:p>46.2655</text:p>
          </table:table-cell>
          <table:table-cell/>
          <table:table-cell table:formula="of:=([.D77]-[.A77])/0.0166667" office:value-type="float" office:value="67.709864580271" calcext:value-type="float">
            <text:p>67.709864580271</text:p>
          </table:table-cell>
          <table:table-cell table:formula="of:=ABS([.E77]-[.B77])/0.0166667" office:value-type="float" office:value="458.819082361835" calcext:value-type="float">
            <text:p>458.819082361835</text:p>
          </table:table-cell>
          <table:table-cell table:formula="of:=([.F77]-[.C77])/0.0166667" office:value-type="float" office:value="70.0378599242804" calcext:value-type="float">
            <text:p>70.0378599242804</text:p>
          </table:table-cell>
          <table:table-cell table:formula="of:=DEGREES(ATAN(ABS([.F77]-[.C77])/ABS([.E77]-[.B77])))" office:value-type="float" office:value="8.67909376796447" calcext:value-type="float">
            <text:p>8.67909376796447</text:p>
          </table:table-cell>
          <table:table-cell table:formula="of:=SQRT(POWER([.H77];2)+POWER([.I77];2)+POWER([.J77];2))" office:value-type="float" office:value="469.046775837558" calcext:value-type="float">
            <text:p>469.046775837558</text:p>
          </table:table-cell>
        </table:table-row>
        <table:table-row table:style-name="ro1">
          <table:table-cell office:value-type="float" office:value="71.0559" calcext:value-type="float">
            <text:p>71.0559</text:p>
          </table:table-cell>
          <table:table-cell office:value-type="float" office:value="262.504" calcext:value-type="float">
            <text:p>262.504</text:p>
          </table:table-cell>
          <table:table-cell office:value-type="float" office:value="45.7853" calcext:value-type="float">
            <text:p>45.7853</text:p>
          </table:table-cell>
          <table:table-cell office:value-type="float" office:value="72.0193" calcext:value-type="float">
            <text:p>72.0193</text:p>
          </table:table-cell>
          <table:table-cell office:value-type="float" office:value="253.015" calcext:value-type="float">
            <text:p>253.015</text:p>
          </table:table-cell>
          <table:table-cell office:value-type="float" office:value="46.5569" calcext:value-type="float">
            <text:p>46.5569</text:p>
          </table:table-cell>
          <table:table-cell/>
          <table:table-cell table:formula="of:=([.D78]-[.A78])/0.0166667" office:value-type="float" office:value="57.8038843922317" calcext:value-type="float">
            <text:p>57.8038843922317</text:p>
          </table:table-cell>
          <table:table-cell table:formula="of:=ABS([.E78]-[.B78])/0.0166667" office:value-type="float" office:value="569.338861322279" calcext:value-type="float">
            <text:p>569.338861322279</text:p>
          </table:table-cell>
          <table:table-cell table:formula="of:=([.F78]-[.C78])/0.0166667" office:value-type="float" office:value="46.2959074081852" calcext:value-type="float">
            <text:p>46.2959074081852</text:p>
          </table:table-cell>
          <table:table-cell table:formula="of:=DEGREES(ATAN(ABS([.F78]-[.C78])/ABS([.E78]-[.B78])))" office:value-type="float" office:value="4.64878999465536" calcext:value-type="float">
            <text:p>4.64878999465536</text:p>
          </table:table-cell>
          <table:table-cell table:formula="of:=SQRT(POWER([.H78];2)+POWER([.I78];2)+POWER([.J78];2))" office:value-type="float" office:value="574.135296864186" calcext:value-type="float">
            <text:p>574.135296864186</text:p>
          </table:table-cell>
        </table:table-row>
        <table:table-row table:style-name="ro1">
          <table:table-cell office:value-type="float" office:value="69.5354" calcext:value-type="float">
            <text:p>69.5354</text:p>
          </table:table-cell>
          <table:table-cell office:value-type="float" office:value="275.056" calcext:value-type="float">
            <text:p>275.056</text:p>
          </table:table-cell>
          <table:table-cell office:value-type="float" office:value="44.0788" calcext:value-type="float">
            <text:p>44.0788</text:p>
          </table:table-cell>
          <table:table-cell office:value-type="float" office:value="70.566" calcext:value-type="float">
            <text:p>70.566</text:p>
          </table:table-cell>
          <table:table-cell office:value-type="float" office:value="263.687" calcext:value-type="float">
            <text:p>263.687</text:p>
          </table:table-cell>
          <table:table-cell office:value-type="float" office:value="45.6043" calcext:value-type="float">
            <text:p>45.6043</text:p>
          </table:table-cell>
          <table:table-cell/>
          <table:table-cell table:formula="of:=([.D79]-[.A79])/0.0166667" office:value-type="float" office:value="61.8358763282478" calcext:value-type="float">
            <text:p>61.8358763282478</text:p>
          </table:table-cell>
          <table:table-cell table:formula="of:=ABS([.E79]-[.B79])/0.0166667" office:value-type="float" office:value="682.138635722727" calcext:value-type="float">
            <text:p>682.138635722727</text:p>
          </table:table-cell>
          <table:table-cell table:formula="of:=([.F79]-[.C79])/0.0166667" office:value-type="float" office:value="91.5298169403662" calcext:value-type="float">
            <text:p>91.5298169403662</text:p>
          </table:table-cell>
          <table:table-cell table:formula="of:=DEGREES(ATAN(ABS([.F79]-[.C79])/ABS([.E79]-[.B79])))" office:value-type="float" office:value="7.64233867943022" calcext:value-type="float">
            <text:p>7.64233867943022</text:p>
          </table:table-cell>
          <table:table-cell table:formula="of:=SQRT(POWER([.H79];2)+POWER([.I79];2)+POWER([.J79];2))" office:value-type="float" office:value="691.024240773131" calcext:value-type="float">
            <text:p>691.024240773131</text:p>
          </table:table-cell>
        </table:table-row>
        <table:table-row table:style-name="ro1">
          <table:table-cell office:value-type="float" office:value="69.8221" calcext:value-type="float">
            <text:p>69.8221</text:p>
          </table:table-cell>
          <table:table-cell office:value-type="float" office:value="267.279" calcext:value-type="float">
            <text:p>267.279</text:p>
          </table:table-cell>
          <table:table-cell office:value-type="float" office:value="45.535" calcext:value-type="float">
            <text:p>45.535</text:p>
          </table:table-cell>
          <table:table-cell office:value-type="float" office:value="70.5865" calcext:value-type="float">
            <text:p>70.5865</text:p>
          </table:table-cell>
          <table:table-cell office:value-type="float" office:value="256.297" calcext:value-type="float">
            <text:p>256.297</text:p>
          </table:table-cell>
          <table:table-cell office:value-type="float" office:value="46.7631" calcext:value-type="float">
            <text:p>46.7631</text:p>
          </table:table-cell>
          <table:table-cell/>
          <table:table-cell table:formula="of:=([.D80]-[.A80])/0.0166667" office:value-type="float" office:value="45.8639082721832" calcext:value-type="float">
            <text:p>45.8639082721832</text:p>
          </table:table-cell>
          <table:table-cell table:formula="of:=ABS([.E80]-[.B80])/0.0166667" office:value-type="float" office:value="658.918682162634" calcext:value-type="float">
            <text:p>658.918682162634</text:p>
          </table:table-cell>
          <table:table-cell table:formula="of:=([.F80]-[.C80])/0.0166667" office:value-type="float" office:value="73.685852628295" calcext:value-type="float">
            <text:p>73.685852628295</text:p>
          </table:table-cell>
          <table:table-cell table:formula="of:=DEGREES(ATAN(ABS([.F80]-[.C80])/ABS([.E80]-[.B80])))" office:value-type="float" office:value="6.38078761291887" calcext:value-type="float">
            <text:p>6.38078761291887</text:p>
          </table:table-cell>
          <table:table-cell table:formula="of:=SQRT(POWER([.H80];2)+POWER([.I80];2)+POWER([.J80];2))" office:value-type="float" office:value="664.610361537119" calcext:value-type="float">
            <text:p>664.610361537119</text:p>
          </table:table-cell>
        </table:table-row>
        <table:table-row table:style-name="ro1">
          <table:table-cell office:value-type="float" office:value="69.8085" calcext:value-type="float">
            <text:p>69.8085</text:p>
          </table:table-cell>
          <table:table-cell office:value-type="float" office:value="269.891" calcext:value-type="float">
            <text:p>269.891</text:p>
          </table:table-cell>
          <table:table-cell office:value-type="float" office:value="44.8835" calcext:value-type="float">
            <text:p>44.8835</text:p>
          </table:table-cell>
          <table:table-cell office:value-type="float" office:value="70.5726" calcext:value-type="float">
            <text:p>70.5726</text:p>
          </table:table-cell>
          <table:table-cell office:value-type="float" office:value="260.052" calcext:value-type="float">
            <text:p>260.052</text:p>
          </table:table-cell>
          <table:table-cell office:value-type="float" office:value="45.695" calcext:value-type="float">
            <text:p>45.695</text:p>
          </table:table-cell>
          <table:table-cell/>
          <table:table-cell table:formula="of:=([.D81]-[.A81])/0.0166667" office:value-type="float" office:value="45.8459083081833" calcext:value-type="float">
            <text:p>45.8459083081833</text:p>
          </table:table-cell>
          <table:table-cell table:formula="of:=ABS([.E81]-[.B81])/0.0166667" office:value-type="float" office:value="590.338819322361" calcext:value-type="float">
            <text:p>590.338819322361</text:p>
          </table:table-cell>
          <table:table-cell table:formula="of:=([.F81]-[.C81])/0.0166667" office:value-type="float" office:value="48.6899026201949" calcext:value-type="float">
            <text:p>48.6899026201949</text:p>
          </table:table-cell>
          <table:table-cell table:formula="of:=DEGREES(ATAN(ABS([.F81]-[.C81])/ABS([.E81]-[.B81])))" office:value-type="float" office:value="4.71496321934583" calcext:value-type="float">
            <text:p>4.71496321934583</text:p>
          </table:table-cell>
          <table:table-cell table:formula="of:=SQRT(POWER([.H81];2)+POWER([.I81];2)+POWER([.J81];2))" office:value-type="float" office:value="594.114867281308" calcext:value-type="float">
            <text:p>594.114867281308</text:p>
          </table:table-cell>
        </table:table-row>
        <table:table-row table:style-name="ro1">
          <table:table-cell office:value-type="float" office:value="69.7934" calcext:value-type="float">
            <text:p>69.7934</text:p>
          </table:table-cell>
          <table:table-cell office:value-type="float" office:value="273.736" calcext:value-type="float">
            <text:p>273.736</text:p>
          </table:table-cell>
          <table:table-cell office:value-type="float" office:value="44.5297" calcext:value-type="float">
            <text:p>44.5297</text:p>
          </table:table-cell>
          <table:table-cell office:value-type="float" office:value="70.566" calcext:value-type="float">
            <text:p>70.566</text:p>
          </table:table-cell>
          <table:table-cell office:value-type="float" office:value="263.692" calcext:value-type="float">
            <text:p>263.692</text:p>
          </table:table-cell>
          <table:table-cell office:value-type="float" office:value="45.6036" calcext:value-type="float">
            <text:p>45.6036</text:p>
          </table:table-cell>
          <table:table-cell/>
          <table:table-cell table:formula="of:=([.D82]-[.A82])/0.0166667" office:value-type="float" office:value="46.3559072881853" calcext:value-type="float">
            <text:p>46.3559072881853</text:p>
          </table:table-cell>
          <table:table-cell table:formula="of:=ABS([.E82]-[.B82])/0.0166667" office:value-type="float" office:value="602.63879472241" calcext:value-type="float">
            <text:p>602.63879472241</text:p>
          </table:table-cell>
          <table:table-cell table:formula="of:=([.F82]-[.C82])/0.0166667" office:value-type="float" office:value="64.4338711322579" calcext:value-type="float">
            <text:p>64.4338711322579</text:p>
          </table:table-cell>
          <table:table-cell table:formula="of:=DEGREES(ATAN(ABS([.F82]-[.C82])/ABS([.E82]-[.B82])))" office:value-type="float" office:value="6.10285414427066" calcext:value-type="float">
            <text:p>6.10285414427066</text:p>
          </table:table-cell>
          <table:table-cell table:formula="of:=SQRT(POWER([.H82];2)+POWER([.I82];2)+POWER([.J82];2))" office:value-type="float" office:value="607.843821054453" calcext:value-type="float">
            <text:p>607.843821054453</text:p>
          </table:table-cell>
        </table:table-row>
        <table:table-row table:style-name="ro1">
          <table:table-cell office:value-type="float" office:value="68.8588" calcext:value-type="float">
            <text:p>68.8588</text:p>
          </table:table-cell>
          <table:table-cell office:value-type="float" office:value="264.566" calcext:value-type="float">
            <text:p>264.566</text:p>
          </table:table-cell>
          <table:table-cell office:value-type="float" office:value="46.2084" calcext:value-type="float">
            <text:p>46.2084</text:p>
          </table:table-cell>
          <table:table-cell office:value-type="float" office:value="68.9277" calcext:value-type="float">
            <text:p>68.9277</text:p>
          </table:table-cell>
          <table:table-cell office:value-type="float" office:value="253.593" calcext:value-type="float">
            <text:p>253.593</text:p>
          </table:table-cell>
          <table:table-cell office:value-type="float" office:value="47.4389" calcext:value-type="float">
            <text:p>47.4389</text:p>
          </table:table-cell>
          <table:table-cell/>
          <table:table-cell table:formula="of:=([.D83]-[.A83])/0.0166667" office:value-type="float" office:value="4.13399173201649" calcext:value-type="float">
            <text:p>4.13399173201649</text:p>
          </table:table-cell>
          <table:table-cell table:formula="of:=ABS([.E83]-[.B83])/0.0166667" office:value-type="float" office:value="658.378683242633" calcext:value-type="float">
            <text:p>658.378683242633</text:p>
          </table:table-cell>
          <table:table-cell table:formula="of:=([.F83]-[.C83])/0.0166667" office:value-type="float" office:value="73.8298523402953" calcext:value-type="float">
            <text:p>73.8298523402953</text:p>
          </table:table-cell>
          <table:table-cell table:formula="of:=DEGREES(ATAN(ABS([.F83]-[.C83])/ABS([.E83]-[.B83])))" office:value-type="float" office:value="6.39835421244804" calcext:value-type="float">
            <text:p>6.39835421244804</text:p>
          </table:table-cell>
          <table:table-cell table:formula="of:=SQRT(POWER([.H83];2)+POWER([.I83];2)+POWER([.J83];2))" office:value-type="float" office:value="662.518246943081" calcext:value-type="float">
            <text:p>662.518246943081</text:p>
          </table:table-cell>
        </table:table-row>
        <table:table-row table:style-name="ro1">
          <table:table-cell office:value-type="float" office:value="69.8324" calcext:value-type="float">
            <text:p>69.8324</text:p>
          </table:table-cell>
          <table:table-cell office:value-type="float" office:value="263.644" calcext:value-type="float">
            <text:p>263.644</text:p>
          </table:table-cell>
          <table:table-cell office:value-type="float" office:value="45.3764" calcext:value-type="float">
            <text:p>45.3764</text:p>
          </table:table-cell>
          <table:table-cell office:value-type="float" office:value="70.351" calcext:value-type="float">
            <text:p>70.351</text:p>
          </table:table-cell>
          <table:table-cell office:value-type="float" office:value="252.827" calcext:value-type="float">
            <text:p>252.827</text:p>
          </table:table-cell>
          <table:table-cell office:value-type="float" office:value="46.3663" calcext:value-type="float">
            <text:p>46.3663</text:p>
          </table:table-cell>
          <table:table-cell/>
          <table:table-cell table:formula="of:=([.D84]-[.A84])/0.0166667" office:value-type="float" office:value="31.115937768124" calcext:value-type="float">
            <text:p>31.115937768124</text:p>
          </table:table-cell>
          <table:table-cell table:formula="of:=ABS([.E84]-[.B84])/0.0166667" office:value-type="float" office:value="649.018701962597" calcext:value-type="float">
            <text:p>649.018701962597</text:p>
          </table:table-cell>
          <table:table-cell table:formula="of:=([.F84]-[.C84])/0.0166667" office:value-type="float" office:value="59.3938812122379" calcext:value-type="float">
            <text:p>59.3938812122379</text:p>
          </table:table-cell>
          <table:table-cell table:formula="of:=DEGREES(ATAN(ABS([.F84]-[.C84])/ABS([.E84]-[.B84])))" office:value-type="float" office:value="5.22876523459296" calcext:value-type="float">
            <text:p>5.22876523459296</text:p>
          </table:table-cell>
          <table:table-cell table:formula="of:=SQRT(POWER([.H84];2)+POWER([.I84];2)+POWER([.J84];2))" office:value-type="float" office:value="652.473072399051" calcext:value-type="float">
            <text:p>652.473072399051</text:p>
          </table:table-cell>
        </table:table-row>
        <table:table-row table:style-name="ro1">
          <table:table-cell office:value-type="float" office:value="70.5629" calcext:value-type="float">
            <text:p>70.5629</text:p>
          </table:table-cell>
          <table:table-cell office:value-type="float" office:value="266.119" calcext:value-type="float">
            <text:p>266.119</text:p>
          </table:table-cell>
          <table:table-cell office:value-type="float" office:value="45.7087" calcext:value-type="float">
            <text:p>45.7087</text:p>
          </table:table-cell>
          <table:table-cell office:value-type="float" office:value="71.5442" calcext:value-type="float">
            <text:p>71.5442</text:p>
          </table:table-cell>
          <table:table-cell office:value-type="float" office:value="256.482" calcext:value-type="float">
            <text:p>256.482</text:p>
          </table:table-cell>
          <table:table-cell office:value-type="float" office:value="46.4875" calcext:value-type="float">
            <text:p>46.4875</text:p>
          </table:table-cell>
          <table:table-cell/>
          <table:table-cell table:formula="of:=([.D85]-[.A85])/0.0166667" office:value-type="float" office:value="58.8778822442358" calcext:value-type="float">
            <text:p>58.8778822442358</text:p>
          </table:table-cell>
          <table:table-cell table:formula="of:=ABS([.E85]-[.B85])/0.0166667" office:value-type="float" office:value="578.218843562313" calcext:value-type="float">
            <text:p>578.218843562313</text:p>
          </table:table-cell>
          <table:table-cell table:formula="of:=([.F85]-[.C85])/0.0166667" office:value-type="float" office:value="46.7279065441867" calcext:value-type="float">
            <text:p>46.7279065441867</text:p>
          </table:table-cell>
          <table:table-cell table:formula="of:=DEGREES(ATAN(ABS([.F85]-[.C85])/ABS([.E85]-[.B85])))" office:value-type="float" office:value="4.62023373897701" calcext:value-type="float">
            <text:p>4.62023373897701</text:p>
          </table:table-cell>
          <table:table-cell table:formula="of:=SQRT(POWER([.H85];2)+POWER([.I85];2)+POWER([.J85];2))" office:value-type="float" office:value="583.084156291446" calcext:value-type="float">
            <text:p>583.084156291446</text:p>
          </table:table-cell>
        </table:table-row>
        <table:table-row table:style-name="ro1">
          <table:table-cell office:value-type="float" office:value="69.5677" calcext:value-type="float">
            <text:p>69.5677</text:p>
          </table:table-cell>
          <table:table-cell office:value-type="float" office:value="268.58" calcext:value-type="float">
            <text:p>268.58</text:p>
          </table:table-cell>
          <table:table-cell office:value-type="float" office:value="45.0906" calcext:value-type="float">
            <text:p>45.0906</text:p>
          </table:table-cell>
          <table:table-cell office:value-type="float" office:value="70.0955" calcext:value-type="float">
            <text:p>70.0955</text:p>
          </table:table-cell>
          <table:table-cell office:value-type="float" office:value="258.72" calcext:value-type="float">
            <text:p>258.72</text:p>
          </table:table-cell>
          <table:table-cell office:value-type="float" office:value="46.1488" calcext:value-type="float">
            <text:p>46.1488</text:p>
          </table:table-cell>
          <table:table-cell/>
          <table:table-cell table:formula="of:=([.D86]-[.A86])/0.0166667" office:value-type="float" office:value="31.6679366641266" calcext:value-type="float">
            <text:p>31.6679366641266</text:p>
          </table:table-cell>
          <table:table-cell table:formula="of:=ABS([.E86]-[.B86])/0.0166667" office:value-type="float" office:value="591.598816802364" calcext:value-type="float">
            <text:p>591.598816802364</text:p>
          </table:table-cell>
          <table:table-cell table:formula="of:=([.F86]-[.C86])/0.0166667" office:value-type="float" office:value="63.4918730162539" calcext:value-type="float">
            <text:p>63.4918730162539</text:p>
          </table:table-cell>
          <table:table-cell table:formula="of:=DEGREES(ATAN(ABS([.F86]-[.C86])/ABS([.E86]-[.B86])))" office:value-type="float" office:value="6.12568019590573" calcext:value-type="float">
            <text:p>6.12568019590573</text:p>
          </table:table-cell>
          <table:table-cell table:formula="of:=SQRT(POWER([.H86];2)+POWER([.I86];2)+POWER([.J86];2))" office:value-type="float" office:value="595.838263452115" calcext:value-type="float">
            <text:p>595.838263452115</text:p>
          </table:table-cell>
        </table:table-row>
        <table:table-row table:style-name="ro1">
          <table:table-cell office:value-type="float" office:value="70.0706" calcext:value-type="float">
            <text:p>70.0706</text:p>
          </table:table-cell>
          <table:table-cell office:value-type="float" office:value="266.101" calcext:value-type="float">
            <text:p>266.101</text:p>
          </table:table-cell>
          <table:table-cell office:value-type="float" office:value="45.4732" calcext:value-type="float">
            <text:p>45.4732</text:p>
          </table:table-cell>
          <table:table-cell office:value-type="float" office:value="70.828" calcext:value-type="float">
            <text:p>70.828</text:p>
          </table:table-cell>
          <table:table-cell office:value-type="float" office:value="254.014" calcext:value-type="float">
            <text:p>254.014</text:p>
          </table:table-cell>
          <table:table-cell office:value-type="float" office:value="46.6462" calcext:value-type="float">
            <text:p>46.6462</text:p>
          </table:table-cell>
          <table:table-cell/>
          <table:table-cell table:formula="of:=([.D87]-[.A87])/0.0166667" office:value-type="float" office:value="45.443909112182" calcext:value-type="float">
            <text:p>45.443909112182</text:p>
          </table:table-cell>
          <table:table-cell table:formula="of:=ABS([.E87]-[.B87])/0.0166667" office:value-type="float" office:value="725.2185495629" calcext:value-type="float">
            <text:p>725.2185495629</text:p>
          </table:table-cell>
          <table:table-cell table:formula="of:=([.F87]-[.C87])/0.0166667" office:value-type="float" office:value="70.3798592402816" calcext:value-type="float">
            <text:p>70.3798592402816</text:p>
          </table:table-cell>
          <table:table-cell table:formula="of:=DEGREES(ATAN(ABS([.F87]-[.C87])/ABS([.E87]-[.B87])))" office:value-type="float" office:value="5.54299208750409" calcext:value-type="float">
            <text:p>5.54299208750409</text:p>
          </table:table-cell>
          <table:table-cell table:formula="of:=SQRT(POWER([.H87];2)+POWER([.I87];2)+POWER([.J87];2))" office:value-type="float" office:value="730.041381082055" calcext:value-type="float">
            <text:p>730.041381082055</text:p>
          </table:table-cell>
        </table:table-row>
        <table:table-row table:style-name="ro1">
          <table:table-cell office:value-type="float" office:value="69.0591" calcext:value-type="float">
            <text:p>69.0591</text:p>
          </table:table-cell>
          <table:table-cell office:value-type="float" office:value="271.082" calcext:value-type="float">
            <text:p>271.082</text:p>
          </table:table-cell>
          <table:table-cell office:value-type="float" office:value="44.7045" calcext:value-type="float">
            <text:p>44.7045</text:p>
          </table:table-cell>
          <table:table-cell office:value-type="float" office:value="69.6134" calcext:value-type="float">
            <text:p>69.6134</text:p>
          </table:table-cell>
          <table:table-cell office:value-type="float" office:value="258.647" calcext:value-type="float">
            <text:p>258.647</text:p>
          </table:table-cell>
          <table:table-cell office:value-type="float" office:value="46.1649" calcext:value-type="float">
            <text:p>46.1649</text:p>
          </table:table-cell>
          <table:table-cell/>
          <table:table-cell table:formula="of:=([.D88]-[.A88])/0.0166667" office:value-type="float" office:value="33.2579334841329" calcext:value-type="float">
            <text:p>33.2579334841329</text:p>
          </table:table-cell>
          <table:table-cell table:formula="of:=ABS([.E88]-[.B88])/0.0166667" office:value-type="float" office:value="746.098507802985" calcext:value-type="float">
            <text:p>746.098507802985</text:p>
          </table:table-cell>
          <table:table-cell table:formula="of:=([.F88]-[.C88])/0.0166667" office:value-type="float" office:value="87.6238247523505" calcext:value-type="float">
            <text:p>87.6238247523505</text:p>
          </table:table-cell>
          <table:table-cell table:formula="of:=DEGREES(ATAN(ABS([.F88]-[.C88])/ABS([.E88]-[.B88])))" office:value-type="float" office:value="6.69828760027227" calcext:value-type="float">
            <text:p>6.69828760027227</text:p>
          </table:table-cell>
          <table:table-cell table:formula="of:=SQRT(POWER([.H88];2)+POWER([.I88];2)+POWER([.J88];2))" office:value-type="float" office:value="751.962105527736" calcext:value-type="float">
            <text:p>751.962105527736</text:p>
          </table:table-cell>
        </table:table-row>
        <table:table-row table:style-name="ro1">
          <table:table-cell office:value-type="float" office:value="79.9462" calcext:value-type="float">
            <text:p>79.9462</text:p>
          </table:table-cell>
          <table:table-cell office:value-type="float" office:value="269.671" calcext:value-type="float">
            <text:p>269.671</text:p>
          </table:table-cell>
          <table:table-cell office:value-type="float" office:value="44.8244" calcext:value-type="float">
            <text:p>44.8244</text:p>
          </table:table-cell>
          <table:table-cell office:value-type="float" office:value="80.2277" calcext:value-type="float">
            <text:p>80.2277</text:p>
          </table:table-cell>
          <table:table-cell office:value-type="float" office:value="258.736" calcext:value-type="float">
            <text:p>258.736</text:p>
          </table:table-cell>
          <table:table-cell office:value-type="float" office:value="45.5749" calcext:value-type="float">
            <text:p>45.5749</text:p>
          </table:table-cell>
          <table:table-cell/>
          <table:table-cell table:formula="of:=([.D89]-[.A89])/0.0166667" office:value-type="float" office:value="16.8899662200672" calcext:value-type="float">
            <text:p>16.8899662200672</text:p>
          </table:table-cell>
          <table:table-cell table:formula="of:=ABS([.E89]-[.B89])/0.0166667" office:value-type="float" office:value="656.098687802625" calcext:value-type="float">
            <text:p>656.098687802625</text:p>
          </table:table-cell>
          <table:table-cell table:formula="of:=([.F89]-[.C89])/0.0166667" office:value-type="float" office:value="45.0299099401803" calcext:value-type="float">
            <text:p>45.0299099401803</text:p>
          </table:table-cell>
          <table:table-cell table:formula="of:=DEGREES(ATAN(ABS([.F89]-[.C89])/ABS([.E89]-[.B89])))" office:value-type="float" office:value="3.92621447458169" calcext:value-type="float">
            <text:p>3.92621447458169</text:p>
          </table:table-cell>
          <table:table-cell table:formula="of:=SQRT(POWER([.H89];2)+POWER([.I89];2)+POWER([.J89];2))" office:value-type="float" office:value="657.858990882135" calcext:value-type="float">
            <text:p>657.858990882135</text:p>
          </table:table-cell>
        </table:table-row>
        <table:table-row table:style-name="ro1">
          <table:table-cell office:value-type="float" office:value="86.8442" calcext:value-type="float">
            <text:p>86.8442</text:p>
          </table:table-cell>
          <table:table-cell office:value-type="float" office:value="268.892" calcext:value-type="float">
            <text:p>268.892</text:p>
          </table:table-cell>
          <table:table-cell office:value-type="float" office:value="44.396" calcext:value-type="float">
            <text:p>44.396</text:p>
          </table:table-cell>
          <table:table-cell office:value-type="float" office:value="87.0021" calcext:value-type="float">
            <text:p>87.0021</text:p>
          </table:table-cell>
          <table:table-cell office:value-type="float" office:value="259.211" calcext:value-type="float">
            <text:p>259.211</text:p>
          </table:table-cell>
          <table:table-cell office:value-type="float" office:value="45.2001" calcext:value-type="float">
            <text:p>45.2001</text:p>
          </table:table-cell>
          <table:table-cell/>
          <table:table-cell table:formula="of:=([.D90]-[.A90])/0.0166667" office:value-type="float" office:value="9.47398105203777" calcext:value-type="float">
            <text:p>9.47398105203777</text:p>
          </table:table-cell>
          <table:table-cell table:formula="of:=ABS([.E90]-[.B90])/0.0166667" office:value-type="float" office:value="580.858838282323" calcext:value-type="float">
            <text:p>580.858838282323</text:p>
          </table:table-cell>
          <table:table-cell table:formula="of:=([.F90]-[.C90])/0.0166667" office:value-type="float" office:value="48.2459035081929" calcext:value-type="float">
            <text:p>48.2459035081929</text:p>
          </table:table-cell>
          <table:table-cell table:formula="of:=DEGREES(ATAN(ABS([.F90]-[.C90])/ABS([.E90]-[.B90])))" office:value-type="float" office:value="4.74806581032298" calcext:value-type="float">
            <text:p>4.74806581032298</text:p>
          </table:table-cell>
          <table:table-cell table:formula="of:=SQRT(POWER([.H90];2)+POWER([.I90];2)+POWER([.J90];2))" office:value-type="float" office:value="582.936028679808" calcext:value-type="float">
            <text:p>582.936028679808</text:p>
          </table:table-cell>
        </table:table-row>
        <table:table-row table:style-name="ro1">
          <table:table-cell office:value-type="float" office:value="85.7641" calcext:value-type="float">
            <text:p>85.7641</text:p>
          </table:table-cell>
          <table:table-cell office:value-type="float" office:value="266.153" calcext:value-type="float">
            <text:p>266.153</text:p>
          </table:table-cell>
          <table:table-cell office:value-type="float" office:value="45.8082" calcext:value-type="float">
            <text:p>45.8082</text:p>
          </table:table-cell>
          <table:table-cell office:value-type="float" office:value="86.3777" calcext:value-type="float">
            <text:p>86.3777</text:p>
          </table:table-cell>
          <table:table-cell office:value-type="float" office:value="255.341" calcext:value-type="float">
            <text:p>255.341</text:p>
          </table:table-cell>
          <table:table-cell office:value-type="float" office:value="47.2437" calcext:value-type="float">
            <text:p>47.2437</text:p>
          </table:table-cell>
          <table:table-cell/>
          <table:table-cell table:formula="of:=([.D91]-[.A91])/0.0166667" office:value-type="float" office:value="36.8159263681476" calcext:value-type="float">
            <text:p>36.8159263681476</text:p>
          </table:table-cell>
          <table:table-cell table:formula="of:=ABS([.E91]-[.B91])/0.0166667" office:value-type="float" office:value="648.718702562596" calcext:value-type="float">
            <text:p>648.718702562596</text:p>
          </table:table-cell>
          <table:table-cell table:formula="of:=([.F91]-[.C91])/0.0166667" office:value-type="float" office:value="86.1298277403444" calcext:value-type="float">
            <text:p>86.1298277403444</text:p>
          </table:table-cell>
          <table:table-cell table:formula="of:=DEGREES(ATAN(ABS([.F91]-[.C91])/ABS([.E91]-[.B91])))" office:value-type="float" office:value="7.56288007549789" calcext:value-type="float">
            <text:p>7.56288007549789</text:p>
          </table:table-cell>
          <table:table-cell table:formula="of:=SQRT(POWER([.H91];2)+POWER([.I91];2)+POWER([.J91];2))" office:value-type="float" office:value="655.446195133837" calcext:value-type="float">
            <text:p>655.446195133837</text:p>
          </table:table-cell>
        </table:table-row>
        <table:table-row table:style-name="ro1">
          <table:table-cell office:value-type="float" office:value="84.8562" calcext:value-type="float">
            <text:p>84.8562</text:p>
          </table:table-cell>
          <table:table-cell office:value-type="float" office:value="268.606" calcext:value-type="float">
            <text:p>268.606</text:p>
          </table:table-cell>
          <table:table-cell office:value-type="float" office:value="45.4355" calcext:value-type="float">
            <text:p>45.4355</text:p>
          </table:table-cell>
          <table:table-cell office:value-type="float" office:value="85.2544" calcext:value-type="float">
            <text:p>85.2544</text:p>
          </table:table-cell>
          <table:table-cell office:value-type="float" office:value="257.654" calcext:value-type="float">
            <text:p>257.654</text:p>
          </table:table-cell>
          <table:table-cell office:value-type="float" office:value="46.8934" calcext:value-type="float">
            <text:p>46.8934</text:p>
          </table:table-cell>
          <table:table-cell/>
          <table:table-cell table:formula="of:=([.D92]-[.A92])/0.0166667" office:value-type="float" office:value="23.8919522160957" calcext:value-type="float">
            <text:p>23.8919522160957</text:p>
          </table:table-cell>
          <table:table-cell table:formula="of:=ABS([.E92]-[.B92])/0.0166667" office:value-type="float" office:value="657.118685762628" calcext:value-type="float">
            <text:p>657.118685762628</text:p>
          </table:table-cell>
          <table:table-cell table:formula="of:=([.F92]-[.C92])/0.0166667" office:value-type="float" office:value="87.47382505235" calcext:value-type="float">
            <text:p>87.47382505235</text:p>
          </table:table-cell>
          <table:table-cell table:formula="of:=DEGREES(ATAN(ABS([.F92]-[.C92])/ABS([.E92]-[.B92])))" office:value-type="float" office:value="7.58247799038131" calcext:value-type="float">
            <text:p>7.58247799038131</text:p>
          </table:table-cell>
          <table:table-cell table:formula="of:=SQRT(POWER([.H92];2)+POWER([.I92];2)+POWER([.J92];2))" office:value-type="float" office:value="663.345658483109" calcext:value-type="float">
            <text:p>663.345658483109</text:p>
          </table:table-cell>
        </table:table-row>
        <table:table-row table:style-name="ro1">
          <table:table-cell office:value-type="float" office:value="85.4361" calcext:value-type="float">
            <text:p>85.4361</text:p>
          </table:table-cell>
          <table:table-cell office:value-type="float" office:value="271.306" calcext:value-type="float">
            <text:p>271.306</text:p>
          </table:table-cell>
          <table:table-cell office:value-type="float" office:value="44.2743" calcext:value-type="float">
            <text:p>44.2743</text:p>
          </table:table-cell>
          <table:table-cell office:value-type="float" office:value="86.0711" calcext:value-type="float">
            <text:p>86.0711</text:p>
          </table:table-cell>
          <table:table-cell office:value-type="float" office:value="260.328" calcext:value-type="float">
            <text:p>260.328</text:p>
          </table:table-cell>
          <table:table-cell office:value-type="float" office:value="45.2706" calcext:value-type="float">
            <text:p>45.2706</text:p>
          </table:table-cell>
          <table:table-cell/>
          <table:table-cell table:formula="of:=([.D93]-[.A93])/0.0166667" office:value-type="float" office:value="38.0999238001527" calcext:value-type="float">
            <text:p>38.0999238001527</text:p>
          </table:table-cell>
          <table:table-cell table:formula="of:=ABS([.E93]-[.B93])/0.0166667" office:value-type="float" office:value="658.678682642635" calcext:value-type="float">
            <text:p>658.678682642635</text:p>
          </table:table-cell>
          <table:table-cell table:formula="of:=([.F93]-[.C93])/0.0166667" office:value-type="float" office:value="59.7778804442394" calcext:value-type="float">
            <text:p>59.7778804442394</text:p>
          </table:table-cell>
          <table:table-cell table:formula="of:=DEGREES(ATAN(ABS([.F93]-[.C93])/ABS([.E93]-[.B93])))" office:value-type="float" office:value="5.18562896335118" calcext:value-type="float">
            <text:p>5.18562896335118</text:p>
          </table:table-cell>
          <table:table-cell table:formula="of:=SQRT(POWER([.H93];2)+POWER([.I93];2)+POWER([.J93];2))" office:value-type="float" office:value="662.482155345954" calcext:value-type="float">
            <text:p>662.482155345954</text:p>
          </table:table-cell>
        </table:table-row>
        <table:table-row table:style-name="ro1">
          <table:table-cell office:value-type="float" office:value="95.1474" calcext:value-type="float">
            <text:p>95.1474</text:p>
          </table:table-cell>
          <table:table-cell office:value-type="float" office:value="262.762" calcext:value-type="float">
            <text:p>262.762</text:p>
          </table:table-cell>
          <table:table-cell office:value-type="float" office:value="45.7719" calcext:value-type="float">
            <text:p>45.7719</text:p>
          </table:table-cell>
          <table:table-cell office:value-type="float" office:value="95.5494" calcext:value-type="float">
            <text:p>95.5494</text:p>
          </table:table-cell>
          <table:table-cell office:value-type="float" office:value="252.288" calcext:value-type="float">
            <text:p>252.288</text:p>
          </table:table-cell>
          <table:table-cell office:value-type="float" office:value="46.464" calcext:value-type="float">
            <text:p>46.464</text:p>
          </table:table-cell>
          <table:table-cell/>
          <table:table-cell table:formula="of:=([.D94]-[.A94])/0.0166667" office:value-type="float" office:value="24.1199517600965" calcext:value-type="float">
            <text:p>24.1199517600965</text:p>
          </table:table-cell>
          <table:table-cell table:formula="of:=ABS([.E94]-[.B94])/0.0166667" office:value-type="float" office:value="628.438743122513" calcext:value-type="float">
            <text:p>628.438743122513</text:p>
          </table:table-cell>
          <table:table-cell table:formula="of:=([.F94]-[.C94])/0.0166667" office:value-type="float" office:value="41.5259169481659" calcext:value-type="float">
            <text:p>41.5259169481659</text:p>
          </table:table-cell>
          <table:table-cell table:formula="of:=DEGREES(ATAN(ABS([.F94]-[.C94])/ABS([.E94]-[.B94])))" office:value-type="float" office:value="3.78048935603661" calcext:value-type="float">
            <text:p>3.78048935603661</text:p>
          </table:table-cell>
          <table:table-cell table:formula="of:=SQRT(POWER([.H94];2)+POWER([.I94];2)+POWER([.J94];2))" office:value-type="float" office:value="630.270916121551" calcext:value-type="float">
            <text:p>630.270916121551</text:p>
          </table:table-cell>
        </table:table-row>
        <table:table-row table:style-name="ro1">
          <table:table-cell office:value-type="float" office:value="96.3691" calcext:value-type="float">
            <text:p>96.3691</text:p>
          </table:table-cell>
          <table:table-cell office:value-type="float" office:value="262.793" calcext:value-type="float">
            <text:p>262.793</text:p>
          </table:table-cell>
          <table:table-cell office:value-type="float" office:value="45.5156" calcext:value-type="float">
            <text:p>45.5156</text:p>
          </table:table-cell>
          <table:table-cell office:value-type="float" office:value="97.2127" calcext:value-type="float">
            <text:p>97.2127</text:p>
          </table:table-cell>
          <table:table-cell office:value-type="float" office:value="252.287" calcext:value-type="float">
            <text:p>252.287</text:p>
          </table:table-cell>
          <table:table-cell office:value-type="float" office:value="46.4503" calcext:value-type="float">
            <text:p>46.4503</text:p>
          </table:table-cell>
          <table:table-cell/>
          <table:table-cell table:formula="of:=([.D95]-[.A95])/0.0166667" office:value-type="float" office:value="50.6158987682022" calcext:value-type="float">
            <text:p>50.6158987682022</text:p>
          </table:table-cell>
          <table:table-cell table:formula="of:=ABS([.E95]-[.B95])/0.0166667" office:value-type="float" office:value="630.358739282521" calcext:value-type="float">
            <text:p>630.358739282521</text:p>
          </table:table-cell>
          <table:table-cell table:formula="of:=([.F95]-[.C95])/0.0166667" office:value-type="float" office:value="56.0818878362243" calcext:value-type="float">
            <text:p>56.0818878362243</text:p>
          </table:table-cell>
          <table:table-cell table:formula="of:=DEGREES(ATAN(ABS([.F95]-[.C95])/ABS([.E95]-[.B95])))" office:value-type="float" office:value="5.08411688844658" calcext:value-type="float">
            <text:p>5.08411688844658</text:p>
          </table:table-cell>
          <table:table-cell table:formula="of:=SQRT(POWER([.H95];2)+POWER([.I95];2)+POWER([.J95];2))" office:value-type="float" office:value="634.869504340252" calcext:value-type="float">
            <text:p>634.869504340252</text:p>
          </table:table-cell>
        </table:table-row>
        <table:table-row table:style-name="ro1">
          <table:table-cell office:value-type="float" office:value="95.1696" calcext:value-type="float">
            <text:p>95.1696</text:p>
          </table:table-cell>
          <table:table-cell office:value-type="float" office:value="267.702" calcext:value-type="float">
            <text:p>267.702</text:p>
          </table:table-cell>
          <table:table-cell office:value-type="float" office:value="44.7558" calcext:value-type="float">
            <text:p>44.7558</text:p>
          </table:table-cell>
          <table:table-cell office:value-type="float" office:value="95.6241" calcext:value-type="float">
            <text:p>95.6241</text:p>
          </table:table-cell>
          <table:table-cell office:value-type="float" office:value="258.058" calcext:value-type="float">
            <text:p>258.058</text:p>
          </table:table-cell>
          <table:table-cell office:value-type="float" office:value="46.0261" calcext:value-type="float">
            <text:p>46.0261</text:p>
          </table:table-cell>
          <table:table-cell/>
          <table:table-cell table:formula="of:=([.D96]-[.A96])/0.0166667" office:value-type="float" office:value="27.2699454601088" calcext:value-type="float">
            <text:p>27.2699454601088</text:p>
          </table:table-cell>
          <table:table-cell table:formula="of:=ABS([.E96]-[.B96])/0.0166667" office:value-type="float" office:value="578.638842722315" calcext:value-type="float">
            <text:p>578.638842722315</text:p>
          </table:table-cell>
          <table:table-cell table:formula="of:=([.F96]-[.C96])/0.0166667" office:value-type="float" office:value="76.2178475643048" calcext:value-type="float">
            <text:p>76.2178475643048</text:p>
          </table:table-cell>
          <table:table-cell table:formula="of:=DEGREES(ATAN(ABS([.F96]-[.C96])/ABS([.E96]-[.B96])))" office:value-type="float" office:value="7.50375682808121" calcext:value-type="float">
            <text:p>7.50375682808121</text:p>
          </table:table-cell>
          <table:table-cell table:formula="of:=SQRT(POWER([.H96];2)+POWER([.I96];2)+POWER([.J96];2))" office:value-type="float" office:value="584.27366919942" calcext:value-type="float">
            <text:p>584.27366919942</text:p>
          </table:table-cell>
        </table:table-row>
        <table:table-row table:style-name="ro1">
          <table:table-cell office:value-type="float" office:value="94.4896" calcext:value-type="float">
            <text:p>94.4896</text:p>
          </table:table-cell>
          <table:table-cell office:value-type="float" office:value="268.898" calcext:value-type="float">
            <text:p>268.898</text:p>
          </table:table-cell>
          <table:table-cell office:value-type="float" office:value="44.8182" calcext:value-type="float">
            <text:p>44.8182</text:p>
          </table:table-cell>
          <table:table-cell office:value-type="float" office:value="95.0784" calcext:value-type="float">
            <text:p>95.0784</text:p>
          </table:table-cell>
          <table:table-cell office:value-type="float" office:value="256.872" calcext:value-type="float">
            <text:p>256.872</text:p>
          </table:table-cell>
          <table:table-cell office:value-type="float" office:value="46.2173" calcext:value-type="float">
            <text:p>46.2173</text:p>
          </table:table-cell>
          <table:table-cell/>
          <table:table-cell table:formula="of:=([.D97]-[.A97])/0.0166667" office:value-type="float" office:value="35.3279293441417" calcext:value-type="float">
            <text:p>35.3279293441417</text:p>
          </table:table-cell>
          <table:table-cell table:formula="of:=ABS([.E97]-[.B97])/0.0166667" office:value-type="float" office:value="721.558556882887" calcext:value-type="float">
            <text:p>721.558556882887</text:p>
          </table:table-cell>
          <table:table-cell table:formula="of:=([.F97]-[.C97])/0.0166667" office:value-type="float" office:value="83.945832108336" calcext:value-type="float">
            <text:p>83.945832108336</text:p>
          </table:table-cell>
          <table:table-cell table:formula="of:=DEGREES(ATAN(ABS([.F97]-[.C97])/ABS([.E97]-[.B97])))" office:value-type="float" office:value="6.63593631272236" calcext:value-type="float">
            <text:p>6.63593631272236</text:p>
          </table:table-cell>
          <table:table-cell table:formula="of:=SQRT(POWER([.H97];2)+POWER([.I97];2)+POWER([.J97];2))" office:value-type="float" office:value="727.283793529747" calcext:value-type="float">
            <text:p>727.283793529747</text:p>
          </table:table-cell>
        </table:table-row>
        <table:table-row table:style-name="ro1">
          <table:table-cell office:value-type="float" office:value="94.748" calcext:value-type="float">
            <text:p>94.748</text:p>
          </table:table-cell>
          <table:table-cell office:value-type="float" office:value="268.998" calcext:value-type="float">
            <text:p>268.998</text:p>
          </table:table-cell>
          <table:table-cell office:value-type="float" office:value="44.3113" calcext:value-type="float">
            <text:p>44.3113</text:p>
          </table:table-cell>
          <table:table-cell office:value-type="float" office:value="95.16" calcext:value-type="float">
            <text:p>95.16</text:p>
          </table:table-cell>
          <table:table-cell office:value-type="float" office:value="258.193" calcext:value-type="float">
            <text:p>258.193</text:p>
          </table:table-cell>
          <table:table-cell office:value-type="float" office:value="45.2921" calcext:value-type="float">
            <text:p>45.2921</text:p>
          </table:table-cell>
          <table:table-cell/>
          <table:table-cell table:formula="of:=([.D98]-[.A98])/0.0166667" office:value-type="float" office:value="24.7199505600984" calcext:value-type="float">
            <text:p>24.7199505600984</text:p>
          </table:table-cell>
          <table:table-cell table:formula="of:=ABS([.E98]-[.B98])/0.0166667" office:value-type="float" office:value="648.298703402594" calcext:value-type="float">
            <text:p>648.298703402594</text:p>
          </table:table-cell>
          <table:table-cell table:formula="of:=([.F98]-[.C98])/0.0166667" office:value-type="float" office:value="58.8478823042351" calcext:value-type="float">
            <text:p>58.8478823042351</text:p>
          </table:table-cell>
          <table:table-cell table:formula="of:=DEGREES(ATAN(ABS([.F98]-[.C98])/ABS([.E98]-[.B98])))" office:value-type="float" office:value="5.18668337908259" calcext:value-type="float">
            <text:p>5.18668337908259</text:p>
          </table:table-cell>
          <table:table-cell table:formula="of:=SQRT(POWER([.H98];2)+POWER([.I98];2)+POWER([.J98];2))" office:value-type="float" office:value="651.43331050912" calcext:value-type="float">
            <text:p>651.43331050912</text:p>
          </table:table-cell>
        </table:table-row>
        <table:table-row table:style-name="ro1">
          <table:table-cell office:value-type="float" office:value="95.1098" calcext:value-type="float">
            <text:p>95.1098</text:p>
          </table:table-cell>
          <table:table-cell office:value-type="float" office:value="266.513" calcext:value-type="float">
            <text:p>266.513</text:p>
          </table:table-cell>
          <table:table-cell office:value-type="float" office:value="44.6994" calcext:value-type="float">
            <text:p>44.6994</text:p>
          </table:table-cell>
          <table:table-cell office:value-type="float" office:value="95.6912" calcext:value-type="float">
            <text:p>95.6912</text:p>
          </table:table-cell>
          <table:table-cell office:value-type="float" office:value="254.7" calcext:value-type="float">
            <text:p>254.7</text:p>
          </table:table-cell>
          <table:table-cell office:value-type="float" office:value="45.6063" calcext:value-type="float">
            <text:p>45.6063</text:p>
          </table:table-cell>
          <table:table-cell/>
          <table:table-cell table:formula="of:=([.D99]-[.A99])/0.0166667" office:value-type="float" office:value="34.8839302321388" calcext:value-type="float">
            <text:p>34.8839302321388</text:p>
          </table:table-cell>
          <table:table-cell table:formula="of:=ABS([.E99]-[.B99])/0.0166667" office:value-type="float" office:value="708.778582442834" calcext:value-type="float">
            <text:p>708.778582442834</text:p>
          </table:table-cell>
          <table:table-cell table:formula="of:=([.F99]-[.C99])/0.0166667" office:value-type="float" office:value="54.4138911722177" calcext:value-type="float">
            <text:p>54.4138911722177</text:p>
          </table:table-cell>
          <table:table-cell table:formula="of:=DEGREES(ATAN(ABS([.F99]-[.C99])/ABS([.E99]-[.B99])))" office:value-type="float" office:value="4.39006328427427" calcext:value-type="float">
            <text:p>4.39006328427427</text:p>
          </table:table-cell>
          <table:table-cell table:formula="of:=SQRT(POWER([.H99];2)+POWER([.I99];2)+POWER([.J99];2))" office:value-type="float" office:value="711.719635158829" calcext:value-type="float">
            <text:p>711.719635158829</text:p>
          </table:table-cell>
        </table:table-row>
        <table:table-row table:style-name="ro1">
          <table:table-cell office:value-type="float" office:value="94.7424" calcext:value-type="float">
            <text:p>94.7424</text:p>
          </table:table-cell>
          <table:table-cell office:value-type="float" office:value="268.952" calcext:value-type="float">
            <text:p>268.952</text:p>
          </table:table-cell>
          <table:table-cell office:value-type="float" office:value="44.5632" calcext:value-type="float">
            <text:p>44.5632</text:p>
          </table:table-cell>
          <table:table-cell office:value-type="float" office:value="95.5056" calcext:value-type="float">
            <text:p>95.5056</text:p>
          </table:table-cell>
          <table:table-cell office:value-type="float" office:value="255.79" calcext:value-type="float">
            <text:p>255.79</text:p>
          </table:table-cell>
          <table:table-cell office:value-type="float" office:value="45.9091" calcext:value-type="float">
            <text:p>45.9091</text:p>
          </table:table-cell>
          <table:table-cell/>
          <table:table-cell table:formula="of:=([.D100]-[.A100])/0.0166667" office:value-type="float" office:value="45.791908416183" calcext:value-type="float">
            <text:p>45.791908416183</text:p>
          </table:table-cell>
          <table:table-cell table:formula="of:=ABS([.E100]-[.B100])/0.0166667" office:value-type="float" office:value="789.718420563159" calcext:value-type="float">
            <text:p>789.718420563159</text:p>
          </table:table-cell>
          <table:table-cell table:formula="of:=([.F100]-[.C100])/0.0166667" office:value-type="float" office:value="80.753838492323" calcext:value-type="float">
            <text:p>80.753838492323</text:p>
          </table:table-cell>
          <table:table-cell table:formula="of:=DEGREES(ATAN(ABS([.F100]-[.C100])/ABS([.E100]-[.B100])))" office:value-type="float" office:value="5.83857195173116" calcext:value-type="float">
            <text:p>5.83857195173116</text:p>
          </table:table-cell>
          <table:table-cell table:formula="of:=SQRT(POWER([.H100];2)+POWER([.I100];2)+POWER([.J100];2))" office:value-type="float" office:value="795.156126232082" calcext:value-type="float">
            <text:p>795.156126232082</text:p>
          </table:table-cell>
        </table:table-row>
        <table:table-row table:style-name="ro1">
          <table:table-cell office:value-type="float" office:value="95.0333" calcext:value-type="float">
            <text:p>95.0333</text:p>
          </table:table-cell>
          <table:table-cell office:value-type="float" office:value="265.197" calcext:value-type="float">
            <text:p>265.197</text:p>
          </table:table-cell>
          <table:table-cell office:value-type="float" office:value="45.3923" calcext:value-type="float">
            <text:p>45.3923</text:p>
          </table:table-cell>
          <table:table-cell office:value-type="float" office:value="95.6738" calcext:value-type="float">
            <text:p>95.6738</text:p>
          </table:table-cell>
          <table:table-cell office:value-type="float" office:value="254.575" calcext:value-type="float">
            <text:p>254.575</text:p>
          </table:table-cell>
          <table:table-cell office:value-type="float" office:value="46.3372" calcext:value-type="float">
            <text:p>46.3372</text:p>
          </table:table-cell>
          <table:table-cell/>
          <table:table-cell table:formula="of:=([.D101]-[.A101])/0.0166667" office:value-type="float" office:value="38.4299231401539" calcext:value-type="float">
            <text:p>38.4299231401539</text:p>
          </table:table-cell>
          <table:table-cell table:formula="of:=ABS([.E101]-[.B101])/0.0166667" office:value-type="float" office:value="637.31872536255" calcext:value-type="float">
            <text:p>637.31872536255</text:p>
          </table:table-cell>
          <table:table-cell table:formula="of:=([.F101]-[.C101])/0.0166667" office:value-type="float" office:value="56.693886612227" calcext:value-type="float">
            <text:p>56.693886612227</text:p>
          </table:table-cell>
          <table:table-cell table:formula="of:=DEGREES(ATAN(ABS([.F101]-[.C101])/ABS([.E101]-[.B101])))" office:value-type="float" office:value="5.08347301221877" calcext:value-type="float">
            <text:p>5.08347301221877</text:p>
          </table:table-cell>
          <table:table-cell table:formula="of:=SQRT(POWER([.H101];2)+POWER([.I101];2)+POWER([.J101];2))" office:value-type="float" office:value="640.988465941084" calcext:value-type="float">
            <text:p>640.988465941084</text:p>
          </table:table-cell>
        </table:table-row>
        <table:table-row table:style-name="ro1">
          <table:table-cell office:value-type="float" office:value="95.3193" calcext:value-type="float">
            <text:p>95.3193</text:p>
          </table:table-cell>
          <table:table-cell office:value-type="float" office:value="261.506" calcext:value-type="float">
            <text:p>261.506</text:p>
          </table:table-cell>
          <table:table-cell office:value-type="float" office:value="46.207" calcext:value-type="float">
            <text:p>46.207</text:p>
          </table:table-cell>
          <table:table-cell office:value-type="float" office:value="95.9475" calcext:value-type="float">
            <text:p>95.9475</text:p>
          </table:table-cell>
          <table:table-cell office:value-type="float" office:value="251.058" calcext:value-type="float">
            <text:p>251.058</text:p>
          </table:table-cell>
          <table:table-cell office:value-type="float" office:value="47.1252" calcext:value-type="float">
            <text:p>47.1252</text:p>
          </table:table-cell>
          <table:table-cell/>
          <table:table-cell table:formula="of:=([.D102]-[.A102])/0.0166667" office:value-type="float" office:value="37.6919246161512" calcext:value-type="float">
            <text:p>37.6919246161512</text:p>
          </table:table-cell>
          <table:table-cell table:formula="of:=ABS([.E102]-[.B102])/0.0166667" office:value-type="float" office:value="626.878746242506" calcext:value-type="float">
            <text:p>626.878746242506</text:p>
          </table:table-cell>
          <table:table-cell table:formula="of:=([.F102]-[.C102])/0.0166667" office:value-type="float" office:value="55.0918898162203" calcext:value-type="float">
            <text:p>55.0918898162203</text:p>
          </table:table-cell>
          <table:table-cell table:formula="of:=DEGREES(ATAN(ABS([.F102]-[.C102])/ABS([.E102]-[.B102])))" office:value-type="float" office:value="5.02241280153026" calcext:value-type="float">
            <text:p>5.02241280153026</text:p>
          </table:table-cell>
          <table:table-cell table:formula="of:=SQRT(POWER([.H102];2)+POWER([.I102];2)+POWER([.J102];2))" office:value-type="float" office:value="630.422683598369" calcext:value-type="float">
            <text:p>630.422683598369</text:p>
          </table:table-cell>
        </table:table-row>
        <table:table-row table:style-name="ro1">
          <table:table-cell office:value-type="float" office:value="104.639" calcext:value-type="float">
            <text:p>104.639</text:p>
          </table:table-cell>
          <table:table-cell office:value-type="float" office:value="266.078" calcext:value-type="float">
            <text:p>266.078</text:p>
          </table:table-cell>
          <table:table-cell office:value-type="float" office:value="45.1755" calcext:value-type="float">
            <text:p>45.1755</text:p>
          </table:table-cell>
          <table:table-cell office:value-type="float" office:value="105.469" calcext:value-type="float">
            <text:p>105.469</text:p>
          </table:table-cell>
          <table:table-cell office:value-type="float" office:value="257.751" calcext:value-type="float">
            <text:p>257.751</text:p>
          </table:table-cell>
          <table:table-cell office:value-type="float" office:value="45.9939" calcext:value-type="float">
            <text:p>45.9939</text:p>
          </table:table-cell>
          <table:table-cell/>
          <table:table-cell table:formula="of:=([.D103]-[.A103])/0.0166667" office:value-type="float" office:value="49.7999004001991" calcext:value-type="float">
            <text:p>49.7999004001991</text:p>
          </table:table-cell>
          <table:table-cell table:formula="of:=ABS([.E103]-[.B103])/0.0166667" office:value-type="float" office:value="499.619000761998" calcext:value-type="float">
            <text:p>499.619000761998</text:p>
          </table:table-cell>
          <table:table-cell table:formula="of:=([.F103]-[.C103])/0.0166667" office:value-type="float" office:value="49.1039017921962" calcext:value-type="float">
            <text:p>49.1039017921962</text:p>
          </table:table-cell>
          <table:table-cell table:formula="of:=DEGREES(ATAN(ABS([.F103]-[.C103])/ABS([.E103]-[.B103])))" office:value-type="float" office:value="5.61315652826437" calcext:value-type="float">
            <text:p>5.61315652826437</text:p>
          </table:table-cell>
          <table:table-cell table:formula="of:=SQRT(POWER([.H103];2)+POWER([.I103];2)+POWER([.J103];2))" office:value-type="float" office:value="504.490207212692" calcext:value-type="float">
            <text:p>504.490207212692</text:p>
          </table:table-cell>
        </table:table-row>
        <table:table-row table:style-name="ro1">
          <table:table-cell office:value-type="float" office:value="104.883" calcext:value-type="float">
            <text:p>104.883</text:p>
          </table:table-cell>
          <table:table-cell office:value-type="float" office:value="266.067" calcext:value-type="float">
            <text:p>266.067</text:p>
          </table:table-cell>
          <table:table-cell office:value-type="float" office:value="45.1753" calcext:value-type="float">
            <text:p>45.1753</text:p>
          </table:table-cell>
          <table:table-cell office:value-type="float" office:value="105.469" calcext:value-type="float">
            <text:p>105.469</text:p>
          </table:table-cell>
          <table:table-cell office:value-type="float" office:value="257.751" calcext:value-type="float">
            <text:p>257.751</text:p>
          </table:table-cell>
          <table:table-cell office:value-type="float" office:value="45.9939" calcext:value-type="float">
            <text:p>45.9939</text:p>
          </table:table-cell>
          <table:table-cell/>
          <table:table-cell table:formula="of:=([.D104]-[.A104])/0.0166667" office:value-type="float" office:value="35.1599296801405" calcext:value-type="float">
            <text:p>35.1599296801405</text:p>
          </table:table-cell>
          <table:table-cell table:formula="of:=ABS([.E104]-[.B104])/0.0166667" office:value-type="float" office:value="498.959002081998" calcext:value-type="float">
            <text:p>498.959002081998</text:p>
          </table:table-cell>
          <table:table-cell table:formula="of:=([.F104]-[.C104])/0.0166667" office:value-type="float" office:value="49.1159017681963" calcext:value-type="float">
            <text:p>49.1159017681963</text:p>
          </table:table-cell>
          <table:table-cell table:formula="of:=DEGREES(ATAN(ABS([.F104]-[.C104])/ABS([.E104]-[.B104])))" office:value-type="float" office:value="5.62189857261019" calcext:value-type="float">
            <text:p>5.62189857261019</text:p>
          </table:table-cell>
          <table:table-cell table:formula="of:=SQRT(POWER([.H104];2)+POWER([.I104];2)+POWER([.J104];2))" office:value-type="float" office:value="502.601908293511" calcext:value-type="float">
            <text:p>502.601908293511</text:p>
          </table:table-cell>
        </table:table-row>
        <table:table-row table:style-name="ro1">
          <table:table-cell office:value-type="float" office:value="104.697" calcext:value-type="float">
            <text:p>104.697</text:p>
          </table:table-cell>
          <table:table-cell office:value-type="float" office:value="273.512" calcext:value-type="float">
            <text:p>273.512</text:p>
          </table:table-cell>
          <table:table-cell office:value-type="float" office:value="44.0129" calcext:value-type="float">
            <text:p>44.0129</text:p>
          </table:table-cell>
          <table:table-cell office:value-type="float" office:value="105.412" calcext:value-type="float">
            <text:p>105.412</text:p>
          </table:table-cell>
          <table:table-cell office:value-type="float" office:value="260.112" calcext:value-type="float">
            <text:p>260.112</text:p>
          </table:table-cell>
          <table:table-cell office:value-type="float" office:value="45.6226" calcext:value-type="float">
            <text:p>45.6226</text:p>
          </table:table-cell>
          <table:table-cell/>
          <table:table-cell table:formula="of:=([.D105]-[.A105])/0.0166667" office:value-type="float" office:value="42.8999142001718" calcext:value-type="float">
            <text:p>42.8999142001718</text:p>
          </table:table-cell>
          <table:table-cell table:formula="of:=ABS([.E105]-[.B105])/0.0166667" office:value-type="float" office:value="803.998392003215" calcext:value-type="float">
            <text:p>803.998392003215</text:p>
          </table:table-cell>
          <table:table-cell table:formula="of:=([.F105]-[.C105])/0.0166667" office:value-type="float" office:value="96.5818068363861" calcext:value-type="float">
            <text:p>96.5818068363861</text:p>
          </table:table-cell>
          <table:table-cell table:formula="of:=DEGREES(ATAN(ABS([.F105]-[.C105])/ABS([.E105]-[.B105])))" office:value-type="float" office:value="6.84993898678751" calcext:value-type="float">
            <text:p>6.84993898678751</text:p>
          </table:table-cell>
          <table:table-cell table:formula="of:=SQRT(POWER([.H105];2)+POWER([.I105];2)+POWER([.J105];2))" office:value-type="float" office:value="810.914213954792" calcext:value-type="float">
            <text:p>810.914213954792</text:p>
          </table:table-cell>
        </table:table-row>
        <table:table-row table:style-name="ro1">
          <table:table-cell office:value-type="float" office:value="114.95" calcext:value-type="float">
            <text:p>114.95</text:p>
          </table:table-cell>
          <table:table-cell office:value-type="float" office:value="268.784" calcext:value-type="float">
            <text:p>268.784</text:p>
          </table:table-cell>
          <table:table-cell office:value-type="float" office:value="44.6718" calcext:value-type="float">
            <text:p>44.6718</text:p>
          </table:table-cell>
          <table:table-cell office:value-type="float" office:value="115.332" calcext:value-type="float">
            <text:p>115.332</text:p>
          </table:table-cell>
          <table:table-cell office:value-type="float" office:value="260.314" calcext:value-type="float">
            <text:p>260.314</text:p>
          </table:table-cell>
          <table:table-cell office:value-type="float" office:value="45.9933" calcext:value-type="float">
            <text:p>45.9933</text:p>
          </table:table-cell>
          <table:table-cell/>
          <table:table-cell table:formula="of:=([.D106]-[.A106])/0.0166667" office:value-type="float" office:value="22.9199541600911" calcext:value-type="float">
            <text:p>22.9199541600911</text:p>
          </table:table-cell>
          <table:table-cell table:formula="of:=ABS([.E106]-[.B106])/0.0166667" office:value-type="float" office:value="508.198983602031" calcext:value-type="float">
            <text:p>508.198983602031</text:p>
          </table:table-cell>
          <table:table-cell table:formula="of:=([.F106]-[.C106])/0.0166667" office:value-type="float" office:value="79.2898414203172" calcext:value-type="float">
            <text:p>79.2898414203172</text:p>
          </table:table-cell>
          <table:table-cell table:formula="of:=DEGREES(ATAN(ABS([.F106]-[.C106])/ABS([.E106]-[.B106])))" office:value-type="float" office:value="8.86786473216331" calcext:value-type="float">
            <text:p>8.86786473216331</text:p>
          </table:table-cell>
          <table:table-cell table:formula="of:=SQRT(POWER([.H106];2)+POWER([.I106];2)+POWER([.J106];2))" office:value-type="float" office:value="514.857660121025" calcext:value-type="float">
            <text:p>514.857660121025</text:p>
          </table:table-cell>
        </table:table-row>
        <table:table-row table:style-name="ro1">
          <table:table-cell office:value-type="float" office:value="115.42" calcext:value-type="float">
            <text:p>115.42</text:p>
          </table:table-cell>
          <table:table-cell office:value-type="float" office:value="263.768" calcext:value-type="float">
            <text:p>263.768</text:p>
          </table:table-cell>
          <table:table-cell office:value-type="float" office:value="45.9355" calcext:value-type="float">
            <text:p>45.9355</text:p>
          </table:table-cell>
          <table:table-cell office:value-type="float" office:value="115.931" calcext:value-type="float">
            <text:p>115.931</text:p>
          </table:table-cell>
          <table:table-cell office:value-type="float" office:value="254.409" calcext:value-type="float">
            <text:p>254.409</text:p>
          </table:table-cell>
          <table:table-cell office:value-type="float" office:value="46.9122" calcext:value-type="float">
            <text:p>46.9122</text:p>
          </table:table-cell>
          <table:table-cell/>
          <table:table-cell table:formula="of:=([.D107]-[.A107])/0.0166667" office:value-type="float" office:value="30.6599386801224" calcext:value-type="float">
            <text:p>30.6599386801224</text:p>
          </table:table-cell>
          <table:table-cell table:formula="of:=ABS([.E107]-[.B107])/0.0166667" office:value-type="float" office:value="561.538876922245" calcext:value-type="float">
            <text:p>561.538876922245</text:p>
          </table:table-cell>
          <table:table-cell table:formula="of:=([.F107]-[.C107])/0.0166667" office:value-type="float" office:value="58.6018827962345" calcext:value-type="float">
            <text:p>58.6018827962345</text:p>
          </table:table-cell>
          <table:table-cell table:formula="of:=DEGREES(ATAN(ABS([.F107]-[.C107])/ABS([.E107]-[.B107])))" office:value-type="float" office:value="5.95778938096673" calcext:value-type="float">
            <text:p>5.95778938096673</text:p>
          </table:table-cell>
          <table:table-cell table:formula="of:=SQRT(POWER([.H107];2)+POWER([.I107];2)+POWER([.J107];2))" office:value-type="float" office:value="565.420306322853" calcext:value-type="float">
            <text:p>565.420306322853</text:p>
          </table:table-cell>
        </table:table-row>
        <table:table-row table:style-name="ro1">
          <table:table-cell office:value-type="float" office:value="117.487" calcext:value-type="float">
            <text:p>117.487</text:p>
          </table:table-cell>
          <table:table-cell office:value-type="float" office:value="267.176" calcext:value-type="float">
            <text:p>267.176</text:p>
          </table:table-cell>
          <table:table-cell office:value-type="float" office:value="45.1474" calcext:value-type="float">
            <text:p>45.1474</text:p>
          </table:table-cell>
          <table:table-cell office:value-type="float" office:value="118.532" calcext:value-type="float">
            <text:p>118.532</text:p>
          </table:table-cell>
          <table:table-cell office:value-type="float" office:value="256.395" calcext:value-type="float">
            <text:p>256.395</text:p>
          </table:table-cell>
          <table:table-cell office:value-type="float" office:value="46.5822" calcext:value-type="float">
            <text:p>46.5822</text:p>
          </table:table-cell>
          <table:table-cell/>
          <table:table-cell table:formula="of:=([.D108]-[.A108])/0.0166667" office:value-type="float" office:value="62.6998746002509" calcext:value-type="float">
            <text:p>62.6998746002509</text:p>
          </table:table-cell>
          <table:table-cell table:formula="of:=ABS([.E108]-[.B108])/0.0166667" office:value-type="float" office:value="646.858706282588" calcext:value-type="float">
            <text:p>646.858706282588</text:p>
          </table:table-cell>
          <table:table-cell table:formula="of:=([.F108]-[.C108])/0.0166667" office:value-type="float" office:value="86.0878278243445" calcext:value-type="float">
            <text:p>86.0878278243445</text:p>
          </table:table-cell>
          <table:table-cell table:formula="of:=DEGREES(ATAN(ABS([.F108]-[.C108])/ABS([.E108]-[.B108])))" office:value-type="float" office:value="7.58071842582403" calcext:value-type="float">
            <text:p>7.58071842582403</text:p>
          </table:table-cell>
          <table:table-cell table:formula="of:=SQRT(POWER([.H108];2)+POWER([.I108];2)+POWER([.J108];2))" office:value-type="float" office:value="655.567368214728" calcext:value-type="float">
            <text:p>655.567368214728</text:p>
          </table:table-cell>
        </table:table-row>
        <table:table-row table:style-name="ro1">
          <table:table-cell office:value-type="float" office:value="120.847" calcext:value-type="float">
            <text:p>120.847</text:p>
          </table:table-cell>
          <table:table-cell office:value-type="float" office:value="261.978" calcext:value-type="float">
            <text:p>261.978</text:p>
          </table:table-cell>
          <table:table-cell office:value-type="float" office:value="45.4511" calcext:value-type="float">
            <text:p>45.4511</text:p>
          </table:table-cell>
          <table:table-cell office:value-type="float" office:value="121.362" calcext:value-type="float">
            <text:p>121.362</text:p>
          </table:table-cell>
          <table:table-cell office:value-type="float" office:value="251.599" calcext:value-type="float">
            <text:p>251.599</text:p>
          </table:table-cell>
          <table:table-cell office:value-type="float" office:value="46.3709" calcext:value-type="float">
            <text:p>46.3709</text:p>
          </table:table-cell>
          <table:table-cell/>
          <table:table-cell table:formula="of:=([.D109]-[.A109])/0.0166667" office:value-type="float" office:value="30.8999382001236" calcext:value-type="float">
            <text:p>30.8999382001236</text:p>
          </table:table-cell>
          <table:table-cell table:formula="of:=ABS([.E109]-[.B109])/0.0166667" office:value-type="float" office:value="622.738754522492" calcext:value-type="float">
            <text:p>622.738754522492</text:p>
          </table:table-cell>
          <table:table-cell table:formula="of:=([.F109]-[.C109])/0.0166667" office:value-type="float" office:value="55.1878896242209" calcext:value-type="float">
            <text:p>55.1878896242209</text:p>
          </table:table-cell>
          <table:table-cell table:formula="of:=DEGREES(ATAN(ABS([.F109]-[.C109])/ABS([.E109]-[.B109])))" office:value-type="float" office:value="5.06439338808796" calcext:value-type="float">
            <text:p>5.06439338808796</text:p>
          </table:table-cell>
          <table:table-cell table:formula="of:=SQRT(POWER([.H109];2)+POWER([.I109];2)+POWER([.J109];2))" office:value-type="float" office:value="625.942541872792" calcext:value-type="float">
            <text:p>625.942541872792</text:p>
          </table:table-cell>
        </table:table-row>
        <table:table-row table:style-name="ro1">
          <table:table-cell office:value-type="float" office:value="120.667" calcext:value-type="float">
            <text:p>120.667</text:p>
          </table:table-cell>
          <table:table-cell office:value-type="float" office:value="269.208" calcext:value-type="float">
            <text:p>269.208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121.43" calcext:value-type="float">
            <text:p>121.43</text:p>
          </table:table-cell>
          <table:table-cell office:value-type="float" office:value="258.453" calcext:value-type="float">
            <text:p>258.453</text:p>
          </table:table-cell>
          <table:table-cell office:value-type="float" office:value="45.5224" calcext:value-type="float">
            <text:p>45.5224</text:p>
          </table:table-cell>
          <table:table-cell/>
          <table:table-cell table:formula="of:=([.D110]-[.A110])/0.0166667" office:value-type="float" office:value="45.7799084401834" calcext:value-type="float">
            <text:p>45.7799084401834</text:p>
          </table:table-cell>
          <table:table-cell table:formula="of:=ABS([.E110]-[.B110])/0.0166667" office:value-type="float" office:value="645.298709402584" calcext:value-type="float">
            <text:p>645.298709402584</text:p>
          </table:table-cell>
          <table:table-cell table:formula="of:=([.F110]-[.C110])/0.0166667" office:value-type="float" office:value="57.5938848122302" calcext:value-type="float">
            <text:p>57.5938848122302</text:p>
          </table:table-cell>
          <table:table-cell table:formula="of:=DEGREES(ATAN(ABS([.F110]-[.C110])/ABS([.E110]-[.B110])))" office:value-type="float" office:value="5.10022103737887" calcext:value-type="float">
            <text:p>5.10022103737887</text:p>
          </table:table-cell>
          <table:table-cell table:formula="of:=SQRT(POWER([.H110];2)+POWER([.I110];2)+POWER([.J110];2))" office:value-type="float" office:value="649.479237498164" calcext:value-type="float">
            <text:p>649.479237498164</text:p>
          </table:table-cell>
        </table:table-row>
        <table:table-row table:style-name="ro1">
          <table:table-cell office:value-type="float" office:value="120.056" calcext:value-type="float">
            <text:p>120.056</text:p>
          </table:table-cell>
          <table:table-cell office:value-type="float" office:value="270.48" calcext:value-type="float">
            <text:p>270.48</text:p>
          </table:table-cell>
          <table:table-cell office:value-type="float" office:value="44.6134" calcext:value-type="float">
            <text:p>44.6134</text:p>
          </table:table-cell>
          <table:table-cell office:value-type="float" office:value="120.478" calcext:value-type="float">
            <text:p>120.478</text:p>
          </table:table-cell>
          <table:table-cell office:value-type="float" office:value="260.848" calcext:value-type="float">
            <text:p>260.848</text:p>
          </table:table-cell>
          <table:table-cell office:value-type="float" office:value="45.6312" calcext:value-type="float">
            <text:p>45.6312</text:p>
          </table:table-cell>
          <table:table-cell/>
          <table:table-cell table:formula="of:=([.D111]-[.A111])/0.0166667" office:value-type="float" office:value="25.3199493601011" calcext:value-type="float">
            <text:p>25.3199493601011</text:p>
          </table:table-cell>
          <table:table-cell table:formula="of:=ABS([.E111]-[.B111])/0.0166667" office:value-type="float" office:value="577.918844162312" calcext:value-type="float">
            <text:p>577.918844162312</text:p>
          </table:table-cell>
          <table:table-cell table:formula="of:=([.F111]-[.C111])/0.0166667" office:value-type="float" office:value="61.0678778642443" calcext:value-type="float">
            <text:p>61.0678778642443</text:p>
          </table:table-cell>
          <table:table-cell table:formula="of:=DEGREES(ATAN(ABS([.F111]-[.C111])/ABS([.E111]-[.B111])))" office:value-type="float" office:value="6.03198079484104" calcext:value-type="float">
            <text:p>6.03198079484104</text:p>
          </table:table-cell>
          <table:table-cell table:formula="of:=SQRT(POWER([.H111];2)+POWER([.I111];2)+POWER([.J111];2))" office:value-type="float" office:value="581.687696260066" calcext:value-type="float">
            <text:p>581.687696260066</text:p>
          </table:table-cell>
        </table:table-row>
        <table:table-row table:style-name="ro1">
          <table:table-cell office:value-type="float" office:value="126.369" calcext:value-type="float">
            <text:p>126.369</text:p>
          </table:table-cell>
          <table:table-cell office:value-type="float" office:value="269.433" calcext:value-type="float">
            <text:p>269.433</text:p>
          </table:table-cell>
          <table:table-cell office:value-type="float" office:value="44.4858" calcext:value-type="float">
            <text:p>44.4858</text:p>
          </table:table-cell>
          <table:table-cell office:value-type="float" office:value="126.838" calcext:value-type="float">
            <text:p>126.838</text:p>
          </table:table-cell>
          <table:table-cell office:value-type="float" office:value="257.496" calcext:value-type="float">
            <text:p>257.496</text:p>
          </table:table-cell>
          <table:table-cell office:value-type="float" office:value="45.8732" calcext:value-type="float">
            <text:p>45.8732</text:p>
          </table:table-cell>
          <table:table-cell/>
          <table:table-cell table:formula="of:=([.D112]-[.A112])/0.0166667" office:value-type="float" office:value="28.1399437201122" calcext:value-type="float">
            <text:p>28.1399437201122</text:p>
          </table:table-cell>
          <table:table-cell table:formula="of:=ABS([.E112]-[.B112])/0.0166667" office:value-type="float" office:value="716.218567562866" calcext:value-type="float">
            <text:p>716.218567562866</text:p>
          </table:table-cell>
          <table:table-cell table:formula="of:=([.F112]-[.C112])/0.0166667" office:value-type="float" office:value="83.243833512333" calcext:value-type="float">
            <text:p>83.243833512333</text:p>
          </table:table-cell>
          <table:table-cell table:formula="of:=DEGREES(ATAN(ABS([.F112]-[.C112])/ABS([.E112]-[.B112])))" office:value-type="float" office:value="6.62956297299387" calcext:value-type="float">
            <text:p>6.62956297299387</text:p>
          </table:table-cell>
          <table:table-cell table:formula="of:=SQRT(POWER([.H112];2)+POWER([.I112];2)+POWER([.J112];2))" office:value-type="float" office:value="721.588822510579" calcext:value-type="float">
            <text:p>721.588822510579</text:p>
          </table:table-cell>
        </table:table-row>
        <table:table-row table:style-name="ro1">
          <table:table-cell office:value-type="float" office:value="126.812" calcext:value-type="float">
            <text:p>126.812</text:p>
          </table:table-cell>
          <table:table-cell office:value-type="float" office:value="263.241" calcext:value-type="float">
            <text:p>263.241</text:p>
          </table:table-cell>
          <table:table-cell office:value-type="float" office:value="45.6924" calcext:value-type="float">
            <text:p>45.6924</text:p>
          </table:table-cell>
          <table:table-cell office:value-type="float" office:value="127.278" calcext:value-type="float">
            <text:p>127.278</text:p>
          </table:table-cell>
          <table:table-cell office:value-type="float" office:value="251.673" calcext:value-type="float">
            <text:p>251.673</text:p>
          </table:table-cell>
          <table:table-cell office:value-type="float" office:value="46.7873" calcext:value-type="float">
            <text:p>46.7873</text:p>
          </table:table-cell>
          <table:table-cell/>
          <table:table-cell table:formula="of:=([.D113]-[.A113])/0.0166667" office:value-type="float" office:value="27.9599440801123" calcext:value-type="float">
            <text:p>27.9599440801123</text:p>
          </table:table-cell>
          <table:table-cell table:formula="of:=ABS([.E113]-[.B113])/0.0166667" office:value-type="float" office:value="694.078611842775" calcext:value-type="float">
            <text:p>694.078611842775</text:p>
          </table:table-cell>
          <table:table-cell table:formula="of:=([.F113]-[.C113])/0.0166667" office:value-type="float" office:value="65.6938686122629" calcext:value-type="float">
            <text:p>65.6938686122629</text:p>
          </table:table-cell>
          <table:table-cell table:formula="of:=DEGREES(ATAN(ABS([.F113]-[.C113])/ABS([.E113]-[.B113])))" office:value-type="float" office:value="5.40688270534722" calcext:value-type="float">
            <text:p>5.40688270534722</text:p>
          </table:table-cell>
          <table:table-cell table:formula="of:=SQRT(POWER([.H113];2)+POWER([.I113];2)+POWER([.J113];2))" office:value-type="float" office:value="697.741042410293" calcext:value-type="float">
            <text:p>697.741042410293</text:p>
          </table:table-cell>
        </table:table-row>
        <table:table-row table:style-name="ro1">
          <table:table-cell office:value-type="float" office:value="127.393" calcext:value-type="float">
            <text:p>127.393</text:p>
          </table:table-cell>
          <table:table-cell office:value-type="float" office:value="261.994" calcext:value-type="float">
            <text:p>261.994</text:p>
          </table:table-cell>
          <table:table-cell office:value-type="float" office:value="45.6422" calcext:value-type="float">
            <text:p>45.6422</text:p>
          </table:table-cell>
          <table:table-cell office:value-type="float" office:value="127.973" calcext:value-type="float">
            <text:p>127.973</text:p>
          </table:table-cell>
          <table:table-cell office:value-type="float" office:value="251.546" calcext:value-type="float">
            <text:p>251.546</text:p>
          </table:table-cell>
          <table:table-cell office:value-type="float" office:value="46.8025" calcext:value-type="float">
            <text:p>46.8025</text:p>
          </table:table-cell>
          <table:table-cell/>
          <table:table-cell table:formula="of:=([.D114]-[.A114])/0.0166667" office:value-type="float" office:value="34.7999304001391" calcext:value-type="float">
            <text:p>34.7999304001391</text:p>
          </table:table-cell>
          <table:table-cell table:formula="of:=ABS([.E114]-[.B114])/0.0166667" office:value-type="float" office:value="626.87874624251" calcext:value-type="float">
            <text:p>626.87874624251</text:p>
          </table:table-cell>
          <table:table-cell table:formula="of:=([.F114]-[.C114])/0.0166667" office:value-type="float" office:value="69.6178607642784" calcext:value-type="float">
            <text:p>69.6178607642784</text:p>
          </table:table-cell>
          <table:table-cell table:formula="of:=DEGREES(ATAN(ABS([.F114]-[.C114])/ABS([.E114]-[.B114])))" office:value-type="float" office:value="6.33700170185059" calcext:value-type="float">
            <text:p>6.33700170185059</text:p>
          </table:table-cell>
          <table:table-cell table:formula="of:=SQRT(POWER([.H114];2)+POWER([.I114];2)+POWER([.J114];2))" office:value-type="float" office:value="631.691890231171" calcext:value-type="float">
            <text:p>631.691890231171</text:p>
          </table:table-cell>
        </table:table-row>
        <table:table-row table:style-name="ro1">
          <table:table-cell office:value-type="float" office:value="126.538" calcext:value-type="float">
            <text:p>126.538</text:p>
          </table:table-cell>
          <table:table-cell office:value-type="float" office:value="266.906" calcext:value-type="float">
            <text:p>266.906</text:p>
          </table:table-cell>
          <table:table-cell office:value-type="float" office:value="45.1232" calcext:value-type="float">
            <text:p>45.1232</text:p>
          </table:table-cell>
          <table:table-cell office:value-type="float" office:value="126.999" calcext:value-type="float">
            <text:p>126.999</text:p>
          </table:table-cell>
          <table:table-cell office:value-type="float" office:value="255.1" calcext:value-type="float">
            <text:p>255.1</text:p>
          </table:table-cell>
          <table:table-cell office:value-type="float" office:value="46.4864" calcext:value-type="float">
            <text:p>46.4864</text:p>
          </table:table-cell>
          <table:table-cell/>
          <table:table-cell table:formula="of:=([.D115]-[.A115])/0.0166667" office:value-type="float" office:value="27.6599446801106" calcext:value-type="float">
            <text:p>27.6599446801106</text:p>
          </table:table-cell>
          <table:table-cell table:formula="of:=ABS([.E115]-[.B115])/0.0166667" office:value-type="float" office:value="708.358583282834" calcext:value-type="float">
            <text:p>708.358583282834</text:p>
          </table:table-cell>
          <table:table-cell table:formula="of:=([.F115]-[.C115])/0.0166667" office:value-type="float" office:value="81.7918364163275" calcext:value-type="float">
            <text:p>81.7918364163275</text:p>
          </table:table-cell>
          <table:table-cell table:formula="of:=DEGREES(ATAN(ABS([.F115]-[.C115])/ABS([.E115]-[.B115])))" office:value-type="float" office:value="6.58658659076745" calcext:value-type="float">
            <text:p>6.58658659076745</text:p>
          </table:table-cell>
          <table:table-cell table:formula="of:=SQRT(POWER([.H115];2)+POWER([.I115];2)+POWER([.J115];2))" office:value-type="float" office:value="713.601330964654" calcext:value-type="float">
            <text:p>713.601330964654</text:p>
          </table:table-cell>
        </table:table-row>
        <table:table-row table:style-name="ro1">
          <table:table-cell office:value-type="float" office:value="126.261" calcext:value-type="float">
            <text:p>126.261</text:p>
          </table:table-cell>
          <table:table-cell office:value-type="float" office:value="264.603" calcext:value-type="float">
            <text:p>264.603</text:p>
          </table:table-cell>
          <table:table-cell office:value-type="float" office:value="45.2421" calcext:value-type="float">
            <text:p>45.2421</text:p>
          </table:table-cell>
          <table:table-cell office:value-type="float" office:value="126.655" calcext:value-type="float">
            <text:p>126.655</text:p>
          </table:table-cell>
          <table:table-cell office:value-type="float" office:value="254.123" calcext:value-type="float">
            <text:p>254.123</text:p>
          </table:table-cell>
          <table:table-cell office:value-type="float" office:value="46.1692" calcext:value-type="float">
            <text:p>46.1692</text:p>
          </table:table-cell>
          <table:table-cell/>
          <table:table-cell table:formula="of:=([.D116]-[.A116])/0.0166667" office:value-type="float" office:value="23.6399527200949" calcext:value-type="float">
            <text:p>23.6399527200949</text:p>
          </table:table-cell>
          <table:table-cell table:formula="of:=ABS([.E116]-[.B116])/0.0166667" office:value-type="float" office:value="628.798742402516" calcext:value-type="float">
            <text:p>628.798742402516</text:p>
          </table:table-cell>
          <table:table-cell table:formula="of:=([.F116]-[.C116])/0.0166667" office:value-type="float" office:value="55.6258887482227" calcext:value-type="float">
            <text:p>55.6258887482227</text:p>
          </table:table-cell>
          <table:table-cell table:formula="of:=DEGREES(ATAN(ABS([.F116]-[.C116])/ABS([.E116]-[.B116])))" office:value-type="float" office:value="5.05543870350275" calcext:value-type="float">
            <text:p>5.05543870350275</text:p>
          </table:table-cell>
          <table:table-cell table:formula="of:=SQRT(POWER([.H116];2)+POWER([.I116];2)+POWER([.J116];2))" office:value-type="float" office:value="631.696877711631" calcext:value-type="float">
            <text:p>631.696877711631</text:p>
          </table:table-cell>
        </table:table-row>
        <table:table-row table:style-name="ro1">
          <table:table-cell office:value-type="float" office:value="125.673" calcext:value-type="float">
            <text:p>125.673</text:p>
          </table:table-cell>
          <table:table-cell office:value-type="float" office:value="265.858" calcext:value-type="float">
            <text:p>265.858</text:p>
          </table:table-cell>
          <table:table-cell office:value-type="float" office:value="45.2927" calcext:value-type="float">
            <text:p>45.2927</text:p>
          </table:table-cell>
          <table:table-cell office:value-type="float" office:value="125.974" calcext:value-type="float">
            <text:p>125.974</text:p>
          </table:table-cell>
          <table:table-cell office:value-type="float" office:value="256.444" calcext:value-type="float">
            <text:p>256.444</text:p>
          </table:table-cell>
          <table:table-cell office:value-type="float" office:value="46.2827" calcext:value-type="float">
            <text:p>46.2827</text:p>
          </table:table-cell>
          <table:table-cell/>
          <table:table-cell table:formula="of:=([.D117]-[.A117])/0.0166667" office:value-type="float" office:value="18.0599638800724" calcext:value-type="float">
            <text:p>18.0599638800724</text:p>
          </table:table-cell>
          <table:table-cell table:formula="of:=ABS([.E117]-[.B117])/0.0166667" office:value-type="float" office:value="564.838870322259" calcext:value-type="float">
            <text:p>564.838870322259</text:p>
          </table:table-cell>
          <table:table-cell table:formula="of:=([.F117]-[.C117])/0.0166667" office:value-type="float" office:value="59.3998812002373" calcext:value-type="float">
            <text:p>59.3998812002373</text:p>
          </table:table-cell>
          <table:table-cell table:formula="of:=DEGREES(ATAN(ABS([.F117]-[.C117])/ABS([.E117]-[.B117])))" office:value-type="float" office:value="6.0033031826041" calcext:value-type="float">
            <text:p>6.0033031826041</text:p>
          </table:table-cell>
          <table:table-cell table:formula="of:=SQRT(POWER([.H117];2)+POWER([.I117];2)+POWER([.J117];2))" office:value-type="float" office:value="568.240668738939" calcext:value-type="float">
            <text:p>568.240668738939</text:p>
          </table:table-cell>
        </table:table-row>
        <table:table-row table:style-name="ro1">
          <table:table-cell office:value-type="float" office:value="126.277" calcext:value-type="float">
            <text:p>126.277</text:p>
          </table:table-cell>
          <table:table-cell office:value-type="float" office:value="264.65" calcext:value-type="float">
            <text:p>264.65</text:p>
          </table:table-cell>
          <table:table-cell office:value-type="float" office:value="44.9925" calcext:value-type="float">
            <text:p>44.9925</text:p>
          </table:table-cell>
          <table:table-cell office:value-type="float" office:value="126.655" calcext:value-type="float">
            <text:p>126.655</text:p>
          </table:table-cell>
          <table:table-cell office:value-type="float" office:value="254.123" calcext:value-type="float">
            <text:p>254.123</text:p>
          </table:table-cell>
          <table:table-cell office:value-type="float" office:value="46.1692" calcext:value-type="float">
            <text:p>46.1692</text:p>
          </table:table-cell>
          <table:table-cell/>
          <table:table-cell table:formula="of:=([.D118]-[.A118])/0.0166667" office:value-type="float" office:value="22.6799546400907" calcext:value-type="float">
            <text:p>22.6799546400907</text:p>
          </table:table-cell>
          <table:table-cell table:formula="of:=ABS([.E118]-[.B118])/0.0166667" office:value-type="float" office:value="631.618736762526" calcext:value-type="float">
            <text:p>631.618736762526</text:p>
          </table:table-cell>
          <table:table-cell table:formula="of:=([.F118]-[.C118])/0.0166667" office:value-type="float" office:value="70.6018587962826" calcext:value-type="float">
            <text:p>70.6018587962826</text:p>
          </table:table-cell>
          <table:table-cell table:formula="of:=DEGREES(ATAN(ABS([.F118]-[.C118])/ABS([.E118]-[.B118])))" office:value-type="float" office:value="6.37800277239021" calcext:value-type="float">
            <text:p>6.37800277239021</text:p>
          </table:table-cell>
          <table:table-cell table:formula="of:=SQRT(POWER([.H118];2)+POWER([.I118];2)+POWER([.J118];2))" office:value-type="float" office:value="635.9569414964" calcext:value-type="float">
            <text:p>635.9569414964</text:p>
          </table:table-cell>
        </table:table-row>
        <table:table-row table:style-name="ro1">
          <table:table-cell office:value-type="float" office:value="126.485" calcext:value-type="float">
            <text:p>126.485</text:p>
          </table:table-cell>
          <table:table-cell office:value-type="float" office:value="270.536" calcext:value-type="float">
            <text:p>270.536</text:p>
          </table:table-cell>
          <table:table-cell office:value-type="float" office:value="44.803" calcext:value-type="float">
            <text:p>44.803</text:p>
          </table:table-cell>
          <table:table-cell office:value-type="float" office:value="127.482" calcext:value-type="float">
            <text:p>127.482</text:p>
          </table:table-cell>
          <table:table-cell office:value-type="float" office:value="260.797" calcext:value-type="float">
            <text:p>260.797</text:p>
          </table:table-cell>
          <table:table-cell office:value-type="float" office:value="45.8288" calcext:value-type="float">
            <text:p>45.8288</text:p>
          </table:table-cell>
          <table:table-cell/>
          <table:table-cell table:formula="of:=([.D119]-[.A119])/0.0166667" office:value-type="float" office:value="59.8198803602393" calcext:value-type="float">
            <text:p>59.8198803602393</text:p>
          </table:table-cell>
          <table:table-cell table:formula="of:=ABS([.E119]-[.B119])/0.0166667" office:value-type="float" office:value="584.338831322336" calcext:value-type="float">
            <text:p>584.338831322336</text:p>
          </table:table-cell>
          <table:table-cell table:formula="of:=([.F119]-[.C119])/0.0166667" office:value-type="float" office:value="61.5478769042464" calcext:value-type="float">
            <text:p>61.5478769042464</text:p>
          </table:table-cell>
          <table:table-cell table:formula="of:=DEGREES(ATAN(ABS([.F119]-[.C119])/ABS([.E119]-[.B119])))" office:value-type="float" office:value="6.01274212081192" calcext:value-type="float">
            <text:p>6.01274212081192</text:p>
          </table:table-cell>
          <table:table-cell table:formula="of:=SQRT(POWER([.H119];2)+POWER([.I119];2)+POWER([.J119];2))" office:value-type="float" office:value="590.608524344923" calcext:value-type="float">
            <text:p>590.608524344923</text:p>
          </table:table-cell>
        </table:table-row>
        <table:table-row table:style-name="ro1">
          <table:table-cell office:value-type="float" office:value="126.538" calcext:value-type="float">
            <text:p>126.538</text:p>
          </table:table-cell>
          <table:table-cell office:value-type="float" office:value="266.906" calcext:value-type="float">
            <text:p>266.906</text:p>
          </table:table-cell>
          <table:table-cell office:value-type="float" office:value="45.1232" calcext:value-type="float">
            <text:p>45.1232</text:p>
          </table:table-cell>
          <table:table-cell office:value-type="float" office:value="127.057" calcext:value-type="float">
            <text:p>127.057</text:p>
          </table:table-cell>
          <table:table-cell office:value-type="float" office:value="257.408" calcext:value-type="float">
            <text:p>257.408</text:p>
          </table:table-cell>
          <table:table-cell office:value-type="float" office:value="46.1237" calcext:value-type="float">
            <text:p>46.1237</text:p>
          </table:table-cell>
          <table:table-cell/>
          <table:table-cell table:formula="of:=([.D120]-[.A120])/0.0166667" office:value-type="float" office:value="31.1399377201249" calcext:value-type="float">
            <text:p>31.1399377201249</text:p>
          </table:table-cell>
          <table:table-cell table:formula="of:=ABS([.E120]-[.B120])/0.0166667" office:value-type="float" office:value="569.878860242279" calcext:value-type="float">
            <text:p>569.878860242279</text:p>
          </table:table-cell>
          <table:table-cell table:formula="of:=([.F120]-[.C120])/0.0166667" office:value-type="float" office:value="60.0298799402403" calcext:value-type="float">
            <text:p>60.0298799402403</text:p>
          </table:table-cell>
          <table:table-cell table:formula="of:=DEGREES(ATAN(ABS([.F120]-[.C120])/ABS([.E120]-[.B120])))" office:value-type="float" office:value="6.01324513487306" calcext:value-type="float">
            <text:p>6.01324513487306</text:p>
          </table:table-cell>
          <table:table-cell table:formula="of:=SQRT(POWER([.H120];2)+POWER([.I120];2)+POWER([.J120];2))" office:value-type="float" office:value="573.87733668258" calcext:value-type="float">
            <text:p>573.87733668258</text:p>
          </table:table-cell>
        </table:table-row>
        <table:table-row table:style-name="ro1">
          <table:table-cell office:value-type="float" office:value="126.829" calcext:value-type="float">
            <text:p>126.829</text:p>
          </table:table-cell>
          <table:table-cell office:value-type="float" office:value="263.297" calcext:value-type="float">
            <text:p>263.297</text:p>
          </table:table-cell>
          <table:table-cell office:value-type="float" office:value="45.4423" calcext:value-type="float">
            <text:p>45.4423</text:p>
          </table:table-cell>
          <table:table-cell office:value-type="float" office:value="127.673" calcext:value-type="float">
            <text:p>127.673</text:p>
          </table:table-cell>
          <table:table-cell office:value-type="float" office:value="252.795" calcext:value-type="float">
            <text:p>252.795</text:p>
          </table:table-cell>
          <table:table-cell office:value-type="float" office:value="46.372" calcext:value-type="float">
            <text:p>46.372</text:p>
          </table:table-cell>
          <table:table-cell/>
          <table:table-cell table:formula="of:=([.D121]-[.A121])/0.0166667" office:value-type="float" office:value="50.6398987202031" calcext:value-type="float">
            <text:p>50.6398987202031</text:p>
          </table:table-cell>
          <table:table-cell table:formula="of:=ABS([.E121]-[.B121])/0.0166667" office:value-type="float" office:value="630.118739762523" calcext:value-type="float">
            <text:p>630.118739762523</text:p>
          </table:table-cell>
          <table:table-cell table:formula="of:=([.F121]-[.C121])/0.0166667" office:value-type="float" office:value="55.7818884362229" calcext:value-type="float">
            <text:p>55.7818884362229</text:p>
          </table:table-cell>
          <table:table-cell table:formula="of:=DEGREES(ATAN(ABS([.F121]-[.C121])/ABS([.E121]-[.B121])))" office:value-type="float" office:value="5.0589779120441" calcext:value-type="float">
            <text:p>5.0589779120441</text:p>
          </table:table-cell>
          <table:table-cell table:formula="of:=SQRT(POWER([.H121];2)+POWER([.I121];2)+POWER([.J121];2))" office:value-type="float" office:value="634.606684978825" calcext:value-type="float">
            <text:p>634.606684978825</text:p>
          </table:table-cell>
        </table:table-row>
        <table:table-row table:style-name="ro1">
          <table:table-cell office:value-type="float" office:value="127.246" calcext:value-type="float">
            <text:p>127.246</text:p>
          </table:table-cell>
          <table:table-cell office:value-type="float" office:value="260.139" calcext:value-type="float">
            <text:p>260.139</text:p>
          </table:table-cell>
          <table:table-cell office:value-type="float" office:value="43.7727" calcext:value-type="float">
            <text:p>43.7727</text:p>
          </table:table-cell>
          <table:table-cell office:value-type="float" office:value="128.108" calcext:value-type="float">
            <text:p>128.108</text:p>
          </table:table-cell>
          <table:table-cell office:value-type="float" office:value="249.857" calcext:value-type="float">
            <text:p>249.857</text:p>
          </table:table-cell>
          <table:table-cell office:value-type="float" office:value="44.251" calcext:value-type="float">
            <text:p>44.251</text:p>
          </table:table-cell>
          <table:table-cell/>
          <table:table-cell table:formula="of:=([.D122]-[.A122])/0.0166667" office:value-type="float" office:value="51.7198965602074" calcext:value-type="float">
            <text:p>51.7198965602074</text:p>
          </table:table-cell>
          <table:table-cell table:formula="of:=ABS([.E122]-[.B122])/0.0166667" office:value-type="float" office:value="616.918766162468" calcext:value-type="float">
            <text:p>616.918766162468</text:p>
          </table:table-cell>
          <table:table-cell table:formula="of:=([.F122]-[.C122])/0.0166667" office:value-type="float" office:value="28.6979426041146" calcext:value-type="float">
            <text:p>28.6979426041146</text:p>
          </table:table-cell>
          <table:table-cell table:formula="of:=DEGREES(ATAN(ABS([.F122]-[.C122])/ABS([.E122]-[.B122])))" office:value-type="float" office:value="2.66337577009704" calcext:value-type="float">
            <text:p>2.66337577009704</text:p>
          </table:table-cell>
          <table:table-cell table:formula="of:=SQRT(POWER([.H122];2)+POWER([.I122];2)+POWER([.J122];2))" office:value-type="float" office:value="619.74775808657" calcext:value-type="float">
            <text:p>619.74775808657</text:p>
          </table:table-cell>
        </table:table-row>
        <table:table-row table:style-name="ro1">
          <table:table-cell office:value-type="float" office:value="127.459" calcext:value-type="float">
            <text:p>127.459</text:p>
          </table:table-cell>
          <table:table-cell office:value-type="float" office:value="262.201" calcext:value-type="float">
            <text:p>262.201</text:p>
          </table:table-cell>
          <table:table-cell office:value-type="float" office:value="44.6454" calcext:value-type="float">
            <text:p>44.6454</text:p>
          </table:table-cell>
          <table:table-cell office:value-type="float" office:value="128.14" calcext:value-type="float">
            <text:p>128.14</text:p>
          </table:table-cell>
          <table:table-cell office:value-type="float" office:value="250.638" calcext:value-type="float">
            <text:p>250.638</text:p>
          </table:table-cell>
          <table:table-cell office:value-type="float" office:value="45.7703" calcext:value-type="float">
            <text:p>45.7703</text:p>
          </table:table-cell>
          <table:table-cell/>
          <table:table-cell table:formula="of:=([.D123]-[.A123])/0.0166667" office:value-type="float" office:value="40.8599182801624" calcext:value-type="float">
            <text:p>40.8599182801624</text:p>
          </table:table-cell>
          <table:table-cell table:formula="of:=ABS([.E123]-[.B123])/0.0166667" office:value-type="float" office:value="693.778612442776" calcext:value-type="float">
            <text:p>693.778612442776</text:p>
          </table:table-cell>
          <table:table-cell table:formula="of:=([.F123]-[.C123])/0.0166667" office:value-type="float" office:value="67.4938650122698" calcext:value-type="float">
            <text:p>67.4938650122698</text:p>
          </table:table-cell>
          <table:table-cell table:formula="of:=DEGREES(ATAN(ABS([.F123]-[.C123])/ABS([.E123]-[.B123])))" office:value-type="float" office:value="5.55650254779215" calcext:value-type="float">
            <text:p>5.55650254779215</text:p>
          </table:table-cell>
          <table:table-cell table:formula="of:=SQRT(POWER([.H123];2)+POWER([.I123];2)+POWER([.J123];2))" office:value-type="float" office:value="698.250469258116" calcext:value-type="float">
            <text:p>698.250469258116</text:p>
          </table:table-cell>
        </table:table-row>
        <table:table-row table:style-name="ro1">
          <table:table-cell office:value-type="float" office:value="108.254" calcext:value-type="float">
            <text:p>108.254</text:p>
          </table:table-cell>
          <table:table-cell office:value-type="float" office:value="264.914" calcext:value-type="float">
            <text:p>264.914</text:p>
          </table:table-cell>
          <table:table-cell office:value-type="float" office:value="43.8734" calcext:value-type="float">
            <text:p>43.8734</text:p>
          </table:table-cell>
          <table:table-cell office:value-type="float" office:value="108.738" calcext:value-type="float">
            <text:p>108.738</text:p>
          </table:table-cell>
          <table:table-cell office:value-type="float" office:value="253.261" calcext:value-type="float">
            <text:p>253.261</text:p>
          </table:table-cell>
          <table:table-cell office:value-type="float" office:value="44.7841" calcext:value-type="float">
            <text:p>44.7841</text:p>
          </table:table-cell>
          <table:table-cell/>
          <table:table-cell table:formula="of:=([.D124]-[.A124])/0.0166667" office:value-type="float" office:value="29.0399419201158" calcext:value-type="float">
            <text:p>29.0399419201158</text:p>
          </table:table-cell>
          <table:table-cell table:formula="of:=ABS([.E124]-[.B124])/0.0166667" office:value-type="float" office:value="699.178601642796" calcext:value-type="float">
            <text:p>699.178601642796</text:p>
          </table:table-cell>
          <table:table-cell table:formula="of:=([.F124]-[.C124])/0.0166667" office:value-type="float" office:value="54.6418907162189" calcext:value-type="float">
            <text:p>54.6418907162189</text:p>
          </table:table-cell>
          <table:table-cell table:formula="of:=DEGREES(ATAN(ABS([.F124]-[.C124])/ABS([.E124]-[.B124])))" office:value-type="float" office:value="4.46867097348059" calcext:value-type="float">
            <text:p>4.46867097348059</text:p>
          </table:table-cell>
          <table:table-cell table:formula="of:=SQRT(POWER([.H124];2)+POWER([.I124];2)+POWER([.J124];2))" office:value-type="float" office:value="701.91151254481" calcext:value-type="float">
            <text:p>701.91151254481</text:p>
          </table:table-cell>
        </table:table-row>
        <table:table-row table:style-name="ro1">
          <table:table-cell office:value-type="float" office:value="103.728" calcext:value-type="float">
            <text:p>103.728</text:p>
          </table:table-cell>
          <table:table-cell office:value-type="float" office:value="270.084" calcext:value-type="float">
            <text:p>270.084</text:p>
          </table:table-cell>
          <table:table-cell office:value-type="float" office:value="43.3299" calcext:value-type="float">
            <text:p>43.3299</text:p>
          </table:table-cell>
          <table:table-cell office:value-type="float" office:value="104.502" calcext:value-type="float">
            <text:p>104.502</text:p>
          </table:table-cell>
          <table:table-cell office:value-type="float" office:value="260.453" calcext:value-type="float">
            <text:p>260.453</text:p>
          </table:table-cell>
          <table:table-cell office:value-type="float" office:value="44.1347" calcext:value-type="float">
            <text:p>44.1347</text:p>
          </table:table-cell>
          <table:table-cell/>
          <table:table-cell table:formula="of:=([.D125]-[.A125])/0.0166667" office:value-type="float" office:value="46.4399071201858" calcext:value-type="float">
            <text:p>46.4399071201858</text:p>
          </table:table-cell>
          <table:table-cell table:formula="of:=ABS([.E125]-[.B125])/0.0166667" office:value-type="float" office:value="577.858844282313" calcext:value-type="float">
            <text:p>577.858844282313</text:p>
          </table:table-cell>
          <table:table-cell table:formula="of:=([.F125]-[.C125])/0.0166667" office:value-type="float" office:value="48.2879034241932" calcext:value-type="float">
            <text:p>48.2879034241932</text:p>
          </table:table-cell>
          <table:table-cell table:formula="of:=DEGREES(ATAN(ABS([.F125]-[.C125])/ABS([.E125]-[.B125])))" office:value-type="float" office:value="4.77673766611393" calcext:value-type="float">
            <text:p>4.77673766611393</text:p>
          </table:table-cell>
          <table:table-cell table:formula="of:=SQRT(POWER([.H125];2)+POWER([.I125];2)+POWER([.J125];2))" office:value-type="float" office:value="581.729516618958" calcext:value-type="float">
            <text:p>581.729516618958</text:p>
          </table:table-cell>
        </table:table-row>
        <table:table-row table:style-name="ro1">
          <table:table-cell office:value-type="float" office:value="97.2401" calcext:value-type="float">
            <text:p>97.2401</text:p>
          </table:table-cell>
          <table:table-cell office:value-type="float" office:value="260.66" calcext:value-type="float">
            <text:p>260.66</text:p>
          </table:table-cell>
          <table:table-cell office:value-type="float" office:value="44.4014" calcext:value-type="float">
            <text:p>44.4014</text:p>
          </table:table-cell>
          <table:table-cell office:value-type="float" office:value="97.6635" calcext:value-type="float">
            <text:p>97.6635</text:p>
          </table:table-cell>
          <table:table-cell office:value-type="float" office:value="251.437" calcext:value-type="float">
            <text:p>251.437</text:p>
          </table:table-cell>
          <table:table-cell office:value-type="float" office:value="44.9327" calcext:value-type="float">
            <text:p>44.9327</text:p>
          </table:table-cell>
          <table:table-cell/>
          <table:table-cell table:formula="of:=([.D126]-[.A126])/0.0166667" office:value-type="float" office:value="25.4039491921017" calcext:value-type="float">
            <text:p>25.4039491921017</text:p>
          </table:table-cell>
          <table:table-cell table:formula="of:=ABS([.E126]-[.B126])/0.0166667" office:value-type="float" office:value="553.378893242214" calcext:value-type="float">
            <text:p>553.378893242214</text:p>
          </table:table-cell>
          <table:table-cell table:formula="of:=([.F126]-[.C126])/0.0166667" office:value-type="float" office:value="31.8779362441272" calcext:value-type="float">
            <text:p>31.8779362441272</text:p>
          </table:table-cell>
          <table:table-cell table:formula="of:=DEGREES(ATAN(ABS([.F126]-[.C126])/ABS([.E126]-[.B126])))" office:value-type="float" office:value="3.29693613359051" calcext:value-type="float">
            <text:p>3.29693613359051</text:p>
          </table:table-cell>
          <table:table-cell table:formula="of:=SQRT(POWER([.H126];2)+POWER([.I126];2)+POWER([.J126];2))" office:value-type="float" office:value="554.878151434815" calcext:value-type="float">
            <text:p>554.878151434815</text:p>
          </table:table-cell>
        </table:table-row>
        <table:table-row table:style-name="ro1">
          <table:table-cell office:value-type="float" office:value="92.2896" calcext:value-type="float">
            <text:p>92.2896</text:p>
          </table:table-cell>
          <table:table-cell office:value-type="float" office:value="269.101" calcext:value-type="float">
            <text:p>269.101</text:p>
          </table:table-cell>
          <table:table-cell office:value-type="float" office:value="43.8263" calcext:value-type="float">
            <text:p>43.8263</text:p>
          </table:table-cell>
          <table:table-cell office:value-type="float" office:value="93.0599" calcext:value-type="float">
            <text:p>93.0599</text:p>
          </table:table-cell>
          <table:table-cell office:value-type="float" office:value="259.47" calcext:value-type="float">
            <text:p>259.47</text:p>
          </table:table-cell>
          <table:table-cell office:value-type="float" office:value="44.6272" calcext:value-type="float">
            <text:p>44.6272</text:p>
          </table:table-cell>
          <table:table-cell/>
          <table:table-cell table:formula="of:=([.D127]-[.A127])/0.0166667" office:value-type="float" office:value="46.2179075641852" calcext:value-type="float">
            <text:p>46.2179075641852</text:p>
          </table:table-cell>
          <table:table-cell table:formula="of:=ABS([.E127]-[.B127])/0.0166667" office:value-type="float" office:value="577.85884428231" calcext:value-type="float">
            <text:p>577.85884428231</text:p>
          </table:table-cell>
          <table:table-cell table:formula="of:=([.F127]-[.C127])/0.0166667" office:value-type="float" office:value="48.0539038921921" calcext:value-type="float">
            <text:p>48.0539038921921</text:p>
          </table:table-cell>
          <table:table-cell table:formula="of:=DEGREES(ATAN(ABS([.F127]-[.C127])/ABS([.E127]-[.B127])))" office:value-type="float" office:value="4.7536962933481" calcext:value-type="float">
            <text:p>4.7536962933481</text:p>
          </table:table-cell>
          <table:table-cell table:formula="of:=SQRT(POWER([.H127];2)+POWER([.I127];2)+POWER([.J127];2))" office:value-type="float" office:value="581.692458756496" calcext:value-type="float">
            <text:p>581.692458756496</text:p>
          </table:table-cell>
        </table:table-row>
        <table:table-row table:style-name="ro1">
          <table:table-cell office:value-type="float" office:value="87.7146" calcext:value-type="float">
            <text:p>87.7146</text:p>
          </table:table-cell>
          <table:table-cell office:value-type="float" office:value="265.424" calcext:value-type="float">
            <text:p>265.424</text:p>
          </table:table-cell>
          <table:table-cell office:value-type="float" office:value="43.7195" calcext:value-type="float">
            <text:p>43.7195</text:p>
          </table:table-cell>
          <table:table-cell office:value-type="float" office:value="88.0487" calcext:value-type="float">
            <text:p>88.0487</text:p>
          </table:table-cell>
          <table:table-cell office:value-type="float" office:value="254.718" calcext:value-type="float">
            <text:p>254.718</text:p>
          </table:table-cell>
          <table:table-cell office:value-type="float" office:value="44.7191" calcext:value-type="float">
            <text:p>44.7191</text:p>
          </table:table-cell>
          <table:table-cell/>
          <table:table-cell table:formula="of:=([.D128]-[.A128])/0.0166667" office:value-type="float" office:value="20.0459599080797" calcext:value-type="float">
            <text:p>20.0459599080797</text:p>
          </table:table-cell>
          <table:table-cell table:formula="of:=ABS([.E128]-[.B128])/0.0166667" office:value-type="float" office:value="642.358715282569" calcext:value-type="float">
            <text:p>642.358715282569</text:p>
          </table:table-cell>
          <table:table-cell table:formula="of:=([.F128]-[.C128])/0.0166667" office:value-type="float" office:value="59.97588004824" calcext:value-type="float">
            <text:p>59.97588004824</text:p>
          </table:table-cell>
          <table:table-cell table:formula="of:=DEGREES(ATAN(ABS([.F128]-[.C128])/ABS([.E128]-[.B128])))" office:value-type="float" office:value="5.33413960562" calcext:value-type="float">
            <text:p>5.33413960562</text:p>
          </table:table-cell>
          <table:table-cell table:formula="of:=SQRT(POWER([.H128];2)+POWER([.I128];2)+POWER([.J128];2))" office:value-type="float" office:value="645.463915177037" calcext:value-type="float">
            <text:p>645.463915177037</text:p>
          </table:table-cell>
        </table:table-row>
        <table:table-row table:style-name="ro1">
          <table:table-cell office:value-type="float" office:value="86.8114" calcext:value-type="float">
            <text:p>86.8114</text:p>
          </table:table-cell>
          <table:table-cell office:value-type="float" office:value="267.788" calcext:value-type="float">
            <text:p>267.788</text:p>
          </table:table-cell>
          <table:table-cell office:value-type="float" office:value="43.8375" calcext:value-type="float">
            <text:p>43.8375</text:p>
          </table:table-cell>
          <table:table-cell office:value-type="float" office:value="87.3691" calcext:value-type="float">
            <text:p>87.3691</text:p>
          </table:table-cell>
          <table:table-cell office:value-type="float" office:value="255.822" calcext:value-type="float">
            <text:p>255.822</text:p>
          </table:table-cell>
          <table:table-cell office:value-type="float" office:value="44.7846" calcext:value-type="float">
            <text:p>44.7846</text:p>
          </table:table-cell>
          <table:table-cell/>
          <table:table-cell table:formula="of:=([.D129]-[.A129])/0.0166667" office:value-type="float" office:value="33.4619330761337" calcext:value-type="float">
            <text:p>33.4619330761337</text:p>
          </table:table-cell>
          <table:table-cell table:formula="of:=ABS([.E129]-[.B129])/0.0166667" office:value-type="float" office:value="717.958564082872" calcext:value-type="float">
            <text:p>717.958564082872</text:p>
          </table:table-cell>
          <table:table-cell table:formula="of:=([.F129]-[.C129])/0.0166667" office:value-type="float" office:value="56.8258863482272" calcext:value-type="float">
            <text:p>56.8258863482272</text:p>
          </table:table-cell>
          <table:table-cell table:formula="of:=DEGREES(ATAN(ABS([.F129]-[.C129])/ABS([.E129]-[.B129])))" office:value-type="float" office:value="4.52548394600381" calcext:value-type="float">
            <text:p>4.52548394600381</text:p>
          </table:table-cell>
          <table:table-cell table:formula="of:=SQRT(POWER([.H129];2)+POWER([.I129];2)+POWER([.J129];2))" office:value-type="float" office:value="720.980847224386" calcext:value-type="float">
            <text:p>720.980847224386</text:p>
          </table:table-cell>
        </table:table-row>
        <table:table-row table:style-name="ro1">
          <table:table-cell office:value-type="float" office:value="88.3186" calcext:value-type="float">
            <text:p>88.3186</text:p>
          </table:table-cell>
          <table:table-cell office:value-type="float" office:value="261.868" calcext:value-type="float">
            <text:p>261.868</text:p>
          </table:table-cell>
          <table:table-cell office:value-type="float" office:value="43.8012" calcext:value-type="float">
            <text:p>43.8012</text:p>
          </table:table-cell>
          <table:table-cell office:value-type="float" office:value="89.4984" calcext:value-type="float">
            <text:p>89.4984</text:p>
          </table:table-cell>
          <table:table-cell office:value-type="float" office:value="249.133" calcext:value-type="float">
            <text:p>249.133</text:p>
          </table:table-cell>
          <table:table-cell office:value-type="float" office:value="44.672" calcext:value-type="float">
            <text:p>44.672</text:p>
          </table:table-cell>
          <table:table-cell/>
          <table:table-cell table:formula="of:=([.D130]-[.A130])/0.0166667" office:value-type="float" office:value="70.7878584242832" calcext:value-type="float">
            <text:p>70.7878584242832</text:p>
          </table:table-cell>
          <table:table-cell table:formula="of:=ABS([.E130]-[.B130])/0.0166667" office:value-type="float" office:value="764.098471803056" calcext:value-type="float">
            <text:p>764.098471803056</text:p>
          </table:table-cell>
          <table:table-cell table:formula="of:=([.F130]-[.C130])/0.0166667" office:value-type="float" office:value="52.2478955042087" calcext:value-type="float">
            <text:p>52.2478955042087</text:p>
          </table:table-cell>
          <table:table-cell table:formula="of:=DEGREES(ATAN(ABS([.F130]-[.C130])/ABS([.E130]-[.B130])))" office:value-type="float" office:value="3.91170960152324" calcext:value-type="float">
            <text:p>3.91170960152324</text:p>
          </table:table-cell>
          <table:table-cell table:formula="of:=SQRT(POWER([.H130];2)+POWER([.I130];2)+POWER([.J130];2))" office:value-type="float" office:value="769.147084826225" calcext:value-type="float">
            <text:p>769.147084826225</text:p>
          </table:table-cell>
        </table:table-row>
        <table:table-row table:style-name="ro1">
          <table:table-cell office:value-type="float" office:value="87.214" calcext:value-type="float">
            <text:p>87.214</text:p>
          </table:table-cell>
          <table:table-cell office:value-type="float" office:value="265.275" calcext:value-type="float">
            <text:p>265.275</text:p>
          </table:table-cell>
          <table:table-cell office:value-type="float" office:value="44.4766" calcext:value-type="float">
            <text:p>44.4766</text:p>
          </table:table-cell>
          <table:table-cell office:value-type="float" office:value="87.8022" calcext:value-type="float">
            <text:p>87.8022</text:p>
          </table:table-cell>
          <table:table-cell office:value-type="float" office:value="254.624" calcext:value-type="float">
            <text:p>254.624</text:p>
          </table:table-cell>
          <table:table-cell office:value-type="float" office:value="45.2112" calcext:value-type="float">
            <text:p>45.2112</text:p>
          </table:table-cell>
          <table:table-cell/>
          <table:table-cell table:formula="of:=([.D131]-[.A131])/0.0166667" office:value-type="float" office:value="35.2919294161412" calcext:value-type="float">
            <text:p>35.2919294161412</text:p>
          </table:table-cell>
          <table:table-cell table:formula="of:=ABS([.E131]-[.B131])/0.0166667" office:value-type="float" office:value="639.058721882555" calcext:value-type="float">
            <text:p>639.058721882555</text:p>
          </table:table-cell>
          <table:table-cell table:formula="of:=([.F131]-[.C131])/0.0166667" office:value-type="float" office:value="44.0759118481763" calcext:value-type="float">
            <text:p>44.0759118481763</text:p>
          </table:table-cell>
          <table:table-cell table:formula="of:=DEGREES(ATAN(ABS([.F131]-[.C131])/ABS([.E131]-[.B131])))" office:value-type="float" office:value="3.9454446938565" calcext:value-type="float">
            <text:p>3.9454446938565</text:p>
          </table:table-cell>
          <table:table-cell table:formula="of:=SQRT(POWER([.H131];2)+POWER([.I131];2)+POWER([.J131];2))" office:value-type="float" office:value="641.548327331096" calcext:value-type="float">
            <text:p>641.548327331096</text:p>
          </table:table-cell>
        </table:table-row>
        <table:table-row table:style-name="ro1">
          <table:table-cell office:value-type="float" office:value="87.0514" calcext:value-type="float">
            <text:p>87.0514</text:p>
          </table:table-cell>
          <table:table-cell office:value-type="float" office:value="260.517" calcext:value-type="float">
            <text:p>260.517</text:p>
          </table:table-cell>
          <table:table-cell office:value-type="float" office:value="44.5113" calcext:value-type="float">
            <text:p>44.5113</text:p>
          </table:table-cell>
          <table:table-cell office:value-type="float" office:value="87.6407" calcext:value-type="float">
            <text:p>87.6407</text:p>
          </table:table-cell>
          <table:table-cell office:value-type="float" office:value="250.122" calcext:value-type="float">
            <text:p>250.122</text:p>
          </table:table-cell>
          <table:table-cell office:value-type="float" office:value="44.9963" calcext:value-type="float">
            <text:p>44.9963</text:p>
          </table:table-cell>
          <table:table-cell/>
          <table:table-cell table:formula="of:=([.D132]-[.A132])/0.0166667" office:value-type="float" office:value="35.3579292841411" calcext:value-type="float">
            <text:p>35.3579292841411</text:p>
          </table:table-cell>
          <table:table-cell table:formula="of:=ABS([.E132]-[.B132])/0.0166667" office:value-type="float" office:value="623.698752602494" calcext:value-type="float">
            <text:p>623.698752602494</text:p>
          </table:table-cell>
          <table:table-cell table:formula="of:=([.F132]-[.C132])/0.0166667" office:value-type="float" office:value="29.0999418001164" calcext:value-type="float">
            <text:p>29.0999418001164</text:p>
          </table:table-cell>
          <table:table-cell table:formula="of:=DEGREES(ATAN(ABS([.F132]-[.C132])/ABS([.E132]-[.B132])))" office:value-type="float" office:value="2.67131460482821" calcext:value-type="float">
            <text:p>2.67131460482821</text:p>
          </table:table-cell>
          <table:table-cell table:formula="of:=SQRT(POWER([.H132];2)+POWER([.I132];2)+POWER([.J132];2))" office:value-type="float" office:value="625.377584962828" calcext:value-type="float">
            <text:p>625.377584962828</text:p>
          </table:table-cell>
        </table:table-row>
        <table:table-row table:style-name="ro1">
          <table:table-cell office:value-type="float" office:value="87.4253" calcext:value-type="float">
            <text:p>87.4253</text:p>
          </table:table-cell>
          <table:table-cell office:value-type="float" office:value="264.191" calcext:value-type="float">
            <text:p>264.191</text:p>
          </table:table-cell>
          <table:table-cell office:value-type="float" office:value="43.9195" calcext:value-type="float">
            <text:p>43.9195</text:p>
          </table:table-cell>
          <table:table-cell office:value-type="float" office:value="88.2504" calcext:value-type="float">
            <text:p>88.2504</text:p>
          </table:table-cell>
          <table:table-cell office:value-type="float" office:value="253.643" calcext:value-type="float">
            <text:p>253.643</text:p>
          </table:table-cell>
          <table:table-cell office:value-type="float" office:value="44.4172" calcext:value-type="float">
            <text:p>44.4172</text:p>
          </table:table-cell>
          <table:table-cell/>
          <table:table-cell table:formula="of:=([.D133]-[.A133])/0.0166667" office:value-type="float" office:value="49.5059009881984" calcext:value-type="float">
            <text:p>49.5059009881984</text:p>
          </table:table-cell>
          <table:table-cell table:formula="of:=ABS([.E133]-[.B133])/0.0166667" office:value-type="float" office:value="632.87873424253" calcext:value-type="float">
            <text:p>632.87873424253</text:p>
          </table:table-cell>
          <table:table-cell table:formula="of:=([.F133]-[.C133])/0.0166667" office:value-type="float" office:value="29.8619402761196" calcext:value-type="float">
            <text:p>29.8619402761196</text:p>
          </table:table-cell>
          <table:table-cell table:formula="of:=DEGREES(ATAN(ABS([.F133]-[.C133])/ABS([.E133]-[.B133])))" office:value-type="float" office:value="2.70145765355939" calcext:value-type="float">
            <text:p>2.70145765355939</text:p>
          </table:table-cell>
          <table:table-cell table:formula="of:=SQRT(POWER([.H133];2)+POWER([.I133];2)+POWER([.J133];2))" office:value-type="float" office:value="635.514013980915" calcext:value-type="float">
            <text:p>635.514013980915</text:p>
          </table:table-cell>
        </table:table-row>
        <table:table-row table:style-name="ro1">
          <table:table-cell office:value-type="float" office:value="86.8114" calcext:value-type="float">
            <text:p>86.8114</text:p>
          </table:table-cell>
          <table:table-cell office:value-type="float" office:value="267.788" calcext:value-type="float">
            <text:p>267.788</text:p>
          </table:table-cell>
          <table:table-cell office:value-type="float" office:value="43.8375" calcext:value-type="float">
            <text:p>43.8375</text:p>
          </table:table-cell>
          <table:table-cell office:value-type="float" office:value="87.4529" calcext:value-type="float">
            <text:p>87.4529</text:p>
          </table:table-cell>
          <table:table-cell office:value-type="float" office:value="258.177" calcext:value-type="float">
            <text:p>258.177</text:p>
          </table:table-cell>
          <table:table-cell office:value-type="float" office:value="44.6433" calcext:value-type="float">
            <text:p>44.6433</text:p>
          </table:table-cell>
          <table:table-cell/>
          <table:table-cell table:formula="of:=([.D134]-[.A134])/0.0166667" office:value-type="float" office:value="38.4899230201536" calcext:value-type="float">
            <text:p>38.4899230201536</text:p>
          </table:table-cell>
          <table:table-cell table:formula="of:=ABS([.E134]-[.B134])/0.0166667" office:value-type="float" office:value="576.658846682306" calcext:value-type="float">
            <text:p>576.658846682306</text:p>
          </table:table-cell>
          <table:table-cell table:formula="of:=([.F134]-[.C134])/0.0166667" office:value-type="float" office:value="48.3479033041933" calcext:value-type="float">
            <text:p>48.3479033041933</text:p>
          </table:table-cell>
          <table:table-cell table:formula="of:=DEGREES(ATAN(ABS([.F134]-[.C134])/ABS([.E134]-[.B134])))" office:value-type="float" office:value="4.79255159253704" calcext:value-type="float">
            <text:p>4.79255159253704</text:p>
          </table:table-cell>
          <table:table-cell table:formula="of:=SQRT(POWER([.H134];2)+POWER([.I134];2)+POWER([.J134];2))" office:value-type="float" office:value="579.960705035243" calcext:value-type="float">
            <text:p>579.960705035243</text:p>
          </table:table-cell>
        </table:table-row>
        <table:table-row table:style-name="ro1">
          <table:table-cell office:value-type="float" office:value="87.0113" calcext:value-type="float">
            <text:p>87.0113</text:p>
          </table:table-cell>
          <table:table-cell office:value-type="float" office:value="266.496" calcext:value-type="float">
            <text:p>266.496</text:p>
          </table:table-cell>
          <table:table-cell office:value-type="float" office:value="44.2848" calcext:value-type="float">
            <text:p>44.2848</text:p>
          </table:table-cell>
          <table:table-cell office:value-type="float" office:value="87.4461" calcext:value-type="float">
            <text:p>87.4461</text:p>
          </table:table-cell>
          <table:table-cell office:value-type="float" office:value="258.086" calcext:value-type="float">
            <text:p>258.086</text:p>
          </table:table-cell>
          <table:table-cell office:value-type="float" office:value="45.1362" calcext:value-type="float">
            <text:p>45.1362</text:p>
          </table:table-cell>
          <table:table-cell/>
          <table:table-cell table:formula="of:=([.D135]-[.A135])/0.0166667" office:value-type="float" office:value="26.0879478241041" calcext:value-type="float">
            <text:p>26.0879478241041</text:p>
          </table:table-cell>
          <table:table-cell table:formula="of:=ABS([.E135]-[.B135])/0.0166667" office:value-type="float" office:value="504.598990802016" calcext:value-type="float">
            <text:p>504.598990802016</text:p>
          </table:table-cell>
          <table:table-cell table:formula="of:=([.F135]-[.C135])/0.0166667" office:value-type="float" office:value="51.0838978322047" calcext:value-type="float">
            <text:p>51.0838978322047</text:p>
          </table:table-cell>
          <table:table-cell table:formula="of:=DEGREES(ATAN(ABS([.F135]-[.C135])/ABS([.E135]-[.B135])))" office:value-type="float" office:value="5.78073627925475" calcext:value-type="float">
            <text:p>5.78073627925475</text:p>
          </table:table-cell>
          <table:table-cell table:formula="of:=SQRT(POWER([.H135];2)+POWER([.I135];2)+POWER([.J135];2))" office:value-type="float" office:value="507.848685296928" calcext:value-type="float">
            <text:p>507.848685296928</text:p>
          </table:table-cell>
        </table:table-row>
        <table:table-row table:style-name="ro1">
          <table:table-cell office:value-type="float" office:value="86.8116" calcext:value-type="float">
            <text:p>86.8116</text:p>
          </table:table-cell>
          <table:table-cell office:value-type="float" office:value="267.793" calcext:value-type="float">
            <text:p>267.793</text:p>
          </table:table-cell>
          <table:table-cell office:value-type="float" office:value="43.8367" calcext:value-type="float">
            <text:p>43.8367</text:p>
          </table:table-cell>
          <table:table-cell office:value-type="float" office:value="87.2147" calcext:value-type="float">
            <text:p>87.2147</text:p>
          </table:table-cell>
          <table:table-cell office:value-type="float" office:value="258.212" calcext:value-type="float">
            <text:p>258.212</text:p>
          </table:table-cell>
          <table:table-cell office:value-type="float" office:value="44.4004" calcext:value-type="float">
            <text:p>44.4004</text:p>
          </table:table-cell>
          <table:table-cell/>
          <table:table-cell table:formula="of:=([.D136]-[.A136])/0.0166667" office:value-type="float" office:value="24.1859516280964" calcext:value-type="float">
            <text:p>24.1859516280964</text:p>
          </table:table-cell>
          <table:table-cell table:formula="of:=ABS([.E136]-[.B136])/0.0166667" office:value-type="float" office:value="574.858850282301" calcext:value-type="float">
            <text:p>574.858850282301</text:p>
          </table:table-cell>
          <table:table-cell table:formula="of:=([.F136]-[.C136])/0.0166667" office:value-type="float" office:value="33.8219323561351" calcext:value-type="float">
            <text:p>33.8219323561351</text:p>
          </table:table-cell>
          <table:table-cell table:formula="of:=DEGREES(ATAN(ABS([.F136]-[.C136])/ABS([.E136]-[.B136])))" office:value-type="float" office:value="3.36712672751951" calcext:value-type="float">
            <text:p>3.36712672751951</text:p>
          </table:table-cell>
          <table:table-cell table:formula="of:=SQRT(POWER([.H136];2)+POWER([.I136];2)+POWER([.J136];2))" office:value-type="float" office:value="576.360634596385" calcext:value-type="float">
            <text:p>576.360634596385</text:p>
          </table:table-cell>
        </table:table-row>
        <table:table-row table:style-name="ro1">
          <table:table-cell office:value-type="float" office:value="86.9665" calcext:value-type="float">
            <text:p>86.9665</text:p>
          </table:table-cell>
          <table:table-cell office:value-type="float" office:value="258.105" calcext:value-type="float">
            <text:p>258.105</text:p>
          </table:table-cell>
          <table:table-cell office:value-type="float" office:value="44.8982" calcext:value-type="float">
            <text:p>44.8982</text:p>
          </table:table-cell>
          <table:table-cell office:value-type="float" office:value="87.3577" calcext:value-type="float">
            <text:p>87.3577</text:p>
          </table:table-cell>
          <table:table-cell office:value-type="float" office:value="248.918" calcext:value-type="float">
            <text:p>248.918</text:p>
          </table:table-cell>
          <table:table-cell office:value-type="float" office:value="45.4295" calcext:value-type="float">
            <text:p>45.4295</text:p>
          </table:table-cell>
          <table:table-cell/>
          <table:table-cell table:formula="of:=([.D137]-[.A137])/0.0166667" office:value-type="float" office:value="23.4719530560938" calcext:value-type="float">
            <text:p>23.4719530560938</text:p>
          </table:table-cell>
          <table:table-cell table:formula="of:=ABS([.E137]-[.B137])/0.0166667" office:value-type="float" office:value="551.218897562206" calcext:value-type="float">
            <text:p>551.218897562206</text:p>
          </table:table-cell>
          <table:table-cell table:formula="of:=([.F137]-[.C137])/0.0166667" office:value-type="float" office:value="31.8779362441272" calcext:value-type="float">
            <text:p>31.8779362441272</text:p>
          </table:table-cell>
          <table:table-cell table:formula="of:=DEGREES(ATAN(ABS([.F137]-[.C137])/ABS([.E137]-[.B137])))" office:value-type="float" office:value="3.30982677684949" calcext:value-type="float">
            <text:p>3.30982677684949</text:p>
          </table:table-cell>
          <table:table-cell table:formula="of:=SQRT(POWER([.H137];2)+POWER([.I137];2)+POWER([.J137];2))" office:value-type="float" office:value="552.638587531802" calcext:value-type="float">
            <text:p>552.638587531802</text:p>
          </table:table-cell>
        </table:table-row>
        <table:table-row table:style-name="ro1">
          <table:table-cell office:value-type="float" office:value="86.5615" calcext:value-type="float">
            <text:p>86.5615</text:p>
          </table:table-cell>
          <table:table-cell office:value-type="float" office:value="267.729" calcext:value-type="float">
            <text:p>267.729</text:p>
          </table:table-cell>
          <table:table-cell office:value-type="float" office:value="44.0933" calcext:value-type="float">
            <text:p>44.0933</text:p>
          </table:table-cell>
          <table:table-cell office:value-type="float" office:value="86.9665" calcext:value-type="float">
            <text:p>86.9665</text:p>
          </table:table-cell>
          <table:table-cell office:value-type="float" office:value="258.105" calcext:value-type="float">
            <text:p>258.105</text:p>
          </table:table-cell>
          <table:table-cell office:value-type="float" office:value="44.8982" calcext:value-type="float">
            <text:p>44.8982</text:p>
          </table:table-cell>
          <table:table-cell/>
          <table:table-cell table:formula="of:=([.D138]-[.A138])/0.0166667" office:value-type="float" office:value="24.2999514000973" calcext:value-type="float">
            <text:p>24.2999514000973</text:p>
          </table:table-cell>
          <table:table-cell table:formula="of:=ABS([.E138]-[.B138])/0.0166667" office:value-type="float" office:value="577.438845122308" calcext:value-type="float">
            <text:p>577.438845122308</text:p>
          </table:table-cell>
          <table:table-cell table:formula="of:=([.F138]-[.C138])/0.0166667" office:value-type="float" office:value="48.2939034121934" calcext:value-type="float">
            <text:p>48.2939034121934</text:p>
          </table:table-cell>
          <table:table-cell table:formula="of:=DEGREES(ATAN(ABS([.F138]-[.C138])/ABS([.E138]-[.B138])))" office:value-type="float" office:value="4.78078713182829" calcext:value-type="float">
            <text:p>4.78078713182829</text:p>
          </table:table-cell>
          <table:table-cell table:formula="of:=SQRT(POWER([.H138];2)+POWER([.I138];2)+POWER([.J138];2))" office:value-type="float" office:value="579.964144237398" calcext:value-type="float">
            <text:p>579.964144237398</text:p>
          </table:table-cell>
        </table:table-row>
        <table:table-row table:style-name="ro1">
          <table:table-cell office:value-type="float" office:value="87.0247" calcext:value-type="float">
            <text:p>87.0247</text:p>
          </table:table-cell>
          <table:table-cell office:value-type="float" office:value="266.693" calcext:value-type="float">
            <text:p>266.693</text:p>
          </table:table-cell>
          <table:table-cell office:value-type="float" office:value="43.2783" calcext:value-type="float">
            <text:p>43.2783</text:p>
          </table:table-cell>
          <table:table-cell office:value-type="float" office:value="87.4498" calcext:value-type="float">
            <text:p>87.4498</text:p>
          </table:table-cell>
          <table:table-cell office:value-type="float" office:value="251.318" calcext:value-type="float">
            <text:p>251.318</text:p>
          </table:table-cell>
          <table:table-cell office:value-type="float" office:value="44.5672" calcext:value-type="float">
            <text:p>44.5672</text:p>
          </table:table-cell>
          <table:table-cell/>
          <table:table-cell table:formula="of:=([.D139]-[.A139])/0.0166667" office:value-type="float" office:value="25.5059489881021" calcext:value-type="float">
            <text:p>25.5059489881021</text:p>
          </table:table-cell>
          <table:table-cell table:formula="of:=ABS([.E139]-[.B139])/0.0166667" office:value-type="float" office:value="922.498155003688" calcext:value-type="float">
            <text:p>922.498155003688</text:p>
          </table:table-cell>
          <table:table-cell table:formula="of:=([.F139]-[.C139])/0.0166667" office:value-type="float" office:value="77.3338453323092" calcext:value-type="float">
            <text:p>77.3338453323092</text:p>
          </table:table-cell>
          <table:table-cell table:formula="of:=DEGREES(ATAN(ABS([.F139]-[.C139])/ABS([.E139]-[.B139])))" office:value-type="float" office:value="4.79195205873662" calcext:value-type="float">
            <text:p>4.79195205873662</text:p>
          </table:table-cell>
          <table:table-cell table:formula="of:=SQRT(POWER([.H139];2)+POWER([.I139];2)+POWER([.J139];2))" office:value-type="float" office:value="926.085267701022" calcext:value-type="float">
            <text:p>926.085267701022</text:p>
          </table:table-cell>
        </table:table-row>
        <table:table-row table:style-name="ro1">
          <table:table-cell office:value-type="float" office:value="86.3321" calcext:value-type="float">
            <text:p>86.3321</text:p>
          </table:table-cell>
          <table:table-cell office:value-type="float" office:value="260.619" calcext:value-type="float">
            <text:p>260.619</text:p>
          </table:table-cell>
          <table:table-cell office:value-type="float" office:value="43.7792" calcext:value-type="float">
            <text:p>43.7792</text:p>
          </table:table-cell>
          <table:table-cell office:value-type="float" office:value="86.6628" calcext:value-type="float">
            <text:p>86.6628</text:p>
          </table:table-cell>
          <table:table-cell office:value-type="float" office:value="249.074" calcext:value-type="float">
            <text:p>249.074</text:p>
          </table:table-cell>
          <table:table-cell office:value-type="float" office:value="44.2365" calcext:value-type="float">
            <text:p>44.2365</text:p>
          </table:table-cell>
          <table:table-cell/>
          <table:table-cell table:formula="of:=([.D140]-[.A140])/0.0166667" office:value-type="float" office:value="19.8419603160798" calcext:value-type="float">
            <text:p>19.8419603160798</text:p>
          </table:table-cell>
          <table:table-cell table:formula="of:=ABS([.E140]-[.B140])/0.0166667" office:value-type="float" office:value="692.698614602772" calcext:value-type="float">
            <text:p>692.698614602772</text:p>
          </table:table-cell>
          <table:table-cell table:formula="of:=([.F140]-[.C140])/0.0166667" office:value-type="float" office:value="27.4379451241095" calcext:value-type="float">
            <text:p>27.4379451241095</text:p>
          </table:table-cell>
          <table:table-cell table:formula="of:=DEGREES(ATAN(ABS([.F140]-[.C140])/ABS([.E140]-[.B140])))" office:value-type="float" office:value="2.2683126731011" calcext:value-type="float">
            <text:p>2.2683126731011</text:p>
          </table:table-cell>
          <table:table-cell table:formula="of:=SQRT(POWER([.H140];2)+POWER([.I140];2)+POWER([.J140];2))" office:value-type="float" office:value="693.525713217915" calcext:value-type="float">
            <text:p>693.525713217915</text:p>
          </table:table-cell>
        </table:table-row>
        <table:table-row table:style-name="ro1">
          <table:table-cell office:value-type="float" office:value="84.2051" calcext:value-type="float">
            <text:p>84.2051</text:p>
          </table:table-cell>
          <table:table-cell office:value-type="float" office:value="262.755" calcext:value-type="float">
            <text:p>262.755</text:p>
          </table:table-cell>
          <table:table-cell office:value-type="float" office:value="44.4195" calcext:value-type="float">
            <text:p>44.4195</text:p>
          </table:table-cell>
          <table:table-cell office:value-type="float" office:value="83.4942" calcext:value-type="float">
            <text:p>83.4942</text:p>
          </table:table-cell>
          <table:table-cell office:value-type="float" office:value="254.454" calcext:value-type="float">
            <text:p>254.454</text:p>
          </table:table-cell>
          <table:table-cell office:value-type="float" office:value="44.8018" calcext:value-type="float">
            <text:p>44.8018</text:p>
          </table:table-cell>
          <table:table-cell/>
          <table:table-cell table:formula="of:=([.D141]-[.A141])/0.0166667" office:value-type="float" office:value="-42.6539146921703" calcext:value-type="float">
            <text:p>-42.6539146921703</text:p>
          </table:table-cell>
          <table:table-cell table:formula="of:=ABS([.E141]-[.B141])/0.0166667" office:value-type="float" office:value="498.059003881992" calcext:value-type="float">
            <text:p>498.059003881992</text:p>
          </table:table-cell>
          <table:table-cell table:formula="of:=([.F141]-[.C141])/0.0166667" office:value-type="float" office:value="22.9379541240918" calcext:value-type="float">
            <text:p>22.9379541240918</text:p>
          </table:table-cell>
          <table:table-cell table:formula="of:=DEGREES(ATAN(ABS([.F141]-[.C141])/ABS([.E141]-[.B141])))" office:value-type="float" office:value="2.63687624148064" calcext:value-type="float">
            <text:p>2.63687624148064</text:p>
          </table:table-cell>
          <table:table-cell table:formula="of:=SQRT(POWER([.H141];2)+POWER([.I141];2)+POWER([.J141];2))" office:value-type="float" office:value="500.408110971323" calcext:value-type="float">
            <text:p>500.408110971323</text:p>
          </table:table-cell>
        </table:table-row>
        <table:table-row table:style-name="ro1">
          <table:table-cell office:value-type="float" office:value="89.579" calcext:value-type="float">
            <text:p>89.579</text:p>
          </table:table-cell>
          <table:table-cell office:value-type="float" office:value="269.164" calcext:value-type="float">
            <text:p>269.164</text:p>
          </table:table-cell>
          <table:table-cell office:value-type="float" office:value="43.3495" calcext:value-type="float">
            <text:p>43.3495</text:p>
          </table:table-cell>
          <table:table-cell office:value-type="float" office:value="91.3257" calcext:value-type="float">
            <text:p>91.3257</text:p>
          </table:table-cell>
          <table:table-cell office:value-type="float" office:value="258.382" calcext:value-type="float">
            <text:p>258.382</text:p>
          </table:table-cell>
          <table:table-cell office:value-type="float" office:value="44.0979" calcext:value-type="float">
            <text:p>44.0979</text:p>
          </table:table-cell>
          <table:table-cell/>
          <table:table-cell table:formula="of:=([.D142]-[.A142])/0.0166667" office:value-type="float" office:value="104.801790396419" calcext:value-type="float">
            <text:p>104.801790396419</text:p>
          </table:table-cell>
          <table:table-cell table:formula="of:=ABS([.E142]-[.B142])/0.0166667" office:value-type="float" office:value="646.918706162587" calcext:value-type="float">
            <text:p>646.918706162587</text:p>
          </table:table-cell>
          <table:table-cell table:formula="of:=([.F142]-[.C142])/0.0166667" office:value-type="float" office:value="44.9039101921798" calcext:value-type="float">
            <text:p>44.9039101921798</text:p>
          </table:table-cell>
          <table:table-cell table:formula="of:=DEGREES(ATAN(ABS([.F142]-[.C142])/ABS([.E142]-[.B142])))" office:value-type="float" office:value="3.97064495549696" calcext:value-type="float">
            <text:p>3.97064495549696</text:p>
          </table:table-cell>
          <table:table-cell table:formula="of:=SQRT(POWER([.H142];2)+POWER([.I142];2)+POWER([.J142];2))" office:value-type="float" office:value="656.889327667848" calcext:value-type="float">
            <text:p>656.889327667848</text:p>
          </table:table-cell>
        </table:table-row>
        <table:table-row table:style-name="ro1">
          <table:table-cell office:value-type="float" office:value="90.1601" calcext:value-type="float">
            <text:p>90.1601</text:p>
          </table:table-cell>
          <table:table-cell office:value-type="float" office:value="259.46" calcext:value-type="float">
            <text:p>259.46</text:p>
          </table:table-cell>
          <table:table-cell office:value-type="float" office:value="44.4136" calcext:value-type="float">
            <text:p>44.4136</text:p>
          </table:table-cell>
          <table:table-cell office:value-type="float" office:value="91.3302" calcext:value-type="float">
            <text:p>91.3302</text:p>
          </table:table-cell>
          <table:table-cell office:value-type="float" office:value="247.97" calcext:value-type="float">
            <text:p>247.97</text:p>
          </table:table-cell>
          <table:table-cell office:value-type="float" office:value="45.3151" calcext:value-type="float">
            <text:p>45.3151</text:p>
          </table:table-cell>
          <table:table-cell/>
          <table:table-cell table:formula="of:=([.D143]-[.A143])/0.0166667" office:value-type="float" office:value="70.2058595882811" calcext:value-type="float">
            <text:p>70.2058595882811</text:p>
          </table:table-cell>
          <table:table-cell table:formula="of:=ABS([.E143]-[.B143])/0.0166667" office:value-type="float" office:value="689.398621202756" calcext:value-type="float">
            <text:p>689.398621202756</text:p>
          </table:table-cell>
          <table:table-cell table:formula="of:=([.F143]-[.C143])/0.0166667" office:value-type="float" office:value="54.0898918202163" calcext:value-type="float">
            <text:p>54.0898918202163</text:p>
          </table:table-cell>
          <table:table-cell table:formula="of:=DEGREES(ATAN(ABS([.F143]-[.C143])/ABS([.E143]-[.B143])))" office:value-type="float" office:value="4.48620944708782" calcext:value-type="float">
            <text:p>4.48620944708782</text:p>
          </table:table-cell>
          <table:table-cell table:formula="of:=SQRT(POWER([.H143];2)+POWER([.I143];2)+POWER([.J143];2))" office:value-type="float" office:value="695.071966082588" calcext:value-type="float">
            <text:p>695.071966082588</text:p>
          </table:table-cell>
        </table:table-row>
        <table:table-row table:style-name="ro1">
          <table:table-cell office:value-type="float" office:value="87.189" calcext:value-type="float">
            <text:p>87.189</text:p>
          </table:table-cell>
          <table:table-cell office:value-type="float" office:value="271.574" calcext:value-type="float">
            <text:p>271.574</text:p>
          </table:table-cell>
          <table:table-cell office:value-type="float" office:value="43.232" calcext:value-type="float">
            <text:p>43.232</text:p>
          </table:table-cell>
          <table:table-cell office:value-type="float" office:value="88.0259" calcext:value-type="float">
            <text:p>88.0259</text:p>
          </table:table-cell>
          <table:table-cell office:value-type="float" office:value="260.597" calcext:value-type="float">
            <text:p>260.597</text:p>
          </table:table-cell>
          <table:table-cell office:value-type="float" office:value="44.2493" calcext:value-type="float">
            <text:p>44.2493</text:p>
          </table:table-cell>
          <table:table-cell/>
          <table:table-cell table:formula="of:=([.D144]-[.A144])/0.0166667" office:value-type="float" office:value="50.2138995722009" calcext:value-type="float">
            <text:p>50.2138995722009</text:p>
          </table:table-cell>
          <table:table-cell table:formula="of:=ABS([.E144]-[.B144])/0.0166667" office:value-type="float" office:value="658.618682762636" calcext:value-type="float">
            <text:p>658.618682762636</text:p>
          </table:table-cell>
          <table:table-cell table:formula="of:=([.F144]-[.C144])/0.0166667" office:value-type="float" office:value="61.0378779242441" calcext:value-type="float">
            <text:p>61.0378779242441</text:p>
          </table:table-cell>
          <table:table-cell table:formula="of:=DEGREES(ATAN(ABS([.F144]-[.C144])/ABS([.E144]-[.B144])))" office:value-type="float" office:value="5.29479639861243" calcext:value-type="float">
            <text:p>5.29479639861243</text:p>
          </table:table-cell>
          <table:table-cell table:formula="of:=SQRT(POWER([.H144];2)+POWER([.I144];2)+POWER([.J144];2))" office:value-type="float" office:value="663.344275271697" calcext:value-type="float">
            <text:p>663.344275271697</text:p>
          </table:table-cell>
        </table:table-row>
        <table:table-row table:style-name="ro1">
          <table:table-cell office:value-type="float" office:value="88.1982" calcext:value-type="float">
            <text:p>88.1982</text:p>
          </table:table-cell>
          <table:table-cell office:value-type="float" office:value="265.348" calcext:value-type="float">
            <text:p>265.348</text:p>
          </table:table-cell>
          <table:table-cell office:value-type="float" office:value="44.2136" calcext:value-type="float">
            <text:p>44.2136</text:p>
          </table:table-cell>
          <table:table-cell office:value-type="float" office:value="89.243" calcext:value-type="float">
            <text:p>89.243</text:p>
          </table:table-cell>
          <table:table-cell office:value-type="float" office:value="254.717" calcext:value-type="float">
            <text:p>254.717</text:p>
          </table:table-cell>
          <table:table-cell office:value-type="float" office:value="44.9465" calcext:value-type="float">
            <text:p>44.9465</text:p>
          </table:table-cell>
          <table:table-cell/>
          <table:table-cell table:formula="of:=([.D145]-[.A145])/0.0166667" office:value-type="float" office:value="62.6878746242505" calcext:value-type="float">
            <text:p>62.6878746242505</text:p>
          </table:table-cell>
          <table:table-cell table:formula="of:=ABS([.E145]-[.B145])/0.0166667" office:value-type="float" office:value="637.858724282552" calcext:value-type="float">
            <text:p>637.858724282552</text:p>
          </table:table-cell>
          <table:table-cell table:formula="of:=([.F145]-[.C145])/0.0166667" office:value-type="float" office:value="43.9739120521759" calcext:value-type="float">
            <text:p>43.9739120521759</text:p>
          </table:table-cell>
          <table:table-cell table:formula="of:=DEGREES(ATAN(ABS([.F145]-[.C145])/ABS([.E145]-[.B145])))" office:value-type="float" office:value="3.94372500213879" calcext:value-type="float">
            <text:p>3.94372500213879</text:p>
          </table:table-cell>
          <table:table-cell table:formula="of:=SQRT(POWER([.H145];2)+POWER([.I145];2)+POWER([.J145];2))" office:value-type="float" office:value="642.438500332477" calcext:value-type="float">
            <text:p>642.438500332477</text:p>
          </table:table-cell>
        </table:table-row>
        <table:table-row table:style-name="ro1">
          <table:table-cell office:value-type="float" office:value="87.8015" calcext:value-type="float">
            <text:p>87.8015</text:p>
          </table:table-cell>
          <table:table-cell office:value-type="float" office:value="267.867" calcext:value-type="float">
            <text:p>267.867</text:p>
          </table:table-cell>
          <table:table-cell office:value-type="float" office:value="43.5719" calcext:value-type="float">
            <text:p>43.5719</text:p>
          </table:table-cell>
          <table:table-cell office:value-type="float" office:value="88.6676" calcext:value-type="float">
            <text:p>88.6676</text:p>
          </table:table-cell>
          <table:table-cell office:value-type="float" office:value="258.302" calcext:value-type="float">
            <text:p>258.302</text:p>
          </table:table-cell>
          <table:table-cell office:value-type="float" office:value="44.1338" calcext:value-type="float">
            <text:p>44.1338</text:p>
          </table:table-cell>
          <table:table-cell/>
          <table:table-cell table:formula="of:=([.D146]-[.A146])/0.0166667" office:value-type="float" office:value="51.9658960682072" calcext:value-type="float">
            <text:p>51.9658960682072</text:p>
          </table:table-cell>
          <table:table-cell table:formula="of:=ABS([.E146]-[.B146])/0.0166667" office:value-type="float" office:value="573.898852202296" calcext:value-type="float">
            <text:p>573.898852202296</text:p>
          </table:table-cell>
          <table:table-cell table:formula="of:=([.F146]-[.C146])/0.0166667" office:value-type="float" office:value="33.7139325721349" calcext:value-type="float">
            <text:p>33.7139325721349</text:p>
          </table:table-cell>
          <table:table-cell table:formula="of:=DEGREES(ATAN(ABS([.F146]-[.C146])/ABS([.E146]-[.B146])))" office:value-type="float" office:value="3.36200108003179" calcext:value-type="float">
            <text:p>3.36200108003179</text:p>
          </table:table-cell>
          <table:table-cell table:formula="of:=SQRT(POWER([.H146];2)+POWER([.I146];2)+POWER([.J146];2))" office:value-type="float" office:value="577.232168336764" calcext:value-type="float">
            <text:p>577.232168336764</text:p>
          </table:table-cell>
        </table:table-row>
        <table:table-row table:style-name="ro1">
          <table:table-cell office:value-type="float" office:value="87.8015" calcext:value-type="float">
            <text:p>87.8015</text:p>
          </table:table-cell>
          <table:table-cell office:value-type="float" office:value="267.867" calcext:value-type="float">
            <text:p>267.867</text:p>
          </table:table-cell>
          <table:table-cell office:value-type="float" office:value="43.5719" calcext:value-type="float">
            <text:p>43.5719</text:p>
          </table:table-cell>
          <table:table-cell office:value-type="float" office:value="88.6208" calcext:value-type="float">
            <text:p>88.6208</text:p>
          </table:table-cell>
          <table:table-cell office:value-type="float" office:value="257.106" calcext:value-type="float">
            <text:p>257.106</text:p>
          </table:table-cell>
          <table:table-cell office:value-type="float" office:value="44.3277" calcext:value-type="float">
            <text:p>44.3277</text:p>
          </table:table-cell>
          <table:table-cell/>
          <table:table-cell table:formula="of:=([.D147]-[.A147])/0.0166667" office:value-type="float" office:value="49.1579016841965" calcext:value-type="float">
            <text:p>49.1579016841965</text:p>
          </table:table-cell>
          <table:table-cell table:formula="of:=ABS([.E147]-[.B147])/0.0166667" office:value-type="float" office:value="645.658708682584" calcext:value-type="float">
            <text:p>645.658708682584</text:p>
          </table:table-cell>
          <table:table-cell table:formula="of:=([.F147]-[.C147])/0.0166667" office:value-type="float" office:value="45.3479093041814" calcext:value-type="float">
            <text:p>45.3479093041814</text:p>
          </table:table-cell>
          <table:table-cell table:formula="of:=DEGREES(ATAN(ABS([.F147]-[.C147])/ABS([.E147]-[.B147])))" office:value-type="float" office:value="4.0175777474021" calcext:value-type="float">
            <text:p>4.0175777474021</text:p>
          </table:table-cell>
          <table:table-cell table:formula="of:=SQRT(POWER([.H147];2)+POWER([.I147];2)+POWER([.J147];2))" office:value-type="float" office:value="649.113318515277" calcext:value-type="float">
            <text:p>649.113318515277</text:p>
          </table:table-cell>
        </table:table-row>
        <table:table-row table:style-name="ro1">
          <table:table-cell office:value-type="float" office:value="87.1015" calcext:value-type="float">
            <text:p>87.1015</text:p>
          </table:table-cell>
          <table:table-cell office:value-type="float" office:value="269.051" calcext:value-type="float">
            <text:p>269.051</text:p>
          </table:table-cell>
          <table:table-cell office:value-type="float" office:value="43.6341" calcext:value-type="float">
            <text:p>43.6341</text:p>
          </table:table-cell>
          <table:table-cell office:value-type="float" office:value="87.8947" calcext:value-type="float">
            <text:p>87.8947</text:p>
          </table:table-cell>
          <table:table-cell office:value-type="float" office:value="257.046" calcext:value-type="float">
            <text:p>257.046</text:p>
          </table:table-cell>
          <table:table-cell office:value-type="float" office:value="44.5824" calcext:value-type="float">
            <text:p>44.5824</text:p>
          </table:table-cell>
          <table:table-cell/>
          <table:table-cell table:formula="of:=([.D148]-[.A148])/0.0166667" office:value-type="float" office:value="47.5919048161903" calcext:value-type="float">
            <text:p>47.5919048161903</text:p>
          </table:table-cell>
          <table:table-cell table:formula="of:=ABS([.E148]-[.B148])/0.0166667" office:value-type="float" office:value="720.298559402881" calcext:value-type="float">
            <text:p>720.298559402881</text:p>
          </table:table-cell>
          <table:table-cell table:formula="of:=([.F148]-[.C148])/0.0166667" office:value-type="float" office:value="56.8978862042278" calcext:value-type="float">
            <text:p>56.8978862042278</text:p>
          </table:table-cell>
          <table:table-cell table:formula="of:=DEGREES(ATAN(ABS([.F148]-[.C148])/ABS([.E148]-[.B148])))" office:value-type="float" office:value="4.51653474348262" calcext:value-type="float">
            <text:p>4.51653474348262</text:p>
          </table:table-cell>
          <table:table-cell table:formula="of:=SQRT(POWER([.H148];2)+POWER([.I148];2)+POWER([.J148];2))" office:value-type="float" office:value="724.107984720793" calcext:value-type="float">
            <text:p>724.107984720793</text:p>
          </table:table-cell>
        </table:table-row>
        <table:table-row table:style-name="ro1">
          <table:table-cell office:value-type="float" office:value="87.5068" calcext:value-type="float">
            <text:p>87.5068</text:p>
          </table:table-cell>
          <table:table-cell office:value-type="float" office:value="266.568" calcext:value-type="float">
            <text:p>266.568</text:p>
          </table:table-cell>
          <table:table-cell office:value-type="float" office:value="44.0256" calcext:value-type="float">
            <text:p>44.0256</text:p>
          </table:table-cell>
          <table:table-cell office:value-type="float" office:value="88.3271" calcext:value-type="float">
            <text:p>88.3271</text:p>
          </table:table-cell>
          <table:table-cell office:value-type="float" office:value="255.832" calcext:value-type="float">
            <text:p>255.832</text:p>
          </table:table-cell>
          <table:table-cell office:value-type="float" office:value="45.0126" calcext:value-type="float">
            <text:p>45.0126</text:p>
          </table:table-cell>
          <table:table-cell/>
          <table:table-cell table:formula="of:=([.D149]-[.A149])/0.0166667" office:value-type="float" office:value="49.2179015641971" calcext:value-type="float">
            <text:p>49.2179015641971</text:p>
          </table:table-cell>
          <table:table-cell table:formula="of:=ABS([.E149]-[.B149])/0.0166667" office:value-type="float" office:value="644.158711682576" calcext:value-type="float">
            <text:p>644.158711682576</text:p>
          </table:table-cell>
          <table:table-cell table:formula="of:=([.F149]-[.C149])/0.0166667" office:value-type="float" office:value="59.219881560237" calcext:value-type="float">
            <text:p>59.219881560237</text:p>
          </table:table-cell>
          <table:table-cell table:formula="of:=DEGREES(ATAN(ABS([.F149]-[.C149])/ABS([.E149]-[.B149])))" office:value-type="float" office:value="5.25264701556846" calcext:value-type="float">
            <text:p>5.25264701556846</text:p>
          </table:table-cell>
          <table:table-cell table:formula="of:=SQRT(POWER([.H149];2)+POWER([.I149];2)+POWER([.J149];2))" office:value-type="float" office:value="648.744820436316" calcext:value-type="float">
            <text:p>648.744820436316</text:p>
          </table:table-cell>
        </table:table-row>
        <table:table-row table:style-name="ro1">
          <table:table-cell office:value-type="float" office:value="86.8507" calcext:value-type="float">
            <text:p>86.8507</text:p>
          </table:table-cell>
          <table:table-cell office:value-type="float" office:value="261.721" calcext:value-type="float">
            <text:p>261.721</text:p>
          </table:table-cell>
          <table:table-cell office:value-type="float" office:value="44.32" calcext:value-type="float">
            <text:p>44.32</text:p>
          </table:table-cell>
          <table:table-cell office:value-type="float" office:value="87.202" calcext:value-type="float">
            <text:p>87.202</text:p>
          </table:table-cell>
          <table:table-cell office:value-type="float" office:value="251.178" calcext:value-type="float">
            <text:p>251.178</text:p>
          </table:table-cell>
          <table:table-cell office:value-type="float" office:value="45.2994" calcext:value-type="float">
            <text:p>45.2994</text:p>
          </table:table-cell>
          <table:table-cell/>
          <table:table-cell table:formula="of:=([.D150]-[.A150])/0.0166667" office:value-type="float" office:value="21.077957844084" calcext:value-type="float">
            <text:p>21.077957844084</text:p>
          </table:table-cell>
          <table:table-cell table:formula="of:=ABS([.E150]-[.B150])/0.0166667" office:value-type="float" office:value="632.578734842531" calcext:value-type="float">
            <text:p>632.578734842531</text:p>
          </table:table-cell>
          <table:table-cell table:formula="of:=([.F150]-[.C150])/0.0166667" office:value-type="float" office:value="58.763882472235" calcext:value-type="float">
            <text:p>58.763882472235</text:p>
          </table:table-cell>
          <table:table-cell table:formula="of:=DEGREES(ATAN(ABS([.F150]-[.C150])/ABS([.E150]-[.B150])))" office:value-type="float" office:value="5.30730329528143" calcext:value-type="float">
            <text:p>5.30730329528143</text:p>
          </table:table-cell>
          <table:table-cell table:formula="of:=SQRT(POWER([.H150];2)+POWER([.I150];2)+POWER([.J150];2))" office:value-type="float" office:value="635.651893700526" calcext:value-type="float">
            <text:p>635.651893700526</text:p>
          </table:table-cell>
        </table:table-row>
        <table:table-row table:style-name="ro1">
          <table:table-cell office:value-type="float" office:value="87.4964" calcext:value-type="float">
            <text:p>87.4964</text:p>
          </table:table-cell>
          <table:table-cell office:value-type="float" office:value="266.42" calcext:value-type="float">
            <text:p>266.42</text:p>
          </table:table-cell>
          <table:table-cell office:value-type="float" office:value="44.7793" calcext:value-type="float">
            <text:p>44.7793</text:p>
          </table:table-cell>
          <table:table-cell office:value-type="float" office:value="88.3159" calcext:value-type="float">
            <text:p>88.3159</text:p>
          </table:table-cell>
          <table:table-cell office:value-type="float" office:value="255.694" calcext:value-type="float">
            <text:p>255.694</text:p>
          </table:table-cell>
          <table:table-cell office:value-type="float" office:value="45.7481" calcext:value-type="float">
            <text:p>45.7481</text:p>
          </table:table-cell>
          <table:table-cell/>
          <table:table-cell table:formula="of:=([.D151]-[.A151])/0.0166667" office:value-type="float" office:value="49.169901660197" calcext:value-type="float">
            <text:p>49.169901660197</text:p>
          </table:table-cell>
          <table:table-cell table:formula="of:=ABS([.E151]-[.B151])/0.0166667" office:value-type="float" office:value="643.558712882576" calcext:value-type="float">
            <text:p>643.558712882576</text:p>
          </table:table-cell>
          <table:table-cell table:formula="of:=([.F151]-[.C151])/0.0166667" office:value-type="float" office:value="58.1278837442326" calcext:value-type="float">
            <text:p>58.1278837442326</text:p>
          </table:table-cell>
          <table:table-cell table:formula="of:=DEGREES(ATAN(ABS([.F151]-[.C151])/ABS([.E151]-[.B151])))" office:value-type="float" office:value="5.16109803336025" calcext:value-type="float">
            <text:p>5.16109803336025</text:p>
          </table:table-cell>
          <table:table-cell table:formula="of:=SQRT(POWER([.H151];2)+POWER([.I151];2)+POWER([.J151];2))" office:value-type="float" office:value="648.046562389566" calcext:value-type="float">
            <text:p>648.046562389566</text:p>
          </table:table-cell>
        </table:table-row>
        <table:table-row table:style-name="ro1">
          <table:table-cell office:value-type="float" office:value="84.4839" calcext:value-type="float">
            <text:p>84.4839</text:p>
          </table:table-cell>
          <table:table-cell office:value-type="float" office:value="272.646" calcext:value-type="float">
            <text:p>272.646</text:p>
          </table:table-cell>
          <table:table-cell office:value-type="float" office:value="43.5791" calcext:value-type="float">
            <text:p>43.5791</text:p>
          </table:table-cell>
          <table:table-cell office:value-type="float" office:value="85.1065" calcext:value-type="float">
            <text:p>85.1065</text:p>
          </table:table-cell>
          <table:table-cell office:value-type="float" office:value="260.376" calcext:value-type="float">
            <text:p>260.376</text:p>
          </table:table-cell>
          <table:table-cell office:value-type="float" office:value="44.7911" calcext:value-type="float">
            <text:p>44.7911</text:p>
          </table:table-cell>
          <table:table-cell/>
          <table:table-cell table:formula="of:=([.D152]-[.A152])/0.0166667" office:value-type="float" office:value="37.3559252881489" calcext:value-type="float">
            <text:p>37.3559252881489</text:p>
          </table:table-cell>
          <table:table-cell table:formula="of:=ABS([.E152]-[.B152])/0.0166667" office:value-type="float" office:value="736.198527602947" calcext:value-type="float">
            <text:p>736.198527602947</text:p>
          </table:table-cell>
          <table:table-cell table:formula="of:=([.F152]-[.C152])/0.0166667" office:value-type="float" office:value="72.7198545602911" calcext:value-type="float">
            <text:p>72.7198545602911</text:p>
          </table:table-cell>
          <table:table-cell table:formula="of:=DEGREES(ATAN(ABS([.F152]-[.C152])/ABS([.E152]-[.B152])))" office:value-type="float" office:value="5.641234538422" calcext:value-type="float">
            <text:p>5.641234538422</text:p>
          </table:table-cell>
          <table:table-cell table:formula="of:=SQRT(POWER([.H152];2)+POWER([.I152];2)+POWER([.J152];2))" office:value-type="float" office:value="740.723912430368" calcext:value-type="float">
            <text:p>740.723912430368</text:p>
          </table:table-cell>
        </table:table-row>
        <table:table-row table:style-name="ro1">
          <table:table-cell office:value-type="float" office:value="74.2041" calcext:value-type="float">
            <text:p>74.2041</text:p>
          </table:table-cell>
          <table:table-cell office:value-type="float" office:value="260.608" calcext:value-type="float">
            <text:p>260.608</text:p>
          </table:table-cell>
          <table:table-cell office:value-type="float" office:value="45.093" calcext:value-type="float">
            <text:p>45.093</text:p>
          </table:table-cell>
          <table:table-cell office:value-type="float" office:value="74.8517" calcext:value-type="float">
            <text:p>74.8517</text:p>
          </table:table-cell>
          <table:table-cell office:value-type="float" office:value="250.007" calcext:value-type="float">
            <text:p>250.007</text:p>
          </table:table-cell>
          <table:table-cell office:value-type="float" office:value="46.0693" calcext:value-type="float">
            <text:p>46.0693</text:p>
          </table:table-cell>
          <table:table-cell/>
          <table:table-cell table:formula="of:=([.D153]-[.A153])/0.0166667" office:value-type="float" office:value="38.8559222881552" calcext:value-type="float">
            <text:p>38.8559222881552</text:p>
          </table:table-cell>
          <table:table-cell table:formula="of:=ABS([.E153]-[.B153])/0.0166667" office:value-type="float" office:value="636.058727882544" calcext:value-type="float">
            <text:p>636.058727882544</text:p>
          </table:table-cell>
          <table:table-cell table:formula="of:=([.F153]-[.C153])/0.0166667" office:value-type="float" office:value="58.577882844234" calcext:value-type="float">
            <text:p>58.577882844234</text:p>
          </table:table-cell>
          <table:table-cell table:formula="of:=DEGREES(ATAN(ABS([.F153]-[.C153])/ABS([.E153]-[.B153])))" office:value-type="float" office:value="5.26181716014676" calcext:value-type="float">
            <text:p>5.26181716014676</text:p>
          </table:table-cell>
          <table:table-cell table:formula="of:=SQRT(POWER([.H153];2)+POWER([.I153];2)+POWER([.J153];2))" office:value-type="float" office:value="639.931134084705" calcext:value-type="float">
            <text:p>639.931134084705</text:p>
          </table:table-cell>
        </table:table-row>
        <table:table-row table:style-name="ro1">
          <table:table-cell office:value-type="float" office:value="71.0384" calcext:value-type="float">
            <text:p>71.0384</text:p>
          </table:table-cell>
          <table:table-cell office:value-type="float" office:value="269.017" calcext:value-type="float">
            <text:p>269.017</text:p>
          </table:table-cell>
          <table:table-cell office:value-type="float" office:value="43.785" calcext:value-type="float">
            <text:p>43.785</text:p>
          </table:table-cell>
          <table:table-cell office:value-type="float" office:value="72.0149" calcext:value-type="float">
            <text:p>72.0149</text:p>
          </table:table-cell>
          <table:table-cell office:value-type="float" office:value="258.069" calcext:value-type="float">
            <text:p>258.069</text:p>
          </table:table-cell>
          <table:table-cell office:value-type="float" office:value="44.5606" calcext:value-type="float">
            <text:p>44.5606</text:p>
          </table:table-cell>
          <table:table-cell/>
          <table:table-cell table:formula="of:=([.D154]-[.A154])/0.0166667" office:value-type="float" office:value="58.5898828202345" calcext:value-type="float">
            <text:p>58.5898828202345</text:p>
          </table:table-cell>
          <table:table-cell table:formula="of:=ABS([.E154]-[.B154])/0.0166667" office:value-type="float" office:value="656.878686242626" calcext:value-type="float">
            <text:p>656.878686242626</text:p>
          </table:table-cell>
          <table:table-cell table:formula="of:=([.F154]-[.C154])/0.0166667" office:value-type="float" office:value="46.5359069281864" calcext:value-type="float">
            <text:p>46.5359069281864</text:p>
          </table:table-cell>
          <table:table-cell table:formula="of:=DEGREES(ATAN(ABS([.F154]-[.C154])/ABS([.E154]-[.B154])))" office:value-type="float" office:value="4.0522913580569" calcext:value-type="float">
            <text:p>4.0522913580569</text:p>
          </table:table-cell>
          <table:table-cell table:formula="of:=SQRT(POWER([.H154];2)+POWER([.I154];2)+POWER([.J154];2))" office:value-type="float" office:value="661.126291598176" calcext:value-type="float">
            <text:p>661.126291598176</text:p>
          </table:table-cell>
        </table:table-row>
        <table:table-row table:style-name="ro1">
          <table:table-cell office:value-type="float" office:value="75.4819" calcext:value-type="float">
            <text:p>75.4819</text:p>
          </table:table-cell>
          <table:table-cell office:value-type="float" office:value="268.058" calcext:value-type="float">
            <text:p>268.058</text:p>
          </table:table-cell>
          <table:table-cell office:value-type="float" office:value="44.8732" calcext:value-type="float">
            <text:p>44.8732</text:p>
          </table:table-cell>
          <table:table-cell office:value-type="float" office:value="77.3284" calcext:value-type="float">
            <text:p>77.3284</text:p>
          </table:table-cell>
          <table:table-cell office:value-type="float" office:value="258.462" calcext:value-type="float">
            <text:p>258.462</text:p>
          </table:table-cell>
          <table:table-cell office:value-type="float" office:value="45.6447" calcext:value-type="float">
            <text:p>45.6447</text:p>
          </table:table-cell>
          <table:table-cell/>
          <table:table-cell table:formula="of:=([.D155]-[.A155])/0.0166667" office:value-type="float" office:value="110.789778420444" calcext:value-type="float">
            <text:p>110.789778420444</text:p>
          </table:table-cell>
          <table:table-cell table:formula="of:=ABS([.E155]-[.B155])/0.0166667" office:value-type="float" office:value="575.758848482303" calcext:value-type="float">
            <text:p>575.758848482303</text:p>
          </table:table-cell>
          <table:table-cell table:formula="of:=([.F155]-[.C155])/0.0166667" office:value-type="float" office:value="46.2899074201854" calcext:value-type="float">
            <text:p>46.2899074201854</text:p>
          </table:table-cell>
          <table:table-cell table:formula="of:=DEGREES(ATAN(ABS([.F155]-[.C155])/ABS([.E155]-[.B155])))" office:value-type="float" office:value="4.59658394491617" calcext:value-type="float">
            <text:p>4.59658394491617</text:p>
          </table:table-cell>
          <table:table-cell table:formula="of:=SQRT(POWER([.H155];2)+POWER([.I155];2)+POWER([.J155];2))" office:value-type="float" office:value="588.145715054601" calcext:value-type="float">
            <text:p>588.145715054601</text:p>
          </table:table-cell>
        </table:table-row>
        <table:table-row table:style-name="ro1">
          <table:table-cell office:value-type="float" office:value="73.517" calcext:value-type="float">
            <text:p>73.517</text:p>
          </table:table-cell>
          <table:table-cell office:value-type="float" office:value="270.55" calcext:value-type="float">
            <text:p>270.55</text:p>
          </table:table-cell>
          <table:table-cell office:value-type="float" office:value="43.7638" calcext:value-type="float">
            <text:p>43.7638</text:p>
          </table:table-cell>
          <table:table-cell office:value-type="float" office:value="75.4061" calcext:value-type="float">
            <text:p>75.4061</text:p>
          </table:table-cell>
          <table:table-cell office:value-type="float" office:value="259.663" calcext:value-type="float">
            <text:p>259.663</text:p>
          </table:table-cell>
          <table:table-cell office:value-type="float" office:value="44.5124" calcext:value-type="float">
            <text:p>44.5124</text:p>
          </table:table-cell>
          <table:table-cell/>
          <table:table-cell table:formula="of:=([.D156]-[.A156])/0.0166667" office:value-type="float" office:value="113.345773308453" calcext:value-type="float">
            <text:p>113.345773308453</text:p>
          </table:table-cell>
          <table:table-cell table:formula="of:=ABS([.E156]-[.B156])/0.0166667" office:value-type="float" office:value="653.218693562613" calcext:value-type="float">
            <text:p>653.218693562613</text:p>
          </table:table-cell>
          <table:table-cell table:formula="of:=([.F156]-[.C156])/0.0166667" office:value-type="float" office:value="44.9159101681794" calcext:value-type="float">
            <text:p>44.9159101681794</text:p>
          </table:table-cell>
          <table:table-cell table:formula="of:=DEGREES(ATAN(ABS([.F156]-[.C156])/ABS([.E156]-[.B156])))" office:value-type="float" office:value="3.93351828574333" calcext:value-type="float">
            <text:p>3.93351828574333</text:p>
          </table:table-cell>
          <table:table-cell table:formula="of:=SQRT(POWER([.H156];2)+POWER([.I156];2)+POWER([.J156];2))" office:value-type="float" office:value="664.499334034861" calcext:value-type="float">
            <text:p>664.499334034861</text:p>
          </table:table-cell>
        </table:table-row>
        <table:table-row table:style-name="ro1">
          <table:table-cell office:value-type="float" office:value="73.5231" calcext:value-type="float">
            <text:p>73.5231</text:p>
          </table:table-cell>
          <table:table-cell office:value-type="float" office:value="271.778" calcext:value-type="float">
            <text:p>271.778</text:p>
          </table:table-cell>
          <table:table-cell office:value-type="float" office:value="43.8154" calcext:value-type="float">
            <text:p>43.8154</text:p>
          </table:table-cell>
          <table:table-cell office:value-type="float" office:value="74.9399" calcext:value-type="float">
            <text:p>74.9399</text:p>
          </table:table-cell>
          <table:table-cell office:value-type="float" office:value="262.011" calcext:value-type="float">
            <text:p>262.011</text:p>
          </table:table-cell>
          <table:table-cell office:value-type="float" office:value="44.3806" calcext:value-type="float">
            <text:p>44.3806</text:p>
          </table:table-cell>
          <table:table-cell/>
          <table:table-cell table:formula="of:=([.D157]-[.A157])/0.0166667" office:value-type="float" office:value="85.0078299843397" calcext:value-type="float">
            <text:p>85.0078299843397</text:p>
          </table:table-cell>
          <table:table-cell table:formula="of:=ABS([.E157]-[.B157])/0.0166667" office:value-type="float" office:value="586.018827962344" calcext:value-type="float">
            <text:p>586.018827962344</text:p>
          </table:table-cell>
          <table:table-cell table:formula="of:=([.F157]-[.C157])/0.0166667" office:value-type="float" office:value="33.9119321761359" calcext:value-type="float">
            <text:p>33.9119321761359</text:p>
          </table:table-cell>
          <table:table-cell table:formula="of:=DEGREES(ATAN(ABS([.F157]-[.C157])/ABS([.E157]-[.B157])))" office:value-type="float" office:value="3.31191757336489" calcext:value-type="float">
            <text:p>3.31191757336489</text:p>
          </table:table-cell>
          <table:table-cell table:formula="of:=SQRT(POWER([.H157];2)+POWER([.I157];2)+POWER([.J157];2))" office:value-type="float" office:value="593.122598649659" calcext:value-type="float">
            <text:p>593.122598649659</text:p>
          </table:table-cell>
        </table:table-row>
        <table:table-row table:style-name="ro1">
          <table:table-cell office:value-type="float" office:value="73.7584" calcext:value-type="float">
            <text:p>73.7584</text:p>
          </table:table-cell>
          <table:table-cell office:value-type="float" office:value="269.339" calcext:value-type="float">
            <text:p>269.339</text:p>
          </table:table-cell>
          <table:table-cell office:value-type="float" office:value="43.7083" calcext:value-type="float">
            <text:p>43.7083</text:p>
          </table:table-cell>
          <table:table-cell office:value-type="float" office:value="75.3949" calcext:value-type="float">
            <text:p>75.3949</text:p>
          </table:table-cell>
          <table:table-cell office:value-type="float" office:value="258.521" calcext:value-type="float">
            <text:p>258.521</text:p>
          </table:table-cell>
          <table:table-cell office:value-type="float" office:value="44.2169" calcext:value-type="float">
            <text:p>44.2169</text:p>
          </table:table-cell>
          <table:table-cell/>
          <table:table-cell table:formula="of:=([.D158]-[.A158])/0.0166667" office:value-type="float" office:value="98.1898036203935" calcext:value-type="float">
            <text:p>98.1898036203935</text:p>
          </table:table-cell>
          <table:table-cell table:formula="of:=ABS([.E158]-[.B158])/0.0166667" office:value-type="float" office:value="649.078701842595" calcext:value-type="float">
            <text:p>649.078701842595</text:p>
          </table:table-cell>
          <table:table-cell table:formula="of:=([.F158]-[.C158])/0.0166667" office:value-type="float" office:value="30.5159389681221" calcext:value-type="float">
            <text:p>30.5159389681221</text:p>
          </table:table-cell>
          <table:table-cell table:formula="of:=DEGREES(ATAN(ABS([.F158]-[.C158])/ABS([.E158]-[.B158])))" office:value-type="float" office:value="2.69173522550588" calcext:value-type="float">
            <text:p>2.69173522550588</text:p>
          </table:table-cell>
          <table:table-cell table:formula="of:=SQRT(POWER([.H158];2)+POWER([.I158];2)+POWER([.J158];2))" office:value-type="float" office:value="657.172444075211" calcext:value-type="float">
            <text:p>657.172444075211</text:p>
          </table:table-cell>
        </table:table-row>
        <table:table-row table:style-name="ro1">
          <table:table-cell office:value-type="float" office:value="73.513" calcext:value-type="float">
            <text:p>73.513</text:p>
          </table:table-cell>
          <table:table-cell office:value-type="float" office:value="269.213" calcext:value-type="float">
            <text:p>269.213</text:p>
          </table:table-cell>
          <table:table-cell office:value-type="float" office:value="44.2206" calcext:value-type="float">
            <text:p>44.2206</text:p>
          </table:table-cell>
          <table:table-cell office:value-type="float" office:value="74.922" calcext:value-type="float">
            <text:p>74.922</text:p>
          </table:table-cell>
          <table:table-cell office:value-type="float" office:value="259.549" calcext:value-type="float">
            <text:p>259.549</text:p>
          </table:table-cell>
          <table:table-cell office:value-type="float" office:value="44.7751" calcext:value-type="float">
            <text:p>44.7751</text:p>
          </table:table-cell>
          <table:table-cell/>
          <table:table-cell table:formula="of:=([.D159]-[.A159])/0.0166667" office:value-type="float" office:value="84.5398309203377" calcext:value-type="float">
            <text:p>84.5398309203377</text:p>
          </table:table-cell>
          <table:table-cell table:formula="of:=ABS([.E159]-[.B159])/0.0166667" office:value-type="float" office:value="579.838840322322" calcext:value-type="float">
            <text:p>579.838840322322</text:p>
          </table:table-cell>
          <table:table-cell table:formula="of:=([.F159]-[.C159])/0.0166667" office:value-type="float" office:value="33.2699334601333" calcext:value-type="float">
            <text:p>33.2699334601333</text:p>
          </table:table-cell>
          <table:table-cell table:formula="of:=DEGREES(ATAN(ABS([.F159]-[.C159])/ABS([.E159]-[.B159])))" office:value-type="float" office:value="3.28391072504231" calcext:value-type="float">
            <text:p>3.28391072504231</text:p>
          </table:table-cell>
          <table:table-cell table:formula="of:=SQRT(POWER([.H159];2)+POWER([.I159];2)+POWER([.J159];2))" office:value-type="float" office:value="586.913070420839" calcext:value-type="float">
            <text:p>586.913070420839</text:p>
          </table:table-cell>
        </table:table-row>
        <table:table-row table:style-name="ro1">
          <table:table-cell office:value-type="float" office:value="73.518" calcext:value-type="float">
            <text:p>73.518</text:p>
          </table:table-cell>
          <table:table-cell office:value-type="float" office:value="270.49" calcext:value-type="float">
            <text:p>270.49</text:p>
          </table:table-cell>
          <table:table-cell office:value-type="float" office:value="44.019" calcext:value-type="float">
            <text:p>44.019</text:p>
          </table:table-cell>
          <table:table-cell office:value-type="float" office:value="75.1646" calcext:value-type="float">
            <text:p>75.1646</text:p>
          </table:table-cell>
          <table:table-cell office:value-type="float" office:value="259.536" calcext:value-type="float">
            <text:p>259.536</text:p>
          </table:table-cell>
          <table:table-cell office:value-type="float" office:value="45.0148" calcext:value-type="float">
            <text:p>45.0148</text:p>
          </table:table-cell>
          <table:table-cell/>
          <table:table-cell table:formula="of:=([.D160]-[.A160])/0.0166667" office:value-type="float" office:value="98.7958024083947" calcext:value-type="float">
            <text:p>98.7958024083947</text:p>
          </table:table-cell>
          <table:table-cell table:formula="of:=ABS([.E160]-[.B160])/0.0166667" office:value-type="float" office:value="657.23868552263" calcext:value-type="float">
            <text:p>657.23868552263</text:p>
          </table:table-cell>
          <table:table-cell table:formula="of:=([.F160]-[.C160])/0.0166667" office:value-type="float" office:value="59.7478805042392" calcext:value-type="float">
            <text:p>59.7478805042392</text:p>
          </table:table-cell>
          <table:table-cell table:formula="of:=DEGREES(ATAN(ABS([.F160]-[.C160])/ABS([.E160]-[.B160])))" office:value-type="float" office:value="5.19433458577608" calcext:value-type="float">
            <text:p>5.19433458577608</text:p>
          </table:table-cell>
          <table:table-cell table:formula="of:=SQRT(POWER([.H160];2)+POWER([.I160];2)+POWER([.J160];2))" office:value-type="float" office:value="667.302861934355" calcext:value-type="float">
            <text:p>667.302861934355</text:p>
          </table:table-cell>
        </table:table-row>
        <table:table-row table:style-name="ro1">
          <table:table-cell office:value-type="float" office:value="74.0002" calcext:value-type="float">
            <text:p>74.0002</text:p>
          </table:table-cell>
          <table:table-cell office:value-type="float" office:value="268.038" calcext:value-type="float">
            <text:p>268.038</text:p>
          </table:table-cell>
          <table:table-cell office:value-type="float" office:value="44.1575" calcext:value-type="float">
            <text:p>44.1575</text:p>
          </table:table-cell>
          <table:table-cell office:value-type="float" office:value="75.8674" calcext:value-type="float">
            <text:p>75.8674</text:p>
          </table:table-cell>
          <table:table-cell office:value-type="float" office:value="257.265" calcext:value-type="float">
            <text:p>257.265</text:p>
          </table:table-cell>
          <table:table-cell office:value-type="float" office:value="44.8934" calcext:value-type="float">
            <text:p>44.8934</text:p>
          </table:table-cell>
          <table:table-cell/>
          <table:table-cell table:formula="of:=([.D161]-[.A161])/0.0166667" office:value-type="float" office:value="112.031775936448" calcext:value-type="float">
            <text:p>112.031775936448</text:p>
          </table:table-cell>
          <table:table-cell table:formula="of:=ABS([.E161]-[.B161])/0.0166667" office:value-type="float" office:value="646.378707242587" calcext:value-type="float">
            <text:p>646.378707242587</text:p>
          </table:table-cell>
          <table:table-cell table:formula="of:=([.F161]-[.C161])/0.0166667" office:value-type="float" office:value="44.1539116921767" calcext:value-type="float">
            <text:p>44.1539116921767</text:p>
          </table:table-cell>
          <table:table-cell table:formula="of:=DEGREES(ATAN(ABS([.F161]-[.C161])/ABS([.E161]-[.B161])))" office:value-type="float" office:value="3.90778475579387" calcext:value-type="float">
            <text:p>3.90778475579387</text:p>
          </table:table-cell>
          <table:table-cell table:formula="of:=SQRT(POWER([.H161];2)+POWER([.I161];2)+POWER([.J161];2))" office:value-type="float" office:value="657.49990107512" calcext:value-type="float">
            <text:p>657.49990107512</text:p>
          </table:table-cell>
        </table:table-row>
        <table:table-row table:style-name="ro1">
          <table:table-cell office:value-type="float" office:value="73.7488" calcext:value-type="float">
            <text:p>73.7488</text:p>
          </table:table-cell>
          <table:table-cell office:value-type="float" office:value="266.699" calcext:value-type="float">
            <text:p>266.699</text:p>
          </table:table-cell>
          <table:table-cell office:value-type="float" office:value="44.6155" calcext:value-type="float">
            <text:p>44.6155</text:p>
          </table:table-cell>
          <table:table-cell office:value-type="float" office:value="75.3657" calcext:value-type="float">
            <text:p>75.3657</text:p>
          </table:table-cell>
          <table:table-cell office:value-type="float" office:value="254.763" calcext:value-type="float">
            <text:p>254.763</text:p>
          </table:table-cell>
          <table:table-cell office:value-type="float" office:value="45.5376" calcext:value-type="float">
            <text:p>45.5376</text:p>
          </table:table-cell>
          <table:table-cell/>
          <table:table-cell table:formula="of:=([.D162]-[.A162])/0.0166667" office:value-type="float" office:value="97.0138059723881" calcext:value-type="float">
            <text:p>97.0138059723881</text:p>
          </table:table-cell>
          <table:table-cell table:formula="of:=ABS([.E162]-[.B162])/0.0166667" office:value-type="float" office:value="716.158567682865" calcext:value-type="float">
            <text:p>716.158567682865</text:p>
          </table:table-cell>
          <table:table-cell table:formula="of:=([.F162]-[.C162])/0.0166667" office:value-type="float" office:value="55.3258893482213" calcext:value-type="float">
            <text:p>55.3258893482213</text:p>
          </table:table-cell>
          <table:table-cell table:formula="of:=DEGREES(ATAN(ABS([.F162]-[.C162])/ABS([.E162]-[.B162])))" office:value-type="float" office:value="4.41753597515141" calcext:value-type="float">
            <text:p>4.41753597515141</text:p>
          </table:table-cell>
          <table:table-cell table:formula="of:=SQRT(POWER([.H162];2)+POWER([.I162];2)+POWER([.J162];2))" office:value-type="float" office:value="724.814270449329" calcext:value-type="float">
            <text:p>724.814270449329</text:p>
          </table:table-cell>
        </table:table-row>
        <table:table-row table:style-name="ro1">
          <table:table-cell office:value-type="float" office:value="72.5277" calcext:value-type="float">
            <text:p>72.5277</text:p>
          </table:table-cell>
          <table:table-cell office:value-type="float" office:value="270.328" calcext:value-type="float">
            <text:p>270.328</text:p>
          </table:table-cell>
          <table:table-cell office:value-type="float" office:value="44.2992" calcext:value-type="float">
            <text:p>44.2992</text:p>
          </table:table-cell>
          <table:table-cell office:value-type="float" office:value="73.7246" calcext:value-type="float">
            <text:p>73.7246</text:p>
          </table:table-cell>
          <table:table-cell office:value-type="float" office:value="261.79" calcext:value-type="float">
            <text:p>261.79</text:p>
          </table:table-cell>
          <table:table-cell office:value-type="float" office:value="44.9094" calcext:value-type="float">
            <text:p>44.9094</text:p>
          </table:table-cell>
          <table:table-cell/>
          <table:table-cell table:formula="of:=([.D163]-[.A163])/0.0166667" office:value-type="float" office:value="71.8138563722872" calcext:value-type="float">
            <text:p>71.8138563722872</text:p>
          </table:table-cell>
          <table:table-cell table:formula="of:=ABS([.E163]-[.B163])/0.0166667" office:value-type="float" office:value="512.278975442046" calcext:value-type="float">
            <text:p>512.278975442046</text:p>
          </table:table-cell>
          <table:table-cell table:formula="of:=([.F163]-[.C163])/0.0166667" office:value-type="float" office:value="36.6119267761464" calcext:value-type="float">
            <text:p>36.6119267761464</text:p>
          </table:table-cell>
          <table:table-cell table:formula="of:=DEGREES(ATAN(ABS([.F163]-[.C163])/ABS([.E163]-[.B163])))" office:value-type="float" office:value="4.08790589854869" calcext:value-type="float">
            <text:p>4.08790589854869</text:p>
          </table:table-cell>
          <table:table-cell table:formula="of:=SQRT(POWER([.H163];2)+POWER([.I163];2)+POWER([.J163];2))" office:value-type="float" office:value="518.582116765777" calcext:value-type="float">
            <text:p>518.582116765777</text:p>
          </table:table-cell>
        </table:table-row>
        <table:table-row table:style-name="ro1">
          <table:table-cell office:value-type="float" office:value="69.0604" calcext:value-type="float">
            <text:p>69.0604</text:p>
          </table:table-cell>
          <table:table-cell office:value-type="float" office:value="268.794" calcext:value-type="float">
            <text:p>268.794</text:p>
          </table:table-cell>
          <table:table-cell office:value-type="float" office:value="43.5942" calcext:value-type="float">
            <text:p>43.5942</text:p>
          </table:table-cell>
          <table:table-cell office:value-type="float" office:value="71.0429" calcext:value-type="float">
            <text:p>71.0429</text:p>
          </table:table-cell>
          <table:table-cell office:value-type="float" office:value="259.285" calcext:value-type="float">
            <text:p>259.285</text:p>
          </table:table-cell>
          <table:table-cell office:value-type="float" office:value="43.6534" calcext:value-type="float">
            <text:p>43.6534</text:p>
          </table:table-cell>
          <table:table-cell/>
          <table:table-cell table:formula="of:=([.D164]-[.A164])/0.0166667" office:value-type="float" office:value="118.949762100476" calcext:value-type="float">
            <text:p>118.949762100476</text:p>
          </table:table-cell>
          <table:table-cell table:formula="of:=ABS([.E164]-[.B164])/0.0166667" office:value-type="float" office:value="570.53885892228" calcext:value-type="float">
            <text:p>570.53885892228</text:p>
          </table:table-cell>
          <table:table-cell table:formula="of:=([.F164]-[.C164])/0.0166667" office:value-type="float" office:value="3.55199289601403" calcext:value-type="float">
            <text:p>3.55199289601403</text:p>
          </table:table-cell>
          <table:table-cell table:formula="of:=DEGREES(ATAN(ABS([.F164]-[.C164])/ABS([.E164]-[.B164])))" office:value-type="float" office:value="0.356700633686863" calcext:value-type="float">
            <text:p>0.356700633686863</text:p>
          </table:table-cell>
          <table:table-cell table:formula="of:=SQRT(POWER([.H164];2)+POWER([.I164];2)+POWER([.J164];2))" office:value-type="float" office:value="582.817511831645" calcext:value-type="float">
            <text:p>582.817511831645</text:p>
          </table:table-cell>
        </table:table-row>
        <table:table-row table:style-name="ro1">
          <table:table-cell office:value-type="float" office:value="68.8246" calcext:value-type="float">
            <text:p>68.8246</text:p>
          </table:table-cell>
          <table:table-cell office:value-type="float" office:value="267.431" calcext:value-type="float">
            <text:p>267.431</text:p>
          </table:table-cell>
          <table:table-cell office:value-type="float" office:value="44.0579" calcext:value-type="float">
            <text:p>44.0579</text:p>
          </table:table-cell>
          <table:table-cell office:value-type="float" office:value="69.3495" calcext:value-type="float">
            <text:p>69.3495</text:p>
          </table:table-cell>
          <table:table-cell office:value-type="float" office:value="261.269" calcext:value-type="float">
            <text:p>261.269</text:p>
          </table:table-cell>
          <table:table-cell office:value-type="float" office:value="44.7925" calcext:value-type="float">
            <text:p>44.7925</text:p>
          </table:table-cell>
          <table:table-cell/>
          <table:table-cell table:formula="of:=([.D165]-[.A165])/0.0166667" office:value-type="float" office:value="31.4939370121261" calcext:value-type="float">
            <text:p>31.4939370121261</text:p>
          </table:table-cell>
          <table:table-cell table:formula="of:=ABS([.E165]-[.B165])/0.0166667" office:value-type="float" office:value="369.719260561478" calcext:value-type="float">
            <text:p>369.719260561478</text:p>
          </table:table-cell>
          <table:table-cell table:formula="of:=([.F165]-[.C165])/0.0166667" office:value-type="float" office:value="44.0759118481763" calcext:value-type="float">
            <text:p>44.0759118481763</text:p>
          </table:table-cell>
          <table:table-cell table:formula="of:=DEGREES(ATAN(ABS([.F165]-[.C165])/ABS([.E165]-[.B165])))" office:value-type="float" office:value="6.7984046488934" calcext:value-type="float">
            <text:p>6.7984046488934</text:p>
          </table:table-cell>
          <table:table-cell table:formula="of:=SQRT(POWER([.H165];2)+POWER([.I165];2)+POWER([.J165];2))" office:value-type="float" office:value="373.666811081607" calcext:value-type="float">
            <text:p>373.666811081607</text:p>
          </table:table-cell>
        </table:table-row>
        <table:table-row table:style-name="ro1">
          <table:table-cell office:value-type="float" office:value="69.0731" calcext:value-type="float">
            <text:p>69.0731</text:p>
          </table:table-cell>
          <table:table-cell office:value-type="float" office:value="267.423" calcext:value-type="float">
            <text:p>267.423</text:p>
          </table:table-cell>
          <table:table-cell office:value-type="float" office:value="44.301" calcext:value-type="float">
            <text:p>44.301</text:p>
          </table:table-cell>
          <table:table-cell office:value-type="float" office:value="70.5718" calcext:value-type="float">
            <text:p>70.5718</text:p>
          </table:table-cell>
          <table:table-cell office:value-type="float" office:value="257.78" calcext:value-type="float">
            <text:p>257.78</text:p>
          </table:table-cell>
          <table:table-cell office:value-type="float" office:value="45.0989" calcext:value-type="float">
            <text:p>45.0989</text:p>
          </table:table-cell>
          <table:table-cell/>
          <table:table-cell table:formula="of:=([.D166]-[.A166])/0.0166667" office:value-type="float" office:value="89.9218201563597" calcext:value-type="float">
            <text:p>89.9218201563597</text:p>
          </table:table-cell>
          <table:table-cell table:formula="of:=ABS([.E166]-[.B166])/0.0166667" office:value-type="float" office:value="578.578842842316" calcext:value-type="float">
            <text:p>578.578842842316</text:p>
          </table:table-cell>
          <table:table-cell table:formula="of:=([.F166]-[.C166])/0.0166667" office:value-type="float" office:value="47.8739042521914" calcext:value-type="float">
            <text:p>47.8739042521914</text:p>
          </table:table-cell>
          <table:table-cell table:formula="of:=DEGREES(ATAN(ABS([.F166]-[.C166])/ABS([.E166]-[.B166])))" office:value-type="float" office:value="4.73010430405795" calcext:value-type="float">
            <text:p>4.73010430405795</text:p>
          </table:table-cell>
          <table:table-cell table:formula="of:=SQRT(POWER([.H166];2)+POWER([.I166];2)+POWER([.J166];2))" office:value-type="float" office:value="587.478784155934" calcext:value-type="float">
            <text:p>587.478784155934</text:p>
          </table:table-cell>
        </table:table-row>
        <table:table-row table:style-name="ro1">
          <table:table-cell office:value-type="float" office:value="67.3688" calcext:value-type="float">
            <text:p>67.3688</text:p>
          </table:table-cell>
          <table:table-cell office:value-type="float" office:value="264.77" calcext:value-type="float">
            <text:p>264.77</text:p>
          </table:table-cell>
          <table:table-cell office:value-type="float" office:value="44.0096" calcext:value-type="float">
            <text:p>44.0096</text:p>
          </table:table-cell>
          <table:table-cell office:value-type="float" office:value="68.6539" calcext:value-type="float">
            <text:p>68.6539</text:p>
          </table:table-cell>
          <table:table-cell office:value-type="float" office:value="255.237" calcext:value-type="float">
            <text:p>255.237</text:p>
          </table:table-cell>
          <table:table-cell office:value-type="float" office:value="44.5734" calcext:value-type="float">
            <text:p>44.5734</text:p>
          </table:table-cell>
          <table:table-cell/>
          <table:table-cell table:formula="of:=([.D167]-[.A167])/0.0166667" office:value-type="float" office:value="77.1058457883084" calcext:value-type="float">
            <text:p>77.1058457883084</text:p>
          </table:table-cell>
          <table:table-cell table:formula="of:=ABS([.E167]-[.B167])/0.0166667" office:value-type="float" office:value="571.978856042287" calcext:value-type="float">
            <text:p>571.978856042287</text:p>
          </table:table-cell>
          <table:table-cell table:formula="of:=([.F167]-[.C167])/0.0166667" office:value-type="float" office:value="33.8279323441353" calcext:value-type="float">
            <text:p>33.8279323441353</text:p>
          </table:table-cell>
          <table:table-cell table:formula="of:=DEGREES(ATAN(ABS([.F167]-[.C167])/ABS([.E167]-[.B167])))" office:value-type="float" office:value="3.38464031452644" calcext:value-type="float">
            <text:p>3.38464031452644</text:p>
          </table:table-cell>
          <table:table-cell table:formula="of:=SQRT(POWER([.H167];2)+POWER([.I167];2)+POWER([.J167];2))" office:value-type="float" office:value="578.143107042584" calcext:value-type="float">
            <text:p>578.143107042584</text:p>
          </table:table-cell>
        </table:table-row>
        <table:table-row table:style-name="ro1">
          <table:table-cell office:value-type="float" office:value="52.769" calcext:value-type="float">
            <text:p>52.769</text:p>
          </table:table-cell>
          <table:table-cell office:value-type="float" office:value="268.352" calcext:value-type="float">
            <text:p>268.352</text:p>
          </table:table-cell>
          <table:table-cell office:value-type="float" office:value="43.8237" calcext:value-type="float">
            <text:p>43.8237</text:p>
          </table:table-cell>
          <table:table-cell office:value-type="float" office:value="53.7626" calcext:value-type="float">
            <text:p>53.7626</text:p>
          </table:table-cell>
          <table:table-cell office:value-type="float" office:value="255.928" calcext:value-type="float">
            <text:p>255.928</text:p>
          </table:table-cell>
          <table:table-cell office:value-type="float" office:value="44.8448" calcext:value-type="float">
            <text:p>44.8448</text:p>
          </table:table-cell>
          <table:table-cell/>
          <table:table-cell table:formula="of:=([.D168]-[.A168])/0.0166667" office:value-type="float" office:value="59.6158807682385" calcext:value-type="float">
            <text:p>59.6158807682385</text:p>
          </table:table-cell>
          <table:table-cell table:formula="of:=ABS([.E168]-[.B168])/0.0166667" office:value-type="float" office:value="745.43850912298" calcext:value-type="float">
            <text:p>745.43850912298</text:p>
          </table:table-cell>
          <table:table-cell table:formula="of:=([.F168]-[.C168])/0.0166667" office:value-type="float" office:value="61.2658774682449" calcext:value-type="float">
            <text:p>61.2658774682449</text:p>
          </table:table-cell>
          <table:table-cell table:formula="of:=DEGREES(ATAN(ABS([.F168]-[.C168])/ABS([.E168]-[.B168])))" office:value-type="float" office:value="4.6984483419049" calcext:value-type="float">
            <text:p>4.6984483419049</text:p>
          </table:table-cell>
          <table:table-cell table:formula="of:=SQRT(POWER([.H168];2)+POWER([.I168];2)+POWER([.J168];2))" office:value-type="float" office:value="750.324017918405" calcext:value-type="float">
            <text:p>750.324017918405</text:p>
          </table:table-cell>
        </table:table-row>
        <table:table-row table:style-name="ro1">
          <table:table-cell office:value-type="float" office:value="53.8678" calcext:value-type="float">
            <text:p>53.8678</text:p>
          </table:table-cell>
          <table:table-cell office:value-type="float" office:value="265.886" calcext:value-type="float">
            <text:p>265.886</text:p>
          </table:table-cell>
          <table:table-cell office:value-type="float" office:value="44.6927" calcext:value-type="float">
            <text:p>44.6927</text:p>
          </table:table-cell>
          <table:table-cell office:value-type="float" office:value="55.5016" calcext:value-type="float">
            <text:p>55.5016</text:p>
          </table:table-cell>
          <table:table-cell office:value-type="float" office:value="254.924" calcext:value-type="float">
            <text:p>254.924</text:p>
          </table:table-cell>
          <table:table-cell office:value-type="float" office:value="45.9397" calcext:value-type="float">
            <text:p>45.9397</text:p>
          </table:table-cell>
          <table:table-cell/>
          <table:table-cell table:formula="of:=([.D169]-[.A169])/0.0166667" office:value-type="float" office:value="98.0278039443922" calcext:value-type="float">
            <text:p>98.0278039443922</text:p>
          </table:table-cell>
          <table:table-cell table:formula="of:=ABS([.E169]-[.B169])/0.0166667" office:value-type="float" office:value="657.718684562632" calcext:value-type="float">
            <text:p>657.718684562632</text:p>
          </table:table-cell>
          <table:table-cell table:formula="of:=([.F169]-[.C169])/0.0166667" office:value-type="float" office:value="74.8198503602993" calcext:value-type="float">
            <text:p>74.8198503602993</text:p>
          </table:table-cell>
          <table:table-cell table:formula="of:=DEGREES(ATAN(ABS([.F169]-[.C169])/ABS([.E169]-[.B169])))" office:value-type="float" office:value="6.48987558988113" calcext:value-type="float">
            <text:p>6.48987558988113</text:p>
          </table:table-cell>
          <table:table-cell table:formula="of:=SQRT(POWER([.H169];2)+POWER([.I169];2)+POWER([.J169];2))" office:value-type="float" office:value="669.179593514997" calcext:value-type="float">
            <text:p>669.179593514997</text:p>
          </table:table-cell>
        </table:table-row>
        <table:table-row table:style-name="ro1">
          <table:table-cell office:value-type="float" office:value="53.4088" calcext:value-type="float">
            <text:p>53.4088</text:p>
          </table:table-cell>
          <table:table-cell office:value-type="float" office:value="271.052" calcext:value-type="float">
            <text:p>271.052</text:p>
          </table:table-cell>
          <table:table-cell office:value-type="float" office:value="43.8784" calcext:value-type="float">
            <text:p>43.8784</text:p>
          </table:table-cell>
          <table:table-cell office:value-type="float" office:value="55.0106" calcext:value-type="float">
            <text:p>55.0106</text:p>
          </table:table-cell>
          <table:table-cell office:value-type="float" office:value="261.188" calcext:value-type="float">
            <text:p>261.188</text:p>
          </table:table-cell>
          <table:table-cell office:value-type="float" office:value="44.4631" calcext:value-type="float">
            <text:p>44.4631</text:p>
          </table:table-cell>
          <table:table-cell/>
          <table:table-cell table:formula="of:=([.D170]-[.A170])/0.0166667" office:value-type="float" office:value="96.1078077843843" calcext:value-type="float">
            <text:p>96.1078077843843</text:p>
          </table:table-cell>
          <table:table-cell table:formula="of:=ABS([.E170]-[.B170])/0.0166667" office:value-type="float" office:value="591.838816322369" calcext:value-type="float">
            <text:p>591.838816322369</text:p>
          </table:table-cell>
          <table:table-cell table:formula="of:=([.F170]-[.C170])/0.0166667" office:value-type="float" office:value="35.0819298361402" calcext:value-type="float">
            <text:p>35.0819298361402</text:p>
          </table:table-cell>
          <table:table-cell table:formula="of:=DEGREES(ATAN(ABS([.F170]-[.C170])/ABS([.E170]-[.B170])))" office:value-type="float" office:value="3.39230412686815" calcext:value-type="float">
            <text:p>3.39230412686815</text:p>
          </table:table-cell>
          <table:table-cell table:formula="of:=SQRT(POWER([.H170];2)+POWER([.I170];2)+POWER([.J170];2))" office:value-type="float" office:value="600.616880402151" calcext:value-type="float">
            <text:p>600.616880402151</text:p>
          </table:table-cell>
        </table:table-row>
        <table:table-row table:style-name="ro1">
          <table:table-cell office:value-type="float" office:value="53.6633" calcext:value-type="float">
            <text:p>53.6633</text:p>
          </table:table-cell>
          <table:table-cell office:value-type="float" office:value="264.639" calcext:value-type="float">
            <text:p>264.639</text:p>
          </table:table-cell>
          <table:table-cell office:value-type="float" office:value="44.4073" calcext:value-type="float">
            <text:p>44.4073</text:p>
          </table:table-cell>
          <table:table-cell office:value-type="float" office:value="54.8119" calcext:value-type="float">
            <text:p>54.8119</text:p>
          </table:table-cell>
          <table:table-cell office:value-type="float" office:value="253.7" calcext:value-type="float">
            <text:p>253.7</text:p>
          </table:table-cell>
          <table:table-cell office:value-type="float" office:value="45.1949" calcext:value-type="float">
            <text:p>45.1949</text:p>
          </table:table-cell>
          <table:table-cell/>
          <table:table-cell table:formula="of:=([.D171]-[.A171])/0.0166667" office:value-type="float" office:value="68.9158621682758" calcext:value-type="float">
            <text:p>68.9158621682758</text:p>
          </table:table-cell>
          <table:table-cell table:formula="of:=ABS([.E171]-[.B171])/0.0166667" office:value-type="float" office:value="656.338687322627" calcext:value-type="float">
            <text:p>656.338687322627</text:p>
          </table:table-cell>
          <table:table-cell table:formula="of:=([.F171]-[.C171])/0.0166667" office:value-type="float" office:value="47.2559054881889" calcext:value-type="float">
            <text:p>47.2559054881889</text:p>
          </table:table-cell>
          <table:table-cell table:formula="of:=DEGREES(ATAN(ABS([.F171]-[.C171])/ABS([.E171]-[.B171])))" office:value-type="float" office:value="4.11814801806281" calcext:value-type="float">
            <text:p>4.11814801806281</text:p>
          </table:table-cell>
          <table:table-cell table:formula="of:=SQRT(POWER([.H171];2)+POWER([.I171];2)+POWER([.J171];2))" office:value-type="float" office:value="661.636599001517" calcext:value-type="float">
            <text:p>661.636599001517</text:p>
          </table:table-cell>
        </table:table-row>
        <table:table-row table:style-name="ro1">
          <table:table-cell office:value-type="float" office:value="53.9467" calcext:value-type="float">
            <text:p>53.9467</text:p>
          </table:table-cell>
          <table:table-cell office:value-type="float" office:value="269.897" calcext:value-type="float">
            <text:p>269.897</text:p>
          </table:table-cell>
          <table:table-cell office:value-type="float" office:value="43.8108" calcext:value-type="float">
            <text:p>43.8108</text:p>
          </table:table-cell>
          <table:table-cell office:value-type="float" office:value="55.5865" calcext:value-type="float">
            <text:p>55.5865</text:p>
          </table:table-cell>
          <table:table-cell office:value-type="float" office:value="258.789" calcext:value-type="float">
            <text:p>258.789</text:p>
          </table:table-cell>
          <table:table-cell office:value-type="float" office:value="44.8428" calcext:value-type="float">
            <text:p>44.8428</text:p>
          </table:table-cell>
          <table:table-cell/>
          <table:table-cell table:formula="of:=([.D172]-[.A172])/0.0166667" office:value-type="float" office:value="98.3878032243936" calcext:value-type="float">
            <text:p>98.3878032243936</text:p>
          </table:table-cell>
          <table:table-cell table:formula="of:=ABS([.E172]-[.B172])/0.0166667" office:value-type="float" office:value="666.478667042666" calcext:value-type="float">
            <text:p>666.478667042666</text:p>
          </table:table-cell>
          <table:table-cell table:formula="of:=([.F172]-[.C172])/0.0166667" office:value-type="float" office:value="61.9198761602475" calcext:value-type="float">
            <text:p>61.9198761602475</text:p>
          </table:table-cell>
          <table:table-cell table:formula="of:=DEGREES(ATAN(ABS([.F172]-[.C172])/ABS([.E172]-[.B172])))" office:value-type="float" office:value="5.3078857485747" calcext:value-type="float">
            <text:p>5.3078857485747</text:p>
          </table:table-cell>
          <table:table-cell table:formula="of:=SQRT(POWER([.H172];2)+POWER([.I172];2)+POWER([.J172];2))" office:value-type="float" office:value="676.541236370697" calcext:value-type="float">
            <text:p>676.541236370697</text:p>
          </table:table-cell>
        </table:table-row>
        <table:table-row table:style-name="ro1">
          <table:table-cell office:value-type="float" office:value="53.716" calcext:value-type="float">
            <text:p>53.716</text:p>
          </table:table-cell>
          <table:table-cell office:value-type="float" office:value="269.74" calcext:value-type="float">
            <text:p>269.74</text:p>
          </table:table-cell>
          <table:table-cell office:value-type="float" office:value="44.3285" calcext:value-type="float">
            <text:p>44.3285</text:p>
          </table:table-cell>
          <table:table-cell office:value-type="float" office:value="54.8463" calcext:value-type="float">
            <text:p>54.8463</text:p>
          </table:table-cell>
          <table:table-cell office:value-type="float" office:value="259.694" calcext:value-type="float">
            <text:p>259.694</text:p>
          </table:table-cell>
          <table:table-cell office:value-type="float" office:value="45.6644" calcext:value-type="float">
            <text:p>45.6644</text:p>
          </table:table-cell>
          <table:table-cell/>
          <table:table-cell table:formula="of:=([.D173]-[.A173])/0.0166667" office:value-type="float" office:value="67.8178643642712" calcext:value-type="float">
            <text:p>67.8178643642712</text:p>
          </table:table-cell>
          <table:table-cell table:formula="of:=ABS([.E173]-[.B173])/0.0166667" office:value-type="float" office:value="602.758794482411" calcext:value-type="float">
            <text:p>602.758794482411</text:p>
          </table:table-cell>
          <table:table-cell table:formula="of:=([.F173]-[.C173])/0.0166667" office:value-type="float" office:value="80.1538396923208" calcext:value-type="float">
            <text:p>80.1538396923208</text:p>
          </table:table-cell>
          <table:table-cell table:formula="of:=DEGREES(ATAN(ABS([.F173]-[.C173])/ABS([.E173]-[.B173])))" office:value-type="float" office:value="7.57465583532304" calcext:value-type="float">
            <text:p>7.57465583532304</text:p>
          </table:table-cell>
          <table:table-cell table:formula="of:=SQRT(POWER([.H173];2)+POWER([.I173];2)+POWER([.J173];2))" office:value-type="float" office:value="611.834998239102" calcext:value-type="float">
            <text:p>611.834998239102</text:p>
          </table:table-cell>
        </table:table-row>
        <table:table-row table:style-name="ro1">
          <table:table-cell office:value-type="float" office:value="53.4088" calcext:value-type="float">
            <text:p>53.4088</text:p>
          </table:table-cell>
          <table:table-cell office:value-type="float" office:value="271.052" calcext:value-type="float">
            <text:p>271.052</text:p>
          </table:table-cell>
          <table:table-cell office:value-type="float" office:value="43.8784" calcext:value-type="float">
            <text:p>43.8784</text:p>
          </table:table-cell>
          <table:table-cell office:value-type="float" office:value="55.0043" calcext:value-type="float">
            <text:p>55.0043</text:p>
          </table:table-cell>
          <table:table-cell office:value-type="float" office:value="261.222" calcext:value-type="float">
            <text:p>261.222</text:p>
          </table:table-cell>
          <table:table-cell office:value-type="float" office:value="44.2167" calcext:value-type="float">
            <text:p>44.2167</text:p>
          </table:table-cell>
          <table:table-cell/>
          <table:table-cell table:formula="of:=([.D174]-[.A174])/0.0166667" office:value-type="float" office:value="95.729808540383" calcext:value-type="float">
            <text:p>95.729808540383</text:p>
          </table:table-cell>
          <table:table-cell table:formula="of:=ABS([.E174]-[.B174])/0.0166667" office:value-type="float" office:value="589.798820402362" calcext:value-type="float">
            <text:p>589.798820402362</text:p>
          </table:table-cell>
          <table:table-cell table:formula="of:=([.F174]-[.C174])/0.0166667" office:value-type="float" office:value="20.2979594040814" calcext:value-type="float">
            <text:p>20.2979594040814</text:p>
          </table:table-cell>
          <table:table-cell table:formula="of:=DEGREES(ATAN(ABS([.F174]-[.C174])/ABS([.E174]-[.B174])))" office:value-type="float" office:value="1.9710595316082" calcext:value-type="float">
            <text:p>1.9710595316082</text:p>
          </table:table-cell>
          <table:table-cell table:formula="of:=SQRT(POWER([.H174];2)+POWER([.I174];2)+POWER([.J174];2))" office:value-type="float" office:value="597.861900397714" calcext:value-type="float">
            <text:p>597.861900397714</text:p>
          </table:table-cell>
        </table:table-row>
        <table:table-row table:style-name="ro1">
          <table:table-cell office:value-type="float" office:value="53.6944" calcext:value-type="float">
            <text:p>53.6944</text:p>
          </table:table-cell>
          <table:table-cell office:value-type="float" office:value="269.878" calcext:value-type="float">
            <text:p>269.878</text:p>
          </table:table-cell>
          <table:table-cell office:value-type="float" office:value="43.5708" calcext:value-type="float">
            <text:p>43.5708</text:p>
          </table:table-cell>
          <table:table-cell office:value-type="float" office:value="54.7994" calcext:value-type="float">
            <text:p>54.7994</text:p>
          </table:table-cell>
          <table:table-cell office:value-type="float" office:value="259.988" calcext:value-type="float">
            <text:p>259.988</text:p>
          </table:table-cell>
          <table:table-cell office:value-type="float" office:value="43.9369" calcext:value-type="float">
            <text:p>43.9369</text:p>
          </table:table-cell>
          <table:table-cell/>
          <table:table-cell table:formula="of:=([.D175]-[.A175])/0.0166667" office:value-type="float" office:value="66.299867400265" calcext:value-type="float">
            <text:p>66.299867400265</text:p>
          </table:table-cell>
          <table:table-cell table:formula="of:=ABS([.E175]-[.B175])/0.0166667" office:value-type="float" office:value="593.398813202373" calcext:value-type="float">
            <text:p>593.398813202373</text:p>
          </table:table-cell>
          <table:table-cell table:formula="of:=([.F175]-[.C175])/0.0166667" office:value-type="float" office:value="21.965956068088" calcext:value-type="float">
            <text:p>21.965956068088</text:p>
          </table:table-cell>
          <table:table-cell table:formula="of:=DEGREES(ATAN(ABS([.F175]-[.C175])/ABS([.E175]-[.B175])))" office:value-type="float" office:value="2.11996074946475" calcext:value-type="float">
            <text:p>2.11996074946475</text:p>
          </table:table-cell>
          <table:table-cell table:formula="of:=SQRT(POWER([.H175];2)+POWER([.I175];2)+POWER([.J175];2))" office:value-type="float" office:value="597.49504362234" calcext:value-type="float">
            <text:p>597.49504362234</text:p>
          </table:table-cell>
        </table:table-row>
        <table:table-row table:style-name="ro1">
          <table:table-cell office:value-type="float" office:value="55.5532" calcext:value-type="float">
            <text:p>55.5532</text:p>
          </table:table-cell>
          <table:table-cell office:value-type="float" office:value="259.941" calcext:value-type="float">
            <text:p>259.941</text:p>
          </table:table-cell>
          <table:table-cell office:value-type="float" office:value="45.1384" calcext:value-type="float">
            <text:p>45.1384</text:p>
          </table:table-cell>
          <table:table-cell office:value-type="float" office:value="56.6073" calcext:value-type="float">
            <text:p>56.6073</text:p>
          </table:table-cell>
          <table:table-cell office:value-type="float" office:value="250.396" calcext:value-type="float">
            <text:p>250.396</text:p>
          </table:table-cell>
          <table:table-cell office:value-type="float" office:value="45.9467" calcext:value-type="float">
            <text:p>45.9467</text:p>
          </table:table-cell>
          <table:table-cell/>
          <table:table-cell table:formula="of:=([.D176]-[.A176])/0.0166667" office:value-type="float" office:value="63.2458735082533" calcext:value-type="float">
            <text:p>63.2458735082533</text:p>
          </table:table-cell>
          <table:table-cell table:formula="of:=ABS([.E176]-[.B176])/0.0166667" office:value-type="float" office:value="572.69885460229" calcext:value-type="float">
            <text:p>572.69885460229</text:p>
          </table:table-cell>
          <table:table-cell table:formula="of:=([.F176]-[.C176])/0.0166667" office:value-type="float" office:value="48.4979030041942" calcext:value-type="float">
            <text:p>48.4979030041942</text:p>
          </table:table-cell>
          <table:table-cell table:formula="of:=DEGREES(ATAN(ABS([.F176]-[.C176])/ABS([.E176]-[.B176])))" office:value-type="float" office:value="4.84043451913095" calcext:value-type="float">
            <text:p>4.84043451913095</text:p>
          </table:table-cell>
          <table:table-cell table:formula="of:=SQRT(POWER([.H176];2)+POWER([.I176];2)+POWER([.J176];2))" office:value-type="float" office:value="578.21800834495" calcext:value-type="float">
            <text:p>578.21800834495</text:p>
          </table:table-cell>
        </table:table-row>
        <table:table-row table:style-name="ro1">
          <table:table-cell office:value-type="float" office:value="54.5296" calcext:value-type="float">
            <text:p>54.5296</text:p>
          </table:table-cell>
          <table:table-cell office:value-type="float" office:value="261.062" calcext:value-type="float">
            <text:p>261.062</text:p>
          </table:table-cell>
          <table:table-cell office:value-type="float" office:value="44.4882" calcext:value-type="float">
            <text:p>44.4882</text:p>
          </table:table-cell>
          <table:table-cell office:value-type="float" office:value="55.8837" calcext:value-type="float">
            <text:p>55.8837</text:p>
          </table:table-cell>
          <table:table-cell office:value-type="float" office:value="250.346" calcext:value-type="float">
            <text:p>250.346</text:p>
          </table:table-cell>
          <table:table-cell office:value-type="float" office:value="45.2566" calcext:value-type="float">
            <text:p>45.2566</text:p>
          </table:table-cell>
          <table:table-cell/>
          <table:table-cell table:formula="of:=([.D177]-[.A177])/0.0166667" office:value-type="float" office:value="81.2458375083247" calcext:value-type="float">
            <text:p>81.2458375083247</text:p>
          </table:table-cell>
          <table:table-cell table:formula="of:=ABS([.E177]-[.B177])/0.0166667" office:value-type="float" office:value="642.958714082572" calcext:value-type="float">
            <text:p>642.958714082572</text:p>
          </table:table-cell>
          <table:table-cell table:formula="of:=([.F177]-[.C177])/0.0166667" office:value-type="float" office:value="46.1039077921844" calcext:value-type="float">
            <text:p>46.1039077921844</text:p>
          </table:table-cell>
          <table:table-cell table:formula="of:=DEGREES(ATAN(ABS([.F177]-[.C177])/ABS([.E177]-[.B177])))" office:value-type="float" office:value="4.10142330846886" calcext:value-type="float">
            <text:p>4.10142330846886</text:p>
          </table:table-cell>
          <table:table-cell table:formula="of:=SQRT(POWER([.H177];2)+POWER([.I177];2)+POWER([.J177];2))" office:value-type="float" office:value="649.709446168712" calcext:value-type="float">
            <text:p>649.709446168712</text:p>
          </table:table-cell>
        </table:table-row>
        <table:table-row table:style-name="ro1">
          <table:table-cell office:value-type="float" office:value="53.8537" calcext:value-type="float">
            <text:p>53.8537</text:p>
          </table:table-cell>
          <table:table-cell office:value-type="float" office:value="265.973" calcext:value-type="float">
            <text:p>265.973</text:p>
          </table:table-cell>
          <table:table-cell office:value-type="float" office:value="44.1925" calcext:value-type="float">
            <text:p>44.1925</text:p>
          </table:table-cell>
          <table:table-cell office:value-type="float" office:value="54.7146" calcext:value-type="float">
            <text:p>54.7146</text:p>
          </table:table-cell>
          <table:table-cell office:value-type="float" office:value="256.146" calcext:value-type="float">
            <text:p>256.146</text:p>
          </table:table-cell>
          <table:table-cell office:value-type="float" office:value="44.8" calcext:value-type="float">
            <text:p>44.8</text:p>
          </table:table-cell>
          <table:table-cell/>
          <table:table-cell table:formula="of:=([.D178]-[.A178])/0.0166667" office:value-type="float" office:value="51.6538966922063" calcext:value-type="float">
            <text:p>51.6538966922063</text:p>
          </table:table-cell>
          <table:table-cell table:formula="of:=ABS([.E178]-[.B178])/0.0166667" office:value-type="float" office:value="589.618820762358" calcext:value-type="float">
            <text:p>589.618820762358</text:p>
          </table:table-cell>
          <table:table-cell table:formula="of:=([.F178]-[.C178])/0.0166667" office:value-type="float" office:value="36.4499271001455" calcext:value-type="float">
            <text:p>36.4499271001455</text:p>
          </table:table-cell>
          <table:table-cell table:formula="of:=DEGREES(ATAN(ABS([.F178]-[.C178])/ABS([.E178]-[.B178])))" office:value-type="float" office:value="3.53749335314424" calcext:value-type="float">
            <text:p>3.53749335314424</text:p>
          </table:table-cell>
          <table:table-cell table:formula="of:=SQRT(POWER([.H178];2)+POWER([.I178];2)+POWER([.J178];2))" office:value-type="float" office:value="592.998377760251" calcext:value-type="float">
            <text:p>592.998377760251</text:p>
          </table:table-cell>
        </table:table-row>
        <table:table-row table:style-name="ro1">
          <table:table-cell office:value-type="float" office:value="53.3527" calcext:value-type="float">
            <text:p>53.3527</text:p>
          </table:table-cell>
          <table:table-cell office:value-type="float" office:value="265.952" calcext:value-type="float">
            <text:p>265.952</text:p>
          </table:table-cell>
          <table:table-cell office:value-type="float" office:value="43.7141" calcext:value-type="float">
            <text:p>43.7141</text:p>
          </table:table-cell>
          <table:table-cell office:value-type="float" office:value="54.2754" calcext:value-type="float">
            <text:p>54.2754</text:p>
          </table:table-cell>
          <table:table-cell office:value-type="float" office:value="254.882" calcext:value-type="float">
            <text:p>254.882</text:p>
          </table:table-cell>
          <table:table-cell office:value-type="float" office:value="44.5336" calcext:value-type="float">
            <text:p>44.5336</text:p>
          </table:table-cell>
          <table:table-cell/>
          <table:table-cell table:formula="of:=([.D179]-[.A179])/0.0166667" office:value-type="float" office:value="55.3618892762214" calcext:value-type="float">
            <text:p>55.3618892762214</text:p>
          </table:table-cell>
          <table:table-cell table:formula="of:=ABS([.E179]-[.B179])/0.0166667" office:value-type="float" office:value="664.198671602656" calcext:value-type="float">
            <text:p>664.198671602656</text:p>
          </table:table-cell>
          <table:table-cell table:formula="of:=([.F179]-[.C179])/0.0166667" office:value-type="float" office:value="49.1699016601966" calcext:value-type="float">
            <text:p>49.1699016601966</text:p>
          </table:table-cell>
          <table:table-cell table:formula="of:=DEGREES(ATAN(ABS([.F179]-[.C179])/ABS([.E179]-[.B179])))" office:value-type="float" office:value="4.23382102739984" calcext:value-type="float">
            <text:p>4.23382102739984</text:p>
          </table:table-cell>
          <table:table-cell table:formula="of:=SQRT(POWER([.H179];2)+POWER([.I179];2)+POWER([.J179];2))" office:value-type="float" office:value="668.313170132266" calcext:value-type="float">
            <text:p>668.313170132266</text:p>
          </table:table-cell>
        </table:table-row>
        <table:table-row table:style-name="ro1">
          <table:table-cell office:value-type="float" office:value="53.8466" calcext:value-type="float">
            <text:p>53.8466</text:p>
          </table:table-cell>
          <table:table-cell office:value-type="float" office:value="266.019" calcext:value-type="float">
            <text:p>266.019</text:p>
          </table:table-cell>
          <table:table-cell office:value-type="float" office:value="43.9418" calcext:value-type="float">
            <text:p>43.9418</text:p>
          </table:table-cell>
          <table:table-cell office:value-type="float" office:value="55.0009" calcext:value-type="float">
            <text:p>55.0009</text:p>
          </table:table-cell>
          <table:table-cell office:value-type="float" office:value="254.973" calcext:value-type="float">
            <text:p>254.973</text:p>
          </table:table-cell>
          <table:table-cell office:value-type="float" office:value="44.9869" calcext:value-type="float">
            <text:p>44.9869</text:p>
          </table:table-cell>
          <table:table-cell/>
          <table:table-cell table:formula="of:=([.D180]-[.A180])/0.0166667" office:value-type="float" office:value="69.257861484277" calcext:value-type="float">
            <text:p>69.257861484277</text:p>
          </table:table-cell>
          <table:table-cell table:formula="of:=ABS([.E180]-[.B180])/0.0166667" office:value-type="float" office:value="662.758674482651" calcext:value-type="float">
            <text:p>662.758674482651</text:p>
          </table:table-cell>
          <table:table-cell table:formula="of:=([.F180]-[.C180])/0.0166667" office:value-type="float" office:value="62.7058745882507" calcext:value-type="float">
            <text:p>62.7058745882507</text:p>
          </table:table-cell>
          <table:table-cell table:formula="of:=DEGREES(ATAN(ABS([.F180]-[.C180])/ABS([.E180]-[.B180])))" office:value-type="float" office:value="5.4048612449686" calcext:value-type="float">
            <text:p>5.4048612449686</text:p>
          </table:table-cell>
          <table:table-cell table:formula="of:=SQRT(POWER([.H180];2)+POWER([.I180];2)+POWER([.J180];2))" office:value-type="float" office:value="669.311391421999" calcext:value-type="float">
            <text:p>669.311391421999</text:p>
          </table:table-cell>
        </table:table-row>
        <table:table-row table:style-name="ro1">
          <table:table-cell office:value-type="float" office:value="54.7701" calcext:value-type="float">
            <text:p>54.7701</text:p>
          </table:table-cell>
          <table:table-cell office:value-type="float" office:value="261.122" calcext:value-type="float">
            <text:p>261.122</text:p>
          </table:table-cell>
          <table:table-cell office:value-type="float" office:value="44.476" calcext:value-type="float">
            <text:p>44.476</text:p>
          </table:table-cell>
          <table:table-cell office:value-type="float" office:value="55.6486" calcext:value-type="float">
            <text:p>55.6486</text:p>
          </table:table-cell>
          <table:table-cell office:value-type="float" office:value="250.29" calcext:value-type="float">
            <text:p>250.29</text:p>
          </table:table-cell>
          <table:table-cell office:value-type="float" office:value="45.268" calcext:value-type="float">
            <text:p>45.268</text:p>
          </table:table-cell>
          <table:table-cell/>
          <table:table-cell table:formula="of:=([.D181]-[.A181])/0.0166667" office:value-type="float" office:value="52.709894580211" calcext:value-type="float">
            <text:p>52.709894580211</text:p>
          </table:table-cell>
          <table:table-cell table:formula="of:=ABS([.E181]-[.B181])/0.0166667" office:value-type="float" office:value="649.918700162601" calcext:value-type="float">
            <text:p>649.918700162601</text:p>
          </table:table-cell>
          <table:table-cell table:formula="of:=([.F181]-[.C181])/0.0166667" office:value-type="float" office:value="47.5199049601902" calcext:value-type="float">
            <text:p>47.5199049601902</text:p>
          </table:table-cell>
          <table:table-cell table:formula="of:=DEGREES(ATAN(ABS([.F181]-[.C181])/ABS([.E181]-[.B181])))" office:value-type="float" office:value="4.18183631399922" calcext:value-type="float">
            <text:p>4.18183631399922</text:p>
          </table:table-cell>
          <table:table-cell table:formula="of:=SQRT(POWER([.H181];2)+POWER([.I181];2)+POWER([.J181];2))" office:value-type="float" office:value="653.78191407772" calcext:value-type="float">
            <text:p>653.78191407772</text:p>
          </table:table-cell>
        </table:table-row>
        <table:table-row table:style-name="ro1">
          <table:table-cell office:value-type="float" office:value="54.3264" calcext:value-type="float">
            <text:p>54.3264</text:p>
          </table:table-cell>
          <table:table-cell office:value-type="float" office:value="266.177" calcext:value-type="float">
            <text:p>266.177</text:p>
          </table:table-cell>
          <table:table-cell office:value-type="float" office:value="43.6681" calcext:value-type="float">
            <text:p>43.6681</text:p>
          </table:table-cell>
          <table:table-cell office:value-type="float" office:value="55.2663" calcext:value-type="float">
            <text:p>55.2663</text:p>
          </table:table-cell>
          <table:table-cell office:value-type="float" office:value="253.92" calcext:value-type="float">
            <text:p>253.92</text:p>
          </table:table-cell>
          <table:table-cell office:value-type="float" office:value="44.4431" calcext:value-type="float">
            <text:p>44.4431</text:p>
          </table:table-cell>
          <table:table-cell/>
          <table:table-cell table:formula="of:=([.D182]-[.A182])/0.0166667" office:value-type="float" office:value="56.3938872122257" calcext:value-type="float">
            <text:p>56.3938872122257</text:p>
          </table:table-cell>
          <table:table-cell table:formula="of:=ABS([.E182]-[.B182])/0.0166667" office:value-type="float" office:value="735.418529162944" calcext:value-type="float">
            <text:p>735.418529162944</text:p>
          </table:table-cell>
          <table:table-cell table:formula="of:=([.F182]-[.C182])/0.0166667" office:value-type="float" office:value="46.4999070001859" calcext:value-type="float">
            <text:p>46.4999070001859</text:p>
          </table:table-cell>
          <table:table-cell table:formula="of:=DEGREES(ATAN(ABS([.F182]-[.C182])/ABS([.E182]-[.B182])))" office:value-type="float" office:value="3.61794857517137" calcext:value-type="float">
            <text:p>3.61794857517137</text:p>
          </table:table-cell>
          <table:table-cell table:formula="of:=SQRT(POWER([.H182];2)+POWER([.I182];2)+POWER([.J182];2))" office:value-type="float" office:value="739.041896581052" calcext:value-type="float">
            <text:p>739.041896581052</text:p>
          </table:table-cell>
        </table:table-row>
        <table:table-row table:style-name="ro1">
          <table:table-cell office:value-type="float" office:value="53.9926" calcext:value-type="float">
            <text:p>53.9926</text:p>
          </table:table-cell>
          <table:table-cell office:value-type="float" office:value="268.625" calcext:value-type="float">
            <text:p>268.625</text:p>
          </table:table-cell>
          <table:table-cell office:value-type="float" office:value="43.7678" calcext:value-type="float">
            <text:p>43.7678</text:p>
          </table:table-cell>
          <table:table-cell office:value-type="float" office:value="54.6652" calcext:value-type="float">
            <text:p>54.6652</text:p>
          </table:table-cell>
          <table:table-cell office:value-type="float" office:value="257.392" calcext:value-type="float">
            <text:p>257.392</text:p>
          </table:table-cell>
          <table:table-cell office:value-type="float" office:value="44.5989" calcext:value-type="float">
            <text:p>44.5989</text:p>
          </table:table-cell>
          <table:table-cell/>
          <table:table-cell table:formula="of:=([.D183]-[.A183])/0.0166667" office:value-type="float" office:value="40.3559192881612" calcext:value-type="float">
            <text:p>40.3559192881612</text:p>
          </table:table-cell>
          <table:table-cell table:formula="of:=ABS([.E183]-[.B183])/0.0166667" office:value-type="float" office:value="673.978652042696" calcext:value-type="float">
            <text:p>673.978652042696</text:p>
          </table:table-cell>
          <table:table-cell table:formula="of:=([.F183]-[.C183])/0.0166667" office:value-type="float" office:value="49.8659002681994" calcext:value-type="float">
            <text:p>49.8659002681994</text:p>
          </table:table-cell>
          <table:table-cell table:formula="of:=DEGREES(ATAN(ABS([.F183]-[.C183])/ABS([.E183]-[.B183])))" office:value-type="float" office:value="4.23145345396897" calcext:value-type="float">
            <text:p>4.23145345396897</text:p>
          </table:table-cell>
          <table:table-cell table:formula="of:=SQRT(POWER([.H183];2)+POWER([.I183];2)+POWER([.J183];2))" office:value-type="float" office:value="677.024690569288" calcext:value-type="float">
            <text:p>677.024690569288</text:p>
          </table:table-cell>
        </table:table-row>
        <table:table-row table:style-name="ro1">
          <table:table-cell office:value-type="float" office:value="53.7544" calcext:value-type="float">
            <text:p>53.7544</text:p>
          </table:table-cell>
          <table:table-cell office:value-type="float" office:value="268.537" calcext:value-type="float">
            <text:p>268.537</text:p>
          </table:table-cell>
          <table:table-cell office:value-type="float" office:value="44.0289" calcext:value-type="float">
            <text:p>44.0289</text:p>
          </table:table-cell>
          <table:table-cell office:value-type="float" office:value="55.2445" calcext:value-type="float">
            <text:p>55.2445</text:p>
          </table:table-cell>
          <table:table-cell office:value-type="float" office:value="254.997" calcext:value-type="float">
            <text:p>254.997</text:p>
          </table:table-cell>
          <table:table-cell office:value-type="float" office:value="45.2182" calcext:value-type="float">
            <text:p>45.2182</text:p>
          </table:table-cell>
          <table:table-cell/>
          <table:table-cell table:formula="of:=([.D184]-[.A184])/0.0166667" office:value-type="float" office:value="89.405821188358" calcext:value-type="float">
            <text:p>89.405821188358</text:p>
          </table:table-cell>
          <table:table-cell table:formula="of:=ABS([.E184]-[.B184])/0.0166667" office:value-type="float" office:value="812.398375203247" calcext:value-type="float">
            <text:p>812.398375203247</text:p>
          </table:table-cell>
          <table:table-cell table:formula="of:=([.F184]-[.C184])/0.0166667" office:value-type="float" office:value="71.3578572842856" calcext:value-type="float">
            <text:p>71.3578572842856</text:p>
          </table:table-cell>
          <table:table-cell table:formula="of:=DEGREES(ATAN(ABS([.F184]-[.C184])/ABS([.E184]-[.B184])))" office:value-type="float" office:value="5.01975149942417" calcext:value-type="float">
            <text:p>5.01975149942417</text:p>
          </table:table-cell>
          <table:table-cell table:formula="of:=SQRT(POWER([.H184];2)+POWER([.I184];2)+POWER([.J184];2))" office:value-type="float" office:value="820.412374779565" calcext:value-type="float">
            <text:p>820.412374779565</text:p>
          </table:table-cell>
        </table:table-row>
        <table:table-row table:style-name="ro1">
          <table:table-cell office:value-type="float" office:value="53.9512" calcext:value-type="float">
            <text:p>53.9512</text:p>
          </table:table-cell>
          <table:table-cell office:value-type="float" office:value="263.456" calcext:value-type="float">
            <text:p>263.456</text:p>
          </table:table-cell>
          <table:table-cell office:value-type="float" office:value="44.3514" calcext:value-type="float">
            <text:p>44.3514</text:p>
          </table:table-cell>
          <table:table-cell office:value-type="float" office:value="54.8054" calcext:value-type="float">
            <text:p>54.8054</text:p>
          </table:table-cell>
          <table:table-cell office:value-type="float" office:value="253.736" calcext:value-type="float">
            <text:p>253.736</text:p>
          </table:table-cell>
          <table:table-cell office:value-type="float" office:value="44.9521" calcext:value-type="float">
            <text:p>44.9521</text:p>
          </table:table-cell>
          <table:table-cell/>
          <table:table-cell table:formula="of:=([.D185]-[.A185])/0.0166667" office:value-type="float" office:value="51.2518974962049" calcext:value-type="float">
            <text:p>51.2518974962049</text:p>
          </table:table-cell>
          <table:table-cell table:formula="of:=ABS([.E185]-[.B185])/0.0166667" office:value-type="float" office:value="583.198833602335" calcext:value-type="float">
            <text:p>583.198833602335</text:p>
          </table:table-cell>
          <table:table-cell table:formula="of:=([.F185]-[.C185])/0.0166667" office:value-type="float" office:value="36.0419279161444" calcext:value-type="float">
            <text:p>36.0419279161444</text:p>
          </table:table-cell>
          <table:table-cell table:formula="of:=DEGREES(ATAN(ABS([.F185]-[.C185])/ABS([.E185]-[.B185])))" office:value-type="float" office:value="3.53640514202667" calcext:value-type="float">
            <text:p>3.53640514202667</text:p>
          </table:table-cell>
          <table:table-cell table:formula="of:=SQRT(POWER([.H185];2)+POWER([.I185];2)+POWER([.J185];2))" office:value-type="float" office:value="586.554905426591" calcext:value-type="float">
            <text:p>586.554905426591</text:p>
          </table:table-cell>
        </table:table-row>
        <table:table-row table:style-name="ro1">
          <table:table-cell office:value-type="float" office:value="54.353" calcext:value-type="float">
            <text:p>54.353</text:p>
          </table:table-cell>
          <table:table-cell office:value-type="float" office:value="259.669" calcext:value-type="float">
            <text:p>259.669</text:p>
          </table:table-cell>
          <table:table-cell office:value-type="float" office:value="45.1938" calcext:value-type="float">
            <text:p>45.1938</text:p>
          </table:table-cell>
          <table:table-cell office:value-type="float" office:value="55.2915" calcext:value-type="float">
            <text:p>55.2915</text:p>
          </table:table-cell>
          <table:table-cell office:value-type="float" office:value="247.68" calcext:value-type="float">
            <text:p>247.68</text:p>
          </table:table-cell>
          <table:table-cell office:value-type="float" office:value="46.3979" calcext:value-type="float">
            <text:p>46.3979</text:p>
          </table:table-cell>
          <table:table-cell/>
          <table:table-cell table:formula="of:=([.D186]-[.A186])/0.0166667" office:value-type="float" office:value="56.3098873802251" calcext:value-type="float">
            <text:p>56.3098873802251</text:p>
          </table:table-cell>
          <table:table-cell table:formula="of:=ABS([.E186]-[.B186])/0.0166667" office:value-type="float" office:value="719.338561322876" calcext:value-type="float">
            <text:p>719.338561322876</text:p>
          </table:table-cell>
          <table:table-cell table:formula="of:=([.F186]-[.C186])/0.0166667" office:value-type="float" office:value="72.2458555082888" calcext:value-type="float">
            <text:p>72.2458555082888</text:p>
          </table:table-cell>
          <table:table-cell table:formula="of:=DEGREES(ATAN(ABS([.F186]-[.C186])/ABS([.E186]-[.B186])))" office:value-type="float" office:value="5.73519698154776" calcext:value-type="float">
            <text:p>5.73519698154776</text:p>
          </table:table-cell>
          <table:table-cell table:formula="of:=SQRT(POWER([.H186];2)+POWER([.I186];2)+POWER([.J186];2))" office:value-type="float" office:value="725.147042234169" calcext:value-type="float">
            <text:p>725.147042234169</text:p>
          </table:table-cell>
        </table:table-row>
        <table:table-row table:style-name="ro1">
          <table:table-cell office:value-type="float" office:value="54.5292" calcext:value-type="float">
            <text:p>54.5292</text:p>
          </table:table-cell>
          <table:table-cell office:value-type="float" office:value="261.072" calcext:value-type="float">
            <text:p>261.072</text:p>
          </table:table-cell>
          <table:table-cell office:value-type="float" office:value="44.4866" calcext:value-type="float">
            <text:p>44.4866</text:p>
          </table:table-cell>
          <table:table-cell office:value-type="float" office:value="55.4133" calcext:value-type="float">
            <text:p>55.4133</text:p>
          </table:table-cell>
          <table:table-cell office:value-type="float" office:value="250.244" calcext:value-type="float">
            <text:p>250.244</text:p>
          </table:table-cell>
          <table:table-cell office:value-type="float" office:value="45.2779" calcext:value-type="float">
            <text:p>45.2779</text:p>
          </table:table-cell>
          <table:table-cell/>
          <table:table-cell table:formula="of:=([.D187]-[.A187])/0.0166667" office:value-type="float" office:value="53.045893908212" calcext:value-type="float">
            <text:p>53.045893908212</text:p>
          </table:table-cell>
          <table:table-cell table:formula="of:=ABS([.E187]-[.B187])/0.0166667" office:value-type="float" office:value="649.678700642599" calcext:value-type="float">
            <text:p>649.678700642599</text:p>
          </table:table-cell>
          <table:table-cell table:formula="of:=([.F187]-[.C187])/0.0166667" office:value-type="float" office:value="47.4779050441899" calcext:value-type="float">
            <text:p>47.4779050441899</text:p>
          </table:table-cell>
          <table:table-cell table:formula="of:=DEGREES(ATAN(ABS([.F187]-[.C187])/ABS([.E187]-[.B187])))" office:value-type="float" office:value="4.17969133507401" calcext:value-type="float">
            <text:p>4.17969133507401</text:p>
          </table:table-cell>
          <table:table-cell table:formula="of:=SQRT(POWER([.H187];2)+POWER([.I187];2)+POWER([.J187];2))" office:value-type="float" office:value="653.567465833912" calcext:value-type="float">
            <text:p>653.567465833912</text:p>
          </table:table-cell>
        </table:table-row>
        <table:table-row table:style-name="ro1">
          <table:table-cell office:value-type="float" office:value="61.6544" calcext:value-type="float">
            <text:p>61.6544</text:p>
          </table:table-cell>
          <table:table-cell office:value-type="float" office:value="268.803" calcext:value-type="float">
            <text:p>268.803</text:p>
          </table:table-cell>
          <table:table-cell office:value-type="float" office:value="44.1533" calcext:value-type="float">
            <text:p>44.1533</text:p>
          </table:table-cell>
          <table:table-cell office:value-type="float" office:value="62.8565" calcext:value-type="float">
            <text:p>62.8565</text:p>
          </table:table-cell>
          <table:table-cell office:value-type="float" office:value="257.789" calcext:value-type="float">
            <text:p>257.789</text:p>
          </table:table-cell>
          <table:table-cell office:value-type="float" office:value="44.932" calcext:value-type="float">
            <text:p>44.932</text:p>
          </table:table-cell>
          <table:table-cell/>
          <table:table-cell table:formula="of:=([.D188]-[.A188])/0.0166667" office:value-type="float" office:value="72.1258557482882" calcext:value-type="float">
            <text:p>72.1258557482882</text:p>
          </table:table-cell>
          <table:table-cell table:formula="of:=ABS([.E188]-[.B188])/0.0166667" office:value-type="float" office:value="660.838678322644" calcext:value-type="float">
            <text:p>660.838678322644</text:p>
          </table:table-cell>
          <table:table-cell table:formula="of:=([.F188]-[.C188])/0.0166667" office:value-type="float" office:value="46.7219065561869" calcext:value-type="float">
            <text:p>46.7219065561869</text:p>
          </table:table-cell>
          <table:table-cell table:formula="of:=DEGREES(ATAN(ABS([.F188]-[.C188])/ABS([.E188]-[.B188])))" office:value-type="float" office:value="4.04413526500395" calcext:value-type="float">
            <text:p>4.04413526500395</text:p>
          </table:table-cell>
          <table:table-cell table:formula="of:=SQRT(POWER([.H188];2)+POWER([.I188];2)+POWER([.J188];2))" office:value-type="float" office:value="666.402906946606" calcext:value-type="float">
            <text:p>666.402906946606</text:p>
          </table:table-cell>
        </table:table-row>
        <table:table-row table:style-name="ro1">
          <table:table-cell office:value-type="float" office:value="61.4338" calcext:value-type="float">
            <text:p>61.4338</text:p>
          </table:table-cell>
          <table:table-cell office:value-type="float" office:value="267.515" calcext:value-type="float">
            <text:p>267.515</text:p>
          </table:table-cell>
          <table:table-cell office:value-type="float" office:value="44.1156" calcext:value-type="float">
            <text:p>44.1156</text:p>
          </table:table-cell>
          <table:table-cell office:value-type="float" office:value="62.3987" calcext:value-type="float">
            <text:p>62.3987</text:p>
          </table:table-cell>
          <table:table-cell office:value-type="float" office:value="256.517" calcext:value-type="float">
            <text:p>256.517</text:p>
          </table:table-cell>
          <table:table-cell office:value-type="float" office:value="44.9026" calcext:value-type="float">
            <text:p>44.9026</text:p>
          </table:table-cell>
          <table:table-cell/>
          <table:table-cell table:formula="of:=([.D189]-[.A189])/0.0166667" office:value-type="float" office:value="57.8938842122316" calcext:value-type="float">
            <text:p>57.8938842122316</text:p>
          </table:table-cell>
          <table:table-cell table:formula="of:=ABS([.E189]-[.B189])/0.0166667" office:value-type="float" office:value="659.878680242639" calcext:value-type="float">
            <text:p>659.878680242639</text:p>
          </table:table-cell>
          <table:table-cell table:formula="of:=([.F189]-[.C189])/0.0166667" office:value-type="float" office:value="47.2199055601888" calcext:value-type="float">
            <text:p>47.2199055601888</text:p>
          </table:table-cell>
          <table:table-cell table:formula="of:=DEGREES(ATAN(ABS([.F189]-[.C189])/ABS([.E189]-[.B189])))" office:value-type="float" office:value="4.09302129657089" calcext:value-type="float">
            <text:p>4.09302129657089</text:p>
          </table:table-cell>
          <table:table-cell table:formula="of:=SQRT(POWER([.H189];2)+POWER([.I189];2)+POWER([.J189];2))" office:value-type="float" office:value="664.09434115121" calcext:value-type="float">
            <text:p>664.09434115121</text:p>
          </table:table-cell>
        </table:table-row>
        <table:table-row table:style-name="ro1">
          <table:table-cell office:value-type="float" office:value="66.6795" calcext:value-type="float">
            <text:p>66.6795</text:p>
          </table:table-cell>
          <table:table-cell office:value-type="float" office:value="260.899" calcext:value-type="float">
            <text:p>260.899</text:p>
          </table:table-cell>
          <table:table-cell office:value-type="float" office:value="44.6362" calcext:value-type="float">
            <text:p>44.6362</text:p>
          </table:table-cell>
          <table:table-cell office:value-type="float" office:value="67.7392" calcext:value-type="float">
            <text:p>67.7392</text:p>
          </table:table-cell>
          <table:table-cell office:value-type="float" office:value="250.328" calcext:value-type="float">
            <text:p>250.328</text:p>
          </table:table-cell>
          <table:table-cell office:value-type="float" office:value="45.1439" calcext:value-type="float">
            <text:p>45.1439</text:p>
          </table:table-cell>
          <table:table-cell/>
          <table:table-cell table:formula="of:=([.D190]-[.A190])/0.0166667" office:value-type="float" office:value="63.5818728362539" calcext:value-type="float">
            <text:p>63.5818728362539</text:p>
          </table:table-cell>
          <table:table-cell table:formula="of:=ABS([.E190]-[.B190])/0.0166667" office:value-type="float" office:value="634.258731482537" calcext:value-type="float">
            <text:p>634.258731482537</text:p>
          </table:table-cell>
          <table:table-cell table:formula="of:=([.F190]-[.C190])/0.0166667" office:value-type="float" office:value="30.4619390761218" calcext:value-type="float">
            <text:p>30.4619390761218</text:p>
          </table:table-cell>
          <table:table-cell table:formula="of:=DEGREES(ATAN(ABS([.F190]-[.C190])/ABS([.E190]-[.B190])))" office:value-type="float" office:value="2.74966720638744" calcext:value-type="float">
            <text:p>2.74966720638744</text:p>
          </table:table-cell>
          <table:table-cell table:formula="of:=SQRT(POWER([.H190];2)+POWER([.I190];2)+POWER([.J190];2))" office:value-type="float" office:value="638.165121851296" calcext:value-type="float">
            <text:p>638.165121851296</text:p>
          </table:table-cell>
        </table:table-row>
        <table:table-row table:style-name="ro1">
          <table:table-cell office:value-type="float" office:value="74.7229" calcext:value-type="float">
            <text:p>74.7229</text:p>
          </table:table-cell>
          <table:table-cell office:value-type="float" office:value="265.648" calcext:value-type="float">
            <text:p>265.648</text:p>
          </table:table-cell>
          <table:table-cell office:value-type="float" office:value="44.2865" calcext:value-type="float">
            <text:p>44.2865</text:p>
          </table:table-cell>
          <table:table-cell office:value-type="float" office:value="75.116" calcext:value-type="float">
            <text:p>75.116</text:p>
          </table:table-cell>
          <table:table-cell office:value-type="float" office:value="253.634" calcext:value-type="float">
            <text:p>253.634</text:p>
          </table:table-cell>
          <table:table-cell office:value-type="float" office:value="45.2472" calcext:value-type="float">
            <text:p>45.2472</text:p>
          </table:table-cell>
          <table:table-cell/>
          <table:table-cell table:formula="of:=([.D191]-[.A191])/0.0166667" office:value-type="float" office:value="23.5859528280946" calcext:value-type="float">
            <text:p>23.5859528280946</text:p>
          </table:table-cell>
          <table:table-cell table:formula="of:=ABS([.E191]-[.B191])/0.0166667" office:value-type="float" office:value="720.838558322886" calcext:value-type="float">
            <text:p>720.838558322886</text:p>
          </table:table-cell>
          <table:table-cell table:formula="of:=([.F191]-[.C191])/0.0166667" office:value-type="float" office:value="57.6418847162307" calcext:value-type="float">
            <text:p>57.6418847162307</text:p>
          </table:table-cell>
          <table:table-cell table:formula="of:=DEGREES(ATAN(ABS([.F191]-[.C191])/ABS([.E191]-[.B191])))" office:value-type="float" office:value="4.57193097671613" calcext:value-type="float">
            <text:p>4.57193097671613</text:p>
          </table:table-cell>
          <table:table-cell table:formula="of:=SQRT(POWER([.H191];2)+POWER([.I191];2)+POWER([.J191];2))" office:value-type="float" office:value="723.524091657952" calcext:value-type="float">
            <text:p>723.524091657952</text:p>
          </table:table-cell>
        </table:table-row>
        <table:table-row table:style-name="ro1">
          <table:table-cell office:value-type="float" office:value="78.9385" calcext:value-type="float">
            <text:p>78.9385</text:p>
          </table:table-cell>
          <table:table-cell office:value-type="float" office:value="268.52" calcext:value-type="float">
            <text:p>268.52</text:p>
          </table:table-cell>
          <table:table-cell office:value-type="float" office:value="44.0358" calcext:value-type="float">
            <text:p>44.0358</text:p>
          </table:table-cell>
          <table:table-cell office:value-type="float" office:value="79.6595" calcext:value-type="float">
            <text:p>79.6595</text:p>
          </table:table-cell>
          <table:table-cell office:value-type="float" office:value="254.07" calcext:value-type="float">
            <text:p>254.07</text:p>
          </table:table-cell>
          <table:table-cell office:value-type="float" office:value="45.3724" calcext:value-type="float">
            <text:p>45.3724</text:p>
          </table:table-cell>
          <table:table-cell/>
          <table:table-cell table:formula="of:=([.D192]-[.A192])/0.0166667" office:value-type="float" office:value="43.2599134801724" calcext:value-type="float">
            <text:p>43.2599134801724</text:p>
          </table:table-cell>
          <table:table-cell table:formula="of:=ABS([.E192]-[.B192])/0.0166667" office:value-type="float" office:value="866.998266003467" calcext:value-type="float">
            <text:p>866.998266003467</text:p>
          </table:table-cell>
          <table:table-cell table:formula="of:=([.F192]-[.C192])/0.0166667" office:value-type="float" office:value="80.1958396083206" calcext:value-type="float">
            <text:p>80.1958396083206</text:p>
          </table:table-cell>
          <table:table-cell table:formula="of:=DEGREES(ATAN(ABS([.F192]-[.C192])/ABS([.E192]-[.B192])))" office:value-type="float" office:value="5.28472280581261" calcext:value-type="float">
            <text:p>5.28472280581261</text:p>
          </table:table-cell>
          <table:table-cell table:formula="of:=SQRT(POWER([.H192];2)+POWER([.I192];2)+POWER([.J192];2))" office:value-type="float" office:value="871.773357047469" calcext:value-type="float">
            <text:p>871.773357047469</text:p>
          </table:table-cell>
        </table:table-row>
        <table:table-row table:style-name="ro1">
          <table:table-cell office:value-type="float" office:value="79.8575" calcext:value-type="float">
            <text:p>79.8575</text:p>
          </table:table-cell>
          <table:table-cell office:value-type="float" office:value="264.828" calcext:value-type="float">
            <text:p>264.828</text:p>
          </table:table-cell>
          <table:table-cell office:value-type="float" office:value="44.6127" calcext:value-type="float">
            <text:p>44.6127</text:p>
          </table:table-cell>
          <table:table-cell office:value-type="float" office:value="80.6413" calcext:value-type="float">
            <text:p>80.6413</text:p>
          </table:table-cell>
          <table:table-cell office:value-type="float" office:value="255.336" calcext:value-type="float">
            <text:p>255.336</text:p>
          </table:table-cell>
          <table:table-cell office:value-type="float" office:value="45.1601" calcext:value-type="float">
            <text:p>45.1601</text:p>
          </table:table-cell>
          <table:table-cell/>
          <table:table-cell table:formula="of:=([.D193]-[.A193])/0.0166667" office:value-type="float" office:value="47.0279059441881" calcext:value-type="float">
            <text:p>47.0279059441881</text:p>
          </table:table-cell>
          <table:table-cell table:formula="of:=ABS([.E193]-[.B193])/0.0166667" office:value-type="float" office:value="569.518860962276" calcext:value-type="float">
            <text:p>569.518860962276</text:p>
          </table:table-cell>
          <table:table-cell table:formula="of:=([.F193]-[.C193])/0.0166667" office:value-type="float" office:value="32.8439343121316" calcext:value-type="float">
            <text:p>32.8439343121316</text:p>
          </table:table-cell>
          <table:table-cell table:formula="of:=DEGREES(ATAN(ABS([.F193]-[.C193])/ABS([.E193]-[.B193])))" office:value-type="float" office:value="3.30056987722068" calcext:value-type="float">
            <text:p>3.30056987722068</text:p>
          </table:table-cell>
          <table:table-cell table:formula="of:=SQRT(POWER([.H193];2)+POWER([.I193];2)+POWER([.J193];2))" office:value-type="float" office:value="572.400280354896" calcext:value-type="float">
            <text:p>572.400280354896</text:p>
          </table:table-cell>
        </table:table-row>
        <table:table-row table:style-name="ro1">
          <table:table-cell office:value-type="float" office:value="79.9494" calcext:value-type="float">
            <text:p>79.9494</text:p>
          </table:table-cell>
          <table:table-cell office:value-type="float" office:value="269.816" calcext:value-type="float">
            <text:p>269.816</text:p>
          </table:table-cell>
          <table:table-cell office:value-type="float" office:value="44.0665" calcext:value-type="float">
            <text:p>44.0665</text:p>
          </table:table-cell>
          <table:table-cell office:value-type="float" office:value="80.7148" calcext:value-type="float">
            <text:p>80.7148</text:p>
          </table:table-cell>
          <table:table-cell office:value-type="float" office:value="258.902" calcext:value-type="float">
            <text:p>258.902</text:p>
          </table:table-cell>
          <table:table-cell office:value-type="float" office:value="44.826" calcext:value-type="float">
            <text:p>44.826</text:p>
          </table:table-cell>
          <table:table-cell/>
          <table:table-cell table:formula="of:=([.D194]-[.A194])/0.0166667" office:value-type="float" office:value="45.9239081521837" calcext:value-type="float">
            <text:p>45.9239081521837</text:p>
          </table:table-cell>
          <table:table-cell table:formula="of:=ABS([.E194]-[.B194])/0.0166667" office:value-type="float" office:value="654.838690322619" calcext:value-type="float">
            <text:p>654.838690322619</text:p>
          </table:table-cell>
          <table:table-cell table:formula="of:=([.F194]-[.C194])/0.0166667" office:value-type="float" office:value="45.5699088601824" calcext:value-type="float">
            <text:p>45.5699088601824</text:p>
          </table:table-cell>
          <table:table-cell table:formula="of:=DEGREES(ATAN(ABS([.F194]-[.C194])/ABS([.E194]-[.B194])))" office:value-type="float" office:value="3.98076807008502" calcext:value-type="float">
            <text:p>3.98076807008502</text:p>
          </table:table-cell>
          <table:table-cell table:formula="of:=SQRT(POWER([.H194];2)+POWER([.I194];2)+POWER([.J194];2))" office:value-type="float" office:value="658.026847687036" calcext:value-type="float">
            <text:p>658.026847687036</text:p>
          </table:table-cell>
        </table:table-row>
        <table:table-row table:style-name="ro1">
          <table:table-cell office:value-type="float" office:value="83.2896" calcext:value-type="float">
            <text:p>83.2896</text:p>
          </table:table-cell>
          <table:table-cell office:value-type="float" office:value="265.066" calcext:value-type="float">
            <text:p>265.066</text:p>
          </table:table-cell>
          <table:table-cell office:value-type="float" office:value="44.5442" calcext:value-type="float">
            <text:p>44.5442</text:p>
          </table:table-cell>
          <table:table-cell office:value-type="float" office:value="84.2731" calcext:value-type="float">
            <text:p>84.2731</text:p>
          </table:table-cell>
          <table:table-cell office:value-type="float" office:value="256.716" calcext:value-type="float">
            <text:p>256.716</text:p>
          </table:table-cell>
          <table:table-cell office:value-type="float" office:value="45.3827" calcext:value-type="float">
            <text:p>45.3827</text:p>
          </table:table-cell>
          <table:table-cell/>
          <table:table-cell table:formula="of:=([.D195]-[.A195])/0.0166667" office:value-type="float" office:value="59.0098819802364" calcext:value-type="float">
            <text:p>59.0098819802364</text:p>
          </table:table-cell>
          <table:table-cell table:formula="of:=ABS([.E195]-[.B195])/0.0166667" office:value-type="float" office:value="500.998998002002" calcext:value-type="float">
            <text:p>500.998998002002</text:p>
          </table:table-cell>
          <table:table-cell table:formula="of:=([.F195]-[.C195])/0.0166667" office:value-type="float" office:value="50.309899380201" calcext:value-type="float">
            <text:p>50.309899380201</text:p>
          </table:table-cell>
          <table:table-cell table:formula="of:=DEGREES(ATAN(ABS([.F195]-[.C195])/ABS([.E195]-[.B195])))" office:value-type="float" office:value="5.73437056024059" calcext:value-type="float">
            <text:p>5.73437056024059</text:p>
          </table:table-cell>
          <table:table-cell table:formula="of:=SQRT(POWER([.H195];2)+POWER([.I195];2)+POWER([.J195];2))" office:value-type="float" office:value="506.964740535254" calcext:value-type="float">
            <text:p>506.964740535254</text:p>
          </table:table-cell>
        </table:table-row>
        <table:table-row table:style-name="ro1">
          <table:table-cell office:value-type="float" office:value="94.8804" calcext:value-type="float">
            <text:p>94.8804</text:p>
          </table:table-cell>
          <table:table-cell office:value-type="float" office:value="261.881" calcext:value-type="float">
            <text:p>261.881</text:p>
          </table:table-cell>
          <table:table-cell office:value-type="float" office:value="44.2256" calcext:value-type="float">
            <text:p>44.2256</text:p>
          </table:table-cell>
          <table:table-cell office:value-type="float" office:value="95.7697" calcext:value-type="float">
            <text:p>95.7697</text:p>
          </table:table-cell>
          <table:table-cell office:value-type="float" office:value="251.482" calcext:value-type="float">
            <text:p>251.482</text:p>
          </table:table-cell>
          <table:table-cell office:value-type="float" office:value="44.7053" calcext:value-type="float">
            <text:p>44.7053</text:p>
          </table:table-cell>
          <table:table-cell/>
          <table:table-cell table:formula="of:=([.D196]-[.A196])/0.0166667" office:value-type="float" office:value="53.3578932842138" calcext:value-type="float">
            <text:p>53.3578932842138</text:p>
          </table:table-cell>
          <table:table-cell table:formula="of:=ABS([.E196]-[.B196])/0.0166667" office:value-type="float" office:value="623.938752122494" calcext:value-type="float">
            <text:p>623.938752122494</text:p>
          </table:table-cell>
          <table:table-cell table:formula="of:=([.F196]-[.C196])/0.0166667" office:value-type="float" office:value="28.7819424361152" calcext:value-type="float">
            <text:p>28.7819424361152</text:p>
          </table:table-cell>
          <table:table-cell table:formula="of:=DEGREES(ATAN(ABS([.F196]-[.C196])/ABS([.E196]-[.B196])))" office:value-type="float" office:value="2.64114963934192" calcext:value-type="float">
            <text:p>2.64114963934192</text:p>
          </table:table-cell>
          <table:table-cell table:formula="of:=SQRT(POWER([.H196];2)+POWER([.I196];2)+POWER([.J196];2))" office:value-type="float" office:value="626.877205987186" calcext:value-type="float">
            <text:p>626.877205987186</text:p>
          </table:table-cell>
        </table:table-row>
        <table:table-row table:style-name="ro1">
          <table:table-cell office:value-type="float" office:value="97.0853" calcext:value-type="float">
            <text:p>97.0853</text:p>
          </table:table-cell>
          <table:table-cell office:value-type="float" office:value="266.589" calcext:value-type="float">
            <text:p>266.589</text:p>
          </table:table-cell>
          <table:table-cell office:value-type="float" office:value="44.1841" calcext:value-type="float">
            <text:p>44.1841</text:p>
          </table:table-cell>
          <table:table-cell office:value-type="float" office:value="98.4059" calcext:value-type="float">
            <text:p>98.4059</text:p>
          </table:table-cell>
          <table:table-cell office:value-type="float" office:value="255.94" calcext:value-type="float">
            <text:p>255.94</text:p>
          </table:table-cell>
          <table:table-cell office:value-type="float" office:value="44.9098" calcext:value-type="float">
            <text:p>44.9098</text:p>
          </table:table-cell>
          <table:table-cell/>
          <table:table-cell table:formula="of:=([.D197]-[.A197])/0.0166667" office:value-type="float" office:value="79.2358415283169" calcext:value-type="float">
            <text:p>79.2358415283169</text:p>
          </table:table-cell>
          <table:table-cell table:formula="of:=ABS([.E197]-[.B197])/0.0166667" office:value-type="float" office:value="638.938722122556" calcext:value-type="float">
            <text:p>638.938722122556</text:p>
          </table:table-cell>
          <table:table-cell table:formula="of:=([.F197]-[.C197])/0.0166667" office:value-type="float" office:value="43.5419129161739" calcext:value-type="float">
            <text:p>43.5419129161739</text:p>
          </table:table-cell>
          <table:table-cell table:formula="of:=DEGREES(ATAN(ABS([.F197]-[.C197])/ABS([.E197]-[.B197])))" office:value-type="float" office:value="3.89852194216696" calcext:value-type="float">
            <text:p>3.89852194216696</text:p>
          </table:table-cell>
          <table:table-cell table:formula="of:=SQRT(POWER([.H197];2)+POWER([.I197];2)+POWER([.J197];2))" office:value-type="float" office:value="645.303732664476" calcext:value-type="float">
            <text:p>645.303732664476</text:p>
          </table:table-cell>
        </table:table-row>
        <table:table-row table:style-name="ro1">
          <table:table-cell office:value-type="float" office:value="96.1909" calcext:value-type="float">
            <text:p>96.1909</text:p>
          </table:table-cell>
          <table:table-cell office:value-type="float" office:value="267.987" calcext:value-type="float">
            <text:p>267.987</text:p>
          </table:table-cell>
          <table:table-cell office:value-type="float" office:value="43.2366" calcext:value-type="float">
            <text:p>43.2366</text:p>
          </table:table-cell>
          <table:table-cell office:value-type="float" office:value="96.9936" calcext:value-type="float">
            <text:p>96.9936</text:p>
          </table:table-cell>
          <table:table-cell office:value-type="float" office:value="256.141" calcext:value-type="float">
            <text:p>256.141</text:p>
          </table:table-cell>
          <table:table-cell office:value-type="float" office:value="43.9358" calcext:value-type="float">
            <text:p>43.9358</text:p>
          </table:table-cell>
          <table:table-cell/>
          <table:table-cell table:formula="of:=([.D198]-[.A198])/0.0166667" office:value-type="float" office:value="48.1619036761927" calcext:value-type="float">
            <text:p>48.1619036761927</text:p>
          </table:table-cell>
          <table:table-cell table:formula="of:=ABS([.E198]-[.B198])/0.0166667" office:value-type="float" office:value="710.758578482843" calcext:value-type="float">
            <text:p>710.758578482843</text:p>
          </table:table-cell>
          <table:table-cell table:formula="of:=([.F198]-[.C198])/0.0166667" office:value-type="float" office:value="41.9519160961677" calcext:value-type="float">
            <text:p>41.9519160961677</text:p>
          </table:table-cell>
          <table:table-cell table:formula="of:=DEGREES(ATAN(ABS([.F198]-[.C198])/ABS([.E198]-[.B198])))" office:value-type="float" office:value="3.37791521467696" calcext:value-type="float">
            <text:p>3.37791521467696</text:p>
          </table:table-cell>
          <table:table-cell table:formula="of:=SQRT(POWER([.H198];2)+POWER([.I198];2)+POWER([.J198];2))" office:value-type="float" office:value="713.622651768291" calcext:value-type="float">
            <text:p>713.622651768291</text:p>
          </table:table-cell>
        </table:table-row>
        <table:table-row table:style-name="ro1">
          <table:table-cell office:value-type="float" office:value="96.1782" calcext:value-type="float">
            <text:p>96.1782</text:p>
          </table:table-cell>
          <table:table-cell office:value-type="float" office:value="267.885" calcext:value-type="float">
            <text:p>267.885</text:p>
          </table:table-cell>
          <table:table-cell office:value-type="float" office:value="43.7418" calcext:value-type="float">
            <text:p>43.7418</text:p>
          </table:table-cell>
          <table:table-cell office:value-type="float" office:value="96.6241" calcext:value-type="float">
            <text:p>96.6241</text:p>
          </table:table-cell>
          <table:table-cell office:value-type="float" office:value="258.32" calcext:value-type="float">
            <text:p>258.32</text:p>
          </table:table-cell>
          <table:table-cell office:value-type="float" office:value="44.5421" calcext:value-type="float">
            <text:p>44.5421</text:p>
          </table:table-cell>
          <table:table-cell/>
          <table:table-cell table:formula="of:=([.D199]-[.A199])/0.0166667" office:value-type="float" office:value="26.7539464921067" calcext:value-type="float">
            <text:p>26.7539464921067</text:p>
          </table:table-cell>
          <table:table-cell table:formula="of:=ABS([.E199]-[.B199])/0.0166667" office:value-type="float" office:value="573.898852202296" calcext:value-type="float">
            <text:p>573.898852202296</text:p>
          </table:table-cell>
          <table:table-cell table:formula="of:=([.F199]-[.C199])/0.0166667" office:value-type="float" office:value="48.0179039641921" calcext:value-type="float">
            <text:p>48.0179039641921</text:p>
          </table:table-cell>
          <table:table-cell table:formula="of:=DEGREES(ATAN(ABS([.F199]-[.C199])/ABS([.E199]-[.B199])))" office:value-type="float" office:value="4.78277658661226" calcext:value-type="float">
            <text:p>4.78277658661226</text:p>
          </table:table-cell>
          <table:table-cell table:formula="of:=SQRT(POWER([.H199];2)+POWER([.I199];2)+POWER([.J199];2))" office:value-type="float" office:value="576.525268581637" calcext:value-type="float">
            <text:p>576.525268581637</text:p>
          </table:table-cell>
        </table:table-row>
        <table:table-row table:style-name="ro1">
          <table:table-cell office:value-type="float" office:value="97.2019" calcext:value-type="float">
            <text:p>97.2019</text:p>
          </table:table-cell>
          <table:table-cell office:value-type="float" office:value="264.238" calcext:value-type="float">
            <text:p>264.238</text:p>
          </table:table-cell>
          <table:table-cell office:value-type="float" office:value="44.0711" calcext:value-type="float">
            <text:p>44.0711</text:p>
          </table:table-cell>
          <table:table-cell office:value-type="float" office:value="98.2884" calcext:value-type="float">
            <text:p>98.2884</text:p>
          </table:table-cell>
          <table:table-cell office:value-type="float" office:value="253.787" calcext:value-type="float">
            <text:p>253.787</text:p>
          </table:table-cell>
          <table:table-cell office:value-type="float" office:value="44.3087" calcext:value-type="float">
            <text:p>44.3087</text:p>
          </table:table-cell>
          <table:table-cell/>
          <table:table-cell table:formula="of:=([.D200]-[.A200])/0.0166667" office:value-type="float" office:value="65.1898696202608" calcext:value-type="float">
            <text:p>65.1898696202608</text:p>
          </table:table-cell>
          <table:table-cell table:formula="of:=ABS([.E200]-[.B200])/0.0166667" office:value-type="float" office:value="627.058745882508" calcext:value-type="float">
            <text:p>627.058745882508</text:p>
          </table:table-cell>
          <table:table-cell table:formula="of:=([.F200]-[.C200])/0.0166667" office:value-type="float" office:value="14.2559714880571" calcext:value-type="float">
            <text:p>14.2559714880571</text:p>
          </table:table-cell>
          <table:table-cell table:formula="of:=DEGREES(ATAN(ABS([.F200]-[.C200])/ABS([.E200]-[.B200])))" office:value-type="float" office:value="1.30237608801288" calcext:value-type="float">
            <text:p>1.30237608801288</text:p>
          </table:table-cell>
          <table:table-cell table:formula="of:=SQRT(POWER([.H200];2)+POWER([.I200];2)+POWER([.J200];2))" office:value-type="float" office:value="630.599415327923" calcext:value-type="float">
            <text:p>630.599415327923</text:p>
          </table:table-cell>
        </table:table-row>
        <table:table-row table:style-name="ro1">
          <table:table-cell office:value-type="float" office:value="97.3812" calcext:value-type="float">
            <text:p>97.3812</text:p>
          </table:table-cell>
          <table:table-cell office:value-type="float" office:value="263.064" calcext:value-type="float">
            <text:p>263.064</text:p>
          </table:table-cell>
          <table:table-cell office:value-type="float" office:value="44.0152" calcext:value-type="float">
            <text:p>44.0152</text:p>
          </table:table-cell>
          <table:table-cell office:value-type="float" office:value="98.1446" calcext:value-type="float">
            <text:p>98.1446</text:p>
          </table:table-cell>
          <table:table-cell office:value-type="float" office:value="251.472" calcext:value-type="float">
            <text:p>251.472</text:p>
          </table:table-cell>
          <table:table-cell office:value-type="float" office:value="44.6872" calcext:value-type="float">
            <text:p>44.6872</text:p>
          </table:table-cell>
          <table:table-cell/>
          <table:table-cell table:formula="of:=([.D201]-[.A201])/0.0166667" office:value-type="float" office:value="45.8039083921826" calcext:value-type="float">
            <text:p>45.8039083921826</text:p>
          </table:table-cell>
          <table:table-cell table:formula="of:=ABS([.E201]-[.B201])/0.0166667" office:value-type="float" office:value="695.518608962783" calcext:value-type="float">
            <text:p>695.518608962783</text:p>
          </table:table-cell>
          <table:table-cell table:formula="of:=([.F201]-[.C201])/0.0166667" office:value-type="float" office:value="40.3199193601611" calcext:value-type="float">
            <text:p>40.3199193601611</text:p>
          </table:table-cell>
          <table:table-cell table:formula="of:=DEGREES(ATAN(ABS([.F201]-[.C201])/ABS([.E201]-[.B201])))" office:value-type="float" office:value="3.31778116833483" calcext:value-type="float">
            <text:p>3.31778116833483</text:p>
          </table:table-cell>
          <table:table-cell table:formula="of:=SQRT(POWER([.H201];2)+POWER([.I201];2)+POWER([.J201];2))" office:value-type="float" office:value="698.190396191994" calcext:value-type="float">
            <text:p>698.190396191994</text:p>
          </table:table-cell>
        </table:table-row>
        <table:table-row table:style-name="ro1">
          <table:table-cell office:value-type="float" office:value="94.5068" calcext:value-type="float">
            <text:p>94.5068</text:p>
          </table:table-cell>
          <table:table-cell office:value-type="float" office:value="269.046" calcext:value-type="float">
            <text:p>269.046</text:p>
          </table:table-cell>
          <table:table-cell office:value-type="float" office:value="44.061" calcext:value-type="float">
            <text:p>44.061</text:p>
          </table:table-cell>
          <table:table-cell office:value-type="float" office:value="95.1661" calcext:value-type="float">
            <text:p>95.1661</text:p>
          </table:table-cell>
          <table:table-cell office:value-type="float" office:value="258.244" calcext:value-type="float">
            <text:p>258.244</text:p>
          </table:table-cell>
          <table:table-cell office:value-type="float" office:value="45.0449" calcext:value-type="float">
            <text:p>45.0449</text:p>
          </table:table-cell>
          <table:table-cell/>
          <table:table-cell table:formula="of:=([.D202]-[.A202])/0.0166667" office:value-type="float" office:value="39.5579208841583" calcext:value-type="float">
            <text:p>39.5579208841583</text:p>
          </table:table-cell>
          <table:table-cell table:formula="of:=ABS([.E202]-[.B202])/0.0166667" office:value-type="float" office:value="648.11870376259" calcext:value-type="float">
            <text:p>648.11870376259</text:p>
          </table:table-cell>
          <table:table-cell table:formula="of:=([.F202]-[.C202])/0.0166667" office:value-type="float" office:value="59.033881932236" calcext:value-type="float">
            <text:p>59.033881932236</text:p>
          </table:table-cell>
          <table:table-cell table:formula="of:=DEGREES(ATAN(ABS([.F202]-[.C202])/ABS([.E202]-[.B202])))" office:value-type="float" office:value="5.20442408977239" calcext:value-type="float">
            <text:p>5.20442408977239</text:p>
          </table:table-cell>
          <table:table-cell table:formula="of:=SQRT(POWER([.H202];2)+POWER([.I202];2)+POWER([.J202];2))" office:value-type="float" office:value="652.002823987417" calcext:value-type="float">
            <text:p>652.002823987417</text:p>
          </table:table-cell>
        </table:table-row>
        <table:table-row table:style-name="ro1">
          <table:table-cell office:value-type="float" office:value="93.6431" calcext:value-type="float">
            <text:p>93.6431</text:p>
          </table:table-cell>
          <table:table-cell office:value-type="float" office:value="271.569" calcext:value-type="float">
            <text:p>271.569</text:p>
          </table:table-cell>
          <table:table-cell office:value-type="float" office:value="43.6698" calcext:value-type="float">
            <text:p>43.6698</text:p>
          </table:table-cell>
          <table:table-cell office:value-type="float" office:value="94.1571" calcext:value-type="float">
            <text:p>94.1571</text:p>
          </table:table-cell>
          <table:table-cell office:value-type="float" office:value="261.939" calcext:value-type="float">
            <text:p>261.939</text:p>
          </table:table-cell>
          <table:table-cell office:value-type="float" office:value="43.9811" calcext:value-type="float">
            <text:p>43.9811</text:p>
          </table:table-cell>
          <table:table-cell/>
          <table:table-cell table:formula="of:=([.D203]-[.A203])/0.0166667" office:value-type="float" office:value="30.8399383201231" calcext:value-type="float">
            <text:p>30.8399383201231</text:p>
          </table:table-cell>
          <table:table-cell table:formula="of:=ABS([.E203]-[.B203])/0.0166667" office:value-type="float" office:value="577.798844402311" calcext:value-type="float">
            <text:p>577.798844402311</text:p>
          </table:table-cell>
          <table:table-cell table:formula="of:=([.F203]-[.C203])/0.0166667" office:value-type="float" office:value="18.6779626440745" calcext:value-type="float">
            <text:p>18.6779626440745</text:p>
          </table:table-cell>
          <table:table-cell table:formula="of:=DEGREES(ATAN(ABS([.F203]-[.C203])/ABS([.E203]-[.B203])))" office:value-type="float" office:value="1.85150231278438" calcext:value-type="float">
            <text:p>1.85150231278438</text:p>
          </table:table-cell>
          <table:table-cell table:formula="of:=SQRT(POWER([.H203];2)+POWER([.I203];2)+POWER([.J203];2))" office:value-type="float" office:value="578.922682814181" calcext:value-type="float">
            <text:p>578.922682814181</text:p>
          </table:table-cell>
        </table:table-row>
        <table:table-row table:style-name="ro1">
          <table:table-cell office:value-type="float" office:value="93.7049" calcext:value-type="float">
            <text:p>93.7049</text:p>
          </table:table-cell>
          <table:table-cell office:value-type="float" office:value="267.817" calcext:value-type="float">
            <text:p>267.817</text:p>
          </table:table-cell>
          <table:table-cell office:value-type="float" office:value="44.262" calcext:value-type="float">
            <text:p>44.262</text:p>
          </table:table-cell>
          <table:table-cell office:value-type="float" office:value="94.0846" calcext:value-type="float">
            <text:p>94.0846</text:p>
          </table:table-cell>
          <table:table-cell office:value-type="float" office:value="255.927" calcext:value-type="float">
            <text:p>255.927</text:p>
          </table:table-cell>
          <table:table-cell office:value-type="float" office:value="45.1861" calcext:value-type="float">
            <text:p>45.1861</text:p>
          </table:table-cell>
          <table:table-cell/>
          <table:table-cell table:formula="of:=([.D204]-[.A204])/0.0166667" office:value-type="float" office:value="22.7819544360911" calcext:value-type="float">
            <text:p>22.7819544360911</text:p>
          </table:table-cell>
          <table:table-cell table:formula="of:=ABS([.E204]-[.B204])/0.0166667" office:value-type="float" office:value="713.398573202855" calcext:value-type="float">
            <text:p>713.398573202855</text:p>
          </table:table-cell>
          <table:table-cell table:formula="of:=([.F204]-[.C204])/0.0166667" office:value-type="float" office:value="55.445889108222" calcext:value-type="float">
            <text:p>55.445889108222</text:p>
          </table:table-cell>
          <table:table-cell table:formula="of:=DEGREES(ATAN(ABS([.F204]-[.C204])/ABS([.E204]-[.B204])))" office:value-type="float" office:value="4.44413838514445" calcext:value-type="float">
            <text:p>4.44413838514445</text:p>
          </table:table-cell>
          <table:table-cell table:formula="of:=SQRT(POWER([.H204];2)+POWER([.I204];2)+POWER([.J204];2))" office:value-type="float" office:value="715.912556332684" calcext:value-type="float">
            <text:p>715.912556332684</text:p>
          </table:table-cell>
        </table:table-row>
        <table:table-row table:style-name="ro1">
          <table:table-cell office:value-type="float" office:value="92.0903" calcext:value-type="float">
            <text:p>92.0903</text:p>
          </table:table-cell>
          <table:table-cell office:value-type="float" office:value="270.26" calcext:value-type="float">
            <text:p>270.26</text:p>
          </table:table-cell>
          <table:table-cell office:value-type="float" office:value="44.1352" calcext:value-type="float">
            <text:p>44.1352</text:p>
          </table:table-cell>
          <table:table-cell office:value-type="float" office:value="93.5387" calcext:value-type="float">
            <text:p>93.5387</text:p>
          </table:table-cell>
          <table:table-cell office:value-type="float" office:value="259.436" calcext:value-type="float">
            <text:p>259.436</text:p>
          </table:table-cell>
          <table:table-cell office:value-type="float" office:value="44.8683" calcext:value-type="float">
            <text:p>44.8683</text:p>
          </table:table-cell>
          <table:table-cell/>
          <table:table-cell table:formula="of:=([.D205]-[.A205])/0.0166667" office:value-type="float" office:value="86.903826192348" calcext:value-type="float">
            <text:p>86.903826192348</text:p>
          </table:table-cell>
          <table:table-cell table:formula="of:=ABS([.E205]-[.B205])/0.0166667" office:value-type="float" office:value="649.438701122599" calcext:value-type="float">
            <text:p>649.438701122599</text:p>
          </table:table-cell>
          <table:table-cell table:formula="of:=([.F205]-[.C205])/0.0166667" office:value-type="float" office:value="43.985912028176" calcext:value-type="float">
            <text:p>43.985912028176</text:p>
          </table:table-cell>
          <table:table-cell table:formula="of:=DEGREES(ATAN(ABS([.F205]-[.C205])/ABS([.E205]-[.B205])))" office:value-type="float" office:value="3.87467530286014" calcext:value-type="float">
            <text:p>3.87467530286014</text:p>
          </table:table-cell>
          <table:table-cell table:formula="of:=SQRT(POWER([.H205];2)+POWER([.I205];2)+POWER([.J205];2))" office:value-type="float" office:value="656.702110533862" calcext:value-type="float">
            <text:p>656.702110533862</text:p>
          </table:table-cell>
        </table:table-row>
        <table:table-row table:style-name="ro1">
          <table:table-cell office:value-type="float" office:value="91.9617" calcext:value-type="float">
            <text:p>91.9617</text:p>
          </table:table-cell>
          <table:table-cell office:value-type="float" office:value="272.832" calcext:value-type="float">
            <text:p>272.832</text:p>
          </table:table-cell>
          <table:table-cell office:value-type="float" office:value="43.4847" calcext:value-type="float">
            <text:p>43.4847</text:p>
          </table:table-cell>
          <table:table-cell office:value-type="float" office:value="93.4218" calcext:value-type="float">
            <text:p>93.4218</text:p>
          </table:table-cell>
          <table:table-cell office:value-type="float" office:value="261.884" calcext:value-type="float">
            <text:p>261.884</text:p>
          </table:table-cell>
          <table:table-cell office:value-type="float" office:value="44.2375" calcext:value-type="float">
            <text:p>44.2375</text:p>
          </table:table-cell>
          <table:table-cell/>
          <table:table-cell table:formula="of:=([.D206]-[.A206])/0.0166667" office:value-type="float" office:value="87.6058247883511" calcext:value-type="float">
            <text:p>87.6058247883511</text:p>
          </table:table-cell>
          <table:table-cell table:formula="of:=ABS([.E206]-[.B206])/0.0166667" office:value-type="float" office:value="656.878686242626" calcext:value-type="float">
            <text:p>656.878686242626</text:p>
          </table:table-cell>
          <table:table-cell table:formula="of:=([.F206]-[.C206])/0.0166667" office:value-type="float" office:value="45.1679096641807" calcext:value-type="float">
            <text:p>45.1679096641807</text:p>
          </table:table-cell>
          <table:table-cell table:formula="of:=DEGREES(ATAN(ABS([.F206]-[.C206])/ABS([.E206]-[.B206])))" office:value-type="float" office:value="3.93354737513592" calcext:value-type="float">
            <text:p>3.93354737513592</text:p>
          </table:table-cell>
          <table:table-cell table:formula="of:=SQRT(POWER([.H206];2)+POWER([.I206];2)+POWER([.J206];2))" office:value-type="float" office:value="664.232285454507" calcext:value-type="float">
            <text:p>664.232285454507</text:p>
          </table:table-cell>
        </table:table-row>
        <table:table-row table:style-name="ro1">
          <table:table-cell office:value-type="float" office:value="92.1632" calcext:value-type="float">
            <text:p>92.1632</text:p>
          </table:table-cell>
          <table:table-cell office:value-type="float" office:value="271.675" calcext:value-type="float">
            <text:p>271.675</text:p>
          </table:table-cell>
          <table:table-cell office:value-type="float" office:value="43.173" calcext:value-type="float">
            <text:p>43.173</text:p>
          </table:table-cell>
          <table:table-cell office:value-type="float" office:value="93.4434" calcext:value-type="float">
            <text:p>93.4434</text:p>
          </table:table-cell>
          <table:table-cell office:value-type="float" office:value="262.08" calcext:value-type="float">
            <text:p>262.08</text:p>
          </table:table-cell>
          <table:table-cell office:value-type="float" office:value="43.2398" calcext:value-type="float">
            <text:p>43.2398</text:p>
          </table:table-cell>
          <table:table-cell/>
          <table:table-cell table:formula="of:=([.D207]-[.A207])/0.0166667" office:value-type="float" office:value="76.8118463763069" calcext:value-type="float">
            <text:p>76.8118463763069</text:p>
          </table:table-cell>
          <table:table-cell table:formula="of:=ABS([.E207]-[.B207])/0.0166667" office:value-type="float" office:value="575.698848602305" calcext:value-type="float">
            <text:p>575.698848602305</text:p>
          </table:table-cell>
          <table:table-cell table:formula="of:=([.F207]-[.C207])/0.0166667" office:value-type="float" office:value="4.00799198401607" calcext:value-type="float">
            <text:p>4.00799198401607</text:p>
          </table:table-cell>
          <table:table-cell table:formula="of:=DEGREES(ATAN(ABS([.F207]-[.C207])/ABS([.E207]-[.B207])))" office:value-type="float" office:value="0.398884443705569" calcext:value-type="float">
            <text:p>0.398884443705569</text:p>
          </table:table-cell>
          <table:table-cell table:formula="of:=SQRT(POWER([.H207];2)+POWER([.I207];2)+POWER([.J207];2))" office:value-type="float" office:value="580.81433180105" calcext:value-type="float">
            <text:p>580.81433180105</text:p>
          </table:table-cell>
        </table:table-row>
        <table:table-row table:style-name="ro1">
          <table:table-cell office:value-type="float" office:value="92.5526" calcext:value-type="float">
            <text:p>92.5526</text:p>
          </table:table-cell>
          <table:table-cell office:value-type="float" office:value="269.264" calcext:value-type="float">
            <text:p>269.264</text:p>
          </table:table-cell>
          <table:table-cell office:value-type="float" office:value="43.0626" calcext:value-type="float">
            <text:p>43.0626</text:p>
          </table:table-cell>
          <table:table-cell office:value-type="float" office:value="93.9329" calcext:value-type="float">
            <text:p>93.9329</text:p>
          </table:table-cell>
          <table:table-cell office:value-type="float" office:value="257.339" calcext:value-type="float">
            <text:p>257.339</text:p>
          </table:table-cell>
          <table:table-cell office:value-type="float" office:value="43.7664" calcext:value-type="float">
            <text:p>43.7664</text:p>
          </table:table-cell>
          <table:table-cell/>
          <table:table-cell table:formula="of:=([.D208]-[.A208])/0.0166667" office:value-type="float" office:value="82.8178343643316" calcext:value-type="float">
            <text:p>82.8178343643316</text:p>
          </table:table-cell>
          <table:table-cell table:formula="of:=ABS([.E208]-[.B208])/0.0166667" office:value-type="float" office:value="715.498569002863" calcext:value-type="float">
            <text:p>715.498569002863</text:p>
          </table:table-cell>
          <table:table-cell table:formula="of:=([.F208]-[.C208])/0.0166667" office:value-type="float" office:value="42.2279155441686" calcext:value-type="float">
            <text:p>42.2279155441686</text:p>
          </table:table-cell>
          <table:table-cell table:formula="of:=DEGREES(ATAN(ABS([.F208]-[.C208])/ABS([.E208]-[.B208])))" office:value-type="float" office:value="3.37761401457798" calcext:value-type="float">
            <text:p>3.37761401457798</text:p>
          </table:table-cell>
          <table:table-cell table:formula="of:=SQRT(POWER([.H208];2)+POWER([.I208];2)+POWER([.J208];2))" office:value-type="float" office:value="721.512434255396" calcext:value-type="float">
            <text:p>721.512434255396</text:p>
          </table:table-cell>
        </table:table-row>
        <table:table-row table:style-name="ro1">
          <table:table-cell office:value-type="float" office:value="92.3584" calcext:value-type="float">
            <text:p>92.3584</text:p>
          </table:table-cell>
          <table:table-cell office:value-type="float" office:value="270.467" calcext:value-type="float">
            <text:p>270.467</text:p>
          </table:table-cell>
          <table:table-cell office:value-type="float" office:value="43.1177" calcext:value-type="float">
            <text:p>43.1177</text:p>
          </table:table-cell>
          <table:table-cell office:value-type="float" office:value="93.0812" calcext:value-type="float">
            <text:p>93.0812</text:p>
          </table:table-cell>
          <table:table-cell office:value-type="float" office:value="259.666" calcext:value-type="float">
            <text:p>259.666</text:p>
          </table:table-cell>
          <table:table-cell office:value-type="float" office:value="43.6348" calcext:value-type="float">
            <text:p>43.6348</text:p>
          </table:table-cell>
          <table:table-cell/>
          <table:table-cell table:formula="of:=([.D209]-[.A209])/0.0166667" office:value-type="float" office:value="43.367913264173" calcext:value-type="float">
            <text:p>43.367913264173</text:p>
          </table:table-cell>
          <table:table-cell table:formula="of:=ABS([.E209]-[.B209])/0.0166667" office:value-type="float" office:value="648.058703882592" calcext:value-type="float">
            <text:p>648.058703882592</text:p>
          </table:table-cell>
          <table:table-cell table:formula="of:=([.F209]-[.C209])/0.0166667" office:value-type="float" office:value="31.0259379481241" calcext:value-type="float">
            <text:p>31.0259379481241</text:p>
          </table:table-cell>
          <table:table-cell table:formula="of:=DEGREES(ATAN(ABS([.F209]-[.C209])/ABS([.E209]-[.B209])))" office:value-type="float" office:value="2.74095387478385" calcext:value-type="float">
            <text:p>2.74095387478385</text:p>
          </table:table-cell>
          <table:table-cell table:formula="of:=SQRT(POWER([.H209];2)+POWER([.I209];2)+POWER([.J209];2))" office:value-type="float" office:value="650.248774242931" calcext:value-type="float">
            <text:p>650.248774242931</text:p>
          </table:table-cell>
        </table:table-row>
        <table:table-row table:style-name="ro1">
          <table:table-cell office:value-type="float" office:value="93.6152" calcext:value-type="float">
            <text:p>93.6152</text:p>
          </table:table-cell>
          <table:table-cell office:value-type="float" office:value="265.651" calcext:value-type="float">
            <text:p>265.651</text:p>
          </table:table-cell>
          <table:table-cell office:value-type="float" office:value="43.1456" calcext:value-type="float">
            <text:p>43.1456</text:p>
          </table:table-cell>
          <table:table-cell office:value-type="float" office:value="93.3478" calcext:value-type="float">
            <text:p>93.3478</text:p>
          </table:table-cell>
          <table:table-cell office:value-type="float" office:value="255.107" calcext:value-type="float">
            <text:p>255.107</text:p>
          </table:table-cell>
          <table:table-cell office:value-type="float" office:value="43.4207" calcext:value-type="float">
            <text:p>43.4207</text:p>
          </table:table-cell>
          <table:table-cell/>
          <table:table-cell table:formula="of:=([.D210]-[.A210])/0.0166667" office:value-type="float" office:value="-16.0439679120639" calcext:value-type="float">
            <text:p>-16.0439679120639</text:p>
          </table:table-cell>
          <table:table-cell table:formula="of:=ABS([.E210]-[.B210])/0.0166667" office:value-type="float" office:value="632.638734722531" calcext:value-type="float">
            <text:p>632.638734722531</text:p>
          </table:table-cell>
          <table:table-cell table:formula="of:=([.F210]-[.C210])/0.0166667" office:value-type="float" office:value="16.5059669880657" calcext:value-type="float">
            <text:p>16.5059669880657</text:p>
          </table:table-cell>
          <table:table-cell table:formula="of:=DEGREES(ATAN(ABS([.F210]-[.C210])/ABS([.E210]-[.B210])))" office:value-type="float" office:value="1.49454608024903" calcext:value-type="float">
            <text:p>1.49454608024903</text:p>
          </table:table-cell>
          <table:table-cell table:formula="of:=SQRT(POWER([.H210];2)+POWER([.I210];2)+POWER([.J210];2))" office:value-type="float" office:value="633.057362743614" calcext:value-type="float">
            <text:p>633.057362743614</text:p>
          </table:table-cell>
        </table:table-row>
        <table:table-row table:style-name="ro1">
          <table:table-cell office:value-type="float" office:value="93.7941" calcext:value-type="float">
            <text:p>93.7941</text:p>
          </table:table-cell>
          <table:table-cell office:value-type="float" office:value="269.306" calcext:value-type="float">
            <text:p>269.306</text:p>
          </table:table-cell>
          <table:table-cell office:value-type="float" office:value="42.8001" calcext:value-type="float">
            <text:p>42.8001</text:p>
          </table:table-cell>
          <table:table-cell office:value-type="float" office:value="94.2404" calcext:value-type="float">
            <text:p>94.2404</text:p>
          </table:table-cell>
          <table:table-cell office:value-type="float" office:value="258.558" calcext:value-type="float">
            <text:p>258.558</text:p>
          </table:table-cell>
          <table:table-cell office:value-type="float" office:value="43.3252" calcext:value-type="float">
            <text:p>43.3252</text:p>
          </table:table-cell>
          <table:table-cell/>
          <table:table-cell table:formula="of:=([.D211]-[.A211])/0.0166667" office:value-type="float" office:value="26.7779464441067" calcext:value-type="float">
            <text:p>26.7779464441067</text:p>
          </table:table-cell>
          <table:table-cell table:formula="of:=ABS([.E211]-[.B211])/0.0166667" office:value-type="float" office:value="644.878710242579" calcext:value-type="float">
            <text:p>644.878710242579</text:p>
          </table:table-cell>
          <table:table-cell table:formula="of:=([.F211]-[.C211])/0.0166667" office:value-type="float" office:value="31.5059369881261" calcext:value-type="float">
            <text:p>31.5059369881261</text:p>
          </table:table-cell>
          <table:table-cell table:formula="of:=DEGREES(ATAN(ABS([.F211]-[.C211])/ABS([.E211]-[.B211])))" office:value-type="float" office:value="2.79699580505615" calcext:value-type="float">
            <text:p>2.79699580505615</text:p>
          </table:table-cell>
          <table:table-cell table:formula="of:=SQRT(POWER([.H211];2)+POWER([.I211];2)+POWER([.J211];2))" office:value-type="float" office:value="646.202935156902" calcext:value-type="float">
            <text:p>646.202935156902</text:p>
          </table:table-cell>
        </table:table-row>
        <table:table-row table:style-name="ro1">
          <table:table-cell office:value-type="float" office:value="92.9792" calcext:value-type="float">
            <text:p>92.9792</text:p>
          </table:table-cell>
          <table:table-cell office:value-type="float" office:value="273.037" calcext:value-type="float">
            <text:p>273.037</text:p>
          </table:table-cell>
          <table:table-cell office:value-type="float" office:value="42.4547" calcext:value-type="float">
            <text:p>42.4547</text:p>
          </table:table-cell>
          <table:table-cell office:value-type="float" office:value="93.6362" calcext:value-type="float">
            <text:p>93.6362</text:p>
          </table:table-cell>
          <table:table-cell office:value-type="float" office:value="260.953" calcext:value-type="float">
            <text:p>260.953</text:p>
          </table:table-cell>
          <table:table-cell office:value-type="float" office:value="42.9387" calcext:value-type="float">
            <text:p>42.9387</text:p>
          </table:table-cell>
          <table:table-cell/>
          <table:table-cell table:formula="of:=([.D212]-[.A212])/0.0166667" office:value-type="float" office:value="39.4199211601575" calcext:value-type="float">
            <text:p>39.4199211601575</text:p>
          </table:table-cell>
          <table:table-cell table:formula="of:=ABS([.E212]-[.B212])/0.0166667" office:value-type="float" office:value="725.0385499229" calcext:value-type="float">
            <text:p>725.0385499229</text:p>
          </table:table-cell>
          <table:table-cell table:formula="of:=([.F212]-[.C212])/0.0166667" office:value-type="float" office:value="29.0399419201158" calcext:value-type="float">
            <text:p>29.0399419201158</text:p>
          </table:table-cell>
          <table:table-cell table:formula="of:=DEGREES(ATAN(ABS([.F212]-[.C212])/ABS([.E212]-[.B212])))" office:value-type="float" office:value="2.2936397219056" calcext:value-type="float">
            <text:p>2.2936397219056</text:p>
          </table:table-cell>
          <table:table-cell table:formula="of:=SQRT(POWER([.H212];2)+POWER([.I212];2)+POWER([.J212];2))" office:value-type="float" office:value="726.689856324759" calcext:value-type="float">
            <text:p>726.689856324759</text:p>
          </table:table-cell>
        </table:table-row>
        <table:table-row table:style-name="ro1">
          <table:table-cell office:value-type="float" office:value="92.899" calcext:value-type="float">
            <text:p>92.899</text:p>
          </table:table-cell>
          <table:table-cell office:value-type="float" office:value="265.827" calcext:value-type="float">
            <text:p>265.827</text:p>
          </table:table-cell>
          <table:table-cell office:value-type="float" office:value="42.148" calcext:value-type="float">
            <text:p>42.148</text:p>
          </table:table-cell>
          <table:table-cell office:value-type="float" office:value="93.4327" calcext:value-type="float">
            <text:p>93.4327</text:p>
          </table:table-cell>
          <table:table-cell office:value-type="float" office:value="256.495" calcext:value-type="float">
            <text:p>256.495</text:p>
          </table:table-cell>
          <table:table-cell office:value-type="float" office:value="41.9951" calcext:value-type="float">
            <text:p>41.9951</text:p>
          </table:table-cell>
          <table:table-cell/>
          <table:table-cell table:formula="of:=([.D213]-[.A213])/0.0166667" office:value-type="float" office:value="32.0219359561279" calcext:value-type="float">
            <text:p>32.0219359561279</text:p>
          </table:table-cell>
          <table:table-cell table:formula="of:=ABS([.E213]-[.B213])/0.0166667" office:value-type="float" office:value="559.918880162239" calcext:value-type="float">
            <text:p>559.918880162239</text:p>
          </table:table-cell>
          <table:table-cell table:formula="of:=([.F213]-[.C213])/0.0166667" office:value-type="float" office:value="-9.17398165203685" calcext:value-type="float">
            <text:p>-9.17398165203685</text:p>
          </table:table-cell>
          <table:table-cell table:formula="of:=DEGREES(ATAN(ABS([.F213]-[.C213])/ABS([.E213]-[.B213])))" office:value-type="float" office:value="0.938677763507082" calcext:value-type="float">
            <text:p>0.938677763507082</text:p>
          </table:table-cell>
          <table:table-cell table:formula="of:=SQRT(POWER([.H213];2)+POWER([.I213];2)+POWER([.J213];2))" office:value-type="float" office:value="560.908832773978" calcext:value-type="float">
            <text:p>560.908832773978</text:p>
          </table:table-cell>
        </table:table-row>
        <table:table-row table:style-name="ro1">
          <table:table-cell office:value-type="float" office:value="93.107" calcext:value-type="float">
            <text:p>93.107</text:p>
          </table:table-cell>
          <table:table-cell office:value-type="float" office:value="270.509" calcext:value-type="float">
            <text:p>270.509</text:p>
          </table:table-cell>
          <table:table-cell office:value-type="float" office:value="42.8585" calcext:value-type="float">
            <text:p>42.8585</text:p>
          </table:table-cell>
          <table:table-cell office:value-type="float" office:value="93.8128" calcext:value-type="float">
            <text:p>93.8128</text:p>
          </table:table-cell>
          <table:table-cell office:value-type="float" office:value="259.709" calcext:value-type="float">
            <text:p>259.709</text:p>
          </table:table-cell>
          <table:table-cell office:value-type="float" office:value="43.3811" calcext:value-type="float">
            <text:p>43.3811</text:p>
          </table:table-cell>
          <table:table-cell/>
          <table:table-cell table:formula="of:=([.D214]-[.A214])/0.0166667" office:value-type="float" office:value="42.3479153041692" calcext:value-type="float">
            <text:p>42.3479153041692</text:p>
          </table:table-cell>
          <table:table-cell table:formula="of:=ABS([.E214]-[.B214])/0.0166667" office:value-type="float" office:value="647.998704002593" calcext:value-type="float">
            <text:p>647.998704002593</text:p>
          </table:table-cell>
          <table:table-cell table:formula="of:=([.F214]-[.C214])/0.0166667" office:value-type="float" office:value="31.3559372881257" calcext:value-type="float">
            <text:p>31.3559372881257</text:p>
          </table:table-cell>
          <table:table-cell table:formula="of:=DEGREES(ATAN(ABS([.F214]-[.C214])/ABS([.E214]-[.B214])))" office:value-type="float" office:value="2.7703182379541" calcext:value-type="float">
            <text:p>2.7703182379541</text:p>
          </table:table-cell>
          <table:table-cell table:formula="of:=SQRT(POWER([.H214];2)+POWER([.I214];2)+POWER([.J214];2))" office:value-type="float" office:value="650.137570920852" calcext:value-type="float">
            <text:p>650.137570920852</text:p>
          </table:table-cell>
        </table:table-row>
        <table:table-row table:style-name="ro1">
          <table:table-cell office:value-type="float" office:value="92.8643" calcext:value-type="float">
            <text:p>92.8643</text:p>
          </table:table-cell>
          <table:table-cell office:value-type="float" office:value="270.561" calcext:value-type="float">
            <text:p>270.561</text:p>
          </table:table-cell>
          <table:table-cell office:value-type="float" office:value="42.6063" calcext:value-type="float">
            <text:p>42.6063</text:p>
          </table:table-cell>
          <table:table-cell office:value-type="float" office:value="93.3388" calcext:value-type="float">
            <text:p>93.3388</text:p>
          </table:table-cell>
          <table:table-cell office:value-type="float" office:value="259.799" calcext:value-type="float">
            <text:p>259.799</text:p>
          </table:table-cell>
          <table:table-cell office:value-type="float" office:value="42.8891" calcext:value-type="float">
            <text:p>42.8891</text:p>
          </table:table-cell>
          <table:table-cell/>
          <table:table-cell table:formula="of:=([.D215]-[.A215])/0.0166667" office:value-type="float" office:value="28.4699430601142" calcext:value-type="float">
            <text:p>28.4699430601142</text:p>
          </table:table-cell>
          <table:table-cell table:formula="of:=ABS([.E215]-[.B215])/0.0166667" office:value-type="float" office:value="645.718708562583" calcext:value-type="float">
            <text:p>645.718708562583</text:p>
          </table:table-cell>
          <table:table-cell table:formula="of:=([.F215]-[.C215])/0.0166667" office:value-type="float" office:value="16.967966064068" calcext:value-type="float">
            <text:p>16.967966064068</text:p>
          </table:table-cell>
          <table:table-cell table:formula="of:=DEGREES(ATAN(ABS([.F215]-[.C215])/ABS([.E215]-[.B215])))" office:value-type="float" office:value="1.50525166928989" calcext:value-type="float">
            <text:p>1.50525166928989</text:p>
          </table:table-cell>
          <table:table-cell table:formula="of:=SQRT(POWER([.H215];2)+POWER([.I215];2)+POWER([.J215];2))" office:value-type="float" office:value="646.568712603639" calcext:value-type="float">
            <text:p>646.568712603639</text:p>
          </table:table-cell>
        </table:table-row>
        <table:table-row table:style-name="ro1">
          <table:table-cell office:value-type="float" office:value="92.3477" calcext:value-type="float">
            <text:p>92.3477</text:p>
          </table:table-cell>
          <table:table-cell office:value-type="float" office:value="270.354" calcext:value-type="float">
            <text:p>270.354</text:p>
          </table:table-cell>
          <table:table-cell office:value-type="float" office:value="43.6272" calcext:value-type="float">
            <text:p>43.6272</text:p>
          </table:table-cell>
          <table:table-cell office:value-type="float" office:value="93.791" calcext:value-type="float">
            <text:p>93.791</text:p>
          </table:table-cell>
          <table:table-cell office:value-type="float" office:value="259.522" calcext:value-type="float">
            <text:p>259.522</text:p>
          </table:table-cell>
          <table:table-cell office:value-type="float" office:value="44.3727" calcext:value-type="float">
            <text:p>44.3727</text:p>
          </table:table-cell>
          <table:table-cell/>
          <table:table-cell table:formula="of:=([.D216]-[.A216])/0.0166667" office:value-type="float" office:value="86.597826804346" calcext:value-type="float">
            <text:p>86.597826804346</text:p>
          </table:table-cell>
          <table:table-cell table:formula="of:=ABS([.E216]-[.B216])/0.0166667" office:value-type="float" office:value="649.918700162599" calcext:value-type="float">
            <text:p>649.918700162599</text:p>
          </table:table-cell>
          <table:table-cell table:formula="of:=([.F216]-[.C216])/0.0166667" office:value-type="float" office:value="44.7299105401789" calcext:value-type="float">
            <text:p>44.7299105401789</text:p>
          </table:table-cell>
          <table:table-cell table:formula="of:=DEGREES(ATAN(ABS([.F216]-[.C216])/ABS([.E216]-[.B216])))" office:value-type="float" office:value="3.93710793789718" calcext:value-type="float">
            <text:p>3.93710793789718</text:p>
          </table:table-cell>
          <table:table-cell table:formula="of:=SQRT(POWER([.H216];2)+POWER([.I216];2)+POWER([.J216];2))" office:value-type="float" office:value="657.186628991499" calcext:value-type="float">
            <text:p>657.186628991499</text:p>
          </table:table-cell>
        </table:table-row>
        <table:table-row table:style-name="ro1">
          <table:table-cell office:value-type="float" office:value="93.5653" calcext:value-type="float">
            <text:p>93.5653</text:p>
          </table:table-cell>
          <table:table-cell office:value-type="float" office:value="265.193" calcext:value-type="float">
            <text:p>265.193</text:p>
          </table:table-cell>
          <table:table-cell office:value-type="float" office:value="45.4052" calcext:value-type="float">
            <text:p>45.4052</text:p>
          </table:table-cell>
          <table:table-cell office:value-type="float" office:value="95.132" calcext:value-type="float">
            <text:p>95.132</text:p>
          </table:table-cell>
          <table:table-cell office:value-type="float" office:value="253.406" calcext:value-type="float">
            <text:p>253.406</text:p>
          </table:table-cell>
          <table:table-cell office:value-type="float" office:value="46.5264" calcext:value-type="float">
            <text:p>46.5264</text:p>
          </table:table-cell>
          <table:table-cell/>
          <table:table-cell table:formula="of:=([.D217]-[.A217])/0.0166667" office:value-type="float" office:value="94.0018119963767" calcext:value-type="float">
            <text:p>94.0018119963767</text:p>
          </table:table-cell>
          <table:table-cell table:formula="of:=ABS([.E217]-[.B217])/0.0166667" office:value-type="float" office:value="707.218585562828" calcext:value-type="float">
            <text:p>707.218585562828</text:p>
          </table:table-cell>
          <table:table-cell table:formula="of:=([.F217]-[.C217])/0.0166667" office:value-type="float" office:value="67.2718654562692" calcext:value-type="float">
            <text:p>67.2718654562692</text:p>
          </table:table-cell>
          <table:table-cell table:formula="of:=DEGREES(ATAN(ABS([.F217]-[.C217])/ABS([.E217]-[.B217])))" office:value-type="float" office:value="5.43372546333685" calcext:value-type="float">
            <text:p>5.43372546333685</text:p>
          </table:table-cell>
          <table:table-cell table:formula="of:=SQRT(POWER([.H217];2)+POWER([.I217];2)+POWER([.J217];2))" office:value-type="float" office:value="716.603078632834" calcext:value-type="float">
            <text:p>716.603078632834</text:p>
          </table:table-cell>
        </table:table-row>
        <table:table-row table:style-name="ro1">
          <table:table-cell office:value-type="float" office:value="91.864" calcext:value-type="float">
            <text:p>91.864</text:p>
          </table:table-cell>
          <table:table-cell office:value-type="float" office:value="276.451" calcext:value-type="float">
            <text:p>276.451</text:p>
          </table:table-cell>
          <table:table-cell office:value-type="float" office:value="43.9087" calcext:value-type="float">
            <text:p>43.9087</text:p>
          </table:table-cell>
          <table:table-cell office:value-type="float" office:value="93.076" calcext:value-type="float">
            <text:p>93.076</text:p>
          </table:table-cell>
          <table:table-cell office:value-type="float" office:value="265.192" calcext:value-type="float">
            <text:p>265.192</text:p>
          </table:table-cell>
          <table:table-cell office:value-type="float" office:value="45.4095" calcext:value-type="float">
            <text:p>45.4095</text:p>
          </table:table-cell>
          <table:table-cell/>
          <table:table-cell table:formula="of:=([.D218]-[.A218])/0.0166667" office:value-type="float" office:value="72.7198545602902" calcext:value-type="float">
            <text:p>72.7198545602902</text:p>
          </table:table-cell>
          <table:table-cell table:formula="of:=ABS([.E218]-[.B218])/0.0166667" office:value-type="float" office:value="675.538648922703" calcext:value-type="float">
            <text:p>675.538648922703</text:p>
          </table:table-cell>
          <table:table-cell table:formula="of:=([.F218]-[.C218])/0.0166667" office:value-type="float" office:value="90.0478199043601" calcext:value-type="float">
            <text:p>90.0478199043601</text:p>
          </table:table-cell>
          <table:table-cell table:formula="of:=DEGREES(ATAN(ABS([.F218]-[.C218])/ABS([.E218]-[.B218])))" office:value-type="float" office:value="7.59264335999891" calcext:value-type="float">
            <text:p>7.59264335999891</text:p>
          </table:table-cell>
          <table:table-cell table:formula="of:=SQRT(POWER([.H218];2)+POWER([.I218];2)+POWER([.J218];2))" office:value-type="float" office:value="685.382559819776" calcext:value-type="float">
            <text:p>685.382559819776</text:p>
          </table:table-cell>
        </table:table-row>
        <table:table-row table:style-name="ro1">
          <table:table-cell office:value-type="float" office:value="91.5517" calcext:value-type="float">
            <text:p>91.5517</text:p>
          </table:table-cell>
          <table:table-cell office:value-type="float" office:value="275.117" calcext:value-type="float">
            <text:p>275.117</text:p>
          </table:table-cell>
          <table:table-cell office:value-type="float" office:value="44.3668" calcext:value-type="float">
            <text:p>44.3668</text:p>
          </table:table-cell>
          <table:table-cell office:value-type="float" office:value="92.5866" calcext:value-type="float">
            <text:p>92.5866</text:p>
          </table:table-cell>
          <table:table-cell office:value-type="float" office:value="265.19" calcext:value-type="float">
            <text:p>265.19</text:p>
          </table:table-cell>
          <table:table-cell office:value-type="float" office:value="45.414" calcext:value-type="float">
            <text:p>45.414</text:p>
          </table:table-cell>
          <table:table-cell/>
          <table:table-cell table:formula="of:=([.D219]-[.A219])/0.0166667" office:value-type="float" office:value="62.0938758122488" calcext:value-type="float">
            <text:p>62.0938758122488</text:p>
          </table:table-cell>
          <table:table-cell table:formula="of:=ABS([.E219]-[.B219])/0.0166667" office:value-type="float" office:value="595.618808762384" calcext:value-type="float">
            <text:p>595.618808762384</text:p>
          </table:table-cell>
          <table:table-cell table:formula="of:=([.F219]-[.C219])/0.0166667" office:value-type="float" office:value="62.8318743362516" calcext:value-type="float">
            <text:p>62.8318743362516</text:p>
          </table:table-cell>
          <table:table-cell table:formula="of:=DEGREES(ATAN(ABS([.F219]-[.C219])/ABS([.E219]-[.B219])))" office:value-type="float" office:value="6.02186471033783" calcext:value-type="float">
            <text:p>6.02186471033783</text:p>
          </table:table-cell>
          <table:table-cell table:formula="of:=SQRT(POWER([.H219];2)+POWER([.I219];2)+POWER([.J219];2))" office:value-type="float" office:value="602.133921314449" calcext:value-type="float">
            <text:p>602.133921314449</text:p>
          </table:table-cell>
        </table:table-row>
        <table:table-row table:style-name="ro1">
          <table:table-cell office:value-type="float" office:value="91.0562" calcext:value-type="float">
            <text:p>91.0562</text:p>
          </table:table-cell>
          <table:table-cell office:value-type="float" office:value="275.169" calcext:value-type="float">
            <text:p>275.169</text:p>
          </table:table-cell>
          <table:table-cell office:value-type="float" office:value="44.1153" calcext:value-type="float">
            <text:p>44.1153</text:p>
          </table:table-cell>
          <table:table-cell office:value-type="float" office:value="92.2943" calcext:value-type="float">
            <text:p>92.2943</text:p>
          </table:table-cell>
          <table:table-cell office:value-type="float" office:value="264.057" calcext:value-type="float">
            <text:p>264.057</text:p>
          </table:table-cell>
          <table:table-cell office:value-type="float" office:value="45.1099" calcext:value-type="float">
            <text:p>45.1099</text:p>
          </table:table-cell>
          <table:table-cell/>
          <table:table-cell table:formula="of:=([.D220]-[.A220])/0.0166667" office:value-type="float" office:value="74.2858514282973" calcext:value-type="float">
            <text:p>74.2858514282973</text:p>
          </table:table-cell>
          <table:table-cell table:formula="of:=ABS([.E220]-[.B220])/0.0166667" office:value-type="float" office:value="666.718666562665" calcext:value-type="float">
            <text:p>666.718666562665</text:p>
          </table:table-cell>
          <table:table-cell table:formula="of:=([.F220]-[.C220])/0.0166667" office:value-type="float" office:value="59.675880648239" calcext:value-type="float">
            <text:p>59.675880648239</text:p>
          </table:table-cell>
          <table:table-cell table:formula="of:=DEGREES(ATAN(ABS([.F220]-[.C220])/ABS([.E220]-[.B220])))" office:value-type="float" office:value="5.11473434280061" calcext:value-type="float">
            <text:p>5.11473434280061</text:p>
          </table:table-cell>
          <table:table-cell table:formula="of:=SQRT(POWER([.H220];2)+POWER([.I220];2)+POWER([.J220];2))" office:value-type="float" office:value="673.493414070745" calcext:value-type="float">
            <text:p>673.493414070745</text:p>
          </table:table-cell>
        </table:table-row>
        <table:table-row table:style-name="ro1">
          <table:table-cell office:value-type="float" office:value="91.0517" calcext:value-type="float">
            <text:p>91.0517</text:p>
          </table:table-cell>
          <table:table-cell office:value-type="float" office:value="275.12" calcext:value-type="float">
            <text:p>275.12</text:p>
          </table:table-cell>
          <table:table-cell office:value-type="float" office:value="44.3706" calcext:value-type="float">
            <text:p>44.3706</text:p>
          </table:table-cell>
          <table:table-cell office:value-type="float" office:value="92.7731" calcext:value-type="float">
            <text:p>92.7731</text:p>
          </table:table-cell>
          <table:table-cell office:value-type="float" office:value="263.978" calcext:value-type="float">
            <text:p>263.978</text:p>
          </table:table-cell>
          <table:table-cell office:value-type="float" office:value="45.6019" calcext:value-type="float">
            <text:p>45.6019</text:p>
          </table:table-cell>
          <table:table-cell/>
          <table:table-cell table:formula="of:=([.D221]-[.A221])/0.0166667" office:value-type="float" office:value="103.283793432413" calcext:value-type="float">
            <text:p>103.283793432413</text:p>
          </table:table-cell>
          <table:table-cell table:formula="of:=ABS([.E221]-[.B221])/0.0166667" office:value-type="float" office:value="668.518662962674" calcext:value-type="float">
            <text:p>668.518662962674</text:p>
          </table:table-cell>
          <table:table-cell table:formula="of:=([.F221]-[.C221])/0.0166667" office:value-type="float" office:value="73.8778522442954" calcext:value-type="float">
            <text:p>73.8778522442954</text:p>
          </table:table-cell>
          <table:table-cell table:formula="of:=DEGREES(ATAN(ABS([.F221]-[.C221])/ABS([.E221]-[.B221])))" office:value-type="float" office:value="6.30615609500648" calcext:value-type="float">
            <text:p>6.30615609500648</text:p>
          </table:table-cell>
          <table:table-cell table:formula="of:=SQRT(POWER([.H221];2)+POWER([.I221];2)+POWER([.J221];2))" office:value-type="float" office:value="680.472396036327" calcext:value-type="float">
            <text:p>680.472396036327</text:p>
          </table:table-cell>
        </table:table-row>
        <table:table-row table:style-name="ro1">
          <table:table-cell office:value-type="float" office:value="92.2393" calcext:value-type="float">
            <text:p>92.2393</text:p>
          </table:table-cell>
          <table:table-cell office:value-type="float" office:value="268.605" calcext:value-type="float">
            <text:p>268.605</text:p>
          </table:table-cell>
          <table:table-cell office:value-type="float" office:value="46.347" calcext:value-type="float">
            <text:p>46.347</text:p>
          </table:table-cell>
          <table:table-cell office:value-type="float" office:value="93.906" calcext:value-type="float">
            <text:p>93.906</text:p>
          </table:table-cell>
          <table:table-cell office:value-type="float" office:value="257.782" calcext:value-type="float">
            <text:p>257.782</text:p>
          </table:table-cell>
          <table:table-cell office:value-type="float" office:value="47.5131" calcext:value-type="float">
            <text:p>47.5131</text:p>
          </table:table-cell>
          <table:table-cell/>
          <table:table-cell table:formula="of:=([.D222]-[.A222])/0.0166667" office:value-type="float" office:value="100.0017999964" calcext:value-type="float">
            <text:p>100.0017999964</text:p>
          </table:table-cell>
          <table:table-cell table:formula="of:=ABS([.E222]-[.B222])/0.0166667" office:value-type="float" office:value="649.3787012426" calcext:value-type="float">
            <text:p>649.3787012426</text:p>
          </table:table-cell>
          <table:table-cell table:formula="of:=([.F222]-[.C222])/0.0166667" office:value-type="float" office:value="69.9658600682799" calcext:value-type="float">
            <text:p>69.9658600682799</text:p>
          </table:table-cell>
          <table:table-cell table:formula="of:=DEGREES(ATAN(ABS([.F222]-[.C222])/ABS([.E222]-[.B222])))" office:value-type="float" office:value="6.14948377552318" calcext:value-type="float">
            <text:p>6.14948377552318</text:p>
          </table:table-cell>
          <table:table-cell table:formula="of:=SQRT(POWER([.H222];2)+POWER([.I222];2)+POWER([.J222];2))" office:value-type="float" office:value="660.748272192323" calcext:value-type="float">
            <text:p>660.748272192323</text:p>
          </table:table-cell>
        </table:table-row>
        <table:table-row table:style-name="ro1">
          <table:table-cell office:value-type="float" office:value="92.1174" calcext:value-type="float">
            <text:p>92.1174</text:p>
          </table:table-cell>
          <table:table-cell office:value-type="float" office:value="271.204" calcext:value-type="float">
            <text:p>271.204</text:p>
          </table:table-cell>
          <table:table-cell office:value-type="float" office:value="45.4601" calcext:value-type="float">
            <text:p>45.4601</text:p>
          </table:table-cell>
          <table:table-cell office:value-type="float" office:value="93.8588" calcext:value-type="float">
            <text:p>93.8588</text:p>
          </table:table-cell>
          <table:table-cell office:value-type="float" office:value="261.462" calcext:value-type="float">
            <text:p>261.462</text:p>
          </table:table-cell>
          <table:table-cell office:value-type="float" office:value="46.4664" calcext:value-type="float">
            <text:p>46.4664</text:p>
          </table:table-cell>
          <table:table-cell/>
          <table:table-cell table:formula="of:=([.D223]-[.A223])/0.0166667" office:value-type="float" office:value="104.483791032418" calcext:value-type="float">
            <text:p>104.483791032418</text:p>
          </table:table-cell>
          <table:table-cell table:formula="of:=ABS([.E223]-[.B223])/0.0166667" office:value-type="float" office:value="584.518830962339" calcext:value-type="float">
            <text:p>584.518830962339</text:p>
          </table:table-cell>
          <table:table-cell table:formula="of:=([.F223]-[.C223])/0.0166667" office:value-type="float" office:value="60.3778792442417" calcext:value-type="float">
            <text:p>60.3778792442417</text:p>
          </table:table-cell>
          <table:table-cell table:formula="of:=DEGREES(ATAN(ABS([.F223]-[.C223])/ABS([.E223]-[.B223])))" office:value-type="float" office:value="5.89745254415341" calcext:value-type="float">
            <text:p>5.89745254415341</text:p>
          </table:table-cell>
          <table:table-cell table:formula="of:=SQRT(POWER([.H223];2)+POWER([.I223];2)+POWER([.J223];2))" office:value-type="float" office:value="596.845553422423" calcext:value-type="float">
            <text:p>596.845553422423</text:p>
          </table:table-cell>
        </table:table-row>
        <table:table-row table:style-name="ro1">
          <table:table-cell office:value-type="float" office:value="91.979" calcext:value-type="float">
            <text:p>91.979</text:p>
          </table:table-cell>
          <table:table-cell office:value-type="float" office:value="273.682" calcext:value-type="float">
            <text:p>273.682</text:p>
          </table:table-cell>
          <table:table-cell office:value-type="float" office:value="45.326" calcext:value-type="float">
            <text:p>45.326</text:p>
          </table:table-cell>
          <table:table-cell office:value-type="float" office:value="93.2448" calcext:value-type="float">
            <text:p>93.2448</text:p>
          </table:table-cell>
          <table:table-cell office:value-type="float" office:value="263.83" calcext:value-type="float">
            <text:p>263.83</text:p>
          </table:table-cell>
          <table:table-cell office:value-type="float" office:value="46.3455" calcext:value-type="float">
            <text:p>46.3455</text:p>
          </table:table-cell>
          <table:table-cell/>
          <table:table-cell table:formula="of:=([.D224]-[.A224])/0.0166667" office:value-type="float" office:value="75.9478481043037" calcext:value-type="float">
            <text:p>75.9478481043037</text:p>
          </table:table-cell>
          <table:table-cell table:formula="of:=ABS([.E224]-[.B224])/0.0166667" office:value-type="float" office:value="591.118817762366" calcext:value-type="float">
            <text:p>591.118817762366</text:p>
          </table:table-cell>
          <table:table-cell table:formula="of:=([.F224]-[.C224])/0.0166667" office:value-type="float" office:value="61.1698776602447" calcext:value-type="float">
            <text:p>61.1698776602447</text:p>
          </table:table-cell>
          <table:table-cell table:formula="of:=DEGREES(ATAN(ABS([.F224]-[.C224])/ABS([.E224]-[.B224])))" office:value-type="float" office:value="5.90802606200783" calcext:value-type="float">
            <text:p>5.90802606200783</text:p>
          </table:table-cell>
          <table:table-cell table:formula="of:=SQRT(POWER([.H224];2)+POWER([.I224];2)+POWER([.J224];2))" office:value-type="float" office:value="599.108743282404" calcext:value-type="float">
            <text:p>599.108743282404</text:p>
          </table:table-cell>
        </table:table-row>
        <table:table-row table:style-name="ro1">
          <table:table-cell office:value-type="float" office:value="91.3594" calcext:value-type="float">
            <text:p>91.3594</text:p>
          </table:table-cell>
          <table:table-cell office:value-type="float" office:value="271.046" calcext:value-type="float">
            <text:p>271.046</text:p>
          </table:table-cell>
          <table:table-cell office:value-type="float" office:value="46.2261" calcext:value-type="float">
            <text:p>46.2261</text:p>
          </table:table-cell>
          <table:table-cell office:value-type="float" office:value="92.3266" calcext:value-type="float">
            <text:p>92.3266</text:p>
          </table:table-cell>
          <table:table-cell office:value-type="float" office:value="260.063" calcext:value-type="float">
            <text:p>260.063</text:p>
          </table:table-cell>
          <table:table-cell office:value-type="float" office:value="47.653" calcext:value-type="float">
            <text:p>47.653</text:p>
          </table:table-cell>
          <table:table-cell/>
          <table:table-cell table:formula="of:=([.D225]-[.A225])/0.0166667" office:value-type="float" office:value="58.0318839362325" calcext:value-type="float">
            <text:p>58.0318839362325</text:p>
          </table:table-cell>
          <table:table-cell table:formula="of:=ABS([.E225]-[.B225])/0.0166667" office:value-type="float" office:value="658.978682042636" calcext:value-type="float">
            <text:p>658.978682042636</text:p>
          </table:table-cell>
          <table:table-cell table:formula="of:=([.F225]-[.C225])/0.0166667" office:value-type="float" office:value="85.6138287723422" calcext:value-type="float">
            <text:p>85.6138287723422</text:p>
          </table:table-cell>
          <table:table-cell table:formula="of:=DEGREES(ATAN(ABS([.F225]-[.C225])/ABS([.E225]-[.B225])))" office:value-type="float" office:value="7.40234631774568" calcext:value-type="float">
            <text:p>7.40234631774568</text:p>
          </table:table-cell>
          <table:table-cell table:formula="of:=SQRT(POWER([.H225];2)+POWER([.I225];2)+POWER([.J225];2))" office:value-type="float" office:value="667.045973390814" calcext:value-type="float">
            <text:p>667.045973390814</text:p>
          </table:table-cell>
        </table:table-row>
        <table:table-row table:style-name="ro1">
          <table:table-cell office:value-type="float" office:value="90.5324" calcext:value-type="float">
            <text:p>90.5324</text:p>
          </table:table-cell>
          <table:table-cell office:value-type="float" office:value="274.889" calcext:value-type="float">
            <text:p>274.889</text:p>
          </table:table-cell>
          <table:table-cell office:value-type="float" office:value="45.4003" calcext:value-type="float">
            <text:p>45.4003</text:p>
          </table:table-cell>
          <table:table-cell office:value-type="float" office:value="90.9873" calcext:value-type="float">
            <text:p>90.9873</text:p>
          </table:table-cell>
          <table:table-cell office:value-type="float" office:value="262.492" calcext:value-type="float">
            <text:p>262.492</text:p>
          </table:table-cell>
          <table:table-cell office:value-type="float" office:value="47.0526" calcext:value-type="float">
            <text:p>47.0526</text:p>
          </table:table-cell>
          <table:table-cell/>
          <table:table-cell table:formula="of:=([.D226]-[.A226])/0.0166667" office:value-type="float" office:value="27.2939454121097" calcext:value-type="float">
            <text:p>27.2939454121097</text:p>
          </table:table-cell>
          <table:table-cell table:formula="of:=ABS([.E226]-[.B226])/0.0166667" office:value-type="float" office:value="743.818512362975" calcext:value-type="float">
            <text:p>743.818512362975</text:p>
          </table:table-cell>
          <table:table-cell table:formula="of:=([.F226]-[.C226])/0.0166667" office:value-type="float" office:value="99.1378017243964" calcext:value-type="float">
            <text:p>99.1378017243964</text:p>
          </table:table-cell>
          <table:table-cell table:formula="of:=DEGREES(ATAN(ABS([.F226]-[.C226])/ABS([.E226]-[.B226])))" office:value-type="float" office:value="7.5917673723148" calcext:value-type="float">
            <text:p>7.5917673723148</text:p>
          </table:table-cell>
          <table:table-cell table:formula="of:=SQRT(POWER([.H226];2)+POWER([.I226];2)+POWER([.J226];2))" office:value-type="float" office:value="750.89229755057" calcext:value-type="float">
            <text:p>750.89229755057</text:p>
          </table:table-cell>
        </table:table-row>
        <table:table-row table:style-name="ro1">
          <table:table-cell office:value-type="float" office:value="90.6165" calcext:value-type="float">
            <text:p>90.6165</text:p>
          </table:table-cell>
          <table:table-cell office:value-type="float" office:value="271.039" calcext:value-type="float">
            <text:p>271.039</text:p>
          </table:table-cell>
          <table:table-cell office:value-type="float" office:value="46.2334" calcext:value-type="float">
            <text:p>46.2334</text:p>
          </table:table-cell>
          <table:table-cell office:value-type="float" office:value="91.1272" calcext:value-type="float">
            <text:p>91.1272</text:p>
          </table:table-cell>
          <table:table-cell office:value-type="float" office:value="260.129" calcext:value-type="float">
            <text:p>260.129</text:p>
          </table:table-cell>
          <table:table-cell office:value-type="float" office:value="47.175" calcext:value-type="float">
            <text:p>47.175</text:p>
          </table:table-cell>
          <table:table-cell/>
          <table:table-cell table:formula="of:=([.D227]-[.A227])/0.0166667" office:value-type="float" office:value="30.6419387161226" calcext:value-type="float">
            <text:p>30.6419387161226</text:p>
          </table:table-cell>
          <table:table-cell table:formula="of:=ABS([.E227]-[.B227])/0.0166667" office:value-type="float" office:value="654.598690802616" calcext:value-type="float">
            <text:p>654.598690802616</text:p>
          </table:table-cell>
          <table:table-cell table:formula="of:=([.F227]-[.C227])/0.0166667" office:value-type="float" office:value="56.4958870082256" calcext:value-type="float">
            <text:p>56.4958870082256</text:p>
          </table:table-cell>
          <table:table-cell table:formula="of:=DEGREES(ATAN(ABS([.F227]-[.C227])/ABS([.E227]-[.B227])))" office:value-type="float" office:value="4.9327542498818" calcext:value-type="float">
            <text:p>4.9327542498818</text:p>
          </table:table-cell>
          <table:table-cell table:formula="of:=SQRT(POWER([.H227];2)+POWER([.I227];2)+POWER([.J227];2))" office:value-type="float" office:value="657.746273009303" calcext:value-type="float">
            <text:p>657.746273009303</text:p>
          </table:table-cell>
        </table:table-row>
        <table:table-row table:style-name="ro1">
          <table:table-cell office:value-type="float" office:value="90.6406" calcext:value-type="float">
            <text:p>90.6406</text:p>
          </table:table-cell>
          <table:table-cell office:value-type="float" office:value="277.474" calcext:value-type="float">
            <text:p>277.474</text:p>
          </table:table-cell>
          <table:table-cell office:value-type="float" office:value="45.0039" calcext:value-type="float">
            <text:p>45.0039</text:p>
          </table:table-cell>
          <table:table-cell office:value-type="float" office:value="91.3943" calcext:value-type="float">
            <text:p>91.3943</text:p>
          </table:table-cell>
          <table:table-cell office:value-type="float" office:value="266.168" calcext:value-type="float">
            <text:p>266.168</text:p>
          </table:table-cell>
          <table:table-cell office:value-type="float" office:value="46.4846" calcext:value-type="float">
            <text:p>46.4846</text:p>
          </table:table-cell>
          <table:table-cell/>
          <table:table-cell table:formula="of:=([.D228]-[.A228])/0.0166667" office:value-type="float" office:value="45.2219095561806" calcext:value-type="float">
            <text:p>45.2219095561806</text:p>
          </table:table-cell>
          <table:table-cell table:formula="of:=ABS([.E228]-[.B228])/0.0166667" office:value-type="float" office:value="678.358643282713" calcext:value-type="float">
            <text:p>678.358643282713</text:p>
          </table:table-cell>
          <table:table-cell table:formula="of:=([.F228]-[.C228])/0.0166667" office:value-type="float" office:value="88.8418223163553" calcext:value-type="float">
            <text:p>88.8418223163553</text:p>
          </table:table-cell>
          <table:table-cell table:formula="of:=DEGREES(ATAN(ABS([.F228]-[.C228])/ABS([.E228]-[.B228])))" office:value-type="float" office:value="7.46132533142625" calcext:value-type="float">
            <text:p>7.46132533142625</text:p>
          </table:table-cell>
          <table:table-cell table:formula="of:=SQRT(POWER([.H228];2)+POWER([.I228];2)+POWER([.J228];2))" office:value-type="float" office:value="685.644470124831" calcext:value-type="float">
            <text:p>685.644470124831</text:p>
          </table:table-cell>
        </table:table-row>
        <table:table-row table:style-name="ro1">
          <table:table-cell office:value-type="float" office:value="91.4245" calcext:value-type="float">
            <text:p>91.4245</text:p>
          </table:table-cell>
          <table:table-cell office:value-type="float" office:value="272.406" calcext:value-type="float">
            <text:p>272.406</text:p>
          </table:table-cell>
          <table:table-cell office:value-type="float" office:value="45.5266" calcext:value-type="float">
            <text:p>45.5266</text:p>
          </table:table-cell>
          <table:table-cell office:value-type="float" office:value="91.9739" calcext:value-type="float">
            <text:p>91.9739</text:p>
          </table:table-cell>
          <table:table-cell office:value-type="float" office:value="262.644" calcext:value-type="float">
            <text:p>262.644</text:p>
          </table:table-cell>
          <table:table-cell office:value-type="float" office:value="46.2989" calcext:value-type="float">
            <text:p>46.2989</text:p>
          </table:table-cell>
          <table:table-cell/>
          <table:table-cell table:formula="of:=([.D229]-[.A229])/0.0166667" office:value-type="float" office:value="32.9639340721322" calcext:value-type="float">
            <text:p>32.9639340721322</text:p>
          </table:table-cell>
          <table:table-cell table:formula="of:=ABS([.E229]-[.B229])/0.0166667" office:value-type="float" office:value="585.718828562343" calcext:value-type="float">
            <text:p>585.718828562343</text:p>
          </table:table-cell>
          <table:table-cell table:formula="of:=([.F229]-[.C229])/0.0166667" office:value-type="float" office:value="46.3379073241854" calcext:value-type="float">
            <text:p>46.3379073241854</text:p>
          </table:table-cell>
          <table:table-cell table:formula="of:=DEGREES(ATAN(ABS([.F229]-[.C229])/ABS([.E229]-[.B229])))" office:value-type="float" office:value="4.52341309298113" calcext:value-type="float">
            <text:p>4.52341309298113</text:p>
          </table:table-cell>
          <table:table-cell table:formula="of:=SQRT(POWER([.H229];2)+POWER([.I229];2)+POWER([.J229];2))" office:value-type="float" office:value="588.472912492274" calcext:value-type="float">
            <text:p>588.472912492274</text:p>
          </table:table-cell>
        </table:table-row>
        <table:table-row table:style-name="ro1">
          <table:table-cell office:value-type="float" office:value="92.7539" calcext:value-type="float">
            <text:p>92.7539</text:p>
          </table:table-cell>
          <table:table-cell office:value-type="float" office:value="279.896" calcext:value-type="float">
            <text:p>279.896</text:p>
          </table:table-cell>
          <table:table-cell office:value-type="float" office:value="45.3644" calcext:value-type="float">
            <text:p>45.3644</text:p>
          </table:table-cell>
          <table:table-cell office:value-type="float" office:value="93.4591" calcext:value-type="float">
            <text:p>93.4591</text:p>
          </table:table-cell>
          <table:table-cell office:value-type="float" office:value="268.494" calcext:value-type="float">
            <text:p>268.494</text:p>
          </table:table-cell>
          <table:table-cell office:value-type="float" office:value="46.8407" calcext:value-type="float">
            <text:p>46.8407</text:p>
          </table:table-cell>
          <table:table-cell/>
          <table:table-cell table:formula="of:=([.D230]-[.A230])/0.0166667" office:value-type="float" office:value="42.3119153761695" calcext:value-type="float">
            <text:p>42.3119153761695</text:p>
          </table:table-cell>
          <table:table-cell table:formula="of:=ABS([.E230]-[.B230])/0.0166667" office:value-type="float" office:value="684.118631762736" calcext:value-type="float">
            <text:p>684.118631762736</text:p>
          </table:table-cell>
          <table:table-cell table:formula="of:=([.F230]-[.C230])/0.0166667" office:value-type="float" office:value="88.577822844354" calcext:value-type="float">
            <text:p>88.577822844354</text:p>
          </table:table-cell>
          <table:table-cell table:formula="of:=DEGREES(ATAN(ABS([.F230]-[.C230])/ABS([.E230]-[.B230])))" office:value-type="float" office:value="7.37745851442237" calcext:value-type="float">
            <text:p>7.37745851442237</text:p>
          </table:table-cell>
          <table:table-cell table:formula="of:=SQRT(POWER([.H230];2)+POWER([.I230];2)+POWER([.J230];2))" office:value-type="float" office:value="691.125626212459" calcext:value-type="float">
            <text:p>691.125626212459</text:p>
          </table:table-cell>
        </table:table-row>
        <table:table-row table:style-name="ro1">
          <table:table-cell office:value-type="float" office:value="100.946" calcext:value-type="float">
            <text:p>100.946</text:p>
          </table:table-cell>
          <table:table-cell office:value-type="float" office:value="282.004" calcext:value-type="float">
            <text:p>282.004</text:p>
          </table:table-cell>
          <table:table-cell office:value-type="float" office:value="45.9792" calcext:value-type="float">
            <text:p>45.9792</text:p>
          </table:table-cell>
          <table:table-cell office:value-type="float" office:value="101.528" calcext:value-type="float">
            <text:p>101.528</text:p>
          </table:table-cell>
          <table:table-cell office:value-type="float" office:value="271.755" calcext:value-type="float">
            <text:p>271.755</text:p>
          </table:table-cell>
          <table:table-cell office:value-type="float" office:value="47.5031" calcext:value-type="float">
            <text:p>47.5031</text:p>
          </table:table-cell>
          <table:table-cell/>
          <table:table-cell table:formula="of:=([.D231]-[.A231])/0.0166667" office:value-type="float" office:value="34.9199301601402" calcext:value-type="float">
            <text:p>34.9199301601402</text:p>
          </table:table-cell>
          <table:table-cell table:formula="of:=ABS([.E231]-[.B231])/0.0166667" office:value-type="float" office:value="614.938770122461" calcext:value-type="float">
            <text:p>614.938770122461</text:p>
          </table:table-cell>
          <table:table-cell table:formula="of:=([.F231]-[.C231])/0.0166667" office:value-type="float" office:value="91.433817132366" calcext:value-type="float">
            <text:p>91.433817132366</text:p>
          </table:table-cell>
          <table:table-cell table:formula="of:=DEGREES(ATAN(ABS([.F231]-[.C231])/ABS([.E231]-[.B231])))" office:value-type="float" office:value="8.45721547304601" calcext:value-type="float">
            <text:p>8.45721547304601</text:p>
          </table:table-cell>
          <table:table-cell table:formula="of:=SQRT(POWER([.H231];2)+POWER([.I231];2)+POWER([.J231];2))" office:value-type="float" office:value="622.679079010616" calcext:value-type="float">
            <text:p>622.679079010616</text:p>
          </table:table-cell>
        </table:table-row>
        <table:table-row table:style-name="ro1">
          <table:table-cell office:value-type="float" office:value="100.852" calcext:value-type="float">
            <text:p>100.852</text:p>
          </table:table-cell>
          <table:table-cell office:value-type="float" office:value="284.578" calcext:value-type="float">
            <text:p>284.578</text:p>
          </table:table-cell>
          <table:table-cell office:value-type="float" office:value="45.8477" calcext:value-type="float">
            <text:p>45.8477</text:p>
          </table:table-cell>
          <table:table-cell office:value-type="float" office:value="101.771" calcext:value-type="float">
            <text:p>101.771</text:p>
          </table:table-cell>
          <table:table-cell office:value-type="float" office:value="275.46" calcext:value-type="float">
            <text:p>275.46</text:p>
          </table:table-cell>
          <table:table-cell office:value-type="float" office:value="47.1952" calcext:value-type="float">
            <text:p>47.1952</text:p>
          </table:table-cell>
          <table:table-cell/>
          <table:table-cell table:formula="of:=([.D232]-[.A232])/0.0166667" office:value-type="float" office:value="55.1398897202204" calcext:value-type="float">
            <text:p>55.1398897202204</text:p>
          </table:table-cell>
          <table:table-cell table:formula="of:=ABS([.E232]-[.B232])/0.0166667" office:value-type="float" office:value="547.078905842188" calcext:value-type="float">
            <text:p>547.078905842188</text:p>
          </table:table-cell>
          <table:table-cell table:formula="of:=([.F232]-[.C232])/0.0166667" office:value-type="float" office:value="80.8498383003232" calcext:value-type="float">
            <text:p>80.8498383003232</text:p>
          </table:table-cell>
          <table:table-cell table:formula="of:=DEGREES(ATAN(ABS([.F232]-[.C232])/ABS([.E232]-[.B232])))" office:value-type="float" office:value="8.40658563017909" calcext:value-type="float">
            <text:p>8.40658563017909</text:p>
          </table:table-cell>
          <table:table-cell table:formula="of:=SQRT(POWER([.H232];2)+POWER([.I232];2)+POWER([.J232];2))" office:value-type="float" office:value="555.762928782617" calcext:value-type="float">
            <text:p>555.762928782617</text:p>
          </table:table-cell>
        </table:table-row>
        <table:table-row table:style-name="ro1">
          <table:table-cell office:value-type="float" office:value="100.714" calcext:value-type="float">
            <text:p>100.714</text:p>
          </table:table-cell>
          <table:table-cell office:value-type="float" office:value="278.236" calcext:value-type="float">
            <text:p>278.236</text:p>
          </table:table-cell>
          <table:table-cell office:value-type="float" office:value="46.0462" calcext:value-type="float">
            <text:p>46.0462</text:p>
          </table:table-cell>
          <table:table-cell office:value-type="float" office:value="101.066" calcext:value-type="float">
            <text:p>101.066</text:p>
          </table:table-cell>
          <table:table-cell office:value-type="float" office:value="268.256" calcext:value-type="float">
            <text:p>268.256</text:p>
          </table:table-cell>
          <table:table-cell office:value-type="float" office:value="47.0568" calcext:value-type="float">
            <text:p>47.0568</text:p>
          </table:table-cell>
          <table:table-cell/>
          <table:table-cell table:formula="of:=([.D233]-[.A233])/0.0166667" office:value-type="float" office:value="21.1199577600847" calcext:value-type="float">
            <text:p>21.1199577600847</text:p>
          </table:table-cell>
          <table:table-cell table:formula="of:=ABS([.E233]-[.B233])/0.0166667" office:value-type="float" office:value="598.798802402396" calcext:value-type="float">
            <text:p>598.798802402396</text:p>
          </table:table-cell>
          <table:table-cell table:formula="of:=([.F233]-[.C233])/0.0166667" office:value-type="float" office:value="60.6358787282428" calcext:value-type="float">
            <text:p>60.6358787282428</text:p>
          </table:table-cell>
          <table:table-cell table:formula="of:=DEGREES(ATAN(ABS([.F233]-[.C233])/ABS([.E233]-[.B233])))" office:value-type="float" office:value="5.78220529395351" calcext:value-type="float">
            <text:p>5.78220529395351</text:p>
          </table:table-cell>
          <table:table-cell table:formula="of:=SQRT(POWER([.H233];2)+POWER([.I233];2)+POWER([.J233];2))" office:value-type="float" office:value="602.231490511313" calcext:value-type="float">
            <text:p>602.231490511313</text:p>
          </table:table-cell>
        </table:table-row>
        <table:table-row table:style-name="ro1">
          <table:table-cell office:value-type="float" office:value="101.259" calcext:value-type="float">
            <text:p>101.259</text:p>
          </table:table-cell>
          <table:table-cell office:value-type="float" office:value="283.13" calcext:value-type="float">
            <text:p>283.13</text:p>
          </table:table-cell>
          <table:table-cell office:value-type="float" office:value="46.5612" calcext:value-type="float">
            <text:p>46.5612</text:p>
          </table:table-cell>
          <table:table-cell office:value-type="float" office:value="102.089" calcext:value-type="float">
            <text:p>102.089</text:p>
          </table:table-cell>
          <table:table-cell office:value-type="float" office:value="272.868" calcext:value-type="float">
            <text:p>272.868</text:p>
          </table:table-cell>
          <table:table-cell office:value-type="float" office:value="47.8229" calcext:value-type="float">
            <text:p>47.8229</text:p>
          </table:table-cell>
          <table:table-cell/>
          <table:table-cell table:formula="of:=([.D234]-[.A234])/0.0166667" office:value-type="float" office:value="49.7999004001991" calcext:value-type="float">
            <text:p>49.7999004001991</text:p>
          </table:table-cell>
          <table:table-cell table:formula="of:=ABS([.E234]-[.B234])/0.0166667" office:value-type="float" office:value="615.718768562463" calcext:value-type="float">
            <text:p>615.718768562463</text:p>
          </table:table-cell>
          <table:table-cell table:formula="of:=([.F234]-[.C234])/0.0166667" office:value-type="float" office:value="75.7018485963027" calcext:value-type="float">
            <text:p>75.7018485963027</text:p>
          </table:table-cell>
          <table:table-cell table:formula="of:=DEGREES(ATAN(ABS([.F234]-[.C234])/ABS([.E234]-[.B234])))" office:value-type="float" office:value="7.00926704027258" calcext:value-type="float">
            <text:p>7.00926704027258</text:p>
          </table:table-cell>
          <table:table-cell table:formula="of:=SQRT(POWER([.H234];2)+POWER([.I234];2)+POWER([.J234];2))" office:value-type="float" office:value="622.350706531971" calcext:value-type="float">
            <text:p>622.350706531971</text:p>
          </table:table-cell>
        </table:table-row>
        <table:table-row table:style-name="ro1">
          <table:table-cell office:value-type="float" office:value="105.291" calcext:value-type="float">
            <text:p>105.291</text:p>
          </table:table-cell>
          <table:table-cell office:value-type="float" office:value="279.108" calcext:value-type="float">
            <text:p>279.108</text:p>
          </table:table-cell>
          <table:table-cell office:value-type="float" office:value="46.3759" calcext:value-type="float">
            <text:p>46.3759</text:p>
          </table:table-cell>
          <table:table-cell office:value-type="float" office:value="107.102" calcext:value-type="float">
            <text:p>107.102</text:p>
          </table:table-cell>
          <table:table-cell office:value-type="float" office:value="270.182" calcext:value-type="float">
            <text:p>270.182</text:p>
          </table:table-cell>
          <table:table-cell office:value-type="float" office:value="47.4489" calcext:value-type="float">
            <text:p>47.4489</text:p>
          </table:table-cell>
          <table:table-cell/>
          <table:table-cell table:formula="of:=([.D235]-[.A235])/0.0166667" office:value-type="float" office:value="108.659782680435" calcext:value-type="float">
            <text:p>108.659782680435</text:p>
          </table:table-cell>
          <table:table-cell table:formula="of:=ABS([.E235]-[.B235])/0.0166667" office:value-type="float" office:value="535.558928882142" calcext:value-type="float">
            <text:p>535.558928882142</text:p>
          </table:table-cell>
          <table:table-cell table:formula="of:=([.F235]-[.C235])/0.0166667" office:value-type="float" office:value="64.3798712402576" calcext:value-type="float">
            <text:p>64.3798712402576</text:p>
          </table:table-cell>
          <table:table-cell table:formula="of:=DEGREES(ATAN(ABS([.F235]-[.C235])/ABS([.E235]-[.B235])))" office:value-type="float" office:value="6.85466948319901" calcext:value-type="float">
            <text:p>6.85466948319901</text:p>
          </table:table-cell>
          <table:table-cell table:formula="of:=SQRT(POWER([.H235];2)+POWER([.I235];2)+POWER([.J235];2))" office:value-type="float" office:value="550.250018172156" calcext:value-type="float">
            <text:p>550.250018172156</text:p>
          </table:table-cell>
        </table:table-row>
        <table:table-row table:style-name="ro1">
          <table:table-cell office:value-type="float" office:value="102.424" calcext:value-type="float">
            <text:p>102.424</text:p>
          </table:table-cell>
          <table:table-cell office:value-type="float" office:value="277.864" calcext:value-type="float">
            <text:p>277.864</text:p>
          </table:table-cell>
          <table:table-cell office:value-type="float" office:value="47.3284" calcext:value-type="float">
            <text:p>47.3284</text:p>
          </table:table-cell>
          <table:table-cell office:value-type="float" office:value="103.854" calcext:value-type="float">
            <text:p>103.854</text:p>
          </table:table-cell>
          <table:table-cell office:value-type="float" office:value="266.529" calcext:value-type="float">
            <text:p>266.529</text:p>
          </table:table-cell>
          <table:table-cell office:value-type="float" office:value="48.9888" calcext:value-type="float">
            <text:p>48.9888</text:p>
          </table:table-cell>
          <table:table-cell/>
          <table:table-cell table:formula="of:=([.D236]-[.A236])/0.0166667" office:value-type="float" office:value="85.7998284003428" calcext:value-type="float">
            <text:p>85.7998284003428</text:p>
          </table:table-cell>
          <table:table-cell table:formula="of:=ABS([.E236]-[.B236])/0.0166667" office:value-type="float" office:value="680.098639802719" calcext:value-type="float">
            <text:p>680.098639802719</text:p>
          </table:table-cell>
          <table:table-cell table:formula="of:=([.F236]-[.C236])/0.0166667" office:value-type="float" office:value="99.6238007523982" calcext:value-type="float">
            <text:p>99.6238007523982</text:p>
          </table:table-cell>
          <table:table-cell table:formula="of:=DEGREES(ATAN(ABS([.F236]-[.C236])/ABS([.E236]-[.B236])))" office:value-type="float" office:value="8.33366478286507" calcext:value-type="float">
            <text:p>8.33366478286507</text:p>
          </table:table-cell>
          <table:table-cell table:formula="of:=SQRT(POWER([.H236];2)+POWER([.I236];2)+POWER([.J236];2))" office:value-type="float" office:value="692.690892167199" calcext:value-type="float">
            <text:p>692.690892167199</text:p>
          </table:table-cell>
        </table:table-row>
        <table:table-row table:style-name="ro1">
          <table:table-cell office:value-type="float" office:value="101.358" calcext:value-type="float">
            <text:p>101.358</text:p>
          </table:table-cell>
          <table:table-cell office:value-type="float" office:value="280.619" calcext:value-type="float">
            <text:p>280.619</text:p>
          </table:table-cell>
          <table:table-cell office:value-type="float" office:value="46.4319" calcext:value-type="float">
            <text:p>46.4319</text:p>
          </table:table-cell>
          <table:table-cell office:value-type="float" office:value="102.514" calcext:value-type="float">
            <text:p>102.514</text:p>
          </table:table-cell>
          <table:table-cell office:value-type="float" office:value="271.694" calcext:value-type="float">
            <text:p>271.694</text:p>
          </table:table-cell>
          <table:table-cell office:value-type="float" office:value="47.5041" calcext:value-type="float">
            <text:p>47.5041</text:p>
          </table:table-cell>
          <table:table-cell/>
          <table:table-cell table:formula="of:=([.D237]-[.A237])/0.0166667" office:value-type="float" office:value="69.359861280277" calcext:value-type="float">
            <text:p>69.359861280277</text:p>
          </table:table-cell>
          <table:table-cell table:formula="of:=ABS([.E237]-[.B237])/0.0166667" office:value-type="float" office:value="535.498929002143" calcext:value-type="float">
            <text:p>535.498929002143</text:p>
          </table:table-cell>
          <table:table-cell table:formula="of:=([.F237]-[.C237])/0.0166667" office:value-type="float" office:value="64.3318713362575" calcext:value-type="float">
            <text:p>64.3318713362575</text:p>
          </table:table-cell>
          <table:table-cell table:formula="of:=DEGREES(ATAN(ABS([.F237]-[.C237])/ABS([.E237]-[.B237])))" office:value-type="float" office:value="6.85036756843495" calcext:value-type="float">
            <text:p>6.85036756843495</text:p>
          </table:table-cell>
          <table:table-cell table:formula="of:=SQRT(POWER([.H237];2)+POWER([.I237];2)+POWER([.J237];2))" office:value-type="float" office:value="543.790844892488" calcext:value-type="float">
            <text:p>543.790844892488</text:p>
          </table:table-cell>
        </table:table-row>
        <table:table-row table:style-name="ro1">
          <table:table-cell office:value-type="float" office:value="102.621" calcext:value-type="float">
            <text:p>102.621</text:p>
          </table:table-cell>
          <table:table-cell office:value-type="float" office:value="276.796" calcext:value-type="float">
            <text:p>276.796</text:p>
          </table:table-cell>
          <table:table-cell office:value-type="float" office:value="46.4947" calcext:value-type="float">
            <text:p>46.4947</text:p>
          </table:table-cell>
          <table:table-cell office:value-type="float" office:value="103.818" calcext:value-type="float">
            <text:p>103.818</text:p>
          </table:table-cell>
          <table:table-cell office:value-type="float" office:value="265.615" calcext:value-type="float">
            <text:p>265.615</text:p>
          </table:table-cell>
          <table:table-cell office:value-type="float" office:value="47.6758" calcext:value-type="float">
            <text:p>47.6758</text:p>
          </table:table-cell>
          <table:table-cell/>
          <table:table-cell table:formula="of:=([.D238]-[.A238])/0.0166667" office:value-type="float" office:value="71.8198563602874" calcext:value-type="float">
            <text:p>71.8198563602874</text:p>
          </table:table-cell>
          <table:table-cell table:formula="of:=ABS([.E238]-[.B238])/0.0166667" office:value-type="float" office:value="670.858658282682" calcext:value-type="float">
            <text:p>670.858658282682</text:p>
          </table:table-cell>
          <table:table-cell table:formula="of:=([.F238]-[.C238])/0.0166667" office:value-type="float" office:value="70.8658582682835" calcext:value-type="float">
            <text:p>70.8658582682835</text:p>
          </table:table-cell>
          <table:table-cell table:formula="of:=DEGREES(ATAN(ABS([.F238]-[.C238])/ABS([.E238]-[.B238])))" office:value-type="float" office:value="6.03005163508047" calcext:value-type="float">
            <text:p>6.03005163508047</text:p>
          </table:table-cell>
          <table:table-cell table:formula="of:=SQRT(POWER([.H238];2)+POWER([.I238];2)+POWER([.J238];2))" office:value-type="float" office:value="678.403567965672" calcext:value-type="float">
            <text:p>678.403567965672</text:p>
          </table:table-cell>
        </table:table-row>
        <table:table-row table:style-name="ro1">
          <table:table-cell office:value-type="float" office:value="101.451" calcext:value-type="float">
            <text:p>101.451</text:p>
          </table:table-cell>
          <table:table-cell office:value-type="float" office:value="281.973" calcext:value-type="float">
            <text:p>281.973</text:p>
          </table:table-cell>
          <table:table-cell office:value-type="float" office:value="45.9797" calcext:value-type="float">
            <text:p>45.9797</text:p>
          </table:table-cell>
          <table:table-cell office:value-type="float" office:value="102.267" calcext:value-type="float">
            <text:p>102.267</text:p>
          </table:table-cell>
          <table:table-cell office:value-type="float" office:value="271.709" calcext:value-type="float">
            <text:p>271.709</text:p>
          </table:table-cell>
          <table:table-cell office:value-type="float" office:value="47.504" calcext:value-type="float">
            <text:p>47.504</text:p>
          </table:table-cell>
          <table:table-cell/>
          <table:table-cell table:formula="of:=([.D239]-[.A239])/0.0166667" office:value-type="float" office:value="48.959902080196" calcext:value-type="float">
            <text:p>48.959902080196</text:p>
          </table:table-cell>
          <table:table-cell table:formula="of:=ABS([.E239]-[.B239])/0.0166667" office:value-type="float" office:value="615.838768322464" calcext:value-type="float">
            <text:p>615.838768322464</text:p>
          </table:table-cell>
          <table:table-cell table:formula="of:=([.F239]-[.C239])/0.0166667" office:value-type="float" office:value="91.4578170843656" calcext:value-type="float">
            <text:p>91.4578170843656</text:p>
          </table:table-cell>
          <table:table-cell table:formula="of:=DEGREES(ATAN(ABS([.F239]-[.C239])/ABS([.E239]-[.B239])))" office:value-type="float" office:value="8.44721901085467" calcext:value-type="float">
            <text:p>8.44721901085467</text:p>
          </table:table-cell>
          <table:table-cell table:formula="of:=SQRT(POWER([.H239];2)+POWER([.I239];2)+POWER([.J239];2))" office:value-type="float" office:value="624.515006133935" calcext:value-type="float">
            <text:p>624.515006133935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74.661" calcext:value-type="float">
            <text:p>274.661</text:p>
          </table:table-cell>
          <table:table-cell office:value-type="float" office:value="46.4881" calcext:value-type="float">
            <text:p>46.4881</text:p>
          </table:table-cell>
          <table:table-cell office:value-type="float" office:value="113.257" calcext:value-type="float">
            <text:p>113.257</text:p>
          </table:table-cell>
          <table:table-cell office:value-type="float" office:value="264.755" calcext:value-type="float">
            <text:p>264.755</text:p>
          </table:table-cell>
          <table:table-cell office:value-type="float" office:value="47.9725" calcext:value-type="float">
            <text:p>47.9725</text:p>
          </table:table-cell>
          <table:table-cell/>
          <table:table-cell table:formula="of:=([.D240]-[.A240])/0.0166667" office:value-type="float" office:value="33.4199331601338" calcext:value-type="float">
            <text:p>33.4199331601338</text:p>
          </table:table-cell>
          <table:table-cell table:formula="of:=ABS([.E240]-[.B240])/0.0166667" office:value-type="float" office:value="594.358811282378" calcext:value-type="float">
            <text:p>594.358811282378</text:p>
          </table:table-cell>
          <table:table-cell table:formula="of:=([.F240]-[.C240])/0.0166667" office:value-type="float" office:value="89.0638218723559" calcext:value-type="float">
            <text:p>89.0638218723559</text:p>
          </table:table-cell>
          <table:table-cell table:formula="of:=DEGREES(ATAN(ABS([.F240]-[.C240])/ABS([.E240]-[.B240])))" office:value-type="float" office:value="8.52228041361992" calcext:value-type="float">
            <text:p>8.52228041361992</text:p>
          </table:table-cell>
          <table:table-cell table:formula="of:=SQRT(POWER([.H240];2)+POWER([.I240];2)+POWER([.J240];2))" office:value-type="float" office:value="601.92329482081" calcext:value-type="float">
            <text:p>601.92329482081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278.184" calcext:value-type="float">
            <text:p>278.184</text:p>
          </table:table-cell>
          <table:table-cell office:value-type="float" office:value="45.4376" calcext:value-type="float">
            <text:p>45.4376</text:p>
          </table:table-cell>
          <table:table-cell office:value-type="float" office:value="115.955" calcext:value-type="float">
            <text:p>115.955</text:p>
          </table:table-cell>
          <table:table-cell office:value-type="float" office:value="267.055" calcext:value-type="float">
            <text:p>267.055</text:p>
          </table:table-cell>
          <table:table-cell office:value-type="float" office:value="46.6361" calcext:value-type="float">
            <text:p>46.6361</text:p>
          </table:table-cell>
          <table:table-cell/>
          <table:table-cell table:formula="of:=([.D241]-[.A241])/0.0166667" office:value-type="float" office:value="9.29998140003727" calcext:value-type="float">
            <text:p>9.29998140003727</text:p>
          </table:table-cell>
          <table:table-cell table:formula="of:=ABS([.E241]-[.B241])/0.0166667" office:value-type="float" office:value="667.738664522672" calcext:value-type="float">
            <text:p>667.738664522672</text:p>
          </table:table-cell>
          <table:table-cell table:formula="of:=([.F241]-[.C241])/0.0166667" office:value-type="float" office:value="71.9098561802874" calcext:value-type="float">
            <text:p>71.9098561802874</text:p>
          </table:table-cell>
          <table:table-cell table:formula="of:=DEGREES(ATAN(ABS([.F241]-[.C241])/ABS([.E241]-[.B241])))" office:value-type="float" office:value="6.14658651112512" calcext:value-type="float">
            <text:p>6.14658651112512</text:p>
          </table:table-cell>
          <table:table-cell table:formula="of:=SQRT(POWER([.H241];2)+POWER([.I241];2)+POWER([.J241];2))" office:value-type="float" office:value="671.663934693856" calcext:value-type="float">
            <text:p>671.663934693856</text:p>
          </table:table-cell>
        </table:table-row>
        <table:table-row table:style-name="ro1">
          <table:table-cell office:value-type="float" office:value="115.925" calcext:value-type="float">
            <text:p>115.925</text:p>
          </table:table-cell>
          <table:table-cell office:value-type="float" office:value="276.893" calcext:value-type="float">
            <text:p>276.893</text:p>
          </table:table-cell>
          <table:table-cell office:value-type="float" office:value="45.6321" calcext:value-type="float">
            <text:p>45.6321</text:p>
          </table:table-cell>
          <table:table-cell office:value-type="float" office:value="116.559" calcext:value-type="float">
            <text:p>116.559</text:p>
          </table:table-cell>
          <table:table-cell office:value-type="float" office:value="265.768" calcext:value-type="float">
            <text:p>265.768</text:p>
          </table:table-cell>
          <table:table-cell office:value-type="float" office:value="46.8279" calcext:value-type="float">
            <text:p>46.8279</text:p>
          </table:table-cell>
          <table:table-cell/>
          <table:table-cell table:formula="of:=([.D242]-[.A242])/0.0166667" office:value-type="float" office:value="38.0399239201522" calcext:value-type="float">
            <text:p>38.0399239201522</text:p>
          </table:table-cell>
          <table:table-cell table:formula="of:=ABS([.E242]-[.B242])/0.0166667" office:value-type="float" office:value="667.49866500267" calcext:value-type="float">
            <text:p>667.49866500267</text:p>
          </table:table-cell>
          <table:table-cell table:formula="of:=([.F242]-[.C242])/0.0166667" office:value-type="float" office:value="71.7478565042869" calcext:value-type="float">
            <text:p>71.7478565042869</text:p>
          </table:table-cell>
          <table:table-cell table:formula="of:=DEGREES(ATAN(ABS([.F242]-[.C242])/ABS([.E242]-[.B242])))" office:value-type="float" office:value="6.13503327925199" calcext:value-type="float">
            <text:p>6.13503327925199</text:p>
          </table:table-cell>
          <table:table-cell table:formula="of:=SQRT(POWER([.H242];2)+POWER([.I242];2)+POWER([.J242];2))" office:value-type="float" office:value="672.420447714938" calcext:value-type="float">
            <text:p>672.420447714938</text:p>
          </table:table-cell>
        </table:table-row>
        <table:table-row table:style-name="ro1">
          <table:table-cell office:value-type="float" office:value="122.051" calcext:value-type="float">
            <text:p>122.051</text:p>
          </table:table-cell>
          <table:table-cell office:value-type="float" office:value="278.229" calcext:value-type="float">
            <text:p>278.229</text:p>
          </table:table-cell>
          <table:table-cell office:value-type="float" office:value="46.3781" calcext:value-type="float">
            <text:p>46.3781</text:p>
          </table:table-cell>
          <table:table-cell office:value-type="float" office:value="122.889" calcext:value-type="float">
            <text:p>122.889</text:p>
          </table:table-cell>
          <table:table-cell office:value-type="float" office:value="268.115" calcext:value-type="float">
            <text:p>268.115</text:p>
          </table:table-cell>
          <table:table-cell office:value-type="float" office:value="47.8812" calcext:value-type="float">
            <text:p>47.8812</text:p>
          </table:table-cell>
          <table:table-cell/>
          <table:table-cell table:formula="of:=([.D243]-[.A243])/0.0166667" office:value-type="float" office:value="50.2798994402008" calcext:value-type="float">
            <text:p>50.2798994402008</text:p>
          </table:table-cell>
          <table:table-cell table:formula="of:=ABS([.E243]-[.B243])/0.0166667" office:value-type="float" office:value="606.838786322426" calcext:value-type="float">
            <text:p>606.838786322426</text:p>
          </table:table-cell>
          <table:table-cell table:formula="of:=([.F243]-[.C243])/0.0166667" office:value-type="float" office:value="90.1858196283605" calcext:value-type="float">
            <text:p>90.1858196283605</text:p>
          </table:table-cell>
          <table:table-cell table:formula="of:=DEGREES(ATAN(ABS([.F243]-[.C243])/ABS([.E243]-[.B243])))" office:value-type="float" office:value="8.4531851526454" calcext:value-type="float">
            <text:p>8.4531851526454</text:p>
          </table:table-cell>
          <table:table-cell table:formula="of:=SQRT(POWER([.H243];2)+POWER([.I243];2)+POWER([.J243];2))" office:value-type="float" office:value="615.560608660943" calcext:value-type="float">
            <text:p>615.560608660943</text:p>
          </table:table-cell>
        </table:table-row>
        <table:table-row table:style-name="ro1">
          <table:table-cell office:value-type="float" office:value="123.217" calcext:value-type="float">
            <text:p>123.217</text:p>
          </table:table-cell>
          <table:table-cell office:value-type="float" office:value="277.047" calcext:value-type="float">
            <text:p>277.047</text:p>
          </table:table-cell>
          <table:table-cell office:value-type="float" office:value="45.3063" calcext:value-type="float">
            <text:p>45.3063</text:p>
          </table:table-cell>
          <table:table-cell office:value-type="float" office:value="124.271" calcext:value-type="float">
            <text:p>124.271</text:p>
          </table:table-cell>
          <table:table-cell office:value-type="float" office:value="264.683" calcext:value-type="float">
            <text:p>264.683</text:p>
          </table:table-cell>
          <table:table-cell office:value-type="float" office:value="46.4533" calcext:value-type="float">
            <text:p>46.4533</text:p>
          </table:table-cell>
          <table:table-cell/>
          <table:table-cell table:formula="of:=([.D244]-[.A244])/0.0166667" office:value-type="float" office:value="63.2398735202531" calcext:value-type="float">
            <text:p>63.2398735202531</text:p>
          </table:table-cell>
          <table:table-cell table:formula="of:=ABS([.E244]-[.B244])/0.0166667" office:value-type="float" office:value="741.838516322969" calcext:value-type="float">
            <text:p>741.838516322969</text:p>
          </table:table-cell>
          <table:table-cell table:formula="of:=([.F244]-[.C244])/0.0166667" office:value-type="float" office:value="68.8198623602752" calcext:value-type="float">
            <text:p>68.8198623602752</text:p>
          </table:table-cell>
          <table:table-cell table:formula="of:=DEGREES(ATAN(ABS([.F244]-[.C244])/ABS([.E244]-[.B244])))" office:value-type="float" office:value="5.30012128893836" calcext:value-type="float">
            <text:p>5.30012128893836</text:p>
          </table:table-cell>
          <table:table-cell table:formula="of:=SQRT(POWER([.H244];2)+POWER([.I244];2)+POWER([.J244];2))" office:value-type="float" office:value="747.703042228938" calcext:value-type="float">
            <text:p>747.703042228938</text:p>
          </table:table-cell>
        </table:table-row>
        <table:table-row table:style-name="ro1">
          <table:table-cell office:value-type="float" office:value="123.039" calcext:value-type="float">
            <text:p>123.039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45.8757" calcext:value-type="float">
            <text:p>45.8757</text:p>
          </table:table-cell>
          <table:table-cell office:value-type="float" office:value="123.614" calcext:value-type="float">
            <text:p>123.614</text:p>
          </table:table-cell>
          <table:table-cell office:value-type="float" office:value="261.226" calcext:value-type="float">
            <text:p>261.226</text:p>
          </table:table-cell>
          <table:table-cell office:value-type="float" office:value="46.9892" calcext:value-type="float">
            <text:p>46.9892</text:p>
          </table:table-cell>
          <table:table-cell/>
          <table:table-cell table:formula="of:=([.D245]-[.A245])/0.0166667" office:value-type="float" office:value="34.4999310001382" calcext:value-type="float">
            <text:p>34.4999310001382</text:p>
          </table:table-cell>
          <table:table-cell table:formula="of:=ABS([.E245]-[.B245])/0.0166667" office:value-type="float" office:value="724.978550042902" calcext:value-type="float">
            <text:p>724.978550042902</text:p>
          </table:table-cell>
          <table:table-cell table:formula="of:=([.F245]-[.C245])/0.0166667" office:value-type="float" office:value="66.8098663802669" calcext:value-type="float">
            <text:p>66.8098663802669</text:p>
          </table:table-cell>
          <table:table-cell table:formula="of:=DEGREES(ATAN(ABS([.F245]-[.C245])/ABS([.E245]-[.B245])))" office:value-type="float" office:value="5.26517944356004" calcext:value-type="float">
            <text:p>5.26517944356004</text:p>
          </table:table-cell>
          <table:table-cell table:formula="of:=SQRT(POWER([.H245];2)+POWER([.I245];2)+POWER([.J245];2))" office:value-type="float" office:value="728.867410100816" calcext:value-type="float">
            <text:p>728.867410100816</text:p>
          </table:table-cell>
        </table:table-row>
        <table:table-row table:style-name="ro1">
          <table:table-cell office:value-type="float" office:value="123.043" calcext:value-type="float">
            <text:p>123.043</text:p>
          </table:table-cell>
          <table:table-cell office:value-type="float" office:value="269.366" calcext:value-type="float">
            <text:p>269.366</text:p>
          </table:table-cell>
          <table:table-cell office:value-type="float" office:value="47.45" calcext:value-type="float">
            <text:p>47.45</text:p>
          </table:table-cell>
          <table:table-cell office:value-type="float" office:value="123.484" calcext:value-type="float">
            <text:p>123.484</text:p>
          </table:table-cell>
          <table:table-cell office:value-type="float" office:value="258.583" calcext:value-type="float">
            <text:p>258.583</text:p>
          </table:table-cell>
          <table:table-cell office:value-type="float" office:value="48.8243" calcext:value-type="float">
            <text:p>48.8243</text:p>
          </table:table-cell>
          <table:table-cell/>
          <table:table-cell table:formula="of:=([.D246]-[.A246])/0.0166667" office:value-type="float" office:value="26.4599470801051" calcext:value-type="float">
            <text:p>26.4599470801051</text:p>
          </table:table-cell>
          <table:table-cell table:formula="of:=ABS([.E246]-[.B246])/0.0166667" office:value-type="float" office:value="646.978706042586" calcext:value-type="float">
            <text:p>646.978706042586</text:p>
          </table:table-cell>
          <table:table-cell table:formula="of:=([.F246]-[.C246])/0.0166667" office:value-type="float" office:value="82.4578350843297" calcext:value-type="float">
            <text:p>82.4578350843297</text:p>
          </table:table-cell>
          <table:table-cell table:formula="of:=DEGREES(ATAN(ABS([.F246]-[.C246])/ABS([.E246]-[.B246])))" office:value-type="float" office:value="7.26322423628314" calcext:value-type="float">
            <text:p>7.26322423628314</text:p>
          </table:table-cell>
          <table:table-cell table:formula="of:=SQRT(POWER([.H246];2)+POWER([.I246];2)+POWER([.J246];2))" office:value-type="float" office:value="652.748703130703" calcext:value-type="float">
            <text:p>652.748703130703</text:p>
          </table:table-cell>
        </table:table-row>
        <table:table-row table:style-name="ro1">
          <table:table-cell office:value-type="float" office:value="122.784" calcext:value-type="float">
            <text:p>122.784</text:p>
          </table:table-cell>
          <table:table-cell office:value-type="float" office:value="275.682" calcext:value-type="float">
            <text:p>275.682</text:p>
          </table:table-cell>
          <table:table-cell office:value-type="float" office:value="46.2587" calcext:value-type="float">
            <text:p>46.2587</text:p>
          </table:table-cell>
          <table:table-cell office:value-type="float" office:value="123.377" calcext:value-type="float">
            <text:p>123.377</text:p>
          </table:table-cell>
          <table:table-cell office:value-type="float" office:value="265.772" calcext:value-type="float">
            <text:p>265.772</text:p>
          </table:table-cell>
          <table:table-cell office:value-type="float" office:value="47.5026" calcext:value-type="float">
            <text:p>47.5026</text:p>
          </table:table-cell>
          <table:table-cell/>
          <table:table-cell table:formula="of:=([.D247]-[.A247])/0.0166667" office:value-type="float" office:value="35.5799288401417" calcext:value-type="float">
            <text:p>35.5799288401417</text:p>
          </table:table-cell>
          <table:table-cell table:formula="of:=ABS([.E247]-[.B247])/0.0166667" office:value-type="float" office:value="594.59881080238" calcext:value-type="float">
            <text:p>594.59881080238</text:p>
          </table:table-cell>
          <table:table-cell table:formula="of:=([.F247]-[.C247])/0.0166667" office:value-type="float" office:value="74.6338507322988" calcext:value-type="float">
            <text:p>74.6338507322988</text:p>
          </table:table-cell>
          <table:table-cell table:formula="of:=DEGREES(ATAN(ABS([.F247]-[.C247])/ABS([.E247]-[.B247])))" office:value-type="float" office:value="7.15433169391055" calcext:value-type="float">
            <text:p>7.15433169391055</text:p>
          </table:table-cell>
          <table:table-cell table:formula="of:=SQRT(POWER([.H247];2)+POWER([.I247];2)+POWER([.J247];2))" office:value-type="float" office:value="600.319822110685" calcext:value-type="float">
            <text:p>600.319822110685</text:p>
          </table:table-cell>
        </table:table-row>
        <table:table-row table:style-name="ro1">
          <table:table-cell office:value-type="float" office:value="123.393" calcext:value-type="float">
            <text:p>123.393</text:p>
          </table:table-cell>
          <table:table-cell office:value-type="float" office:value="274.379" calcext:value-type="float">
            <text:p>274.379</text:p>
          </table:table-cell>
          <table:table-cell office:value-type="float" office:value="46.2037" calcext:value-type="float">
            <text:p>46.2037</text:p>
          </table:table-cell>
          <table:table-cell office:value-type="float" office:value="124.099" calcext:value-type="float">
            <text:p>124.099</text:p>
          </table:table-cell>
          <table:table-cell office:value-type="float" office:value="263.404" calcext:value-type="float">
            <text:p>263.404</text:p>
          </table:table-cell>
          <table:table-cell office:value-type="float" office:value="47.1329" calcext:value-type="float">
            <text:p>47.1329</text:p>
          </table:table-cell>
          <table:table-cell/>
          <table:table-cell table:formula="of:=([.D248]-[.A248])/0.0166667" office:value-type="float" office:value="42.3599152801696" calcext:value-type="float">
            <text:p>42.3599152801696</text:p>
          </table:table-cell>
          <table:table-cell table:formula="of:=ABS([.E248]-[.B248])/0.0166667" office:value-type="float" office:value="658.498683002635" calcext:value-type="float">
            <text:p>658.498683002635</text:p>
          </table:table-cell>
          <table:table-cell table:formula="of:=([.F248]-[.C248])/0.0166667" office:value-type="float" office:value="55.7518884962231" calcext:value-type="float">
            <text:p>55.7518884962231</text:p>
          </table:table-cell>
          <table:table-cell table:formula="of:=DEGREES(ATAN(ABS([.F248]-[.C248])/ABS([.E248]-[.B248])))" office:value-type="float" office:value="4.83941440041422" calcext:value-type="float">
            <text:p>4.83941440041422</text:p>
          </table:table-cell>
          <table:table-cell table:formula="of:=SQRT(POWER([.H248];2)+POWER([.I248];2)+POWER([.J248];2))" office:value-type="float" office:value="662.210805566961" calcext:value-type="float">
            <text:p>662.210805566961</text:p>
          </table:table-cell>
        </table:table-row>
        <table:table-row table:style-name="ro1">
          <table:table-cell office:value-type="float" office:value="123.713" calcext:value-type="float">
            <text:p>123.713</text:p>
          </table:table-cell>
          <table:table-cell office:value-type="float" office:value="270.65" calcext:value-type="float">
            <text:p>270.65</text:p>
          </table:table-cell>
          <table:table-cell office:value-type="float" office:value="46.5195" calcext:value-type="float">
            <text:p>46.5195</text:p>
          </table:table-cell>
          <table:table-cell office:value-type="float" office:value="124.391" calcext:value-type="float">
            <text:p>124.391</text:p>
          </table:table-cell>
          <table:table-cell office:value-type="float" office:value="259.805" calcext:value-type="float">
            <text:p>259.805</text:p>
          </table:table-cell>
          <table:table-cell office:value-type="float" office:value="47.6797" calcext:value-type="float">
            <text:p>47.6797</text:p>
          </table:table-cell>
          <table:table-cell/>
          <table:table-cell table:formula="of:=([.D249]-[.A249])/0.0166667" office:value-type="float" office:value="40.6799186401634" calcext:value-type="float">
            <text:p>40.6799186401634</text:p>
          </table:table-cell>
          <table:table-cell table:formula="of:=ABS([.E249]-[.B249])/0.0166667" office:value-type="float" office:value="650.698698602601" calcext:value-type="float">
            <text:p>650.698698602601</text:p>
          </table:table-cell>
          <table:table-cell table:formula="of:=([.F249]-[.C249])/0.0166667" office:value-type="float" office:value="69.6118607762782" calcext:value-type="float">
            <text:p>69.6118607762782</text:p>
          </table:table-cell>
          <table:table-cell table:formula="of:=DEGREES(ATAN(ABS([.F249]-[.C249])/ABS([.E249]-[.B249])))" office:value-type="float" office:value="6.10628820536099" calcext:value-type="float">
            <text:p>6.10628820536099</text:p>
          </table:table-cell>
          <table:table-cell table:formula="of:=SQRT(POWER([.H249];2)+POWER([.I249];2)+POWER([.J249];2))" office:value-type="float" office:value="655.674815212865" calcext:value-type="float">
            <text:p>655.674815212865</text:p>
          </table:table-cell>
        </table:table-row>
        <table:table-row table:style-name="ro1">
          <table:table-cell office:value-type="float" office:value="123.611" calcext:value-type="float">
            <text:p>123.611</text:p>
          </table:table-cell>
          <table:table-cell office:value-type="float" office:value="271.9" calcext:value-type="float">
            <text:p>271.9</text:p>
          </table:table-cell>
          <table:table-cell office:value-type="float" office:value="46.331" calcext:value-type="float">
            <text:p>46.331</text:p>
          </table:table-cell>
          <table:table-cell office:value-type="float" office:value="124.181" calcext:value-type="float">
            <text:p>124.181</text:p>
          </table:table-cell>
          <table:table-cell office:value-type="float" office:value="262.145" calcext:value-type="float">
            <text:p>262.145</text:p>
          </table:table-cell>
          <table:table-cell office:value-type="float" office:value="47.5642" calcext:value-type="float">
            <text:p>47.5642</text:p>
          </table:table-cell>
          <table:table-cell/>
          <table:table-cell table:formula="of:=([.D250]-[.A250])/0.0166667" office:value-type="float" office:value="34.1999316001364" calcext:value-type="float">
            <text:p>34.1999316001364</text:p>
          </table:table-cell>
          <table:table-cell table:formula="of:=ABS([.E250]-[.B250])/0.0166667" office:value-type="float" office:value="585.298829402341" calcext:value-type="float">
            <text:p>585.298829402341</text:p>
          </table:table-cell>
          <table:table-cell table:formula="of:=([.F250]-[.C250])/0.0166667" office:value-type="float" office:value="73.9918520162958" calcext:value-type="float">
            <text:p>73.9918520162958</text:p>
          </table:table-cell>
          <table:table-cell table:formula="of:=DEGREES(ATAN(ABS([.F250]-[.C250])/ABS([.E250]-[.B250])))" office:value-type="float" office:value="7.20495394575068" calcext:value-type="float">
            <text:p>7.20495394575068</text:p>
          </table:table-cell>
          <table:table-cell table:formula="of:=SQRT(POWER([.H250];2)+POWER([.I250];2)+POWER([.J250];2))" office:value-type="float" office:value="590.94767042946" calcext:value-type="float">
            <text:p>590.94767042946</text:p>
          </table:table-cell>
        </table:table-row>
        <table:table-row table:style-name="ro1">
          <table:table-cell office:value-type="float" office:value="123.556" calcext:value-type="float">
            <text:p>123.556</text:p>
          </table:table-cell>
          <table:table-cell office:value-type="float" office:value="269.388" calcext:value-type="float">
            <text:p>269.388</text:p>
          </table:table-cell>
          <table:table-cell office:value-type="float" office:value="46.9557" calcext:value-type="float">
            <text:p>46.9557</text:p>
          </table:table-cell>
          <table:table-cell office:value-type="float" office:value="124.139" calcext:value-type="float">
            <text:p>124.139</text:p>
          </table:table-cell>
          <table:table-cell office:value-type="float" office:value="259.796" calcext:value-type="float">
            <text:p>259.796</text:p>
          </table:table-cell>
          <table:table-cell office:value-type="float" office:value="47.9215" calcext:value-type="float">
            <text:p>47.9215</text:p>
          </table:table-cell>
          <table:table-cell/>
          <table:table-cell table:formula="of:=([.D251]-[.A251])/0.0166667" office:value-type="float" office:value="34.9799300401398" calcext:value-type="float">
            <text:p>34.9799300401398</text:p>
          </table:table-cell>
          <table:table-cell table:formula="of:=ABS([.E251]-[.B251])/0.0166667" office:value-type="float" office:value="575.518848962301" calcext:value-type="float">
            <text:p>575.518848962301</text:p>
          </table:table-cell>
          <table:table-cell table:formula="of:=([.F251]-[.C251])/0.0166667" office:value-type="float" office:value="57.9478841042319" calcext:value-type="float">
            <text:p>57.9478841042319</text:p>
          </table:table-cell>
          <table:table-cell table:formula="of:=DEGREES(ATAN(ABS([.F251]-[.C251])/ABS([.E251]-[.B251])))" office:value-type="float" office:value="5.7496238402747" calcext:value-type="float">
            <text:p>5.7496238402747</text:p>
          </table:table-cell>
          <table:table-cell table:formula="of:=SQRT(POWER([.H251];2)+POWER([.I251];2)+POWER([.J251];2))" office:value-type="float" office:value="579.485546229293" calcext:value-type="float">
            <text:p>579.485546229293</text:p>
          </table:table-cell>
        </table:table-row>
        <table:table-row table:style-name="ro1">
          <table:table-cell office:value-type="float" office:value="123.407" calcext:value-type="float">
            <text:p>123.407</text:p>
          </table:table-cell>
          <table:table-cell office:value-type="float" office:value="274.426" calcext:value-type="float">
            <text:p>274.426</text:p>
          </table:table-cell>
          <table:table-cell office:value-type="float" office:value="45.95" calcext:value-type="float">
            <text:p>45.95</text:p>
          </table:table-cell>
          <table:table-cell office:value-type="float" office:value="124.224" calcext:value-type="float">
            <text:p>124.224</text:p>
          </table:table-cell>
          <table:table-cell office:value-type="float" office:value="264.529" calcext:value-type="float">
            <text:p>264.529</text:p>
          </table:table-cell>
          <table:table-cell office:value-type="float" office:value="47.2016" calcext:value-type="float">
            <text:p>47.2016</text:p>
          </table:table-cell>
          <table:table-cell/>
          <table:table-cell table:formula="of:=([.D252]-[.A252])/0.0166667" office:value-type="float" office:value="49.0199019601965" calcext:value-type="float">
            <text:p>49.0199019601965</text:p>
          </table:table-cell>
          <table:table-cell table:formula="of:=ABS([.E252]-[.B252])/0.0166667" office:value-type="float" office:value="593.818812362375" calcext:value-type="float">
            <text:p>593.818812362375</text:p>
          </table:table-cell>
          <table:table-cell table:formula="of:=([.F252]-[.C252])/0.0166667" office:value-type="float" office:value="75.0958498083002" calcext:value-type="float">
            <text:p>75.0958498083002</text:p>
          </table:table-cell>
          <table:table-cell table:formula="of:=DEGREES(ATAN(ABS([.F252]-[.C252])/ABS([.E252]-[.B252])))" office:value-type="float" office:value="7.20751099853522" calcext:value-type="float">
            <text:p>7.20751099853522</text:p>
          </table:table-cell>
          <table:table-cell table:formula="of:=SQRT(POWER([.H252];2)+POWER([.I252];2)+POWER([.J252];2))" office:value-type="float" office:value="600.552345230688" calcext:value-type="float">
            <text:p>600.552345230688</text:p>
          </table:table-cell>
        </table:table-row>
        <table:table-row table:style-name="ro1">
          <table:table-cell office:value-type="float" office:value="123.281" calcext:value-type="float">
            <text:p>123.281</text:p>
          </table:table-cell>
          <table:table-cell office:value-type="float" office:value="273.256" calcext:value-type="float">
            <text:p>273.256</text:p>
          </table:table-cell>
          <table:table-cell office:value-type="float" office:value="45.882" calcext:value-type="float">
            <text:p>45.882</text:p>
          </table:table-cell>
          <table:table-cell office:value-type="float" office:value="123.861" calcext:value-type="float">
            <text:p>123.861</text:p>
          </table:table-cell>
          <table:table-cell office:value-type="float" office:value="263.445" calcext:value-type="float">
            <text:p>263.445</text:p>
          </table:table-cell>
          <table:table-cell office:value-type="float" office:value="47.1282" calcext:value-type="float">
            <text:p>47.1282</text:p>
          </table:table-cell>
          <table:table-cell/>
          <table:table-cell table:formula="of:=([.D253]-[.A253])/0.0166667" office:value-type="float" office:value="34.7999304001391" calcext:value-type="float">
            <text:p>34.7999304001391</text:p>
          </table:table-cell>
          <table:table-cell table:formula="of:=ABS([.E253]-[.B253])/0.0166667" office:value-type="float" office:value="588.658822682353" calcext:value-type="float">
            <text:p>588.658822682353</text:p>
          </table:table-cell>
          <table:table-cell table:formula="of:=([.F253]-[.C253])/0.0166667" office:value-type="float" office:value="74.7718504562992" calcext:value-type="float">
            <text:p>74.7718504562992</text:p>
          </table:table-cell>
          <table:table-cell table:formula="of:=DEGREES(ATAN(ABS([.F253]-[.C253])/ABS([.E253]-[.B253])))" office:value-type="float" office:value="7.2389837386324" calcext:value-type="float">
            <text:p>7.2389837386324</text:p>
          </table:table-cell>
          <table:table-cell table:formula="of:=SQRT(POWER([.H253];2)+POWER([.I253];2)+POWER([.J253];2))" office:value-type="float" office:value="594.408171459888" calcext:value-type="float">
            <text:p>594.408171459888</text:p>
          </table:table-cell>
        </table:table-row>
        <table:table-row table:style-name="ro1">
          <table:table-cell office:value-type="float" office:value="122.909" calcext:value-type="float">
            <text:p>122.909</text:p>
          </table:table-cell>
          <table:table-cell office:value-type="float" office:value="276.859" calcext:value-type="float">
            <text:p>276.859</text:p>
          </table:table-cell>
          <table:table-cell office:value-type="float" office:value="46.3286" calcext:value-type="float">
            <text:p>46.3286</text:p>
          </table:table-cell>
          <table:table-cell office:value-type="float" office:value="123.346" calcext:value-type="float">
            <text:p>123.346</text:p>
          </table:table-cell>
          <table:table-cell office:value-type="float" office:value="265.663" calcext:value-type="float">
            <text:p>265.663</text:p>
          </table:table-cell>
          <table:table-cell office:value-type="float" office:value="48.0024" calcext:value-type="float">
            <text:p>48.0024</text:p>
          </table:table-cell>
          <table:table-cell/>
          <table:table-cell table:formula="of:=([.D254]-[.A254])/0.0166667" office:value-type="float" office:value="26.2199475601047" calcext:value-type="float">
            <text:p>26.2199475601047</text:p>
          </table:table-cell>
          <table:table-cell table:formula="of:=ABS([.E254]-[.B254])/0.0166667" office:value-type="float" office:value="671.758656482685" calcext:value-type="float">
            <text:p>671.758656482685</text:p>
          </table:table-cell>
          <table:table-cell table:formula="of:=([.F254]-[.C254])/0.0166667" office:value-type="float" office:value="100.427799144402" calcext:value-type="float">
            <text:p>100.427799144402</text:p>
          </table:table-cell>
          <table:table-cell table:formula="of:=DEGREES(ATAN(ABS([.F254]-[.C254])/ABS([.E254]-[.B254])))" office:value-type="float" office:value="8.50273604957358" calcext:value-type="float">
            <text:p>8.50273604957358</text:p>
          </table:table-cell>
          <table:table-cell table:formula="of:=SQRT(POWER([.H254];2)+POWER([.I254];2)+POWER([.J254];2))" office:value-type="float" office:value="679.730035418816" calcext:value-type="float">
            <text:p>679.730035418816</text:p>
          </table:table-cell>
        </table:table-row>
        <table:table-row table:style-name="ro1">
          <table:table-cell office:value-type="float" office:value="122.655" calcext:value-type="float">
            <text:p>122.655</text:p>
          </table:table-cell>
          <table:table-cell office:value-type="float" office:value="272.128" calcext:value-type="float">
            <text:p>272.128</text:p>
          </table:table-cell>
          <table:table-cell office:value-type="float" office:value="46.0581" calcext:value-type="float">
            <text:p>46.0581</text:p>
          </table:table-cell>
          <table:table-cell office:value-type="float" office:value="122.916" calcext:value-type="float">
            <text:p>122.916</text:p>
          </table:table-cell>
          <table:table-cell office:value-type="float" office:value="261.382" calcext:value-type="float">
            <text:p>261.382</text:p>
          </table:table-cell>
          <table:table-cell office:value-type="float" office:value="46.7305" calcext:value-type="float">
            <text:p>46.7305</text:p>
          </table:table-cell>
          <table:table-cell/>
          <table:table-cell table:formula="of:=([.D255]-[.A255])/0.0166667" office:value-type="float" office:value="15.6599686800624" calcext:value-type="float">
            <text:p>15.6599686800624</text:p>
          </table:table-cell>
          <table:table-cell table:formula="of:=ABS([.E255]-[.B255])/0.0166667" office:value-type="float" office:value="644.758710482578" calcext:value-type="float">
            <text:p>644.758710482578</text:p>
          </table:table-cell>
          <table:table-cell table:formula="of:=([.F255]-[.C255])/0.0166667" office:value-type="float" office:value="40.3439193121611" calcext:value-type="float">
            <text:p>40.3439193121611</text:p>
          </table:table-cell>
          <table:table-cell table:formula="of:=DEGREES(ATAN(ABS([.F255]-[.C255])/ABS([.E255]-[.B255])))" office:value-type="float" office:value="3.58045044156617" calcext:value-type="float">
            <text:p>3.58045044156617</text:p>
          </table:table-cell>
          <table:table-cell table:formula="of:=SQRT(POWER([.H255];2)+POWER([.I255];2)+POWER([.J255];2))" office:value-type="float" office:value="646.209456126791" calcext:value-type="float">
            <text:p>646.209456126791</text:p>
          </table:table-cell>
        </table:table-row>
        <table:table-row table:style-name="ro1">
          <table:table-cell office:value-type="float" office:value="123.045" calcext:value-type="float">
            <text:p>123.045</text:p>
          </table:table-cell>
          <table:table-cell office:value-type="float" office:value="275.695" calcext:value-type="float">
            <text:p>275.695</text:p>
          </table:table-cell>
          <table:table-cell office:value-type="float" office:value="46.0078" calcext:value-type="float">
            <text:p>46.0078</text:p>
          </table:table-cell>
          <table:table-cell office:value-type="float" office:value="123.268" calcext:value-type="float">
            <text:p>123.268</text:p>
          </table:table-cell>
          <table:table-cell office:value-type="float" office:value="264.691" calcext:value-type="float">
            <text:p>264.691</text:p>
          </table:table-cell>
          <table:table-cell office:value-type="float" office:value="47.1839" calcext:value-type="float">
            <text:p>47.1839</text:p>
          </table:table-cell>
          <table:table-cell/>
          <table:table-cell table:formula="of:=([.D256]-[.A256])/0.0166667" office:value-type="float" office:value="13.3799732400535" calcext:value-type="float">
            <text:p>13.3799732400535</text:p>
          </table:table-cell>
          <table:table-cell table:formula="of:=ABS([.E256]-[.B256])/0.0166667" office:value-type="float" office:value="660.238679522642" calcext:value-type="float">
            <text:p>660.238679522642</text:p>
          </table:table-cell>
          <table:table-cell table:formula="of:=([.F256]-[.C256])/0.0166667" office:value-type="float" office:value="70.5658588682821" calcext:value-type="float">
            <text:p>70.5658588682821</text:p>
          </table:table-cell>
          <table:table-cell table:formula="of:=DEGREES(ATAN(ABS([.F256]-[.C256])/ABS([.E256]-[.B256])))" office:value-type="float" office:value="6.10057476153459" calcext:value-type="float">
            <text:p>6.10057476153459</text:p>
          </table:table-cell>
          <table:table-cell table:formula="of:=SQRT(POWER([.H256];2)+POWER([.I256];2)+POWER([.J256];2))" office:value-type="float" office:value="664.13378024275" calcext:value-type="float">
            <text:p>664.13378024275</text:p>
          </table:table-cell>
        </table:table-row>
        <table:table-row table:style-name="ro1">
          <table:table-cell office:value-type="float" office:value="123.58" calcext:value-type="float">
            <text:p>123.58</text:p>
          </table:table-cell>
          <table:table-cell office:value-type="float" office:value="271.791" calcext:value-type="float">
            <text:p>271.791</text:p>
          </table:table-cell>
          <table:table-cell office:value-type="float" office:value="46.8379" calcext:value-type="float">
            <text:p>46.8379</text:p>
          </table:table-cell>
          <table:table-cell office:value-type="float" office:value="123.83" calcext:value-type="float">
            <text:p>123.83</text:p>
          </table:table-cell>
          <table:table-cell office:value-type="float" office:value="263.348" calcext:value-type="float">
            <text:p>263.348</text:p>
          </table:table-cell>
          <table:table-cell office:value-type="float" office:value="47.6245" calcext:value-type="float">
            <text:p>47.6245</text:p>
          </table:table-cell>
          <table:table-cell/>
          <table:table-cell table:formula="of:=([.D257]-[.A257])/0.0166667" office:value-type="float" office:value="14.99997000006" calcext:value-type="float">
            <text:p>14.99997000006</text:p>
          </table:table-cell>
          <table:table-cell table:formula="of:=ABS([.E257]-[.B257])/0.0166667" office:value-type="float" office:value="506.578986842025" calcext:value-type="float">
            <text:p>506.578986842025</text:p>
          </table:table-cell>
          <table:table-cell table:formula="of:=([.F257]-[.C257])/0.0166667" office:value-type="float" office:value="47.1959056081888" calcext:value-type="float">
            <text:p>47.1959056081888</text:p>
          </table:table-cell>
          <table:table-cell table:formula="of:=DEGREES(ATAN(ABS([.F257]-[.C257])/ABS([.E257]-[.B257])))" office:value-type="float" office:value="5.3226504177351" calcext:value-type="float">
            <text:p>5.3226504177351</text:p>
          </table:table-cell>
          <table:table-cell table:formula="of:=SQRT(POWER([.H257];2)+POWER([.I257];2)+POWER([.J257];2))" office:value-type="float" office:value="508.993833475488" calcext:value-type="float">
            <text:p>508.993833475488</text:p>
          </table:table-cell>
        </table:table-row>
        <table:table-row table:style-name="ro1">
          <table:table-cell office:value-type="float" office:value="123.933" calcext:value-type="float">
            <text:p>123.933</text:p>
          </table:table-cell>
          <table:table-cell office:value-type="float" office:value="272.852" calcext:value-type="float">
            <text:p>272.852</text:p>
          </table:table-cell>
          <table:table-cell office:value-type="float" office:value="47.1668" calcext:value-type="float">
            <text:p>47.1668</text:p>
          </table:table-cell>
          <table:table-cell office:value-type="float" office:value="124.357" calcext:value-type="float">
            <text:p>124.357</text:p>
          </table:table-cell>
          <table:table-cell office:value-type="float" office:value="261.907" calcext:value-type="float">
            <text:p>261.907</text:p>
          </table:table-cell>
          <table:table-cell office:value-type="float" office:value="48.5577" calcext:value-type="float">
            <text:p>48.5577</text:p>
          </table:table-cell>
          <table:table-cell/>
          <table:table-cell table:formula="of:=([.D258]-[.A258])/0.0166667" office:value-type="float" office:value="25.4399491201013" calcext:value-type="float">
            <text:p>25.4399491201013</text:p>
          </table:table-cell>
          <table:table-cell table:formula="of:=ABS([.E258]-[.B258])/0.0166667" office:value-type="float" office:value="656.698686602626" calcext:value-type="float">
            <text:p>656.698686602626</text:p>
          </table:table-cell>
          <table:table-cell table:formula="of:=([.F258]-[.C258])/0.0166667" office:value-type="float" office:value="83.4538330923335" calcext:value-type="float">
            <text:p>83.4538330923335</text:p>
          </table:table-cell>
          <table:table-cell table:formula="of:=DEGREES(ATAN(ABS([.F258]-[.C258])/ABS([.E258]-[.B258])))" office:value-type="float" office:value="7.24237633545118" calcext:value-type="float">
            <text:p>7.24237633545118</text:p>
          </table:table-cell>
          <table:table-cell table:formula="of:=SQRT(POWER([.H258];2)+POWER([.I258];2)+POWER([.J258];2))" office:value-type="float" office:value="662.468790400462" calcext:value-type="float">
            <text:p>662.468790400462</text:p>
          </table:table-cell>
        </table:table-row>
        <table:table-row table:style-name="ro1">
          <table:table-cell office:value-type="float" office:value="123.785" calcext:value-type="float">
            <text:p>123.785</text:p>
          </table:table-cell>
          <table:table-cell office:value-type="float" office:value="273.228" calcext:value-type="float">
            <text:p>273.228</text:p>
          </table:table-cell>
          <table:table-cell office:value-type="float" office:value="45.6365" calcext:value-type="float">
            <text:p>45.6365</text:p>
          </table:table-cell>
          <table:table-cell office:value-type="float" office:value="123.991" calcext:value-type="float">
            <text:p>123.991</text:p>
          </table:table-cell>
          <table:table-cell office:value-type="float" office:value="262.347" calcext:value-type="float">
            <text:p>262.347</text:p>
          </table:table-cell>
          <table:table-cell office:value-type="float" office:value="46.8143" calcext:value-type="float">
            <text:p>46.8143</text:p>
          </table:table-cell>
          <table:table-cell/>
          <table:table-cell table:formula="of:=([.D259]-[.A259])/0.0166667" office:value-type="float" office:value="12.3599752800496" calcext:value-type="float">
            <text:p>12.3599752800496</text:p>
          </table:table-cell>
          <table:table-cell table:formula="of:=ABS([.E259]-[.B259])/0.0166667" office:value-type="float" office:value="652.858694282613" calcext:value-type="float">
            <text:p>652.858694282613</text:p>
          </table:table-cell>
          <table:table-cell table:formula="of:=([.F259]-[.C259])/0.0166667" office:value-type="float" office:value="70.667858664283" calcext:value-type="float">
            <text:p>70.667858664283</text:p>
          </table:table-cell>
          <table:table-cell table:formula="of:=DEGREES(ATAN(ABS([.F259]-[.C259])/ABS([.E259]-[.B259])))" office:value-type="float" office:value="6.1778556414627" calcext:value-type="float">
            <text:p>6.1778556414627</text:p>
          </table:table-cell>
          <table:table-cell table:formula="of:=SQRT(POWER([.H259];2)+POWER([.I259];2)+POWER([.J259];2))" office:value-type="float" office:value="656.788542787949" calcext:value-type="float">
            <text:p>656.788542787949</text:p>
          </table:table-cell>
        </table:table-row>
        <table:table-row table:style-name="ro1">
          <table:table-cell office:value-type="float" office:value="123.11" calcext:value-type="float">
            <text:p>123.11</text:p>
          </table:table-cell>
          <table:table-cell office:value-type="float" office:value="271.928" calcext:value-type="float">
            <text:p>271.928</text:p>
          </table:table-cell>
          <table:table-cell office:value-type="float" office:value="46.5757" calcext:value-type="float">
            <text:p>46.5757</text:p>
          </table:table-cell>
          <table:table-cell office:value-type="float" office:value="122.827" calcext:value-type="float">
            <text:p>122.827</text:p>
          </table:table-cell>
          <table:table-cell office:value-type="float" office:value="261.092" calcext:value-type="float">
            <text:p>261.092</text:p>
          </table:table-cell>
          <table:table-cell office:value-type="float" office:value="48.2127" calcext:value-type="float">
            <text:p>48.2127</text:p>
          </table:table-cell>
          <table:table-cell/>
          <table:table-cell table:formula="of:=([.D260]-[.A260])/0.0166667" office:value-type="float" office:value="-16.979966040068" calcext:value-type="float">
            <text:p>-16.979966040068</text:p>
          </table:table-cell>
          <table:table-cell table:formula="of:=ABS([.E260]-[.B260])/0.0166667" office:value-type="float" office:value="650.158699682601" calcext:value-type="float">
            <text:p>650.158699682601</text:p>
          </table:table-cell>
          <table:table-cell table:formula="of:=([.F260]-[.C260])/0.0166667" office:value-type="float" office:value="98.2198035603929" calcext:value-type="float">
            <text:p>98.2198035603929</text:p>
          </table:table-cell>
          <table:table-cell table:formula="of:=DEGREES(ATAN(ABS([.F260]-[.C260])/ABS([.E260]-[.B260])))" office:value-type="float" office:value="8.59074194896149" calcext:value-type="float">
            <text:p>8.59074194896149</text:p>
          </table:table-cell>
          <table:table-cell table:formula="of:=SQRT(POWER([.H260];2)+POWER([.I260];2)+POWER([.J260];2))" office:value-type="float" office:value="657.755109315872" calcext:value-type="float">
            <text:p>657.755109315872</text:p>
          </table:table-cell>
        </table:table-row>
        <table:table-row table:style-name="ro1">
          <table:table-cell office:value-type="float" office:value="96.6758" calcext:value-type="float">
            <text:p>96.6758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81.6636" calcext:value-type="float">
            <text:p>81.6636</text:p>
          </table:table-cell>
          <table:table-cell office:value-type="float" office:value="97.0228" calcext:value-type="float">
            <text:p>97.0228</text:p>
          </table:table-cell>
          <table:table-cell office:value-type="float" office:value="39.452" calcext:value-type="float">
            <text:p>39.452</text:p>
          </table:table-cell>
          <table:table-cell office:value-type="float" office:value="81.4908" calcext:value-type="float">
            <text:p>81.4908</text:p>
          </table:table-cell>
          <table:table-cell/>
          <table:table-cell table:formula="of:=([.D261]-[.A261])/0.0166667" office:value-type="float" office:value="20.8199583600838" calcext:value-type="float">
            <text:p>20.8199583600838</text:p>
          </table:table-cell>
          <table:table-cell table:formula="of:=ABS([.E261]-[.B261])/0.0166667" office:value-type="float" office:value="72.0958558082883" calcext:value-type="float">
            <text:p>72.0958558082883</text:p>
          </table:table-cell>
          <table:table-cell table:formula="of:=([.F261]-[.C261])/0.0166667" office:value-type="float" office:value="-10.367979264042" calcext:value-type="float">
            <text:p>-10.367979264042</text:p>
          </table:table-cell>
          <table:table-cell table:formula="of:=DEGREES(ATAN(ABS([.F261]-[.C261])/ABS([.E261]-[.B261])))" office:value-type="float" office:value="8.18350008288409" calcext:value-type="float">
            <text:p>8.18350008288409</text:p>
          </table:table-cell>
          <table:table-cell table:formula="of:=SQRT(POWER([.H261];2)+POWER([.I261];2)+POWER([.J261];2))" office:value-type="float" office:value="75.7547231851898" calcext:value-type="float">
            <text:p>75.7547231851898</text:p>
          </table:table-cell>
        </table:table-row>
        <table:table-row table:style-name="ro1">
          <table:table-cell office:value-type="float" office:value="124.182" calcext:value-type="float">
            <text:p>124.182</text:p>
          </table:table-cell>
          <table:table-cell office:value-type="float" office:value="276.803" calcext:value-type="float">
            <text:p>276.803</text:p>
          </table:table-cell>
          <table:table-cell office:value-type="float" office:value="45.5844" calcext:value-type="float">
            <text:p>45.5844</text:p>
          </table:table-cell>
          <table:table-cell office:value-type="float" office:value="124.042" calcext:value-type="float">
            <text:p>124.042</text:p>
          </table:table-cell>
          <table:table-cell office:value-type="float" office:value="267.024" calcext:value-type="float">
            <text:p>267.024</text:p>
          </table:table-cell>
          <table:table-cell office:value-type="float" office:value="46.5809" calcext:value-type="float">
            <text:p>46.5809</text:p>
          </table:table-cell>
          <table:table-cell/>
          <table:table-cell table:formula="of:=([.D262]-[.A262])/0.0166667" office:value-type="float" office:value="-8.39998320003364" calcext:value-type="float">
            <text:p>-8.39998320003364</text:p>
          </table:table-cell>
          <table:table-cell table:formula="of:=ABS([.E262]-[.B262])/0.0166667" office:value-type="float" office:value="586.738826522347" calcext:value-type="float">
            <text:p>586.738826522347</text:p>
          </table:table-cell>
          <table:table-cell table:formula="of:=([.F262]-[.C262])/0.0166667" office:value-type="float" office:value="59.789880420239" calcext:value-type="float">
            <text:p>59.789880420239</text:p>
          </table:table-cell>
          <table:table-cell table:formula="of:=DEGREES(ATAN(ABS([.F262]-[.C262])/ABS([.E262]-[.B262])))" office:value-type="float" office:value="5.81847227479067" calcext:value-type="float">
            <text:p>5.81847227479067</text:p>
          </table:table-cell>
          <table:table-cell table:formula="of:=SQRT(POWER([.H262];2)+POWER([.I262];2)+POWER([.J262];2))" office:value-type="float" office:value="589.837130119195" calcext:value-type="float">
            <text:p>589.837130119195</text:p>
          </table:table-cell>
        </table:table-row>
        <table:table-row table:style-name="ro1">
          <table:table-cell office:value-type="float" office:value="122.784" calcext:value-type="float">
            <text:p>122.784</text:p>
          </table:table-cell>
          <table:table-cell office:value-type="float" office:value="275.682" calcext:value-type="float">
            <text:p>275.682</text:p>
          </table:table-cell>
          <table:table-cell office:value-type="float" office:value="46.2587" calcext:value-type="float">
            <text:p>46.2587</text:p>
          </table:table-cell>
          <table:table-cell office:value-type="float" office:value="122.282" calcext:value-type="float">
            <text:p>122.282</text:p>
          </table:table-cell>
          <table:table-cell office:value-type="float" office:value="264.745" calcext:value-type="float">
            <text:p>264.745</text:p>
          </table:table-cell>
          <table:table-cell office:value-type="float" office:value="47.6654" calcext:value-type="float">
            <text:p>47.6654</text:p>
          </table:table-cell>
          <table:table-cell/>
          <table:table-cell table:formula="of:=([.D263]-[.A263])/0.0166667" office:value-type="float" office:value="-30.1199397601211" calcext:value-type="float">
            <text:p>-30.1199397601211</text:p>
          </table:table-cell>
          <table:table-cell table:formula="of:=ABS([.E263]-[.B263])/0.0166667" office:value-type="float" office:value="656.218687562626" calcext:value-type="float">
            <text:p>656.218687562626</text:p>
          </table:table-cell>
          <table:table-cell table:formula="of:=([.F263]-[.C263])/0.0166667" office:value-type="float" office:value="84.4018311963377" calcext:value-type="float">
            <text:p>84.4018311963377</text:p>
          </table:table-cell>
          <table:table-cell table:formula="of:=DEGREES(ATAN(ABS([.F263]-[.C263])/ABS([.E263]-[.B263])))" office:value-type="float" office:value="7.32905702607496" calcext:value-type="float">
            <text:p>7.32905702607496</text:p>
          </table:table-cell>
          <table:table-cell table:formula="of:=SQRT(POWER([.H263];2)+POWER([.I263];2)+POWER([.J263];2))" office:value-type="float" office:value="662.309478859289" calcext:value-type="float">
            <text:p>662.309478859289</text:p>
          </table:table-cell>
        </table:table-row>
        <table:table-row table:style-name="ro1">
          <table:table-cell office:value-type="float" office:value="123.33" calcext:value-type="float">
            <text:p>123.33</text:p>
          </table:table-cell>
          <table:table-cell office:value-type="float" office:value="274.151" calcext:value-type="float">
            <text:p>274.151</text:p>
          </table:table-cell>
          <table:table-cell office:value-type="float" office:value="47.2232" calcext:value-type="float">
            <text:p>47.2232</text:p>
          </table:table-cell>
          <table:table-cell office:value-type="float" office:value="123.192" calcext:value-type="float">
            <text:p>123.192</text:p>
          </table:table-cell>
          <table:table-cell office:value-type="float" office:value="264.434" calcext:value-type="float">
            <text:p>264.434</text:p>
          </table:table-cell>
          <table:table-cell office:value-type="float" office:value="48.4284" calcext:value-type="float">
            <text:p>48.4284</text:p>
          </table:table-cell>
          <table:table-cell/>
          <table:table-cell table:formula="of:=([.D264]-[.A264])/0.0166667" office:value-type="float" office:value="-8.27998344003343" calcext:value-type="float">
            <text:p>-8.27998344003343</text:p>
          </table:table-cell>
          <table:table-cell table:formula="of:=ABS([.E264]-[.B264])/0.0166667" office:value-type="float" office:value="583.018833962331" calcext:value-type="float">
            <text:p>583.018833962331</text:p>
          </table:table-cell>
          <table:table-cell table:formula="of:=([.F264]-[.C264])/0.0166667" office:value-type="float" office:value="72.3118553762895" calcext:value-type="float">
            <text:p>72.3118553762895</text:p>
          </table:table-cell>
          <table:table-cell table:formula="of:=DEGREES(ATAN(ABS([.F264]-[.C264])/ABS([.E264]-[.B264])))" office:value-type="float" office:value="7.07029080049934" calcext:value-type="float">
            <text:p>7.07029080049934</text:p>
          </table:table-cell>
          <table:table-cell table:formula="of:=SQRT(POWER([.H264];2)+POWER([.I264];2)+POWER([.J264];2))" office:value-type="float" office:value="587.544486237872" calcext:value-type="float">
            <text:p>587.544486237872</text:p>
          </table:table-cell>
        </table:table-row>
        <table:table-row table:style-name="ro1">
          <table:table-cell office:value-type="float" office:value="122.699" calcext:value-type="float">
            <text:p>122.699</text:p>
          </table:table-cell>
          <table:table-cell office:value-type="float" office:value="279.445" calcext:value-type="float">
            <text:p>279.445</text:p>
          </table:table-cell>
          <table:table-cell office:value-type="float" office:value="45.9429" calcext:value-type="float">
            <text:p>45.9429</text:p>
          </table:table-cell>
          <table:table-cell office:value-type="float" office:value="122.196" calcext:value-type="float">
            <text:p>122.196</text:p>
          </table:table-cell>
          <table:table-cell office:value-type="float" office:value="268.34" calcext:value-type="float">
            <text:p>268.34</text:p>
          </table:table-cell>
          <table:table-cell office:value-type="float" office:value="47.3667" calcext:value-type="float">
            <text:p>47.3667</text:p>
          </table:table-cell>
          <table:table-cell/>
          <table:table-cell table:formula="of:=([.D265]-[.A265])/0.0166667" office:value-type="float" office:value="-30.1799396401207" calcext:value-type="float">
            <text:p>-30.1799396401207</text:p>
          </table:table-cell>
          <table:table-cell table:formula="of:=ABS([.E265]-[.B265])/0.0166667" office:value-type="float" office:value="666.298667402666" calcext:value-type="float">
            <text:p>666.298667402666</text:p>
          </table:table-cell>
          <table:table-cell table:formula="of:=([.F265]-[.C265])/0.0166667" office:value-type="float" office:value="85.4278291443417" calcext:value-type="float">
            <text:p>85.4278291443417</text:p>
          </table:table-cell>
          <table:table-cell table:formula="of:=DEGREES(ATAN(ABS([.F265]-[.C265])/ABS([.E265]-[.B265])))" office:value-type="float" office:value="7.30617602732154" calcext:value-type="float">
            <text:p>7.30617602732154</text:p>
          </table:table-cell>
          <table:table-cell table:formula="of:=SQRT(POWER([.H265];2)+POWER([.I265];2)+POWER([.J265];2))" office:value-type="float" office:value="672.430410474991" calcext:value-type="float">
            <text:p>672.430410474991</text:p>
          </table:table-cell>
        </table:table-row>
        <table:table-row table:style-name="ro1">
          <table:table-cell office:value-type="float" office:value="122.682" calcext:value-type="float">
            <text:p>122.682</text:p>
          </table:table-cell>
          <table:table-cell office:value-type="float" office:value="270.596" calcext:value-type="float">
            <text:p>270.596</text:p>
          </table:table-cell>
          <table:table-cell office:value-type="float" office:value="47.5125" calcext:value-type="float">
            <text:p>47.5125</text:p>
          </table:table-cell>
          <table:table-cell office:value-type="float" office:value="122.308" calcext:value-type="float">
            <text:p>122.308</text:p>
          </table:table-cell>
          <table:table-cell office:value-type="float" office:value="261.016" calcext:value-type="float">
            <text:p>261.016</text:p>
          </table:table-cell>
          <table:table-cell office:value-type="float" office:value="48.9449" calcext:value-type="float">
            <text:p>48.9449</text:p>
          </table:table-cell>
          <table:table-cell/>
          <table:table-cell table:formula="of:=([.D266]-[.A266])/0.0166667" office:value-type="float" office:value="-22.4399551200895" calcext:value-type="float">
            <text:p>-22.4399551200895</text:p>
          </table:table-cell>
          <table:table-cell table:formula="of:=ABS([.E266]-[.B266])/0.0166667" office:value-type="float" office:value="574.798850402298" calcext:value-type="float">
            <text:p>574.798850402298</text:p>
          </table:table-cell>
          <table:table-cell table:formula="of:=([.F266]-[.C266])/0.0166667" office:value-type="float" office:value="85.9438281123434" calcext:value-type="float">
            <text:p>85.9438281123434</text:p>
          </table:table-cell>
          <table:table-cell table:formula="of:=DEGREES(ATAN(ABS([.F266]-[.C266])/ABS([.E266]-[.B266])))" office:value-type="float" office:value="8.50385756160607" calcext:value-type="float">
            <text:p>8.50385756160607</text:p>
          </table:table-cell>
          <table:table-cell table:formula="of:=SQRT(POWER([.H266];2)+POWER([.I266];2)+POWER([.J266];2))" office:value-type="float" office:value="581.621536396478" calcext:value-type="float">
            <text:p>581.621536396478</text:p>
          </table:table-cell>
        </table:table-row>
        <table:table-row table:style-name="ro1">
          <table:table-cell office:value-type="float" office:value="124.936" calcext:value-type="float">
            <text:p>124.936</text:p>
          </table:table-cell>
          <table:table-cell office:value-type="float" office:value="272.776" calcext:value-type="float">
            <text:p>272.776</text:p>
          </table:table-cell>
          <table:table-cell office:value-type="float" office:value="46.68" calcext:value-type="float">
            <text:p>46.68</text:p>
          </table:table-cell>
          <table:table-cell office:value-type="float" office:value="125.241" calcext:value-type="float">
            <text:p>125.241</text:p>
          </table:table-cell>
          <table:table-cell office:value-type="float" office:value="263.043" calcext:value-type="float">
            <text:p>263.043</text:p>
          </table:table-cell>
          <table:table-cell office:value-type="float" office:value="47.9009" calcext:value-type="float">
            <text:p>47.9009</text:p>
          </table:table-cell>
          <table:table-cell/>
          <table:table-cell table:formula="of:=([.D267]-[.A267])/0.0166667" office:value-type="float" office:value="18.2999634000728" calcext:value-type="float">
            <text:p>18.2999634000728</text:p>
          </table:table-cell>
          <table:table-cell table:formula="of:=ABS([.E267]-[.B267])/0.0166667" office:value-type="float" office:value="583.978832042336" calcext:value-type="float">
            <text:p>583.978832042336</text:p>
          </table:table-cell>
          <table:table-cell table:formula="of:=([.F267]-[.C267])/0.0166667" office:value-type="float" office:value="73.253853492293" calcext:value-type="float">
            <text:p>73.253853492293</text:p>
          </table:table-cell>
          <table:table-cell table:formula="of:=DEGREES(ATAN(ABS([.F267]-[.C267])/ABS([.E267]-[.B267])))" office:value-type="float" office:value="7.14979371521569" calcext:value-type="float">
            <text:p>7.14979371521569</text:p>
          </table:table-cell>
          <table:table-cell table:formula="of:=SQRT(POWER([.H267];2)+POWER([.I267];2)+POWER([.J267];2))" office:value-type="float" office:value="588.83978464897" calcext:value-type="float">
            <text:p>588.83978464897</text:p>
          </table:table-cell>
        </table:table-row>
        <table:table-row table:style-name="ro1">
          <table:table-cell office:value-type="float" office:value="124.486" calcext:value-type="float">
            <text:p>124.486</text:p>
          </table:table-cell>
          <table:table-cell office:value-type="float" office:value="281.743" calcext:value-type="float">
            <text:p>281.743</text:p>
          </table:table-cell>
          <table:table-cell office:value-type="float" office:value="45.3351" calcext:value-type="float">
            <text:p>45.3351</text:p>
          </table:table-cell>
          <table:table-cell office:value-type="float" office:value="124.549" calcext:value-type="float">
            <text:p>124.549</text:p>
          </table:table-cell>
          <table:table-cell office:value-type="float" office:value="271.613" calcext:value-type="float">
            <text:p>271.613</text:p>
          </table:table-cell>
          <table:table-cell office:value-type="float" office:value="46.8577" calcext:value-type="float">
            <text:p>46.8577</text:p>
          </table:table-cell>
          <table:table-cell/>
          <table:table-cell table:formula="of:=([.D268]-[.A268])/0.0166667" office:value-type="float" office:value="3.77999244001526" calcext:value-type="float">
            <text:p>3.77999244001526</text:p>
          </table:table-cell>
          <table:table-cell table:formula="of:=ABS([.E268]-[.B268])/0.0166667" office:value-type="float" office:value="607.798784402431" calcext:value-type="float">
            <text:p>607.798784402431</text:p>
          </table:table-cell>
          <table:table-cell table:formula="of:=([.F268]-[.C268])/0.0166667" office:value-type="float" office:value="91.3558172883657" calcext:value-type="float">
            <text:p>91.3558172883657</text:p>
          </table:table-cell>
          <table:table-cell table:formula="of:=DEGREES(ATAN(ABS([.F268]-[.C268])/ABS([.E268]-[.B268])))" office:value-type="float" office:value="8.54791276420551" calcext:value-type="float">
            <text:p>8.54791276420551</text:p>
          </table:table-cell>
          <table:table-cell table:formula="of:=SQRT(POWER([.H268];2)+POWER([.I268];2)+POWER([.J268];2))" office:value-type="float" office:value="614.63772745931" calcext:value-type="float">
            <text:p>614.63772745931</text:p>
          </table:table-cell>
        </table:table-row>
        <table:table-row table:style-name="ro1">
          <table:table-cell office:value-type="float" office:value="125.459" calcext:value-type="float">
            <text:p>125.459</text:p>
          </table:table-cell>
          <table:table-cell office:value-type="float" office:value="281.492" calcext:value-type="float">
            <text:p>281.492</text:p>
          </table:table-cell>
          <table:table-cell office:value-type="float" office:value="45.616" calcext:value-type="float">
            <text:p>45.616</text:p>
          </table:table-cell>
          <table:table-cell office:value-type="float" office:value="126.095" calcext:value-type="float">
            <text:p>126.095</text:p>
          </table:table-cell>
          <table:table-cell office:value-type="float" office:value="270.085" calcext:value-type="float">
            <text:p>270.085</text:p>
          </table:table-cell>
          <table:table-cell office:value-type="float" office:value="47.0762" calcext:value-type="float">
            <text:p>47.0762</text:p>
          </table:table-cell>
          <table:table-cell/>
          <table:table-cell table:formula="of:=([.D269]-[.A269])/0.0166667" office:value-type="float" office:value="38.1599236801524" calcext:value-type="float">
            <text:p>38.1599236801524</text:p>
          </table:table-cell>
          <table:table-cell table:formula="of:=ABS([.E269]-[.B269])/0.0166667" office:value-type="float" office:value="684.41863116274" calcext:value-type="float">
            <text:p>684.41863116274</text:p>
          </table:table-cell>
          <table:table-cell table:formula="of:=([.F269]-[.C269])/0.0166667" office:value-type="float" office:value="87.6118247763505" calcext:value-type="float">
            <text:p>87.6118247763505</text:p>
          </table:table-cell>
          <table:table-cell table:formula="of:=DEGREES(ATAN(ABS([.F269]-[.C269])/ABS([.E269]-[.B269])))" office:value-type="float" office:value="7.29471026486192" calcext:value-type="float">
            <text:p>7.29471026486192</text:p>
          </table:table-cell>
          <table:table-cell table:formula="of:=SQRT(POWER([.H269];2)+POWER([.I269];2)+POWER([.J269];2))" office:value-type="float" office:value="691.05779374709" calcext:value-type="float">
            <text:p>691.05779374709</text:p>
          </table:table-cell>
        </table:table-row>
        <table:table-row table:style-name="ro1">
          <table:table-cell office:value-type="float" office:value="126.673" calcext:value-type="float">
            <text:p>126.673</text:p>
          </table:table-cell>
          <table:table-cell office:value-type="float" office:value="274.885" calcext:value-type="float">
            <text:p>274.885</text:p>
          </table:table-cell>
          <table:table-cell office:value-type="float" office:value="46.5971" calcext:value-type="float">
            <text:p>46.5971</text:p>
          </table:table-cell>
          <table:table-cell office:value-type="float" office:value="127.507" calcext:value-type="float">
            <text:p>127.507</text:p>
          </table:table-cell>
          <table:table-cell office:value-type="float" office:value="263.757" calcext:value-type="float">
            <text:p>263.757</text:p>
          </table:table-cell>
          <table:table-cell office:value-type="float" office:value="48.0177" calcext:value-type="float">
            <text:p>48.0177</text:p>
          </table:table-cell>
          <table:table-cell/>
          <table:table-cell table:formula="of:=([.D270]-[.A270])/0.0166667" office:value-type="float" office:value="50.0398999202004" calcext:value-type="float">
            <text:p>50.0398999202004</text:p>
          </table:table-cell>
          <table:table-cell table:formula="of:=ABS([.E270]-[.B270])/0.0166667" office:value-type="float" office:value="667.67866464267" calcext:value-type="float">
            <text:p>667.67866464267</text:p>
          </table:table-cell>
          <table:table-cell table:formula="of:=([.F270]-[.C270])/0.0166667" office:value-type="float" office:value="85.235829528341" calcext:value-type="float">
            <text:p>85.235829528341</text:p>
          </table:table-cell>
          <table:table-cell table:formula="of:=DEGREES(ATAN(ABS([.F270]-[.C270])/ABS([.E270]-[.B270])))" office:value-type="float" office:value="7.27502651631295" calcext:value-type="float">
            <text:p>7.27502651631295</text:p>
          </table:table-cell>
          <table:table-cell table:formula="of:=SQRT(POWER([.H270];2)+POWER([.I270];2)+POWER([.J270];2))" office:value-type="float" office:value="674.954766957332" calcext:value-type="float">
            <text:p>674.954766957332</text:p>
          </table:table-cell>
        </table:table-row>
        <table:table-row table:style-name="ro1">
          <table:table-cell office:value-type="float" office:value="126.563" calcext:value-type="float">
            <text:p>126.563</text:p>
          </table:table-cell>
          <table:table-cell office:value-type="float" office:value="276.106" calcext:value-type="float">
            <text:p>276.106</text:p>
          </table:table-cell>
          <table:table-cell office:value-type="float" office:value="46.6622" calcext:value-type="float">
            <text:p>46.6622</text:p>
          </table:table-cell>
          <table:table-cell office:value-type="float" office:value="127.401" calcext:value-type="float">
            <text:p>127.401</text:p>
          </table:table-cell>
          <table:table-cell office:value-type="float" office:value="264.915" calcext:value-type="float">
            <text:p>264.915</text:p>
          </table:table-cell>
          <table:table-cell office:value-type="float" office:value="48.0854" calcext:value-type="float">
            <text:p>48.0854</text:p>
          </table:table-cell>
          <table:table-cell/>
          <table:table-cell table:formula="of:=([.D271]-[.A271])/0.0166667" office:value-type="float" office:value="50.2798994402008" calcext:value-type="float">
            <text:p>50.2798994402008</text:p>
          </table:table-cell>
          <table:table-cell table:formula="of:=ABS([.E271]-[.B271])/0.0166667" office:value-type="float" office:value="671.458657082684" calcext:value-type="float">
            <text:p>671.458657082684</text:p>
          </table:table-cell>
          <table:table-cell table:formula="of:=([.F271]-[.C271])/0.0166667" office:value-type="float" office:value="85.3918292163417" calcext:value-type="float">
            <text:p>85.3918292163417</text:p>
          </table:table-cell>
          <table:table-cell table:formula="of:=DEGREES(ATAN(ABS([.F271]-[.C271])/ABS([.E271]-[.B271])))" office:value-type="float" office:value="7.24760672350968" calcext:value-type="float">
            <text:p>7.24760672350968</text:p>
          </table:table-cell>
          <table:table-cell table:formula="of:=SQRT(POWER([.H271];2)+POWER([.I271];2)+POWER([.J271];2))" office:value-type="float" office:value="678.731582406412" calcext:value-type="float">
            <text:p>678.731582406412</text:p>
          </table:table-cell>
        </table:table-row>
        <table:table-row table:style-name="ro1">
          <table:table-cell office:value-type="float" office:value="124.803" calcext:value-type="float">
            <text:p>124.803</text:p>
          </table:table-cell>
          <table:table-cell office:value-type="float" office:value="277.903" calcext:value-type="float">
            <text:p>277.903</text:p>
          </table:table-cell>
          <table:table-cell office:value-type="float" office:value="45.6617" calcext:value-type="float">
            <text:p>45.6617</text:p>
          </table:table-cell>
          <table:table-cell office:value-type="float" office:value="125.098" calcext:value-type="float">
            <text:p>125.098</text:p>
          </table:table-cell>
          <table:table-cell office:value-type="float" office:value="265.629" calcext:value-type="float">
            <text:p>265.629</text:p>
          </table:table-cell>
          <table:table-cell office:value-type="float" office:value="46.7862" calcext:value-type="float">
            <text:p>46.7862</text:p>
          </table:table-cell>
          <table:table-cell/>
          <table:table-cell table:formula="of:=([.D272]-[.A272])/0.0166667" office:value-type="float" office:value="17.6999646000709" calcext:value-type="float">
            <text:p>17.6999646000709</text:p>
          </table:table-cell>
          <table:table-cell table:formula="of:=ABS([.E272]-[.B272])/0.0166667" office:value-type="float" office:value="736.438527122946" calcext:value-type="float">
            <text:p>736.438527122946</text:p>
          </table:table-cell>
          <table:table-cell table:formula="of:=([.F272]-[.C272])/0.0166667" office:value-type="float" office:value="67.4698650602697" calcext:value-type="float">
            <text:p>67.4698650602697</text:p>
          </table:table-cell>
          <table:table-cell table:formula="of:=DEGREES(ATAN(ABS([.F272]-[.C272])/ABS([.E272]-[.B272])))" office:value-type="float" office:value="5.23462140321527" calcext:value-type="float">
            <text:p>5.23462140321527</text:p>
          </table:table-cell>
          <table:table-cell table:formula="of:=SQRT(POWER([.H272];2)+POWER([.I272];2)+POWER([.J272];2))" office:value-type="float" office:value="739.734530537212" calcext:value-type="float">
            <text:p>739.734530537212</text:p>
          </table:table-cell>
        </table:table-row>
        <table:table-row table:style-name="ro1">
          <table:table-cell office:value-type="float" office:value="123.838" calcext:value-type="float">
            <text:p>123.838</text:p>
          </table:table-cell>
          <table:table-cell office:value-type="float" office:value="271.801" calcext:value-type="float">
            <text:p>271.801</text:p>
          </table:table-cell>
          <table:table-cell office:value-type="float" office:value="46.5894" calcext:value-type="float">
            <text:p>46.5894</text:p>
          </table:table-cell>
          <table:table-cell office:value-type="float" office:value="123.568" calcext:value-type="float">
            <text:p>123.568</text:p>
          </table:table-cell>
          <table:table-cell office:value-type="float" office:value="261.072" calcext:value-type="float">
            <text:p>261.072</text:p>
          </table:table-cell>
          <table:table-cell office:value-type="float" office:value="47.7318" calcext:value-type="float">
            <text:p>47.7318</text:p>
          </table:table-cell>
          <table:table-cell/>
          <table:table-cell table:formula="of:=([.D273]-[.A273])/0.0166667" office:value-type="float" office:value="-16.1999676000646" calcext:value-type="float">
            <text:p>-16.1999676000646</text:p>
          </table:table-cell>
          <table:table-cell table:formula="of:=ABS([.E273]-[.B273])/0.0166667" office:value-type="float" office:value="643.738712522574" calcext:value-type="float">
            <text:p>643.738712522574</text:p>
          </table:table-cell>
          <table:table-cell table:formula="of:=([.F273]-[.C273])/0.0166667" office:value-type="float" office:value="68.5438629122743" calcext:value-type="float">
            <text:p>68.5438629122743</text:p>
          </table:table-cell>
          <table:table-cell table:formula="of:=DEGREES(ATAN(ABS([.F273]-[.C273])/ABS([.E273]-[.B273])))" office:value-type="float" office:value="6.0778267454649" calcext:value-type="float">
            <text:p>6.0778267454649</text:p>
          </table:table-cell>
          <table:table-cell table:formula="of:=SQRT(POWER([.H273];2)+POWER([.I273];2)+POWER([.J273];2))" office:value-type="float" office:value="647.58028853062" calcext:value-type="float">
            <text:p>647.58028853062</text:p>
          </table:table-cell>
        </table:table-row>
        <table:table-row table:style-name="ro1">
          <table:table-cell office:value-type="float" office:value="124.441" calcext:value-type="float">
            <text:p>124.441</text:p>
          </table:table-cell>
          <table:table-cell office:value-type="float" office:value="279.188" calcext:value-type="float">
            <text:p>279.188</text:p>
          </table:table-cell>
          <table:table-cell office:value-type="float" office:value="45.7195" calcext:value-type="float">
            <text:p>45.7195</text:p>
          </table:table-cell>
          <table:table-cell office:value-type="float" office:value="124.476" calcext:value-type="float">
            <text:p>124.476</text:p>
          </table:table-cell>
          <table:table-cell office:value-type="float" office:value="266.785" calcext:value-type="float">
            <text:p>266.785</text:p>
          </table:table-cell>
          <table:table-cell office:value-type="float" office:value="47.3417" calcext:value-type="float">
            <text:p>47.3417</text:p>
          </table:table-cell>
          <table:table-cell/>
          <table:table-cell table:formula="of:=([.D274]-[.A274])/0.0166667" office:value-type="float" office:value="2.0999958000082" calcext:value-type="float">
            <text:p>2.0999958000082</text:p>
          </table:table-cell>
          <table:table-cell table:formula="of:=ABS([.E274]-[.B274])/0.0166667" office:value-type="float" office:value="744.178511642975" calcext:value-type="float">
            <text:p>744.178511642975</text:p>
          </table:table-cell>
          <table:table-cell table:formula="of:=([.F274]-[.C274])/0.0166667" office:value-type="float" office:value="97.3318053363897" calcext:value-type="float">
            <text:p>97.3318053363897</text:p>
          </table:table-cell>
          <table:table-cell table:formula="of:=DEGREES(ATAN(ABS([.F274]-[.C274])/ABS([.E274]-[.B274])))" office:value-type="float" office:value="7.45147186874522" calcext:value-type="float">
            <text:p>7.45147186874522</text:p>
          </table:table-cell>
          <table:table-cell table:formula="of:=SQRT(POWER([.H274];2)+POWER([.I274];2)+POWER([.J274];2))" office:value-type="float" office:value="750.519518402789" calcext:value-type="float">
            <text:p>750.519518402789</text:p>
          </table:table-cell>
        </table:table-row>
        <table:table-row table:style-name="ro1">
          <table:table-cell office:value-type="float" office:value="124.803" calcext:value-type="float">
            <text:p>124.803</text:p>
          </table:table-cell>
          <table:table-cell office:value-type="float" office:value="277.898" calcext:value-type="float">
            <text:p>277.898</text:p>
          </table:table-cell>
          <table:table-cell office:value-type="float" office:value="45.6624" calcext:value-type="float">
            <text:p>45.6624</text:p>
          </table:table-cell>
          <table:table-cell office:value-type="float" office:value="124.97" calcext:value-type="float">
            <text:p>124.97</text:p>
          </table:table-cell>
          <table:table-cell office:value-type="float" office:value="266.746" calcext:value-type="float">
            <text:p>266.746</text:p>
          </table:table-cell>
          <table:table-cell office:value-type="float" office:value="47.1018" calcext:value-type="float">
            <text:p>47.1018</text:p>
          </table:table-cell>
          <table:table-cell/>
          <table:table-cell table:formula="of:=([.D275]-[.A275])/0.0166667" office:value-type="float" office:value="10.0199799600402" calcext:value-type="float">
            <text:p>10.0199799600402</text:p>
          </table:table-cell>
          <table:table-cell table:formula="of:=ABS([.E275]-[.B275])/0.0166667" office:value-type="float" office:value="669.118661762679" calcext:value-type="float">
            <text:p>669.118661762679</text:p>
          </table:table-cell>
          <table:table-cell table:formula="of:=([.F275]-[.C275])/0.0166667" office:value-type="float" office:value="86.3638272723454" calcext:value-type="float">
            <text:p>86.3638272723454</text:p>
          </table:table-cell>
          <table:table-cell table:formula="of:=DEGREES(ATAN(ABS([.F275]-[.C275])/ABS([.E275]-[.B275])))" office:value-type="float" office:value="7.35456379759363" calcext:value-type="float">
            <text:p>7.35456379759363</text:p>
          </table:table-cell>
          <table:table-cell table:formula="of:=SQRT(POWER([.H275];2)+POWER([.I275];2)+POWER([.J275];2))" office:value-type="float" office:value="674.743576611594" calcext:value-type="float">
            <text:p>674.743576611594</text:p>
          </table:table-cell>
        </table:table-row>
        <table:table-row table:style-name="ro1">
          <table:table-cell office:value-type="float" office:value="125.179" calcext:value-type="float">
            <text:p>125.179</text:p>
          </table:table-cell>
          <table:table-cell office:value-type="float" office:value="272.734" calcext:value-type="float">
            <text:p>272.734</text:p>
          </table:table-cell>
          <table:table-cell office:value-type="float" office:value="46.6845" calcext:value-type="float">
            <text:p>46.6845</text:p>
          </table:table-cell>
          <table:table-cell office:value-type="float" office:value="125.638" calcext:value-type="float">
            <text:p>125.638</text:p>
          </table:table-cell>
          <table:table-cell office:value-type="float" office:value="264.214" calcext:value-type="float">
            <text:p>264.214</text:p>
          </table:table-cell>
          <table:table-cell office:value-type="float" office:value="47.4805" calcext:value-type="float">
            <text:p>47.4805</text:p>
          </table:table-cell>
          <table:table-cell/>
          <table:table-cell table:formula="of:=([.D276]-[.A276])/0.0166667" office:value-type="float" office:value="27.5399449201103" calcext:value-type="float">
            <text:p>27.5399449201103</text:p>
          </table:table-cell>
          <table:table-cell table:formula="of:=ABS([.E276]-[.B276])/0.0166667" office:value-type="float" office:value="511.198977602044" calcext:value-type="float">
            <text:p>511.198977602044</text:p>
          </table:table-cell>
          <table:table-cell table:formula="of:=([.F276]-[.C276])/0.0166667" office:value-type="float" office:value="47.759904480191" calcext:value-type="float">
            <text:p>47.759904480191</text:p>
          </table:table-cell>
          <table:table-cell table:formula="of:=DEGREES(ATAN(ABS([.F276]-[.C276])/ABS([.E276]-[.B276])))" office:value-type="float" office:value="5.33749226064726" calcext:value-type="float">
            <text:p>5.33749226064726</text:p>
          </table:table-cell>
          <table:table-cell table:formula="of:=SQRT(POWER([.H276];2)+POWER([.I276];2)+POWER([.J276];2))" office:value-type="float" office:value="514.163253980226" calcext:value-type="float">
            <text:p>514.163253980226</text:p>
          </table:table-cell>
        </table:table-row>
        <table:table-row table:style-name="ro1">
          <table:table-cell office:value-type="float" office:value="124.441" calcext:value-type="float">
            <text:p>124.441</text:p>
          </table:table-cell>
          <table:table-cell office:value-type="float" office:value="279.183" calcext:value-type="float">
            <text:p>279.183</text:p>
          </table:table-cell>
          <table:table-cell office:value-type="float" office:value="45.7203" calcext:value-type="float">
            <text:p>45.7203</text:p>
          </table:table-cell>
          <table:table-cell office:value-type="float" office:value="124.761" calcext:value-type="float">
            <text:p>124.761</text:p>
          </table:table-cell>
          <table:table-cell office:value-type="float" office:value="269.169" calcext:value-type="float">
            <text:p>269.169</text:p>
          </table:table-cell>
          <table:table-cell office:value-type="float" office:value="46.98" calcext:value-type="float">
            <text:p>46.98</text:p>
          </table:table-cell>
          <table:table-cell/>
          <table:table-cell table:formula="of:=([.D277]-[.A277])/0.0166667" office:value-type="float" office:value="19.1999616000764" calcext:value-type="float">
            <text:p>19.1999616000764</text:p>
          </table:table-cell>
          <table:table-cell table:formula="of:=ABS([.E277]-[.B277])/0.0166667" office:value-type="float" office:value="600.838798322404" calcext:value-type="float">
            <text:p>600.838798322404</text:p>
          </table:table-cell>
          <table:table-cell table:formula="of:=([.F277]-[.C277])/0.0166667" office:value-type="float" office:value="75.581848836302" calcext:value-type="float">
            <text:p>75.581848836302</text:p>
          </table:table-cell>
          <table:table-cell table:formula="of:=DEGREES(ATAN(ABS([.F277]-[.C277])/ABS([.E277]-[.B277])))" office:value-type="float" office:value="7.16979863604821" calcext:value-type="float">
            <text:p>7.16979863604821</text:p>
          </table:table-cell>
          <table:table-cell table:formula="of:=SQRT(POWER([.H277];2)+POWER([.I277];2)+POWER([.J277];2))" office:value-type="float" office:value="605.878301285389" calcext:value-type="float">
            <text:p>605.878301285389</text:p>
          </table:table-cell>
        </table:table-row>
        <table:table-row table:style-name="ro1">
          <table:table-cell office:value-type="float" office:value="125.032" calcext:value-type="float">
            <text:p>125.032</text:p>
          </table:table-cell>
          <table:table-cell office:value-type="float" office:value="275.438" calcext:value-type="float">
            <text:p>275.438</text:p>
          </table:table-cell>
          <table:table-cell office:value-type="float" office:value="45.5377" calcext:value-type="float">
            <text:p>45.5377</text:p>
          </table:table-cell>
          <table:table-cell office:value-type="float" office:value="125.448" calcext:value-type="float">
            <text:p>125.448</text:p>
          </table:table-cell>
          <table:table-cell office:value-type="float" office:value="264.417" calcext:value-type="float">
            <text:p>264.417</text:p>
          </table:table-cell>
          <table:table-cell office:value-type="float" office:value="46.7273" calcext:value-type="float">
            <text:p>46.7273</text:p>
          </table:table-cell>
          <table:table-cell/>
          <table:table-cell table:formula="of:=([.D278]-[.A278])/0.0166667" office:value-type="float" office:value="24.9599500800996" calcext:value-type="float">
            <text:p>24.9599500800996</text:p>
          </table:table-cell>
          <table:table-cell table:formula="of:=ABS([.E278]-[.B278])/0.0166667" office:value-type="float" office:value="661.258677482646" calcext:value-type="float">
            <text:p>661.258677482646</text:p>
          </table:table-cell>
          <table:table-cell table:formula="of:=([.F278]-[.C278])/0.0166667" office:value-type="float" office:value="71.3758572482854" calcext:value-type="float">
            <text:p>71.3758572482854</text:p>
          </table:table-cell>
          <table:table-cell table:formula="of:=DEGREES(ATAN(ABS([.F278]-[.C278])/ABS([.E278]-[.B278])))" office:value-type="float" office:value="6.1606196736186" calcext:value-type="float">
            <text:p>6.1606196736186</text:p>
          </table:table-cell>
          <table:table-cell table:formula="of:=SQRT(POWER([.H278];2)+POWER([.I278];2)+POWER([.J278];2))" office:value-type="float" office:value="665.567840758571" calcext:value-type="float">
            <text:p>665.567840758571</text:p>
          </table:table-cell>
        </table:table-row>
        <table:table-row table:style-name="ro1">
          <table:table-cell office:value-type="float" office:value="124.587" calcext:value-type="float">
            <text:p>124.587</text:p>
          </table:table-cell>
          <table:table-cell office:value-type="float" office:value="280.438" calcext:value-type="float">
            <text:p>280.438</text:p>
          </table:table-cell>
          <table:table-cell office:value-type="float" office:value="45.5306" calcext:value-type="float">
            <text:p>45.5306</text:p>
          </table:table-cell>
          <table:table-cell office:value-type="float" office:value="124.905" calcext:value-type="float">
            <text:p>124.905</text:p>
          </table:table-cell>
          <table:table-cell office:value-type="float" office:value="270.369" calcext:value-type="float">
            <text:p>270.369</text:p>
          </table:table-cell>
          <table:table-cell office:value-type="float" office:value="46.7978" calcext:value-type="float">
            <text:p>46.7978</text:p>
          </table:table-cell>
          <table:table-cell/>
          <table:table-cell table:formula="of:=([.D279]-[.A279])/0.0166667" office:value-type="float" office:value="19.0799618400762" calcext:value-type="float">
            <text:p>19.0799618400762</text:p>
          </table:table-cell>
          <table:table-cell table:formula="of:=ABS([.E279]-[.B279])/0.0166667" office:value-type="float" office:value="604.138791722414" calcext:value-type="float">
            <text:p>604.138791722414</text:p>
          </table:table-cell>
          <table:table-cell table:formula="of:=([.F279]-[.C279])/0.0166667" office:value-type="float" office:value="76.0318479363043" calcext:value-type="float">
            <text:p>76.0318479363043</text:p>
          </table:table-cell>
          <table:table-cell table:formula="of:=DEGREES(ATAN(ABS([.F279]-[.C279])/ABS([.E279]-[.B279])))" office:value-type="float" office:value="7.17305506785277" calcext:value-type="float">
            <text:p>7.17305506785277</text:p>
          </table:table-cell>
          <table:table-cell table:formula="of:=SQRT(POWER([.H279];2)+POWER([.I279];2)+POWER([.J279];2))" office:value-type="float" office:value="609.203222667319" calcext:value-type="float">
            <text:p>609.203222667319</text:p>
          </table:table-cell>
        </table:table-row>
        <table:table-row table:style-name="ro1">
          <table:table-cell office:value-type="float" office:value="124.725" calcext:value-type="float">
            <text:p>124.725</text:p>
          </table:table-cell>
          <table:table-cell office:value-type="float" office:value="272.937" calcext:value-type="float">
            <text:p>272.937</text:p>
          </table:table-cell>
          <table:table-cell office:value-type="float" office:value="46.1659" calcext:value-type="float">
            <text:p>46.1659</text:p>
          </table:table-cell>
          <table:table-cell office:value-type="float" office:value="124.908" calcext:value-type="float">
            <text:p>124.908</text:p>
          </table:table-cell>
          <table:table-cell office:value-type="float" office:value="262.07" calcext:value-type="float">
            <text:p>262.07</text:p>
          </table:table-cell>
          <table:table-cell office:value-type="float" office:value="47.3305" calcext:value-type="float">
            <text:p>47.3305</text:p>
          </table:table-cell>
          <table:table-cell/>
          <table:table-cell table:formula="of:=([.D280]-[.A280])/0.0166667" office:value-type="float" office:value="10.9799780400443" calcext:value-type="float">
            <text:p>10.9799780400443</text:p>
          </table:table-cell>
          <table:table-cell table:formula="of:=ABS([.E280]-[.B280])/0.0166667" office:value-type="float" office:value="652.018695962609" calcext:value-type="float">
            <text:p>652.018695962609</text:p>
          </table:table-cell>
          <table:table-cell table:formula="of:=([.F280]-[.C280])/0.0166667" office:value-type="float" office:value="69.8758602482795" calcext:value-type="float">
            <text:p>69.8758602482795</text:p>
          </table:table-cell>
          <table:table-cell table:formula="of:=DEGREES(ATAN(ABS([.F280]-[.C280])/ABS([.E280]-[.B280])))" office:value-type="float" office:value="6.11695564858881" calcext:value-type="float">
            <text:p>6.11695564858881</text:p>
          </table:table-cell>
          <table:table-cell table:formula="of:=SQRT(POWER([.H280];2)+POWER([.I280];2)+POWER([.J280];2))" office:value-type="float" office:value="655.844170247764" calcext:value-type="float">
            <text:p>655.844170247764</text:p>
          </table:table-cell>
        </table:table-row>
        <table:table-row table:style-name="ro1">
          <table:table-cell office:value-type="float" office:value="125.032" calcext:value-type="float">
            <text:p>125.032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45.925" calcext:value-type="float">
            <text:p>45.925</text:p>
          </table:table-cell>
          <table:table-cell office:value-type="float" office:value="125.802" calcext:value-type="float">
            <text:p>125.802</text:p>
          </table:table-cell>
          <table:table-cell office:value-type="float" office:value="267.701" calcext:value-type="float">
            <text:p>267.701</text:p>
          </table:table-cell>
          <table:table-cell office:value-type="float" office:value="47.4367" calcext:value-type="float">
            <text:p>47.4367</text:p>
          </table:table-cell>
          <table:table-cell/>
          <table:table-cell table:formula="of:=([.D281]-[.A281])/0.0166667" office:value-type="float" office:value="46.1999076001854" calcext:value-type="float">
            <text:p>46.1999076001854</text:p>
          </table:table-cell>
          <table:table-cell table:formula="of:=ABS([.E281]-[.B281])/0.0166667" office:value-type="float" office:value="605.518788962421" calcext:value-type="float">
            <text:p>605.518788962421</text:p>
          </table:table-cell>
          <table:table-cell table:formula="of:=([.F281]-[.C281])/0.0166667" office:value-type="float" office:value="90.7018185963631" calcext:value-type="float">
            <text:p>90.7018185963631</text:p>
          </table:table-cell>
          <table:table-cell table:formula="of:=DEGREES(ATAN(ABS([.F281]-[.C281])/ABS([.E281]-[.B281])))" office:value-type="float" office:value="8.51910517849919" calcext:value-type="float">
            <text:p>8.51910517849919</text:p>
          </table:table-cell>
          <table:table-cell table:formula="of:=SQRT(POWER([.H281];2)+POWER([.I281];2)+POWER([.J281];2))" office:value-type="float" office:value="614.014865573685" calcext:value-type="float">
            <text:p>614.014865573685</text:p>
          </table:table-cell>
        </table:table-row>
        <table:table-row table:style-name="ro1">
          <table:table-cell office:value-type="float" office:value="116.006" calcext:value-type="float">
            <text:p>116.006</text:p>
          </table:table-cell>
          <table:table-cell office:value-type="float" office:value="280.537" calcext:value-type="float">
            <text:p>280.537</text:p>
          </table:table-cell>
          <table:table-cell office:value-type="float" office:value="45.8293" calcext:value-type="float">
            <text:p>45.8293</text:p>
          </table:table-cell>
          <table:table-cell office:value-type="float" office:value="116.254" calcext:value-type="float">
            <text:p>116.254</text:p>
          </table:table-cell>
          <table:table-cell office:value-type="float" office:value="267.964" calcext:value-type="float">
            <text:p>267.964</text:p>
          </table:table-cell>
          <table:table-cell office:value-type="float" office:value="47.7102" calcext:value-type="float">
            <text:p>47.7102</text:p>
          </table:table-cell>
          <table:table-cell/>
          <table:table-cell table:formula="of:=([.D282]-[.A282])/0.0166667" office:value-type="float" office:value="14.8799702400598" calcext:value-type="float">
            <text:p>14.8799702400598</text:p>
          </table:table-cell>
          <table:table-cell table:formula="of:=ABS([.E282]-[.B282])/0.0166667" office:value-type="float" office:value="754.378491243016" calcext:value-type="float">
            <text:p>754.378491243016</text:p>
          </table:table-cell>
          <table:table-cell table:formula="of:=([.F282]-[.C282])/0.0166667" office:value-type="float" office:value="112.853774292451" calcext:value-type="float">
            <text:p>112.853774292451</text:p>
          </table:table-cell>
          <table:table-cell table:formula="of:=DEGREES(ATAN(ABS([.F282]-[.C282])/ABS([.E282]-[.B282])))" office:value-type="float" office:value="8.5082575871497" calcext:value-type="float">
            <text:p>8.5082575871497</text:p>
          </table:table-cell>
          <table:table-cell table:formula="of:=SQRT(POWER([.H282];2)+POWER([.I282];2)+POWER([.J282];2))" office:value-type="float" office:value="762.918276053527" calcext:value-type="float">
            <text:p>762.918276053527</text:p>
          </table:table-cell>
        </table:table-row>
        <table:table-row table:style-name="ro1">
          <table:table-cell office:value-type="float" office:value="101.981" calcext:value-type="float">
            <text:p>101.981</text:p>
          </table:table-cell>
          <table:table-cell office:value-type="float" office:value="282.113" calcext:value-type="float">
            <text:p>282.113</text:p>
          </table:table-cell>
          <table:table-cell office:value-type="float" office:value="45.2027" calcext:value-type="float">
            <text:p>45.2027</text:p>
          </table:table-cell>
          <table:table-cell office:value-type="float" office:value="103.192" calcext:value-type="float">
            <text:p>103.192</text:p>
          </table:table-cell>
          <table:table-cell office:value-type="float" office:value="270.572" calcext:value-type="float">
            <text:p>270.572</text:p>
          </table:table-cell>
          <table:table-cell office:value-type="float" office:value="46.9333" calcext:value-type="float">
            <text:p>46.9333</text:p>
          </table:table-cell>
          <table:table-cell/>
          <table:table-cell table:formula="of:=([.D283]-[.A283])/0.0166667" office:value-type="float" office:value="72.6598546802906" calcext:value-type="float">
            <text:p>72.6598546802906</text:p>
          </table:table-cell>
          <table:table-cell table:formula="of:=ABS([.E283]-[.B283])/0.0166667" office:value-type="float" office:value="692.45861508277" calcext:value-type="float">
            <text:p>692.45861508277</text:p>
          </table:table-cell>
          <table:table-cell table:formula="of:=([.F283]-[.C283])/0.0166667" office:value-type="float" office:value="103.835792328416" calcext:value-type="float">
            <text:p>103.835792328416</text:p>
          </table:table-cell>
          <table:table-cell table:formula="of:=DEGREES(ATAN(ABS([.F283]-[.C283])/ABS([.E283]-[.B283])))" office:value-type="float" office:value="8.52809517747745" calcext:value-type="float">
            <text:p>8.52809517747745</text:p>
          </table:table-cell>
          <table:table-cell table:formula="of:=SQRT(POWER([.H283];2)+POWER([.I283];2)+POWER([.J283];2))" office:value-type="float" office:value="703.960410714252" calcext:value-type="float">
            <text:p>703.960410714252</text:p>
          </table:table-cell>
        </table:table-row>
        <table:table-row table:style-name="ro1">
          <table:table-cell office:value-type="float" office:value="99.3278" calcext:value-type="float">
            <text:p>99.3278</text:p>
          </table:table-cell>
          <table:table-cell office:value-type="float" office:value="272.012" calcext:value-type="float">
            <text:p>272.012</text:p>
          </table:table-cell>
          <table:table-cell office:value-type="float" office:value="46.7477" calcext:value-type="float">
            <text:p>46.7477</text:p>
          </table:table-cell>
          <table:table-cell office:value-type="float" office:value="100.514" calcext:value-type="float">
            <text:p>100.514</text:p>
          </table:table-cell>
          <table:table-cell office:value-type="float" office:value="259.867" calcext:value-type="float">
            <text:p>259.867</text:p>
          </table:table-cell>
          <table:table-cell office:value-type="float" office:value="48.0923" calcext:value-type="float">
            <text:p>48.0923</text:p>
          </table:table-cell>
          <table:table-cell/>
          <table:table-cell table:formula="of:=([.D284]-[.A284])/0.0166667" office:value-type="float" office:value="71.1718576562847" calcext:value-type="float">
            <text:p>71.1718576562847</text:p>
          </table:table-cell>
          <table:table-cell table:formula="of:=ABS([.E284]-[.B284])/0.0166667" office:value-type="float" office:value="728.698542602914" calcext:value-type="float">
            <text:p>728.698542602914</text:p>
          </table:table-cell>
          <table:table-cell table:formula="of:=([.F284]-[.C284])/0.0166667" office:value-type="float" office:value="80.6758386483227" calcext:value-type="float">
            <text:p>80.6758386483227</text:p>
          </table:table-cell>
          <table:table-cell table:formula="of:=DEGREES(ATAN(ABS([.F284]-[.C284])/ABS([.E284]-[.B284])))" office:value-type="float" office:value="6.31761510887299" calcext:value-type="float">
            <text:p>6.31761510887299</text:p>
          </table:table-cell>
          <table:table-cell table:formula="of:=SQRT(POWER([.H284];2)+POWER([.I284];2)+POWER([.J284];2))" office:value-type="float" office:value="736.59730535447" calcext:value-type="float">
            <text:p>736.59730535447</text:p>
          </table:table-cell>
        </table:table-row>
        <table:table-row table:style-name="ro1">
          <table:table-cell office:value-type="float" office:value="99.1352" calcext:value-type="float">
            <text:p>99.1352</text:p>
          </table:table-cell>
          <table:table-cell office:value-type="float" office:value="273.117" calcext:value-type="float">
            <text:p>273.117</text:p>
          </table:table-cell>
          <table:table-cell office:value-type="float" office:value="47.3195" calcext:value-type="float">
            <text:p>47.3195</text:p>
          </table:table-cell>
          <table:table-cell office:value-type="float" office:value="100.236" calcext:value-type="float">
            <text:p>100.236</text:p>
          </table:table-cell>
          <table:table-cell office:value-type="float" office:value="263.272" calcext:value-type="float">
            <text:p>263.272</text:p>
          </table:table-cell>
          <table:table-cell office:value-type="float" office:value="48.5387" calcext:value-type="float">
            <text:p>48.5387</text:p>
          </table:table-cell>
          <table:table-cell/>
          <table:table-cell table:formula="of:=([.D285]-[.A285])/0.0166667" office:value-type="float" office:value="66.0478679042646" calcext:value-type="float">
            <text:p>66.0478679042646</text:p>
          </table:table-cell>
          <table:table-cell table:formula="of:=ABS([.E285]-[.B285])/0.0166667" office:value-type="float" office:value="590.698818602364" calcext:value-type="float">
            <text:p>590.698818602364</text:p>
          </table:table-cell>
          <table:table-cell table:formula="of:=([.F285]-[.C285])/0.0166667" office:value-type="float" office:value="73.1518536962926" calcext:value-type="float">
            <text:p>73.1518536962926</text:p>
          </table:table-cell>
          <table:table-cell table:formula="of:=DEGREES(ATAN(ABS([.F285]-[.C285])/ABS([.E285]-[.B285])))" office:value-type="float" office:value="7.05953892517468" calcext:value-type="float">
            <text:p>7.05953892517468</text:p>
          </table:table-cell>
          <table:table-cell table:formula="of:=SQRT(POWER([.H285];2)+POWER([.I285];2)+POWER([.J285];2))" office:value-type="float" office:value="598.864432782689" calcext:value-type="float">
            <text:p>598.864432782689</text:p>
          </table:table-cell>
        </table:table-row>
        <table:table-row table:style-name="ro1">
          <table:table-cell office:value-type="float" office:value="97.9374" calcext:value-type="float">
            <text:p>97.9374</text:p>
          </table:table-cell>
          <table:table-cell office:value-type="float" office:value="282.335" calcext:value-type="float">
            <text:p>282.335</text:p>
          </table:table-cell>
          <table:table-cell office:value-type="float" office:value="45.2025" calcext:value-type="float">
            <text:p>45.2025</text:p>
          </table:table-cell>
          <table:table-cell office:value-type="float" office:value="99.0116" calcext:value-type="float">
            <text:p>99.0116</text:p>
          </table:table-cell>
          <table:table-cell office:value-type="float" office:value="270.832" calcext:value-type="float">
            <text:p>270.832</text:p>
          </table:table-cell>
          <table:table-cell office:value-type="float" office:value="46.6838" calcext:value-type="float">
            <text:p>46.6838</text:p>
          </table:table-cell>
          <table:table-cell/>
          <table:table-cell table:formula="of:=([.D286]-[.A286])/0.0166667" office:value-type="float" office:value="64.4518710962581" calcext:value-type="float">
            <text:p>64.4518710962581</text:p>
          </table:table-cell>
          <table:table-cell table:formula="of:=ABS([.E286]-[.B286])/0.0166667" office:value-type="float" office:value="690.17861964276" calcext:value-type="float">
            <text:p>690.17861964276</text:p>
          </table:table-cell>
          <table:table-cell table:formula="of:=([.F286]-[.C286])/0.0166667" office:value-type="float" office:value="88.8778222443554" calcext:value-type="float">
            <text:p>88.8778222443554</text:p>
          </table:table-cell>
          <table:table-cell table:formula="of:=DEGREES(ATAN(ABS([.F286]-[.C286])/ABS([.E286]-[.B286])))" office:value-type="float" office:value="7.33788623135622" calcext:value-type="float">
            <text:p>7.33788623135622</text:p>
          </table:table-cell>
          <table:table-cell table:formula="of:=SQRT(POWER([.H286];2)+POWER([.I286];2)+POWER([.J286];2))" office:value-type="float" office:value="698.856092473045" calcext:value-type="float">
            <text:p>698.856092473045</text:p>
          </table:table-cell>
        </table:table-row>
        <table:table-row table:style-name="ro1">
          <table:table-cell office:value-type="float" office:value="87.698" calcext:value-type="float">
            <text:p>87.698</text:p>
          </table:table-cell>
          <table:table-cell office:value-type="float" office:value="279.765" calcext:value-type="float">
            <text:p>279.765</text:p>
          </table:table-cell>
          <table:table-cell office:value-type="float" office:value="45.9267" calcext:value-type="float">
            <text:p>45.9267</text:p>
          </table:table-cell>
          <table:table-cell office:value-type="float" office:value="88.5238" calcext:value-type="float">
            <text:p>88.5238</text:p>
          </table:table-cell>
          <table:table-cell office:value-type="float" office:value="268.292" calcext:value-type="float">
            <text:p>268.292</text:p>
          </table:table-cell>
          <table:table-cell office:value-type="float" office:value="47.643" calcext:value-type="float">
            <text:p>47.643</text:p>
          </table:table-cell>
          <table:table-cell/>
          <table:table-cell table:formula="of:=([.D287]-[.A287])/0.0166667" office:value-type="float" office:value="49.5479009041983" calcext:value-type="float">
            <text:p>49.5479009041983</text:p>
          </table:table-cell>
          <table:table-cell table:formula="of:=ABS([.E287]-[.B287])/0.0166667" office:value-type="float" office:value="688.378623242754" calcext:value-type="float">
            <text:p>688.378623242754</text:p>
          </table:table-cell>
          <table:table-cell table:formula="of:=([.F287]-[.C287])/0.0166667" office:value-type="float" office:value="102.977794044412" calcext:value-type="float">
            <text:p>102.977794044412</text:p>
          </table:table-cell>
          <table:table-cell table:formula="of:=DEGREES(ATAN(ABS([.F287]-[.C287])/ABS([.E287]-[.B287])))" office:value-type="float" office:value="8.50805331209578" calcext:value-type="float">
            <text:p>8.50805331209578</text:p>
          </table:table-cell>
          <table:table-cell table:formula="of:=SQRT(POWER([.H287];2)+POWER([.I287];2)+POWER([.J287];2))" office:value-type="float" office:value="697.799791837068" calcext:value-type="float">
            <text:p>697.799791837068</text:p>
          </table:table-cell>
        </table:table-row>
        <table:table-row table:style-name="ro1">
          <table:table-cell office:value-type="float" office:value="87.5864" calcext:value-type="float">
            <text:p>87.5864</text:p>
          </table:table-cell>
          <table:table-cell office:value-type="float" office:value="283.781" calcext:value-type="float">
            <text:p>283.781</text:p>
          </table:table-cell>
          <table:table-cell office:value-type="float" office:value="45.0727" calcext:value-type="float">
            <text:p>45.0727</text:p>
          </table:table-cell>
          <table:table-cell office:value-type="float" office:value="88.4226" calcext:value-type="float">
            <text:p>88.4226</text:p>
          </table:table-cell>
          <table:table-cell office:value-type="float" office:value="272.107" calcext:value-type="float">
            <text:p>272.107</text:p>
          </table:table-cell>
          <table:table-cell office:value-type="float" office:value="46.8256" calcext:value-type="float">
            <text:p>46.8256</text:p>
          </table:table-cell>
          <table:table-cell/>
          <table:table-cell table:formula="of:=([.D288]-[.A288])/0.0166667" office:value-type="float" office:value="50.171899656201" calcext:value-type="float">
            <text:p>50.171899656201</text:p>
          </table:table-cell>
          <table:table-cell table:formula="of:=ABS([.E288]-[.B288])/0.0166667" office:value-type="float" office:value="700.4385991228" calcext:value-type="float">
            <text:p>700.4385991228</text:p>
          </table:table-cell>
          <table:table-cell table:formula="of:=([.F288]-[.C288])/0.0166667" office:value-type="float" office:value="105.173789652421" calcext:value-type="float">
            <text:p>105.173789652421</text:p>
          </table:table-cell>
          <table:table-cell table:formula="of:=DEGREES(ATAN(ABS([.F288]-[.C288])/ABS([.E288]-[.B288])))" office:value-type="float" office:value="8.5394053824142" calcext:value-type="float">
            <text:p>8.5394053824142</text:p>
          </table:table-cell>
          <table:table-cell table:formula="of:=SQRT(POWER([.H288];2)+POWER([.I288];2)+POWER([.J288];2))" office:value-type="float" office:value="710.065473520629" calcext:value-type="float">
            <text:p>710.065473520629</text:p>
          </table:table-cell>
        </table:table-row>
        <table:table-row table:style-name="ro1">
          <table:table-cell office:value-type="float" office:value="88.5829" calcext:value-type="float">
            <text:p>88.5829</text:p>
          </table:table-cell>
          <table:table-cell office:value-type="float" office:value="269.693" calcext:value-type="float">
            <text:p>269.693</text:p>
          </table:table-cell>
          <table:table-cell office:value-type="float" office:value="46.7003" calcext:value-type="float">
            <text:p>46.7003</text:p>
          </table:table-cell>
          <table:table-cell office:value-type="float" office:value="89.3287" calcext:value-type="float">
            <text:p>89.3287</text:p>
          </table:table-cell>
          <table:table-cell office:value-type="float" office:value="257.606" calcext:value-type="float">
            <text:p>257.606</text:p>
          </table:table-cell>
          <table:table-cell office:value-type="float" office:value="48.0546" calcext:value-type="float">
            <text:p>48.0546</text:p>
          </table:table-cell>
          <table:table-cell/>
          <table:table-cell table:formula="of:=([.D289]-[.A289])/0.0166667" office:value-type="float" office:value="44.7479105041792" calcext:value-type="float">
            <text:p>44.7479105041792</text:p>
          </table:table-cell>
          <table:table-cell table:formula="of:=ABS([.E289]-[.B289])/0.0166667" office:value-type="float" office:value="725.2185495629" calcext:value-type="float">
            <text:p>725.2185495629</text:p>
          </table:table-cell>
          <table:table-cell table:formula="of:=([.F289]-[.C289])/0.0166667" office:value-type="float" office:value="81.2578374843251" calcext:value-type="float">
            <text:p>81.2578374843251</text:p>
          </table:table-cell>
          <table:table-cell table:formula="of:=DEGREES(ATAN(ABS([.F289]-[.C289])/ABS([.E289]-[.B289])))" office:value-type="float" office:value="6.39309824643561" calcext:value-type="float">
            <text:p>6.39309824643561</text:p>
          </table:table-cell>
          <table:table-cell table:formula="of:=SQRT(POWER([.H289];2)+POWER([.I289];2)+POWER([.J289];2))" office:value-type="float" office:value="731.127318787389" calcext:value-type="float">
            <text:p>731.127318787389</text:p>
          </table:table-cell>
        </table:table-row>
        <table:table-row table:style-name="ro1">
          <table:table-cell office:value-type="float" office:value="81.3575" calcext:value-type="float">
            <text:p>81.3575</text:p>
          </table:table-cell>
          <table:table-cell office:value-type="float" office:value="278.166" calcext:value-type="float">
            <text:p>278.166</text:p>
          </table:table-cell>
          <table:table-cell office:value-type="float" office:value="46.4712" calcext:value-type="float">
            <text:p>46.4712</text:p>
          </table:table-cell>
          <table:table-cell office:value-type="float" office:value="82.1253" calcext:value-type="float">
            <text:p>82.1253</text:p>
          </table:table-cell>
          <table:table-cell office:value-type="float" office:value="268.014" calcext:value-type="float">
            <text:p>268.014</text:p>
          </table:table-cell>
          <table:table-cell office:value-type="float" office:value="47.7411" calcext:value-type="float">
            <text:p>47.7411</text:p>
          </table:table-cell>
          <table:table-cell/>
          <table:table-cell table:formula="of:=([.D290]-[.A290])/0.0166667" office:value-type="float" office:value="46.0679078641839" calcext:value-type="float">
            <text:p>46.0679078641839</text:p>
          </table:table-cell>
          <table:table-cell table:formula="of:=ABS([.E290]-[.B290])/0.0166667" office:value-type="float" office:value="609.118781762436" calcext:value-type="float">
            <text:p>609.118781762436</text:p>
          </table:table-cell>
          <table:table-cell table:formula="of:=([.F290]-[.C290])/0.0166667" office:value-type="float" office:value="76.1938476123048" calcext:value-type="float">
            <text:p>76.1938476123048</text:p>
          </table:table-cell>
          <table:table-cell table:formula="of:=DEGREES(ATAN(ABS([.F290]-[.C290])/ABS([.E290]-[.B290])))" office:value-type="float" office:value="7.13001756258131" calcext:value-type="float">
            <text:p>7.13001756258131</text:p>
          </table:table-cell>
          <table:table-cell table:formula="of:=SQRT(POWER([.H290];2)+POWER([.I290];2)+POWER([.J290];2))" office:value-type="float" office:value="615.591946702281" calcext:value-type="float">
            <text:p>615.591946702281</text:p>
          </table:table-cell>
        </table:table-row>
        <table:table-row table:style-name="ro1">
          <table:table-cell office:value-type="float" office:value="69.2593" calcext:value-type="float">
            <text:p>69.2593</text:p>
          </table:table-cell>
          <table:table-cell office:value-type="float" office:value="285.012" calcext:value-type="float">
            <text:p>285.012</text:p>
          </table:table-cell>
          <table:table-cell office:value-type="float" office:value="46.0618" calcext:value-type="float">
            <text:p>46.0618</text:p>
          </table:table-cell>
          <table:table-cell office:value-type="float" office:value="70.5613" calcext:value-type="float">
            <text:p>70.5613</text:p>
          </table:table-cell>
          <table:table-cell office:value-type="float" office:value="274.52" calcext:value-type="float">
            <text:p>274.52</text:p>
          </table:table-cell>
          <table:table-cell office:value-type="float" office:value="47.3622" calcext:value-type="float">
            <text:p>47.3622</text:p>
          </table:table-cell>
          <table:table-cell/>
          <table:table-cell table:formula="of:=([.D291]-[.A291])/0.0166667" office:value-type="float" office:value="78.1198437603129" calcext:value-type="float">
            <text:p>78.1198437603129</text:p>
          </table:table-cell>
          <table:table-cell table:formula="of:=ABS([.E291]-[.B291])/0.0166667" office:value-type="float" office:value="629.518740962519" calcext:value-type="float">
            <text:p>629.518740962519</text:p>
          </table:table-cell>
          <table:table-cell table:formula="of:=([.F291]-[.C291])/0.0166667" office:value-type="float" office:value="78.0238439523123" calcext:value-type="float">
            <text:p>78.0238439523123</text:p>
          </table:table-cell>
          <table:table-cell table:formula="of:=DEGREES(ATAN(ABS([.F291]-[.C291])/ABS([.E291]-[.B291])))" office:value-type="float" office:value="7.06532514443947" calcext:value-type="float">
            <text:p>7.06532514443947</text:p>
          </table:table-cell>
          <table:table-cell table:formula="of:=SQRT(POWER([.H291];2)+POWER([.I291];2)+POWER([.J291];2))" office:value-type="float" office:value="639.127745788951" calcext:value-type="float">
            <text:p>639.127745788951</text:p>
          </table:table-cell>
        </table:table-row>
        <table:table-row table:style-name="ro1">
          <table:table-cell office:value-type="float" office:value="66.5731" calcext:value-type="float">
            <text:p>66.5731</text:p>
          </table:table-cell>
          <table:table-cell office:value-type="float" office:value="275.143" calcext:value-type="float">
            <text:p>275.143</text:p>
          </table:table-cell>
          <table:table-cell office:value-type="float" office:value="48.0461" calcext:value-type="float">
            <text:p>48.0461</text:p>
          </table:table-cell>
          <table:table-cell office:value-type="float" office:value="67.1259" calcext:value-type="float">
            <text:p>67.1259</text:p>
          </table:table-cell>
          <table:table-cell office:value-type="float" office:value="270.012" calcext:value-type="float">
            <text:p>270.012</text:p>
          </table:table-cell>
          <table:table-cell office:value-type="float" office:value="48.7975" calcext:value-type="float">
            <text:p>48.7975</text:p>
          </table:table-cell>
          <table:table-cell/>
          <table:table-cell table:formula="of:=([.D292]-[.A292])/0.0166667" office:value-type="float" office:value="33.167933664133" calcext:value-type="float">
            <text:p>33.167933664133</text:p>
          </table:table-cell>
          <table:table-cell table:formula="of:=ABS([.E292]-[.B292])/0.0166667" office:value-type="float" office:value="307.85938428123" calcext:value-type="float">
            <text:p>307.85938428123</text:p>
          </table:table-cell>
          <table:table-cell table:formula="of:=([.F292]-[.C292])/0.0166667" office:value-type="float" office:value="45.0839098321801" calcext:value-type="float">
            <text:p>45.0839098321801</text:p>
          </table:table-cell>
          <table:table-cell table:formula="of:=DEGREES(ATAN(ABS([.F292]-[.C292])/ABS([.E292]-[.B292])))" office:value-type="float" office:value="8.33135645990006" calcext:value-type="float">
            <text:p>8.33135645990006</text:p>
          </table:table-cell>
          <table:table-cell table:formula="of:=SQRT(POWER([.H292];2)+POWER([.I292];2)+POWER([.J292];2))" office:value-type="float" office:value="312.905850439589" calcext:value-type="float">
            <text:p>312.905850439589</text:p>
          </table:table-cell>
        </table:table-row>
        <table:table-row table:style-name="ro1">
          <table:table-cell office:value-type="float" office:value="65.0726" calcext:value-type="float">
            <text:p>65.0726</text:p>
          </table:table-cell>
          <table:table-cell office:value-type="float" office:value="292.724" calcext:value-type="float">
            <text:p>292.724</text:p>
          </table:table-cell>
          <table:table-cell office:value-type="float" office:value="45.4679" calcext:value-type="float">
            <text:p>45.4679</text:p>
          </table:table-cell>
          <table:table-cell office:value-type="float" office:value="66.4766" calcext:value-type="float">
            <text:p>66.4766</text:p>
          </table:table-cell>
          <table:table-cell office:value-type="float" office:value="283.229" calcext:value-type="float">
            <text:p>283.229</text:p>
          </table:table-cell>
          <table:table-cell office:value-type="float" office:value="46.6038" calcext:value-type="float">
            <text:p>46.6038</text:p>
          </table:table-cell>
          <table:table-cell/>
          <table:table-cell table:formula="of:=([.D293]-[.A293])/0.0166667" office:value-type="float" office:value="84.2398315203376" calcext:value-type="float">
            <text:p>84.2398315203376</text:p>
          </table:table-cell>
          <table:table-cell table:formula="of:=ABS([.E293]-[.B293])/0.0166667" office:value-type="float" office:value="569.698860602279" calcext:value-type="float">
            <text:p>569.698860602279</text:p>
          </table:table-cell>
          <table:table-cell table:formula="of:=([.F293]-[.C293])/0.0166667" office:value-type="float" office:value="68.1538636922726" calcext:value-type="float">
            <text:p>68.1538636922726</text:p>
          </table:table-cell>
          <table:table-cell table:formula="of:=DEGREES(ATAN(ABS([.F293]-[.C293])/ABS([.E293]-[.B293])))" office:value-type="float" office:value="6.82195223035036" calcext:value-type="float">
            <text:p>6.82195223035036</text:p>
          </table:table-cell>
          <table:table-cell table:formula="of:=SQRT(POWER([.H293];2)+POWER([.I293];2)+POWER([.J293];2))" office:value-type="float" office:value="579.912140002513" calcext:value-type="float">
            <text:p>579.912140002513</text:p>
          </table:table-cell>
        </table:table-row>
        <table:table-row table:style-name="ro1">
          <table:table-cell office:value-type="float" office:value="66.2626" calcext:value-type="float">
            <text:p>66.2626</text:p>
          </table:table-cell>
          <table:table-cell office:value-type="float" office:value="280.38" calcext:value-type="float">
            <text:p>280.38</text:p>
          </table:table-cell>
          <table:table-cell office:value-type="float" office:value="47.5258" calcext:value-type="float">
            <text:p>47.5258</text:p>
          </table:table-cell>
          <table:table-cell office:value-type="float" office:value="67.3536" calcext:value-type="float">
            <text:p>67.3536</text:p>
          </table:table-cell>
          <table:table-cell office:value-type="float" office:value="271.431" calcext:value-type="float">
            <text:p>271.431</text:p>
          </table:table-cell>
          <table:table-cell office:value-type="float" office:value="48.0975" calcext:value-type="float">
            <text:p>48.0975</text:p>
          </table:table-cell>
          <table:table-cell/>
          <table:table-cell table:formula="of:=([.D294]-[.A294])/0.0166667" office:value-type="float" office:value="65.4598690802615" calcext:value-type="float">
            <text:p>65.4598690802615</text:p>
          </table:table-cell>
          <table:table-cell table:formula="of:=ABS([.E294]-[.B294])/0.0166667" office:value-type="float" office:value="536.938926122148" calcext:value-type="float">
            <text:p>536.938926122148</text:p>
          </table:table-cell>
          <table:table-cell table:formula="of:=([.F294]-[.C294])/0.0166667" office:value-type="float" office:value="34.3019313961372" calcext:value-type="float">
            <text:p>34.3019313961372</text:p>
          </table:table-cell>
          <table:table-cell table:formula="of:=DEGREES(ATAN(ABS([.F294]-[.C294])/ABS([.E294]-[.B294])))" office:value-type="float" office:value="3.65532961695284" calcext:value-type="float">
            <text:p>3.65532961695284</text:p>
          </table:table-cell>
          <table:table-cell table:formula="of:=SQRT(POWER([.H294];2)+POWER([.I294];2)+POWER([.J294];2))" office:value-type="float" office:value="542.000947732304" calcext:value-type="float">
            <text:p>542.000947732304</text:p>
          </table:table-cell>
        </table:table-row>
        <table:table-row table:style-name="ro1">
          <table:table-cell office:value-type="float" office:value="65.6865" calcext:value-type="float">
            <text:p>65.6865</text:p>
          </table:table-cell>
          <table:table-cell office:value-type="float" office:value="285.756" calcext:value-type="float">
            <text:p>285.756</text:p>
          </table:table-cell>
          <table:table-cell office:value-type="float" office:value="46.7415" calcext:value-type="float">
            <text:p>46.7415</text:p>
          </table:table-cell>
          <table:table-cell office:value-type="float" office:value="67.0653" calcext:value-type="float">
            <text:p>67.0653</text:p>
          </table:table-cell>
          <table:table-cell office:value-type="float" office:value="275.311" calcext:value-type="float">
            <text:p>275.311</text:p>
          </table:table-cell>
          <table:table-cell office:value-type="float" office:value="47.5238" calcext:value-type="float">
            <text:p>47.5238</text:p>
          </table:table-cell>
          <table:table-cell/>
          <table:table-cell table:formula="of:=([.D295]-[.A295])/0.0166667" office:value-type="float" office:value="82.7278345443308" calcext:value-type="float">
            <text:p>82.7278345443308</text:p>
          </table:table-cell>
          <table:table-cell table:formula="of:=ABS([.E295]-[.B295])/0.0166667" office:value-type="float" office:value="626.698746602506" calcext:value-type="float">
            <text:p>626.698746602506</text:p>
          </table:table-cell>
          <table:table-cell table:formula="of:=([.F295]-[.C295])/0.0166667" office:value-type="float" office:value="46.9379061241877" calcext:value-type="float">
            <text:p>46.9379061241877</text:p>
          </table:table-cell>
          <table:table-cell table:formula="of:=DEGREES(ATAN(ABS([.F295]-[.C295])/ABS([.E295]-[.B295])))" office:value-type="float" office:value="4.28328938335028" calcext:value-type="float">
            <text:p>4.28328938335028</text:p>
          </table:table-cell>
          <table:table-cell table:formula="of:=SQRT(POWER([.H295];2)+POWER([.I295];2)+POWER([.J295];2))" office:value-type="float" office:value="633.875682317022" calcext:value-type="float">
            <text:p>633.875682317022</text:p>
          </table:table-cell>
        </table:table-row>
        <table:table-row table:style-name="ro1">
          <table:table-cell office:value-type="float" office:value="61.6034" calcext:value-type="float">
            <text:p>61.6034</text:p>
          </table:table-cell>
          <table:table-cell office:value-type="float" office:value="286.289" calcext:value-type="float">
            <text:p>286.289</text:p>
          </table:table-cell>
          <table:table-cell office:value-type="float" office:value="47.7108" calcext:value-type="float">
            <text:p>47.7108</text:p>
          </table:table-cell>
          <table:table-cell office:value-type="float" office:value="63.5839" calcext:value-type="float">
            <text:p>63.5839</text:p>
          </table:table-cell>
          <table:table-cell office:value-type="float" office:value="275.753" calcext:value-type="float">
            <text:p>275.753</text:p>
          </table:table-cell>
          <table:table-cell office:value-type="float" office:value="49.2165" calcext:value-type="float">
            <text:p>49.2165</text:p>
          </table:table-cell>
          <table:table-cell/>
          <table:table-cell table:formula="of:=([.D296]-[.A296])/0.0166667" office:value-type="float" office:value="118.829762340475" calcext:value-type="float">
            <text:p>118.829762340475</text:p>
          </table:table-cell>
          <table:table-cell table:formula="of:=ABS([.E296]-[.B296])/0.0166667" office:value-type="float" office:value="632.158735682529" calcext:value-type="float">
            <text:p>632.158735682529</text:p>
          </table:table-cell>
          <table:table-cell table:formula="of:=([.F296]-[.C296])/0.0166667" office:value-type="float" office:value="90.3418193163616" calcext:value-type="float">
            <text:p>90.3418193163616</text:p>
          </table:table-cell>
          <table:table-cell table:formula="of:=DEGREES(ATAN(ABS([.F296]-[.C296])/ABS([.E296]-[.B296])))" office:value-type="float" office:value="8.13307153259091" calcext:value-type="float">
            <text:p>8.13307153259091</text:p>
          </table:table-cell>
          <table:table-cell table:formula="of:=SQRT(POWER([.H296];2)+POWER([.I296];2)+POWER([.J296];2))" office:value-type="float" office:value="649.543550375968" calcext:value-type="float">
            <text:p>649.543550375968</text:p>
          </table:table-cell>
        </table:table-row>
        <table:table-row table:style-name="ro1">
          <table:table-cell office:value-type="float" office:value="60.0254" calcext:value-type="float">
            <text:p>60.0254</text:p>
          </table:table-cell>
          <table:table-cell office:value-type="float" office:value="287.592" calcext:value-type="float">
            <text:p>287.592</text:p>
          </table:table-cell>
          <table:table-cell office:value-type="float" office:value="46.7793" calcext:value-type="float">
            <text:p>46.7793</text:p>
          </table:table-cell>
          <table:table-cell office:value-type="float" office:value="61.2646" calcext:value-type="float">
            <text:p>61.2646</text:p>
          </table:table-cell>
          <table:table-cell office:value-type="float" office:value="278.248" calcext:value-type="float">
            <text:p>278.248</text:p>
          </table:table-cell>
          <table:table-cell office:value-type="float" office:value="47.8873" calcext:value-type="float">
            <text:p>47.8873</text:p>
          </table:table-cell>
          <table:table-cell/>
          <table:table-cell table:formula="of:=([.D297]-[.A297])/0.0166667" office:value-type="float" office:value="74.3518512962976" calcext:value-type="float">
            <text:p>74.3518512962976</text:p>
          </table:table-cell>
          <table:table-cell table:formula="of:=ABS([.E297]-[.B297])/0.0166667" office:value-type="float" office:value="560.638878722242" calcext:value-type="float">
            <text:p>560.638878722242</text:p>
          </table:table-cell>
          <table:table-cell table:formula="of:=([.F297]-[.C297])/0.0166667" office:value-type="float" office:value="66.4798670402662" calcext:value-type="float">
            <text:p>66.4798670402662</text:p>
          </table:table-cell>
          <table:table-cell table:formula="of:=DEGREES(ATAN(ABS([.F297]-[.C297])/ABS([.E297]-[.B297])))" office:value-type="float" office:value="6.76248527657236" calcext:value-type="float">
            <text:p>6.76248527657236</text:p>
          </table:table-cell>
          <table:table-cell table:formula="of:=SQRT(POWER([.H297];2)+POWER([.I297];2)+POWER([.J297];2))" office:value-type="float" office:value="569.441588618017" calcext:value-type="float">
            <text:p>569.441588618017</text:p>
          </table:table-cell>
        </table:table-row>
        <table:table-row table:style-name="ro1">
          <table:table-cell office:value-type="float" office:value="53.8008" calcext:value-type="float">
            <text:p>53.8008</text:p>
          </table:table-cell>
          <table:table-cell office:value-type="float" office:value="289.3" calcext:value-type="float">
            <text:p>289.3</text:p>
          </table:table-cell>
          <table:table-cell office:value-type="float" office:value="46.3369" calcext:value-type="float">
            <text:p>46.3369</text:p>
          </table:table-cell>
          <table:table-cell office:value-type="float" office:value="54.7153" calcext:value-type="float">
            <text:p>54.7153</text:p>
          </table:table-cell>
          <table:table-cell office:value-type="float" office:value="278.442" calcext:value-type="float">
            <text:p>278.442</text:p>
          </table:table-cell>
          <table:table-cell office:value-type="float" office:value="47.4271" calcext:value-type="float">
            <text:p>47.4271</text:p>
          </table:table-cell>
          <table:table-cell/>
          <table:table-cell table:formula="of:=([.D298]-[.A298])/0.0166667" office:value-type="float" office:value="54.8698902602193" calcext:value-type="float">
            <text:p>54.8698902602193</text:p>
          </table:table-cell>
          <table:table-cell table:formula="of:=ABS([.E298]-[.B298])/0.0166667" office:value-type="float" office:value="651.478697042606" calcext:value-type="float">
            <text:p>651.478697042606</text:p>
          </table:table-cell>
          <table:table-cell table:formula="of:=([.F298]-[.C298])/0.0166667" office:value-type="float" office:value="65.4118691762618" calcext:value-type="float">
            <text:p>65.4118691762618</text:p>
          </table:table-cell>
          <table:table-cell table:formula="of:=DEGREES(ATAN(ABS([.F298]-[.C298])/ABS([.E298]-[.B298])))" office:value-type="float" office:value="5.73358036797167" calcext:value-type="float">
            <text:p>5.73358036797167</text:p>
          </table:table-cell>
          <table:table-cell table:formula="of:=SQRT(POWER([.H298];2)+POWER([.I298];2)+POWER([.J298];2))" office:value-type="float" office:value="657.049397067399" calcext:value-type="float">
            <text:p>657.049397067399</text:p>
          </table:table-cell>
        </table:table-row>
        <table:table-row table:style-name="ro1">
          <table:table-cell office:value-type="float" office:value="49.6662" calcext:value-type="float">
            <text:p>49.6662</text:p>
          </table:table-cell>
          <table:table-cell office:value-type="float" office:value="289.767" calcext:value-type="float">
            <text:p>289.767</text:p>
          </table:table-cell>
          <table:table-cell office:value-type="float" office:value="46.5641" calcext:value-type="float">
            <text:p>46.5641</text:p>
          </table:table-cell>
          <table:table-cell office:value-type="float" office:value="51.1846" calcext:value-type="float">
            <text:p>51.1846</text:p>
          </table:table-cell>
          <table:table-cell office:value-type="float" office:value="278.922" calcext:value-type="float">
            <text:p>278.922</text:p>
          </table:table-cell>
          <table:table-cell office:value-type="float" office:value="47.8882" calcext:value-type="float">
            <text:p>47.8882</text:p>
          </table:table-cell>
          <table:table-cell/>
          <table:table-cell table:formula="of:=([.D299]-[.A299])/0.0166667" office:value-type="float" office:value="91.1038177923644" calcext:value-type="float">
            <text:p>91.1038177923644</text:p>
          </table:table-cell>
          <table:table-cell table:formula="of:=ABS([.E299]-[.B299])/0.0166667" office:value-type="float" office:value="650.698698602601" calcext:value-type="float">
            <text:p>650.698698602601</text:p>
          </table:table-cell>
          <table:table-cell table:formula="of:=([.F299]-[.C299])/0.0166667" office:value-type="float" office:value="79.4458411083174" calcext:value-type="float">
            <text:p>79.4458411083174</text:p>
          </table:table-cell>
          <table:table-cell table:formula="of:=DEGREES(ATAN(ABS([.F299]-[.C299])/ABS([.E299]-[.B299])))" office:value-type="float" office:value="6.96096907921821" calcext:value-type="float">
            <text:p>6.96096907921821</text:p>
          </table:table-cell>
          <table:table-cell table:formula="of:=SQRT(POWER([.H299];2)+POWER([.I299];2)+POWER([.J299];2))" office:value-type="float" office:value="661.831053705454" calcext:value-type="float">
            <text:p>661.831053705454</text:p>
          </table:table-cell>
        </table:table-row>
        <table:table-row table:style-name="ro1">
          <table:table-cell office:value-type="float" office:value="50.299" calcext:value-type="float">
            <text:p>50.299</text:p>
          </table:table-cell>
          <table:table-cell office:value-type="float" office:value="292.805" calcext:value-type="float">
            <text:p>292.805</text:p>
          </table:table-cell>
          <table:table-cell office:value-type="float" office:value="46.1129" calcext:value-type="float">
            <text:p>46.1129</text:p>
          </table:table-cell>
          <table:table-cell office:value-type="float" office:value="52.5799" calcext:value-type="float">
            <text:p>52.5799</text:p>
          </table:table-cell>
          <table:table-cell office:value-type="float" office:value="281.896" calcext:value-type="float">
            <text:p>281.896</text:p>
          </table:table-cell>
          <table:table-cell office:value-type="float" office:value="47.9365" calcext:value-type="float">
            <text:p>47.9365</text:p>
          </table:table-cell>
          <table:table-cell/>
          <table:table-cell table:formula="of:=([.D300]-[.A300])/0.0166667" office:value-type="float" office:value="136.853726292548" calcext:value-type="float">
            <text:p>136.853726292548</text:p>
          </table:table-cell>
          <table:table-cell table:formula="of:=ABS([.E300]-[.B300])/0.0166667" office:value-type="float" office:value="654.538690922618" calcext:value-type="float">
            <text:p>654.538690922618</text:p>
          </table:table-cell>
          <table:table-cell table:formula="of:=([.F300]-[.C300])/0.0166667" office:value-type="float" office:value="109.415781168438" calcext:value-type="float">
            <text:p>109.415781168438</text:p>
          </table:table-cell>
          <table:table-cell table:formula="of:=DEGREES(ATAN(ABS([.F300]-[.C300])/ABS([.E300]-[.B300])))" office:value-type="float" office:value="9.4900854199407" calcext:value-type="float">
            <text:p>9.4900854199407</text:p>
          </table:table-cell>
          <table:table-cell table:formula="of:=SQRT(POWER([.H300];2)+POWER([.I300];2)+POWER([.J300];2))" office:value-type="float" office:value="677.585163269938" calcext:value-type="float">
            <text:p>677.585163269938</text:p>
          </table:table-cell>
        </table:table-row>
        <table:table-row table:style-name="ro1">
          <table:table-cell office:value-type="float" office:value="49.7352" calcext:value-type="float">
            <text:p>49.7352</text:p>
          </table:table-cell>
          <table:table-cell office:value-type="float" office:value="294.024" calcext:value-type="float">
            <text:p>294.024</text:p>
          </table:table-cell>
          <table:table-cell office:value-type="float" office:value="46.4528" calcext:value-type="float">
            <text:p>46.4528</text:p>
          </table:table-cell>
          <table:table-cell office:value-type="float" office:value="51.2734" calcext:value-type="float">
            <text:p>51.2734</text:p>
          </table:table-cell>
          <table:table-cell office:value-type="float" office:value="282.929" calcext:value-type="float">
            <text:p>282.929</text:p>
          </table:table-cell>
          <table:table-cell office:value-type="float" office:value="48.0493" calcext:value-type="float">
            <text:p>48.0493</text:p>
          </table:table-cell>
          <table:table-cell/>
          <table:table-cell table:formula="of:=([.D301]-[.A301])/0.0166667" office:value-type="float" office:value="92.2918154163694" calcext:value-type="float">
            <text:p>92.2918154163694</text:p>
          </table:table-cell>
          <table:table-cell table:formula="of:=ABS([.E301]-[.B301])/0.0166667" office:value-type="float" office:value="665.698668602665" calcext:value-type="float">
            <text:p>665.698668602665</text:p>
          </table:table-cell>
          <table:table-cell table:formula="of:=([.F301]-[.C301])/0.0166667" office:value-type="float" office:value="95.7898084203831" calcext:value-type="float">
            <text:p>95.7898084203831</text:p>
          </table:table-cell>
          <table:table-cell table:formula="of:=DEGREES(ATAN(ABS([.F301]-[.C301])/ABS([.E301]-[.B301])))" office:value-type="float" office:value="8.18829338845313" calcext:value-type="float">
            <text:p>8.18829338845313</text:p>
          </table:table-cell>
          <table:table-cell table:formula="of:=SQRT(POWER([.H301];2)+POWER([.I301];2)+POWER([.J301];2))" office:value-type="float" office:value="678.857999856688" calcext:value-type="float">
            <text:p>678.857999856688</text:p>
          </table:table-cell>
        </table:table-row>
        <table:table-row table:style-name="ro1">
          <table:table-cell office:value-type="float" office:value="50.1178" calcext:value-type="float">
            <text:p>50.1178</text:p>
          </table:table-cell>
          <table:table-cell office:value-type="float" office:value="291.261" calcext:value-type="float">
            <text:p>291.261</text:p>
          </table:table-cell>
          <table:table-cell office:value-type="float" office:value="46.5957" calcext:value-type="float">
            <text:p>46.5957</text:p>
          </table:table-cell>
          <table:table-cell office:value-type="float" office:value="51.699" calcext:value-type="float">
            <text:p>51.699</text:p>
          </table:table-cell>
          <table:table-cell office:value-type="float" office:value="278.928" calcext:value-type="float">
            <text:p>278.928</text:p>
          </table:table-cell>
          <table:table-cell office:value-type="float" office:value="48.3783" calcext:value-type="float">
            <text:p>48.3783</text:p>
          </table:table-cell>
          <table:table-cell/>
          <table:table-cell table:formula="of:=([.D302]-[.A302])/0.0166667" office:value-type="float" office:value="94.8718102563792" calcext:value-type="float">
            <text:p>94.8718102563792</text:p>
          </table:table-cell>
          <table:table-cell table:formula="of:=ABS([.E302]-[.B302])/0.0166667" office:value-type="float" office:value="739.978520042962" calcext:value-type="float">
            <text:p>739.978520042962</text:p>
          </table:table-cell>
          <table:table-cell table:formula="of:=([.F302]-[.C302])/0.0166667" office:value-type="float" office:value="106.955786088428" calcext:value-type="float">
            <text:p>106.955786088428</text:p>
          </table:table-cell>
          <table:table-cell table:formula="of:=DEGREES(ATAN(ABS([.F302]-[.C302])/ABS([.E302]-[.B302])))" office:value-type="float" office:value="8.22451842221991" calcext:value-type="float">
            <text:p>8.22451842221991</text:p>
          </table:table-cell>
          <table:table-cell table:formula="of:=SQRT(POWER([.H302];2)+POWER([.I302];2)+POWER([.J302];2))" office:value-type="float" office:value="753.663327145542" calcext:value-type="float">
            <text:p>753.663327145542</text:p>
          </table:table-cell>
        </table:table-row>
        <table:table-row table:style-name="ro1">
          <table:table-cell office:value-type="float" office:value="51.0048" calcext:value-type="float">
            <text:p>51.0048</text:p>
          </table:table-cell>
          <table:table-cell office:value-type="float" office:value="288.642" calcext:value-type="float">
            <text:p>288.642</text:p>
          </table:table-cell>
          <table:table-cell office:value-type="float" office:value="46.7152" calcext:value-type="float">
            <text:p>46.7152</text:p>
          </table:table-cell>
          <table:table-cell office:value-type="float" office:value="52.4886" calcext:value-type="float">
            <text:p>52.4886</text:p>
          </table:table-cell>
          <table:table-cell office:value-type="float" office:value="277.85" calcext:value-type="float">
            <text:p>277.85</text:p>
          </table:table-cell>
          <table:table-cell office:value-type="float" office:value="48.0325" calcext:value-type="float">
            <text:p>48.0325</text:p>
          </table:table-cell>
          <table:table-cell/>
          <table:table-cell table:formula="of:=([.D303]-[.A303])/0.0166667" office:value-type="float" office:value="89.0278219443558" calcext:value-type="float">
            <text:p>89.0278219443558</text:p>
          </table:table-cell>
          <table:table-cell table:formula="of:=ABS([.E303]-[.B303])/0.0166667" office:value-type="float" office:value="647.518704962589" calcext:value-type="float">
            <text:p>647.518704962589</text:p>
          </table:table-cell>
          <table:table-cell table:formula="of:=([.F303]-[.C303])/0.0166667" office:value-type="float" office:value="79.0378419243159" calcext:value-type="float">
            <text:p>79.0378419243159</text:p>
          </table:table-cell>
          <table:table-cell table:formula="of:=DEGREES(ATAN(ABS([.F303]-[.C303])/ABS([.E303]-[.B303])))" office:value-type="float" office:value="6.95924769966635" calcext:value-type="float">
            <text:p>6.95924769966635</text:p>
          </table:table-cell>
          <table:table-cell table:formula="of:=SQRT(POWER([.H303];2)+POWER([.I303];2)+POWER([.J303];2))" office:value-type="float" office:value="658.371784641958" calcext:value-type="float">
            <text:p>658.371784641958</text:p>
          </table:table-cell>
        </table:table-row>
        <table:table-row table:style-name="ro1">
          <table:table-cell office:value-type="float" office:value="49.6243" calcext:value-type="float">
            <text:p>49.6243</text:p>
          </table:table-cell>
          <table:table-cell office:value-type="float" office:value="291.031" calcext:value-type="float">
            <text:p>291.031</text:p>
          </table:table-cell>
          <table:table-cell office:value-type="float" office:value="47.1434" calcext:value-type="float">
            <text:p>47.1434</text:p>
          </table:table-cell>
          <table:table-cell office:value-type="float" office:value="51.335" calcext:value-type="float">
            <text:p>51.335</text:p>
          </table:table-cell>
          <table:table-cell office:value-type="float" office:value="281.557" calcext:value-type="float">
            <text:p>281.557</text:p>
          </table:table-cell>
          <table:table-cell office:value-type="float" office:value="48.248" calcext:value-type="float">
            <text:p>48.248</text:p>
          </table:table-cell>
          <table:table-cell/>
          <table:table-cell table:formula="of:=([.D304]-[.A304])/0.0166667" office:value-type="float" office:value="102.641794716411" calcext:value-type="float">
            <text:p>102.641794716411</text:p>
          </table:table-cell>
          <table:table-cell table:formula="of:=ABS([.E304]-[.B304])/0.0166667" office:value-type="float" office:value="568.438863122273" calcext:value-type="float">
            <text:p>568.438863122273</text:p>
          </table:table-cell>
          <table:table-cell table:formula="of:=([.F304]-[.C304])/0.0166667" office:value-type="float" office:value="66.275867448265" calcext:value-type="float">
            <text:p>66.275867448265</text:p>
          </table:table-cell>
          <table:table-cell table:formula="of:=DEGREES(ATAN(ABS([.F304]-[.C304])/ABS([.E304]-[.B304])))" office:value-type="float" office:value="6.65024847737782" calcext:value-type="float">
            <text:p>6.65024847737782</text:p>
          </table:table-cell>
          <table:table-cell table:formula="of:=SQRT(POWER([.H304];2)+POWER([.I304];2)+POWER([.J304];2))" office:value-type="float" office:value="581.421163818766" calcext:value-type="float">
            <text:p>581.421163818766</text:p>
          </table:table-cell>
        </table:table-row>
        <table:table-row table:style-name="ro1">
          <table:table-cell office:value-type="float" office:value="47.4356" calcext:value-type="float">
            <text:p>47.4356</text:p>
          </table:table-cell>
          <table:table-cell office:value-type="float" office:value="298.038" calcext:value-type="float">
            <text:p>298.038</text:p>
          </table:table-cell>
          <table:table-cell office:value-type="float" office:value="45.376" calcext:value-type="float">
            <text:p>45.376</text:p>
          </table:table-cell>
          <table:table-cell office:value-type="float" office:value="49.0507" calcext:value-type="float">
            <text:p>49.0507</text:p>
          </table:table-cell>
          <table:table-cell office:value-type="float" office:value="286.709" calcext:value-type="float">
            <text:p>286.709</text:p>
          </table:table-cell>
          <table:table-cell office:value-type="float" office:value="47.2704" calcext:value-type="float">
            <text:p>47.2704</text:p>
          </table:table-cell>
          <table:table-cell/>
          <table:table-cell table:formula="of:=([.D305]-[.A305])/0.0166667" office:value-type="float" office:value="96.9058061883875" calcext:value-type="float">
            <text:p>96.9058061883875</text:p>
          </table:table-cell>
          <table:table-cell table:formula="of:=ABS([.E305]-[.B305])/0.0166667" office:value-type="float" office:value="679.738640522719" calcext:value-type="float">
            <text:p>679.738640522719</text:p>
          </table:table-cell>
          <table:table-cell table:formula="of:=([.F305]-[.C305])/0.0166667" office:value-type="float" office:value="113.663772672455" calcext:value-type="float">
            <text:p>113.663772672455</text:p>
          </table:table-cell>
          <table:table-cell table:formula="of:=DEGREES(ATAN(ABS([.F305]-[.C305])/ABS([.E305]-[.B305])))" office:value-type="float" office:value="9.49299218113392" calcext:value-type="float">
            <text:p>9.49299218113392</text:p>
          </table:table-cell>
          <table:table-cell table:formula="of:=SQRT(POWER([.H305];2)+POWER([.I305];2)+POWER([.J305];2))" office:value-type="float" office:value="695.956038777473" calcext:value-type="float">
            <text:p>695.956038777473</text:p>
          </table:table-cell>
        </table:table-row>
        <table:table-row table:style-name="ro1">
          <table:table-cell office:value-type="float" office:value="43.1669" calcext:value-type="float">
            <text:p>43.1669</text:p>
          </table:table-cell>
          <table:table-cell office:value-type="float" office:value="299.737" calcext:value-type="float">
            <text:p>299.737</text:p>
          </table:table-cell>
          <table:table-cell office:value-type="float" office:value="46.2085" calcext:value-type="float">
            <text:p>46.2085</text:p>
          </table:table-cell>
          <table:table-cell office:value-type="float" office:value="44.892" calcext:value-type="float">
            <text:p>44.892</text:p>
          </table:table-cell>
          <table:table-cell office:value-type="float" office:value="288.306" calcext:value-type="float">
            <text:p>288.306</text:p>
          </table:table-cell>
          <table:table-cell office:value-type="float" office:value="48.092" calcext:value-type="float">
            <text:p>48.092</text:p>
          </table:table-cell>
          <table:table-cell/>
          <table:table-cell table:formula="of:=([.D306]-[.A306])/0.0166667" office:value-type="float" office:value="103.505792988414" calcext:value-type="float">
            <text:p>103.505792988414</text:p>
          </table:table-cell>
          <table:table-cell table:formula="of:=ABS([.E306]-[.B306])/0.0166667" office:value-type="float" office:value="685.858628282746" calcext:value-type="float">
            <text:p>685.858628282746</text:p>
          </table:table-cell>
          <table:table-cell table:formula="of:=([.F306]-[.C306])/0.0166667" office:value-type="float" office:value="113.009773980452" calcext:value-type="float">
            <text:p>113.009773980452</text:p>
          </table:table-cell>
          <table:table-cell table:formula="of:=DEGREES(ATAN(ABS([.F306]-[.C306])/ABS([.E306]-[.B306])))" office:value-type="float" office:value="9.3566248086222" calcext:value-type="float">
            <text:p>9.3566248086222</text:p>
          </table:table-cell>
          <table:table-cell table:formula="of:=SQRT(POWER([.H306];2)+POWER([.I306];2)+POWER([.J306];2))" office:value-type="float" office:value="702.770742267465" calcext:value-type="float">
            <text:p>702.770742267465</text:p>
          </table:table-cell>
        </table:table-row>
        <table:table-row table:style-name="ro1">
          <table:table-cell office:value-type="float" office:value="43.504" calcext:value-type="float">
            <text:p>43.504</text:p>
          </table:table-cell>
          <table:table-cell office:value-type="float" office:value="298.378" calcext:value-type="float">
            <text:p>298.378</text:p>
          </table:table-cell>
          <table:table-cell office:value-type="float" office:value="46.1427" calcext:value-type="float">
            <text:p>46.1427</text:p>
          </table:table-cell>
          <table:table-cell office:value-type="float" office:value="45.2065" calcext:value-type="float">
            <text:p>45.2065</text:p>
          </table:table-cell>
          <table:table-cell office:value-type="float" office:value="287.057" calcext:value-type="float">
            <text:p>287.057</text:p>
          </table:table-cell>
          <table:table-cell office:value-type="float" office:value="47.7638" calcext:value-type="float">
            <text:p>47.7638</text:p>
          </table:table-cell>
          <table:table-cell/>
          <table:table-cell table:formula="of:=([.D307]-[.A307])/0.0166667" office:value-type="float" office:value="102.149795700409" calcext:value-type="float">
            <text:p>102.149795700409</text:p>
          </table:table-cell>
          <table:table-cell table:formula="of:=ABS([.E307]-[.B307])/0.0166667" office:value-type="float" office:value="679.258641482715" calcext:value-type="float">
            <text:p>679.258641482715</text:p>
          </table:table-cell>
          <table:table-cell table:formula="of:=([.F307]-[.C307])/0.0166667" office:value-type="float" office:value="97.2658054683894" calcext:value-type="float">
            <text:p>97.2658054683894</text:p>
          </table:table-cell>
          <table:table-cell table:formula="of:=DEGREES(ATAN(ABS([.F307]-[.C307])/ABS([.E307]-[.B307])))" office:value-type="float" office:value="8.14901954470967" calcext:value-type="float">
            <text:p>8.14901954470967</text:p>
          </table:table-cell>
          <table:table-cell table:formula="of:=SQRT(POWER([.H307];2)+POWER([.I307];2)+POWER([.J307];2))" office:value-type="float" office:value="693.748888074059" calcext:value-type="float">
            <text:p>693.748888074059</text:p>
          </table:table-cell>
        </table:table-row>
        <table:table-row table:style-name="ro1">
          <table:table-cell office:value-type="float" office:value="43.8715" calcext:value-type="float">
            <text:p>43.8715</text:p>
          </table:table-cell>
          <table:table-cell office:value-type="float" office:value="296.854" calcext:value-type="float">
            <text:p>296.854</text:p>
          </table:table-cell>
          <table:table-cell office:value-type="float" office:value="46.8745" calcext:value-type="float">
            <text:p>46.8745</text:p>
          </table:table-cell>
          <table:table-cell office:value-type="float" office:value="45.398" calcext:value-type="float">
            <text:p>45.398</text:p>
          </table:table-cell>
          <table:table-cell office:value-type="float" office:value="288.431" calcext:value-type="float">
            <text:p>288.431</text:p>
          </table:table-cell>
          <table:table-cell office:value-type="float" office:value="48.0688" calcext:value-type="float">
            <text:p>48.0688</text:p>
          </table:table-cell>
          <table:table-cell/>
          <table:table-cell table:formula="of:=([.D308]-[.A308])/0.0166667" office:value-type="float" office:value="91.5898168203667" calcext:value-type="float">
            <text:p>91.5898168203667</text:p>
          </table:table-cell>
          <table:table-cell table:formula="of:=ABS([.E308]-[.B308])/0.0166667" office:value-type="float" office:value="505.378989242022" calcext:value-type="float">
            <text:p>505.378989242022</text:p>
          </table:table-cell>
          <table:table-cell table:formula="of:=([.F308]-[.C308])/0.0166667" office:value-type="float" office:value="71.657856684287" calcext:value-type="float">
            <text:p>71.657856684287</text:p>
          </table:table-cell>
          <table:table-cell table:formula="of:=DEGREES(ATAN(ABS([.F308]-[.C308])/ABS([.E308]-[.B308])))" office:value-type="float" office:value="8.07019236753891" calcext:value-type="float">
            <text:p>8.07019236753891</text:p>
          </table:table-cell>
          <table:table-cell table:formula="of:=SQRT(POWER([.H308];2)+POWER([.I308];2)+POWER([.J308];2))" office:value-type="float" office:value="518.586025397004" calcext:value-type="float">
            <text:p>518.586025397004</text:p>
          </table:table-cell>
        </table:table-row>
        <table:table-row table:style-name="ro1">
          <table:table-cell office:value-type="float" office:value="44.1107" calcext:value-type="float">
            <text:p>44.1107</text:p>
          </table:table-cell>
          <table:table-cell office:value-type="float" office:value="292.577" calcext:value-type="float">
            <text:p>292.577</text:p>
          </table:table-cell>
          <table:table-cell office:value-type="float" office:value="46.9761" calcext:value-type="float">
            <text:p>46.9761</text:p>
          </table:table-cell>
          <table:table-cell office:value-type="float" office:value="45.788" calcext:value-type="float">
            <text:p>45.788</text:p>
          </table:table-cell>
          <table:table-cell office:value-type="float" office:value="281.484" calcext:value-type="float">
            <text:p>281.484</text:p>
          </table:table-cell>
          <table:table-cell office:value-type="float" office:value="48.8136" calcext:value-type="float">
            <text:p>48.8136</text:p>
          </table:table-cell>
          <table:table-cell/>
          <table:table-cell table:formula="of:=([.D309]-[.A309])/0.0166667" office:value-type="float" office:value="100.637798724402" calcext:value-type="float">
            <text:p>100.637798724402</text:p>
          </table:table-cell>
          <table:table-cell table:formula="of:=ABS([.E309]-[.B309])/0.0166667" office:value-type="float" office:value="665.578668842663" calcext:value-type="float">
            <text:p>665.578668842663</text:p>
          </table:table-cell>
          <table:table-cell table:formula="of:=([.F309]-[.C309])/0.0166667" office:value-type="float" office:value="110.249779500441" calcext:value-type="float">
            <text:p>110.249779500441</text:p>
          </table:table-cell>
          <table:table-cell table:formula="of:=DEGREES(ATAN(ABS([.F309]-[.C309])/ABS([.E309]-[.B309])))" office:value-type="float" office:value="9.40535776265767" calcext:value-type="float">
            <text:p>9.40535776265767</text:p>
          </table:table-cell>
          <table:table-cell table:formula="of:=SQRT(POWER([.H309];2)+POWER([.I309];2)+POWER([.J309];2))" office:value-type="float" office:value="682.112853441687" calcext:value-type="float">
            <text:p>682.112853441687</text:p>
          </table:table-cell>
        </table:table-row>
        <table:table-row table:style-name="ro1">
          <table:table-cell office:value-type="float" office:value="43.4144" calcext:value-type="float">
            <text:p>43.4144</text:p>
          </table:table-cell>
          <table:table-cell office:value-type="float" office:value="299.871" calcext:value-type="float">
            <text:p>299.871</text:p>
          </table:table-cell>
          <table:table-cell office:value-type="float" office:value="45.9274" calcext:value-type="float">
            <text:p>45.9274</text:p>
          </table:table-cell>
          <table:table-cell office:value-type="float" office:value="45.2879" calcext:value-type="float">
            <text:p>45.2879</text:p>
          </table:table-cell>
          <table:table-cell office:value-type="float" office:value="285.647" calcext:value-type="float">
            <text:p>285.647</text:p>
          </table:table-cell>
          <table:table-cell office:value-type="float" office:value="47.9671" calcext:value-type="float">
            <text:p>47.9671</text:p>
          </table:table-cell>
          <table:table-cell/>
          <table:table-cell table:formula="of:=([.D310]-[.A310])/0.0166667" office:value-type="float" office:value="112.40977518045" calcext:value-type="float">
            <text:p>112.40977518045</text:p>
          </table:table-cell>
          <table:table-cell table:formula="of:=ABS([.E310]-[.B310])/0.0166667" office:value-type="float" office:value="853.438293123413" calcext:value-type="float">
            <text:p>853.438293123413</text:p>
          </table:table-cell>
          <table:table-cell table:formula="of:=([.F310]-[.C310])/0.0166667" office:value-type="float" office:value="122.38175523649" calcext:value-type="float">
            <text:p>122.38175523649</text:p>
          </table:table-cell>
          <table:table-cell table:formula="of:=DEGREES(ATAN(ABS([.F310]-[.C310])/ABS([.E310]-[.B310])))" office:value-type="float" office:value="8.16049613559262" calcext:value-type="float">
            <text:p>8.16049613559262</text:p>
          </table:table-cell>
          <table:table-cell table:formula="of:=SQRT(POWER([.H310];2)+POWER([.I310];2)+POWER([.J310];2))" office:value-type="float" office:value="869.465451723234" calcext:value-type="float">
            <text:p>869.465451723234</text:p>
          </table:table-cell>
        </table:table-row>
        <table:table-row table:style-name="ro1">
          <table:table-cell office:value-type="float" office:value="44.1185" calcext:value-type="float">
            <text:p>44.1185</text:p>
          </table:table-cell>
          <table:table-cell office:value-type="float" office:value="296.973" calcext:value-type="float">
            <text:p>296.973</text:p>
          </table:table-cell>
          <table:table-cell office:value-type="float" office:value="46.5973" calcext:value-type="float">
            <text:p>46.5973</text:p>
          </table:table-cell>
          <table:table-cell office:value-type="float" office:value="45.8009" calcext:value-type="float">
            <text:p>45.8009</text:p>
          </table:table-cell>
          <table:table-cell office:value-type="float" office:value="285.723" calcext:value-type="float">
            <text:p>285.723</text:p>
          </table:table-cell>
          <table:table-cell office:value-type="float" office:value="48.2022" calcext:value-type="float">
            <text:p>48.2022</text:p>
          </table:table-cell>
          <table:table-cell/>
          <table:table-cell table:formula="of:=([.D311]-[.A311])/0.0166667" office:value-type="float" office:value="100.943798112404" calcext:value-type="float">
            <text:p>100.943798112404</text:p>
          </table:table-cell>
          <table:table-cell table:formula="of:=ABS([.E311]-[.B311])/0.0166667" office:value-type="float" office:value="674.9986500027" calcext:value-type="float">
            <text:p>674.9986500027</text:p>
          </table:table-cell>
          <table:table-cell table:formula="of:=([.F311]-[.C311])/0.0166667" office:value-type="float" office:value="96.2938074123852" calcext:value-type="float">
            <text:p>96.2938074123852</text:p>
          </table:table-cell>
          <table:table-cell table:formula="of:=DEGREES(ATAN(ABS([.F311]-[.C311])/ABS([.E311]-[.B311])))" office:value-type="float" office:value="8.11890771976643" calcext:value-type="float">
            <text:p>8.11890771976643</text:p>
          </table:table-cell>
          <table:table-cell table:formula="of:=SQRT(POWER([.H311];2)+POWER([.I311];2)+POWER([.J311];2))" office:value-type="float" office:value="689.264336251919" calcext:value-type="float">
            <text:p>689.264336251919</text:p>
          </table:table-cell>
        </table:table-row>
        <table:table-row table:style-name="ro1">
          <table:table-cell office:value-type="float" office:value="43.8715" calcext:value-type="float">
            <text:p>43.8715</text:p>
          </table:table-cell>
          <table:table-cell office:value-type="float" office:value="296.854" calcext:value-type="float">
            <text:p>296.854</text:p>
          </table:table-cell>
          <table:table-cell office:value-type="float" office:value="46.8745" calcext:value-type="float">
            <text:p>46.8745</text:p>
          </table:table-cell>
          <table:table-cell office:value-type="float" office:value="45.4689" calcext:value-type="float">
            <text:p>45.4689</text:p>
          </table:table-cell>
          <table:table-cell office:value-type="float" office:value="287.068" calcext:value-type="float">
            <text:p>287.068</text:p>
          </table:table-cell>
          <table:table-cell office:value-type="float" office:value="48.0117" calcext:value-type="float">
            <text:p>48.0117</text:p>
          </table:table-cell>
          <table:table-cell/>
          <table:table-cell table:formula="of:=([.D312]-[.A312])/0.0166667" office:value-type="float" office:value="95.8438083123834" calcext:value-type="float">
            <text:p>95.8438083123834</text:p>
          </table:table-cell>
          <table:table-cell table:formula="of:=ABS([.E312]-[.B312])/0.0166667" office:value-type="float" office:value="587.158825682349" calcext:value-type="float">
            <text:p>587.158825682349</text:p>
          </table:table-cell>
          <table:table-cell table:formula="of:=([.F312]-[.C312])/0.0166667" office:value-type="float" office:value="68.2318635362729" calcext:value-type="float">
            <text:p>68.2318635362729</text:p>
          </table:table-cell>
          <table:table-cell table:formula="of:=DEGREES(ATAN(ABS([.F312]-[.C312])/ABS([.E312]-[.B312])))" office:value-type="float" office:value="6.62843054236141" calcext:value-type="float">
            <text:p>6.62843054236141</text:p>
          </table:table-cell>
          <table:table-cell table:formula="of:=SQRT(POWER([.H312];2)+POWER([.I312];2)+POWER([.J312];2))" office:value-type="float" office:value="598.829783302508" calcext:value-type="float">
            <text:p>598.829783302508</text:p>
          </table:table-cell>
        </table:table-row>
        <table:table-row table:style-name="ro1">
          <table:table-cell office:value-type="float" office:value="43.9698" calcext:value-type="float">
            <text:p>43.9698</text:p>
          </table:table-cell>
          <table:table-cell office:value-type="float" office:value="295.321" calcext:value-type="float">
            <text:p>295.321</text:p>
          </table:table-cell>
          <table:table-cell office:value-type="float" office:value="47.3502" calcext:value-type="float">
            <text:p>47.3502</text:p>
          </table:table-cell>
          <table:table-cell office:value-type="float" office:value="45.8305" calcext:value-type="float">
            <text:p>45.8305</text:p>
          </table:table-cell>
          <table:table-cell office:value-type="float" office:value="285.568" calcext:value-type="float">
            <text:p>285.568</text:p>
          </table:table-cell>
          <table:table-cell office:value-type="float" office:value="48.9779" calcext:value-type="float">
            <text:p>48.9779</text:p>
          </table:table-cell>
          <table:table-cell/>
          <table:table-cell table:formula="of:=([.D313]-[.A313])/0.0166667" office:value-type="float" office:value="111.641776716447" calcext:value-type="float">
            <text:p>111.641776716447</text:p>
          </table:table-cell>
          <table:table-cell table:formula="of:=ABS([.E313]-[.B313])/0.0166667" office:value-type="float" office:value="585.178829642343" calcext:value-type="float">
            <text:p>585.178829642343</text:p>
          </table:table-cell>
          <table:table-cell table:formula="of:=([.F313]-[.C313])/0.0166667" office:value-type="float" office:value="97.6618046763905" calcext:value-type="float">
            <text:p>97.6618046763905</text:p>
          </table:table-cell>
          <table:table-cell table:formula="of:=DEGREES(ATAN(ABS([.F313]-[.C313])/ABS([.E313]-[.B313])))" office:value-type="float" office:value="9.47489674415084" calcext:value-type="float">
            <text:p>9.47489674415084</text:p>
          </table:table-cell>
          <table:table-cell table:formula="of:=SQRT(POWER([.H313];2)+POWER([.I313];2)+POWER([.J313];2))" office:value-type="float" office:value="603.685329507548" calcext:value-type="float">
            <text:p>603.685329507548</text:p>
          </table:table-cell>
        </table:table-row>
        <table:table-row table:style-name="ro1">
          <table:table-cell office:value-type="float" office:value="43.0096" calcext:value-type="float">
            <text:p>43.0096</text:p>
          </table:table-cell>
          <table:table-cell office:value-type="float" office:value="298.13" calcext:value-type="float">
            <text:p>298.13</text:p>
          </table:table-cell>
          <table:table-cell office:value-type="float" office:value="46.7002" calcext:value-type="float">
            <text:p>46.7002</text:p>
          </table:table-cell>
          <table:table-cell office:value-type="float" office:value="45.057" calcext:value-type="float">
            <text:p>45.057</text:p>
          </table:table-cell>
          <table:table-cell office:value-type="float" office:value="285.473" calcext:value-type="float">
            <text:p>285.473</text:p>
          </table:table-cell>
          <table:table-cell office:value-type="float" office:value="48.4971" calcext:value-type="float">
            <text:p>48.4971</text:p>
          </table:table-cell>
          <table:table-cell/>
          <table:table-cell table:formula="of:=([.D314]-[.A314])/0.0166667" office:value-type="float" office:value="122.843754312492" calcext:value-type="float">
            <text:p>122.843754312492</text:p>
          </table:table-cell>
          <table:table-cell table:formula="of:=ABS([.E314]-[.B314])/0.0166667" office:value-type="float" office:value="759.418481163037" calcext:value-type="float">
            <text:p>759.418481163037</text:p>
          </table:table-cell>
          <table:table-cell table:formula="of:=([.F314]-[.C314])/0.0166667" office:value-type="float" office:value="107.813784372431" calcext:value-type="float">
            <text:p>107.813784372431</text:p>
          </table:table-cell>
          <table:table-cell table:formula="of:=DEGREES(ATAN(ABS([.F314]-[.C314])/ABS([.E314]-[.B314])))" office:value-type="float" office:value="8.08021981846128" calcext:value-type="float">
            <text:p>8.08021981846128</text:p>
          </table:table-cell>
          <table:table-cell table:formula="of:=SQRT(POWER([.H314];2)+POWER([.I314];2)+POWER([.J314];2))" office:value-type="float" office:value="776.808103463311" calcext:value-type="float">
            <text:p>776.808103463311</text:p>
          </table:table-cell>
        </table:table-row>
        <table:table-row table:style-name="ro1">
          <table:table-cell office:value-type="float" office:value="43.8707" calcext:value-type="float">
            <text:p>43.8707</text:p>
          </table:table-cell>
          <table:table-cell office:value-type="float" office:value="296.866" calcext:value-type="float">
            <text:p>296.866</text:p>
          </table:table-cell>
          <table:table-cell office:value-type="float" office:value="46.8728" calcext:value-type="float">
            <text:p>46.8728</text:p>
          </table:table-cell>
          <table:table-cell office:value-type="float" office:value="45.4686" calcext:value-type="float">
            <text:p>45.4686</text:p>
          </table:table-cell>
          <table:table-cell office:value-type="float" office:value="287.074" calcext:value-type="float">
            <text:p>287.074</text:p>
          </table:table-cell>
          <table:table-cell office:value-type="float" office:value="48.0109" calcext:value-type="float">
            <text:p>48.0109</text:p>
          </table:table-cell>
          <table:table-cell/>
          <table:table-cell table:formula="of:=([.D315]-[.A315])/0.0166667" office:value-type="float" office:value="95.8738082523837" calcext:value-type="float">
            <text:p>95.8738082523837</text:p>
          </table:table-cell>
          <table:table-cell table:formula="of:=ABS([.E315]-[.B315])/0.0166667" office:value-type="float" office:value="587.518824962349" calcext:value-type="float">
            <text:p>587.518824962349</text:p>
          </table:table-cell>
          <table:table-cell table:formula="of:=([.F315]-[.C315])/0.0166667" office:value-type="float" office:value="68.2858634282732" calcext:value-type="float">
            <text:p>68.2858634282732</text:p>
          </table:table-cell>
          <table:table-cell table:formula="of:=DEGREES(ATAN(ABS([.F315]-[.C315])/ABS([.E315]-[.B315])))" office:value-type="float" office:value="6.6296011327447" calcext:value-type="float">
            <text:p>6.6296011327447</text:p>
          </table:table-cell>
          <table:table-cell table:formula="of:=SQRT(POWER([.H315];2)+POWER([.I315];2)+POWER([.J315];2))" office:value-type="float" office:value="599.193721544292" calcext:value-type="float">
            <text:p>599.193721544292</text:p>
          </table:table-cell>
        </table:table-row>
        <table:table-row table:style-name="ro1">
          <table:table-cell office:value-type="float" office:value="45.2244" calcext:value-type="float">
            <text:p>45.2244</text:p>
          </table:table-cell>
          <table:table-cell office:value-type="float" office:value="291.346" calcext:value-type="float">
            <text:p>291.346</text:p>
          </table:table-cell>
          <table:table-cell office:value-type="float" office:value="47.3973" calcext:value-type="float">
            <text:p>47.3973</text:p>
          </table:table-cell>
          <table:table-cell office:value-type="float" office:value="47.2751" calcext:value-type="float">
            <text:p>47.2751</text:p>
          </table:table-cell>
          <table:table-cell office:value-type="float" office:value="281.915" calcext:value-type="float">
            <text:p>281.915</text:p>
          </table:table-cell>
          <table:table-cell office:value-type="float" office:value="48.4867" calcext:value-type="float">
            <text:p>48.4867</text:p>
          </table:table-cell>
          <table:table-cell/>
          <table:table-cell table:formula="of:=([.D316]-[.A316])/0.0166667" office:value-type="float" office:value="123.041753916492" calcext:value-type="float">
            <text:p>123.041753916492</text:p>
          </table:table-cell>
          <table:table-cell table:formula="of:=ABS([.E316]-[.B316])/0.0166667" office:value-type="float" office:value="565.858868282262" calcext:value-type="float">
            <text:p>565.858868282262</text:p>
          </table:table-cell>
          <table:table-cell table:formula="of:=([.F316]-[.C316])/0.0166667" office:value-type="float" office:value="65.3638692722613" calcext:value-type="float">
            <text:p>65.3638692722613</text:p>
          </table:table-cell>
          <table:table-cell table:formula="of:=DEGREES(ATAN(ABS([.F316]-[.C316])/ABS([.E316]-[.B316])))" office:value-type="float" office:value="6.58918519551231" calcext:value-type="float">
            <text:p>6.58918519551231</text:p>
          </table:table-cell>
          <table:table-cell table:formula="of:=SQRT(POWER([.H316];2)+POWER([.I316];2)+POWER([.J316];2))" office:value-type="float" office:value="582.758927367716" calcext:value-type="float">
            <text:p>582.758927367716</text:p>
          </table:table-cell>
        </table:table-row>
        <table:table-row table:style-name="ro1">
          <table:table-cell office:value-type="float" office:value="45.2549" calcext:value-type="float">
            <text:p>45.2549</text:p>
          </table:table-cell>
          <table:table-cell office:value-type="float" office:value="291.183" calcext:value-type="float">
            <text:p>291.183</text:p>
          </table:table-cell>
          <table:table-cell office:value-type="float" office:value="48.1833" calcext:value-type="float">
            <text:p>48.1833</text:p>
          </table:table-cell>
          <table:table-cell office:value-type="float" office:value="47.6354" calcext:value-type="float">
            <text:p>47.6354</text:p>
          </table:table-cell>
          <table:table-cell office:value-type="float" office:value="280.394" calcext:value-type="float">
            <text:p>280.394</text:p>
          </table:table-cell>
          <table:table-cell office:value-type="float" office:value="49.6969" calcext:value-type="float">
            <text:p>49.6969</text:p>
          </table:table-cell>
          <table:table-cell/>
          <table:table-cell table:formula="of:=([.D317]-[.A317])/0.0166667" office:value-type="float" office:value="142.829714340571" calcext:value-type="float">
            <text:p>142.829714340571</text:p>
          </table:table-cell>
          <table:table-cell table:formula="of:=ABS([.E317]-[.B317])/0.0166667" office:value-type="float" office:value="647.338705322589" calcext:value-type="float">
            <text:p>647.338705322589</text:p>
          </table:table-cell>
          <table:table-cell table:formula="of:=([.F317]-[.C317])/0.0166667" office:value-type="float" office:value="90.8158183683631" calcext:value-type="float">
            <text:p>90.8158183683631</text:p>
          </table:table-cell>
          <table:table-cell table:formula="of:=DEGREES(ATAN(ABS([.F317]-[.C317])/ABS([.E317]-[.B317])))" office:value-type="float" office:value="7.98596439057341" calcext:value-type="float">
            <text:p>7.98596439057341</text:p>
          </table:table-cell>
          <table:table-cell table:formula="of:=SQRT(POWER([.H317];2)+POWER([.I317];2)+POWER([.J317];2))" office:value-type="float" office:value="669.10032100818" calcext:value-type="float">
            <text:p>669.10032100818</text:p>
          </table:table-cell>
        </table:table-row>
        <table:table-row table:style-name="ro1">
          <table:table-cell office:value-type="float" office:value="43.861" calcext:value-type="float">
            <text:p>43.861</text:p>
          </table:table-cell>
          <table:table-cell office:value-type="float" office:value="296.907" calcext:value-type="float">
            <text:p>296.907</text:p>
          </table:table-cell>
          <table:table-cell office:value-type="float" office:value="46.6095" calcext:value-type="float">
            <text:p>46.6095</text:p>
          </table:table-cell>
          <table:table-cell office:value-type="float" office:value="46.5559" calcext:value-type="float">
            <text:p>46.5559</text:p>
          </table:table-cell>
          <table:table-cell office:value-type="float" office:value="285.916" calcext:value-type="float">
            <text:p>285.916</text:p>
          </table:table-cell>
          <table:table-cell office:value-type="float" office:value="48.1666" calcext:value-type="float">
            <text:p>48.1666</text:p>
          </table:table-cell>
          <table:table-cell/>
          <table:table-cell table:formula="of:=([.D318]-[.A318])/0.0166667" office:value-type="float" office:value="161.693676612647" calcext:value-type="float">
            <text:p>161.693676612647</text:p>
          </table:table-cell>
          <table:table-cell table:formula="of:=ABS([.E318]-[.B318])/0.0166667" office:value-type="float" office:value="659.458681082637" calcext:value-type="float">
            <text:p>659.458681082637</text:p>
          </table:table-cell>
          <table:table-cell table:formula="of:=([.F318]-[.C318])/0.0166667" office:value-type="float" office:value="93.425813148374" calcext:value-type="float">
            <text:p>93.425813148374</text:p>
          </table:table-cell>
          <table:table-cell table:formula="of:=DEGREES(ATAN(ABS([.F318]-[.C318])/ABS([.E318]-[.B318])))" office:value-type="float" office:value="8.06345909930651" calcext:value-type="float">
            <text:p>8.06345909930651</text:p>
          </table:table-cell>
          <table:table-cell table:formula="of:=SQRT(POWER([.H318];2)+POWER([.I318];2)+POWER([.J318];2))" office:value-type="float" office:value="685.389655359782" calcext:value-type="float">
            <text:p>685.389655359782</text:p>
          </table:table-cell>
        </table:table-row>
        <table:table-row table:style-name="ro1">
          <table:table-cell office:value-type="float" office:value="44.9074" calcext:value-type="float">
            <text:p>44.907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7.7285" calcext:value-type="float">
            <text:p>47.7285</text:p>
          </table:table-cell>
          <table:table-cell office:value-type="float" office:value="47.6261" calcext:value-type="float">
            <text:p>47.6261</text:p>
          </table:table-cell>
          <table:table-cell office:value-type="float" office:value="280.446" calcext:value-type="float">
            <text:p>280.446</text:p>
          </table:table-cell>
          <table:table-cell office:value-type="float" office:value="49.4414" calcext:value-type="float">
            <text:p>49.4414</text:p>
          </table:table-cell>
          <table:table-cell/>
          <table:table-cell table:formula="of:=([.D319]-[.A319])/0.0166667" office:value-type="float" office:value="163.121673756652" calcext:value-type="float">
            <text:p>163.121673756652</text:p>
          </table:table-cell>
          <table:table-cell table:formula="of:=ABS([.E319]-[.B319])/0.0166667" office:value-type="float" office:value="729.838540322919" calcext:value-type="float">
            <text:p>729.838540322919</text:p>
          </table:table-cell>
          <table:table-cell table:formula="of:=([.F319]-[.C319])/0.0166667" office:value-type="float" office:value="102.773794452411" calcext:value-type="float">
            <text:p>102.773794452411</text:p>
          </table:table-cell>
          <table:table-cell table:formula="of:=DEGREES(ATAN(ABS([.F319]-[.C319])/ABS([.E319]-[.B319])))" office:value-type="float" office:value="8.01552532772545" calcext:value-type="float">
            <text:p>8.01552532772545</text:p>
          </table:table-cell>
          <table:table-cell table:formula="of:=SQRT(POWER([.H319];2)+POWER([.I319];2)+POWER([.J319];2))" office:value-type="float" office:value="754.874445332472" calcext:value-type="float">
            <text:p>754.874445332472</text:p>
          </table:table-cell>
        </table:table-row>
        <table:table-row table:style-name="ro1">
          <table:table-cell office:value-type="float" office:value="42.3796" calcext:value-type="float">
            <text:p>42.3796</text:p>
          </table:table-cell>
          <table:table-cell office:value-type="float" office:value="299.588" calcext:value-type="float">
            <text:p>299.588</text:p>
          </table:table-cell>
          <table:table-cell office:value-type="float" office:value="45.9792" calcext:value-type="float">
            <text:p>45.9792</text:p>
          </table:table-cell>
          <table:table-cell office:value-type="float" office:value="44.9591" calcext:value-type="float">
            <text:p>44.9591</text:p>
          </table:table-cell>
          <table:table-cell office:value-type="float" office:value="291.344" calcext:value-type="float">
            <text:p>291.344</text:p>
          </table:table-cell>
          <table:table-cell office:value-type="float" office:value="47.1458" calcext:value-type="float">
            <text:p>47.1458</text:p>
          </table:table-cell>
          <table:table-cell/>
          <table:table-cell table:formula="of:=([.D320]-[.A320])/0.0166667" office:value-type="float" office:value="154.769690460619" calcext:value-type="float">
            <text:p>154.769690460619</text:p>
          </table:table-cell>
          <table:table-cell table:formula="of:=ABS([.E320]-[.B320])/0.0166667" office:value-type="float" office:value="494.63901072198" calcext:value-type="float">
            <text:p>494.63901072198</text:p>
          </table:table-cell>
          <table:table-cell table:formula="of:=([.F320]-[.C320])/0.0166667" office:value-type="float" office:value="69.9958600082801" calcext:value-type="float">
            <text:p>69.9958600082801</text:p>
          </table:table-cell>
          <table:table-cell table:formula="of:=DEGREES(ATAN(ABS([.F320]-[.C320])/ABS([.E320]-[.B320])))" office:value-type="float" office:value="8.05438873484581" calcext:value-type="float">
            <text:p>8.05438873484581</text:p>
          </table:table-cell>
          <table:table-cell table:formula="of:=SQRT(POWER([.H320];2)+POWER([.I320];2)+POWER([.J320];2))" office:value-type="float" office:value="522.992187734763" calcext:value-type="float">
            <text:p>522.992187734763</text:p>
          </table:table-cell>
        </table:table-row>
        <table:table-row table:style-name="ro1">
          <table:table-cell office:value-type="float" office:value="42.5678" calcext:value-type="float">
            <text:p>42.5678</text:p>
          </table:table-cell>
          <table:table-cell office:value-type="float" office:value="301.049" calcext:value-type="float">
            <text:p>301.049</text:p>
          </table:table-cell>
          <table:table-cell office:value-type="float" office:value="46.2854" calcext:value-type="float">
            <text:p>46.2854</text:p>
          </table:table-cell>
          <table:table-cell office:value-type="float" office:value="45.884" calcext:value-type="float">
            <text:p>45.884</text:p>
          </table:table-cell>
          <table:table-cell office:value-type="float" office:value="288.671" calcext:value-type="float">
            <text:p>288.671</text:p>
          </table:table-cell>
          <table:table-cell office:value-type="float" office:value="47.5232" calcext:value-type="float">
            <text:p>47.5232</text:p>
          </table:table-cell>
          <table:table-cell/>
          <table:table-cell table:formula="of:=([.D321]-[.A321])/0.0166667" office:value-type="float" office:value="198.971602056796" calcext:value-type="float">
            <text:p>198.971602056796</text:p>
          </table:table-cell>
          <table:table-cell table:formula="of:=ABS([.E321]-[.B321])/0.0166667" office:value-type="float" office:value="742.67851464297" calcext:value-type="float">
            <text:p>742.67851464297</text:p>
          </table:table-cell>
          <table:table-cell table:formula="of:=([.F321]-[.C321])/0.0166667" office:value-type="float" office:value="74.2678514642971" calcext:value-type="float">
            <text:p>74.2678514642971</text:p>
          </table:table-cell>
          <table:table-cell table:formula="of:=DEGREES(ATAN(ABS([.F321]-[.C321])/ABS([.E321]-[.B321])))" office:value-type="float" office:value="5.71059313749965" calcext:value-type="float">
            <text:p>5.71059313749965</text:p>
          </table:table-cell>
          <table:table-cell table:formula="of:=SQRT(POWER([.H321];2)+POWER([.I321];2)+POWER([.J321];2))" office:value-type="float" office:value="772.448566765748" calcext:value-type="float">
            <text:p>772.448566765748</text:p>
          </table:table-cell>
        </table:table-row>
        <table:table-row table:style-name="ro1">
          <table:table-cell office:value-type="float" office:value="43.778" calcext:value-type="float">
            <text:p>43.778</text:p>
          </table:table-cell>
          <table:table-cell office:value-type="float" office:value="293.929" calcext:value-type="float">
            <text:p>293.929</text:p>
          </table:table-cell>
          <table:table-cell office:value-type="float" office:value="47.0398" calcext:value-type="float">
            <text:p>47.0398</text:p>
          </table:table-cell>
          <table:table-cell office:value-type="float" office:value="46.2669" calcext:value-type="float">
            <text:p>46.2669</text:p>
          </table:table-cell>
          <table:table-cell office:value-type="float" office:value="281.718" calcext:value-type="float">
            <text:p>281.718</text:p>
          </table:table-cell>
          <table:table-cell office:value-type="float" office:value="48.2763" calcext:value-type="float">
            <text:p>48.2763</text:p>
          </table:table-cell>
          <table:table-cell/>
          <table:table-cell table:formula="of:=([.D322]-[.A322])/0.0166667" office:value-type="float" office:value="149.333701332597" calcext:value-type="float">
            <text:p>149.333701332597</text:p>
          </table:table-cell>
          <table:table-cell table:formula="of:=ABS([.E322]-[.B322])/0.0166667" office:value-type="float" office:value="732.658534682928" calcext:value-type="float">
            <text:p>732.658534682928</text:p>
          </table:table-cell>
          <table:table-cell table:formula="of:=([.F322]-[.C322])/0.0166667" office:value-type="float" office:value="74.1898516202967" calcext:value-type="float">
            <text:p>74.1898516202967</text:p>
          </table:table-cell>
          <table:table-cell table:formula="of:=DEGREES(ATAN(ABS([.F322]-[.C322])/ABS([.E322]-[.B322])))" office:value-type="float" office:value="5.7821277611844" calcext:value-type="float">
            <text:p>5.7821277611844</text:p>
          </table:table-cell>
          <table:table-cell table:formula="of:=SQRT(POWER([.H322];2)+POWER([.I322];2)+POWER([.J322];2))" office:value-type="float" office:value="751.394182091444" calcext:value-type="float">
            <text:p>751.394182091444</text:p>
          </table:table-cell>
        </table:table-row>
        <table:table-row table:style-name="ro1">
          <table:table-cell office:value-type="float" office:value="41.6951" calcext:value-type="float">
            <text:p>41.6951</text:p>
          </table:table-cell>
          <table:table-cell office:value-type="float" office:value="302.341" calcext:value-type="float">
            <text:p>302.341</text:p>
          </table:table-cell>
          <table:table-cell office:value-type="float" office:value="46.1089" calcext:value-type="float">
            <text:p>46.1089</text:p>
          </table:table-cell>
          <table:table-cell office:value-type="float" office:value="44.7154" calcext:value-type="float">
            <text:p>44.7154</text:p>
          </table:table-cell>
          <table:table-cell office:value-type="float" office:value="291.216" calcext:value-type="float">
            <text:p>291.216</text:p>
          </table:table-cell>
          <table:table-cell office:value-type="float" office:value="47.4214" calcext:value-type="float">
            <text:p>47.4214</text:p>
          </table:table-cell>
          <table:table-cell/>
          <table:table-cell table:formula="of:=([.D323]-[.A323])/0.0166667" office:value-type="float" office:value="181.217637564725" calcext:value-type="float">
            <text:p>181.217637564725</text:p>
          </table:table-cell>
          <table:table-cell table:formula="of:=ABS([.E323]-[.B323])/0.0166667" office:value-type="float" office:value="667.49866500267" calcext:value-type="float">
            <text:p>667.49866500267</text:p>
          </table:table-cell>
          <table:table-cell table:formula="of:=([.F323]-[.C323])/0.0166667" office:value-type="float" office:value="78.749842500315" calcext:value-type="float">
            <text:p>78.749842500315</text:p>
          </table:table-cell>
          <table:table-cell table:formula="of:=DEGREES(ATAN(ABS([.F323]-[.C323])/ABS([.E323]-[.B323])))" office:value-type="float" office:value="6.72851209376868" calcext:value-type="float">
            <text:p>6.72851209376868</text:p>
          </table:table-cell>
          <table:table-cell table:formula="of:=SQRT(POWER([.H323];2)+POWER([.I323];2)+POWER([.J323];2))" office:value-type="float" office:value="696.129181717525" calcext:value-type="float">
            <text:p>696.129181717525</text:p>
          </table:table-cell>
        </table:table-row>
        <table:table-row table:style-name="ro1">
          <table:table-cell office:value-type="float" office:value="43.0324" calcext:value-type="float">
            <text:p>43.0324</text:p>
          </table:table-cell>
          <table:table-cell office:value-type="float" office:value="298.005" calcext:value-type="float">
            <text:p>298.005</text:p>
          </table:table-cell>
          <table:table-cell office:value-type="float" office:value="47.2338" calcext:value-type="float">
            <text:p>47.2338</text:p>
          </table:table-cell>
          <table:table-cell office:value-type="float" office:value="46.0033" calcext:value-type="float">
            <text:p>46.0033</text:p>
          </table:table-cell>
          <table:table-cell office:value-type="float" office:value="287.034" calcext:value-type="float">
            <text:p>287.034</text:p>
          </table:table-cell>
          <table:table-cell office:value-type="float" office:value="48.7671" calcext:value-type="float">
            <text:p>48.7671</text:p>
          </table:table-cell>
          <table:table-cell/>
          <table:table-cell table:formula="of:=([.D324]-[.A324])/0.0166667" office:value-type="float" office:value="178.253643492713" calcext:value-type="float">
            <text:p>178.253643492713</text:p>
          </table:table-cell>
          <table:table-cell table:formula="of:=ABS([.E324]-[.B324])/0.0166667" office:value-type="float" office:value="658.258683482633" calcext:value-type="float">
            <text:p>658.258683482633</text:p>
          </table:table-cell>
          <table:table-cell table:formula="of:=([.F324]-[.C324])/0.0166667" office:value-type="float" office:value="91.9978160043678" calcext:value-type="float">
            <text:p>91.9978160043678</text:p>
          </table:table-cell>
          <table:table-cell table:formula="of:=DEGREES(ATAN(ABS([.F324]-[.C324])/ABS([.E324]-[.B324])))" office:value-type="float" office:value="7.95608764930134" calcext:value-type="float">
            <text:p>7.95608764930134</text:p>
          </table:table-cell>
          <table:table-cell table:formula="of:=SQRT(POWER([.H324];2)+POWER([.I324];2)+POWER([.J324];2))" office:value-type="float" office:value="688.144210139336" calcext:value-type="float">
            <text:p>688.144210139336</text:p>
          </table:table-cell>
        </table:table-row>
        <table:table-row table:style-name="ro1">
          <table:table-cell office:value-type="float" office:value="40.0957" calcext:value-type="float">
            <text:p>40.0957</text:p>
          </table:table-cell>
          <table:table-cell office:value-type="float" office:value="306.544" calcext:value-type="float">
            <text:p>306.544</text:p>
          </table:table-cell>
          <table:table-cell office:value-type="float" office:value="45.5218" calcext:value-type="float">
            <text:p>45.5218</text:p>
          </table:table-cell>
          <table:table-cell office:value-type="float" office:value="42.9443" calcext:value-type="float">
            <text:p>42.9443</text:p>
          </table:table-cell>
          <table:table-cell office:value-type="float" office:value="295.058" calcext:value-type="float">
            <text:p>295.058</text:p>
          </table:table-cell>
          <table:table-cell office:value-type="float" office:value="47.3985" calcext:value-type="float">
            <text:p>47.3985</text:p>
          </table:table-cell>
          <table:table-cell/>
          <table:table-cell table:formula="of:=([.D325]-[.A325])/0.0166667" office:value-type="float" office:value="170.915658168684" calcext:value-type="float">
            <text:p>170.915658168684</text:p>
          </table:table-cell>
          <table:table-cell table:formula="of:=ABS([.E325]-[.B325])/0.0166667" office:value-type="float" office:value="689.158621682756" calcext:value-type="float">
            <text:p>689.158621682756</text:p>
          </table:table-cell>
          <table:table-cell table:formula="of:=([.F325]-[.C325])/0.0166667" office:value-type="float" office:value="112.60177479645" calcext:value-type="float">
            <text:p>112.60177479645</text:p>
          </table:table-cell>
          <table:table-cell table:formula="of:=DEGREES(ATAN(ABS([.F325]-[.C325])/ABS([.E325]-[.B325])))" office:value-type="float" office:value="9.27957252986061" calcext:value-type="float">
            <text:p>9.27957252986061</text:p>
          </table:table-cell>
          <table:table-cell table:formula="of:=SQRT(POWER([.H325];2)+POWER([.I325];2)+POWER([.J325];2))" office:value-type="float" office:value="718.909540717204" calcext:value-type="float">
            <text:p>718.909540717204</text:p>
          </table:table-cell>
        </table:table-row>
        <table:table-row table:style-name="ro1">
          <table:table-cell office:value-type="float" office:value="39.6991" calcext:value-type="float">
            <text:p>39.6991</text:p>
          </table:table-cell>
          <table:table-cell office:value-type="float" office:value="304.751" calcext:value-type="float">
            <text:p>304.751</text:p>
          </table:table-cell>
          <table:table-cell office:value-type="float" office:value="46.3069" calcext:value-type="float">
            <text:p>46.3069</text:p>
          </table:table-cell>
          <table:table-cell office:value-type="float" office:value="42.5358" calcext:value-type="float">
            <text:p>42.5358</text:p>
          </table:table-cell>
          <table:table-cell office:value-type="float" office:value="293.393" calcext:value-type="float">
            <text:p>293.393</text:p>
          </table:table-cell>
          <table:table-cell office:value-type="float" office:value="47.8964" calcext:value-type="float">
            <text:p>47.8964</text:p>
          </table:table-cell>
          <table:table-cell/>
          <table:table-cell table:formula="of:=([.D326]-[.A326])/0.0166667" office:value-type="float" office:value="170.201659596681" calcext:value-type="float">
            <text:p>170.201659596681</text:p>
          </table:table-cell>
          <table:table-cell table:formula="of:=ABS([.E326]-[.B326])/0.0166667" office:value-type="float" office:value="681.478637042726" calcext:value-type="float">
            <text:p>681.478637042726</text:p>
          </table:table-cell>
          <table:table-cell table:formula="of:=([.F326]-[.C326])/0.0166667" office:value-type="float" office:value="95.3698092603815" calcext:value-type="float">
            <text:p>95.3698092603815</text:p>
          </table:table-cell>
          <table:table-cell table:formula="of:=DEGREES(ATAN(ABS([.F326]-[.C326])/ABS([.E326]-[.B326])))" office:value-type="float" office:value="7.96654288503948" calcext:value-type="float">
            <text:p>7.96654288503948</text:p>
          </table:table-cell>
          <table:table-cell table:formula="of:=SQRT(POWER([.H326];2)+POWER([.I326];2)+POWER([.J326];2))" office:value-type="float" office:value="708.856218279446" calcext:value-type="float">
            <text:p>708.856218279446</text:p>
          </table:table-cell>
        </table:table-row>
        <table:table-row table:style-name="ro1">
          <table:table-cell office:value-type="float" office:value="41.3501" calcext:value-type="float">
            <text:p>41.3501</text:p>
          </table:table-cell>
          <table:table-cell office:value-type="float" office:value="303.729" calcext:value-type="float">
            <text:p>303.729</text:p>
          </table:table-cell>
          <table:table-cell office:value-type="float" office:value="46.1742" calcext:value-type="float">
            <text:p>46.1742</text:p>
          </table:table-cell>
          <table:table-cell office:value-type="float" office:value="44.799" calcext:value-type="float">
            <text:p>44.799</text:p>
          </table:table-cell>
          <table:table-cell office:value-type="float" office:value="289.781" calcext:value-type="float">
            <text:p>289.781</text:p>
          </table:table-cell>
          <table:table-cell office:value-type="float" office:value="47.6274" calcext:value-type="float">
            <text:p>47.6274</text:p>
          </table:table-cell>
          <table:table-cell/>
          <table:table-cell table:formula="of:=([.D327]-[.A327])/0.0166667" office:value-type="float" office:value="206.933586132828" calcext:value-type="float">
            <text:p>206.933586132828</text:p>
          </table:table-cell>
          <table:table-cell table:formula="of:=ABS([.E327]-[.B327])/0.0166667" office:value-type="float" office:value="836.878326243346" calcext:value-type="float">
            <text:p>836.878326243346</text:p>
          </table:table-cell>
          <table:table-cell table:formula="of:=([.F327]-[.C327])/0.0166667" office:value-type="float" office:value="87.1918256163489" calcext:value-type="float">
            <text:p>87.1918256163489</text:p>
          </table:table-cell>
          <table:table-cell table:formula="of:=DEGREES(ATAN(ABS([.F327]-[.C327])/ABS([.E327]-[.B327])))" office:value-type="float" office:value="5.9480144386408" calcext:value-type="float">
            <text:p>5.9480144386408</text:p>
          </table:table-cell>
          <table:table-cell table:formula="of:=SQRT(POWER([.H327];2)+POWER([.I327];2)+POWER([.J327];2))" office:value-type="float" office:value="866.48096139498" calcext:value-type="float">
            <text:p>866.48096139498</text:p>
          </table:table-cell>
        </table:table-row>
        <table:table-row table:style-name="ro1">
          <table:table-cell office:value-type="float" office:value="40.2087" calcext:value-type="float">
            <text:p>40.2087</text:p>
          </table:table-cell>
          <table:table-cell office:value-type="float" office:value="304.956" calcext:value-type="float">
            <text:p>304.956</text:p>
          </table:table-cell>
          <table:table-cell office:value-type="float" office:value="46.0105" calcext:value-type="float">
            <text:p>46.0105</text:p>
          </table:table-cell>
          <table:table-cell office:value-type="float" office:value="43.3114" calcext:value-type="float">
            <text:p>43.3114</text:p>
          </table:table-cell>
          <table:table-cell office:value-type="float" office:value="293.553" calcext:value-type="float">
            <text:p>293.553</text:p>
          </table:table-cell>
          <table:table-cell office:value-type="float" office:value="48.121" calcext:value-type="float">
            <text:p>48.121</text:p>
          </table:table-cell>
          <table:table-cell/>
          <table:table-cell table:formula="of:=([.D328]-[.A328])/0.0166667" office:value-type="float" office:value="186.161627676745" calcext:value-type="float">
            <text:p>186.161627676745</text:p>
          </table:table-cell>
          <table:table-cell table:formula="of:=ABS([.E328]-[.B328])/0.0166667" office:value-type="float" office:value="684.178631642738" calcext:value-type="float">
            <text:p>684.178631642738</text:p>
          </table:table-cell>
          <table:table-cell table:formula="of:=([.F328]-[.C328])/0.0166667" office:value-type="float" office:value="126.629746740507" calcext:value-type="float">
            <text:p>126.629746740507</text:p>
          </table:table-cell>
          <table:table-cell table:formula="of:=DEGREES(ATAN(ABS([.F328]-[.C328])/ABS([.E328]-[.B328])))" office:value-type="float" office:value="10.4858092134072" calcext:value-type="float">
            <text:p>10.4858092134072</text:p>
          </table:table-cell>
          <table:table-cell table:formula="of:=SQRT(POWER([.H328];2)+POWER([.I328];2)+POWER([.J328];2))" office:value-type="float" office:value="720.271923911622" calcext:value-type="float">
            <text:p>720.271923911622</text:p>
          </table:table-cell>
        </table:table-row>
        <table:table-row table:style-name="ro1">
          <table:table-cell office:value-type="float" office:value="41.4877" calcext:value-type="float">
            <text:p>41.4877</text:p>
          </table:table-cell>
          <table:table-cell office:value-type="float" office:value="297.592" calcext:value-type="float">
            <text:p>297.592</text:p>
          </table:table-cell>
          <table:table-cell office:value-type="float" office:value="47.3087" calcext:value-type="float">
            <text:p>47.3087</text:p>
          </table:table-cell>
          <table:table-cell office:value-type="float" office:value="44.7437" calcext:value-type="float">
            <text:p>44.7437</text:p>
          </table:table-cell>
          <table:table-cell office:value-type="float" office:value="286.708" calcext:value-type="float">
            <text:p>286.708</text:p>
          </table:table-cell>
          <table:table-cell office:value-type="float" office:value="48.8266" calcext:value-type="float">
            <text:p>48.8266</text:p>
          </table:table-cell>
          <table:table-cell/>
          <table:table-cell table:formula="of:=([.D329]-[.A329])/0.0166667" office:value-type="float" office:value="195.359609280781" calcext:value-type="float">
            <text:p>195.359609280781</text:p>
          </table:table-cell>
          <table:table-cell table:formula="of:=ABS([.E329]-[.B329])/0.0166667" office:value-type="float" office:value="653.03869392261" calcext:value-type="float">
            <text:p>653.03869392261</text:p>
          </table:table-cell>
          <table:table-cell table:formula="of:=([.F329]-[.C329])/0.0166667" office:value-type="float" office:value="91.0738178523642" calcext:value-type="float">
            <text:p>91.0738178523642</text:p>
          </table:table-cell>
          <table:table-cell table:formula="of:=DEGREES(ATAN(ABS([.F329]-[.C329])/ABS([.E329]-[.B329])))" office:value-type="float" office:value="7.93935283065812" calcext:value-type="float">
            <text:p>7.93935283065812</text:p>
          </table:table-cell>
          <table:table-cell table:formula="of:=SQRT(POWER([.H329];2)+POWER([.I329];2)+POWER([.J329];2))" office:value-type="float" office:value="687.691321013064" calcext:value-type="float">
            <text:p>687.691321013064</text:p>
          </table:table-cell>
        </table:table-row>
        <table:table-row table:style-name="ro1">
          <table:table-cell office:value-type="float" office:value="44.228" calcext:value-type="float">
            <text:p>44.228</text:p>
          </table:table-cell>
          <table:table-cell office:value-type="float" office:value="290.971" calcext:value-type="float">
            <text:p>290.971</text:p>
          </table:table-cell>
          <table:table-cell office:value-type="float" office:value="47.9702" calcext:value-type="float">
            <text:p>47.9702</text:p>
          </table:table-cell>
          <table:table-cell office:value-type="float" office:value="47.2286" calcext:value-type="float">
            <text:p>47.228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9.0587" calcext:value-type="float">
            <text:p>49.0587</text:p>
          </table:table-cell>
          <table:table-cell/>
          <table:table-cell table:formula="of:=([.D330]-[.A330])/0.0166667" office:value-type="float" office:value="180.03563992872" calcext:value-type="float">
            <text:p>180.03563992872</text:p>
          </table:table-cell>
          <table:table-cell table:formula="of:=ABS([.E330]-[.B330])/0.0166667" office:value-type="float" office:value="469.379061241876" calcext:value-type="float">
            <text:p>469.379061241876</text:p>
          </table:table-cell>
          <table:table-cell table:formula="of:=([.F330]-[.C330])/0.0166667" office:value-type="float" office:value="65.3098693802614" calcext:value-type="float">
            <text:p>65.3098693802614</text:p>
          </table:table-cell>
          <table:table-cell table:formula="of:=DEGREES(ATAN(ABS([.F330]-[.C330])/ABS([.E330]-[.B330])))" office:value-type="float" office:value="7.92133343893619" calcext:value-type="float">
            <text:p>7.92133343893619</text:p>
          </table:table-cell>
          <table:table-cell table:formula="of:=SQRT(POWER([.H330];2)+POWER([.I330];2)+POWER([.J330];2))" office:value-type="float" office:value="506.946657761264" calcext:value-type="float">
            <text:p>506.946657761264</text:p>
          </table:table-cell>
        </table:table-row>
        <table:table-row table:style-name="ro1">
          <table:table-cell office:value-type="float" office:value="43.7623" calcext:value-type="float">
            <text:p>43.7623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49.0394" calcext:value-type="float">
            <text:p>49.0394</text:p>
          </table:table-cell>
          <table:table-cell office:value-type="float" office:value="46.8991" calcext:value-type="float">
            <text:p>46.8991</text:p>
          </table:table-cell>
          <table:table-cell office:value-type="float" office:value="280.153" calcext:value-type="float">
            <text:p>280.153</text:p>
          </table:table-cell>
          <table:table-cell office:value-type="float" office:value="49.9868" calcext:value-type="float">
            <text:p>49.9868</text:p>
          </table:table-cell>
          <table:table-cell/>
          <table:table-cell table:formula="of:=([.D331]-[.A331])/0.0166667" office:value-type="float" office:value="188.207623584752" calcext:value-type="float">
            <text:p>188.207623584752</text:p>
          </table:table-cell>
          <table:table-cell table:formula="of:=ABS([.E331]-[.B331])/0.0166667" office:value-type="float" office:value="628.318743362512" calcext:value-type="float">
            <text:p>628.318743362512</text:p>
          </table:table-cell>
          <table:table-cell table:formula="of:=([.F331]-[.C331])/0.0166667" office:value-type="float" office:value="56.8438863122275" calcext:value-type="float">
            <text:p>56.8438863122275</text:p>
          </table:table-cell>
          <table:table-cell table:formula="of:=DEGREES(ATAN(ABS([.F331]-[.C331])/ABS([.E331]-[.B331])))" office:value-type="float" office:value="5.16946609356563" calcext:value-type="float">
            <text:p>5.16946609356563</text:p>
          </table:table-cell>
          <table:table-cell table:formula="of:=SQRT(POWER([.H331];2)+POWER([.I331];2)+POWER([.J331];2))" office:value-type="float" office:value="658.359916950557" calcext:value-type="float">
            <text:p>658.359916950557</text:p>
          </table:table-cell>
        </table:table-row>
        <table:table-row table:style-name="ro1">
          <table:table-cell office:value-type="float" office:value="43.7416" calcext:value-type="float">
            <text:p>43.7416</text:p>
          </table:table-cell>
          <table:table-cell office:value-type="float" office:value="290.725" calcext:value-type="float">
            <text:p>290.725</text:p>
          </table:table-cell>
          <table:table-cell office:value-type="float" office:value="48.5182" calcext:value-type="float">
            <text:p>48.5182</text:p>
          </table:table-cell>
          <table:table-cell office:value-type="float" office:value="46.8991" calcext:value-type="float">
            <text:p>46.8991</text:p>
          </table:table-cell>
          <table:table-cell office:value-type="float" office:value="280.153" calcext:value-type="float">
            <text:p>280.153</text:p>
          </table:table-cell>
          <table:table-cell office:value-type="float" office:value="49.9868" calcext:value-type="float">
            <text:p>49.9868</text:p>
          </table:table-cell>
          <table:table-cell/>
          <table:table-cell table:formula="of:=([.D332]-[.A332])/0.0166667" office:value-type="float" office:value="189.449621100758" calcext:value-type="float">
            <text:p>189.449621100758</text:p>
          </table:table-cell>
          <table:table-cell table:formula="of:=ABS([.E332]-[.B332])/0.0166667" office:value-type="float" office:value="634.318731362538" calcext:value-type="float">
            <text:p>634.318731362538</text:p>
          </table:table-cell>
          <table:table-cell table:formula="of:=([.F332]-[.C332])/0.0166667" office:value-type="float" office:value="88.1158237683526" calcext:value-type="float">
            <text:p>88.1158237683526</text:p>
          </table:table-cell>
          <table:table-cell table:formula="of:=DEGREES(ATAN(ABS([.F332]-[.C332])/ABS([.E332]-[.B332])))" office:value-type="float" office:value="7.90858056802146" calcext:value-type="float">
            <text:p>7.90858056802146</text:p>
          </table:table-cell>
          <table:table-cell table:formula="of:=SQRT(POWER([.H332];2)+POWER([.I332];2)+POWER([.J332];2))" office:value-type="float" office:value="667.844151199196" calcext:value-type="float">
            <text:p>667.844151199196</text:p>
          </table:table-cell>
        </table:table-row>
        <table:table-row table:style-name="ro1">
          <table:table-cell office:value-type="float" office:value="43.6803" calcext:value-type="float">
            <text:p>43.6803</text:p>
          </table:table-cell>
          <table:table-cell office:value-type="float" office:value="295.436" calcext:value-type="float">
            <text:p>295.436</text:p>
          </table:table-cell>
          <table:table-cell office:value-type="float" office:value="46.5667" calcext:value-type="float">
            <text:p>46.5667</text:p>
          </table:table-cell>
          <table:table-cell office:value-type="float" office:value="46.0323" calcext:value-type="float">
            <text:p>46.0323</text:p>
          </table:table-cell>
          <table:table-cell office:value-type="float" office:value="285.902" calcext:value-type="float">
            <text:p>285.902</text:p>
          </table:table-cell>
          <table:table-cell office:value-type="float" office:value="47.6708" calcext:value-type="float">
            <text:p>47.6708</text:p>
          </table:table-cell>
          <table:table-cell/>
          <table:table-cell table:formula="of:=([.D333]-[.A333])/0.0166667" office:value-type="float" office:value="141.119717760564" calcext:value-type="float">
            <text:p>141.119717760564</text:p>
          </table:table-cell>
          <table:table-cell table:formula="of:=ABS([.E333]-[.B333])/0.0166667" office:value-type="float" office:value="572.038855922288" calcext:value-type="float">
            <text:p>572.038855922288</text:p>
          </table:table-cell>
          <table:table-cell table:formula="of:=([.F333]-[.C333])/0.0166667" office:value-type="float" office:value="66.2458675082651" calcext:value-type="float">
            <text:p>66.2458675082651</text:p>
          </table:table-cell>
          <table:table-cell table:formula="of:=DEGREES(ATAN(ABS([.F333]-[.C333])/ABS([.E333]-[.B333])))" office:value-type="float" office:value="6.60580304079388" calcext:value-type="float">
            <text:p>6.60580304079388</text:p>
          </table:table-cell>
          <table:table-cell table:formula="of:=SQRT(POWER([.H333];2)+POWER([.I333];2)+POWER([.J333];2))" office:value-type="float" office:value="592.901123618115" calcext:value-type="float">
            <text:p>592.901123618115</text:p>
          </table:table-cell>
        </table:table-row>
        <table:table-row table:style-name="ro1">
          <table:table-cell office:value-type="float" office:value="45.5703" calcext:value-type="float">
            <text:p>45.5703</text:p>
          </table:table-cell>
          <table:table-cell office:value-type="float" office:value="289.921" calcext:value-type="float">
            <text:p>289.921</text:p>
          </table:table-cell>
          <table:table-cell office:value-type="float" office:value="47.8529" calcext:value-type="float">
            <text:p>47.8529</text:p>
          </table:table-cell>
          <table:table-cell office:value-type="float" office:value="47.6805" calcext:value-type="float">
            <text:p>47.6805</text:p>
          </table:table-cell>
          <table:table-cell office:value-type="float" office:value="279.18" calcext:value-type="float">
            <text:p>279.18</text:p>
          </table:table-cell>
          <table:table-cell office:value-type="float" office:value="49.1265" calcext:value-type="float">
            <text:p>49.1265</text:p>
          </table:table-cell>
          <table:table-cell/>
          <table:table-cell table:formula="of:=([.D334]-[.A334])/0.0166667" office:value-type="float" office:value="126.611746776506" calcext:value-type="float">
            <text:p>126.611746776506</text:p>
          </table:table-cell>
          <table:table-cell table:formula="of:=ABS([.E334]-[.B334])/0.0166667" office:value-type="float" office:value="644.458711082577" calcext:value-type="float">
            <text:p>644.458711082577</text:p>
          </table:table-cell>
          <table:table-cell table:formula="of:=([.F334]-[.C334])/0.0166667" office:value-type="float" office:value="76.4158471683058" calcext:value-type="float">
            <text:p>76.4158471683058</text:p>
          </table:table-cell>
          <table:table-cell table:formula="of:=DEGREES(ATAN(ABS([.F334]-[.C334])/ABS([.E334]-[.B334])))" office:value-type="float" office:value="6.76219838967388" calcext:value-type="float">
            <text:p>6.76219838967388</text:p>
          </table:table-cell>
          <table:table-cell table:formula="of:=SQRT(POWER([.H334];2)+POWER([.I334];2)+POWER([.J334];2))" office:value-type="float" office:value="661.208701100087" calcext:value-type="float">
            <text:p>661.208701100087</text:p>
          </table:table-cell>
        </table:table-row>
        <table:table-row table:style-name="ro1">
          <table:table-cell office:value-type="float" office:value="44.7185" calcext:value-type="float">
            <text:p>44.7185</text:p>
          </table:table-cell>
          <table:table-cell office:value-type="float" office:value="295.636" calcext:value-type="float">
            <text:p>295.636</text:p>
          </table:table-cell>
          <table:table-cell office:value-type="float" office:value="46.7839" calcext:value-type="float">
            <text:p>46.7839</text:p>
          </table:table-cell>
          <table:table-cell office:value-type="float" office:value="46.3136" calcext:value-type="float">
            <text:p>46.3136</text:p>
          </table:table-cell>
          <table:table-cell office:value-type="float" office:value="285.804" calcext:value-type="float">
            <text:p>285.804</text:p>
          </table:table-cell>
          <table:table-cell office:value-type="float" office:value="48.4367" calcext:value-type="float">
            <text:p>48.4367</text:p>
          </table:table-cell>
          <table:table-cell/>
          <table:table-cell table:formula="of:=([.D335]-[.A335])/0.0166667" office:value-type="float" office:value="95.7058085883829" calcext:value-type="float">
            <text:p>95.7058085883829</text:p>
          </table:table-cell>
          <table:table-cell table:formula="of:=ABS([.E335]-[.B335])/0.0166667" office:value-type="float" office:value="589.918820162363" calcext:value-type="float">
            <text:p>589.918820162363</text:p>
          </table:table-cell>
          <table:table-cell table:formula="of:=([.F335]-[.C335])/0.0166667" office:value-type="float" office:value="99.1678016643966" calcext:value-type="float">
            <text:p>99.1678016643966</text:p>
          </table:table-cell>
          <table:table-cell table:formula="of:=DEGREES(ATAN(ABS([.F335]-[.C335])/ABS([.E335]-[.B335])))" office:value-type="float" office:value="9.54243919968933" calcext:value-type="float">
            <text:p>9.54243919968933</text:p>
          </table:table-cell>
          <table:table-cell table:formula="of:=SQRT(POWER([.H335];2)+POWER([.I335];2)+POWER([.J335];2))" office:value-type="float" office:value="605.803655540522" calcext:value-type="float">
            <text:p>605.803655540522</text:p>
          </table:table-cell>
        </table:table-row>
        <table:table-row table:style-name="ro1">
          <table:table-cell office:value-type="float" office:value="46.4097" calcext:value-type="float">
            <text:p>46.4097</text:p>
          </table:table-cell>
          <table:table-cell office:value-type="float" office:value="293.173" calcext:value-type="float">
            <text:p>293.173</text:p>
          </table:table-cell>
          <table:table-cell office:value-type="float" office:value="46.8661" calcext:value-type="float">
            <text:p>46.8661</text:p>
          </table:table-cell>
          <table:table-cell office:value-type="float" office:value="47.4511" calcext:value-type="float">
            <text:p>47.4511</text:p>
          </table:table-cell>
          <table:table-cell office:value-type="float" office:value="283.364" calcext:value-type="float">
            <text:p>283.364</text:p>
          </table:table-cell>
          <table:table-cell office:value-type="float" office:value="48.2752" calcext:value-type="float">
            <text:p>48.2752</text:p>
          </table:table-cell>
          <table:table-cell/>
          <table:table-cell table:formula="of:=([.D336]-[.A336])/0.0166667" office:value-type="float" office:value="62.4838750322497" calcext:value-type="float">
            <text:p>62.4838750322497</text:p>
          </table:table-cell>
          <table:table-cell table:formula="of:=ABS([.E336]-[.B336])/0.0166667" office:value-type="float" office:value="588.538822922356" calcext:value-type="float">
            <text:p>588.538822922356</text:p>
          </table:table-cell>
          <table:table-cell table:formula="of:=([.F336]-[.C336])/0.0166667" office:value-type="float" office:value="84.5458309083379" calcext:value-type="float">
            <text:p>84.5458309083379</text:p>
          </table:table-cell>
          <table:table-cell table:formula="of:=DEGREES(ATAN(ABS([.F336]-[.C336])/ABS([.E336]-[.B336])))" office:value-type="float" office:value="8.17482883591909" calcext:value-type="float">
            <text:p>8.17482883591909</text:p>
          </table:table-cell>
          <table:table-cell table:formula="of:=SQRT(POWER([.H336];2)+POWER([.I336];2)+POWER([.J336];2))" office:value-type="float" office:value="597.854646423241" calcext:value-type="float">
            <text:p>597.854646423241</text:p>
          </table:table-cell>
        </table:table-row>
        <table:table-row table:style-name="ro1">
          <table:table-cell office:value-type="float" office:value="48.4205" calcext:value-type="float">
            <text:p>48.4205</text:p>
          </table:table-cell>
          <table:table-cell office:value-type="float" office:value="289.307" calcext:value-type="float">
            <text:p>289.307</text:p>
          </table:table-cell>
          <table:table-cell office:value-type="float" office:value="47.4051" calcext:value-type="float">
            <text:p>47.4051</text:p>
          </table:table-cell>
          <table:table-cell office:value-type="float" office:value="50.2064" calcext:value-type="float">
            <text:p>50.2064</text:p>
          </table:table-cell>
          <table:table-cell office:value-type="float" office:value="278.58" calcext:value-type="float">
            <text:p>278.58</text:p>
          </table:table-cell>
          <table:table-cell office:value-type="float" office:value="48.4442" calcext:value-type="float">
            <text:p>48.4442</text:p>
          </table:table-cell>
          <table:table-cell/>
          <table:table-cell table:formula="of:=([.D337]-[.A337])/0.0166667" office:value-type="float" office:value="107.153785692429" calcext:value-type="float">
            <text:p>107.153785692429</text:p>
          </table:table-cell>
          <table:table-cell table:formula="of:=ABS([.E337]-[.B337])/0.0166667" office:value-type="float" office:value="643.618712762576" calcext:value-type="float">
            <text:p>643.618712762576</text:p>
          </table:table-cell>
          <table:table-cell table:formula="of:=([.F337]-[.C337])/0.0166667" office:value-type="float" office:value="62.3458753082497" calcext:value-type="float">
            <text:p>62.3458753082497</text:p>
          </table:table-cell>
          <table:table-cell table:formula="of:=DEGREES(ATAN(ABS([.F337]-[.C337])/ABS([.E337]-[.B337])))" office:value-type="float" office:value="5.53284888369911" calcext:value-type="float">
            <text:p>5.53284888369911</text:p>
          </table:table-cell>
          <table:table-cell table:formula="of:=SQRT(POWER([.H337];2)+POWER([.I337];2)+POWER([.J337];2))" office:value-type="float" office:value="655.44945600277" calcext:value-type="float">
            <text:p>655.44945600277</text:p>
          </table:table-cell>
        </table:table-row>
        <table:table-row table:style-name="ro1">
          <table:table-cell office:value-type="float" office:value="58.507" calcext:value-type="float">
            <text:p>58.507</text:p>
          </table:table-cell>
          <table:table-cell office:value-type="float" office:value="287.207" calcext:value-type="float">
            <text:p>287.207</text:p>
          </table:table-cell>
          <table:table-cell office:value-type="float" office:value="47.3557" calcext:value-type="float">
            <text:p>47.3557</text:p>
          </table:table-cell>
          <table:table-cell office:value-type="float" office:value="61.0564" calcext:value-type="float">
            <text:p>61.0564</text:p>
          </table:table-cell>
          <table:table-cell office:value-type="float" office:value="276.759" calcext:value-type="float">
            <text:p>276.759</text:p>
          </table:table-cell>
          <table:table-cell office:value-type="float" office:value="48.6018" calcext:value-type="float">
            <text:p>48.6018</text:p>
          </table:table-cell>
          <table:table-cell/>
          <table:table-cell table:formula="of:=([.D338]-[.A338])/0.0166667" office:value-type="float" office:value="152.963694072612" calcext:value-type="float">
            <text:p>152.963694072612</text:p>
          </table:table-cell>
          <table:table-cell table:formula="of:=ABS([.E338]-[.B338])/0.0166667" office:value-type="float" office:value="626.878746242506" calcext:value-type="float">
            <text:p>626.878746242506</text:p>
          </table:table-cell>
          <table:table-cell table:formula="of:=([.F338]-[.C338])/0.0166667" office:value-type="float" office:value="74.765850468299" calcext:value-type="float">
            <text:p>74.765850468299</text:p>
          </table:table-cell>
          <table:table-cell table:formula="of:=DEGREES(ATAN(ABS([.F338]-[.C338])/ABS([.E338]-[.B338])))" office:value-type="float" office:value="6.80135946883368" calcext:value-type="float">
            <text:p>6.80135946883368</text:p>
          </table:table-cell>
          <table:table-cell table:formula="of:=SQRT(POWER([.H338];2)+POWER([.I338];2)+POWER([.J338];2))" office:value-type="float" office:value="649.588166911286" calcext:value-type="float">
            <text:p>649.588166911286</text:p>
          </table:table-cell>
        </table:table-row>
        <table:table-row table:style-name="ro1">
          <table:table-cell office:value-type="float" office:value="64.5811" calcext:value-type="float">
            <text:p>64.5811</text:p>
          </table:table-cell>
          <table:table-cell office:value-type="float" office:value="291.175" calcext:value-type="float">
            <text:p>291.175</text:p>
          </table:table-cell>
          <table:table-cell office:value-type="float" office:value="45.9559" calcext:value-type="float">
            <text:p>45.9559</text:p>
          </table:table-cell>
          <table:table-cell office:value-type="float" office:value="65.7732" calcext:value-type="float">
            <text:p>65.7732</text:p>
          </table:table-cell>
          <table:table-cell office:value-type="float" office:value="279.015" calcext:value-type="float">
            <text:p>279.015</text:p>
          </table:table-cell>
          <table:table-cell office:value-type="float" office:value="47.4828" calcext:value-type="float">
            <text:p>47.4828</text:p>
          </table:table-cell>
          <table:table-cell/>
          <table:table-cell table:formula="of:=([.D339]-[.A339])/0.0166667" office:value-type="float" office:value="71.5258569482859" calcext:value-type="float">
            <text:p>71.5258569482859</text:p>
          </table:table-cell>
          <table:table-cell table:formula="of:=ABS([.E339]-[.B339])/0.0166667" office:value-type="float" office:value="729.59854080292" calcext:value-type="float">
            <text:p>729.59854080292</text:p>
          </table:table-cell>
          <table:table-cell table:formula="of:=([.F339]-[.C339])/0.0166667" office:value-type="float" office:value="91.6138167723663" calcext:value-type="float">
            <text:p>91.6138167723663</text:p>
          </table:table-cell>
          <table:table-cell table:formula="of:=DEGREES(ATAN(ABS([.F339]-[.C339])/ABS([.E339]-[.B339])))" office:value-type="float" office:value="7.15702551729068" calcext:value-type="float">
            <text:p>7.15702551729068</text:p>
          </table:table-cell>
          <table:table-cell table:formula="of:=SQRT(POWER([.H339];2)+POWER([.I339];2)+POWER([.J339];2))" office:value-type="float" office:value="738.798396301412" calcext:value-type="float">
            <text:p>738.798396301412</text:p>
          </table:table-cell>
        </table:table-row>
        <table:table-row table:style-name="ro1">
          <table:table-cell office:value-type="float" office:value="64.5811" calcext:value-type="float">
            <text:p>64.5811</text:p>
          </table:table-cell>
          <table:table-cell office:value-type="float" office:value="291.175" calcext:value-type="float">
            <text:p>291.175</text:p>
          </table:table-cell>
          <table:table-cell office:value-type="float" office:value="45.9559" calcext:value-type="float">
            <text:p>45.9559</text:p>
          </table:table-cell>
          <table:table-cell office:value-type="float" office:value="65.7553" calcext:value-type="float">
            <text:p>65.7553</text:p>
          </table:table-cell>
          <table:table-cell office:value-type="float" office:value="280.362" calcext:value-type="float">
            <text:p>280.362</text:p>
          </table:table-cell>
          <table:table-cell office:value-type="float" office:value="47.2842" calcext:value-type="float">
            <text:p>47.2842</text:p>
          </table:table-cell>
          <table:table-cell/>
          <table:table-cell table:formula="of:=([.D340]-[.A340])/0.0166667" office:value-type="float" office:value="70.4518590962818" calcext:value-type="float">
            <text:p>70.4518590962818</text:p>
          </table:table-cell>
          <table:table-cell table:formula="of:=ABS([.E340]-[.B340])/0.0166667" office:value-type="float" office:value="648.778702442594" calcext:value-type="float">
            <text:p>648.778702442594</text:p>
          </table:table-cell>
          <table:table-cell table:formula="of:=([.F340]-[.C340])/0.0166667" office:value-type="float" office:value="79.6978406043187" calcext:value-type="float">
            <text:p>79.6978406043187</text:p>
          </table:table-cell>
          <table:table-cell table:formula="of:=DEGREES(ATAN(ABS([.F340]-[.C340])/ABS([.E340]-[.B340])))" office:value-type="float" office:value="7.00329146668949" calcext:value-type="float">
            <text:p>7.00329146668949</text:p>
          </table:table-cell>
          <table:table-cell table:formula="of:=SQRT(POWER([.H340];2)+POWER([.I340];2)+POWER([.J340];2))" office:value-type="float" office:value="657.441263528697" calcext:value-type="float">
            <text:p>657.441263528697</text:p>
          </table:table-cell>
        </table:table-row>
        <table:table-row table:style-name="ro1">
          <table:table-cell office:value-type="float" office:value="65.1695" calcext:value-type="float">
            <text:p>65.1695</text:p>
          </table:table-cell>
          <table:table-cell office:value-type="float" office:value="285.785" calcext:value-type="float">
            <text:p>285.785</text:p>
          </table:table-cell>
          <table:table-cell office:value-type="float" office:value="46.2381" calcext:value-type="float">
            <text:p>46.2381</text:p>
          </table:table-cell>
          <table:table-cell office:value-type="float" office:value="66.0682" calcext:value-type="float">
            <text:p>66.0682</text:p>
          </table:table-cell>
          <table:table-cell office:value-type="float" office:value="275.173" calcext:value-type="float">
            <text:p>275.173</text:p>
          </table:table-cell>
          <table:table-cell office:value-type="float" office:value="47.5538" calcext:value-type="float">
            <text:p>47.5538</text:p>
          </table:table-cell>
          <table:table-cell/>
          <table:table-cell table:formula="of:=([.D341]-[.A341])/0.0166667" office:value-type="float" office:value="53.921892156216" calcext:value-type="float">
            <text:p>53.921892156216</text:p>
          </table:table-cell>
          <table:table-cell table:formula="of:=ABS([.E341]-[.B341])/0.0166667" office:value-type="float" office:value="636.718726562548" calcext:value-type="float">
            <text:p>636.718726562548</text:p>
          </table:table-cell>
          <table:table-cell table:formula="of:=([.F341]-[.C341])/0.0166667" office:value-type="float" office:value="78.9418421163158" calcext:value-type="float">
            <text:p>78.9418421163158</text:p>
          </table:table-cell>
          <table:table-cell table:formula="of:=DEGREES(ATAN(ABS([.F341]-[.C341])/ABS([.E341]-[.B341])))" office:value-type="float" office:value="7.06759544556039" calcext:value-type="float">
            <text:p>7.06759544556039</text:p>
          </table:table-cell>
          <table:table-cell table:formula="of:=SQRT(POWER([.H341];2)+POWER([.I341];2)+POWER([.J341];2))" office:value-type="float" office:value="643.855668334027" calcext:value-type="float">
            <text:p>643.855668334027</text:p>
          </table:table-cell>
        </table:table-row>
        <table:table-row table:style-name="ro1">
          <table:table-cell office:value-type="float" office:value="63.9991" calcext:value-type="float">
            <text:p>63.9991</text:p>
          </table:table-cell>
          <table:table-cell office:value-type="float" office:value="295.299" calcext:value-type="float">
            <text:p>295.299</text:p>
          </table:table-cell>
          <table:table-cell office:value-type="float" office:value="45.6127" calcext:value-type="float">
            <text:p>45.6127</text:p>
          </table:table-cell>
          <table:table-cell office:value-type="float" office:value="65.4768" calcext:value-type="float">
            <text:p>65.4768</text:p>
          </table:table-cell>
          <table:table-cell office:value-type="float" office:value="282.869" calcext:value-type="float">
            <text:p>282.869</text:p>
          </table:table-cell>
          <table:table-cell office:value-type="float" office:value="47.6682" calcext:value-type="float">
            <text:p>47.6682</text:p>
          </table:table-cell>
          <table:table-cell/>
          <table:table-cell table:formula="of:=([.D342]-[.A342])/0.0166667" office:value-type="float" office:value="88.6618226763546" calcext:value-type="float">
            <text:p>88.6618226763546</text:p>
          </table:table-cell>
          <table:table-cell table:formula="of:=ABS([.E342]-[.B342])/0.0166667" office:value-type="float" office:value="745.79850840298" calcext:value-type="float">
            <text:p>745.79850840298</text:p>
          </table:table-cell>
          <table:table-cell table:formula="of:=([.F342]-[.C342])/0.0166667" office:value-type="float" office:value="123.329753340493" calcext:value-type="float">
            <text:p>123.329753340493</text:p>
          </table:table-cell>
          <table:table-cell table:formula="of:=DEGREES(ATAN(ABS([.F342]-[.C342])/ABS([.E342]-[.B342])))" office:value-type="float" office:value="9.38980114866255" calcext:value-type="float">
            <text:p>9.38980114866255</text:p>
          </table:table-cell>
          <table:table-cell table:formula="of:=SQRT(POWER([.H342];2)+POWER([.I342];2)+POWER([.J342];2))" office:value-type="float" office:value="761.108771461366" calcext:value-type="float">
            <text:p>761.108771461366</text:p>
          </table:table-cell>
        </table:table-row>
        <table:table-row table:style-name="ro1">
          <table:table-cell office:value-type="float" office:value="67.9739" calcext:value-type="float">
            <text:p>67.9739</text:p>
          </table:table-cell>
          <table:table-cell office:value-type="float" office:value="286.216" calcext:value-type="float">
            <text:p>286.216</text:p>
          </table:table-cell>
          <table:table-cell office:value-type="float" office:value="45.895" calcext:value-type="float">
            <text:p>45.895</text:p>
          </table:table-cell>
          <table:table-cell office:value-type="float" office:value="68.3172" calcext:value-type="float">
            <text:p>68.3172</text:p>
          </table:table-cell>
          <table:table-cell office:value-type="float" office:value="274.278" calcext:value-type="float">
            <text:p>274.278</text:p>
          </table:table-cell>
          <table:table-cell office:value-type="float" office:value="47.1732" calcext:value-type="float">
            <text:p>47.1732</text:p>
          </table:table-cell>
          <table:table-cell/>
          <table:table-cell table:formula="of:=([.D343]-[.A343])/0.0166667" office:value-type="float" office:value="20.5979588040823" calcext:value-type="float">
            <text:p>20.5979588040823</text:p>
          </table:table-cell>
          <table:table-cell table:formula="of:=ABS([.E343]-[.B343])/0.0166667" office:value-type="float" office:value="716.278567442864" calcext:value-type="float">
            <text:p>716.278567442864</text:p>
          </table:table-cell>
          <table:table-cell table:formula="of:=([.F343]-[.C343])/0.0166667" office:value-type="float" office:value="76.6918466163067" calcext:value-type="float">
            <text:p>76.6918466163067</text:p>
          </table:table-cell>
          <table:table-cell table:formula="of:=DEGREES(ATAN(ABS([.F343]-[.C343])/ABS([.E343]-[.B343])))" office:value-type="float" office:value="6.11136862749036" calcext:value-type="float">
            <text:p>6.11136862749036</text:p>
          </table:table-cell>
          <table:table-cell table:formula="of:=SQRT(POWER([.H343];2)+POWER([.I343];2)+POWER([.J343];2))" office:value-type="float" office:value="720.666983718774" calcext:value-type="float">
            <text:p>720.666983718774</text:p>
          </table:table-cell>
        </table:table-row>
        <table:table-row table:style-name="ro1">
          <table:table-cell office:value-type="float" office:value="76.9341" calcext:value-type="float">
            <text:p>76.9341</text:p>
          </table:table-cell>
          <table:table-cell office:value-type="float" office:value="286.827" calcext:value-type="float">
            <text:p>286.827</text:p>
          </table:table-cell>
          <table:table-cell office:value-type="float" office:value="46.9841" calcext:value-type="float">
            <text:p>46.9841</text:p>
          </table:table-cell>
          <table:table-cell office:value-type="float" office:value="78.0652" calcext:value-type="float">
            <text:p>78.0652</text:p>
          </table:table-cell>
          <table:table-cell office:value-type="float" office:value="276.262" calcext:value-type="float">
            <text:p>276.262</text:p>
          </table:table-cell>
          <table:table-cell office:value-type="float" office:value="48.5144" calcext:value-type="float">
            <text:p>48.5144</text:p>
          </table:table-cell>
          <table:table-cell/>
          <table:table-cell table:formula="of:=([.D344]-[.A344])/0.0166667" office:value-type="float" office:value="67.8658642682717" calcext:value-type="float">
            <text:p>67.8658642682717</text:p>
          </table:table-cell>
          <table:table-cell table:formula="of:=ABS([.E344]-[.B344])/0.0166667" office:value-type="float" office:value="633.898732202536" calcext:value-type="float">
            <text:p>633.898732202536</text:p>
          </table:table-cell>
          <table:table-cell table:formula="of:=([.F344]-[.C344])/0.0166667" office:value-type="float" office:value="91.8178163643675" calcext:value-type="float">
            <text:p>91.8178163643675</text:p>
          </table:table-cell>
          <table:table-cell table:formula="of:=DEGREES(ATAN(ABS([.F344]-[.C344])/ABS([.E344]-[.B344])))" office:value-type="float" office:value="8.24175586149613" calcext:value-type="float">
            <text:p>8.24175586149613</text:p>
          </table:table-cell>
          <table:table-cell table:formula="of:=SQRT(POWER([.H344];2)+POWER([.I344];2)+POWER([.J344];2))" office:value-type="float" office:value="644.099285531961" calcext:value-type="float">
            <text:p>644.099285531961</text:p>
          </table:table-cell>
        </table:table-row>
        <table:table-row table:style-name="ro1">
          <table:table-cell office:value-type="float" office:value="76.4221" calcext:value-type="float">
            <text:p>76.4221</text:p>
          </table:table-cell>
          <table:table-cell office:value-type="float" office:value="287.019" calcext:value-type="float">
            <text:p>287.019</text:p>
          </table:table-cell>
          <table:table-cell office:value-type="float" office:value="45.9501" calcext:value-type="float">
            <text:p>45.9501</text:p>
          </table:table-cell>
          <table:table-cell office:value-type="float" office:value="77.3159" calcext:value-type="float">
            <text:p>77.3159</text:p>
          </table:table-cell>
          <table:table-cell office:value-type="float" office:value="276.419" calcext:value-type="float">
            <text:p>276.419</text:p>
          </table:table-cell>
          <table:table-cell office:value-type="float" office:value="47.5108" calcext:value-type="float">
            <text:p>47.5108</text:p>
          </table:table-cell>
          <table:table-cell/>
          <table:table-cell table:formula="of:=([.D345]-[.A345])/0.0166667" office:value-type="float" office:value="53.6278927442144" calcext:value-type="float">
            <text:p>53.6278927442144</text:p>
          </table:table-cell>
          <table:table-cell table:formula="of:=ABS([.E345]-[.B345])/0.0166667" office:value-type="float" office:value="635.998728002545" calcext:value-type="float">
            <text:p>635.998728002545</text:p>
          </table:table-cell>
          <table:table-cell table:formula="of:=([.F345]-[.C345])/0.0166667" office:value-type="float" office:value="93.6418127163748" calcext:value-type="float">
            <text:p>93.6418127163748</text:p>
          </table:table-cell>
          <table:table-cell table:formula="of:=DEGREES(ATAN(ABS([.F345]-[.C345])/ABS([.E345]-[.B345])))" office:value-type="float" office:value="8.37581397832065" calcext:value-type="float">
            <text:p>8.37581397832065</text:p>
          </table:table-cell>
          <table:table-cell table:formula="of:=SQRT(POWER([.H345];2)+POWER([.I345];2)+POWER([.J345];2))" office:value-type="float" office:value="645.088460592692" calcext:value-type="float">
            <text:p>645.088460592692</text:p>
          </table:table-cell>
        </table:table-row>
        <table:table-row table:style-name="ro1">
          <table:table-cell office:value-type="float" office:value="78.1214" calcext:value-type="float">
            <text:p>78.1214</text:p>
          </table:table-cell>
          <table:table-cell office:value-type="float" office:value="280.307" calcext:value-type="float">
            <text:p>280.307</text:p>
          </table:table-cell>
          <table:table-cell office:value-type="float" office:value="47.4263" calcext:value-type="float">
            <text:p>47.4263</text:p>
          </table:table-cell>
          <table:table-cell office:value-type="float" office:value="78.9437" calcext:value-type="float">
            <text:p>78.9437</text:p>
          </table:table-cell>
          <table:table-cell office:value-type="float" office:value="268.798" calcext:value-type="float">
            <text:p>268.798</text:p>
          </table:table-cell>
          <table:table-cell office:value-type="float" office:value="48.867" calcext:value-type="float">
            <text:p>48.867</text:p>
          </table:table-cell>
          <table:table-cell/>
          <table:table-cell table:formula="of:=([.D346]-[.A346])/0.0166667" office:value-type="float" office:value="49.3379013241981" calcext:value-type="float">
            <text:p>49.3379013241981</text:p>
          </table:table-cell>
          <table:table-cell table:formula="of:=ABS([.E346]-[.B346])/0.0166667" office:value-type="float" office:value="690.538618922763" calcext:value-type="float">
            <text:p>690.538618922763</text:p>
          </table:table-cell>
          <table:table-cell table:formula="of:=([.F346]-[.C346])/0.0166667" office:value-type="float" office:value="86.4418271163457" calcext:value-type="float">
            <text:p>86.4418271163457</text:p>
          </table:table-cell>
          <table:table-cell table:formula="of:=DEGREES(ATAN(ABS([.F346]-[.C346])/ABS([.E346]-[.B346])))" office:value-type="float" office:value="7.13518726611332" calcext:value-type="float">
            <text:p>7.13518726611332</text:p>
          </table:table-cell>
          <table:table-cell table:formula="of:=SQRT(POWER([.H346];2)+POWER([.I346];2)+POWER([.J346];2))" office:value-type="float" office:value="697.674710883264" calcext:value-type="float">
            <text:p>697.674710883264</text:p>
          </table:table-cell>
        </table:table-row>
        <table:table-row table:style-name="ro1">
          <table:table-cell office:value-type="float" office:value="77.5502" calcext:value-type="float">
            <text:p>77.5502</text:p>
          </table:table-cell>
          <table:table-cell office:value-type="float" office:value="295.433" calcext:value-type="float">
            <text:p>295.433</text:p>
          </table:table-cell>
          <table:table-cell office:value-type="float" office:value="44.6944" calcext:value-type="float">
            <text:p>44.6944</text:p>
          </table:table-cell>
          <table:table-cell office:value-type="float" office:value="78.4141" calcext:value-type="float">
            <text:p>78.4141</text:p>
          </table:table-cell>
          <table:table-cell office:value-type="float" office:value="283.113" calcext:value-type="float">
            <text:p>283.113</text:p>
          </table:table-cell>
          <table:table-cell office:value-type="float" office:value="46.51" calcext:value-type="float">
            <text:p>46.51</text:p>
          </table:table-cell>
          <table:table-cell/>
          <table:table-cell table:formula="of:=([.D347]-[.A347])/0.0166667" office:value-type="float" office:value="51.8338963322074" calcext:value-type="float">
            <text:p>51.8338963322074</text:p>
          </table:table-cell>
          <table:table-cell table:formula="of:=ABS([.E347]-[.B347])/0.0166667" office:value-type="float" office:value="739.198521602956" calcext:value-type="float">
            <text:p>739.198521602956</text:p>
          </table:table-cell>
          <table:table-cell table:formula="of:=([.F347]-[.C347])/0.0166667" office:value-type="float" office:value="108.935782128436" calcext:value-type="float">
            <text:p>108.935782128436</text:p>
          </table:table-cell>
          <table:table-cell table:formula="of:=DEGREES(ATAN(ABS([.F347]-[.C347])/ABS([.E347]-[.B347])))" office:value-type="float" office:value="8.38334430781996" calcext:value-type="float">
            <text:p>8.38334430781996</text:p>
          </table:table-cell>
          <table:table-cell table:formula="of:=SQRT(POWER([.H347];2)+POWER([.I347];2)+POWER([.J347];2))" office:value-type="float" office:value="748.978111680781" calcext:value-type="float">
            <text:p>748.978111680781</text:p>
          </table:table-cell>
        </table:table-row>
        <table:table-row table:style-name="ro1">
          <table:table-cell office:value-type="float" office:value="77.9233" calcext:value-type="float">
            <text:p>77.9233</text:p>
          </table:table-cell>
          <table:table-cell office:value-type="float" office:value="284.357" calcext:value-type="float">
            <text:p>284.357</text:p>
          </table:table-cell>
          <table:table-cell office:value-type="float" office:value="46.5818" calcext:value-type="float">
            <text:p>46.5818</text:p>
          </table:table-cell>
          <table:table-cell office:value-type="float" office:value="78.5096" calcext:value-type="float">
            <text:p>78.5096</text:p>
          </table:table-cell>
          <table:table-cell office:value-type="float" office:value="272.622" calcext:value-type="float">
            <text:p>272.622</text:p>
          </table:table-cell>
          <table:table-cell office:value-type="float" office:value="48.062" calcext:value-type="float">
            <text:p>48.062</text:p>
          </table:table-cell>
          <table:table-cell/>
          <table:table-cell table:formula="of:=([.D348]-[.A348])/0.0166667" office:value-type="float" office:value="35.1779296441412" calcext:value-type="float">
            <text:p>35.1779296441412</text:p>
          </table:table-cell>
          <table:table-cell table:formula="of:=ABS([.E348]-[.B348])/0.0166667" office:value-type="float" office:value="704.098591802817" calcext:value-type="float">
            <text:p>704.098591802817</text:p>
          </table:table-cell>
          <table:table-cell table:formula="of:=([.F348]-[.C348])/0.0166667" office:value-type="float" office:value="88.811822376355" calcext:value-type="float">
            <text:p>88.811822376355</text:p>
          </table:table-cell>
          <table:table-cell table:formula="of:=DEGREES(ATAN(ABS([.F348]-[.C348])/ABS([.E348]-[.B348])))" office:value-type="float" office:value="7.18906537094629" calcext:value-type="float">
            <text:p>7.18906537094629</text:p>
          </table:table-cell>
          <table:table-cell table:formula="of:=SQRT(POWER([.H348];2)+POWER([.I348];2)+POWER([.J348];2))" office:value-type="float" office:value="710.548980371211" calcext:value-type="float">
            <text:p>710.548980371211</text:p>
          </table:table-cell>
        </table:table-row>
        <table:table-row table:style-name="ro1">
          <table:table-cell office:value-type="float" office:value="78.2538" calcext:value-type="float">
            <text:p>78.2538</text:p>
          </table:table-cell>
          <table:table-cell office:value-type="float" office:value="289.772" calcext:value-type="float">
            <text:p>289.772</text:p>
          </table:table-cell>
          <table:table-cell office:value-type="float" office:value="46.0345" calcext:value-type="float">
            <text:p>46.0345</text:p>
          </table:table-cell>
          <table:table-cell office:value-type="float" office:value="79.1102" calcext:value-type="float">
            <text:p>79.1102</text:p>
          </table:table-cell>
          <table:table-cell office:value-type="float" office:value="279.061" calcext:value-type="float">
            <text:p>279.061</text:p>
          </table:table-cell>
          <table:table-cell office:value-type="float" office:value="47.6004" calcext:value-type="float">
            <text:p>47.6004</text:p>
          </table:table-cell>
          <table:table-cell/>
          <table:table-cell table:formula="of:=([.D349]-[.A349])/0.0166667" office:value-type="float" office:value="51.383897232206" calcext:value-type="float">
            <text:p>51.383897232206</text:p>
          </table:table-cell>
          <table:table-cell table:formula="of:=ABS([.E349]-[.B349])/0.0166667" office:value-type="float" office:value="642.658714682571" calcext:value-type="float">
            <text:p>642.658714682571</text:p>
          </table:table-cell>
          <table:table-cell table:formula="of:=([.F349]-[.C349])/0.0166667" office:value-type="float" office:value="93.9538120923758" calcext:value-type="float">
            <text:p>93.9538120923758</text:p>
          </table:table-cell>
          <table:table-cell table:formula="of:=DEGREES(ATAN(ABS([.F349]-[.C349])/ABS([.E349]-[.B349])))" office:value-type="float" office:value="8.3174624162182" calcext:value-type="float">
            <text:p>8.3174624162182</text:p>
          </table:table-cell>
          <table:table-cell table:formula="of:=SQRT(POWER([.H349];2)+POWER([.I349];2)+POWER([.J349];2))" office:value-type="float" office:value="651.519644568691" calcext:value-type="float">
            <text:p>651.519644568691</text:p>
          </table:table-cell>
        </table:table-row>
        <table:table-row table:style-name="ro1">
          <table:table-cell office:value-type="float" office:value="76.478" calcext:value-type="float">
            <text:p>76.478</text:p>
          </table:table-cell>
          <table:table-cell office:value-type="float" office:value="292.374" calcext:value-type="float">
            <text:p>292.374</text:p>
          </table:table-cell>
          <table:table-cell office:value-type="float" office:value="45.924" calcext:value-type="float">
            <text:p>45.924</text:p>
          </table:table-cell>
          <table:table-cell office:value-type="float" office:value="77.1426" calcext:value-type="float">
            <text:p>77.1426</text:p>
          </table:table-cell>
          <table:table-cell office:value-type="float" office:value="282.845" calcext:value-type="float">
            <text:p>282.845</text:p>
          </table:table-cell>
          <table:table-cell office:value-type="float" office:value="47.3126" calcext:value-type="float">
            <text:p>47.3126</text:p>
          </table:table-cell>
          <table:table-cell/>
          <table:table-cell table:formula="of:=([.D350]-[.A350])/0.0166667" office:value-type="float" office:value="39.8759202481599" calcext:value-type="float">
            <text:p>39.8759202481599</text:p>
          </table:table-cell>
          <table:table-cell table:formula="of:=ABS([.E350]-[.B350])/0.0166667" office:value-type="float" office:value="571.738856522287" calcext:value-type="float">
            <text:p>571.738856522287</text:p>
          </table:table-cell>
          <table:table-cell table:formula="of:=([.F350]-[.C350])/0.0166667" office:value-type="float" office:value="83.3158333683335" calcext:value-type="float">
            <text:p>83.3158333683335</text:p>
          </table:table-cell>
          <table:table-cell table:formula="of:=DEGREES(ATAN(ABS([.F350]-[.C350])/ABS([.E350]-[.B350])))" office:value-type="float" office:value="8.29098745967021" calcext:value-type="float">
            <text:p>8.29098745967021</text:p>
          </table:table-cell>
          <table:table-cell table:formula="of:=SQRT(POWER([.H350];2)+POWER([.I350];2)+POWER([.J350];2))" office:value-type="float" office:value="579.151911991068" calcext:value-type="float">
            <text:p>579.151911991068</text:p>
          </table:table-cell>
        </table:table-row>
        <table:table-row table:style-name="ro1">
          <table:table-cell office:value-type="float" office:value="78.1782" calcext:value-type="float">
            <text:p>78.1782</text:p>
          </table:table-cell>
          <table:table-cell office:value-type="float" office:value="284.38" calcext:value-type="float">
            <text:p>284.38</text:p>
          </table:table-cell>
          <table:table-cell office:value-type="float" office:value="46.5761" calcext:value-type="float">
            <text:p>46.5761</text:p>
          </table:table-cell>
          <table:table-cell office:value-type="float" office:value="79.028" calcext:value-type="float">
            <text:p>79.028</text:p>
          </table:table-cell>
          <table:table-cell office:value-type="float" office:value="273.998" calcext:value-type="float">
            <text:p>273.998</text:p>
          </table:table-cell>
          <table:table-cell office:value-type="float" office:value="47.6079" calcext:value-type="float">
            <text:p>47.6079</text:p>
          </table:table-cell>
          <table:table-cell/>
          <table:table-cell table:formula="of:=([.D351]-[.A351])/0.0166667" office:value-type="float" office:value="50.9878980242041" calcext:value-type="float">
            <text:p>50.9878980242041</text:p>
          </table:table-cell>
          <table:table-cell table:formula="of:=ABS([.E351]-[.B351])/0.0166667" office:value-type="float" office:value="622.918754162492" calcext:value-type="float">
            <text:p>622.918754162492</text:p>
          </table:table-cell>
          <table:table-cell table:formula="of:=([.F351]-[.C351])/0.0166667" office:value-type="float" office:value="61.9078761842479" calcext:value-type="float">
            <text:p>61.9078761842479</text:p>
          </table:table-cell>
          <table:table-cell table:formula="of:=DEGREES(ATAN(ABS([.F351]-[.C351])/ABS([.E351]-[.B351])))" office:value-type="float" office:value="5.67562063885452" calcext:value-type="float">
            <text:p>5.67562063885452</text:p>
          </table:table-cell>
          <table:table-cell table:formula="of:=SQRT(POWER([.H351];2)+POWER([.I351];2)+POWER([.J351];2))" office:value-type="float" office:value="628.060606284077" calcext:value-type="float">
            <text:p>628.060606284077</text:p>
          </table:table-cell>
        </table:table-row>
        <table:table-row table:style-name="ro1">
          <table:table-cell office:value-type="float" office:value="79.9611" calcext:value-type="float">
            <text:p>79.9611</text:p>
          </table:table-cell>
          <table:table-cell office:value-type="float" office:value="284.435" calcext:value-type="float">
            <text:p>284.435</text:p>
          </table:table-cell>
          <table:table-cell office:value-type="float" office:value="46.8032" calcext:value-type="float">
            <text:p>46.8032</text:p>
          </table:table-cell>
          <table:table-cell office:value-type="float" office:value="80.5437" calcext:value-type="float">
            <text:p>80.5437</text:p>
          </table:table-cell>
          <table:table-cell office:value-type="float" office:value="275.194" calcext:value-type="float">
            <text:p>275.194</text:p>
          </table:table-cell>
          <table:table-cell office:value-type="float" office:value="48.4017" calcext:value-type="float">
            <text:p>48.4017</text:p>
          </table:table-cell>
          <table:table-cell/>
          <table:table-cell table:formula="of:=([.D352]-[.A352])/0.0166667" office:value-type="float" office:value="34.9559300881398" calcext:value-type="float">
            <text:p>34.9559300881398</text:p>
          </table:table-cell>
          <table:table-cell table:formula="of:=ABS([.E352]-[.B352])/0.0166667" office:value-type="float" office:value="554.458891082217" calcext:value-type="float">
            <text:p>554.458891082217</text:p>
          </table:table-cell>
          <table:table-cell table:formula="of:=([.F352]-[.C352])/0.0166667" office:value-type="float" office:value="95.9098081803837" calcext:value-type="float">
            <text:p>95.9098081803837</text:p>
          </table:table-cell>
          <table:table-cell table:formula="of:=DEGREES(ATAN(ABS([.F352]-[.C352])/ABS([.E352]-[.B352])))" office:value-type="float" office:value="9.8138595375887" calcext:value-type="float">
            <text:p>9.8138595375887</text:p>
          </table:table-cell>
          <table:table-cell table:formula="of:=SQRT(POWER([.H352];2)+POWER([.I352];2)+POWER([.J352];2))" office:value-type="float" office:value="563.777678037759" calcext:value-type="float">
            <text:p>563.777678037759</text:p>
          </table:table-cell>
        </table:table-row>
        <table:table-row table:style-name="ro1">
          <table:table-cell office:value-type="float" office:value="80.0083" calcext:value-type="float">
            <text:p>80.0083</text:p>
          </table:table-cell>
          <table:table-cell office:value-type="float" office:value="287.084" calcext:value-type="float">
            <text:p>287.084</text:p>
          </table:table-cell>
          <table:table-cell office:value-type="float" office:value="46.6661" calcext:value-type="float">
            <text:p>46.6661</text:p>
          </table:table-cell>
          <table:table-cell office:value-type="float" office:value="80.5945" calcext:value-type="float">
            <text:p>80.5945</text:p>
          </table:table-cell>
          <table:table-cell office:value-type="float" office:value="277.79" calcext:value-type="float">
            <text:p>277.79</text:p>
          </table:table-cell>
          <table:table-cell office:value-type="float" office:value="48.0213" calcext:value-type="float">
            <text:p>48.0213</text:p>
          </table:table-cell>
          <table:table-cell/>
          <table:table-cell table:formula="of:=([.D353]-[.A353])/0.0166667" office:value-type="float" office:value="35.1719296561401" calcext:value-type="float">
            <text:p>35.1719296561401</text:p>
          </table:table-cell>
          <table:table-cell table:formula="of:=ABS([.E353]-[.B353])/0.0166667" office:value-type="float" office:value="557.638884722229" calcext:value-type="float">
            <text:p>557.638884722229</text:p>
          </table:table-cell>
          <table:table-cell table:formula="of:=([.F353]-[.C353])/0.0166667" office:value-type="float" office:value="81.311837376325" calcext:value-type="float">
            <text:p>81.311837376325</text:p>
          </table:table-cell>
          <table:table-cell table:formula="of:=DEGREES(ATAN(ABS([.F353]-[.C353])/ABS([.E353]-[.B353])))" office:value-type="float" office:value="8.29608859091224" calcext:value-type="float">
            <text:p>8.29608859091224</text:p>
          </table:table-cell>
          <table:table-cell table:formula="of:=SQRT(POWER([.H353];2)+POWER([.I353];2)+POWER([.J353];2))" office:value-type="float" office:value="564.632451500534" calcext:value-type="float">
            <text:p>564.632451500534</text:p>
          </table:table-cell>
        </table:table-row>
        <table:table-row table:style-name="ro1">
          <table:table-cell office:value-type="float" office:value="77.1593" calcext:value-type="float">
            <text:p>77.1593</text:p>
          </table:table-cell>
          <table:table-cell office:value-type="float" office:value="284.409" calcext:value-type="float">
            <text:p>284.409</text:p>
          </table:table-cell>
          <table:table-cell office:value-type="float" office:value="46.0781" calcext:value-type="float">
            <text:p>46.0781</text:p>
          </table:table-cell>
          <table:table-cell office:value-type="float" office:value="77.7653" calcext:value-type="float">
            <text:p>77.7653</text:p>
          </table:table-cell>
          <table:table-cell office:value-type="float" office:value="272.665" calcext:value-type="float">
            <text:p>272.665</text:p>
          </table:table-cell>
          <table:table-cell office:value-type="float" office:value="47.5722" calcext:value-type="float">
            <text:p>47.5722</text:p>
          </table:table-cell>
          <table:table-cell/>
          <table:table-cell table:formula="of:=([.D354]-[.A354])/0.0166667" office:value-type="float" office:value="36.3599272801451" calcext:value-type="float">
            <text:p>36.3599272801451</text:p>
          </table:table-cell>
          <table:table-cell table:formula="of:=ABS([.E354]-[.B354])/0.0166667" office:value-type="float" office:value="704.638590722817" calcext:value-type="float">
            <text:p>704.638590722817</text:p>
          </table:table-cell>
          <table:table-cell table:formula="of:=([.F354]-[.C354])/0.0166667" office:value-type="float" office:value="89.6458207083588" calcext:value-type="float">
            <text:p>89.6458207083588</text:p>
          </table:table-cell>
          <table:table-cell table:formula="of:=DEGREES(ATAN(ABS([.F354]-[.C354])/ABS([.E354]-[.B354])))" office:value-type="float" office:value="7.25035766382277" calcext:value-type="float">
            <text:p>7.25035766382277</text:p>
          </table:table-cell>
          <table:table-cell table:formula="of:=SQRT(POWER([.H354];2)+POWER([.I354];2)+POWER([.J354];2))" office:value-type="float" office:value="711.248171187898" calcext:value-type="float">
            <text:p>711.248171187898</text:p>
          </table:table-cell>
        </table:table-row>
        <table:table-row table:style-name="ro1">
          <table:table-cell office:value-type="float" office:value="80.1069" calcext:value-type="float">
            <text:p>80.1069</text:p>
          </table:table-cell>
          <table:table-cell office:value-type="float" office:value="292.594" calcext:value-type="float">
            <text:p>292.594</text:p>
          </table:table-cell>
          <table:table-cell office:value-type="float" office:value="45.8588" calcext:value-type="float">
            <text:p>45.8588</text:p>
          </table:table-cell>
          <table:table-cell office:value-type="float" office:value="81.2091" calcext:value-type="float">
            <text:p>81.2091</text:p>
          </table:table-cell>
          <table:table-cell office:value-type="float" office:value="283.219" calcext:value-type="float">
            <text:p>283.219</text:p>
          </table:table-cell>
          <table:table-cell office:value-type="float" office:value="46.72" calcext:value-type="float">
            <text:p>46.72</text:p>
          </table:table-cell>
          <table:table-cell/>
          <table:table-cell table:formula="of:=([.D355]-[.A355])/0.0166667" office:value-type="float" office:value="66.1318677362652" calcext:value-type="float">
            <text:p>66.1318677362652</text:p>
          </table:table-cell>
          <table:table-cell table:formula="of:=ABS([.E355]-[.B355])/0.0166667" office:value-type="float" office:value="562.49887500225" calcext:value-type="float">
            <text:p>562.49887500225</text:p>
          </table:table-cell>
          <table:table-cell table:formula="of:=([.F355]-[.C355])/0.0166667" office:value-type="float" office:value="51.6718966562065" calcext:value-type="float">
            <text:p>51.6718966562065</text:p>
          </table:table-cell>
          <table:table-cell table:formula="of:=DEGREES(ATAN(ABS([.F355]-[.C355])/ABS([.E355]-[.B355])))" office:value-type="float" office:value="5.24853650927821" calcext:value-type="float">
            <text:p>5.24853650927821</text:p>
          </table:table-cell>
          <table:table-cell table:formula="of:=SQRT(POWER([.H355];2)+POWER([.I355];2)+POWER([.J355];2))" office:value-type="float" office:value="568.725235252607" calcext:value-type="float">
            <text:p>568.725235252607</text:p>
          </table:table-cell>
        </table:table-row>
        <table:table-row table:style-name="ro1">
          <table:table-cell office:value-type="float" office:value="81.5477" calcext:value-type="float">
            <text:p>81.5477</text:p>
          </table:table-cell>
          <table:table-cell office:value-type="float" office:value="287.23" calcext:value-type="float">
            <text:p>287.23</text:p>
          </table:table-cell>
          <table:table-cell office:value-type="float" office:value="46.3782" calcext:value-type="float">
            <text:p>46.3782</text:p>
          </table:table-cell>
          <table:table-cell office:value-type="float" office:value="83.5153" calcext:value-type="float">
            <text:p>83.5153</text:p>
          </table:table-cell>
          <table:table-cell office:value-type="float" office:value="274.272" calcext:value-type="float">
            <text:p>274.272</text:p>
          </table:table-cell>
          <table:table-cell office:value-type="float" office:value="47.527" calcext:value-type="float">
            <text:p>47.527</text:p>
          </table:table-cell>
          <table:table-cell/>
          <table:table-cell table:formula="of:=([.D356]-[.A356])/0.0166667" office:value-type="float" office:value="118.055763888472" calcext:value-type="float">
            <text:p>118.055763888472</text:p>
          </table:table-cell>
          <table:table-cell table:formula="of:=ABS([.E356]-[.B356])/0.0166667" office:value-type="float" office:value="777.478445043112" calcext:value-type="float">
            <text:p>777.478445043112</text:p>
          </table:table-cell>
          <table:table-cell table:formula="of:=([.F356]-[.C356])/0.0166667" office:value-type="float" office:value="68.9278621442758" calcext:value-type="float">
            <text:p>68.9278621442758</text:p>
          </table:table-cell>
          <table:table-cell table:formula="of:=DEGREES(ATAN(ABS([.F356]-[.C356])/ABS([.E356]-[.B356])))" office:value-type="float" office:value="5.06634912778846" calcext:value-type="float">
            <text:p>5.06634912778846</text:p>
          </table:table-cell>
          <table:table-cell table:formula="of:=SQRT(POWER([.H356];2)+POWER([.I356];2)+POWER([.J356];2))" office:value-type="float" office:value="789.40543833554" calcext:value-type="float">
            <text:p>789.40543833554</text:p>
          </table:table-cell>
        </table:table-row>
        <table:table-row table:style-name="ro1">
          <table:table-cell office:value-type="float" office:value="80.0317" calcext:value-type="float">
            <text:p>80.0317</text:p>
          </table:table-cell>
          <table:table-cell office:value-type="float" office:value="288.402" calcext:value-type="float">
            <text:p>288.402</text:p>
          </table:table-cell>
          <table:table-cell office:value-type="float" office:value="46.7264" calcext:value-type="float">
            <text:p>46.7264</text:p>
          </table:table-cell>
          <table:table-cell office:value-type="float" office:value="81.1237" calcext:value-type="float">
            <text:p>81.1237</text:p>
          </table:table-cell>
          <table:table-cell office:value-type="float" office:value="279.13" calcext:value-type="float">
            <text:p>279.13</text:p>
          </table:table-cell>
          <table:table-cell office:value-type="float" office:value="47.8204" calcext:value-type="float">
            <text:p>47.8204</text:p>
          </table:table-cell>
          <table:table-cell/>
          <table:table-cell table:formula="of:=([.D357]-[.A357])/0.0166667" office:value-type="float" office:value="65.519868960262" calcext:value-type="float">
            <text:p>65.519868960262</text:p>
          </table:table-cell>
          <table:table-cell table:formula="of:=ABS([.E357]-[.B357])/0.0166667" office:value-type="float" office:value="556.318887362225" calcext:value-type="float">
            <text:p>556.318887362225</text:p>
          </table:table-cell>
          <table:table-cell table:formula="of:=([.F357]-[.C357])/0.0166667" office:value-type="float" office:value="65.6398687202626" calcext:value-type="float">
            <text:p>65.6398687202626</text:p>
          </table:table-cell>
          <table:table-cell table:formula="of:=DEGREES(ATAN(ABS([.F357]-[.C357])/ABS([.E357]-[.B357])))" office:value-type="float" office:value="6.72919688069237" calcext:value-type="float">
            <text:p>6.72919688069237</text:p>
          </table:table-cell>
          <table:table-cell table:formula="of:=SQRT(POWER([.H357];2)+POWER([.I357];2)+POWER([.J357];2))" office:value-type="float" office:value="563.996586895814" calcext:value-type="float">
            <text:p>563.996586895814</text:p>
          </table:table-cell>
        </table:table-row>
        <table:table-row table:style-name="ro1">
          <table:table-cell office:value-type="float" office:value="79.9829" calcext:value-type="float">
            <text:p>79.9829</text:p>
          </table:table-cell>
          <table:table-cell office:value-type="float" office:value="285.67" calcext:value-type="float">
            <text:p>285.67</text:p>
          </table:table-cell>
          <table:table-cell office:value-type="float" office:value="47.1251" calcext:value-type="float">
            <text:p>47.1251</text:p>
          </table:table-cell>
          <table:table-cell office:value-type="float" office:value="80.7931" calcext:value-type="float">
            <text:p>80.7931</text:p>
          </table:table-cell>
          <table:table-cell office:value-type="float" office:value="275.199" calcext:value-type="float">
            <text:p>275.199</text:p>
          </table:table-cell>
          <table:table-cell office:value-type="float" office:value="48.3988" calcext:value-type="float">
            <text:p>48.3988</text:p>
          </table:table-cell>
          <table:table-cell/>
          <table:table-cell table:formula="of:=([.D358]-[.A358])/0.0166667" office:value-type="float" office:value="48.6119027761941" calcext:value-type="float">
            <text:p>48.6119027761941</text:p>
          </table:table-cell>
          <table:table-cell table:formula="of:=ABS([.E358]-[.B358])/0.0166667" office:value-type="float" office:value="628.258743482513" calcext:value-type="float">
            <text:p>628.258743482513</text:p>
          </table:table-cell>
          <table:table-cell table:formula="of:=([.F358]-[.C358])/0.0166667" office:value-type="float" office:value="76.4218471563056" calcext:value-type="float">
            <text:p>76.4218471563056</text:p>
          </table:table-cell>
          <table:table-cell table:formula="of:=DEGREES(ATAN(ABS([.F358]-[.C358])/ABS([.E358]-[.B358])))" office:value-type="float" office:value="6.93542731775192" calcext:value-type="float">
            <text:p>6.93542731775192</text:p>
          </table:table-cell>
          <table:table-cell table:formula="of:=SQRT(POWER([.H358];2)+POWER([.I358];2)+POWER([.J358];2))" office:value-type="float" office:value="634.75386141128" calcext:value-type="float">
            <text:p>634.75386141128</text:p>
          </table:table-cell>
        </table:table-row>
        <table:table-row table:style-name="ro1">
          <table:table-cell office:value-type="float" office:value="79.9864" calcext:value-type="float">
            <text:p>79.9864</text:p>
          </table:table-cell>
          <table:table-cell office:value-type="float" office:value="285.842" calcext:value-type="float">
            <text:p>285.842</text:p>
          </table:table-cell>
          <table:table-cell office:value-type="float" office:value="46.3441" calcext:value-type="float">
            <text:p>46.3441</text:p>
          </table:table-cell>
          <table:table-cell office:value-type="float" office:value="80.8511" calcext:value-type="float">
            <text:p>80.8511</text:p>
          </table:table-cell>
          <table:table-cell office:value-type="float" office:value="278.014" calcext:value-type="float">
            <text:p>278.014</text:p>
          </table:table-cell>
          <table:table-cell office:value-type="float" office:value="46.9948" calcext:value-type="float">
            <text:p>46.9948</text:p>
          </table:table-cell>
          <table:table-cell/>
          <table:table-cell table:formula="of:=([.D359]-[.A359])/0.0166667" office:value-type="float" office:value="51.8818962362075" calcext:value-type="float">
            <text:p>51.8818962362075</text:p>
          </table:table-cell>
          <table:table-cell table:formula="of:=ABS([.E359]-[.B359])/0.0166667" office:value-type="float" office:value="469.679060641877" calcext:value-type="float">
            <text:p>469.679060641877</text:p>
          </table:table-cell>
          <table:table-cell table:formula="of:=([.F359]-[.C359])/0.0166667" office:value-type="float" office:value="39.0419219161562" calcext:value-type="float">
            <text:p>39.0419219161562</text:p>
          </table:table-cell>
          <table:table-cell table:formula="of:=DEGREES(ATAN(ABS([.F359]-[.C359])/ABS([.E359]-[.B359])))" office:value-type="float" office:value="4.75176901452137" calcext:value-type="float">
            <text:p>4.75176901452137</text:p>
          </table:table-cell>
          <table:table-cell table:formula="of:=SQRT(POWER([.H359];2)+POWER([.I359];2)+POWER([.J359];2))" office:value-type="float" office:value="474.14599315971" calcext:value-type="float">
            <text:p>474.14599315971</text:p>
          </table:table-cell>
        </table:table-row>
        <table:table-row table:style-name="ro1">
          <table:table-cell office:value-type="float" office:value="80.4707" calcext:value-type="float">
            <text:p>80.4707</text:p>
          </table:table-cell>
          <table:table-cell office:value-type="float" office:value="284.463" calcext:value-type="float">
            <text:p>284.463</text:p>
          </table:table-cell>
          <table:table-cell office:value-type="float" office:value="46.7944" calcext:value-type="float">
            <text:p>46.7944</text:p>
          </table:table-cell>
          <table:table-cell office:value-type="float" office:value="81.2959" calcext:value-type="float">
            <text:p>81.2959</text:p>
          </table:table-cell>
          <table:table-cell office:value-type="float" office:value="275.349" calcext:value-type="float">
            <text:p>275.349</text:p>
          </table:table-cell>
          <table:table-cell office:value-type="float" office:value="47.8797" calcext:value-type="float">
            <text:p>47.8797</text:p>
          </table:table-cell>
          <table:table-cell/>
          <table:table-cell table:formula="of:=([.D360]-[.A360])/0.0166667" office:value-type="float" office:value="49.5119009761986" calcext:value-type="float">
            <text:p>49.5119009761986</text:p>
          </table:table-cell>
          <table:table-cell table:formula="of:=ABS([.E360]-[.B360])/0.0166667" office:value-type="float" office:value="546.838906322189" calcext:value-type="float">
            <text:p>546.838906322189</text:p>
          </table:table-cell>
          <table:table-cell table:formula="of:=([.F360]-[.C360])/0.0166667" office:value-type="float" office:value="65.1178697642603" calcext:value-type="float">
            <text:p>65.1178697642603</text:p>
          </table:table-cell>
          <table:table-cell table:formula="of:=DEGREES(ATAN(ABS([.F360]-[.C360])/ABS([.E360]-[.B360])))" office:value-type="float" office:value="6.79083418252039" calcext:value-type="float">
            <text:p>6.79083418252039</text:p>
          </table:table-cell>
          <table:table-cell table:formula="of:=SQRT(POWER([.H360];2)+POWER([.I360];2)+POWER([.J360];2))" office:value-type="float" office:value="552.92364280121" calcext:value-type="float">
            <text:p>552.92364280121</text:p>
          </table:table-cell>
        </table:table-row>
        <table:table-row table:style-name="ro1">
          <table:table-cell office:value-type="float" office:value="78.5717" calcext:value-type="float">
            <text:p>78.5717</text:p>
          </table:table-cell>
          <table:table-cell office:value-type="float" office:value="293.903" calcext:value-type="float">
            <text:p>293.903</text:p>
          </table:table-cell>
          <table:table-cell office:value-type="float" office:value="45.6811" calcext:value-type="float">
            <text:p>45.6811</text:p>
          </table:table-cell>
          <table:table-cell office:value-type="float" office:value="79.682" calcext:value-type="float">
            <text:p>79.682</text:p>
          </table:table-cell>
          <table:table-cell office:value-type="float" office:value="283.027" calcext:value-type="float">
            <text:p>283.027</text:p>
          </table:table-cell>
          <table:table-cell office:value-type="float" office:value="47.263" calcext:value-type="float">
            <text:p>47.263</text:p>
          </table:table-cell>
          <table:table-cell/>
          <table:table-cell table:formula="of:=([.D361]-[.A361])/0.0166667" office:value-type="float" office:value="66.6178667642662" calcext:value-type="float">
            <text:p>66.6178667642662</text:p>
          </table:table-cell>
          <table:table-cell table:formula="of:=ABS([.E361]-[.B361])/0.0166667" office:value-type="float" office:value="652.558694882612" calcext:value-type="float">
            <text:p>652.558694882612</text:p>
          </table:table-cell>
          <table:table-cell table:formula="of:=([.F361]-[.C361])/0.0166667" office:value-type="float" office:value="94.9138101723795" calcext:value-type="float">
            <text:p>94.9138101723795</text:p>
          </table:table-cell>
          <table:table-cell table:formula="of:=DEGREES(ATAN(ABS([.F361]-[.C361])/ABS([.E361]-[.B361])))" office:value-type="float" office:value="8.27556453029676" calcext:value-type="float">
            <text:p>8.27556453029676</text:p>
          </table:table-cell>
          <table:table-cell table:formula="of:=SQRT(POWER([.H361];2)+POWER([.I361];2)+POWER([.J361];2))" office:value-type="float" office:value="662.781579255608" calcext:value-type="float">
            <text:p>662.781579255608</text:p>
          </table:table-cell>
        </table:table-row>
        <table:table-row table:style-name="ro1">
          <table:table-cell office:value-type="float" office:value="79.2628" calcext:value-type="float">
            <text:p>79.2628</text:p>
          </table:table-cell>
          <table:table-cell office:value-type="float" office:value="288.47" calcext:value-type="float">
            <text:p>288.47</text:p>
          </table:table-cell>
          <table:table-cell office:value-type="float" office:value="46.2166" calcext:value-type="float">
            <text:p>46.2166</text:p>
          </table:table-cell>
          <table:table-cell office:value-type="float" office:value="80.3211" calcext:value-type="float">
            <text:p>80.3211</text:p>
          </table:table-cell>
          <table:table-cell office:value-type="float" office:value="276.576" calcext:value-type="float">
            <text:p>276.576</text:p>
          </table:table-cell>
          <table:table-cell office:value-type="float" office:value="47.7075" calcext:value-type="float">
            <text:p>47.7075</text:p>
          </table:table-cell>
          <table:table-cell/>
          <table:table-cell table:formula="of:=([.D362]-[.A362])/0.0166667" office:value-type="float" office:value="63.4978730042542" calcext:value-type="float">
            <text:p>63.4978730042542</text:p>
          </table:table-cell>
          <table:table-cell table:formula="of:=ABS([.E362]-[.B362])/0.0166667" office:value-type="float" office:value="713.638572722855" calcext:value-type="float">
            <text:p>713.638572722855</text:p>
          </table:table-cell>
          <table:table-cell table:formula="of:=([.F362]-[.C362])/0.0166667" office:value-type="float" office:value="89.453821092358" calcext:value-type="float">
            <text:p>89.453821092358</text:p>
          </table:table-cell>
          <table:table-cell table:formula="of:=DEGREES(ATAN(ABS([.F362]-[.C362])/ABS([.E362]-[.B362])))" office:value-type="float" office:value="7.14469932411266" calcext:value-type="float">
            <text:p>7.14469932411266</text:p>
          </table:table-cell>
          <table:table-cell table:formula="of:=SQRT(POWER([.H362];2)+POWER([.I362];2)+POWER([.J362];2))" office:value-type="float" office:value="722.020760409285" calcext:value-type="float">
            <text:p>722.020760409285</text:p>
          </table:table-cell>
        </table:table-row>
        <table:table-row table:style-name="ro1">
          <table:table-cell office:value-type="float" office:value="79.7746" calcext:value-type="float">
            <text:p>79.7746</text:p>
          </table:table-cell>
          <table:table-cell office:value-type="float" office:value="288.377" calcext:value-type="float">
            <text:p>288.377</text:p>
          </table:table-cell>
          <table:table-cell office:value-type="float" office:value="46.7324" calcext:value-type="float">
            <text:p>46.7324</text:p>
          </table:table-cell>
          <table:table-cell office:value-type="float" office:value="80.8456" calcext:value-type="float">
            <text:p>80.8456</text:p>
          </table:table-cell>
          <table:table-cell office:value-type="float" office:value="277.805" calcext:value-type="float">
            <text:p>277.805</text:p>
          </table:table-cell>
          <table:table-cell office:value-type="float" office:value="48.0168" calcext:value-type="float">
            <text:p>48.0168</text:p>
          </table:table-cell>
          <table:table-cell/>
          <table:table-cell table:formula="of:=([.D363]-[.A363])/0.0166667" office:value-type="float" office:value="64.2598714802569" calcext:value-type="float">
            <text:p>64.2598714802569</text:p>
          </table:table-cell>
          <table:table-cell table:formula="of:=ABS([.E363]-[.B363])/0.0166667" office:value-type="float" office:value="634.318731362538" calcext:value-type="float">
            <text:p>634.318731362538</text:p>
          </table:table-cell>
          <table:table-cell table:formula="of:=([.F363]-[.C363])/0.0166667" office:value-type="float" office:value="77.0638458723086" calcext:value-type="float">
            <text:p>77.0638458723086</text:p>
          </table:table-cell>
          <table:table-cell table:formula="of:=DEGREES(ATAN(ABS([.F363]-[.C363])/ABS([.E363]-[.B363])))" office:value-type="float" office:value="6.92695857575045" calcext:value-type="float">
            <text:p>6.92695857575045</text:p>
          </table:table-cell>
          <table:table-cell table:formula="of:=SQRT(POWER([.H363];2)+POWER([.I363];2)+POWER([.J363];2))" office:value-type="float" office:value="642.20590185755" calcext:value-type="float">
            <text:p>642.20590185755</text:p>
          </table:table-cell>
        </table:table-row>
        <table:table-row table:style-name="ro1">
          <table:table-cell office:value-type="float" office:value="88.5583" calcext:value-type="float">
            <text:p>88.5583</text:p>
          </table:table-cell>
          <table:table-cell office:value-type="float" office:value="289.996" calcext:value-type="float">
            <text:p>289.996</text:p>
          </table:table-cell>
          <table:table-cell office:value-type="float" office:value="46.4184" calcext:value-type="float">
            <text:p>46.4184</text:p>
          </table:table-cell>
          <table:table-cell office:value-type="float" office:value="89.6775" calcext:value-type="float">
            <text:p>89.6775</text:p>
          </table:table-cell>
          <table:table-cell office:value-type="float" office:value="279.294" calcext:value-type="float">
            <text:p>279.294</text:p>
          </table:table-cell>
          <table:table-cell office:value-type="float" office:value="48.2177" calcext:value-type="float">
            <text:p>48.2177</text:p>
          </table:table-cell>
          <table:table-cell/>
          <table:table-cell table:formula="of:=([.D364]-[.A364])/0.0166667" office:value-type="float" office:value="67.1518656962681" calcext:value-type="float">
            <text:p>67.1518656962681</text:p>
          </table:table-cell>
          <table:table-cell table:formula="of:=ABS([.E364]-[.B364])/0.0166667" office:value-type="float" office:value="642.118715762568" calcext:value-type="float">
            <text:p>642.118715762568</text:p>
          </table:table-cell>
          <table:table-cell table:formula="of:=([.F364]-[.C364])/0.0166667" office:value-type="float" office:value="107.957784084432" calcext:value-type="float">
            <text:p>107.957784084432</text:p>
          </table:table-cell>
          <table:table-cell table:formula="of:=DEGREES(ATAN(ABS([.F364]-[.C364])/ABS([.E364]-[.B364])))" office:value-type="float" office:value="9.54373767024384" calcext:value-type="float">
            <text:p>9.54373767024384</text:p>
          </table:table-cell>
          <table:table-cell table:formula="of:=SQRT(POWER([.H364];2)+POWER([.I364];2)+POWER([.J364];2))" office:value-type="float" office:value="654.584372975311" calcext:value-type="float">
            <text:p>654.584372975311</text:p>
          </table:table-cell>
        </table:table-row>
        <table:table-row table:style-name="ro1">
          <table:table-cell office:value-type="float" office:value="87.837" calcext:value-type="float">
            <text:p>87.837</text:p>
          </table:table-cell>
          <table:table-cell office:value-type="float" office:value="291.427" calcext:value-type="float">
            <text:p>291.427</text:p>
          </table:table-cell>
          <table:table-cell office:value-type="float" office:value="45.9611" calcext:value-type="float">
            <text:p>45.9611</text:p>
          </table:table-cell>
          <table:table-cell office:value-type="float" office:value="88.6793" calcext:value-type="float">
            <text:p>88.6793</text:p>
          </table:table-cell>
          <table:table-cell office:value-type="float" office:value="279.395" calcext:value-type="float">
            <text:p>279.395</text:p>
          </table:table-cell>
          <table:table-cell office:value-type="float" office:value="47.715" calcext:value-type="float">
            <text:p>47.715</text:p>
          </table:table-cell>
          <table:table-cell/>
          <table:table-cell table:formula="of:=([.D365]-[.A365])/0.0166667" office:value-type="float" office:value="50.5378989242018" calcext:value-type="float">
            <text:p>50.5378989242018</text:p>
          </table:table-cell>
          <table:table-cell table:formula="of:=ABS([.E365]-[.B365])/0.0166667" office:value-type="float" office:value="721.91855616289" calcext:value-type="float">
            <text:p>721.91855616289</text:p>
          </table:table-cell>
          <table:table-cell table:formula="of:=([.F365]-[.C365])/0.0166667" office:value-type="float" office:value="105.233789532421" calcext:value-type="float">
            <text:p>105.233789532421</text:p>
          </table:table-cell>
          <table:table-cell table:formula="of:=DEGREES(ATAN(ABS([.F365]-[.C365])/ABS([.E365]-[.B365])))" office:value-type="float" office:value="8.29357013576081" calcext:value-type="float">
            <text:p>8.29357013576081</text:p>
          </table:table-cell>
          <table:table-cell table:formula="of:=SQRT(POWER([.H365];2)+POWER([.I365];2)+POWER([.J365];2))" office:value-type="float" office:value="731.296541369736" calcext:value-type="float">
            <text:p>731.296541369736</text:p>
          </table:table-cell>
        </table:table-row>
        <table:table-row table:style-name="ro1">
          <table:table-cell office:value-type="float" office:value="88.0512" calcext:value-type="float">
            <text:p>88.0512</text:p>
          </table:table-cell>
          <table:table-cell office:value-type="float" office:value="290.12" calcext:value-type="float">
            <text:p>290.12</text:p>
          </table:table-cell>
          <table:table-cell office:value-type="float" office:value="45.8963" calcext:value-type="float">
            <text:p>45.8963</text:p>
          </table:table-cell>
          <table:table-cell office:value-type="float" office:value="88.6427" calcext:value-type="float">
            <text:p>88.6427</text:p>
          </table:table-cell>
          <table:table-cell office:value-type="float" office:value="278.257" calcext:value-type="float">
            <text:p>278.257</text:p>
          </table:table-cell>
          <table:table-cell office:value-type="float" office:value="47.1381" calcext:value-type="float">
            <text:p>47.1381</text:p>
          </table:table-cell>
          <table:table-cell/>
          <table:table-cell table:formula="of:=([.D366]-[.A366])/0.0166667" office:value-type="float" office:value="35.4899290201426" calcext:value-type="float">
            <text:p>35.4899290201426</text:p>
          </table:table-cell>
          <table:table-cell table:formula="of:=ABS([.E366]-[.B366])/0.0166667" office:value-type="float" office:value="711.778576442847" calcext:value-type="float">
            <text:p>711.778576442847</text:p>
          </table:table-cell>
          <table:table-cell table:formula="of:=([.F366]-[.C366])/0.0166667" office:value-type="float" office:value="74.5078509842983" calcext:value-type="float">
            <text:p>74.5078509842983</text:p>
          </table:table-cell>
          <table:table-cell table:formula="of:=DEGREES(ATAN(ABS([.F366]-[.C366])/ABS([.E366]-[.B366])))" office:value-type="float" office:value="5.97586762585165" calcext:value-type="float">
            <text:p>5.97586762585165</text:p>
          </table:table-cell>
          <table:table-cell table:formula="of:=SQRT(POWER([.H366];2)+POWER([.I366];2)+POWER([.J366];2))" office:value-type="float" office:value="716.547065309153" calcext:value-type="float">
            <text:p>716.547065309153</text:p>
          </table:table-cell>
        </table:table-row>
        <table:table-row table:style-name="ro1">
          <table:table-cell office:value-type="float" office:value="88.7786" calcext:value-type="float">
            <text:p>88.7786</text:p>
          </table:table-cell>
          <table:table-cell office:value-type="float" office:value="288.827" calcext:value-type="float">
            <text:p>288.827</text:p>
          </table:table-cell>
          <table:table-cell office:value-type="float" office:value="45.8262" calcext:value-type="float">
            <text:p>45.8262</text:p>
          </table:table-cell>
          <table:table-cell office:value-type="float" office:value="89.7035" calcext:value-type="float">
            <text:p>89.7035</text:p>
          </table:table-cell>
          <table:table-cell office:value-type="float" office:value="279.619" calcext:value-type="float">
            <text:p>279.619</text:p>
          </table:table-cell>
          <table:table-cell office:value-type="float" office:value="46.6784" calcext:value-type="float">
            <text:p>46.6784</text:p>
          </table:table-cell>
          <table:table-cell/>
          <table:table-cell table:formula="of:=([.D367]-[.A367])/0.0166667" office:value-type="float" office:value="55.4938890122225" calcext:value-type="float">
            <text:p>55.4938890122225</text:p>
          </table:table-cell>
          <table:table-cell table:formula="of:=ABS([.E367]-[.B367])/0.0166667" office:value-type="float" office:value="552.478895042208" calcext:value-type="float">
            <text:p>552.478895042208</text:p>
          </table:table-cell>
          <table:table-cell table:formula="of:=([.F367]-[.C367])/0.0166667" office:value-type="float" office:value="51.1318977362047" calcext:value-type="float">
            <text:p>51.1318977362047</text:p>
          </table:table-cell>
          <table:table-cell table:formula="of:=DEGREES(ATAN(ABS([.F367]-[.C367])/ABS([.E367]-[.B367])))" office:value-type="float" office:value="5.28765909673778" calcext:value-type="float">
            <text:p>5.28765909673778</text:p>
          </table:table-cell>
          <table:table-cell table:formula="of:=SQRT(POWER([.H367];2)+POWER([.I367];2)+POWER([.J367];2))" office:value-type="float" office:value="557.608260475816" calcext:value-type="float">
            <text:p>557.608260475816</text:p>
          </table:table-cell>
        </table:table-row>
        <table:table-row table:style-name="ro1">
          <table:table-cell office:value-type="float" office:value="87.532" calcext:value-type="float">
            <text:p>87.532</text:p>
          </table:table-cell>
          <table:table-cell office:value-type="float" office:value="290.056" calcext:value-type="float">
            <text:p>290.056</text:p>
          </table:table-cell>
          <table:table-cell office:value-type="float" office:value="46.1644" calcext:value-type="float">
            <text:p>46.1644</text:p>
          </table:table-cell>
          <table:table-cell office:value-type="float" office:value="88.4313" calcext:value-type="float">
            <text:p>88.4313</text:p>
          </table:table-cell>
          <table:table-cell office:value-type="float" office:value="279.441" calcext:value-type="float">
            <text:p>279.441</text:p>
          </table:table-cell>
          <table:table-cell office:value-type="float" office:value="47.4619" calcext:value-type="float">
            <text:p>47.4619</text:p>
          </table:table-cell>
          <table:table-cell/>
          <table:table-cell table:formula="of:=([.D368]-[.A368])/0.0166667" office:value-type="float" office:value="53.9578920842156" calcext:value-type="float">
            <text:p>53.9578920842156</text:p>
          </table:table-cell>
          <table:table-cell table:formula="of:=ABS([.E368]-[.B368])/0.0166667" office:value-type="float" office:value="636.898726202548" calcext:value-type="float">
            <text:p>636.898726202548</text:p>
          </table:table-cell>
          <table:table-cell table:formula="of:=([.F368]-[.C368])/0.0166667" office:value-type="float" office:value="77.8498443003114" calcext:value-type="float">
            <text:p>77.8498443003114</text:p>
          </table:table-cell>
          <table:table-cell table:formula="of:=DEGREES(ATAN(ABS([.F368]-[.C368])/ABS([.E368]-[.B368])))" office:value-type="float" office:value="6.96884764948464" calcext:value-type="float">
            <text:p>6.96884764948464</text:p>
          </table:table-cell>
          <table:table-cell table:formula="of:=SQRT(POWER([.H368];2)+POWER([.I368];2)+POWER([.J368];2))" office:value-type="float" office:value="643.903750427176" calcext:value-type="float">
            <text:p>643.903750427176</text:p>
          </table:table-cell>
        </table:table-row>
        <table:table-row table:style-name="ro1">
          <table:table-cell office:value-type="float" office:value="88.3618" calcext:value-type="float">
            <text:p>88.3618</text:p>
          </table:table-cell>
          <table:table-cell office:value-type="float" office:value="291.551" calcext:value-type="float">
            <text:p>291.551</text:p>
          </table:table-cell>
          <table:table-cell office:value-type="float" office:value="45.4281" calcext:value-type="float">
            <text:p>45.4281</text:p>
          </table:table-cell>
          <table:table-cell office:value-type="float" office:value="89.3006" calcext:value-type="float">
            <text:p>89.3006</text:p>
          </table:table-cell>
          <table:table-cell office:value-type="float" office:value="282.247" calcext:value-type="float">
            <text:p>282.247</text:p>
          </table:table-cell>
          <table:table-cell office:value-type="float" office:value="46.2915" calcext:value-type="float">
            <text:p>46.2915</text:p>
          </table:table-cell>
          <table:table-cell/>
          <table:table-cell table:formula="of:=([.D369]-[.A369])/0.0166667" office:value-type="float" office:value="56.3278873442254" calcext:value-type="float">
            <text:p>56.3278873442254</text:p>
          </table:table-cell>
          <table:table-cell table:formula="of:=ABS([.E369]-[.B369])/0.0166667" office:value-type="float" office:value="558.238883522231" calcext:value-type="float">
            <text:p>558.238883522231</text:p>
          </table:table-cell>
          <table:table-cell table:formula="of:=([.F369]-[.C369])/0.0166667" office:value-type="float" office:value="51.8038963922071" calcext:value-type="float">
            <text:p>51.8038963922071</text:p>
          </table:table-cell>
          <table:table-cell table:formula="of:=DEGREES(ATAN(ABS([.F369]-[.C369])/ABS([.E369]-[.B369])))" office:value-type="float" office:value="5.30179515073274" calcext:value-type="float">
            <text:p>5.30179515073274</text:p>
          </table:table-cell>
          <table:table-cell table:formula="of:=SQRT(POWER([.H369];2)+POWER([.I369];2)+POWER([.J369];2))" office:value-type="float" office:value="563.459959225343" calcext:value-type="float">
            <text:p>563.459959225343</text:p>
          </table:table-cell>
        </table:table-row>
        <table:table-row table:style-name="ro1">
          <table:table-cell office:value-type="float" office:value="95.9989" calcext:value-type="float">
            <text:p>95.9989</text:p>
          </table:table-cell>
          <table:table-cell office:value-type="float" office:value="284.572" calcext:value-type="float">
            <text:p>284.572</text:p>
          </table:table-cell>
          <table:table-cell office:value-type="float" office:value="46.8947" calcext:value-type="float">
            <text:p>46.8947</text:p>
          </table:table-cell>
          <table:table-cell office:value-type="float" office:value="97.0538" calcext:value-type="float">
            <text:p>97.0538</text:p>
          </table:table-cell>
          <table:table-cell office:value-type="float" office:value="271.717" calcext:value-type="float">
            <text:p>271.717</text:p>
          </table:table-cell>
          <table:table-cell office:value-type="float" office:value="48.5235" calcext:value-type="float">
            <text:p>48.5235</text:p>
          </table:table-cell>
          <table:table-cell/>
          <table:table-cell table:formula="of:=([.D370]-[.A370])/0.0166667" office:value-type="float" office:value="63.2938734122525" calcext:value-type="float">
            <text:p>63.2938734122525</text:p>
          </table:table-cell>
          <table:table-cell table:formula="of:=ABS([.E370]-[.B370])/0.0166667" office:value-type="float" office:value="771.298457403086" calcext:value-type="float">
            <text:p>771.298457403086</text:p>
          </table:table-cell>
          <table:table-cell table:formula="of:=([.F370]-[.C370])/0.0166667" office:value-type="float" office:value="97.7278045443908" calcext:value-type="float">
            <text:p>97.7278045443908</text:p>
          </table:table-cell>
          <table:table-cell table:formula="of:=DEGREES(ATAN(ABS([.F370]-[.C370])/ABS([.E370]-[.B370])))" office:value-type="float" office:value="7.22121416378488" calcext:value-type="float">
            <text:p>7.22121416378488</text:p>
          </table:table-cell>
          <table:table-cell table:formula="of:=SQRT(POWER([.H370];2)+POWER([.I370];2)+POWER([.J370];2))" office:value-type="float" office:value="780.037273843355" calcext:value-type="float">
            <text:p>780.037273843355</text:p>
          </table:table-cell>
        </table:table-row>
        <table:table-row table:style-name="ro1">
          <table:table-cell office:value-type="float" office:value="95.6136" calcext:value-type="float">
            <text:p>95.6136</text:p>
          </table:table-cell>
          <table:table-cell office:value-type="float" office:value="282.008" calcext:value-type="float">
            <text:p>282.008</text:p>
          </table:table-cell>
          <table:table-cell office:value-type="float" office:value="47.0235" calcext:value-type="float">
            <text:p>47.0235</text:p>
          </table:table-cell>
          <table:table-cell office:value-type="float" office:value="96.2503" calcext:value-type="float">
            <text:p>96.2503</text:p>
          </table:table-cell>
          <table:table-cell office:value-type="float" office:value="270.541" calcext:value-type="float">
            <text:p>270.541</text:p>
          </table:table-cell>
          <table:table-cell office:value-type="float" office:value="48.4594" calcext:value-type="float">
            <text:p>48.4594</text:p>
          </table:table-cell>
          <table:table-cell/>
          <table:table-cell table:formula="of:=([.D371]-[.A371])/0.0166667" office:value-type="float" office:value="38.2019235961522" calcext:value-type="float">
            <text:p>38.2019235961522</text:p>
          </table:table-cell>
          <table:table-cell table:formula="of:=ABS([.E371]-[.B371])/0.0166667" office:value-type="float" office:value="688.018623962751" calcext:value-type="float">
            <text:p>688.018623962751</text:p>
          </table:table-cell>
          <table:table-cell table:formula="of:=([.F371]-[.C371])/0.0166667" office:value-type="float" office:value="86.1538276923448" calcext:value-type="float">
            <text:p>86.1538276923448</text:p>
          </table:table-cell>
          <table:table-cell table:formula="of:=DEGREES(ATAN(ABS([.F371]-[.C371])/ABS([.E371]-[.B371])))" office:value-type="float" office:value="7.13743827791723" calcext:value-type="float">
            <text:p>7.13743827791723</text:p>
          </table:table-cell>
          <table:table-cell table:formula="of:=SQRT(POWER([.H371];2)+POWER([.I371];2)+POWER([.J371];2))" office:value-type="float" office:value="694.44329927798" calcext:value-type="float">
            <text:p>694.44329927798</text:p>
          </table:table-cell>
        </table:table-row>
        <table:table-row table:style-name="ro1">
          <table:table-cell office:value-type="float" office:value="95.6415" calcext:value-type="float">
            <text:p>95.6415</text:p>
          </table:table-cell>
          <table:table-cell office:value-type="float" office:value="287.368" calcext:value-type="float">
            <text:p>287.368</text:p>
          </table:table-cell>
          <table:table-cell office:value-type="float" office:value="45.9827" calcext:value-type="float">
            <text:p>45.9827</text:p>
          </table:table-cell>
          <table:table-cell office:value-type="float" office:value="96.5986" calcext:value-type="float">
            <text:p>96.5986</text:p>
          </table:table-cell>
          <table:table-cell office:value-type="float" office:value="276.856" calcext:value-type="float">
            <text:p>276.856</text:p>
          </table:table-cell>
          <table:table-cell office:value-type="float" office:value="47.5251" calcext:value-type="float">
            <text:p>47.5251</text:p>
          </table:table-cell>
          <table:table-cell/>
          <table:table-cell table:formula="of:=([.D372]-[.A372])/0.0166667" office:value-type="float" office:value="57.4258851482304" calcext:value-type="float">
            <text:p>57.4258851482304</text:p>
          </table:table-cell>
          <table:table-cell table:formula="of:=ABS([.E372]-[.B372])/0.0166667" office:value-type="float" office:value="630.718738562523" calcext:value-type="float">
            <text:p>630.718738562523</text:p>
          </table:table-cell>
          <table:table-cell table:formula="of:=([.F372]-[.C372])/0.0166667" office:value-type="float" office:value="92.5438149123702" calcext:value-type="float">
            <text:p>92.5438149123702</text:p>
          </table:table-cell>
          <table:table-cell table:formula="of:=DEGREES(ATAN(ABS([.F372]-[.C372])/ABS([.E372]-[.B372])))" office:value-type="float" office:value="8.34730642405296" calcext:value-type="float">
            <text:p>8.34730642405296</text:p>
          </table:table-cell>
          <table:table-cell table:formula="of:=SQRT(POWER([.H372];2)+POWER([.I372];2)+POWER([.J372];2))" office:value-type="float" office:value="640.053292419852" calcext:value-type="float">
            <text:p>640.053292419852</text:p>
          </table:table-cell>
        </table:table-row>
        <table:table-row table:style-name="ro1">
          <table:table-cell office:value-type="float" office:value="95.6825" calcext:value-type="float">
            <text:p>95.6825</text:p>
          </table:table-cell>
          <table:table-cell office:value-type="float" office:value="283.325" calcext:value-type="float">
            <text:p>283.325</text:p>
          </table:table-cell>
          <table:table-cell office:value-type="float" office:value="46.8293" calcext:value-type="float">
            <text:p>46.8293</text:p>
          </table:table-cell>
          <table:table-cell office:value-type="float" office:value="96.6431" calcext:value-type="float">
            <text:p>96.6431</text:p>
          </table:table-cell>
          <table:table-cell office:value-type="float" office:value="273.096" calcext:value-type="float">
            <text:p>273.096</text:p>
          </table:table-cell>
          <table:table-cell office:value-type="float" office:value="47.8341" calcext:value-type="float">
            <text:p>47.8341</text:p>
          </table:table-cell>
          <table:table-cell/>
          <table:table-cell table:formula="of:=([.D373]-[.A373])/0.0166667" office:value-type="float" office:value="57.6358847282305" calcext:value-type="float">
            <text:p>57.6358847282305</text:p>
          </table:table-cell>
          <table:table-cell table:formula="of:=ABS([.E373]-[.B373])/0.0166667" office:value-type="float" office:value="613.738772522454" calcext:value-type="float">
            <text:p>613.738772522454</text:p>
          </table:table-cell>
          <table:table-cell table:formula="of:=([.F373]-[.C373])/0.0166667" office:value-type="float" office:value="60.2878794242409" calcext:value-type="float">
            <text:p>60.2878794242409</text:p>
          </table:table-cell>
          <table:table-cell table:formula="of:=DEGREES(ATAN(ABS([.F373]-[.C373])/ABS([.E373]-[.B373])))" office:value-type="float" office:value="5.61019577502" calcext:value-type="float">
            <text:p>5.61019577502</text:p>
          </table:table-cell>
          <table:table-cell table:formula="of:=SQRT(POWER([.H373];2)+POWER([.I373];2)+POWER([.J373];2))" office:value-type="float" office:value="619.380177686731" calcext:value-type="float">
            <text:p>619.380177686731</text:p>
          </table:table-cell>
        </table:table-row>
        <table:table-row table:style-name="ro1">
          <table:table-cell office:value-type="float" office:value="95.993" calcext:value-type="float">
            <text:p>95.993</text:p>
          </table:table-cell>
          <table:table-cell office:value-type="float" office:value="284.525" calcext:value-type="float">
            <text:p>284.525</text:p>
          </table:table-cell>
          <table:table-cell office:value-type="float" office:value="47.1529" calcext:value-type="float">
            <text:p>47.1529</text:p>
          </table:table-cell>
          <table:table-cell office:value-type="float" office:value="96.9415" calcext:value-type="float">
            <text:p>96.9415</text:p>
          </table:table-cell>
          <table:table-cell office:value-type="float" office:value="274.185" calcext:value-type="float">
            <text:p>274.185</text:p>
          </table:table-cell>
          <table:table-cell office:value-type="float" office:value="48.4074" calcext:value-type="float">
            <text:p>48.4074</text:p>
          </table:table-cell>
          <table:table-cell/>
          <table:table-cell table:formula="of:=([.D374]-[.A374])/0.0166667" office:value-type="float" office:value="56.9098861802282" calcext:value-type="float">
            <text:p>56.9098861802282</text:p>
          </table:table-cell>
          <table:table-cell table:formula="of:=ABS([.E374]-[.B374])/0.0166667" office:value-type="float" office:value="620.39875920248" calcext:value-type="float">
            <text:p>620.39875920248</text:p>
          </table:table-cell>
          <table:table-cell table:formula="of:=([.F374]-[.C374])/0.0166667" office:value-type="float" office:value="75.2698494603011" calcext:value-type="float">
            <text:p>75.2698494603011</text:p>
          </table:table-cell>
          <table:table-cell table:formula="of:=DEGREES(ATAN(ABS([.F374]-[.C374])/ABS([.E374]-[.B374])))" office:value-type="float" office:value="6.91759813405529" calcext:value-type="float">
            <text:p>6.91759813405529</text:p>
          </table:table-cell>
          <table:table-cell table:formula="of:=SQRT(POWER([.H374];2)+POWER([.I374];2)+POWER([.J374];2))" office:value-type="float" office:value="627.533987767037" calcext:value-type="float">
            <text:p>627.533987767037</text:p>
          </table:table-cell>
        </table:table-row>
        <table:table-row table:style-name="ro1">
          <table:table-cell office:value-type="float" office:value="100.569" calcext:value-type="float">
            <text:p>100.569</text:p>
          </table:table-cell>
          <table:table-cell office:value-type="float" office:value="288.41" calcext:value-type="float">
            <text:p>288.41</text:p>
          </table:table-cell>
          <table:table-cell office:value-type="float" office:value="46.0415" calcext:value-type="float">
            <text:p>46.0415</text:p>
          </table:table-cell>
          <table:table-cell office:value-type="float" office:value="101.424" calcext:value-type="float">
            <text:p>101.424</text:p>
          </table:table-cell>
          <table:table-cell office:value-type="float" office:value="277.921" calcext:value-type="float">
            <text:p>277.921</text:p>
          </table:table-cell>
          <table:table-cell office:value-type="float" office:value="47.3281" calcext:value-type="float">
            <text:p>47.3281</text:p>
          </table:table-cell>
          <table:table-cell/>
          <table:table-cell table:formula="of:=([.D375]-[.A375])/0.0166667" office:value-type="float" office:value="51.2998974002054" calcext:value-type="float">
            <text:p>51.2998974002054</text:p>
          </table:table-cell>
          <table:table-cell table:formula="of:=ABS([.E375]-[.B375])/0.0166667" office:value-type="float" office:value="629.338741322519" calcext:value-type="float">
            <text:p>629.338741322519</text:p>
          </table:table-cell>
          <table:table-cell table:formula="of:=([.F375]-[.C375])/0.0166667" office:value-type="float" office:value="77.1958456083088" calcext:value-type="float">
            <text:p>77.1958456083088</text:p>
          </table:table-cell>
          <table:table-cell table:formula="of:=DEGREES(ATAN(ABS([.F375]-[.C375])/ABS([.E375]-[.B375])))" office:value-type="float" office:value="6.9930727246063" calcext:value-type="float">
            <text:p>6.9930727246063</text:p>
          </table:table-cell>
          <table:table-cell table:formula="of:=SQRT(POWER([.H375];2)+POWER([.I375];2)+POWER([.J375];2))" office:value-type="float" office:value="636.127447436334" calcext:value-type="float">
            <text:p>636.127447436334</text:p>
          </table:table-cell>
        </table:table-row>
        <table:table-row table:style-name="ro1">
          <table:table-cell office:value-type="float" office:value="101.35" calcext:value-type="float">
            <text:p>101.35</text:p>
          </table:table-cell>
          <table:table-cell office:value-type="float" office:value="280.562" calcext:value-type="float">
            <text:p>280.562</text:p>
          </table:table-cell>
          <table:table-cell office:value-type="float" office:value="46.6898" calcext:value-type="float">
            <text:p>46.6898</text:p>
          </table:table-cell>
          <table:table-cell office:value-type="float" office:value="102.098" calcext:value-type="float">
            <text:p>102.098</text:p>
          </table:table-cell>
          <table:table-cell office:value-type="float" office:value="269.235" calcext:value-type="float">
            <text:p>269.235</text:p>
          </table:table-cell>
          <table:table-cell office:value-type="float" office:value="47.8743" calcext:value-type="float">
            <text:p>47.8743</text:p>
          </table:table-cell>
          <table:table-cell/>
          <table:table-cell table:formula="of:=([.D376]-[.A376])/0.0166667" office:value-type="float" office:value="44.8799102401798" calcext:value-type="float">
            <text:p>44.8799102401798</text:p>
          </table:table-cell>
          <table:table-cell table:formula="of:=ABS([.E376]-[.B376])/0.0166667" office:value-type="float" office:value="679.618640762718" calcext:value-type="float">
            <text:p>679.618640762718</text:p>
          </table:table-cell>
          <table:table-cell table:formula="of:=([.F376]-[.C376])/0.0166667" office:value-type="float" office:value="71.0698578602843" calcext:value-type="float">
            <text:p>71.0698578602843</text:p>
          </table:table-cell>
          <table:table-cell table:formula="of:=DEGREES(ATAN(ABS([.F376]-[.C376])/ABS([.E376]-[.B376])))" office:value-type="float" office:value="5.96990151899963" calcext:value-type="float">
            <text:p>5.96990151899963</text:p>
          </table:table-cell>
          <table:table-cell table:formula="of:=SQRT(POWER([.H376];2)+POWER([.I376];2)+POWER([.J376];2))" office:value-type="float" office:value="684.796778549383" calcext:value-type="float">
            <text:p>684.796778549383</text:p>
          </table:table-cell>
        </table:table-row>
        <table:table-row table:style-name="ro1">
          <table:table-cell office:value-type="float" office:value="100.912" calcext:value-type="float">
            <text:p>100.912</text:p>
          </table:table-cell>
          <table:table-cell office:value-type="float" office:value="285.725" calcext:value-type="float">
            <text:p>285.725</text:p>
          </table:table-cell>
          <table:table-cell office:value-type="float" office:value="46.4332" calcext:value-type="float">
            <text:p>46.4332</text:p>
          </table:table-cell>
          <table:table-cell office:value-type="float" office:value="101.918" calcext:value-type="float">
            <text:p>101.918</text:p>
          </table:table-cell>
          <table:table-cell office:value-type="float" office:value="274.077" calcext:value-type="float">
            <text:p>274.077</text:p>
          </table:table-cell>
          <table:table-cell office:value-type="float" office:value="47.8911" calcext:value-type="float">
            <text:p>47.8911</text:p>
          </table:table-cell>
          <table:table-cell/>
          <table:table-cell table:formula="of:=([.D377]-[.A377])/0.0166667" office:value-type="float" office:value="60.3598792802415" calcext:value-type="float">
            <text:p>60.3598792802415</text:p>
          </table:table-cell>
          <table:table-cell table:formula="of:=ABS([.E377]-[.B377])/0.0166667" office:value-type="float" office:value="698.878602242797" calcext:value-type="float">
            <text:p>698.878602242797</text:p>
          </table:table-cell>
          <table:table-cell table:formula="of:=([.F377]-[.C377])/0.0166667" office:value-type="float" office:value="87.47382505235" calcext:value-type="float">
            <text:p>87.47382505235</text:p>
          </table:table-cell>
          <table:table-cell table:formula="of:=DEGREES(ATAN(ABS([.F377]-[.C377])/ABS([.E377]-[.B377])))" office:value-type="float" office:value="7.13421836028482" calcext:value-type="float">
            <text:p>7.13421836028482</text:p>
          </table:table-cell>
          <table:table-cell table:formula="of:=SQRT(POWER([.H377];2)+POWER([.I377];2)+POWER([.J377];2))" office:value-type="float" office:value="706.913209502312" calcext:value-type="float">
            <text:p>706.913209502312</text:p>
          </table:table-cell>
        </table:table-row>
        <table:table-row table:style-name="ro1">
          <table:table-cell office:value-type="float" office:value="100.653" calcext:value-type="float">
            <text:p>100.653</text:p>
          </table:table-cell>
          <table:table-cell office:value-type="float" office:value="289.755" calcext:value-type="float">
            <text:p>289.755</text:p>
          </table:table-cell>
          <table:table-cell office:value-type="float" office:value="45.8431" calcext:value-type="float">
            <text:p>45.8431</text:p>
          </table:table-cell>
          <table:table-cell office:value-type="float" office:value="101.424" calcext:value-type="float">
            <text:p>101.424</text:p>
          </table:table-cell>
          <table:table-cell office:value-type="float" office:value="277.921" calcext:value-type="float">
            <text:p>277.921</text:p>
          </table:table-cell>
          <table:table-cell office:value-type="float" office:value="47.3281" calcext:value-type="float">
            <text:p>47.3281</text:p>
          </table:table-cell>
          <table:table-cell/>
          <table:table-cell table:formula="of:=([.D378]-[.A378])/0.0166667" office:value-type="float" office:value="46.2599074801851" calcext:value-type="float">
            <text:p>46.2599074801851</text:p>
          </table:table-cell>
          <table:table-cell table:formula="of:=ABS([.E378]-[.B378])/0.0166667" office:value-type="float" office:value="710.03857992284" calcext:value-type="float">
            <text:p>710.03857992284</text:p>
          </table:table-cell>
          <table:table-cell table:formula="of:=([.F378]-[.C378])/0.0166667" office:value-type="float" office:value="89.0998218003564" calcext:value-type="float">
            <text:p>89.0998218003564</text:p>
          </table:table-cell>
          <table:table-cell table:formula="of:=DEGREES(ATAN(ABS([.F378]-[.C378])/ABS([.E378]-[.B378])))" office:value-type="float" office:value="7.15242574870157" calcext:value-type="float">
            <text:p>7.15242574870157</text:p>
          </table:table-cell>
          <table:table-cell table:formula="of:=SQRT(POWER([.H378];2)+POWER([.I378];2)+POWER([.J378];2))" office:value-type="float" office:value="717.100789473679" calcext:value-type="float">
            <text:p>717.100789473679</text:p>
          </table:table-cell>
        </table:table-row>
        <table:table-row table:style-name="ro1">
          <table:table-cell office:value-type="float" office:value="107.756" calcext:value-type="float">
            <text:p>107.756</text:p>
          </table:table-cell>
          <table:table-cell office:value-type="float" office:value="285.156" calcext:value-type="float">
            <text:p>285.156</text:p>
          </table:table-cell>
          <table:table-cell office:value-type="float" office:value="46.4616" calcext:value-type="float">
            <text:p>46.4616</text:p>
          </table:table-cell>
          <table:table-cell office:value-type="float" office:value="108.724" calcext:value-type="float">
            <text:p>108.724</text:p>
          </table:table-cell>
          <table:table-cell office:value-type="float" office:value="272.254" calcext:value-type="float">
            <text:p>272.254</text:p>
          </table:table-cell>
          <table:table-cell office:value-type="float" office:value="48.3502" calcext:value-type="float">
            <text:p>48.3502</text:p>
          </table:table-cell>
          <table:table-cell/>
          <table:table-cell table:formula="of:=([.D379]-[.A379])/0.0166667" office:value-type="float" office:value="58.0798838402325" calcext:value-type="float">
            <text:p>58.0798838402325</text:p>
          </table:table-cell>
          <table:table-cell table:formula="of:=ABS([.E379]-[.B379])/0.0166667" office:value-type="float" office:value="774.118451763096" calcext:value-type="float">
            <text:p>774.118451763096</text:p>
          </table:table-cell>
          <table:table-cell table:formula="of:=([.F379]-[.C379])/0.0166667" office:value-type="float" office:value="113.315773368453" calcext:value-type="float">
            <text:p>113.315773368453</text:p>
          </table:table-cell>
          <table:table-cell table:formula="of:=DEGREES(ATAN(ABS([.F379]-[.C379])/ABS([.E379]-[.B379])))" office:value-type="float" office:value="8.32783478970643" calcext:value-type="float">
            <text:p>8.32783478970643</text:p>
          </table:table-cell>
          <table:table-cell table:formula="of:=SQRT(POWER([.H379];2)+POWER([.I379];2)+POWER([.J379];2))" office:value-type="float" office:value="784.520946030811" calcext:value-type="float">
            <text:p>784.520946030811</text:p>
          </table:table-cell>
        </table:table-row>
        <table:table-row table:style-name="ro1">
          <table:table-cell office:value-type="float" office:value="106.491" calcext:value-type="float">
            <text:p>106.491</text:p>
          </table:table-cell>
          <table:table-cell office:value-type="float" office:value="292.042" calcext:value-type="float">
            <text:p>292.042</text:p>
          </table:table-cell>
          <table:table-cell office:value-type="float" office:value="45.2041" calcext:value-type="float">
            <text:p>45.2041</text:p>
          </table:table-cell>
          <table:table-cell office:value-type="float" office:value="107.12" calcext:value-type="float">
            <text:p>107.12</text:p>
          </table:table-cell>
          <table:table-cell office:value-type="float" office:value="280.121" calcext:value-type="float">
            <text:p>280.121</text:p>
          </table:table-cell>
          <table:table-cell office:value-type="float" office:value="46.7087" calcext:value-type="float">
            <text:p>46.7087</text:p>
          </table:table-cell>
          <table:table-cell/>
          <table:table-cell table:formula="of:=([.D380]-[.A380])/0.0166667" office:value-type="float" office:value="37.7399245201513" calcext:value-type="float">
            <text:p>37.7399245201513</text:p>
          </table:table-cell>
          <table:table-cell table:formula="of:=ABS([.E380]-[.B380])/0.0166667" office:value-type="float" office:value="715.258569482861" calcext:value-type="float">
            <text:p>715.258569482861</text:p>
          </table:table-cell>
          <table:table-cell table:formula="of:=([.F380]-[.C380])/0.0166667" office:value-type="float" office:value="90.2758194483613" calcext:value-type="float">
            <text:p>90.2758194483613</text:p>
          </table:table-cell>
          <table:table-cell table:formula="of:=DEGREES(ATAN(ABS([.F380]-[.C380])/ABS([.E380]-[.B380])))" office:value-type="float" office:value="7.19350680035394" calcext:value-type="float">
            <text:p>7.19350680035394</text:p>
          </table:table-cell>
          <table:table-cell table:formula="of:=SQRT(POWER([.H380];2)+POWER([.I380];2)+POWER([.J380];2))" office:value-type="float" office:value="721.920249541823" calcext:value-type="float">
            <text:p>721.920249541823</text:p>
          </table:table-cell>
        </table:table-row>
        <table:table-row table:style-name="ro1">
          <table:table-cell office:value-type="float" office:value="108.598" calcext:value-type="float">
            <text:p>108.598</text:p>
          </table:table-cell>
          <table:table-cell office:value-type="float" office:value="289.183" calcext:value-type="float">
            <text:p>289.183</text:p>
          </table:table-cell>
          <table:table-cell office:value-type="float" office:value="45.3551" calcext:value-type="float">
            <text:p>45.3551</text:p>
          </table:table-cell>
          <table:table-cell office:value-type="float" office:value="108.788" calcext:value-type="float">
            <text:p>108.788</text:p>
          </table:table-cell>
          <table:table-cell office:value-type="float" office:value="278.792" calcext:value-type="float">
            <text:p>278.792</text:p>
          </table:table-cell>
          <table:table-cell office:value-type="float" office:value="46.3952" calcext:value-type="float">
            <text:p>46.3952</text:p>
          </table:table-cell>
          <table:table-cell/>
          <table:table-cell table:formula="of:=([.D381]-[.A381])/0.0166667" office:value-type="float" office:value="11.3999772000455" calcext:value-type="float">
            <text:p>11.3999772000455</text:p>
          </table:table-cell>
          <table:table-cell table:formula="of:=ABS([.E381]-[.B381])/0.0166667" office:value-type="float" office:value="623.458753082495" calcext:value-type="float">
            <text:p>623.458753082495</text:p>
          </table:table-cell>
          <table:table-cell table:formula="of:=([.F381]-[.C381])/0.0166667" office:value-type="float" office:value="62.4058751882498" calcext:value-type="float">
            <text:p>62.4058751882498</text:p>
          </table:table-cell>
          <table:table-cell table:formula="of:=DEGREES(ATAN(ABS([.F381]-[.C381])/ABS([.E381]-[.B381])))" office:value-type="float" office:value="5.71605247287328" calcext:value-type="float">
            <text:p>5.71605247287328</text:p>
          </table:table-cell>
          <table:table-cell table:formula="of:=SQRT(POWER([.H381];2)+POWER([.I381];2)+POWER([.J381];2))" office:value-type="float" office:value="626.67796317834" calcext:value-type="float">
            <text:p>626.67796317834</text:p>
          </table:table-cell>
        </table:table-row>
        <table:table-row table:style-name="ro1">
          <table:table-cell office:value-type="float" office:value="108.383" calcext:value-type="float">
            <text:p>108.383</text:p>
          </table:table-cell>
          <table:table-cell office:value-type="float" office:value="293.141" calcext:value-type="float">
            <text:p>293.141</text:p>
          </table:table-cell>
          <table:table-cell office:value-type="float" office:value="45.2832" calcext:value-type="float">
            <text:p>45.2832</text:p>
          </table:table-cell>
          <table:table-cell office:value-type="float" office:value="108.86" calcext:value-type="float">
            <text:p>108.86</text:p>
          </table:table-cell>
          <table:table-cell office:value-type="float" office:value="279.896" calcext:value-type="float">
            <text:p>279.896</text:p>
          </table:table-cell>
          <table:table-cell office:value-type="float" office:value="46.9771" calcext:value-type="float">
            <text:p>46.9771</text:p>
          </table:table-cell>
          <table:table-cell/>
          <table:table-cell table:formula="of:=([.D382]-[.A382])/0.0166667" office:value-type="float" office:value="28.6199427601147" calcext:value-type="float">
            <text:p>28.6199427601147</text:p>
          </table:table-cell>
          <table:table-cell table:formula="of:=ABS([.E382]-[.B382])/0.0166667" office:value-type="float" office:value="794.698410603179" calcext:value-type="float">
            <text:p>794.698410603179</text:p>
          </table:table-cell>
          <table:table-cell table:formula="of:=([.F382]-[.C382])/0.0166667" office:value-type="float" office:value="101.633796732407" calcext:value-type="float">
            <text:p>101.633796732407</text:p>
          </table:table-cell>
          <table:table-cell table:formula="of:=DEGREES(ATAN(ABS([.F382]-[.C382])/ABS([.E382]-[.B382])))" office:value-type="float" office:value="7.28798230161368" calcext:value-type="float">
            <text:p>7.28798230161368</text:p>
          </table:table-cell>
          <table:table-cell table:formula="of:=SQRT(POWER([.H382];2)+POWER([.I382];2)+POWER([.J382];2))" office:value-type="float" office:value="801.682040198641" calcext:value-type="float">
            <text:p>801.682040198641</text:p>
          </table:table-cell>
        </table:table-row>
        <table:table-row table:style-name="ro1">
          <table:table-cell office:value-type="float" office:value="99.3861" calcext:value-type="float">
            <text:p>99.3861</text:p>
          </table:table-cell>
          <table:table-cell office:value-type="float" office:value="285.816" calcext:value-type="float">
            <text:p>285.816</text:p>
          </table:table-cell>
          <table:table-cell office:value-type="float" office:value="46.4325" calcext:value-type="float">
            <text:p>46.4325</text:p>
          </table:table-cell>
          <table:table-cell office:value-type="float" office:value="100.438" calcext:value-type="float">
            <text:p>100.438</text:p>
          </table:table-cell>
          <table:table-cell office:value-type="float" office:value="274.211" calcext:value-type="float">
            <text:p>274.211</text:p>
          </table:table-cell>
          <table:table-cell office:value-type="float" office:value="47.6375" calcext:value-type="float">
            <text:p>47.6375</text:p>
          </table:table-cell>
          <table:table-cell/>
          <table:table-cell table:formula="of:=([.D383]-[.A383])/0.0166667" office:value-type="float" office:value="63.1138737722527" calcext:value-type="float">
            <text:p>63.1138737722527</text:p>
          </table:table-cell>
          <table:table-cell table:formula="of:=ABS([.E383]-[.B383])/0.0166667" office:value-type="float" office:value="696.298607402783" calcext:value-type="float">
            <text:p>696.298607402783</text:p>
          </table:table-cell>
          <table:table-cell table:formula="of:=([.F383]-[.C383])/0.0166667" office:value-type="float" office:value="72.2998554002895" calcext:value-type="float">
            <text:p>72.2998554002895</text:p>
          </table:table-cell>
          <table:table-cell table:formula="of:=DEGREES(ATAN(ABS([.F383]-[.C383])/ABS([.E383]-[.B383])))" office:value-type="float" office:value="5.92803801809225" calcext:value-type="float">
            <text:p>5.92803801809225</text:p>
          </table:table-cell>
          <table:table-cell table:formula="of:=SQRT(POWER([.H383];2)+POWER([.I383];2)+POWER([.J383];2))" office:value-type="float" office:value="702.881484195236" calcext:value-type="float">
            <text:p>702.881484195236</text:p>
          </table:table-cell>
        </table:table-row>
        <table:table-row table:style-name="ro1">
          <table:table-cell office:value-type="float" office:value="78.8522" calcext:value-type="float">
            <text:p>78.8522</text:p>
          </table:table-cell>
          <table:table-cell office:value-type="float" office:value="295.267" calcext:value-type="float">
            <text:p>295.267</text:p>
          </table:table-cell>
          <table:table-cell office:value-type="float" office:value="45.736" calcext:value-type="float">
            <text:p>45.736</text:p>
          </table:table-cell>
          <table:table-cell office:value-type="float" office:value="79.1958" calcext:value-type="float">
            <text:p>79.1958</text:p>
          </table:table-cell>
          <table:table-cell office:value-type="float" office:value="284.338" calcext:value-type="float">
            <text:p>284.338</text:p>
          </table:table-cell>
          <table:table-cell office:value-type="float" office:value="47.0754" calcext:value-type="float">
            <text:p>47.0754</text:p>
          </table:table-cell>
          <table:table-cell/>
          <table:table-cell table:formula="of:=([.D384]-[.A384])/0.0166667" office:value-type="float" office:value="20.615958768083" calcext:value-type="float">
            <text:p>20.615958768083</text:p>
          </table:table-cell>
          <table:table-cell table:formula="of:=ABS([.E384]-[.B384])/0.0166667" office:value-type="float" office:value="655.738688522621" calcext:value-type="float">
            <text:p>655.738688522621</text:p>
          </table:table-cell>
          <table:table-cell table:formula="of:=([.F384]-[.C384])/0.0166667" office:value-type="float" office:value="80.3638392723217" calcext:value-type="float">
            <text:p>80.3638392723217</text:p>
          </table:table-cell>
          <table:table-cell table:formula="of:=DEGREES(ATAN(ABS([.F384]-[.C384])/ABS([.E384]-[.B384])))" office:value-type="float" office:value="6.98702354970402" calcext:value-type="float">
            <text:p>6.98702354970402</text:p>
          </table:table-cell>
          <table:table-cell table:formula="of:=SQRT(POWER([.H384];2)+POWER([.I384];2)+POWER([.J384];2))" office:value-type="float" office:value="660.966407651616" calcext:value-type="float">
            <text:p>660.966407651616</text:p>
          </table:table-cell>
        </table:table-row>
        <table:table-row table:style-name="ro1">
          <table:table-cell office:value-type="float" office:value="77.7922" calcext:value-type="float">
            <text:p>77.7922</text:p>
          </table:table-cell>
          <table:table-cell office:value-type="float" office:value="293.918" calcext:value-type="float">
            <text:p>293.918</text:p>
          </table:table-cell>
          <table:table-cell office:value-type="float" office:value="45.4295" calcext:value-type="float">
            <text:p>45.4295</text:p>
          </table:table-cell>
          <table:table-cell office:value-type="float" office:value="78.2352" calcext:value-type="float">
            <text:p>78.2352</text:p>
          </table:table-cell>
          <table:table-cell office:value-type="float" office:value="288.455" calcext:value-type="float">
            <text:p>288.455</text:p>
          </table:table-cell>
          <table:table-cell office:value-type="float" office:value="45.9746" calcext:value-type="float">
            <text:p>45.9746</text:p>
          </table:table-cell>
          <table:table-cell/>
          <table:table-cell table:formula="of:=([.D385]-[.A385])/0.0166667" office:value-type="float" office:value="26.579946840107" calcext:value-type="float">
            <text:p>26.579946840107</text:p>
          </table:table-cell>
          <table:table-cell table:formula="of:=ABS([.E385]-[.B385])/0.0166667" office:value-type="float" office:value="327.779344441312" calcext:value-type="float">
            <text:p>327.779344441312</text:p>
          </table:table-cell>
          <table:table-cell table:formula="of:=([.F385]-[.C385])/0.0166667" office:value-type="float" office:value="32.7059345881311" calcext:value-type="float">
            <text:p>32.7059345881311</text:p>
          </table:table-cell>
          <table:table-cell table:formula="of:=DEGREES(ATAN(ABS([.F385]-[.C385])/ABS([.E385]-[.B385])))" office:value-type="float" office:value="5.69813191235796" calcext:value-type="float">
            <text:p>5.69813191235796</text:p>
          </table:table-cell>
          <table:table-cell table:formula="of:=SQRT(POWER([.H385];2)+POWER([.I385];2)+POWER([.J385];2))" office:value-type="float" office:value="330.477639748414" calcext:value-type="float">
            <text:p>330.477639748414</text:p>
          </table:table-cell>
        </table:table-row>
        <table:table-row table:style-name="ro1">
          <table:table-cell office:value-type="float" office:value="78.7266" calcext:value-type="float">
            <text:p>78.7266</text:p>
          </table:table-cell>
          <table:table-cell office:value-type="float" office:value="286.952" calcext:value-type="float">
            <text:p>286.952</text:p>
          </table:table-cell>
          <table:table-cell office:value-type="float" office:value="46.9495" calcext:value-type="float">
            <text:p>46.9495</text:p>
          </table:table-cell>
          <table:table-cell office:value-type="float" office:value="79.1085" calcext:value-type="float">
            <text:p>79.1085</text:p>
          </table:table-cell>
          <table:table-cell office:value-type="float" office:value="278.953" calcext:value-type="float">
            <text:p>278.953</text:p>
          </table:table-cell>
          <table:table-cell office:value-type="float" office:value="48.1126" calcext:value-type="float">
            <text:p>48.1126</text:p>
          </table:table-cell>
          <table:table-cell/>
          <table:table-cell table:formula="of:=([.D386]-[.A386])/0.0166667" office:value-type="float" office:value="22.9139541720918" calcext:value-type="float">
            <text:p>22.9139541720918</text:p>
          </table:table-cell>
          <table:table-cell table:formula="of:=ABS([.E386]-[.B386])/0.0166667" office:value-type="float" office:value="479.939040121921" calcext:value-type="float">
            <text:p>479.939040121921</text:p>
          </table:table-cell>
          <table:table-cell table:formula="of:=([.F386]-[.C386])/0.0166667" office:value-type="float" office:value="69.7858604282792" calcext:value-type="float">
            <text:p>69.7858604282792</text:p>
          </table:table-cell>
          <table:table-cell table:formula="of:=DEGREES(ATAN(ABS([.F386]-[.C386])/ABS([.E386]-[.B386])))" office:value-type="float" office:value="8.27315079077691" calcext:value-type="float">
            <text:p>8.27315079077691</text:p>
          </table:table-cell>
          <table:table-cell table:formula="of:=SQRT(POWER([.H386];2)+POWER([.I386];2)+POWER([.J386];2))" office:value-type="float" office:value="485.527133994247" calcext:value-type="float">
            <text:p>485.527133994247</text:p>
          </table:table-cell>
        </table:table-row>
        <table:table-row table:style-name="ro1">
          <table:table-cell office:value-type="float" office:value="78.5317" calcext:value-type="float">
            <text:p>78.5317</text:p>
          </table:table-cell>
          <table:table-cell office:value-type="float" office:value="291.17" calcext:value-type="float">
            <text:p>291.17</text:p>
          </table:table-cell>
          <table:table-cell office:value-type="float" office:value="45.8266" calcext:value-type="float">
            <text:p>45.8266</text:p>
          </table:table-cell>
          <table:table-cell office:value-type="float" office:value="79.154" calcext:value-type="float">
            <text:p>79.154</text:p>
          </table:table-cell>
          <table:table-cell office:value-type="float" office:value="281.76" calcext:value-type="float">
            <text:p>281.76</text:p>
          </table:table-cell>
          <table:table-cell office:value-type="float" office:value="46.9536" calcext:value-type="float">
            <text:p>46.9536</text:p>
          </table:table-cell>
          <table:table-cell/>
          <table:table-cell table:formula="of:=([.D387]-[.A387])/0.0166667" office:value-type="float" office:value="37.3379253241491" calcext:value-type="float">
            <text:p>37.3379253241491</text:p>
          </table:table-cell>
          <table:table-cell table:formula="of:=ABS([.E387]-[.B387])/0.0166667" office:value-type="float" office:value="564.59887080226" calcext:value-type="float">
            <text:p>564.59887080226</text:p>
          </table:table-cell>
          <table:table-cell table:formula="of:=([.F387]-[.C387])/0.0166667" office:value-type="float" office:value="67.6198647602706" calcext:value-type="float">
            <text:p>67.6198647602706</text:p>
          </table:table-cell>
          <table:table-cell table:formula="of:=DEGREES(ATAN(ABS([.F387]-[.C387])/ABS([.E387]-[.B387])))" office:value-type="float" office:value="6.82956780306043" calcext:value-type="float">
            <text:p>6.82956780306043</text:p>
          </table:table-cell>
          <table:table-cell table:formula="of:=SQRT(POWER([.H387];2)+POWER([.I387];2)+POWER([.J387];2))" office:value-type="float" office:value="569.858273335481" calcext:value-type="float">
            <text:p>569.858273335481</text:p>
          </table:table-cell>
        </table:table-row>
        <table:table-row table:style-name="ro1">
          <table:table-cell office:value-type="float" office:value="78.5317" calcext:value-type="float">
            <text:p>78.5317</text:p>
          </table:table-cell>
          <table:table-cell office:value-type="float" office:value="291.17" calcext:value-type="float">
            <text:p>291.17</text:p>
          </table:table-cell>
          <table:table-cell office:value-type="float" office:value="45.8266" calcext:value-type="float">
            <text:p>45.8266</text:p>
          </table:table-cell>
          <table:table-cell office:value-type="float" office:value="79.1325" calcext:value-type="float">
            <text:p>79.1325</text:p>
          </table:table-cell>
          <table:table-cell office:value-type="float" office:value="280.436" calcext:value-type="float">
            <text:p>280.436</text:p>
          </table:table-cell>
          <table:table-cell office:value-type="float" office:value="47.149" calcext:value-type="float">
            <text:p>47.149</text:p>
          </table:table-cell>
          <table:table-cell/>
          <table:table-cell table:formula="of:=([.D388]-[.A388])/0.0166667" office:value-type="float" office:value="36.0479279041437" calcext:value-type="float">
            <text:p>36.0479279041437</text:p>
          </table:table-cell>
          <table:table-cell table:formula="of:=ABS([.E388]-[.B388])/0.0166667" office:value-type="float" office:value="644.038711922578" calcext:value-type="float">
            <text:p>644.038711922578</text:p>
          </table:table-cell>
          <table:table-cell table:formula="of:=([.F388]-[.C388])/0.0166667" office:value-type="float" office:value="79.3438413123175" calcext:value-type="float">
            <text:p>79.3438413123175</text:p>
          </table:table-cell>
          <table:table-cell table:formula="of:=DEGREES(ATAN(ABS([.F388]-[.C388])/ABS([.E388]-[.B388])))" office:value-type="float" office:value="7.02329677344356" calcext:value-type="float">
            <text:p>7.02329677344356</text:p>
          </table:table-cell>
          <table:table-cell table:formula="of:=SQRT(POWER([.H388];2)+POWER([.I388];2)+POWER([.J388];2))" office:value-type="float" office:value="649.908271000816" calcext:value-type="float">
            <text:p>649.908271000816</text:p>
          </table:table-cell>
        </table:table-row>
        <table:table-row table:style-name="ro1">
          <table:table-cell office:value-type="float" office:value="79.048" calcext:value-type="float">
            <text:p>79.048</text:p>
          </table:table-cell>
          <table:table-cell office:value-type="float" office:value="291.146" calcext:value-type="float">
            <text:p>291.146</text:p>
          </table:table-cell>
          <table:table-cell office:value-type="float" office:value="46.0803" calcext:value-type="float">
            <text:p>46.0803</text:p>
          </table:table-cell>
          <table:table-cell office:value-type="float" office:value="79.9132" calcext:value-type="float">
            <text:p>79.9132</text:p>
          </table:table-cell>
          <table:table-cell office:value-type="float" office:value="281.758" calcext:value-type="float">
            <text:p>281.758</text:p>
          </table:table-cell>
          <table:table-cell office:value-type="float" office:value="47.1969" calcext:value-type="float">
            <text:p>47.1969</text:p>
          </table:table-cell>
          <table:table-cell/>
          <table:table-cell table:formula="of:=([.D389]-[.A389])/0.0166667" office:value-type="float" office:value="51.9118961762077" calcext:value-type="float">
            <text:p>51.9118961762077</text:p>
          </table:table-cell>
          <table:table-cell table:formula="of:=ABS([.E389]-[.B389])/0.0166667" office:value-type="float" office:value="563.278873442255" calcext:value-type="float">
            <text:p>563.278873442255</text:p>
          </table:table-cell>
          <table:table-cell table:formula="of:=([.F389]-[.C389])/0.0166667" office:value-type="float" office:value="66.9958660082679" calcext:value-type="float">
            <text:p>66.9958660082679</text:p>
          </table:table-cell>
          <table:table-cell table:formula="of:=DEGREES(ATAN(ABS([.F389]-[.C389])/ABS([.E389]-[.B389])))" office:value-type="float" office:value="6.78284207097197" calcext:value-type="float">
            <text:p>6.78284207097197</text:p>
          </table:table-cell>
          <table:table-cell table:formula="of:=SQRT(POWER([.H389];2)+POWER([.I389];2)+POWER([.J389];2))" office:value-type="float" office:value="569.619504839137" calcext:value-type="float">
            <text:p>569.619504839137</text:p>
          </table:table-cell>
        </table:table-row>
        <table:table-row table:style-name="ro1">
          <table:table-cell office:value-type="float" office:value="78.5506" calcext:value-type="float">
            <text:p>78.5506</text:p>
          </table:table-cell>
          <table:table-cell office:value-type="float" office:value="292.445" calcext:value-type="float">
            <text:p>292.445</text:p>
          </table:table-cell>
          <table:table-cell office:value-type="float" office:value="46.1501" calcext:value-type="float">
            <text:p>46.1501</text:p>
          </table:table-cell>
          <table:table-cell office:value-type="float" office:value="79.3841" calcext:value-type="float">
            <text:p>79.3841</text:p>
          </table:table-cell>
          <table:table-cell office:value-type="float" office:value="280.393" calcext:value-type="float">
            <text:p>280.393</text:p>
          </table:table-cell>
          <table:table-cell office:value-type="float" office:value="47.4022" calcext:value-type="float">
            <text:p>47.4022</text:p>
          </table:table-cell>
          <table:table-cell/>
          <table:table-cell table:formula="of:=([.D390]-[.A390])/0.0166667" office:value-type="float" office:value="50.0098999802001" calcext:value-type="float">
            <text:p>50.0098999802001</text:p>
          </table:table-cell>
          <table:table-cell table:formula="of:=ABS([.E390]-[.B390])/0.0166667" office:value-type="float" office:value="723.118553762894" calcext:value-type="float">
            <text:p>723.118553762894</text:p>
          </table:table-cell>
          <table:table-cell table:formula="of:=([.F390]-[.C390])/0.0166667" office:value-type="float" office:value="75.1258497483004" calcext:value-type="float">
            <text:p>75.1258497483004</text:p>
          </table:table-cell>
          <table:table-cell table:formula="of:=DEGREES(ATAN(ABS([.F390]-[.C390])/ABS([.E390]-[.B390])))" office:value-type="float" office:value="5.93126427418545" calcext:value-type="float">
            <text:p>5.93126427418545</text:p>
          </table:table-cell>
          <table:table-cell table:formula="of:=SQRT(POWER([.H390];2)+POWER([.I390];2)+POWER([.J390];2))" office:value-type="float" office:value="728.728568256091" calcext:value-type="float">
            <text:p>728.728568256091</text:p>
          </table:table-cell>
        </table:table-row>
        <table:table-row table:style-name="ro1">
          <table:table-cell office:value-type="float" office:value="78.3111" calcext:value-type="float">
            <text:p>78.3111</text:p>
          </table:table-cell>
          <table:table-cell office:value-type="float" office:value="293.827" calcext:value-type="float">
            <text:p>293.827</text:p>
          </table:table-cell>
          <table:table-cell office:value-type="float" office:value="45.9508" calcext:value-type="float">
            <text:p>45.9508</text:p>
          </table:table-cell>
          <table:table-cell office:value-type="float" office:value="79.1731" calcext:value-type="float">
            <text:p>79.1731</text:p>
          </table:table-cell>
          <table:table-cell office:value-type="float" office:value="282.935" calcext:value-type="float">
            <text:p>282.935</text:p>
          </table:table-cell>
          <table:table-cell office:value-type="float" office:value="47.5314" calcext:value-type="float">
            <text:p>47.5314</text:p>
          </table:table-cell>
          <table:table-cell/>
          <table:table-cell table:formula="of:=([.D391]-[.A391])/0.0166667" office:value-type="float" office:value="51.7198965602074" calcext:value-type="float">
            <text:p>51.7198965602074</text:p>
          </table:table-cell>
          <table:table-cell table:formula="of:=ABS([.E391]-[.B391])/0.0166667" office:value-type="float" office:value="653.518692962614" calcext:value-type="float">
            <text:p>653.518692962614</text:p>
          </table:table-cell>
          <table:table-cell table:formula="of:=([.F391]-[.C391])/0.0166667" office:value-type="float" office:value="94.8358103283791" calcext:value-type="float">
            <text:p>94.8358103283791</text:p>
          </table:table-cell>
          <table:table-cell table:formula="of:=DEGREES(ATAN(ABS([.F391]-[.C391])/ABS([.E391]-[.B391])))" office:value-type="float" office:value="8.25687868362858" calcext:value-type="float">
            <text:p>8.25687868362858</text:p>
          </table:table-cell>
          <table:table-cell table:formula="of:=SQRT(POWER([.H391];2)+POWER([.I391];2)+POWER([.J391];2))" office:value-type="float" office:value="662.386186957731" calcext:value-type="float">
            <text:p>662.386186957731</text:p>
          </table:table-cell>
        </table:table-row>
        <table:table-row table:style-name="ro1">
          <table:table-cell office:value-type="float" office:value="78.7472" calcext:value-type="float">
            <text:p>78.7472</text:p>
          </table:table-cell>
          <table:table-cell office:value-type="float" office:value="288.318" calcext:value-type="float">
            <text:p>288.318</text:p>
          </table:table-cell>
          <table:table-cell office:value-type="float" office:value="46.7503" calcext:value-type="float">
            <text:p>46.7503</text:p>
          </table:table-cell>
          <table:table-cell office:value-type="float" office:value="79.3611" calcext:value-type="float">
            <text:p>79.3611</text:p>
          </table:table-cell>
          <table:table-cell office:value-type="float" office:value="279.024" calcext:value-type="float">
            <text:p>279.024</text:p>
          </table:table-cell>
          <table:table-cell office:value-type="float" office:value="47.8518" calcext:value-type="float">
            <text:p>47.8518</text:p>
          </table:table-cell>
          <table:table-cell/>
          <table:table-cell table:formula="of:=([.D392]-[.A392])/0.0166667" office:value-type="float" office:value="36.8339263321465" calcext:value-type="float">
            <text:p>36.8339263321465</text:p>
          </table:table-cell>
          <table:table-cell table:formula="of:=ABS([.E392]-[.B392])/0.0166667" office:value-type="float" office:value="557.638884722229" calcext:value-type="float">
            <text:p>557.638884722229</text:p>
          </table:table-cell>
          <table:table-cell table:formula="of:=([.F392]-[.C392])/0.0166667" office:value-type="float" office:value="66.089867820264" calcext:value-type="float">
            <text:p>66.089867820264</text:p>
          </table:table-cell>
          <table:table-cell table:formula="of:=DEGREES(ATAN(ABS([.F392]-[.C392])/ABS([.E392]-[.B392])))" office:value-type="float" office:value="6.75901357786761" calcext:value-type="float">
            <text:p>6.75901357786761</text:p>
          </table:table-cell>
          <table:table-cell table:formula="of:=SQRT(POWER([.H392];2)+POWER([.I392];2)+POWER([.J392];2))" office:value-type="float" office:value="562.748375841098" calcext:value-type="float">
            <text:p>562.748375841098</text:p>
          </table:table-cell>
        </table:table-row>
        <table:table-row table:style-name="ro1">
          <table:table-cell office:value-type="float" office:value="78.9622" calcext:value-type="float">
            <text:p>78.9622</text:p>
          </table:table-cell>
          <table:table-cell office:value-type="float" office:value="285.668" calcext:value-type="float">
            <text:p>285.668</text:p>
          </table:table-cell>
          <table:table-cell office:value-type="float" office:value="46.883" calcext:value-type="float">
            <text:p>46.883</text:p>
          </table:table-cell>
          <table:table-cell office:value-type="float" office:value="79.5451" calcext:value-type="float">
            <text:p>79.5451</text:p>
          </table:table-cell>
          <table:table-cell office:value-type="float" office:value="275.129" calcext:value-type="float">
            <text:p>275.129</text:p>
          </table:table-cell>
          <table:table-cell office:value-type="float" office:value="48.4203" calcext:value-type="float">
            <text:p>48.4203</text:p>
          </table:table-cell>
          <table:table-cell/>
          <table:table-cell table:formula="of:=([.D393]-[.A393])/0.0166667" office:value-type="float" office:value="34.9739300521405" calcext:value-type="float">
            <text:p>34.9739300521405</text:p>
          </table:table-cell>
          <table:table-cell table:formula="of:=ABS([.E393]-[.B393])/0.0166667" office:value-type="float" office:value="632.338735322529" calcext:value-type="float">
            <text:p>632.338735322529</text:p>
          </table:table-cell>
          <table:table-cell table:formula="of:=([.F393]-[.C393])/0.0166667" office:value-type="float" office:value="92.2378155243687" calcext:value-type="float">
            <text:p>92.2378155243687</text:p>
          </table:table-cell>
          <table:table-cell table:formula="of:=DEGREES(ATAN(ABS([.F393]-[.C393])/ABS([.E393]-[.B393])))" office:value-type="float" office:value="8.29907466919826" calcext:value-type="float">
            <text:p>8.29907466919826</text:p>
          </table:table-cell>
          <table:table-cell table:formula="of:=SQRT(POWER([.H393];2)+POWER([.I393];2)+POWER([.J393];2))" office:value-type="float" office:value="639.986926886241" calcext:value-type="float">
            <text:p>639.986926886241</text:p>
          </table:table-cell>
        </table:table-row>
        <table:table-row table:style-name="ro1">
          <table:table-cell office:value-type="float" office:value="79.7052" calcext:value-type="float">
            <text:p>79.7052</text:p>
          </table:table-cell>
          <table:table-cell office:value-type="float" office:value="284.364" calcext:value-type="float">
            <text:p>284.364</text:p>
          </table:table-cell>
          <table:table-cell office:value-type="float" office:value="47.0671" calcext:value-type="float">
            <text:p>47.0671</text:p>
          </table:table-cell>
          <table:table-cell office:value-type="float" office:value="80.4695" calcext:value-type="float">
            <text:p>80.4695</text:p>
          </table:table-cell>
          <table:table-cell office:value-type="float" office:value="271.385" calcext:value-type="float">
            <text:p>271.385</text:p>
          </table:table-cell>
          <table:table-cell office:value-type="float" office:value="48.7159" calcext:value-type="float">
            <text:p>48.7159</text:p>
          </table:table-cell>
          <table:table-cell/>
          <table:table-cell table:formula="of:=([.D394]-[.A394])/0.0166667" office:value-type="float" office:value="45.8579082841829" calcext:value-type="float">
            <text:p>45.8579082841829</text:p>
          </table:table-cell>
          <table:table-cell table:formula="of:=ABS([.E394]-[.B394])/0.0166667" office:value-type="float" office:value="778.738442523114" calcext:value-type="float">
            <text:p>778.738442523114</text:p>
          </table:table-cell>
          <table:table-cell table:formula="of:=([.F394]-[.C394])/0.0166667" office:value-type="float" office:value="98.9278021443954" calcext:value-type="float">
            <text:p>98.9278021443954</text:p>
          </table:table-cell>
          <table:table-cell table:formula="of:=DEGREES(ATAN(ABS([.F394]-[.C394])/ABS([.E394]-[.B394])))" office:value-type="float" office:value="7.23984588728358" calcext:value-type="float">
            <text:p>7.23984588728358</text:p>
          </table:table-cell>
          <table:table-cell table:formula="of:=SQRT(POWER([.H394];2)+POWER([.I394];2)+POWER([.J394];2))" office:value-type="float" office:value="786.335309936319" calcext:value-type="float">
            <text:p>786.335309936319</text:p>
          </table:table-cell>
        </table:table-row>
        <table:table-row table:style-name="ro1">
          <table:table-cell office:value-type="float" office:value="80.2621" calcext:value-type="float">
            <text:p>80.2621</text:p>
          </table:table-cell>
          <table:table-cell office:value-type="float" office:value="286.988" calcext:value-type="float">
            <text:p>286.988</text:p>
          </table:table-cell>
          <table:table-cell office:value-type="float" office:value="47.1829" calcext:value-type="float">
            <text:p>47.1829</text:p>
          </table:table-cell>
          <table:table-cell office:value-type="float" office:value="81.1222" calcext:value-type="float">
            <text:p>81.1222</text:p>
          </table:table-cell>
          <table:table-cell office:value-type="float" office:value="279.076" calcext:value-type="float">
            <text:p>279.076</text:p>
          </table:table-cell>
          <table:table-cell office:value-type="float" office:value="48.0765" calcext:value-type="float">
            <text:p>48.0765</text:p>
          </table:table-cell>
          <table:table-cell/>
          <table:table-cell table:formula="of:=([.D395]-[.A395])/0.0166667" office:value-type="float" office:value="51.6058967882066" calcext:value-type="float">
            <text:p>51.6058967882066</text:p>
          </table:table-cell>
          <table:table-cell table:formula="of:=ABS([.E395]-[.B395])/0.0166667" office:value-type="float" office:value="474.719050561898" calcext:value-type="float">
            <text:p>474.719050561898</text:p>
          </table:table-cell>
          <table:table-cell table:formula="of:=([.F395]-[.C395])/0.0166667" office:value-type="float" office:value="53.6158927682149" calcext:value-type="float">
            <text:p>53.6158927682149</text:p>
          </table:table-cell>
          <table:table-cell table:formula="of:=DEGREES(ATAN(ABS([.F395]-[.C395])/ABS([.E395]-[.B395])))" office:value-type="float" office:value="6.44381443254277" calcext:value-type="float">
            <text:p>6.44381443254277</text:p>
          </table:table-cell>
          <table:table-cell table:formula="of:=SQRT(POWER([.H395];2)+POWER([.I395];2)+POWER([.J395];2))" office:value-type="float" office:value="480.516398790965" calcext:value-type="float">
            <text:p>480.516398790965</text:p>
          </table:table-cell>
        </table:table-row>
        <table:table-row table:style-name="ro1">
          <table:table-cell office:value-type="float" office:value="80.2134" calcext:value-type="float">
            <text:p>80.2134</text:p>
          </table:table-cell>
          <table:table-cell office:value-type="float" office:value="284.336" calcext:value-type="float">
            <text:p>284.336</text:p>
          </table:table-cell>
          <table:table-cell office:value-type="float" office:value="47.3176" calcext:value-type="float">
            <text:p>47.3176</text:p>
          </table:table-cell>
          <table:table-cell office:value-type="float" office:value="81.2394" calcext:value-type="float">
            <text:p>81.2394</text:p>
          </table:table-cell>
          <table:table-cell office:value-type="float" office:value="272.708" calcext:value-type="float">
            <text:p>272.708</text:p>
          </table:table-cell>
          <table:table-cell office:value-type="float" office:value="48.5145" calcext:value-type="float">
            <text:p>48.5145</text:p>
          </table:table-cell>
          <table:table-cell/>
          <table:table-cell table:formula="of:=([.D396]-[.A396])/0.0166667" office:value-type="float" office:value="61.5598768802469" calcext:value-type="float">
            <text:p>61.5598768802469</text:p>
          </table:table-cell>
          <table:table-cell table:formula="of:=ABS([.E396]-[.B396])/0.0166667" office:value-type="float" office:value="697.67860464279" calcext:value-type="float">
            <text:p>697.67860464279</text:p>
          </table:table-cell>
          <table:table-cell table:formula="of:=([.F396]-[.C396])/0.0166667" office:value-type="float" office:value="71.8138563722872" calcext:value-type="float">
            <text:p>71.8138563722872</text:p>
          </table:table-cell>
          <table:table-cell table:formula="of:=DEGREES(ATAN(ABS([.F396]-[.C396])/ABS([.E396]-[.B396])))" office:value-type="float" office:value="5.87690503320962" calcext:value-type="float">
            <text:p>5.87690503320962</text:p>
          </table:table-cell>
          <table:table-cell table:formula="of:=SQRT(POWER([.H396];2)+POWER([.I396];2)+POWER([.J396];2))" office:value-type="float" office:value="704.061278430281" calcext:value-type="float">
            <text:p>704.061278430281</text:p>
          </table:table-cell>
        </table:table-row>
        <table:table-row table:style-name="ro1">
          <table:table-cell office:value-type="float" office:value="79.7499" calcext:value-type="float">
            <text:p>79.7499</text:p>
          </table:table-cell>
          <table:table-cell office:value-type="float" office:value="286.955" calcext:value-type="float">
            <text:p>286.955</text:p>
          </table:table-cell>
          <table:table-cell office:value-type="float" office:value="47.1923" calcext:value-type="float">
            <text:p>47.1923</text:p>
          </table:table-cell>
          <table:table-cell office:value-type="float" office:value="80.5688" calcext:value-type="float">
            <text:p>80.5688</text:p>
          </table:table-cell>
          <table:table-cell office:value-type="float" office:value="276.481" calcext:value-type="float">
            <text:p>276.481</text:p>
          </table:table-cell>
          <table:table-cell office:value-type="float" office:value="48.2132" calcext:value-type="float">
            <text:p>48.2132</text:p>
          </table:table-cell>
          <table:table-cell/>
          <table:table-cell table:formula="of:=([.D397]-[.A397])/0.0166667" office:value-type="float" office:value="49.1339017321965" calcext:value-type="float">
            <text:p>49.1339017321965</text:p>
          </table:table-cell>
          <table:table-cell table:formula="of:=ABS([.E397]-[.B397])/0.0166667" office:value-type="float" office:value="628.438743122513" calcext:value-type="float">
            <text:p>628.438743122513</text:p>
          </table:table-cell>
          <table:table-cell table:formula="of:=([.F397]-[.C397])/0.0166667" office:value-type="float" office:value="61.2538774922449" calcext:value-type="float">
            <text:p>61.2538774922449</text:p>
          </table:table-cell>
          <table:table-cell table:formula="of:=DEGREES(ATAN(ABS([.F397]-[.C397])/ABS([.E397]-[.B397])))" office:value-type="float" office:value="5.56703015916024" calcext:value-type="float">
            <text:p>5.56703015916024</text:p>
          </table:table-cell>
          <table:table-cell table:formula="of:=SQRT(POWER([.H397];2)+POWER([.I397];2)+POWER([.J397];2))" office:value-type="float" office:value="633.325691618987" calcext:value-type="float">
            <text:p>633.325691618987</text:p>
          </table:table-cell>
        </table:table-row>
        <table:table-row table:style-name="ro1">
          <table:table-cell office:value-type="float" office:value="78.7871" calcext:value-type="float">
            <text:p>78.7871</text:p>
          </table:table-cell>
          <table:table-cell office:value-type="float" office:value="290.947" calcext:value-type="float">
            <text:p>290.947</text:p>
          </table:table-cell>
          <table:table-cell office:value-type="float" office:value="46.8756" calcext:value-type="float">
            <text:p>46.8756</text:p>
          </table:table-cell>
          <table:table-cell office:value-type="float" office:value="79.6326" calcext:value-type="float">
            <text:p>79.6326</text:p>
          </table:table-cell>
          <table:table-cell office:value-type="float" office:value="280.191" calcext:value-type="float">
            <text:p>280.191</text:p>
          </table:table-cell>
          <table:table-cell office:value-type="float" office:value="48.4246" calcext:value-type="float">
            <text:p>48.4246</text:p>
          </table:table-cell>
          <table:table-cell/>
          <table:table-cell table:formula="of:=([.D398]-[.A398])/0.0166667" office:value-type="float" office:value="50.729898540203" calcext:value-type="float">
            <text:p>50.729898540203</text:p>
          </table:table-cell>
          <table:table-cell table:formula="of:=ABS([.E398]-[.B398])/0.0166667" office:value-type="float" office:value="645.358709282583" calcext:value-type="float">
            <text:p>645.358709282583</text:p>
          </table:table-cell>
          <table:table-cell table:formula="of:=([.F398]-[.C398])/0.0166667" office:value-type="float" office:value="92.9398141203717" calcext:value-type="float">
            <text:p>92.9398141203717</text:p>
          </table:table-cell>
          <table:table-cell table:formula="of:=DEGREES(ATAN(ABS([.F398]-[.C398])/ABS([.E398]-[.B398])))" office:value-type="float" office:value="8.19497307014965" calcext:value-type="float">
            <text:p>8.19497307014965</text:p>
          </table:table-cell>
          <table:table-cell table:formula="of:=SQRT(POWER([.H398];2)+POWER([.I398];2)+POWER([.J398];2))" office:value-type="float" office:value="653.987152244989" calcext:value-type="float">
            <text:p>653.987152244989</text:p>
          </table:table-cell>
        </table:table-row>
        <table:table-row table:style-name="ro1">
          <table:table-cell office:value-type="float" office:value="79.2821" calcext:value-type="float">
            <text:p>79.2821</text:p>
          </table:table-cell>
          <table:table-cell office:value-type="float" office:value="289.656" calcext:value-type="float">
            <text:p>289.656</text:p>
          </table:table-cell>
          <table:table-cell office:value-type="float" office:value="46.8042" calcext:value-type="float">
            <text:p>46.8042</text:p>
          </table:table-cell>
          <table:table-cell office:value-type="float" office:value="80.1151" calcext:value-type="float">
            <text:p>80.1151</text:p>
          </table:table-cell>
          <table:table-cell office:value-type="float" office:value="279.007" calcext:value-type="float">
            <text:p>279.007</text:p>
          </table:table-cell>
          <table:table-cell office:value-type="float" office:value="48.0956" calcext:value-type="float">
            <text:p>48.0956</text:p>
          </table:table-cell>
          <table:table-cell/>
          <table:table-cell table:formula="of:=([.D399]-[.A399])/0.0166667" office:value-type="float" office:value="49.9799000401998" calcext:value-type="float">
            <text:p>49.9799000401998</text:p>
          </table:table-cell>
          <table:table-cell table:formula="of:=ABS([.E399]-[.B399])/0.0166667" office:value-type="float" office:value="638.938722122556" calcext:value-type="float">
            <text:p>638.938722122556</text:p>
          </table:table-cell>
          <table:table-cell table:formula="of:=([.F399]-[.C399])/0.0166667" office:value-type="float" office:value="77.4838450323097" calcext:value-type="float">
            <text:p>77.4838450323097</text:p>
          </table:table-cell>
          <table:table-cell table:formula="of:=DEGREES(ATAN(ABS([.F399]-[.C399])/ABS([.E399]-[.B399])))" office:value-type="float" office:value="6.91447285996919" calcext:value-type="float">
            <text:p>6.91447285996919</text:p>
          </table:table-cell>
          <table:table-cell table:formula="of:=SQRT(POWER([.H399];2)+POWER([.I399];2)+POWER([.J399];2))" office:value-type="float" office:value="645.557454667378" calcext:value-type="float">
            <text:p>645.557454667378</text:p>
          </table:table-cell>
        </table:table-row>
        <table:table-row table:style-name="ro1">
          <table:table-cell office:value-type="float" office:value="79.4939" calcext:value-type="float">
            <text:p>79.4939</text:p>
          </table:table-cell>
          <table:table-cell office:value-type="float" office:value="286.94" calcext:value-type="float">
            <text:p>286.94</text:p>
          </table:table-cell>
          <table:table-cell office:value-type="float" office:value="47.1967" calcext:value-type="float">
            <text:p>47.1967</text:p>
          </table:table-cell>
          <table:table-cell office:value-type="float" office:value="80.3173" calcext:value-type="float">
            <text:p>80.3173</text:p>
          </table:table-cell>
          <table:table-cell office:value-type="float" office:value="276.418" calcext:value-type="float">
            <text:p>276.418</text:p>
          </table:table-cell>
          <table:table-cell office:value-type="float" office:value="48.4714" calcext:value-type="float">
            <text:p>48.4714</text:p>
          </table:table-cell>
          <table:table-cell/>
          <table:table-cell table:formula="of:=([.D400]-[.A400])/0.0166667" office:value-type="float" office:value="49.403901192198" calcext:value-type="float">
            <text:p>49.403901192198</text:p>
          </table:table-cell>
          <table:table-cell table:formula="of:=ABS([.E400]-[.B400])/0.0166667" office:value-type="float" office:value="631.318737362525" calcext:value-type="float">
            <text:p>631.318737362525</text:p>
          </table:table-cell>
          <table:table-cell table:formula="of:=([.F400]-[.C400])/0.0166667" office:value-type="float" office:value="76.4818470363061" calcext:value-type="float">
            <text:p>76.4818470363061</text:p>
          </table:table-cell>
          <table:table-cell table:formula="of:=DEGREES(ATAN(ABS([.F400]-[.C400])/ABS([.E400]-[.B400])))" office:value-type="float" office:value="6.90750307419731" calcext:value-type="float">
            <text:p>6.90750307419731</text:p>
          </table:table-cell>
          <table:table-cell table:formula="of:=SQRT(POWER([.H400];2)+POWER([.I400];2)+POWER([.J400];2))" office:value-type="float" office:value="637.850740004357" calcext:value-type="float">
            <text:p>637.850740004357</text:p>
          </table:table-cell>
        </table:table-row>
        <table:table-row table:style-name="ro1">
          <table:table-cell office:value-type="float" office:value="79.937" calcext:value-type="float">
            <text:p>79.937</text:p>
          </table:table-cell>
          <table:table-cell office:value-type="float" office:value="283.093" calcext:value-type="float">
            <text:p>283.093</text:p>
          </table:table-cell>
          <table:table-cell office:value-type="float" office:value="47.0006" calcext:value-type="float">
            <text:p>47.0006</text:p>
          </table:table-cell>
          <table:table-cell office:value-type="float" office:value="80.7456" calcext:value-type="float">
            <text:p>80.7456</text:p>
          </table:table-cell>
          <table:table-cell office:value-type="float" office:value="272.785" calcext:value-type="float">
            <text:p>272.785</text:p>
          </table:table-cell>
          <table:table-cell office:value-type="float" office:value="48.0177" calcext:value-type="float">
            <text:p>48.0177</text:p>
          </table:table-cell>
          <table:table-cell/>
          <table:table-cell table:formula="of:=([.D401]-[.A401])/0.0166667" office:value-type="float" office:value="48.515902968194" calcext:value-type="float">
            <text:p>48.515902968194</text:p>
          </table:table-cell>
          <table:table-cell table:formula="of:=ABS([.E401]-[.B401])/0.0166667" office:value-type="float" office:value="618.478763042474" calcext:value-type="float">
            <text:p>618.478763042474</text:p>
          </table:table-cell>
          <table:table-cell table:formula="of:=([.F401]-[.C401])/0.0166667" office:value-type="float" office:value="61.0258779482441" calcext:value-type="float">
            <text:p>61.0258779482441</text:p>
          </table:table-cell>
          <table:table-cell table:formula="of:=DEGREES(ATAN(ABS([.F401]-[.C401])/ABS([.E401]-[.B401])))" office:value-type="float" office:value="5.63518741283162" calcext:value-type="float">
            <text:p>5.63518741283162</text:p>
          </table:table-cell>
          <table:table-cell table:formula="of:=SQRT(POWER([.H401];2)+POWER([.I401];2)+POWER([.J401];2))" office:value-type="float" office:value="623.373027131204" calcext:value-type="float">
            <text:p>623.373027131204</text:p>
          </table:table-cell>
        </table:table-row>
        <table:table-row table:style-name="ro1">
          <table:table-cell office:value-type="float" office:value="79.0471" calcext:value-type="float">
            <text:p>79.0471</text:p>
          </table:table-cell>
          <table:table-cell office:value-type="float" office:value="291.08" calcext:value-type="float">
            <text:p>291.08</text:p>
          </table:table-cell>
          <table:table-cell office:value-type="float" office:value="46.3447" calcext:value-type="float">
            <text:p>46.3447</text:p>
          </table:table-cell>
          <table:table-cell office:value-type="float" office:value="79.6578" calcext:value-type="float">
            <text:p>79.6578</text:p>
          </table:table-cell>
          <table:table-cell office:value-type="float" office:value="281.637" calcext:value-type="float">
            <text:p>281.637</text:p>
          </table:table-cell>
          <table:table-cell office:value-type="float" office:value="47.7162" calcext:value-type="float">
            <text:p>47.7162</text:p>
          </table:table-cell>
          <table:table-cell/>
          <table:table-cell table:formula="of:=([.D402]-[.A402])/0.0166667" office:value-type="float" office:value="36.6419267161462" calcext:value-type="float">
            <text:p>36.6419267161462</text:p>
          </table:table-cell>
          <table:table-cell table:formula="of:=ABS([.E402]-[.B402])/0.0166667" office:value-type="float" office:value="566.578866842265" calcext:value-type="float">
            <text:p>566.578866842265</text:p>
          </table:table-cell>
          <table:table-cell table:formula="of:=([.F402]-[.C402])/0.0166667" office:value-type="float" office:value="82.289835420329" calcext:value-type="float">
            <text:p>82.289835420329</text:p>
          </table:table-cell>
          <table:table-cell table:formula="of:=DEGREES(ATAN(ABS([.F402]-[.C402])/ABS([.E402]-[.B402])))" office:value-type="float" office:value="8.26384675199166" calcext:value-type="float">
            <text:p>8.26384675199166</text:p>
          </table:table-cell>
          <table:table-cell table:formula="of:=SQRT(POWER([.H402];2)+POWER([.I402];2)+POWER([.J402];2))" office:value-type="float" office:value="573.69491906347" calcext:value-type="float">
            <text:p>573.69491906347</text:p>
          </table:table-cell>
        </table:table-row>
        <table:table-row table:style-name="ro1">
          <table:table-cell office:value-type="float" office:value="78.5492" calcext:value-type="float">
            <text:p>78.5492</text:p>
          </table:table-cell>
          <table:table-cell office:value-type="float" office:value="292.325" calcext:value-type="float">
            <text:p>292.325</text:p>
          </table:table-cell>
          <table:table-cell office:value-type="float" office:value="46.6783" calcext:value-type="float">
            <text:p>46.6783</text:p>
          </table:table-cell>
          <table:table-cell office:value-type="float" office:value="79.6108" calcext:value-type="float">
            <text:p>79.6108</text:p>
          </table:table-cell>
          <table:table-cell office:value-type="float" office:value="278.927" calcext:value-type="float">
            <text:p>278.927</text:p>
          </table:table-cell>
          <table:table-cell office:value-type="float" office:value="48.3599" calcext:value-type="float">
            <text:p>48.3599</text:p>
          </table:table-cell>
          <table:table-cell/>
          <table:table-cell table:formula="of:=([.D403]-[.A403])/0.0166667" office:value-type="float" office:value="63.6958726082547" calcext:value-type="float">
            <text:p>63.6958726082547</text:p>
          </table:table-cell>
          <table:table-cell table:formula="of:=ABS([.E403]-[.B403])/0.0166667" office:value-type="float" office:value="803.878392243214" calcext:value-type="float">
            <text:p>803.878392243214</text:p>
          </table:table-cell>
          <table:table-cell table:formula="of:=([.F403]-[.C403])/0.0166667" office:value-type="float" office:value="100.895798208404" calcext:value-type="float">
            <text:p>100.895798208404</text:p>
          </table:table-cell>
          <table:table-cell table:formula="of:=DEGREES(ATAN(ABS([.F403]-[.C403])/ABS([.E403]-[.B403])))" office:value-type="float" office:value="7.15385749295582" calcext:value-type="float">
            <text:p>7.15385749295582</text:p>
          </table:table-cell>
          <table:table-cell table:formula="of:=SQRT(POWER([.H403];2)+POWER([.I403];2)+POWER([.J403];2))" office:value-type="float" office:value="812.68542241077" calcext:value-type="float">
            <text:p>812.68542241077</text:p>
          </table:table-cell>
        </table:table-row>
        <table:table-row table:style-name="ro1">
          <table:table-cell office:value-type="float" office:value="79.6343" calcext:value-type="float">
            <text:p>79.6343</text:p>
          </table:table-cell>
          <table:table-cell office:value-type="float" office:value="295.307" calcext:value-type="float">
            <text:p>295.307</text:p>
          </table:table-cell>
          <table:table-cell office:value-type="float" office:value="45.7231" calcext:value-type="float">
            <text:p>45.7231</text:p>
          </table:table-cell>
          <table:table-cell office:value-type="float" office:value="80.9519" calcext:value-type="float">
            <text:p>80.9519</text:p>
          </table:table-cell>
          <table:table-cell office:value-type="float" office:value="283.093" calcext:value-type="float">
            <text:p>283.093</text:p>
          </table:table-cell>
          <table:table-cell office:value-type="float" office:value="47.2419" calcext:value-type="float">
            <text:p>47.2419</text:p>
          </table:table-cell>
          <table:table-cell/>
          <table:table-cell table:formula="of:=([.D404]-[.A404])/0.0166667" office:value-type="float" office:value="79.0558418883162" calcext:value-type="float">
            <text:p>79.0558418883162</text:p>
          </table:table-cell>
          <table:table-cell table:formula="of:=ABS([.E404]-[.B404])/0.0166667" office:value-type="float" office:value="732.838534322931" calcext:value-type="float">
            <text:p>732.838534322931</text:p>
          </table:table-cell>
          <table:table-cell table:formula="of:=([.F404]-[.C404])/0.0166667" office:value-type="float" office:value="91.1278177443645" calcext:value-type="float">
            <text:p>91.1278177443645</text:p>
          </table:table-cell>
          <table:table-cell table:formula="of:=DEGREES(ATAN(ABS([.F404]-[.C404])/ABS([.E404]-[.B404])))" office:value-type="float" office:value="7.08829376802916" calcext:value-type="float">
            <text:p>7.08829376802916</text:p>
          </table:table-cell>
          <table:table-cell table:formula="of:=SQRT(POWER([.H404];2)+POWER([.I404];2)+POWER([.J404];2))" office:value-type="float" office:value="742.702108985899" calcext:value-type="float">
            <text:p>742.702108985899</text:p>
          </table:table-cell>
        </table:table-row>
        <table:table-row table:style-name="ro1">
          <table:table-cell office:value-type="float" office:value="79.3281" calcext:value-type="float">
            <text:p>79.3281</text:p>
          </table:table-cell>
          <table:table-cell office:value-type="float" office:value="292.494" calcext:value-type="float">
            <text:p>292.494</text:p>
          </table:table-cell>
          <table:table-cell office:value-type="float" office:value="46.136" calcext:value-type="float">
            <text:p>46.136</text:p>
          </table:table-cell>
          <table:table-cell office:value-type="float" office:value="79.9132" calcext:value-type="float">
            <text:p>79.9132</text:p>
          </table:table-cell>
          <table:table-cell office:value-type="float" office:value="281.758" calcext:value-type="float">
            <text:p>281.758</text:p>
          </table:table-cell>
          <table:table-cell office:value-type="float" office:value="47.1969" calcext:value-type="float">
            <text:p>47.1969</text:p>
          </table:table-cell>
          <table:table-cell/>
          <table:table-cell table:formula="of:=([.D405]-[.A405])/0.0166667" office:value-type="float" office:value="35.1059297881403" calcext:value-type="float">
            <text:p>35.1059297881403</text:p>
          </table:table-cell>
          <table:table-cell table:formula="of:=ABS([.E405]-[.B405])/0.0166667" office:value-type="float" office:value="644.158711682579" calcext:value-type="float">
            <text:p>644.158711682579</text:p>
          </table:table-cell>
          <table:table-cell table:formula="of:=([.F405]-[.C405])/0.0166667" office:value-type="float" office:value="63.6538726922544" calcext:value-type="float">
            <text:p>63.6538726922544</text:p>
          </table:table-cell>
          <table:table-cell table:formula="of:=DEGREES(ATAN(ABS([.F405]-[.C405])/ABS([.E405]-[.B405])))" office:value-type="float" office:value="5.6434791339252" calcext:value-type="float">
            <text:p>5.6434791339252</text:p>
          </table:table-cell>
          <table:table-cell table:formula="of:=SQRT(POWER([.H405];2)+POWER([.I405];2)+POWER([.J405];2))" office:value-type="float" office:value="648.247396949322" calcext:value-type="float">
            <text:p>648.247396949322</text:p>
          </table:table-cell>
        </table:table-row>
        <table:table-row table:style-name="ro1">
          <table:table-cell office:value-type="float" office:value="79.2609" calcext:value-type="float">
            <text:p>79.2609</text:p>
          </table:table-cell>
          <table:table-cell office:value-type="float" office:value="288.348" calcext:value-type="float">
            <text:p>288.348</text:p>
          </table:table-cell>
          <table:table-cell office:value-type="float" office:value="46.7412" calcext:value-type="float">
            <text:p>46.7412</text:p>
          </table:table-cell>
          <table:table-cell office:value-type="float" office:value="80.0681" calcext:value-type="float">
            <text:p>80.0681</text:p>
          </table:table-cell>
          <table:table-cell office:value-type="float" office:value="276.449" calcext:value-type="float">
            <text:p>276.449</text:p>
          </table:table-cell>
          <table:table-cell office:value-type="float" office:value="48.2223" calcext:value-type="float">
            <text:p>48.2223</text:p>
          </table:table-cell>
          <table:table-cell/>
          <table:table-cell table:formula="of:=([.D406]-[.A406])/0.0166667" office:value-type="float" office:value="48.4319031361934" calcext:value-type="float">
            <text:p>48.4319031361934</text:p>
          </table:table-cell>
          <table:table-cell table:formula="of:=ABS([.E406]-[.B406])/0.0166667" office:value-type="float" office:value="713.938572122856" calcext:value-type="float">
            <text:p>713.938572122856</text:p>
          </table:table-cell>
          <table:table-cell table:formula="of:=([.F406]-[.C406])/0.0166667" office:value-type="float" office:value="88.8658222683553" calcext:value-type="float">
            <text:p>88.8658222683553</text:p>
          </table:table-cell>
          <table:table-cell table:formula="of:=DEGREES(ATAN(ABS([.F406]-[.C406])/ABS([.E406]-[.B406])))" office:value-type="float" office:value="7.09526404062748" calcext:value-type="float">
            <text:p>7.09526404062748</text:p>
          </table:table-cell>
          <table:table-cell table:formula="of:=SQRT(POWER([.H406];2)+POWER([.I406];2)+POWER([.J406];2))" office:value-type="float" office:value="721.076326316186" calcext:value-type="float">
            <text:p>721.076326316186</text:p>
          </table:table-cell>
        </table:table-row>
        <table:table-row table:style-name="ro1">
          <table:table-cell office:value-type="float" office:value="78.6112" calcext:value-type="float">
            <text:p>78.6112</text:p>
          </table:table-cell>
          <table:table-cell office:value-type="float" office:value="296.598" calcext:value-type="float">
            <text:p>296.598</text:p>
          </table:table-cell>
          <table:table-cell office:value-type="float" office:value="45.8018" calcext:value-type="float">
            <text:p>45.8018</text:p>
          </table:table-cell>
          <table:table-cell office:value-type="float" office:value="79.9325" calcext:value-type="float">
            <text:p>79.9325</text:p>
          </table:table-cell>
          <table:table-cell office:value-type="float" office:value="282.869" calcext:value-type="float">
            <text:p>282.869</text:p>
          </table:table-cell>
          <table:table-cell office:value-type="float" office:value="48.0343" calcext:value-type="float">
            <text:p>48.0343</text:p>
          </table:table-cell>
          <table:table-cell/>
          <table:table-cell table:formula="of:=([.D407]-[.A407])/0.0166667" office:value-type="float" office:value="79.2778414443176" calcext:value-type="float">
            <text:p>79.2778414443176</text:p>
          </table:table-cell>
          <table:table-cell table:formula="of:=ABS([.E407]-[.B407])/0.0166667" office:value-type="float" office:value="823.738352523294" calcext:value-type="float">
            <text:p>823.738352523294</text:p>
          </table:table-cell>
          <table:table-cell table:formula="of:=([.F407]-[.C407])/0.0166667" office:value-type="float" office:value="133.949732100536" calcext:value-type="float">
            <text:p>133.949732100536</text:p>
          </table:table-cell>
          <table:table-cell table:formula="of:=DEGREES(ATAN(ABS([.F407]-[.C407])/ABS([.E407]-[.B407])))" office:value-type="float" office:value="9.23613756562161" calcext:value-type="float">
            <text:p>9.23613756562161</text:p>
          </table:table-cell>
          <table:table-cell table:formula="of:=SQRT(POWER([.H407];2)+POWER([.I407];2)+POWER([.J407];2))" office:value-type="float" office:value="838.315203423907" calcext:value-type="float">
            <text:p>838.315203423907</text:p>
          </table:table-cell>
        </table:table-row>
        <table:table-row table:style-name="ro1">
          <table:table-cell office:value-type="float" office:value="79.069" calcext:value-type="float">
            <text:p>79.069</text:p>
          </table:table-cell>
          <table:table-cell office:value-type="float" office:value="292.48" calcext:value-type="float">
            <text:p>292.48</text:p>
          </table:table-cell>
          <table:table-cell office:value-type="float" office:value="46.1404" calcext:value-type="float">
            <text:p>46.1404</text:p>
          </table:table-cell>
          <table:table-cell office:value-type="float" office:value="80.1409" calcext:value-type="float">
            <text:p>80.1409</text:p>
          </table:table-cell>
          <table:table-cell office:value-type="float" office:value="280.396" calcext:value-type="float">
            <text:p>280.396</text:p>
          </table:table-cell>
          <table:table-cell office:value-type="float" office:value="47.6439" calcext:value-type="float">
            <text:p>47.6439</text:p>
          </table:table-cell>
          <table:table-cell/>
          <table:table-cell table:formula="of:=([.D408]-[.A408])/0.0166667" office:value-type="float" office:value="64.3138713722572" calcext:value-type="float">
            <text:p>64.3138713722572</text:p>
          </table:table-cell>
          <table:table-cell table:formula="of:=ABS([.E408]-[.B408])/0.0166667" office:value-type="float" office:value="725.0385499229" calcext:value-type="float">
            <text:p>725.0385499229</text:p>
          </table:table-cell>
          <table:table-cell table:formula="of:=([.F408]-[.C408])/0.0166667" office:value-type="float" office:value="90.209819580361" calcext:value-type="float">
            <text:p>90.209819580361</text:p>
          </table:table-cell>
          <table:table-cell table:formula="of:=DEGREES(ATAN(ABS([.F408]-[.C408])/ABS([.E408]-[.B408])))" office:value-type="float" office:value="7.09233443432283" calcext:value-type="float">
            <text:p>7.09233443432283</text:p>
          </table:table-cell>
          <table:table-cell table:formula="of:=SQRT(POWER([.H408];2)+POWER([.I408];2)+POWER([.J408];2))" office:value-type="float" office:value="733.454146129061" calcext:value-type="float">
            <text:p>733.454146129061</text:p>
          </table:table-cell>
        </table:table-row>
        <table:table-row table:style-name="ro1">
          <table:table-cell office:value-type="float" office:value="78.3505" calcext:value-type="float">
            <text:p>78.3505</text:p>
          </table:table-cell>
          <table:table-cell office:value-type="float" office:value="296.646" calcext:value-type="float">
            <text:p>296.646</text:p>
          </table:table-cell>
          <table:table-cell office:value-type="float" office:value="45.5394" calcext:value-type="float">
            <text:p>45.5394</text:p>
          </table:table-cell>
          <table:table-cell office:value-type="float" office:value="79.2388" calcext:value-type="float">
            <text:p>79.2388</text:p>
          </table:table-cell>
          <table:table-cell office:value-type="float" office:value="286.983" calcext:value-type="float">
            <text:p>286.983</text:p>
          </table:table-cell>
          <table:table-cell office:value-type="float" office:value="46.9404" calcext:value-type="float">
            <text:p>46.9404</text:p>
          </table:table-cell>
          <table:table-cell/>
          <table:table-cell table:formula="of:=([.D409]-[.A409])/0.0166667" office:value-type="float" office:value="53.2978934042133" calcext:value-type="float">
            <text:p>53.2978934042133</text:p>
          </table:table-cell>
          <table:table-cell table:formula="of:=ABS([.E409]-[.B409])/0.0166667" office:value-type="float" office:value="579.77884044232" calcext:value-type="float">
            <text:p>579.77884044232</text:p>
          </table:table-cell>
          <table:table-cell table:formula="of:=([.F409]-[.C409])/0.0166667" office:value-type="float" office:value="84.059831880336" calcext:value-type="float">
            <text:p>84.059831880336</text:p>
          </table:table-cell>
          <table:table-cell table:formula="of:=DEGREES(ATAN(ABS([.F409]-[.C409])/ABS([.E409]-[.B409])))" office:value-type="float" office:value="8.249603241823" calcext:value-type="float">
            <text:p>8.249603241823</text:p>
          </table:table-cell>
          <table:table-cell table:formula="of:=SQRT(POWER([.H409];2)+POWER([.I409];2)+POWER([.J409];2))" office:value-type="float" office:value="588.260337437191" calcext:value-type="float">
            <text:p>588.260337437191</text:p>
          </table:table-cell>
        </table:table-row>
        <table:table-row table:style-name="ro1">
          <table:table-cell office:value-type="float" office:value="80.4951" calcext:value-type="float">
            <text:p>80.4951</text:p>
          </table:table-cell>
          <table:table-cell office:value-type="float" office:value="285.761" calcext:value-type="float">
            <text:p>285.761</text:p>
          </table:table-cell>
          <table:table-cell office:value-type="float" office:value="46.8555" calcext:value-type="float">
            <text:p>46.8555</text:p>
          </table:table-cell>
          <table:table-cell office:value-type="float" office:value="81.5739" calcext:value-type="float">
            <text:p>81.5739</text:p>
          </table:table-cell>
          <table:table-cell office:value-type="float" office:value="276.656" calcext:value-type="float">
            <text:p>276.656</text:p>
          </table:table-cell>
          <table:table-cell office:value-type="float" office:value="47.6846" calcext:value-type="float">
            <text:p>47.6846</text:p>
          </table:table-cell>
          <table:table-cell/>
          <table:table-cell table:formula="of:=([.D410]-[.A410])/0.0166667" office:value-type="float" office:value="64.727870544259" calcext:value-type="float">
            <text:p>64.727870544259</text:p>
          </table:table-cell>
          <table:table-cell table:formula="of:=ABS([.E410]-[.B410])/0.0166667" office:value-type="float" office:value="546.298907402186" calcext:value-type="float">
            <text:p>546.298907402186</text:p>
          </table:table-cell>
          <table:table-cell table:formula="of:=([.F410]-[.C410])/0.0166667" office:value-type="float" office:value="49.7459005081992" calcext:value-type="float">
            <text:p>49.7459005081992</text:p>
          </table:table-cell>
          <table:table-cell table:formula="of:=DEGREES(ATAN(ABS([.F410]-[.C410])/ABS([.E410]-[.B410])))" office:value-type="float" office:value="5.2029962590723" calcext:value-type="float">
            <text:p>5.2029962590723</text:p>
          </table:table-cell>
          <table:table-cell table:formula="of:=SQRT(POWER([.H410];2)+POWER([.I410];2)+POWER([.J410];2))" office:value-type="float" office:value="552.364778087261" calcext:value-type="float">
            <text:p>552.364778087261</text:p>
          </table:table-cell>
        </table:table-row>
        <table:table-row table:style-name="ro1">
          <table:table-cell office:value-type="float" office:value="79.0873" calcext:value-type="float">
            <text:p>79.0873</text:p>
          </table:table-cell>
          <table:table-cell office:value-type="float" office:value="293.633" calcext:value-type="float">
            <text:p>293.633</text:p>
          </table:table-cell>
          <table:table-cell office:value-type="float" office:value="46.9957" calcext:value-type="float">
            <text:p>46.9957</text:p>
          </table:table-cell>
          <table:table-cell office:value-type="float" office:value="80.2097" calcext:value-type="float">
            <text:p>80.2097</text:p>
          </table:table-cell>
          <table:table-cell office:value-type="float" office:value="284.167" calcext:value-type="float">
            <text:p>284.167</text:p>
          </table:table-cell>
          <table:table-cell office:value-type="float" office:value="48.0946" calcext:value-type="float">
            <text:p>48.0946</text:p>
          </table:table-cell>
          <table:table-cell/>
          <table:table-cell table:formula="of:=([.D411]-[.A411])/0.0166667" office:value-type="float" office:value="67.3438653122693" calcext:value-type="float">
            <text:p>67.3438653122693</text:p>
          </table:table-cell>
          <table:table-cell table:formula="of:=ABS([.E411]-[.B411])/0.0166667" office:value-type="float" office:value="567.958864082272" calcext:value-type="float">
            <text:p>567.958864082272</text:p>
          </table:table-cell>
          <table:table-cell table:formula="of:=([.F411]-[.C411])/0.0166667" office:value-type="float" office:value="65.9338681322638" calcext:value-type="float">
            <text:p>65.9338681322638</text:p>
          </table:table-cell>
          <table:table-cell table:formula="of:=DEGREES(ATAN(ABS([.F411]-[.C411])/ABS([.E411]-[.B411])))" office:value-type="float" office:value="6.62177857930001" calcext:value-type="float">
            <text:p>6.62177857930001</text:p>
          </table:table-cell>
          <table:table-cell table:formula="of:=SQRT(POWER([.H411];2)+POWER([.I411];2)+POWER([.J411];2))" office:value-type="float" office:value="575.725405424934" calcext:value-type="float">
            <text:p>575.725405424934</text:p>
          </table:table-cell>
        </table:table-row>
        <table:table-row table:style-name="ro1">
          <table:table-cell office:value-type="float" office:value="79.5187" calcext:value-type="float">
            <text:p>79.5187</text:p>
          </table:table-cell>
          <table:table-cell office:value-type="float" office:value="288.415" calcext:value-type="float">
            <text:p>288.415</text:p>
          </table:table-cell>
          <table:table-cell office:value-type="float" office:value="46.4758" calcext:value-type="float">
            <text:p>46.4758</text:p>
          </table:table-cell>
          <table:table-cell office:value-type="float" office:value="80.3446" calcext:value-type="float">
            <text:p>80.3446</text:p>
          </table:table-cell>
          <table:table-cell office:value-type="float" office:value="277.828" calcext:value-type="float">
            <text:p>277.828</text:p>
          </table:table-cell>
          <table:table-cell office:value-type="float" office:value="47.7703" calcext:value-type="float">
            <text:p>47.7703</text:p>
          </table:table-cell>
          <table:table-cell/>
          <table:table-cell table:formula="of:=([.D412]-[.A412])/0.0166667" office:value-type="float" office:value="49.5539008921985" calcext:value-type="float">
            <text:p>49.5539008921985</text:p>
          </table:table-cell>
          <table:table-cell table:formula="of:=ABS([.E412]-[.B412])/0.0166667" office:value-type="float" office:value="635.218729562544" calcext:value-type="float">
            <text:p>635.218729562544</text:p>
          </table:table-cell>
          <table:table-cell table:formula="of:=([.F412]-[.C412])/0.0166667" office:value-type="float" office:value="77.6698446603106" calcext:value-type="float">
            <text:p>77.6698446603106</text:p>
          </table:table-cell>
          <table:table-cell table:formula="of:=DEGREES(ATAN(ABS([.F412]-[.C412])/ABS([.E412]-[.B412])))" office:value-type="float" office:value="6.97110058808691" calcext:value-type="float">
            <text:p>6.97110058808691</text:p>
          </table:table-cell>
          <table:table-cell table:formula="of:=SQRT(POWER([.H412];2)+POWER([.I412];2)+POWER([.J412];2))" office:value-type="float" office:value="641.865272662607" calcext:value-type="float">
            <text:p>641.865272662607</text:p>
          </table:table-cell>
        </table:table-row>
        <table:table-row table:style-name="ro1">
          <table:table-cell office:value-type="float" office:value="78.0881" calcext:value-type="float">
            <text:p>78.0881</text:p>
          </table:table-cell>
          <table:table-cell office:value-type="float" office:value="296.513" calcext:value-type="float">
            <text:p>296.513</text:p>
          </table:table-cell>
          <table:table-cell office:value-type="float" office:value="46.0764" calcext:value-type="float">
            <text:p>46.0764</text:p>
          </table:table-cell>
          <table:table-cell office:value-type="float" office:value="78.6849" calcext:value-type="float">
            <text:p>78.6849</text:p>
          </table:table-cell>
          <table:table-cell office:value-type="float" office:value="284.188" calcext:value-type="float">
            <text:p>284.188</text:p>
          </table:table-cell>
          <table:table-cell office:value-type="float" office:value="47.6039" calcext:value-type="float">
            <text:p>47.6039</text:p>
          </table:table-cell>
          <table:table-cell/>
          <table:table-cell table:formula="of:=([.D413]-[.A413])/0.0166667" office:value-type="float" office:value="35.8079283841433" calcext:value-type="float">
            <text:p>35.8079283841433</text:p>
          </table:table-cell>
          <table:table-cell table:formula="of:=ABS([.E413]-[.B413])/0.0166667" office:value-type="float" office:value="739.498521002957" calcext:value-type="float">
            <text:p>739.498521002957</text:p>
          </table:table-cell>
          <table:table-cell table:formula="of:=([.F413]-[.C413])/0.0166667" office:value-type="float" office:value="91.6498167003668" calcext:value-type="float">
            <text:p>91.6498167003668</text:p>
          </table:table-cell>
          <table:table-cell table:formula="of:=DEGREES(ATAN(ABS([.F413]-[.C413])/ABS([.E413]-[.B413])))" office:value-type="float" office:value="7.06493240948856" calcext:value-type="float">
            <text:p>7.06493240948856</text:p>
          </table:table-cell>
          <table:table-cell table:formula="of:=SQRT(POWER([.H413];2)+POWER([.I413];2)+POWER([.J413];2))" office:value-type="float" office:value="746.016058273504" calcext:value-type="float">
            <text:p>746.016058273504</text:p>
          </table:table-cell>
        </table:table-row>
        <table:table-row table:style-name="ro1">
          <table:table-cell office:value-type="float" office:value="78.7465" calcext:value-type="float">
            <text:p>78.7465</text:p>
          </table:table-cell>
          <table:table-cell office:value-type="float" office:value="288.265" calcext:value-type="float">
            <text:p>288.265</text:p>
          </table:table-cell>
          <table:table-cell office:value-type="float" office:value="47.011" calcext:value-type="float">
            <text:p>47.011</text:p>
          </table:table-cell>
          <table:table-cell office:value-type="float" office:value="79.0872" calcext:value-type="float">
            <text:p>79.0872</text:p>
          </table:table-cell>
          <table:table-cell office:value-type="float" office:value="277.64" calcext:value-type="float">
            <text:p>277.64</text:p>
          </table:table-cell>
          <table:table-cell office:value-type="float" office:value="48.3042" calcext:value-type="float">
            <text:p>48.3042</text:p>
          </table:table-cell>
          <table:table-cell/>
          <table:table-cell table:formula="of:=([.D414]-[.A414])/0.0166667" office:value-type="float" office:value="20.4419591160817" calcext:value-type="float">
            <text:p>20.4419591160817</text:p>
          </table:table-cell>
          <table:table-cell table:formula="of:=ABS([.E414]-[.B414])/0.0166667" office:value-type="float" office:value="637.49872500255" calcext:value-type="float">
            <text:p>637.49872500255</text:p>
          </table:table-cell>
          <table:table-cell table:formula="of:=([.F414]-[.C414])/0.0166667" office:value-type="float" office:value="77.5918448163103" calcext:value-type="float">
            <text:p>77.5918448163103</text:p>
          </table:table-cell>
          <table:table-cell table:formula="of:=DEGREES(ATAN(ABS([.F414]-[.C414])/ABS([.E414]-[.B414])))" office:value-type="float" office:value="6.939504803894" calcext:value-type="float">
            <text:p>6.939504803894</text:p>
          </table:table-cell>
          <table:table-cell table:formula="of:=SQRT(POWER([.H414];2)+POWER([.I414];2)+POWER([.J414];2))" office:value-type="float" office:value="642.528592713491" calcext:value-type="float">
            <text:p>642.528592713491</text:p>
          </table:table-cell>
        </table:table-row>
        <table:table-row table:style-name="ro1">
          <table:table-cell office:value-type="float" office:value="78.3307" calcext:value-type="float">
            <text:p>78.3307</text:p>
          </table:table-cell>
          <table:table-cell office:value-type="float" office:value="295.233" calcext:value-type="float">
            <text:p>295.233</text:p>
          </table:table-cell>
          <table:table-cell office:value-type="float" office:value="45.7457" calcext:value-type="float">
            <text:p>45.7457</text:p>
          </table:table-cell>
          <table:table-cell office:value-type="float" office:value="79.2168" calcext:value-type="float">
            <text:p>79.2168</text:p>
          </table:table-cell>
          <table:table-cell office:value-type="float" office:value="285.632" calcext:value-type="float">
            <text:p>285.632</text:p>
          </table:table-cell>
          <table:table-cell office:value-type="float" office:value="47.1377" calcext:value-type="float">
            <text:p>47.1377</text:p>
          </table:table-cell>
          <table:table-cell/>
          <table:table-cell table:formula="of:=([.D415]-[.A415])/0.0166667" office:value-type="float" office:value="53.1658936682135" calcext:value-type="float">
            <text:p>53.1658936682135</text:p>
          </table:table-cell>
          <table:table-cell table:formula="of:=ABS([.E415]-[.B415])/0.0166667" office:value-type="float" office:value="576.058847882304" calcext:value-type="float">
            <text:p>576.058847882304</text:p>
          </table:table-cell>
          <table:table-cell table:formula="of:=([.F415]-[.C415])/0.0166667" office:value-type="float" office:value="83.5198329603343" calcext:value-type="float">
            <text:p>83.5198329603343</text:p>
          </table:table-cell>
          <table:table-cell table:formula="of:=DEGREES(ATAN(ABS([.F415]-[.C415])/ABS([.E415]-[.B415])))" office:value-type="float" office:value="8.24953973083059" calcext:value-type="float">
            <text:p>8.24953973083059</text:p>
          </table:table-cell>
          <table:table-cell table:formula="of:=SQRT(POWER([.H415];2)+POWER([.I415];2)+POWER([.J415];2))" office:value-type="float" office:value="584.504893880924" calcext:value-type="float">
            <text:p>584.504893880924</text:p>
          </table:table-cell>
        </table:table-row>
        <table:table-row table:style-name="ro1">
          <table:table-cell office:value-type="float" office:value="78.7872" calcext:value-type="float">
            <text:p>78.7872</text:p>
          </table:table-cell>
          <table:table-cell office:value-type="float" office:value="290.952" calcext:value-type="float">
            <text:p>290.952</text:p>
          </table:table-cell>
          <table:table-cell office:value-type="float" office:value="46.8748" calcext:value-type="float">
            <text:p>46.8748</text:p>
          </table:table-cell>
          <table:table-cell office:value-type="float" office:value="79.6326" calcext:value-type="float">
            <text:p>79.6326</text:p>
          </table:table-cell>
          <table:table-cell office:value-type="float" office:value="280.191" calcext:value-type="float">
            <text:p>280.191</text:p>
          </table:table-cell>
          <table:table-cell office:value-type="float" office:value="48.4246" calcext:value-type="float">
            <text:p>48.4246</text:p>
          </table:table-cell>
          <table:table-cell/>
          <table:table-cell table:formula="of:=([.D416]-[.A416])/0.0166667" office:value-type="float" office:value="50.7238985522028" calcext:value-type="float">
            <text:p>50.7238985522028</text:p>
          </table:table-cell>
          <table:table-cell table:formula="of:=ABS([.E416]-[.B416])/0.0166667" office:value-type="float" office:value="645.658708682584" calcext:value-type="float">
            <text:p>645.658708682584</text:p>
          </table:table-cell>
          <table:table-cell table:formula="of:=([.F416]-[.C416])/0.0166667" office:value-type="float" office:value="92.9878140243718" calcext:value-type="float">
            <text:p>92.9878140243718</text:p>
          </table:table-cell>
          <table:table-cell table:formula="of:=DEGREES(ATAN(ABS([.F416]-[.C416])/ABS([.E416]-[.B416])))" office:value-type="float" office:value="8.19539003669517" calcext:value-type="float">
            <text:p>8.19539003669517</text:p>
          </table:table-cell>
          <table:table-cell table:formula="of:=SQRT(POWER([.H416];2)+POWER([.I416];2)+POWER([.J416];2))" office:value-type="float" office:value="654.289550229123" calcext:value-type="float">
            <text:p>654.289550229123</text:p>
          </table:table-cell>
        </table:table-row>
        <table:table-row table:style-name="ro1">
          <table:table-cell office:value-type="float" office:value="78.5291" calcext:value-type="float">
            <text:p>78.5291</text:p>
          </table:table-cell>
          <table:table-cell office:value-type="float" office:value="290.943" calcext:value-type="float">
            <text:p>290.943</text:p>
          </table:table-cell>
          <table:table-cell office:value-type="float" office:value="46.8784" calcext:value-type="float">
            <text:p>46.8784</text:p>
          </table:table-cell>
          <table:table-cell office:value-type="float" office:value="79.129" calcext:value-type="float">
            <text:p>79.129</text:p>
          </table:table-cell>
          <table:table-cell office:value-type="float" office:value="280.218" calcext:value-type="float">
            <text:p>280.218</text:p>
          </table:table-cell>
          <table:table-cell office:value-type="float" office:value="48.1766" calcext:value-type="float">
            <text:p>48.1766</text:p>
          </table:table-cell>
          <table:table-cell/>
          <table:table-cell table:formula="of:=([.D417]-[.A417])/0.0166667" office:value-type="float" office:value="35.9939280121443" calcext:value-type="float">
            <text:p>35.9939280121443</text:p>
          </table:table-cell>
          <table:table-cell table:formula="of:=ABS([.E417]-[.B417])/0.0166667" office:value-type="float" office:value="643.498713002572" calcext:value-type="float">
            <text:p>643.498713002572</text:p>
          </table:table-cell>
          <table:table-cell table:formula="of:=([.F417]-[.C417])/0.0166667" office:value-type="float" office:value="77.8918442163117" calcext:value-type="float">
            <text:p>77.8918442163117</text:p>
          </table:table-cell>
          <table:table-cell table:formula="of:=DEGREES(ATAN(ABS([.F417]-[.C417])/ABS([.E417]-[.B417])))" office:value-type="float" office:value="6.90175009150884" calcext:value-type="float">
            <text:p>6.90175009150884</text:p>
          </table:table-cell>
          <table:table-cell table:formula="of:=SQRT(POWER([.H417];2)+POWER([.I417];2)+POWER([.J417];2))" office:value-type="float" office:value="649.194343694651" calcext:value-type="float">
            <text:p>649.194343694651</text:p>
          </table:table-cell>
        </table:table-row>
        <table:table-row table:style-name="ro1">
          <table:table-cell office:value-type="float" office:value="79.7454" calcext:value-type="float">
            <text:p>79.7454</text:p>
          </table:table-cell>
          <table:table-cell office:value-type="float" office:value="286.719" calcext:value-type="float">
            <text:p>286.719</text:p>
          </table:table-cell>
          <table:table-cell office:value-type="float" office:value="48.2347" calcext:value-type="float">
            <text:p>48.2347</text:p>
          </table:table-cell>
          <table:table-cell office:value-type="float" office:value="80.8107" calcext:value-type="float">
            <text:p>80.8107</text:p>
          </table:table-cell>
          <table:table-cell office:value-type="float" office:value="276.179" calcext:value-type="float">
            <text:p>276.179</text:p>
          </table:table-cell>
          <table:table-cell office:value-type="float" office:value="49.7332" calcext:value-type="float">
            <text:p>49.7332</text:p>
          </table:table-cell>
          <table:table-cell/>
          <table:table-cell table:formula="of:=([.D418]-[.A418])/0.0166667" office:value-type="float" office:value="63.9178721642553" calcext:value-type="float">
            <text:p>63.9178721642553</text:p>
          </table:table-cell>
          <table:table-cell table:formula="of:=ABS([.E418]-[.B418])/0.0166667" office:value-type="float" office:value="632.398735202531" calcext:value-type="float">
            <text:p>632.398735202531</text:p>
          </table:table-cell>
          <table:table-cell table:formula="of:=([.F418]-[.C418])/0.0166667" office:value-type="float" office:value="89.9098201803596" calcext:value-type="float">
            <text:p>89.9098201803596</text:p>
          </table:table-cell>
          <table:table-cell table:formula="of:=DEGREES(ATAN(ABS([.F418]-[.C418])/ABS([.E418]-[.B418])))" office:value-type="float" office:value="8.0916659289965" calcext:value-type="float">
            <text:p>8.0916659289965</text:p>
          </table:table-cell>
          <table:table-cell table:formula="of:=SQRT(POWER([.H418];2)+POWER([.I418];2)+POWER([.J418];2))" office:value-type="float" office:value="641.948152448959" calcext:value-type="float">
            <text:p>641.948152448959</text:p>
          </table:table-cell>
        </table:table-row>
        <table:table-row table:style-name="ro1">
          <table:table-cell office:value-type="float" office:value="58.9241" calcext:value-type="float">
            <text:p>58.9241</text:p>
          </table:table-cell>
          <table:table-cell office:value-type="float" office:value="350.136" calcext:value-type="float">
            <text:p>350.136</text:p>
          </table:table-cell>
          <table:table-cell office:value-type="float" office:value="50.7252" calcext:value-type="float">
            <text:p>50.7252</text:p>
          </table:table-cell>
          <table:table-cell office:value-type="float" office:value="58.896" calcext:value-type="float">
            <text:p>58.896</text:p>
          </table:table-cell>
          <table:table-cell office:value-type="float" office:value="349.343" calcext:value-type="float">
            <text:p>349.343</text:p>
          </table:table-cell>
          <table:table-cell office:value-type="float" office:value="47.7182" calcext:value-type="float">
            <text:p>47.7182</text:p>
          </table:table-cell>
          <table:table-cell/>
          <table:table-cell table:formula="of:=([.D419]-[.A419])/0.0166667" office:value-type="float" office:value="-1.68599662800686" calcext:value-type="float">
            <text:p>-1.68599662800686</text:p>
          </table:table-cell>
          <table:table-cell table:formula="of:=ABS([.E419]-[.B419])/0.0166667" office:value-type="float" office:value="47.5799048401907" calcext:value-type="float">
            <text:p>47.5799048401907</text:p>
          </table:table-cell>
          <table:table-cell table:formula="of:=([.F419]-[.C419])/0.0166667" office:value-type="float" office:value="-180.419639160722" calcext:value-type="float">
            <text:p>-180.419639160722</text:p>
          </table:table-cell>
          <table:table-cell table:formula="of:=DEGREES(ATAN(ABS([.F419]-[.C419])/ABS([.E419]-[.B419])))" office:value-type="float" office:value="75.2264285744301" calcext:value-type="float">
            <text:p>75.2264285744301</text:p>
          </table:table-cell>
          <table:table-cell table:formula="of:=SQRT(POWER([.H419];2)+POWER([.I419];2)+POWER([.J419];2))" office:value-type="float" office:value="186.595648727713" calcext:value-type="float">
            <text:p>186.595648727713</text:p>
          </table:table-cell>
        </table:table-row>
        <table:table-row table:style-name="ro1">
          <table:table-cell office:value-type="float" office:value="79.6278" calcext:value-type="float">
            <text:p>79.6278</text:p>
          </table:table-cell>
          <table:table-cell office:value-type="float" office:value="294.937" calcext:value-type="float">
            <text:p>294.937</text:p>
          </table:table-cell>
          <table:table-cell office:value-type="float" office:value="47.3161" calcext:value-type="float">
            <text:p>47.3161</text:p>
          </table:table-cell>
          <table:table-cell office:value-type="float" office:value="81.2226" calcext:value-type="float">
            <text:p>81.2226</text:p>
          </table:table-cell>
          <table:table-cell office:value-type="float" office:value="284.051" calcext:value-type="float">
            <text:p>284.051</text:p>
          </table:table-cell>
          <table:table-cell office:value-type="float" office:value="48.8535" calcext:value-type="float">
            <text:p>48.8535</text:p>
          </table:table-cell>
          <table:table-cell/>
          <table:table-cell table:formula="of:=([.D420]-[.A420])/0.0166667" office:value-type="float" office:value="95.6878086243831" calcext:value-type="float">
            <text:p>95.6878086243831</text:p>
          </table:table-cell>
          <table:table-cell table:formula="of:=ABS([.E420]-[.B420])/0.0166667" office:value-type="float" office:value="653.158693682614" calcext:value-type="float">
            <text:p>653.158693682614</text:p>
          </table:table-cell>
          <table:table-cell table:formula="of:=([.F420]-[.C420])/0.0166667" office:value-type="float" office:value="92.2438155123689" calcext:value-type="float">
            <text:p>92.2438155123689</text:p>
          </table:table-cell>
          <table:table-cell table:formula="of:=DEGREES(ATAN(ABS([.F420]-[.C420])/ABS([.E420]-[.B420])))" office:value-type="float" office:value="8.03856408963426" calcext:value-type="float">
            <text:p>8.03856408963426</text:p>
          </table:table-cell>
          <table:table-cell table:formula="of:=SQRT(POWER([.H420];2)+POWER([.I420];2)+POWER([.J420];2))" office:value-type="float" office:value="666.544340125093" calcext:value-type="float">
            <text:p>666.544340125093</text:p>
          </table:table-cell>
        </table:table-row>
        <table:table-row table:style-name="ro1">
          <table:table-cell office:value-type="float" office:value="79.3458" calcext:value-type="float">
            <text:p>79.3458</text:p>
          </table:table-cell>
          <table:table-cell office:value-type="float" office:value="293.58" calcext:value-type="float">
            <text:p>293.58</text:p>
          </table:table-cell>
          <table:table-cell office:value-type="float" office:value="47.2566" calcext:value-type="float">
            <text:p>47.2566</text:p>
          </table:table-cell>
          <table:table-cell office:value-type="float" office:value="80.4869" calcext:value-type="float">
            <text:p>80.4869</text:p>
          </table:table-cell>
          <table:table-cell office:value-type="float" office:value="285.407" calcext:value-type="float">
            <text:p>285.407</text:p>
          </table:table-cell>
          <table:table-cell office:value-type="float" office:value="48.4157" calcext:value-type="float">
            <text:p>48.4157</text:p>
          </table:table-cell>
          <table:table-cell/>
          <table:table-cell table:formula="of:=([.D421]-[.A421])/0.0166667" office:value-type="float" office:value="68.4658630682744" calcext:value-type="float">
            <text:p>68.4658630682744</text:p>
          </table:table-cell>
          <table:table-cell table:formula="of:=ABS([.E421]-[.B421])/0.0166667" office:value-type="float" office:value="490.379019241962" calcext:value-type="float">
            <text:p>490.379019241962</text:p>
          </table:table-cell>
          <table:table-cell table:formula="of:=([.F421]-[.C421])/0.0166667" office:value-type="float" office:value="69.5458609082783" calcext:value-type="float">
            <text:p>69.5458609082783</text:p>
          </table:table-cell>
          <table:table-cell table:formula="of:=DEGREES(ATAN(ABS([.F421]-[.C421])/ABS([.E421]-[.B421])))" office:value-type="float" office:value="8.07189380977784" calcext:value-type="float">
            <text:p>8.07189380977784</text:p>
          </table:table-cell>
          <table:table-cell table:formula="of:=SQRT(POWER([.H421];2)+POWER([.I421];2)+POWER([.J421];2))" office:value-type="float" office:value="499.995783670088" calcext:value-type="float">
            <text:p>499.995783670088</text:p>
          </table:table-cell>
        </table:table-row>
        <table:table-row table:style-name="ro1">
          <table:table-cell office:value-type="float" office:value="79.1093" calcext:value-type="float">
            <text:p>79.1093</text:p>
          </table:table-cell>
          <table:table-cell office:value-type="float" office:value="295.034" calcext:value-type="float">
            <text:p>295.034</text:p>
          </table:table-cell>
          <table:table-cell office:value-type="float" office:value="46.7942" calcext:value-type="float">
            <text:p>46.7942</text:p>
          </table:table-cell>
          <table:table-cell office:value-type="float" office:value="80.2583" calcext:value-type="float">
            <text:p>80.2583</text:p>
          </table:table-cell>
          <table:table-cell office:value-type="float" office:value="286.815" calcext:value-type="float">
            <text:p>286.815</text:p>
          </table:table-cell>
          <table:table-cell office:value-type="float" office:value="47.9644" calcext:value-type="float">
            <text:p>47.9644</text:p>
          </table:table-cell>
          <table:table-cell/>
          <table:table-cell table:formula="of:=([.D422]-[.A422])/0.0166667" office:value-type="float" office:value="68.9398621202758" calcext:value-type="float">
            <text:p>68.9398621202758</text:p>
          </table:table-cell>
          <table:table-cell table:formula="of:=ABS([.E422]-[.B422])/0.0166667" office:value-type="float" office:value="493.139013721972" calcext:value-type="float">
            <text:p>493.139013721972</text:p>
          </table:table-cell>
          <table:table-cell table:formula="of:=([.F422]-[.C422])/0.0166667" office:value-type="float" office:value="70.2118595762805" calcext:value-type="float">
            <text:p>70.2118595762805</text:p>
          </table:table-cell>
          <table:table-cell table:formula="of:=DEGREES(ATAN(ABS([.F422]-[.C422])/ABS([.E422]-[.B422])))" office:value-type="float" office:value="8.10316407143814" calcext:value-type="float">
            <text:p>8.10316407143814</text:p>
          </table:table-cell>
          <table:table-cell table:formula="of:=SQRT(POWER([.H422];2)+POWER([.I422];2)+POWER([.J422];2))" office:value-type="float" office:value="502.860315265583" calcext:value-type="float">
            <text:p>502.860315265583</text:p>
          </table:table-cell>
        </table:table-row>
        <table:table-row table:style-name="ro1">
          <table:table-cell office:value-type="float" office:value="79.9112" calcext:value-type="float">
            <text:p>79.9112</text:p>
          </table:table-cell>
          <table:table-cell office:value-type="float" office:value="296.295" calcext:value-type="float">
            <text:p>296.295</text:p>
          </table:table-cell>
          <table:table-cell office:value-type="float" office:value="47.377" calcext:value-type="float">
            <text:p>47.377</text:p>
          </table:table-cell>
          <table:table-cell office:value-type="float" office:value="81.9518" calcext:value-type="float">
            <text:p>81.9518</text:p>
          </table:table-cell>
          <table:table-cell office:value-type="float" office:value="282.646" calcext:value-type="float">
            <text:p>282.646</text:p>
          </table:table-cell>
          <table:table-cell office:value-type="float" office:value="49.546" calcext:value-type="float">
            <text:p>49.546</text:p>
          </table:table-cell>
          <table:table-cell/>
          <table:table-cell table:formula="of:=([.D423]-[.A423])/0.0166667" office:value-type="float" office:value="122.43575512849" calcext:value-type="float">
            <text:p>122.43575512849</text:p>
          </table:table-cell>
          <table:table-cell table:formula="of:=ABS([.E423]-[.B423])/0.0166667" office:value-type="float" office:value="818.938362123276" calcext:value-type="float">
            <text:p>818.938362123276</text:p>
          </table:table-cell>
          <table:table-cell table:formula="of:=([.F423]-[.C423])/0.0166667" office:value-type="float" office:value="130.13973972052" calcext:value-type="float">
            <text:p>130.13973972052</text:p>
          </table:table-cell>
          <table:table-cell table:formula="of:=DEGREES(ATAN(ABS([.F423]-[.C423])/ABS([.E423]-[.B423])))" office:value-type="float" office:value="9.0295262335322" calcext:value-type="float">
            <text:p>9.0295262335322</text:p>
          </table:table-cell>
          <table:table-cell table:formula="of:=SQRT(POWER([.H423];2)+POWER([.I423];2)+POWER([.J423];2))" office:value-type="float" office:value="838.204573445864" calcext:value-type="float">
            <text:p>838.204573445864</text:p>
          </table:table-cell>
        </table:table-row>
        <table:table-row table:style-name="ro1">
          <table:table-cell office:value-type="float" office:value="79.3438" calcext:value-type="float">
            <text:p>79.3438</text:p>
          </table:table-cell>
          <table:table-cell office:value-type="float" office:value="293.453" calcext:value-type="float">
            <text:p>293.453</text:p>
          </table:table-cell>
          <table:table-cell office:value-type="float" office:value="47.7856" calcext:value-type="float">
            <text:p>47.7856</text:p>
          </table:table-cell>
          <table:table-cell office:value-type="float" office:value="80.6839" calcext:value-type="float">
            <text:p>80.6839</text:p>
          </table:table-cell>
          <table:table-cell office:value-type="float" office:value="282.522" calcext:value-type="float">
            <text:p>282.522</text:p>
          </table:table-cell>
          <table:table-cell office:value-type="float" office:value="49.824" calcext:value-type="float">
            <text:p>49.824</text:p>
          </table:table-cell>
          <table:table-cell/>
          <table:table-cell table:formula="of:=([.D424]-[.A424])/0.0166667" office:value-type="float" office:value="80.4058391883212" calcext:value-type="float">
            <text:p>80.4058391883212</text:p>
          </table:table-cell>
          <table:table-cell table:formula="of:=ABS([.E424]-[.B424])/0.0166667" office:value-type="float" office:value="655.858688282622" calcext:value-type="float">
            <text:p>655.858688282622</text:p>
          </table:table-cell>
          <table:table-cell table:formula="of:=([.F424]-[.C424])/0.0166667" office:value-type="float" office:value="122.303755392489" calcext:value-type="float">
            <text:p>122.303755392489</text:p>
          </table:table-cell>
          <table:table-cell table:formula="of:=DEGREES(ATAN(ABS([.F424]-[.C424])/ABS([.E424]-[.B424])))" office:value-type="float" office:value="10.5631227361781" calcext:value-type="float">
            <text:p>10.5631227361781</text:p>
          </table:table-cell>
          <table:table-cell table:formula="of:=SQRT(POWER([.H424];2)+POWER([.I424];2)+POWER([.J424];2))" office:value-type="float" office:value="671.992504835051" calcext:value-type="float">
            <text:p>671.992504835051</text:p>
          </table:table-cell>
        </table:table-row>
        <table:table-row table:style-name="ro1">
          <table:table-cell office:value-type="float" office:value="79.2605" calcext:value-type="float">
            <text:p>79.2605</text:p>
          </table:table-cell>
          <table:table-cell office:value-type="float" office:value="304.669" calcext:value-type="float">
            <text:p>304.669</text:p>
          </table:table-cell>
          <table:table-cell office:value-type="float" office:value="46.9776" calcext:value-type="float">
            <text:p>46.9776</text:p>
          </table:table-cell>
          <table:table-cell office:value-type="float" office:value="81.3848" calcext:value-type="float">
            <text:p>81.3848</text:p>
          </table:table-cell>
          <table:table-cell office:value-type="float" office:value="291.982" calcext:value-type="float">
            <text:p>291.982</text:p>
          </table:table-cell>
          <table:table-cell office:value-type="float" office:value="48.739" calcext:value-type="float">
            <text:p>48.739</text:p>
          </table:table-cell>
          <table:table-cell/>
          <table:table-cell table:formula="of:=([.D425]-[.A425])/0.0166667" office:value-type="float" office:value="127.45774508451" calcext:value-type="float">
            <text:p>127.45774508451</text:p>
          </table:table-cell>
          <table:table-cell table:formula="of:=ABS([.E425]-[.B425])/0.0166667" office:value-type="float" office:value="761.218477563042" calcext:value-type="float">
            <text:p>761.218477563042</text:p>
          </table:table-cell>
          <table:table-cell table:formula="of:=([.F425]-[.C425])/0.0166667" office:value-type="float" office:value="105.683788632422" calcext:value-type="float">
            <text:p>105.683788632422</text:p>
          </table:table-cell>
          <table:table-cell table:formula="of:=DEGREES(ATAN(ABS([.F425]-[.C425])/ABS([.E425]-[.B425])))" office:value-type="float" office:value="7.9041350808372" calcext:value-type="float">
            <text:p>7.9041350808372</text:p>
          </table:table-cell>
          <table:table-cell table:formula="of:=SQRT(POWER([.H425];2)+POWER([.I425];2)+POWER([.J425];2))" office:value-type="float" office:value="779.017400669026" calcext:value-type="float">
            <text:p>779.017400669026</text:p>
          </table:table-cell>
        </table:table-row>
        <table:table-row table:style-name="ro1">
          <table:table-cell office:value-type="float" office:value="77.7219" calcext:value-type="float">
            <text:p>77.7219</text:p>
          </table:table-cell>
          <table:table-cell office:value-type="float" office:value="308.814" calcext:value-type="float">
            <text:p>308.814</text:p>
          </table:table-cell>
          <table:table-cell office:value-type="float" office:value="47.1994" calcext:value-type="float">
            <text:p>47.1994</text:p>
          </table:table-cell>
          <table:table-cell office:value-type="float" office:value="78.9046" calcext:value-type="float">
            <text:p>78.9046</text:p>
          </table:table-cell>
          <table:table-cell office:value-type="float" office:value="298.636" calcext:value-type="float">
            <text:p>298.636</text:p>
          </table:table-cell>
          <table:table-cell office:value-type="float" office:value="48.858" calcext:value-type="float">
            <text:p>48.858</text:p>
          </table:table-cell>
          <table:table-cell/>
          <table:table-cell table:formula="of:=([.D426]-[.A426])/0.0166667" office:value-type="float" office:value="70.9618580762837" calcext:value-type="float">
            <text:p>70.9618580762837</text:p>
          </table:table-cell>
          <table:table-cell table:formula="of:=ABS([.E426]-[.B426])/0.0166667" office:value-type="float" office:value="610.678778642443" calcext:value-type="float">
            <text:p>610.678778642443</text:p>
          </table:table-cell>
          <table:table-cell table:formula="of:=([.F426]-[.C426])/0.0166667" office:value-type="float" office:value="99.5158009683981" calcext:value-type="float">
            <text:p>99.5158009683981</text:p>
          </table:table-cell>
          <table:table-cell table:formula="of:=DEGREES(ATAN(ABS([.F426]-[.C426])/ABS([.E426]-[.B426])))" office:value-type="float" office:value="9.25552464281666" calcext:value-type="float">
            <text:p>9.25552464281666</text:p>
          </table:table-cell>
          <table:table-cell table:formula="of:=SQRT(POWER([.H426];2)+POWER([.I426];2)+POWER([.J426];2))" office:value-type="float" office:value="622.790133695329" calcext:value-type="float">
            <text:p>622.790133695329</text:p>
          </table:table-cell>
        </table:table-row>
        <table:table-row table:style-name="ro1">
          <table:table-cell office:value-type="float" office:value="78.9488" calcext:value-type="float">
            <text:p>78.9488</text:p>
          </table:table-cell>
          <table:table-cell office:value-type="float" office:value="301.563" calcext:value-type="float">
            <text:p>301.563</text:p>
          </table:table-cell>
          <table:table-cell office:value-type="float" office:value="48.1941" calcext:value-type="float">
            <text:p>48.1941</text:p>
          </table:table-cell>
          <table:table-cell office:value-type="float" office:value="80.5275" calcext:value-type="float">
            <text:p>80.5275</text:p>
          </table:table-cell>
          <table:table-cell office:value-type="float" office:value="287.66" calcext:value-type="float">
            <text:p>287.66</text:p>
          </table:table-cell>
          <table:table-cell office:value-type="float" office:value="50.1083" calcext:value-type="float">
            <text:p>50.1083</text:p>
          </table:table-cell>
          <table:table-cell/>
          <table:table-cell table:formula="of:=([.D427]-[.A427])/0.0166667" office:value-type="float" office:value="94.7218105563788" calcext:value-type="float">
            <text:p>94.7218105563788</text:p>
          </table:table-cell>
          <table:table-cell table:formula="of:=ABS([.E427]-[.B427])/0.0166667" office:value-type="float" office:value="834.178331643335" calcext:value-type="float">
            <text:p>834.178331643335</text:p>
          </table:table-cell>
          <table:table-cell table:formula="of:=([.F427]-[.C427])/0.0166667" office:value-type="float" office:value="114.851770296459" calcext:value-type="float">
            <text:p>114.851770296459</text:p>
          </table:table-cell>
          <table:table-cell table:formula="of:=DEGREES(ATAN(ABS([.F427]-[.C427])/ABS([.E427]-[.B427])))" office:value-type="float" office:value="7.83933953142753" calcext:value-type="float">
            <text:p>7.83933953142753</text:p>
          </table:table-cell>
          <table:table-cell table:formula="of:=SQRT(POWER([.H427];2)+POWER([.I427];2)+POWER([.J427];2))" office:value-type="float" office:value="847.358625092449" calcext:value-type="float">
            <text:p>847.358625092449</text:p>
          </table:table-cell>
        </table:table-row>
        <table:table-row table:style-name="ro1">
          <table:table-cell office:value-type="float" office:value="78.2159" calcext:value-type="float">
            <text:p>78.2159</text:p>
          </table:table-cell>
          <table:table-cell office:value-type="float" office:value="305.76" calcext:value-type="float">
            <text:p>305.76</text:p>
          </table:table-cell>
          <table:table-cell office:value-type="float" office:value="48.1411" calcext:value-type="float">
            <text:p>48.1411</text:p>
          </table:table-cell>
          <table:table-cell office:value-type="float" office:value="79.6414" calcext:value-type="float">
            <text:p>79.6414</text:p>
          </table:table-cell>
          <table:table-cell office:value-type="float" office:value="295.781" calcext:value-type="float">
            <text:p>295.781</text:p>
          </table:table-cell>
          <table:table-cell office:value-type="float" office:value="49.5014" calcext:value-type="float">
            <text:p>49.5014</text:p>
          </table:table-cell>
          <table:table-cell/>
          <table:table-cell table:formula="of:=([.D428]-[.A428])/0.0166667" office:value-type="float" office:value="85.5298289403421" calcext:value-type="float">
            <text:p>85.5298289403421</text:p>
          </table:table-cell>
          <table:table-cell table:formula="of:=ABS([.E428]-[.B428])/0.0166667" office:value-type="float" office:value="598.738802522394" calcext:value-type="float">
            <text:p>598.738802522394</text:p>
          </table:table-cell>
          <table:table-cell table:formula="of:=([.F428]-[.C428])/0.0166667" office:value-type="float" office:value="81.6178367643262" calcext:value-type="float">
            <text:p>81.6178367643262</text:p>
          </table:table-cell>
          <table:table-cell table:formula="of:=DEGREES(ATAN(ABS([.F428]-[.C428])/ABS([.E428]-[.B428])))" office:value-type="float" office:value="7.76250132368571" calcext:value-type="float">
            <text:p>7.76250132368571</text:p>
          </table:table-cell>
          <table:table-cell table:formula="of:=SQRT(POWER([.H428];2)+POWER([.I428];2)+POWER([.J428];2))" office:value-type="float" office:value="610.299087794339" calcext:value-type="float">
            <text:p>610.299087794339</text:p>
          </table:table-cell>
        </table:table-row>
        <table:table-row table:style-name="ro1">
          <table:table-cell office:value-type="float" office:value="76.9351" calcext:value-type="float">
            <text:p>76.9351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47.5515" calcext:value-type="float">
            <text:p>47.5515</text:p>
          </table:table-cell>
          <table:table-cell office:value-type="float" office:value="78.0805" calcext:value-type="float">
            <text:p>78.0805</text:p>
          </table:table-cell>
          <table:table-cell office:value-type="float" office:value="295.691" calcext:value-type="float">
            <text:p>295.691</text:p>
          </table:table-cell>
          <table:table-cell office:value-type="float" office:value="49.528" calcext:value-type="float">
            <text:p>49.528</text:p>
          </table:table-cell>
          <table:table-cell/>
          <table:table-cell table:formula="of:=([.D429]-[.A429])/0.0166667" office:value-type="float" office:value="68.7238625522746" calcext:value-type="float">
            <text:p>68.7238625522746</text:p>
          </table:table-cell>
          <table:table-cell table:formula="of:=ABS([.E429]-[.B429])/0.0166667" office:value-type="float" office:value="866.278267443468" calcext:value-type="float">
            <text:p>866.278267443468</text:p>
          </table:table-cell>
          <table:table-cell table:formula="of:=([.F429]-[.C429])/0.0166667" office:value-type="float" office:value="118.589762820474" calcext:value-type="float">
            <text:p>118.589762820474</text:p>
          </table:table-cell>
          <table:table-cell table:formula="of:=DEGREES(ATAN(ABS([.F429]-[.C429])/ABS([.E429]-[.B429])))" office:value-type="float" office:value="7.79509190934136" calcext:value-type="float">
            <text:p>7.79509190934136</text:p>
          </table:table-cell>
          <table:table-cell table:formula="of:=SQRT(POWER([.H429];2)+POWER([.I429];2)+POWER([.J429];2))" office:value-type="float" office:value="877.054466823342" calcext:value-type="float">
            <text:p>877.054466823342</text:p>
          </table:table-cell>
        </table:table-row>
        <table:table-row table:style-name="ro1">
          <table:table-cell office:value-type="float" office:value="78.1963" calcext:value-type="float">
            <text:p>78.1963</text:p>
          </table:table-cell>
          <table:table-cell office:value-type="float" office:value="304.299" calcext:value-type="float">
            <text:p>304.299</text:p>
          </table:table-cell>
          <table:table-cell office:value-type="float" office:value="48.3423" calcext:value-type="float">
            <text:p>48.3423</text:p>
          </table:table-cell>
          <table:table-cell office:value-type="float" office:value="79.3804" calcext:value-type="float">
            <text:p>79.3804</text:p>
          </table:table-cell>
          <table:table-cell office:value-type="float" office:value="295.713" calcext:value-type="float">
            <text:p>295.713</text:p>
          </table:table-cell>
          <table:table-cell office:value-type="float" office:value="49.7688" calcext:value-type="float">
            <text:p>49.7688</text:p>
          </table:table-cell>
          <table:table-cell/>
          <table:table-cell table:formula="of:=([.D430]-[.A430])/0.0166667" office:value-type="float" office:value="71.0458579082842" calcext:value-type="float">
            <text:p>71.0458579082842</text:p>
          </table:table-cell>
          <table:table-cell table:formula="of:=ABS([.E430]-[.B430])/0.0166667" office:value-type="float" office:value="515.158969682058" calcext:value-type="float">
            <text:p>515.158969682058</text:p>
          </table:table-cell>
          <table:table-cell table:formula="of:=([.F430]-[.C430])/0.0166667" office:value-type="float" office:value="85.5898288203422" calcext:value-type="float">
            <text:p>85.5898288203422</text:p>
          </table:table-cell>
          <table:table-cell table:formula="of:=DEGREES(ATAN(ABS([.F430]-[.C430])/ABS([.E430]-[.B430])))" office:value-type="float" office:value="9.43310209351016" calcext:value-type="float">
            <text:p>9.43310209351016</text:p>
          </table:table-cell>
          <table:table-cell table:formula="of:=SQRT(POWER([.H430];2)+POWER([.I430];2)+POWER([.J430];2))" office:value-type="float" office:value="527.031210429989" calcext:value-type="float">
            <text:p>527.031210429989</text:p>
          </table:table-cell>
        </table:table-row>
        <table:table-row table:style-name="ro1">
          <table:table-cell office:value-type="float" office:value="78.7047" calcext:value-type="float">
            <text:p>78.7047</text:p>
          </table:table-cell>
          <table:table-cell office:value-type="float" office:value="302.865" calcext:value-type="float">
            <text:p>302.865</text:p>
          </table:table-cell>
          <table:table-cell office:value-type="float" office:value="48.5351" calcext:value-type="float">
            <text:p>48.5351</text:p>
          </table:table-cell>
          <table:table-cell office:value-type="float" office:value="80.3423" calcext:value-type="float">
            <text:p>80.3423</text:p>
          </table:table-cell>
          <table:table-cell office:value-type="float" office:value="291.525" calcext:value-type="float">
            <text:p>291.525</text:p>
          </table:table-cell>
          <table:table-cell office:value-type="float" office:value="50.5876" calcext:value-type="float">
            <text:p>50.5876</text:p>
          </table:table-cell>
          <table:table-cell/>
          <table:table-cell table:formula="of:=([.D431]-[.A431])/0.0166667" office:value-type="float" office:value="98.2558034883926" calcext:value-type="float">
            <text:p>98.2558034883926</text:p>
          </table:table-cell>
          <table:table-cell table:formula="of:=ABS([.E431]-[.B431])/0.0166667" office:value-type="float" office:value="680.398639202724" calcext:value-type="float">
            <text:p>680.398639202724</text:p>
          </table:table-cell>
          <table:table-cell table:formula="of:=([.F431]-[.C431])/0.0166667" office:value-type="float" office:value="123.149753700493" calcext:value-type="float">
            <text:p>123.149753700493</text:p>
          </table:table-cell>
          <table:table-cell table:formula="of:=DEGREES(ATAN(ABS([.F431]-[.C431])/ABS([.E431]-[.B431])))" office:value-type="float" office:value="10.2592659948541" calcext:value-type="float">
            <text:p>10.2592659948541</text:p>
          </table:table-cell>
          <table:table-cell table:formula="of:=SQRT(POWER([.H431];2)+POWER([.I431];2)+POWER([.J431];2))" office:value-type="float" office:value="698.399866111499" calcext:value-type="float">
            <text:p>698.399866111499</text:p>
          </table:table-cell>
        </table:table-row>
        <table:table-row table:style-name="ro1">
          <table:table-cell office:value-type="float" office:value="78.4212" calcext:value-type="float">
            <text:p>78.4212</text:p>
          </table:table-cell>
          <table:table-cell office:value-type="float" office:value="301.474" calcext:value-type="float">
            <text:p>301.474</text:p>
          </table:table-cell>
          <table:table-cell office:value-type="float" office:value="48.4702" calcext:value-type="float">
            <text:p>48.4702</text:p>
          </table:table-cell>
          <table:table-cell office:value-type="float" office:value="79.0782" calcext:value-type="float">
            <text:p>79.0782</text:p>
          </table:table-cell>
          <table:table-cell office:value-type="float" office:value="293.015" calcext:value-type="float">
            <text:p>293.015</text:p>
          </table:table-cell>
          <table:table-cell office:value-type="float" office:value="49.6329" calcext:value-type="float">
            <text:p>49.6329</text:p>
          </table:table-cell>
          <table:table-cell/>
          <table:table-cell table:formula="of:=([.D432]-[.A432])/0.0166667" office:value-type="float" office:value="39.4199211601575" calcext:value-type="float">
            <text:p>39.4199211601575</text:p>
          </table:table-cell>
          <table:table-cell table:formula="of:=ABS([.E432]-[.B432])/0.0166667" office:value-type="float" office:value="507.53898492203" calcext:value-type="float">
            <text:p>507.53898492203</text:p>
          </table:table-cell>
          <table:table-cell table:formula="of:=([.F432]-[.C432])/0.0166667" office:value-type="float" office:value="69.7618604762791" calcext:value-type="float">
            <text:p>69.7618604762791</text:p>
          </table:table-cell>
          <table:table-cell table:formula="of:=DEGREES(ATAN(ABS([.F432]-[.C432])/ABS([.E432]-[.B432])))" office:value-type="float" office:value="7.82633432858995" calcext:value-type="float">
            <text:p>7.82633432858995</text:p>
          </table:table-cell>
          <table:table-cell table:formula="of:=SQRT(POWER([.H432];2)+POWER([.I432];2)+POWER([.J432];2))" office:value-type="float" office:value="513.82532885901" calcext:value-type="float">
            <text:p>513.82532885901</text:p>
          </table:table-cell>
        </table:table-row>
        <table:table-row table:style-name="ro1">
          <table:table-cell office:value-type="float" office:value="77.65" calcext:value-type="float">
            <text:p>77.65</text:p>
          </table:table-cell>
          <table:table-cell office:value-type="float" office:value="303.016" calcext:value-type="float">
            <text:p>303.016</text:p>
          </table:table-cell>
          <table:table-cell office:value-type="float" office:value="47.7443" calcext:value-type="float">
            <text:p>47.7443</text:p>
          </table:table-cell>
          <table:table-cell office:value-type="float" office:value="78.5639" calcext:value-type="float">
            <text:p>78.5639</text:p>
          </table:table-cell>
          <table:table-cell office:value-type="float" office:value="293.241" calcext:value-type="float">
            <text:p>293.241</text:p>
          </table:table-cell>
          <table:table-cell office:value-type="float" office:value="48.5877" calcext:value-type="float">
            <text:p>48.5877</text:p>
          </table:table-cell>
          <table:table-cell/>
          <table:table-cell table:formula="of:=([.D433]-[.A433])/0.0166667" office:value-type="float" office:value="54.8338903322192" calcext:value-type="float">
            <text:p>54.8338903322192</text:p>
          </table:table-cell>
          <table:table-cell table:formula="of:=ABS([.E433]-[.B433])/0.0166667" office:value-type="float" office:value="586.498827002348" calcext:value-type="float">
            <text:p>586.498827002348</text:p>
          </table:table-cell>
          <table:table-cell table:formula="of:=([.F433]-[.C433])/0.0166667" office:value-type="float" office:value="50.6038987922021" calcext:value-type="float">
            <text:p>50.6038987922021</text:p>
          </table:table-cell>
          <table:table-cell table:formula="of:=DEGREES(ATAN(ABS([.F433]-[.C433])/ABS([.E433]-[.B433])))" office:value-type="float" office:value="4.93134317871984" calcext:value-type="float">
            <text:p>4.93134317871984</text:p>
          </table:table-cell>
          <table:table-cell table:formula="of:=SQRT(POWER([.H433];2)+POWER([.I433];2)+POWER([.J433];2))" office:value-type="float" office:value="591.226170071207" calcext:value-type="float">
            <text:p>591.226170071207</text:p>
          </table:table-cell>
        </table:table-row>
        <table:table-row table:style-name="ro1">
          <table:table-cell office:value-type="float" office:value="77.6851" calcext:value-type="float">
            <text:p>77.6851</text:p>
          </table:table-cell>
          <table:table-cell office:value-type="float" office:value="305.802" calcext:value-type="float">
            <text:p>305.802</text:p>
          </table:table-cell>
          <table:table-cell office:value-type="float" office:value="47.8789" calcext:value-type="float">
            <text:p>47.8789</text:p>
          </table:table-cell>
          <table:table-cell office:value-type="float" office:value="78.6016" calcext:value-type="float">
            <text:p>78.6016</text:p>
          </table:table-cell>
          <table:table-cell office:value-type="float" office:value="295.792" calcext:value-type="float">
            <text:p>295.792</text:p>
          </table:table-cell>
          <table:table-cell office:value-type="float" office:value="49.2535" calcext:value-type="float">
            <text:p>49.2535</text:p>
          </table:table-cell>
          <table:table-cell/>
          <table:table-cell table:formula="of:=([.D434]-[.A434])/0.0166667" office:value-type="float" office:value="54.9898900202199" calcext:value-type="float">
            <text:p>54.9898900202199</text:p>
          </table:table-cell>
          <table:table-cell table:formula="of:=ABS([.E434]-[.B434])/0.0166667" office:value-type="float" office:value="600.598798802405" calcext:value-type="float">
            <text:p>600.598798802405</text:p>
          </table:table-cell>
          <table:table-cell table:formula="of:=([.F434]-[.C434])/0.0166667" office:value-type="float" office:value="82.47583504833" calcext:value-type="float">
            <text:p>82.47583504833</text:p>
          </table:table-cell>
          <table:table-cell table:formula="of:=DEGREES(ATAN(ABS([.F434]-[.C434])/ABS([.E434]-[.B434])))" office:value-type="float" office:value="7.81910495080649" calcext:value-type="float">
            <text:p>7.81910495080649</text:p>
          </table:table-cell>
          <table:table-cell table:formula="of:=SQRT(POWER([.H434];2)+POWER([.I434];2)+POWER([.J434];2))" office:value-type="float" office:value="608.724131683842" calcext:value-type="float">
            <text:p>608.724131683842</text:p>
          </table:table-cell>
        </table:table-row>
        <table:table-row table:style-name="ro1">
          <table:table-cell office:value-type="float" office:value="78.1969" calcext:value-type="float">
            <text:p>78.1969</text:p>
          </table:table-cell>
          <table:table-cell office:value-type="float" office:value="304.365" calcext:value-type="float">
            <text:p>304.365</text:p>
          </table:table-cell>
          <table:table-cell office:value-type="float" office:value="48.0728" calcext:value-type="float">
            <text:p>48.0728</text:p>
          </table:table-cell>
          <table:table-cell office:value-type="float" office:value="79.3606" calcext:value-type="float">
            <text:p>79.3606</text:p>
          </table:table-cell>
          <table:table-cell office:value-type="float" office:value="294.49" calcext:value-type="float">
            <text:p>294.49</text:p>
          </table:table-cell>
          <table:table-cell office:value-type="float" office:value="49.1714" calcext:value-type="float">
            <text:p>49.1714</text:p>
          </table:table-cell>
          <table:table-cell/>
          <table:table-cell table:formula="of:=([.D435]-[.A435])/0.0166667" office:value-type="float" office:value="69.8218603562796" calcext:value-type="float">
            <text:p>69.8218603562796</text:p>
          </table:table-cell>
          <table:table-cell table:formula="of:=ABS([.E435]-[.B435])/0.0166667" office:value-type="float" office:value="592.49881500237" calcext:value-type="float">
            <text:p>592.49881500237</text:p>
          </table:table-cell>
          <table:table-cell table:formula="of:=([.F435]-[.C435])/0.0166667" office:value-type="float" office:value="65.9158681682635" calcext:value-type="float">
            <text:p>65.9158681682635</text:p>
          </table:table-cell>
          <table:table-cell table:formula="of:=DEGREES(ATAN(ABS([.F435]-[.C435])/ABS([.E435]-[.B435])))" office:value-type="float" office:value="6.34808814731502" calcext:value-type="float">
            <text:p>6.34808814731502</text:p>
          </table:table-cell>
          <table:table-cell table:formula="of:=SQRT(POWER([.H435];2)+POWER([.I435];2)+POWER([.J435];2))" office:value-type="float" office:value="600.228989335904" calcext:value-type="float">
            <text:p>600.228989335904</text:p>
          </table:table-cell>
        </table:table-row>
        <table:table-row table:style-name="ro1">
          <table:table-cell office:value-type="float" office:value="78.2562" calcext:value-type="float">
            <text:p>78.2562</text:p>
          </table:table-cell>
          <table:table-cell office:value-type="float" office:value="308.775" calcext:value-type="float">
            <text:p>308.775</text:p>
          </table:table-cell>
          <table:table-cell office:value-type="float" office:value="47.4629" calcext:value-type="float">
            <text:p>47.4629</text:p>
          </table:table-cell>
          <table:table-cell office:value-type="float" office:value="79.6628" calcext:value-type="float">
            <text:p>79.6628</text:p>
          </table:table-cell>
          <table:table-cell office:value-type="float" office:value="297.066" calcext:value-type="float">
            <text:p>297.066</text:p>
          </table:table-cell>
          <table:table-cell office:value-type="float" office:value="49.8372" calcext:value-type="float">
            <text:p>49.8372</text:p>
          </table:table-cell>
          <table:table-cell/>
          <table:table-cell table:formula="of:=([.D436]-[.A436])/0.0166667" office:value-type="float" office:value="84.3958312083374" calcext:value-type="float">
            <text:p>84.3958312083374</text:p>
          </table:table-cell>
          <table:table-cell table:formula="of:=ABS([.E436]-[.B436])/0.0166667" office:value-type="float" office:value="702.53859492281" calcext:value-type="float">
            <text:p>702.53859492281</text:p>
          </table:table-cell>
          <table:table-cell table:formula="of:=([.F436]-[.C436])/0.0166667" office:value-type="float" office:value="142.45771508457" calcext:value-type="float">
            <text:p>142.45771508457</text:p>
          </table:table-cell>
          <table:table-cell table:formula="of:=DEGREES(ATAN(ABS([.F436]-[.C436])/ABS([.E436]-[.B436])))" office:value-type="float" office:value="11.4627665034378" calcext:value-type="float">
            <text:p>11.4627665034378</text:p>
          </table:table-cell>
          <table:table-cell table:formula="of:=SQRT(POWER([.H436];2)+POWER([.I436];2)+POWER([.J436];2))" office:value-type="float" office:value="721.787596366535" calcext:value-type="float">
            <text:p>721.787596366535</text:p>
          </table:table-cell>
        </table:table-row>
        <table:table-row table:style-name="ro1">
          <table:table-cell office:value-type="float" office:value="84.5986" calcext:value-type="float">
            <text:p>84.5986</text:p>
          </table:table-cell>
          <table:table-cell office:value-type="float" office:value="296.254" calcext:value-type="float">
            <text:p>296.254</text:p>
          </table:table-cell>
          <table:table-cell office:value-type="float" office:value="48.1109" calcext:value-type="float">
            <text:p>48.1109</text:p>
          </table:table-cell>
          <table:table-cell office:value-type="float" office:value="85.1017" calcext:value-type="float">
            <text:p>85.1017</text:p>
          </table:table-cell>
          <table:table-cell office:value-type="float" office:value="286.653" calcext:value-type="float">
            <text:p>286.653</text:p>
          </table:table-cell>
          <table:table-cell office:value-type="float" office:value="49.454" calcext:value-type="float">
            <text:p>49.454</text:p>
          </table:table-cell>
          <table:table-cell/>
          <table:table-cell table:formula="of:=([.D437]-[.A437])/0.0166667" office:value-type="float" office:value="30.1859396281201" calcext:value-type="float">
            <text:p>30.1859396281201</text:p>
          </table:table-cell>
          <table:table-cell table:formula="of:=ABS([.E437]-[.B437])/0.0166667" office:value-type="float" office:value="576.058847882304" calcext:value-type="float">
            <text:p>576.058847882304</text:p>
          </table:table-cell>
          <table:table-cell table:formula="of:=([.F437]-[.C437])/0.0166667" office:value-type="float" office:value="80.5858388283223" calcext:value-type="float">
            <text:p>80.5858388283223</text:p>
          </table:table-cell>
          <table:table-cell table:formula="of:=DEGREES(ATAN(ABS([.F437]-[.C437])/ABS([.E437]-[.B437])))" office:value-type="float" office:value="7.9635232144761" calcext:value-type="float">
            <text:p>7.9635232144761</text:p>
          </table:table-cell>
          <table:table-cell table:formula="of:=SQRT(POWER([.H437];2)+POWER([.I437];2)+POWER([.J437];2))" office:value-type="float" office:value="582.450911746548" calcext:value-type="float">
            <text:p>582.450911746548</text:p>
          </table:table-cell>
        </table:table-row>
        <table:table-row table:style-name="ro1">
          <table:table-cell office:value-type="float" office:value="102.818" calcext:value-type="float">
            <text:p>102.818</text:p>
          </table:table-cell>
          <table:table-cell office:value-type="float" office:value="299.946" calcext:value-type="float">
            <text:p>299.946</text:p>
          </table:table-cell>
          <table:table-cell office:value-type="float" office:value="46.9207" calcext:value-type="float">
            <text:p>46.9207</text:p>
          </table:table-cell>
          <table:table-cell office:value-type="float" office:value="103.98" calcext:value-type="float">
            <text:p>103.98</text:p>
          </table:table-cell>
          <table:table-cell office:value-type="float" office:value="290.223" calcext:value-type="float">
            <text:p>290.223</text:p>
          </table:table-cell>
          <table:table-cell office:value-type="float" office:value="48.2868" calcext:value-type="float">
            <text:p>48.2868</text:p>
          </table:table-cell>
          <table:table-cell/>
          <table:table-cell table:formula="of:=([.D438]-[.A438])/0.0166667" office:value-type="float" office:value="69.7198605602793" calcext:value-type="float">
            <text:p>69.7198605602793</text:p>
          </table:table-cell>
          <table:table-cell table:formula="of:=ABS([.E438]-[.B438])/0.0166667" office:value-type="float" office:value="583.378833242334" calcext:value-type="float">
            <text:p>583.378833242334</text:p>
          </table:table-cell>
          <table:table-cell table:formula="of:=([.F438]-[.C438])/0.0166667" office:value-type="float" office:value="81.9658360683281" calcext:value-type="float">
            <text:p>81.9658360683281</text:p>
          </table:table-cell>
          <table:table-cell table:formula="of:=DEGREES(ATAN(ABS([.F438]-[.C438])/ABS([.E438]-[.B438])))" office:value-type="float" office:value="7.99781255471013" calcext:value-type="float">
            <text:p>7.99781255471013</text:p>
          </table:table-cell>
          <table:table-cell table:formula="of:=SQRT(POWER([.H438];2)+POWER([.I438];2)+POWER([.J438];2))" office:value-type="float" office:value="593.220128041954" calcext:value-type="float">
            <text:p>593.220128041954</text:p>
          </table:table-cell>
        </table:table-row>
        <table:table-row table:style-name="ro1">
          <table:table-cell office:value-type="float" office:value="102.269" calcext:value-type="float">
            <text:p>102.269</text:p>
          </table:table-cell>
          <table:table-cell office:value-type="float" office:value="299.794" calcext:value-type="float">
            <text:p>299.794</text:p>
          </table:table-cell>
          <table:table-cell office:value-type="float" office:value="47.7222" calcext:value-type="float">
            <text:p>47.7222</text:p>
          </table:table-cell>
          <table:table-cell office:value-type="float" office:value="102.84" calcext:value-type="float">
            <text:p>102.84</text:p>
          </table:table-cell>
          <table:table-cell office:value-type="float" office:value="288.786" calcext:value-type="float">
            <text:p>288.786</text:p>
          </table:table-cell>
          <table:table-cell office:value-type="float" office:value="49.2569" calcext:value-type="float">
            <text:p>49.2569</text:p>
          </table:table-cell>
          <table:table-cell/>
          <table:table-cell table:formula="of:=([.D439]-[.A439])/0.0166667" office:value-type="float" office:value="34.2599314801369" calcext:value-type="float">
            <text:p>34.2599314801369</text:p>
          </table:table-cell>
          <table:table-cell table:formula="of:=ABS([.E439]-[.B439])/0.0166667" office:value-type="float" office:value="660.478679042641" calcext:value-type="float">
            <text:p>660.478679042641</text:p>
          </table:table-cell>
          <table:table-cell table:formula="of:=([.F439]-[.C439])/0.0166667" office:value-type="float" office:value="92.0818158363684" calcext:value-type="float">
            <text:p>92.0818158363684</text:p>
          </table:table-cell>
          <table:table-cell table:formula="of:=DEGREES(ATAN(ABS([.F439]-[.C439])/ABS([.E439]-[.B439])))" office:value-type="float" office:value="7.93683453060195" calcext:value-type="float">
            <text:p>7.93683453060195</text:p>
          </table:table-cell>
          <table:table-cell table:formula="of:=SQRT(POWER([.H439];2)+POWER([.I439];2)+POWER([.J439];2))" office:value-type="float" office:value="667.746126295509" calcext:value-type="float">
            <text:p>667.746126295509</text:p>
          </table:table-cell>
        </table:table-row>
        <table:table-row table:style-name="ro1">
          <table:table-cell office:value-type="float" office:value="102.81" calcext:value-type="float">
            <text:p>102.81</text:p>
          </table:table-cell>
          <table:table-cell office:value-type="float" office:value="299.886" calcext:value-type="float">
            <text:p>299.886</text:p>
          </table:table-cell>
          <table:table-cell office:value-type="float" office:value="47.188" calcext:value-type="float">
            <text:p>47.188</text:p>
          </table:table-cell>
          <table:table-cell office:value-type="float" office:value="103.878" calcext:value-type="float">
            <text:p>103.878</text:p>
          </table:table-cell>
          <table:table-cell office:value-type="float" office:value="288.828" calcext:value-type="float">
            <text:p>288.828</text:p>
          </table:table-cell>
          <table:table-cell office:value-type="float" office:value="48.7376" calcext:value-type="float">
            <text:p>48.7376</text:p>
          </table:table-cell>
          <table:table-cell/>
          <table:table-cell table:formula="of:=([.D440]-[.A440])/0.0166667" office:value-type="float" office:value="64.0798718402562" calcext:value-type="float">
            <text:p>64.0798718402562</text:p>
          </table:table-cell>
          <table:table-cell table:formula="of:=ABS([.E440]-[.B440])/0.0166667" office:value-type="float" office:value="663.478673042657" calcext:value-type="float">
            <text:p>663.478673042657</text:p>
          </table:table-cell>
          <table:table-cell table:formula="of:=([.F440]-[.C440])/0.0166667" office:value-type="float" office:value="92.9758140483718" calcext:value-type="float">
            <text:p>92.9758140483718</text:p>
          </table:table-cell>
          <table:table-cell table:formula="of:=DEGREES(ATAN(ABS([.F440]-[.C440])/ABS([.E440]-[.B440])))" office:value-type="float" office:value="7.97713129670383" calcext:value-type="float">
            <text:p>7.97713129670383</text:p>
          </table:table-cell>
          <table:table-cell table:formula="of:=SQRT(POWER([.H440];2)+POWER([.I440];2)+POWER([.J440];2))" office:value-type="float" office:value="673.019079637023" calcext:value-type="float">
            <text:p>673.019079637023</text:p>
          </table:table-cell>
        </table:table-row>
        <table:table-row table:style-name="ro1">
          <table:table-cell office:value-type="float" office:value="102.296" calcext:value-type="float">
            <text:p>102.296</text:p>
          </table:table-cell>
          <table:table-cell office:value-type="float" office:value="299.986" calcext:value-type="float">
            <text:p>299.986</text:p>
          </table:table-cell>
          <table:table-cell office:value-type="float" office:value="46.9192" calcext:value-type="float">
            <text:p>46.9192</text:p>
          </table:table-cell>
          <table:table-cell office:value-type="float" office:value="103.039" calcext:value-type="float">
            <text:p>103.039</text:p>
          </table:table-cell>
          <table:table-cell office:value-type="float" office:value="291.597" calcext:value-type="float">
            <text:p>291.597</text:p>
          </table:table-cell>
          <table:table-cell office:value-type="float" office:value="48.3542" calcext:value-type="float">
            <text:p>48.3542</text:p>
          </table:table-cell>
          <table:table-cell/>
          <table:table-cell table:formula="of:=([.D441]-[.A441])/0.0166667" office:value-type="float" office:value="44.579910840178" calcext:value-type="float">
            <text:p>44.579910840178</text:p>
          </table:table-cell>
          <table:table-cell table:formula="of:=ABS([.E441]-[.B441])/0.0166667" office:value-type="float" office:value="503.338993322014" calcext:value-type="float">
            <text:p>503.338993322014</text:p>
          </table:table-cell>
          <table:table-cell table:formula="of:=([.F441]-[.C441])/0.0166667" office:value-type="float" office:value="86.0998278003441" calcext:value-type="float">
            <text:p>86.0998278003441</text:p>
          </table:table-cell>
          <table:table-cell table:formula="of:=DEGREES(ATAN(ABS([.F441]-[.C441])/ABS([.E441]-[.B441])))" office:value-type="float" office:value="9.70691434527651" calcext:value-type="float">
            <text:p>9.70691434527651</text:p>
          </table:table-cell>
          <table:table-cell table:formula="of:=SQRT(POWER([.H441];2)+POWER([.I441];2)+POWER([.J441];2))" office:value-type="float" office:value="512.59212927647" calcext:value-type="float">
            <text:p>512.59212927647</text:p>
          </table:table-cell>
        </table:table-row>
        <table:table-row table:style-name="ro1">
          <table:table-cell office:value-type="float" office:value="102.612" calcext:value-type="float">
            <text:p>102.612</text:p>
          </table:table-cell>
          <table:table-cell office:value-type="float" office:value="301.107" calcext:value-type="float">
            <text:p>301.107</text:p>
          </table:table-cell>
          <table:table-cell office:value-type="float" office:value="47.7948" calcext:value-type="float">
            <text:p>47.7948</text:p>
          </table:table-cell>
          <table:table-cell office:value-type="float" office:value="103.688" calcext:value-type="float">
            <text:p>103.688</text:p>
          </table:table-cell>
          <table:table-cell office:value-type="float" office:value="290" calcext:value-type="float">
            <text:p>290</text:p>
          </table:table-cell>
          <table:table-cell office:value-type="float" office:value="49.3332" calcext:value-type="float">
            <text:p>49.3332</text:p>
          </table:table-cell>
          <table:table-cell/>
          <table:table-cell table:formula="of:=([.D442]-[.A442])/0.0166667" office:value-type="float" office:value="64.5598708802587" calcext:value-type="float">
            <text:p>64.5598708802587</text:p>
          </table:table-cell>
          <table:table-cell table:formula="of:=ABS([.E442]-[.B442])/0.0166667" office:value-type="float" office:value="666.418667162667" calcext:value-type="float">
            <text:p>666.418667162667</text:p>
          </table:table-cell>
          <table:table-cell table:formula="of:=([.F442]-[.C442])/0.0166667" office:value-type="float" office:value="92.303815392369" calcext:value-type="float">
            <text:p>92.303815392369</text:p>
          </table:table-cell>
          <table:table-cell table:formula="of:=DEGREES(ATAN(ABS([.F442]-[.C442])/ABS([.E442]-[.B442])))" office:value-type="float" office:value="7.88570898128645" calcext:value-type="float">
            <text:p>7.88570898128645</text:p>
          </table:table-cell>
          <table:table-cell table:formula="of:=SQRT(POWER([.H442];2)+POWER([.I442];2)+POWER([.J442];2))" office:value-type="float" office:value="675.871149855452" calcext:value-type="float">
            <text:p>675.871149855452</text:p>
          </table:table-cell>
        </table:table-row>
        <table:table-row table:style-name="ro1">
          <table:table-cell office:value-type="float" office:value="103.313" calcext:value-type="float">
            <text:p>103.313</text:p>
          </table:table-cell>
          <table:table-cell office:value-type="float" office:value="295.665" calcext:value-type="float">
            <text:p>295.665</text:p>
          </table:table-cell>
          <table:table-cell office:value-type="float" office:value="47.7786" calcext:value-type="float">
            <text:p>47.7786</text:p>
          </table:table-cell>
          <table:table-cell office:value-type="float" office:value="104.1" calcext:value-type="float">
            <text:p>104.1</text:p>
          </table:table-cell>
          <table:table-cell office:value-type="float" office:value="284.775" calcext:value-type="float">
            <text:p>284.775</text:p>
          </table:table-cell>
          <table:table-cell office:value-type="float" office:value="49.5573" calcext:value-type="float">
            <text:p>49.5573</text:p>
          </table:table-cell>
          <table:table-cell/>
          <table:table-cell table:formula="of:=([.D443]-[.A443])/0.0166667" office:value-type="float" office:value="47.2199055601884" calcext:value-type="float">
            <text:p>47.2199055601884</text:p>
          </table:table-cell>
          <table:table-cell table:formula="of:=ABS([.E443]-[.B443])/0.0166667" office:value-type="float" office:value="653.398693202616" calcext:value-type="float">
            <text:p>653.398693202616</text:p>
          </table:table-cell>
          <table:table-cell table:formula="of:=([.F443]-[.C443])/0.0166667" office:value-type="float" office:value="106.721786556427" calcext:value-type="float">
            <text:p>106.721786556427</text:p>
          </table:table-cell>
          <table:table-cell table:formula="of:=DEGREES(ATAN(ABS([.F443]-[.C443])/ABS([.E443]-[.B443])))" office:value-type="float" office:value="9.2763982110347" calcext:value-type="float">
            <text:p>9.2763982110347</text:p>
          </table:table-cell>
          <table:table-cell table:formula="of:=SQRT(POWER([.H443];2)+POWER([.I443];2)+POWER([.J443];2))" office:value-type="float" office:value="663.738737370206" calcext:value-type="float">
            <text:p>663.738737370206</text:p>
          </table:table-cell>
        </table:table-row>
        <table:table-row table:style-name="ro1">
          <table:table-cell office:value-type="float" office:value="102.837" calcext:value-type="float">
            <text:p>102.837</text:p>
          </table:table-cell>
          <table:table-cell office:value-type="float" office:value="300.078" calcext:value-type="float">
            <text:p>300.078</text:p>
          </table:table-cell>
          <table:table-cell office:value-type="float" office:value="46.3839" calcext:value-type="float">
            <text:p>46.3839</text:p>
          </table:table-cell>
          <table:table-cell office:value-type="float" office:value="103.323" calcext:value-type="float">
            <text:p>103.323</text:p>
          </table:table-cell>
          <table:table-cell office:value-type="float" office:value="291.762" calcext:value-type="float">
            <text:p>291.762</text:p>
          </table:table-cell>
          <table:table-cell office:value-type="float" office:value="47.5657" calcext:value-type="float">
            <text:p>47.5657</text:p>
          </table:table-cell>
          <table:table-cell/>
          <table:table-cell table:formula="of:=([.D444]-[.A444])/0.0166667" office:value-type="float" office:value="29.159941680116" calcext:value-type="float">
            <text:p>29.159941680116</text:p>
          </table:table-cell>
          <table:table-cell table:formula="of:=ABS([.E444]-[.B444])/0.0166667" office:value-type="float" office:value="498.959002081994" calcext:value-type="float">
            <text:p>498.959002081994</text:p>
          </table:table-cell>
          <table:table-cell table:formula="of:=([.F444]-[.C444])/0.0166667" office:value-type="float" office:value="70.9078581842838" calcext:value-type="float">
            <text:p>70.9078581842838</text:p>
          </table:table-cell>
          <table:table-cell table:formula="of:=DEGREES(ATAN(ABS([.F444]-[.C444])/ABS([.E444]-[.B444])))" office:value-type="float" office:value="8.08823541874708" calcext:value-type="float">
            <text:p>8.08823541874708</text:p>
          </table:table-cell>
          <table:table-cell table:formula="of:=SQRT(POWER([.H444];2)+POWER([.I444];2)+POWER([.J444];2))" office:value-type="float" office:value="504.815126863023" calcext:value-type="float">
            <text:p>504.815126863023</text:p>
          </table:table-cell>
        </table:table-row>
        <table:table-row table:style-name="ro1">
          <table:table-cell office:value-type="float" office:value="103.635" calcext:value-type="float">
            <text:p>103.635</text:p>
          </table:table-cell>
          <table:table-cell office:value-type="float" office:value="292.835" calcext:value-type="float">
            <text:p>292.835</text:p>
          </table:table-cell>
          <table:table-cell office:value-type="float" office:value="48.4296" calcext:value-type="float">
            <text:p>48.4296</text:p>
          </table:table-cell>
          <table:table-cell office:value-type="float" office:value="103.916" calcext:value-type="float">
            <text:p>103.916</text:p>
          </table:table-cell>
          <table:table-cell office:value-type="float" office:value="282.17" calcext:value-type="float">
            <text:p>282.17</text:p>
          </table:table-cell>
          <table:table-cell office:value-type="float" office:value="49.9245" calcext:value-type="float">
            <text:p>49.9245</text:p>
          </table:table-cell>
          <table:table-cell/>
          <table:table-cell table:formula="of:=([.D445]-[.A445])/0.0166667" office:value-type="float" office:value="16.8599662800669" calcext:value-type="float">
            <text:p>16.8599662800669</text:p>
          </table:table-cell>
          <table:table-cell table:formula="of:=ABS([.E445]-[.B445])/0.0166667" office:value-type="float" office:value="639.898720202558" calcext:value-type="float">
            <text:p>639.898720202558</text:p>
          </table:table-cell>
          <table:table-cell table:formula="of:=([.F445]-[.C445])/0.0166667" office:value-type="float" office:value="89.6938206123589" calcext:value-type="float">
            <text:p>89.6938206123589</text:p>
          </table:table-cell>
          <table:table-cell table:formula="of:=DEGREES(ATAN(ABS([.F445]-[.C445])/ABS([.E445]-[.B445])))" office:value-type="float" office:value="7.97909445628019" calcext:value-type="float">
            <text:p>7.97909445628019</text:p>
          </table:table-cell>
          <table:table-cell table:formula="of:=SQRT(POWER([.H445];2)+POWER([.I445];2)+POWER([.J445];2))" office:value-type="float" office:value="646.374204339776" calcext:value-type="float">
            <text:p>646.374204339776</text:p>
          </table:table-cell>
        </table:table-row>
        <table:table-row table:style-name="ro1">
          <table:table-cell office:value-type="float" office:value="103.257" calcext:value-type="float">
            <text:p>103.257</text:p>
          </table:table-cell>
          <table:table-cell office:value-type="float" office:value="298.58" calcext:value-type="float">
            <text:p>298.58</text:p>
          </table:table-cell>
          <table:table-cell office:value-type="float" office:value="46.8523" calcext:value-type="float">
            <text:p>46.8523</text:p>
          </table:table-cell>
          <table:table-cell office:value-type="float" office:value="103.551" calcext:value-type="float">
            <text:p>103.551</text:p>
          </table:table-cell>
          <table:table-cell office:value-type="float" office:value="287.649" calcext:value-type="float">
            <text:p>287.649</text:p>
          </table:table-cell>
          <table:table-cell office:value-type="float" office:value="48.4024" calcext:value-type="float">
            <text:p>48.4024</text:p>
          </table:table-cell>
          <table:table-cell/>
          <table:table-cell table:formula="of:=([.D446]-[.A446])/0.0166667" office:value-type="float" office:value="17.6399647200704" calcext:value-type="float">
            <text:p>17.6399647200704</text:p>
          </table:table-cell>
          <table:table-cell table:formula="of:=ABS([.E446]-[.B446])/0.0166667" office:value-type="float" office:value="655.858688282622" calcext:value-type="float">
            <text:p>655.858688282622</text:p>
          </table:table-cell>
          <table:table-cell table:formula="of:=([.F446]-[.C446])/0.0166667" office:value-type="float" office:value="93.0058139883721" calcext:value-type="float">
            <text:p>93.0058139883721</text:p>
          </table:table-cell>
          <table:table-cell table:formula="of:=DEGREES(ATAN(ABS([.F446]-[.C446])/ABS([.E446]-[.B446])))" office:value-type="float" office:value="8.07116780333625" calcext:value-type="float">
            <text:p>8.07116780333625</text:p>
          </table:table-cell>
          <table:table-cell table:formula="of:=SQRT(POWER([.H446];2)+POWER([.I446];2)+POWER([.J446];2))" office:value-type="float" office:value="662.655165819121" calcext:value-type="float">
            <text:p>662.655165819121</text:p>
          </table:table-cell>
        </table:table-row>
        <table:table-row table:style-name="ro1">
          <table:table-cell office:value-type="float" office:value="102.528" calcext:value-type="float">
            <text:p>102.528</text:p>
          </table:table-cell>
          <table:table-cell office:value-type="float" office:value="295.663" calcext:value-type="float">
            <text:p>295.663</text:p>
          </table:table-cell>
          <table:table-cell office:value-type="float" office:value="48.0416" calcext:value-type="float">
            <text:p>48.0416</text:p>
          </table:table-cell>
          <table:table-cell office:value-type="float" office:value="102.322" calcext:value-type="float">
            <text:p>102.322</text:p>
          </table:table-cell>
          <table:table-cell office:value-type="float" office:value="284.85" calcext:value-type="float">
            <text:p>284.85</text:p>
          </table:table-cell>
          <table:table-cell office:value-type="float" office:value="49.8115" calcext:value-type="float">
            <text:p>49.8115</text:p>
          </table:table-cell>
          <table:table-cell/>
          <table:table-cell table:formula="of:=([.D447]-[.A447])/0.0166667" office:value-type="float" office:value="-12.3599752800496" calcext:value-type="float">
            <text:p>-12.3599752800496</text:p>
          </table:table-cell>
          <table:table-cell table:formula="of:=ABS([.E447]-[.B447])/0.0166667" office:value-type="float" office:value="648.778702442594" calcext:value-type="float">
            <text:p>648.778702442594</text:p>
          </table:table-cell>
          <table:table-cell table:formula="of:=([.F447]-[.C447])/0.0166667" office:value-type="float" office:value="106.193787612425" calcext:value-type="float">
            <text:p>106.193787612425</text:p>
          </table:table-cell>
          <table:table-cell table:formula="of:=DEGREES(ATAN(ABS([.F447]-[.C447])/ABS([.E447]-[.B447])))" office:value-type="float" office:value="9.29588888132492" calcext:value-type="float">
            <text:p>9.29588888132492</text:p>
          </table:table-cell>
          <table:table-cell table:formula="of:=SQRT(POWER([.H447];2)+POWER([.I447];2)+POWER([.J447];2))" office:value-type="float" office:value="657.528474105489" calcext:value-type="float">
            <text:p>657.528474105489</text:p>
          </table:table-cell>
        </table:table-row>
        <table:table-row table:style-name="ro1">
          <table:table-cell office:value-type="float" office:value="106.498" calcext:value-type="float">
            <text:p>106.498</text:p>
          </table:table-cell>
          <table:table-cell office:value-type="float" office:value="299.785" calcext:value-type="float">
            <text:p>299.785</text:p>
          </table:table-cell>
          <table:table-cell office:value-type="float" office:value="46.1372" calcext:value-type="float">
            <text:p>46.1372</text:p>
          </table:table-cell>
          <table:table-cell office:value-type="float" office:value="106.365" calcext:value-type="float">
            <text:p>106.365</text:p>
          </table:table-cell>
          <table:table-cell office:value-type="float" office:value="287.517" calcext:value-type="float">
            <text:p>287.517</text:p>
          </table:table-cell>
          <table:table-cell office:value-type="float" office:value="47.8941" calcext:value-type="float">
            <text:p>47.8941</text:p>
          </table:table-cell>
          <table:table-cell/>
          <table:table-cell table:formula="of:=([.D448]-[.A448])/0.0166667" office:value-type="float" office:value="-7.97998404003251" calcext:value-type="float">
            <text:p>-7.97998404003251</text:p>
          </table:table-cell>
          <table:table-cell table:formula="of:=ABS([.E448]-[.B448])/0.0166667" office:value-type="float" office:value="736.078527842946" calcext:value-type="float">
            <text:p>736.078527842946</text:p>
          </table:table-cell>
          <table:table-cell table:formula="of:=([.F448]-[.C448])/0.0166667" office:value-type="float" office:value="105.413789172422" calcext:value-type="float">
            <text:p>105.413789172422</text:p>
          </table:table-cell>
          <table:table-cell table:formula="of:=DEGREES(ATAN(ABS([.F448]-[.C448])/ABS([.E448]-[.B448])))" office:value-type="float" office:value="8.14991297379841" calcext:value-type="float">
            <text:p>8.14991297379841</text:p>
          </table:table-cell>
          <table:table-cell table:formula="of:=SQRT(POWER([.H448];2)+POWER([.I448];2)+POWER([.J448];2))" office:value-type="float" office:value="743.631189666225" calcext:value-type="float">
            <text:p>743.631189666225</text:p>
          </table:table-cell>
        </table:table-row>
        <table:table-row table:style-name="ro1">
          <table:table-cell office:value-type="float" office:value="117.874" calcext:value-type="float">
            <text:p>117.874</text:p>
          </table:table-cell>
          <table:table-cell office:value-type="float" office:value="284.836" calcext:value-type="float">
            <text:p>284.836</text:p>
          </table:table-cell>
          <table:table-cell office:value-type="float" office:value="47.6868" calcext:value-type="float">
            <text:p>47.6868</text:p>
          </table:table-cell>
          <table:table-cell office:value-type="float" office:value="118.328" calcext:value-type="float">
            <text:p>118.328</text:p>
          </table:table-cell>
          <table:table-cell office:value-type="float" office:value="274.52" calcext:value-type="float">
            <text:p>274.52</text:p>
          </table:table-cell>
          <table:table-cell office:value-type="float" office:value="49.1715" calcext:value-type="float">
            <text:p>49.1715</text:p>
          </table:table-cell>
          <table:table-cell/>
          <table:table-cell table:formula="of:=([.D449]-[.A449])/0.0166667" office:value-type="float" office:value="27.2399455201094" calcext:value-type="float">
            <text:p>27.2399455201094</text:p>
          </table:table-cell>
          <table:table-cell table:formula="of:=ABS([.E449]-[.B449])/0.0166667" office:value-type="float" office:value="618.958762082478" calcext:value-type="float">
            <text:p>618.958762082478</text:p>
          </table:table-cell>
          <table:table-cell table:formula="of:=([.F449]-[.C449])/0.0166667" office:value-type="float" office:value="89.0818218363566" calcext:value-type="float">
            <text:p>89.0818218363566</text:p>
          </table:table-cell>
          <table:table-cell table:formula="of:=DEGREES(ATAN(ABS([.F449]-[.C449])/ABS([.E449]-[.B449])))" office:value-type="float" office:value="8.18988852972998" calcext:value-type="float">
            <text:p>8.18988852972998</text:p>
          </table:table-cell>
          <table:table-cell table:formula="of:=SQRT(POWER([.H449];2)+POWER([.I449];2)+POWER([.J449];2))" office:value-type="float" office:value="625.929336884201" calcext:value-type="float">
            <text:p>625.929336884201</text:p>
          </table:table-cell>
        </table:table-row>
        <table:table-row table:style-name="ro1">
          <table:table-cell office:value-type="float" office:value="117.624" calcext:value-type="float">
            <text:p>117.624</text:p>
          </table:table-cell>
          <table:table-cell office:value-type="float" office:value="284.876" calcext:value-type="float">
            <text:p>284.876</text:p>
          </table:table-cell>
          <table:table-cell office:value-type="float" office:value="47.6828" calcext:value-type="float">
            <text:p>47.6828</text:p>
          </table:table-cell>
          <table:table-cell office:value-type="float" office:value="118.214" calcext:value-type="float">
            <text:p>118.214</text:p>
          </table:table-cell>
          <table:table-cell office:value-type="float" office:value="273.346" calcext:value-type="float">
            <text:p>273.346</text:p>
          </table:table-cell>
          <table:table-cell office:value-type="float" office:value="49.097" calcext:value-type="float">
            <text:p>49.097</text:p>
          </table:table-cell>
          <table:table-cell/>
          <table:table-cell table:formula="of:=([.D450]-[.A450])/0.0166667" office:value-type="float" office:value="35.3999292001418" calcext:value-type="float">
            <text:p>35.3999292001418</text:p>
          </table:table-cell>
          <table:table-cell table:formula="of:=ABS([.E450]-[.B450])/0.0166667" office:value-type="float" office:value="691.798616402766" calcext:value-type="float">
            <text:p>691.798616402766</text:p>
          </table:table-cell>
          <table:table-cell table:formula="of:=([.F450]-[.C450])/0.0166667" office:value-type="float" office:value="84.8518302963395" calcext:value-type="float">
            <text:p>84.8518302963395</text:p>
          </table:table-cell>
          <table:table-cell table:formula="of:=DEGREES(ATAN(ABS([.F450]-[.C450])/ABS([.E450]-[.B450])))" office:value-type="float" office:value="6.99262736238595" calcext:value-type="float">
            <text:p>6.99262736238595</text:p>
          </table:table-cell>
          <table:table-cell table:formula="of:=SQRT(POWER([.H450];2)+POWER([.I450];2)+POWER([.J450];2))" office:value-type="float" office:value="697.881303481326" calcext:value-type="float">
            <text:p>697.881303481326</text:p>
          </table:table-cell>
        </table:table-row>
        <table:table-row table:style-name="ro1">
          <table:table-cell office:value-type="float" office:value="117.646" calcext:value-type="float">
            <text:p>117.646</text:p>
          </table:table-cell>
          <table:table-cell office:value-type="float" office:value="287.571" calcext:value-type="float">
            <text:p>287.571</text:p>
          </table:table-cell>
          <table:table-cell office:value-type="float" office:value="47.0413" calcext:value-type="float">
            <text:p>47.0413</text:p>
          </table:table-cell>
          <table:table-cell office:value-type="float" office:value="118.47" calcext:value-type="float">
            <text:p>118.47</text:p>
          </table:table-cell>
          <table:table-cell office:value-type="float" office:value="275.812" calcext:value-type="float">
            <text:p>275.812</text:p>
          </table:table-cell>
          <table:table-cell office:value-type="float" office:value="48.738" calcext:value-type="float">
            <text:p>48.738</text:p>
          </table:table-cell>
          <table:table-cell/>
          <table:table-cell table:formula="of:=([.D451]-[.A451])/0.0166667" office:value-type="float" office:value="49.4399011201976" calcext:value-type="float">
            <text:p>49.4399011201976</text:p>
          </table:table-cell>
          <table:table-cell table:formula="of:=ABS([.E451]-[.B451])/0.0166667" office:value-type="float" office:value="705.538588922823" calcext:value-type="float">
            <text:p>705.538588922823</text:p>
          </table:table-cell>
          <table:table-cell table:formula="of:=([.F451]-[.C451])/0.0166667" office:value-type="float" office:value="101.801796396407" calcext:value-type="float">
            <text:p>101.801796396407</text:p>
          </table:table-cell>
          <table:table-cell table:formula="of:=DEGREES(ATAN(ABS([.F451]-[.C451])/ABS([.E451]-[.B451])))" office:value-type="float" office:value="8.21051173509289" calcext:value-type="float">
            <text:p>8.21051173509289</text:p>
          </table:table-cell>
          <table:table-cell table:formula="of:=SQRT(POWER([.H451];2)+POWER([.I451];2)+POWER([.J451];2))" office:value-type="float" office:value="714.557632407295" calcext:value-type="float">
            <text:p>714.557632407295</text:p>
          </table:table-cell>
        </table:table-row>
        <table:table-row table:style-name="ro1">
          <table:table-cell office:value-type="float" office:value="117.235" calcext:value-type="float">
            <text:p>117.235</text:p>
          </table:table-cell>
          <table:table-cell office:value-type="float" office:value="291.458" calcext:value-type="float">
            <text:p>291.458</text:p>
          </table:table-cell>
          <table:table-cell office:value-type="float" office:value="47.2454" calcext:value-type="float">
            <text:p>47.2454</text:p>
          </table:table-cell>
          <table:table-cell office:value-type="float" office:value="117.943" calcext:value-type="float">
            <text:p>117.943</text:p>
          </table:table-cell>
          <table:table-cell office:value-type="float" office:value="280.747" calcext:value-type="float">
            <text:p>280.747</text:p>
          </table:table-cell>
          <table:table-cell office:value-type="float" office:value="49.0219" calcext:value-type="float">
            <text:p>49.0219</text:p>
          </table:table-cell>
          <table:table-cell/>
          <table:table-cell table:formula="of:=([.D452]-[.A452])/0.0166667" office:value-type="float" office:value="42.4799150401698" calcext:value-type="float">
            <text:p>42.4799150401698</text:p>
          </table:table-cell>
          <table:table-cell table:formula="of:=ABS([.E452]-[.B452])/0.0166667" office:value-type="float" office:value="642.658714682571" calcext:value-type="float">
            <text:p>642.658714682571</text:p>
          </table:table-cell>
          <table:table-cell table:formula="of:=([.F452]-[.C452])/0.0166667" office:value-type="float" office:value="106.589786820427" calcext:value-type="float">
            <text:p>106.589786820427</text:p>
          </table:table-cell>
          <table:table-cell table:formula="of:=DEGREES(ATAN(ABS([.F452]-[.C452])/ABS([.E452]-[.B452])))" office:value-type="float" office:value="9.41720913812387" calcext:value-type="float">
            <text:p>9.41720913812387</text:p>
          </table:table-cell>
          <table:table-cell table:formula="of:=SQRT(POWER([.H452];2)+POWER([.I452];2)+POWER([.J452];2))" office:value-type="float" office:value="652.821682692677" calcext:value-type="float">
            <text:p>652.821682692677</text:p>
          </table:table-cell>
        </table:table-row>
        <table:table-row table:style-name="ro1">
          <table:table-cell office:value-type="float" office:value="117.981" calcext:value-type="float">
            <text:p>117.981</text:p>
          </table:table-cell>
          <table:table-cell office:value-type="float" office:value="283.456" calcext:value-type="float">
            <text:p>283.456</text:p>
          </table:table-cell>
          <table:table-cell office:value-type="float" office:value="48.1352" calcext:value-type="float">
            <text:p>48.1352</text:p>
          </table:table-cell>
          <table:table-cell office:value-type="float" office:value="118.688" calcext:value-type="float">
            <text:p>118.688</text:p>
          </table:table-cell>
          <table:table-cell office:value-type="float" office:value="275.666" calcext:value-type="float">
            <text:p>275.666</text:p>
          </table:table-cell>
          <table:table-cell office:value-type="float" office:value="49.2495" calcext:value-type="float">
            <text:p>49.2495</text:p>
          </table:table-cell>
          <table:table-cell/>
          <table:table-cell table:formula="of:=([.D453]-[.A453])/0.0166667" office:value-type="float" office:value="42.4199151601701" calcext:value-type="float">
            <text:p>42.4199151601701</text:p>
          </table:table-cell>
          <table:table-cell table:formula="of:=ABS([.E453]-[.B453])/0.0166667" office:value-type="float" office:value="467.399065201871" calcext:value-type="float">
            <text:p>467.399065201871</text:p>
          </table:table-cell>
          <table:table-cell table:formula="of:=([.F453]-[.C453])/0.0166667" office:value-type="float" office:value="66.8578662842674" calcext:value-type="float">
            <text:p>66.8578662842674</text:p>
          </table:table-cell>
          <table:table-cell table:formula="of:=DEGREES(ATAN(ABS([.F453]-[.C453])/ABS([.E453]-[.B453])))" office:value-type="float" office:value="8.14050211418038" calcext:value-type="float">
            <text:p>8.14050211418038</text:p>
          </table:table-cell>
          <table:table-cell table:formula="of:=SQRT(POWER([.H453];2)+POWER([.I453];2)+POWER([.J453];2))" office:value-type="float" office:value="474.058339909619" calcext:value-type="float">
            <text:p>474.058339909619</text:p>
          </table:table-cell>
        </table:table-row>
        <table:table-row table:style-name="ro1">
          <table:table-cell office:value-type="float" office:value="124.401" calcext:value-type="float">
            <text:p>124.401</text:p>
          </table:table-cell>
          <table:table-cell office:value-type="float" office:value="283.853" calcext:value-type="float">
            <text:p>283.853</text:p>
          </table:table-cell>
          <table:table-cell office:value-type="float" office:value="47.0283" calcext:value-type="float">
            <text:p>47.0283</text:p>
          </table:table-cell>
          <table:table-cell office:value-type="float" office:value="124.807" calcext:value-type="float">
            <text:p>124.807</text:p>
          </table:table-cell>
          <table:table-cell office:value-type="float" office:value="272.335" calcext:value-type="float">
            <text:p>272.335</text:p>
          </table:table-cell>
          <table:table-cell office:value-type="float" office:value="48.7063" calcext:value-type="float">
            <text:p>48.7063</text:p>
          </table:table-cell>
          <table:table-cell/>
          <table:table-cell table:formula="of:=([.D454]-[.A454])/0.0166667" office:value-type="float" office:value="24.3599512800978" calcext:value-type="float">
            <text:p>24.3599512800978</text:p>
          </table:table-cell>
          <table:table-cell table:formula="of:=ABS([.E454]-[.B454])/0.0166667" office:value-type="float" office:value="691.078617842766" calcext:value-type="float">
            <text:p>691.078617842766</text:p>
          </table:table-cell>
          <table:table-cell table:formula="of:=([.F454]-[.C454])/0.0166667" office:value-type="float" office:value="100.679798640403" calcext:value-type="float">
            <text:p>100.679798640403</text:p>
          </table:table-cell>
          <table:table-cell table:formula="of:=DEGREES(ATAN(ABS([.F454]-[.C454])/ABS([.E454]-[.B454])))" office:value-type="float" office:value="8.28882373236843" calcext:value-type="float">
            <text:p>8.28882373236843</text:p>
          </table:table-cell>
          <table:table-cell table:formula="of:=SQRT(POWER([.H454];2)+POWER([.I454];2)+POWER([.J454];2))" office:value-type="float" office:value="698.79860125798" calcext:value-type="float">
            <text:p>698.79860125798</text:p>
          </table:table-cell>
        </table:table-row>
        <table:table-row table:style-name="ro1">
          <table:table-cell office:value-type="float" office:value="129.656" calcext:value-type="float">
            <text:p>129.656</text:p>
          </table:table-cell>
          <table:table-cell office:value-type="float" office:value="291.725" calcext:value-type="float">
            <text:p>291.725</text:p>
          </table:table-cell>
          <table:table-cell office:value-type="float" office:value="46.8613" calcext:value-type="float">
            <text:p>46.8613</text:p>
          </table:table-cell>
          <table:table-cell office:value-type="float" office:value="130.341" calcext:value-type="float">
            <text:p>130.341</text:p>
          </table:table-cell>
          <table:table-cell office:value-type="float" office:value="281.032" calcext:value-type="float">
            <text:p>281.032</text:p>
          </table:table-cell>
          <table:table-cell office:value-type="float" office:value="48.3938" calcext:value-type="float">
            <text:p>48.3938</text:p>
          </table:table-cell>
          <table:table-cell/>
          <table:table-cell table:formula="of:=([.D455]-[.A455])/0.0166667" office:value-type="float" office:value="41.0999178001645" calcext:value-type="float">
            <text:p>41.0999178001645</text:p>
          </table:table-cell>
          <table:table-cell table:formula="of:=ABS([.E455]-[.B455])/0.0166667" office:value-type="float" office:value="641.578716842569" calcext:value-type="float">
            <text:p>641.578716842569</text:p>
          </table:table-cell>
          <table:table-cell table:formula="of:=([.F455]-[.C455])/0.0166667" office:value-type="float" office:value="91.9498161003677" calcext:value-type="float">
            <text:p>91.9498161003677</text:p>
          </table:table-cell>
          <table:table-cell table:formula="of:=DEGREES(ATAN(ABS([.F455]-[.C455])/ABS([.E455]-[.B455])))" office:value-type="float" office:value="8.15598103553062" calcext:value-type="float">
            <text:p>8.15598103553062</text:p>
          </table:table-cell>
          <table:table-cell table:formula="of:=SQRT(POWER([.H455];2)+POWER([.I455];2)+POWER([.J455];2))" office:value-type="float" office:value="649.436079864238" calcext:value-type="float">
            <text:p>649.436079864238</text:p>
          </table:table-cell>
        </table:table-row>
        <table:table-row table:style-name="ro1">
          <table:table-cell office:value-type="float" office:value="130.382" calcext:value-type="float">
            <text:p>130.382</text:p>
          </table:table-cell>
          <table:table-cell office:value-type="float" office:value="283.48" calcext:value-type="float">
            <text:p>283.48</text:p>
          </table:table-cell>
          <table:table-cell office:value-type="float" office:value="48.5418" calcext:value-type="float">
            <text:p>48.5418</text:p>
          </table:table-cell>
          <table:table-cell office:value-type="float" office:value="130.798" calcext:value-type="float">
            <text:p>130.798</text:p>
          </table:table-cell>
          <table:table-cell office:value-type="float" office:value="273.213" calcext:value-type="float">
            <text:p>273.213</text:p>
          </table:table-cell>
          <table:table-cell office:value-type="float" office:value="50.0037" calcext:value-type="float">
            <text:p>50.0037</text:p>
          </table:table-cell>
          <table:table-cell/>
          <table:table-cell table:formula="of:=([.D456]-[.A456])/0.0166667" office:value-type="float" office:value="24.9599500800996" calcext:value-type="float">
            <text:p>24.9599500800996</text:p>
          </table:table-cell>
          <table:table-cell table:formula="of:=ABS([.E456]-[.B456])/0.0166667" office:value-type="float" office:value="616.018767962464" calcext:value-type="float">
            <text:p>616.018767962464</text:p>
          </table:table-cell>
          <table:table-cell table:formula="of:=([.F456]-[.C456])/0.0166667" office:value-type="float" office:value="87.7138245723509" calcext:value-type="float">
            <text:p>87.7138245723509</text:p>
          </table:table-cell>
          <table:table-cell table:formula="of:=DEGREES(ATAN(ABS([.F456]-[.C456])/ABS([.E456]-[.B456])))" office:value-type="float" office:value="8.103771467263" calcext:value-type="float">
            <text:p>8.103771467263</text:p>
          </table:table-cell>
          <table:table-cell table:formula="of:=SQRT(POWER([.H456];2)+POWER([.I456];2)+POWER([.J456];2))" office:value-type="float" office:value="622.732556247947" calcext:value-type="float">
            <text:p>622.732556247947</text:p>
          </table:table-cell>
        </table:table-row>
        <table:table-row table:style-name="ro1">
          <table:table-cell office:value-type="float" office:value="129.313" calcext:value-type="float">
            <text:p>129.313</text:p>
          </table:table-cell>
          <table:table-cell office:value-type="float" office:value="289.054" calcext:value-type="float">
            <text:p>289.054</text:p>
          </table:table-cell>
          <table:table-cell office:value-type="float" office:value="47.5009" calcext:value-type="float">
            <text:p>47.5009</text:p>
          </table:table-cell>
          <table:table-cell office:value-type="float" office:value="129.6" calcext:value-type="float">
            <text:p>129.6</text:p>
          </table:table-cell>
          <table:table-cell office:value-type="float" office:value="277.306" calcext:value-type="float">
            <text:p>277.306</text:p>
          </table:table-cell>
          <table:table-cell office:value-type="float" office:value="49.1814" calcext:value-type="float">
            <text:p>49.1814</text:p>
          </table:table-cell>
          <table:table-cell/>
          <table:table-cell table:formula="of:=([.D457]-[.A457])/0.0166667" office:value-type="float" office:value="17.2199655600692" calcext:value-type="float">
            <text:p>17.2199655600692</text:p>
          </table:table-cell>
          <table:table-cell table:formula="of:=ABS([.E457]-[.B457])/0.0166667" office:value-type="float" office:value="704.878590242819" calcext:value-type="float">
            <text:p>704.878590242819</text:p>
          </table:table-cell>
          <table:table-cell table:formula="of:=([.F457]-[.C457])/0.0166667" office:value-type="float" office:value="100.829798340403" calcext:value-type="float">
            <text:p>100.829798340403</text:p>
          </table:table-cell>
          <table:table-cell table:formula="of:=DEGREES(ATAN(ABS([.F457]-[.C457])/ABS([.E457]-[.B457])))" office:value-type="float" office:value="8.14068530950268" calcext:value-type="float">
            <text:p>8.14068530950268</text:p>
          </table:table-cell>
          <table:table-cell table:formula="of:=SQRT(POWER([.H457];2)+POWER([.I457];2)+POWER([.J457];2))" office:value-type="float" office:value="712.261891743451" calcext:value-type="float">
            <text:p>712.261891743451</text:p>
          </table:table-cell>
        </table:table-row>
        <table:table-row table:style-name="ro1">
          <table:table-cell office:value-type="float" office:value="129.451" calcext:value-type="float">
            <text:p>129.451</text:p>
          </table:table-cell>
          <table:table-cell office:value-type="float" office:value="283.881" calcext:value-type="float">
            <text:p>283.881</text:p>
          </table:table-cell>
          <table:table-cell office:value-type="float" office:value="47.74" calcext:value-type="float">
            <text:p>47.74</text:p>
          </table:table-cell>
          <table:table-cell office:value-type="float" office:value="129.648" calcext:value-type="float">
            <text:p>129.648</text:p>
          </table:table-cell>
          <table:table-cell office:value-type="float" office:value="273.652" calcext:value-type="float">
            <text:p>273.652</text:p>
          </table:table-cell>
          <table:table-cell office:value-type="float" office:value="49.2149" calcext:value-type="float">
            <text:p>49.2149</text:p>
          </table:table-cell>
          <table:table-cell/>
          <table:table-cell table:formula="of:=([.D458]-[.A458])/0.0166667" office:value-type="float" office:value="11.8199763600474" calcext:value-type="float">
            <text:p>11.8199763600474</text:p>
          </table:table-cell>
          <table:table-cell table:formula="of:=ABS([.E458]-[.B458])/0.0166667" office:value-type="float" office:value="613.738772522454" calcext:value-type="float">
            <text:p>613.738772522454</text:p>
          </table:table-cell>
          <table:table-cell table:formula="of:=([.F458]-[.C458])/0.0166667" office:value-type="float" office:value="88.4938230123539" calcext:value-type="float">
            <text:p>88.4938230123539</text:p>
          </table:table-cell>
          <table:table-cell table:formula="of:=DEGREES(ATAN(ABS([.F458]-[.C458])/ABS([.E458]-[.B458])))" office:value-type="float" office:value="8.20482104054766" calcext:value-type="float">
            <text:p>8.20482104054766</text:p>
          </table:table-cell>
          <table:table-cell table:formula="of:=SQRT(POWER([.H458];2)+POWER([.I458];2)+POWER([.J458];2))" office:value-type="float" office:value="620.198475852579" calcext:value-type="float">
            <text:p>620.198475852579</text:p>
          </table:table-cell>
        </table:table-row>
        <table:table-row table:style-name="ro1">
          <table:table-cell office:value-type="float" office:value="130.429" calcext:value-type="float">
            <text:p>130.429</text:p>
          </table:table-cell>
          <table:table-cell office:value-type="float" office:value="282.044" calcext:value-type="float">
            <text:p>282.044</text:p>
          </table:table-cell>
          <table:table-cell office:value-type="float" office:value="49.2445" calcext:value-type="float">
            <text:p>49.2445</text:p>
          </table:table-cell>
          <table:table-cell office:value-type="float" office:value="130.843" calcext:value-type="float">
            <text:p>130.843</text:p>
          </table:table-cell>
          <table:table-cell office:value-type="float" office:value="271.85" calcext:value-type="float">
            <text:p>271.85</text:p>
          </table:table-cell>
          <table:table-cell office:value-type="float" office:value="50.685" calcext:value-type="float">
            <text:p>50.685</text:p>
          </table:table-cell>
          <table:table-cell/>
          <table:table-cell table:formula="of:=([.D459]-[.A459])/0.0166667" office:value-type="float" office:value="24.8399503200986" calcext:value-type="float">
            <text:p>24.8399503200986</text:p>
          </table:table-cell>
          <table:table-cell table:formula="of:=ABS([.E459]-[.B459])/0.0166667" office:value-type="float" office:value="611.638776722444" calcext:value-type="float">
            <text:p>611.638776722444</text:p>
          </table:table-cell>
          <table:table-cell table:formula="of:=([.F459]-[.C459])/0.0166667" office:value-type="float" office:value="86.4298271403457" calcext:value-type="float">
            <text:p>86.4298271403457</text:p>
          </table:table-cell>
          <table:table-cell table:formula="of:=DEGREES(ATAN(ABS([.F459]-[.C459])/ABS([.E459]-[.B459])))" office:value-type="float" office:value="8.04313382082244" calcext:value-type="float">
            <text:p>8.04313382082244</text:p>
          </table:table-cell>
          <table:table-cell table:formula="of:=SQRT(POWER([.H459];2)+POWER([.I459];2)+POWER([.J459];2))" office:value-type="float" office:value="618.214470343378" calcext:value-type="float">
            <text:p>618.214470343378</text:p>
          </table:table-cell>
        </table:table-row>
        <table:table-row table:style-name="ro1">
          <table:table-cell office:value-type="float" office:value="129.118" calcext:value-type="float">
            <text:p>129.118</text:p>
          </table:table-cell>
          <table:table-cell office:value-type="float" office:value="291.715" calcext:value-type="float">
            <text:p>291.715</text:p>
          </table:table-cell>
          <table:table-cell office:value-type="float" office:value="47.3758" calcext:value-type="float">
            <text:p>47.3758</text:p>
          </table:table-cell>
          <table:table-cell office:value-type="float" office:value="129.325" calcext:value-type="float">
            <text:p>129.325</text:p>
          </table:table-cell>
          <table:table-cell office:value-type="float" office:value="281.133" calcext:value-type="float">
            <text:p>281.133</text:p>
          </table:table-cell>
          <table:table-cell office:value-type="float" office:value="48.884" calcext:value-type="float">
            <text:p>48.884</text:p>
          </table:table-cell>
          <table:table-cell/>
          <table:table-cell table:formula="of:=([.D460]-[.A460])/0.0166667" office:value-type="float" office:value="12.4199751600493" calcext:value-type="float">
            <text:p>12.4199751600493</text:p>
          </table:table-cell>
          <table:table-cell table:formula="of:=ABS([.E460]-[.B460])/0.0166667" office:value-type="float" office:value="634.918730162539" calcext:value-type="float">
            <text:p>634.918730162539</text:p>
          </table:table-cell>
          <table:table-cell table:formula="of:=([.F460]-[.C460])/0.0166667" office:value-type="float" office:value="90.4918190163621" calcext:value-type="float">
            <text:p>90.4918190163621</text:p>
          </table:table-cell>
          <table:table-cell table:formula="of:=DEGREES(ATAN(ABS([.F460]-[.C460])/ABS([.E460]-[.B460])))" office:value-type="float" office:value="8.11145409932547" calcext:value-type="float">
            <text:p>8.11145409932547</text:p>
          </table:table-cell>
          <table:table-cell table:formula="of:=SQRT(POWER([.H460];2)+POWER([.I460];2)+POWER([.J460];2))" office:value-type="float" office:value="641.455235385196" calcext:value-type="float">
            <text:p>641.455235385196</text:p>
          </table:table-cell>
        </table:table-row>
        <table:table-row table:style-name="ro1">
          <table:table-cell office:value-type="float" office:value="129.525" calcext:value-type="float">
            <text:p>129.525</text:p>
          </table:table-cell>
          <table:table-cell office:value-type="float" office:value="288.869" calcext:value-type="float">
            <text:p>288.869</text:p>
          </table:table-cell>
          <table:table-cell office:value-type="float" office:value="48.0318" calcext:value-type="float">
            <text:p>48.0318</text:p>
          </table:table-cell>
          <table:table-cell office:value-type="float" office:value="129.79" calcext:value-type="float">
            <text:p>129.79</text:p>
          </table:table-cell>
          <table:table-cell office:value-type="float" office:value="277.079" calcext:value-type="float">
            <text:p>277.079</text:p>
          </table:table-cell>
          <table:table-cell office:value-type="float" office:value="49.952" calcext:value-type="float">
            <text:p>49.952</text:p>
          </table:table-cell>
          <table:table-cell/>
          <table:table-cell table:formula="of:=([.D461]-[.A461])/0.0166667" office:value-type="float" office:value="15.8999682000628" calcext:value-type="float">
            <text:p>15.8999682000628</text:p>
          </table:table-cell>
          <table:table-cell table:formula="of:=ABS([.E461]-[.B461])/0.0166667" office:value-type="float" office:value="707.398585202831" calcext:value-type="float">
            <text:p>707.398585202831</text:p>
          </table:table-cell>
          <table:table-cell table:formula="of:=([.F461]-[.C461])/0.0166667" office:value-type="float" office:value="115.211769576461" calcext:value-type="float">
            <text:p>115.211769576461</text:p>
          </table:table-cell>
          <table:table-cell table:formula="of:=DEGREES(ATAN(ABS([.F461]-[.C461])/ABS([.E461]-[.B461])))" office:value-type="float" office:value="9.25036249313824" calcext:value-type="float">
            <text:p>9.25036249313824</text:p>
          </table:table-cell>
          <table:table-cell table:formula="of:=SQRT(POWER([.H461];2)+POWER([.I461];2)+POWER([.J461];2))" office:value-type="float" office:value="716.895612474138" calcext:value-type="float">
            <text:p>716.895612474138</text:p>
          </table:table-cell>
        </table:table-row>
        <table:table-row table:style-name="ro1">
          <table:table-cell office:value-type="float" office:value="129.456" calcext:value-type="float">
            <text:p>129.456</text:p>
          </table:table-cell>
          <table:table-cell office:value-type="float" office:value="287.899" calcext:value-type="float">
            <text:p>287.899</text:p>
          </table:table-cell>
          <table:table-cell office:value-type="float" office:value="46.9073" calcext:value-type="float">
            <text:p>46.9073</text:p>
          </table:table-cell>
          <table:table-cell office:value-type="float" office:value="129.757" calcext:value-type="float">
            <text:p>129.757</text:p>
          </table:table-cell>
          <table:table-cell office:value-type="float" office:value="276.254" calcext:value-type="float">
            <text:p>276.254</text:p>
          </table:table-cell>
          <table:table-cell office:value-type="float" office:value="48.3456" calcext:value-type="float">
            <text:p>48.3456</text:p>
          </table:table-cell>
          <table:table-cell/>
          <table:table-cell table:formula="of:=([.D462]-[.A462])/0.0166667" office:value-type="float" office:value="18.0599638800732" calcext:value-type="float">
            <text:p>18.0599638800732</text:p>
          </table:table-cell>
          <table:table-cell table:formula="of:=ABS([.E462]-[.B462])/0.0166667" office:value-type="float" office:value="698.698602602794" calcext:value-type="float">
            <text:p>698.698602602794</text:p>
          </table:table-cell>
          <table:table-cell table:formula="of:=([.F462]-[.C462])/0.0166667" office:value-type="float" office:value="86.2978274043451" calcext:value-type="float">
            <text:p>86.2978274043451</text:p>
          </table:table-cell>
          <table:table-cell table:formula="of:=DEGREES(ATAN(ABS([.F462]-[.C462])/ABS([.E462]-[.B462])))" office:value-type="float" office:value="7.04106992113072" calcext:value-type="float">
            <text:p>7.04106992113072</text:p>
          </table:table-cell>
          <table:table-cell table:formula="of:=SQRT(POWER([.H462];2)+POWER([.I462];2)+POWER([.J462];2))" office:value-type="float" office:value="704.23945827336" calcext:value-type="float">
            <text:p>704.23945827336</text:p>
          </table:table-cell>
        </table:table-row>
        <table:table-row table:style-name="ro1">
          <table:table-cell office:value-type="float" office:value="130.382" calcext:value-type="float">
            <text:p>130.382</text:p>
          </table:table-cell>
          <table:table-cell office:value-type="float" office:value="283.48" calcext:value-type="float">
            <text:p>283.48</text:p>
          </table:table-cell>
          <table:table-cell office:value-type="float" office:value="48.5418" calcext:value-type="float">
            <text:p>48.5418</text:p>
          </table:table-cell>
          <table:table-cell office:value-type="float" office:value="130.897" calcext:value-type="float">
            <text:p>130.897</text:p>
          </table:table-cell>
          <table:table-cell office:value-type="float" office:value="272.011" calcext:value-type="float">
            <text:p>272.011</text:p>
          </table:table-cell>
          <table:table-cell office:value-type="float" office:value="49.9308" calcext:value-type="float">
            <text:p>49.9308</text:p>
          </table:table-cell>
          <table:table-cell/>
          <table:table-cell table:formula="of:=([.D463]-[.A463])/0.0166667" office:value-type="float" office:value="30.8999382001228" calcext:value-type="float">
            <text:p>30.8999382001228</text:p>
          </table:table-cell>
          <table:table-cell table:formula="of:=ABS([.E463]-[.B463])/0.0166667" office:value-type="float" office:value="688.138623722752" calcext:value-type="float">
            <text:p>688.138623722752</text:p>
          </table:table-cell>
          <table:table-cell table:formula="of:=([.F463]-[.C463])/0.0166667" office:value-type="float" office:value="83.3398333203331" calcext:value-type="float">
            <text:p>83.3398333203331</text:p>
          </table:table-cell>
          <table:table-cell table:formula="of:=DEGREES(ATAN(ABS([.F463]-[.C463])/ABS([.E463]-[.B463])))" office:value-type="float" office:value="6.90540851647403" calcext:value-type="float">
            <text:p>6.90540851647403</text:p>
          </table:table-cell>
          <table:table-cell table:formula="of:=SQRT(POWER([.H463];2)+POWER([.I463];2)+POWER([.J463];2))" office:value-type="float" office:value="693.855243878488" calcext:value-type="float">
            <text:p>693.855243878488</text:p>
          </table:table-cell>
        </table:table-row>
        <table:table-row table:style-name="ro1">
          <table:table-cell office:value-type="float" office:value="129.479" calcext:value-type="float">
            <text:p>129.479</text:p>
          </table:table-cell>
          <table:table-cell office:value-type="float" office:value="294.478" calcext:value-type="float">
            <text:p>294.478</text:p>
          </table:table-cell>
          <table:table-cell office:value-type="float" office:value="46.4668" calcext:value-type="float">
            <text:p>46.4668</text:p>
          </table:table-cell>
          <table:table-cell office:value-type="float" office:value="130.012" calcext:value-type="float">
            <text:p>130.012</text:p>
          </table:table-cell>
          <table:table-cell office:value-type="float" office:value="282.399" calcext:value-type="float">
            <text:p>282.399</text:p>
          </table:table-cell>
          <table:table-cell office:value-type="float" office:value="48.1996" calcext:value-type="float">
            <text:p>48.1996</text:p>
          </table:table-cell>
          <table:table-cell/>
          <table:table-cell table:formula="of:=([.D464]-[.A464])/0.0166667" office:value-type="float" office:value="31.9799360401271" calcext:value-type="float">
            <text:p>31.9799360401271</text:p>
          </table:table-cell>
          <table:table-cell table:formula="of:=ABS([.E464]-[.B464])/0.0166667" office:value-type="float" office:value="724.738550522899" calcext:value-type="float">
            <text:p>724.738550522899</text:p>
          </table:table-cell>
          <table:table-cell table:formula="of:=([.F464]-[.C464])/0.0166667" office:value-type="float" office:value="103.967792064416" calcext:value-type="float">
            <text:p>103.967792064416</text:p>
          </table:table-cell>
          <table:table-cell table:formula="of:=DEGREES(ATAN(ABS([.F464]-[.C464])/ABS([.E464]-[.B464])))" office:value-type="float" office:value="8.16370192802592" calcext:value-type="float">
            <text:p>8.16370192802592</text:p>
          </table:table-cell>
          <table:table-cell table:formula="of:=SQRT(POWER([.H464];2)+POWER([.I464];2)+POWER([.J464];2))" office:value-type="float" office:value="732.856046376035" calcext:value-type="float">
            <text:p>732.856046376035</text:p>
          </table:table-cell>
        </table:table-row>
        <table:table-row table:style-name="ro1">
          <table:table-cell office:value-type="float" office:value="126.412" calcext:value-type="float">
            <text:p>126.412</text:p>
          </table:table-cell>
          <table:table-cell office:value-type="float" office:value="281.896" calcext:value-type="float">
            <text:p>281.896</text:p>
          </table:table-cell>
          <table:table-cell office:value-type="float" office:value="48.2974" calcext:value-type="float">
            <text:p>48.2974</text:p>
          </table:table-cell>
          <table:table-cell office:value-type="float" office:value="126.301" calcext:value-type="float">
            <text:p>126.301</text:p>
          </table:table-cell>
          <table:table-cell office:value-type="float" office:value="270.637" calcext:value-type="float">
            <text:p>270.637</text:p>
          </table:table-cell>
          <table:table-cell office:value-type="float" office:value="49.6736" calcext:value-type="float">
            <text:p>49.6736</text:p>
          </table:table-cell>
          <table:table-cell/>
          <table:table-cell table:formula="of:=([.D465]-[.A465])/0.0166667" office:value-type="float" office:value="-6.65998668002689" calcext:value-type="float">
            <text:p>-6.65998668002689</text:p>
          </table:table-cell>
          <table:table-cell table:formula="of:=ABS([.E465]-[.B465])/0.0166667" office:value-type="float" office:value="675.538648922703" calcext:value-type="float">
            <text:p>675.538648922703</text:p>
          </table:table-cell>
          <table:table-cell table:formula="of:=([.F465]-[.C465])/0.0166667" office:value-type="float" office:value="82.5718348563301" calcext:value-type="float">
            <text:p>82.5718348563301</text:p>
          </table:table-cell>
          <table:table-cell table:formula="of:=DEGREES(ATAN(ABS([.F465]-[.C465])/ABS([.E465]-[.B465])))" office:value-type="float" office:value="6.96875813951953" calcext:value-type="float">
            <text:p>6.96875813951953</text:p>
          </table:table-cell>
          <table:table-cell table:formula="of:=SQRT(POWER([.H465];2)+POWER([.I465];2)+POWER([.J465];2))" office:value-type="float" office:value="680.598949104706" calcext:value-type="float">
            <text:p>680.598949104706</text:p>
          </table:table-cell>
        </table:table-row>
        <table:table-row table:style-name="ro1">
          <table:table-cell office:value-type="float" office:value="125.494" calcext:value-type="float">
            <text:p>125.494</text:p>
          </table:table-cell>
          <table:table-cell office:value-type="float" office:value="287.178" calcext:value-type="float">
            <text:p>287.178</text:p>
          </table:table-cell>
          <table:table-cell office:value-type="float" office:value="48.049" calcext:value-type="float">
            <text:p>48.049</text:p>
          </table:table-cell>
          <table:table-cell office:value-type="float" office:value="126.251" calcext:value-type="float">
            <text:p>126.251</text:p>
          </table:table-cell>
          <table:table-cell office:value-type="float" office:value="276.64" calcext:value-type="float">
            <text:p>276.64</text:p>
          </table:table-cell>
          <table:table-cell office:value-type="float" office:value="49.793" calcext:value-type="float">
            <text:p>49.793</text:p>
          </table:table-cell>
          <table:table-cell/>
          <table:table-cell table:formula="of:=([.D466]-[.A466])/0.0166667" office:value-type="float" office:value="45.419909160182" calcext:value-type="float">
            <text:p>45.419909160182</text:p>
          </table:table-cell>
          <table:table-cell table:formula="of:=ABS([.E466]-[.B466])/0.0166667" office:value-type="float" office:value="632.27873544253" calcext:value-type="float">
            <text:p>632.27873544253</text:p>
          </table:table-cell>
          <table:table-cell table:formula="of:=([.F466]-[.C466])/0.0166667" office:value-type="float" office:value="104.639790720419" calcext:value-type="float">
            <text:p>104.639790720419</text:p>
          </table:table-cell>
          <table:table-cell table:formula="of:=DEGREES(ATAN(ABS([.F466]-[.C466])/ABS([.E466]-[.B466])))" office:value-type="float" office:value="9.39706508417802" calcext:value-type="float">
            <text:p>9.39706508417802</text:p>
          </table:table-cell>
          <table:table-cell table:formula="of:=SQRT(POWER([.H466];2)+POWER([.I466];2)+POWER([.J466];2))" office:value-type="float" office:value="642.486461525017" calcext:value-type="float">
            <text:p>642.486461525017</text:p>
          </table:table-cell>
        </table:table-row>
        <table:table-row table:style-name="ro1">
          <table:table-cell office:value-type="float" office:value="124.034" calcext:value-type="float">
            <text:p>124.034</text:p>
          </table:table-cell>
          <table:table-cell office:value-type="float" office:value="292.625" calcext:value-type="float">
            <text:p>292.625</text:p>
          </table:table-cell>
          <table:table-cell office:value-type="float" office:value="48.0472" calcext:value-type="float">
            <text:p>48.0472</text:p>
          </table:table-cell>
          <table:table-cell office:value-type="float" office:value="123.759" calcext:value-type="float">
            <text:p>123.759</text:p>
          </table:table-cell>
          <table:table-cell office:value-type="float" office:value="283.409" calcext:value-type="float">
            <text:p>283.409</text:p>
          </table:table-cell>
          <table:table-cell office:value-type="float" office:value="49.3486" calcext:value-type="float">
            <text:p>49.3486</text:p>
          </table:table-cell>
          <table:table-cell/>
          <table:table-cell table:formula="of:=([.D467]-[.A467])/0.0166667" office:value-type="float" office:value="-16.4999670000663" calcext:value-type="float">
            <text:p>-16.4999670000663</text:p>
          </table:table-cell>
          <table:table-cell table:formula="of:=ABS([.E467]-[.B467])/0.0166667" office:value-type="float" office:value="552.958894082212" calcext:value-type="float">
            <text:p>552.958894082212</text:p>
          </table:table-cell>
          <table:table-cell table:formula="of:=([.F467]-[.C467])/0.0166667" office:value-type="float" office:value="78.0838438323124" calcext:value-type="float">
            <text:p>78.0838438323124</text:p>
          </table:table-cell>
          <table:table-cell table:formula="of:=DEGREES(ATAN(ABS([.F467]-[.C467])/ABS([.E467]-[.B467])))" office:value-type="float" office:value="8.03764691950389" calcext:value-type="float">
            <text:p>8.03764691950389</text:p>
          </table:table-cell>
          <table:table-cell table:formula="of:=SQRT(POWER([.H467];2)+POWER([.I467];2)+POWER([.J467];2))" office:value-type="float" office:value="558.68853050985" calcext:value-type="float">
            <text:p>558.68853050985</text:p>
          </table:table-cell>
        </table:table-row>
        <table:table-row table:style-name="ro1">
          <table:table-cell office:value-type="float" office:value="123.693" calcext:value-type="float">
            <text:p>123.693</text:p>
          </table:table-cell>
          <table:table-cell office:value-type="float" office:value="294.124" calcext:value-type="float">
            <text:p>294.124</text:p>
          </table:table-cell>
          <table:table-cell office:value-type="float" office:value="47.5827" calcext:value-type="float">
            <text:p>47.5827</text:p>
          </table:table-cell>
          <table:table-cell office:value-type="float" office:value="123.384" calcext:value-type="float">
            <text:p>123.384</text:p>
          </table:table-cell>
          <table:table-cell office:value-type="float" office:value="282.25" calcext:value-type="float">
            <text:p>282.25</text:p>
          </table:table-cell>
          <table:table-cell office:value-type="float" office:value="49.2658" calcext:value-type="float">
            <text:p>49.2658</text:p>
          </table:table-cell>
          <table:table-cell/>
          <table:table-cell table:formula="of:=([.D468]-[.A468])/0.0166667" office:value-type="float" office:value="-18.539962920074" calcext:value-type="float">
            <text:p>-18.539962920074</text:p>
          </table:table-cell>
          <table:table-cell table:formula="of:=ABS([.E468]-[.B468])/0.0166667" office:value-type="float" office:value="712.438575122851" calcext:value-type="float">
            <text:p>712.438575122851</text:p>
          </table:table-cell>
          <table:table-cell table:formula="of:=([.F468]-[.C468])/0.0166667" office:value-type="float" office:value="100.985798028404" calcext:value-type="float">
            <text:p>100.985798028404</text:p>
          </table:table-cell>
          <table:table-cell table:formula="of:=DEGREES(ATAN(ABS([.F468]-[.C468])/ABS([.E468]-[.B468])))" office:value-type="float" office:value="8.06773997488601" calcext:value-type="float">
            <text:p>8.06773997488601</text:p>
          </table:table-cell>
          <table:table-cell table:formula="of:=SQRT(POWER([.H468];2)+POWER([.I468];2)+POWER([.J468];2))" office:value-type="float" office:value="719.798989268247" calcext:value-type="float">
            <text:p>719.798989268247</text:p>
          </table:table-cell>
        </table:table-row>
        <table:table-row table:style-name="ro1">
          <table:table-cell office:value-type="float" office:value="124.083" calcext:value-type="float">
            <text:p>124.083</text:p>
          </table:table-cell>
          <table:table-cell office:value-type="float" office:value="292.818" calcext:value-type="float">
            <text:p>292.818</text:p>
          </table:table-cell>
          <table:table-cell office:value-type="float" office:value="47.2547" calcext:value-type="float">
            <text:p>47.2547</text:p>
          </table:table-cell>
          <table:table-cell office:value-type="float" office:value="124.798" calcext:value-type="float">
            <text:p>124.798</text:p>
          </table:table-cell>
          <table:table-cell office:value-type="float" office:value="283.392" calcext:value-type="float">
            <text:p>283.392</text:p>
          </table:table-cell>
          <table:table-cell office:value-type="float" office:value="48.5941" calcext:value-type="float">
            <text:p>48.5941</text:p>
          </table:table-cell>
          <table:table-cell/>
          <table:table-cell table:formula="of:=([.D469]-[.A469])/0.0166667" office:value-type="float" office:value="42.8999142001718" calcext:value-type="float">
            <text:p>42.8999142001718</text:p>
          </table:table-cell>
          <table:table-cell table:formula="of:=ABS([.E469]-[.B469])/0.0166667" office:value-type="float" office:value="565.558868882262" calcext:value-type="float">
            <text:p>565.558868882262</text:p>
          </table:table-cell>
          <table:table-cell table:formula="of:=([.F469]-[.C469])/0.0166667" office:value-type="float" office:value="80.3638392723213" calcext:value-type="float">
            <text:p>80.3638392723213</text:p>
          </table:table-cell>
          <table:table-cell table:formula="of:=DEGREES(ATAN(ABS([.F469]-[.C469])/ABS([.E469]-[.B469])))" office:value-type="float" office:value="8.08737823376543" calcext:value-type="float">
            <text:p>8.08737823376543</text:p>
          </table:table-cell>
          <table:table-cell table:formula="of:=SQRT(POWER([.H469];2)+POWER([.I469];2)+POWER([.J469];2))" office:value-type="float" office:value="572.848656690712" calcext:value-type="float">
            <text:p>572.848656690712</text:p>
          </table:table-cell>
        </table:table-row>
        <table:table-row table:style-name="ro1">
          <table:table-cell office:value-type="float" office:value="106.554" calcext:value-type="float">
            <text:p>106.554</text:p>
          </table:table-cell>
          <table:table-cell office:value-type="float" office:value="290.11" calcext:value-type="float">
            <text:p>290.11</text:p>
          </table:table-cell>
          <table:table-cell office:value-type="float" office:value="47.7751" calcext:value-type="float">
            <text:p>47.7751</text:p>
          </table:table-cell>
          <table:table-cell office:value-type="float" office:value="107.257" calcext:value-type="float">
            <text:p>107.257</text:p>
          </table:table-cell>
          <table:table-cell office:value-type="float" office:value="279.477" calcext:value-type="float">
            <text:p>279.477</text:p>
          </table:table-cell>
          <table:table-cell office:value-type="float" office:value="49.5334" calcext:value-type="float">
            <text:p>49.5334</text:p>
          </table:table-cell>
          <table:table-cell/>
          <table:table-cell table:formula="of:=([.D470]-[.A470])/0.0166667" office:value-type="float" office:value="42.1799156401689" calcext:value-type="float">
            <text:p>42.1799156401689</text:p>
          </table:table-cell>
          <table:table-cell table:formula="of:=ABS([.E470]-[.B470])/0.0166667" office:value-type="float" office:value="637.978724042554" calcext:value-type="float">
            <text:p>637.978724042554</text:p>
          </table:table-cell>
          <table:table-cell table:formula="of:=([.F470]-[.C470])/0.0166667" office:value-type="float" office:value="105.497789004422" calcext:value-type="float">
            <text:p>105.497789004422</text:p>
          </table:table-cell>
          <table:table-cell table:formula="of:=DEGREES(ATAN(ABS([.F470]-[.C470])/ABS([.E470]-[.B470])))" office:value-type="float" office:value="9.38960598859181" calcext:value-type="float">
            <text:p>9.38960598859181</text:p>
          </table:table-cell>
          <table:table-cell table:formula="of:=SQRT(POWER([.H470];2)+POWER([.I470];2)+POWER([.J470];2))" office:value-type="float" office:value="648.016806185765" calcext:value-type="float">
            <text:p>648.016806185765</text:p>
          </table:table-cell>
        </table:table-row>
        <table:table-row table:style-name="ro1">
          <table:table-cell office:value-type="float" office:value="102.66" calcext:value-type="float">
            <text:p>102.66</text:p>
          </table:table-cell>
          <table:table-cell office:value-type="float" office:value="293.293" calcext:value-type="float">
            <text:p>293.293</text:p>
          </table:table-cell>
          <table:table-cell office:value-type="float" office:value="46.8418" calcext:value-type="float">
            <text:p>46.8418</text:p>
          </table:table-cell>
          <table:table-cell office:value-type="float" office:value="103.71" calcext:value-type="float">
            <text:p>103.71</text:p>
          </table:table-cell>
          <table:table-cell office:value-type="float" office:value="282.478" calcext:value-type="float">
            <text:p>282.478</text:p>
          </table:table-cell>
          <table:table-cell office:value-type="float" office:value="48.6366" calcext:value-type="float">
            <text:p>48.6366</text:p>
          </table:table-cell>
          <table:table-cell/>
          <table:table-cell table:formula="of:=([.D471]-[.A471])/0.0166667" office:value-type="float" office:value="62.9998740002518" calcext:value-type="float">
            <text:p>62.9998740002518</text:p>
          </table:table-cell>
          <table:table-cell table:formula="of:=ABS([.E471]-[.B471])/0.0166667" office:value-type="float" office:value="648.898702202596" calcext:value-type="float">
            <text:p>648.898702202596</text:p>
          </table:table-cell>
          <table:table-cell table:formula="of:=([.F471]-[.C471])/0.0166667" office:value-type="float" office:value="107.687784624431" calcext:value-type="float">
            <text:p>107.687784624431</text:p>
          </table:table-cell>
          <table:table-cell table:formula="of:=DEGREES(ATAN(ABS([.F471]-[.C471])/ABS([.E471]-[.B471])))" office:value-type="float" office:value="9.42262703626258" calcext:value-type="float">
            <text:p>9.42262703626258</text:p>
          </table:table-cell>
          <table:table-cell table:formula="of:=SQRT(POWER([.H471];2)+POWER([.I471];2)+POWER([.J471];2))" office:value-type="float" office:value="660.783753433435" calcext:value-type="float">
            <text:p>660.783753433435</text:p>
          </table:table-cell>
        </table:table-row>
        <table:table-row table:style-name="ro1">
          <table:table-cell office:value-type="float" office:value="104.053" calcext:value-type="float">
            <text:p>104.053</text:p>
          </table:table-cell>
          <table:table-cell office:value-type="float" office:value="283.758" calcext:value-type="float">
            <text:p>283.758</text:p>
          </table:table-cell>
          <table:table-cell office:value-type="float" office:value="48.4507" calcext:value-type="float">
            <text:p>48.4507</text:p>
          </table:table-cell>
          <table:table-cell office:value-type="float" office:value="105.296" calcext:value-type="float">
            <text:p>105.296</text:p>
          </table:table-cell>
          <table:table-cell office:value-type="float" office:value="273.356" calcext:value-type="float">
            <text:p>273.356</text:p>
          </table:table-cell>
          <table:table-cell office:value-type="float" office:value="50.1739" calcext:value-type="float">
            <text:p>50.1739</text:p>
          </table:table-cell>
          <table:table-cell/>
          <table:table-cell table:formula="of:=([.D472]-[.A472])/0.0166667" office:value-type="float" office:value="74.5798508402989" calcext:value-type="float">
            <text:p>74.5798508402989</text:p>
          </table:table-cell>
          <table:table-cell table:formula="of:=ABS([.E472]-[.B472])/0.0166667" office:value-type="float" office:value="624.118751762496" calcext:value-type="float">
            <text:p>624.118751762496</text:p>
          </table:table-cell>
          <table:table-cell table:formula="of:=([.F472]-[.C472])/0.0166667" office:value-type="float" office:value="103.391793216414" calcext:value-type="float">
            <text:p>103.391793216414</text:p>
          </table:table-cell>
          <table:table-cell table:formula="of:=DEGREES(ATAN(ABS([.F472]-[.C472])/ABS([.E472]-[.B472])))" office:value-type="float" office:value="9.40621925982483" calcext:value-type="float">
            <text:p>9.40621925982483</text:p>
          </table:table-cell>
          <table:table-cell table:formula="of:=SQRT(POWER([.H472];2)+POWER([.I472];2)+POWER([.J472];2))" office:value-type="float" office:value="637.005677649299" calcext:value-type="float">
            <text:p>637.005677649299</text:p>
          </table:table-cell>
        </table:table-row>
        <table:table-row table:style-name="ro1">
          <table:table-cell office:value-type="float" office:value="85.8835" calcext:value-type="float">
            <text:p>85.8835</text:p>
          </table:table-cell>
          <table:table-cell office:value-type="float" office:value="286.966" calcext:value-type="float">
            <text:p>286.966</text:p>
          </table:table-cell>
          <table:table-cell office:value-type="float" office:value="48.1448" calcext:value-type="float">
            <text:p>48.1448</text:p>
          </table:table-cell>
          <table:table-cell office:value-type="float" office:value="87.4656" calcext:value-type="float">
            <text:p>87.4656</text:p>
          </table:table-cell>
          <table:table-cell office:value-type="float" office:value="273.847" calcext:value-type="float">
            <text:p>273.847</text:p>
          </table:table-cell>
          <table:table-cell office:value-type="float" office:value="50.2528" calcext:value-type="float">
            <text:p>50.2528</text:p>
          </table:table-cell>
          <table:table-cell/>
          <table:table-cell table:formula="of:=([.D473]-[.A473])/0.0166667" office:value-type="float" office:value="94.9258101483795" calcext:value-type="float">
            <text:p>94.9258101483795</text:p>
          </table:table-cell>
          <table:table-cell table:formula="of:=ABS([.E473]-[.B473])/0.0166667" office:value-type="float" office:value="787.13842572315" calcext:value-type="float">
            <text:p>787.13842572315</text:p>
          </table:table-cell>
          <table:table-cell table:formula="of:=([.F473]-[.C473])/0.0166667" office:value-type="float" office:value="126.479747040506" calcext:value-type="float">
            <text:p>126.479747040506</text:p>
          </table:table-cell>
          <table:table-cell table:formula="of:=DEGREES(ATAN(ABS([.F473]-[.C473])/ABS([.E473]-[.B473])))" office:value-type="float" office:value="9.12842788888826" calcext:value-type="float">
            <text:p>9.12842788888826</text:p>
          </table:table-cell>
          <table:table-cell table:formula="of:=SQRT(POWER([.H473];2)+POWER([.I473];2)+POWER([.J473];2))" office:value-type="float" office:value="802.866699454945" calcext:value-type="float">
            <text:p>802.866699454945</text:p>
          </table:table-cell>
        </table:table-row>
        <table:table-row table:style-name="ro1">
          <table:table-cell office:value-type="float" office:value="71.3093" calcext:value-type="float">
            <text:p>71.3093</text:p>
          </table:table-cell>
          <table:table-cell office:value-type="float" office:value="288.892" calcext:value-type="float">
            <text:p>288.892</text:p>
          </table:table-cell>
          <table:table-cell office:value-type="float" office:value="47.4949" calcext:value-type="float">
            <text:p>47.4949</text:p>
          </table:table-cell>
          <table:table-cell office:value-type="float" office:value="72.5829" calcext:value-type="float">
            <text:p>72.5829</text:p>
          </table:table-cell>
          <table:table-cell office:value-type="float" office:value="280.721" calcext:value-type="float">
            <text:p>280.721</text:p>
          </table:table-cell>
          <table:table-cell office:value-type="float" office:value="49.4069" calcext:value-type="float">
            <text:p>49.4069</text:p>
          </table:table-cell>
          <table:table-cell/>
          <table:table-cell table:formula="of:=([.D474]-[.A474])/0.0166667" office:value-type="float" office:value="76.4158471683058" calcext:value-type="float">
            <text:p>76.4158471683058</text:p>
          </table:table-cell>
          <table:table-cell table:formula="of:=ABS([.E474]-[.B474])/0.0166667" office:value-type="float" office:value="490.259019481961" calcext:value-type="float">
            <text:p>490.259019481961</text:p>
          </table:table-cell>
          <table:table-cell table:formula="of:=([.F474]-[.C474])/0.0166667" office:value-type="float" office:value="114.719770560459" calcext:value-type="float">
            <text:p>114.719770560459</text:p>
          </table:table-cell>
          <table:table-cell table:formula="of:=DEGREES(ATAN(ABS([.F474]-[.C474])/ABS([.E474]-[.B474])))" office:value-type="float" office:value="13.1701488249717" calcext:value-type="float">
            <text:p>13.1701488249717</text:p>
          </table:table-cell>
          <table:table-cell table:formula="of:=SQRT(POWER([.H474];2)+POWER([.I474];2)+POWER([.J474];2))" office:value-type="float" office:value="509.268017491092" calcext:value-type="float">
            <text:p>509.268017491092</text:p>
          </table:table-cell>
        </table:table-row>
        <table:table-row table:style-name="ro1">
          <table:table-cell office:value-type="float" office:value="63.1581" calcext:value-type="float">
            <text:p>63.1581</text:p>
          </table:table-cell>
          <table:table-cell office:value-type="float" office:value="299.278" calcext:value-type="float">
            <text:p>299.278</text:p>
          </table:table-cell>
          <table:table-cell office:value-type="float" office:value="46.0748" calcext:value-type="float">
            <text:p>46.0748</text:p>
          </table:table-cell>
          <table:table-cell office:value-type="float" office:value="64.6304" calcext:value-type="float">
            <text:p>64.6304</text:p>
          </table:table-cell>
          <table:table-cell office:value-type="float" office:value="289.374" calcext:value-type="float">
            <text:p>289.374</text:p>
          </table:table-cell>
          <table:table-cell office:value-type="float" office:value="47.9953" calcext:value-type="float">
            <text:p>47.9953</text:p>
          </table:table-cell>
          <table:table-cell/>
          <table:table-cell table:formula="of:=([.D475]-[.A475])/0.0166667" office:value-type="float" office:value="88.3378233243532" calcext:value-type="float">
            <text:p>88.3378233243532</text:p>
          </table:table-cell>
          <table:table-cell table:formula="of:=ABS([.E475]-[.B475])/0.0166667" office:value-type="float" office:value="594.238811522377" calcext:value-type="float">
            <text:p>594.238811522377</text:p>
          </table:table-cell>
          <table:table-cell table:formula="of:=([.F475]-[.C475])/0.0166667" office:value-type="float" office:value="115.229769540461" calcext:value-type="float">
            <text:p>115.229769540461</text:p>
          </table:table-cell>
          <table:table-cell table:formula="of:=DEGREES(ATAN(ABS([.F475]-[.C475])/ABS([.E475]-[.B475])))" office:value-type="float" office:value="10.9741177032633" calcext:value-type="float">
            <text:p>10.9741177032633</text:p>
          </table:table-cell>
          <table:table-cell table:formula="of:=SQRT(POWER([.H475];2)+POWER([.I475];2)+POWER([.J475];2))" office:value-type="float" office:value="611.719899903182" calcext:value-type="float">
            <text:p>611.719899903182</text:p>
          </table:table-cell>
        </table:table-row>
        <table:table-row table:style-name="ro1">
          <table:table-cell office:value-type="float" office:value="54.8669" calcext:value-type="float">
            <text:p>54.8669</text:p>
          </table:table-cell>
          <table:table-cell office:value-type="float" office:value="304.779" calcext:value-type="float">
            <text:p>304.779</text:p>
          </table:table-cell>
          <table:table-cell office:value-type="float" office:value="47.7154" calcext:value-type="float">
            <text:p>47.7154</text:p>
          </table:table-cell>
          <table:table-cell office:value-type="float" office:value="56.7783" calcext:value-type="float">
            <text:p>56.7783</text:p>
          </table:table-cell>
          <table:table-cell office:value-type="float" office:value="294.791" calcext:value-type="float">
            <text:p>294.791</text:p>
          </table:table-cell>
          <table:table-cell office:value-type="float" office:value="49.0875" calcext:value-type="float">
            <text:p>49.0875</text:p>
          </table:table-cell>
          <table:table-cell/>
          <table:table-cell table:formula="of:=([.D476]-[.A476])/0.0166667" office:value-type="float" office:value="114.683770632459" calcext:value-type="float">
            <text:p>114.683770632459</text:p>
          </table:table-cell>
          <table:table-cell table:formula="of:=ABS([.E476]-[.B476])/0.0166667" office:value-type="float" office:value="599.278801442397" calcext:value-type="float">
            <text:p>599.278801442397</text:p>
          </table:table-cell>
          <table:table-cell table:formula="of:=([.F476]-[.C476])/0.0166667" office:value-type="float" office:value="82.3258353483291" calcext:value-type="float">
            <text:p>82.3258353483291</text:p>
          </table:table-cell>
          <table:table-cell table:formula="of:=DEGREES(ATAN(ABS([.F476]-[.C476])/ABS([.E476]-[.B476])))" office:value-type="float" office:value="7.8220388672927" calcext:value-type="float">
            <text:p>7.8220388672927</text:p>
          </table:table-cell>
          <table:table-cell table:formula="of:=SQRT(POWER([.H476];2)+POWER([.I476];2)+POWER([.J476];2))" office:value-type="float" office:value="615.682541794482" calcext:value-type="float">
            <text:p>615.682541794482</text:p>
          </table:table-cell>
        </table:table-row>
        <table:table-row table:style-name="ro1">
          <table:table-cell office:value-type="float" office:value="54.9868" calcext:value-type="float">
            <text:p>54.9868</text:p>
          </table:table-cell>
          <table:table-cell office:value-type="float" office:value="301.675" calcext:value-type="float">
            <text:p>301.675</text:p>
          </table:table-cell>
          <table:table-cell office:value-type="float" office:value="48.6648" calcext:value-type="float">
            <text:p>48.6648</text:p>
          </table:table-cell>
          <table:table-cell office:value-type="float" office:value="56.9346" calcext:value-type="float">
            <text:p>56.9346</text:p>
          </table:table-cell>
          <table:table-cell office:value-type="float" office:value="290.346" calcext:value-type="float">
            <text:p>290.346</text:p>
          </table:table-cell>
          <table:table-cell office:value-type="float" office:value="50.4636" calcext:value-type="float">
            <text:p>50.4636</text:p>
          </table:table-cell>
          <table:table-cell/>
          <table:table-cell table:formula="of:=([.D477]-[.A477])/0.0166667" office:value-type="float" office:value="116.867766264468" calcext:value-type="float">
            <text:p>116.867766264468</text:p>
          </table:table-cell>
          <table:table-cell table:formula="of:=ABS([.E477]-[.B477])/0.0166667" office:value-type="float" office:value="679.738640522719" calcext:value-type="float">
            <text:p>679.738640522719</text:p>
          </table:table-cell>
          <table:table-cell table:formula="of:=([.F477]-[.C477])/0.0166667" office:value-type="float" office:value="107.927784144432" calcext:value-type="float">
            <text:p>107.927784144432</text:p>
          </table:table-cell>
          <table:table-cell table:formula="of:=DEGREES(ATAN(ABS([.F477]-[.C477])/ABS([.E477]-[.B477])))" office:value-type="float" office:value="9.02201606867734" calcext:value-type="float">
            <text:p>9.02201606867734</text:p>
          </table:table-cell>
          <table:table-cell table:formula="of:=SQRT(POWER([.H477];2)+POWER([.I477];2)+POWER([.J477];2))" office:value-type="float" office:value="698.105365114499" calcext:value-type="float">
            <text:p>698.105365114499</text:p>
          </table:table-cell>
        </table:table-row>
        <table:table-row table:style-name="ro1">
          <table:table-cell office:value-type="float" office:value="54.6645" calcext:value-type="float">
            <text:p>54.6645</text:p>
          </table:table-cell>
          <table:table-cell office:value-type="float" office:value="303.174" calcext:value-type="float">
            <text:p>303.174</text:p>
          </table:table-cell>
          <table:table-cell office:value-type="float" office:value="48.201" calcext:value-type="float">
            <text:p>48.201</text:p>
          </table:table-cell>
          <table:table-cell office:value-type="float" office:value="56.3167" calcext:value-type="float">
            <text:p>56.3167</text:p>
          </table:table-cell>
          <table:table-cell office:value-type="float" office:value="293.194" calcext:value-type="float">
            <text:p>293.194</text:p>
          </table:table-cell>
          <table:table-cell office:value-type="float" office:value="49.5691" calcext:value-type="float">
            <text:p>49.5691</text:p>
          </table:table-cell>
          <table:table-cell/>
          <table:table-cell table:formula="of:=([.D478]-[.A478])/0.0166667" office:value-type="float" office:value="99.1318017363966" calcext:value-type="float">
            <text:p>99.1318017363966</text:p>
          </table:table-cell>
          <table:table-cell table:formula="of:=ABS([.E478]-[.B478])/0.0166667" office:value-type="float" office:value="598.798802402393" calcext:value-type="float">
            <text:p>598.798802402393</text:p>
          </table:table-cell>
          <table:table-cell table:formula="of:=([.F478]-[.C478])/0.0166667" office:value-type="float" office:value="82.0858358283282" calcext:value-type="float">
            <text:p>82.0858358283282</text:p>
          </table:table-cell>
          <table:table-cell table:formula="of:=DEGREES(ATAN(ABS([.F478]-[.C478])/ABS([.E478]-[.B478])))" office:value-type="float" office:value="7.80569189049078" calcext:value-type="float">
            <text:p>7.80569189049078</text:p>
          </table:table-cell>
          <table:table-cell table:formula="of:=SQRT(POWER([.H478];2)+POWER([.I478];2)+POWER([.J478];2))" office:value-type="float" office:value="612.474656061522" calcext:value-type="float">
            <text:p>612.474656061522</text:p>
          </table:table-cell>
        </table:table-row>
        <table:table-row table:style-name="ro1">
          <table:table-cell office:value-type="float" office:value="55.7652" calcext:value-type="float">
            <text:p>55.7652</text:p>
          </table:table-cell>
          <table:table-cell office:value-type="float" office:value="301.881" calcext:value-type="float">
            <text:p>301.881</text:p>
          </table:table-cell>
          <table:table-cell office:value-type="float" office:value="48.3695" calcext:value-type="float">
            <text:p>48.3695</text:p>
          </table:table-cell>
          <table:table-cell office:value-type="float" office:value="57.9089" calcext:value-type="float">
            <text:p>57.9089</text:p>
          </table:table-cell>
          <table:table-cell office:value-type="float" office:value="292.009" calcext:value-type="float">
            <text:p>292.009</text:p>
          </table:table-cell>
          <table:table-cell office:value-type="float" office:value="49.9716" calcext:value-type="float">
            <text:p>49.9716</text:p>
          </table:table-cell>
          <table:table-cell/>
          <table:table-cell table:formula="of:=([.D479]-[.A479])/0.0166667" office:value-type="float" office:value="128.621742756515" calcext:value-type="float">
            <text:p>128.621742756515</text:p>
          </table:table-cell>
          <table:table-cell table:formula="of:=ABS([.E479]-[.B479])/0.0166667" office:value-type="float" office:value="592.318815362367" calcext:value-type="float">
            <text:p>592.318815362367</text:p>
          </table:table-cell>
          <table:table-cell table:formula="of:=([.F479]-[.C479])/0.0166667" office:value-type="float" office:value="96.1258077483845" calcext:value-type="float">
            <text:p>96.1258077483845</text:p>
          </table:table-cell>
          <table:table-cell table:formula="of:=DEGREES(ATAN(ABS([.F479]-[.C479])/ABS([.E479]-[.B479])))" office:value-type="float" office:value="9.2180112848919" calcext:value-type="float">
            <text:p>9.2180112848919</text:p>
          </table:table-cell>
          <table:table-cell table:formula="of:=SQRT(POWER([.H479];2)+POWER([.I479];2)+POWER([.J479];2))" office:value-type="float" office:value="613.698054956409" calcext:value-type="float">
            <text:p>613.698054956409</text:p>
          </table:table-cell>
        </table:table-row>
        <table:table-row table:style-name="ro1">
          <table:table-cell office:value-type="float" office:value="50.9239" calcext:value-type="float">
            <text:p>50.9239</text:p>
          </table:table-cell>
          <table:table-cell office:value-type="float" office:value="316.401" calcext:value-type="float">
            <text:p>316.401</text:p>
          </table:table-cell>
          <table:table-cell office:value-type="float" office:value="46.1363" calcext:value-type="float">
            <text:p>46.1363</text:p>
          </table:table-cell>
          <table:table-cell office:value-type="float" office:value="52.6573" calcext:value-type="float">
            <text:p>52.6573</text:p>
          </table:table-cell>
          <table:table-cell office:value-type="float" office:value="307.262" calcext:value-type="float">
            <text:p>307.262</text:p>
          </table:table-cell>
          <table:table-cell office:value-type="float" office:value="47.916" calcext:value-type="float">
            <text:p>47.916</text:p>
          </table:table-cell>
          <table:table-cell/>
          <table:table-cell table:formula="of:=([.D480]-[.A480])/0.0166667" office:value-type="float" office:value="104.003791992416" calcext:value-type="float">
            <text:p>104.003791992416</text:p>
          </table:table-cell>
          <table:table-cell table:formula="of:=ABS([.E480]-[.B480])/0.0166667" office:value-type="float" office:value="548.338903322194" calcext:value-type="float">
            <text:p>548.338903322194</text:p>
          </table:table-cell>
          <table:table-cell table:formula="of:=([.F480]-[.C480])/0.0166667" office:value-type="float" office:value="106.781786436427" calcext:value-type="float">
            <text:p>106.781786436427</text:p>
          </table:table-cell>
          <table:table-cell table:formula="of:=DEGREES(ATAN(ABS([.F480]-[.C480])/ABS([.E480]-[.B480])))" office:value-type="float" office:value="11.0196827810345" calcext:value-type="float">
            <text:p>11.0196827810345</text:p>
          </table:table-cell>
          <table:table-cell table:formula="of:=SQRT(POWER([.H480];2)+POWER([.I480];2)+POWER([.J480];2))" office:value-type="float" office:value="568.238234862758" calcext:value-type="float">
            <text:p>568.238234862758</text:p>
          </table:table-cell>
        </table:table-row>
        <table:table-row table:style-name="ro1">
          <table:table-cell office:value-type="float" office:value="48.5421" calcext:value-type="float">
            <text:p>48.5421</text:p>
          </table:table-cell>
          <table:table-cell office:value-type="float" office:value="309.569" calcext:value-type="float">
            <text:p>309.569</text:p>
          </table:table-cell>
          <table:table-cell office:value-type="float" office:value="47.3754" calcext:value-type="float">
            <text:p>47.3754</text:p>
          </table:table-cell>
          <table:table-cell office:value-type="float" office:value="50.163" calcext:value-type="float">
            <text:p>50.163</text:p>
          </table:table-cell>
          <table:table-cell office:value-type="float" office:value="297.732" calcext:value-type="float">
            <text:p>297.732</text:p>
          </table:table-cell>
          <table:table-cell office:value-type="float" office:value="49.2579" calcext:value-type="float">
            <text:p>49.2579</text:p>
          </table:table-cell>
          <table:table-cell/>
          <table:table-cell table:formula="of:=([.D481]-[.A481])/0.0166667" office:value-type="float" office:value="97.253805492389" calcext:value-type="float">
            <text:p>97.253805492389</text:p>
          </table:table-cell>
          <table:table-cell table:formula="of:=ABS([.E481]-[.B481])/0.0166667" office:value-type="float" office:value="710.21857956284" calcext:value-type="float">
            <text:p>710.21857956284</text:p>
          </table:table-cell>
          <table:table-cell table:formula="of:=([.F481]-[.C481])/0.0166667" office:value-type="float" office:value="112.949774100452" calcext:value-type="float">
            <text:p>112.949774100452</text:p>
          </table:table-cell>
          <table:table-cell table:formula="of:=DEGREES(ATAN(ABS([.F481]-[.C481])/ABS([.E481]-[.B481])))" office:value-type="float" office:value="9.03637126685551" calcext:value-type="float">
            <text:p>9.03637126685551</text:p>
          </table:table-cell>
          <table:table-cell table:formula="of:=SQRT(POWER([.H481];2)+POWER([.I481];2)+POWER([.J481];2))" office:value-type="float" office:value="725.69028166867" calcext:value-type="float">
            <text:p>725.69028166867</text:p>
          </table:table-cell>
        </table:table-row>
        <table:table-row table:style-name="ro1">
          <table:table-cell office:value-type="float" office:value="48.202" calcext:value-type="float">
            <text:p>48.202</text:p>
          </table:table-cell>
          <table:table-cell office:value-type="float" office:value="311.054" calcext:value-type="float">
            <text:p>311.054</text:p>
          </table:table-cell>
          <table:table-cell office:value-type="float" office:value="47.1729" calcext:value-type="float">
            <text:p>47.1729</text:p>
          </table:table-cell>
          <table:table-cell office:value-type="float" office:value="49.8361" calcext:value-type="float">
            <text:p>49.8361</text:p>
          </table:table-cell>
          <table:table-cell office:value-type="float" office:value="299.144" calcext:value-type="float">
            <text:p>299.144</text:p>
          </table:table-cell>
          <table:table-cell office:value-type="float" office:value="49.0661" calcext:value-type="float">
            <text:p>49.0661</text:p>
          </table:table-cell>
          <table:table-cell/>
          <table:table-cell table:formula="of:=([.D482]-[.A482])/0.0166667" office:value-type="float" office:value="98.0458039083924" calcext:value-type="float">
            <text:p>98.0458039083924</text:p>
          </table:table-cell>
          <table:table-cell table:formula="of:=ABS([.E482]-[.B482])/0.0166667" office:value-type="float" office:value="714.598570802857" calcext:value-type="float">
            <text:p>714.598570802857</text:p>
          </table:table-cell>
          <table:table-cell table:formula="of:=([.F482]-[.C482])/0.0166667" office:value-type="float" office:value="113.591772816454" calcext:value-type="float">
            <text:p>113.591772816454</text:p>
          </table:table-cell>
          <table:table-cell table:formula="of:=DEGREES(ATAN(ABS([.F482]-[.C482])/ABS([.E482]-[.B482])))" office:value-type="float" office:value="9.03210345475393" calcext:value-type="float">
            <text:p>9.03210345475393</text:p>
          </table:table-cell>
          <table:table-cell table:formula="of:=SQRT(POWER([.H482];2)+POWER([.I482];2)+POWER([.J482];2))" office:value-type="float" office:value="730.18298248392" calcext:value-type="float">
            <text:p>730.18298248392</text:p>
          </table:table-cell>
        </table:table-row>
        <table:table-row table:style-name="ro1">
          <table:table-cell office:value-type="float" office:value="47.7253" calcext:value-type="float">
            <text:p>47.7253</text:p>
          </table:table-cell>
          <table:table-cell office:value-type="float" office:value="315.548" calcext:value-type="float">
            <text:p>315.548</text:p>
          </table:table-cell>
          <table:table-cell office:value-type="float" office:value="47.0875" calcext:value-type="float">
            <text:p>47.0875</text:p>
          </table:table-cell>
          <table:table-cell office:value-type="float" office:value="49.3855" calcext:value-type="float">
            <text:p>49.3855</text:p>
          </table:table-cell>
          <table:table-cell office:value-type="float" office:value="303.421" calcext:value-type="float">
            <text:p>303.421</text:p>
          </table:table-cell>
          <table:table-cell office:value-type="float" office:value="48.9995" calcext:value-type="float">
            <text:p>48.9995</text:p>
          </table:table-cell>
          <table:table-cell/>
          <table:table-cell table:formula="of:=([.D483]-[.A483])/0.0166667" office:value-type="float" office:value="99.6118007763986" calcext:value-type="float">
            <text:p>99.6118007763986</text:p>
          </table:table-cell>
          <table:table-cell table:formula="of:=ABS([.E483]-[.B483])/0.0166667" office:value-type="float" office:value="727.618544762911" calcext:value-type="float">
            <text:p>727.618544762911</text:p>
          </table:table-cell>
          <table:table-cell table:formula="of:=([.F483]-[.C483])/0.0166667" office:value-type="float" office:value="114.719770560459" calcext:value-type="float">
            <text:p>114.719770560459</text:p>
          </table:table-cell>
          <table:table-cell table:formula="of:=DEGREES(ATAN(ABS([.F483]-[.C483])/ABS([.E483]-[.B483])))" office:value-type="float" office:value="8.95976746129757" calcext:value-type="float">
            <text:p>8.95976746129757</text:p>
          </table:table-cell>
          <table:table-cell table:formula="of:=SQRT(POWER([.H483];2)+POWER([.I483];2)+POWER([.J483];2))" office:value-type="float" office:value="743.311430891694" calcext:value-type="float">
            <text:p>743.311430891694</text:p>
          </table:table-cell>
        </table:table-row>
        <table:table-row table:style-name="ro1">
          <table:table-cell office:value-type="float" office:value="31.7299" calcext:value-type="float">
            <text:p>31.729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48.2503" calcext:value-type="float">
            <text:p>48.2503</text:p>
          </table:table-cell>
          <table:table-cell office:value-type="float" office:value="33.7074" calcext:value-type="float">
            <text:p>33.7074</text:p>
          </table:table-cell>
          <table:table-cell office:value-type="float" office:value="287.599" calcext:value-type="float">
            <text:p>287.599</text:p>
          </table:table-cell>
          <table:table-cell office:value-type="float" office:value="49.5719" calcext:value-type="float">
            <text:p>49.5719</text:p>
          </table:table-cell>
          <table:table-cell/>
          <table:table-cell table:formula="of:=([.D484]-[.A484])/0.0166667" office:value-type="float" office:value="118.649762700475" calcext:value-type="float">
            <text:p>118.649762700475</text:p>
          </table:table-cell>
          <table:table-cell table:formula="of:=ABS([.E484]-[.B484])/0.0166667" office:value-type="float" office:value="681.538636922728" calcext:value-type="float">
            <text:p>681.538636922728</text:p>
          </table:table-cell>
          <table:table-cell table:formula="of:=([.F484]-[.C484])/0.0166667" office:value-type="float" office:value="79.295841408317" calcext:value-type="float">
            <text:p>79.295841408317</text:p>
          </table:table-cell>
          <table:table-cell table:formula="of:=DEGREES(ATAN(ABS([.F484]-[.C484])/ABS([.E484]-[.B484])))" office:value-type="float" office:value="6.63642657737324" calcext:value-type="float">
            <text:p>6.63642657737324</text:p>
          </table:table-cell>
          <table:table-cell table:formula="of:=SQRT(POWER([.H484];2)+POWER([.I484];2)+POWER([.J484];2))" office:value-type="float" office:value="696.319258869107" calcext:value-type="float">
            <text:p>696.319258869107</text:p>
          </table:table-cell>
        </table:table-row>
        <table:table-row table:style-name="ro1">
          <table:table-cell office:value-type="float" office:value="32.1112" calcext:value-type="float">
            <text:p>32.1112</text:p>
          </table:table-cell>
          <table:table-cell office:value-type="float" office:value="297.544" calcext:value-type="float">
            <text:p>297.544</text:p>
          </table:table-cell>
          <table:table-cell office:value-type="float" office:value="48.4447" calcext:value-type="float">
            <text:p>48.4447</text:p>
          </table:table-cell>
          <table:table-cell office:value-type="float" office:value="34.3522" calcext:value-type="float">
            <text:p>34.3522</text:p>
          </table:table-cell>
          <table:table-cell office:value-type="float" office:value="289.235" calcext:value-type="float">
            <text:p>289.235</text:p>
          </table:table-cell>
          <table:table-cell office:value-type="float" office:value="49.5871" calcext:value-type="float">
            <text:p>49.5871</text:p>
          </table:table-cell>
          <table:table-cell/>
          <table:table-cell table:formula="of:=([.D485]-[.A485])/0.0166667" office:value-type="float" office:value="134.459731080538" calcext:value-type="float">
            <text:p>134.459731080538</text:p>
          </table:table-cell>
          <table:table-cell table:formula="of:=ABS([.E485]-[.B485])/0.0166667" office:value-type="float" office:value="498.539002921992" calcext:value-type="float">
            <text:p>498.539002921992</text:p>
          </table:table-cell>
          <table:table-cell table:formula="of:=([.F485]-[.C485])/0.0166667" office:value-type="float" office:value="68.5438629122743" calcext:value-type="float">
            <text:p>68.5438629122743</text:p>
          </table:table-cell>
          <table:table-cell table:formula="of:=DEGREES(ATAN(ABS([.F485]-[.C485])/ABS([.E485]-[.B485])))" office:value-type="float" office:value="7.82848433744763" calcext:value-type="float">
            <text:p>7.82848433744763</text:p>
          </table:table-cell>
          <table:table-cell table:formula="of:=SQRT(POWER([.H485];2)+POWER([.I485];2)+POWER([.J485];2))" office:value-type="float" office:value="520.882729469544" calcext:value-type="float">
            <text:p>520.882729469544</text:p>
          </table:table-cell>
        </table:table-row>
        <table:table-row table:style-name="ro1">
          <table:table-cell office:value-type="float" office:value="28.0076" calcext:value-type="float">
            <text:p>28.0076</text:p>
          </table:table-cell>
          <table:table-cell office:value-type="float" office:value="302.362" calcext:value-type="float">
            <text:p>302.362</text:p>
          </table:table-cell>
          <table:table-cell office:value-type="float" office:value="47.8128" calcext:value-type="float">
            <text:p>47.8128</text:p>
          </table:table-cell>
          <table:table-cell office:value-type="float" office:value="31.1192" calcext:value-type="float">
            <text:p>31.1192</text:p>
          </table:table-cell>
          <table:table-cell office:value-type="float" office:value="291.074" calcext:value-type="float">
            <text:p>291.074</text:p>
          </table:table-cell>
          <table:table-cell office:value-type="float" office:value="49.6175" calcext:value-type="float">
            <text:p>49.6175</text:p>
          </table:table-cell>
          <table:table-cell/>
          <table:table-cell table:formula="of:=([.D486]-[.A486])/0.0166667" office:value-type="float" office:value="186.695626608747" calcext:value-type="float">
            <text:p>186.695626608747</text:p>
          </table:table-cell>
          <table:table-cell table:formula="of:=ABS([.E486]-[.B486])/0.0166667" office:value-type="float" office:value="677.27864544271" calcext:value-type="float">
            <text:p>677.27864544271</text:p>
          </table:table-cell>
          <table:table-cell table:formula="of:=([.F486]-[.C486])/0.0166667" office:value-type="float" office:value="108.281783436433" calcext:value-type="float">
            <text:p>108.281783436433</text:p>
          </table:table-cell>
          <table:table-cell table:formula="of:=DEGREES(ATAN(ABS([.F486]-[.C486])/ABS([.E486]-[.B486])))" office:value-type="float" office:value="9.08344701072718" calcext:value-type="float">
            <text:p>9.08344701072718</text:p>
          </table:table-cell>
          <table:table-cell table:formula="of:=SQRT(POWER([.H486];2)+POWER([.I486];2)+POWER([.J486];2))" office:value-type="float" office:value="710.835118147464" calcext:value-type="float">
            <text:p>710.835118147464</text:p>
          </table:table-cell>
        </table:table-row>
        <table:table-row table:style-name="ro1">
          <table:table-cell office:value-type="float" office:value="22.2999" calcext:value-type="float">
            <text:p>22.2999</text:p>
          </table:table-cell>
          <table:table-cell office:value-type="float" office:value="306.594" calcext:value-type="float">
            <text:p>306.594</text:p>
          </table:table-cell>
          <table:table-cell office:value-type="float" office:value="47.5434" calcext:value-type="float">
            <text:p>47.5434</text:p>
          </table:table-cell>
          <table:table-cell office:value-type="float" office:value="25.1942" calcext:value-type="float">
            <text:p>25.1942</text:p>
          </table:table-cell>
          <table:table-cell office:value-type="float" office:value="296.448" calcext:value-type="float">
            <text:p>296.448</text:p>
          </table:table-cell>
          <table:table-cell office:value-type="float" office:value="49.4434" calcext:value-type="float">
            <text:p>49.4434</text:p>
          </table:table-cell>
          <table:table-cell/>
          <table:table-cell table:formula="of:=([.D487]-[.A487])/0.0166667" office:value-type="float" office:value="173.657652684694" calcext:value-type="float">
            <text:p>173.657652684694</text:p>
          </table:table-cell>
          <table:table-cell table:formula="of:=ABS([.E487]-[.B487])/0.0166667" office:value-type="float" office:value="608.758782482436" calcext:value-type="float">
            <text:p>608.758782482436</text:p>
          </table:table-cell>
          <table:table-cell table:formula="of:=([.F487]-[.C487])/0.0166667" office:value-type="float" office:value="113.999772000456" calcext:value-type="float">
            <text:p>113.999772000456</text:p>
          </table:table-cell>
          <table:table-cell table:formula="of:=DEGREES(ATAN(ABS([.F487]-[.C487])/ABS([.E487]-[.B487])))" office:value-type="float" office:value="10.6066982932206" calcext:value-type="float">
            <text:p>10.6066982932206</text:p>
          </table:table-cell>
          <table:table-cell table:formula="of:=SQRT(POWER([.H487];2)+POWER([.I487];2)+POWER([.J487];2))" office:value-type="float" office:value="643.226385965013" calcext:value-type="float">
            <text:p>643.226385965013</text:p>
          </table:table-cell>
        </table:table-row>
        <table:table-row table:style-name="ro1">
          <table:table-cell office:value-type="float" office:value="20.5888" calcext:value-type="float">
            <text:p>20.5888</text:p>
          </table:table-cell>
          <table:table-cell office:value-type="float" office:value="302.684" calcext:value-type="float">
            <text:p>302.684</text:p>
          </table:table-cell>
          <table:table-cell office:value-type="float" office:value="48.1095" calcext:value-type="float">
            <text:p>48.1095</text:p>
          </table:table-cell>
          <table:table-cell office:value-type="float" office:value="23.3854" calcext:value-type="float">
            <text:p>23.3854</text:p>
          </table:table-cell>
          <table:table-cell office:value-type="float" office:value="291.177" calcext:value-type="float">
            <text:p>291.177</text:p>
          </table:table-cell>
          <table:table-cell office:value-type="float" office:value="49.9416" calcext:value-type="float">
            <text:p>49.9416</text:p>
          </table:table-cell>
          <table:table-cell/>
          <table:table-cell table:formula="of:=([.D488]-[.A488])/0.0166667" office:value-type="float" office:value="167.795664408671" calcext:value-type="float">
            <text:p>167.795664408671</text:p>
          </table:table-cell>
          <table:table-cell table:formula="of:=ABS([.E488]-[.B488])/0.0166667" office:value-type="float" office:value="690.418619162762" calcext:value-type="float">
            <text:p>690.418619162762</text:p>
          </table:table-cell>
          <table:table-cell table:formula="of:=([.F488]-[.C488])/0.0166667" office:value-type="float" office:value="109.92578014844" calcext:value-type="float">
            <text:p>109.92578014844</text:p>
          </table:table-cell>
          <table:table-cell table:formula="of:=DEGREES(ATAN(ABS([.F488]-[.C488])/ABS([.E488]-[.B488])))" office:value-type="float" office:value="9.04648015182321" calcext:value-type="float">
            <text:p>9.04648015182321</text:p>
          </table:table-cell>
          <table:table-cell table:formula="of:=SQRT(POWER([.H488];2)+POWER([.I488];2)+POWER([.J488];2))" office:value-type="float" office:value="718.96935388249" calcext:value-type="float">
            <text:p>718.96935388249</text:p>
          </table:table-cell>
        </table:table-row>
        <table:table-row table:style-name="ro1">
          <table:table-cell office:value-type="float" office:value="20.7727" calcext:value-type="float">
            <text:p>20.7727</text:p>
          </table:table-cell>
          <table:table-cell office:value-type="float" office:value="301.087" calcext:value-type="float">
            <text:p>301.087</text:p>
          </table:table-cell>
          <table:table-cell office:value-type="float" office:value="48.5898" calcext:value-type="float">
            <text:p>48.5898</text:p>
          </table:table-cell>
          <table:table-cell office:value-type="float" office:value="23.292" calcext:value-type="float">
            <text:p>23.292</text:p>
          </table:table-cell>
          <table:table-cell office:value-type="float" office:value="289.607" calcext:value-type="float">
            <text:p>289.607</text:p>
          </table:table-cell>
          <table:table-cell office:value-type="float" office:value="50.1614" calcext:value-type="float">
            <text:p>50.1614</text:p>
          </table:table-cell>
          <table:table-cell/>
          <table:table-cell table:formula="of:=([.D489]-[.A489])/0.0166667" office:value-type="float" office:value="151.157697684605" calcext:value-type="float">
            <text:p>151.157697684605</text:p>
          </table:table-cell>
          <table:table-cell table:formula="of:=ABS([.E489]-[.B489])/0.0166667" office:value-type="float" office:value="688.798622402753" calcext:value-type="float">
            <text:p>688.798622402753</text:p>
          </table:table-cell>
          <table:table-cell table:formula="of:=([.F489]-[.C489])/0.0166667" office:value-type="float" office:value="94.2958114083774" calcext:value-type="float">
            <text:p>94.2958114083774</text:p>
          </table:table-cell>
          <table:table-cell table:formula="of:=DEGREES(ATAN(ABS([.F489]-[.C489])/ABS([.E489]-[.B489])))" office:value-type="float" office:value="7.79527541381541" calcext:value-type="float">
            <text:p>7.79527541381541</text:p>
          </table:table-cell>
          <table:table-cell table:formula="of:=SQRT(POWER([.H489];2)+POWER([.I489];2)+POWER([.J489];2))" office:value-type="float" office:value="711.466015943421" calcext:value-type="float">
            <text:p>711.466015943421</text:p>
          </table:table-cell>
        </table:table-row>
        <table:table-row table:style-name="ro1">
          <table:table-cell office:value-type="float" office:value="19.1856" calcext:value-type="float">
            <text:p>19.1856</text:p>
          </table:table-cell>
          <table:table-cell office:value-type="float" office:value="308.5" calcext:value-type="float">
            <text:p>308.5</text:p>
          </table:table-cell>
          <table:table-cell office:value-type="float" office:value="47.8375" calcext:value-type="float">
            <text:p>47.8375</text:p>
          </table:table-cell>
          <table:table-cell office:value-type="float" office:value="21.9079" calcext:value-type="float">
            <text:p>21.9079</text:p>
          </table:table-cell>
          <table:table-cell office:value-type="float" office:value="298.163" calcext:value-type="float">
            <text:p>298.163</text:p>
          </table:table-cell>
          <table:table-cell office:value-type="float" office:value="49.7561" calcext:value-type="float">
            <text:p>49.7561</text:p>
          </table:table-cell>
          <table:table-cell/>
          <table:table-cell table:formula="of:=([.D490]-[.A490])/0.0166667" office:value-type="float" office:value="163.337673324653" calcext:value-type="float">
            <text:p>163.337673324653</text:p>
          </table:table-cell>
          <table:table-cell table:formula="of:=ABS([.E490]-[.B490])/0.0166667" office:value-type="float" office:value="620.21875956248" calcext:value-type="float">
            <text:p>620.21875956248</text:p>
          </table:table-cell>
          <table:table-cell table:formula="of:=([.F490]-[.C490])/0.0166667" office:value-type="float" office:value="115.115769768461" calcext:value-type="float">
            <text:p>115.115769768461</text:p>
          </table:table-cell>
          <table:table-cell table:formula="of:=DEGREES(ATAN(ABS([.F490]-[.C490])/ABS([.E490]-[.B490])))" office:value-type="float" office:value="10.5147373208612" calcext:value-type="float">
            <text:p>10.5147373208612</text:p>
          </table:table-cell>
          <table:table-cell table:formula="of:=SQRT(POWER([.H490];2)+POWER([.I490];2)+POWER([.J490];2))" office:value-type="float" office:value="651.615028747587" calcext:value-type="float">
            <text:p>651.615028747587</text:p>
          </table:table-cell>
        </table:table-row>
        <table:table-row table:style-name="ro1">
          <table:table-cell office:value-type="float" office:value="21.5307" calcext:value-type="float">
            <text:p>21.5307</text:p>
          </table:table-cell>
          <table:table-cell office:value-type="float" office:value="301.39" calcext:value-type="float">
            <text:p>301.39</text:p>
          </table:table-cell>
          <table:table-cell office:value-type="float" office:value="48.5391" calcext:value-type="float">
            <text:p>48.5391</text:p>
          </table:table-cell>
          <table:table-cell office:value-type="float" office:value="24.2955" calcext:value-type="float">
            <text:p>24.2955</text:p>
          </table:table-cell>
          <table:table-cell office:value-type="float" office:value="289.956" calcext:value-type="float">
            <text:p>289.956</text:p>
          </table:table-cell>
          <table:table-cell office:value-type="float" office:value="50.3544" calcext:value-type="float">
            <text:p>50.3544</text:p>
          </table:table-cell>
          <table:table-cell/>
          <table:table-cell table:formula="of:=([.D491]-[.A491])/0.0166667" office:value-type="float" office:value="165.887668224664" calcext:value-type="float">
            <text:p>165.887668224664</text:p>
          </table:table-cell>
          <table:table-cell table:formula="of:=ABS([.E491]-[.B491])/0.0166667" office:value-type="float" office:value="686.038627922742" calcext:value-type="float">
            <text:p>686.038627922742</text:p>
          </table:table-cell>
          <table:table-cell table:formula="of:=([.F491]-[.C491])/0.0166667" office:value-type="float" office:value="108.917782164436" calcext:value-type="float">
            <text:p>108.917782164436</text:p>
          </table:table-cell>
          <table:table-cell table:formula="of:=DEGREES(ATAN(ABS([.F491]-[.C491])/ABS([.E491]-[.B491])))" office:value-type="float" office:value="9.02117670139015" calcext:value-type="float">
            <text:p>9.02117670139015</text:p>
          </table:table-cell>
          <table:table-cell table:formula="of:=SQRT(POWER([.H491];2)+POWER([.I491];2)+POWER([.J491];2))" office:value-type="float" office:value="714.164407362026" calcext:value-type="float">
            <text:p>714.164407362026</text:p>
          </table:table-cell>
        </table:table-row>
        <table:table-row table:style-name="ro1">
          <table:table-cell office:value-type="float" office:value="19.3384" calcext:value-type="float">
            <text:p>19.3384</text:p>
          </table:table-cell>
          <table:table-cell office:value-type="float" office:value="306.986" calcext:value-type="float">
            <text:p>306.986</text:p>
          </table:table-cell>
          <table:table-cell office:value-type="float" office:value="47.7838" calcext:value-type="float">
            <text:p>47.7838</text:p>
          </table:table-cell>
          <table:table-cell office:value-type="float" office:value="21.6383" calcext:value-type="float">
            <text:p>21.6383</text:p>
          </table:table-cell>
          <table:table-cell office:value-type="float" office:value="298.127" calcext:value-type="float">
            <text:p>298.127</text:p>
          </table:table-cell>
          <table:table-cell office:value-type="float" office:value="49.507" calcext:value-type="float">
            <text:p>49.507</text:p>
          </table:table-cell>
          <table:table-cell/>
          <table:table-cell table:formula="of:=([.D492]-[.A492])/0.0166667" office:value-type="float" office:value="137.993724012552" calcext:value-type="float">
            <text:p>137.993724012552</text:p>
          </table:table-cell>
          <table:table-cell table:formula="of:=ABS([.E492]-[.B492])/0.0166667" office:value-type="float" office:value="531.538936922125" calcext:value-type="float">
            <text:p>531.538936922125</text:p>
          </table:table-cell>
          <table:table-cell table:formula="of:=([.F492]-[.C492])/0.0166667" office:value-type="float" office:value="103.391793216413" calcext:value-type="float">
            <text:p>103.391793216413</text:p>
          </table:table-cell>
          <table:table-cell table:formula="of:=DEGREES(ATAN(ABS([.F492]-[.C492])/ABS([.E492]-[.B492])))" office:value-type="float" office:value="11.0073838081468" calcext:value-type="float">
            <text:p>11.0073838081468</text:p>
          </table:table-cell>
          <table:table-cell table:formula="of:=SQRT(POWER([.H492];2)+POWER([.I492];2)+POWER([.J492];2))" office:value-type="float" office:value="558.807455422403" calcext:value-type="float">
            <text:p>558.807455422403</text:p>
          </table:table-cell>
        </table:table-row>
        <table:table-row table:style-name="ro1">
          <table:table-cell office:value-type="float" office:value="19.1285" calcext:value-type="float">
            <text:p>19.1285</text:p>
          </table:table-cell>
          <table:table-cell office:value-type="float" office:value="308.679" calcext:value-type="float">
            <text:p>308.679</text:p>
          </table:table-cell>
          <table:table-cell office:value-type="float" office:value="47.0239" calcext:value-type="float">
            <text:p>47.0239</text:p>
          </table:table-cell>
          <table:table-cell office:value-type="float" office:value="21.8354" calcext:value-type="float">
            <text:p>21.8354</text:p>
          </table:table-cell>
          <table:table-cell office:value-type="float" office:value="298.399" calcext:value-type="float">
            <text:p>298.399</text:p>
          </table:table-cell>
          <table:table-cell office:value-type="float" office:value="48.695" calcext:value-type="float">
            <text:p>48.695</text:p>
          </table:table-cell>
          <table:table-cell/>
          <table:table-cell table:formula="of:=([.D493]-[.A493])/0.0166667" office:value-type="float" office:value="162.41367517265" calcext:value-type="float">
            <text:p>162.41367517265</text:p>
          </table:table-cell>
          <table:table-cell table:formula="of:=ABS([.E493]-[.B493])/0.0166667" office:value-type="float" office:value="616.798766402466" calcext:value-type="float">
            <text:p>616.798766402466</text:p>
          </table:table-cell>
          <table:table-cell table:formula="of:=([.F493]-[.C493])/0.0166667" office:value-type="float" office:value="100.265799468401" calcext:value-type="float">
            <text:p>100.265799468401</text:p>
          </table:table-cell>
          <table:table-cell table:formula="of:=DEGREES(ATAN(ABS([.F493]-[.C493])/ABS([.E493]-[.B493])))" office:value-type="float" office:value="9.23314429164044" calcext:value-type="float">
            <text:p>9.23314429164044</text:p>
          </table:table-cell>
          <table:table-cell table:formula="of:=SQRT(POWER([.H493];2)+POWER([.I493];2)+POWER([.J493];2))" office:value-type="float" office:value="645.656371967108" calcext:value-type="float">
            <text:p>645.656371967108</text:p>
          </table:table-cell>
        </table:table-row>
        <table:table-row table:style-name="ro1">
          <table:table-cell office:value-type="float" office:value="18.8916" calcext:value-type="float">
            <text:p>18.8916</text:p>
          </table:table-cell>
          <table:table-cell office:value-type="float" office:value="308.513" calcext:value-type="float">
            <text:p>308.513</text:p>
          </table:table-cell>
          <table:table-cell office:value-type="float" office:value="47.313" calcext:value-type="float">
            <text:p>47.313</text:p>
          </table:table-cell>
          <table:table-cell office:value-type="float" office:value="21.6203" calcext:value-type="float">
            <text:p>21.6203</text:p>
          </table:table-cell>
          <table:table-cell office:value-type="float" office:value="298.184" calcext:value-type="float">
            <text:p>298.184</text:p>
          </table:table-cell>
          <table:table-cell office:value-type="float" office:value="49.2422" calcext:value-type="float">
            <text:p>49.2422</text:p>
          </table:table-cell>
          <table:table-cell/>
          <table:table-cell table:formula="of:=([.D494]-[.A494])/0.0166667" office:value-type="float" office:value="163.721672556655" calcext:value-type="float">
            <text:p>163.721672556655</text:p>
          </table:table-cell>
          <table:table-cell table:formula="of:=ABS([.E494]-[.B494])/0.0166667" office:value-type="float" office:value="619.738760522476" calcext:value-type="float">
            <text:p>619.738760522476</text:p>
          </table:table-cell>
          <table:table-cell table:formula="of:=([.F494]-[.C494])/0.0166667" office:value-type="float" office:value="115.751768496463" calcext:value-type="float">
            <text:p>115.751768496463</text:p>
          </table:table-cell>
          <table:table-cell table:formula="of:=DEGREES(ATAN(ABS([.F494]-[.C494])/ABS([.E494]-[.B494])))" office:value-type="float" office:value="10.5795268396872" calcext:value-type="float">
            <text:p>10.5795268396872</text:p>
          </table:table-cell>
          <table:table-cell table:formula="of:=SQRT(POWER([.H494];2)+POWER([.I494];2)+POWER([.J494];2))" office:value-type="float" office:value="651.367322843833" calcext:value-type="float">
            <text:p>651.367322843833</text:p>
          </table:table-cell>
        </table:table-row>
        <table:table-row table:style-name="ro1">
          <table:table-cell office:value-type="float" office:value="8.55723" calcext:value-type="float">
            <text:p>8.55723</text:p>
          </table:table-cell>
          <table:table-cell office:value-type="float" office:value="314.037" calcext:value-type="float">
            <text:p>314.037</text:p>
          </table:table-cell>
          <table:table-cell office:value-type="float" office:value="46.9242" calcext:value-type="float">
            <text:p>46.9242</text:p>
          </table:table-cell>
          <table:table-cell office:value-type="float" office:value="11.3183" calcext:value-type="float">
            <text:p>11.3183</text:p>
          </table:table-cell>
          <table:table-cell office:value-type="float" office:value="303.279" calcext:value-type="float">
            <text:p>303.279</text:p>
          </table:table-cell>
          <table:table-cell office:value-type="float" office:value="49.1717" calcext:value-type="float">
            <text:p>49.1717</text:p>
          </table:table-cell>
          <table:table-cell/>
          <table:table-cell table:formula="of:=([.D495]-[.A495])/0.0166667" office:value-type="float" office:value="165.663868672263" calcext:value-type="float">
            <text:p>165.663868672263</text:p>
          </table:table-cell>
          <table:table-cell table:formula="of:=ABS([.E495]-[.B495])/0.0166667" office:value-type="float" office:value="645.478709042581" calcext:value-type="float">
            <text:p>645.478709042581</text:p>
          </table:table-cell>
          <table:table-cell table:formula="of:=([.F495]-[.C495])/0.0166667" office:value-type="float" office:value="134.84973030054" calcext:value-type="float">
            <text:p>134.84973030054</text:p>
          </table:table-cell>
          <table:table-cell table:formula="of:=DEGREES(ATAN(ABS([.F495]-[.C495])/ABS([.E495]-[.B495])))" office:value-type="float" office:value="11.8001873174574" calcext:value-type="float">
            <text:p>11.8001873174574</text:p>
          </table:table-cell>
          <table:table-cell table:formula="of:=SQRT(POWER([.H495];2)+POWER([.I495];2)+POWER([.J495];2))" office:value-type="float" office:value="679.905677997225" calcext:value-type="float">
            <text:p>679.905677997225</text:p>
          </table:table-cell>
        </table:table-row>
        <table:table-row table:style-name="ro1">
          <table:table-cell office:value-type="float" office:value="11.5564" calcext:value-type="float">
            <text:p>11.5564</text:p>
          </table:table-cell>
          <table:table-cell office:value-type="float" office:value="305.257" calcext:value-type="float">
            <text:p>305.257</text:p>
          </table:table-cell>
          <table:table-cell office:value-type="float" office:value="48.1135" calcext:value-type="float">
            <text:p>48.1135</text:p>
          </table:table-cell>
          <table:table-cell office:value-type="float" office:value="13.9566" calcext:value-type="float">
            <text:p>13.9566</text:p>
          </table:table-cell>
          <table:table-cell office:value-type="float" office:value="296.55" calcext:value-type="float">
            <text:p>296.55</text:p>
          </table:table-cell>
          <table:table-cell office:value-type="float" office:value="49.2994" calcext:value-type="float">
            <text:p>49.2994</text:p>
          </table:table-cell>
          <table:table-cell/>
          <table:table-cell table:formula="of:=([.D496]-[.A496])/0.0166667" office:value-type="float" office:value="144.011711976576" calcext:value-type="float">
            <text:p>144.011711976576</text:p>
          </table:table-cell>
          <table:table-cell table:formula="of:=ABS([.E496]-[.B496])/0.0166667" office:value-type="float" office:value="522.418955162089" calcext:value-type="float">
            <text:p>522.418955162089</text:p>
          </table:table-cell>
          <table:table-cell table:formula="of:=([.F496]-[.C496])/0.0166667" office:value-type="float" office:value="71.1538576922844" calcext:value-type="float">
            <text:p>71.1538576922844</text:p>
          </table:table-cell>
          <table:table-cell table:formula="of:=DEGREES(ATAN(ABS([.F496]-[.C496])/ABS([.E496]-[.B496])))" office:value-type="float" office:value="7.75600394200668" calcext:value-type="float">
            <text:p>7.75600394200668</text:p>
          </table:table-cell>
          <table:table-cell table:formula="of:=SQRT(POWER([.H496];2)+POWER([.I496];2)+POWER([.J496];2))" office:value-type="float" office:value="546.556318565221" calcext:value-type="float">
            <text:p>546.556318565221</text:p>
          </table:table-cell>
        </table:table-row>
        <table:table-row table:style-name="ro1">
          <table:table-cell office:value-type="float" office:value="10.3082" calcext:value-type="float">
            <text:p>10.3082</text:p>
          </table:table-cell>
          <table:table-cell office:value-type="float" office:value="306.48" calcext:value-type="float">
            <text:p>306.48</text:p>
          </table:table-cell>
          <table:table-cell office:value-type="float" office:value="47.4334" calcext:value-type="float">
            <text:p>47.4334</text:p>
          </table:table-cell>
          <table:table-cell office:value-type="float" office:value="12.702" calcext:value-type="float">
            <text:p>12.702</text:p>
          </table:table-cell>
          <table:table-cell office:value-type="float" office:value="296.045" calcext:value-type="float">
            <text:p>296.045</text:p>
          </table:table-cell>
          <table:table-cell office:value-type="float" office:value="49.128" calcext:value-type="float">
            <text:p>49.128</text:p>
          </table:table-cell>
          <table:table-cell/>
          <table:table-cell table:formula="of:=([.D497]-[.A497])/0.0166667" office:value-type="float" office:value="143.627712744575" calcext:value-type="float">
            <text:p>143.627712744575</text:p>
          </table:table-cell>
          <table:table-cell table:formula="of:=ABS([.E497]-[.B497])/0.0166667" office:value-type="float" office:value="626.098747802505" calcext:value-type="float">
            <text:p>626.098747802505</text:p>
          </table:table-cell>
          <table:table-cell table:formula="of:=([.F497]-[.C497])/0.0166667" office:value-type="float" office:value="101.675796648407" calcext:value-type="float">
            <text:p>101.675796648407</text:p>
          </table:table-cell>
          <table:table-cell table:formula="of:=DEGREES(ATAN(ABS([.F497]-[.C497])/ABS([.E497]-[.B497])))" office:value-type="float" office:value="9.22406859732874" calcext:value-type="float">
            <text:p>9.22406859732874</text:p>
          </table:table-cell>
          <table:table-cell table:formula="of:=SQRT(POWER([.H497];2)+POWER([.I497];2)+POWER([.J497];2))" office:value-type="float" office:value="650.358769828001" calcext:value-type="float">
            <text:p>650.358769828001</text:p>
          </table:table-cell>
        </table:table-row>
        <table:table-row table:style-name="ro1">
          <table:table-cell office:value-type="float" office:value="12.0813" calcext:value-type="float">
            <text:p>12.0813</text:p>
          </table:table-cell>
          <table:table-cell office:value-type="float" office:value="305.421" calcext:value-type="float">
            <text:p>305.421</text:p>
          </table:table-cell>
          <table:table-cell office:value-type="float" office:value="48.3457" calcext:value-type="float">
            <text:p>48.3457</text:p>
          </table:table-cell>
          <table:table-cell office:value-type="float" office:value="15.3951" calcext:value-type="float">
            <text:p>15.3951</text:p>
          </table:table-cell>
          <table:table-cell office:value-type="float" office:value="295.545" calcext:value-type="float">
            <text:p>295.545</text:p>
          </table:table-cell>
          <table:table-cell office:value-type="float" office:value="49.6789" calcext:value-type="float">
            <text:p>49.6789</text:p>
          </table:table-cell>
          <table:table-cell/>
          <table:table-cell table:formula="of:=([.D498]-[.A498])/0.0166667" office:value-type="float" office:value="198.827602344795" calcext:value-type="float">
            <text:p>198.827602344795</text:p>
          </table:table-cell>
          <table:table-cell table:formula="of:=ABS([.E498]-[.B498])/0.0166667" office:value-type="float" office:value="592.558814882369" calcext:value-type="float">
            <text:p>592.558814882369</text:p>
          </table:table-cell>
          <table:table-cell table:formula="of:=([.F498]-[.C498])/0.0166667" office:value-type="float" office:value="79.9918400163198" calcext:value-type="float">
            <text:p>79.9918400163198</text:p>
          </table:table-cell>
          <table:table-cell table:formula="of:=DEGREES(ATAN(ABS([.F498]-[.C498])/ABS([.E498]-[.B498])))" office:value-type="float" office:value="7.68810590903134" calcext:value-type="float">
            <text:p>7.68810590903134</text:p>
          </table:table-cell>
          <table:table-cell table:formula="of:=SQRT(POWER([.H498];2)+POWER([.I498];2)+POWER([.J498];2))" office:value-type="float" office:value="630.124637685414" calcext:value-type="float">
            <text:p>630.124637685414</text:p>
          </table:table-cell>
        </table:table-row>
        <table:table-row table:style-name="ro1">
          <table:table-cell office:value-type="float" office:value="10.7701" calcext:value-type="float">
            <text:p>10.7701</text:p>
          </table:table-cell>
          <table:table-cell office:value-type="float" office:value="309.712" calcext:value-type="float">
            <text:p>309.712</text:p>
          </table:table-cell>
          <table:table-cell office:value-type="float" office:value="48.2919" calcext:value-type="float">
            <text:p>48.2919</text:p>
          </table:table-cell>
          <table:table-cell office:value-type="float" office:value="14.5938" calcext:value-type="float">
            <text:p>14.5938</text:p>
          </table:table-cell>
          <table:table-cell office:value-type="float" office:value="298.189" calcext:value-type="float">
            <text:p>298.189</text:p>
          </table:table-cell>
          <table:table-cell office:value-type="float" office:value="50.0922" calcext:value-type="float">
            <text:p>50.0922</text:p>
          </table:table-cell>
          <table:table-cell/>
          <table:table-cell table:formula="of:=([.D499]-[.A499])/0.0166667" office:value-type="float" office:value="229.421541156918" calcext:value-type="float">
            <text:p>229.421541156918</text:p>
          </table:table-cell>
          <table:table-cell table:formula="of:=ABS([.E499]-[.B499])/0.0166667" office:value-type="float" office:value="691.378617242764" calcext:value-type="float">
            <text:p>691.378617242764</text:p>
          </table:table-cell>
          <table:table-cell table:formula="of:=([.F499]-[.C499])/0.0166667" office:value-type="float" office:value="108.017783964432" calcext:value-type="float">
            <text:p>108.017783964432</text:p>
          </table:table-cell>
          <table:table-cell table:formula="of:=DEGREES(ATAN(ABS([.F499]-[.C499])/ABS([.E499]-[.B499])))" office:value-type="float" office:value="8.87984007057891" calcext:value-type="float">
            <text:p>8.87984007057891</text:p>
          </table:table-cell>
          <table:table-cell table:formula="of:=SQRT(POWER([.H499];2)+POWER([.I499];2)+POWER([.J499];2))" office:value-type="float" office:value="736.414609836007" calcext:value-type="float">
            <text:p>736.414609836007</text:p>
          </table:table-cell>
        </table:table-row>
        <table:table-row table:style-name="ro1">
          <table:table-cell office:value-type="float" office:value="12.276" calcext:value-type="float">
            <text:p>12.276</text:p>
          </table:table-cell>
          <table:table-cell office:value-type="float" office:value="303.86" calcext:value-type="float">
            <text:p>303.86</text:p>
          </table:table-cell>
          <table:table-cell office:value-type="float" office:value="48.5603" calcext:value-type="float">
            <text:p>48.5603</text:p>
          </table:table-cell>
          <table:table-cell office:value-type="float" office:value="15.557" calcext:value-type="float">
            <text:p>15.557</text:p>
          </table:table-cell>
          <table:table-cell office:value-type="float" office:value="294.089" calcext:value-type="float">
            <text:p>294.089</text:p>
          </table:table-cell>
          <table:table-cell office:value-type="float" office:value="49.6241" calcext:value-type="float">
            <text:p>49.6241</text:p>
          </table:table-cell>
          <table:table-cell/>
          <table:table-cell table:formula="of:=([.D500]-[.A500])/0.0166667" office:value-type="float" office:value="196.859606280787" calcext:value-type="float">
            <text:p>196.859606280787</text:p>
          </table:table-cell>
          <table:table-cell table:formula="of:=ABS([.E500]-[.B500])/0.0166667" office:value-type="float" office:value="586.258827482346" calcext:value-type="float">
            <text:p>586.258827482346</text:p>
          </table:table-cell>
          <table:table-cell table:formula="of:=([.F500]-[.C500])/0.0166667" office:value-type="float" office:value="63.8278723442553" calcext:value-type="float">
            <text:p>63.8278723442553</text:p>
          </table:table-cell>
          <table:table-cell table:formula="of:=DEGREES(ATAN(ABS([.F500]-[.C500])/ABS([.E500]-[.B500])))" office:value-type="float" office:value="6.21350145041973" calcext:value-type="float">
            <text:p>6.21350145041973</text:p>
          </table:table-cell>
          <table:table-cell table:formula="of:=SQRT(POWER([.H500];2)+POWER([.I500];2)+POWER([.J500];2))" office:value-type="float" office:value="621.713048499061" calcext:value-type="float">
            <text:p>621.713048499061</text:p>
          </table:table-cell>
        </table:table-row>
        <table:table-row table:style-name="ro1">
          <table:table-cell office:value-type="float" office:value="11.1806" calcext:value-type="float">
            <text:p>11.1806</text:p>
          </table:table-cell>
          <table:table-cell office:value-type="float" office:value="308.355" calcext:value-type="float">
            <text:p>308.355</text:p>
          </table:table-cell>
          <table:table-cell office:value-type="float" office:value="47.9487" calcext:value-type="float">
            <text:p>47.9487</text:p>
          </table:table-cell>
          <table:table-cell office:value-type="float" office:value="14.8218" calcext:value-type="float">
            <text:p>14.8218</text:p>
          </table:table-cell>
          <table:table-cell office:value-type="float" office:value="298.356" calcext:value-type="float">
            <text:p>298.356</text:p>
          </table:table-cell>
          <table:table-cell office:value-type="float" office:value="49.8096" calcext:value-type="float">
            <text:p>49.8096</text:p>
          </table:table-cell>
          <table:table-cell/>
          <table:table-cell table:formula="of:=([.D501]-[.A501])/0.0166667" office:value-type="float" office:value="218.471563056874" calcext:value-type="float">
            <text:p>218.471563056874</text:p>
          </table:table-cell>
          <table:table-cell table:formula="of:=ABS([.E501]-[.B501])/0.0166667" office:value-type="float" office:value="599.938800122401" calcext:value-type="float">
            <text:p>599.938800122401</text:p>
          </table:table-cell>
          <table:table-cell table:formula="of:=([.F501]-[.C501])/0.0166667" office:value-type="float" office:value="111.653776692447" calcext:value-type="float">
            <text:p>111.653776692447</text:p>
          </table:table-cell>
          <table:table-cell table:formula="of:=DEGREES(ATAN(ABS([.F501]-[.C501])/ABS([.E501]-[.B501])))" office:value-type="float" office:value="10.542622679414" calcext:value-type="float">
            <text:p>10.542622679414</text:p>
          </table:table-cell>
          <table:table-cell table:formula="of:=SQRT(POWER([.H501];2)+POWER([.I501];2)+POWER([.J501];2))" office:value-type="float" office:value="648.168923666128" calcext:value-type="float">
            <text:p>648.168923666128</text:p>
          </table:table-cell>
        </table:table-row>
        <table:table-row table:style-name="ro1">
          <table:table-cell office:value-type="float" office:value="10.856" calcext:value-type="float">
            <text:p>10.856</text:p>
          </table:table-cell>
          <table:table-cell office:value-type="float" office:value="306.588" calcext:value-type="float">
            <text:p>306.588</text:p>
          </table:table-cell>
          <table:table-cell office:value-type="float" office:value="47.9359" calcext:value-type="float">
            <text:p>47.9359</text:p>
          </table:table-cell>
          <table:table-cell office:value-type="float" office:value="13.5421" calcext:value-type="float">
            <text:p>13.5421</text:p>
          </table:table-cell>
          <table:table-cell office:value-type="float" office:value="297.903" calcext:value-type="float">
            <text:p>297.903</text:p>
          </table:table-cell>
          <table:table-cell office:value-type="float" office:value="49.3727" calcext:value-type="float">
            <text:p>49.3727</text:p>
          </table:table-cell>
          <table:table-cell/>
          <table:table-cell table:formula="of:=([.D502]-[.A502])/0.0166667" office:value-type="float" office:value="161.165677668645" calcext:value-type="float">
            <text:p>161.165677668645</text:p>
          </table:table-cell>
          <table:table-cell table:formula="of:=ABS([.E502]-[.B502])/0.0166667" office:value-type="float" office:value="521.098957802085" calcext:value-type="float">
            <text:p>521.098957802085</text:p>
          </table:table-cell>
          <table:table-cell table:formula="of:=([.F502]-[.C502])/0.0166667" office:value-type="float" office:value="86.2078275843451" calcext:value-type="float">
            <text:p>86.2078275843451</text:p>
          </table:table-cell>
          <table:table-cell table:formula="of:=DEGREES(ATAN(ABS([.F502]-[.C502])/ABS([.E502]-[.B502])))" office:value-type="float" office:value="9.39362739746368" calcext:value-type="float">
            <text:p>9.39362739746368</text:p>
          </table:table-cell>
          <table:table-cell table:formula="of:=SQRT(POWER([.H502];2)+POWER([.I502];2)+POWER([.J502];2))" office:value-type="float" office:value="552.2230428166" calcext:value-type="float">
            <text:p>552.2230428166</text:p>
          </table:table-cell>
        </table:table-row>
        <table:table-row table:style-name="ro1">
          <table:table-cell office:value-type="float" office:value="8.13913" calcext:value-type="float">
            <text:p>8.13913</text:p>
          </table:table-cell>
          <table:table-cell office:value-type="float" office:value="313.547" calcext:value-type="float">
            <text:p>313.547</text:p>
          </table:table-cell>
          <table:table-cell office:value-type="float" office:value="48.0593" calcext:value-type="float">
            <text:p>48.0593</text:p>
          </table:table-cell>
          <table:table-cell office:value-type="float" office:value="12.4025" calcext:value-type="float">
            <text:p>12.4025</text:p>
          </table:table-cell>
          <table:table-cell office:value-type="float" office:value="303.512" calcext:value-type="float">
            <text:p>303.512</text:p>
          </table:table-cell>
          <table:table-cell office:value-type="float" office:value="50.166" calcext:value-type="float">
            <text:p>50.166</text:p>
          </table:table-cell>
          <table:table-cell/>
          <table:table-cell table:formula="of:=([.D503]-[.A503])/0.0166667" office:value-type="float" office:value="255.801688396623" calcext:value-type="float">
            <text:p>255.801688396623</text:p>
          </table:table-cell>
          <table:table-cell table:formula="of:=ABS([.E503]-[.B503])/0.0166667" office:value-type="float" office:value="602.09879580241" calcext:value-type="float">
            <text:p>602.09879580241</text:p>
          </table:table-cell>
          <table:table-cell table:formula="of:=([.F503]-[.C503])/0.0166667" office:value-type="float" office:value="126.401747196505" calcext:value-type="float">
            <text:p>126.401747196505</text:p>
          </table:table-cell>
          <table:table-cell table:formula="of:=DEGREES(ATAN(ABS([.F503]-[.C503])/ABS([.E503]-[.B503])))" office:value-type="float" office:value="11.8562245910308" calcext:value-type="float">
            <text:p>11.8562245910308</text:p>
          </table:table-cell>
          <table:table-cell table:formula="of:=SQRT(POWER([.H503];2)+POWER([.I503];2)+POWER([.J503];2))" office:value-type="float" office:value="666.284372762565" calcext:value-type="float">
            <text:p>666.284372762565</text:p>
          </table:table-cell>
        </table:table-row>
        <table:table-row table:style-name="ro1">
          <table:table-cell office:value-type="float" office:value="9.50532" calcext:value-type="float">
            <text:p>9.50532</text:p>
          </table:table-cell>
          <table:table-cell office:value-type="float" office:value="309.129" calcext:value-type="float">
            <text:p>309.129</text:p>
          </table:table-cell>
          <table:table-cell office:value-type="float" office:value="48.3869" calcext:value-type="float">
            <text:p>48.3869</text:p>
          </table:table-cell>
          <table:table-cell office:value-type="float" office:value="13.4348" calcext:value-type="float">
            <text:p>13.4348</text:p>
          </table:table-cell>
          <table:table-cell office:value-type="float" office:value="299.212" calcext:value-type="float">
            <text:p>299.212</text:p>
          </table:table-cell>
          <table:table-cell office:value-type="float" office:value="50.2226" calcext:value-type="float">
            <text:p>50.2226</text:p>
          </table:table-cell>
          <table:table-cell/>
          <table:table-cell table:formula="of:=([.D504]-[.A504])/0.0166667" office:value-type="float" office:value="235.768328463343" calcext:value-type="float">
            <text:p>235.768328463343</text:p>
          </table:table-cell>
          <table:table-cell table:formula="of:=ABS([.E504]-[.B504])/0.0166667" office:value-type="float" office:value="595.018809962382" calcext:value-type="float">
            <text:p>595.018809962382</text:p>
          </table:table-cell>
          <table:table-cell table:formula="of:=([.F504]-[.C504])/0.0166667" office:value-type="float" office:value="110.141779716441" calcext:value-type="float">
            <text:p>110.141779716441</text:p>
          </table:table-cell>
          <table:table-cell table:formula="of:=DEGREES(ATAN(ABS([.F504]-[.C504])/ABS([.E504]-[.B504])))" office:value-type="float" office:value="10.4871116196152" calcext:value-type="float">
            <text:p>10.4871116196152</text:p>
          </table:table-cell>
          <table:table-cell table:formula="of:=SQRT(POWER([.H504];2)+POWER([.I504];2)+POWER([.J504];2))" office:value-type="float" office:value="649.434600675505" calcext:value-type="float">
            <text:p>649.434600675505</text:p>
          </table:table-cell>
        </table:table-row>
        <table:table-row table:style-name="ro1">
          <table:table-cell office:value-type="float" office:value="11.9149" calcext:value-type="float">
            <text:p>11.9149</text:p>
          </table:table-cell>
          <table:table-cell office:value-type="float" office:value="305.074" calcext:value-type="float">
            <text:p>305.074</text:p>
          </table:table-cell>
          <table:table-cell office:value-type="float" office:value="49.4389" calcext:value-type="float">
            <text:p>49.4389</text:p>
          </table:table-cell>
          <table:table-cell office:value-type="float" office:value="16.1666" calcext:value-type="float">
            <text:p>16.1666</text:p>
          </table:table-cell>
          <table:table-cell office:value-type="float" office:value="293.986" calcext:value-type="float">
            <text:p>293.986</text:p>
          </table:table-cell>
          <table:table-cell office:value-type="float" office:value="51.1599" calcext:value-type="float">
            <text:p>51.1599</text:p>
          </table:table-cell>
          <table:table-cell/>
          <table:table-cell table:formula="of:=([.D505]-[.A505])/0.0166667" office:value-type="float" office:value="255.10148979702" calcext:value-type="float">
            <text:p>255.10148979702</text:p>
          </table:table-cell>
          <table:table-cell table:formula="of:=ABS([.E505]-[.B505])/0.0166667" office:value-type="float" office:value="665.278669442662" calcext:value-type="float">
            <text:p>665.278669442662</text:p>
          </table:table-cell>
          <table:table-cell table:formula="of:=([.F505]-[.C505])/0.0166667" office:value-type="float" office:value="103.259793480413" calcext:value-type="float">
            <text:p>103.259793480413</text:p>
          </table:table-cell>
          <table:table-cell table:formula="of:=DEGREES(ATAN(ABS([.F505]-[.C505])/ABS([.E505]-[.B505])))" office:value-type="float" office:value="8.82264148050582" calcext:value-type="float">
            <text:p>8.82264148050582</text:p>
          </table:table-cell>
          <table:table-cell table:formula="of:=SQRT(POWER([.H505];2)+POWER([.I505];2)+POWER([.J505];2))" office:value-type="float" office:value="719.954903491654" calcext:value-type="float">
            <text:p>719.954903491654</text:p>
          </table:table-cell>
        </table:table-row>
        <table:table-row table:style-name="ro1">
          <table:table-cell office:value-type="float" office:value="9.96273" calcext:value-type="float">
            <text:p>9.96273</text:p>
          </table:table-cell>
          <table:table-cell office:value-type="float" office:value="307.653" calcext:value-type="float">
            <text:p>307.653</text:p>
          </table:table-cell>
          <table:table-cell office:value-type="float" office:value="48.5849" calcext:value-type="float">
            <text:p>48.5849</text:p>
          </table:table-cell>
          <table:table-cell office:value-type="float" office:value="13.6029" calcext:value-type="float">
            <text:p>13.6029</text:p>
          </table:table-cell>
          <table:table-cell office:value-type="float" office:value="297.741" calcext:value-type="float">
            <text:p>297.741</text:p>
          </table:table-cell>
          <table:table-cell office:value-type="float" office:value="50.1651" calcext:value-type="float">
            <text:p>50.1651</text:p>
          </table:table-cell>
          <table:table-cell/>
          <table:table-cell table:formula="of:=([.D506]-[.A506])/0.0166667" office:value-type="float" office:value="218.409763180474" calcext:value-type="float">
            <text:p>218.409763180474</text:p>
          </table:table-cell>
          <table:table-cell table:formula="of:=ABS([.E506]-[.B506])/0.0166667" office:value-type="float" office:value="594.718810562381" calcext:value-type="float">
            <text:p>594.718810562381</text:p>
          </table:table-cell>
          <table:table-cell table:formula="of:=([.F506]-[.C506])/0.0166667" office:value-type="float" office:value="94.8118103763795" calcext:value-type="float">
            <text:p>94.8118103763795</text:p>
          </table:table-cell>
          <table:table-cell table:formula="of:=DEGREES(ATAN(ABS([.F506]-[.C506])/ABS([.E506]-[.B506])))" office:value-type="float" office:value="9.05803518537388" calcext:value-type="float">
            <text:p>9.05803518537388</text:p>
          </table:table-cell>
          <table:table-cell table:formula="of:=SQRT(POWER([.H506];2)+POWER([.I506];2)+POWER([.J506];2))" office:value-type="float" office:value="640.611089254729" calcext:value-type="float">
            <text:p>640.611089254729</text:p>
          </table:table-cell>
        </table:table-row>
        <table:table-row table:style-name="ro1">
          <table:table-cell office:value-type="float" office:value="10.5373" calcext:value-type="float">
            <text:p>10.5373</text:p>
          </table:table-cell>
          <table:table-cell office:value-type="float" office:value="309.547" calcext:value-type="float">
            <text:p>309.547</text:p>
          </table:table-cell>
          <table:table-cell office:value-type="float" office:value="48.5805" calcext:value-type="float">
            <text:p>48.5805</text:p>
          </table:table-cell>
          <table:table-cell office:value-type="float" office:value="14.842" calcext:value-type="float">
            <text:p>14.842</text:p>
          </table:table-cell>
          <table:table-cell office:value-type="float" office:value="298.3" calcext:value-type="float">
            <text:p>298.3</text:p>
          </table:table-cell>
          <table:table-cell office:value-type="float" office:value="50.0742" calcext:value-type="float">
            <text:p>50.0742</text:p>
          </table:table-cell>
          <table:table-cell/>
          <table:table-cell table:formula="of:=([.D507]-[.A507])/0.0166667" office:value-type="float" office:value="258.281483437033" calcext:value-type="float">
            <text:p>258.281483437033</text:p>
          </table:table-cell>
          <table:table-cell table:formula="of:=ABS([.E507]-[.B507])/0.0166667" office:value-type="float" office:value="674.8186503627" calcext:value-type="float">
            <text:p>674.8186503627</text:p>
          </table:table-cell>
          <table:table-cell table:formula="of:=([.F507]-[.C507])/0.0166667" office:value-type="float" office:value="89.6218207563583" calcext:value-type="float">
            <text:p>89.6218207563583</text:p>
          </table:table-cell>
          <table:table-cell table:formula="of:=DEGREES(ATAN(ABS([.F507]-[.C507])/ABS([.E507]-[.B507])))" office:value-type="float" office:value="7.56510987708089" calcext:value-type="float">
            <text:p>7.56510987708089</text:p>
          </table:table-cell>
          <table:table-cell table:formula="of:=SQRT(POWER([.H507];2)+POWER([.I507];2)+POWER([.J507];2))" office:value-type="float" office:value="728.094503700897" calcext:value-type="float">
            <text:p>728.094503700897</text:p>
          </table:table-cell>
        </table:table-row>
        <table:table-row table:style-name="ro1">
          <table:table-cell office:value-type="float" office:value="10.2853" calcext:value-type="float">
            <text:p>10.2853</text:p>
          </table:table-cell>
          <table:table-cell office:value-type="float" office:value="309.422" calcext:value-type="float">
            <text:p>309.422</text:p>
          </table:table-cell>
          <table:table-cell office:value-type="float" office:value="48.6005" calcext:value-type="float">
            <text:p>48.6005</text:p>
          </table:table-cell>
          <table:table-cell office:value-type="float" office:value="14.4287" calcext:value-type="float">
            <text:p>14.4287</text:p>
          </table:table-cell>
          <table:table-cell office:value-type="float" office:value="299.661" calcext:value-type="float">
            <text:p>299.661</text:p>
          </table:table-cell>
          <table:table-cell office:value-type="float" office:value="50.1498" calcext:value-type="float">
            <text:p>50.1498</text:p>
          </table:table-cell>
          <table:table-cell/>
          <table:table-cell table:formula="of:=([.D508]-[.A508])/0.0166667" office:value-type="float" office:value="248.603502792994" calcext:value-type="float">
            <text:p>248.603502792994</text:p>
          </table:table-cell>
          <table:table-cell table:formula="of:=ABS([.E508]-[.B508])/0.0166667" office:value-type="float" office:value="585.658828682344" calcext:value-type="float">
            <text:p>585.658828682344</text:p>
          </table:table-cell>
          <table:table-cell table:formula="of:=([.F508]-[.C508])/0.0166667" office:value-type="float" office:value="92.957814084372" calcext:value-type="float">
            <text:p>92.957814084372</text:p>
          </table:table-cell>
          <table:table-cell table:formula="of:=DEGREES(ATAN(ABS([.F508]-[.C508])/ABS([.E508]-[.B508])))" office:value-type="float" office:value="9.01894981196273" calcext:value-type="float">
            <text:p>9.01894981196273</text:p>
          </table:table-cell>
          <table:table-cell table:formula="of:=SQRT(POWER([.H508];2)+POWER([.I508];2)+POWER([.J508];2))" office:value-type="float" office:value="642.993872765415" calcext:value-type="float">
            <text:p>642.993872765415</text:p>
          </table:table-cell>
        </table:table-row>
        <table:table-row table:style-name="ro1">
          <table:table-cell office:value-type="float" office:value="7.62393" calcext:value-type="float">
            <text:p>7.62393</text:p>
          </table:table-cell>
          <table:table-cell office:value-type="float" office:value="315.188" calcext:value-type="float">
            <text:p>315.188</text:p>
          </table:table-cell>
          <table:table-cell office:value-type="float" office:value="47.3076" calcext:value-type="float">
            <text:p>47.3076</text:p>
          </table:table-cell>
          <table:table-cell office:value-type="float" office:value="11.6219" calcext:value-type="float">
            <text:p>11.6219</text:p>
          </table:table-cell>
          <table:table-cell office:value-type="float" office:value="305.071" calcext:value-type="float">
            <text:p>305.071</text:p>
          </table:table-cell>
          <table:table-cell office:value-type="float" office:value="48.9214" calcext:value-type="float">
            <text:p>48.9214</text:p>
          </table:table-cell>
          <table:table-cell/>
          <table:table-cell table:formula="of:=([.D509]-[.A509])/0.0166667" office:value-type="float" office:value="239.87772024456" calcext:value-type="float">
            <text:p>239.87772024456</text:p>
          </table:table-cell>
          <table:table-cell table:formula="of:=ABS([.E509]-[.B509])/0.0166667" office:value-type="float" office:value="607.018785962426" calcext:value-type="float">
            <text:p>607.018785962426</text:p>
          </table:table-cell>
          <table:table-cell table:formula="of:=([.F509]-[.C509])/0.0166667" office:value-type="float" office:value="96.8278063443872" calcext:value-type="float">
            <text:p>96.8278063443872</text:p>
          </table:table-cell>
          <table:table-cell table:formula="of:=DEGREES(ATAN(ABS([.F509]-[.C509])/ABS([.E509]-[.B509])))" office:value-type="float" office:value="9.06310684249002" calcext:value-type="float">
            <text:p>9.06310684249002</text:p>
          </table:table-cell>
          <table:table-cell table:formula="of:=SQRT(POWER([.H509];2)+POWER([.I509];2)+POWER([.J509];2))" office:value-type="float" office:value="659.839943670047" calcext:value-type="float">
            <text:p>659.839943670047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305.306" calcext:value-type="float">
            <text:p>305.306</text:p>
          </table:table-cell>
          <table:table-cell office:value-type="float" office:value="48.3646" calcext:value-type="float">
            <text:p>48.3646</text:p>
          </table:table-cell>
          <table:table-cell office:value-type="float" office:value="14.8781" calcext:value-type="float">
            <text:p>14.8781</text:p>
          </table:table-cell>
          <table:table-cell office:value-type="float" office:value="293.6" calcext:value-type="float">
            <text:p>293.6</text:p>
          </table:table-cell>
          <table:table-cell office:value-type="float" office:value="50.464" calcext:value-type="float">
            <text:p>50.464</text:p>
          </table:table-cell>
          <table:table-cell/>
          <table:table-cell table:formula="of:=([.D510]-[.A510])/0.0166667" office:value-type="float" office:value="182.885634228732" calcext:value-type="float">
            <text:p>182.885634228732</text:p>
          </table:table-cell>
          <table:table-cell table:formula="of:=ABS([.E510]-[.B510])/0.0166667" office:value-type="float" office:value="702.358595282807" calcext:value-type="float">
            <text:p>702.358595282807</text:p>
          </table:table-cell>
          <table:table-cell table:formula="of:=([.F510]-[.C510])/0.0166667" office:value-type="float" office:value="125.963748072504" calcext:value-type="float">
            <text:p>125.963748072504</text:p>
          </table:table-cell>
          <table:table-cell table:formula="of:=DEGREES(ATAN(ABS([.F510]-[.C510])/ABS([.E510]-[.B510])))" office:value-type="float" office:value="10.1675590030787" calcext:value-type="float">
            <text:p>10.1675590030787</text:p>
          </table:table-cell>
          <table:table-cell table:formula="of:=SQRT(POWER([.H510];2)+POWER([.I510];2)+POWER([.J510];2))" office:value-type="float" office:value="736.628547779243" calcext:value-type="float">
            <text:p>736.628547779243</text:p>
          </table:table-cell>
        </table:table-row>
        <table:table-row table:style-name="ro1">
          <table:table-cell office:value-type="float" office:value="13.3495" calcext:value-type="float">
            <text:p>13.3495</text:p>
          </table:table-cell>
          <table:table-cell office:value-type="float" office:value="301.261" calcext:value-type="float">
            <text:p>301.261</text:p>
          </table:table-cell>
          <table:table-cell office:value-type="float" office:value="48.1316" calcext:value-type="float">
            <text:p>48.1316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292.536" calcext:value-type="float">
            <text:p>292.536</text:p>
          </table:table-cell>
          <table:table-cell office:value-type="float" office:value="49.0817" calcext:value-type="float">
            <text:p>49.0817</text:p>
          </table:table-cell>
          <table:table-cell/>
          <table:table-cell table:formula="of:=([.D511]-[.A511])/0.0166667" office:value-type="float" office:value="110.243779512441" calcext:value-type="float">
            <text:p>110.243779512441</text:p>
          </table:table-cell>
          <table:table-cell table:formula="of:=ABS([.E511]-[.B511])/0.0166667" office:value-type="float" office:value="523.498953002095" calcext:value-type="float">
            <text:p>523.498953002095</text:p>
          </table:table-cell>
          <table:table-cell table:formula="of:=([.F511]-[.C511])/0.0166667" office:value-type="float" office:value="57.005885988228" calcext:value-type="float">
            <text:p>57.005885988228</text:p>
          </table:table-cell>
          <table:table-cell table:formula="of:=DEGREES(ATAN(ABS([.F511]-[.C511])/ABS([.E511]-[.B511])))" office:value-type="float" office:value="6.21467848129177" calcext:value-type="float">
            <text:p>6.21467848129177</text:p>
          </table:table-cell>
          <table:table-cell table:formula="of:=SQRT(POWER([.H511];2)+POWER([.I511];2)+POWER([.J511];2))" office:value-type="float" office:value="538.009772915679" calcext:value-type="float">
            <text:p>538.009772915679</text:p>
          </table:table-cell>
        </table:table-row>
        <table:table-row table:style-name="ro1">
          <table:table-cell office:value-type="float" office:value="10.4785" calcext:value-type="float">
            <text:p>10.4785</text:p>
          </table:table-cell>
          <table:table-cell office:value-type="float" office:value="311.569" calcext:value-type="float">
            <text:p>311.569</text:p>
          </table:table-cell>
          <table:table-cell office:value-type="float" office:value="46.9814" calcext:value-type="float">
            <text:p>46.9814</text:p>
          </table:table-cell>
          <table:table-cell office:value-type="float" office:value="13.3322" calcext:value-type="float">
            <text:p>13.3322</text:p>
          </table:table-cell>
          <table:table-cell office:value-type="float" office:value="299.491" calcext:value-type="float">
            <text:p>299.491</text:p>
          </table:table-cell>
          <table:table-cell office:value-type="float" office:value="48.8967" calcext:value-type="float">
            <text:p>48.8967</text:p>
          </table:table-cell>
          <table:table-cell/>
          <table:table-cell table:formula="of:=([.D512]-[.A512])/0.0166667" office:value-type="float" office:value="171.221657556685" calcext:value-type="float">
            <text:p>171.221657556685</text:p>
          </table:table-cell>
          <table:table-cell table:formula="of:=ABS([.E512]-[.B512])/0.0166667" office:value-type="float" office:value="724.678550642901" calcext:value-type="float">
            <text:p>724.678550642901</text:p>
          </table:table-cell>
          <table:table-cell table:formula="of:=([.F512]-[.C512])/0.0166667" office:value-type="float" office:value="114.91777016446" calcext:value-type="float">
            <text:p>114.91777016446</text:p>
          </table:table-cell>
          <table:table-cell table:formula="of:=DEGREES(ATAN(ABS([.F512]-[.C512])/ABS([.E512]-[.B512])))" office:value-type="float" office:value="9.01079490752494" calcext:value-type="float">
            <text:p>9.01079490752494</text:p>
          </table:table-cell>
          <table:table-cell table:formula="of:=SQRT(POWER([.H512];2)+POWER([.I512];2)+POWER([.J512];2))" office:value-type="float" office:value="753.446714557788" calcext:value-type="float">
            <text:p>753.446714557788</text:p>
          </table:table-cell>
        </table:table-row>
        <table:table-row table:style-name="ro1">
          <table:table-cell office:value-type="float" office:value="27.097" calcext:value-type="float">
            <text:p>27.097</text:p>
          </table:table-cell>
          <table:table-cell office:value-type="float" office:value="306.699" calcext:value-type="float">
            <text:p>306.699</text:p>
          </table:table-cell>
          <table:table-cell office:value-type="float" office:value="47.7379" calcext:value-type="float">
            <text:p>47.7379</text:p>
          </table:table-cell>
          <table:table-cell office:value-type="float" office:value="30.1106" calcext:value-type="float">
            <text:p>30.1106</text:p>
          </table:table-cell>
          <table:table-cell office:value-type="float" office:value="296.748" calcext:value-type="float">
            <text:p>296.748</text:p>
          </table:table-cell>
          <table:table-cell office:value-type="float" office:value="49.0914" calcext:value-type="float">
            <text:p>49.0914</text:p>
          </table:table-cell>
          <table:table-cell/>
          <table:table-cell table:formula="of:=([.D513]-[.A513])/0.0166667" office:value-type="float" office:value="180.815638368723" calcext:value-type="float">
            <text:p>180.815638368723</text:p>
          </table:table-cell>
          <table:table-cell table:formula="of:=ABS([.E513]-[.B513])/0.0166667" office:value-type="float" office:value="597.05880588239" calcext:value-type="float">
            <text:p>597.05880588239</text:p>
          </table:table-cell>
          <table:table-cell table:formula="of:=([.F513]-[.C513])/0.0166667" office:value-type="float" office:value="81.2098375803246" calcext:value-type="float">
            <text:p>81.2098375803246</text:p>
          </table:table-cell>
          <table:table-cell table:formula="of:=DEGREES(ATAN(ABS([.F513]-[.C513])/ABS([.E513]-[.B513])))" office:value-type="float" office:value="7.74563767393917" calcext:value-type="float">
            <text:p>7.74563767393917</text:p>
          </table:table-cell>
          <table:table-cell table:formula="of:=SQRT(POWER([.H513];2)+POWER([.I513];2)+POWER([.J513];2))" office:value-type="float" office:value="629.101383308141" calcext:value-type="float">
            <text:p>629.101383308141</text:p>
          </table:table-cell>
        </table:table-row>
        <table:table-row table:style-name="ro1">
          <table:table-cell office:value-type="float" office:value="48.1436" calcext:value-type="float">
            <text:p>48.1436</text:p>
          </table:table-cell>
          <table:table-cell office:value-type="float" office:value="306.52" calcext:value-type="float">
            <text:p>306.52</text:p>
          </table:table-cell>
          <table:table-cell office:value-type="float" office:value="47.2787" calcext:value-type="float">
            <text:p>47.2787</text:p>
          </table:table-cell>
          <table:table-cell office:value-type="float" office:value="50.4705" calcext:value-type="float">
            <text:p>50.4705</text:p>
          </table:table-cell>
          <table:table-cell office:value-type="float" office:value="296.447" calcext:value-type="float">
            <text:p>296.447</text:p>
          </table:table-cell>
          <table:table-cell office:value-type="float" office:value="48.9198" calcext:value-type="float">
            <text:p>48.9198</text:p>
          </table:table-cell>
          <table:table-cell/>
          <table:table-cell table:formula="of:=([.D514]-[.A514])/0.0166667" office:value-type="float" office:value="139.613720772559" calcext:value-type="float">
            <text:p>139.613720772559</text:p>
          </table:table-cell>
          <table:table-cell table:formula="of:=ABS([.E514]-[.B514])/0.0166667" office:value-type="float" office:value="604.378791242416" calcext:value-type="float">
            <text:p>604.378791242416</text:p>
          </table:table-cell>
          <table:table-cell table:formula="of:=([.F514]-[.C514])/0.0166667" office:value-type="float" office:value="98.465803068394" calcext:value-type="float">
            <text:p>98.465803068394</text:p>
          </table:table-cell>
          <table:table-cell table:formula="of:=DEGREES(ATAN(ABS([.F514]-[.C514])/ABS([.E514]-[.B514])))" office:value-type="float" office:value="9.25336771331341" calcext:value-type="float">
            <text:p>9.25336771331341</text:p>
          </table:table-cell>
          <table:table-cell table:formula="of:=SQRT(POWER([.H514];2)+POWER([.I514];2)+POWER([.J514];2))" office:value-type="float" office:value="628.061484812996" calcext:value-type="float">
            <text:p>628.061484812996</text:p>
          </table:table-cell>
        </table:table-row>
        <table:table-row table:style-name="ro1">
          <table:table-cell office:value-type="float" office:value="49.4795" calcext:value-type="float">
            <text:p>49.4795</text:p>
          </table:table-cell>
          <table:table-cell office:value-type="float" office:value="306.69" calcext:value-type="float">
            <text:p>306.69</text:p>
          </table:table-cell>
          <table:table-cell office:value-type="float" office:value="47.7652" calcext:value-type="float">
            <text:p>47.7652</text:p>
          </table:table-cell>
          <table:table-cell office:value-type="float" office:value="50.9956" calcext:value-type="float">
            <text:p>50.9956</text:p>
          </table:table-cell>
          <table:table-cell office:value-type="float" office:value="296.493" calcext:value-type="float">
            <text:p>296.493</text:p>
          </table:table-cell>
          <table:table-cell office:value-type="float" office:value="49.1645" calcext:value-type="float">
            <text:p>49.1645</text:p>
          </table:table-cell>
          <table:table-cell/>
          <table:table-cell table:formula="of:=([.D515]-[.A515])/0.0166667" office:value-type="float" office:value="90.965818068364" calcext:value-type="float">
            <text:p>90.965818068364</text:p>
          </table:table-cell>
          <table:table-cell table:formula="of:=ABS([.E515]-[.B515])/0.0166667" office:value-type="float" office:value="611.818776362447" calcext:value-type="float">
            <text:p>611.818776362447</text:p>
          </table:table-cell>
          <table:table-cell table:formula="of:=([.F515]-[.C515])/0.0166667" office:value-type="float" office:value="83.9578320843356" calcext:value-type="float">
            <text:p>83.9578320843356</text:p>
          </table:table-cell>
          <table:table-cell table:formula="of:=DEGREES(ATAN(ABS([.F515]-[.C515])/ABS([.E515]-[.B515])))" office:value-type="float" office:value="7.81370392608812" calcext:value-type="float">
            <text:p>7.81370392608812</text:p>
          </table:table-cell>
          <table:table-cell table:formula="of:=SQRT(POWER([.H515];2)+POWER([.I515];2)+POWER([.J515];2))" office:value-type="float" office:value="624.216238762491" calcext:value-type="float">
            <text:p>624.216238762491</text:p>
          </table:table-cell>
        </table:table-row>
        <table:table-row table:style-name="ro1">
          <table:table-cell office:value-type="float" office:value="49.6032" calcext:value-type="float">
            <text:p>49.6032</text:p>
          </table:table-cell>
          <table:table-cell office:value-type="float" office:value="309.795" calcext:value-type="float">
            <text:p>309.795</text:p>
          </table:table-cell>
          <table:table-cell office:value-type="float" office:value="47.3333" calcext:value-type="float">
            <text:p>47.3333</text:p>
          </table:table-cell>
          <table:table-cell office:value-type="float" office:value="51.9678" calcext:value-type="float">
            <text:p>51.9678</text:p>
          </table:table-cell>
          <table:table-cell office:value-type="float" office:value="298.164" calcext:value-type="float">
            <text:p>298.164</text:p>
          </table:table-cell>
          <table:table-cell office:value-type="float" office:value="48.9229" calcext:value-type="float">
            <text:p>48.9229</text:p>
          </table:table-cell>
          <table:table-cell/>
          <table:table-cell table:formula="of:=([.D516]-[.A516])/0.0166667" office:value-type="float" office:value="141.875716248567" calcext:value-type="float">
            <text:p>141.875716248567</text:p>
          </table:table-cell>
          <table:table-cell table:formula="of:=ABS([.E516]-[.B516])/0.0166667" office:value-type="float" office:value="697.858604282793" calcext:value-type="float">
            <text:p>697.858604282793</text:p>
          </table:table-cell>
          <table:table-cell table:formula="of:=([.F516]-[.C516])/0.0166667" office:value-type="float" office:value="95.3758092483814" calcext:value-type="float">
            <text:p>95.3758092483814</text:p>
          </table:table-cell>
          <table:table-cell table:formula="of:=DEGREES(ATAN(ABS([.F516]-[.C516])/ABS([.E516]-[.B516])))" office:value-type="float" office:value="7.78235579809792" calcext:value-type="float">
            <text:p>7.78235579809792</text:p>
          </table:table-cell>
          <table:table-cell table:formula="of:=SQRT(POWER([.H516];2)+POWER([.I516];2)+POWER([.J516];2))" office:value-type="float" office:value="718.492794273092" calcext:value-type="float">
            <text:p>718.492794273092</text:p>
          </table:table-cell>
        </table:table-row>
        <table:table-row table:style-name="ro1">
          <table:table-cell office:value-type="float" office:value="50.7344" calcext:value-type="float">
            <text:p>50.7344</text:p>
          </table:table-cell>
          <table:table-cell office:value-type="float" office:value="302.399" calcext:value-type="float">
            <text:p>302.399</text:p>
          </table:table-cell>
          <table:table-cell office:value-type="float" office:value="48.3479" calcext:value-type="float">
            <text:p>48.3479</text:p>
          </table:table-cell>
          <table:table-cell office:value-type="float" office:value="52.7889" calcext:value-type="float">
            <text:p>52.7889</text:p>
          </table:table-cell>
          <table:table-cell office:value-type="float" office:value="291.012" calcext:value-type="float">
            <text:p>291.012</text:p>
          </table:table-cell>
          <table:table-cell office:value-type="float" office:value="50.1601" calcext:value-type="float">
            <text:p>50.1601</text:p>
          </table:table-cell>
          <table:table-cell/>
          <table:table-cell table:formula="of:=([.D517]-[.A517])/0.0166667" office:value-type="float" office:value="123.269753460493" calcext:value-type="float">
            <text:p>123.269753460493</text:p>
          </table:table-cell>
          <table:table-cell table:formula="of:=ABS([.E517]-[.B517])/0.0166667" office:value-type="float" office:value="683.218633562733" calcext:value-type="float">
            <text:p>683.218633562733</text:p>
          </table:table-cell>
          <table:table-cell table:formula="of:=([.F517]-[.C517])/0.0166667" office:value-type="float" office:value="108.731782536435" calcext:value-type="float">
            <text:p>108.731782536435</text:p>
          </table:table-cell>
          <table:table-cell table:formula="of:=DEGREES(ATAN(ABS([.F517]-[.C517])/ABS([.E517]-[.B517])))" office:value-type="float" office:value="9.04258340900197" calcext:value-type="float">
            <text:p>9.04258340900197</text:p>
          </table:table-cell>
          <table:table-cell table:formula="of:=SQRT(POWER([.H517];2)+POWER([.I517];2)+POWER([.J517];2))" office:value-type="float" office:value="702.713123471513" calcext:value-type="float">
            <text:p>702.713123471513</text:p>
          </table:table-cell>
        </table:table-row>
        <table:table-row table:style-name="ro1">
          <table:table-cell office:value-type="float" office:value="50.4645" calcext:value-type="float">
            <text:p>50.4645</text:p>
          </table:table-cell>
          <table:table-cell office:value-type="float" office:value="302.399" calcext:value-type="float">
            <text:p>302.399</text:p>
          </table:table-cell>
          <table:table-cell office:value-type="float" office:value="48.0909" calcext:value-type="float">
            <text:p>48.0909</text:p>
          </table:table-cell>
          <table:table-cell office:value-type="float" office:value="52.4587" calcext:value-type="float">
            <text:p>52.4587</text:p>
          </table:table-cell>
          <table:table-cell office:value-type="float" office:value="292.499" calcext:value-type="float">
            <text:p>292.499</text:p>
          </table:table-cell>
          <table:table-cell office:value-type="float" office:value="49.4496" calcext:value-type="float">
            <text:p>49.4496</text:p>
          </table:table-cell>
          <table:table-cell/>
          <table:table-cell table:formula="of:=([.D518]-[.A518])/0.0166667" office:value-type="float" office:value="119.651760696479" calcext:value-type="float">
            <text:p>119.651760696479</text:p>
          </table:table-cell>
          <table:table-cell table:formula="of:=ABS([.E518]-[.B518])/0.0166667" office:value-type="float" office:value="593.998812002375" calcext:value-type="float">
            <text:p>593.998812002375</text:p>
          </table:table-cell>
          <table:table-cell table:formula="of:=([.F518]-[.C518])/0.0166667" office:value-type="float" office:value="81.521836956326" calcext:value-type="float">
            <text:p>81.521836956326</text:p>
          </table:table-cell>
          <table:table-cell table:formula="of:=DEGREES(ATAN(ABS([.F518]-[.C518])/ABS([.E518]-[.B518])))" office:value-type="float" office:value="7.81459184427397" calcext:value-type="float">
            <text:p>7.81459184427397</text:p>
          </table:table-cell>
          <table:table-cell table:formula="of:=SQRT(POWER([.H518];2)+POWER([.I518];2)+POWER([.J518];2))" office:value-type="float" office:value="611.389354175172" calcext:value-type="float">
            <text:p>611.389354175172</text:p>
          </table:table-cell>
        </table:table-row>
        <table:table-row table:style-name="ro1">
          <table:table-cell office:value-type="float" office:value="50.0941" calcext:value-type="float">
            <text:p>50.0941</text:p>
          </table:table-cell>
          <table:table-cell office:value-type="float" office:value="305.148" calcext:value-type="float">
            <text:p>305.148</text:p>
          </table:table-cell>
          <table:table-cell office:value-type="float" office:value="48.4948" calcext:value-type="float">
            <text:p>48.4948</text:p>
          </table:table-cell>
          <table:table-cell office:value-type="float" office:value="53.4349" calcext:value-type="float">
            <text:p>53.4349</text:p>
          </table:table-cell>
          <table:table-cell office:value-type="float" office:value="288.12" calcext:value-type="float">
            <text:p>288.12</text:p>
          </table:table-cell>
          <table:table-cell office:value-type="float" office:value="51.3077" calcext:value-type="float">
            <text:p>51.3077</text:p>
          </table:table-cell>
          <table:table-cell/>
          <table:table-cell table:formula="of:=([.D519]-[.A519])/0.0166667" office:value-type="float" office:value="200.447599104802" calcext:value-type="float">
            <text:p>200.447599104802</text:p>
          </table:table-cell>
          <table:table-cell table:formula="of:=ABS([.E519]-[.B519])/0.0166667" office:value-type="float" office:value="1021.67795664409" calcext:value-type="float">
            <text:p>1021.67795664409</text:p>
          </table:table-cell>
          <table:table-cell table:formula="of:=([.F519]-[.C519])/0.0166667" office:value-type="float" office:value="168.773662452675" calcext:value-type="float">
            <text:p>168.773662452675</text:p>
          </table:table-cell>
          <table:table-cell table:formula="of:=DEGREES(ATAN(ABS([.F519]-[.C519])/ABS([.E519]-[.B519])))" office:value-type="float" office:value="9.38012879498021" calcext:value-type="float">
            <text:p>9.38012879498021</text:p>
          </table:table-cell>
          <table:table-cell table:formula="of:=SQRT(POWER([.H519];2)+POWER([.I519];2)+POWER([.J519];2))" office:value-type="float" office:value="1054.7462425707" calcext:value-type="float">
            <text:p>1054.7462425707</text:p>
          </table:table-cell>
        </table:table-row>
        <table:table-row table:style-name="ro1">
          <table:table-cell office:value-type="float" office:value="51.9429" calcext:value-type="float">
            <text:p>51.9429</text:p>
          </table:table-cell>
          <table:table-cell office:value-type="float" office:value="298.351" calcext:value-type="float">
            <text:p>298.351</text:p>
          </table:table-cell>
          <table:table-cell office:value-type="float" office:value="48.1248" calcext:value-type="float">
            <text:p>48.1248</text:p>
          </table:table-cell>
          <table:table-cell office:value-type="float" office:value="53.8904" calcext:value-type="float">
            <text:p>53.8904</text:p>
          </table:table-cell>
          <table:table-cell office:value-type="float" office:value="288.62" calcext:value-type="float">
            <text:p>288.62</text:p>
          </table:table-cell>
          <table:table-cell office:value-type="float" office:value="49.4711" calcext:value-type="float">
            <text:p>49.4711</text:p>
          </table:table-cell>
          <table:table-cell/>
          <table:table-cell table:formula="of:=([.D520]-[.A520])/0.0166667" office:value-type="float" office:value="116.849766300467" calcext:value-type="float">
            <text:p>116.849766300467</text:p>
          </table:table-cell>
          <table:table-cell table:formula="of:=ABS([.E520]-[.B520])/0.0166667" office:value-type="float" office:value="583.858832282335" calcext:value-type="float">
            <text:p>583.858832282335</text:p>
          </table:table-cell>
          <table:table-cell table:formula="of:=([.F520]-[.C520])/0.0166667" office:value-type="float" office:value="80.7778384443231" calcext:value-type="float">
            <text:p>80.7778384443231</text:p>
          </table:table-cell>
          <table:table-cell table:formula="of:=DEGREES(ATAN(ABS([.F520]-[.C520])/ABS([.E520]-[.B520])))" office:value-type="float" office:value="7.87696205821028" calcext:value-type="float">
            <text:p>7.87696205821028</text:p>
          </table:table-cell>
          <table:table-cell table:formula="of:=SQRT(POWER([.H520];2)+POWER([.I520];2)+POWER([.J520];2))" office:value-type="float" office:value="600.891057598882" calcext:value-type="float">
            <text:p>600.891057598882</text:p>
          </table:table-cell>
        </table:table-row>
        <table:table-row table:style-name="ro1">
          <table:table-cell office:value-type="float" office:value="50.0072" calcext:value-type="float">
            <text:p>50.0072</text:p>
          </table:table-cell>
          <table:table-cell office:value-type="float" office:value="306.795" calcext:value-type="float">
            <text:p>306.795</text:p>
          </table:table-cell>
          <table:table-cell office:value-type="float" office:value="47.7453" calcext:value-type="float">
            <text:p>47.7453</text:p>
          </table:table-cell>
          <table:table-cell office:value-type="float" office:value="52.0365" calcext:value-type="float">
            <text:p>52.0365</text:p>
          </table:table-cell>
          <table:table-cell office:value-type="float" office:value="296.663" calcext:value-type="float">
            <text:p>296.663</text:p>
          </table:table-cell>
          <table:table-cell office:value-type="float" office:value="49.3868" calcext:value-type="float">
            <text:p>49.3868</text:p>
          </table:table-cell>
          <table:table-cell/>
          <table:table-cell table:formula="of:=([.D521]-[.A521])/0.0166667" office:value-type="float" office:value="121.757756484487" calcext:value-type="float">
            <text:p>121.757756484487</text:p>
          </table:table-cell>
          <table:table-cell table:formula="of:=ABS([.E521]-[.B521])/0.0166667" office:value-type="float" office:value="607.918784162432" calcext:value-type="float">
            <text:p>607.918784162432</text:p>
          </table:table-cell>
          <table:table-cell table:formula="of:=([.F521]-[.C521])/0.0166667" office:value-type="float" office:value="98.489803020394" calcext:value-type="float">
            <text:p>98.489803020394</text:p>
          </table:table-cell>
          <table:table-cell table:formula="of:=DEGREES(ATAN(ABS([.F521]-[.C521])/ABS([.E521]-[.B521])))" office:value-type="float" office:value="9.202612363922" calcext:value-type="float">
            <text:p>9.202612363922</text:p>
          </table:table-cell>
          <table:table-cell table:formula="of:=SQRT(POWER([.H521];2)+POWER([.I521];2)+POWER([.J521];2))" office:value-type="float" office:value="627.766230933666" calcext:value-type="float">
            <text:p>627.766230933666</text:p>
          </table:table-cell>
        </table:table-row>
        <table:table-row table:style-name="ro1">
          <table:table-cell office:value-type="float" office:value="49.7614" calcext:value-type="float">
            <text:p>49.7614</text:p>
          </table:table-cell>
          <table:table-cell office:value-type="float" office:value="306.618" calcext:value-type="float">
            <text:p>306.618</text:p>
          </table:table-cell>
          <table:table-cell office:value-type="float" office:value="48.2959" calcext:value-type="float">
            <text:p>48.2959</text:p>
          </table:table-cell>
          <table:table-cell office:value-type="float" office:value="51.8565" calcext:value-type="float">
            <text:p>51.8565</text:p>
          </table:table-cell>
          <table:table-cell office:value-type="float" office:value="295.035" calcext:value-type="float">
            <text:p>295.035</text:p>
          </table:table-cell>
          <table:table-cell office:value-type="float" office:value="50.1242" calcext:value-type="float">
            <text:p>50.1242</text:p>
          </table:table-cell>
          <table:table-cell/>
          <table:table-cell table:formula="of:=([.D522]-[.A522])/0.0166667" office:value-type="float" office:value="125.705748588503" calcext:value-type="float">
            <text:p>125.705748588503</text:p>
          </table:table-cell>
          <table:table-cell table:formula="of:=ABS([.E522]-[.B522])/0.0166667" office:value-type="float" office:value="694.978610042778" calcext:value-type="float">
            <text:p>694.978610042778</text:p>
          </table:table-cell>
          <table:table-cell table:formula="of:=([.F522]-[.C522])/0.0166667" office:value-type="float" office:value="109.697780604439" calcext:value-type="float">
            <text:p>109.697780604439</text:p>
          </table:table-cell>
          <table:table-cell table:formula="of:=DEGREES(ATAN(ABS([.F522]-[.C522])/ABS([.E522]-[.B522])))" office:value-type="float" office:value="8.96975626175629" calcext:value-type="float">
            <text:p>8.96975626175629</text:p>
          </table:table-cell>
          <table:table-cell table:formula="of:=SQRT(POWER([.H522];2)+POWER([.I522];2)+POWER([.J522];2))" office:value-type="float" office:value="714.724287200825" calcext:value-type="float">
            <text:p>714.724287200825</text:p>
          </table:table-cell>
        </table:table-row>
        <table:table-row table:style-name="ro1">
          <table:table-cell office:value-type="float" office:value="50.1533" calcext:value-type="float">
            <text:p>50.1533</text:p>
          </table:table-cell>
          <table:table-cell office:value-type="float" office:value="303.708" calcext:value-type="float">
            <text:p>303.708</text:p>
          </table:table-cell>
          <table:table-cell office:value-type="float" office:value="48.4323" calcext:value-type="float">
            <text:p>48.4323</text:p>
          </table:table-cell>
          <table:table-cell office:value-type="float" office:value="52.2268" calcext:value-type="float">
            <text:p>52.2268</text:p>
          </table:table-cell>
          <table:table-cell office:value-type="float" office:value="292.267" calcext:value-type="float">
            <text:p>292.267</text:p>
          </table:table-cell>
          <table:table-cell office:value-type="float" office:value="50.2462" calcext:value-type="float">
            <text:p>50.2462</text:p>
          </table:table-cell>
          <table:table-cell/>
          <table:table-cell table:formula="of:=([.D523]-[.A523])/0.0166667" office:value-type="float" office:value="124.409751180497" calcext:value-type="float">
            <text:p>124.409751180497</text:p>
          </table:table-cell>
          <table:table-cell table:formula="of:=ABS([.E523]-[.B523])/0.0166667" office:value-type="float" office:value="686.458627082748" calcext:value-type="float">
            <text:p>686.458627082748</text:p>
          </table:table-cell>
          <table:table-cell table:formula="of:=([.F523]-[.C523])/0.0166667" office:value-type="float" office:value="108.833782332436" calcext:value-type="float">
            <text:p>108.833782332436</text:p>
          </table:table-cell>
          <table:table-cell table:formula="of:=DEGREES(ATAN(ABS([.F523]-[.C523])/ABS([.E523]-[.B523])))" office:value-type="float" office:value="9.00890885172932" calcext:value-type="float">
            <text:p>9.00890885172932</text:p>
          </table:table-cell>
          <table:table-cell table:formula="of:=SQRT(POWER([.H523];2)+POWER([.I523];2)+POWER([.J523];2))" office:value-type="float" office:value="706.079333405183" calcext:value-type="float">
            <text:p>706.079333405183</text:p>
          </table:table-cell>
        </table:table-row>
        <table:table-row table:style-name="ro1">
          <table:table-cell office:value-type="float" office:value="50.0845" calcext:value-type="float">
            <text:p>50.0845</text:p>
          </table:table-cell>
          <table:table-cell office:value-type="float" office:value="305.225" calcext:value-type="float">
            <text:p>305.225</text:p>
          </table:table-cell>
          <table:table-cell office:value-type="float" office:value="48.2235" calcext:value-type="float">
            <text:p>48.2235</text:p>
          </table:table-cell>
          <table:table-cell office:value-type="float" office:value="52.098" calcext:value-type="float">
            <text:p>52.098</text:p>
          </table:table-cell>
          <table:table-cell office:value-type="float" office:value="295.2" calcext:value-type="float">
            <text:p>295.2</text:p>
          </table:table-cell>
          <table:table-cell office:value-type="float" office:value="49.5883" calcext:value-type="float">
            <text:p>49.5883</text:p>
          </table:table-cell>
          <table:table-cell/>
          <table:table-cell table:formula="of:=([.D524]-[.A524])/0.0166667" office:value-type="float" office:value="120.809758380483" calcext:value-type="float">
            <text:p>120.809758380483</text:p>
          </table:table-cell>
          <table:table-cell table:formula="of:=ABS([.E524]-[.B524])/0.0166667" office:value-type="float" office:value="601.498797002408" calcext:value-type="float">
            <text:p>601.498797002408</text:p>
          </table:table-cell>
          <table:table-cell table:formula="of:=([.F524]-[.C524])/0.0166667" office:value-type="float" office:value="81.8878362243273" calcext:value-type="float">
            <text:p>81.8878362243273</text:p>
          </table:table-cell>
          <table:table-cell table:formula="of:=DEGREES(ATAN(ABS([.F524]-[.C524])/ABS([.E524]-[.B524])))" office:value-type="float" office:value="7.75256649908573" calcext:value-type="float">
            <text:p>7.75256649908573</text:p>
          </table:table-cell>
          <table:table-cell table:formula="of:=SQRT(POWER([.H524];2)+POWER([.I524];2)+POWER([.J524];2))" office:value-type="float" office:value="618.951870694965" calcext:value-type="float">
            <text:p>618.951870694965</text:p>
          </table:table-cell>
        </table:table-row>
        <table:table-row table:style-name="ro1">
          <table:table-cell office:value-type="float" office:value="49.5073" calcext:value-type="float">
            <text:p>49.5073</text:p>
          </table:table-cell>
          <table:table-cell office:value-type="float" office:value="306.491" calcext:value-type="float">
            <text:p>306.491</text:p>
          </table:table-cell>
          <table:table-cell office:value-type="float" office:value="48.5774" calcext:value-type="float">
            <text:p>48.5774</text:p>
          </table:table-cell>
          <table:table-cell office:value-type="float" office:value="51.616" calcext:value-type="float">
            <text:p>51.616</text:p>
          </table:table-cell>
          <table:table-cell office:value-type="float" office:value="294.857" calcext:value-type="float">
            <text:p>294.857</text:p>
          </table:table-cell>
          <table:table-cell office:value-type="float" office:value="50.661" calcext:value-type="float">
            <text:p>50.661</text:p>
          </table:table-cell>
          <table:table-cell/>
          <table:table-cell table:formula="of:=([.D525]-[.A525])/0.0166667" office:value-type="float" office:value="126.521746956506" calcext:value-type="float">
            <text:p>126.521746956506</text:p>
          </table:table-cell>
          <table:table-cell table:formula="of:=ABS([.E525]-[.B525])/0.0166667" office:value-type="float" office:value="698.03860392279" calcext:value-type="float">
            <text:p>698.03860392279</text:p>
          </table:table-cell>
          <table:table-cell table:formula="of:=([.F525]-[.C525])/0.0166667" office:value-type="float" office:value="125.0157499685" calcext:value-type="float">
            <text:p>125.0157499685</text:p>
          </table:table-cell>
          <table:table-cell table:formula="of:=DEGREES(ATAN(ABS([.F525]-[.C525])/ABS([.E525]-[.B525])))" office:value-type="float" office:value="10.1537822788883" calcext:value-type="float">
            <text:p>10.1537822788883</text:p>
          </table:table-cell>
          <table:table-cell table:formula="of:=SQRT(POWER([.H525];2)+POWER([.I525];2)+POWER([.J525];2))" office:value-type="float" office:value="720.343378368671" calcext:value-type="float">
            <text:p>720.343378368671</text:p>
          </table:table-cell>
        </table:table-row>
        <table:table-row table:style-name="ro1">
          <table:table-cell office:value-type="float" office:value="49.4087" calcext:value-type="float">
            <text:p>49.4087</text:p>
          </table:table-cell>
          <table:table-cell office:value-type="float" office:value="308.213" calcext:value-type="float">
            <text:p>308.213</text:p>
          </table:table-cell>
          <table:table-cell office:value-type="float" office:value="47.5547" calcext:value-type="float">
            <text:p>47.5547</text:p>
          </table:table-cell>
          <table:table-cell office:value-type="float" office:value="51.7622" calcext:value-type="float">
            <text:p>51.7622</text:p>
          </table:table-cell>
          <table:table-cell office:value-type="float" office:value="296.716" calcext:value-type="float">
            <text:p>296.716</text:p>
          </table:table-cell>
          <table:table-cell office:value-type="float" office:value="48.8694" calcext:value-type="float">
            <text:p>48.8694</text:p>
          </table:table-cell>
          <table:table-cell/>
          <table:table-cell table:formula="of:=([.D526]-[.A526])/0.0166667" office:value-type="float" office:value="141.209717580565" calcext:value-type="float">
            <text:p>141.209717580565</text:p>
          </table:table-cell>
          <table:table-cell table:formula="of:=ABS([.E526]-[.B526])/0.0166667" office:value-type="float" office:value="689.81862036276" calcext:value-type="float">
            <text:p>689.81862036276</text:p>
          </table:table-cell>
          <table:table-cell table:formula="of:=([.F526]-[.C526])/0.0166667" office:value-type="float" office:value="78.8818422363157" calcext:value-type="float">
            <text:p>78.8818422363157</text:p>
          </table:table-cell>
          <table:table-cell table:formula="of:=DEGREES(ATAN(ABS([.F526]-[.C526])/ABS([.E526]-[.B526])))" office:value-type="float" office:value="6.52352632911698" calcext:value-type="float">
            <text:p>6.52352632911698</text:p>
          </table:table-cell>
          <table:table-cell table:formula="of:=SQRT(POWER([.H526];2)+POWER([.I526];2)+POWER([.J526];2))" office:value-type="float" office:value="708.528233998448" calcext:value-type="float">
            <text:p>708.528233998448</text:p>
          </table:table-cell>
        </table:table-row>
        <table:table-row table:style-name="ro1">
          <table:table-cell office:value-type="float" office:value="49.4889" calcext:value-type="float">
            <text:p>49.4889</text:p>
          </table:table-cell>
          <table:table-cell office:value-type="float" office:value="306.62" calcext:value-type="float">
            <text:p>306.62</text:p>
          </table:table-cell>
          <table:table-cell office:value-type="float" office:value="48.0367" calcext:value-type="float">
            <text:p>48.0367</text:p>
          </table:table-cell>
          <table:table-cell office:value-type="float" office:value="51.3339" calcext:value-type="float">
            <text:p>51.3339</text:p>
          </table:table-cell>
          <table:table-cell office:value-type="float" office:value="294.979" calcext:value-type="float">
            <text:p>294.979</text:p>
          </table:table-cell>
          <table:table-cell office:value-type="float" office:value="49.8819" calcext:value-type="float">
            <text:p>49.8819</text:p>
          </table:table-cell>
          <table:table-cell/>
          <table:table-cell table:formula="of:=([.D527]-[.A527])/0.0166667" office:value-type="float" office:value="110.699778600443" calcext:value-type="float">
            <text:p>110.699778600443</text:p>
          </table:table-cell>
          <table:table-cell table:formula="of:=ABS([.E527]-[.B527])/0.0166667" office:value-type="float" office:value="698.458603082795" calcext:value-type="float">
            <text:p>698.458603082795</text:p>
          </table:table-cell>
          <table:table-cell table:formula="of:=([.F527]-[.C527])/0.0166667" office:value-type="float" office:value="110.711778576443" calcext:value-type="float">
            <text:p>110.711778576443</text:p>
          </table:table-cell>
          <table:table-cell table:formula="of:=DEGREES(ATAN(ABS([.F527]-[.C527])/ABS([.E527]-[.B527])))" office:value-type="float" office:value="9.0069462658025" calcext:value-type="float">
            <text:p>9.0069462658025</text:p>
          </table:table-cell>
          <table:table-cell table:formula="of:=SQRT(POWER([.H527];2)+POWER([.I527];2)+POWER([.J527];2))" office:value-type="float" office:value="715.790443578367" calcext:value-type="float">
            <text:p>715.790443578367</text:p>
          </table:table-cell>
        </table:table-row>
        <table:table-row table:style-name="ro1">
          <table:table-cell office:value-type="float" office:value="49.3998" calcext:value-type="float">
            <text:p>49.3998</text:p>
          </table:table-cell>
          <table:table-cell office:value-type="float" office:value="308.272" calcext:value-type="float">
            <text:p>308.272</text:p>
          </table:table-cell>
          <table:table-cell office:value-type="float" office:value="47.2839" calcext:value-type="float">
            <text:p>47.2839</text:p>
          </table:table-cell>
          <table:table-cell office:value-type="float" office:value="51.4405" calcext:value-type="float">
            <text:p>51.4405</text:p>
          </table:table-cell>
          <table:table-cell office:value-type="float" office:value="298.129" calcext:value-type="float">
            <text:p>298.129</text:p>
          </table:table-cell>
          <table:table-cell office:value-type="float" office:value="48.6759" calcext:value-type="float">
            <text:p>48.6759</text:p>
          </table:table-cell>
          <table:table-cell/>
          <table:table-cell table:formula="of:=([.D528]-[.A528])/0.0166667" office:value-type="float" office:value="122.44175511649" calcext:value-type="float">
            <text:p>122.44175511649</text:p>
          </table:table-cell>
          <table:table-cell table:formula="of:=ABS([.E528]-[.B528])/0.0166667" office:value-type="float" office:value="608.578782842433" calcext:value-type="float">
            <text:p>608.578782842433</text:p>
          </table:table-cell>
          <table:table-cell table:formula="of:=([.F528]-[.C528])/0.0166667" office:value-type="float" office:value="83.5198329603338" calcext:value-type="float">
            <text:p>83.5198329603338</text:p>
          </table:table-cell>
          <table:table-cell table:formula="of:=DEGREES(ATAN(ABS([.F528]-[.C528])/ABS([.E528]-[.B528])))" office:value-type="float" office:value="7.81431512966226" calcext:value-type="float">
            <text:p>7.81431512966226</text:p>
          </table:table-cell>
          <table:table-cell table:formula="of:=SQRT(POWER([.H528];2)+POWER([.I528];2)+POWER([.J528];2))" office:value-type="float" office:value="626.367049596086" calcext:value-type="float">
            <text:p>626.367049596086</text:p>
          </table:table-cell>
        </table:table-row>
        <table:table-row table:style-name="ro1">
          <table:table-cell office:value-type="float" office:value="50.4151" calcext:value-type="float">
            <text:p>50.4151</text:p>
          </table:table-cell>
          <table:table-cell office:value-type="float" office:value="303.77" calcext:value-type="float">
            <text:p>303.77</text:p>
          </table:table-cell>
          <table:table-cell office:value-type="float" office:value="48.4212" calcext:value-type="float">
            <text:p>48.4212</text:p>
          </table:table-cell>
          <table:table-cell office:value-type="float" office:value="52.4745" calcext:value-type="float">
            <text:p>52.4745</text:p>
          </table:table-cell>
          <table:table-cell office:value-type="float" office:value="292.384" calcext:value-type="float">
            <text:p>292.384</text:p>
          </table:table-cell>
          <table:table-cell office:value-type="float" office:value="49.9736" calcext:value-type="float">
            <text:p>49.9736</text:p>
          </table:table-cell>
          <table:table-cell/>
          <table:table-cell table:formula="of:=([.D529]-[.A529])/0.0166667" office:value-type="float" office:value="123.563752872494" calcext:value-type="float">
            <text:p>123.563752872494</text:p>
          </table:table-cell>
          <table:table-cell table:formula="of:=ABS([.E529]-[.B529])/0.0166667" office:value-type="float" office:value="683.158633682731" calcext:value-type="float">
            <text:p>683.158633682731</text:p>
          </table:table-cell>
          <table:table-cell table:formula="of:=([.F529]-[.C529])/0.0166667" office:value-type="float" office:value="93.1438137123725" calcext:value-type="float">
            <text:p>93.1438137123725</text:p>
          </table:table-cell>
          <table:table-cell table:formula="of:=DEGREES(ATAN(ABS([.F529]-[.C529])/ABS([.E529]-[.B529])))" office:value-type="float" office:value="7.76399831712185" calcext:value-type="float">
            <text:p>7.76399831712185</text:p>
          </table:table-cell>
          <table:table-cell table:formula="of:=SQRT(POWER([.H529];2)+POWER([.I529];2)+POWER([.J529];2))" office:value-type="float" office:value="700.463767679725" calcext:value-type="float">
            <text:p>700.463767679725</text:p>
          </table:table-cell>
        </table:table-row>
        <table:table-row table:style-name="ro1">
          <table:table-cell office:value-type="float" office:value="50.221" calcext:value-type="float">
            <text:p>50.221</text:p>
          </table:table-cell>
          <table:table-cell office:value-type="float" office:value="302.213" calcext:value-type="float">
            <text:p>302.213</text:p>
          </table:table-cell>
          <table:table-cell office:value-type="float" office:value="48.6382" calcext:value-type="float">
            <text:p>48.6382</text:p>
          </table:table-cell>
          <table:table-cell office:value-type="float" office:value="52.2866" calcext:value-type="float">
            <text:p>52.2866</text:p>
          </table:table-cell>
          <table:table-cell office:value-type="float" office:value="290.842" calcext:value-type="float">
            <text:p>290.842</text:p>
          </table:table-cell>
          <table:table-cell office:value-type="float" office:value="50.4417" calcext:value-type="float">
            <text:p>50.4417</text:p>
          </table:table-cell>
          <table:table-cell/>
          <table:table-cell table:formula="of:=([.D530]-[.A530])/0.0166667" office:value-type="float" office:value="123.935752128496" calcext:value-type="float">
            <text:p>123.935752128496</text:p>
          </table:table-cell>
          <table:table-cell table:formula="of:=ABS([.E530]-[.B530])/0.0166667" office:value-type="float" office:value="682.258635482731" calcext:value-type="float">
            <text:p>682.258635482731</text:p>
          </table:table-cell>
          <table:table-cell table:formula="of:=([.F530]-[.C530])/0.0166667" office:value-type="float" office:value="108.209783580433" calcext:value-type="float">
            <text:p>108.209783580433</text:p>
          </table:table-cell>
          <table:table-cell table:formula="of:=DEGREES(ATAN(ABS([.F530]-[.C530])/ABS([.E530]-[.B530])))" office:value-type="float" office:value="9.01233997443533" calcext:value-type="float">
            <text:p>9.01233997443533</text:p>
          </table:table-cell>
          <table:table-cell table:formula="of:=SQRT(POWER([.H530];2)+POWER([.I530];2)+POWER([.J530];2))" office:value-type="float" office:value="701.816410187834" calcext:value-type="float">
            <text:p>701.816410187834</text:p>
          </table:table-cell>
        </table:table-row>
        <table:table-row table:style-name="ro1">
          <table:table-cell office:value-type="float" office:value="50.2711" calcext:value-type="float">
            <text:p>50.2711</text:p>
          </table:table-cell>
          <table:table-cell office:value-type="float" office:value="306.85" calcext:value-type="float">
            <text:p>306.85</text:p>
          </table:table-cell>
          <table:table-cell office:value-type="float" office:value="47.735" calcext:value-type="float">
            <text:p>47.735</text:p>
          </table:table-cell>
          <table:table-cell office:value-type="float" office:value="52.6643" calcext:value-type="float">
            <text:p>52.6643</text:p>
          </table:table-cell>
          <table:table-cell office:value-type="float" office:value="293.923" calcext:value-type="float">
            <text:p>293.923</text:p>
          </table:table-cell>
          <table:table-cell office:value-type="float" office:value="49.5042" calcext:value-type="float">
            <text:p>49.5042</text:p>
          </table:table-cell>
          <table:table-cell/>
          <table:table-cell table:formula="of:=([.D531]-[.A531])/0.0166667" office:value-type="float" office:value="143.591712816574" calcext:value-type="float">
            <text:p>143.591712816574</text:p>
          </table:table-cell>
          <table:table-cell table:formula="of:=ABS([.E531]-[.B531])/0.0166667" office:value-type="float" office:value="775.618448763104" calcext:value-type="float">
            <text:p>775.618448763104</text:p>
          </table:table-cell>
          <table:table-cell table:formula="of:=([.F531]-[.C531])/0.0166667" office:value-type="float" office:value="106.151787696424" calcext:value-type="float">
            <text:p>106.151787696424</text:p>
          </table:table-cell>
          <table:table-cell table:formula="of:=DEGREES(ATAN(ABS([.F531]-[.C531])/ABS([.E531]-[.B531])))" office:value-type="float" office:value="7.79313142344827" calcext:value-type="float">
            <text:p>7.79313142344827</text:p>
          </table:table-cell>
          <table:table-cell table:formula="of:=SQRT(POWER([.H531];2)+POWER([.I531];2)+POWER([.J531];2))" office:value-type="float" office:value="795.908763667311" calcext:value-type="float">
            <text:p>795.908763667311</text:p>
          </table:table-cell>
        </table:table-row>
        <table:table-row table:style-name="ro1">
          <table:table-cell office:value-type="float" office:value="49.2569" calcext:value-type="float">
            <text:p>49.2569</text:p>
          </table:table-cell>
          <table:table-cell office:value-type="float" office:value="311.347" calcext:value-type="float">
            <text:p>311.347</text:p>
          </table:table-cell>
          <table:table-cell office:value-type="float" office:value="46.8571" calcext:value-type="float">
            <text:p>46.8571</text:p>
          </table:table-cell>
          <table:table-cell office:value-type="float" office:value="51.3221" calcext:value-type="float">
            <text:p>51.3221</text:p>
          </table:table-cell>
          <table:table-cell office:value-type="float" office:value="301.009" calcext:value-type="float">
            <text:p>301.009</text:p>
          </table:table-cell>
          <table:table-cell office:value-type="float" office:value="48.5348" calcext:value-type="float">
            <text:p>48.5348</text:p>
          </table:table-cell>
          <table:table-cell/>
          <table:table-cell table:formula="of:=([.D532]-[.A532])/0.0166667" office:value-type="float" office:value="123.911752176495" calcext:value-type="float">
            <text:p>123.911752176495</text:p>
          </table:table-cell>
          <table:table-cell table:formula="of:=ABS([.E532]-[.B532])/0.0166667" office:value-type="float" office:value="620.278759442479" calcext:value-type="float">
            <text:p>620.278759442479</text:p>
          </table:table-cell>
          <table:table-cell table:formula="of:=([.F532]-[.C532])/0.0166667" office:value-type="float" office:value="100.661798676402" calcext:value-type="float">
            <text:p>100.661798676402</text:p>
          </table:table-cell>
          <table:table-cell table:formula="of:=DEGREES(ATAN(ABS([.F532]-[.C532])/ABS([.E532]-[.B532])))" office:value-type="float" office:value="9.21787157988561" calcext:value-type="float">
            <text:p>9.21787157988561</text:p>
          </table:table-cell>
          <table:table-cell table:formula="of:=SQRT(POWER([.H532];2)+POWER([.I532];2)+POWER([.J532];2))" office:value-type="float" office:value="640.494074489155" calcext:value-type="float">
            <text:p>640.494074489155</text:p>
          </table:table-cell>
        </table:table-row>
        <table:table-row table:style-name="ro1">
          <table:table-cell office:value-type="float" office:value="50.752" calcext:value-type="float">
            <text:p>50.752</text:p>
          </table:table-cell>
          <table:table-cell office:value-type="float" office:value="302.268" calcext:value-type="float">
            <text:p>302.268</text:p>
          </table:table-cell>
          <table:table-cell office:value-type="float" office:value="48.8846" calcext:value-type="float">
            <text:p>48.8846</text:p>
          </table:table-cell>
          <table:table-cell office:value-type="float" office:value="52.7463" calcext:value-type="float">
            <text:p>52.7463</text:p>
          </table:table-cell>
          <table:table-cell office:value-type="float" office:value="292.322" calcext:value-type="float">
            <text:p>292.322</text:p>
          </table:table-cell>
          <table:table-cell office:value-type="float" office:value="50.4871" calcext:value-type="float">
            <text:p>50.4871</text:p>
          </table:table-cell>
          <table:table-cell/>
          <table:table-cell table:formula="of:=([.D533]-[.A533])/0.0166667" office:value-type="float" office:value="119.657760684478" calcext:value-type="float">
            <text:p>119.657760684478</text:p>
          </table:table-cell>
          <table:table-cell table:formula="of:=ABS([.E533]-[.B533])/0.0166667" office:value-type="float" office:value="596.758806482385" calcext:value-type="float">
            <text:p>596.758806482385</text:p>
          </table:table-cell>
          <table:table-cell table:formula="of:=([.F533]-[.C533])/0.0166667" office:value-type="float" office:value="96.1498077003846" calcext:value-type="float">
            <text:p>96.1498077003846</text:p>
          </table:table-cell>
          <table:table-cell table:formula="of:=DEGREES(ATAN(ABS([.F533]-[.C533])/ABS([.E533]-[.B533])))" office:value-type="float" office:value="9.15283815446499" calcext:value-type="float">
            <text:p>9.15283815446499</text:p>
          </table:table-cell>
          <table:table-cell table:formula="of:=SQRT(POWER([.H533];2)+POWER([.I533];2)+POWER([.J533];2))" office:value-type="float" office:value="616.184905955287" calcext:value-type="float">
            <text:p>616.184905955287</text:p>
          </table:table-cell>
        </table:table-row>
        <table:table-row table:style-name="ro1">
          <table:table-cell office:value-type="float" office:value="48.7788" calcext:value-type="float">
            <text:p>48.7788</text:p>
          </table:table-cell>
          <table:table-cell office:value-type="float" office:value="309.823" calcext:value-type="float">
            <text:p>309.823</text:p>
          </table:table-cell>
          <table:table-cell office:value-type="float" office:value="46.5465" calcext:value-type="float">
            <text:p>46.5465</text:p>
          </table:table-cell>
          <table:table-cell office:value-type="float" office:value="50.5884" calcext:value-type="float">
            <text:p>50.5884</text:p>
          </table:table-cell>
          <table:table-cell office:value-type="float" office:value="299.501" calcext:value-type="float">
            <text:p>299.501</text:p>
          </table:table-cell>
          <table:table-cell office:value-type="float" office:value="48.2353" calcext:value-type="float">
            <text:p>48.2353</text:p>
          </table:table-cell>
          <table:table-cell/>
          <table:table-cell table:formula="of:=([.D534]-[.A534])/0.0166667" office:value-type="float" office:value="108.575782848435" calcext:value-type="float">
            <text:p>108.575782848435</text:p>
          </table:table-cell>
          <table:table-cell table:formula="of:=ABS([.E534]-[.B534])/0.0166667" office:value-type="float" office:value="619.318761362477" calcext:value-type="float">
            <text:p>619.318761362477</text:p>
          </table:table-cell>
          <table:table-cell table:formula="of:=([.F534]-[.C534])/0.0166667" office:value-type="float" office:value="101.327797344405" calcext:value-type="float">
            <text:p>101.327797344405</text:p>
          </table:table-cell>
          <table:table-cell table:formula="of:=DEGREES(ATAN(ABS([.F534]-[.C534])/ABS([.E534]-[.B534])))" office:value-type="float" office:value="9.29193250014696" calcext:value-type="float">
            <text:p>9.29193250014696</text:p>
          </table:table-cell>
          <table:table-cell table:formula="of:=SQRT(POWER([.H534];2)+POWER([.I534];2)+POWER([.J534];2))" office:value-type="float" office:value="636.876558927531" calcext:value-type="float">
            <text:p>636.876558927531</text:p>
          </table:table-cell>
        </table:table-row>
        <table:table-row table:style-name="ro1">
          <table:table-cell office:value-type="float" office:value="51.9597" calcext:value-type="float">
            <text:p>51.9597</text:p>
          </table:table-cell>
          <table:table-cell office:value-type="float" office:value="305.353" calcext:value-type="float">
            <text:p>305.353</text:p>
          </table:table-cell>
          <table:table-cell office:value-type="float" office:value="49.2302" calcext:value-type="float">
            <text:p>49.2302</text:p>
          </table:table-cell>
          <table:table-cell office:value-type="float" office:value="54.7129" calcext:value-type="float">
            <text:p>54.7129</text:p>
          </table:table-cell>
          <table:table-cell office:value-type="float" office:value="295.439" calcext:value-type="float">
            <text:p>295.439</text:p>
          </table:table-cell>
          <table:table-cell office:value-type="float" office:value="50.8061" calcext:value-type="float">
            <text:p>50.8061</text:p>
          </table:table-cell>
          <table:table-cell/>
          <table:table-cell table:formula="of:=([.D535]-[.A535])/0.0166667" office:value-type="float" office:value="165.191669616661" calcext:value-type="float">
            <text:p>165.191669616661</text:p>
          </table:table-cell>
          <table:table-cell table:formula="of:=ABS([.E535]-[.B535])/0.0166667" office:value-type="float" office:value="594.838810322379" calcext:value-type="float">
            <text:p>594.838810322379</text:p>
          </table:table-cell>
          <table:table-cell table:formula="of:=([.F535]-[.C535])/0.0166667" office:value-type="float" office:value="94.5538108923781" calcext:value-type="float">
            <text:p>94.5538108923781</text:p>
          </table:table-cell>
          <table:table-cell table:formula="of:=DEGREES(ATAN(ABS([.F535]-[.C535])/ABS([.E535]-[.B535])))" office:value-type="float" office:value="9.03200131938742" calcext:value-type="float">
            <text:p>9.03200131938742</text:p>
          </table:table-cell>
          <table:table-cell table:formula="of:=SQRT(POWER([.H535];2)+POWER([.I535];2)+POWER([.J535];2))" office:value-type="float" office:value="624.549374453897" calcext:value-type="float">
            <text:p>624.549374453897</text:p>
          </table:table-cell>
        </table:table-row>
        <table:table-row table:style-name="ro1">
          <table:table-cell office:value-type="float" office:value="51.3764" calcext:value-type="float">
            <text:p>51.3764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48.2054" calcext:value-type="float">
            <text:p>48.2054</text:p>
          </table:table-cell>
          <table:table-cell office:value-type="float" office:value="52.8168" calcext:value-type="float">
            <text:p>52.8168</text:p>
          </table:table-cell>
          <table:table-cell office:value-type="float" office:value="303.945" calcext:value-type="float">
            <text:p>303.945</text:p>
          </table:table-cell>
          <table:table-cell office:value-type="float" office:value="49.6729" calcext:value-type="float">
            <text:p>49.6729</text:p>
          </table:table-cell>
          <table:table-cell/>
          <table:table-cell table:formula="of:=([.D536]-[.A536])/0.0166667" office:value-type="float" office:value="86.4238271523459" calcext:value-type="float">
            <text:p>86.4238271523459</text:p>
          </table:table-cell>
          <table:table-cell table:formula="of:=ABS([.E536]-[.B536])/0.0166667" office:value-type="float" office:value="539.158921682156" calcext:value-type="float">
            <text:p>539.158921682156</text:p>
          </table:table-cell>
          <table:table-cell table:formula="of:=([.F536]-[.C536])/0.0166667" office:value-type="float" office:value="88.0498239003523" calcext:value-type="float">
            <text:p>88.0498239003523</text:p>
          </table:table-cell>
          <table:table-cell table:formula="of:=DEGREES(ATAN(ABS([.F536]-[.C536])/ABS([.E536]-[.B536])))" office:value-type="float" office:value="9.2750733131226" calcext:value-type="float">
            <text:p>9.2750733131226</text:p>
          </table:table-cell>
          <table:table-cell table:formula="of:=SQRT(POWER([.H536];2)+POWER([.I536];2)+POWER([.J536];2))" office:value-type="float" office:value="553.095102326903" calcext:value-type="float">
            <text:p>553.095102326903</text:p>
          </table:table-cell>
        </table:table-row>
        <table:table-row table:style-name="ro1">
          <table:table-cell office:value-type="float" office:value="50.5447" calcext:value-type="float">
            <text:p>50.5447</text:p>
          </table:table-cell>
          <table:table-cell office:value-type="float" office:value="319.312" calcext:value-type="float">
            <text:p>319.312</text:p>
          </table:table-cell>
          <table:table-cell office:value-type="float" office:value="46.5409" calcext:value-type="float">
            <text:p>46.5409</text:p>
          </table:table-cell>
          <table:table-cell office:value-type="float" office:value="53.6381" calcext:value-type="float">
            <text:p>53.6381</text:p>
          </table:table-cell>
          <table:table-cell office:value-type="float" office:value="302.788" calcext:value-type="float">
            <text:p>302.788</text:p>
          </table:table-cell>
          <table:table-cell office:value-type="float" office:value="49.0436" calcext:value-type="float">
            <text:p>49.0436</text:p>
          </table:table-cell>
          <table:table-cell/>
          <table:table-cell table:formula="of:=([.D537]-[.A537])/0.0166667" office:value-type="float" office:value="185.603628792743" calcext:value-type="float">
            <text:p>185.603628792743</text:p>
          </table:table-cell>
          <table:table-cell table:formula="of:=ABS([.E537]-[.B537])/0.0166667" office:value-type="float" office:value="991.438017123966" calcext:value-type="float">
            <text:p>991.438017123966</text:p>
          </table:table-cell>
          <table:table-cell table:formula="of:=([.F537]-[.C537])/0.0166667" office:value-type="float" office:value="150.1616996766" calcext:value-type="float">
            <text:p>150.1616996766</text:p>
          </table:table-cell>
          <table:table-cell table:formula="of:=DEGREES(ATAN(ABS([.F537]-[.C537])/ABS([.E537]-[.B537])))" office:value-type="float" office:value="8.61247424703881" calcext:value-type="float">
            <text:p>8.61247424703881</text:p>
          </table:table-cell>
          <table:table-cell table:formula="of:=SQRT(POWER([.H537];2)+POWER([.I537];2)+POWER([.J537];2))" office:value-type="float" office:value="1019.7777134599" calcext:value-type="float">
            <text:p>1019.7777134599</text:p>
          </table:table-cell>
        </table:table-row>
        <table:table-row table:style-name="ro1">
          <table:table-cell office:value-type="float" office:value="50.9363" calcext:value-type="float">
            <text:p>50.9363</text:p>
          </table:table-cell>
          <table:table-cell office:value-type="float" office:value="317.365" calcext:value-type="float">
            <text:p>317.365</text:p>
          </table:table-cell>
          <table:table-cell office:value-type="float" office:value="48.4079" calcext:value-type="float">
            <text:p>48.4079</text:p>
          </table:table-cell>
          <table:table-cell office:value-type="float" office:value="53.119" calcext:value-type="float">
            <text:p>53.119</text:p>
          </table:table-cell>
          <table:table-cell office:value-type="float" office:value="303.674" calcext:value-type="float">
            <text:p>303.674</text:p>
          </table:table-cell>
          <table:table-cell office:value-type="float" office:value="51.0032" calcext:value-type="float">
            <text:p>51.0032</text:p>
          </table:table-cell>
          <table:table-cell/>
          <table:table-cell table:formula="of:=([.D538]-[.A538])/0.0166667" office:value-type="float" office:value="130.961738076524" calcext:value-type="float">
            <text:p>130.961738076524</text:p>
          </table:table-cell>
          <table:table-cell table:formula="of:=ABS([.E538]-[.B538])/0.0166667" office:value-type="float" office:value="821.458357083288" calcext:value-type="float">
            <text:p>821.458357083288</text:p>
          </table:table-cell>
          <table:table-cell table:formula="of:=([.F538]-[.C538])/0.0166667" office:value-type="float" office:value="155.717688564623" calcext:value-type="float">
            <text:p>155.717688564623</text:p>
          </table:table-cell>
          <table:table-cell table:formula="of:=DEGREES(ATAN(ABS([.F538]-[.C538])/ABS([.E538]-[.B538])))" office:value-type="float" office:value="10.733770873649" calcext:value-type="float">
            <text:p>10.733770873649</text:p>
          </table:table-cell>
          <table:table-cell table:formula="of:=SQRT(POWER([.H538];2)+POWER([.I538];2)+POWER([.J538];2))" office:value-type="float" office:value="846.281754378474" calcext:value-type="float">
            <text:p>846.281754378474</text:p>
          </table:table-cell>
        </table:table-row>
        <table:table-row table:style-name="ro1">
          <table:table-cell office:value-type="float" office:value="51.6523" calcext:value-type="float">
            <text:p>51.6523</text:p>
          </table:table-cell>
          <table:table-cell office:value-type="float" office:value="312.916" calcext:value-type="float">
            <text:p>312.916</text:p>
          </table:table-cell>
          <table:table-cell office:value-type="float" office:value="48.4694" calcext:value-type="float">
            <text:p>48.4694</text:p>
          </table:table-cell>
          <table:table-cell office:value-type="float" office:value="53.7252" calcext:value-type="float">
            <text:p>53.7252</text:p>
          </table:table-cell>
          <table:table-cell office:value-type="float" office:value="301.057" calcext:value-type="float">
            <text:p>301.057</text:p>
          </table:table-cell>
          <table:table-cell office:value-type="float" office:value="50.313" calcext:value-type="float">
            <text:p>50.313</text:p>
          </table:table-cell>
          <table:table-cell/>
          <table:table-cell table:formula="of:=([.D539]-[.A539])/0.0166667" office:value-type="float" office:value="124.373751252498" calcext:value-type="float">
            <text:p>124.373751252498</text:p>
          </table:table-cell>
          <table:table-cell table:formula="of:=ABS([.E539]-[.B539])/0.0166667" office:value-type="float" office:value="711.538576922845" calcext:value-type="float">
            <text:p>711.538576922845</text:p>
          </table:table-cell>
          <table:table-cell table:formula="of:=([.F539]-[.C539])/0.0166667" office:value-type="float" office:value="110.615778768443" calcext:value-type="float">
            <text:p>110.615778768443</text:p>
          </table:table-cell>
          <table:table-cell table:formula="of:=DEGREES(ATAN(ABS([.F539]-[.C539])/ABS([.E539]-[.B539])))" office:value-type="float" office:value="8.83646824198798" calcext:value-type="float">
            <text:p>8.83646824198798</text:p>
          </table:table-cell>
          <table:table-cell table:formula="of:=SQRT(POWER([.H539];2)+POWER([.I539];2)+POWER([.J539];2))" office:value-type="float" office:value="730.747444034226" calcext:value-type="float">
            <text:p>730.747444034226</text:p>
          </table:table-cell>
        </table:table-row>
        <table:table-row table:style-name="ro1">
          <table:table-cell office:value-type="float" office:value="52.2492" calcext:value-type="float">
            <text:p>52.2492</text:p>
          </table:table-cell>
          <table:table-cell office:value-type="float" office:value="311.473" calcext:value-type="float">
            <text:p>311.473</text:p>
          </table:table-cell>
          <table:table-cell office:value-type="float" office:value="48.6589" calcext:value-type="float">
            <text:p>48.6589</text:p>
          </table:table-cell>
          <table:table-cell office:value-type="float" office:value="54.3554" calcext:value-type="float">
            <text:p>54.3554</text:p>
          </table:table-cell>
          <table:table-cell office:value-type="float" office:value="298.223" calcext:value-type="float">
            <text:p>298.223</text:p>
          </table:table-cell>
          <table:table-cell office:value-type="float" office:value="50.6891" calcext:value-type="float">
            <text:p>50.6891</text:p>
          </table:table-cell>
          <table:table-cell/>
          <table:table-cell table:formula="of:=([.D540]-[.A540])/0.0166667" office:value-type="float" office:value="126.371747256506" calcext:value-type="float">
            <text:p>126.371747256506</text:p>
          </table:table-cell>
          <table:table-cell table:formula="of:=ABS([.E540]-[.B540])/0.0166667" office:value-type="float" office:value="794.99841000318" calcext:value-type="float">
            <text:p>794.99841000318</text:p>
          </table:table-cell>
          <table:table-cell table:formula="of:=([.F540]-[.C540])/0.0166667" office:value-type="float" office:value="121.811756376487" calcext:value-type="float">
            <text:p>121.811756376487</text:p>
          </table:table-cell>
          <table:table-cell table:formula="of:=DEGREES(ATAN(ABS([.F540]-[.C540])/ABS([.E540]-[.B540])))" office:value-type="float" office:value="8.71126037384884" calcext:value-type="float">
            <text:p>8.71126037384884</text:p>
          </table:table-cell>
          <table:table-cell table:formula="of:=SQRT(POWER([.H540];2)+POWER([.I540];2)+POWER([.J540];2))" office:value-type="float" office:value="814.143964175729" calcext:value-type="float">
            <text:p>814.143964175729</text:p>
          </table:table-cell>
        </table:table-row>
        <table:table-row table:style-name="ro1">
          <table:table-cell office:value-type="float" office:value="51.6437" calcext:value-type="float">
            <text:p>51.6437</text:p>
          </table:table-cell>
          <table:table-cell office:value-type="float" office:value="312.983" calcext:value-type="float">
            <text:p>312.983</text:p>
          </table:table-cell>
          <table:table-cell office:value-type="float" office:value="48.1957" calcext:value-type="float">
            <text:p>48.1957</text:p>
          </table:table-cell>
          <table:table-cell office:value-type="float" office:value="53.3995" calcext:value-type="float">
            <text:p>53.3995</text:p>
          </table:table-cell>
          <table:table-cell office:value-type="float" office:value="302.55" calcext:value-type="float">
            <text:p>302.55</text:p>
          </table:table-cell>
          <table:table-cell office:value-type="float" office:value="49.856" calcext:value-type="float">
            <text:p>49.856</text:p>
          </table:table-cell>
          <table:table-cell/>
          <table:table-cell table:formula="of:=([.D541]-[.A541])/0.0166667" office:value-type="float" office:value="105.347789304421" calcext:value-type="float">
            <text:p>105.347789304421</text:p>
          </table:table-cell>
          <table:table-cell table:formula="of:=ABS([.E541]-[.B541])/0.0166667" office:value-type="float" office:value="625.978748042504" calcext:value-type="float">
            <text:p>625.978748042504</text:p>
          </table:table-cell>
          <table:table-cell table:formula="of:=([.F541]-[.C541])/0.0166667" office:value-type="float" office:value="99.6178007643984" calcext:value-type="float">
            <text:p>99.6178007643984</text:p>
          </table:table-cell>
          <table:table-cell table:formula="of:=DEGREES(ATAN(ABS([.F541]-[.C541])/ABS([.E541]-[.B541])))" office:value-type="float" office:value="9.04218523865855" calcext:value-type="float">
            <text:p>9.04218523865855</text:p>
          </table:table-cell>
          <table:table-cell table:formula="of:=SQRT(POWER([.H541];2)+POWER([.I541];2)+POWER([.J541];2))" office:value-type="float" office:value="642.550586289768" calcext:value-type="float">
            <text:p>642.550586289768</text:p>
          </table:table-cell>
        </table:table-row>
        <table:table-row table:style-name="ro1">
          <table:table-cell office:value-type="float" office:value="53.0923" calcext:value-type="float">
            <text:p>53.0923</text:p>
          </table:table-cell>
          <table:table-cell office:value-type="float" office:value="310.221" calcext:value-type="float">
            <text:p>310.221</text:p>
          </table:table-cell>
          <table:table-cell office:value-type="float" office:value="48.2935" calcext:value-type="float">
            <text:p>48.2935</text:p>
          </table:table-cell>
          <table:table-cell office:value-type="float" office:value="54.8" calcext:value-type="float">
            <text:p>54.8</text:p>
          </table:table-cell>
          <table:table-cell office:value-type="float" office:value="299.967" calcext:value-type="float">
            <text:p>299.967</text:p>
          </table:table-cell>
          <table:table-cell office:value-type="float" office:value="49.6765" calcext:value-type="float">
            <text:p>49.6765</text:p>
          </table:table-cell>
          <table:table-cell/>
          <table:table-cell table:formula="of:=([.D542]-[.A542])/0.0166667" office:value-type="float" office:value="102.46179507641" calcext:value-type="float">
            <text:p>102.46179507641</text:p>
          </table:table-cell>
          <table:table-cell table:formula="of:=ABS([.E542]-[.B542])/0.0166667" office:value-type="float" office:value="615.238769522462" calcext:value-type="float">
            <text:p>615.238769522462</text:p>
          </table:table-cell>
          <table:table-cell table:formula="of:=([.F542]-[.C542])/0.0166667" office:value-type="float" office:value="82.9798340403316" calcext:value-type="float">
            <text:p>82.9798340403316</text:p>
          </table:table-cell>
          <table:table-cell table:formula="of:=DEGREES(ATAN(ABS([.F542]-[.C542])/ABS([.E542]-[.B542])))" office:value-type="float" office:value="7.68136859706961" calcext:value-type="float">
            <text:p>7.68136859706961</text:p>
          </table:table-cell>
          <table:table-cell table:formula="of:=SQRT(POWER([.H542];2)+POWER([.I542];2)+POWER([.J542];2))" office:value-type="float" office:value="629.20808627286" calcext:value-type="float">
            <text:p>629.20808627286</text:p>
          </table:table-cell>
        </table:table-row>
        <table:table-row table:style-name="ro1">
          <table:table-cell office:value-type="float" office:value="69.7035" calcext:value-type="float">
            <text:p>69.7035</text:p>
          </table:table-cell>
          <table:table-cell office:value-type="float" office:value="310.926" calcext:value-type="float">
            <text:p>310.926</text:p>
          </table:table-cell>
          <table:table-cell office:value-type="float" office:value="48.3002" calcext:value-type="float">
            <text:p>48.3002</text:p>
          </table:table-cell>
          <table:table-cell office:value-type="float" office:value="71.8493" calcext:value-type="float">
            <text:p>71.8493</text:p>
          </table:table-cell>
          <table:table-cell office:value-type="float" office:value="300.706" calcext:value-type="float">
            <text:p>300.706</text:p>
          </table:table-cell>
          <table:table-cell office:value-type="float" office:value="49.928" calcext:value-type="float">
            <text:p>49.928</text:p>
          </table:table-cell>
          <table:table-cell/>
          <table:table-cell table:formula="of:=([.D543]-[.A543])/0.0166667" office:value-type="float" office:value="128.747742504515" calcext:value-type="float">
            <text:p>128.747742504515</text:p>
          </table:table-cell>
          <table:table-cell table:formula="of:=ABS([.E543]-[.B543])/0.0166667" office:value-type="float" office:value="613.198773602451" calcext:value-type="float">
            <text:p>613.198773602451</text:p>
          </table:table-cell>
          <table:table-cell table:formula="of:=([.F543]-[.C543])/0.0166667" office:value-type="float" office:value="97.6678046643907" calcext:value-type="float">
            <text:p>97.6678046643907</text:p>
          </table:table-cell>
          <table:table-cell table:formula="of:=DEGREES(ATAN(ABS([.F543]-[.C543])/ABS([.E543]-[.B543])))" office:value-type="float" office:value="9.04982171337914" calcext:value-type="float">
            <text:p>9.04982171337914</text:p>
          </table:table-cell>
          <table:table-cell table:formula="of:=SQRT(POWER([.H543];2)+POWER([.I543];2)+POWER([.J543];2))" office:value-type="float" office:value="634.135409211251" calcext:value-type="float">
            <text:p>634.135409211251</text:p>
          </table:table-cell>
        </table:table-row>
        <table:table-row table:style-name="ro1">
          <table:table-cell office:value-type="float" office:value="77.1861" calcext:value-type="float">
            <text:p>77.1861</text:p>
          </table:table-cell>
          <table:table-cell office:value-type="float" office:value="308.579" calcext:value-type="float">
            <text:p>308.579</text:p>
          </table:table-cell>
          <table:table-cell office:value-type="float" office:value="48.0251" calcext:value-type="float">
            <text:p>48.0251</text:p>
          </table:table-cell>
          <table:table-cell office:value-type="float" office:value="78.902" calcext:value-type="float">
            <text:p>78.902</text:p>
          </table:table-cell>
          <table:table-cell office:value-type="float" office:value="298.446" calcext:value-type="float">
            <text:p>298.446</text:p>
          </table:table-cell>
          <table:table-cell office:value-type="float" office:value="49.6555" calcext:value-type="float">
            <text:p>49.6555</text:p>
          </table:table-cell>
          <table:table-cell/>
          <table:table-cell table:formula="of:=([.D544]-[.A544])/0.0166667" office:value-type="float" office:value="102.953794092412" calcext:value-type="float">
            <text:p>102.953794092412</text:p>
          </table:table-cell>
          <table:table-cell table:formula="of:=ABS([.E544]-[.B544])/0.0166667" office:value-type="float" office:value="607.978784042431" calcext:value-type="float">
            <text:p>607.978784042431</text:p>
          </table:table-cell>
          <table:table-cell table:formula="of:=([.F544]-[.C544])/0.0166667" office:value-type="float" office:value="97.8238043523914" calcext:value-type="float">
            <text:p>97.8238043523914</text:p>
          </table:table-cell>
          <table:table-cell table:formula="of:=DEGREES(ATAN(ABS([.F544]-[.C544])/ABS([.E544]-[.B544])))" office:value-type="float" office:value="9.14055056064085" calcext:value-type="float">
            <text:p>9.14055056064085</text:p>
          </table:table-cell>
          <table:table-cell table:formula="of:=SQRT(POWER([.H544];2)+POWER([.I544];2)+POWER([.J544];2))" office:value-type="float" office:value="624.345403011595" calcext:value-type="float">
            <text:p>624.345403011595</text:p>
          </table:table-cell>
        </table:table-row>
        <table:table-row table:style-name="ro1">
          <table:table-cell office:value-type="float" office:value="78.4808" calcext:value-type="float">
            <text:p>78.4808</text:p>
          </table:table-cell>
          <table:table-cell office:value-type="float" office:value="305.699" calcext:value-type="float">
            <text:p>305.699</text:p>
          </table:table-cell>
          <table:table-cell office:value-type="float" office:value="48.4082" calcext:value-type="float">
            <text:p>48.4082</text:p>
          </table:table-cell>
          <table:table-cell office:value-type="float" office:value="80.369" calcext:value-type="float">
            <text:p>80.369</text:p>
          </table:table-cell>
          <table:table-cell office:value-type="float" office:value="292.956" calcext:value-type="float">
            <text:p>292.956</text:p>
          </table:table-cell>
          <table:table-cell office:value-type="float" office:value="50.1378" calcext:value-type="float">
            <text:p>50.1378</text:p>
          </table:table-cell>
          <table:table-cell/>
          <table:table-cell table:formula="of:=([.D545]-[.A545])/0.0166667" office:value-type="float" office:value="113.291773416453" calcext:value-type="float">
            <text:p>113.291773416453</text:p>
          </table:table-cell>
          <table:table-cell table:formula="of:=ABS([.E545]-[.B545])/0.0166667" office:value-type="float" office:value="764.578470843058" calcext:value-type="float">
            <text:p>764.578470843058</text:p>
          </table:table-cell>
          <table:table-cell table:formula="of:=([.F545]-[.C545])/0.0166667" office:value-type="float" office:value="103.775792448415" calcext:value-type="float">
            <text:p>103.775792448415</text:p>
          </table:table-cell>
          <table:table-cell table:formula="of:=DEGREES(ATAN(ABS([.F545]-[.C545])/ABS([.E545]-[.B545])))" office:value-type="float" office:value="7.7294884467922" calcext:value-type="float">
            <text:p>7.7294884467922</text:p>
          </table:table-cell>
          <table:table-cell table:formula="of:=SQRT(POWER([.H545];2)+POWER([.I545];2)+POWER([.J545];2))" office:value-type="float" office:value="779.861961566821" calcext:value-type="float">
            <text:p>779.861961566821</text:p>
          </table:table-cell>
        </table:table-row>
        <table:table-row table:style-name="ro1">
          <table:table-cell office:value-type="float" office:value="91.4434" calcext:value-type="float">
            <text:p>91.4434</text:p>
          </table:table-cell>
          <table:table-cell office:value-type="float" office:value="304.543" calcext:value-type="float">
            <text:p>304.543</text:p>
          </table:table-cell>
          <table:table-cell office:value-type="float" office:value="47.6706" calcext:value-type="float">
            <text:p>47.6706</text:p>
          </table:table-cell>
          <table:table-cell office:value-type="float" office:value="92.1288" calcext:value-type="float">
            <text:p>92.1288</text:p>
          </table:table-cell>
          <table:table-cell office:value-type="float" office:value="295.983" calcext:value-type="float">
            <text:p>295.983</text:p>
          </table:table-cell>
          <table:table-cell office:value-type="float" office:value="49.1082" calcext:value-type="float">
            <text:p>49.1082</text:p>
          </table:table-cell>
          <table:table-cell/>
          <table:table-cell table:formula="of:=([.D546]-[.A546])/0.0166667" office:value-type="float" office:value="41.1239177521646" calcext:value-type="float">
            <text:p>41.1239177521646</text:p>
          </table:table-cell>
          <table:table-cell table:formula="of:=ABS([.E546]-[.B546])/0.0166667" office:value-type="float" office:value="513.598972802054" calcext:value-type="float">
            <text:p>513.598972802054</text:p>
          </table:table-cell>
          <table:table-cell table:formula="of:=([.F546]-[.C546])/0.0166667" office:value-type="float" office:value="86.2558274883448" calcext:value-type="float">
            <text:p>86.2558274883448</text:p>
          </table:table-cell>
          <table:table-cell table:formula="of:=DEGREES(ATAN(ABS([.F546]-[.C546])/ABS([.E546]-[.B546])))" office:value-type="float" office:value="9.5335110727076" calcext:value-type="float">
            <text:p>9.5335110727076</text:p>
          </table:table-cell>
          <table:table-cell table:formula="of:=SQRT(POWER([.H546];2)+POWER([.I546];2)+POWER([.J546];2))" office:value-type="float" office:value="522.412814975199" calcext:value-type="float">
            <text:p>522.412814975199</text:p>
          </table:table-cell>
        </table:table-row>
        <table:table-row table:style-name="ro1">
          <table:table-cell office:value-type="float" office:value="90.4315" calcext:value-type="float">
            <text:p>90.4315</text:p>
          </table:table-cell>
          <table:table-cell office:value-type="float" office:value="305.879" calcext:value-type="float">
            <text:p>305.879</text:p>
          </table:table-cell>
          <table:table-cell office:value-type="float" office:value="48.0167" calcext:value-type="float">
            <text:p>48.0167</text:p>
          </table:table-cell>
          <table:table-cell office:value-type="float" office:value="91.2863" calcext:value-type="float">
            <text:p>91.2863</text:p>
          </table:table-cell>
          <table:table-cell office:value-type="float" office:value="294.549" calcext:value-type="float">
            <text:p>294.549</text:p>
          </table:table-cell>
          <table:table-cell office:value-type="float" office:value="49.5687" calcext:value-type="float">
            <text:p>49.5687</text:p>
          </table:table-cell>
          <table:table-cell/>
          <table:table-cell table:formula="of:=([.D547]-[.A547])/0.0166667" office:value-type="float" office:value="51.287897424205" calcext:value-type="float">
            <text:p>51.287897424205</text:p>
          </table:table-cell>
          <table:table-cell table:formula="of:=ABS([.E547]-[.B547])/0.0166667" office:value-type="float" office:value="679.798640402722" calcext:value-type="float">
            <text:p>679.798640402722</text:p>
          </table:table-cell>
          <table:table-cell table:formula="of:=([.F547]-[.C547])/0.0166667" office:value-type="float" office:value="93.1198137603725" calcext:value-type="float">
            <text:p>93.1198137603725</text:p>
          </table:table-cell>
          <table:table-cell table:formula="of:=DEGREES(ATAN(ABS([.F547]-[.C547])/ABS([.E547]-[.B547])))" office:value-type="float" office:value="7.79991589225415" calcext:value-type="float">
            <text:p>7.79991589225415</text:p>
          </table:table-cell>
          <table:table-cell table:formula="of:=SQRT(POWER([.H547];2)+POWER([.I547];2)+POWER([.J547];2))" office:value-type="float" office:value="688.060999934127" calcext:value-type="float">
            <text:p>688.060999934127</text:p>
          </table:table-cell>
        </table:table-row>
        <table:table-row table:style-name="ro1">
          <table:table-cell office:value-type="float" office:value="89.9058" calcext:value-type="float">
            <text:p>89.9058</text:p>
          </table:table-cell>
          <table:table-cell office:value-type="float" office:value="305.96" calcext:value-type="float">
            <text:p>305.96</text:p>
          </table:table-cell>
          <table:table-cell office:value-type="float" office:value="47.7488" calcext:value-type="float">
            <text:p>47.7488</text:p>
          </table:table-cell>
          <table:table-cell office:value-type="float" office:value="90.5648" calcext:value-type="float">
            <text:p>90.5648</text:p>
          </table:table-cell>
          <table:table-cell office:value-type="float" office:value="295.948" calcext:value-type="float">
            <text:p>295.948</text:p>
          </table:table-cell>
          <table:table-cell office:value-type="float" office:value="49.3824" calcext:value-type="float">
            <text:p>49.3824</text:p>
          </table:table-cell>
          <table:table-cell/>
          <table:table-cell table:formula="of:=([.D548]-[.A548])/0.0166667" office:value-type="float" office:value="39.5399209201585" calcext:value-type="float">
            <text:p>39.5399209201585</text:p>
          </table:table-cell>
          <table:table-cell table:formula="of:=ABS([.E548]-[.B548])/0.0166667" office:value-type="float" office:value="600.718798562403" calcext:value-type="float">
            <text:p>600.718798562403</text:p>
          </table:table-cell>
          <table:table-cell table:formula="of:=([.F548]-[.C548])/0.0166667" office:value-type="float" office:value="98.0158039683917" calcext:value-type="float">
            <text:p>98.0158039683917</text:p>
          </table:table-cell>
          <table:table-cell table:formula="of:=DEGREES(ATAN(ABS([.F548]-[.C548])/ABS([.E548]-[.B548])))" office:value-type="float" office:value="9.26695930269251" calcext:value-type="float">
            <text:p>9.26695930269251</text:p>
          </table:table-cell>
          <table:table-cell table:formula="of:=SQRT(POWER([.H548];2)+POWER([.I548];2)+POWER([.J548];2))" office:value-type="float" office:value="609.945553406367" calcext:value-type="float">
            <text:p>609.945553406367</text:p>
          </table:table-cell>
        </table:table-row>
        <table:table-row table:style-name="ro1">
          <table:table-cell office:value-type="float" office:value="89.9058" calcext:value-type="float">
            <text:p>89.9058</text:p>
          </table:table-cell>
          <table:table-cell office:value-type="float" office:value="305.96" calcext:value-type="float">
            <text:p>305.96</text:p>
          </table:table-cell>
          <table:table-cell office:value-type="float" office:value="47.7488" calcext:value-type="float">
            <text:p>47.7488</text:p>
          </table:table-cell>
          <table:table-cell office:value-type="float" office:value="90.7683" calcext:value-type="float">
            <text:p>90.7683</text:p>
          </table:table-cell>
          <table:table-cell office:value-type="float" office:value="294.559" calcext:value-type="float">
            <text:p>294.559</text:p>
          </table:table-cell>
          <table:table-cell office:value-type="float" office:value="49.5718" calcext:value-type="float">
            <text:p>49.5718</text:p>
          </table:table-cell>
          <table:table-cell/>
          <table:table-cell table:formula="of:=([.D549]-[.A549])/0.0166667" office:value-type="float" office:value="51.7498965002068" calcext:value-type="float">
            <text:p>51.7498965002068</text:p>
          </table:table-cell>
          <table:table-cell table:formula="of:=ABS([.E549]-[.B549])/0.0166667" office:value-type="float" office:value="684.058631882734" calcext:value-type="float">
            <text:p>684.058631882734</text:p>
          </table:table-cell>
          <table:table-cell table:formula="of:=([.F549]-[.C549])/0.0166667" office:value-type="float" office:value="109.379781240438" calcext:value-type="float">
            <text:p>109.379781240438</text:p>
          </table:table-cell>
          <table:table-cell table:formula="of:=DEGREES(ATAN(ABS([.F549]-[.C549])/ABS([.E549]-[.B549])))" office:value-type="float" office:value="9.08459275739557" calcext:value-type="float">
            <text:p>9.08459275739557</text:p>
          </table:table-cell>
          <table:table-cell table:formula="of:=SQRT(POWER([.H549];2)+POWER([.I549];2)+POWER([.J549];2))" office:value-type="float" office:value="694.67848691698" calcext:value-type="float">
            <text:p>694.67848691698</text:p>
          </table:table-cell>
        </table:table-row>
        <table:table-row table:style-name="ro1">
          <table:table-cell office:value-type="float" office:value="84.9806" calcext:value-type="float">
            <text:p>84.9806</text:p>
          </table:table-cell>
          <table:table-cell office:value-type="float" office:value="310.401" calcext:value-type="float">
            <text:p>310.401</text:p>
          </table:table-cell>
          <table:table-cell office:value-type="float" office:value="47.1781" calcext:value-type="float">
            <text:p>47.1781</text:p>
          </table:table-cell>
          <table:table-cell office:value-type="float" office:value="86.2746" calcext:value-type="float">
            <text:p>86.2746</text:p>
          </table:table-cell>
          <table:table-cell office:value-type="float" office:value="300.186" calcext:value-type="float">
            <text:p>300.186</text:p>
          </table:table-cell>
          <table:table-cell office:value-type="float" office:value="48.8364" calcext:value-type="float">
            <text:p>48.8364</text:p>
          </table:table-cell>
          <table:table-cell/>
          <table:table-cell table:formula="of:=([.D550]-[.A550])/0.0166667" office:value-type="float" office:value="77.6398447203112" calcext:value-type="float">
            <text:p>77.6398447203112</text:p>
          </table:table-cell>
          <table:table-cell table:formula="of:=ABS([.E550]-[.B550])/0.0166667" office:value-type="float" office:value="612.898774202454" calcext:value-type="float">
            <text:p>612.898774202454</text:p>
          </table:table-cell>
          <table:table-cell table:formula="of:=([.F550]-[.C550])/0.0166667" office:value-type="float" office:value="99.4978010043978" calcext:value-type="float">
            <text:p>99.4978010043978</text:p>
          </table:table-cell>
          <table:table-cell table:formula="of:=DEGREES(ATAN(ABS([.F550]-[.C550])/ABS([.E550]-[.B550])))" office:value-type="float" office:value="9.22093759828996" calcext:value-type="float">
            <text:p>9.22093759828996</text:p>
          </table:table-cell>
          <table:table-cell table:formula="of:=SQRT(POWER([.H550];2)+POWER([.I550];2)+POWER([.J550];2))" office:value-type="float" office:value="625.757672994726" calcext:value-type="float">
            <text:p>625.757672994726</text:p>
          </table:table-cell>
        </table:table-row>
        <table:table-row table:style-name="ro1">
          <table:table-cell office:value-type="float" office:value="84.7126" calcext:value-type="float">
            <text:p>84.7126</text:p>
          </table:table-cell>
          <table:table-cell office:value-type="float" office:value="310.407" calcext:value-type="float">
            <text:p>310.407</text:p>
          </table:table-cell>
          <table:table-cell office:value-type="float" office:value="47.1797" calcext:value-type="float">
            <text:p>47.1797</text:p>
          </table:table-cell>
          <table:table-cell office:value-type="float" office:value="85.7952" calcext:value-type="float">
            <text:p>85.7952</text:p>
          </table:table-cell>
          <table:table-cell office:value-type="float" office:value="301.673" calcext:value-type="float">
            <text:p>301.673</text:p>
          </table:table-cell>
          <table:table-cell office:value-type="float" office:value="48.3769" calcext:value-type="float">
            <text:p>48.3769</text:p>
          </table:table-cell>
          <table:table-cell/>
          <table:table-cell table:formula="of:=([.D551]-[.A551])/0.0166667" office:value-type="float" office:value="64.9558700882598" calcext:value-type="float">
            <text:p>64.9558700882598</text:p>
          </table:table-cell>
          <table:table-cell table:formula="of:=ABS([.E551]-[.B551])/0.0166667" office:value-type="float" office:value="524.038951922095" calcext:value-type="float">
            <text:p>524.038951922095</text:p>
          </table:table-cell>
          <table:table-cell table:formula="of:=([.F551]-[.C551])/0.0166667" office:value-type="float" office:value="71.8318563362875" calcext:value-type="float">
            <text:p>71.8318563362875</text:p>
          </table:table-cell>
          <table:table-cell table:formula="of:=DEGREES(ATAN(ABS([.F551]-[.C551])/ABS([.E551]-[.B551])))" office:value-type="float" office:value="7.80509224214604" calcext:value-type="float">
            <text:p>7.80509224214604</text:p>
          </table:table-cell>
          <table:table-cell table:formula="of:=SQRT(POWER([.H551];2)+POWER([.I551];2)+POWER([.J551];2))" office:value-type="float" office:value="532.912660550721" calcext:value-type="float">
            <text:p>532.912660550721</text:p>
          </table:table-cell>
        </table:table-row>
        <table:table-row table:style-name="ro1">
          <table:table-cell office:value-type="float" office:value="101.645" calcext:value-type="float">
            <text:p>101.645</text:p>
          </table:table-cell>
          <table:table-cell office:value-type="float" office:value="302.532" calcext:value-type="float">
            <text:p>302.532</text:p>
          </table:table-cell>
          <table:table-cell office:value-type="float" office:value="47.8639" calcext:value-type="float">
            <text:p>47.8639</text:p>
          </table:table-cell>
          <table:table-cell office:value-type="float" office:value="102.323" calcext:value-type="float">
            <text:p>102.323</text:p>
          </table:table-cell>
          <table:table-cell office:value-type="float" office:value="292.756" calcext:value-type="float">
            <text:p>292.756</text:p>
          </table:table-cell>
          <table:table-cell office:value-type="float" office:value="49.2148" calcext:value-type="float">
            <text:p>49.2148</text:p>
          </table:table-cell>
          <table:table-cell/>
          <table:table-cell table:formula="of:=([.D552]-[.A552])/0.0166667" office:value-type="float" office:value="40.6799186401626" calcext:value-type="float">
            <text:p>40.6799186401626</text:p>
          </table:table-cell>
          <table:table-cell table:formula="of:=ABS([.E552]-[.B552])/0.0166667" office:value-type="float" office:value="586.558826882347" calcext:value-type="float">
            <text:p>586.558826882347</text:p>
          </table:table-cell>
          <table:table-cell table:formula="of:=([.F552]-[.C552])/0.0166667" office:value-type="float" office:value="81.053837892324" calcext:value-type="float">
            <text:p>81.053837892324</text:p>
          </table:table-cell>
          <table:table-cell table:formula="of:=DEGREES(ATAN(ABS([.F552]-[.C552])/ABS([.E552]-[.B552])))" office:value-type="float" office:value="7.86761207991664" calcext:value-type="float">
            <text:p>7.86761207991664</text:p>
          </table:table-cell>
          <table:table-cell table:formula="of:=SQRT(POWER([.H552];2)+POWER([.I552];2)+POWER([.J552];2))" office:value-type="float" office:value="593.528295712378" calcext:value-type="float">
            <text:p>593.528295712378</text:p>
          </table:table-cell>
        </table:table-row>
        <table:table-row table:style-name="ro1">
          <table:table-cell office:value-type="float" office:value="111.672" calcext:value-type="float">
            <text:p>111.672</text:p>
          </table:table-cell>
          <table:table-cell office:value-type="float" office:value="296.106" calcext:value-type="float">
            <text:p>296.106</text:p>
          </table:table-cell>
          <table:table-cell office:value-type="float" office:value="47.6499" calcext:value-type="float">
            <text:p>47.6499</text:p>
          </table:table-cell>
          <table:table-cell office:value-type="float" office:value="112.163" calcext:value-type="float">
            <text:p>112.163</text:p>
          </table:table-cell>
          <table:table-cell office:value-type="float" office:value="283.979" calcext:value-type="float">
            <text:p>283.979</text:p>
          </table:table-cell>
          <table:table-cell office:value-type="float" office:value="49.3555" calcext:value-type="float">
            <text:p>49.3555</text:p>
          </table:table-cell>
          <table:table-cell/>
          <table:table-cell table:formula="of:=([.D553]-[.A553])/0.0166667" office:value-type="float" office:value="29.4599410801178" calcext:value-type="float">
            <text:p>29.4599410801178</text:p>
          </table:table-cell>
          <table:table-cell table:formula="of:=ABS([.E553]-[.B553])/0.0166667" office:value-type="float" office:value="727.618544762911" calcext:value-type="float">
            <text:p>727.618544762911</text:p>
          </table:table-cell>
          <table:table-cell table:formula="of:=([.F553]-[.C553])/0.0166667" office:value-type="float" office:value="102.335795328409" calcext:value-type="float">
            <text:p>102.335795328409</text:p>
          </table:table-cell>
          <table:table-cell table:formula="of:=DEGREES(ATAN(ABS([.F553]-[.C553])/ABS([.E553]-[.B553])))" office:value-type="float" office:value="8.00584367609824" calcext:value-type="float">
            <text:p>8.00584367609824</text:p>
          </table:table-cell>
          <table:table-cell table:formula="of:=SQRT(POWER([.H553];2)+POWER([.I553];2)+POWER([.J553];2))" office:value-type="float" office:value="735.370144768496" calcext:value-type="float">
            <text:p>735.370144768496</text:p>
          </table:table-cell>
        </table:table-row>
        <table:table-row table:style-name="ro1">
          <table:table-cell office:value-type="float" office:value="112.528" calcext:value-type="float">
            <text:p>112.528</text:p>
          </table:table-cell>
          <table:table-cell office:value-type="float" office:value="300.079" calcext:value-type="float">
            <text:p>300.079</text:p>
          </table:table-cell>
          <table:table-cell office:value-type="float" office:value="47.3419" calcext:value-type="float">
            <text:p>47.3419</text:p>
          </table:table-cell>
          <table:table-cell office:value-type="float" office:value="113.49" calcext:value-type="float">
            <text:p>113.49</text:p>
          </table:table-cell>
          <table:table-cell office:value-type="float" office:value="290.35" calcext:value-type="float">
            <text:p>290.35</text:p>
          </table:table-cell>
          <table:table-cell office:value-type="float" office:value="48.7005" calcext:value-type="float">
            <text:p>48.7005</text:p>
          </table:table-cell>
          <table:table-cell/>
          <table:table-cell table:formula="of:=([.D554]-[.A554])/0.0166667" office:value-type="float" office:value="57.7198845602302" calcext:value-type="float">
            <text:p>57.7198845602302</text:p>
          </table:table-cell>
          <table:table-cell table:formula="of:=ABS([.E554]-[.B554])/0.0166667" office:value-type="float" office:value="583.738832522334" calcext:value-type="float">
            <text:p>583.738832522334</text:p>
          </table:table-cell>
          <table:table-cell table:formula="of:=([.F554]-[.C554])/0.0166667" office:value-type="float" office:value="81.5158369683258" calcext:value-type="float">
            <text:p>81.5158369683258</text:p>
          </table:table-cell>
          <table:table-cell table:formula="of:=DEGREES(ATAN(ABS([.F554]-[.C554])/ABS([.E554]-[.B554])))" office:value-type="float" office:value="7.94962457801241" calcext:value-type="float">
            <text:p>7.94962457801241</text:p>
          </table:table-cell>
          <table:table-cell table:formula="of:=SQRT(POWER([.H554];2)+POWER([.I554];2)+POWER([.J554];2))" office:value-type="float" office:value="592.222459338407" calcext:value-type="float">
            <text:p>592.222459338407</text:p>
          </table:table-cell>
        </table:table-row>
        <table:table-row table:style-name="ro1">
          <table:table-cell office:value-type="float" office:value="121.262" calcext:value-type="float">
            <text:p>121.262</text:p>
          </table:table-cell>
          <table:table-cell office:value-type="float" office:value="298.452" calcext:value-type="float">
            <text:p>298.452</text:p>
          </table:table-cell>
          <table:table-cell office:value-type="float" office:value="48.0192" calcext:value-type="float">
            <text:p>48.0192</text:p>
          </table:table-cell>
          <table:table-cell office:value-type="float" office:value="122.884" calcext:value-type="float">
            <text:p>122.884</text:p>
          </table:table-cell>
          <table:table-cell office:value-type="float" office:value="287.251" calcext:value-type="float">
            <text:p>287.251</text:p>
          </table:table-cell>
          <table:table-cell office:value-type="float" office:value="49.8195" calcext:value-type="float">
            <text:p>49.8195</text:p>
          </table:table-cell>
          <table:table-cell/>
          <table:table-cell table:formula="of:=([.D555]-[.A555])/0.0166667" office:value-type="float" office:value="97.3198053603893" calcext:value-type="float">
            <text:p>97.3198053603893</text:p>
          </table:table-cell>
          <table:table-cell table:formula="of:=ABS([.E555]-[.B555])/0.0166667" office:value-type="float" office:value="672.05865588269" calcext:value-type="float">
            <text:p>672.05865588269</text:p>
          </table:table-cell>
          <table:table-cell table:formula="of:=([.F555]-[.C555])/0.0166667" office:value-type="float" office:value="108.017783964432" calcext:value-type="float">
            <text:p>108.017783964432</text:p>
          </table:table-cell>
          <table:table-cell table:formula="of:=DEGREES(ATAN(ABS([.F555]-[.C555])/ABS([.E555]-[.B555])))" office:value-type="float" office:value="9.13087102115146" calcext:value-type="float">
            <text:p>9.13087102115146</text:p>
          </table:table-cell>
          <table:table-cell table:formula="of:=SQRT(POWER([.H555];2)+POWER([.I555];2)+POWER([.J555];2))" office:value-type="float" office:value="687.605863205673" calcext:value-type="float">
            <text:p>687.605863205673</text:p>
          </table:table-cell>
        </table:table-row>
        <table:table-row table:style-name="ro1">
          <table:table-cell office:value-type="float" office:value="122.75" calcext:value-type="float">
            <text:p>122.75</text:p>
          </table:table-cell>
          <table:table-cell office:value-type="float" office:value="290.262" calcext:value-type="float">
            <text:p>290.262</text:p>
          </table:table-cell>
          <table:table-cell office:value-type="float" office:value="48.1362" calcext:value-type="float">
            <text:p>48.1362</text:p>
          </table:table-cell>
          <table:table-cell office:value-type="float" office:value="123.591" calcext:value-type="float">
            <text:p>123.591</text:p>
          </table:table-cell>
          <table:table-cell office:value-type="float" office:value="279.645" calcext:value-type="float">
            <text:p>279.645</text:p>
          </table:table-cell>
          <table:table-cell office:value-type="float" office:value="49.633" calcext:value-type="float">
            <text:p>49.633</text:p>
          </table:table-cell>
          <table:table-cell/>
          <table:table-cell table:formula="of:=([.D556]-[.A556])/0.0166667" office:value-type="float" office:value="50.4598990802015" calcext:value-type="float">
            <text:p>50.4598990802015</text:p>
          </table:table-cell>
          <table:table-cell table:formula="of:=ABS([.E556]-[.B556])/0.0166667" office:value-type="float" office:value="637.018725962549" calcext:value-type="float">
            <text:p>637.018725962549</text:p>
          </table:table-cell>
          <table:table-cell table:formula="of:=([.F556]-[.C556])/0.0166667" office:value-type="float" office:value="89.8078203843593" calcext:value-type="float">
            <text:p>89.8078203843593</text:p>
          </table:table-cell>
          <table:table-cell table:formula="of:=DEGREES(ATAN(ABS([.F556]-[.C556])/ABS([.E556]-[.B556])))" office:value-type="float" office:value="8.02475462105064" calcext:value-type="float">
            <text:p>8.02475462105064</text:p>
          </table:table-cell>
          <table:table-cell table:formula="of:=SQRT(POWER([.H556];2)+POWER([.I556];2)+POWER([.J556];2))" office:value-type="float" office:value="645.294121501446" calcext:value-type="float">
            <text:p>645.294121501446</text:p>
          </table:table-cell>
        </table:table-row>
        <table:table-row table:style-name="ro1">
          <table:table-cell office:value-type="float" office:value="121.853" calcext:value-type="float">
            <text:p>121.853</text:p>
          </table:table-cell>
          <table:table-cell office:value-type="float" office:value="291.646" calcext:value-type="float">
            <text:p>291.646</text:p>
          </table:table-cell>
          <table:table-cell office:value-type="float" office:value="48.4554" calcext:value-type="float">
            <text:p>48.4554</text:p>
          </table:table-cell>
          <table:table-cell office:value-type="float" office:value="122.575" calcext:value-type="float">
            <text:p>122.575</text:p>
          </table:table-cell>
          <table:table-cell office:value-type="float" office:value="279.705" calcext:value-type="float">
            <text:p>279.705</text:p>
          </table:table-cell>
          <table:table-cell office:value-type="float" office:value="50.1272" calcext:value-type="float">
            <text:p>50.1272</text:p>
          </table:table-cell>
          <table:table-cell/>
          <table:table-cell table:formula="of:=([.D557]-[.A557])/0.0166667" office:value-type="float" office:value="43.3199133601738" calcext:value-type="float">
            <text:p>43.3199133601738</text:p>
          </table:table-cell>
          <table:table-cell table:formula="of:=ABS([.E557]-[.B557])/0.0166667" office:value-type="float" office:value="716.458567082868" calcext:value-type="float">
            <text:p>716.458567082868</text:p>
          </table:table-cell>
          <table:table-cell table:formula="of:=([.F557]-[.C557])/0.0166667" office:value-type="float" office:value="100.307799384402" calcext:value-type="float">
            <text:p>100.307799384402</text:p>
          </table:table-cell>
          <table:table-cell table:formula="of:=DEGREES(ATAN(ABS([.F557]-[.C557])/ABS([.E557]-[.B557])))" office:value-type="float" office:value="7.96989275424646" calcext:value-type="float">
            <text:p>7.96989275424646</text:p>
          </table:table-cell>
          <table:table-cell table:formula="of:=SQRT(POWER([.H557];2)+POWER([.I557];2)+POWER([.J557];2))" office:value-type="float" office:value="724.742125074368" calcext:value-type="float">
            <text:p>724.742125074368</text:p>
          </table:table-cell>
        </table:table-row>
        <table:table-row table:style-name="ro1">
          <table:table-cell office:value-type="float" office:value="121.916" calcext:value-type="float">
            <text:p>121.916</text:p>
          </table:table-cell>
          <table:table-cell office:value-type="float" office:value="294.476" calcext:value-type="float">
            <text:p>294.476</text:p>
          </table:table-cell>
          <table:table-cell office:value-type="float" office:value="47.546" calcext:value-type="float">
            <text:p>47.546</text:p>
          </table:table-cell>
          <table:table-cell office:value-type="float" office:value="122.678" calcext:value-type="float">
            <text:p>122.678</text:p>
          </table:table-cell>
          <table:table-cell office:value-type="float" office:value="284.986" calcext:value-type="float">
            <text:p>284.986</text:p>
          </table:table-cell>
          <table:table-cell office:value-type="float" office:value="48.8837" calcext:value-type="float">
            <text:p>48.8837</text:p>
          </table:table-cell>
          <table:table-cell/>
          <table:table-cell table:formula="of:=([.D558]-[.A558])/0.0166667" office:value-type="float" office:value="45.7199085601829" calcext:value-type="float">
            <text:p>45.7199085601829</text:p>
          </table:table-cell>
          <table:table-cell table:formula="of:=ABS([.E558]-[.B558])/0.0166667" office:value-type="float" office:value="569.398861202278" calcext:value-type="float">
            <text:p>569.398861202278</text:p>
          </table:table-cell>
          <table:table-cell table:formula="of:=([.F558]-[.C558])/0.0166667" office:value-type="float" office:value="80.2618394763209" calcext:value-type="float">
            <text:p>80.2618394763209</text:p>
          </table:table-cell>
          <table:table-cell table:formula="of:=DEGREES(ATAN(ABS([.F558]-[.C558])/ABS([.E558]-[.B558])))" office:value-type="float" office:value="8.02348829675305" calcext:value-type="float">
            <text:p>8.02348829675305</text:p>
          </table:table-cell>
          <table:table-cell table:formula="of:=SQRT(POWER([.H558];2)+POWER([.I558];2)+POWER([.J558];2))" office:value-type="float" office:value="576.842557422149" calcext:value-type="float">
            <text:p>576.842557422149</text:p>
          </table:table-cell>
        </table:table-row>
        <table:table-row table:style-name="ro1">
          <table:table-cell office:value-type="float" office:value="121.437" calcext:value-type="float">
            <text:p>121.437</text:p>
          </table:table-cell>
          <table:table-cell office:value-type="float" office:value="297.305" calcext:value-type="float">
            <text:p>297.305</text:p>
          </table:table-cell>
          <table:table-cell office:value-type="float" office:value="47.1492" calcext:value-type="float">
            <text:p>47.1492</text:p>
          </table:table-cell>
          <table:table-cell office:value-type="float" office:value="122.056" calcext:value-type="float">
            <text:p>122.056</text:p>
          </table:table-cell>
          <table:table-cell office:value-type="float" office:value="286.352" calcext:value-type="float">
            <text:p>286.352</text:p>
          </table:table-cell>
          <table:table-cell office:value-type="float" office:value="48.9462" calcext:value-type="float">
            <text:p>48.9462</text:p>
          </table:table-cell>
          <table:table-cell/>
          <table:table-cell table:formula="of:=([.D559]-[.A559])/0.0166667" office:value-type="float" office:value="37.1399257201485" calcext:value-type="float">
            <text:p>37.1399257201485</text:p>
          </table:table-cell>
          <table:table-cell table:formula="of:=ABS([.E559]-[.B559])/0.0166667" office:value-type="float" office:value="657.178685642631" calcext:value-type="float">
            <text:p>657.178685642631</text:p>
          </table:table-cell>
          <table:table-cell table:formula="of:=([.F559]-[.C559])/0.0166667" office:value-type="float" office:value="107.819784360431" calcext:value-type="float">
            <text:p>107.819784360431</text:p>
          </table:table-cell>
          <table:table-cell table:formula="of:=DEGREES(ATAN(ABS([.F559]-[.C559])/ABS([.E559]-[.B559])))" office:value-type="float" office:value="9.31720545846519" calcext:value-type="float">
            <text:p>9.31720545846519</text:p>
          </table:table-cell>
          <table:table-cell table:formula="of:=SQRT(POWER([.H559];2)+POWER([.I559];2)+POWER([.J559];2))" office:value-type="float" office:value="666.999478894102" calcext:value-type="float">
            <text:p>666.999478894102</text:p>
          </table:table-cell>
        </table:table-row>
        <table:table-row table:style-name="ro1">
          <table:table-cell office:value-type="float" office:value="122.119" calcext:value-type="float">
            <text:p>122.119</text:p>
          </table:table-cell>
          <table:table-cell office:value-type="float" office:value="289.111" calcext:value-type="float">
            <text:p>289.111</text:p>
          </table:table-cell>
          <table:table-cell office:value-type="float" office:value="48.051" calcext:value-type="float">
            <text:p>48.051</text:p>
          </table:table-cell>
          <table:table-cell office:value-type="float" office:value="122.743" calcext:value-type="float">
            <text:p>122.743</text:p>
          </table:table-cell>
          <table:table-cell office:value-type="float" office:value="278.646" calcext:value-type="float">
            <text:p>278.646</text:p>
          </table:table-cell>
          <table:table-cell office:value-type="float" office:value="49.286" calcext:value-type="float">
            <text:p>49.286</text:p>
          </table:table-cell>
          <table:table-cell/>
          <table:table-cell table:formula="of:=([.D560]-[.A560])/0.0166667" office:value-type="float" office:value="37.4399251201495" calcext:value-type="float">
            <text:p>37.4399251201495</text:p>
          </table:table-cell>
          <table:table-cell table:formula="of:=ABS([.E560]-[.B560])/0.0166667" office:value-type="float" office:value="627.89874420251" calcext:value-type="float">
            <text:p>627.89874420251</text:p>
          </table:table-cell>
          <table:table-cell table:formula="of:=([.F560]-[.C560])/0.0166667" office:value-type="float" office:value="74.0998518002964" calcext:value-type="float">
            <text:p>74.0998518002964</text:p>
          </table:table-cell>
          <table:table-cell table:formula="of:=DEGREES(ATAN(ABS([.F560]-[.C560])/ABS([.E560]-[.B560])))" office:value-type="float" office:value="6.73048393461567" calcext:value-type="float">
            <text:p>6.73048393461567</text:p>
          </table:table-cell>
          <table:table-cell table:formula="of:=SQRT(POWER([.H560];2)+POWER([.I560];2)+POWER([.J560];2))" office:value-type="float" office:value="633.36353621038" calcext:value-type="float">
            <text:p>633.36353621038</text:p>
          </table:table-cell>
        </table:table-row>
        <table:table-row table:style-name="ro1">
          <table:table-cell office:value-type="float" office:value="123.351" calcext:value-type="float">
            <text:p>123.351</text:p>
          </table:table-cell>
          <table:table-cell office:value-type="float" office:value="291.288" calcext:value-type="float">
            <text:p>291.288</text:p>
          </table:table-cell>
          <table:table-cell office:value-type="float" office:value="48.7484" calcext:value-type="float">
            <text:p>48.7484</text:p>
          </table:table-cell>
          <table:table-cell office:value-type="float" office:value="124.424" calcext:value-type="float">
            <text:p>124.424</text:p>
          </table:table-cell>
          <table:table-cell office:value-type="float" office:value="280.573" calcext:value-type="float">
            <text:p>280.573</text:p>
          </table:table-cell>
          <table:table-cell office:value-type="float" office:value="50.2398" calcext:value-type="float">
            <text:p>50.2398</text:p>
          </table:table-cell>
          <table:table-cell/>
          <table:table-cell table:formula="of:=([.D561]-[.A561])/0.0166667" office:value-type="float" office:value="64.379871240258" calcext:value-type="float">
            <text:p>64.379871240258</text:p>
          </table:table-cell>
          <table:table-cell table:formula="of:=ABS([.E561]-[.B561])/0.0166667" office:value-type="float" office:value="642.898714202574" calcext:value-type="float">
            <text:p>642.898714202574</text:p>
          </table:table-cell>
          <table:table-cell table:formula="of:=([.F561]-[.C561])/0.0166667" office:value-type="float" office:value="89.4838210323583" calcext:value-type="float">
            <text:p>89.4838210323583</text:p>
          </table:table-cell>
          <table:table-cell table:formula="of:=DEGREES(ATAN(ABS([.F561]-[.C561])/ABS([.E561]-[.B561])))" office:value-type="float" office:value="7.92397853005268" calcext:value-type="float">
            <text:p>7.92397853005268</text:p>
          </table:table-cell>
          <table:table-cell table:formula="of:=SQRT(POWER([.H561];2)+POWER([.I561];2)+POWER([.J561];2))" office:value-type="float" office:value="652.28128807347" calcext:value-type="float">
            <text:p>652.28128807347</text:p>
          </table:table-cell>
        </table:table-row>
        <table:table-row table:style-name="ro1">
          <table:table-cell office:value-type="float" office:value="123.116" calcext:value-type="float">
            <text:p>123.116</text:p>
          </table:table-cell>
          <table:table-cell office:value-type="float" office:value="298.348" calcext:value-type="float">
            <text:p>298.348</text:p>
          </table:table-cell>
          <table:table-cell office:value-type="float" office:value="46.989" calcext:value-type="float">
            <text:p>46.989</text:p>
          </table:table-cell>
          <table:table-cell office:value-type="float" office:value="123.713" calcext:value-type="float">
            <text:p>123.713</text:p>
          </table:table-cell>
          <table:table-cell office:value-type="float" office:value="287.407" calcext:value-type="float">
            <text:p>287.407</text:p>
          </table:table-cell>
          <table:table-cell office:value-type="float" office:value="48.5334" calcext:value-type="float">
            <text:p>48.5334</text:p>
          </table:table-cell>
          <table:table-cell/>
          <table:table-cell table:formula="of:=([.D562]-[.A562])/0.0166667" office:value-type="float" office:value="35.8199283601429" calcext:value-type="float">
            <text:p>35.8199283601429</text:p>
          </table:table-cell>
          <table:table-cell table:formula="of:=ABS([.E562]-[.B562])/0.0166667" office:value-type="float" office:value="656.458687082628" calcext:value-type="float">
            <text:p>656.458687082628</text:p>
          </table:table-cell>
          <table:table-cell table:formula="of:=([.F562]-[.C562])/0.0166667" office:value-type="float" office:value="92.6638146723709" calcext:value-type="float">
            <text:p>92.6638146723709</text:p>
          </table:table-cell>
          <table:table-cell table:formula="of:=DEGREES(ATAN(ABS([.F562]-[.C562])/ABS([.E562]-[.B562])))" office:value-type="float" office:value="8.03462340987358" calcext:value-type="float">
            <text:p>8.03462340987358</text:p>
          </table:table-cell>
          <table:table-cell table:formula="of:=SQRT(POWER([.H562];2)+POWER([.I562];2)+POWER([.J562];2))" office:value-type="float" office:value="663.933473823702" calcext:value-type="float">
            <text:p>663.933473823702</text:p>
          </table:table-cell>
        </table:table-row>
        <table:table-row table:style-name="ro1">
          <table:table-cell office:value-type="float" office:value="122.408" calcext:value-type="float">
            <text:p>122.408</text:p>
          </table:table-cell>
          <table:table-cell office:value-type="float" office:value="294.31" calcext:value-type="float">
            <text:p>294.31</text:p>
          </table:table-cell>
          <table:table-cell office:value-type="float" office:value="47.8215" calcext:value-type="float">
            <text:p>47.8215</text:p>
          </table:table-cell>
          <table:table-cell office:value-type="float" office:value="122.364" calcext:value-type="float">
            <text:p>122.364</text:p>
          </table:table-cell>
          <table:table-cell office:value-type="float" office:value="282.319" calcext:value-type="float">
            <text:p>282.319</text:p>
          </table:table-cell>
          <table:table-cell office:value-type="float" office:value="49.7615" calcext:value-type="float">
            <text:p>49.7615</text:p>
          </table:table-cell>
          <table:table-cell/>
          <table:table-cell table:formula="of:=([.D563]-[.A563])/0.0166667" office:value-type="float" office:value="-2.63999472001038" calcext:value-type="float">
            <text:p>-2.63999472001038</text:p>
          </table:table-cell>
          <table:table-cell table:formula="of:=ABS([.E563]-[.B563])/0.0166667" office:value-type="float" office:value="719.458561082877" calcext:value-type="float">
            <text:p>719.458561082877</text:p>
          </table:table-cell>
          <table:table-cell table:formula="of:=([.F563]-[.C563])/0.0166667" office:value-type="float" office:value="116.399767200465" calcext:value-type="float">
            <text:p>116.399767200465</text:p>
          </table:table-cell>
          <table:table-cell table:formula="of:=DEGREES(ATAN(ABS([.F563]-[.C563])/ABS([.E563]-[.B563])))" office:value-type="float" office:value="9.19013712119925" calcext:value-type="float">
            <text:p>9.19013712119925</text:p>
          </table:table-cell>
          <table:table-cell table:formula="of:=SQRT(POWER([.H563];2)+POWER([.I563];2)+POWER([.J563];2))" office:value-type="float" office:value="728.81856212084" calcext:value-type="float">
            <text:p>728.81856212084</text:p>
          </table:table-cell>
        </table:table-row>
        <table:table-row table:style-name="ro1">
          <table:table-cell office:value-type="float" office:value="122.606" calcext:value-type="float">
            <text:p>122.606</text:p>
          </table:table-cell>
          <table:table-cell office:value-type="float" office:value="288.951" calcext:value-type="float">
            <text:p>288.951</text:p>
          </table:table-cell>
          <table:table-cell office:value-type="float" office:value="48.3229" calcext:value-type="float">
            <text:p>48.3229</text:p>
          </table:table-cell>
          <table:table-cell office:value-type="float" office:value="122.727" calcext:value-type="float">
            <text:p>122.727</text:p>
          </table:table-cell>
          <table:table-cell office:value-type="float" office:value="278.584" calcext:value-type="float">
            <text:p>278.584</text:p>
          </table:table-cell>
          <table:table-cell office:value-type="float" office:value="49.5424" calcext:value-type="float">
            <text:p>49.5424</text:p>
          </table:table-cell>
          <table:table-cell/>
          <table:table-cell table:formula="of:=([.D564]-[.A564])/0.0166667" office:value-type="float" office:value="7.2599854800296" calcext:value-type="float">
            <text:p>7.2599854800296</text:p>
          </table:table-cell>
          <table:table-cell table:formula="of:=ABS([.E564]-[.B564])/0.0166667" office:value-type="float" office:value="622.018755962489" calcext:value-type="float">
            <text:p>622.018755962489</text:p>
          </table:table-cell>
          <table:table-cell table:formula="of:=([.F564]-[.C564])/0.0166667" office:value-type="float" office:value="73.1698536602929" calcext:value-type="float">
            <text:p>73.1698536602929</text:p>
          </table:table-cell>
          <table:table-cell table:formula="of:=DEGREES(ATAN(ABS([.F564]-[.C564])/ABS([.E564]-[.B564])))" office:value-type="float" office:value="6.70903514527598" calcext:value-type="float">
            <text:p>6.70903514527598</text:p>
          </table:table-cell>
          <table:table-cell table:formula="of:=SQRT(POWER([.H564];2)+POWER([.I564];2)+POWER([.J564];2))" office:value-type="float" office:value="626.349636898563" calcext:value-type="float">
            <text:p>626.349636898563</text:p>
          </table:table-cell>
        </table:table-row>
        <table:table-row table:style-name="ro1">
          <table:table-cell office:value-type="float" office:value="122.215" calcext:value-type="float">
            <text:p>122.215</text:p>
          </table:table-cell>
          <table:table-cell office:value-type="float" office:value="290.235" calcext:value-type="float">
            <text:p>290.235</text:p>
          </table:table-cell>
          <table:table-cell office:value-type="float" office:value="48.6509" calcext:value-type="float">
            <text:p>48.6509</text:p>
          </table:table-cell>
          <table:table-cell office:value-type="float" office:value="122.717" calcext:value-type="float">
            <text:p>122.717</text:p>
          </table:table-cell>
          <table:table-cell office:value-type="float" office:value="280.964" calcext:value-type="float">
            <text:p>280.964</text:p>
          </table:table-cell>
          <table:table-cell office:value-type="float" office:value="49.9492" calcext:value-type="float">
            <text:p>49.9492</text:p>
          </table:table-cell>
          <table:table-cell/>
          <table:table-cell table:formula="of:=([.D565]-[.A565])/0.0166667" office:value-type="float" office:value="30.1199397601202" calcext:value-type="float">
            <text:p>30.1199397601202</text:p>
          </table:table-cell>
          <table:table-cell table:formula="of:=ABS([.E565]-[.B565])/0.0166667" office:value-type="float" office:value="556.258887482226" calcext:value-type="float">
            <text:p>556.258887482226</text:p>
          </table:table-cell>
          <table:table-cell table:formula="of:=([.F565]-[.C565])/0.0166667" office:value-type="float" office:value="77.8978442043115" calcext:value-type="float">
            <text:p>77.8978442043115</text:p>
          </table:table-cell>
          <table:table-cell table:formula="of:=DEGREES(ATAN(ABS([.F565]-[.C565])/ABS([.E565]-[.B565])))" office:value-type="float" office:value="7.97179245292122" calcext:value-type="float">
            <text:p>7.97179245292122</text:p>
          </table:table-cell>
          <table:table-cell table:formula="of:=SQRT(POWER([.H565];2)+POWER([.I565];2)+POWER([.J565];2))" office:value-type="float" office:value="562.493764237255" calcext:value-type="float">
            <text:p>562.493764237255</text:p>
          </table:table-cell>
        </table:table-row>
        <table:table-row table:style-name="ro1">
          <table:table-cell office:value-type="float" office:value="121.565" calcext:value-type="float">
            <text:p>121.565</text:p>
          </table:table-cell>
          <table:table-cell office:value-type="float" office:value="298.598" calcext:value-type="float">
            <text:p>298.598</text:p>
          </table:table-cell>
          <table:table-cell office:value-type="float" office:value="47.2233" calcext:value-type="float">
            <text:p>47.2233</text:p>
          </table:table-cell>
          <table:table-cell office:value-type="float" office:value="121.791" calcext:value-type="float">
            <text:p>121.791</text:p>
          </table:table-cell>
          <table:table-cell office:value-type="float" office:value="286.337" calcext:value-type="float">
            <text:p>286.337</text:p>
          </table:table-cell>
          <table:table-cell office:value-type="float" office:value="49.2014" calcext:value-type="float">
            <text:p>49.2014</text:p>
          </table:table-cell>
          <table:table-cell/>
          <table:table-cell table:formula="of:=([.D566]-[.A566])/0.0166667" office:value-type="float" office:value="13.5599728800542" calcext:value-type="float">
            <text:p>13.5599728800542</text:p>
          </table:table-cell>
          <table:table-cell table:formula="of:=ABS([.E566]-[.B566])/0.0166667" office:value-type="float" office:value="735.658528682944" calcext:value-type="float">
            <text:p>735.658528682944</text:p>
          </table:table-cell>
          <table:table-cell table:formula="of:=([.F566]-[.C566])/0.0166667" office:value-type="float" office:value="118.685762628475" calcext:value-type="float">
            <text:p>118.685762628475</text:p>
          </table:table-cell>
          <table:table-cell table:formula="of:=DEGREES(ATAN(ABS([.F566]-[.C566])/ABS([.E566]-[.B566])))" office:value-type="float" office:value="9.16471244523329" calcext:value-type="float">
            <text:p>9.16471244523329</text:p>
          </table:table-cell>
          <table:table-cell table:formula="of:=SQRT(POWER([.H566];2)+POWER([.I566];2)+POWER([.J566];2))" office:value-type="float" office:value="745.294340471712" calcext:value-type="float">
            <text:p>745.294340471712</text:p>
          </table:table-cell>
        </table:table-row>
        <table:table-row table:style-name="ro1">
          <table:table-cell office:value-type="float" office:value="123.253" calcext:value-type="float">
            <text:p>123.253</text:p>
          </table:table-cell>
          <table:table-cell office:value-type="float" office:value="290.168" calcext:value-type="float">
            <text:p>290.168</text:p>
          </table:table-cell>
          <table:table-cell office:value-type="float" office:value="48.1459" calcext:value-type="float">
            <text:p>48.1459</text:p>
          </table:table-cell>
          <table:table-cell office:value-type="float" office:value="124.444" calcext:value-type="float">
            <text:p>124.444</text:p>
          </table:table-cell>
          <table:table-cell office:value-type="float" office:value="278.262" calcext:value-type="float">
            <text:p>278.262</text:p>
          </table:table-cell>
          <table:table-cell office:value-type="float" office:value="49.5756" calcext:value-type="float">
            <text:p>49.5756</text:p>
          </table:table-cell>
          <table:table-cell/>
          <table:table-cell table:formula="of:=([.D567]-[.A567])/0.0166667" office:value-type="float" office:value="71.459857080286" calcext:value-type="float">
            <text:p>71.459857080286</text:p>
          </table:table-cell>
          <table:table-cell table:formula="of:=ABS([.E567]-[.B567])/0.0166667" office:value-type="float" office:value="714.358571282858" calcext:value-type="float">
            <text:p>714.358571282858</text:p>
          </table:table-cell>
          <table:table-cell table:formula="of:=([.F567]-[.C567])/0.0166667" office:value-type="float" office:value="85.7818284363434" calcext:value-type="float">
            <text:p>85.7818284363434</text:p>
          </table:table-cell>
          <table:table-cell table:formula="of:=DEGREES(ATAN(ABS([.F567]-[.C567])/ABS([.E567]-[.B567])))" office:value-type="float" office:value="6.84742251768224" calcext:value-type="float">
            <text:p>6.84742251768224</text:p>
          </table:table-cell>
          <table:table-cell table:formula="of:=SQRT(POWER([.H567];2)+POWER([.I567];2)+POWER([.J567];2))" office:value-type="float" office:value="723.030567562052" calcext:value-type="float">
            <text:p>723.030567562052</text:p>
          </table:table-cell>
        </table:table-row>
        <table:table-row table:style-name="ro1">
          <table:table-cell office:value-type="float" office:value="121.535" calcext:value-type="float">
            <text:p>121.535</text:p>
          </table:table-cell>
          <table:table-cell office:value-type="float" office:value="295.848" calcext:value-type="float">
            <text:p>295.848</text:p>
          </table:table-cell>
          <table:table-cell office:value-type="float" office:value="47.6112" calcext:value-type="float">
            <text:p>47.6112</text:p>
          </table:table-cell>
          <table:table-cell office:value-type="float" office:value="122.555" calcext:value-type="float">
            <text:p>122.555</text:p>
          </table:table-cell>
          <table:table-cell office:value-type="float" office:value="286.256" calcext:value-type="float">
            <text:p>286.256</text:p>
          </table:table-cell>
          <table:table-cell office:value-type="float" office:value="48.956" calcext:value-type="float">
            <text:p>48.956</text:p>
          </table:table-cell>
          <table:table-cell/>
          <table:table-cell table:formula="of:=([.D568]-[.A568])/0.0166667" office:value-type="float" office:value="61.1998776002454" calcext:value-type="float">
            <text:p>61.1998776002454</text:p>
          </table:table-cell>
          <table:table-cell table:formula="of:=ABS([.E568]-[.B568])/0.0166667" office:value-type="float" office:value="575.518848962305" calcext:value-type="float">
            <text:p>575.518848962305</text:p>
          </table:table-cell>
          <table:table-cell table:formula="of:=([.F568]-[.C568])/0.0166667" office:value-type="float" office:value="80.6878386243231" calcext:value-type="float">
            <text:p>80.6878386243231</text:p>
          </table:table-cell>
          <table:table-cell table:formula="of:=DEGREES(ATAN(ABS([.F568]-[.C568])/ABS([.E568]-[.B568])))" office:value-type="float" office:value="7.98085833254352" calcext:value-type="float">
            <text:p>7.98085833254352</text:p>
          </table:table-cell>
          <table:table-cell table:formula="of:=SQRT(POWER([.H568];2)+POWER([.I568];2)+POWER([.J568];2))" office:value-type="float" office:value="584.361102257025" calcext:value-type="float">
            <text:p>584.361102257025</text:p>
          </table:table-cell>
        </table:table-row>
        <table:table-row table:style-name="ro1">
          <table:table-cell office:value-type="float" office:value="121.52" calcext:value-type="float">
            <text:p>121.52</text:p>
          </table:table-cell>
          <table:table-cell office:value-type="float" office:value="293.189" calcext:value-type="float">
            <text:p>293.189</text:p>
          </table:table-cell>
          <table:table-cell office:value-type="float" office:value="47.7311" calcext:value-type="float">
            <text:p>47.7311</text:p>
          </table:table-cell>
          <table:table-cell office:value-type="float" office:value="122.147" calcext:value-type="float">
            <text:p>122.147</text:p>
          </table:table-cell>
          <table:table-cell office:value-type="float" office:value="282.479" calcext:value-type="float">
            <text:p>282.479</text:p>
          </table:table-cell>
          <table:table-cell office:value-type="float" office:value="49.2424" calcext:value-type="float">
            <text:p>49.2424</text:p>
          </table:table-cell>
          <table:table-cell/>
          <table:table-cell table:formula="of:=([.D569]-[.A569])/0.0166667" office:value-type="float" office:value="37.619924760151" calcext:value-type="float">
            <text:p>37.619924760151</text:p>
          </table:table-cell>
          <table:table-cell table:formula="of:=ABS([.E569]-[.B569])/0.0166667" office:value-type="float" office:value="642.598714802573" calcext:value-type="float">
            <text:p>642.598714802573</text:p>
          </table:table-cell>
          <table:table-cell table:formula="of:=([.F569]-[.C569])/0.0166667" office:value-type="float" office:value="90.6778186443631" calcext:value-type="float">
            <text:p>90.6778186443631</text:p>
          </table:table-cell>
          <table:table-cell table:formula="of:=DEGREES(ATAN(ABS([.F569]-[.C569])/ABS([.E569]-[.B569])))" office:value-type="float" office:value="8.03203903390743" calcext:value-type="float">
            <text:p>8.03203903390743</text:p>
          </table:table-cell>
          <table:table-cell table:formula="of:=SQRT(POWER([.H569];2)+POWER([.I569];2)+POWER([.J569];2))" office:value-type="float" office:value="650.054485254104" calcext:value-type="float">
            <text:p>650.054485254104</text:p>
          </table:table-cell>
        </table:table-row>
        <table:table-row table:style-name="ro1">
          <table:table-cell office:value-type="float" office:value="122.536" calcext:value-type="float">
            <text:p>122.536</text:p>
          </table:table-cell>
          <table:table-cell office:value-type="float" office:value="295.575" calcext:value-type="float">
            <text:p>295.575</text:p>
          </table:table-cell>
          <table:table-cell office:value-type="float" office:value="47.8985" calcext:value-type="float">
            <text:p>47.8985</text:p>
          </table:table-cell>
          <table:table-cell office:value-type="float" office:value="123.624" calcext:value-type="float">
            <text:p>123.624</text:p>
          </table:table-cell>
          <table:table-cell office:value-type="float" office:value="284.611" calcext:value-type="float">
            <text:p>284.611</text:p>
          </table:table-cell>
          <table:table-cell office:value-type="float" office:value="49.6806" calcext:value-type="float">
            <text:p>49.6806</text:p>
          </table:table-cell>
          <table:table-cell/>
          <table:table-cell table:formula="of:=([.D570]-[.A570])/0.0166667" office:value-type="float" office:value="65.2798694402608" calcext:value-type="float">
            <text:p>65.2798694402608</text:p>
          </table:table-cell>
          <table:table-cell table:formula="of:=ABS([.E570]-[.B570])/0.0166667" office:value-type="float" office:value="657.838684322631" calcext:value-type="float">
            <text:p>657.838684322631</text:p>
          </table:table-cell>
          <table:table-cell table:formula="of:=([.F570]-[.C570])/0.0166667" office:value-type="float" office:value="106.925786148428" calcext:value-type="float">
            <text:p>106.925786148428</text:p>
          </table:table-cell>
          <table:table-cell table:formula="of:=DEGREES(ATAN(ABS([.F570]-[.C570])/ABS([.E570]-[.B570])))" office:value-type="float" office:value="9.23217734353705" calcext:value-type="float">
            <text:p>9.23217734353705</text:p>
          </table:table-cell>
          <table:table-cell table:formula="of:=SQRT(POWER([.H570];2)+POWER([.I570];2)+POWER([.J570];2))" office:value-type="float" office:value="669.661347017227" calcext:value-type="float">
            <text:p>669.661347017227</text:p>
          </table:table-cell>
        </table:table-row>
        <table:table-row table:style-name="ro1">
          <table:table-cell office:value-type="float" office:value="121.393" calcext:value-type="float">
            <text:p>121.393</text:p>
          </table:table-cell>
          <table:table-cell office:value-type="float" office:value="294.51" calcext:value-type="float">
            <text:p>294.51</text:p>
          </table:table-cell>
          <table:table-cell office:value-type="float" office:value="47.8009" calcext:value-type="float">
            <text:p>47.8009</text:p>
          </table:table-cell>
          <table:table-cell office:value-type="float" office:value="122.272" calcext:value-type="float">
            <text:p>122.272</text:p>
          </table:table-cell>
          <table:table-cell office:value-type="float" office:value="283.695" calcext:value-type="float">
            <text:p>283.695</text:p>
          </table:table-cell>
          <table:table-cell office:value-type="float" office:value="49.3192" calcext:value-type="float">
            <text:p>49.3192</text:p>
          </table:table-cell>
          <table:table-cell/>
          <table:table-cell table:formula="of:=([.D571]-[.A571])/0.0166667" office:value-type="float" office:value="52.7398945202113" calcext:value-type="float">
            <text:p>52.7398945202113</text:p>
          </table:table-cell>
          <table:table-cell table:formula="of:=ABS([.E571]-[.B571])/0.0166667" office:value-type="float" office:value="648.898702202596" calcext:value-type="float">
            <text:p>648.898702202596</text:p>
          </table:table-cell>
          <table:table-cell table:formula="of:=([.F571]-[.C571])/0.0166667" office:value-type="float" office:value="91.0978178043646" calcext:value-type="float">
            <text:p>91.0978178043646</text:p>
          </table:table-cell>
          <table:table-cell table:formula="of:=DEGREES(ATAN(ABS([.F571]-[.C571])/ABS([.E571]-[.B571])))" office:value-type="float" office:value="7.99143228589808" calcext:value-type="float">
            <text:p>7.99143228589808</text:p>
          </table:table-cell>
          <table:table-cell table:formula="of:=SQRT(POWER([.H571];2)+POWER([.I571];2)+POWER([.J571];2))" office:value-type="float" office:value="657.381042168796" calcext:value-type="float">
            <text:p>657.381042168796</text:p>
          </table:table-cell>
        </table:table-row>
        <table:table-row table:style-name="ro1">
          <table:table-cell office:value-type="float" office:value="123.746" calcext:value-type="float">
            <text:p>123.746</text:p>
          </table:table-cell>
          <table:table-cell office:value-type="float" office:value="304.723" calcext:value-type="float">
            <text:p>304.723</text:p>
          </table:table-cell>
          <table:table-cell office:value-type="float" office:value="47.9094" calcext:value-type="float">
            <text:p>47.9094</text:p>
          </table:table-cell>
          <table:table-cell office:value-type="float" office:value="124.722" calcext:value-type="float">
            <text:p>124.722</text:p>
          </table:table-cell>
          <table:table-cell office:value-type="float" office:value="294.717" calcext:value-type="float">
            <text:p>294.717</text:p>
          </table:table-cell>
          <table:table-cell office:value-type="float" office:value="49.5354" calcext:value-type="float">
            <text:p>49.5354</text:p>
          </table:table-cell>
          <table:table-cell/>
          <table:table-cell table:formula="of:=([.D572]-[.A572])/0.0166667" office:value-type="float" office:value="58.5598828802342" calcext:value-type="float">
            <text:p>58.5598828802342</text:p>
          </table:table-cell>
          <table:table-cell table:formula="of:=ABS([.E572]-[.B572])/0.0166667" office:value-type="float" office:value="600.358799282403" calcext:value-type="float">
            <text:p>600.358799282403</text:p>
          </table:table-cell>
          <table:table-cell table:formula="of:=([.F572]-[.C572])/0.0166667" office:value-type="float" office:value="97.5598048803905" calcext:value-type="float">
            <text:p>97.5598048803905</text:p>
          </table:table-cell>
          <table:table-cell table:formula="of:=DEGREES(ATAN(ABS([.F572]-[.C572])/ABS([.E572]-[.B572])))" office:value-type="float" office:value="9.2300257143321" calcext:value-type="float">
            <text:p>9.2300257143321</text:p>
          </table:table-cell>
          <table:table-cell table:formula="of:=SQRT(POWER([.H572];2)+POWER([.I572];2)+POWER([.J572];2))" office:value-type="float" office:value="611.04653119632" calcext:value-type="float">
            <text:p>611.04653119632</text:p>
          </table:table-cell>
        </table:table-row>
        <table:table-row table:style-name="ro1">
          <table:table-cell office:value-type="float" office:value="125.483" calcext:value-type="float">
            <text:p>125.483</text:p>
          </table:table-cell>
          <table:table-cell office:value-type="float" office:value="301.445" calcext:value-type="float">
            <text:p>301.445</text:p>
          </table:table-cell>
          <table:table-cell office:value-type="float" office:value="48.607" calcext:value-type="float">
            <text:p>48.607</text:p>
          </table:table-cell>
          <table:table-cell office:value-type="float" office:value="126.665" calcext:value-type="float">
            <text:p>126.665</text:p>
          </table:table-cell>
          <table:table-cell office:value-type="float" office:value="291.515" calcext:value-type="float">
            <text:p>291.515</text:p>
          </table:table-cell>
          <table:table-cell office:value-type="float" office:value="50.214" calcext:value-type="float">
            <text:p>50.214</text:p>
          </table:table-cell>
          <table:table-cell/>
          <table:table-cell table:formula="of:=([.D573]-[.A573])/0.0166667" office:value-type="float" office:value="70.9198581602838" calcext:value-type="float">
            <text:p>70.9198581602838</text:p>
          </table:table-cell>
          <table:table-cell table:formula="of:=ABS([.E573]-[.B573])/0.0166667" office:value-type="float" office:value="595.798808402384" calcext:value-type="float">
            <text:p>595.798808402384</text:p>
          </table:table-cell>
          <table:table-cell table:formula="of:=([.F573]-[.C573])/0.0166667" office:value-type="float" office:value="96.4198071603856" calcext:value-type="float">
            <text:p>96.4198071603856</text:p>
          </table:table-cell>
          <table:table-cell table:formula="of:=DEGREES(ATAN(ABS([.F573]-[.C573])/ABS([.E573]-[.B573])))" office:value-type="float" office:value="9.19263971596731" calcext:value-type="float">
            <text:p>9.19263971596731</text:p>
          </table:table-cell>
          <table:table-cell table:formula="of:=SQRT(POWER([.H573];2)+POWER([.I573];2)+POWER([.J573];2))" office:value-type="float" office:value="607.70274443022" calcext:value-type="float">
            <text:p>607.70274443022</text:p>
          </table:table-cell>
        </table:table-row>
        <table:table-row table:style-name="ro1">
          <table:table-cell office:value-type="float" office:value="123.76" calcext:value-type="float">
            <text:p>123.76</text:p>
          </table:table-cell>
          <table:table-cell office:value-type="float" office:value="300.283" calcext:value-type="float">
            <text:p>300.283</text:p>
          </table:table-cell>
          <table:table-cell office:value-type="float" office:value="49.295" calcext:value-type="float">
            <text:p>49.295</text:p>
          </table:table-cell>
          <table:table-cell office:value-type="float" office:value="124.577" calcext:value-type="float">
            <text:p>124.577</text:p>
          </table:table-cell>
          <table:table-cell office:value-type="float" office:value="289.163" calcext:value-type="float">
            <text:p>289.163</text:p>
          </table:table-cell>
          <table:table-cell office:value-type="float" office:value="51.0543" calcext:value-type="float">
            <text:p>51.0543</text:p>
          </table:table-cell>
          <table:table-cell/>
          <table:table-cell table:formula="of:=([.D574]-[.A574])/0.0166667" office:value-type="float" office:value="49.0199019601957" calcext:value-type="float">
            <text:p>49.0199019601957</text:p>
          </table:table-cell>
          <table:table-cell table:formula="of:=ABS([.E574]-[.B574])/0.0166667" office:value-type="float" office:value="667.198665602669" calcext:value-type="float">
            <text:p>667.198665602669</text:p>
          </table:table-cell>
          <table:table-cell table:formula="of:=([.F574]-[.C574])/0.0166667" office:value-type="float" office:value="105.557788884422" calcext:value-type="float">
            <text:p>105.557788884422</text:p>
          </table:table-cell>
          <table:table-cell table:formula="of:=DEGREES(ATAN(ABS([.F574]-[.C574])/ABS([.E574]-[.B574])))" office:value-type="float" office:value="8.99027375855946" calcext:value-type="float">
            <text:p>8.99027375855946</text:p>
          </table:table-cell>
          <table:table-cell table:formula="of:=SQRT(POWER([.H574];2)+POWER([.I574];2)+POWER([.J574];2))" office:value-type="float" office:value="677.273546629674" calcext:value-type="float">
            <text:p>677.273546629674</text:p>
          </table:table-cell>
        </table:table-row>
        <table:table-row table:style-name="ro1">
          <table:table-cell office:value-type="float" office:value="113.065" calcext:value-type="float">
            <text:p>113.065</text:p>
          </table:table-cell>
          <table:table-cell office:value-type="float" office:value="306.72" calcext:value-type="float">
            <text:p>306.72</text:p>
          </table:table-cell>
          <table:table-cell office:value-type="float" office:value="47.7152" calcext:value-type="float">
            <text:p>47.7152</text:p>
          </table:table-cell>
          <table:table-cell office:value-type="float" office:value="114.309" calcext:value-type="float">
            <text:p>114.309</text:p>
          </table:table-cell>
          <table:table-cell office:value-type="float" office:value="294.024" calcext:value-type="float">
            <text:p>294.024</text:p>
          </table:table-cell>
          <table:table-cell office:value-type="float" office:value="49.1988" calcext:value-type="float">
            <text:p>49.1988</text:p>
          </table:table-cell>
          <table:table-cell/>
          <table:table-cell table:formula="of:=([.D575]-[.A575])/0.0166667" office:value-type="float" office:value="74.6398507202986" calcext:value-type="float">
            <text:p>74.6398507202986</text:p>
          </table:table-cell>
          <table:table-cell table:formula="of:=ABS([.E575]-[.B575])/0.0166667" office:value-type="float" office:value="761.758476483049" calcext:value-type="float">
            <text:p>761.758476483049</text:p>
          </table:table-cell>
          <table:table-cell table:formula="of:=([.F575]-[.C575])/0.0166667" office:value-type="float" office:value="89.0158219683558" calcext:value-type="float">
            <text:p>89.0158219683558</text:p>
          </table:table-cell>
          <table:table-cell table:formula="of:=DEGREES(ATAN(ABS([.F575]-[.C575])/ABS([.E575]-[.B575])))" office:value-type="float" office:value="6.66511033182357" calcext:value-type="float">
            <text:p>6.66511033182357</text:p>
          </table:table-cell>
          <table:table-cell table:formula="of:=SQRT(POWER([.H575];2)+POWER([.I575];2)+POWER([.J575];2))" office:value-type="float" office:value="770.565312202688" calcext:value-type="float">
            <text:p>770.565312202688</text:p>
          </table:table-cell>
        </table:table-row>
        <table:table-row table:style-name="ro1">
          <table:table-cell office:value-type="float" office:value="97.4092" calcext:value-type="float">
            <text:p>97.4092</text:p>
          </table:table-cell>
          <table:table-cell office:value-type="float" office:value="307.154" calcext:value-type="float">
            <text:p>307.154</text:p>
          </table:table-cell>
          <table:table-cell office:value-type="float" office:value="47.2578" calcext:value-type="float">
            <text:p>47.2578</text:p>
          </table:table-cell>
          <table:table-cell office:value-type="float" office:value="99.7226" calcext:value-type="float">
            <text:p>99.7226</text:p>
          </table:table-cell>
          <table:table-cell office:value-type="float" office:value="296.945" calcext:value-type="float">
            <text:p>296.945</text:p>
          </table:table-cell>
          <table:table-cell office:value-type="float" office:value="49.168" calcext:value-type="float">
            <text:p>49.168</text:p>
          </table:table-cell>
          <table:table-cell/>
          <table:table-cell table:formula="of:=([.D576]-[.A576])/0.0166667" office:value-type="float" office:value="138.803722392555" calcext:value-type="float">
            <text:p>138.803722392555</text:p>
          </table:table-cell>
          <table:table-cell table:formula="of:=ABS([.E576]-[.B576])/0.0166667" office:value-type="float" office:value="612.53877492245" calcext:value-type="float">
            <text:p>612.53877492245</text:p>
          </table:table-cell>
          <table:table-cell table:formula="of:=([.F576]-[.C576])/0.0166667" office:value-type="float" office:value="114.611770776458" calcext:value-type="float">
            <text:p>114.611770776458</text:p>
          </table:table-cell>
          <table:table-cell table:formula="of:=DEGREES(ATAN(ABS([.F576]-[.C576])/ABS([.E576]-[.B576])))" office:value-type="float" office:value="10.5980348165507" calcext:value-type="float">
            <text:p>10.5980348165507</text:p>
          </table:table-cell>
          <table:table-cell table:formula="of:=SQRT(POWER([.H576];2)+POWER([.I576];2)+POWER([.J576];2))" office:value-type="float" office:value="638.440351273352" calcext:value-type="float">
            <text:p>638.440351273352</text:p>
          </table:table-cell>
        </table:table-row>
        <table:table-row table:style-name="ro1">
          <table:table-cell office:value-type="float" office:value="98.2247" calcext:value-type="float">
            <text:p>98.2247</text:p>
          </table:table-cell>
          <table:table-cell office:value-type="float" office:value="302.733" calcext:value-type="float">
            <text:p>302.733</text:p>
          </table:table-cell>
          <table:table-cell office:value-type="float" office:value="48.124" calcext:value-type="float">
            <text:p>48.124</text:p>
          </table:table-cell>
          <table:table-cell office:value-type="float" office:value="100.432" calcext:value-type="float">
            <text:p>100.432</text:p>
          </table:table-cell>
          <table:table-cell office:value-type="float" office:value="291.478" calcext:value-type="float">
            <text:p>291.478</text:p>
          </table:table-cell>
          <table:table-cell office:value-type="float" office:value="49.6611" calcext:value-type="float">
            <text:p>49.6611</text:p>
          </table:table-cell>
          <table:table-cell/>
          <table:table-cell table:formula="of:=([.D577]-[.A577])/0.0166667" office:value-type="float" office:value="132.43773512453" calcext:value-type="float">
            <text:p>132.43773512453</text:p>
          </table:table-cell>
          <table:table-cell table:formula="of:=ABS([.E577]-[.B577])/0.0166667" office:value-type="float" office:value="675.298649402701" calcext:value-type="float">
            <text:p>675.298649402701</text:p>
          </table:table-cell>
          <table:table-cell table:formula="of:=([.F577]-[.C577])/0.0166667" office:value-type="float" office:value="92.2258155483686" calcext:value-type="float">
            <text:p>92.2258155483686</text:p>
          </table:table-cell>
          <table:table-cell table:formula="of:=DEGREES(ATAN(ABS([.F577]-[.C577])/ABS([.E577]-[.B577])))" office:value-type="float" office:value="7.77679685162923" calcext:value-type="float">
            <text:p>7.77679685162923</text:p>
          </table:table-cell>
          <table:table-cell table:formula="of:=SQRT(POWER([.H577];2)+POWER([.I577];2)+POWER([.J577];2))" office:value-type="float" office:value="694.315217047408" calcext:value-type="float">
            <text:p>694.315217047408</text:p>
          </table:table-cell>
        </table:table-row>
        <table:table-row table:style-name="ro1">
          <table:table-cell office:value-type="float" office:value="97.213" calcext:value-type="float">
            <text:p>97.213</text:p>
          </table:table-cell>
          <table:table-cell office:value-type="float" office:value="308.549" calcext:value-type="float">
            <text:p>308.549</text:p>
          </table:table-cell>
          <table:table-cell office:value-type="float" office:value="47.3288" calcext:value-type="float">
            <text:p>47.3288</text:p>
          </table:table-cell>
          <table:table-cell office:value-type="float" office:value="99.5367" calcext:value-type="float">
            <text:p>99.5367</text:p>
          </table:table-cell>
          <table:table-cell office:value-type="float" office:value="298.282" calcext:value-type="float">
            <text:p>298.282</text:p>
          </table:table-cell>
          <table:table-cell office:value-type="float" office:value="49.2424" calcext:value-type="float">
            <text:p>49.2424</text:p>
          </table:table-cell>
          <table:table-cell/>
          <table:table-cell table:formula="of:=([.D578]-[.A578])/0.0166667" office:value-type="float" office:value="139.421721156558" calcext:value-type="float">
            <text:p>139.421721156558</text:p>
          </table:table-cell>
          <table:table-cell table:formula="of:=ABS([.E578]-[.B578])/0.0166667" office:value-type="float" office:value="616.018767962464" calcext:value-type="float">
            <text:p>616.018767962464</text:p>
          </table:table-cell>
          <table:table-cell table:formula="of:=([.F578]-[.C578])/0.0166667" office:value-type="float" office:value="114.815770368459" calcext:value-type="float">
            <text:p>114.815770368459</text:p>
          </table:table-cell>
          <table:table-cell table:formula="of:=DEGREES(ATAN(ABS([.F578]-[.C578])/ABS([.E578]-[.B578])))" office:value-type="float" office:value="10.5578479187874" calcext:value-type="float">
            <text:p>10.5578479187874</text:p>
          </table:table-cell>
          <table:table-cell table:formula="of:=SQRT(POWER([.H578];2)+POWER([.I578];2)+POWER([.J578];2))" office:value-type="float" office:value="641.950309554837" calcext:value-type="float">
            <text:p>641.950309554837</text:p>
          </table:table-cell>
        </table:table-row>
        <table:table-row table:style-name="ro1">
          <table:table-cell office:value-type="float" office:value="99.9758" calcext:value-type="float">
            <text:p>99.9758</text:p>
          </table:table-cell>
          <table:table-cell office:value-type="float" office:value="305.524" calcext:value-type="float">
            <text:p>305.524</text:p>
          </table:table-cell>
          <table:table-cell office:value-type="float" office:value="47.4626" calcext:value-type="float">
            <text:p>47.4626</text:p>
          </table:table-cell>
          <table:table-cell office:value-type="float" office:value="102.492" calcext:value-type="float">
            <text:p>102.492</text:p>
          </table:table-cell>
          <table:table-cell office:value-type="float" office:value="295.413" calcext:value-type="float">
            <text:p>295.413</text:p>
          </table:table-cell>
          <table:table-cell office:value-type="float" office:value="49.1004" calcext:value-type="float">
            <text:p>49.1004</text:p>
          </table:table-cell>
          <table:table-cell/>
          <table:table-cell table:formula="of:=([.D579]-[.A579])/0.0166667" office:value-type="float" office:value="150.971698056604" calcext:value-type="float">
            <text:p>150.971698056604</text:p>
          </table:table-cell>
          <table:table-cell table:formula="of:=ABS([.E579]-[.B579])/0.0166667" office:value-type="float" office:value="606.658786682426" calcext:value-type="float">
            <text:p>606.658786682426</text:p>
          </table:table-cell>
          <table:table-cell table:formula="of:=([.F579]-[.C579])/0.0166667" office:value-type="float" office:value="98.267803464393" calcext:value-type="float">
            <text:p>98.267803464393</text:p>
          </table:table-cell>
          <table:table-cell table:formula="of:=DEGREES(ATAN(ABS([.F579]-[.C579])/ABS([.E579]-[.B579])))" office:value-type="float" office:value="9.20096820393799" calcext:value-type="float">
            <text:p>9.20096820393799</text:p>
          </table:table-cell>
          <table:table-cell table:formula="of:=SQRT(POWER([.H579];2)+POWER([.I579];2)+POWER([.J579];2))" office:value-type="float" office:value="632.837971577879" calcext:value-type="float">
            <text:p>632.837971577879</text:p>
          </table:table-cell>
        </table:table-row>
        <table:table-row table:style-name="ro1">
          <table:table-cell office:value-type="float" office:value="95.0354" calcext:value-type="float">
            <text:p>95.0354</text:p>
          </table:table-cell>
          <table:table-cell office:value-type="float" office:value="296.393" calcext:value-type="float">
            <text:p>296.393</text:p>
          </table:table-cell>
          <table:table-cell office:value-type="float" office:value="46.9741" calcext:value-type="float">
            <text:p>46.9741</text:p>
          </table:table-cell>
          <table:table-cell office:value-type="float" office:value="95.397" calcext:value-type="float">
            <text:p>95.397</text:p>
          </table:table-cell>
          <table:table-cell office:value-type="float" office:value="288.181" calcext:value-type="float">
            <text:p>288.181</text:p>
          </table:table-cell>
          <table:table-cell office:value-type="float" office:value="48.1417" calcext:value-type="float">
            <text:p>48.1417</text:p>
          </table:table-cell>
          <table:table-cell/>
          <table:table-cell table:formula="of:=([.D580]-[.A580])/0.0166667" office:value-type="float" office:value="21.6959566080874" calcext:value-type="float">
            <text:p>21.6959566080874</text:p>
          </table:table-cell>
          <table:table-cell table:formula="of:=ABS([.E580]-[.B580])/0.0166667" office:value-type="float" office:value="492.71901456197" calcext:value-type="float">
            <text:p>492.71901456197</text:p>
          </table:table-cell>
          <table:table-cell table:formula="of:=([.F580]-[.C580])/0.0166667" office:value-type="float" office:value="70.0558598882802" calcext:value-type="float">
            <text:p>70.0558598882802</text:p>
          </table:table-cell>
          <table:table-cell table:formula="of:=DEGREES(ATAN(ABS([.F580]-[.C580])/ABS([.E580]-[.B580])))" office:value-type="float" office:value="8.09219928039815" calcext:value-type="float">
            <text:p>8.09219928039815</text:p>
          </table:table-cell>
          <table:table-cell table:formula="of:=SQRT(POWER([.H580];2)+POWER([.I580];2)+POWER([.J580];2))" office:value-type="float" office:value="498.147132229772" calcext:value-type="float">
            <text:p>498.147132229772</text:p>
          </table:table-cell>
        </table:table-row>
        <table:table-row table:style-name="ro1">
          <table:table-cell office:value-type="float" office:value="94.2907" calcext:value-type="float">
            <text:p>94.2907</text:p>
          </table:table-cell>
          <table:table-cell office:value-type="float" office:value="297.496" calcext:value-type="float">
            <text:p>297.496</text:p>
          </table:table-cell>
          <table:table-cell office:value-type="float" office:value="48.11" calcext:value-type="float">
            <text:p>48.11</text:p>
          </table:table-cell>
          <table:table-cell office:value-type="float" office:value="95.2287" calcext:value-type="float">
            <text:p>95.2287</text:p>
          </table:table-cell>
          <table:table-cell office:value-type="float" office:value="285.217" calcext:value-type="float">
            <text:p>285.217</text:p>
          </table:table-cell>
          <table:table-cell office:value-type="float" office:value="49.8188" calcext:value-type="float">
            <text:p>49.8188</text:p>
          </table:table-cell>
          <table:table-cell/>
          <table:table-cell table:formula="of:=([.D581]-[.A581])/0.0166667" office:value-type="float" office:value="56.2798874402253" calcext:value-type="float">
            <text:p>56.2798874402253</text:p>
          </table:table-cell>
          <table:table-cell table:formula="of:=ABS([.E581]-[.B581])/0.0166667" office:value-type="float" office:value="736.738526522947" calcext:value-type="float">
            <text:p>736.738526522947</text:p>
          </table:table-cell>
          <table:table-cell table:formula="of:=([.F581]-[.C581])/0.0166667" office:value-type="float" office:value="102.52779494441" calcext:value-type="float">
            <text:p>102.52779494441</text:p>
          </table:table-cell>
          <table:table-cell table:formula="of:=DEGREES(ATAN(ABS([.F581]-[.C581])/ABS([.E581]-[.B581])))" office:value-type="float" office:value="7.92265052281768" calcext:value-type="float">
            <text:p>7.92265052281768</text:p>
          </table:table-cell>
          <table:table-cell table:formula="of:=SQRT(POWER([.H581];2)+POWER([.I581];2)+POWER([.J581];2))" office:value-type="float" office:value="745.964497097315" calcext:value-type="float">
            <text:p>745.964497097315</text:p>
          </table:table-cell>
        </table:table-row>
        <table:table-row table:style-name="ro1">
          <table:table-cell office:value-type="float" office:value="87.515" calcext:value-type="float">
            <text:p>87.515</text:p>
          </table:table-cell>
          <table:table-cell office:value-type="float" office:value="297.746" calcext:value-type="float">
            <text:p>297.746</text:p>
          </table:table-cell>
          <table:table-cell office:value-type="float" office:value="47.6185" calcext:value-type="float">
            <text:p>47.6185</text:p>
          </table:table-cell>
          <table:table-cell office:value-type="float" office:value="88.6793" calcext:value-type="float">
            <text:p>88.6793</text:p>
          </table:table-cell>
          <table:table-cell office:value-type="float" office:value="286.765" calcext:value-type="float">
            <text:p>286.765</text:p>
          </table:table-cell>
          <table:table-cell office:value-type="float" office:value="49.1556" calcext:value-type="float">
            <text:p>49.1556</text:p>
          </table:table-cell>
          <table:table-cell/>
          <table:table-cell table:formula="of:=([.D582]-[.A582])/0.0166667" office:value-type="float" office:value="69.8578602842793" calcext:value-type="float">
            <text:p>69.8578602842793</text:p>
          </table:table-cell>
          <table:table-cell table:formula="of:=ABS([.E582]-[.B582])/0.0166667" office:value-type="float" office:value="658.858682282635" calcext:value-type="float">
            <text:p>658.858682282635</text:p>
          </table:table-cell>
          <table:table-cell table:formula="of:=([.F582]-[.C582])/0.0166667" office:value-type="float" office:value="92.225815548369" calcext:value-type="float">
            <text:p>92.225815548369</text:p>
          </table:table-cell>
          <table:table-cell table:formula="of:=DEGREES(ATAN(ABS([.F582]-[.C582])/ABS([.E582]-[.B582])))" office:value-type="float" office:value="7.96838221025445" calcext:value-type="float">
            <text:p>7.96838221025445</text:p>
          </table:table-cell>
          <table:table-cell table:formula="of:=SQRT(POWER([.H582];2)+POWER([.I582];2)+POWER([.J582];2))" office:value-type="float" office:value="668.939821595538" calcext:value-type="float">
            <text:p>668.939821595538</text:p>
          </table:table-cell>
        </table:table-row>
        <table:table-row table:style-name="ro1">
          <table:table-cell office:value-type="float" office:value="81.2373" calcext:value-type="float">
            <text:p>81.2373</text:p>
          </table:table-cell>
          <table:table-cell office:value-type="float" office:value="297.504" calcext:value-type="float">
            <text:p>297.504</text:p>
          </table:table-cell>
          <table:table-cell office:value-type="float" office:value="48.2226" calcext:value-type="float">
            <text:p>48.2226</text:p>
          </table:table-cell>
          <table:table-cell office:value-type="float" office:value="82.7974" calcext:value-type="float">
            <text:p>82.7974</text:p>
          </table:table-cell>
          <table:table-cell office:value-type="float" office:value="286.41" calcext:value-type="float">
            <text:p>286.41</text:p>
          </table:table-cell>
          <table:table-cell office:value-type="float" office:value="50.2614" calcext:value-type="float">
            <text:p>50.2614</text:p>
          </table:table-cell>
          <table:table-cell/>
          <table:table-cell table:formula="of:=([.D583]-[.A583])/0.0166667" office:value-type="float" office:value="93.6058127883739" calcext:value-type="float">
            <text:p>93.6058127883739</text:p>
          </table:table-cell>
          <table:table-cell table:formula="of:=ABS([.E583]-[.B583])/0.0166667" office:value-type="float" office:value="665.638668722662" calcext:value-type="float">
            <text:p>665.638668722662</text:p>
          </table:table-cell>
          <table:table-cell table:formula="of:=([.F583]-[.C583])/0.0166667" office:value-type="float" office:value="122.327755344489" calcext:value-type="float">
            <text:p>122.327755344489</text:p>
          </table:table-cell>
          <table:table-cell table:formula="of:=DEGREES(ATAN(ABS([.F583]-[.C583])/ABS([.E583]-[.B583])))" office:value-type="float" office:value="10.4133393892815" calcext:value-type="float">
            <text:p>10.4133393892815</text:p>
          </table:table-cell>
          <table:table-cell table:formula="of:=SQRT(POWER([.H583];2)+POWER([.I583];2)+POWER([.J583];2))" office:value-type="float" office:value="683.22834046479" calcext:value-type="float">
            <text:p>683.22834046479</text:p>
          </table:table-cell>
        </table:table-row>
        <table:table-row table:style-name="ro1">
          <table:table-cell office:value-type="float" office:value="81.0068" calcext:value-type="float">
            <text:p>81.0068</text:p>
          </table:table-cell>
          <table:table-cell office:value-type="float" office:value="299.039" calcext:value-type="float">
            <text:p>299.039</text:p>
          </table:table-cell>
          <table:table-cell office:value-type="float" office:value="47.4939" calcext:value-type="float">
            <text:p>47.4939</text:p>
          </table:table-cell>
          <table:table-cell office:value-type="float" office:value="82.8037" calcext:value-type="float">
            <text:p>82.8037</text:p>
          </table:table-cell>
          <table:table-cell office:value-type="float" office:value="286.578" calcext:value-type="float">
            <text:p>286.578</text:p>
          </table:table-cell>
          <table:table-cell office:value-type="float" office:value="49.4849" calcext:value-type="float">
            <text:p>49.4849</text:p>
          </table:table-cell>
          <table:table-cell/>
          <table:table-cell table:formula="of:=([.D584]-[.A584])/0.0166667" office:value-type="float" office:value="107.813784372432" calcext:value-type="float">
            <text:p>107.813784372432</text:p>
          </table:table-cell>
          <table:table-cell table:formula="of:=ABS([.E584]-[.B584])/0.0166667" office:value-type="float" office:value="747.658504682991" calcext:value-type="float">
            <text:p>747.658504682991</text:p>
          </table:table-cell>
          <table:table-cell table:formula="of:=([.F584]-[.C584])/0.0166667" office:value-type="float" office:value="119.459761080478" calcext:value-type="float">
            <text:p>119.459761080478</text:p>
          </table:table-cell>
          <table:table-cell table:formula="of:=DEGREES(ATAN(ABS([.F584]-[.C584])/ABS([.E584]-[.B584])))" office:value-type="float" office:value="9.07790275856656" calcext:value-type="float">
            <text:p>9.07790275856656</text:p>
          </table:table-cell>
          <table:table-cell table:formula="of:=SQRT(POWER([.H584];2)+POWER([.I584];2)+POWER([.J584];2))" office:value-type="float" office:value="764.779501714656" calcext:value-type="float">
            <text:p>764.779501714656</text:p>
          </table:table-cell>
        </table:table-row>
        <table:table-row table:style-name="ro1">
          <table:table-cell office:value-type="float" office:value="82.8031" calcext:value-type="float">
            <text:p>82.8031</text:p>
          </table:table-cell>
          <table:table-cell office:value-type="float" office:value="297.501" calcext:value-type="float">
            <text:p>297.501</text:p>
          </table:table-cell>
          <table:table-cell office:value-type="float" office:value="48.466" calcext:value-type="float">
            <text:p>48.466</text:p>
          </table:table-cell>
          <table:table-cell office:value-type="float" office:value="84.8407" calcext:value-type="float">
            <text:p>84.8407</text:p>
          </table:table-cell>
          <table:table-cell office:value-type="float" office:value="286.531" calcext:value-type="float">
            <text:p>286.531</text:p>
          </table:table-cell>
          <table:table-cell office:value-type="float" office:value="49.9756" calcext:value-type="float">
            <text:p>49.9756</text:p>
          </table:table-cell>
          <table:table-cell/>
          <table:table-cell table:formula="of:=([.D585]-[.A585])/0.0166667" office:value-type="float" office:value="122.255755488489" calcext:value-type="float">
            <text:p>122.255755488489</text:p>
          </table:table-cell>
          <table:table-cell table:formula="of:=ABS([.E585]-[.B585])/0.0166667" office:value-type="float" office:value="658.198683602631" calcext:value-type="float">
            <text:p>658.198683602631</text:p>
          </table:table-cell>
          <table:table-cell table:formula="of:=([.F585]-[.C585])/0.0166667" office:value-type="float" office:value="90.5758188483622" calcext:value-type="float">
            <text:p>90.5758188483622</text:p>
          </table:table-cell>
          <table:table-cell table:formula="of:=DEGREES(ATAN(ABS([.F585]-[.C585])/ABS([.E585]-[.B585])))" office:value-type="float" office:value="7.8353558113409" calcext:value-type="float">
            <text:p>7.8353558113409</text:p>
          </table:table-cell>
          <table:table-cell table:formula="of:=SQRT(POWER([.H585];2)+POWER([.I585];2)+POWER([.J585];2))" office:value-type="float" office:value="675.556034542175" calcext:value-type="float">
            <text:p>675.556034542175</text:p>
          </table:table-cell>
        </table:table-row>
        <table:table-row table:style-name="ro1">
          <table:table-cell office:value-type="float" office:value="79.3184" calcext:value-type="float">
            <text:p>79.3184</text:p>
          </table:table-cell>
          <table:table-cell office:value-type="float" office:value="291.887" calcext:value-type="float">
            <text:p>291.887</text:p>
          </table:table-cell>
          <table:table-cell office:value-type="float" office:value="48.7709" calcext:value-type="float">
            <text:p>48.7709</text:p>
          </table:table-cell>
          <table:table-cell office:value-type="float" office:value="80.9342" calcext:value-type="float">
            <text:p>80.9342</text:p>
          </table:table-cell>
          <table:table-cell office:value-type="float" office:value="282.429" calcext:value-type="float">
            <text:p>282.429</text:p>
          </table:table-cell>
          <table:table-cell office:value-type="float" office:value="50.3327" calcext:value-type="float">
            <text:p>50.3327</text:p>
          </table:table-cell>
          <table:table-cell/>
          <table:table-cell table:formula="of:=([.D586]-[.A586])/0.0166667" office:value-type="float" office:value="96.9478061043882" calcext:value-type="float">
            <text:p>96.9478061043882</text:p>
          </table:table-cell>
          <table:table-cell table:formula="of:=ABS([.E586]-[.B586])/0.0166667" office:value-type="float" office:value="567.478865042272" calcext:value-type="float">
            <text:p>567.478865042272</text:p>
          </table:table-cell>
          <table:table-cell table:formula="of:=([.F586]-[.C586])/0.0166667" office:value-type="float" office:value="93.7078125843751" calcext:value-type="float">
            <text:p>93.7078125843751</text:p>
          </table:table-cell>
          <table:table-cell table:formula="of:=DEGREES(ATAN(ABS([.F586]-[.C586])/ABS([.E586]-[.B586])))" office:value-type="float" office:value="9.37663869943791" calcext:value-type="float">
            <text:p>9.37663869943791</text:p>
          </table:table-cell>
          <table:table-cell table:formula="of:=SQRT(POWER([.H586];2)+POWER([.I586];2)+POWER([.J586];2))" office:value-type="float" office:value="583.277201266659" calcext:value-type="float">
            <text:p>583.277201266659</text:p>
          </table:table-cell>
        </table:table-row>
        <table:table-row table:style-name="ro1">
          <table:table-cell office:value-type="float" office:value="72.082" calcext:value-type="float">
            <text:p>72.082</text:p>
          </table:table-cell>
          <table:table-cell office:value-type="float" office:value="294.64" calcext:value-type="float">
            <text:p>294.64</text:p>
          </table:table-cell>
          <table:table-cell office:value-type="float" office:value="46.4026" calcext:value-type="float">
            <text:p>46.4026</text:p>
          </table:table-cell>
          <table:table-cell office:value-type="float" office:value="73.0945" calcext:value-type="float">
            <text:p>73.0945</text:p>
          </table:table-cell>
          <table:table-cell office:value-type="float" office:value="285.03" calcext:value-type="float">
            <text:p>285.03</text:p>
          </table:table-cell>
          <table:table-cell office:value-type="float" office:value="47.7839" calcext:value-type="float">
            <text:p>47.7839</text:p>
          </table:table-cell>
          <table:table-cell/>
          <table:table-cell table:formula="of:=([.D587]-[.A587])/0.0166667" office:value-type="float" office:value="60.7498785002432" calcext:value-type="float">
            <text:p>60.7498785002432</text:p>
          </table:table-cell>
          <table:table-cell table:formula="of:=ABS([.E587]-[.B587])/0.0166667" office:value-type="float" office:value="576.598846802307" calcext:value-type="float">
            <text:p>576.598846802307</text:p>
          </table:table-cell>
          <table:table-cell table:formula="of:=([.F587]-[.C587])/0.0166667" office:value-type="float" office:value="82.8778342443317" calcext:value-type="float">
            <text:p>82.8778342443317</text:p>
          </table:table-cell>
          <table:table-cell table:formula="of:=DEGREES(ATAN(ABS([.F587]-[.C587])/ABS([.E587]-[.B587])))" office:value-type="float" office:value="8.17942668935026" calcext:value-type="float">
            <text:p>8.17942668935026</text:p>
          </table:table-cell>
          <table:table-cell table:formula="of:=SQRT(POWER([.H587];2)+POWER([.I587];2)+POWER([.J587];2))" office:value-type="float" office:value="585.683799742298" calcext:value-type="float">
            <text:p>585.683799742298</text:p>
          </table:table-cell>
        </table:table-row>
        <table:table-row table:style-name="ro1">
          <table:table-cell office:value-type="float" office:value="71.8247" calcext:value-type="float">
            <text:p>71.8247</text:p>
          </table:table-cell>
          <table:table-cell office:value-type="float" office:value="291.677" calcext:value-type="float">
            <text:p>291.677</text:p>
          </table:table-cell>
          <table:table-cell office:value-type="float" office:value="47.3432" calcext:value-type="float">
            <text:p>47.3432</text:p>
          </table:table-cell>
          <table:table-cell office:value-type="float" office:value="72.8351" calcext:value-type="float">
            <text:p>72.8351</text:p>
          </table:table-cell>
          <table:table-cell office:value-type="float" office:value="280.746" calcext:value-type="float">
            <text:p>280.746</text:p>
          </table:table-cell>
          <table:table-cell office:value-type="float" office:value="49.4009" calcext:value-type="float">
            <text:p>49.4009</text:p>
          </table:table-cell>
          <table:table-cell/>
          <table:table-cell table:formula="of:=([.D588]-[.A588])/0.0166667" office:value-type="float" office:value="60.6238787522419" calcext:value-type="float">
            <text:p>60.6238787522419</text:p>
          </table:table-cell>
          <table:table-cell table:formula="of:=ABS([.E588]-[.B588])/0.0166667" office:value-type="float" office:value="655.858688282626" calcext:value-type="float">
            <text:p>655.858688282626</text:p>
          </table:table-cell>
          <table:table-cell table:formula="of:=([.F588]-[.C588])/0.0166667" office:value-type="float" office:value="123.461753076494" calcext:value-type="float">
            <text:p>123.461753076494</text:p>
          </table:table-cell>
          <table:table-cell table:formula="of:=DEGREES(ATAN(ABS([.F588]-[.C588])/ABS([.E588]-[.B588])))" office:value-type="float" office:value="10.6608545155995" calcext:value-type="float">
            <text:p>10.6608545155995</text:p>
          </table:table-cell>
          <table:table-cell table:formula="of:=SQRT(POWER([.H588];2)+POWER([.I588];2)+POWER([.J588];2))" office:value-type="float" office:value="670.125867388727" calcext:value-type="float">
            <text:p>670.125867388727</text:p>
          </table:table-cell>
        </table:table-row>
        <table:table-row table:style-name="ro1">
          <table:table-cell office:value-type="float" office:value="72.0816" calcext:value-type="float">
            <text:p>72.0816</text:p>
          </table:table-cell>
          <table:table-cell office:value-type="float" office:value="291.761" calcext:value-type="float">
            <text:p>291.761</text:p>
          </table:table-cell>
          <table:table-cell office:value-type="float" office:value="47.0741" calcext:value-type="float">
            <text:p>47.0741</text:p>
          </table:table-cell>
          <table:table-cell office:value-type="float" office:value="73.0889" calcext:value-type="float">
            <text:p>73.0889</text:p>
          </table:table-cell>
          <table:table-cell office:value-type="float" office:value="282.213" calcext:value-type="float">
            <text:p>282.213</text:p>
          </table:table-cell>
          <table:table-cell office:value-type="float" office:value="48.6908" calcext:value-type="float">
            <text:p>48.6908</text:p>
          </table:table-cell>
          <table:table-cell/>
          <table:table-cell table:formula="of:=([.D589]-[.A589])/0.0166667" office:value-type="float" office:value="60.4378791242418" calcext:value-type="float">
            <text:p>60.4378791242418</text:p>
          </table:table-cell>
          <table:table-cell table:formula="of:=ABS([.E589]-[.B589])/0.0166667" office:value-type="float" office:value="572.878854242292" calcext:value-type="float">
            <text:p>572.878854242292</text:p>
          </table:table-cell>
          <table:table-cell table:formula="of:=([.F589]-[.C589])/0.0166667" office:value-type="float" office:value="97.0018059963881" calcext:value-type="float">
            <text:p>97.0018059963881</text:p>
          </table:table-cell>
          <table:table-cell table:formula="of:=DEGREES(ATAN(ABS([.F589]-[.C589])/ABS([.E589]-[.B589])))" office:value-type="float" office:value="9.61036469420327" calcext:value-type="float">
            <text:p>9.61036469420327</text:p>
          </table:table-cell>
          <table:table-cell table:formula="of:=SQRT(POWER([.H589];2)+POWER([.I589];2)+POWER([.J589];2))" office:value-type="float" office:value="584.168014562213" calcext:value-type="float">
            <text:p>584.168014562213</text:p>
          </table:table-cell>
        </table:table-row>
        <table:table-row table:style-name="ro1">
          <table:table-cell office:value-type="float" office:value="72.0893" calcext:value-type="float">
            <text:p>72.0893</text:p>
          </table:table-cell>
          <table:table-cell office:value-type="float" office:value="294.337" calcext:value-type="float">
            <text:p>294.337</text:p>
          </table:table-cell>
          <table:table-cell office:value-type="float" office:value="47.7264" calcext:value-type="float">
            <text:p>47.7264</text:p>
          </table:table-cell>
          <table:table-cell office:value-type="float" office:value="73.3544" calcext:value-type="float">
            <text:p>73.3544</text:p>
          </table:table-cell>
          <table:table-cell office:value-type="float" office:value="284.763" calcext:value-type="float">
            <text:p>284.763</text:p>
          </table:table-cell>
          <table:table-cell office:value-type="float" office:value="49.0741" calcext:value-type="float">
            <text:p>49.0741</text:p>
          </table:table-cell>
          <table:table-cell/>
          <table:table-cell table:formula="of:=([.D590]-[.A590])/0.0166667" office:value-type="float" office:value="75.9058481883039" calcext:value-type="float">
            <text:p>75.9058481883039</text:p>
          </table:table-cell>
          <table:table-cell table:formula="of:=ABS([.E590]-[.B590])/0.0166667" office:value-type="float" office:value="574.438851122298" calcext:value-type="float">
            <text:p>574.438851122298</text:p>
          </table:table-cell>
          <table:table-cell table:formula="of:=([.F590]-[.C590])/0.0166667" office:value-type="float" office:value="80.8618382763236" calcext:value-type="float">
            <text:p>80.8618382763236</text:p>
          </table:table-cell>
          <table:table-cell table:formula="of:=DEGREES(ATAN(ABS([.F590]-[.C590])/ABS([.E590]-[.B590])))" office:value-type="float" office:value="8.01268781041404" calcext:value-type="float">
            <text:p>8.01268781041404</text:p>
          </table:table-cell>
          <table:table-cell table:formula="of:=SQRT(POWER([.H590];2)+POWER([.I590];2)+POWER([.J590];2))" office:value-type="float" office:value="585.047287283104" calcext:value-type="float">
            <text:p>585.047287283104</text:p>
          </table:table-cell>
        </table:table-row>
        <table:table-row table:style-name="ro1">
          <table:table-cell office:value-type="float" office:value="75.7496" calcext:value-type="float">
            <text:p>75.7496</text:p>
          </table:table-cell>
          <table:table-cell office:value-type="float" office:value="297.657" calcext:value-type="float">
            <text:p>297.657</text:p>
          </table:table-cell>
          <table:table-cell office:value-type="float" office:value="46.4481" calcext:value-type="float">
            <text:p>46.4481</text:p>
          </table:table-cell>
          <table:table-cell office:value-type="float" office:value="76.9488" calcext:value-type="float">
            <text:p>76.9488</text:p>
          </table:table-cell>
          <table:table-cell office:value-type="float" office:value="287.957" calcext:value-type="float">
            <text:p>287.957</text:p>
          </table:table-cell>
          <table:table-cell office:value-type="float" office:value="47.8304" calcext:value-type="float">
            <text:p>47.8304</text:p>
          </table:table-cell>
          <table:table-cell/>
          <table:table-cell table:formula="of:=([.D591]-[.A591])/0.0166667" office:value-type="float" office:value="71.9518560962881" calcext:value-type="float">
            <text:p>71.9518560962881</text:p>
          </table:table-cell>
          <table:table-cell table:formula="of:=ABS([.E591]-[.B591])/0.0166667" office:value-type="float" office:value="581.998836002327" calcext:value-type="float">
            <text:p>581.998836002327</text:p>
          </table:table-cell>
          <table:table-cell table:formula="of:=([.F591]-[.C591])/0.0166667" office:value-type="float" office:value="82.9378341243318" calcext:value-type="float">
            <text:p>82.9378341243318</text:p>
          </table:table-cell>
          <table:table-cell table:formula="of:=DEGREES(ATAN(ABS([.F591]-[.C591])/ABS([.E591]-[.B591])))" office:value-type="float" office:value="8.11033729040892" calcext:value-type="float">
            <text:p>8.11033729040892</text:p>
          </table:table-cell>
          <table:table-cell table:formula="of:=SQRT(POWER([.H591];2)+POWER([.I591];2)+POWER([.J591];2))" office:value-type="float" office:value="592.265480197014" calcext:value-type="float">
            <text:p>592.265480197014</text:p>
          </table:table-cell>
        </table:table-row>
        <table:table-row table:style-name="ro1">
          <table:table-cell office:value-type="float" office:value="77.2541" calcext:value-type="float">
            <text:p>77.2541</text:p>
          </table:table-cell>
          <table:table-cell office:value-type="float" office:value="292.126" calcext:value-type="float">
            <text:p>292.126</text:p>
          </table:table-cell>
          <table:table-cell office:value-type="float" office:value="47.2288" calcext:value-type="float">
            <text:p>47.2288</text:p>
          </table:table-cell>
          <table:table-cell office:value-type="float" office:value="77.6484" calcext:value-type="float">
            <text:p>77.6484</text:p>
          </table:table-cell>
          <table:table-cell office:value-type="float" office:value="282.605" calcext:value-type="float">
            <text:p>282.605</text:p>
          </table:table-cell>
          <table:table-cell office:value-type="float" office:value="48.5927" calcext:value-type="float">
            <text:p>48.5927</text:p>
          </table:table-cell>
          <table:table-cell/>
          <table:table-cell table:formula="of:=([.D592]-[.A592])/0.0166667" office:value-type="float" office:value="23.6579526840947" calcext:value-type="float">
            <text:p>23.6579526840947</text:p>
          </table:table-cell>
          <table:table-cell table:formula="of:=ABS([.E592]-[.B592])/0.0166667" office:value-type="float" office:value="571.258857482283" calcext:value-type="float">
            <text:p>571.258857482283</text:p>
          </table:table-cell>
          <table:table-cell table:formula="of:=([.F592]-[.C592])/0.0166667" office:value-type="float" office:value="81.8338363323274" calcext:value-type="float">
            <text:p>81.8338363323274</text:p>
          </table:table-cell>
          <table:table-cell table:formula="of:=DEGREES(ATAN(ABS([.F592]-[.C592])/ABS([.E592]-[.B592])))" office:value-type="float" office:value="8.15225878681728" calcext:value-type="float">
            <text:p>8.15225878681728</text:p>
          </table:table-cell>
          <table:table-cell table:formula="of:=SQRT(POWER([.H592];2)+POWER([.I592];2)+POWER([.J592];2))" office:value-type="float" office:value="577.575239900424" calcext:value-type="float">
            <text:p>577.575239900424</text:p>
          </table:table-cell>
        </table:table-row>
        <table:table-row table:style-name="ro1">
          <table:table-cell office:value-type="float" office:value="76.564" calcext:value-type="float">
            <text:p>76.564</text:p>
          </table:table-cell>
          <table:table-cell office:value-type="float" office:value="300.581" calcext:value-type="float">
            <text:p>300.581</text:p>
          </table:table-cell>
          <table:table-cell office:value-type="float" office:value="46.0207" calcext:value-type="float">
            <text:p>46.0207</text:p>
          </table:table-cell>
          <table:table-cell office:value-type="float" office:value="76.9335" calcext:value-type="float">
            <text:p>76.9335</text:p>
          </table:table-cell>
          <table:table-cell office:value-type="float" office:value="286.598" calcext:value-type="float">
            <text:p>286.598</text:p>
          </table:table-cell>
          <table:table-cell office:value-type="float" office:value="48.0257" calcext:value-type="float">
            <text:p>48.0257</text:p>
          </table:table-cell>
          <table:table-cell/>
          <table:table-cell table:formula="of:=([.D593]-[.A593])/0.0166667" office:value-type="float" office:value="22.1699556600888" calcext:value-type="float">
            <text:p>22.1699556600888</text:p>
          </table:table-cell>
          <table:table-cell table:formula="of:=ABS([.E593]-[.B593])/0.0166667" office:value-type="float" office:value="838.978322043356" calcext:value-type="float">
            <text:p>838.978322043356</text:p>
          </table:table-cell>
          <table:table-cell table:formula="of:=([.F593]-[.C593])/0.0166667" office:value-type="float" office:value="120.299759400481" calcext:value-type="float">
            <text:p>120.299759400481</text:p>
          </table:table-cell>
          <table:table-cell table:formula="of:=DEGREES(ATAN(ABS([.F593]-[.C593])/ABS([.E593]-[.B593])))" office:value-type="float" office:value="8.15993016051049" calcext:value-type="float">
            <text:p>8.15993016051049</text:p>
          </table:table-cell>
          <table:table-cell table:formula="of:=SQRT(POWER([.H593];2)+POWER([.I593];2)+POWER([.J593];2))" office:value-type="float" office:value="847.849139826461" calcext:value-type="float">
            <text:p>847.849139826461</text:p>
          </table:table-cell>
        </table:table-row>
        <table:table-row table:style-name="ro1">
          <table:table-cell office:value-type="float" office:value="76.5062" calcext:value-type="float">
            <text:p>76.5062</text:p>
          </table:table-cell>
          <table:table-cell office:value-type="float" office:value="294.692" calcext:value-type="float">
            <text:p>294.692</text:p>
          </table:table-cell>
          <table:table-cell office:value-type="float" office:value="47.6354" calcext:value-type="float">
            <text:p>47.6354</text:p>
          </table:table-cell>
          <table:table-cell office:value-type="float" office:value="77.1566" calcext:value-type="float">
            <text:p>77.1566</text:p>
          </table:table-cell>
          <table:table-cell office:value-type="float" office:value="283.742" calcext:value-type="float">
            <text:p>283.742</text:p>
          </table:table-cell>
          <table:table-cell office:value-type="float" office:value="49.1842" calcext:value-type="float">
            <text:p>49.1842</text:p>
          </table:table-cell>
          <table:table-cell/>
          <table:table-cell table:formula="of:=([.D594]-[.A594])/0.0166667" office:value-type="float" office:value="39.0239219521555" calcext:value-type="float">
            <text:p>39.0239219521555</text:p>
          </table:table-cell>
          <table:table-cell table:formula="of:=ABS([.E594]-[.B594])/0.0166667" office:value-type="float" office:value="656.998686002627" calcext:value-type="float">
            <text:p>656.998686002627</text:p>
          </table:table-cell>
          <table:table-cell table:formula="of:=([.F594]-[.C594])/0.0166667" office:value-type="float" office:value="92.9278141443717" calcext:value-type="float">
            <text:p>92.9278141443717</text:p>
          </table:table-cell>
          <table:table-cell table:formula="of:=DEGREES(ATAN(ABS([.F594]-[.C594])/ABS([.E594]-[.B594])))" office:value-type="float" office:value="8.05067839213866" calcext:value-type="float">
            <text:p>8.05067839213866</text:p>
          </table:table-cell>
          <table:table-cell table:formula="of:=SQRT(POWER([.H594];2)+POWER([.I594];2)+POWER([.J594];2))" office:value-type="float" office:value="664.684676019658" calcext:value-type="float">
            <text:p>664.684676019658</text:p>
          </table:table-cell>
        </table:table-row>
        <table:table-row table:style-name="ro1">
          <table:table-cell office:value-type="float" office:value="76.9953" calcext:value-type="float">
            <text:p>76.9953</text:p>
          </table:table-cell>
          <table:table-cell office:value-type="float" office:value="292.103" calcext:value-type="float">
            <text:p>292.103</text:p>
          </table:table-cell>
          <table:table-cell office:value-type="float" office:value="47.2344" calcext:value-type="float">
            <text:p>47.2344</text:p>
          </table:table-cell>
          <table:table-cell office:value-type="float" office:value="77.6654" calcext:value-type="float">
            <text:p>77.6654</text:p>
          </table:table-cell>
          <table:table-cell office:value-type="float" office:value="283.895" calcext:value-type="float">
            <text:p>283.895</text:p>
          </table:table-cell>
          <table:table-cell office:value-type="float" office:value="48.6575" calcext:value-type="float">
            <text:p>48.6575</text:p>
          </table:table-cell>
          <table:table-cell/>
          <table:table-cell table:formula="of:=([.D595]-[.A595])/0.0166667" office:value-type="float" office:value="40.2059195881611" calcext:value-type="float">
            <text:p>40.2059195881611</text:p>
          </table:table-cell>
          <table:table-cell table:formula="of:=ABS([.E595]-[.B595])/0.0166667" office:value-type="float" office:value="492.479015041972" calcext:value-type="float">
            <text:p>492.479015041972</text:p>
          </table:table-cell>
          <table:table-cell table:formula="of:=([.F595]-[.C595])/0.0166667" office:value-type="float" office:value="85.3858292283414" calcext:value-type="float">
            <text:p>85.3858292283414</text:p>
          </table:table-cell>
          <table:table-cell table:formula="of:=DEGREES(ATAN(ABS([.F595]-[.C595])/ABS([.E595]-[.B595])))" office:value-type="float" office:value="9.83613915572649" calcext:value-type="float">
            <text:p>9.83613915572649</text:p>
          </table:table-cell>
          <table:table-cell table:formula="of:=SQRT(POWER([.H595];2)+POWER([.I595];2)+POWER([.J595];2))" office:value-type="float" office:value="501.440760269497" calcext:value-type="float">
            <text:p>501.440760269497</text:p>
          </table:table-cell>
        </table:table-row>
        <table:table-row table:style-name="ro1">
          <table:table-cell office:value-type="float" office:value="76.5349" calcext:value-type="float">
            <text:p>76.5349</text:p>
          </table:table-cell>
          <table:table-cell office:value-type="float" office:value="297.522" calcext:value-type="float">
            <text:p>297.522</text:p>
          </table:table-cell>
          <table:table-cell office:value-type="float" office:value="47.2334" calcext:value-type="float">
            <text:p>47.2334</text:p>
          </table:table-cell>
          <table:table-cell office:value-type="float" office:value="77.9543" calcext:value-type="float">
            <text:p>77.9543</text:p>
          </table:table-cell>
          <table:table-cell office:value-type="float" office:value="286.439" calcext:value-type="float">
            <text:p>286.439</text:p>
          </table:table-cell>
          <table:table-cell office:value-type="float" office:value="49.0454" calcext:value-type="float">
            <text:p>49.0454</text:p>
          </table:table-cell>
          <table:table-cell/>
          <table:table-cell table:formula="of:=([.D596]-[.A596])/0.0166667" office:value-type="float" office:value="85.1638296723413" calcext:value-type="float">
            <text:p>85.1638296723413</text:p>
          </table:table-cell>
          <table:table-cell table:formula="of:=ABS([.E596]-[.B596])/0.0166667" office:value-type="float" office:value="664.978670042658" calcext:value-type="float">
            <text:p>664.978670042658</text:p>
          </table:table-cell>
          <table:table-cell table:formula="of:=([.F596]-[.C596])/0.0166667" office:value-type="float" office:value="108.719782560435" calcext:value-type="float">
            <text:p>108.719782560435</text:p>
          </table:table-cell>
          <table:table-cell table:formula="of:=DEGREES(ATAN(ABS([.F596]-[.C596])/ABS([.E596]-[.B596])))" office:value-type="float" office:value="9.28534415168085" calcext:value-type="float">
            <text:p>9.28534415168085</text:p>
          </table:table-cell>
          <table:table-cell table:formula="of:=SQRT(POWER([.H596];2)+POWER([.I596];2)+POWER([.J596];2))" office:value-type="float" office:value="679.168241760574" calcext:value-type="float">
            <text:p>679.168241760574</text:p>
          </table:table-cell>
        </table:table-row>
        <table:table-row table:style-name="ro1">
          <table:table-cell office:value-type="float" office:value="77.011" calcext:value-type="float">
            <text:p>77.011</text:p>
          </table:table-cell>
          <table:table-cell office:value-type="float" office:value="293.505" calcext:value-type="float">
            <text:p>293.505</text:p>
          </table:table-cell>
          <table:table-cell office:value-type="float" office:value="47.0329" calcext:value-type="float">
            <text:p>47.0329</text:p>
          </table:table-cell>
          <table:table-cell office:value-type="float" office:value="78.1559" calcext:value-type="float">
            <text:p>78.1559</text:p>
          </table:table-cell>
          <table:table-cell office:value-type="float" office:value="282.69" calcext:value-type="float">
            <text:p>282.69</text:p>
          </table:table-cell>
          <table:table-cell office:value-type="float" office:value="48.3261" calcext:value-type="float">
            <text:p>48.3261</text:p>
          </table:table-cell>
          <table:table-cell/>
          <table:table-cell table:formula="of:=([.D597]-[.A597])/0.0166667" office:value-type="float" office:value="68.6938626122752" calcext:value-type="float">
            <text:p>68.6938626122752</text:p>
          </table:table-cell>
          <table:table-cell table:formula="of:=ABS([.E597]-[.B597])/0.0166667" office:value-type="float" office:value="648.898702202596" calcext:value-type="float">
            <text:p>648.898702202596</text:p>
          </table:table-cell>
          <table:table-cell table:formula="of:=([.F597]-[.C597])/0.0166667" office:value-type="float" office:value="77.5918448163103" calcext:value-type="float">
            <text:p>77.5918448163103</text:p>
          </table:table-cell>
          <table:table-cell table:formula="of:=DEGREES(ATAN(ABS([.F597]-[.C597])/ABS([.E597]-[.B597])))" office:value-type="float" office:value="6.81874823946036" calcext:value-type="float">
            <text:p>6.81874823946036</text:p>
          </table:table-cell>
          <table:table-cell table:formula="of:=SQRT(POWER([.H597];2)+POWER([.I597];2)+POWER([.J597];2))" office:value-type="float" office:value="657.121653016247" calcext:value-type="float">
            <text:p>657.121653016247</text:p>
          </table:table-cell>
        </table:table-row>
        <table:table-row table:style-name="ro1">
          <table:table-cell office:value-type="float" office:value="76.7966" calcext:value-type="float">
            <text:p>76.7966</text:p>
          </table:table-cell>
          <table:table-cell office:value-type="float" office:value="297.663" calcext:value-type="float">
            <text:p>297.663</text:p>
          </table:table-cell>
          <table:table-cell office:value-type="float" office:value="46.6955" calcext:value-type="float">
            <text:p>46.6955</text:p>
          </table:table-cell>
          <table:table-cell office:value-type="float" office:value="77.9371" calcext:value-type="float">
            <text:p>77.9371</text:p>
          </table:table-cell>
          <table:table-cell office:value-type="float" office:value="285.204" calcext:value-type="float">
            <text:p>285.204</text:p>
          </table:table-cell>
          <table:table-cell office:value-type="float" office:value="48.7187" calcext:value-type="float">
            <text:p>48.7187</text:p>
          </table:table-cell>
          <table:table-cell/>
          <table:table-cell table:formula="of:=([.D598]-[.A598])/0.0166667" office:value-type="float" office:value="68.4298631402739" calcext:value-type="float">
            <text:p>68.4298631402739</text:p>
          </table:table-cell>
          <table:table-cell table:formula="of:=ABS([.E598]-[.B598])/0.0166667" office:value-type="float" office:value="747.53850492299" calcext:value-type="float">
            <text:p>747.53850492299</text:p>
          </table:table-cell>
          <table:table-cell table:formula="of:=([.F598]-[.C598])/0.0166667" office:value-type="float" office:value="121.391757216485" calcext:value-type="float">
            <text:p>121.391757216485</text:p>
          </table:table-cell>
          <table:table-cell table:formula="of:=DEGREES(ATAN(ABS([.F598]-[.C598])/ABS([.E598]-[.B598])))" office:value-type="float" office:value="9.22366953090267" calcext:value-type="float">
            <text:p>9.22366953090267</text:p>
          </table:table-cell>
          <table:table-cell table:formula="of:=SQRT(POWER([.H598];2)+POWER([.I598];2)+POWER([.J598];2))" office:value-type="float" office:value="760.415952773219" calcext:value-type="float">
            <text:p>760.415952773219</text:p>
          </table:table-cell>
        </table:table-row>
        <table:table-row table:style-name="ro1">
          <table:table-cell office:value-type="float" office:value="76.9637" calcext:value-type="float">
            <text:p>76.9637</text:p>
          </table:table-cell>
          <table:table-cell office:value-type="float" office:value="289.16" calcext:value-type="float">
            <text:p>289.16</text:p>
          </table:table-cell>
          <table:table-cell office:value-type="float" office:value="48.4168" calcext:value-type="float">
            <text:p>48.4168</text:p>
          </table:table-cell>
          <table:table-cell office:value-type="float" office:value="77.6126" calcext:value-type="float">
            <text:p>77.6126</text:p>
          </table:table-cell>
          <table:table-cell office:value-type="float" office:value="279.728" calcext:value-type="float">
            <text:p>279.728</text:p>
          </table:table-cell>
          <table:table-cell office:value-type="float" office:value="49.9977" calcext:value-type="float">
            <text:p>49.9977</text:p>
          </table:table-cell>
          <table:table-cell/>
          <table:table-cell table:formula="of:=([.D599]-[.A599])/0.0166667" office:value-type="float" office:value="38.9339221321556" calcext:value-type="float">
            <text:p>38.9339221321556</text:p>
          </table:table-cell>
          <table:table-cell table:formula="of:=ABS([.E599]-[.B599])/0.0166667" office:value-type="float" office:value="565.918868162265" calcext:value-type="float">
            <text:p>565.918868162265</text:p>
          </table:table-cell>
          <table:table-cell table:formula="of:=([.F599]-[.C599])/0.0166667" office:value-type="float" office:value="94.8538102923794" calcext:value-type="float">
            <text:p>94.8538102923794</text:p>
          </table:table-cell>
          <table:table-cell table:formula="of:=DEGREES(ATAN(ABS([.F599]-[.C599])/ABS([.E599]-[.B599])))" office:value-type="float" office:value="9.51491703769065" calcext:value-type="float">
            <text:p>9.51491703769065</text:p>
          </table:table-cell>
          <table:table-cell table:formula="of:=SQRT(POWER([.H599];2)+POWER([.I599];2)+POWER([.J599];2))" office:value-type="float" office:value="575.13238559625" calcext:value-type="float">
            <text:p>575.13238559625</text:p>
          </table:table-cell>
        </table:table-row>
        <table:table-row table:style-name="ro1">
          <table:table-cell office:value-type="float" office:value="76.9488" calcext:value-type="float">
            <text:p>76.9488</text:p>
          </table:table-cell>
          <table:table-cell office:value-type="float" office:value="287.962" calcext:value-type="float">
            <text:p>287.962</text:p>
          </table:table-cell>
          <table:table-cell office:value-type="float" office:value="47.8296" calcext:value-type="float">
            <text:p>47.8296</text:p>
          </table:table-cell>
          <table:table-cell office:value-type="float" office:value="77.5637" calcext:value-type="float">
            <text:p>77.5637</text:p>
          </table:table-cell>
          <table:table-cell office:value-type="float" office:value="276.056" calcext:value-type="float">
            <text:p>276.056</text:p>
          </table:table-cell>
          <table:table-cell office:value-type="float" office:value="49.288" calcext:value-type="float">
            <text:p>49.288</text:p>
          </table:table-cell>
          <table:table-cell/>
          <table:table-cell table:formula="of:=([.D600]-[.A600])/0.0166667" office:value-type="float" office:value="36.8939262121471" calcext:value-type="float">
            <text:p>36.8939262121471</text:p>
          </table:table-cell>
          <table:table-cell table:formula="of:=ABS([.E600]-[.B600])/0.0166667" office:value-type="float" office:value="714.358571282858" calcext:value-type="float">
            <text:p>714.358571282858</text:p>
          </table:table-cell>
          <table:table-cell table:formula="of:=([.F600]-[.C600])/0.0166667" office:value-type="float" office:value="87.5038249923499" calcext:value-type="float">
            <text:p>87.5038249923499</text:p>
          </table:table-cell>
          <table:table-cell table:formula="of:=DEGREES(ATAN(ABS([.F600]-[.C600])/ABS([.E600]-[.B600])))" office:value-type="float" office:value="6.9835344579589" calcext:value-type="float">
            <text:p>6.9835344579589</text:p>
          </table:table-cell>
          <table:table-cell table:formula="of:=SQRT(POWER([.H600];2)+POWER([.I600];2)+POWER([.J600];2))" office:value-type="float" office:value="720.642941785268" calcext:value-type="float">
            <text:p>720.642941785268</text:p>
          </table:table-cell>
        </table:table-row>
        <table:table-row table:style-name="ro1">
          <table:table-cell office:value-type="float" office:value="77.0105" calcext:value-type="float">
            <text:p>77.0105</text:p>
          </table:table-cell>
          <table:table-cell office:value-type="float" office:value="293.324" calcext:value-type="float">
            <text:p>293.324</text:p>
          </table:table-cell>
          <table:table-cell office:value-type="float" office:value="47.8251" calcext:value-type="float">
            <text:p>47.8251</text:p>
          </table:table-cell>
          <table:table-cell office:value-type="float" office:value="77.918" calcext:value-type="float">
            <text:p>77.918</text:p>
          </table:table-cell>
          <table:table-cell office:value-type="float" office:value="283.739" calcext:value-type="float">
            <text:p>283.739</text:p>
          </table:table-cell>
          <table:table-cell office:value-type="float" office:value="49.4276" calcext:value-type="float">
            <text:p>49.4276</text:p>
          </table:table-cell>
          <table:table-cell/>
          <table:table-cell table:formula="of:=([.D601]-[.A601])/0.0166667" office:value-type="float" office:value="54.4498911002186" calcext:value-type="float">
            <text:p>54.4498911002186</text:p>
          </table:table-cell>
          <table:table-cell table:formula="of:=ABS([.E601]-[.B601])/0.0166667" office:value-type="float" office:value="575.098849802303" calcext:value-type="float">
            <text:p>575.098849802303</text:p>
          </table:table-cell>
          <table:table-cell table:formula="of:=([.F601]-[.C601])/0.0166667" office:value-type="float" office:value="96.1498077003846" calcext:value-type="float">
            <text:p>96.1498077003846</text:p>
          </table:table-cell>
          <table:table-cell table:formula="of:=DEGREES(ATAN(ABS([.F601]-[.C601])/ABS([.E601]-[.B601])))" office:value-type="float" office:value="9.4914002073966" calcext:value-type="float">
            <text:p>9.4914002073966</text:p>
          </table:table-cell>
          <table:table-cell table:formula="of:=SQRT(POWER([.H601];2)+POWER([.I601];2)+POWER([.J601];2))" office:value-type="float" office:value="585.617847410389" calcext:value-type="float">
            <text:p>585.617847410389</text:p>
          </table:table-cell>
        </table:table-row>
        <table:table-row table:style-name="ro1">
          <table:table-cell office:value-type="float" office:value="76.5063" calcext:value-type="float">
            <text:p>76.5063</text:p>
          </table:table-cell>
          <table:table-cell office:value-type="float" office:value="294.759" calcext:value-type="float">
            <text:p>294.759</text:p>
          </table:table-cell>
          <table:table-cell office:value-type="float" office:value="47.3698" calcext:value-type="float">
            <text:p>47.3698</text:p>
          </table:table-cell>
          <table:table-cell office:value-type="float" office:value="77.4276" calcext:value-type="float">
            <text:p>77.4276</text:p>
          </table:table-cell>
          <table:table-cell office:value-type="float" office:value="285.169" calcext:value-type="float">
            <text:p>285.169</text:p>
          </table:table-cell>
          <table:table-cell office:value-type="float" office:value="48.7283" calcext:value-type="float">
            <text:p>48.7283</text:p>
          </table:table-cell>
          <table:table-cell/>
          <table:table-cell table:formula="of:=([.D602]-[.A602])/0.0166667" office:value-type="float" office:value="55.2778894442212" calcext:value-type="float">
            <text:p>55.2778894442212</text:p>
          </table:table-cell>
          <table:table-cell table:formula="of:=ABS([.E602]-[.B602])/0.0166667" office:value-type="float" office:value="575.398849202304" calcext:value-type="float">
            <text:p>575.398849202304</text:p>
          </table:table-cell>
          <table:table-cell table:formula="of:=([.F602]-[.C602])/0.0166667" office:value-type="float" office:value="81.509836980326" calcext:value-type="float">
            <text:p>81.509836980326</text:p>
          </table:table-cell>
          <table:table-cell table:formula="of:=DEGREES(ATAN(ABS([.F602]-[.C602])/ABS([.E602]-[.B602])))" office:value-type="float" office:value="8.06275808282852" calcext:value-type="float">
            <text:p>8.06275808282852</text:p>
          </table:table-cell>
          <table:table-cell table:formula="of:=SQRT(POWER([.H602];2)+POWER([.I602];2)+POWER([.J602];2))" office:value-type="float" office:value="583.766506618273" calcext:value-type="float">
            <text:p>583.766506618273</text:p>
          </table:table-cell>
        </table:table-row>
        <table:table-row table:style-name="ro1">
          <table:table-cell office:value-type="float" office:value="77.011" calcext:value-type="float">
            <text:p>77.011</text:p>
          </table:table-cell>
          <table:table-cell office:value-type="float" office:value="293.505" calcext:value-type="float">
            <text:p>293.505</text:p>
          </table:table-cell>
          <table:table-cell office:value-type="float" office:value="47.0329" calcext:value-type="float">
            <text:p>47.0329</text:p>
          </table:table-cell>
          <table:table-cell office:value-type="float" office:value="77.9205" calcext:value-type="float">
            <text:p>77.9205</text:p>
          </table:table-cell>
          <table:table-cell office:value-type="float" office:value="284.025" calcext:value-type="float">
            <text:p>284.025</text:p>
          </table:table-cell>
          <table:table-cell office:value-type="float" office:value="48.1358" calcext:value-type="float">
            <text:p>48.1358</text:p>
          </table:table-cell>
          <table:table-cell/>
          <table:table-cell table:formula="of:=([.D603]-[.A603])/0.0166667" office:value-type="float" office:value="54.5698908602188" calcext:value-type="float">
            <text:p>54.5698908602188</text:p>
          </table:table-cell>
          <table:table-cell table:formula="of:=ABS([.E603]-[.B603])/0.0166667" office:value-type="float" office:value="568.798862402276" calcext:value-type="float">
            <text:p>568.798862402276</text:p>
          </table:table-cell>
          <table:table-cell table:formula="of:=([.F603]-[.C603])/0.0166667" office:value-type="float" office:value="66.173867652265" calcext:value-type="float">
            <text:p>66.173867652265</text:p>
          </table:table-cell>
          <table:table-cell table:formula="of:=DEGREES(ATAN(ABS([.F603]-[.C603])/ABS([.E603]-[.B603])))" office:value-type="float" office:value="6.63593998204671" calcext:value-type="float">
            <text:p>6.63593998204671</text:p>
          </table:table-cell>
          <table:table-cell table:formula="of:=SQRT(POWER([.H603];2)+POWER([.I603];2)+POWER([.J603];2))" office:value-type="float" office:value="575.229519077976" calcext:value-type="float">
            <text:p>575.229519077976</text:p>
          </table:table-cell>
        </table:table-row>
        <table:table-row table:style-name="ro1">
          <table:table-cell office:value-type="float" office:value="76.4779" calcext:value-type="float">
            <text:p>76.4779</text:p>
          </table:table-cell>
          <table:table-cell office:value-type="float" office:value="291.949" calcext:value-type="float">
            <text:p>291.949</text:p>
          </table:table-cell>
          <table:table-cell office:value-type="float" office:value="47.7706" calcext:value-type="float">
            <text:p>47.7706</text:p>
          </table:table-cell>
          <table:table-cell office:value-type="float" office:value="77.1409" calcext:value-type="float">
            <text:p>77.1409</text:p>
          </table:table-cell>
          <table:table-cell office:value-type="float" office:value="282.407" calcext:value-type="float">
            <text:p>282.407</text:p>
          </table:table-cell>
          <table:table-cell office:value-type="float" office:value="49.3739" calcext:value-type="float">
            <text:p>49.3739</text:p>
          </table:table-cell>
          <table:table-cell/>
          <table:table-cell table:formula="of:=([.D604]-[.A604])/0.0166667" office:value-type="float" office:value="39.7799204401589" calcext:value-type="float">
            <text:p>39.7799204401589</text:p>
          </table:table-cell>
          <table:table-cell table:formula="of:=ABS([.E604]-[.B604])/0.0166667" office:value-type="float" office:value="572.518854962292" calcext:value-type="float">
            <text:p>572.518854962292</text:p>
          </table:table-cell>
          <table:table-cell table:formula="of:=([.F604]-[.C604])/0.0166667" office:value-type="float" office:value="96.1978076043846" calcext:value-type="float">
            <text:p>96.1978076043846</text:p>
          </table:table-cell>
          <table:table-cell table:formula="of:=DEGREES(ATAN(ABS([.F604]-[.C604])/ABS([.E604]-[.B604])))" office:value-type="float" office:value="9.53806065553559" calcext:value-type="float">
            <text:p>9.53806065553559</text:p>
          </table:table-cell>
          <table:table-cell table:formula="of:=SQRT(POWER([.H604];2)+POWER([.I604];2)+POWER([.J604];2))" office:value-type="float" office:value="581.905747991416" calcext:value-type="float">
            <text:p>581.905747991416</text:p>
          </table:table-cell>
        </table:table-row>
        <table:table-row table:style-name="ro1">
          <table:table-cell office:value-type="float" office:value="75.714" calcext:value-type="float">
            <text:p>75.714</text:p>
          </table:table-cell>
          <table:table-cell office:value-type="float" office:value="293.35" calcext:value-type="float">
            <text:p>293.35</text:p>
          </table:table-cell>
          <table:table-cell office:value-type="float" office:value="47.3225" calcext:value-type="float">
            <text:p>47.3225</text:p>
          </table:table-cell>
          <table:table-cell office:value-type="float" office:value="77.1569" calcext:value-type="float">
            <text:p>77.1569</text:p>
          </table:table-cell>
          <table:table-cell office:value-type="float" office:value="283.803" calcext:value-type="float">
            <text:p>283.803</text:p>
          </table:table-cell>
          <table:table-cell office:value-type="float" office:value="48.9255" calcext:value-type="float">
            <text:p>48.9255</text:p>
          </table:table-cell>
          <table:table-cell/>
          <table:table-cell table:formula="of:=([.D605]-[.A605])/0.0166667" office:value-type="float" office:value="86.573826852346" calcext:value-type="float">
            <text:p>86.573826852346</text:p>
          </table:table-cell>
          <table:table-cell table:formula="of:=ABS([.E605]-[.B605])/0.0166667" office:value-type="float" office:value="572.818854362293" calcext:value-type="float">
            <text:p>572.818854362293</text:p>
          </table:table-cell>
          <table:table-cell table:formula="of:=([.F605]-[.C605])/0.0166667" office:value-type="float" office:value="96.1798076403848" calcext:value-type="float">
            <text:p>96.1798076403848</text:p>
          </table:table-cell>
          <table:table-cell table:formula="of:=DEGREES(ATAN(ABS([.F605]-[.C605])/ABS([.E605]-[.B605])))" office:value-type="float" office:value="9.53140598783481" calcext:value-type="float">
            <text:p>9.53140598783481</text:p>
          </table:table-cell>
          <table:table-cell table:formula="of:=SQRT(POWER([.H605];2)+POWER([.I605];2)+POWER([.J605];2))" office:value-type="float" office:value="587.253797609288" calcext:value-type="float">
            <text:p>587.253797609288</text:p>
          </table:table-cell>
        </table:table-row>
        <table:table-row table:style-name="ro1">
          <table:table-cell office:value-type="float" office:value="74.7134" calcext:value-type="float">
            <text:p>74.7134</text:p>
          </table:table-cell>
          <table:table-cell office:value-type="float" office:value="298.819" calcext:value-type="float">
            <text:p>298.819</text:p>
          </table:table-cell>
          <table:table-cell office:value-type="float" office:value="47.0658" calcext:value-type="float">
            <text:p>47.0658</text:p>
          </table:table-cell>
          <table:table-cell office:value-type="float" office:value="75.9363" calcext:value-type="float">
            <text:p>75.9363</text:p>
          </table:table-cell>
          <table:table-cell office:value-type="float" office:value="289.028" calcext:value-type="float">
            <text:p>289.028</text:p>
          </table:table-cell>
          <table:table-cell office:value-type="float" office:value="48.6977" calcext:value-type="float">
            <text:p>48.6977</text:p>
          </table:table-cell>
          <table:table-cell/>
          <table:table-cell table:formula="of:=([.D606]-[.A606])/0.0166667" office:value-type="float" office:value="73.3738532522932" calcext:value-type="float">
            <text:p>73.3738532522932</text:p>
          </table:table-cell>
          <table:table-cell table:formula="of:=ABS([.E606]-[.B606])/0.0166667" office:value-type="float" office:value="587.45882508235" calcext:value-type="float">
            <text:p>587.45882508235</text:p>
          </table:table-cell>
          <table:table-cell table:formula="of:=([.F606]-[.C606])/0.0166667" office:value-type="float" office:value="97.9138041723913" calcext:value-type="float">
            <text:p>97.9138041723913</text:p>
          </table:table-cell>
          <table:table-cell table:formula="of:=DEGREES(ATAN(ABS([.F606]-[.C606])/ABS([.E606]-[.B606])))" office:value-type="float" office:value="9.46270178916049" calcext:value-type="float">
            <text:p>9.46270178916049</text:p>
          </table:table-cell>
          <table:table-cell table:formula="of:=SQRT(POWER([.H606];2)+POWER([.I606];2)+POWER([.J606];2))" office:value-type="float" office:value="600.065585211928" calcext:value-type="float">
            <text:p>600.065585211928</text:p>
          </table:table-cell>
        </table:table-row>
        <table:table-row table:style-name="ro1">
          <table:table-cell office:value-type="float" office:value="76.2869" calcext:value-type="float">
            <text:p>76.2869</text:p>
          </table:table-cell>
          <table:table-cell office:value-type="float" office:value="298.989" calcext:value-type="float">
            <text:p>298.989</text:p>
          </table:table-cell>
          <table:table-cell office:value-type="float" office:value="46.7689" calcext:value-type="float">
            <text:p>46.7689</text:p>
          </table:table-cell>
          <table:table-cell office:value-type="float" office:value="77.2042" calcext:value-type="float">
            <text:p>77.2042</text:p>
          </table:table-cell>
          <table:table-cell office:value-type="float" office:value="287.749" calcext:value-type="float">
            <text:p>287.749</text:p>
          </table:table-cell>
          <table:table-cell office:value-type="float" office:value="48.867" calcext:value-type="float">
            <text:p>48.867</text:p>
          </table:table-cell>
          <table:table-cell/>
          <table:table-cell table:formula="of:=([.D607]-[.A607])/0.0166667" office:value-type="float" office:value="55.03788992422" calcext:value-type="float">
            <text:p>55.03788992422</text:p>
          </table:table-cell>
          <table:table-cell table:formula="of:=ABS([.E607]-[.B607])/0.0166667" office:value-type="float" office:value="674.398651202695" calcext:value-type="float">
            <text:p>674.398651202695</text:p>
          </table:table-cell>
          <table:table-cell table:formula="of:=([.F607]-[.C607])/0.0166667" office:value-type="float" office:value="125.885748228503" calcext:value-type="float">
            <text:p>125.885748228503</text:p>
          </table:table-cell>
          <table:table-cell table:formula="of:=DEGREES(ATAN(ABS([.F607]-[.C607])/ABS([.E607]-[.B607])))" office:value-type="float" office:value="10.5733592234482" calcext:value-type="float">
            <text:p>10.5733592234482</text:p>
          </table:table-cell>
          <table:table-cell table:formula="of:=SQRT(POWER([.H607];2)+POWER([.I607];2)+POWER([.J607];2))" office:value-type="float" office:value="688.251357919746" calcext:value-type="float">
            <text:p>688.251357919746</text:p>
          </table:table-cell>
        </table:table-row>
        <table:table-row table:style-name="ro1">
          <table:table-cell office:value-type="float" office:value="77.0103" calcext:value-type="float">
            <text:p>77.0103</text:p>
          </table:table-cell>
          <table:table-cell office:value-type="float" office:value="293.263" calcext:value-type="float">
            <text:p>293.263</text:p>
          </table:table-cell>
          <table:table-cell office:value-type="float" office:value="48.0888" calcext:value-type="float">
            <text:p>48.0888</text:p>
          </table:table-cell>
          <table:table-cell office:value-type="float" office:value="78.1713" calcext:value-type="float">
            <text:p>78.1713</text:p>
          </table:table-cell>
          <table:table-cell office:value-type="float" office:value="283.7" calcext:value-type="float">
            <text:p>283.7</text:p>
          </table:table-cell>
          <table:table-cell office:value-type="float" office:value="49.6806" calcext:value-type="float">
            <text:p>49.6806</text:p>
          </table:table-cell>
          <table:table-cell/>
          <table:table-cell table:formula="of:=([.D608]-[.A608])/0.0166667" office:value-type="float" office:value="69.6598606802787" calcext:value-type="float">
            <text:p>69.6598606802787</text:p>
          </table:table-cell>
          <table:table-cell table:formula="of:=ABS([.E608]-[.B608])/0.0166667" office:value-type="float" office:value="573.778852442294" calcext:value-type="float">
            <text:p>573.778852442294</text:p>
          </table:table-cell>
          <table:table-cell table:formula="of:=([.F608]-[.C608])/0.0166667" office:value-type="float" office:value="95.507808984382" calcext:value-type="float">
            <text:p>95.507808984382</text:p>
          </table:table-cell>
          <table:table-cell table:formula="of:=DEGREES(ATAN(ABS([.F608]-[.C608])/ABS([.E608]-[.B608])))" office:value-type="float" office:value="9.4504685388579" calcext:value-type="float">
            <text:p>9.4504685388579</text:p>
          </table:table-cell>
          <table:table-cell table:formula="of:=SQRT(POWER([.H608];2)+POWER([.I608];2)+POWER([.J608];2))" office:value-type="float" office:value="585.829675995497" calcext:value-type="float">
            <text:p>585.829675995497</text:p>
          </table:table-cell>
        </table:table-row>
        <table:table-row table:style-name="ro1">
          <table:table-cell office:value-type="float" office:value="75.2066" calcext:value-type="float">
            <text:p>75.2066</text:p>
          </table:table-cell>
          <table:table-cell office:value-type="float" office:value="294.596" calcext:value-type="float">
            <text:p>294.596</text:p>
          </table:table-cell>
          <table:table-cell office:value-type="float" office:value="47.661" calcext:value-type="float">
            <text:p>47.661</text:p>
          </table:table-cell>
          <table:table-cell office:value-type="float" office:value="76.3949" calcext:value-type="float">
            <text:p>76.3949</text:p>
          </table:table-cell>
          <table:table-cell office:value-type="float" office:value="283.679" calcext:value-type="float">
            <text:p>283.679</text:p>
          </table:table-cell>
          <table:table-cell office:value-type="float" office:value="49.2001" calcext:value-type="float">
            <text:p>49.2001</text:p>
          </table:table-cell>
          <table:table-cell/>
          <table:table-cell table:formula="of:=([.D609]-[.A609])/0.0166667" office:value-type="float" office:value="71.2978574042859" calcext:value-type="float">
            <text:p>71.2978574042859</text:p>
          </table:table-cell>
          <table:table-cell table:formula="of:=ABS([.E609]-[.B609])/0.0166667" office:value-type="float" office:value="655.018689962622" calcext:value-type="float">
            <text:p>655.018689962622</text:p>
          </table:table-cell>
          <table:table-cell table:formula="of:=([.F609]-[.C609])/0.0166667" office:value-type="float" office:value="92.3458153083693" calcext:value-type="float">
            <text:p>92.3458153083693</text:p>
          </table:table-cell>
          <table:table-cell table:formula="of:=DEGREES(ATAN(ABS([.F609]-[.C609])/ABS([.E609]-[.B609])))" office:value-type="float" office:value="8.0247832666347" calcext:value-type="float">
            <text:p>8.0247832666347</text:p>
          </table:table-cell>
          <table:table-cell table:formula="of:=SQRT(POWER([.H609];2)+POWER([.I609];2)+POWER([.J609];2))" office:value-type="float" office:value="665.327451918045" calcext:value-type="float">
            <text:p>665.327451918045</text:p>
          </table:table-cell>
        </table:table-row>
        <table:table-row table:style-name="ro1">
          <table:table-cell office:value-type="float" office:value="74.443" calcext:value-type="float">
            <text:p>74.443</text:p>
          </table:table-cell>
          <table:table-cell office:value-type="float" office:value="297.371" calcext:value-type="float">
            <text:p>297.371</text:p>
          </table:table-cell>
          <table:table-cell office:value-type="float" office:value="47.274" calcext:value-type="float">
            <text:p>47.274</text:p>
          </table:table-cell>
          <table:table-cell office:value-type="float" office:value="75.6565" calcext:value-type="float">
            <text:p>75.6565</text:p>
          </table:table-cell>
          <table:table-cell office:value-type="float" office:value="286.273" calcext:value-type="float">
            <text:p>286.273</text:p>
          </table:table-cell>
          <table:table-cell office:value-type="float" office:value="49.0898" calcext:value-type="float">
            <text:p>49.0898</text:p>
          </table:table-cell>
          <table:table-cell/>
          <table:table-cell table:formula="of:=([.D610]-[.A610])/0.0166667" office:value-type="float" office:value="72.809854380291" calcext:value-type="float">
            <text:p>72.809854380291</text:p>
          </table:table-cell>
          <table:table-cell table:formula="of:=ABS([.E610]-[.B610])/0.0166667" office:value-type="float" office:value="665.878668242661" calcext:value-type="float">
            <text:p>665.878668242661</text:p>
          </table:table-cell>
          <table:table-cell table:formula="of:=([.F610]-[.C610])/0.0166667" office:value-type="float" office:value="108.947782104436" calcext:value-type="float">
            <text:p>108.947782104436</text:p>
          </table:table-cell>
          <table:table-cell table:formula="of:=DEGREES(ATAN(ABS([.F610]-[.C610])/ABS([.E610]-[.B610])))" office:value-type="float" office:value="9.29212014101959" calcext:value-type="float">
            <text:p>9.29212014101959</text:p>
          </table:table-cell>
          <table:table-cell table:formula="of:=SQRT(POWER([.H610];2)+POWER([.I610];2)+POWER([.J610];2))" office:value-type="float" office:value="678.649611317191" calcext:value-type="float">
            <text:p>678.649611317191</text:p>
          </table:table-cell>
        </table:table-row>
        <table:table-row table:style-name="ro1">
          <table:table-cell office:value-type="float" office:value="74.1728" calcext:value-type="float">
            <text:p>74.1728</text:p>
          </table:table-cell>
          <table:table-cell office:value-type="float" office:value="296.052" calcext:value-type="float">
            <text:p>296.052</text:p>
          </table:table-cell>
          <table:table-cell office:value-type="float" office:value="46.9501" calcext:value-type="float">
            <text:p>46.9501</text:p>
          </table:table-cell>
          <table:table-cell office:value-type="float" office:value="76.1409" calcext:value-type="float">
            <text:p>76.1409</text:p>
          </table:table-cell>
          <table:table-cell office:value-type="float" office:value="283.721" calcext:value-type="float">
            <text:p>283.721</text:p>
          </table:table-cell>
          <table:table-cell office:value-type="float" office:value="48.9465" calcext:value-type="float">
            <text:p>48.9465</text:p>
          </table:table-cell>
          <table:table-cell/>
          <table:table-cell table:formula="of:=([.D611]-[.A611])/0.0166667" office:value-type="float" office:value="118.085763828473" calcext:value-type="float">
            <text:p>118.085763828473</text:p>
          </table:table-cell>
          <table:table-cell table:formula="of:=ABS([.E611]-[.B611])/0.0166667" office:value-type="float" office:value="739.858520282961" calcext:value-type="float">
            <text:p>739.858520282961</text:p>
          </table:table-cell>
          <table:table-cell table:formula="of:=([.F611]-[.C611])/0.0166667" office:value-type="float" office:value="119.783760432479" calcext:value-type="float">
            <text:p>119.783760432479</text:p>
          </table:table-cell>
          <table:table-cell table:formula="of:=DEGREES(ATAN(ABS([.F611]-[.C611])/ABS([.E611]-[.B611])))" office:value-type="float" office:value="9.19644028221041" calcext:value-type="float">
            <text:p>9.19644028221041</text:p>
          </table:table-cell>
          <table:table-cell table:formula="of:=SQRT(POWER([.H611];2)+POWER([.I611];2)+POWER([.J611];2))" office:value-type="float" office:value="758.737785349848" calcext:value-type="float">
            <text:p>758.737785349848</text:p>
          </table:table-cell>
        </table:table-row>
        <table:table-row table:style-name="ro1">
          <table:table-cell office:value-type="float" office:value="73.3955" calcext:value-type="float">
            <text:p>73.3955</text:p>
          </table:table-cell>
          <table:table-cell office:value-type="float" office:value="297.413" calcext:value-type="float">
            <text:p>297.413</text:p>
          </table:table-cell>
          <table:table-cell office:value-type="float" office:value="46.7626" calcext:value-type="float">
            <text:p>46.7626</text:p>
          </table:table-cell>
          <table:table-cell office:value-type="float" office:value="75.1552" calcext:value-type="float">
            <text:p>75.1552</text:p>
          </table:table-cell>
          <table:table-cell office:value-type="float" office:value="287.712" calcext:value-type="float">
            <text:p>287.712</text:p>
          </table:table-cell>
          <table:table-cell office:value-type="float" office:value="48.3867" calcext:value-type="float">
            <text:p>48.3867</text:p>
          </table:table-cell>
          <table:table-cell/>
          <table:table-cell table:formula="of:=([.D612]-[.A612])/0.0166667" office:value-type="float" office:value="105.581788836422" calcext:value-type="float">
            <text:p>105.581788836422</text:p>
          </table:table-cell>
          <table:table-cell table:formula="of:=ABS([.E612]-[.B612])/0.0166667" office:value-type="float" office:value="582.05883588233" calcext:value-type="float">
            <text:p>582.05883588233</text:p>
          </table:table-cell>
          <table:table-cell table:formula="of:=([.F612]-[.C612])/0.0166667" office:value-type="float" office:value="97.4458051083897" calcext:value-type="float">
            <text:p>97.4458051083897</text:p>
          </table:table-cell>
          <table:table-cell table:formula="of:=DEGREES(ATAN(ABS([.F612]-[.C612])/ABS([.E612]-[.B612])))" office:value-type="float" office:value="9.50407536479063" calcext:value-type="float">
            <text:p>9.50407536479063</text:p>
          </table:table-cell>
          <table:table-cell table:formula="of:=SQRT(POWER([.H612];2)+POWER([.I612];2)+POWER([.J612];2))" office:value-type="float" office:value="599.529555147879" calcext:value-type="float">
            <text:p>599.529555147879</text:p>
          </table:table-cell>
        </table:table-row>
        <table:table-row table:style-name="ro1">
          <table:table-cell office:value-type="float" office:value="76.2328" calcext:value-type="float">
            <text:p>76.2328</text:p>
          </table:table-cell>
          <table:table-cell office:value-type="float" office:value="293.332" calcext:value-type="float">
            <text:p>293.332</text:p>
          </table:table-cell>
          <table:table-cell office:value-type="float" office:value="47.5757" calcext:value-type="float">
            <text:p>47.5757</text:p>
          </table:table-cell>
          <table:table-cell office:value-type="float" office:value="77.1727" calcext:value-type="float">
            <text:p>77.1727</text:p>
          </table:table-cell>
          <table:table-cell office:value-type="float" office:value="285.146" calcext:value-type="float">
            <text:p>285.146</text:p>
          </table:table-cell>
          <table:table-cell office:value-type="float" office:value="48.734" calcext:value-type="float">
            <text:p>48.734</text:p>
          </table:table-cell>
          <table:table-cell/>
          <table:table-cell table:formula="of:=([.D613]-[.A613])/0.0166667" office:value-type="float" office:value="56.3938872122261" calcext:value-type="float">
            <text:p>56.3938872122261</text:p>
          </table:table-cell>
          <table:table-cell table:formula="of:=ABS([.E613]-[.B613])/0.0166667" office:value-type="float" office:value="491.159017681963" calcext:value-type="float">
            <text:p>491.159017681963</text:p>
          </table:table-cell>
          <table:table-cell table:formula="of:=([.F613]-[.C613])/0.0166667" office:value-type="float" office:value="69.4978610042782" calcext:value-type="float">
            <text:p>69.4978610042782</text:p>
          </table:table-cell>
          <table:table-cell table:formula="of:=DEGREES(ATAN(ABS([.F613]-[.C613])/ABS([.E613]-[.B613])))" office:value-type="float" office:value="8.05375415576631" calcext:value-type="float">
            <text:p>8.05375415576631</text:p>
          </table:table-cell>
          <table:table-cell table:formula="of:=SQRT(POWER([.H613];2)+POWER([.I613];2)+POWER([.J613];2))" office:value-type="float" office:value="499.246836594271" calcext:value-type="float">
            <text:p>499.246836594271</text:p>
          </table:table-cell>
        </table:table-row>
        <table:table-row table:style-name="ro1">
          <table:table-cell office:value-type="float" office:value="74.1301" calcext:value-type="float">
            <text:p>74.1301</text:p>
          </table:table-cell>
          <table:table-cell office:value-type="float" office:value="287.683" calcext:value-type="float">
            <text:p>287.683</text:p>
          </table:table-cell>
          <table:table-cell office:value-type="float" office:value="48.1479" calcext:value-type="float">
            <text:p>48.1479</text:p>
          </table:table-cell>
          <table:table-cell office:value-type="float" office:value="75.5767" calcext:value-type="float">
            <text:p>75.5767</text:p>
          </table:table-cell>
          <table:table-cell office:value-type="float" office:value="277.09" calcext:value-type="float">
            <text:p>277.09</text:p>
          </table:table-cell>
          <table:table-cell office:value-type="float" office:value="49.6503" calcext:value-type="float">
            <text:p>49.6503</text:p>
          </table:table-cell>
          <table:table-cell/>
          <table:table-cell table:formula="of:=([.D614]-[.A614])/0.0166667" office:value-type="float" office:value="86.7958264083474" calcext:value-type="float">
            <text:p>86.7958264083474</text:p>
          </table:table-cell>
          <table:table-cell table:formula="of:=ABS([.E614]-[.B614])/0.0166667" office:value-type="float" office:value="635.578728842543" calcext:value-type="float">
            <text:p>635.578728842543</text:p>
          </table:table-cell>
          <table:table-cell table:formula="of:=([.F614]-[.C614])/0.0166667" office:value-type="float" office:value="90.1438197123607" calcext:value-type="float">
            <text:p>90.1438197123607</text:p>
          </table:table-cell>
          <table:table-cell table:formula="of:=DEGREES(ATAN(ABS([.F614]-[.C614])/ABS([.E614]-[.B614])))" office:value-type="float" office:value="8.07239262898196" calcext:value-type="float">
            <text:p>8.07239262898196</text:p>
          </table:table-cell>
          <table:table-cell table:formula="of:=SQRT(POWER([.H614];2)+POWER([.I614];2)+POWER([.J614];2))" office:value-type="float" office:value="647.780629743855" calcext:value-type="float">
            <text:p>647.780629743855</text:p>
          </table:table-cell>
        </table:table-row>
        <table:table-row table:style-name="ro1">
          <table:table-cell office:value-type="float" office:value="62.1003" calcext:value-type="float">
            <text:p>62.1003</text:p>
          </table:table-cell>
          <table:table-cell office:value-type="float" office:value="300.339" calcext:value-type="float">
            <text:p>300.339</text:p>
          </table:table-cell>
          <table:table-cell office:value-type="float" office:value="46.969" calcext:value-type="float">
            <text:p>46.969</text:p>
          </table:table-cell>
          <table:table-cell office:value-type="float" office:value="63.5932" calcext:value-type="float">
            <text:p>63.5932</text:p>
          </table:table-cell>
          <table:table-cell office:value-type="float" office:value="290.442" calcext:value-type="float">
            <text:p>290.442</text:p>
          </table:table-cell>
          <table:table-cell office:value-type="float" office:value="48.6134" calcext:value-type="float">
            <text:p>48.6134</text:p>
          </table:table-cell>
          <table:table-cell/>
          <table:table-cell table:formula="of:=([.D615]-[.A615])/0.0166667" office:value-type="float" office:value="89.5738208523587" calcext:value-type="float">
            <text:p>89.5738208523587</text:p>
          </table:table-cell>
          <table:table-cell table:formula="of:=ABS([.E615]-[.B615])/0.0166667" office:value-type="float" office:value="593.818812362375" calcext:value-type="float">
            <text:p>593.818812362375</text:p>
          </table:table-cell>
          <table:table-cell table:formula="of:=([.F615]-[.C615])/0.0166667" office:value-type="float" office:value="98.6638026723945" calcext:value-type="float">
            <text:p>98.6638026723945</text:p>
          </table:table-cell>
          <table:table-cell table:formula="of:=DEGREES(ATAN(ABS([.F615]-[.C615])/ABS([.E615]-[.B615])))" office:value-type="float" office:value="9.43359282686986" calcext:value-type="float">
            <text:p>9.43359282686986</text:p>
          </table:table-cell>
          <table:table-cell table:formula="of:=SQRT(POWER([.H615];2)+POWER([.I615];2)+POWER([.J615];2))" office:value-type="float" office:value="608.587542803276" calcext:value-type="float">
            <text:p>608.587542803276</text:p>
          </table:table-cell>
        </table:table-row>
        <table:table-row table:style-name="ro1">
          <table:table-cell office:value-type="float" office:value="61.8331" calcext:value-type="float">
            <text:p>61.8331</text:p>
          </table:table-cell>
          <table:table-cell office:value-type="float" office:value="300.364" calcext:value-type="float">
            <text:p>300.364</text:p>
          </table:table-cell>
          <table:table-cell office:value-type="float" office:value="46.709" calcext:value-type="float">
            <text:p>46.709</text:p>
          </table:table-cell>
          <table:table-cell office:value-type="float" office:value="63.0753" calcext:value-type="float">
            <text:p>63.0753</text:p>
          </table:table-cell>
          <table:table-cell office:value-type="float" office:value="290.425" calcext:value-type="float">
            <text:p>290.425</text:p>
          </table:table-cell>
          <table:table-cell office:value-type="float" office:value="48.3673" calcext:value-type="float">
            <text:p>48.3673</text:p>
          </table:table-cell>
          <table:table-cell/>
          <table:table-cell table:formula="of:=([.D616]-[.A616])/0.0166667" office:value-type="float" office:value="74.5318509362979" calcext:value-type="float">
            <text:p>74.5318509362979</text:p>
          </table:table-cell>
          <table:table-cell table:formula="of:=ABS([.E616]-[.B616])/0.0166667" office:value-type="float" office:value="596.338807322383" calcext:value-type="float">
            <text:p>596.338807322383</text:p>
          </table:table-cell>
          <table:table-cell table:formula="of:=([.F616]-[.C616])/0.0166667" office:value-type="float" office:value="99.4978010043978" calcext:value-type="float">
            <text:p>99.4978010043978</text:p>
          </table:table-cell>
          <table:table-cell table:formula="of:=DEGREES(ATAN(ABS([.F616]-[.C616])/ABS([.E616]-[.B616])))" office:value-type="float" office:value="9.47241800166264" calcext:value-type="float">
            <text:p>9.47241800166264</text:p>
          </table:table-cell>
          <table:table-cell table:formula="of:=SQRT(POWER([.H616];2)+POWER([.I616];2)+POWER([.J616];2))" office:value-type="float" office:value="609.159078014425" calcext:value-type="float">
            <text:p>609.159078014425</text:p>
          </table:table-cell>
        </table:table-row>
        <table:table-row table:style-name="ro1">
          <table:table-cell office:value-type="float" office:value="71.8272" calcext:value-type="float">
            <text:p>71.8272</text:p>
          </table:table-cell>
          <table:table-cell office:value-type="float" office:value="300.153" calcext:value-type="float">
            <text:p>300.153</text:p>
          </table:table-cell>
          <table:table-cell office:value-type="float" office:value="46.3851" calcext:value-type="float">
            <text:p>46.3851</text:p>
          </table:table-cell>
          <table:table-cell office:value-type="float" office:value="73.8802" calcext:value-type="float">
            <text:p>73.8802</text:p>
          </table:table-cell>
          <table:table-cell office:value-type="float" office:value="289.031" calcext:value-type="float">
            <text:p>289.031</text:p>
          </table:table-cell>
          <table:table-cell office:value-type="float" office:value="47.9574" calcext:value-type="float">
            <text:p>47.9574</text:p>
          </table:table-cell>
          <table:table-cell/>
          <table:table-cell table:formula="of:=([.D617]-[.A617])/0.0166667" office:value-type="float" office:value="123.179753640493" calcext:value-type="float">
            <text:p>123.179753640493</text:p>
          </table:table-cell>
          <table:table-cell table:formula="of:=ABS([.E617]-[.B617])/0.0166667" office:value-type="float" office:value="667.31866536267" calcext:value-type="float">
            <text:p>667.31866536267</text:p>
          </table:table-cell>
          <table:table-cell table:formula="of:=([.F617]-[.C617])/0.0166667" office:value-type="float" office:value="94.3378113243773" calcext:value-type="float">
            <text:p>94.3378113243773</text:p>
          </table:table-cell>
          <table:table-cell table:formula="of:=DEGREES(ATAN(ABS([.F617]-[.C617])/ABS([.E617]-[.B617])))" office:value-type="float" office:value="8.04649558747673" calcext:value-type="float">
            <text:p>8.04649558747673</text:p>
          </table:table-cell>
          <table:table-cell table:formula="of:=SQRT(POWER([.H617];2)+POWER([.I617];2)+POWER([.J617];2))" office:value-type="float" office:value="685.118293066111" calcext:value-type="float">
            <text:p>685.118293066111</text:p>
          </table:table-cell>
        </table:table-row>
        <table:table-row table:style-name="ro1">
          <table:table-cell office:value-type="float" office:value="71.566" calcext:value-type="float">
            <text:p>71.566</text:p>
          </table:table-cell>
          <table:table-cell office:value-type="float" office:value="300.072" calcext:value-type="float">
            <text:p>300.072</text:p>
          </table:table-cell>
          <table:table-cell office:value-type="float" office:value="46.6581" calcext:value-type="float">
            <text:p>46.6581</text:p>
          </table:table-cell>
          <table:table-cell office:value-type="float" office:value="73.6197" calcext:value-type="float">
            <text:p>73.6197</text:p>
          </table:table-cell>
          <table:table-cell office:value-type="float" office:value="287.523" calcext:value-type="float">
            <text:p>287.523</text:p>
          </table:table-cell>
          <table:table-cell office:value-type="float" office:value="48.6797" calcext:value-type="float">
            <text:p>48.6797</text:p>
          </table:table-cell>
          <table:table-cell/>
          <table:table-cell table:formula="of:=([.D618]-[.A618])/0.0166667" office:value-type="float" office:value="123.221753556492" calcext:value-type="float">
            <text:p>123.221753556492</text:p>
          </table:table-cell>
          <table:table-cell table:formula="of:=ABS([.E618]-[.B618])/0.0166667" office:value-type="float" office:value="752.938494123011" calcext:value-type="float">
            <text:p>752.938494123011</text:p>
          </table:table-cell>
          <table:table-cell table:formula="of:=([.F618]-[.C618])/0.0166667" office:value-type="float" office:value="121.295757408485" calcext:value-type="float">
            <text:p>121.295757408485</text:p>
          </table:table-cell>
          <table:table-cell table:formula="of:=DEGREES(ATAN(ABS([.F618]-[.C618])/ABS([.E618]-[.B618])))" office:value-type="float" office:value="9.15152316829951" calcext:value-type="float">
            <text:p>9.15152316829951</text:p>
          </table:table-cell>
          <table:table-cell table:formula="of:=SQRT(POWER([.H618];2)+POWER([.I618];2)+POWER([.J618];2))" office:value-type="float" office:value="772.536495737944" calcext:value-type="float">
            <text:p>772.536495737944</text:p>
          </table:table-cell>
        </table:table-row>
        <table:table-row table:style-name="ro1">
          <table:table-cell office:value-type="float" office:value="54.4353" calcext:value-type="float">
            <text:p>54.4353</text:p>
          </table:table-cell>
          <table:table-cell office:value-type="float" office:value="294.532" calcext:value-type="float">
            <text:p>294.532</text:p>
          </table:table-cell>
          <table:table-cell office:value-type="float" office:value="48.3804" calcext:value-type="float">
            <text:p>48.3804</text:p>
          </table:table-cell>
          <table:table-cell office:value-type="float" office:value="55.8532" calcext:value-type="float">
            <text:p>55.8532</text:p>
          </table:table-cell>
          <table:table-cell office:value-type="float" office:value="283.517" calcext:value-type="float">
            <text:p>283.517</text:p>
          </table:table-cell>
          <table:table-cell office:value-type="float" office:value="49.6686" calcext:value-type="float">
            <text:p>49.6686</text:p>
          </table:table-cell>
          <table:table-cell/>
          <table:table-cell table:formula="of:=([.D619]-[.A619])/0.0166667" office:value-type="float" office:value="85.0738298523405" calcext:value-type="float">
            <text:p>85.0738298523405</text:p>
          </table:table-cell>
          <table:table-cell table:formula="of:=ABS([.E619]-[.B619])/0.0166667" office:value-type="float" office:value="660.898678202643" calcext:value-type="float">
            <text:p>660.898678202643</text:p>
          </table:table-cell>
          <table:table-cell table:formula="of:=([.F619]-[.C619])/0.0166667" office:value-type="float" office:value="77.291845416309" calcext:value-type="float">
            <text:p>77.291845416309</text:p>
          </table:table-cell>
          <table:table-cell table:formula="of:=DEGREES(ATAN(ABS([.F619]-[.C619])/ABS([.E619]-[.B619])))" office:value-type="float" office:value="6.6704185259351" calcext:value-type="float">
            <text:p>6.6704185259351</text:p>
          </table:table-cell>
          <table:table-cell table:formula="of:=SQRT(POWER([.H619];2)+POWER([.I619];2)+POWER([.J619];2))" office:value-type="float" office:value="670.819386082129" calcext:value-type="float">
            <text:p>670.819386082129</text:p>
          </table:table-cell>
        </table:table-row>
        <table:table-row table:style-name="ro1">
          <table:table-cell office:value-type="float" office:value="50.637" calcext:value-type="float">
            <text:p>50.637</text:p>
          </table:table-cell>
          <table:table-cell office:value-type="float" office:value="298.151" calcext:value-type="float">
            <text:p>298.151</text:p>
          </table:table-cell>
          <table:table-cell office:value-type="float" office:value="47.9085" calcext:value-type="float">
            <text:p>47.9085</text:p>
          </table:table-cell>
          <table:table-cell office:value-type="float" office:value="52.1715" calcext:value-type="float">
            <text:p>52.1715</text:p>
          </table:table-cell>
          <table:table-cell office:value-type="float" office:value="286.843" calcext:value-type="float">
            <text:p>286.843</text:p>
          </table:table-cell>
          <table:table-cell office:value-type="float" office:value="49.7377" calcext:value-type="float">
            <text:p>49.7377</text:p>
          </table:table-cell>
          <table:table-cell/>
          <table:table-cell table:formula="of:=([.D620]-[.A620])/0.0166667" office:value-type="float" office:value="92.0698158603684" calcext:value-type="float">
            <text:p>92.0698158603684</text:p>
          </table:table-cell>
          <table:table-cell table:formula="of:=ABS([.E620]-[.B620])/0.0166667" office:value-type="float" office:value="678.478643042714" calcext:value-type="float">
            <text:p>678.478643042714</text:p>
          </table:table-cell>
          <table:table-cell table:formula="of:=([.F620]-[.C620])/0.0166667" office:value-type="float" office:value="109.751780496439" calcext:value-type="float">
            <text:p>109.751780496439</text:p>
          </table:table-cell>
          <table:table-cell table:formula="of:=DEGREES(ATAN(ABS([.F620]-[.C620])/ABS([.E620]-[.B620])))" office:value-type="float" office:value="9.18866180801973" calcext:value-type="float">
            <text:p>9.18866180801973</text:p>
          </table:table-cell>
          <table:table-cell table:formula="of:=SQRT(POWER([.H620];2)+POWER([.I620];2)+POWER([.J620];2))" office:value-type="float" office:value="693.437505028234" calcext:value-type="float">
            <text:p>693.437505028234</text:p>
          </table:table-cell>
        </table:table-row>
        <table:table-row table:style-name="ro1">
          <table:table-cell office:value-type="float" office:value="47.8901" calcext:value-type="float">
            <text:p>47.8901</text:p>
          </table:table-cell>
          <table:table-cell office:value-type="float" office:value="300.589" calcext:value-type="float">
            <text:p>300.589</text:p>
          </table:table-cell>
          <table:table-cell office:value-type="float" office:value="47.3338" calcext:value-type="float">
            <text:p>47.3338</text:p>
          </table:table-cell>
          <table:table-cell office:value-type="float" office:value="50.4998" calcext:value-type="float">
            <text:p>50.4998</text:p>
          </table:table-cell>
          <table:table-cell office:value-type="float" office:value="289.486" calcext:value-type="float">
            <text:p>289.486</text:p>
          </table:table-cell>
          <table:table-cell office:value-type="float" office:value="48.6248" calcext:value-type="float">
            <text:p>48.6248</text:p>
          </table:table-cell>
          <table:table-cell/>
          <table:table-cell table:formula="of:=([.D621]-[.A621])/0.0166667" office:value-type="float" office:value="156.581686836627" calcext:value-type="float">
            <text:p>156.581686836627</text:p>
          </table:table-cell>
          <table:table-cell table:formula="of:=ABS([.E621]-[.B621])/0.0166667" office:value-type="float" office:value="666.178667642665" calcext:value-type="float">
            <text:p>666.178667642665</text:p>
          </table:table-cell>
          <table:table-cell table:formula="of:=([.F621]-[.C621])/0.0166667" office:value-type="float" office:value="77.4598450803101" calcext:value-type="float">
            <text:p>77.4598450803101</text:p>
          </table:table-cell>
          <table:table-cell table:formula="of:=DEGREES(ATAN(ABS([.F621]-[.C621])/ABS([.E621]-[.B621])))" office:value-type="float" office:value="6.63227779896141" calcext:value-type="float">
            <text:p>6.63227779896141</text:p>
          </table:table-cell>
          <table:table-cell table:formula="of:=SQRT(POWER([.H621];2)+POWER([.I621];2)+POWER([.J621];2))" office:value-type="float" office:value="688.703034314955" calcext:value-type="float">
            <text:p>688.703034314955</text:p>
          </table:table-cell>
        </table:table-row>
        <table:table-row table:style-name="ro1">
          <table:table-cell office:value-type="float" office:value="47.8369" calcext:value-type="float">
            <text:p>47.8369</text:p>
          </table:table-cell>
          <table:table-cell office:value-type="float" office:value="296.214" calcext:value-type="float">
            <text:p>296.214</text:p>
          </table:table-cell>
          <table:table-cell office:value-type="float" office:value="47.4396" calcext:value-type="float">
            <text:p>47.4396</text:p>
          </table:table-cell>
          <table:table-cell office:value-type="float" office:value="50.0572" calcext:value-type="float">
            <text:p>50.0572</text:p>
          </table:table-cell>
          <table:table-cell office:value-type="float" office:value="287.968" calcext:value-type="float">
            <text:p>287.968</text:p>
          </table:table-cell>
          <table:table-cell office:value-type="float" office:value="48.8448" calcext:value-type="float">
            <text:p>48.8448</text:p>
          </table:table-cell>
          <table:table-cell/>
          <table:table-cell table:formula="of:=([.D622]-[.A622])/0.0166667" office:value-type="float" office:value="133.217733564533" calcext:value-type="float">
            <text:p>133.217733564533</text:p>
          </table:table-cell>
          <table:table-cell table:formula="of:=ABS([.E622]-[.B622])/0.0166667" office:value-type="float" office:value="494.759010481978" calcext:value-type="float">
            <text:p>494.759010481978</text:p>
          </table:table-cell>
          <table:table-cell table:formula="of:=([.F622]-[.C622])/0.0166667" office:value-type="float" office:value="84.3118313763373" calcext:value-type="float">
            <text:p>84.3118313763373</text:p>
          </table:table-cell>
          <table:table-cell table:formula="of:=DEGREES(ATAN(ABS([.F622]-[.C622])/ABS([.E622]-[.B622])))" office:value-type="float" office:value="9.67086940238038" calcext:value-type="float">
            <text:p>9.67086940238038</text:p>
          </table:table-cell>
          <table:table-cell table:formula="of:=SQRT(POWER([.H622];2)+POWER([.I622];2)+POWER([.J622];2))" office:value-type="float" office:value="519.270572918598" calcext:value-type="float">
            <text:p>519.270572918598</text:p>
          </table:table-cell>
        </table:table-row>
        <table:table-row table:style-name="ro1">
          <table:table-cell office:value-type="float" office:value="51.5406" calcext:value-type="float">
            <text:p>51.5406</text:p>
          </table:table-cell>
          <table:table-cell office:value-type="float" office:value="301.378" calcext:value-type="float">
            <text:p>301.378</text:p>
          </table:table-cell>
          <table:table-cell office:value-type="float" office:value="47.1853" calcext:value-type="float">
            <text:p>47.1853</text:p>
          </table:table-cell>
          <table:table-cell office:value-type="float" office:value="52.7498" calcext:value-type="float">
            <text:p>52.7498</text:p>
          </table:table-cell>
          <table:table-cell office:value-type="float" office:value="291.297" calcext:value-type="float">
            <text:p>291.297</text:p>
          </table:table-cell>
          <table:table-cell office:value-type="float" office:value="48.8529" calcext:value-type="float">
            <text:p>48.8529</text:p>
          </table:table-cell>
          <table:table-cell/>
          <table:table-cell table:formula="of:=([.D623]-[.A623])/0.0166667" office:value-type="float" office:value="72.5518548962904" calcext:value-type="float">
            <text:p>72.5518548962904</text:p>
          </table:table-cell>
          <table:table-cell table:formula="of:=ABS([.E623]-[.B623])/0.0166667" office:value-type="float" office:value="604.858790282417" calcext:value-type="float">
            <text:p>604.858790282417</text:p>
          </table:table-cell>
          <table:table-cell table:formula="of:=([.F623]-[.C623])/0.0166667" office:value-type="float" office:value="100.0557998884" calcext:value-type="float">
            <text:p>100.0557998884</text:p>
          </table:table-cell>
          <table:table-cell table:formula="of:=DEGREES(ATAN(ABS([.F623]-[.C623])/ABS([.E623]-[.B623])))" office:value-type="float" office:value="9.39281537887923" calcext:value-type="float">
            <text:p>9.39281537887923</text:p>
          </table:table-cell>
          <table:table-cell table:formula="of:=SQRT(POWER([.H623];2)+POWER([.I623];2)+POWER([.J623];2))" office:value-type="float" office:value="617.356534688108" calcext:value-type="float">
            <text:p>617.356534688108</text:p>
          </table:table-cell>
        </table:table-row>
        <table:table-row table:style-name="ro1">
          <table:table-cell office:value-type="float" office:value="51.5954" calcext:value-type="float">
            <text:p>51.5954</text:p>
          </table:table-cell>
          <table:table-cell office:value-type="float" office:value="299.958" calcext:value-type="float">
            <text:p>299.958</text:p>
          </table:table-cell>
          <table:table-cell office:value-type="float" office:value="47.1268" calcext:value-type="float">
            <text:p>47.1268</text:p>
          </table:table-cell>
          <table:table-cell office:value-type="float" office:value="52.8503" calcext:value-type="float">
            <text:p>52.8503</text:p>
          </table:table-cell>
          <table:table-cell office:value-type="float" office:value="288.577" calcext:value-type="float">
            <text:p>288.577</text:p>
          </table:table-cell>
          <table:table-cell office:value-type="float" office:value="48.7303" calcext:value-type="float">
            <text:p>48.7303</text:p>
          </table:table-cell>
          <table:table-cell/>
          <table:table-cell table:formula="of:=([.D624]-[.A624])/0.0166667" office:value-type="float" office:value="75.2938494123011" calcext:value-type="float">
            <text:p>75.2938494123011</text:p>
          </table:table-cell>
          <table:table-cell table:formula="of:=ABS([.E624]-[.B624])/0.0166667" office:value-type="float" office:value="682.858634282733" calcext:value-type="float">
            <text:p>682.858634282733</text:p>
          </table:table-cell>
          <table:table-cell table:formula="of:=([.F624]-[.C624])/0.0166667" office:value-type="float" office:value="96.2098075803847" calcext:value-type="float">
            <text:p>96.2098075803847</text:p>
          </table:table-cell>
          <table:table-cell table:formula="of:=DEGREES(ATAN(ABS([.F624]-[.C624])/ABS([.E624]-[.B624])))" office:value-type="float" office:value="8.01976984223242" calcext:value-type="float">
            <text:p>8.01976984223242</text:p>
          </table:table-cell>
          <table:table-cell table:formula="of:=SQRT(POWER([.H624];2)+POWER([.I624];2)+POWER([.J624];2))" office:value-type="float" office:value="693.701236303105" calcext:value-type="float">
            <text:p>693.701236303105</text:p>
          </table:table-cell>
        </table:table-row>
        <table:table-row table:style-name="ro1">
          <table:table-cell office:value-type="float" office:value="52.5057" calcext:value-type="float">
            <text:p>52.5057</text:p>
          </table:table-cell>
          <table:table-cell office:value-type="float" office:value="297.122" calcext:value-type="float">
            <text:p>297.122</text:p>
          </table:table-cell>
          <table:table-cell office:value-type="float" office:value="47.7776" calcext:value-type="float">
            <text:p>47.7776</text:p>
          </table:table-cell>
          <table:table-cell office:value-type="float" office:value="54.2971" calcext:value-type="float">
            <text:p>54.2971</text:p>
          </table:table-cell>
          <table:table-cell office:value-type="float" office:value="284.548" calcext:value-type="float">
            <text:p>284.548</text:p>
          </table:table-cell>
          <table:table-cell office:value-type="float" office:value="49.7885" calcext:value-type="float">
            <text:p>49.7885</text:p>
          </table:table-cell>
          <table:table-cell/>
          <table:table-cell table:formula="of:=([.D625]-[.A625])/0.0166667" office:value-type="float" office:value="107.48378503243" calcext:value-type="float">
            <text:p>107.48378503243</text:p>
          </table:table-cell>
          <table:table-cell table:formula="of:=ABS([.E625]-[.B625])/0.0166667" office:value-type="float" office:value="754.438491123018" calcext:value-type="float">
            <text:p>754.438491123018</text:p>
          </table:table-cell>
          <table:table-cell table:formula="of:=([.F625]-[.C625])/0.0166667" office:value-type="float" office:value="120.653758692483" calcext:value-type="float">
            <text:p>120.653758692483</text:p>
          </table:table-cell>
          <table:table-cell table:formula="of:=DEGREES(ATAN(ABS([.F625]-[.C625])/ABS([.E625]-[.B625])))" office:value-type="float" office:value="9.08610050163727" calcext:value-type="float">
            <text:p>9.08610050163727</text:p>
          </table:table-cell>
          <table:table-cell table:formula="of:=SQRT(POWER([.H625];2)+POWER([.I625];2)+POWER([.J625];2))" office:value-type="float" office:value="771.548786804502" calcext:value-type="float">
            <text:p>771.548786804502</text:p>
          </table:table-cell>
        </table:table-row>
        <table:table-row table:style-name="ro1">
          <table:table-cell office:value-type="float" office:value="51.8725" calcext:value-type="float">
            <text:p>51.8725</text:p>
          </table:table-cell>
          <table:table-cell office:value-type="float" office:value="299.889" calcext:value-type="float">
            <text:p>299.889</text:p>
          </table:table-cell>
          <table:table-cell office:value-type="float" office:value="47.6511" calcext:value-type="float">
            <text:p>47.6511</text:p>
          </table:table-cell>
          <table:table-cell office:value-type="float" office:value="53.0781" calcext:value-type="float">
            <text:p>53.0781</text:p>
          </table:table-cell>
          <table:table-cell office:value-type="float" office:value="289.823" calcext:value-type="float">
            <text:p>289.823</text:p>
          </table:table-cell>
          <table:table-cell office:value-type="float" office:value="49.5633" calcext:value-type="float">
            <text:p>49.5633</text:p>
          </table:table-cell>
          <table:table-cell/>
          <table:table-cell table:formula="of:=([.D626]-[.A626])/0.0166667" office:value-type="float" office:value="72.3358553282892" calcext:value-type="float">
            <text:p>72.3358553282892</text:p>
          </table:table-cell>
          <table:table-cell table:formula="of:=ABS([.E626]-[.B626])/0.0166667" office:value-type="float" office:value="603.958792082418" calcext:value-type="float">
            <text:p>603.958792082418</text:p>
          </table:table-cell>
          <table:table-cell table:formula="of:=([.F626]-[.C626])/0.0166667" office:value-type="float" office:value="114.731770536459" calcext:value-type="float">
            <text:p>114.731770536459</text:p>
          </table:table-cell>
          <table:table-cell table:formula="of:=DEGREES(ATAN(ABS([.F626]-[.C626])/ABS([.E626]-[.B626])))" office:value-type="float" office:value="10.7560992227225" calcext:value-type="float">
            <text:p>10.7560992227225</text:p>
          </table:table-cell>
          <table:table-cell table:formula="of:=SQRT(POWER([.H626];2)+POWER([.I626];2)+POWER([.J626];2))" office:value-type="float" office:value="619.000870492247" calcext:value-type="float">
            <text:p>619.000870492247</text:p>
          </table:table-cell>
        </table:table-row>
        <table:table-row table:style-name="ro1">
          <table:table-cell office:value-type="float" office:value="57.5406" calcext:value-type="float">
            <text:p>57.5406</text:p>
          </table:table-cell>
          <table:table-cell office:value-type="float" office:value="295.048" calcext:value-type="float">
            <text:p>295.048</text:p>
          </table:table-cell>
          <table:table-cell office:value-type="float" office:value="48.5327" calcext:value-type="float">
            <text:p>48.5327</text:p>
          </table:table-cell>
          <table:table-cell office:value-type="float" office:value="58.393" calcext:value-type="float">
            <text:p>58.393</text:p>
          </table:table-cell>
          <table:table-cell office:value-type="float" office:value="283.839" calcext:value-type="float">
            <text:p>283.839</text:p>
          </table:table-cell>
          <table:table-cell office:value-type="float" office:value="50.3472" calcext:value-type="float">
            <text:p>50.3472</text:p>
          </table:table-cell>
          <table:table-cell/>
          <table:table-cell table:formula="of:=([.D627]-[.A627])/0.0166667" office:value-type="float" office:value="51.1438977122048" calcext:value-type="float">
            <text:p>51.1438977122048</text:p>
          </table:table-cell>
          <table:table-cell table:formula="of:=ABS([.E627]-[.B627])/0.0166667" office:value-type="float" office:value="672.53865492269" calcext:value-type="float">
            <text:p>672.53865492269</text:p>
          </table:table-cell>
          <table:table-cell table:formula="of:=([.F627]-[.C627])/0.0166667" office:value-type="float" office:value="108.869782260436" calcext:value-type="float">
            <text:p>108.869782260436</text:p>
          </table:table-cell>
          <table:table-cell table:formula="of:=DEGREES(ATAN(ABS([.F627]-[.C627])/ABS([.E627]-[.B627])))" office:value-type="float" office:value="9.1952090183277" calcext:value-type="float">
            <text:p>9.1952090183277</text:p>
          </table:table-cell>
          <table:table-cell table:formula="of:=SQRT(POWER([.H627];2)+POWER([.I627];2)+POWER([.J627];2))" office:value-type="float" office:value="683.210487425254" calcext:value-type="float">
            <text:p>683.210487425254</text:p>
          </table:table-cell>
        </table:table-row>
        <table:table-row table:style-name="ro1">
          <table:table-cell office:value-type="float" office:value="56.5244" calcext:value-type="float">
            <text:p>56.5244</text:p>
          </table:table-cell>
          <table:table-cell office:value-type="float" office:value="302.271" calcext:value-type="float">
            <text:p>302.271</text:p>
          </table:table-cell>
          <table:table-cell office:value-type="float" office:value="47.2692" calcext:value-type="float">
            <text:p>47.2692</text:p>
          </table:table-cell>
          <table:table-cell office:value-type="float" office:value="57.9688" calcext:value-type="float">
            <text:p>57.9688</text:p>
          </table:table-cell>
          <table:table-cell office:value-type="float" office:value="289.409" calcext:value-type="float">
            <text:p>289.409</text:p>
          </table:table-cell>
          <table:table-cell office:value-type="float" office:value="49.3201" calcext:value-type="float">
            <text:p>49.3201</text:p>
          </table:table-cell>
          <table:table-cell/>
          <table:table-cell table:formula="of:=([.D628]-[.A628])/0.0166667" office:value-type="float" office:value="86.6638266723468" calcext:value-type="float">
            <text:p>86.6638266723468</text:p>
          </table:table-cell>
          <table:table-cell table:formula="of:=ABS([.E628]-[.B628])/0.0166667" office:value-type="float" office:value="771.718456563088" calcext:value-type="float">
            <text:p>771.718456563088</text:p>
          </table:table-cell>
          <table:table-cell table:formula="of:=([.F628]-[.C628])/0.0166667" office:value-type="float" office:value="123.053753892492" calcext:value-type="float">
            <text:p>123.053753892492</text:p>
          </table:table-cell>
          <table:table-cell table:formula="of:=DEGREES(ATAN(ABS([.F628]-[.C628])/ABS([.E628]-[.B628])))" office:value-type="float" office:value="9.05978321778119" calcext:value-type="float">
            <text:p>9.05978321778119</text:p>
          </table:table-cell>
          <table:table-cell table:formula="of:=SQRT(POWER([.H628];2)+POWER([.I628];2)+POWER([.J628];2))" office:value-type="float" office:value="786.258368095783" calcext:value-type="float">
            <text:p>786.258368095783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298.114" calcext:value-type="float">
            <text:p>298.114</text:p>
          </table:table-cell>
          <table:table-cell office:value-type="float" office:value="47.5857" calcext:value-type="float">
            <text:p>47.5857</text:p>
          </table:table-cell>
          <table:table-cell office:value-type="float" office:value="58.4272" calcext:value-type="float">
            <text:p>58.4272</text:p>
          </table:table-cell>
          <table:table-cell office:value-type="float" office:value="291.029" calcext:value-type="float">
            <text:p>291.029</text:p>
          </table:table-cell>
          <table:table-cell office:value-type="float" office:value="48.5807" calcext:value-type="float">
            <text:p>48.5807</text:p>
          </table:table-cell>
          <table:table-cell/>
          <table:table-cell table:formula="of:=([.D629]-[.A629])/0.0166667" office:value-type="float" office:value="43.6319127361743" calcext:value-type="float">
            <text:p>43.6319127361743</text:p>
          </table:table-cell>
          <table:table-cell table:formula="of:=ABS([.E629]-[.B629])/0.0166667" office:value-type="float" office:value="425.099149801699" calcext:value-type="float">
            <text:p>425.099149801699</text:p>
          </table:table-cell>
          <table:table-cell table:formula="of:=([.F629]-[.C629])/0.0166667" office:value-type="float" office:value="59.6998806002387" calcext:value-type="float">
            <text:p>59.6998806002387</text:p>
          </table:table-cell>
          <table:table-cell table:formula="of:=DEGREES(ATAN(ABS([.F629]-[.C629])/ABS([.E629]-[.B629])))" office:value-type="float" office:value="7.99419643111231" calcext:value-type="float">
            <text:p>7.99419643111231</text:p>
          </table:table-cell>
          <table:table-cell table:formula="of:=SQRT(POWER([.H629];2)+POWER([.I629];2)+POWER([.J629];2))" office:value-type="float" office:value="431.48245238344" calcext:value-type="float">
            <text:p>431.48245238344</text:p>
          </table:table-cell>
        </table:table-row>
        <table:table-row table:style-name="ro1">
          <table:table-cell office:value-type="float" office:value="57.0758" calcext:value-type="float">
            <text:p>57.0758</text:p>
          </table:table-cell>
          <table:table-cell office:value-type="float" office:value="301.066" calcext:value-type="float">
            <text:p>301.066</text:p>
          </table:table-cell>
          <table:table-cell office:value-type="float" office:value="46.6554" calcext:value-type="float">
            <text:p>46.6554</text:p>
          </table:table-cell>
          <table:table-cell office:value-type="float" office:value="58.6837" calcext:value-type="float">
            <text:p>58.6837</text:p>
          </table:table-cell>
          <table:table-cell office:value-type="float" office:value="291.074" calcext:value-type="float">
            <text:p>291.074</text:p>
          </table:table-cell>
          <table:table-cell office:value-type="float" office:value="48.5718" calcext:value-type="float">
            <text:p>48.5718</text:p>
          </table:table-cell>
          <table:table-cell/>
          <table:table-cell table:formula="of:=([.D630]-[.A630])/0.0166667" office:value-type="float" office:value="96.473807052386" calcext:value-type="float">
            <text:p>96.473807052386</text:p>
          </table:table-cell>
          <table:table-cell table:formula="of:=ABS([.E630]-[.B630])/0.0166667" office:value-type="float" office:value="599.518800962396" calcext:value-type="float">
            <text:p>599.518800962396</text:p>
          </table:table-cell>
          <table:table-cell table:formula="of:=([.F630]-[.C630])/0.0166667" office:value-type="float" office:value="114.98377003246" calcext:value-type="float">
            <text:p>114.98377003246</text:p>
          </table:table-cell>
          <table:table-cell table:formula="of:=DEGREES(ATAN(ABS([.F630]-[.C630])/ABS([.E630]-[.B630])))" office:value-type="float" office:value="10.8571103718486" calcext:value-type="float">
            <text:p>10.8571103718486</text:p>
          </table:table-cell>
          <table:table-cell table:formula="of:=SQRT(POWER([.H630];2)+POWER([.I630];2)+POWER([.J630];2))" office:value-type="float" office:value="618.02205100259" calcext:value-type="float">
            <text:p>618.02205100259</text:p>
          </table:table-cell>
        </table:table-row>
        <table:table-row table:style-name="ro1">
          <table:table-cell office:value-type="float" office:value="72.0917" calcext:value-type="float">
            <text:p>72.0917</text:p>
          </table:table-cell>
          <table:table-cell office:value-type="float" office:value="300.119" calcext:value-type="float">
            <text:p>300.119</text:p>
          </table:table-cell>
          <table:table-cell office:value-type="float" office:value="46.6466" calcext:value-type="float">
            <text:p>46.6466</text:p>
          </table:table-cell>
          <table:table-cell office:value-type="float" office:value="74.145" calcext:value-type="float">
            <text:p>74.145</text:p>
          </table:table-cell>
          <table:table-cell office:value-type="float" office:value="290.394" calcext:value-type="float">
            <text:p>290.394</text:p>
          </table:table-cell>
          <table:table-cell office:value-type="float" office:value="48.0137" calcext:value-type="float">
            <text:p>48.0137</text:p>
          </table:table-cell>
          <table:table-cell/>
          <table:table-cell table:formula="of:=([.D631]-[.A631])/0.0166667" office:value-type="float" office:value="123.197753604492" calcext:value-type="float">
            <text:p>123.197753604492</text:p>
          </table:table-cell>
          <table:table-cell table:formula="of:=ABS([.E631]-[.B631])/0.0166667" office:value-type="float" office:value="583.498833002335" calcext:value-type="float">
            <text:p>583.498833002335</text:p>
          </table:table-cell>
          <table:table-cell table:formula="of:=([.F631]-[.C631])/0.0166667" office:value-type="float" office:value="82.0258359483282" calcext:value-type="float">
            <text:p>82.0258359483282</text:p>
          </table:table-cell>
          <table:table-cell table:formula="of:=DEGREES(ATAN(ABS([.F631]-[.C631])/ABS([.E631]-[.B631])))" office:value-type="float" office:value="8.00196654426508" calcext:value-type="float">
            <text:p>8.00196654426508</text:p>
          </table:table-cell>
          <table:table-cell table:formula="of:=SQRT(POWER([.H631];2)+POWER([.I631];2)+POWER([.J631];2))" office:value-type="float" office:value="601.977418489517" calcext:value-type="float">
            <text:p>601.977418489517</text:p>
          </table:table-cell>
        </table:table-row>
        <table:table-row table:style-name="ro1">
          <table:table-cell office:value-type="float" office:value="88.9795" calcext:value-type="float">
            <text:p>88.9795</text:p>
          </table:table-cell>
          <table:table-cell office:value-type="float" office:value="302.054" calcext:value-type="float">
            <text:p>302.054</text:p>
          </table:table-cell>
          <table:table-cell office:value-type="float" office:value="46.7389" calcext:value-type="float">
            <text:p>46.7389</text:p>
          </table:table-cell>
          <table:table-cell office:value-type="float" office:value="89.6531" calcext:value-type="float">
            <text:p>89.6531</text:p>
          </table:table-cell>
          <table:table-cell office:value-type="float" office:value="292.184" calcext:value-type="float">
            <text:p>292.184</text:p>
          </table:table-cell>
          <table:table-cell office:value-type="float" office:value="48.3837" calcext:value-type="float">
            <text:p>48.3837</text:p>
          </table:table-cell>
          <table:table-cell/>
          <table:table-cell table:formula="of:=([.D632]-[.A632])/0.0166667" office:value-type="float" office:value="40.4159191681613" calcext:value-type="float">
            <text:p>40.4159191681613</text:p>
          </table:table-cell>
          <table:table-cell table:formula="of:=ABS([.E632]-[.B632])/0.0166667" office:value-type="float" office:value="592.198815602366" calcext:value-type="float">
            <text:p>592.198815602366</text:p>
          </table:table-cell>
          <table:table-cell table:formula="of:=([.F632]-[.C632])/0.0166667" office:value-type="float" office:value="98.6878026243945" calcext:value-type="float">
            <text:p>98.6878026243945</text:p>
          </table:table-cell>
          <table:table-cell table:formula="of:=DEGREES(ATAN(ABS([.F632]-[.C632])/ABS([.E632]-[.B632])))" office:value-type="float" office:value="9.46119257422406" calcext:value-type="float">
            <text:p>9.46119257422406</text:p>
          </table:table-cell>
          <table:table-cell table:formula="of:=SQRT(POWER([.H632];2)+POWER([.I632];2)+POWER([.J632];2))" office:value-type="float" office:value="601.724327337597" calcext:value-type="float">
            <text:p>601.724327337597</text:p>
          </table:table-cell>
        </table:table-row>
        <table:table-row table:style-name="ro1">
          <table:table-cell office:value-type="float" office:value="90.1918" calcext:value-type="float">
            <text:p>90.1918</text:p>
          </table:table-cell>
          <table:table-cell office:value-type="float" office:value="299.266" calcext:value-type="float">
            <text:p>299.266</text:p>
          </table:table-cell>
          <table:table-cell office:value-type="float" office:value="46.8644" calcext:value-type="float">
            <text:p>46.8644</text:p>
          </table:table-cell>
          <table:table-cell office:value-type="float" office:value="91.0982" calcext:value-type="float">
            <text:p>91.0982</text:p>
          </table:table-cell>
          <table:table-cell office:value-type="float" office:value="289.569" calcext:value-type="float">
            <text:p>289.569</text:p>
          </table:table-cell>
          <table:table-cell office:value-type="float" office:value="48.2335" calcext:value-type="float">
            <text:p>48.2335</text:p>
          </table:table-cell>
          <table:table-cell/>
          <table:table-cell table:formula="of:=([.D633]-[.A633])/0.0166667" office:value-type="float" office:value="54.3838912322178" calcext:value-type="float">
            <text:p>54.3838912322178</text:p>
          </table:table-cell>
          <table:table-cell table:formula="of:=ABS([.E633]-[.B633])/0.0166667" office:value-type="float" office:value="581.818836362328" calcext:value-type="float">
            <text:p>581.818836362328</text:p>
          </table:table-cell>
          <table:table-cell table:formula="of:=([.F633]-[.C633])/0.0166667" office:value-type="float" office:value="82.1458357083283" calcext:value-type="float">
            <text:p>82.1458357083283</text:p>
          </table:table-cell>
          <table:table-cell table:formula="of:=DEGREES(ATAN(ABS([.F633]-[.C633])/ABS([.E633]-[.B633])))" office:value-type="float" office:value="8.03635817884693" calcext:value-type="float">
            <text:p>8.03635817884693</text:p>
          </table:table-cell>
          <table:table-cell table:formula="of:=SQRT(POWER([.H633];2)+POWER([.I633];2)+POWER([.J633];2))" office:value-type="float" office:value="590.10058828626" calcext:value-type="float">
            <text:p>590.10058828626</text:p>
          </table:table-cell>
        </table:table-row>
        <table:table-row table:style-name="ro1">
          <table:table-cell office:value-type="float" office:value="93.5417" calcext:value-type="float">
            <text:p>93.5417</text:p>
          </table:table-cell>
          <table:table-cell office:value-type="float" office:value="303.584" calcext:value-type="float">
            <text:p>303.584</text:p>
          </table:table-cell>
          <table:table-cell office:value-type="float" office:value="45.7006" calcext:value-type="float">
            <text:p>45.7006</text:p>
          </table:table-cell>
          <table:table-cell office:value-type="float" office:value="94.6401" calcext:value-type="float">
            <text:p>94.6401</text:p>
          </table:table-cell>
          <table:table-cell office:value-type="float" office:value="293.643" calcext:value-type="float">
            <text:p>293.643</text:p>
          </table:table-cell>
          <table:table-cell office:value-type="float" office:value="47.3694" calcext:value-type="float">
            <text:p>47.3694</text:p>
          </table:table-cell>
          <table:table-cell/>
          <table:table-cell table:formula="of:=([.D634]-[.A634])/0.0166667" office:value-type="float" office:value="65.9038681922635" calcext:value-type="float">
            <text:p>65.9038681922635</text:p>
          </table:table-cell>
          <table:table-cell table:formula="of:=ABS([.E634]-[.B634])/0.0166667" office:value-type="float" office:value="596.458807082388" calcext:value-type="float">
            <text:p>596.458807082388</text:p>
          </table:table-cell>
          <table:table-cell table:formula="of:=([.F634]-[.C634])/0.0166667" office:value-type="float" office:value="100.1277997444" calcext:value-type="float">
            <text:p>100.1277997444</text:p>
          </table:table-cell>
          <table:table-cell table:formula="of:=DEGREES(ATAN(ABS([.F634]-[.C634])/ABS([.E634]-[.B634])))" office:value-type="float" office:value="9.52941588016782" calcext:value-type="float">
            <text:p>9.52941588016782</text:p>
          </table:table-cell>
          <table:table-cell table:formula="of:=SQRT(POWER([.H634];2)+POWER([.I634];2)+POWER([.J634];2))" office:value-type="float" office:value="608.38475052429" calcext:value-type="float">
            <text:p>608.38475052429</text:p>
          </table:table-cell>
        </table:table-row>
        <table:table-row table:style-name="ro1">
          <table:table-cell office:value-type="float" office:value="101.896" calcext:value-type="float">
            <text:p>101.896</text:p>
          </table:table-cell>
          <table:table-cell office:value-type="float" office:value="281.539" calcext:value-type="float">
            <text:p>281.539</text:p>
          </table:table-cell>
          <table:table-cell office:value-type="float" office:value="47.789" calcext:value-type="float">
            <text:p>47.789</text:p>
          </table:table-cell>
          <table:table-cell office:value-type="float" office:value="102.377" calcext:value-type="float">
            <text:p>102.377</text:p>
          </table:table-cell>
          <table:table-cell office:value-type="float" office:value="270.142" calcext:value-type="float">
            <text:p>270.142</text:p>
          </table:table-cell>
          <table:table-cell office:value-type="float" office:value="49.198" calcext:value-type="float">
            <text:p>49.198</text:p>
          </table:table-cell>
          <table:table-cell/>
          <table:table-cell table:formula="of:=([.D635]-[.A635])/0.0166667" office:value-type="float" office:value="28.8599422801151" calcext:value-type="float">
            <text:p>28.8599422801151</text:p>
          </table:table-cell>
          <table:table-cell table:formula="of:=ABS([.E635]-[.B635])/0.0166667" office:value-type="float" office:value="683.818632362735" calcext:value-type="float">
            <text:p>683.818632362735</text:p>
          </table:table-cell>
          <table:table-cell table:formula="of:=([.F635]-[.C635])/0.0166667" office:value-type="float" office:value="84.5398309203381" calcext:value-type="float">
            <text:p>84.5398309203381</text:p>
          </table:table-cell>
          <table:table-cell table:formula="of:=DEGREES(ATAN(ABS([.F635]-[.C635])/ABS([.E635]-[.B635])))" office:value-type="float" office:value="7.04766075039742" calcext:value-type="float">
            <text:p>7.04766075039742</text:p>
          </table:table-cell>
          <table:table-cell table:formula="of:=SQRT(POWER([.H635];2)+POWER([.I635];2)+POWER([.J635];2))" office:value-type="float" office:value="689.628741604417" calcext:value-type="float">
            <text:p>689.628741604417</text:p>
          </table:table-cell>
        </table:table-row>
        <table:table-row table:style-name="ro1">
          <table:table-cell office:value-type="float" office:value="102.34" calcext:value-type="float">
            <text:p>102.34</text:p>
          </table:table-cell>
          <table:table-cell office:value-type="float" office:value="288.176" calcext:value-type="float">
            <text:p>288.176</text:p>
          </table:table-cell>
          <table:table-cell office:value-type="float" office:value="46.5679" calcext:value-type="float">
            <text:p>46.5679</text:p>
          </table:table-cell>
          <table:table-cell office:value-type="float" office:value="102.993" calcext:value-type="float">
            <text:p>102.993</text:p>
          </table:table-cell>
          <table:table-cell office:value-type="float" office:value="278.992" calcext:value-type="float">
            <text:p>278.992</text:p>
          </table:table-cell>
          <table:table-cell office:value-type="float" office:value="47.654" calcext:value-type="float">
            <text:p>47.654</text:p>
          </table:table-cell>
          <table:table-cell/>
          <table:table-cell table:formula="of:=([.D636]-[.A636])/0.0166667" office:value-type="float" office:value="39.1799216401562" calcext:value-type="float">
            <text:p>39.1799216401562</text:p>
          </table:table-cell>
          <table:table-cell table:formula="of:=ABS([.E636]-[.B636])/0.0166667" office:value-type="float" office:value="551.038897922202" calcext:value-type="float">
            <text:p>551.038897922202</text:p>
          </table:table-cell>
          <table:table-cell table:formula="of:=([.F636]-[.C636])/0.0166667" office:value-type="float" office:value="65.1658696682608" calcext:value-type="float">
            <text:p>65.1658696682608</text:p>
          </table:table-cell>
          <table:table-cell table:formula="of:=DEGREES(ATAN(ABS([.F636]-[.C636])/ABS([.E636]-[.B636])))" office:value-type="float" office:value="6.74447482736405" calcext:value-type="float">
            <text:p>6.74447482736405</text:p>
          </table:table-cell>
          <table:table-cell table:formula="of:=SQRT(POWER([.H636];2)+POWER([.I636];2)+POWER([.J636];2))" office:value-type="float" office:value="556.260302244071" calcext:value-type="float">
            <text:p>556.260302244071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286.493" calcext:value-type="float">
            <text:p>286.493</text:p>
          </table:table-cell>
          <table:table-cell office:value-type="float" office:value="47.0376" calcext:value-type="float">
            <text:p>47.0376</text:p>
          </table:table-cell>
          <table:table-cell office:value-type="float" office:value="107.574" calcext:value-type="float">
            <text:p>107.574</text:p>
          </table:table-cell>
          <table:table-cell office:value-type="float" office:value="273.496" calcext:value-type="float">
            <text:p>273.496</text:p>
          </table:table-cell>
          <table:table-cell office:value-type="float" office:value="48.6672" calcext:value-type="float">
            <text:p>48.6672</text:p>
          </table:table-cell>
          <table:table-cell/>
          <table:table-cell table:formula="of:=([.D637]-[.A637])/0.0166667" office:value-type="float" office:value="106.439787120426" calcext:value-type="float">
            <text:p>106.439787120426</text:p>
          </table:table-cell>
          <table:table-cell table:formula="of:=ABS([.E637]-[.B637])/0.0166667" office:value-type="float" office:value="779.81844036312" calcext:value-type="float">
            <text:p>779.81844036312</text:p>
          </table:table-cell>
          <table:table-cell table:formula="of:=([.F637]-[.C637])/0.0166667" office:value-type="float" office:value="97.7758044483913" calcext:value-type="float">
            <text:p>97.7758044483913</text:p>
          </table:table-cell>
          <table:table-cell table:formula="of:=DEGREES(ATAN(ABS([.F637]-[.C637])/ABS([.E637]-[.B637])))" office:value-type="float" office:value="7.14660963483226" calcext:value-type="float">
            <text:p>7.14660963483226</text:p>
          </table:table-cell>
          <table:table-cell table:formula="of:=SQRT(POWER([.H637];2)+POWER([.I637];2)+POWER([.J637];2))" office:value-type="float" office:value="793.099196915582" calcext:value-type="float">
            <text:p>793.099196915582</text:p>
          </table:table-cell>
        </table:table-row>
        <table:table-row table:style-name="ro1">
          <table:table-cell office:value-type="float" office:value="102.945" calcext:value-type="float">
            <text:p>102.945</text:p>
          </table:table-cell>
          <table:table-cell office:value-type="float" office:value="293.466" calcext:value-type="float">
            <text:p>293.466</text:p>
          </table:table-cell>
          <table:table-cell office:value-type="float" office:value="46.0473" calcext:value-type="float">
            <text:p>46.0473</text:p>
          </table:table-cell>
          <table:table-cell office:value-type="float" office:value="104.149" calcext:value-type="float">
            <text:p>104.149</text:p>
          </table:table-cell>
          <table:table-cell office:value-type="float" office:value="281.323" calcext:value-type="float">
            <text:p>281.323</text:p>
          </table:table-cell>
          <table:table-cell office:value-type="float" office:value="48.0513" calcext:value-type="float">
            <text:p>48.0513</text:p>
          </table:table-cell>
          <table:table-cell/>
          <table:table-cell table:formula="of:=([.D638]-[.A638])/0.0166667" office:value-type="float" office:value="72.2398555202894" calcext:value-type="float">
            <text:p>72.2398555202894</text:p>
          </table:table-cell>
          <table:table-cell table:formula="of:=ABS([.E638]-[.B638])/0.0166667" office:value-type="float" office:value="728.578542842916" calcext:value-type="float">
            <text:p>728.578542842916</text:p>
          </table:table-cell>
          <table:table-cell table:formula="of:=([.F638]-[.C638])/0.0166667" office:value-type="float" office:value="120.239759520481" calcext:value-type="float">
            <text:p>120.239759520481</text:p>
          </table:table-cell>
          <table:table-cell table:formula="of:=DEGREES(ATAN(ABS([.F638]-[.C638])/ABS([.E638]-[.B638])))" office:value-type="float" office:value="9.37124539977411" calcext:value-type="float">
            <text:p>9.37124539977411</text:p>
          </table:table-cell>
          <table:table-cell table:formula="of:=SQRT(POWER([.H638];2)+POWER([.I638];2)+POWER([.J638];2))" office:value-type="float" office:value="741.95881933315" calcext:value-type="float">
            <text:p>741.95881933315</text:p>
          </table:table-cell>
        </table:table-row>
        <table:table-row table:style-name="ro1">
          <table:table-cell office:value-type="float" office:value="102.331" calcext:value-type="float">
            <text:p>102.331</text:p>
          </table:table-cell>
          <table:table-cell office:value-type="float" office:value="292.089" calcext:value-type="float">
            <text:p>292.089</text:p>
          </table:table-cell>
          <table:table-cell office:value-type="float" office:value="46.5076" calcext:value-type="float">
            <text:p>46.5076</text:p>
          </table:table-cell>
          <table:table-cell office:value-type="float" office:value="103.297" calcext:value-type="float">
            <text:p>103.297</text:p>
          </table:table-cell>
          <table:table-cell office:value-type="float" office:value="280.031" calcext:value-type="float">
            <text:p>280.031</text:p>
          </table:table-cell>
          <table:table-cell office:value-type="float" office:value="48.4937" calcext:value-type="float">
            <text:p>48.4937</text:p>
          </table:table-cell>
          <table:table-cell/>
          <table:table-cell table:formula="of:=([.D639]-[.A639])/0.0166667" office:value-type="float" office:value="57.9598840802315" calcext:value-type="float">
            <text:p>57.9598840802315</text:p>
          </table:table-cell>
          <table:table-cell table:formula="of:=ABS([.E639]-[.B639])/0.0166667" office:value-type="float" office:value="723.478553042894" calcext:value-type="float">
            <text:p>723.478553042894</text:p>
          </table:table-cell>
          <table:table-cell table:formula="of:=([.F639]-[.C639])/0.0166667" office:value-type="float" office:value="119.165761668477" calcext:value-type="float">
            <text:p>119.165761668477</text:p>
          </table:table-cell>
          <table:table-cell table:formula="of:=DEGREES(ATAN(ABS([.F639]-[.C639])/ABS([.E639]-[.B639])))" office:value-type="float" office:value="9.35333301663975" calcext:value-type="float">
            <text:p>9.35333301663975</text:p>
          </table:table-cell>
          <table:table-cell table:formula="of:=SQRT(POWER([.H639];2)+POWER([.I639];2)+POWER([.J639];2))" office:value-type="float" office:value="735.514135574335" calcext:value-type="float">
            <text:p>735.514135574335</text:p>
          </table:table-cell>
        </table:table-row>
        <table:table-row table:style-name="ro1">
          <table:table-cell office:value-type="float" office:value="103.971" calcext:value-type="float">
            <text:p>103.971</text:p>
          </table:table-cell>
          <table:table-cell office:value-type="float" office:value="282.516" calcext:value-type="float">
            <text:p>282.516</text:p>
          </table:table-cell>
          <table:table-cell office:value-type="float" office:value="48.3795" calcext:value-type="float">
            <text:p>48.3795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270.986" calcext:value-type="float">
            <text:p>270.986</text:p>
          </table:table-cell>
          <table:table-cell office:value-type="float" office:value="50.0268" calcext:value-type="float">
            <text:p>50.0268</text:p>
          </table:table-cell>
          <table:table-cell/>
          <table:table-cell table:formula="of:=([.D640]-[.A640])/0.0166667" office:value-type="float" office:value="69.479861040278" calcext:value-type="float">
            <text:p>69.479861040278</text:p>
          </table:table-cell>
          <table:table-cell table:formula="of:=ABS([.E640]-[.B640])/0.0166667" office:value-type="float" office:value="691.798616402769" calcext:value-type="float">
            <text:p>691.798616402769</text:p>
          </table:table-cell>
          <table:table-cell table:formula="of:=([.F640]-[.C640])/0.0166667" office:value-type="float" office:value="98.8378023243954" calcext:value-type="float">
            <text:p>98.8378023243954</text:p>
          </table:table-cell>
          <table:table-cell table:formula="of:=DEGREES(ATAN(ABS([.F640]-[.C640])/ABS([.E640]-[.B640])))" office:value-type="float" office:value="8.13086762156348" calcext:value-type="float">
            <text:p>8.13086762156348</text:p>
          </table:table-cell>
          <table:table-cell table:formula="of:=SQRT(POWER([.H640];2)+POWER([.I640];2)+POWER([.J640];2))" office:value-type="float" office:value="702.268956963981" calcext:value-type="float">
            <text:p>702.268956963981</text:p>
          </table:table-cell>
        </table:table-row>
        <table:table-row table:style-name="ro1">
          <table:table-cell office:value-type="float" office:value="114.381" calcext:value-type="float">
            <text:p>114.381</text:p>
          </table:table-cell>
          <table:table-cell office:value-type="float" office:value="290.871" calcext:value-type="float">
            <text:p>290.871</text:p>
          </table:table-cell>
          <table:table-cell office:value-type="float" office:value="46.0793" calcext:value-type="float">
            <text:p>46.0793</text:p>
          </table:table-cell>
          <table:table-cell office:value-type="float" office:value="115.539" calcext:value-type="float">
            <text:p>115.539</text:p>
          </table:table-cell>
          <table:table-cell office:value-type="float" office:value="281.469" calcext:value-type="float">
            <text:p>281.469</text:p>
          </table:table-cell>
          <table:table-cell office:value-type="float" office:value="47.4421" calcext:value-type="float">
            <text:p>47.4421</text:p>
          </table:table-cell>
          <table:table-cell/>
          <table:table-cell table:formula="of:=([.D641]-[.A641])/0.0166667" office:value-type="float" office:value="69.479861040278" calcext:value-type="float">
            <text:p>69.479861040278</text:p>
          </table:table-cell>
          <table:table-cell table:formula="of:=ABS([.E641]-[.B641])/0.0166667" office:value-type="float" office:value="564.118871762256" calcext:value-type="float">
            <text:p>564.118871762256</text:p>
          </table:table-cell>
          <table:table-cell table:formula="of:=([.F641]-[.C641])/0.0166667" office:value-type="float" office:value="81.7678364643271" calcext:value-type="float">
            <text:p>81.7678364643271</text:p>
          </table:table-cell>
          <table:table-cell table:formula="of:=DEGREES(ATAN(ABS([.F641]-[.C641])/ABS([.E641]-[.B641])))" office:value-type="float" office:value="8.2474626367986" calcext:value-type="float">
            <text:p>8.2474626367986</text:p>
          </table:table-cell>
          <table:table-cell table:formula="of:=SQRT(POWER([.H641];2)+POWER([.I641];2)+POWER([.J641];2))" office:value-type="float" office:value="574.232994217986" calcext:value-type="float">
            <text:p>574.232994217986</text:p>
          </table:table-cell>
        </table:table-row>
        <table:table-row table:style-name="ro1">
          <table:table-cell office:value-type="float" office:value="115.02" calcext:value-type="float">
            <text:p>115.02</text:p>
          </table:table-cell>
          <table:table-cell office:value-type="float" office:value="289.435" calcext:value-type="float">
            <text:p>289.435</text:p>
          </table:table-cell>
          <table:table-cell office:value-type="float" office:value="46.2839" calcext:value-type="float">
            <text:p>46.2839</text:p>
          </table:table-cell>
          <table:table-cell office:value-type="float" office:value="115.542" calcext:value-type="float">
            <text:p>115.542</text:p>
          </table:table-cell>
          <table:table-cell office:value-type="float" office:value="278.898" calcext:value-type="float">
            <text:p>278.898</text:p>
          </table:table-cell>
          <table:table-cell office:value-type="float" office:value="47.8171" calcext:value-type="float">
            <text:p>47.8171</text:p>
          </table:table-cell>
          <table:table-cell/>
          <table:table-cell table:formula="of:=([.D642]-[.A642])/0.0166667" office:value-type="float" office:value="31.3199373601256" calcext:value-type="float">
            <text:p>31.3199373601256</text:p>
          </table:table-cell>
          <table:table-cell table:formula="of:=ABS([.E642]-[.B642])/0.0166667" office:value-type="float" office:value="632.218735562528" calcext:value-type="float">
            <text:p>632.218735562528</text:p>
          </table:table-cell>
          <table:table-cell table:formula="of:=([.F642]-[.C642])/0.0166667" office:value-type="float" office:value="91.991816016368" calcext:value-type="float">
            <text:p>91.991816016368</text:p>
          </table:table-cell>
          <table:table-cell table:formula="of:=DEGREES(ATAN(ABS([.F642]-[.C642])/ABS([.E642]-[.B642])))" office:value-type="float" office:value="8.27879730771265" calcext:value-type="float">
            <text:p>8.27879730771265</text:p>
          </table:table-cell>
          <table:table-cell table:formula="of:=SQRT(POWER([.H642];2)+POWER([.I642];2)+POWER([.J642];2))" office:value-type="float" office:value="639.643621313081" calcext:value-type="float">
            <text:p>639.643621313081</text:p>
          </table:table-cell>
        </table:table-row>
        <table:table-row table:style-name="ro1">
          <table:table-cell office:value-type="float" office:value="114.871" calcext:value-type="float">
            <text:p>114.871</text:p>
          </table:table-cell>
          <table:table-cell office:value-type="float" office:value="288.001" calcext:value-type="float">
            <text:p>288.001</text:p>
          </table:table-cell>
          <table:table-cell office:value-type="float" office:value="47.0001" calcext:value-type="float">
            <text:p>47.0001</text:p>
          </table:table-cell>
          <table:table-cell office:value-type="float" office:value="115.642" calcext:value-type="float">
            <text:p>115.642</text:p>
          </table:table-cell>
          <table:table-cell office:value-type="float" office:value="277.498" calcext:value-type="float">
            <text:p>277.498</text:p>
          </table:table-cell>
          <table:table-cell office:value-type="float" office:value="48.5151" calcext:value-type="float">
            <text:p>48.5151</text:p>
          </table:table-cell>
          <table:table-cell/>
          <table:table-cell table:formula="of:=([.D643]-[.A643])/0.0166667" office:value-type="float" office:value="46.2599074801851" calcext:value-type="float">
            <text:p>46.2599074801851</text:p>
          </table:table-cell>
          <table:table-cell table:formula="of:=ABS([.E643]-[.B643])/0.0166667" office:value-type="float" office:value="630.17873964252" calcext:value-type="float">
            <text:p>630.17873964252</text:p>
          </table:table-cell>
          <table:table-cell table:formula="of:=([.F643]-[.C643])/0.0166667" office:value-type="float" office:value="90.8998182003632" calcext:value-type="float">
            <text:p>90.8998182003632</text:p>
          </table:table-cell>
          <table:table-cell table:formula="of:=DEGREES(ATAN(ABS([.F643]-[.C643])/ABS([.E643]-[.B643])))" office:value-type="float" office:value="8.20798718158105" calcext:value-type="float">
            <text:p>8.20798718158105</text:p>
          </table:table-cell>
          <table:table-cell table:formula="of:=SQRT(POWER([.H643];2)+POWER([.I643];2)+POWER([.J643];2))" office:value-type="float" office:value="638.379197567065" calcext:value-type="float">
            <text:p>638.379197567065</text:p>
          </table:table-cell>
        </table:table-row>
        <table:table-row table:style-name="ro1">
          <table:table-cell office:value-type="float" office:value="114.74" calcext:value-type="float">
            <text:p>114.74</text:p>
          </table:table-cell>
          <table:table-cell office:value-type="float" office:value="289.343" calcext:value-type="float">
            <text:p>289.343</text:p>
          </table:table-cell>
          <table:table-cell office:value-type="float" office:value="46.8069" calcext:value-type="float">
            <text:p>46.8069</text:p>
          </table:table-cell>
          <table:table-cell office:value-type="float" office:value="115.134" calcext:value-type="float">
            <text:p>115.134</text:p>
          </table:table-cell>
          <table:table-cell office:value-type="float" office:value="277.501" calcext:value-type="float">
            <text:p>277.501</text:p>
          </table:table-cell>
          <table:table-cell office:value-type="float" office:value="48.7656" calcext:value-type="float">
            <text:p>48.7656</text:p>
          </table:table-cell>
          <table:table-cell/>
          <table:table-cell table:formula="of:=([.D644]-[.A644])/0.0166667" office:value-type="float" office:value="23.6399527200949" calcext:value-type="float">
            <text:p>23.6399527200949</text:p>
          </table:table-cell>
          <table:table-cell table:formula="of:=ABS([.E644]-[.B644])/0.0166667" office:value-type="float" office:value="710.518578962845" calcext:value-type="float">
            <text:p>710.518578962845</text:p>
          </table:table-cell>
          <table:table-cell table:formula="of:=([.F644]-[.C644])/0.0166667" office:value-type="float" office:value="117.52176495647" calcext:value-type="float">
            <text:p>117.52176495647</text:p>
          </table:table-cell>
          <table:table-cell table:formula="of:=DEGREES(ATAN(ABS([.F644]-[.C644])/ABS([.E644]-[.B644])))" office:value-type="float" office:value="9.39185091538279" calcext:value-type="float">
            <text:p>9.39185091538279</text:p>
          </table:table-cell>
          <table:table-cell table:formula="of:=SQRT(POWER([.H644];2)+POWER([.I644];2)+POWER([.J644];2))" office:value-type="float" office:value="720.560104123502" calcext:value-type="float">
            <text:p>720.560104123502</text:p>
          </table:table-cell>
        </table:table-row>
        <table:table-row table:style-name="ro1">
          <table:table-cell office:value-type="float" office:value="115.505" calcext:value-type="float">
            <text:p>115.505</text:p>
          </table:table-cell>
          <table:table-cell office:value-type="float" office:value="286.582" calcext:value-type="float">
            <text:p>286.582</text:p>
          </table:table-cell>
          <table:table-cell office:value-type="float" office:value="47.2007" calcext:value-type="float">
            <text:p>47.2007</text:p>
          </table:table-cell>
          <table:table-cell office:value-type="float" office:value="116.381" calcext:value-type="float">
            <text:p>116.381</text:p>
          </table:table-cell>
          <table:table-cell office:value-type="float" office:value="274.863" calcext:value-type="float">
            <text:p>274.863</text:p>
          </table:table-cell>
          <table:table-cell office:value-type="float" office:value="48.8911" calcext:value-type="float">
            <text:p>48.8911</text:p>
          </table:table-cell>
          <table:table-cell/>
          <table:table-cell table:formula="of:=([.D645]-[.A645])/0.0166667" office:value-type="float" office:value="52.5598948802105" calcext:value-type="float">
            <text:p>52.5598948802105</text:p>
          </table:table-cell>
          <table:table-cell table:formula="of:=ABS([.E645]-[.B645])/0.0166667" office:value-type="float" office:value="703.138593722812" calcext:value-type="float">
            <text:p>703.138593722812</text:p>
          </table:table-cell>
          <table:table-cell table:formula="of:=([.F645]-[.C645])/0.0166667" office:value-type="float" office:value="101.423797152406" calcext:value-type="float">
            <text:p>101.423797152406</text:p>
          </table:table-cell>
          <table:table-cell table:formula="of:=DEGREES(ATAN(ABS([.F645]-[.C645])/ABS([.E645]-[.B645])))" office:value-type="float" office:value="8.20798088862953" calcext:value-type="float">
            <text:p>8.20798088862953</text:p>
          </table:table-cell>
          <table:table-cell table:formula="of:=SQRT(POWER([.H645];2)+POWER([.I645];2)+POWER([.J645];2))" office:value-type="float" office:value="712.357502354769" calcext:value-type="float">
            <text:p>712.357502354769</text:p>
          </table:table-cell>
        </table:table-row>
        <table:table-row table:style-name="ro1">
          <table:table-cell office:value-type="float" office:value="115.06" calcext:value-type="float">
            <text:p>115.06</text:p>
          </table:table-cell>
          <table:table-cell office:value-type="float" office:value="284.262" calcext:value-type="float">
            <text:p>284.262</text:p>
          </table:table-cell>
          <table:table-cell office:value-type="float" office:value="46.5361" calcext:value-type="float">
            <text:p>46.5361</text:p>
          </table:table-cell>
          <table:table-cell office:value-type="float" office:value="115.713" calcext:value-type="float">
            <text:p>115.713</text:p>
          </table:table-cell>
          <table:table-cell office:value-type="float" office:value="272.746" calcext:value-type="float">
            <text:p>272.746</text:p>
          </table:table-cell>
          <table:table-cell office:value-type="float" office:value="47.979" calcext:value-type="float">
            <text:p>47.979</text:p>
          </table:table-cell>
          <table:table-cell/>
          <table:table-cell table:formula="of:=([.D646]-[.A646])/0.0166667" office:value-type="float" office:value="39.1799216401562" calcext:value-type="float">
            <text:p>39.1799216401562</text:p>
          </table:table-cell>
          <table:table-cell table:formula="of:=ABS([.E646]-[.B646])/0.0166667" office:value-type="float" office:value="690.958618082765" calcext:value-type="float">
            <text:p>690.958618082765</text:p>
          </table:table-cell>
          <table:table-cell table:formula="of:=([.F646]-[.C646])/0.0166667" office:value-type="float" office:value="86.5738268523464" calcext:value-type="float">
            <text:p>86.5738268523464</text:p>
          </table:table-cell>
          <table:table-cell table:formula="of:=DEGREES(ATAN(ABS([.F646]-[.C646])/ABS([.E646]-[.B646])))" office:value-type="float" office:value="7.14167158208711" calcext:value-type="float">
            <text:p>7.14167158208711</text:p>
          </table:table-cell>
          <table:table-cell table:formula="of:=SQRT(POWER([.H646];2)+POWER([.I646];2)+POWER([.J646];2))" office:value-type="float" office:value="697.462476165158" calcext:value-type="float">
            <text:p>697.462476165158</text:p>
          </table:table-cell>
        </table:table-row>
        <table:table-row table:style-name="ro1">
          <table:table-cell office:value-type="float" office:value="115.426" calcext:value-type="float">
            <text:p>115.426</text:p>
          </table:table-cell>
          <table:table-cell office:value-type="float" office:value="282.848" calcext:value-type="float">
            <text:p>282.848</text:p>
          </table:table-cell>
          <table:table-cell office:value-type="float" office:value="46.9915" calcext:value-type="float">
            <text:p>46.9915</text:p>
          </table:table-cell>
          <table:table-cell office:value-type="float" office:value="116.054" calcext:value-type="float">
            <text:p>116.054</text:p>
          </table:table-cell>
          <table:table-cell office:value-type="float" office:value="271.347" calcext:value-type="float">
            <text:p>271.347</text:p>
          </table:table-cell>
          <table:table-cell office:value-type="float" office:value="48.6711" calcext:value-type="float">
            <text:p>48.6711</text:p>
          </table:table-cell>
          <table:table-cell/>
          <table:table-cell table:formula="of:=([.D647]-[.A647])/0.0166667" office:value-type="float" office:value="37.6799246401507" calcext:value-type="float">
            <text:p>37.6799246401507</text:p>
          </table:table-cell>
          <table:table-cell table:formula="of:=ABS([.E647]-[.B647])/0.0166667" office:value-type="float" office:value="690.058619882762" calcext:value-type="float">
            <text:p>690.058619882762</text:p>
          </table:table-cell>
          <table:table-cell table:formula="of:=([.F647]-[.C647])/0.0166667" office:value-type="float" office:value="100.775798448403" calcext:value-type="float">
            <text:p>100.775798448403</text:p>
          </table:table-cell>
          <table:table-cell table:formula="of:=DEGREES(ATAN(ABS([.F647]-[.C647])/ABS([.E647]-[.B647])))" office:value-type="float" office:value="8.30870970818982" calcext:value-type="float">
            <text:p>8.30870970818982</text:p>
          </table:table-cell>
          <table:table-cell table:formula="of:=SQRT(POWER([.H647];2)+POWER([.I647];2)+POWER([.J647];2))" office:value-type="float" office:value="698.395616501352" calcext:value-type="float">
            <text:p>698.395616501352</text:p>
          </table:table-cell>
        </table:table-row>
        <table:table-row table:style-name="ro1">
          <table:table-cell office:value-type="float" office:value="115.953" calcext:value-type="float">
            <text:p>115.953</text:p>
          </table:table-cell>
          <table:table-cell office:value-type="float" office:value="280.305" calcext:value-type="float">
            <text:p>280.305</text:p>
          </table:table-cell>
          <table:table-cell office:value-type="float" office:value="46.8618" calcext:value-type="float">
            <text:p>46.8618</text:p>
          </table:table-cell>
          <table:table-cell office:value-type="float" office:value="116.579" calcext:value-type="float">
            <text:p>116.579</text:p>
          </table:table-cell>
          <table:table-cell office:value-type="float" office:value="268.979" calcext:value-type="float">
            <text:p>268.979</text:p>
          </table:table-cell>
          <table:table-cell office:value-type="float" office:value="48.2853" calcext:value-type="float">
            <text:p>48.2853</text:p>
          </table:table-cell>
          <table:table-cell/>
          <table:table-cell table:formula="of:=([.D648]-[.A648])/0.0166667" office:value-type="float" office:value="37.5599248801497" calcext:value-type="float">
            <text:p>37.5599248801497</text:p>
          </table:table-cell>
          <table:table-cell table:formula="of:=ABS([.E648]-[.B648])/0.0166667" office:value-type="float" office:value="679.55864088272" calcext:value-type="float">
            <text:p>679.55864088272</text:p>
          </table:table-cell>
          <table:table-cell table:formula="of:=([.F648]-[.C648])/0.0166667" office:value-type="float" office:value="85.4098291803415" calcext:value-type="float">
            <text:p>85.4098291803415</text:p>
          </table:table-cell>
          <table:table-cell table:formula="of:=DEGREES(ATAN(ABS([.F648]-[.C648])/ABS([.E648]-[.B648])))" office:value-type="float" office:value="7.16361550019675" calcext:value-type="float">
            <text:p>7.16361550019675</text:p>
          </table:table-cell>
          <table:table-cell table:formula="of:=SQRT(POWER([.H648];2)+POWER([.I648];2)+POWER([.J648];2))" office:value-type="float" office:value="685.934058985255" calcext:value-type="float">
            <text:p>685.934058985255</text:p>
          </table:table-cell>
        </table:table-row>
        <table:table-row table:style-name="ro1">
          <table:table-cell office:value-type="float" office:value="115.817" calcext:value-type="float">
            <text:p>115.817</text:p>
          </table:table-cell>
          <table:table-cell office:value-type="float" office:value="278.983" calcext:value-type="float">
            <text:p>278.983</text:p>
          </table:table-cell>
          <table:table-cell office:value-type="float" office:value="47.3063" calcext:value-type="float">
            <text:p>47.3063</text:p>
          </table:table-cell>
          <table:table-cell office:value-type="float" office:value="116.445" calcext:value-type="float">
            <text:p>116.445</text:p>
          </table:table-cell>
          <table:table-cell office:value-type="float" office:value="270.17" calcext:value-type="float">
            <text:p>270.17</text:p>
          </table:table-cell>
          <table:table-cell office:value-type="float" office:value="48.3535" calcext:value-type="float">
            <text:p>48.3535</text:p>
          </table:table-cell>
          <table:table-cell/>
          <table:table-cell table:formula="of:=([.D649]-[.A649])/0.0166667" office:value-type="float" office:value="37.6799246401507" calcext:value-type="float">
            <text:p>37.6799246401507</text:p>
          </table:table-cell>
          <table:table-cell table:formula="of:=ABS([.E649]-[.B649])/0.0166667" office:value-type="float" office:value="528.778942442114" calcext:value-type="float">
            <text:p>528.778942442114</text:p>
          </table:table-cell>
          <table:table-cell table:formula="of:=([.F649]-[.C649])/0.0166667" office:value-type="float" office:value="62.8318743362511" calcext:value-type="float">
            <text:p>62.8318743362511</text:p>
          </table:table-cell>
          <table:table-cell table:formula="of:=DEGREES(ATAN(ABS([.F649]-[.C649])/ABS([.E649]-[.B649])))" office:value-type="float" office:value="6.7763670671225" calcext:value-type="float">
            <text:p>6.7763670671225</text:p>
          </table:table-cell>
          <table:table-cell table:formula="of:=SQRT(POWER([.H649];2)+POWER([.I649];2)+POWER([.J649];2))" office:value-type="float" office:value="533.830301803574" calcext:value-type="float">
            <text:p>533.830301803574</text:p>
          </table:table-cell>
        </table:table-row>
        <table:table-row table:style-name="ro1">
          <table:table-cell office:value-type="float" office:value="115.303" calcext:value-type="float">
            <text:p>115.303</text:p>
          </table:table-cell>
          <table:table-cell office:value-type="float" office:value="281.569" calcext:value-type="float">
            <text:p>281.569</text:p>
          </table:table-cell>
          <table:table-cell office:value-type="float" office:value="47.1798" calcext:value-type="float">
            <text:p>47.1798</text:p>
          </table:table-cell>
          <table:table-cell office:value-type="float" office:value="115.945" calcext:value-type="float">
            <text:p>115.945</text:p>
          </table:table-cell>
          <table:table-cell office:value-type="float" office:value="270.179" calcext:value-type="float">
            <text:p>270.179</text:p>
          </table:table-cell>
          <table:table-cell office:value-type="float" office:value="48.5996" calcext:value-type="float">
            <text:p>48.5996</text:p>
          </table:table-cell>
          <table:table-cell/>
          <table:table-cell table:formula="of:=([.D650]-[.A650])/0.0166667" office:value-type="float" office:value="38.5199229601538" calcext:value-type="float">
            <text:p>38.5199229601538</text:p>
          </table:table-cell>
          <table:table-cell table:formula="of:=ABS([.E650]-[.B650])/0.0166667" office:value-type="float" office:value="683.398633202736" calcext:value-type="float">
            <text:p>683.398633202736</text:p>
          </table:table-cell>
          <table:table-cell table:formula="of:=([.F650]-[.C650])/0.0166667" office:value-type="float" office:value="85.1878296243409" calcext:value-type="float">
            <text:p>85.1878296243409</text:p>
          </table:table-cell>
          <table:table-cell table:formula="of:=DEGREES(ATAN(ABS([.F650]-[.C650])/ABS([.E650]-[.B650])))" office:value-type="float" office:value="7.10545129081607" calcext:value-type="float">
            <text:p>7.10545129081607</text:p>
          </table:table-cell>
          <table:table-cell table:formula="of:=SQRT(POWER([.H650];2)+POWER([.I650];2)+POWER([.J650];2))" office:value-type="float" office:value="689.76404852988" calcext:value-type="float">
            <text:p>689.76404852988</text:p>
          </table:table-cell>
        </table:table-row>
        <table:table-row table:style-name="ro1">
          <table:table-cell office:value-type="float" office:value="115.189" calcext:value-type="float">
            <text:p>115.189</text:p>
          </table:table-cell>
          <table:table-cell office:value-type="float" office:value="282.943" calcext:value-type="float">
            <text:p>282.943</text:p>
          </table:table-cell>
          <table:table-cell office:value-type="float" office:value="46.7289" calcext:value-type="float">
            <text:p>46.7289</text:p>
          </table:table-cell>
          <table:table-cell office:value-type="float" office:value="115.836" calcext:value-type="float">
            <text:p>115.836</text:p>
          </table:table-cell>
          <table:table-cell office:value-type="float" office:value="271.488" calcext:value-type="float">
            <text:p>271.488</text:p>
          </table:table-cell>
          <table:table-cell office:value-type="float" office:value="48.1637" calcext:value-type="float">
            <text:p>48.1637</text:p>
          </table:table-cell>
          <table:table-cell/>
          <table:table-cell table:formula="of:=([.D651]-[.A651])/0.0166667" office:value-type="float" office:value="38.8199223601556" calcext:value-type="float">
            <text:p>38.8199223601556</text:p>
          </table:table-cell>
          <table:table-cell table:formula="of:=ABS([.E651]-[.B651])/0.0166667" office:value-type="float" office:value="687.298625402748" calcext:value-type="float">
            <text:p>687.298625402748</text:p>
          </table:table-cell>
          <table:table-cell table:formula="of:=([.F651]-[.C651])/0.0166667" office:value-type="float" office:value="86.0878278243441" calcext:value-type="float">
            <text:p>86.0878278243441</text:p>
          </table:table-cell>
          <table:table-cell table:formula="of:=DEGREES(ATAN(ABS([.F651]-[.C651])/ABS([.E651]-[.B651])))" office:value-type="float" office:value="7.13942112025083" calcext:value-type="float">
            <text:p>7.13942112025083</text:p>
          </table:table-cell>
          <table:table-cell table:formula="of:=SQRT(POWER([.H651];2)+POWER([.I651];2)+POWER([.J651];2))" office:value-type="float" office:value="693.7560817406" calcext:value-type="float">
            <text:p>693.7560817406</text:p>
          </table:table-cell>
        </table:table-row>
        <table:table-row table:style-name="ro1">
          <table:table-cell office:value-type="float" office:value="116.614" calcext:value-type="float">
            <text:p>116.614</text:p>
          </table:table-cell>
          <table:table-cell office:value-type="float" office:value="279.104" calcext:value-type="float">
            <text:p>279.104</text:p>
          </table:table-cell>
          <table:table-cell office:value-type="float" office:value="46.2881" calcext:value-type="float">
            <text:p>46.2881</text:p>
          </table:table-cell>
          <table:table-cell office:value-type="float" office:value="117.49" calcext:value-type="float">
            <text:p>117.49</text:p>
          </table:table-cell>
          <table:table-cell office:value-type="float" office:value="267.902" calcext:value-type="float">
            <text:p>267.902</text:p>
          </table:table-cell>
          <table:table-cell office:value-type="float" office:value="47.2245" calcext:value-type="float">
            <text:p>47.2245</text:p>
          </table:table-cell>
          <table:table-cell/>
          <table:table-cell table:formula="of:=([.D652]-[.A652])/0.0166667" office:value-type="float" office:value="52.5598948802097" calcext:value-type="float">
            <text:p>52.5598948802097</text:p>
          </table:table-cell>
          <table:table-cell table:formula="of:=ABS([.E652]-[.B652])/0.0166667" office:value-type="float" office:value="672.118655762688" calcext:value-type="float">
            <text:p>672.118655762688</text:p>
          </table:table-cell>
          <table:table-cell table:formula="of:=([.F652]-[.C652])/0.0166667" office:value-type="float" office:value="56.1838876322247" calcext:value-type="float">
            <text:p>56.1838876322247</text:p>
          </table:table-cell>
          <table:table-cell table:formula="of:=DEGREES(ATAN(ABS([.F652]-[.C652])/ABS([.E652]-[.B652])))" office:value-type="float" office:value="4.77837194479698" calcext:value-type="float">
            <text:p>4.77837194479698</text:p>
          </table:table-cell>
          <table:table-cell table:formula="of:=SQRT(POWER([.H652];2)+POWER([.I652];2)+POWER([.J652];2))" office:value-type="float" office:value="676.50769338089" calcext:value-type="float">
            <text:p>676.50769338089</text:p>
          </table:table-cell>
        </table:table-row>
        <table:table-row table:style-name="ro1">
          <table:table-cell office:value-type="float" office:value="114.536" calcext:value-type="float">
            <text:p>114.536</text:p>
          </table:table-cell>
          <table:table-cell office:value-type="float" office:value="286.913" calcext:value-type="float">
            <text:p>286.913</text:p>
          </table:table-cell>
          <table:table-cell office:value-type="float" office:value="46.4031" calcext:value-type="float">
            <text:p>46.4031</text:p>
          </table:table-cell>
          <table:table-cell office:value-type="float" office:value="115.066" calcext:value-type="float">
            <text:p>115.066</text:p>
          </table:table-cell>
          <table:table-cell office:value-type="float" office:value="276.485" calcext:value-type="float">
            <text:p>276.485</text:p>
          </table:table-cell>
          <table:table-cell office:value-type="float" office:value="47.9261" calcext:value-type="float">
            <text:p>47.9261</text:p>
          </table:table-cell>
          <table:table-cell/>
          <table:table-cell table:formula="of:=([.D653]-[.A653])/0.0166667" office:value-type="float" office:value="31.7999364001273" calcext:value-type="float">
            <text:p>31.7999364001273</text:p>
          </table:table-cell>
          <table:table-cell table:formula="of:=ABS([.E653]-[.B653])/0.0166667" office:value-type="float" office:value="625.678748642503" calcext:value-type="float">
            <text:p>625.678748642503</text:p>
          </table:table-cell>
          <table:table-cell table:formula="of:=([.F653]-[.C653])/0.0166667" office:value-type="float" office:value="91.3798172403653" calcext:value-type="float">
            <text:p>91.3798172403653</text:p>
          </table:table-cell>
          <table:table-cell table:formula="of:=DEGREES(ATAN(ABS([.F653]-[.C653])/ABS([.E653]-[.B653])))" office:value-type="float" office:value="8.30924959341321" calcext:value-type="float">
            <text:p>8.30924959341321</text:p>
          </table:table-cell>
          <table:table-cell table:formula="of:=SQRT(POWER([.H653];2)+POWER([.I653];2)+POWER([.J653];2))" office:value-type="float" office:value="633.115631979485" calcext:value-type="float">
            <text:p>633.115631979485</text:p>
          </table:table-cell>
        </table:table-row>
        <table:table-row table:style-name="ro1">
          <table:table-cell office:value-type="float" office:value="114.958" calcext:value-type="float">
            <text:p>114.958</text:p>
          </table:table-cell>
          <table:table-cell office:value-type="float" office:value="280.447" calcext:value-type="float">
            <text:p>280.447</text:p>
          </table:table-cell>
          <table:table-cell office:value-type="float" office:value="46.8485" calcext:value-type="float">
            <text:p>46.8485</text:p>
          </table:table-cell>
          <table:table-cell office:value-type="float" office:value="115.259" calcext:value-type="float">
            <text:p>115.259</text:p>
          </table:table-cell>
          <table:table-cell office:value-type="float" office:value="267.983" calcext:value-type="float">
            <text:p>267.983</text:p>
          </table:table-cell>
          <table:table-cell office:value-type="float" office:value="48.2003" calcext:value-type="float">
            <text:p>48.2003</text:p>
          </table:table-cell>
          <table:table-cell/>
          <table:table-cell table:formula="of:=([.D654]-[.A654])/0.0166667" office:value-type="float" office:value="18.0599638800724" calcext:value-type="float">
            <text:p>18.0599638800724</text:p>
          </table:table-cell>
          <table:table-cell table:formula="of:=ABS([.E654]-[.B654])/0.0166667" office:value-type="float" office:value="747.838504322991" calcext:value-type="float">
            <text:p>747.838504322991</text:p>
          </table:table-cell>
          <table:table-cell table:formula="of:=([.F654]-[.C654])/0.0166667" office:value-type="float" office:value="81.1078377843243" calcext:value-type="float">
            <text:p>81.1078377843243</text:p>
          </table:table-cell>
          <table:table-cell table:formula="of:=DEGREES(ATAN(ABS([.F654]-[.C654])/ABS([.E654]-[.B654])))" office:value-type="float" office:value="6.18989689298712" calcext:value-type="float">
            <text:p>6.18989689298712</text:p>
          </table:table-cell>
          <table:table-cell table:formula="of:=SQRT(POWER([.H654];2)+POWER([.I654];2)+POWER([.J654];2))" office:value-type="float" office:value="752.44074331036" calcext:value-type="float">
            <text:p>752.44074331036</text:p>
          </table:table-cell>
        </table:table-row>
        <table:table-row table:style-name="ro1">
          <table:table-cell office:value-type="float" office:value="115.047" calcext:value-type="float">
            <text:p>115.047</text:p>
          </table:table-cell>
          <table:table-cell office:value-type="float" office:value="289.564" calcext:value-type="float">
            <text:p>289.564</text:p>
          </table:table-cell>
          <table:table-cell office:value-type="float" office:value="45.7568" calcext:value-type="float">
            <text:p>45.7568</text:p>
          </table:table-cell>
          <table:table-cell office:value-type="float" office:value="115.968" calcext:value-type="float">
            <text:p>115.968</text:p>
          </table:table-cell>
          <table:table-cell office:value-type="float" office:value="277.803" calcext:value-type="float">
            <text:p>277.803</text:p>
          </table:table-cell>
          <table:table-cell office:value-type="float" office:value="46.9831" calcext:value-type="float">
            <text:p>46.9831</text:p>
          </table:table-cell>
          <table:table-cell/>
          <table:table-cell table:formula="of:=([.D655]-[.A655])/0.0166667" office:value-type="float" office:value="55.2598894802214" calcext:value-type="float">
            <text:p>55.2598894802214</text:p>
          </table:table-cell>
          <table:table-cell table:formula="of:=ABS([.E655]-[.B655])/0.0166667" office:value-type="float" office:value="705.658588682824" calcext:value-type="float">
            <text:p>705.658588682824</text:p>
          </table:table-cell>
          <table:table-cell table:formula="of:=([.F655]-[.C655])/0.0166667" office:value-type="float" office:value="73.5778528442944" calcext:value-type="float">
            <text:p>73.5778528442944</text:p>
          </table:table-cell>
          <table:table-cell table:formula="of:=DEGREES(ATAN(ABS([.F655]-[.C655])/ABS([.E655]-[.B655])))" office:value-type="float" office:value="5.9526261714419" calcext:value-type="float">
            <text:p>5.9526261714419</text:p>
          </table:table-cell>
          <table:table-cell table:formula="of:=SQRT(POWER([.H655];2)+POWER([.I655];2)+POWER([.J655];2))" office:value-type="float" office:value="711.63291070353" calcext:value-type="float">
            <text:p>711.63291070353</text:p>
          </table:table-cell>
        </table:table-row>
        <table:table-row table:style-name="ro1">
          <table:table-cell office:value-type="float" office:value="115.539" calcext:value-type="float">
            <text:p>115.539</text:p>
          </table:table-cell>
          <table:table-cell office:value-type="float" office:value="281.475" calcext:value-type="float">
            <text:p>281.475</text:p>
          </table:table-cell>
          <table:table-cell office:value-type="float" office:value="47.4413" calcext:value-type="float">
            <text:p>47.4413</text:p>
          </table:table-cell>
          <table:table-cell office:value-type="float" office:value="116.054" calcext:value-type="float">
            <text:p>116.054</text:p>
          </table:table-cell>
          <table:table-cell office:value-type="float" office:value="271.347" calcext:value-type="float">
            <text:p>271.347</text:p>
          </table:table-cell>
          <table:table-cell office:value-type="float" office:value="48.6711" calcext:value-type="float">
            <text:p>48.6711</text:p>
          </table:table-cell>
          <table:table-cell/>
          <table:table-cell table:formula="of:=([.D656]-[.A656])/0.0166667" office:value-type="float" office:value="30.8999382001236" calcext:value-type="float">
            <text:p>30.8999382001236</text:p>
          </table:table-cell>
          <table:table-cell table:formula="of:=ABS([.E656]-[.B656])/0.0166667" office:value-type="float" office:value="607.678784642433" calcext:value-type="float">
            <text:p>607.678784642433</text:p>
          </table:table-cell>
          <table:table-cell table:formula="of:=([.F656]-[.C656])/0.0166667" office:value-type="float" office:value="73.7878524242954" calcext:value-type="float">
            <text:p>73.7878524242954</text:p>
          </table:table-cell>
          <table:table-cell table:formula="of:=DEGREES(ATAN(ABS([.F656]-[.C656])/ABS([.E656]-[.B656])))" office:value-type="float" office:value="6.9232896300725" calcext:value-type="float">
            <text:p>6.9232896300725</text:p>
          </table:table-cell>
          <table:table-cell table:formula="of:=SQRT(POWER([.H656];2)+POWER([.I656];2)+POWER([.J656];2))" office:value-type="float" office:value="612.921657841086" calcext:value-type="float">
            <text:p>612.921657841086</text:p>
          </table:table-cell>
        </table:table-row>
        <table:table-row table:style-name="ro1">
          <table:table-cell office:value-type="float" office:value="115.176" calcext:value-type="float">
            <text:p>115.176</text:p>
          </table:table-cell>
          <table:table-cell office:value-type="float" office:value="288.205" calcext:value-type="float">
            <text:p>288.205</text:p>
          </table:table-cell>
          <table:table-cell office:value-type="float" office:value="45.9556" calcext:value-type="float">
            <text:p>45.9556</text:p>
          </table:table-cell>
          <table:table-cell office:value-type="float" office:value="115.817" calcext:value-type="float">
            <text:p>115.817</text:p>
          </table:table-cell>
          <table:table-cell office:value-type="float" office:value="278.983" calcext:value-type="float">
            <text:p>278.983</text:p>
          </table:table-cell>
          <table:table-cell office:value-type="float" office:value="47.3063" calcext:value-type="float">
            <text:p>47.3063</text:p>
          </table:table-cell>
          <table:table-cell/>
          <table:table-cell table:formula="of:=([.D657]-[.A657])/0.0166667" office:value-type="float" office:value="38.4599230801533" calcext:value-type="float">
            <text:p>38.4599230801533</text:p>
          </table:table-cell>
          <table:table-cell table:formula="of:=ABS([.E657]-[.B657])/0.0166667" office:value-type="float" office:value="553.318893362212" calcext:value-type="float">
            <text:p>553.318893362212</text:p>
          </table:table-cell>
          <table:table-cell table:formula="of:=([.F657]-[.C657])/0.0166667" office:value-type="float" office:value="81.0418379163244" calcext:value-type="float">
            <text:p>81.0418379163244</text:p>
          </table:table-cell>
          <table:table-cell table:formula="of:=DEGREES(ATAN(ABS([.F657]-[.C657])/ABS([.E657]-[.B657])))" office:value-type="float" office:value="8.33257852808455" calcext:value-type="float">
            <text:p>8.33257852808455</text:p>
          </table:table-cell>
          <table:table-cell table:formula="of:=SQRT(POWER([.H657];2)+POWER([.I657];2)+POWER([.J657];2))" office:value-type="float" office:value="560.543256963965" calcext:value-type="float">
            <text:p>560.543256963965</text:p>
          </table:table-cell>
        </table:table-row>
        <table:table-row table:style-name="ro1">
          <table:table-cell office:value-type="float" office:value="115.665" calcext:value-type="float">
            <text:p>115.665</text:p>
          </table:table-cell>
          <table:table-cell office:value-type="float" office:value="280.168" calcext:value-type="float">
            <text:p>280.168</text:p>
          </table:table-cell>
          <table:table-cell office:value-type="float" office:value="47.631" calcext:value-type="float">
            <text:p>47.631</text:p>
          </table:table-cell>
          <table:table-cell office:value-type="float" office:value="116.419" calcext:value-type="float">
            <text:p>116.419</text:p>
          </table:table-cell>
          <table:table-cell office:value-type="float" office:value="270.064" calcext:value-type="float">
            <text:p>270.064</text:p>
          </table:table-cell>
          <table:table-cell office:value-type="float" office:value="48.8563" calcext:value-type="float">
            <text:p>48.8563</text:p>
          </table:table-cell>
          <table:table-cell/>
          <table:table-cell table:formula="of:=([.D658]-[.A658])/0.0166667" office:value-type="float" office:value="45.2399095201804" calcext:value-type="float">
            <text:p>45.2399095201804</text:p>
          </table:table-cell>
          <table:table-cell table:formula="of:=ABS([.E658]-[.B658])/0.0166667" office:value-type="float" office:value="606.238787522424" calcext:value-type="float">
            <text:p>606.238787522424</text:p>
          </table:table-cell>
          <table:table-cell table:formula="of:=([.F658]-[.C658])/0.0166667" office:value-type="float" office:value="73.5178529642939" calcext:value-type="float">
            <text:p>73.5178529642939</text:p>
          </table:table-cell>
          <table:table-cell table:formula="of:=DEGREES(ATAN(ABS([.F658]-[.C658])/ABS([.E658]-[.B658])))" office:value-type="float" office:value="6.91442778106929" calcext:value-type="float">
            <text:p>6.91442778106929</text:p>
          </table:table-cell>
          <table:table-cell table:formula="of:=SQRT(POWER([.H658];2)+POWER([.I658];2)+POWER([.J658];2))" office:value-type="float" office:value="612.353649139558" calcext:value-type="float">
            <text:p>612.353649139558</text:p>
          </table:table-cell>
        </table:table-row>
        <table:table-row table:style-name="ro1">
          <table:table-cell office:value-type="float" office:value="115.429" calcext:value-type="float">
            <text:p>115.429</text:p>
          </table:table-cell>
          <table:table-cell office:value-type="float" office:value="288.167" calcext:value-type="float">
            <text:p>288.167</text:p>
          </table:table-cell>
          <table:table-cell office:value-type="float" office:value="45.9592" calcext:value-type="float">
            <text:p>45.9592</text:p>
          </table:table-cell>
          <table:table-cell office:value-type="float" office:value="116.201" calcext:value-type="float">
            <text:p>116.201</text:p>
          </table:table-cell>
          <table:table-cell office:value-type="float" office:value="277.706" calcext:value-type="float">
            <text:p>277.706</text:p>
          </table:table-cell>
          <table:table-cell office:value-type="float" office:value="47.2435" calcext:value-type="float">
            <text:p>47.2435</text:p>
          </table:table-cell>
          <table:table-cell/>
          <table:table-cell table:formula="of:=([.D659]-[.A659])/0.0166667" office:value-type="float" office:value="46.3199073601848" calcext:value-type="float">
            <text:p>46.3199073601848</text:p>
          </table:table-cell>
          <table:table-cell table:formula="of:=ABS([.E659]-[.B659])/0.0166667" office:value-type="float" office:value="627.658744682508" calcext:value-type="float">
            <text:p>627.658744682508</text:p>
          </table:table-cell>
          <table:table-cell table:formula="of:=([.F659]-[.C659])/0.0166667" office:value-type="float" office:value="77.0578458843079" calcext:value-type="float">
            <text:p>77.0578458843079</text:p>
          </table:table-cell>
          <table:table-cell table:formula="of:=DEGREES(ATAN(ABS([.F659]-[.C659])/ABS([.E659]-[.B659])))" office:value-type="float" office:value="6.99919446022838" calcext:value-type="float">
            <text:p>6.99919446022838</text:p>
          </table:table-cell>
          <table:table-cell table:formula="of:=SQRT(POWER([.H659];2)+POWER([.I659];2)+POWER([.J659];2))" office:value-type="float" office:value="634.065410826523" calcext:value-type="float">
            <text:p>634.065410826523</text:p>
          </table:table-cell>
        </table:table-row>
        <table:table-row table:style-name="ro1">
          <table:table-cell office:value-type="float" office:value="116.557" calcext:value-type="float">
            <text:p>116.557</text:p>
          </table:table-cell>
          <table:table-cell office:value-type="float" office:value="276.323" calcext:value-type="float">
            <text:p>276.323</text:p>
          </table:table-cell>
          <table:table-cell office:value-type="float" office:value="47.6917" calcext:value-type="float">
            <text:p>47.6917</text:p>
          </table:table-cell>
          <table:table-cell office:value-type="float" office:value="117.527" calcext:value-type="float">
            <text:p>117.527</text:p>
          </table:table-cell>
          <table:table-cell office:value-type="float" office:value="266.355" calcext:value-type="float">
            <text:p>266.355</text:p>
          </table:table-cell>
          <table:table-cell office:value-type="float" office:value="48.9084" calcext:value-type="float">
            <text:p>48.9084</text:p>
          </table:table-cell>
          <table:table-cell/>
          <table:table-cell table:formula="of:=([.D660]-[.A660])/0.0166667" office:value-type="float" office:value="58.1998836002327" calcext:value-type="float">
            <text:p>58.1998836002327</text:p>
          </table:table-cell>
          <table:table-cell table:formula="of:=ABS([.E660]-[.B660])/0.0166667" office:value-type="float" office:value="598.07880384239" calcext:value-type="float">
            <text:p>598.07880384239</text:p>
          </table:table-cell>
          <table:table-cell table:formula="of:=([.F660]-[.C660])/0.0166667" office:value-type="float" office:value="73.0018539962922" calcext:value-type="float">
            <text:p>73.0018539962922</text:p>
          </table:table-cell>
          <table:table-cell table:formula="of:=DEGREES(ATAN(ABS([.F660]-[.C660])/ABS([.E660]-[.B660])))" office:value-type="float" office:value="6.95913224473001" calcext:value-type="float">
            <text:p>6.95913224473001</text:p>
          </table:table-cell>
          <table:table-cell table:formula="of:=SQRT(POWER([.H660];2)+POWER([.I660];2)+POWER([.J660];2))" office:value-type="float" office:value="605.322024003357" calcext:value-type="float">
            <text:p>605.322024003357</text:p>
          </table:table-cell>
        </table:table-row>
        <table:table-row table:style-name="ro1">
          <table:table-cell office:value-type="float" office:value="116.655" calcext:value-type="float">
            <text:p>116.655</text:p>
          </table:table-cell>
          <table:table-cell office:value-type="float" office:value="277.464" calcext:value-type="float">
            <text:p>277.464</text:p>
          </table:table-cell>
          <table:table-cell office:value-type="float" office:value="48.0181" calcext:value-type="float">
            <text:p>48.0181</text:p>
          </table:table-cell>
          <table:table-cell office:value-type="float" office:value="117.5" calcext:value-type="float">
            <text:p>117.5</text:p>
          </table:table-cell>
          <table:table-cell office:value-type="float" office:value="266.251" calcext:value-type="float">
            <text:p>266.251</text:p>
          </table:table-cell>
          <table:table-cell office:value-type="float" office:value="49.4065" calcext:value-type="float">
            <text:p>49.4065</text:p>
          </table:table-cell>
          <table:table-cell/>
          <table:table-cell table:formula="of:=([.D661]-[.A661])/0.0166667" office:value-type="float" office:value="50.6998986002027" calcext:value-type="float">
            <text:p>50.6998986002027</text:p>
          </table:table-cell>
          <table:table-cell table:formula="of:=ABS([.E661]-[.B661])/0.0166667" office:value-type="float" office:value="672.778654442692" calcext:value-type="float">
            <text:p>672.778654442692</text:p>
          </table:table-cell>
          <table:table-cell table:formula="of:=([.F661]-[.C661])/0.0166667" office:value-type="float" office:value="83.3038333923335" calcext:value-type="float">
            <text:p>83.3038333923335</text:p>
          </table:table-cell>
          <table:table-cell table:formula="of:=DEGREES(ATAN(ABS([.F661]-[.C661])/ABS([.E661]-[.B661])))" office:value-type="float" office:value="7.05846973527997" calcext:value-type="float">
            <text:p>7.05846973527997</text:p>
          </table:table-cell>
          <table:table-cell table:formula="of:=SQRT(POWER([.H661];2)+POWER([.I661];2)+POWER([.J661];2))" office:value-type="float" office:value="679.809625005154" calcext:value-type="float">
            <text:p>679.809625005154</text:p>
          </table:table-cell>
        </table:table-row>
        <table:table-row table:style-name="ro1">
          <table:table-cell office:value-type="float" office:value="115.073" calcext:value-type="float">
            <text:p>115.073</text:p>
          </table:table-cell>
          <table:table-cell office:value-type="float" office:value="284.327" calcext:value-type="float">
            <text:p>284.327</text:p>
          </table:table-cell>
          <table:table-cell office:value-type="float" office:value="46.2752" calcext:value-type="float">
            <text:p>46.2752</text:p>
          </table:table-cell>
          <table:table-cell office:value-type="float" office:value="115.615" calcext:value-type="float">
            <text:p>115.615</text:p>
          </table:table-cell>
          <table:table-cell office:value-type="float" office:value="274.121" calcext:value-type="float">
            <text:p>274.121</text:p>
          </table:table-cell>
          <table:table-cell office:value-type="float" office:value="47.2851" calcext:value-type="float">
            <text:p>47.2851</text:p>
          </table:table-cell>
          <table:table-cell/>
          <table:table-cell table:formula="of:=([.D662]-[.A662])/0.0166667" office:value-type="float" office:value="32.5199349601302" calcext:value-type="float">
            <text:p>32.5199349601302</text:p>
          </table:table-cell>
          <table:table-cell table:formula="of:=ABS([.E662]-[.B662])/0.0166667" office:value-type="float" office:value="612.35877528245" calcext:value-type="float">
            <text:p>612.35877528245</text:p>
          </table:table-cell>
          <table:table-cell table:formula="of:=([.F662]-[.C662])/0.0166667" office:value-type="float" office:value="60.5938788122425" calcext:value-type="float">
            <text:p>60.5938788122425</text:p>
          </table:table-cell>
          <table:table-cell table:formula="of:=DEGREES(ATAN(ABS([.F662]-[.C662])/ABS([.E662]-[.B662])))" office:value-type="float" office:value="5.65111266642576" calcext:value-type="float">
            <text:p>5.65111266642576</text:p>
          </table:table-cell>
          <table:table-cell table:formula="of:=SQRT(POWER([.H662];2)+POWER([.I662];2)+POWER([.J662];2))" office:value-type="float" office:value="616.208109314334" calcext:value-type="float">
            <text:p>616.208109314334</text:p>
          </table:table-cell>
        </table:table-row>
        <table:table-row table:style-name="ro1">
          <table:table-cell office:value-type="float" office:value="115.924" calcext:value-type="float">
            <text:p>115.924</text:p>
          </table:table-cell>
          <table:table-cell office:value-type="float" office:value="285.39" calcext:value-type="float">
            <text:p>285.39</text:p>
          </table:table-cell>
          <table:table-cell office:value-type="float" office:value="46.6155" calcext:value-type="float">
            <text:p>46.6155</text:p>
          </table:table-cell>
          <table:table-cell office:value-type="float" office:value="116.311" calcext:value-type="float">
            <text:p>116.311</text:p>
          </table:table-cell>
          <table:table-cell office:value-type="float" office:value="276.363" calcext:value-type="float">
            <text:p>276.363</text:p>
          </table:table-cell>
          <table:table-cell office:value-type="float" office:value="47.6876" calcext:value-type="float">
            <text:p>47.6876</text:p>
          </table:table-cell>
          <table:table-cell/>
          <table:table-cell table:formula="of:=([.D663]-[.A663])/0.0166667" office:value-type="float" office:value="23.2199535600929" calcext:value-type="float">
            <text:p>23.2199535600929</text:p>
          </table:table-cell>
          <table:table-cell table:formula="of:=ABS([.E663]-[.B663])/0.0166667" office:value-type="float" office:value="541.618916762166" calcext:value-type="float">
            <text:p>541.618916762166</text:p>
          </table:table-cell>
          <table:table-cell table:formula="of:=([.F663]-[.C663])/0.0166667" office:value-type="float" office:value="64.3258713482577" calcext:value-type="float">
            <text:p>64.3258713482577</text:p>
          </table:table-cell>
          <table:table-cell table:formula="of:=DEGREES(ATAN(ABS([.F663]-[.C663])/ABS([.E663]-[.B663])))" office:value-type="float" office:value="6.77305968074173" calcext:value-type="float">
            <text:p>6.77305968074173</text:p>
          </table:table-cell>
          <table:table-cell table:formula="of:=SQRT(POWER([.H663];2)+POWER([.I663];2)+POWER([.J663];2))" office:value-type="float" office:value="545.919439993363" calcext:value-type="float">
            <text:p>545.919439993363</text:p>
          </table:table-cell>
        </table:table-row>
        <table:table-row table:style-name="ro1">
          <table:table-cell office:value-type="float" office:value="116.818" calcext:value-type="float">
            <text:p>116.818</text:p>
          </table:table-cell>
          <table:table-cell office:value-type="float" office:value="286.633" calcext:value-type="float">
            <text:p>286.633</text:p>
          </table:table-cell>
          <table:table-cell office:value-type="float" office:value="46.1741" calcext:value-type="float">
            <text:p>46.1741</text:p>
          </table:table-cell>
          <table:table-cell office:value-type="float" office:value="116.818" calcext:value-type="float">
            <text:p>116.818</text:p>
          </table:table-cell>
          <table:table-cell office:value-type="float" office:value="276.358" calcext:value-type="float">
            <text:p>276.358</text:p>
          </table:table-cell>
          <table:table-cell office:value-type="float" office:value="47.4377" calcext:value-type="float">
            <text:p>47.4377</text:p>
          </table:table-cell>
          <table:table-cell/>
          <table:table-cell table:formula="of:=([.D664]-[.A664])/0.0166667" office:value-type="float" office:value="0" calcext:value-type="float">
            <text:p>0</text:p>
          </table:table-cell>
          <table:table-cell table:formula="of:=ABS([.E664]-[.B664])/0.0166667" office:value-type="float" office:value="616.498767002465" calcext:value-type="float">
            <text:p>616.498767002465</text:p>
          </table:table-cell>
          <table:table-cell table:formula="of:=([.F664]-[.C664])/0.0166667" office:value-type="float" office:value="75.8158483683031" calcext:value-type="float">
            <text:p>75.8158483683031</text:p>
          </table:table-cell>
          <table:table-cell table:formula="of:=DEGREES(ATAN(ABS([.F664]-[.C664])/ABS([.E664]-[.B664])))" office:value-type="float" office:value="7.01092414620814" calcext:value-type="float">
            <text:p>7.01092414620814</text:p>
          </table:table-cell>
          <table:table-cell table:formula="of:=SQRT(POWER([.H664];2)+POWER([.I664];2)+POWER([.J664];2))" office:value-type="float" office:value="621.1431176302" calcext:value-type="float">
            <text:p>621.1431176302</text:p>
          </table:table-cell>
        </table:table-row>
        <table:table-row table:style-name="ro1">
          <table:table-cell office:value-type="float" office:value="117.078" calcext:value-type="float">
            <text:p>117.078</text:p>
          </table:table-cell>
          <table:table-cell office:value-type="float" office:value="291.933" calcext:value-type="float">
            <text:p>291.933</text:p>
          </table:table-cell>
          <table:table-cell office:value-type="float" office:value="45.393" calcext:value-type="float">
            <text:p>45.393</text:p>
          </table:table-cell>
          <table:table-cell office:value-type="float" office:value="116.947" calcext:value-type="float">
            <text:p>116.947</text:p>
          </table:table-cell>
          <table:table-cell office:value-type="float" office:value="280.158" calcext:value-type="float">
            <text:p>280.158</text:p>
          </table:table-cell>
          <table:table-cell office:value-type="float" office:value="46.876" calcext:value-type="float">
            <text:p>46.876</text:p>
          </table:table-cell>
          <table:table-cell/>
          <table:table-cell table:formula="of:=([.D665]-[.A665])/0.0166667" office:value-type="float" office:value="-7.85998428003145" calcext:value-type="float">
            <text:p>-7.85998428003145</text:p>
          </table:table-cell>
          <table:table-cell table:formula="of:=ABS([.E665]-[.B665])/0.0166667" office:value-type="float" office:value="706.498587002825" calcext:value-type="float">
            <text:p>706.498587002825</text:p>
          </table:table-cell>
          <table:table-cell table:formula="of:=([.F665]-[.C665])/0.0166667" office:value-type="float" office:value="88.9798220403558" calcext:value-type="float">
            <text:p>88.9798220403558</text:p>
          </table:table-cell>
          <table:table-cell table:formula="of:=DEGREES(ATAN(ABS([.F665]-[.C665])/ABS([.E665]-[.B665])))" office:value-type="float" office:value="7.1783102768309" calcext:value-type="float">
            <text:p>7.1783102768309</text:p>
          </table:table-cell>
          <table:table-cell table:formula="of:=SQRT(POWER([.H665];2)+POWER([.I665];2)+POWER([.J665];2))" office:value-type="float" office:value="712.123192657144" calcext:value-type="float">
            <text:p>712.123192657144</text:p>
          </table:table-cell>
        </table:table-row>
        <table:table-row table:style-name="ro1">
          <table:table-cell office:value-type="float" office:value="114.408" calcext:value-type="float">
            <text:p>114.408</text:p>
          </table:table-cell>
          <table:table-cell office:value-type="float" office:value="291.007" calcext:value-type="float">
            <text:p>291.007</text:p>
          </table:table-cell>
          <table:table-cell office:value-type="float" office:value="45.5496" calcext:value-type="float">
            <text:p>45.5496</text:p>
          </table:table-cell>
          <table:table-cell office:value-type="float" office:value="114.958" calcext:value-type="float">
            <text:p>114.958</text:p>
          </table:table-cell>
          <table:table-cell office:value-type="float" office:value="280.447" calcext:value-type="float">
            <text:p>280.447</text:p>
          </table:table-cell>
          <table:table-cell office:value-type="float" office:value="46.8485" calcext:value-type="float">
            <text:p>46.8485</text:p>
          </table:table-cell>
          <table:table-cell/>
          <table:table-cell table:formula="of:=([.D666]-[.A666])/0.0166667" office:value-type="float" office:value="32.9999340001318" calcext:value-type="float">
            <text:p>32.9999340001318</text:p>
          </table:table-cell>
          <table:table-cell table:formula="of:=ABS([.E666]-[.B666])/0.0166667" office:value-type="float" office:value="633.598732802535" calcext:value-type="float">
            <text:p>633.598732802535</text:p>
          </table:table-cell>
          <table:table-cell table:formula="of:=([.F666]-[.C666])/0.0166667" office:value-type="float" office:value="77.9338441323119" calcext:value-type="float">
            <text:p>77.9338441323119</text:p>
          </table:table-cell>
          <table:table-cell table:formula="of:=DEGREES(ATAN(ABS([.F666]-[.C666])/ABS([.E666]-[.B666])))" office:value-type="float" office:value="7.01226700031233" calcext:value-type="float">
            <text:p>7.01226700031233</text:p>
          </table:table-cell>
          <table:table-cell table:formula="of:=SQRT(POWER([.H666];2)+POWER([.I666];2)+POWER([.J666];2))" office:value-type="float" office:value="639.226121113828" calcext:value-type="float">
            <text:p>639.226121113828</text:p>
          </table:table-cell>
        </table:table-row>
        <table:table-row table:style-name="ro1">
          <table:table-cell office:value-type="float" office:value="115.073" calcext:value-type="float">
            <text:p>115.073</text:p>
          </table:table-cell>
          <table:table-cell office:value-type="float" office:value="284.327" calcext:value-type="float">
            <text:p>284.327</text:p>
          </table:table-cell>
          <table:table-cell office:value-type="float" office:value="46.2752" calcext:value-type="float">
            <text:p>46.2752</text:p>
          </table:table-cell>
          <table:table-cell office:value-type="float" office:value="115.618" calcext:value-type="float">
            <text:p>115.618</text:p>
          </table:table-cell>
          <table:table-cell office:value-type="float" office:value="271.629" calcext:value-type="float">
            <text:p>271.629</text:p>
          </table:table-cell>
          <table:table-cell office:value-type="float" office:value="47.6556" calcext:value-type="float">
            <text:p>47.6556</text:p>
          </table:table-cell>
          <table:table-cell/>
          <table:table-cell table:formula="of:=([.D667]-[.A667])/0.0166667" office:value-type="float" office:value="32.6999346001309" calcext:value-type="float">
            <text:p>32.6999346001309</text:p>
          </table:table-cell>
          <table:table-cell table:formula="of:=ABS([.E667]-[.B667])/0.0166667" office:value-type="float" office:value="761.878476243046" calcext:value-type="float">
            <text:p>761.878476243046</text:p>
          </table:table-cell>
          <table:table-cell table:formula="of:=([.F667]-[.C667])/0.0166667" office:value-type="float" office:value="82.8238343523314" calcext:value-type="float">
            <text:p>82.8238343523314</text:p>
          </table:table-cell>
          <table:table-cell table:formula="of:=DEGREES(ATAN(ABS([.F667]-[.C667])/ABS([.E667]-[.B667])))" office:value-type="float" office:value="6.20426224416978" calcext:value-type="float">
            <text:p>6.20426224416978</text:p>
          </table:table-cell>
          <table:table-cell table:formula="of:=SQRT(POWER([.H667];2)+POWER([.I667];2)+POWER([.J667];2))" office:value-type="float" office:value="767.064460017606" calcext:value-type="float">
            <text:p>767.064460017606</text:p>
          </table:table-cell>
        </table:table-row>
        <table:table-row table:style-name="ro1">
          <table:table-cell office:value-type="float" office:value="114.447" calcext:value-type="float">
            <text:p>114.447</text:p>
          </table:table-cell>
          <table:table-cell office:value-type="float" office:value="280.453" calcext:value-type="float">
            <text:p>280.453</text:p>
          </table:table-cell>
          <table:table-cell office:value-type="float" office:value="47.1007" calcext:value-type="float">
            <text:p>47.1007</text:p>
          </table:table-cell>
          <table:table-cell office:value-type="float" office:value="114.867" calcext:value-type="float">
            <text:p>114.867</text:p>
          </table:table-cell>
          <table:table-cell office:value-type="float" office:value="269.153" calcext:value-type="float">
            <text:p>269.153</text:p>
          </table:table-cell>
          <table:table-cell office:value-type="float" office:value="48.5156" calcext:value-type="float">
            <text:p>48.5156</text:p>
          </table:table-cell>
          <table:table-cell/>
          <table:table-cell table:formula="of:=([.D668]-[.A668])/0.0166667" office:value-type="float" office:value="25.1999496001009" calcext:value-type="float">
            <text:p>25.1999496001009</text:p>
          </table:table-cell>
          <table:table-cell table:formula="of:=ABS([.E668]-[.B668])/0.0166667" office:value-type="float" office:value="677.998644002709" calcext:value-type="float">
            <text:p>677.998644002709</text:p>
          </table:table-cell>
          <table:table-cell table:formula="of:=([.F668]-[.C668])/0.0166667" office:value-type="float" office:value="84.8938302123393" calcext:value-type="float">
            <text:p>84.8938302123393</text:p>
          </table:table-cell>
          <table:table-cell table:formula="of:=DEGREES(ATAN(ABS([.F668]-[.C668])/ABS([.E668]-[.B668])))" office:value-type="float" office:value="7.13699783502896" calcext:value-type="float">
            <text:p>7.13699783502896</text:p>
          </table:table-cell>
          <table:table-cell table:formula="of:=SQRT(POWER([.H668];2)+POWER([.I668];2)+POWER([.J668];2))" office:value-type="float" office:value="683.757384704167" calcext:value-type="float">
            <text:p>683.757384704167</text:p>
          </table:table-cell>
        </table:table-row>
        <table:table-row table:style-name="ro1">
          <table:table-cell office:value-type="float" office:value="114.175" calcext:value-type="float">
            <text:p>114.175</text:p>
          </table:table-cell>
          <table:table-cell office:value-type="float" office:value="283.025" calcext:value-type="float">
            <text:p>283.025</text:p>
          </table:table-cell>
          <table:table-cell office:value-type="float" office:value="46.9752" calcext:value-type="float">
            <text:p>46.9752</text:p>
          </table:table-cell>
          <table:table-cell office:value-type="float" office:value="114.615" calcext:value-type="float">
            <text:p>114.615</text:p>
          </table:table-cell>
          <table:table-cell office:value-type="float" office:value="271.64" calcext:value-type="float">
            <text:p>271.64</text:p>
          </table:table-cell>
          <table:table-cell office:value-type="float" office:value="48.1505" calcext:value-type="float">
            <text:p>48.1505</text:p>
          </table:table-cell>
          <table:table-cell/>
          <table:table-cell table:formula="of:=([.D669]-[.A669])/0.0166667" office:value-type="float" office:value="26.3999472001055" calcext:value-type="float">
            <text:p>26.3999472001055</text:p>
          </table:table-cell>
          <table:table-cell table:formula="of:=ABS([.E669]-[.B669])/0.0166667" office:value-type="float" office:value="683.098633802732" calcext:value-type="float">
            <text:p>683.098633802732</text:p>
          </table:table-cell>
          <table:table-cell table:formula="of:=([.F669]-[.C669])/0.0166667" office:value-type="float" office:value="70.5178589642821" calcext:value-type="float">
            <text:p>70.5178589642821</text:p>
          </table:table-cell>
          <table:table-cell table:formula="of:=DEGREES(ATAN(ABS([.F669]-[.C669])/ABS([.E669]-[.B669])))" office:value-type="float" office:value="5.89389867917875" calcext:value-type="float">
            <text:p>5.89389867917875</text:p>
          </table:table-cell>
          <table:table-cell table:formula="of:=SQRT(POWER([.H669];2)+POWER([.I669];2)+POWER([.J669];2))" office:value-type="float" office:value="687.236108734279" calcext:value-type="float">
            <text:p>687.236108734279</text:p>
          </table:table-cell>
        </table:table-row>
        <table:table-row table:style-name="ro1">
          <table:table-cell office:value-type="float" office:value="115.272" calcext:value-type="float">
            <text:p>115.272</text:p>
          </table:table-cell>
          <table:table-cell office:value-type="float" office:value="284.052" calcext:value-type="float">
            <text:p>284.052</text:p>
          </table:table-cell>
          <table:table-cell office:value-type="float" office:value="47.3182" calcext:value-type="float">
            <text:p>47.3182</text:p>
          </table:table-cell>
          <table:table-cell office:value-type="float" office:value="116.028" calcext:value-type="float">
            <text:p>116.028</text:p>
          </table:table-cell>
          <table:table-cell office:value-type="float" office:value="271.239" calcext:value-type="float">
            <text:p>271.239</text:p>
          </table:table-cell>
          <table:table-cell office:value-type="float" office:value="49.1748" calcext:value-type="float">
            <text:p>49.1748</text:p>
          </table:table-cell>
          <table:table-cell/>
          <table:table-cell table:formula="of:=([.D670]-[.A670])/0.0166667" office:value-type="float" office:value="45.3599092801815" calcext:value-type="float">
            <text:p>45.3599092801815</text:p>
          </table:table-cell>
          <table:table-cell table:formula="of:=ABS([.E670]-[.B670])/0.0166667" office:value-type="float" office:value="768.778462443078" calcext:value-type="float">
            <text:p>768.778462443078</text:p>
          </table:table-cell>
          <table:table-cell table:formula="of:=([.F670]-[.C670])/0.0166667" office:value-type="float" office:value="111.395777208446" calcext:value-type="float">
            <text:p>111.395777208446</text:p>
          </table:table-cell>
          <table:table-cell table:formula="of:=DEGREES(ATAN(ABS([.F670]-[.C670])/ABS([.E670]-[.B670])))" office:value-type="float" office:value="8.24475935002865" calcext:value-type="float">
            <text:p>8.24475935002865</text:p>
          </table:table-cell>
          <table:table-cell table:formula="of:=SQRT(POWER([.H670];2)+POWER([.I670];2)+POWER([.J670];2))" office:value-type="float" office:value="778.130364955721" calcext:value-type="float">
            <text:p>778.130364955721</text:p>
          </table:table-cell>
        </table:table-row>
        <table:table-row table:style-name="ro1">
          <table:table-cell office:value-type="float" office:value="114.903" calcext:value-type="float">
            <text:p>114.903</text:p>
          </table:table-cell>
          <table:table-cell office:value-type="float" office:value="290.858" calcext:value-type="float">
            <text:p>290.858</text:p>
          </table:table-cell>
          <table:table-cell office:value-type="float" office:value="45.8224" calcext:value-type="float">
            <text:p>45.8224</text:p>
          </table:table-cell>
          <table:table-cell office:value-type="float" office:value="115.678" calcext:value-type="float">
            <text:p>115.678</text:p>
          </table:table-cell>
          <table:table-cell office:value-type="float" office:value="280.225" calcext:value-type="float">
            <text:p>280.225</text:p>
          </table:table-cell>
          <table:table-cell office:value-type="float" office:value="47.3737" calcext:value-type="float">
            <text:p>47.3737</text:p>
          </table:table-cell>
          <table:table-cell/>
          <table:table-cell table:formula="of:=([.D671]-[.A671])/0.0166667" office:value-type="float" office:value="46.4999070001855" calcext:value-type="float">
            <text:p>46.4999070001855</text:p>
          </table:table-cell>
          <table:table-cell table:formula="of:=ABS([.E671]-[.B671])/0.0166667" office:value-type="float" office:value="637.978724042551" calcext:value-type="float">
            <text:p>637.978724042551</text:p>
          </table:table-cell>
          <table:table-cell table:formula="of:=([.F671]-[.C671])/0.0166667" office:value-type="float" office:value="93.0778138443722" calcext:value-type="float">
            <text:p>93.0778138443722</text:p>
          </table:table-cell>
          <table:table-cell table:formula="of:=DEGREES(ATAN(ABS([.F671]-[.C671])/ABS([.E671]-[.B671])))" office:value-type="float" office:value="8.30059650228792" calcext:value-type="float">
            <text:p>8.30059650228792</text:p>
          </table:table-cell>
          <table:table-cell table:formula="of:=SQRT(POWER([.H671];2)+POWER([.I671];2)+POWER([.J671];2))" office:value-type="float" office:value="646.407435842159" calcext:value-type="float">
            <text:p>646.407435842159</text:p>
          </table:table-cell>
        </table:table-row>
        <table:table-row table:style-name="ro1">
          <table:table-cell office:value-type="float" office:value="113.086" calcext:value-type="float">
            <text:p>113.086</text:p>
          </table:table-cell>
          <table:table-cell office:value-type="float" office:value="279.348" calcext:value-type="float">
            <text:p>279.348</text:p>
          </table:table-cell>
          <table:table-cell office:value-type="float" office:value="47.2736" calcext:value-type="float">
            <text:p>47.2736</text:p>
          </table:table-cell>
          <table:table-cell office:value-type="float" office:value="114.498" calcext:value-type="float">
            <text:p>114.498</text:p>
          </table:table-cell>
          <table:table-cell office:value-type="float" office:value="270.429" calcext:value-type="float">
            <text:p>270.429</text:p>
          </table:table-cell>
          <table:table-cell office:value-type="float" office:value="48.3301" calcext:value-type="float">
            <text:p>48.3301</text:p>
          </table:table-cell>
          <table:table-cell/>
          <table:table-cell table:formula="of:=([.D672]-[.A672])/0.0166667" office:value-type="float" office:value="84.7198305603392" calcext:value-type="float">
            <text:p>84.7198305603392</text:p>
          </table:table-cell>
          <table:table-cell table:formula="of:=ABS([.E672]-[.B672])/0.0166667" office:value-type="float" office:value="535.138929722143" calcext:value-type="float">
            <text:p>535.138929722143</text:p>
          </table:table-cell>
          <table:table-cell table:formula="of:=([.F672]-[.C672])/0.0166667" office:value-type="float" office:value="63.3898732202536" calcext:value-type="float">
            <text:p>63.3898732202536</text:p>
          </table:table-cell>
          <table:table-cell table:formula="of:=DEGREES(ATAN(ABS([.F672]-[.C672])/ABS([.E672]-[.B672])))" office:value-type="float" office:value="6.75549125112021" calcext:value-type="float">
            <text:p>6.75549125112021</text:p>
          </table:table-cell>
          <table:table-cell table:formula="of:=SQRT(POWER([.H672];2)+POWER([.I672];2)+POWER([.J672];2))" office:value-type="float" office:value="545.499220733828" calcext:value-type="float">
            <text:p>545.499220733828</text:p>
          </table:table-cell>
        </table:table-row>
        <table:table-row table:style-name="ro1">
          <table:table-cell office:value-type="float" office:value="112.568" calcext:value-type="float">
            <text:p>112.568</text:p>
          </table:table-cell>
          <table:table-cell office:value-type="float" office:value="281.993" calcext:value-type="float">
            <text:p>281.993</text:p>
          </table:table-cell>
          <table:table-cell office:value-type="float" office:value="46.8887" calcext:value-type="float">
            <text:p>46.8887</text:p>
          </table:table-cell>
          <table:table-cell office:value-type="float" office:value="113.754" calcext:value-type="float">
            <text:p>113.754</text:p>
          </table:table-cell>
          <table:table-cell office:value-type="float" office:value="273.003" calcext:value-type="float">
            <text:p>273.003</text:p>
          </table:table-cell>
          <table:table-cell office:value-type="float" office:value="47.956" calcext:value-type="float">
            <text:p>47.956</text:p>
          </table:table-cell>
          <table:table-cell/>
          <table:table-cell table:formula="of:=([.D673]-[.A673])/0.0166667" office:value-type="float" office:value="71.1598576802851" calcext:value-type="float">
            <text:p>71.1598576802851</text:p>
          </table:table-cell>
          <table:table-cell table:formula="of:=ABS([.E673]-[.B673])/0.0166667" office:value-type="float" office:value="539.398921202158" calcext:value-type="float">
            <text:p>539.398921202158</text:p>
          </table:table-cell>
          <table:table-cell table:formula="of:=([.F673]-[.C673])/0.0166667" office:value-type="float" office:value="64.0378719242563" calcext:value-type="float">
            <text:p>64.0378719242563</text:p>
          </table:table-cell>
          <table:table-cell table:formula="of:=DEGREES(ATAN(ABS([.F673]-[.C673])/ABS([.E673]-[.B673])))" office:value-type="float" office:value="6.77051023835729" calcext:value-type="float">
            <text:p>6.77051023835729</text:p>
          </table:table-cell>
          <table:table-cell table:formula="of:=SQRT(POWER([.H673];2)+POWER([.I673];2)+POWER([.J673];2))" office:value-type="float" office:value="547.828230907935" calcext:value-type="float">
            <text:p>547.828230907935</text:p>
          </table:table-cell>
        </table:table-row>
        <table:table-row table:style-name="ro1">
          <table:table-cell office:value-type="float" office:value="112.009" calcext:value-type="float">
            <text:p>112.009</text:p>
          </table:table-cell>
          <table:table-cell office:value-type="float" office:value="287.252" calcext:value-type="float">
            <text:p>287.252</text:p>
          </table:table-cell>
          <table:table-cell office:value-type="float" office:value="46.3729" calcext:value-type="float">
            <text:p>46.3729</text:p>
          </table:table-cell>
          <table:table-cell office:value-type="float" office:value="113.469" calcext:value-type="float">
            <text:p>113.469</text:p>
          </table:table-cell>
          <table:table-cell office:value-type="float" office:value="275.433" calcext:value-type="float">
            <text:p>275.433</text:p>
          </table:table-cell>
          <table:table-cell office:value-type="float" office:value="48.0924" calcext:value-type="float">
            <text:p>48.0924</text:p>
          </table:table-cell>
          <table:table-cell/>
          <table:table-cell table:formula="of:=([.D674]-[.A674])/0.0166667" office:value-type="float" office:value="87.59982480035" calcext:value-type="float">
            <text:p>87.59982480035</text:p>
          </table:table-cell>
          <table:table-cell table:formula="of:=ABS([.E674]-[.B674])/0.0166667" office:value-type="float" office:value="709.138581722838" calcext:value-type="float">
            <text:p>709.138581722838</text:p>
          </table:table-cell>
          <table:table-cell table:formula="of:=([.F674]-[.C674])/0.0166667" office:value-type="float" office:value="103.169793660412" calcext:value-type="float">
            <text:p>103.169793660412</text:p>
          </table:table-cell>
          <table:table-cell table:formula="of:=DEGREES(ATAN(ABS([.F674]-[.C674])/ABS([.E674]-[.B674])))" office:value-type="float" office:value="8.27766227828065" calcext:value-type="float">
            <text:p>8.27766227828065</text:p>
          </table:table-cell>
          <table:table-cell table:formula="of:=SQRT(POWER([.H674];2)+POWER([.I674];2)+POWER([.J674];2))" office:value-type="float" office:value="721.938545664977" calcext:value-type="float">
            <text:p>721.938545664977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90.025" calcext:value-type="float">
            <text:p>290.025</text:p>
          </table:table-cell>
          <table:table-cell office:value-type="float" office:value="46.2313" calcext:value-type="float">
            <text:p>46.2313</text:p>
          </table:table-cell>
          <table:table-cell office:value-type="float" office:value="112.202" calcext:value-type="float">
            <text:p>112.202</text:p>
          </table:table-cell>
          <table:table-cell office:value-type="float" office:value="278.063" calcext:value-type="float">
            <text:p>278.063</text:p>
          </table:table-cell>
          <table:table-cell office:value-type="float" office:value="47.9647" calcext:value-type="float">
            <text:p>47.9647</text:p>
          </table:table-cell>
          <table:table-cell/>
          <table:table-cell table:formula="of:=([.D675]-[.A675])/0.0166667" office:value-type="float" office:value="90.1198197603602" calcext:value-type="float">
            <text:p>90.1198197603602</text:p>
          </table:table-cell>
          <table:table-cell table:formula="of:=ABS([.E675]-[.B675])/0.0166667" office:value-type="float" office:value="717.71856456287" calcext:value-type="float">
            <text:p>717.71856456287</text:p>
          </table:table-cell>
          <table:table-cell table:formula="of:=([.F675]-[.C675])/0.0166667" office:value-type="float" office:value="104.003791992416" calcext:value-type="float">
            <text:p>104.003791992416</text:p>
          </table:table-cell>
          <table:table-cell table:formula="of:=DEGREES(ATAN(ABS([.F675]-[.C675])/ABS([.E675]-[.B675])))" office:value-type="float" office:value="8.24527377229471" calcext:value-type="float">
            <text:p>8.24527377229471</text:p>
          </table:table-cell>
          <table:table-cell table:formula="of:=SQRT(POWER([.H675];2)+POWER([.I675];2)+POWER([.J675];2))" office:value-type="float" office:value="730.792931397553" calcext:value-type="float">
            <text:p>730.792931397553</text:p>
          </table:table-cell>
        </table:table-row>
        <table:table-row table:style-name="ro1">
          <table:table-cell office:value-type="float" office:value="101.19" calcext:value-type="float">
            <text:p>101.19</text:p>
          </table:table-cell>
          <table:table-cell office:value-type="float" office:value="285.881" calcext:value-type="float">
            <text:p>285.881</text:p>
          </table:table-cell>
          <table:table-cell office:value-type="float" office:value="45.6513" calcext:value-type="float">
            <text:p>45.6513</text:p>
          </table:table-cell>
          <table:table-cell office:value-type="float" office:value="102.943" calcext:value-type="float">
            <text:p>102.943</text:p>
          </table:table-cell>
          <table:table-cell office:value-type="float" office:value="274.237" calcext:value-type="float">
            <text:p>274.237</text:p>
          </table:table-cell>
          <table:table-cell office:value-type="float" office:value="46.8752" calcext:value-type="float">
            <text:p>46.8752</text:p>
          </table:table-cell>
          <table:table-cell/>
          <table:table-cell table:formula="of:=([.D676]-[.A676])/0.0166667" office:value-type="float" office:value="105.179789640421" calcext:value-type="float">
            <text:p>105.179789640421</text:p>
          </table:table-cell>
          <table:table-cell table:formula="of:=ABS([.E676]-[.B676])/0.0166667" office:value-type="float" office:value="698.638602722791" calcext:value-type="float">
            <text:p>698.638602722791</text:p>
          </table:table-cell>
          <table:table-cell table:formula="of:=([.F676]-[.C676])/0.0166667" office:value-type="float" office:value="73.4338531322938" calcext:value-type="float">
            <text:p>73.4338531322938</text:p>
          </table:table-cell>
          <table:table-cell table:formula="of:=DEGREES(ATAN(ABS([.F676]-[.C676])/ABS([.E676]-[.B676])))" office:value-type="float" office:value="6.00032259772231" calcext:value-type="float">
            <text:p>6.00032259772231</text:p>
          </table:table-cell>
          <table:table-cell table:formula="of:=SQRT(POWER([.H676];2)+POWER([.I676];2)+POWER([.J676];2))" office:value-type="float" office:value="710.317686777623" calcext:value-type="float">
            <text:p>710.317686777623</text:p>
          </table:table-cell>
        </table:table-row>
        <table:table-row table:style-name="ro1">
          <table:table-cell office:value-type="float" office:value="96.7231" calcext:value-type="float">
            <text:p>96.7231</text:p>
          </table:table-cell>
          <table:table-cell office:value-type="float" office:value="288.555" calcext:value-type="float">
            <text:p>288.555</text:p>
          </table:table-cell>
          <table:table-cell office:value-type="float" office:value="46.3057" calcext:value-type="float">
            <text:p>46.3057</text:p>
          </table:table-cell>
          <table:table-cell office:value-type="float" office:value="99.236" calcext:value-type="float">
            <text:p>99.236</text:p>
          </table:table-cell>
          <table:table-cell office:value-type="float" office:value="279.208" calcext:value-type="float">
            <text:p>279.208</text:p>
          </table:table-cell>
          <table:table-cell office:value-type="float" office:value="47.6531" calcext:value-type="float">
            <text:p>47.6531</text:p>
          </table:table-cell>
          <table:table-cell/>
          <table:table-cell table:formula="of:=([.D677]-[.A677])/0.0166667" office:value-type="float" office:value="150.773698452603" calcext:value-type="float">
            <text:p>150.773698452603</text:p>
          </table:table-cell>
          <table:table-cell table:formula="of:=ABS([.E677]-[.B677])/0.0166667" office:value-type="float" office:value="560.818878362242" calcext:value-type="float">
            <text:p>560.818878362242</text:p>
          </table:table-cell>
          <table:table-cell table:formula="of:=([.F677]-[.C677])/0.0166667" office:value-type="float" office:value="80.8438383123234" calcext:value-type="float">
            <text:p>80.8438383123234</text:p>
          </table:table-cell>
          <table:table-cell table:formula="of:=DEGREES(ATAN(ABS([.F677]-[.C677])/ABS([.E677]-[.B677])))" office:value-type="float" office:value="8.20286278285377" calcext:value-type="float">
            <text:p>8.20286278285377</text:p>
          </table:table-cell>
          <table:table-cell table:formula="of:=SQRT(POWER([.H677];2)+POWER([.I677];2)+POWER([.J677];2))" office:value-type="float" office:value="586.33288212894" calcext:value-type="float">
            <text:p>586.33288212894</text:p>
          </table:table-cell>
        </table:table-row>
        <table:table-row table:style-name="ro1">
          <table:table-cell office:value-type="float" office:value="98.0831" calcext:value-type="float">
            <text:p>98.0831</text:p>
          </table:table-cell>
          <table:table-cell office:value-type="float" office:value="276.694" calcext:value-type="float">
            <text:p>276.694</text:p>
          </table:table-cell>
          <table:table-cell office:value-type="float" office:value="48.0306" calcext:value-type="float">
            <text:p>48.0306</text:p>
          </table:table-cell>
          <table:table-cell office:value-type="float" office:value="100.434" calcext:value-type="float">
            <text:p>100.434</text:p>
          </table:table-cell>
          <table:table-cell office:value-type="float" office:value="266.649" calcext:value-type="float">
            <text:p>266.649</text:p>
          </table:table-cell>
          <table:table-cell office:value-type="float" office:value="49.2404" calcext:value-type="float">
            <text:p>49.2404</text:p>
          </table:table-cell>
          <table:table-cell/>
          <table:table-cell table:formula="of:=([.D678]-[.A678])/0.0166667" office:value-type="float" office:value="141.053717892564" calcext:value-type="float">
            <text:p>141.053717892564</text:p>
          </table:table-cell>
          <table:table-cell table:formula="of:=ABS([.E678]-[.B678])/0.0166667" office:value-type="float" office:value="602.698794602412" calcext:value-type="float">
            <text:p>602.698794602412</text:p>
          </table:table-cell>
          <table:table-cell table:formula="of:=([.F678]-[.C678])/0.0166667" office:value-type="float" office:value="72.5878548242904" calcext:value-type="float">
            <text:p>72.5878548242904</text:p>
          </table:table-cell>
          <table:table-cell table:formula="of:=DEGREES(ATAN(ABS([.F678]-[.C678])/ABS([.E678]-[.B678])))" office:value-type="float" office:value="6.86751306523264" calcext:value-type="float">
            <text:p>6.86751306523264</text:p>
          </table:table-cell>
          <table:table-cell table:formula="of:=SQRT(POWER([.H678];2)+POWER([.I678];2)+POWER([.J678];2))" office:value-type="float" office:value="623.226271120295" calcext:value-type="float">
            <text:p>623.226271120295</text:p>
          </table:table-cell>
        </table:table-row>
        <table:table-row table:style-name="ro1">
          <table:table-cell office:value-type="float" office:value="96.4624" calcext:value-type="float">
            <text:p>96.4624</text:p>
          </table:table-cell>
          <table:table-cell office:value-type="float" office:value="283.467" calcext:value-type="float">
            <text:p>283.467</text:p>
          </table:table-cell>
          <table:table-cell office:value-type="float" office:value="46.0493" calcext:value-type="float">
            <text:p>46.0493</text:p>
          </table:table-cell>
          <table:table-cell office:value-type="float" office:value="98.5708" calcext:value-type="float">
            <text:p>98.5708</text:p>
          </table:table-cell>
          <table:table-cell office:value-type="float" office:value="271.926" calcext:value-type="float">
            <text:p>271.926</text:p>
          </table:table-cell>
          <table:table-cell office:value-type="float" office:value="47.257" calcext:value-type="float">
            <text:p>47.257</text:p>
          </table:table-cell>
          <table:table-cell/>
          <table:table-cell table:formula="of:=([.D679]-[.A679])/0.0166667" office:value-type="float" office:value="126.503746992506" calcext:value-type="float">
            <text:p>126.503746992506</text:p>
          </table:table-cell>
          <table:table-cell table:formula="of:=ABS([.E679]-[.B679])/0.0166667" office:value-type="float" office:value="692.45861508277" calcext:value-type="float">
            <text:p>692.45861508277</text:p>
          </table:table-cell>
          <table:table-cell table:formula="of:=([.F679]-[.C679])/0.0166667" office:value-type="float" office:value="72.4618550762896" calcext:value-type="float">
            <text:p>72.4618550762896</text:p>
          </table:table-cell>
          <table:table-cell table:formula="of:=DEGREES(ATAN(ABS([.F679]-[.C679])/ABS([.E679]-[.B679])))" office:value-type="float" office:value="5.9739349935509" calcext:value-type="float">
            <text:p>5.9739349935509</text:p>
          </table:table-cell>
          <table:table-cell table:formula="of:=SQRT(POWER([.H679];2)+POWER([.I679];2)+POWER([.J679];2))" office:value-type="float" office:value="707.638927735458" calcext:value-type="float">
            <text:p>707.638927735458</text:p>
          </table:table-cell>
        </table:table-row>
        <table:table-row table:style-name="ro1">
          <table:table-cell office:value-type="float" office:value="95.4908" calcext:value-type="float">
            <text:p>95.4908</text:p>
          </table:table-cell>
          <table:table-cell office:value-type="float" office:value="284.589" calcext:value-type="float">
            <text:p>284.589</text:p>
          </table:table-cell>
          <table:table-cell office:value-type="float" office:value="46.8965" calcext:value-type="float">
            <text:p>46.8965</text:p>
          </table:table-cell>
          <table:table-cell office:value-type="float" office:value="97.3726" calcext:value-type="float">
            <text:p>97.3726</text:p>
          </table:table-cell>
          <table:table-cell office:value-type="float" office:value="272.963" calcext:value-type="float">
            <text:p>272.963</text:p>
          </table:table-cell>
          <table:table-cell office:value-type="float" office:value="48.3378" calcext:value-type="float">
            <text:p>48.3378</text:p>
          </table:table-cell>
          <table:table-cell/>
          <table:table-cell table:formula="of:=([.D680]-[.A680])/0.0166667" office:value-type="float" office:value="112.907774184452" calcext:value-type="float">
            <text:p>112.907774184452</text:p>
          </table:table-cell>
          <table:table-cell table:formula="of:=ABS([.E680]-[.B680])/0.0166667" office:value-type="float" office:value="697.558604882789" calcext:value-type="float">
            <text:p>697.558604882789</text:p>
          </table:table-cell>
          <table:table-cell table:formula="of:=([.F680]-[.C680])/0.0166667" office:value-type="float" office:value="86.4778270443458" calcext:value-type="float">
            <text:p>86.4778270443458</text:p>
          </table:table-cell>
          <table:table-cell table:formula="of:=DEGREES(ATAN(ABS([.F680]-[.C680])/ABS([.E680]-[.B680])))" office:value-type="float" office:value="7.06702254004492" calcext:value-type="float">
            <text:p>7.06702254004492</text:p>
          </table:table-cell>
          <table:table-cell table:formula="of:=SQRT(POWER([.H680];2)+POWER([.I680];2)+POWER([.J680];2))" office:value-type="float" office:value="711.909114485565" calcext:value-type="float">
            <text:p>711.909114485565</text:p>
          </table:table-cell>
        </table:table-row>
        <table:table-row table:style-name="ro1">
          <table:table-cell office:value-type="float" office:value="95.6694" calcext:value-type="float">
            <text:p>95.6694</text:p>
          </table:table-cell>
          <table:table-cell office:value-type="float" office:value="283.205" calcext:value-type="float">
            <text:p>283.205</text:p>
          </table:table-cell>
          <table:table-cell office:value-type="float" office:value="47.3481" calcext:value-type="float">
            <text:p>47.3481</text:p>
          </table:table-cell>
          <table:table-cell office:value-type="float" office:value="97.7877" calcext:value-type="float">
            <text:p>97.7877</text:p>
          </table:table-cell>
          <table:table-cell office:value-type="float" office:value="271.642" calcext:value-type="float">
            <text:p>271.642</text:p>
          </table:table-cell>
          <table:table-cell office:value-type="float" office:value="48.7727" calcext:value-type="float">
            <text:p>48.7727</text:p>
          </table:table-cell>
          <table:table-cell/>
          <table:table-cell table:formula="of:=([.D681]-[.A681])/0.0166667" office:value-type="float" office:value="127.097745804509" calcext:value-type="float">
            <text:p>127.097745804509</text:p>
          </table:table-cell>
          <table:table-cell table:formula="of:=ABS([.E681]-[.B681])/0.0166667" office:value-type="float" office:value="693.778612442774" calcext:value-type="float">
            <text:p>693.778612442774</text:p>
          </table:table-cell>
          <table:table-cell table:formula="of:=([.F681]-[.C681])/0.0166667" office:value-type="float" office:value="85.4758290483418" calcext:value-type="float">
            <text:p>85.4758290483418</text:p>
          </table:table-cell>
          <table:table-cell table:formula="of:=DEGREES(ATAN(ABS([.F681]-[.C681])/ABS([.E681]-[.B681])))" office:value-type="float" office:value="7.02363563400667" calcext:value-type="float">
            <text:p>7.02363563400667</text:p>
          </table:table-cell>
          <table:table-cell table:formula="of:=SQRT(POWER([.H681];2)+POWER([.I681];2)+POWER([.J681];2))" office:value-type="float" office:value="710.484846723074" calcext:value-type="float">
            <text:p>710.484846723074</text:p>
          </table:table-cell>
        </table:table-row>
        <table:table-row table:style-name="ro1">
          <table:table-cell office:value-type="float" office:value="81.692" calcext:value-type="float">
            <text:p>81.692</text:p>
          </table:table-cell>
          <table:table-cell office:value-type="float" office:value="282.027" calcext:value-type="float">
            <text:p>282.027</text:p>
          </table:table-cell>
          <table:table-cell office:value-type="float" office:value="46.3911" calcext:value-type="float">
            <text:p>46.3911</text:p>
          </table:table-cell>
          <table:table-cell office:value-type="float" office:value="82.4565" calcext:value-type="float">
            <text:p>82.4565</text:p>
          </table:table-cell>
          <table:table-cell office:value-type="float" office:value="271.663" calcext:value-type="float">
            <text:p>271.663</text:p>
          </table:table-cell>
          <table:table-cell office:value-type="float" office:value="47.924" calcext:value-type="float">
            <text:p>47.924</text:p>
          </table:table-cell>
          <table:table-cell/>
          <table:table-cell table:formula="of:=([.D682]-[.A682])/0.0166667" office:value-type="float" office:value="45.8699082601842" calcext:value-type="float">
            <text:p>45.8699082601842</text:p>
          </table:table-cell>
          <table:table-cell table:formula="of:=ABS([.E682]-[.B682])/0.0166667" office:value-type="float" office:value="621.838756322486" calcext:value-type="float">
            <text:p>621.838756322486</text:p>
          </table:table-cell>
          <table:table-cell table:formula="of:=([.F682]-[.C682])/0.0166667" office:value-type="float" office:value="91.9738160523678" calcext:value-type="float">
            <text:p>91.9738160523678</text:p>
          </table:table-cell>
          <table:table-cell table:formula="of:=DEGREES(ATAN(ABS([.F682]-[.C682])/ABS([.E682]-[.B682])))" office:value-type="float" office:value="8.41340443333409" calcext:value-type="float">
            <text:p>8.41340443333409</text:p>
          </table:table-cell>
          <table:table-cell table:formula="of:=SQRT(POWER([.H682];2)+POWER([.I682];2)+POWER([.J682];2))" office:value-type="float" office:value="630.275075017035" calcext:value-type="float">
            <text:p>630.275075017035</text:p>
          </table:table-cell>
        </table:table-row>
        <table:table-row table:style-name="ro1">
          <table:table-cell office:value-type="float" office:value="78.6314" calcext:value-type="float">
            <text:p>78.6314</text:p>
          </table:table-cell>
          <table:table-cell office:value-type="float" office:value="280.73" calcext:value-type="float">
            <text:p>280.73</text:p>
          </table:table-cell>
          <table:table-cell office:value-type="float" office:value="45.6124" calcext:value-type="float">
            <text:p>45.6124</text:p>
          </table:table-cell>
          <table:table-cell office:value-type="float" office:value="79.9855" calcext:value-type="float">
            <text:p>79.9855</text:p>
          </table:table-cell>
          <table:table-cell office:value-type="float" office:value="271.863" calcext:value-type="float">
            <text:p>271.863</text:p>
          </table:table-cell>
          <table:table-cell office:value-type="float" office:value="46.2014" calcext:value-type="float">
            <text:p>46.2014</text:p>
          </table:table-cell>
          <table:table-cell/>
          <table:table-cell table:formula="of:=([.D683]-[.A683])/0.0166667" office:value-type="float" office:value="81.2458375083251" calcext:value-type="float">
            <text:p>81.2458375083251</text:p>
          </table:table-cell>
          <table:table-cell table:formula="of:=ABS([.E683]-[.B683])/0.0166667" office:value-type="float" office:value="532.018935962129" calcext:value-type="float">
            <text:p>532.018935962129</text:p>
          </table:table-cell>
          <table:table-cell table:formula="of:=([.F683]-[.C683])/0.0166667" office:value-type="float" office:value="35.3399293201413" calcext:value-type="float">
            <text:p>35.3399293201413</text:p>
          </table:table-cell>
          <table:table-cell table:formula="of:=DEGREES(ATAN(ABS([.F683]-[.C683])/ABS([.E683]-[.B683])))" office:value-type="float" office:value="3.80035067819535" calcext:value-type="float">
            <text:p>3.80035067819535</text:p>
          </table:table-cell>
          <table:table-cell table:formula="of:=SQRT(POWER([.H683];2)+POWER([.I683];2)+POWER([.J683];2))" office:value-type="float" office:value="539.345849097829" calcext:value-type="float">
            <text:p>539.345849097829</text:p>
          </table:table-cell>
        </table:table-row>
        <table:table-row table:style-name="ro1">
          <table:table-cell office:value-type="float" office:value="78.0153" calcext:value-type="float">
            <text:p>78.0153</text:p>
          </table:table-cell>
          <table:table-cell office:value-type="float" office:value="272.838" calcext:value-type="float">
            <text:p>272.838</text:p>
          </table:table-cell>
          <table:table-cell office:value-type="float" office:value="46.8078" calcext:value-type="float">
            <text:p>46.8078</text:p>
          </table:table-cell>
          <table:table-cell office:value-type="float" office:value="79.8222" calcext:value-type="float">
            <text:p>79.8222</text:p>
          </table:table-cell>
          <table:table-cell office:value-type="float" office:value="263.021" calcext:value-type="float">
            <text:p>263.021</text:p>
          </table:table-cell>
          <table:table-cell office:value-type="float" office:value="47.7909" calcext:value-type="float">
            <text:p>47.7909</text:p>
          </table:table-cell>
          <table:table-cell/>
          <table:table-cell table:formula="of:=([.D684]-[.A684])/0.0166667" office:value-type="float" office:value="108.413783172434" calcext:value-type="float">
            <text:p>108.413783172434</text:p>
          </table:table-cell>
          <table:table-cell table:formula="of:=ABS([.E684]-[.B684])/0.0166667" office:value-type="float" office:value="589.018821962357" calcext:value-type="float">
            <text:p>589.018821962357</text:p>
          </table:table-cell>
          <table:table-cell table:formula="of:=([.F684]-[.C684])/0.0166667" office:value-type="float" office:value="58.985882028236" calcext:value-type="float">
            <text:p>58.985882028236</text:p>
          </table:table-cell>
          <table:table-cell table:formula="of:=DEGREES(ATAN(ABS([.F684]-[.C684])/ABS([.E684]-[.B684])))" office:value-type="float" office:value="5.71868306013295" calcext:value-type="float">
            <text:p>5.71868306013295</text:p>
          </table:table-cell>
          <table:table-cell table:formula="of:=SQRT(POWER([.H684];2)+POWER([.I684];2)+POWER([.J684];2))" office:value-type="float" office:value="601.810647368697" calcext:value-type="float">
            <text:p>601.810647368697</text:p>
          </table:table-cell>
        </table:table-row>
        <table:table-row table:style-name="ro1">
          <table:table-cell office:value-type="float" office:value="76.0506" calcext:value-type="float">
            <text:p>76.0506</text:p>
          </table:table-cell>
          <table:table-cell office:value-type="float" office:value="275.264" calcext:value-type="float">
            <text:p>275.264</text:p>
          </table:table-cell>
          <table:table-cell office:value-type="float" office:value="46.46" calcext:value-type="float">
            <text:p>46.46</text:p>
          </table:table-cell>
          <table:table-cell office:value-type="float" office:value="77.9273" calcext:value-type="float">
            <text:p>77.9273</text:p>
          </table:table-cell>
          <table:table-cell office:value-type="float" office:value="266.587" calcext:value-type="float">
            <text:p>266.587</text:p>
          </table:table-cell>
          <table:table-cell office:value-type="float" office:value="47.2667" calcext:value-type="float">
            <text:p>47.2667</text:p>
          </table:table-cell>
          <table:table-cell/>
          <table:table-cell table:formula="of:=([.D685]-[.A685])/0.0166667" office:value-type="float" office:value="112.60177479645" calcext:value-type="float">
            <text:p>112.60177479645</text:p>
          </table:table-cell>
          <table:table-cell table:formula="of:=ABS([.E685]-[.B685])/0.0166667" office:value-type="float" office:value="520.618958762084" calcext:value-type="float">
            <text:p>520.618958762084</text:p>
          </table:table-cell>
          <table:table-cell table:formula="of:=([.F685]-[.C685])/0.0166667" office:value-type="float" office:value="48.4019031961936" calcext:value-type="float">
            <text:p>48.4019031961936</text:p>
          </table:table-cell>
          <table:table-cell table:formula="of:=DEGREES(ATAN(ABS([.F685]-[.C685])/ABS([.E685]-[.B685])))" office:value-type="float" office:value="5.31151598222469" calcext:value-type="float">
            <text:p>5.31151598222469</text:p>
          </table:table-cell>
          <table:table-cell table:formula="of:=SQRT(POWER([.H685];2)+POWER([.I685];2)+POWER([.J685];2))" office:value-type="float" office:value="534.851385099488" calcext:value-type="float">
            <text:p>534.851385099488</text:p>
          </table:table-cell>
        </table:table-row>
        <table:table-row table:style-name="ro1">
          <table:table-cell office:value-type="float" office:value="75.5508" calcext:value-type="float">
            <text:p>75.5508</text:p>
          </table:table-cell>
          <table:table-cell office:value-type="float" office:value="275.162" calcext:value-type="float">
            <text:p>275.162</text:p>
          </table:table-cell>
          <table:table-cell office:value-type="float" office:value="46.7268" calcext:value-type="float">
            <text:p>46.7268</text:p>
          </table:table-cell>
          <table:table-cell office:value-type="float" office:value="77.4199" calcext:value-type="float">
            <text:p>77.4199</text:p>
          </table:table-cell>
          <table:table-cell office:value-type="float" office:value="265.197" calcext:value-type="float">
            <text:p>265.197</text:p>
          </table:table-cell>
          <table:table-cell office:value-type="float" office:value="47.9653" calcext:value-type="float">
            <text:p>47.9653</text:p>
          </table:table-cell>
          <table:table-cell/>
          <table:table-cell table:formula="of:=([.D686]-[.A686])/0.0166667" office:value-type="float" office:value="112.145775708449" calcext:value-type="float">
            <text:p>112.145775708449</text:p>
          </table:table-cell>
          <table:table-cell table:formula="of:=ABS([.E686]-[.B686])/0.0166667" office:value-type="float" office:value="597.89880420239" calcext:value-type="float">
            <text:p>597.89880420239</text:p>
          </table:table-cell>
          <table:table-cell table:formula="of:=([.F686]-[.C686])/0.0166667" office:value-type="float" office:value="74.3098513802974" calcext:value-type="float">
            <text:p>74.3098513802974</text:p>
          </table:table-cell>
          <table:table-cell table:formula="of:=DEGREES(ATAN(ABS([.F686]-[.C686])/ABS([.E686]-[.B686])))" office:value-type="float" office:value="7.08467643533364" calcext:value-type="float">
            <text:p>7.08467643533364</text:p>
          </table:table-cell>
          <table:table-cell table:formula="of:=SQRT(POWER([.H686];2)+POWER([.I686];2)+POWER([.J686];2))" office:value-type="float" office:value="612.84713353989" calcext:value-type="float">
            <text:p>612.84713353989</text:p>
          </table:table-cell>
        </table:table-row>
        <table:table-row table:style-name="ro1">
          <table:table-cell office:value-type="float" office:value="73.3194" calcext:value-type="float">
            <text:p>73.3194</text:p>
          </table:table-cell>
          <table:table-cell office:value-type="float" office:value="280.273" calcext:value-type="float">
            <text:p>280.273</text:p>
          </table:table-cell>
          <table:table-cell office:value-type="float" office:value="45.73" calcext:value-type="float">
            <text:p>45.73</text:p>
          </table:table-cell>
          <table:table-cell office:value-type="float" office:value="74.7652" calcext:value-type="float">
            <text:p>74.7652</text:p>
          </table:table-cell>
          <table:table-cell office:value-type="float" office:value="270.036" calcext:value-type="float">
            <text:p>270.036</text:p>
          </table:table-cell>
          <table:table-cell office:value-type="float" office:value="47.0159" calcext:value-type="float">
            <text:p>47.0159</text:p>
          </table:table-cell>
          <table:table-cell/>
          <table:table-cell table:formula="of:=([.D687]-[.A687])/0.0166667" office:value-type="float" office:value="86.7478265043465" calcext:value-type="float">
            <text:p>86.7478265043465</text:p>
          </table:table-cell>
          <table:table-cell table:formula="of:=ABS([.E687]-[.B687])/0.0166667" office:value-type="float" office:value="614.218771562458" calcext:value-type="float">
            <text:p>614.218771562458</text:p>
          </table:table-cell>
          <table:table-cell table:formula="of:=([.F687]-[.C687])/0.0166667" office:value-type="float" office:value="77.1538456923089" calcext:value-type="float">
            <text:p>77.1538456923089</text:p>
          </table:table-cell>
          <table:table-cell table:formula="of:=DEGREES(ATAN(ABS([.F687]-[.C687])/ABS([.E687]-[.B687])))" office:value-type="float" office:value="7.15959415708331" calcext:value-type="float">
            <text:p>7.15959415708331</text:p>
          </table:table-cell>
          <table:table-cell table:formula="of:=SQRT(POWER([.H687];2)+POWER([.I687];2)+POWER([.J687];2))" office:value-type="float" office:value="625.09407343858" calcext:value-type="float">
            <text:p>625.09407343858</text:p>
          </table:table-cell>
        </table:table-row>
        <table:table-row table:style-name="ro1">
          <table:table-cell office:value-type="float" office:value="69.545" calcext:value-type="float">
            <text:p>69.545</text:p>
          </table:table-cell>
          <table:table-cell office:value-type="float" office:value="277.182" calcext:value-type="float">
            <text:p>277.182</text:p>
          </table:table-cell>
          <table:table-cell office:value-type="float" office:value="46.2313" calcext:value-type="float">
            <text:p>46.2313</text:p>
          </table:table-cell>
          <table:table-cell office:value-type="float" office:value="70.8208" calcext:value-type="float">
            <text:p>70.8208</text:p>
          </table:table-cell>
          <table:table-cell office:value-type="float" office:value="265.814" calcext:value-type="float">
            <text:p>265.814</text:p>
          </table:table-cell>
          <table:table-cell office:value-type="float" office:value="47.4495" calcext:value-type="float">
            <text:p>47.4495</text:p>
          </table:table-cell>
          <table:table-cell/>
          <table:table-cell table:formula="of:=([.D688]-[.A688])/0.0166667" office:value-type="float" office:value="76.5478469043064" calcext:value-type="float">
            <text:p>76.5478469043064</text:p>
          </table:table-cell>
          <table:table-cell table:formula="of:=ABS([.E688]-[.B688])/0.0166667" office:value-type="float" office:value="682.078635842728" calcext:value-type="float">
            <text:p>682.078635842728</text:p>
          </table:table-cell>
          <table:table-cell table:formula="of:=([.F688]-[.C688])/0.0166667" office:value-type="float" office:value="73.0918538162926" calcext:value-type="float">
            <text:p>73.0918538162926</text:p>
          </table:table-cell>
          <table:table-cell table:formula="of:=DEGREES(ATAN(ABS([.F688]-[.C688])/ABS([.E688]-[.B688])))" office:value-type="float" office:value="6.11650014275594" calcext:value-type="float">
            <text:p>6.11650014275594</text:p>
          </table:table-cell>
          <table:table-cell table:formula="of:=SQRT(POWER([.H688];2)+POWER([.I688];2)+POWER([.J688];2))" office:value-type="float" office:value="690.241448648996" calcext:value-type="float">
            <text:p>690.241448648996</text:p>
          </table:table-cell>
        </table:table-row>
        <table:table-row table:style-name="ro1">
          <table:table-cell office:value-type="float" office:value="69.0346" calcext:value-type="float">
            <text:p>69.0346</text:p>
          </table:table-cell>
          <table:table-cell office:value-type="float" office:value="279.627" calcext:value-type="float">
            <text:p>279.627</text:p>
          </table:table-cell>
          <table:table-cell office:value-type="float" office:value="46.6149" calcext:value-type="float">
            <text:p>46.6149</text:p>
          </table:table-cell>
          <table:table-cell office:value-type="float" office:value="71.0724" calcext:value-type="float">
            <text:p>71.0724</text:p>
          </table:table-cell>
          <table:table-cell office:value-type="float" office:value="265.656" calcext:value-type="float">
            <text:p>265.656</text:p>
          </table:table-cell>
          <table:table-cell office:value-type="float" office:value="48.4376" calcext:value-type="float">
            <text:p>48.4376</text:p>
          </table:table-cell>
          <table:table-cell/>
          <table:table-cell table:formula="of:=([.D689]-[.A689])/0.0166667" office:value-type="float" office:value="122.267755464489" calcext:value-type="float">
            <text:p>122.267755464489</text:p>
          </table:table-cell>
          <table:table-cell table:formula="of:=ABS([.E689]-[.B689])/0.0166667" office:value-type="float" office:value="838.258323483353" calcext:value-type="float">
            <text:p>838.258323483353</text:p>
          </table:table-cell>
          <table:table-cell table:formula="of:=([.F689]-[.C689])/0.0166667" office:value-type="float" office:value="109.361781276438" calcext:value-type="float">
            <text:p>109.361781276438</text:p>
          </table:table-cell>
          <table:table-cell table:formula="of:=DEGREES(ATAN(ABS([.F689]-[.C689])/ABS([.E689]-[.B689])))" office:value-type="float" office:value="7.43300341131466" calcext:value-type="float">
            <text:p>7.43300341131466</text:p>
          </table:table-cell>
          <table:table-cell table:formula="of:=SQRT(POWER([.H689];2)+POWER([.I689];2)+POWER([.J689];2))" office:value-type="float" office:value="854.158310923333" calcext:value-type="float">
            <text:p>854.158310923333</text:p>
          </table:table-cell>
        </table:table-row>
        <table:table-row table:style-name="ro1">
          <table:table-cell office:value-type="float" office:value="66.2426" calcext:value-type="float">
            <text:p>66.2426</text:p>
          </table:table-cell>
          <table:table-cell office:value-type="float" office:value="280.696" calcext:value-type="float">
            <text:p>280.696</text:p>
          </table:table-cell>
          <table:table-cell office:value-type="float" office:value="45.9826" calcext:value-type="float">
            <text:p>45.9826</text:p>
          </table:table-cell>
          <table:table-cell office:value-type="float" office:value="68.1058" calcext:value-type="float">
            <text:p>68.1058</text:p>
          </table:table-cell>
          <table:table-cell office:value-type="float" office:value="269.166" calcext:value-type="float">
            <text:p>269.166</text:p>
          </table:table-cell>
          <table:table-cell office:value-type="float" office:value="47.4533" calcext:value-type="float">
            <text:p>47.4533</text:p>
          </table:table-cell>
          <table:table-cell/>
          <table:table-cell table:formula="of:=([.D690]-[.A690])/0.0166667" office:value-type="float" office:value="111.791776416448" calcext:value-type="float">
            <text:p>111.791776416448</text:p>
          </table:table-cell>
          <table:table-cell table:formula="of:=ABS([.E690]-[.B690])/0.0166667" office:value-type="float" office:value="691.798616402769" calcext:value-type="float">
            <text:p>691.798616402769</text:p>
          </table:table-cell>
          <table:table-cell table:formula="of:=([.F690]-[.C690])/0.0166667" office:value-type="float" office:value="88.241823516353" calcext:value-type="float">
            <text:p>88.241823516353</text:p>
          </table:table-cell>
          <table:table-cell table:formula="of:=DEGREES(ATAN(ABS([.F690]-[.C690])/ABS([.E690]-[.B690])))" office:value-type="float" office:value="7.26906454416793" calcext:value-type="float">
            <text:p>7.26906454416793</text:p>
          </table:table-cell>
          <table:table-cell table:formula="of:=SQRT(POWER([.H690];2)+POWER([.I690];2)+POWER([.J690];2))" office:value-type="float" office:value="706.306835835971" calcext:value-type="float">
            <text:p>706.306835835971</text:p>
          </table:table-cell>
        </table:table-row>
        <table:table-row table:style-name="ro1">
          <table:table-cell office:value-type="float" office:value="61.5332" calcext:value-type="float">
            <text:p>61.5332</text:p>
          </table:table-cell>
          <table:table-cell office:value-type="float" office:value="288.129" calcext:value-type="float">
            <text:p>288.129</text:p>
          </table:table-cell>
          <table:table-cell office:value-type="float" office:value="45.419" calcext:value-type="float">
            <text:p>45.419</text:p>
          </table:table-cell>
          <table:table-cell office:value-type="float" office:value="63.2465" calcext:value-type="float">
            <text:p>63.2465</text:p>
          </table:table-cell>
          <table:table-cell office:value-type="float" office:value="278.842" calcext:value-type="float">
            <text:p>278.842</text:p>
          </table:table-cell>
          <table:table-cell office:value-type="float" office:value="46.5386" calcext:value-type="float">
            <text:p>46.5386</text:p>
          </table:table-cell>
          <table:table-cell/>
          <table:table-cell table:formula="of:=([.D691]-[.A691])/0.0166667" office:value-type="float" office:value="102.797794404411" calcext:value-type="float">
            <text:p>102.797794404411</text:p>
          </table:table-cell>
          <table:table-cell table:formula="of:=ABS([.E691]-[.B691])/0.0166667" office:value-type="float" office:value="557.218885562231" calcext:value-type="float">
            <text:p>557.218885562231</text:p>
          </table:table-cell>
          <table:table-cell table:formula="of:=([.F691]-[.C691])/0.0166667" office:value-type="float" office:value="67.175865648269" calcext:value-type="float">
            <text:p>67.175865648269</text:p>
          </table:table-cell>
          <table:table-cell table:formula="of:=DEGREES(ATAN(ABS([.F691]-[.C691])/ABS([.E691]-[.B691])))" office:value-type="float" office:value="6.87415385492057" calcext:value-type="float">
            <text:p>6.87415385492057</text:p>
          </table:table-cell>
          <table:table-cell table:formula="of:=SQRT(POWER([.H691];2)+POWER([.I691];2)+POWER([.J691];2))" office:value-type="float" office:value="570.589931463236" calcext:value-type="float">
            <text:p>570.589931463236</text:p>
          </table:table-cell>
        </table:table-row>
        <table:table-row table:style-name="ro1">
          <table:table-cell office:value-type="float" office:value="61.8387" calcext:value-type="float">
            <text:p>61.8387</text:p>
          </table:table-cell>
          <table:table-cell office:value-type="float" office:value="286.553" calcext:value-type="float">
            <text:p>286.553</text:p>
          </table:table-cell>
          <table:table-cell office:value-type="float" office:value="46.6614" calcext:value-type="float">
            <text:p>46.6614</text:p>
          </table:table-cell>
          <table:table-cell office:value-type="float" office:value="63.543" calcext:value-type="float">
            <text:p>63.543</text:p>
          </table:table-cell>
          <table:table-cell office:value-type="float" office:value="277.285" calcext:value-type="float">
            <text:p>277.285</text:p>
          </table:table-cell>
          <table:table-cell office:value-type="float" office:value="48.0067" calcext:value-type="float">
            <text:p>48.0067</text:p>
          </table:table-cell>
          <table:table-cell/>
          <table:table-cell table:formula="of:=([.D692]-[.A692])/0.0166667" office:value-type="float" office:value="102.257795484409" calcext:value-type="float">
            <text:p>102.257795484409</text:p>
          </table:table-cell>
          <table:table-cell table:formula="of:=ABS([.E692]-[.B692])/0.0166667" office:value-type="float" office:value="556.078887842223" calcext:value-type="float">
            <text:p>556.078887842223</text:p>
          </table:table-cell>
          <table:table-cell table:formula="of:=([.F692]-[.C692])/0.0166667" office:value-type="float" office:value="80.717838564323" calcext:value-type="float">
            <text:p>80.717838564323</text:p>
          </table:table-cell>
          <table:table-cell table:formula="of:=DEGREES(ATAN(ABS([.F692]-[.C692])/ABS([.E692]-[.B692])))" office:value-type="float" office:value="8.25910595707093" calcext:value-type="float">
            <text:p>8.25910595707093</text:p>
          </table:table-cell>
          <table:table-cell table:formula="of:=SQRT(POWER([.H692];2)+POWER([.I692];2)+POWER([.J692];2))" office:value-type="float" office:value="571.135496798851" calcext:value-type="float">
            <text:p>571.135496798851</text:p>
          </table:table-cell>
        </table:table-row>
        <table:table-row table:style-name="ro1">
          <table:table-cell office:value-type="float" office:value="58.5294" calcext:value-type="float">
            <text:p>58.5294</text:p>
          </table:table-cell>
          <table:table-cell office:value-type="float" office:value="285.982" calcext:value-type="float">
            <text:p>285.982</text:p>
          </table:table-cell>
          <table:table-cell office:value-type="float" office:value="46.7776" calcext:value-type="float">
            <text:p>46.7776</text:p>
          </table:table-cell>
          <table:table-cell office:value-type="float" office:value="60.2985" calcext:value-type="float">
            <text:p>60.2985</text:p>
          </table:table-cell>
          <table:table-cell office:value-type="float" office:value="276.73" calcext:value-type="float">
            <text:p>276.73</text:p>
          </table:table-cell>
          <table:table-cell office:value-type="float" office:value="48.1197" calcext:value-type="float">
            <text:p>48.1197</text:p>
          </table:table-cell>
          <table:table-cell/>
          <table:table-cell table:formula="of:=([.D693]-[.A693])/0.0166667" office:value-type="float" office:value="106.145787708424" calcext:value-type="float">
            <text:p>106.145787708424</text:p>
          </table:table-cell>
          <table:table-cell table:formula="of:=ABS([.E693]-[.B693])/0.0166667" office:value-type="float" office:value="555.118889762221" calcext:value-type="float">
            <text:p>555.118889762221</text:p>
          </table:table-cell>
          <table:table-cell table:formula="of:=([.F693]-[.C693])/0.0166667" office:value-type="float" office:value="80.5258389483222" calcext:value-type="float">
            <text:p>80.5258389483222</text:p>
          </table:table-cell>
          <table:table-cell table:formula="of:=DEGREES(ATAN(ABS([.F693]-[.C693])/ABS([.E693]-[.B693])))" office:value-type="float" office:value="8.25378375476723" calcext:value-type="float">
            <text:p>8.25378375476723</text:p>
          </table:table-cell>
          <table:table-cell table:formula="of:=SQRT(POWER([.H693];2)+POWER([.I693];2)+POWER([.J693];2))" office:value-type="float" office:value="570.883806704494" calcext:value-type="float">
            <text:p>570.883806704494</text:p>
          </table:table-cell>
        </table:table-row>
        <table:table-row table:style-name="ro1">
          <table:table-cell office:value-type="float" office:value="55.6459" calcext:value-type="float">
            <text:p>55.6459</text:p>
          </table:table-cell>
          <table:table-cell office:value-type="float" office:value="288.199" calcext:value-type="float">
            <text:p>288.199</text:p>
          </table:table-cell>
          <table:table-cell office:value-type="float" office:value="46.7337" calcext:value-type="float">
            <text:p>46.7337</text:p>
          </table:table-cell>
          <table:table-cell office:value-type="float" office:value="57.5122" calcext:value-type="float">
            <text:p>57.5122</text:p>
          </table:table-cell>
          <table:table-cell office:value-type="float" office:value="277.606" calcext:value-type="float">
            <text:p>277.606</text:p>
          </table:table-cell>
          <table:table-cell office:value-type="float" office:value="47.7708" calcext:value-type="float">
            <text:p>47.7708</text:p>
          </table:table-cell>
          <table:table-cell/>
          <table:table-cell table:formula="of:=([.D694]-[.A694])/0.0166667" office:value-type="float" office:value="111.977776044448" calcext:value-type="float">
            <text:p>111.977776044448</text:p>
          </table:table-cell>
          <table:table-cell table:formula="of:=ABS([.E694]-[.B694])/0.0166667" office:value-type="float" office:value="635.578728842543" calcext:value-type="float">
            <text:p>635.578728842543</text:p>
          </table:table-cell>
          <table:table-cell table:formula="of:=([.F694]-[.C694])/0.0166667" office:value-type="float" office:value="62.225875548249" calcext:value-type="float">
            <text:p>62.225875548249</text:p>
          </table:table-cell>
          <table:table-cell table:formula="of:=DEGREES(ATAN(ABS([.F694]-[.C694])/ABS([.E694]-[.B694])))" office:value-type="float" office:value="5.5916813899673" calcext:value-type="float">
            <text:p>5.5916813899673</text:p>
          </table:table-cell>
          <table:table-cell table:formula="of:=SQRT(POWER([.H694];2)+POWER([.I694];2)+POWER([.J694];2))" office:value-type="float" office:value="648.360549750453" calcext:value-type="float">
            <text:p>648.360549750453</text:p>
          </table:table-cell>
        </table:table-row>
        <table:table-row table:style-name="ro1">
          <table:table-cell office:value-type="float" office:value="53.1237" calcext:value-type="float">
            <text:p>53.1237</text:p>
          </table:table-cell>
          <table:table-cell office:value-type="float" office:value="294.45" calcext:value-type="float">
            <text:p>294.45</text:p>
          </table:table-cell>
          <table:table-cell office:value-type="float" office:value="47.6376" calcext:value-type="float">
            <text:p>47.6376</text:p>
          </table:table-cell>
          <table:table-cell office:value-type="float" office:value="54.7806" calcext:value-type="float">
            <text:p>54.7806</text:p>
          </table:table-cell>
          <table:table-cell office:value-type="float" office:value="284.808" calcext:value-type="float">
            <text:p>284.808</text:p>
          </table:table-cell>
          <table:table-cell office:value-type="float" office:value="48.9955" calcext:value-type="float">
            <text:p>48.9955</text:p>
          </table:table-cell>
          <table:table-cell/>
          <table:table-cell table:formula="of:=([.D695]-[.A695])/0.0166667" office:value-type="float" office:value="99.4138011723977" calcext:value-type="float">
            <text:p>99.4138011723977</text:p>
          </table:table-cell>
          <table:table-cell table:formula="of:=ABS([.E695]-[.B695])/0.0166667" office:value-type="float" office:value="578.518842962314" calcext:value-type="float">
            <text:p>578.518842962314</text:p>
          </table:table-cell>
          <table:table-cell table:formula="of:=([.F695]-[.C695])/0.0166667" office:value-type="float" office:value="81.473837052326" calcext:value-type="float">
            <text:p>81.473837052326</text:p>
          </table:table-cell>
          <table:table-cell table:formula="of:=DEGREES(ATAN(ABS([.F695]-[.C695])/ABS([.E695]-[.B695])))" office:value-type="float" office:value="8.01634626655276" calcext:value-type="float">
            <text:p>8.01634626655276</text:p>
          </table:table-cell>
          <table:table-cell table:formula="of:=SQRT(POWER([.H695];2)+POWER([.I695];2)+POWER([.J695];2))" office:value-type="float" office:value="592.625633642377" calcext:value-type="float">
            <text:p>592.625633642377</text:p>
          </table:table-cell>
        </table:table-row>
        <table:table-row table:style-name="ro1">
          <table:table-cell office:value-type="float" office:value="54.1948" calcext:value-type="float">
            <text:p>54.1948</text:p>
          </table:table-cell>
          <table:table-cell office:value-type="float" office:value="293.33" calcext:value-type="float">
            <text:p>293.33</text:p>
          </table:table-cell>
          <table:table-cell office:value-type="float" office:value="47.2759" calcext:value-type="float">
            <text:p>47.2759</text:p>
          </table:table-cell>
          <table:table-cell office:value-type="float" office:value="56.469" calcext:value-type="float">
            <text:p>56.469</text:p>
          </table:table-cell>
          <table:table-cell office:value-type="float" office:value="279.745" calcext:value-type="float">
            <text:p>279.745</text:p>
          </table:table-cell>
          <table:table-cell office:value-type="float" office:value="49.2046" calcext:value-type="float">
            <text:p>49.2046</text:p>
          </table:table-cell>
          <table:table-cell/>
          <table:table-cell table:formula="of:=([.D696]-[.A696])/0.0166667" office:value-type="float" office:value="136.451727096546" calcext:value-type="float">
            <text:p>136.451727096546</text:p>
          </table:table-cell>
          <table:table-cell table:formula="of:=ABS([.E696]-[.B696])/0.0166667" office:value-type="float" office:value="815.098369803259" calcext:value-type="float">
            <text:p>815.098369803259</text:p>
          </table:table-cell>
          <table:table-cell table:formula="of:=([.F696]-[.C696])/0.0166667" office:value-type="float" office:value="115.721768556463" calcext:value-type="float">
            <text:p>115.721768556463</text:p>
          </table:table-cell>
          <table:table-cell table:formula="of:=DEGREES(ATAN(ABS([.F696]-[.C696])/ABS([.E696]-[.B696])))" office:value-type="float" office:value="8.08043846945302" calcext:value-type="float">
            <text:p>8.08043846945302</text:p>
          </table:table-cell>
          <table:table-cell table:formula="of:=SQRT(POWER([.H696];2)+POWER([.I696];2)+POWER([.J696];2))" office:value-type="float" office:value="834.503417609177" calcext:value-type="float">
            <text:p>834.503417609177</text:p>
          </table:table-cell>
        </table:table-row>
        <table:table-row table:style-name="ro1">
          <table:table-cell office:value-type="float" office:value="52.5768" calcext:value-type="float">
            <text:p>52.5768</text:p>
          </table:table-cell>
          <table:table-cell office:value-type="float" office:value="294.573" calcext:value-type="float">
            <text:p>294.573</text:p>
          </table:table-cell>
          <table:table-cell office:value-type="float" office:value="46.6009" calcext:value-type="float">
            <text:p>46.6009</text:p>
          </table:table-cell>
          <table:table-cell office:value-type="float" office:value="53.7269" calcext:value-type="float">
            <text:p>53.7269</text:p>
          </table:table-cell>
          <table:table-cell office:value-type="float" office:value="284.914" calcext:value-type="float">
            <text:p>284.914</text:p>
          </table:table-cell>
          <table:table-cell office:value-type="float" office:value="47.485" calcext:value-type="float">
            <text:p>47.485</text:p>
          </table:table-cell>
          <table:table-cell/>
          <table:table-cell table:formula="of:=([.D697]-[.A697])/0.0166667" office:value-type="float" office:value="69.0058619882761" calcext:value-type="float">
            <text:p>69.0058619882761</text:p>
          </table:table-cell>
          <table:table-cell table:formula="of:=ABS([.E697]-[.B697])/0.0166667" office:value-type="float" office:value="579.538840922318" calcext:value-type="float">
            <text:p>579.538840922318</text:p>
          </table:table-cell>
          <table:table-cell table:formula="of:=([.F697]-[.C697])/0.0166667" office:value-type="float" office:value="53.045893908212" calcext:value-type="float">
            <text:p>53.045893908212</text:p>
          </table:table-cell>
          <table:table-cell table:formula="of:=DEGREES(ATAN(ABS([.F697]-[.C697])/ABS([.E697]-[.B697])))" office:value-type="float" office:value="5.2297797987782" calcext:value-type="float">
            <text:p>5.2297797987782</text:p>
          </table:table-cell>
          <table:table-cell table:formula="of:=SQRT(POWER([.H697];2)+POWER([.I697];2)+POWER([.J697];2))" office:value-type="float" office:value="586.03834685697" calcext:value-type="float">
            <text:p>586.03834685697</text:p>
          </table:table-cell>
        </table:table-row>
        <table:table-row table:style-name="ro1">
          <table:table-cell office:value-type="float" office:value="52.4291" calcext:value-type="float">
            <text:p>52.4291</text:p>
          </table:table-cell>
          <table:table-cell office:value-type="float" office:value="298.719" calcext:value-type="float">
            <text:p>298.719</text:p>
          </table:table-cell>
          <table:table-cell office:value-type="float" office:value="47.0362" calcext:value-type="float">
            <text:p>47.0362</text:p>
          </table:table-cell>
          <table:table-cell office:value-type="float" office:value="54.1618" calcext:value-type="float">
            <text:p>54.1618</text:p>
          </table:table-cell>
          <table:table-cell office:value-type="float" office:value="287.547" calcext:value-type="float">
            <text:p>287.547</text:p>
          </table:table-cell>
          <table:table-cell office:value-type="float" office:value="48.3591" calcext:value-type="float">
            <text:p>48.3591</text:p>
          </table:table-cell>
          <table:table-cell/>
          <table:table-cell table:formula="of:=([.D698]-[.A698])/0.0166667" office:value-type="float" office:value="103.961792076416" calcext:value-type="float">
            <text:p>103.961792076416</text:p>
          </table:table-cell>
          <table:table-cell table:formula="of:=ABS([.E698]-[.B698])/0.0166667" office:value-type="float" office:value="670.318659362679" calcext:value-type="float">
            <text:p>670.318659362679</text:p>
          </table:table-cell>
          <table:table-cell table:formula="of:=([.F698]-[.C698])/0.0166667" office:value-type="float" office:value="79.3738412523173" calcext:value-type="float">
            <text:p>79.3738412523173</text:p>
          </table:table-cell>
          <table:table-cell table:formula="of:=DEGREES(ATAN(ABS([.F698]-[.C698])/ABS([.E698]-[.B698])))" office:value-type="float" office:value="6.75306827594863" calcext:value-type="float">
            <text:p>6.75306827594863</text:p>
          </table:table-cell>
          <table:table-cell table:formula="of:=SQRT(POWER([.H698];2)+POWER([.I698];2)+POWER([.J698];2))" office:value-type="float" office:value="682.960735311092" calcext:value-type="float">
            <text:p>682.960735311092</text:p>
          </table:table-cell>
        </table:table-row>
        <table:table-row table:style-name="ro1">
          <table:table-cell office:value-type="float" office:value="51.4517" calcext:value-type="float">
            <text:p>51.4517</text:p>
          </table:table-cell>
          <table:table-cell office:value-type="float" office:value="303.055" calcext:value-type="float">
            <text:p>303.055</text:p>
          </table:table-cell>
          <table:table-cell office:value-type="float" office:value="46.1671" calcext:value-type="float">
            <text:p>46.1671</text:p>
          </table:table-cell>
          <table:table-cell office:value-type="float" office:value="53.7433" calcext:value-type="float">
            <text:p>53.7433</text:p>
          </table:table-cell>
          <table:table-cell office:value-type="float" office:value="291.737" calcext:value-type="float">
            <text:p>291.737</text:p>
          </table:table-cell>
          <table:table-cell office:value-type="float" office:value="47.7637" calcext:value-type="float">
            <text:p>47.7637</text:p>
          </table:table-cell>
          <table:table-cell/>
          <table:table-cell table:formula="of:=([.D699]-[.A699])/0.0166667" office:value-type="float" office:value="137.49572500855" calcext:value-type="float">
            <text:p>137.49572500855</text:p>
          </table:table-cell>
          <table:table-cell table:formula="of:=ABS([.E699]-[.B699])/0.0166667" office:value-type="float" office:value="679.078641842715" calcext:value-type="float">
            <text:p>679.078641842715</text:p>
          </table:table-cell>
          <table:table-cell table:formula="of:=([.F699]-[.C699])/0.0166667" office:value-type="float" office:value="95.7958084083833" calcext:value-type="float">
            <text:p>95.7958084083833</text:p>
          </table:table-cell>
          <table:table-cell table:formula="of:=DEGREES(ATAN(ABS([.F699]-[.C699])/ABS([.E699]-[.B699])))" office:value-type="float" office:value="8.02957931729699" calcext:value-type="float">
            <text:p>8.02957931729699</text:p>
          </table:table-cell>
          <table:table-cell table:formula="of:=SQRT(POWER([.H699];2)+POWER([.I699];2)+POWER([.J699];2))" office:value-type="float" office:value="699.449578676826" calcext:value-type="float">
            <text:p>699.449578676826</text:p>
          </table:table-cell>
        </table:table-row>
        <table:table-row table:style-name="ro1">
          <table:table-cell office:value-type="float" office:value="54.7765" calcext:value-type="float">
            <text:p>54.7765</text:p>
          </table:table-cell>
          <table:table-cell office:value-type="float" office:value="291.885" calcext:value-type="float">
            <text:p>291.885</text:p>
          </table:table-cell>
          <table:table-cell office:value-type="float" office:value="47.9868" calcext:value-type="float">
            <text:p>47.9868</text:p>
          </table:table-cell>
          <table:table-cell office:value-type="float" office:value="57.3903" calcext:value-type="float">
            <text:p>57.3903</text:p>
          </table:table-cell>
          <table:table-cell office:value-type="float" office:value="282.604" calcext:value-type="float">
            <text:p>282.604</text:p>
          </table:table-cell>
          <table:table-cell office:value-type="float" office:value="49.0343" calcext:value-type="float">
            <text:p>49.0343</text:p>
          </table:table-cell>
          <table:table-cell/>
          <table:table-cell table:formula="of:=([.D700]-[.A700])/0.0166667" office:value-type="float" office:value="156.827686344628" calcext:value-type="float">
            <text:p>156.827686344628</text:p>
          </table:table-cell>
          <table:table-cell table:formula="of:=ABS([.E700]-[.B700])/0.0166667" office:value-type="float" office:value="556.858886282228" calcext:value-type="float">
            <text:p>556.858886282228</text:p>
          </table:table-cell>
          <table:table-cell table:formula="of:=([.F700]-[.C700])/0.0166667" office:value-type="float" office:value="62.8498743002514" calcext:value-type="float">
            <text:p>62.8498743002514</text:p>
          </table:table-cell>
          <table:table-cell table:formula="of:=DEGREES(ATAN(ABS([.F700]-[.C700])/ABS([.E700]-[.B700])))" office:value-type="float" office:value="6.43943708360767" calcext:value-type="float">
            <text:p>6.43943708360767</text:p>
          </table:table-cell>
          <table:table-cell table:formula="of:=SQRT(POWER([.H700];2)+POWER([.I700];2)+POWER([.J700];2))" office:value-type="float" office:value="581.925123306469" calcext:value-type="float">
            <text:p>581.925123306469</text:p>
          </table:table-cell>
        </table:table-row>
        <table:table-row table:style-name="ro1">
          <table:table-cell office:value-type="float" office:value="52.8044" calcext:value-type="float">
            <text:p>52.8044</text:p>
          </table:table-cell>
          <table:table-cell office:value-type="float" office:value="303.012" calcext:value-type="float">
            <text:p>303.012</text:p>
          </table:table-cell>
          <table:table-cell office:value-type="float" office:value="47.462" calcext:value-type="float">
            <text:p>47.462</text:p>
          </table:table-cell>
          <table:table-cell office:value-type="float" office:value="56.0454" calcext:value-type="float">
            <text:p>56.0454</text:p>
          </table:table-cell>
          <table:table-cell office:value-type="float" office:value="293.281" calcext:value-type="float">
            <text:p>293.281</text:p>
          </table:table-cell>
          <table:table-cell office:value-type="float" office:value="49.0504" calcext:value-type="float">
            <text:p>49.0504</text:p>
          </table:table-cell>
          <table:table-cell/>
          <table:table-cell table:formula="of:=([.D701]-[.A701])/0.0166667" office:value-type="float" office:value="194.459611080778" calcext:value-type="float">
            <text:p>194.459611080778</text:p>
          </table:table-cell>
          <table:table-cell table:formula="of:=ABS([.E701]-[.B701])/0.0166667" office:value-type="float" office:value="583.858832282335" calcext:value-type="float">
            <text:p>583.858832282335</text:p>
          </table:table-cell>
          <table:table-cell table:formula="of:=([.F701]-[.C701])/0.0166667" office:value-type="float" office:value="95.3038093923812" calcext:value-type="float">
            <text:p>95.3038093923812</text:p>
          </table:table-cell>
          <table:table-cell table:formula="of:=DEGREES(ATAN(ABS([.F701]-[.C701])/ABS([.E701]-[.B701])))" office:value-type="float" office:value="9.27068226649043" calcext:value-type="float">
            <text:p>9.27068226649043</text:p>
          </table:table-cell>
          <table:table-cell table:formula="of:=SQRT(POWER([.H701];2)+POWER([.I701];2)+POWER([.J701];2))" office:value-type="float" office:value="622.726659506785" calcext:value-type="float">
            <text:p>622.726659506785</text:p>
          </table:table-cell>
        </table:table-row>
        <table:table-row table:style-name="ro1">
          <table:table-cell office:value-type="float" office:value="49.5043" calcext:value-type="float">
            <text:p>49.5043</text:p>
          </table:table-cell>
          <table:table-cell office:value-type="float" office:value="311.542" calcext:value-type="float">
            <text:p>311.542</text:p>
          </table:table-cell>
          <table:table-cell office:value-type="float" office:value="46.2979" calcext:value-type="float">
            <text:p>46.2979</text:p>
          </table:table-cell>
          <table:table-cell office:value-type="float" office:value="53.2412" calcext:value-type="float">
            <text:p>53.2412</text:p>
          </table:table-cell>
          <table:table-cell office:value-type="float" office:value="298.621" calcext:value-type="float">
            <text:p>298.621</text:p>
          </table:table-cell>
          <table:table-cell office:value-type="float" office:value="48.074" calcext:value-type="float">
            <text:p>48.074</text:p>
          </table:table-cell>
          <table:table-cell/>
          <table:table-cell table:formula="of:=([.D702]-[.A702])/0.0166667" office:value-type="float" office:value="224.213551572897" calcext:value-type="float">
            <text:p>224.213551572897</text:p>
          </table:table-cell>
          <table:table-cell table:formula="of:=ABS([.E702]-[.B702])/0.0166667" office:value-type="float" office:value="775.258449483101" calcext:value-type="float">
            <text:p>775.258449483101</text:p>
          </table:table-cell>
          <table:table-cell table:formula="of:=([.F702]-[.C702])/0.0166667" office:value-type="float" office:value="106.565786868426" calcext:value-type="float">
            <text:p>106.565786868426</text:p>
          </table:table-cell>
          <table:table-cell table:formula="of:=DEGREES(ATAN(ABS([.F702]-[.C702])/ABS([.E702]-[.B702])))" office:value-type="float" office:value="7.82673727865357" calcext:value-type="float">
            <text:p>7.82673727865357</text:p>
          </table:table-cell>
          <table:table-cell table:formula="of:=SQRT(POWER([.H702];2)+POWER([.I702];2)+POWER([.J702];2))" office:value-type="float" office:value="814.03540901779" calcext:value-type="float">
            <text:p>814.03540901779</text:p>
          </table:table-cell>
        </table:table-row>
        <table:table-row table:style-name="ro1">
          <table:table-cell office:value-type="float" office:value="52.8746" calcext:value-type="float">
            <text:p>52.8746</text:p>
          </table:table-cell>
          <table:table-cell office:value-type="float" office:value="300.42" calcext:value-type="float">
            <text:p>300.42</text:p>
          </table:table-cell>
          <table:table-cell office:value-type="float" office:value="46.2706" calcext:value-type="float">
            <text:p>46.2706</text:p>
          </table:table-cell>
          <table:table-cell office:value-type="float" office:value="54.8654" calcext:value-type="float">
            <text:p>54.8654</text:p>
          </table:table-cell>
          <table:table-cell office:value-type="float" office:value="289.175" calcext:value-type="float">
            <text:p>289.175</text:p>
          </table:table-cell>
          <table:table-cell office:value-type="float" office:value="47.866" calcext:value-type="float">
            <text:p>47.866</text:p>
          </table:table-cell>
          <table:table-cell/>
          <table:table-cell table:formula="of:=([.D703]-[.A703])/0.0166667" office:value-type="float" office:value="119.447761104478" calcext:value-type="float">
            <text:p>119.447761104478</text:p>
          </table:table-cell>
          <table:table-cell table:formula="of:=ABS([.E703]-[.B703])/0.0166667" office:value-type="float" office:value="674.698650602699" calcext:value-type="float">
            <text:p>674.698650602699</text:p>
          </table:table-cell>
          <table:table-cell table:formula="of:=([.F703]-[.C703])/0.0166667" office:value-type="float" office:value="95.7238085523828" calcext:value-type="float">
            <text:p>95.7238085523828</text:p>
          </table:table-cell>
          <table:table-cell table:formula="of:=DEGREES(ATAN(ABS([.F703]-[.C703])/ABS([.E703]-[.B703])))" office:value-type="float" office:value="8.07502564160074" calcext:value-type="float">
            <text:p>8.07502564160074</text:p>
          </table:table-cell>
          <table:table-cell table:formula="of:=SQRT(POWER([.H703];2)+POWER([.I703];2)+POWER([.J703];2))" office:value-type="float" office:value="691.844696649291" calcext:value-type="float">
            <text:p>691.844696649291</text:p>
          </table:table-cell>
        </table:table-row>
        <table:table-row table:style-name="ro1">
          <table:table-cell office:value-type="float" office:value="69.7329" calcext:value-type="float">
            <text:p>69.7329</text:p>
          </table:table-cell>
          <table:table-cell office:value-type="float" office:value="298.454" calcext:value-type="float">
            <text:p>298.454</text:p>
          </table:table-cell>
          <table:table-cell office:value-type="float" office:value="46.906" calcext:value-type="float">
            <text:p>46.906</text:p>
          </table:table-cell>
          <table:table-cell office:value-type="float" office:value="72.5887" calcext:value-type="float">
            <text:p>72.5887</text:p>
          </table:table-cell>
          <table:table-cell office:value-type="float" office:value="286.287" calcext:value-type="float">
            <text:p>286.287</text:p>
          </table:table-cell>
          <table:table-cell office:value-type="float" office:value="47.8585" calcext:value-type="float">
            <text:p>47.8585</text:p>
          </table:table-cell>
          <table:table-cell/>
          <table:table-cell table:formula="of:=([.D704]-[.A704])/0.0166667" office:value-type="float" office:value="171.347657304686" calcext:value-type="float">
            <text:p>171.347657304686</text:p>
          </table:table-cell>
          <table:table-cell table:formula="of:=ABS([.E704]-[.B704])/0.0166667" office:value-type="float" office:value="730.018539962922" calcext:value-type="float">
            <text:p>730.018539962922</text:p>
          </table:table-cell>
          <table:table-cell table:formula="of:=([.F704]-[.C704])/0.0166667" office:value-type="float" office:value="57.1498857002286" calcext:value-type="float">
            <text:p>57.1498857002286</text:p>
          </table:table-cell>
          <table:table-cell table:formula="of:=DEGREES(ATAN(ABS([.F704]-[.C704])/ABS([.E704]-[.B704])))" office:value-type="float" office:value="4.47630063750462" calcext:value-type="float">
            <text:p>4.47630063750462</text:p>
          </table:table-cell>
          <table:table-cell table:formula="of:=SQRT(POWER([.H704];2)+POWER([.I704];2)+POWER([.J704];2))" office:value-type="float" office:value="752.03271058442" calcext:value-type="float">
            <text:p>752.03271058442</text:p>
          </table:table-cell>
        </table:table-row>
        <table:table-row table:style-name="ro1">
          <table:table-cell office:value-type="float" office:value="84.3812" calcext:value-type="float">
            <text:p>84.3812</text:p>
          </table:table-cell>
          <table:table-cell office:value-type="float" office:value="307.799" calcext:value-type="float">
            <text:p>307.799</text:p>
          </table:table-cell>
          <table:table-cell office:value-type="float" office:value="46.2296" calcext:value-type="float">
            <text:p>46.2296</text:p>
          </table:table-cell>
          <table:table-cell office:value-type="float" office:value="87.4253" calcext:value-type="float">
            <text:p>87.4253</text:p>
          </table:table-cell>
          <table:table-cell office:value-type="float" office:value="295.012" calcext:value-type="float">
            <text:p>295.012</text:p>
          </table:table-cell>
          <table:table-cell office:value-type="float" office:value="47.7485" calcext:value-type="float">
            <text:p>47.7485</text:p>
          </table:table-cell>
          <table:table-cell/>
          <table:table-cell table:formula="of:=([.D705]-[.A705])/0.0166667" office:value-type="float" office:value="182.64563470873" calcext:value-type="float">
            <text:p>182.64563470873</text:p>
          </table:table-cell>
          <table:table-cell table:formula="of:=ABS([.E705]-[.B705])/0.0166667" office:value-type="float" office:value="767.218465563068" calcext:value-type="float">
            <text:p>767.218465563068</text:p>
          </table:table-cell>
          <table:table-cell table:formula="of:=([.F705]-[.C705])/0.0166667" office:value-type="float" office:value="91.1338177323647" calcext:value-type="float">
            <text:p>91.1338177323647</text:p>
          </table:table-cell>
          <table:table-cell table:formula="of:=DEGREES(ATAN(ABS([.F705]-[.C705])/ABS([.E705]-[.B705])))" office:value-type="float" office:value="6.77412065693789" calcext:value-type="float">
            <text:p>6.77412065693789</text:p>
          </table:table-cell>
          <table:table-cell table:formula="of:=SQRT(POWER([.H705];2)+POWER([.I705];2)+POWER([.J705];2))" office:value-type="float" office:value="793.907409282454" calcext:value-type="float">
            <text:p>793.907409282454</text:p>
          </table:table-cell>
        </table:table-row>
        <table:table-row table:style-name="ro1">
          <table:table-cell office:value-type="float" office:value="88.0985" calcext:value-type="float">
            <text:p>88.0985</text:p>
          </table:table-cell>
          <table:table-cell office:value-type="float" office:value="299.353" calcext:value-type="float">
            <text:p>299.353</text:p>
          </table:table-cell>
          <table:table-cell office:value-type="float" office:value="46.6116" calcext:value-type="float">
            <text:p>46.6116</text:p>
          </table:table-cell>
          <table:table-cell office:value-type="float" office:value="90.0803" calcext:value-type="float">
            <text:p>90.0803</text:p>
          </table:table-cell>
          <table:table-cell office:value-type="float" office:value="289.699" calcext:value-type="float">
            <text:p>289.699</text:p>
          </table:table-cell>
          <table:table-cell office:value-type="float" office:value="47.7172" calcext:value-type="float">
            <text:p>47.7172</text:p>
          </table:table-cell>
          <table:table-cell/>
          <table:table-cell table:formula="of:=([.D706]-[.A706])/0.0166667" office:value-type="float" office:value="118.907762184475" calcext:value-type="float">
            <text:p>118.907762184475</text:p>
          </table:table-cell>
          <table:table-cell table:formula="of:=ABS([.E706]-[.B706])/0.0166667" office:value-type="float" office:value="579.238841522317" calcext:value-type="float">
            <text:p>579.238841522317</text:p>
          </table:table-cell>
          <table:table-cell table:formula="of:=([.F706]-[.C706])/0.0166667" office:value-type="float" office:value="66.3358673282651" calcext:value-type="float">
            <text:p>66.3358673282651</text:p>
          </table:table-cell>
          <table:table-cell table:formula="of:=DEGREES(ATAN(ABS([.F706]-[.C706])/ABS([.E706]-[.B706])))" office:value-type="float" office:value="6.53319204157225" calcext:value-type="float">
            <text:p>6.53319204157225</text:p>
          </table:table-cell>
          <table:table-cell table:formula="of:=SQRT(POWER([.H706];2)+POWER([.I706];2)+POWER([.J706];2))" office:value-type="float" office:value="595.027006723248" calcext:value-type="float">
            <text:p>595.027006723248</text:p>
          </table:table-cell>
        </table:table-row>
        <table:table-row table:style-name="ro1">
          <table:table-cell office:value-type="float" office:value="90.623" calcext:value-type="float">
            <text:p>90.623</text:p>
          </table:table-cell>
          <table:table-cell office:value-type="float" office:value="296.705" calcext:value-type="float">
            <text:p>296.705</text:p>
          </table:table-cell>
          <table:table-cell office:value-type="float" office:value="46.1951" calcext:value-type="float">
            <text:p>46.1951</text:p>
          </table:table-cell>
          <table:table-cell office:value-type="float" office:value="91.459" calcext:value-type="float">
            <text:p>91.459</text:p>
          </table:table-cell>
          <table:table-cell office:value-type="float" office:value="285.766" calcext:value-type="float">
            <text:p>285.766</text:p>
          </table:table-cell>
          <table:table-cell office:value-type="float" office:value="47.7653" calcext:value-type="float">
            <text:p>47.7653</text:p>
          </table:table-cell>
          <table:table-cell/>
          <table:table-cell table:formula="of:=([.D707]-[.A707])/0.0166667" office:value-type="float" office:value="50.1598996802006" calcext:value-type="float">
            <text:p>50.1598996802006</text:p>
          </table:table-cell>
          <table:table-cell table:formula="of:=ABS([.E707]-[.B707])/0.0166667" office:value-type="float" office:value="656.338687322623" calcext:value-type="float">
            <text:p>656.338687322623</text:p>
          </table:table-cell>
          <table:table-cell table:formula="of:=([.F707]-[.C707])/0.0166667" office:value-type="float" office:value="94.2118115763773" calcext:value-type="float">
            <text:p>94.2118115763773</text:p>
          </table:table-cell>
          <table:table-cell table:formula="of:=DEGREES(ATAN(ABS([.F707]-[.C707])/ABS([.E707]-[.B707])))" office:value-type="float" office:value="8.16852282319858" calcext:value-type="float">
            <text:p>8.16852282319858</text:p>
          </table:table-cell>
          <table:table-cell table:formula="of:=SQRT(POWER([.H707];2)+POWER([.I707];2)+POWER([.J707];2))" office:value-type="float" office:value="664.960414951759" calcext:value-type="float">
            <text:p>664.960414951759</text:p>
          </table:table-cell>
        </table:table-row>
        <table:table-row table:style-name="ro1">
          <table:table-cell office:value-type="float" office:value="90.3859" calcext:value-type="float">
            <text:p>90.3859</text:p>
          </table:table-cell>
          <table:table-cell office:value-type="float" office:value="297.027" calcext:value-type="float">
            <text:p>297.027</text:p>
          </table:table-cell>
          <table:table-cell office:value-type="float" office:value="44.8612" calcext:value-type="float">
            <text:p>44.8612</text:p>
          </table:table-cell>
          <table:table-cell office:value-type="float" office:value="90.9784" calcext:value-type="float">
            <text:p>90.9784</text:p>
          </table:table-cell>
          <table:table-cell office:value-type="float" office:value="286.12" calcext:value-type="float">
            <text:p>286.12</text:p>
          </table:table-cell>
          <table:table-cell office:value-type="float" office:value="46.2063" calcext:value-type="float">
            <text:p>46.2063</text:p>
          </table:table-cell>
          <table:table-cell/>
          <table:table-cell table:formula="of:=([.D708]-[.A708])/0.0166667" office:value-type="float" office:value="35.5499289001414" calcext:value-type="float">
            <text:p>35.5499289001414</text:p>
          </table:table-cell>
          <table:table-cell table:formula="of:=ABS([.E708]-[.B708])/0.0166667" office:value-type="float" office:value="654.418691162617" calcext:value-type="float">
            <text:p>654.418691162617</text:p>
          </table:table-cell>
          <table:table-cell table:formula="of:=([.F708]-[.C708])/0.0166667" office:value-type="float" office:value="80.705838588323" calcext:value-type="float">
            <text:p>80.705838588323</text:p>
          </table:table-cell>
          <table:table-cell table:formula="of:=DEGREES(ATAN(ABS([.F708]-[.C708])/ABS([.E708]-[.B708])))" office:value-type="float" office:value="7.03047310550901" calcext:value-type="float">
            <text:p>7.03047310550901</text:p>
          </table:table-cell>
          <table:table-cell table:formula="of:=SQRT(POWER([.H708];2)+POWER([.I708];2)+POWER([.J708];2))" office:value-type="float" office:value="660.334046653693" calcext:value-type="float">
            <text:p>660.334046653693</text:p>
          </table:table-cell>
        </table:table-row>
        <table:table-row table:style-name="ro1">
          <table:table-cell office:value-type="float" office:value="92.1049" calcext:value-type="float">
            <text:p>92.1049</text:p>
          </table:table-cell>
          <table:table-cell office:value-type="float" office:value="294.342" calcext:value-type="float">
            <text:p>294.342</text:p>
          </table:table-cell>
          <table:table-cell office:value-type="float" office:value="44.7273" calcext:value-type="float">
            <text:p>44.7273</text:p>
          </table:table-cell>
          <table:table-cell office:value-type="float" office:value="93.1124" calcext:value-type="float">
            <text:p>93.1124</text:p>
          </table:table-cell>
          <table:table-cell office:value-type="float" office:value="282.344" calcext:value-type="float">
            <text:p>282.344</text:p>
          </table:table-cell>
          <table:table-cell office:value-type="float" office:value="45.7434" calcext:value-type="float">
            <text:p>45.7434</text:p>
          </table:table-cell>
          <table:table-cell/>
          <table:table-cell table:formula="of:=([.D709]-[.A709])/0.0166667" office:value-type="float" office:value="60.4498791002414" calcext:value-type="float">
            <text:p>60.4498791002414</text:p>
          </table:table-cell>
          <table:table-cell table:formula="of:=ABS([.E709]-[.B709])/0.0166667" office:value-type="float" office:value="719.878560242879" calcext:value-type="float">
            <text:p>719.878560242879</text:p>
          </table:table-cell>
          <table:table-cell table:formula="of:=([.F709]-[.C709])/0.0166667" office:value-type="float" office:value="60.965878068244" calcext:value-type="float">
            <text:p>60.965878068244</text:p>
          </table:table-cell>
          <table:table-cell table:formula="of:=DEGREES(ATAN(ABS([.F709]-[.C709])/ABS([.E709]-[.B709])))" office:value-type="float" office:value="4.84077782023937" calcext:value-type="float">
            <text:p>4.84077782023937</text:p>
          </table:table-cell>
          <table:table-cell table:formula="of:=SQRT(POWER([.H709];2)+POWER([.I709];2)+POWER([.J709];2))" office:value-type="float" office:value="724.98011536126" calcext:value-type="float">
            <text:p>724.98011536126</text:p>
          </table:table-cell>
        </table:table-row>
        <table:table-row table:style-name="ro1">
          <table:table-cell office:value-type="float" office:value="100.414" calcext:value-type="float">
            <text:p>100.414</text:p>
          </table:table-cell>
          <table:table-cell office:value-type="float" office:value="277.201" calcext:value-type="float">
            <text:p>277.201</text:p>
          </table:table-cell>
          <table:table-cell office:value-type="float" office:value="45.2117" calcext:value-type="float">
            <text:p>45.2117</text:p>
          </table:table-cell>
          <table:table-cell office:value-type="float" office:value="102.165" calcext:value-type="float">
            <text:p>102.165</text:p>
          </table:table-cell>
          <table:table-cell office:value-type="float" office:value="266.015" calcext:value-type="float">
            <text:p>266.015</text:p>
          </table:table-cell>
          <table:table-cell office:value-type="float" office:value="46.1759" calcext:value-type="float">
            <text:p>46.1759</text:p>
          </table:table-cell>
          <table:table-cell/>
          <table:table-cell table:formula="of:=([.D710]-[.A710])/0.0166667" office:value-type="float" office:value="105.059789880421" calcext:value-type="float">
            <text:p>105.059789880421</text:p>
          </table:table-cell>
          <table:table-cell table:formula="of:=ABS([.E710]-[.B710])/0.0166667" office:value-type="float" office:value="671.158657682687" calcext:value-type="float">
            <text:p>671.158657682687</text:p>
          </table:table-cell>
          <table:table-cell table:formula="of:=([.F710]-[.C710])/0.0166667" office:value-type="float" office:value="57.8518842962313" calcext:value-type="float">
            <text:p>57.8518842962313</text:p>
          </table:table-cell>
          <table:table-cell table:formula="of:=DEGREES(ATAN(ABS([.F710]-[.C710])/ABS([.E710]-[.B710])))" office:value-type="float" office:value="4.9265489195896" calcext:value-type="float">
            <text:p>4.9265489195896</text:p>
          </table:table-cell>
          <table:table-cell table:formula="of:=SQRT(POWER([.H710];2)+POWER([.I710];2)+POWER([.J710];2))" office:value-type="float" office:value="681.790542431302" calcext:value-type="float">
            <text:p>681.790542431302</text:p>
          </table:table-cell>
        </table:table-row>
        <table:table-row table:style-name="ro1">
          <table:table-cell office:value-type="float" office:value="98.2297" calcext:value-type="float">
            <text:p>98.2297</text:p>
          </table:table-cell>
          <table:table-cell office:value-type="float" office:value="278.527" calcext:value-type="float">
            <text:p>278.527</text:p>
          </table:table-cell>
          <table:table-cell office:value-type="float" office:value="45.2767" calcext:value-type="float">
            <text:p>45.2767</text:p>
          </table:table-cell>
          <table:table-cell office:value-type="float" office:value="99.6328" calcext:value-type="float">
            <text:p>99.6328</text:p>
          </table:table-cell>
          <table:table-cell office:value-type="float" office:value="268.579" calcext:value-type="float">
            <text:p>268.579</text:p>
          </table:table-cell>
          <table:table-cell office:value-type="float" office:value="45.8016" calcext:value-type="float">
            <text:p>45.8016</text:p>
          </table:table-cell>
          <table:table-cell/>
          <table:table-cell table:formula="of:=([.D711]-[.A711])/0.0166667" office:value-type="float" office:value="84.1858316283373" calcext:value-type="float">
            <text:p>84.1858316283373</text:p>
          </table:table-cell>
          <table:table-cell table:formula="of:=ABS([.E711]-[.B711])/0.0166667" office:value-type="float" office:value="596.878806242386" calcext:value-type="float">
            <text:p>596.878806242386</text:p>
          </table:table-cell>
          <table:table-cell table:formula="of:=([.F711]-[.C711])/0.0166667" office:value-type="float" office:value="31.4939370121261" calcext:value-type="float">
            <text:p>31.4939370121261</text:p>
          </table:table-cell>
          <table:table-cell table:formula="of:=DEGREES(ATAN(ABS([.F711]-[.C711])/ABS([.E711]-[.B711])))" office:value-type="float" office:value="3.02037507186739" calcext:value-type="float">
            <text:p>3.02037507186739</text:p>
          </table:table-cell>
          <table:table-cell table:formula="of:=SQRT(POWER([.H711];2)+POWER([.I711];2)+POWER([.J711];2))" office:value-type="float" office:value="603.608674272342" calcext:value-type="float">
            <text:p>603.608674272342</text:p>
          </table:table-cell>
        </table:table-row>
        <table:table-row table:style-name="ro1">
          <table:table-cell office:value-type="float" office:value="96.0184" calcext:value-type="float">
            <text:p>96.0184</text:p>
          </table:table-cell>
          <table:table-cell office:value-type="float" office:value="274.801" calcext:value-type="float">
            <text:p>274.801</text:p>
          </table:table-cell>
          <table:table-cell office:value-type="float" office:value="45.6142" calcext:value-type="float">
            <text:p>45.6142</text:p>
          </table:table-cell>
          <table:table-cell office:value-type="float" office:value="96.1623" calcext:value-type="float">
            <text:p>96.1623</text:p>
          </table:table-cell>
          <table:table-cell office:value-type="float" office:value="263.765" calcext:value-type="float">
            <text:p>263.765</text:p>
          </table:table-cell>
          <table:table-cell office:value-type="float" office:value="46.5722" calcext:value-type="float">
            <text:p>46.5722</text:p>
          </table:table-cell>
          <table:table-cell/>
          <table:table-cell table:formula="of:=([.D712]-[.A712])/0.0166667" office:value-type="float" office:value="8.63398273203466" calcext:value-type="float">
            <text:p>8.63398273203466</text:p>
          </table:table-cell>
          <table:table-cell table:formula="of:=ABS([.E712]-[.B712])/0.0166667" office:value-type="float" office:value="662.158675682649" calcext:value-type="float">
            <text:p>662.158675682649</text:p>
          </table:table-cell>
          <table:table-cell table:formula="of:=([.F712]-[.C712])/0.0166667" office:value-type="float" office:value="57.4798850402303" calcext:value-type="float">
            <text:p>57.4798850402303</text:p>
          </table:table-cell>
          <table:table-cell table:formula="of:=DEGREES(ATAN(ABS([.F712]-[.C712])/ABS([.E712]-[.B712])))" office:value-type="float" office:value="4.96122737254588" calcext:value-type="float">
            <text:p>4.96122737254588</text:p>
          </table:table-cell>
          <table:table-cell table:formula="of:=SQRT(POWER([.H712];2)+POWER([.I712];2)+POWER([.J712];2))" office:value-type="float" office:value="664.704892883943" calcext:value-type="float">
            <text:p>664.704892883943</text:p>
          </table:table-cell>
        </table:table-row>
        <table:table-row table:style-name="ro1">
          <table:table-cell office:value-type="float" office:value="94.2719" calcext:value-type="float">
            <text:p>94.2719</text:p>
          </table:table-cell>
          <table:table-cell office:value-type="float" office:value="269.84" calcext:value-type="float">
            <text:p>269.84</text:p>
          </table:table-cell>
          <table:table-cell office:value-type="float" office:value="46.1408" calcext:value-type="float">
            <text:p>46.1408</text:p>
          </table:table-cell>
          <table:table-cell office:value-type="float" office:value="95.6593" calcext:value-type="float">
            <text:p>95.6593</text:p>
          </table:table-cell>
          <table:table-cell office:value-type="float" office:value="259.008" calcext:value-type="float">
            <text:p>259.008</text:p>
          </table:table-cell>
          <table:table-cell office:value-type="float" office:value="47.0708" calcext:value-type="float">
            <text:p>47.0708</text:p>
          </table:table-cell>
          <table:table-cell/>
          <table:table-cell table:formula="of:=([.D713]-[.A713])/0.0166667" office:value-type="float" office:value="83.243833512333" calcext:value-type="float">
            <text:p>83.243833512333</text:p>
          </table:table-cell>
          <table:table-cell table:formula="of:=ABS([.E713]-[.B713])/0.0166667" office:value-type="float" office:value="649.918700162599" calcext:value-type="float">
            <text:p>649.918700162599</text:p>
          </table:table-cell>
          <table:table-cell table:formula="of:=([.F713]-[.C713])/0.0166667" office:value-type="float" office:value="55.7998884002232" calcext:value-type="float">
            <text:p>55.7998884002232</text:p>
          </table:table-cell>
          <table:table-cell table:formula="of:=DEGREES(ATAN(ABS([.F713]-[.C713])/ABS([.E713]-[.B713])))" office:value-type="float" office:value="4.90719376580654" calcext:value-type="float">
            <text:p>4.90719376580654</text:p>
          </table:table-cell>
          <table:table-cell table:formula="of:=SQRT(POWER([.H713];2)+POWER([.I713];2)+POWER([.J713];2))" office:value-type="float" office:value="657.599787244757" calcext:value-type="float">
            <text:p>657.599787244757</text:p>
          </table:table-cell>
        </table:table-row>
        <table:table-row table:style-name="ro1">
          <table:table-cell office:value-type="float" office:value="84.9716" calcext:value-type="float">
            <text:p>84.9716</text:p>
          </table:table-cell>
          <table:table-cell office:value-type="float" office:value="272.461" calcext:value-type="float">
            <text:p>272.461</text:p>
          </table:table-cell>
          <table:table-cell office:value-type="float" office:value="44.5899" calcext:value-type="float">
            <text:p>44.5899</text:p>
          </table:table-cell>
          <table:table-cell office:value-type="float" office:value="86.5529" calcext:value-type="float">
            <text:p>86.5529</text:p>
          </table:table-cell>
          <table:table-cell office:value-type="float" office:value="260.3" calcext:value-type="float">
            <text:p>260.3</text:p>
          </table:table-cell>
          <table:table-cell office:value-type="float" office:value="45.5109" calcext:value-type="float">
            <text:p>45.5109</text:p>
          </table:table-cell>
          <table:table-cell/>
          <table:table-cell table:formula="of:=([.D714]-[.A714])/0.0166667" office:value-type="float" office:value="94.8778102443795" calcext:value-type="float">
            <text:p>94.8778102443795</text:p>
          </table:table-cell>
          <table:table-cell table:formula="of:=ABS([.E714]-[.B714])/0.0166667" office:value-type="float" office:value="729.658540682919" calcext:value-type="float">
            <text:p>729.658540682919</text:p>
          </table:table-cell>
          <table:table-cell table:formula="of:=([.F714]-[.C714])/0.0166667" office:value-type="float" office:value="55.259889480221" calcext:value-type="float">
            <text:p>55.259889480221</text:p>
          </table:table-cell>
          <table:table-cell table:formula="of:=DEGREES(ATAN(ABS([.F714]-[.C714])/ABS([.E714]-[.B714])))" office:value-type="float" office:value="4.33096539795015" calcext:value-type="float">
            <text:p>4.33096539795015</text:p>
          </table:table-cell>
          <table:table-cell table:formula="of:=SQRT(POWER([.H714];2)+POWER([.I714];2)+POWER([.J714];2))" office:value-type="float" office:value="737.873322633134" calcext:value-type="float">
            <text:p>737.873322633134</text:p>
          </table:table-cell>
        </table:table-row>
        <table:table-row table:style-name="ro1">
          <table:table-cell office:value-type="float" office:value="77.5037" calcext:value-type="float">
            <text:p>77.5037</text:p>
          </table:table-cell>
          <table:table-cell office:value-type="float" office:value="271.918" calcext:value-type="float">
            <text:p>271.918</text:p>
          </table:table-cell>
          <table:table-cell office:value-type="float" office:value="44.9874" calcext:value-type="float">
            <text:p>44.9874</text:p>
          </table:table-cell>
          <table:table-cell office:value-type="float" office:value="78.7756" calcext:value-type="float">
            <text:p>78.7756</text:p>
          </table:table-cell>
          <table:table-cell office:value-type="float" office:value="258.466" calcext:value-type="float">
            <text:p>258.466</text:p>
          </table:table-cell>
          <table:table-cell office:value-type="float" office:value="46.3476" calcext:value-type="float">
            <text:p>46.3476</text:p>
          </table:table-cell>
          <table:table-cell/>
          <table:table-cell table:formula="of:=([.D715]-[.A715])/0.0166667" office:value-type="float" office:value="76.3138473723054" calcext:value-type="float">
            <text:p>76.3138473723054</text:p>
          </table:table-cell>
          <table:table-cell table:formula="of:=ABS([.E715]-[.B715])/0.0166667" office:value-type="float" office:value="807.118385763229" calcext:value-type="float">
            <text:p>807.118385763229</text:p>
          </table:table-cell>
          <table:table-cell table:formula="of:=([.F715]-[.C715])/0.0166667" office:value-type="float" office:value="81.6118367763264" calcext:value-type="float">
            <text:p>81.6118367763264</text:p>
          </table:table-cell>
          <table:table-cell table:formula="of:=DEGREES(ATAN(ABS([.F715]-[.C715])/ABS([.E715]-[.B715])))" office:value-type="float" office:value="5.77384270171769" calcext:value-type="float">
            <text:p>5.77384270171769</text:p>
          </table:table-cell>
          <table:table-cell table:formula="of:=SQRT(POWER([.H715];2)+POWER([.I715];2)+POWER([.J715];2))" office:value-type="float" office:value="814.815552036048" calcext:value-type="float">
            <text:p>814.815552036048</text:p>
          </table:table-cell>
        </table:table-row>
        <table:table-row table:style-name="ro1">
          <table:table-cell office:value-type="float" office:value="76.5507" calcext:value-type="float">
            <text:p>76.5507</text:p>
          </table:table-cell>
          <table:table-cell office:value-type="float" office:value="275.564" calcext:value-type="float">
            <text:p>275.564</text:p>
          </table:table-cell>
          <table:table-cell office:value-type="float" office:value="45.1735" calcext:value-type="float">
            <text:p>45.1735</text:p>
          </table:table-cell>
          <table:table-cell office:value-type="float" office:value="78.3838" calcext:value-type="float">
            <text:p>78.3838</text:p>
          </table:table-cell>
          <table:table-cell office:value-type="float" office:value="264.41" calcext:value-type="float">
            <text:p>264.41</text:p>
          </table:table-cell>
          <table:table-cell office:value-type="float" office:value="46.1445" calcext:value-type="float">
            <text:p>46.1445</text:p>
          </table:table-cell>
          <table:table-cell/>
          <table:table-cell table:formula="of:=([.D716]-[.A716])/0.0166667" office:value-type="float" office:value="109.985780028439" calcext:value-type="float">
            <text:p>109.985780028439</text:p>
          </table:table-cell>
          <table:table-cell table:formula="of:=ABS([.E716]-[.B716])/0.0166667" office:value-type="float" office:value="669.238661522677" calcext:value-type="float">
            <text:p>669.238661522677</text:p>
          </table:table-cell>
          <table:table-cell table:formula="of:=([.F716]-[.C716])/0.0166667" office:value-type="float" office:value="58.2598834802333" calcext:value-type="float">
            <text:p>58.2598834802333</text:p>
          </table:table-cell>
          <table:table-cell table:formula="of:=DEGREES(ATAN(ABS([.F716]-[.C716])/ABS([.E716]-[.B716])))" office:value-type="float" office:value="4.97528224899115" calcext:value-type="float">
            <text:p>4.97528224899115</text:p>
          </table:table-cell>
          <table:table-cell table:formula="of:=SQRT(POWER([.H716];2)+POWER([.I716];2)+POWER([.J716];2))" office:value-type="float" office:value="680.71394278967" calcext:value-type="float">
            <text:p>680.71394278967</text:p>
          </table:table-cell>
        </table:table-row>
        <table:table-row table:style-name="ro1">
          <table:table-cell office:value-type="float" office:value="74.5636" calcext:value-type="float">
            <text:p>74.5636</text:p>
          </table:table-cell>
          <table:table-cell office:value-type="float" office:value="278.003" calcext:value-type="float">
            <text:p>278.003</text:p>
          </table:table-cell>
          <table:table-cell office:value-type="float" office:value="44.8174" calcext:value-type="float">
            <text:p>44.8174</text:p>
          </table:table-cell>
          <table:table-cell office:value-type="float" office:value="76.7149" calcext:value-type="float">
            <text:p>76.7149</text:p>
          </table:table-cell>
          <table:table-cell office:value-type="float" office:value="267.972" calcext:value-type="float">
            <text:p>267.972</text:p>
          </table:table-cell>
          <table:table-cell office:value-type="float" office:value="45.8505" calcext:value-type="float">
            <text:p>45.8505</text:p>
          </table:table-cell>
          <table:table-cell/>
          <table:table-cell table:formula="of:=([.D717]-[.A717])/0.0166667" office:value-type="float" office:value="129.077741844517" calcext:value-type="float">
            <text:p>129.077741844517</text:p>
          </table:table-cell>
          <table:table-cell table:formula="of:=ABS([.E717]-[.B717])/0.0166667" office:value-type="float" office:value="601.858796282408" calcext:value-type="float">
            <text:p>601.858796282408</text:p>
          </table:table-cell>
          <table:table-cell table:formula="of:=([.F717]-[.C717])/0.0166667" office:value-type="float" office:value="61.9858760282478" calcext:value-type="float">
            <text:p>61.9858760282478</text:p>
          </table:table-cell>
          <table:table-cell table:formula="of:=DEGREES(ATAN(ABS([.F717]-[.C717])/ABS([.E717]-[.B717])))" office:value-type="float" office:value="5.88020195789039" calcext:value-type="float">
            <text:p>5.88020195789039</text:p>
          </table:table-cell>
          <table:table-cell table:formula="of:=SQRT(POWER([.H717];2)+POWER([.I717];2)+POWER([.J717];2))" office:value-type="float" office:value="618.657678307784" calcext:value-type="float">
            <text:p>618.657678307784</text:p>
          </table:table-cell>
        </table:table-row>
        <table:table-row table:style-name="ro1">
          <table:table-cell office:value-type="float" office:value="74.2978" calcext:value-type="float">
            <text:p>74.2978</text:p>
          </table:table-cell>
          <table:table-cell office:value-type="float" office:value="275.296" calcext:value-type="float">
            <text:p>275.296</text:p>
          </table:table-cell>
          <table:table-cell office:value-type="float" office:value="45.4828" calcext:value-type="float">
            <text:p>45.4828</text:p>
          </table:table-cell>
          <table:table-cell office:value-type="float" office:value="76.4151" calcext:value-type="float">
            <text:p>76.4151</text:p>
          </table:table-cell>
          <table:table-cell office:value-type="float" office:value="262.981" calcext:value-type="float">
            <text:p>262.981</text:p>
          </table:table-cell>
          <table:table-cell office:value-type="float" office:value="46.3841" calcext:value-type="float">
            <text:p>46.3841</text:p>
          </table:table-cell>
          <table:table-cell/>
          <table:table-cell table:formula="of:=([.D718]-[.A718])/0.0166667" office:value-type="float" office:value="127.037745924508" calcext:value-type="float">
            <text:p>127.037745924508</text:p>
          </table:table-cell>
          <table:table-cell table:formula="of:=ABS([.E718]-[.B718])/0.0166667" office:value-type="float" office:value="738.898522202956" calcext:value-type="float">
            <text:p>738.898522202956</text:p>
          </table:table-cell>
          <table:table-cell table:formula="of:=([.F718]-[.C718])/0.0166667" office:value-type="float" office:value="54.0778918442163" calcext:value-type="float">
            <text:p>54.0778918442163</text:p>
          </table:table-cell>
          <table:table-cell table:formula="of:=DEGREES(ATAN(ABS([.F718]-[.C718])/ABS([.E718]-[.B718])))" office:value-type="float" office:value="4.18585295975935" calcext:value-type="float">
            <text:p>4.18585295975935</text:p>
          </table:table-cell>
          <table:table-cell table:formula="of:=SQRT(POWER([.H718];2)+POWER([.I718];2)+POWER([.J718];2))" office:value-type="float" office:value="751.687457251753" calcext:value-type="float">
            <text:p>751.687457251753</text:p>
          </table:table-cell>
        </table:table-row>
        <table:table-row table:style-name="ro1">
          <table:table-cell office:value-type="float" office:value="73.0598" calcext:value-type="float">
            <text:p>73.0598</text:p>
          </table:table-cell>
          <table:table-cell office:value-type="float" office:value="280.567" calcext:value-type="float">
            <text:p>280.567</text:p>
          </table:table-cell>
          <table:table-cell office:value-type="float" office:value="44.1872" calcext:value-type="float">
            <text:p>44.1872</text:p>
          </table:table-cell>
          <table:table-cell office:value-type="float" office:value="74.9995" calcext:value-type="float">
            <text:p>74.9995</text:p>
          </table:table-cell>
          <table:table-cell office:value-type="float" office:value="269.116" calcext:value-type="float">
            <text:p>269.116</text:p>
          </table:table-cell>
          <table:table-cell office:value-type="float" office:value="45.4451" calcext:value-type="float">
            <text:p>45.4451</text:p>
          </table:table-cell>
          <table:table-cell/>
          <table:table-cell table:formula="of:=([.D719]-[.A719])/0.0166667" office:value-type="float" office:value="116.381767236466" calcext:value-type="float">
            <text:p>116.381767236466</text:p>
          </table:table-cell>
          <table:table-cell table:formula="of:=ABS([.E719]-[.B719])/0.0166667" office:value-type="float" office:value="687.05862588275" calcext:value-type="float">
            <text:p>687.05862588275</text:p>
          </table:table-cell>
          <table:table-cell table:formula="of:=([.F719]-[.C719])/0.0166667" office:value-type="float" office:value="75.4738490523019" calcext:value-type="float">
            <text:p>75.4738490523019</text:p>
          </table:table-cell>
          <table:table-cell table:formula="of:=DEGREES(ATAN(ABS([.F719]-[.C719])/ABS([.E719]-[.B719])))" office:value-type="float" office:value="6.26884455373128" calcext:value-type="float">
            <text:p>6.26884455373128</text:p>
          </table:table-cell>
          <table:table-cell table:formula="of:=SQRT(POWER([.H719];2)+POWER([.I719];2)+POWER([.J719];2))" office:value-type="float" office:value="700.921231691368" calcext:value-type="float">
            <text:p>700.921231691368</text:p>
          </table:table-cell>
        </table:table-row>
        <table:table-row table:style-name="ro1">
          <table:table-cell office:value-type="float" office:value="70.0236" calcext:value-type="float">
            <text:p>70.0236</text:p>
          </table:table-cell>
          <table:table-cell office:value-type="float" office:value="280.217" calcext:value-type="float">
            <text:p>280.217</text:p>
          </table:table-cell>
          <table:table-cell office:value-type="float" office:value="44.2695" calcext:value-type="float">
            <text:p>44.2695</text:p>
          </table:table-cell>
          <table:table-cell office:value-type="float" office:value="71.7891" calcext:value-type="float">
            <text:p>71.7891</text:p>
          </table:table-cell>
          <table:table-cell office:value-type="float" office:value="270.081" calcext:value-type="float">
            <text:p>270.081</text:p>
          </table:table-cell>
          <table:table-cell office:value-type="float" office:value="45.0802" calcext:value-type="float">
            <text:p>45.0802</text:p>
          </table:table-cell>
          <table:table-cell/>
          <table:table-cell table:formula="of:=([.D720]-[.A720])/0.0166667" office:value-type="float" office:value="105.929788140424" calcext:value-type="float">
            <text:p>105.929788140424</text:p>
          </table:table-cell>
          <table:table-cell table:formula="of:=ABS([.E720]-[.B720])/0.0166667" office:value-type="float" office:value="608.158783682431" calcext:value-type="float">
            <text:p>608.158783682431</text:p>
          </table:table-cell>
          <table:table-cell table:formula="of:=([.F720]-[.C720])/0.0166667" office:value-type="float" office:value="48.6419027161944" calcext:value-type="float">
            <text:p>48.6419027161944</text:p>
          </table:table-cell>
          <table:table-cell table:formula="of:=DEGREES(ATAN(ABS([.F720]-[.C720])/ABS([.E720]-[.B720])))" office:value-type="float" office:value="4.5729102427557" calcext:value-type="float">
            <text:p>4.5729102427557</text:p>
          </table:table-cell>
          <table:table-cell table:formula="of:=SQRT(POWER([.H720];2)+POWER([.I720];2)+POWER([.J720];2))" office:value-type="float" office:value="619.228762966822" calcext:value-type="float">
            <text:p>619.228762966822</text:p>
          </table:table-cell>
        </table:table-row>
        <table:table-row table:style-name="ro1">
          <table:table-cell office:value-type="float" office:value="60.2009" calcext:value-type="float">
            <text:p>60.2009</text:p>
          </table:table-cell>
          <table:table-cell office:value-type="float" office:value="278.696" calcext:value-type="float">
            <text:p>278.696</text:p>
          </table:table-cell>
          <table:table-cell office:value-type="float" office:value="44.8474" calcext:value-type="float">
            <text:p>44.8474</text:p>
          </table:table-cell>
          <table:table-cell office:value-type="float" office:value="61.933" calcext:value-type="float">
            <text:p>61.933</text:p>
          </table:table-cell>
          <table:table-cell office:value-type="float" office:value="268.513" calcext:value-type="float">
            <text:p>268.513</text:p>
          </table:table-cell>
          <table:table-cell office:value-type="float" office:value="45.9063" calcext:value-type="float">
            <text:p>45.9063</text:p>
          </table:table-cell>
          <table:table-cell/>
          <table:table-cell table:formula="of:=([.D721]-[.A721])/0.0166667" office:value-type="float" office:value="103.925792148416" calcext:value-type="float">
            <text:p>103.925792148416</text:p>
          </table:table-cell>
          <table:table-cell table:formula="of:=ABS([.E721]-[.B721])/0.0166667" office:value-type="float" office:value="610.978778042447" calcext:value-type="float">
            <text:p>610.978778042447</text:p>
          </table:table-cell>
          <table:table-cell table:formula="of:=([.F721]-[.C721])/0.0166667" office:value-type="float" office:value="63.5338729322542" calcext:value-type="float">
            <text:p>63.5338729322542</text:p>
          </table:table-cell>
          <table:table-cell table:formula="of:=DEGREES(ATAN(ABS([.F721]-[.C721])/ABS([.E721]-[.B721])))" office:value-type="float" office:value="5.9366813330763" calcext:value-type="float">
            <text:p>5.9366813330763</text:p>
          </table:table-cell>
          <table:table-cell table:formula="of:=SQRT(POWER([.H721];2)+POWER([.I721];2)+POWER([.J721];2))" office:value-type="float" office:value="623.002560589994" calcext:value-type="float">
            <text:p>623.002560589994</text:p>
          </table:table-cell>
        </table:table-row>
        <table:table-row table:style-name="ro1">
          <table:table-cell office:value-type="float" office:value="57.1818" calcext:value-type="float">
            <text:p>57.1818</text:p>
          </table:table-cell>
          <table:table-cell office:value-type="float" office:value="278.226" calcext:value-type="float">
            <text:p>278.226</text:p>
          </table:table-cell>
          <table:table-cell office:value-type="float" office:value="44.4509" calcext:value-type="float">
            <text:p>44.4509</text:p>
          </table:table-cell>
          <table:table-cell office:value-type="float" office:value="59.2561" calcext:value-type="float">
            <text:p>59.2561</text:p>
          </table:table-cell>
          <table:table-cell office:value-type="float" office:value="266.854" calcext:value-type="float">
            <text:p>266.854</text:p>
          </table:table-cell>
          <table:table-cell office:value-type="float" office:value="45.4595" calcext:value-type="float">
            <text:p>45.4595</text:p>
          </table:table-cell>
          <table:table-cell/>
          <table:table-cell table:formula="of:=([.D722]-[.A722])/0.0166667" office:value-type="float" office:value="124.457751084498" calcext:value-type="float">
            <text:p>124.457751084498</text:p>
          </table:table-cell>
          <table:table-cell table:formula="of:=ABS([.E722]-[.B722])/0.0166667" office:value-type="float" office:value="682.31863536273" calcext:value-type="float">
            <text:p>682.31863536273</text:p>
          </table:table-cell>
          <table:table-cell table:formula="of:=([.F722]-[.C722])/0.0166667" office:value-type="float" office:value="60.5158789682421" calcext:value-type="float">
            <text:p>60.5158789682421</text:p>
          </table:table-cell>
          <table:table-cell table:formula="of:=DEGREES(ATAN(ABS([.F722]-[.C722])/ABS([.E722]-[.B722])))" office:value-type="float" office:value="5.06838808319576" calcext:value-type="float">
            <text:p>5.06838808319576</text:p>
          </table:table-cell>
          <table:table-cell table:formula="of:=SQRT(POWER([.H722];2)+POWER([.I722];2)+POWER([.J722];2))" office:value-type="float" office:value="696.211622694973" calcext:value-type="float">
            <text:p>696.211622694973</text:p>
          </table:table-cell>
        </table:table-row>
        <table:table-row table:style-name="ro1">
          <table:table-cell office:value-type="float" office:value="56.6748" calcext:value-type="float">
            <text:p>56.6748</text:p>
          </table:table-cell>
          <table:table-cell office:value-type="float" office:value="278.178" calcext:value-type="float">
            <text:p>278.178</text:p>
          </table:table-cell>
          <table:table-cell office:value-type="float" office:value="44.2141" calcext:value-type="float">
            <text:p>44.2141</text:p>
          </table:table-cell>
          <table:table-cell office:value-type="float" office:value="58.2339" calcext:value-type="float">
            <text:p>58.2339</text:p>
          </table:table-cell>
          <table:table-cell office:value-type="float" office:value="267.99" calcext:value-type="float">
            <text:p>267.99</text:p>
          </table:table-cell>
          <table:table-cell office:value-type="float" office:value="45.0481" calcext:value-type="float">
            <text:p>45.0481</text:p>
          </table:table-cell>
          <table:table-cell/>
          <table:table-cell table:formula="of:=([.D723]-[.A723])/0.0166667" office:value-type="float" office:value="93.5458129083742" calcext:value-type="float">
            <text:p>93.5458129083742</text:p>
          </table:table-cell>
          <table:table-cell table:formula="of:=ABS([.E723]-[.B723])/0.0166667" office:value-type="float" office:value="611.278777442444" calcext:value-type="float">
            <text:p>611.278777442444</text:p>
          </table:table-cell>
          <table:table-cell table:formula="of:=([.F723]-[.C723])/0.0166667" office:value-type="float" office:value="50.0398999201999" calcext:value-type="float">
            <text:p>50.0398999201999</text:p>
          </table:table-cell>
          <table:table-cell table:formula="of:=DEGREES(ATAN(ABS([.F723]-[.C723])/ABS([.E723]-[.B723])))" office:value-type="float" office:value="4.67985557519356" calcext:value-type="float">
            <text:p>4.67985557519356</text:p>
          </table:table-cell>
          <table:table-cell table:formula="of:=SQRT(POWER([.H723];2)+POWER([.I723];2)+POWER([.J723];2))" office:value-type="float" office:value="620.416436313741" calcext:value-type="float">
            <text:p>620.416436313741</text:p>
          </table:table-cell>
        </table:table-row>
        <table:table-row table:style-name="ro1">
          <table:table-cell office:value-type="float" office:value="57.5052" calcext:value-type="float">
            <text:p>57.5052</text:p>
          </table:table-cell>
          <table:table-cell office:value-type="float" office:value="275.69" calcext:value-type="float">
            <text:p>275.69</text:p>
          </table:table-cell>
          <table:table-cell office:value-type="float" office:value="44.344" calcext:value-type="float">
            <text:p>44.344</text:p>
          </table:table-cell>
          <table:table-cell office:value-type="float" office:value="59.5204" calcext:value-type="float">
            <text:p>59.5204</text:p>
          </table:table-cell>
          <table:table-cell office:value-type="float" office:value="265.749" calcext:value-type="float">
            <text:p>265.749</text:p>
          </table:table-cell>
          <table:table-cell office:value-type="float" office:value="44.9013" calcext:value-type="float">
            <text:p>44.9013</text:p>
          </table:table-cell>
          <table:table-cell/>
          <table:table-cell table:formula="of:=([.D724]-[.A724])/0.0166667" office:value-type="float" office:value="120.911758176484" calcext:value-type="float">
            <text:p>120.911758176484</text:p>
          </table:table-cell>
          <table:table-cell table:formula="of:=ABS([.E724]-[.B724])/0.0166667" office:value-type="float" office:value="596.458807082384" calcext:value-type="float">
            <text:p>596.458807082384</text:p>
          </table:table-cell>
          <table:table-cell table:formula="of:=([.F724]-[.C724])/0.0166667" office:value-type="float" office:value="33.4379331241336" calcext:value-type="float">
            <text:p>33.4379331241336</text:p>
          </table:table-cell>
          <table:table-cell table:formula="of:=DEGREES(ATAN(ABS([.F724]-[.C724])/ABS([.E724]-[.B724])))" office:value-type="float" office:value="3.20868624049835" calcext:value-type="float">
            <text:p>3.20868624049835</text:p>
          </table:table-cell>
          <table:table-cell table:formula="of:=SQRT(POWER([.H724];2)+POWER([.I724];2)+POWER([.J724];2))" office:value-type="float" office:value="609.508701482664" calcext:value-type="float">
            <text:p>609.508701482664</text:p>
          </table:table-cell>
        </table:table-row>
        <table:table-row table:style-name="ro1">
          <table:table-cell office:value-type="float" office:value="56.3527" calcext:value-type="float">
            <text:p>56.3527</text:p>
          </table:table-cell>
          <table:table-cell office:value-type="float" office:value="272.777" calcext:value-type="float">
            <text:p>272.777</text:p>
          </table:table-cell>
          <table:table-cell office:value-type="float" office:value="44.809" calcext:value-type="float">
            <text:p>44.809</text:p>
          </table:table-cell>
          <table:table-cell office:value-type="float" office:value="58.6162" calcext:value-type="float">
            <text:p>58.6162</text:p>
          </table:table-cell>
          <table:table-cell office:value-type="float" office:value="263.057" calcext:value-type="float">
            <text:p>263.057</text:p>
          </table:table-cell>
          <table:table-cell office:value-type="float" office:value="45.0939" calcext:value-type="float">
            <text:p>45.0939</text:p>
          </table:table-cell>
          <table:table-cell/>
          <table:table-cell table:formula="of:=([.D725]-[.A725])/0.0166667" office:value-type="float" office:value="135.809728380543" calcext:value-type="float">
            <text:p>135.809728380543</text:p>
          </table:table-cell>
          <table:table-cell table:formula="of:=ABS([.E725]-[.B725])/0.0166667" office:value-type="float" office:value="583.198833602331" calcext:value-type="float">
            <text:p>583.198833602331</text:p>
          </table:table-cell>
          <table:table-cell table:formula="of:=([.F725]-[.C725])/0.0166667" office:value-type="float" office:value="17.0939658120684" calcext:value-type="float">
            <text:p>17.0939658120684</text:p>
          </table:table-cell>
          <table:table-cell table:formula="of:=DEGREES(ATAN(ABS([.F725]-[.C725])/ABS([.E725]-[.B725])))" office:value-type="float" office:value="1.67889870089391" calcext:value-type="float">
            <text:p>1.67889870089391</text:p>
          </table:table-cell>
          <table:table-cell table:formula="of:=SQRT(POWER([.H725];2)+POWER([.I725];2)+POWER([.J725];2))" office:value-type="float" office:value="599.047047822707" calcext:value-type="float">
            <text:p>599.047047822707</text:p>
          </table:table-cell>
        </table:table-row>
        <table:table-row table:style-name="ro1">
          <table:table-cell office:value-type="float" office:value="54.9107" calcext:value-type="float">
            <text:p>54.9107</text:p>
          </table:table-cell>
          <table:table-cell office:value-type="float" office:value="277.913" calcext:value-type="float">
            <text:p>277.913</text:p>
          </table:table-cell>
          <table:table-cell office:value-type="float" office:value="43.7742" calcext:value-type="float">
            <text:p>43.7742</text:p>
          </table:table-cell>
          <table:table-cell office:value-type="float" office:value="56.7531" calcext:value-type="float">
            <text:p>56.7531</text:p>
          </table:table-cell>
          <table:table-cell office:value-type="float" office:value="267.78" calcext:value-type="float">
            <text:p>267.78</text:p>
          </table:table-cell>
          <table:table-cell office:value-type="float" office:value="44.6077" calcext:value-type="float">
            <text:p>44.6077</text:p>
          </table:table-cell>
          <table:table-cell/>
          <table:table-cell table:formula="of:=([.D726]-[.A726])/0.0166667" office:value-type="float" office:value="110.543778912442" calcext:value-type="float">
            <text:p>110.543778912442</text:p>
          </table:table-cell>
          <table:table-cell table:formula="of:=ABS([.E726]-[.B726])/0.0166667" office:value-type="float" office:value="607.978784042434" calcext:value-type="float">
            <text:p>607.978784042434</text:p>
          </table:table-cell>
          <table:table-cell table:formula="of:=([.F726]-[.C726])/0.0166667" office:value-type="float" office:value="50.0098999802001" calcext:value-type="float">
            <text:p>50.0098999802001</text:p>
          </table:table-cell>
          <table:table-cell table:formula="of:=DEGREES(ATAN(ABS([.F726]-[.C726])/ABS([.E726]-[.B726])))" office:value-type="float" office:value="4.70233502646834" calcext:value-type="float">
            <text:p>4.70233502646834</text:p>
          </table:table-cell>
          <table:table-cell table:formula="of:=SQRT(POWER([.H726];2)+POWER([.I726];2)+POWER([.J726];2))" office:value-type="float" office:value="619.967030573392" calcext:value-type="float">
            <text:p>619.967030573392</text:p>
          </table:table-cell>
        </table:table-row>
        <table:table-row table:style-name="ro1">
          <table:table-cell office:value-type="float" office:value="55.1533" calcext:value-type="float">
            <text:p>55.1533</text:p>
          </table:table-cell>
          <table:table-cell office:value-type="float" office:value="271.287" calcext:value-type="float">
            <text:p>271.287</text:p>
          </table:table-cell>
          <table:table-cell office:value-type="float" office:value="44.5616" calcext:value-type="float">
            <text:p>44.5616</text:p>
          </table:table-cell>
          <table:table-cell office:value-type="float" office:value="56.5265" calcext:value-type="float">
            <text:p>56.5265</text:p>
          </table:table-cell>
          <table:table-cell office:value-type="float" office:value="260.078" calcext:value-type="float">
            <text:p>260.078</text:p>
          </table:table-cell>
          <table:table-cell office:value-type="float" office:value="45.5867" calcext:value-type="float">
            <text:p>45.5867</text:p>
          </table:table-cell>
          <table:table-cell/>
          <table:table-cell table:formula="of:=([.D727]-[.A727])/0.0166667" office:value-type="float" office:value="82.3918352163294" calcext:value-type="float">
            <text:p>82.3918352163294</text:p>
          </table:table-cell>
          <table:table-cell table:formula="of:=ABS([.E727]-[.B727])/0.0166667" office:value-type="float" office:value="672.53865492269" calcext:value-type="float">
            <text:p>672.53865492269</text:p>
          </table:table-cell>
          <table:table-cell table:formula="of:=([.F727]-[.C727])/0.0166667" office:value-type="float" office:value="61.5058769882461" calcext:value-type="float">
            <text:p>61.5058769882461</text:p>
          </table:table-cell>
          <table:table-cell table:formula="of:=DEGREES(ATAN(ABS([.F727]-[.C727])/ABS([.E727]-[.B727])))" office:value-type="float" office:value="5.22535248918063" calcext:value-type="float">
            <text:p>5.22535248918063</text:p>
          </table:table-cell>
          <table:table-cell table:formula="of:=SQRT(POWER([.H727];2)+POWER([.I727];2)+POWER([.J727];2))" office:value-type="float" office:value="680.352577550515" calcext:value-type="float">
            <text:p>680.352577550515</text:p>
          </table:table-cell>
        </table:table-row>
        <table:table-row table:style-name="ro1">
          <table:table-cell office:value-type="float" office:value="54.7549" calcext:value-type="float">
            <text:p>54.7549</text:p>
          </table:table-cell>
          <table:table-cell office:value-type="float" office:value="268.607" calcext:value-type="float">
            <text:p>268.607</text:p>
          </table:table-cell>
          <table:table-cell office:value-type="float" office:value="44.7416" calcext:value-type="float">
            <text:p>44.7416</text:p>
          </table:table-cell>
          <table:table-cell office:value-type="float" office:value="55.8851" calcext:value-type="float">
            <text:p>55.8851</text:p>
          </table:table-cell>
          <table:table-cell office:value-type="float" office:value="257.508" calcext:value-type="float">
            <text:p>257.508</text:p>
          </table:table-cell>
          <table:table-cell office:value-type="float" office:value="45.5234" calcext:value-type="float">
            <text:p>45.5234</text:p>
          </table:table-cell>
          <table:table-cell/>
          <table:table-cell table:formula="of:=([.D728]-[.A728])/0.0166667" office:value-type="float" office:value="67.8118643762714" calcext:value-type="float">
            <text:p>67.8118643762714</text:p>
          </table:table-cell>
          <table:table-cell table:formula="of:=ABS([.E728]-[.B728])/0.0166667" office:value-type="float" office:value="665.938668122667" calcext:value-type="float">
            <text:p>665.938668122667</text:p>
          </table:table-cell>
          <table:table-cell table:formula="of:=([.F728]-[.C728])/0.0166667" office:value-type="float" office:value="46.9079061841879" calcext:value-type="float">
            <text:p>46.9079061841879</text:p>
          </table:table-cell>
          <table:table-cell table:formula="of:=DEGREES(ATAN(ABS([.F728]-[.C728])/ABS([.E728]-[.B728])))" office:value-type="float" office:value="4.02918973137621" calcext:value-type="float">
            <text:p>4.02918973137621</text:p>
          </table:table-cell>
          <table:table-cell table:formula="of:=SQRT(POWER([.H728];2)+POWER([.I728];2)+POWER([.J728];2))" office:value-type="float" office:value="671.023926781871" calcext:value-type="float">
            <text:p>671.023926781871</text:p>
          </table:table-cell>
        </table:table-row>
        <table:table-row table:style-name="ro1">
          <table:table-cell office:value-type="float" office:value="54.7047" calcext:value-type="float">
            <text:p>54.7047</text:p>
          </table:table-cell>
          <table:table-cell office:value-type="float" office:value="269.908" calcext:value-type="float">
            <text:p>269.908</text:p>
          </table:table-cell>
          <table:table-cell office:value-type="float" office:value="44.5372" calcext:value-type="float">
            <text:p>44.5372</text:p>
          </table:table-cell>
          <table:table-cell office:value-type="float" office:value="55.8458" calcext:value-type="float">
            <text:p>55.8458</text:p>
          </table:table-cell>
          <table:table-cell office:value-type="float" office:value="258.705" calcext:value-type="float">
            <text:p>258.705</text:p>
          </table:table-cell>
          <table:table-cell office:value-type="float" office:value="45.572" calcext:value-type="float">
            <text:p>45.572</text:p>
          </table:table-cell>
          <table:table-cell/>
          <table:table-cell table:formula="of:=([.D729]-[.A729])/0.0166667" office:value-type="float" office:value="68.4658630682735" calcext:value-type="float">
            <text:p>68.4658630682735</text:p>
          </table:table-cell>
          <table:table-cell table:formula="of:=ABS([.E729]-[.B729])/0.0166667" office:value-type="float" office:value="672.178655642691" calcext:value-type="float">
            <text:p>672.178655642691</text:p>
          </table:table-cell>
          <table:table-cell table:formula="of:=([.F729]-[.C729])/0.0166667" office:value-type="float" office:value="62.0878758242486" calcext:value-type="float">
            <text:p>62.0878758242486</text:p>
          </table:table-cell>
          <table:table-cell table:formula="of:=DEGREES(ATAN(ABS([.F729]-[.C729])/ABS([.E729]-[.B729])))" office:value-type="float" office:value="5.27732869326022" calcext:value-type="float">
            <text:p>5.27732869326022</text:p>
          </table:table-cell>
          <table:table-cell table:formula="of:=SQRT(POWER([.H729];2)+POWER([.I729];2)+POWER([.J729];2))" office:value-type="float" office:value="678.503223154957" calcext:value-type="float">
            <text:p>678.503223154957</text:p>
          </table:table-cell>
        </table:table-row>
        <table:table-row table:style-name="ro1">
          <table:table-cell office:value-type="float" office:value="54.7262" calcext:value-type="float">
            <text:p>54.7262</text:p>
          </table:table-cell>
          <table:table-cell office:value-type="float" office:value="276.403" calcext:value-type="float">
            <text:p>276.403</text:p>
          </table:table-cell>
          <table:table-cell office:value-type="float" office:value="44.509" calcext:value-type="float">
            <text:p>44.509</text:p>
          </table:table-cell>
          <table:table-cell office:value-type="float" office:value="56.3285" calcext:value-type="float">
            <text:p>56.3285</text:p>
          </table:table-cell>
          <table:table-cell office:value-type="float" office:value="266.245" calcext:value-type="float">
            <text:p>266.245</text:p>
          </table:table-cell>
          <table:table-cell office:value-type="float" office:value="45.5837" calcext:value-type="float">
            <text:p>45.5837</text:p>
          </table:table-cell>
          <table:table-cell/>
          <table:table-cell table:formula="of:=([.D730]-[.A730])/0.0166667" office:value-type="float" office:value="96.1378077243845" calcext:value-type="float">
            <text:p>96.1378077243845</text:p>
          </table:table-cell>
          <table:table-cell table:formula="of:=ABS([.E730]-[.B730])/0.0166667" office:value-type="float" office:value="609.478781042439" calcext:value-type="float">
            <text:p>609.478781042439</text:p>
          </table:table-cell>
          <table:table-cell table:formula="of:=([.F730]-[.C730])/0.0166667" office:value-type="float" office:value="64.4818710362579" calcext:value-type="float">
            <text:p>64.4818710362579</text:p>
          </table:table-cell>
          <table:table-cell table:formula="of:=DEGREES(ATAN(ABS([.F730]-[.C730])/ABS([.E730]-[.B730])))" office:value-type="float" office:value="6.03933447920081" calcext:value-type="float">
            <text:p>6.03933447920081</text:p>
          </table:table-cell>
          <table:table-cell table:formula="of:=SQRT(POWER([.H730];2)+POWER([.I730];2)+POWER([.J730];2))" office:value-type="float" office:value="620.374704761054" calcext:value-type="float">
            <text:p>620.374704761054</text:p>
          </table:table-cell>
        </table:table-row>
        <table:table-row table:style-name="ro1">
          <table:table-cell office:value-type="float" office:value="54.5478" calcext:value-type="float">
            <text:p>54.5478</text:p>
          </table:table-cell>
          <table:table-cell office:value-type="float" office:value="281.654" calcext:value-type="float">
            <text:p>281.654</text:p>
          </table:table-cell>
          <table:table-cell office:value-type="float" office:value="44.6999" calcext:value-type="float">
            <text:p>44.6999</text:p>
          </table:table-cell>
          <table:table-cell office:value-type="float" office:value="57.1505" calcext:value-type="float">
            <text:p>57.1505</text:p>
          </table:table-cell>
          <table:table-cell office:value-type="float" office:value="271.515" calcext:value-type="float">
            <text:p>271.515</text:p>
          </table:table-cell>
          <table:table-cell office:value-type="float" office:value="45.489" calcext:value-type="float">
            <text:p>45.489</text:p>
          </table:table-cell>
          <table:table-cell/>
          <table:table-cell table:formula="of:=([.D731]-[.A731])/0.0166667" office:value-type="float" office:value="156.161687676625" calcext:value-type="float">
            <text:p>156.161687676625</text:p>
          </table:table-cell>
          <table:table-cell table:formula="of:=ABS([.E731]-[.B731])/0.0166667" office:value-type="float" office:value="608.338783322434" calcext:value-type="float">
            <text:p>608.338783322434</text:p>
          </table:table-cell>
          <table:table-cell table:formula="of:=([.F731]-[.C731])/0.0166667" office:value-type="float" office:value="47.3459053081892" calcext:value-type="float">
            <text:p>47.3459053081892</text:p>
          </table:table-cell>
          <table:table-cell table:formula="of:=DEGREES(ATAN(ABS([.F731]-[.C731])/ABS([.E731]-[.B731])))" office:value-type="float" office:value="4.4502557750417" calcext:value-type="float">
            <text:p>4.4502557750417</text:p>
          </table:table-cell>
          <table:table-cell table:formula="of:=SQRT(POWER([.H731];2)+POWER([.I731];2)+POWER([.J731];2))" office:value-type="float" office:value="629.844570304201" calcext:value-type="float">
            <text:p>629.844570304201</text:p>
          </table:table-cell>
        </table:table-row>
        <table:table-row table:style-name="ro1">
          <table:table-cell office:value-type="float" office:value="55.89" calcext:value-type="float">
            <text:p>55.89</text:p>
          </table:table-cell>
          <table:table-cell office:value-type="float" office:value="279.277" calcext:value-type="float">
            <text:p>279.277</text:p>
          </table:table-cell>
          <table:table-cell office:value-type="float" office:value="44.551" calcext:value-type="float">
            <text:p>44.551</text:p>
          </table:table-cell>
          <table:table-cell office:value-type="float" office:value="59.1827" calcext:value-type="float">
            <text:p>59.1827</text:p>
          </table:table-cell>
          <table:table-cell office:value-type="float" office:value="269.435" calcext:value-type="float">
            <text:p>269.435</text:p>
          </table:table-cell>
          <table:table-cell office:value-type="float" office:value="45.057" calcext:value-type="float">
            <text:p>45.057</text:p>
          </table:table-cell>
          <table:table-cell/>
          <table:table-cell table:formula="of:=([.D732]-[.A732])/0.0166667" office:value-type="float" office:value="197.56160487679" calcext:value-type="float">
            <text:p>197.56160487679</text:p>
          </table:table-cell>
          <table:table-cell table:formula="of:=ABS([.E732]-[.B732])/0.0166667" office:value-type="float" office:value="590.518818962361" calcext:value-type="float">
            <text:p>590.518818962361</text:p>
          </table:table-cell>
          <table:table-cell table:formula="of:=([.F732]-[.C732])/0.0166667" office:value-type="float" office:value="30.3599392801215" calcext:value-type="float">
            <text:p>30.3599392801215</text:p>
          </table:table-cell>
          <table:table-cell table:formula="of:=DEGREES(ATAN(ABS([.F732]-[.C732])/ABS([.E732]-[.B732])))" office:value-type="float" office:value="2.94311735693056" calcext:value-type="float">
            <text:p>2.94311735693056</text:p>
          </table:table-cell>
          <table:table-cell table:formula="of:=SQRT(POWER([.H732];2)+POWER([.I732];2)+POWER([.J732];2))" office:value-type="float" office:value="623.429859072605" calcext:value-type="float">
            <text:p>623.429859072605</text:p>
          </table:table-cell>
        </table:table-row>
        <table:table-row table:style-name="ro1">
          <table:table-cell office:value-type="float" office:value="54.496" calcext:value-type="float">
            <text:p>54.496</text:p>
          </table:table-cell>
          <table:table-cell office:value-type="float" office:value="283.021" calcext:value-type="float">
            <text:p>283.021</text:p>
          </table:table-cell>
          <table:table-cell office:value-type="float" office:value="44.4914" calcext:value-type="float">
            <text:p>44.4914</text:p>
          </table:table-cell>
          <table:table-cell office:value-type="float" office:value="58.1372" calcext:value-type="float">
            <text:p>58.1372</text:p>
          </table:table-cell>
          <table:table-cell office:value-type="float" office:value="271.714" calcext:value-type="float">
            <text:p>271.714</text:p>
          </table:table-cell>
          <table:table-cell office:value-type="float" office:value="45.4484" calcext:value-type="float">
            <text:p>45.4484</text:p>
          </table:table-cell>
          <table:table-cell/>
          <table:table-cell table:formula="of:=([.D733]-[.A733])/0.0166667" office:value-type="float" office:value="218.471563056874" calcext:value-type="float">
            <text:p>218.471563056874</text:p>
          </table:table-cell>
          <table:table-cell table:formula="of:=ABS([.E733]-[.B733])/0.0166667" office:value-type="float" office:value="678.418643162715" calcext:value-type="float">
            <text:p>678.418643162715</text:p>
          </table:table-cell>
          <table:table-cell table:formula="of:=([.F733]-[.C733])/0.0166667" office:value-type="float" office:value="57.4198851602297" calcext:value-type="float">
            <text:p>57.4198851602297</text:p>
          </table:table-cell>
          <table:table-cell table:formula="of:=DEGREES(ATAN(ABS([.F733]-[.C733])/ABS([.E733]-[.B733])))" office:value-type="float" office:value="4.83786060965624" calcext:value-type="float">
            <text:p>4.83786060965624</text:p>
          </table:table-cell>
          <table:table-cell table:formula="of:=SQRT(POWER([.H733];2)+POWER([.I733];2)+POWER([.J733];2))" office:value-type="float" office:value="715.03756717187" calcext:value-type="float">
            <text:p>715.03756717187</text:p>
          </table:table-cell>
        </table:table-row>
        <table:table-row table:style-name="ro1">
          <table:table-cell office:value-type="float" office:value="56.099" calcext:value-type="float">
            <text:p>56.099</text:p>
          </table:table-cell>
          <table:table-cell office:value-type="float" office:value="272.775" calcext:value-type="float">
            <text:p>272.775</text:p>
          </table:table-cell>
          <table:table-cell office:value-type="float" office:value="44.5654" calcext:value-type="float">
            <text:p>44.5654</text:p>
          </table:table-cell>
          <table:table-cell office:value-type="float" office:value="58.1317" calcext:value-type="float">
            <text:p>58.1317</text:p>
          </table:table-cell>
          <table:table-cell office:value-type="float" office:value="262.957" calcext:value-type="float">
            <text:p>262.957</text:p>
          </table:table-cell>
          <table:table-cell office:value-type="float" office:value="45.1145" calcext:value-type="float">
            <text:p>45.1145</text:p>
          </table:table-cell>
          <table:table-cell/>
          <table:table-cell table:formula="of:=([.D734]-[.A734])/0.0166667" office:value-type="float" office:value="121.961756076488" calcext:value-type="float">
            <text:p>121.961756076488</text:p>
          </table:table-cell>
          <table:table-cell table:formula="of:=ABS([.E734]-[.B734])/0.0166667" office:value-type="float" office:value="589.078821842355" calcext:value-type="float">
            <text:p>589.078821842355</text:p>
          </table:table-cell>
          <table:table-cell table:formula="of:=([.F734]-[.C734])/0.0166667" office:value-type="float" office:value="32.9459341081319" calcext:value-type="float">
            <text:p>32.9459341081319</text:p>
          </table:table-cell>
          <table:table-cell table:formula="of:=DEGREES(ATAN(ABS([.F734]-[.C734])/ABS([.E734]-[.B734])))" office:value-type="float" office:value="3.20109709222962" calcext:value-type="float">
            <text:p>3.20109709222962</text:p>
          </table:table-cell>
          <table:table-cell table:formula="of:=SQRT(POWER([.H734];2)+POWER([.I734];2)+POWER([.J734];2))" office:value-type="float" office:value="602.47320509936" calcext:value-type="float">
            <text:p>602.47320509936</text:p>
          </table:table-cell>
        </table:table-row>
        <table:table-row table:style-name="ro1">
          <table:table-cell office:value-type="float" office:value="65.0914" calcext:value-type="float">
            <text:p>65.0914</text:p>
          </table:table-cell>
          <table:table-cell office:value-type="float" office:value="270.601" calcext:value-type="float">
            <text:p>270.601</text:p>
          </table:table-cell>
          <table:table-cell office:value-type="float" office:value="44.3264" calcext:value-type="float">
            <text:p>44.3264</text:p>
          </table:table-cell>
          <table:table-cell office:value-type="float" office:value="67.4162" calcext:value-type="float">
            <text:p>67.4162</text:p>
          </table:table-cell>
          <table:table-cell office:value-type="float" office:value="259.818" calcext:value-type="float">
            <text:p>259.818</text:p>
          </table:table-cell>
          <table:table-cell office:value-type="float" office:value="44.5622" calcext:value-type="float">
            <text:p>44.5622</text:p>
          </table:table-cell>
          <table:table-cell/>
          <table:table-cell table:formula="of:=([.D735]-[.A735])/0.0166667" office:value-type="float" office:value="139.487721024559" calcext:value-type="float">
            <text:p>139.487721024559</text:p>
          </table:table-cell>
          <table:table-cell table:formula="of:=ABS([.E735]-[.B735])/0.0166667" office:value-type="float" office:value="646.978706042589" calcext:value-type="float">
            <text:p>646.978706042589</text:p>
          </table:table-cell>
          <table:table-cell table:formula="of:=([.F735]-[.C735])/0.0166667" office:value-type="float" office:value="14.1479717040564" calcext:value-type="float">
            <text:p>14.1479717040564</text:p>
          </table:table-cell>
          <table:table-cell table:formula="of:=DEGREES(ATAN(ABS([.F735]-[.C735])/ABS([.E735]-[.B735])))" office:value-type="float" office:value="1.25273039819704" calcext:value-type="float">
            <text:p>1.25273039819704</text:p>
          </table:table-cell>
          <table:table-cell table:formula="of:=SQRT(POWER([.H735];2)+POWER([.I735];2)+POWER([.J735];2))" office:value-type="float" office:value="661.995797186437" calcext:value-type="float">
            <text:p>661.995797186437</text:p>
          </table:table-cell>
        </table:table-row>
        <table:table-row table:style-name="ro1">
          <table:table-cell office:value-type="float" office:value="72.5049" calcext:value-type="float">
            <text:p>72.5049</text:p>
          </table:table-cell>
          <table:table-cell office:value-type="float" office:value="261.765" calcext:value-type="float">
            <text:p>261.765</text:p>
          </table:table-cell>
          <table:table-cell office:value-type="float" office:value="44.2013" calcext:value-type="float">
            <text:p>44.2013</text:p>
          </table:table-cell>
          <table:table-cell office:value-type="float" office:value="73.4261" calcext:value-type="float">
            <text:p>73.4261</text:p>
          </table:table-cell>
          <table:table-cell office:value-type="float" office:value="250.013" calcext:value-type="float">
            <text:p>250.013</text:p>
          </table:table-cell>
          <table:table-cell office:value-type="float" office:value="44.9067" calcext:value-type="float">
            <text:p>44.9067</text:p>
          </table:table-cell>
          <table:table-cell/>
          <table:table-cell table:formula="of:=([.D736]-[.A736])/0.0166667" office:value-type="float" office:value="55.271889456221" calcext:value-type="float">
            <text:p>55.271889456221</text:p>
          </table:table-cell>
          <table:table-cell table:formula="of:=ABS([.E736]-[.B736])/0.0166667" office:value-type="float" office:value="705.118589762819" calcext:value-type="float">
            <text:p>705.118589762819</text:p>
          </table:table-cell>
          <table:table-cell table:formula="of:=([.F736]-[.C736])/0.0166667" office:value-type="float" office:value="42.3239153521691" calcext:value-type="float">
            <text:p>42.3239153521691</text:p>
          </table:table-cell>
          <table:table-cell table:formula="of:=DEGREES(ATAN(ABS([.F736]-[.C736])/ABS([.E736]-[.B736])))" office:value-type="float" office:value="3.43499057760661" calcext:value-type="float">
            <text:p>3.43499057760661</text:p>
          </table:table-cell>
          <table:table-cell table:formula="of:=SQRT(POWER([.H736];2)+POWER([.I736];2)+POWER([.J736];2))" office:value-type="float" office:value="708.546767125435" calcext:value-type="float">
            <text:p>708.546767125435</text:p>
          </table:table-cell>
        </table:table-row>
        <table:table-row table:style-name="ro1">
          <table:table-cell office:value-type="float" office:value="71.2864" calcext:value-type="float">
            <text:p>71.2864</text:p>
          </table:table-cell>
          <table:table-cell office:value-type="float" office:value="265.316" calcext:value-type="float">
            <text:p>265.316</text:p>
          </table:table-cell>
          <table:table-cell office:value-type="float" office:value="43.8852" calcext:value-type="float">
            <text:p>43.8852</text:p>
          </table:table-cell>
          <table:table-cell office:value-type="float" office:value="72.0072" calcext:value-type="float">
            <text:p>72.0072</text:p>
          </table:table-cell>
          <table:table-cell office:value-type="float" office:value="252.148" calcext:value-type="float">
            <text:p>252.148</text:p>
          </table:table-cell>
          <table:table-cell office:value-type="float" office:value="44.8071" calcext:value-type="float">
            <text:p>44.8071</text:p>
          </table:table-cell>
          <table:table-cell/>
          <table:table-cell table:formula="of:=([.D737]-[.A737])/0.0166667" office:value-type="float" office:value="43.2479135041728" calcext:value-type="float">
            <text:p>43.2479135041728</text:p>
          </table:table-cell>
          <table:table-cell table:formula="of:=ABS([.E737]-[.B737])/0.0166667" office:value-type="float" office:value="790.078419843159" calcext:value-type="float">
            <text:p>790.078419843159</text:p>
          </table:table-cell>
          <table:table-cell table:formula="of:=([.F737]-[.C737])/0.0166667" office:value-type="float" office:value="55.3138893722213" calcext:value-type="float">
            <text:p>55.3138893722213</text:p>
          </table:table-cell>
          <table:table-cell table:formula="of:=DEGREES(ATAN(ABS([.F737]-[.C737])/ABS([.E737]-[.B737])))" office:value-type="float" office:value="4.00477912919436" calcext:value-type="float">
            <text:p>4.00477912919436</text:p>
          </table:table-cell>
          <table:table-cell table:formula="of:=SQRT(POWER([.H737];2)+POWER([.I737];2)+POWER([.J737];2))" office:value-type="float" office:value="793.192232615657" calcext:value-type="float">
            <text:p>793.192232615657</text:p>
          </table:table-cell>
        </table:table-row>
        <table:table-row table:style-name="ro1">
          <table:table-cell office:value-type="float" office:value="73.9921" calcext:value-type="float">
            <text:p>73.9921</text:p>
          </table:table-cell>
          <table:table-cell office:value-type="float" office:value="266.861" calcext:value-type="float">
            <text:p>266.861</text:p>
          </table:table-cell>
          <table:table-cell office:value-type="float" office:value="43.8565" calcext:value-type="float">
            <text:p>43.8565</text:p>
          </table:table-cell>
          <table:table-cell office:value-type="float" office:value="74.4207" calcext:value-type="float">
            <text:p>74.4207</text:p>
          </table:table-cell>
          <table:table-cell office:value-type="float" office:value="257.188" calcext:value-type="float">
            <text:p>257.188</text:p>
          </table:table-cell>
          <table:table-cell office:value-type="float" office:value="44.4415" calcext:value-type="float">
            <text:p>44.4415</text:p>
          </table:table-cell>
          <table:table-cell/>
          <table:table-cell table:formula="of:=([.D738]-[.A738])/0.0166667" office:value-type="float" office:value="25.715948568103" calcext:value-type="float">
            <text:p>25.715948568103</text:p>
          </table:table-cell>
          <table:table-cell table:formula="of:=ABS([.E738]-[.B738])/0.0166667" office:value-type="float" office:value="580.378839242322" calcext:value-type="float">
            <text:p>580.378839242322</text:p>
          </table:table-cell>
          <table:table-cell table:formula="of:=([.F738]-[.C738])/0.0166667" office:value-type="float" office:value="35.0999298001404" calcext:value-type="float">
            <text:p>35.0999298001404</text:p>
          </table:table-cell>
          <table:table-cell table:formula="of:=DEGREES(ATAN(ABS([.F738]-[.C738])/ABS([.E738]-[.B738])))" office:value-type="float" office:value="3.46089692144431" calcext:value-type="float">
            <text:p>3.46089692144431</text:p>
          </table:table-cell>
          <table:table-cell table:formula="of:=SQRT(POWER([.H738];2)+POWER([.I738];2)+POWER([.J738];2))" office:value-type="float" office:value="582.007656412694" calcext:value-type="float">
            <text:p>582.007656412694</text:p>
          </table:table-cell>
        </table:table-row>
        <table:table-row table:style-name="ro1">
          <table:table-cell office:value-type="float" office:value="79.9749" calcext:value-type="float">
            <text:p>79.9749</text:p>
          </table:table-cell>
          <table:table-cell office:value-type="float" office:value="271.182" calcext:value-type="float">
            <text:p>271.182</text:p>
          </table:table-cell>
          <table:table-cell office:value-type="float" office:value="43.3584" calcext:value-type="float">
            <text:p>43.3584</text:p>
          </table:table-cell>
          <table:table-cell office:value-type="float" office:value="81.0112" calcext:value-type="float">
            <text:p>81.0112</text:p>
          </table:table-cell>
          <table:table-cell office:value-type="float" office:value="261.447" calcext:value-type="float">
            <text:p>261.447</text:p>
          </table:table-cell>
          <table:table-cell office:value-type="float" office:value="43.9336" calcext:value-type="float">
            <text:p>43.9336</text:p>
          </table:table-cell>
          <table:table-cell/>
          <table:table-cell table:formula="of:=([.D739]-[.A739])/0.0166667" office:value-type="float" office:value="62.1778756442485" calcext:value-type="float">
            <text:p>62.1778756442485</text:p>
          </table:table-cell>
          <table:table-cell table:formula="of:=ABS([.E739]-[.B739])/0.0166667" office:value-type="float" office:value="584.098831802337" calcext:value-type="float">
            <text:p>584.098831802337</text:p>
          </table:table-cell>
          <table:table-cell table:formula="of:=([.F739]-[.C739])/0.0166667" office:value-type="float" office:value="34.5119309761378" calcext:value-type="float">
            <text:p>34.5119309761378</text:p>
          </table:table-cell>
          <table:table-cell table:formula="of:=DEGREES(ATAN(ABS([.F739]-[.C739])/ABS([.E739]-[.B739])))" office:value-type="float" office:value="3.381434070906" calcext:value-type="float">
            <text:p>3.381434070906</text:p>
          </table:table-cell>
          <table:table-cell table:formula="of:=SQRT(POWER([.H739];2)+POWER([.I739];2)+POWER([.J739];2))" office:value-type="float" office:value="588.411936412058" calcext:value-type="float">
            <text:p>588.411936412058</text:p>
          </table:table-cell>
        </table:table-row>
        <table:table-row table:style-name="ro1">
          <table:table-cell office:value-type="float" office:value="87.533" calcext:value-type="float">
            <text:p>87.533</text:p>
          </table:table-cell>
          <table:table-cell office:value-type="float" office:value="260.476" calcext:value-type="float">
            <text:p>260.476</text:p>
          </table:table-cell>
          <table:table-cell office:value-type="float" office:value="44.754" calcext:value-type="float">
            <text:p>44.754</text:p>
          </table:table-cell>
          <table:table-cell office:value-type="float" office:value="88.8191" calcext:value-type="float">
            <text:p>88.8191</text:p>
          </table:table-cell>
          <table:table-cell office:value-type="float" office:value="250.079" calcext:value-type="float">
            <text:p>250.079</text:p>
          </table:table-cell>
          <table:table-cell office:value-type="float" office:value="45.4633" calcext:value-type="float">
            <text:p>45.4633</text:p>
          </table:table-cell>
          <table:table-cell/>
          <table:table-cell table:formula="of:=([.D740]-[.A740])/0.0166667" office:value-type="float" office:value="77.1658456683089" calcext:value-type="float">
            <text:p>77.1658456683089</text:p>
          </table:table-cell>
          <table:table-cell table:formula="of:=ABS([.E740]-[.B740])/0.0166667" office:value-type="float" office:value="623.818752362495" calcext:value-type="float">
            <text:p>623.818752362495</text:p>
          </table:table-cell>
          <table:table-cell table:formula="of:=([.F740]-[.C740])/0.0166667" office:value-type="float" office:value="42.5579148841702" calcext:value-type="float">
            <text:p>42.5579148841702</text:p>
          </table:table-cell>
          <table:table-cell table:formula="of:=DEGREES(ATAN(ABS([.F740]-[.C740])/ABS([.E740]-[.B740])))" office:value-type="float" office:value="3.90276265554363" calcext:value-type="float">
            <text:p>3.90276265554363</text:p>
          </table:table-cell>
          <table:table-cell table:formula="of:=SQRT(POWER([.H740];2)+POWER([.I740];2)+POWER([.J740];2))" office:value-type="float" office:value="630.012364685086" calcext:value-type="float">
            <text:p>630.012364685086</text:p>
          </table:table-cell>
        </table:table-row>
        <table:table-row table:style-name="ro1">
          <table:table-cell office:value-type="float" office:value="86.8079" calcext:value-type="float">
            <text:p>86.8079</text:p>
          </table:table-cell>
          <table:table-cell office:value-type="float" office:value="267.734" calcext:value-type="float">
            <text:p>267.734</text:p>
          </table:table-cell>
          <table:table-cell office:value-type="float" office:value="44.0904" calcext:value-type="float">
            <text:p>44.0904</text:p>
          </table:table-cell>
          <table:table-cell office:value-type="float" office:value="87.4091" calcext:value-type="float">
            <text:p>87.4091</text:p>
          </table:table-cell>
          <table:table-cell office:value-type="float" office:value="256.971" calcext:value-type="float">
            <text:p>256.971</text:p>
          </table:table-cell>
          <table:table-cell office:value-type="float" office:value="44.8374" calcext:value-type="float">
            <text:p>44.8374</text:p>
          </table:table-cell>
          <table:table-cell/>
          <table:table-cell table:formula="of:=([.D741]-[.A741])/0.0166667" office:value-type="float" office:value="36.0719278561438" calcext:value-type="float">
            <text:p>36.0719278561438</text:p>
          </table:table-cell>
          <table:table-cell table:formula="of:=ABS([.E741]-[.B741])/0.0166667" office:value-type="float" office:value="645.778708442582" calcext:value-type="float">
            <text:p>645.778708442582</text:p>
          </table:table-cell>
          <table:table-cell table:formula="of:=([.F741]-[.C741])/0.0166667" office:value-type="float" office:value="44.8199103601793" calcext:value-type="float">
            <text:p>44.8199103601793</text:p>
          </table:table-cell>
          <table:table-cell table:formula="of:=DEGREES(ATAN(ABS([.F741]-[.C741])/ABS([.E741]-[.B741])))" office:value-type="float" office:value="3.97021491427868" calcext:value-type="float">
            <text:p>3.97021491427868</text:p>
          </table:table-cell>
          <table:table-cell table:formula="of:=SQRT(POWER([.H741];2)+POWER([.I741];2)+POWER([.J741];2))" office:value-type="float" office:value="648.336447087253" calcext:value-type="float">
            <text:p>648.336447087253</text:p>
          </table:table-cell>
        </table:table-row>
        <table:table-row table:style-name="ro1">
          <table:table-cell office:value-type="float" office:value="86.318" calcext:value-type="float">
            <text:p>86.318</text:p>
          </table:table-cell>
          <table:table-cell office:value-type="float" office:value="267.769" calcext:value-type="float">
            <text:p>267.769</text:p>
          </table:table-cell>
          <table:table-cell office:value-type="float" office:value="43.8448" calcext:value-type="float">
            <text:p>43.8448</text:p>
          </table:table-cell>
          <table:table-cell office:value-type="float" office:value="86.973" calcext:value-type="float">
            <text:p>86.973</text:p>
          </table:table-cell>
          <table:table-cell office:value-type="float" office:value="258.196" calcext:value-type="float">
            <text:p>258.196</text:p>
          </table:table-cell>
          <table:table-cell office:value-type="float" office:value="44.405" calcext:value-type="float">
            <text:p>44.405</text:p>
          </table:table-cell>
          <table:table-cell/>
          <table:table-cell table:formula="of:=([.D742]-[.A742])/0.0166667" office:value-type="float" office:value="39.2999214001573" calcext:value-type="float">
            <text:p>39.2999214001573</text:p>
          </table:table-cell>
          <table:table-cell table:formula="of:=ABS([.E742]-[.B742])/0.0166667" office:value-type="float" office:value="574.378851242296" calcext:value-type="float">
            <text:p>574.378851242296</text:p>
          </table:table-cell>
          <table:table-cell table:formula="of:=([.F742]-[.C742])/0.0166667" office:value-type="float" office:value="33.6119327761346" calcext:value-type="float">
            <text:p>33.6119327761346</text:p>
          </table:table-cell>
          <table:table-cell table:formula="of:=DEGREES(ATAN(ABS([.F742]-[.C742])/ABS([.E742]-[.B742])))" office:value-type="float" office:value="3.34905803211751" calcext:value-type="float">
            <text:p>3.34905803211751</text:p>
          </table:table-cell>
          <table:table-cell table:formula="of:=SQRT(POWER([.H742];2)+POWER([.I742];2)+POWER([.J742];2))" office:value-type="float" office:value="576.702098662235" calcext:value-type="float">
            <text:p>576.702098662235</text:p>
          </table:table-cell>
        </table:table-row>
        <table:table-row table:style-name="ro1">
          <table:table-cell office:value-type="float" office:value="87.1704" calcext:value-type="float">
            <text:p>87.1704</text:p>
          </table:table-cell>
          <table:table-cell office:value-type="float" office:value="264.037" calcext:value-type="float">
            <text:p>264.037</text:p>
          </table:table-cell>
          <table:table-cell office:value-type="float" office:value="44.6732" calcext:value-type="float">
            <text:p>44.6732</text:p>
          </table:table-cell>
          <table:table-cell office:value-type="float" office:value="87.8018" calcext:value-type="float">
            <text:p>87.8018</text:p>
          </table:table-cell>
          <table:table-cell office:value-type="float" office:value="254.615" calcext:value-type="float">
            <text:p>254.615</text:p>
          </table:table-cell>
          <table:table-cell office:value-type="float" office:value="45.2127" calcext:value-type="float">
            <text:p>45.2127</text:p>
          </table:table-cell>
          <table:table-cell/>
          <table:table-cell table:formula="of:=([.D743]-[.A743])/0.0166667" office:value-type="float" office:value="37.8839242321515" calcext:value-type="float">
            <text:p>37.8839242321515</text:p>
          </table:table-cell>
          <table:table-cell table:formula="of:=ABS([.E743]-[.B743])/0.0166667" office:value-type="float" office:value="565.318869362259" calcext:value-type="float">
            <text:p>565.318869362259</text:p>
          </table:table-cell>
          <table:table-cell table:formula="of:=([.F743]-[.C743])/0.0166667" office:value-type="float" office:value="32.3699352601293" calcext:value-type="float">
            <text:p>32.3699352601293</text:p>
          </table:table-cell>
          <table:table-cell table:formula="of:=DEGREES(ATAN(ABS([.F743]-[.C743])/ABS([.E743]-[.B743])))" office:value-type="float" office:value="3.27715527747901" calcext:value-type="float">
            <text:p>3.27715527747901</text:p>
          </table:table-cell>
          <table:table-cell table:formula="of:=SQRT(POWER([.H743];2)+POWER([.I743];2)+POWER([.J743];2))" office:value-type="float" office:value="567.510729837768" calcext:value-type="float">
            <text:p>567.510729837768</text:p>
          </table:table-cell>
        </table:table-row>
        <table:table-row table:style-name="ro1">
          <table:table-cell office:value-type="float" office:value="91.4514" calcext:value-type="float">
            <text:p>91.4514</text:p>
          </table:table-cell>
          <table:table-cell office:value-type="float" office:value="266.757" calcext:value-type="float">
            <text:p>266.757</text:p>
          </table:table-cell>
          <table:table-cell office:value-type="float" office:value="43.4736" calcext:value-type="float">
            <text:p>43.4736</text:p>
          </table:table-cell>
          <table:table-cell office:value-type="float" office:value="92.0768" calcext:value-type="float">
            <text:p>92.0768</text:p>
          </table:table-cell>
          <table:table-cell office:value-type="float" office:value="253.761" calcext:value-type="float">
            <text:p>253.761</text:p>
          </table:table-cell>
          <table:table-cell office:value-type="float" office:value="44.3651" calcext:value-type="float">
            <text:p>44.3651</text:p>
          </table:table-cell>
          <table:table-cell/>
          <table:table-cell table:formula="of:=([.D744]-[.A744])/0.0166667" office:value-type="float" office:value="37.52392495215" calcext:value-type="float">
            <text:p>37.52392495215</text:p>
          </table:table-cell>
          <table:table-cell table:formula="of:=ABS([.E744]-[.B744])/0.0166667" office:value-type="float" office:value="779.75844048312" calcext:value-type="float">
            <text:p>779.75844048312</text:p>
          </table:table-cell>
          <table:table-cell table:formula="of:=([.F744]-[.C744])/0.0166667" office:value-type="float" office:value="53.489893020214" calcext:value-type="float">
            <text:p>53.489893020214</text:p>
          </table:table-cell>
          <table:table-cell table:formula="of:=DEGREES(ATAN(ABS([.F744]-[.C744])/ABS([.E744]-[.B744])))" office:value-type="float" office:value="3.92422991357121" calcext:value-type="float">
            <text:p>3.92422991357121</text:p>
          </table:table-cell>
          <table:table-cell table:formula="of:=SQRT(POWER([.H744];2)+POWER([.I744];2)+POWER([.J744];2))" office:value-type="float" office:value="782.491175096432" calcext:value-type="float">
            <text:p>782.491175096432</text:p>
          </table:table-cell>
        </table:table-row>
        <table:table-row table:style-name="ro1">
          <table:table-cell office:value-type="float" office:value="93.8304" calcext:value-type="float">
            <text:p>93.8304</text:p>
          </table:table-cell>
          <table:table-cell office:value-type="float" office:value="260.538" calcext:value-type="float">
            <text:p>260.538</text:p>
          </table:table-cell>
          <table:table-cell office:value-type="float" office:value="45.1706" calcext:value-type="float">
            <text:p>45.1706</text:p>
          </table:table-cell>
          <table:table-cell office:value-type="float" office:value="94.6726" calcext:value-type="float">
            <text:p>94.6726</text:p>
          </table:table-cell>
          <table:table-cell office:value-type="float" office:value="249.02" calcext:value-type="float">
            <text:p>249.02</text:p>
          </table:table-cell>
          <table:table-cell office:value-type="float" office:value="46.0533" calcext:value-type="float">
            <text:p>46.0533</text:p>
          </table:table-cell>
          <table:table-cell/>
          <table:table-cell table:formula="of:=([.D745]-[.A745])/0.0166667" office:value-type="float" office:value="50.5318989362025" calcext:value-type="float">
            <text:p>50.5318989362025</text:p>
          </table:table-cell>
          <table:table-cell table:formula="of:=ABS([.E745]-[.B745])/0.0166667" office:value-type="float" office:value="691.078617842764" calcext:value-type="float">
            <text:p>691.078617842764</text:p>
          </table:table-cell>
          <table:table-cell table:formula="of:=([.F745]-[.C745])/0.0166667" office:value-type="float" office:value="52.9618940762118" calcext:value-type="float">
            <text:p>52.9618940762118</text:p>
          </table:table-cell>
          <table:table-cell table:formula="of:=DEGREES(ATAN(ABS([.F745]-[.C745])/ABS([.E745]-[.B745])))" office:value-type="float" office:value="4.3823858573924" calcext:value-type="float">
            <text:p>4.3823858573924</text:p>
          </table:table-cell>
          <table:table-cell table:formula="of:=SQRT(POWER([.H745];2)+POWER([.I745];2)+POWER([.J745];2))" office:value-type="float" office:value="694.944667634556" calcext:value-type="float">
            <text:p>694.944667634556</text:p>
          </table:table-cell>
        </table:table-row>
        <table:table-row table:style-name="ro1">
          <table:table-cell office:value-type="float" office:value="94.9274" calcext:value-type="float">
            <text:p>94.9274</text:p>
          </table:table-cell>
          <table:table-cell office:value-type="float" office:value="262.951" calcext:value-type="float">
            <text:p>262.951</text:p>
          </table:table-cell>
          <table:table-cell office:value-type="float" office:value="44.7788" calcext:value-type="float">
            <text:p>44.7788</text:p>
          </table:table-cell>
          <table:table-cell office:value-type="float" office:value="95.7463" calcext:value-type="float">
            <text:p>95.7463</text:p>
          </table:table-cell>
          <table:table-cell office:value-type="float" office:value="251.318" calcext:value-type="float">
            <text:p>251.318</text:p>
          </table:table-cell>
          <table:table-cell office:value-type="float" office:value="45.6749" calcext:value-type="float">
            <text:p>45.6749</text:p>
          </table:table-cell>
          <table:table-cell/>
          <table:table-cell table:formula="of:=([.D746]-[.A746])/0.0166667" office:value-type="float" office:value="49.1339017321965" calcext:value-type="float">
            <text:p>49.1339017321965</text:p>
          </table:table-cell>
          <table:table-cell table:formula="of:=ABS([.E746]-[.B746])/0.0166667" office:value-type="float" office:value="697.978604042793" calcext:value-type="float">
            <text:p>697.978604042793</text:p>
          </table:table-cell>
          <table:table-cell table:formula="of:=([.F746]-[.C746])/0.0166667" office:value-type="float" office:value="53.7658924682153" calcext:value-type="float">
            <text:p>53.7658924682153</text:p>
          </table:table-cell>
          <table:table-cell table:formula="of:=DEGREES(ATAN(ABS([.F746]-[.C746])/ABS([.E746]-[.B746])))" office:value-type="float" office:value="4.40484452073801" calcext:value-type="float">
            <text:p>4.40484452073801</text:p>
          </table:table-cell>
          <table:table-cell table:formula="of:=SQRT(POWER([.H746];2)+POWER([.I746];2)+POWER([.J746];2))" office:value-type="float" office:value="701.768511115922" calcext:value-type="float">
            <text:p>701.768511115922</text:p>
          </table:table-cell>
        </table:table-row>
        <table:table-row table:style-name="ro1">
          <table:table-cell office:value-type="float" office:value="99.0526" calcext:value-type="float">
            <text:p>99.0526</text:p>
          </table:table-cell>
          <table:table-cell office:value-type="float" office:value="275.033" calcext:value-type="float">
            <text:p>275.033</text:p>
          </table:table-cell>
          <table:table-cell office:value-type="float" office:value="44.069" calcext:value-type="float">
            <text:p>44.069</text:p>
          </table:table-cell>
          <table:table-cell office:value-type="float" office:value="100.264" calcext:value-type="float">
            <text:p>100.264</text:p>
          </table:table-cell>
          <table:table-cell office:value-type="float" office:value="262.747" calcext:value-type="float">
            <text:p>262.747</text:p>
          </table:table-cell>
          <table:table-cell office:value-type="float" office:value="45.2495" calcext:value-type="float">
            <text:p>45.2495</text:p>
          </table:table-cell>
          <table:table-cell/>
          <table:table-cell table:formula="of:=([.D747]-[.A747])/0.0166667" office:value-type="float" office:value="72.6838546322906" calcext:value-type="float">
            <text:p>72.6838546322906</text:p>
          </table:table-cell>
          <table:table-cell table:formula="of:=ABS([.E747]-[.B747])/0.0166667" office:value-type="float" office:value="737.158525682949" calcext:value-type="float">
            <text:p>737.158525682949</text:p>
          </table:table-cell>
          <table:table-cell table:formula="of:=([.F747]-[.C747])/0.0166667" office:value-type="float" office:value="70.829858340283" calcext:value-type="float">
            <text:p>70.829858340283</text:p>
          </table:table-cell>
          <table:table-cell table:formula="of:=DEGREES(ATAN(ABS([.F747]-[.C747])/ABS([.E747]-[.B747])))" office:value-type="float" office:value="5.48841464087815" calcext:value-type="float">
            <text:p>5.48841464087815</text:p>
          </table:table-cell>
          <table:table-cell table:formula="of:=SQRT(POWER([.H747];2)+POWER([.I747];2)+POWER([.J747];2))" office:value-type="float" office:value="744.111889129431" calcext:value-type="float">
            <text:p>744.111889129431</text:p>
          </table:table-cell>
        </table:table-row>
        <table:table-row table:style-name="ro1">
          <table:table-cell office:value-type="float" office:value="100.482" calcext:value-type="float">
            <text:p>100.482</text:p>
          </table:table-cell>
          <table:table-cell office:value-type="float" office:value="282.325" calcext:value-type="float">
            <text:p>282.325</text:p>
          </table:table-cell>
          <table:table-cell office:value-type="float" office:value="44.6811" calcext:value-type="float">
            <text:p>44.6811</text:p>
          </table:table-cell>
          <table:table-cell office:value-type="float" office:value="101.601" calcext:value-type="float">
            <text:p>101.601</text:p>
          </table:table-cell>
          <table:table-cell office:value-type="float" office:value="272.225" calcext:value-type="float">
            <text:p>272.225</text:p>
          </table:table-cell>
          <table:table-cell office:value-type="float" office:value="45.2235" calcext:value-type="float">
            <text:p>45.2235</text:p>
          </table:table-cell>
          <table:table-cell/>
          <table:table-cell table:formula="of:=([.D748]-[.A748])/0.0166667" office:value-type="float" office:value="67.1398657202685" calcext:value-type="float">
            <text:p>67.1398657202685</text:p>
          </table:table-cell>
          <table:table-cell table:formula="of:=ABS([.E748]-[.B748])/0.0166667" office:value-type="float" office:value="605.998788002422" calcext:value-type="float">
            <text:p>605.998788002422</text:p>
          </table:table-cell>
          <table:table-cell table:formula="of:=([.F748]-[.C748])/0.0166667" office:value-type="float" office:value="32.5439349121302" calcext:value-type="float">
            <text:p>32.5439349121302</text:p>
          </table:table-cell>
          <table:table-cell table:formula="of:=DEGREES(ATAN(ABS([.F748]-[.C748])/ABS([.E748]-[.B748])))" office:value-type="float" office:value="3.0740006660745" calcext:value-type="float">
            <text:p>3.0740006660745</text:p>
          </table:table-cell>
          <table:table-cell table:formula="of:=SQRT(POWER([.H748];2)+POWER([.I748];2)+POWER([.J748];2))" office:value-type="float" office:value="610.574647630333" calcext:value-type="float">
            <text:p>610.574647630333</text:p>
          </table:table-cell>
        </table:table-row>
        <table:table-row table:style-name="ro1">
          <table:table-cell office:value-type="float" office:value="102.516" calcext:value-type="float">
            <text:p>102.516</text:p>
          </table:table-cell>
          <table:table-cell office:value-type="float" office:value="274.7" calcext:value-type="float">
            <text:p>274.7</text:p>
          </table:table-cell>
          <table:table-cell office:value-type="float" office:value="44.8346" calcext:value-type="float">
            <text:p>44.8346</text:p>
          </table:table-cell>
          <table:table-cell office:value-type="float" office:value="103.884" calcext:value-type="float">
            <text:p>103.884</text:p>
          </table:table-cell>
          <table:table-cell office:value-type="float" office:value="262.488" calcext:value-type="float">
            <text:p>262.488</text:p>
          </table:table-cell>
          <table:table-cell office:value-type="float" office:value="45.7428" calcext:value-type="float">
            <text:p>45.7428</text:p>
          </table:table-cell>
          <table:table-cell/>
          <table:table-cell table:formula="of:=([.D749]-[.A749])/0.0166667" office:value-type="float" office:value="82.079835840328" calcext:value-type="float">
            <text:p>82.079835840328</text:p>
          </table:table-cell>
          <table:table-cell table:formula="of:=ABS([.E749]-[.B749])/0.0166667" office:value-type="float" office:value="732.71853456293" calcext:value-type="float">
            <text:p>732.71853456293</text:p>
          </table:table-cell>
          <table:table-cell table:formula="of:=([.F749]-[.C749])/0.0166667" office:value-type="float" office:value="54.491891016218" calcext:value-type="float">
            <text:p>54.491891016218</text:p>
          </table:table-cell>
          <table:table-cell table:formula="of:=DEGREES(ATAN(ABS([.F749]-[.C749])/ABS([.E749]-[.B749])))" office:value-type="float" office:value="4.25322716327155" calcext:value-type="float">
            <text:p>4.25322716327155</text:p>
          </table:table-cell>
          <table:table-cell table:formula="of:=SQRT(POWER([.H749];2)+POWER([.I749];2)+POWER([.J749];2))" office:value-type="float" office:value="739.312462041691" calcext:value-type="float">
            <text:p>739.312462041691</text:p>
          </table:table-cell>
        </table:table-row>
        <table:table-row table:style-name="ro1">
          <table:table-cell office:value-type="float" office:value="99.6768" calcext:value-type="float">
            <text:p>99.6768</text:p>
          </table:table-cell>
          <table:table-cell office:value-type="float" office:value="294.413" calcext:value-type="float">
            <text:p>294.413</text:p>
          </table:table-cell>
          <table:table-cell office:value-type="float" office:value="43.1094" calcext:value-type="float">
            <text:p>43.1094</text:p>
          </table:table-cell>
          <table:table-cell office:value-type="float" office:value="101.172" calcext:value-type="float">
            <text:p>101.172</text:p>
          </table:table-cell>
          <table:table-cell office:value-type="float" office:value="281.089" calcext:value-type="float">
            <text:p>281.089</text:p>
          </table:table-cell>
          <table:table-cell office:value-type="float" office:value="44.3623" calcext:value-type="float">
            <text:p>44.3623</text:p>
          </table:table-cell>
          <table:table-cell/>
          <table:table-cell table:formula="of:=([.D750]-[.A750])/0.0166667" office:value-type="float" office:value="89.7118205763587" calcext:value-type="float">
            <text:p>89.7118205763587</text:p>
          </table:table-cell>
          <table:table-cell table:formula="of:=ABS([.E750]-[.B750])/0.0166667" office:value-type="float" office:value="799.438401123199" calcext:value-type="float">
            <text:p>799.438401123199</text:p>
          </table:table-cell>
          <table:table-cell table:formula="of:=([.F750]-[.C750])/0.0166667" office:value-type="float" office:value="75.1738496523005" calcext:value-type="float">
            <text:p>75.1738496523005</text:p>
          </table:table-cell>
          <table:table-cell table:formula="of:=DEGREES(ATAN(ABS([.F750]-[.C750])/ABS([.E750]-[.B750])))" office:value-type="float" office:value="5.37191641775286" calcext:value-type="float">
            <text:p>5.37191641775286</text:p>
          </table:table-cell>
          <table:table-cell table:formula="of:=SQRT(POWER([.H750];2)+POWER([.I750];2)+POWER([.J750];2))" office:value-type="float" office:value="807.961060703477" calcext:value-type="float">
            <text:p>807.961060703477</text:p>
          </table:table-cell>
        </table:table-row>
        <table:table-row table:style-name="ro1">
          <table:table-cell office:value-type="float" office:value="102.181" calcext:value-type="float">
            <text:p>102.181</text:p>
          </table:table-cell>
          <table:table-cell office:value-type="float" office:value="281.032" calcext:value-type="float">
            <text:p>281.032</text:p>
          </table:table-cell>
          <table:table-cell office:value-type="float" office:value="44.3628" calcext:value-type="float">
            <text:p>44.3628</text:p>
          </table:table-cell>
          <table:table-cell office:value-type="float" office:value="103.764" calcext:value-type="float">
            <text:p>103.764</text:p>
          </table:table-cell>
          <table:table-cell office:value-type="float" office:value="271.014" calcext:value-type="float">
            <text:p>271.014</text:p>
          </table:table-cell>
          <table:table-cell office:value-type="float" office:value="44.6565" calcext:value-type="float">
            <text:p>44.6565</text:p>
          </table:table-cell>
          <table:table-cell/>
          <table:table-cell table:formula="of:=([.D751]-[.A751])/0.0166667" office:value-type="float" office:value="94.9798100403798" calcext:value-type="float">
            <text:p>94.9798100403798</text:p>
          </table:table-cell>
          <table:table-cell table:formula="of:=ABS([.E751]-[.B751])/0.0166667" office:value-type="float" office:value="601.078797842403" calcext:value-type="float">
            <text:p>601.078797842403</text:p>
          </table:table-cell>
          <table:table-cell table:formula="of:=([.F751]-[.C751])/0.0166667" office:value-type="float" office:value="17.6219647560706" calcext:value-type="float">
            <text:p>17.6219647560706</text:p>
          </table:table-cell>
          <table:table-cell table:formula="of:=DEGREES(ATAN(ABS([.F751]-[.C751])/ABS([.E751]-[.B751])))" office:value-type="float" office:value="1.67927248672177" calcext:value-type="float">
            <text:p>1.67927248672177</text:p>
          </table:table-cell>
          <table:table-cell table:formula="of:=SQRT(POWER([.H751];2)+POWER([.I751];2)+POWER([.J751];2))" office:value-type="float" office:value="608.791769961486" calcext:value-type="float">
            <text:p>608.791769961486</text:p>
          </table:table-cell>
        </table:table-row>
        <table:table-row table:style-name="ro1">
          <table:table-cell office:value-type="float" office:value="91.5637" calcext:value-type="float">
            <text:p>91.5637</text:p>
          </table:table-cell>
          <table:table-cell office:value-type="float" office:value="275.912" calcext:value-type="float">
            <text:p>275.912</text:p>
          </table:table-cell>
          <table:table-cell office:value-type="float" office:value="46.4721" calcext:value-type="float">
            <text:p>46.4721</text:p>
          </table:table-cell>
          <table:table-cell office:value-type="float" office:value="93.4562" calcext:value-type="float">
            <text:p>93.4562</text:p>
          </table:table-cell>
          <table:table-cell office:value-type="float" office:value="263.54" calcext:value-type="float">
            <text:p>263.54</text:p>
          </table:table-cell>
          <table:table-cell office:value-type="float" office:value="47.8338" calcext:value-type="float">
            <text:p>47.8338</text:p>
          </table:table-cell>
          <table:table-cell/>
          <table:table-cell table:formula="of:=([.D752]-[.A752])/0.0166667" office:value-type="float" office:value="113.549772900454" calcext:value-type="float">
            <text:p>113.549772900454</text:p>
          </table:table-cell>
          <table:table-cell table:formula="of:=ABS([.E752]-[.B752])/0.0166667" office:value-type="float" office:value="742.318515362967" calcext:value-type="float">
            <text:p>742.318515362967</text:p>
          </table:table-cell>
          <table:table-cell table:formula="of:=([.F752]-[.C752])/0.0166667" office:value-type="float" office:value="81.7018365963268" calcext:value-type="float">
            <text:p>81.7018365963268</text:p>
          </table:table-cell>
          <table:table-cell table:formula="of:=DEGREES(ATAN(ABS([.F752]-[.C752])/ABS([.E752]-[.B752])))" office:value-type="float" office:value="6.28086752554767" calcext:value-type="float">
            <text:p>6.28086752554767</text:p>
          </table:table-cell>
          <table:table-cell table:formula="of:=SQRT(POWER([.H752];2)+POWER([.I752];2)+POWER([.J752];2))" office:value-type="float" office:value="755.38435202196" calcext:value-type="float">
            <text:p>755.38435202196</text:p>
          </table:table-cell>
        </table:table-row>
        <table:table-row table:style-name="ro1">
          <table:table-cell office:value-type="float" office:value="78.5955" calcext:value-type="float">
            <text:p>78.5955</text:p>
          </table:table-cell>
          <table:table-cell office:value-type="float" office:value="278.407" calcext:value-type="float">
            <text:p>278.407</text:p>
          </table:table-cell>
          <table:table-cell office:value-type="float" office:value="44.4692" calcext:value-type="float">
            <text:p>44.4692</text:p>
          </table:table-cell>
          <table:table-cell office:value-type="float" office:value="80.3919" calcext:value-type="float">
            <text:p>80.3919</text:p>
          </table:table-cell>
          <table:table-cell office:value-type="float" office:value="267.177" calcext:value-type="float">
            <text:p>267.177</text:p>
          </table:table-cell>
          <table:table-cell office:value-type="float" office:value="45.2101" calcext:value-type="float">
            <text:p>45.2101</text:p>
          </table:table-cell>
          <table:table-cell/>
          <table:table-cell table:formula="of:=([.D753]-[.A753])/0.0166667" office:value-type="float" office:value="107.783784432431" calcext:value-type="float">
            <text:p>107.783784432431</text:p>
          </table:table-cell>
          <table:table-cell table:formula="of:=ABS([.E753]-[.B753])/0.0166667" office:value-type="float" office:value="673.798652402693" calcext:value-type="float">
            <text:p>673.798652402693</text:p>
          </table:table-cell>
          <table:table-cell table:formula="of:=([.F753]-[.C753])/0.0166667" office:value-type="float" office:value="44.4539110921776" calcext:value-type="float">
            <text:p>44.4539110921776</text:p>
          </table:table-cell>
          <table:table-cell table:formula="of:=DEGREES(ATAN(ABS([.F753]-[.C753])/ABS([.E753]-[.B753])))" office:value-type="float" office:value="3.77462261045124" calcext:value-type="float">
            <text:p>3.77462261045124</text:p>
          </table:table-cell>
          <table:table-cell table:formula="of:=SQRT(POWER([.H753];2)+POWER([.I753];2)+POWER([.J753];2))" office:value-type="float" office:value="683.811464058371" calcext:value-type="float">
            <text:p>683.811464058371</text:p>
          </table:table-cell>
        </table:table-row>
        <table:table-row table:style-name="ro1">
          <table:table-cell office:value-type="float" office:value="77.2551" calcext:value-type="float">
            <text:p>77.2551</text:p>
          </table:table-cell>
          <table:table-cell office:value-type="float" office:value="271.902" calcext:value-type="float">
            <text:p>271.902</text:p>
          </table:table-cell>
          <table:table-cell office:value-type="float" office:value="44.9922" calcext:value-type="float">
            <text:p>44.9922</text:p>
          </table:table-cell>
          <table:table-cell office:value-type="float" office:value="78.8371" calcext:value-type="float">
            <text:p>78.8371</text:p>
          </table:table-cell>
          <table:table-cell office:value-type="float" office:value="262.269" calcext:value-type="float">
            <text:p>262.269</text:p>
          </table:table-cell>
          <table:table-cell office:value-type="float" office:value="45.0276" calcext:value-type="float">
            <text:p>45.0276</text:p>
          </table:table-cell>
          <table:table-cell/>
          <table:table-cell table:formula="of:=([.D754]-[.A754])/0.0166667" office:value-type="float" office:value="94.9198101603801" calcext:value-type="float">
            <text:p>94.9198101603801</text:p>
          </table:table-cell>
          <table:table-cell table:formula="of:=ABS([.E754]-[.B754])/0.0166667" office:value-type="float" office:value="577.978844042311" calcext:value-type="float">
            <text:p>577.978844042311</text:p>
          </table:table-cell>
          <table:table-cell table:formula="of:=([.F754]-[.C754])/0.0166667" office:value-type="float" office:value="2.12399575200866" calcext:value-type="float">
            <text:p>2.12399575200866</text:p>
          </table:table-cell>
          <table:table-cell table:formula="of:=DEGREES(ATAN(ABS([.F754]-[.C754])/ABS([.E754]-[.B754])))" office:value-type="float" office:value="0.210553458369592" calcext:value-type="float">
            <text:p>0.210553458369592</text:p>
          </table:table-cell>
          <table:table-cell table:formula="of:=SQRT(POWER([.H754];2)+POWER([.I754];2)+POWER([.J754];2))" office:value-type="float" office:value="585.725042899246" calcext:value-type="float">
            <text:p>585.725042899246</text:p>
          </table:table-cell>
        </table:table-row>
        <table:table-row table:style-name="ro1">
          <table:table-cell office:value-type="float" office:value="71.289" calcext:value-type="float">
            <text:p>71.289</text:p>
          </table:table-cell>
          <table:table-cell office:value-type="float" office:value="284.271" calcext:value-type="float">
            <text:p>284.271</text:p>
          </table:table-cell>
          <table:table-cell office:value-type="float" office:value="44.3901" calcext:value-type="float">
            <text:p>44.3901</text:p>
          </table:table-cell>
          <table:table-cell office:value-type="float" office:value="72.5421" calcext:value-type="float">
            <text:p>72.5421</text:p>
          </table:table-cell>
          <table:table-cell office:value-type="float" office:value="273.908" calcext:value-type="float">
            <text:p>273.908</text:p>
          </table:table-cell>
          <table:table-cell office:value-type="float" office:value="45.218" calcext:value-type="float">
            <text:p>45.218</text:p>
          </table:table-cell>
          <table:table-cell/>
          <table:table-cell table:formula="of:=([.D755]-[.A755])/0.0166667" office:value-type="float" office:value="75.185849628301" calcext:value-type="float">
            <text:p>75.185849628301</text:p>
          </table:table-cell>
          <table:table-cell table:formula="of:=ABS([.E755]-[.B755])/0.0166667" office:value-type="float" office:value="621.778756442487" calcext:value-type="float">
            <text:p>621.778756442487</text:p>
          </table:table-cell>
          <table:table-cell table:formula="of:=([.F755]-[.C755])/0.0166667" office:value-type="float" office:value="49.6739006521991" calcext:value-type="float">
            <text:p>49.6739006521991</text:p>
          </table:table-cell>
          <table:table-cell table:formula="of:=DEGREES(ATAN(ABS([.F755]-[.C755])/ABS([.E755]-[.B755])))" office:value-type="float" office:value="4.56765836457124" calcext:value-type="float">
            <text:p>4.56765836457124</text:p>
          </table:table-cell>
          <table:table-cell table:formula="of:=SQRT(POWER([.H755];2)+POWER([.I755];2)+POWER([.J755];2))" office:value-type="float" office:value="628.274804805588" calcext:value-type="float">
            <text:p>628.274804805588</text:p>
          </table:table-cell>
        </table:table-row>
        <table:table-row table:style-name="ro1">
          <table:table-cell office:value-type="float" office:value="66.9763" calcext:value-type="float">
            <text:p>66.9763</text:p>
          </table:table-cell>
          <table:table-cell office:value-type="float" office:value="282.321" calcext:value-type="float">
            <text:p>282.321</text:p>
          </table:table-cell>
          <table:table-cell office:value-type="float" office:value="44.9789" calcext:value-type="float">
            <text:p>44.9789</text:p>
          </table:table-cell>
          <table:table-cell office:value-type="float" office:value="68.567" calcext:value-type="float">
            <text:p>68.567</text:p>
          </table:table-cell>
          <table:table-cell office:value-type="float" office:value="272.051" calcext:value-type="float">
            <text:p>272.051</text:p>
          </table:table-cell>
          <table:table-cell office:value-type="float" office:value="45.787" calcext:value-type="float">
            <text:p>45.787</text:p>
          </table:table-cell>
          <table:table-cell/>
          <table:table-cell table:formula="of:=([.D756]-[.A756])/0.0166667" office:value-type="float" office:value="95.4418091163817" calcext:value-type="float">
            <text:p>95.4418091163817</text:p>
          </table:table-cell>
          <table:table-cell table:formula="of:=ABS([.E756]-[.B756])/0.0166667" office:value-type="float" office:value="616.198767602467" calcext:value-type="float">
            <text:p>616.198767602467</text:p>
          </table:table-cell>
          <table:table-cell table:formula="of:=([.F756]-[.C756])/0.0166667" office:value-type="float" office:value="48.4859030281937" calcext:value-type="float">
            <text:p>48.4859030281937</text:p>
          </table:table-cell>
          <table:table-cell table:formula="of:=DEGREES(ATAN(ABS([.F756]-[.C756])/ABS([.E756]-[.B756])))" office:value-type="float" office:value="4.4990766610844" calcext:value-type="float">
            <text:p>4.4990766610844</text:p>
          </table:table-cell>
          <table:table-cell table:formula="of:=SQRT(POWER([.H756];2)+POWER([.I756];2)+POWER([.J756];2))" office:value-type="float" office:value="625.428607368312" calcext:value-type="float">
            <text:p>625.428607368312</text:p>
          </table:table-cell>
        </table:table-row>
        <table:table-row table:style-name="ro1">
          <table:table-cell office:value-type="float" office:value="63.6066" calcext:value-type="float">
            <text:p>63.6066</text:p>
          </table:table-cell>
          <table:table-cell office:value-type="float" office:value="286.001" calcext:value-type="float">
            <text:p>286.001</text:p>
          </table:table-cell>
          <table:table-cell office:value-type="float" office:value="44.1993" calcext:value-type="float">
            <text:p>44.1993</text:p>
          </table:table-cell>
          <table:table-cell office:value-type="float" office:value="65.0225" calcext:value-type="float">
            <text:p>65.0225</text:p>
          </table:table-cell>
          <table:table-cell office:value-type="float" office:value="276.757" calcext:value-type="float">
            <text:p>276.757</text:p>
          </table:table-cell>
          <table:table-cell office:value-type="float" office:value="45.3465" calcext:value-type="float">
            <text:p>45.3465</text:p>
          </table:table-cell>
          <table:table-cell/>
          <table:table-cell table:formula="of:=([.D757]-[.A757])/0.0166667" office:value-type="float" office:value="84.9538300923394" calcext:value-type="float">
            <text:p>84.9538300923394</text:p>
          </table:table-cell>
          <table:table-cell table:formula="of:=ABS([.E757]-[.B757])/0.0166667" office:value-type="float" office:value="554.638890722217" calcext:value-type="float">
            <text:p>554.638890722217</text:p>
          </table:table-cell>
          <table:table-cell table:formula="of:=([.F757]-[.C757])/0.0166667" office:value-type="float" office:value="68.8318623362752" calcext:value-type="float">
            <text:p>68.8318623362752</text:p>
          </table:table-cell>
          <table:table-cell table:formula="of:=DEGREES(ATAN(ABS([.F757]-[.C757])/ABS([.E757]-[.B757])))" office:value-type="float" office:value="7.07435750342408" calcext:value-type="float">
            <text:p>7.07435750342408</text:p>
          </table:table-cell>
          <table:table-cell table:formula="of:=SQRT(POWER([.H757];2)+POWER([.I757];2)+POWER([.J757];2))" office:value-type="float" office:value="565.313433080808" calcext:value-type="float">
            <text:p>565.313433080808</text:p>
          </table:table-cell>
        </table:table-row>
        <table:table-row table:style-name="ro1">
          <table:table-cell office:value-type="float" office:value="62.6635" calcext:value-type="float">
            <text:p>62.6635</text:p>
          </table:table-cell>
          <table:table-cell office:value-type="float" office:value="281.778" calcext:value-type="float">
            <text:p>281.778</text:p>
          </table:table-cell>
          <table:table-cell office:value-type="float" office:value="44.6012" calcext:value-type="float">
            <text:p>44.6012</text:p>
          </table:table-cell>
          <table:table-cell office:value-type="float" office:value="64.1228" calcext:value-type="float">
            <text:p>64.1228</text:p>
          </table:table-cell>
          <table:table-cell office:value-type="float" office:value="270.176" calcext:value-type="float">
            <text:p>270.176</text:p>
          </table:table-cell>
          <table:table-cell office:value-type="float" office:value="45.6279" calcext:value-type="float">
            <text:p>45.6279</text:p>
          </table:table-cell>
          <table:table-cell/>
          <table:table-cell table:formula="of:=([.D758]-[.A758])/0.0166667" office:value-type="float" office:value="87.5578248843502" calcext:value-type="float">
            <text:p>87.5578248843502</text:p>
          </table:table-cell>
          <table:table-cell table:formula="of:=ABS([.E758]-[.B758])/0.0166667" office:value-type="float" office:value="696.118607762786" calcext:value-type="float">
            <text:p>696.118607762786</text:p>
          </table:table-cell>
          <table:table-cell table:formula="of:=([.F758]-[.C758])/0.0166667" office:value-type="float" office:value="61.6018767962463" calcext:value-type="float">
            <text:p>61.6018767962463</text:p>
          </table:table-cell>
          <table:table-cell table:formula="of:=DEGREES(ATAN(ABS([.F758]-[.C758])/ABS([.E758]-[.B758])))" office:value-type="float" office:value="5.05712277864943" calcext:value-type="float">
            <text:p>5.05712277864943</text:p>
          </table:table-cell>
          <table:table-cell table:formula="of:=SQRT(POWER([.H758];2)+POWER([.I758];2)+POWER([.J758];2))" office:value-type="float" office:value="704.302690607454" calcext:value-type="float">
            <text:p>704.302690607454</text:p>
          </table:table-cell>
        </table:table-row>
        <table:table-row table:style-name="ro1">
          <table:table-cell office:value-type="float" office:value="61.5914" calcext:value-type="float">
            <text:p>61.5914</text:p>
          </table:table-cell>
          <table:table-cell office:value-type="float" office:value="284.345" calcext:value-type="float">
            <text:p>284.345</text:p>
          </table:table-cell>
          <table:table-cell office:value-type="float" office:value="44.2188" calcext:value-type="float">
            <text:p>44.2188</text:p>
          </table:table-cell>
          <table:table-cell office:value-type="float" office:value="63.0814" calcext:value-type="float">
            <text:p>63.0814</text:p>
          </table:table-cell>
          <table:table-cell office:value-type="float" office:value="272.657" calcext:value-type="float">
            <text:p>272.657</text:p>
          </table:table-cell>
          <table:table-cell office:value-type="float" office:value="45.0081" calcext:value-type="float">
            <text:p>45.0081</text:p>
          </table:table-cell>
          <table:table-cell/>
          <table:table-cell table:formula="of:=([.D759]-[.A759])/0.0166667" office:value-type="float" office:value="89.3998212003577" calcext:value-type="float">
            <text:p>89.3998212003577</text:p>
          </table:table-cell>
          <table:table-cell table:formula="of:=ABS([.E759]-[.B759])/0.0166667" office:value-type="float" office:value="701.278597442808" calcext:value-type="float">
            <text:p>701.278597442808</text:p>
          </table:table-cell>
          <table:table-cell table:formula="of:=([.F759]-[.C759])/0.0166667" office:value-type="float" office:value="47.3579052841893" calcext:value-type="float">
            <text:p>47.3579052841893</text:p>
          </table:table-cell>
          <table:table-cell table:formula="of:=DEGREES(ATAN(ABS([.F759]-[.C759])/ABS([.E759]-[.B759])))" office:value-type="float" office:value="3.86336415890264" calcext:value-type="float">
            <text:p>3.86336415890264</text:p>
          </table:table-cell>
          <table:table-cell table:formula="of:=SQRT(POWER([.H759];2)+POWER([.I759];2)+POWER([.J759];2))" office:value-type="float" office:value="708.538474929142" calcext:value-type="float">
            <text:p>708.538474929142</text:p>
          </table:table-cell>
        </table:table-row>
        <table:table-row table:style-name="ro1">
          <table:table-cell office:value-type="float" office:value="63.2921" calcext:value-type="float">
            <text:p>63.2921</text:p>
          </table:table-cell>
          <table:table-cell office:value-type="float" office:value="275.199" calcext:value-type="float">
            <text:p>275.199</text:p>
          </table:table-cell>
          <table:table-cell office:value-type="float" office:value="45.3543" calcext:value-type="float">
            <text:p>45.3543</text:p>
          </table:table-cell>
          <table:table-cell office:value-type="float" office:value="64.7083" calcext:value-type="float">
            <text:p>64.7083</text:p>
          </table:table-cell>
          <table:table-cell office:value-type="float" office:value="264.002" calcext:value-type="float">
            <text:p>264.002</text:p>
          </table:table-cell>
          <table:table-cell office:value-type="float" office:value="45.8524" calcext:value-type="float">
            <text:p>45.8524</text:p>
          </table:table-cell>
          <table:table-cell/>
          <table:table-cell table:formula="of:=([.D760]-[.A760])/0.0166667" office:value-type="float" office:value="84.9718300563397" calcext:value-type="float">
            <text:p>84.9718300563397</text:p>
          </table:table-cell>
          <table:table-cell table:formula="of:=ABS([.E760]-[.B760])/0.0166667" office:value-type="float" office:value="671.818656362687" calcext:value-type="float">
            <text:p>671.818656362687</text:p>
          </table:table-cell>
          <table:table-cell table:formula="of:=([.F760]-[.C760])/0.0166667" office:value-type="float" office:value="29.8859402281196" calcext:value-type="float">
            <text:p>29.8859402281196</text:p>
          </table:table-cell>
          <table:table-cell table:formula="of:=DEGREES(ATAN(ABS([.F760]-[.C760])/ABS([.E760]-[.B760])))" office:value-type="float" office:value="2.54713088753319" calcext:value-type="float">
            <text:p>2.54713088753319</text:p>
          </table:table-cell>
          <table:table-cell table:formula="of:=SQRT(POWER([.H760];2)+POWER([.I760];2)+POWER([.J760];2))" office:value-type="float" office:value="677.830132380827" calcext:value-type="float">
            <text:p>677.830132380827</text:p>
          </table:table-cell>
        </table:table-row>
        <table:table-row table:style-name="ro1">
          <table:table-cell office:value-type="float" office:value="61.5443" calcext:value-type="float">
            <text:p>61.5443</text:p>
          </table:table-cell>
          <table:table-cell office:value-type="float" office:value="286.96" calcext:value-type="float">
            <text:p>286.96</text:p>
          </table:table-cell>
          <table:table-cell office:value-type="float" office:value="44.5802" calcext:value-type="float">
            <text:p>44.5802</text:p>
          </table:table-cell>
          <table:table-cell office:value-type="float" office:value="63.0255" calcext:value-type="float">
            <text:p>63.0255</text:p>
          </table:table-cell>
          <table:table-cell office:value-type="float" office:value="276.388" calcext:value-type="float">
            <text:p>276.388</text:p>
          </table:table-cell>
          <table:table-cell office:value-type="float" office:value="45.6701" calcext:value-type="float">
            <text:p>45.6701</text:p>
          </table:table-cell>
          <table:table-cell/>
          <table:table-cell table:formula="of:=([.D761]-[.A761])/0.0166667" office:value-type="float" office:value="88.8718222563556" calcext:value-type="float">
            <text:p>88.8718222563556</text:p>
          </table:table-cell>
          <table:table-cell table:formula="of:=ABS([.E761]-[.B761])/0.0166667" office:value-type="float" office:value="634.318731362538" calcext:value-type="float">
            <text:p>634.318731362538</text:p>
          </table:table-cell>
          <table:table-cell table:formula="of:=([.F761]-[.C761])/0.0166667" office:value-type="float" office:value="65.3938692122616" calcext:value-type="float">
            <text:p>65.3938692122616</text:p>
          </table:table-cell>
          <table:table-cell table:formula="of:=DEGREES(ATAN(ABS([.F761]-[.C761])/ABS([.E761]-[.B761])))" office:value-type="float" office:value="5.88600441833877" calcext:value-type="float">
            <text:p>5.88600441833877</text:p>
          </table:table-cell>
          <table:table-cell table:formula="of:=SQRT(POWER([.H761];2)+POWER([.I761];2)+POWER([.J761];2))" office:value-type="float" office:value="643.843779094816" calcext:value-type="float">
            <text:p>643.843779094816</text:p>
          </table:table-cell>
        </table:table-row>
        <table:table-row table:style-name="ro1">
          <table:table-cell office:value-type="float" office:value="59.6892" calcext:value-type="float">
            <text:p>59.6892</text:p>
          </table:table-cell>
          <table:table-cell office:value-type="float" office:value="289.403" calcext:value-type="float">
            <text:p>289.403</text:p>
          </table:table-cell>
          <table:table-cell office:value-type="float" office:value="44.4833" calcext:value-type="float">
            <text:p>44.4833</text:p>
          </table:table-cell>
          <table:table-cell office:value-type="float" office:value="61.4709" calcext:value-type="float">
            <text:p>61.4709</text:p>
          </table:table-cell>
          <table:table-cell office:value-type="float" office:value="278.765" calcext:value-type="float">
            <text:p>278.765</text:p>
          </table:table-cell>
          <table:table-cell office:value-type="float" office:value="45.5719" calcext:value-type="float">
            <text:p>45.5719</text:p>
          </table:table-cell>
          <table:table-cell/>
          <table:table-cell table:formula="of:=([.D762]-[.A762])/0.0166667" office:value-type="float" office:value="106.901786196428" calcext:value-type="float">
            <text:p>106.901786196428</text:p>
          </table:table-cell>
          <table:table-cell table:formula="of:=ABS([.E762]-[.B762])/0.0166667" office:value-type="float" office:value="638.278723442555" calcext:value-type="float">
            <text:p>638.278723442555</text:p>
          </table:table-cell>
          <table:table-cell table:formula="of:=([.F762]-[.C762])/0.0166667" office:value-type="float" office:value="65.3158693682612" calcext:value-type="float">
            <text:p>65.3158693682612</text:p>
          </table:table-cell>
          <table:table-cell table:formula="of:=DEGREES(ATAN(ABS([.F762]-[.C762])/ABS([.E762]-[.B762])))" office:value-type="float" office:value="5.84281155382335" calcext:value-type="float">
            <text:p>5.84281155382335</text:p>
          </table:table-cell>
          <table:table-cell table:formula="of:=SQRT(POWER([.H762];2)+POWER([.I762];2)+POWER([.J762];2))" office:value-type="float" office:value="650.456673025019" calcext:value-type="float">
            <text:p>650.456673025019</text:p>
          </table:table-cell>
        </table:table-row>
        <table:table-row table:style-name="ro1">
          <table:table-cell office:value-type="float" office:value="58.8468" calcext:value-type="float">
            <text:p>58.8468</text:p>
          </table:table-cell>
          <table:table-cell office:value-type="float" office:value="292.039" calcext:value-type="float">
            <text:p>292.039</text:p>
          </table:table-cell>
          <table:table-cell office:value-type="float" office:value="44.3502" calcext:value-type="float">
            <text:p>44.3502</text:p>
          </table:table-cell>
          <table:table-cell office:value-type="float" office:value="61.4191" calcext:value-type="float">
            <text:p>61.4191</text:p>
          </table:table-cell>
          <table:table-cell office:value-type="float" office:value="281.365" calcext:value-type="float">
            <text:p>281.365</text:p>
          </table:table-cell>
          <table:table-cell office:value-type="float" office:value="45.6783" calcext:value-type="float">
            <text:p>45.6783</text:p>
          </table:table-cell>
          <table:table-cell/>
          <table:table-cell table:formula="of:=([.D763]-[.A763])/0.0166667" office:value-type="float" office:value="154.337691324617" calcext:value-type="float">
            <text:p>154.337691324617</text:p>
          </table:table-cell>
          <table:table-cell table:formula="of:=ABS([.E763]-[.B763])/0.0166667" office:value-type="float" office:value="640.43871912256" calcext:value-type="float">
            <text:p>640.43871912256</text:p>
          </table:table-cell>
          <table:table-cell table:formula="of:=([.F763]-[.C763])/0.0166667" office:value-type="float" office:value="79.6858406283187" calcext:value-type="float">
            <text:p>79.6858406283187</text:p>
          </table:table-cell>
          <table:table-cell table:formula="of:=DEGREES(ATAN(ABS([.F763]-[.C763])/ABS([.E763]-[.B763])))" office:value-type="float" office:value="7.09251002050053" calcext:value-type="float">
            <text:p>7.09251002050053</text:p>
          </table:table-cell>
          <table:table-cell table:formula="of:=SQRT(POWER([.H763];2)+POWER([.I763];2)+POWER([.J763];2))" office:value-type="float" office:value="663.574946114906" calcext:value-type="float">
            <text:p>663.574946114906</text:p>
          </table:table-cell>
        </table:table-row>
        <table:table-row table:style-name="ro1">
          <table:table-cell office:value-type="float" office:value="59.4175" calcext:value-type="float">
            <text:p>59.4175</text:p>
          </table:table-cell>
          <table:table-cell office:value-type="float" office:value="290.547" calcext:value-type="float">
            <text:p>290.547</text:p>
          </table:table-cell>
          <table:table-cell office:value-type="float" office:value="45.334" calcext:value-type="float">
            <text:p>45.334</text:p>
          </table:table-cell>
          <table:table-cell office:value-type="float" office:value="62.4891" calcext:value-type="float">
            <text:p>62.4891</text:p>
          </table:table-cell>
          <table:table-cell office:value-type="float" office:value="278.772" calcext:value-type="float">
            <text:p>278.772</text:p>
          </table:table-cell>
          <table:table-cell office:value-type="float" office:value="46.3077" calcext:value-type="float">
            <text:p>46.3077</text:p>
          </table:table-cell>
          <table:table-cell/>
          <table:table-cell table:formula="of:=([.D764]-[.A764])/0.0166667" office:value-type="float" office:value="184.295631408737" calcext:value-type="float">
            <text:p>184.295631408737</text:p>
          </table:table-cell>
          <table:table-cell table:formula="of:=ABS([.E764]-[.B764])/0.0166667" office:value-type="float" office:value="706.498587002828" calcext:value-type="float">
            <text:p>706.498587002828</text:p>
          </table:table-cell>
          <table:table-cell table:formula="of:=([.F764]-[.C764])/0.0166667" office:value-type="float" office:value="58.4218831562333" calcext:value-type="float">
            <text:p>58.4218831562333</text:p>
          </table:table-cell>
          <table:table-cell table:formula="of:=DEGREES(ATAN(ABS([.F764]-[.C764])/ABS([.E764]-[.B764])))" office:value-type="float" office:value="4.72715569983527" calcext:value-type="float">
            <text:p>4.72715569983527</text:p>
          </table:table-cell>
          <table:table-cell table:formula="of:=SQRT(POWER([.H764];2)+POWER([.I764];2)+POWER([.J764];2))" office:value-type="float" office:value="732.474060718097" calcext:value-type="float">
            <text:p>732.474060718097</text:p>
          </table:table-cell>
        </table:table-row>
        <table:table-row table:style-name="ro1">
          <table:table-cell office:value-type="float" office:value="59.1933" calcext:value-type="float">
            <text:p>59.1933</text:p>
          </table:table-cell>
          <table:table-cell office:value-type="float" office:value="289.143" calcext:value-type="float">
            <text:p>289.143</text:p>
          </table:table-cell>
          <table:table-cell office:value-type="float" office:value="45.2905" calcext:value-type="float">
            <text:p>45.2905</text:p>
          </table:table-cell>
          <table:table-cell office:value-type="float" office:value="62.5395" calcext:value-type="float">
            <text:p>62.5395</text:p>
          </table:table-cell>
          <table:table-cell office:value-type="float" office:value="276.146" calcext:value-type="float">
            <text:p>276.146</text:p>
          </table:table-cell>
          <table:table-cell office:value-type="float" office:value="46.4544" calcext:value-type="float">
            <text:p>46.4544</text:p>
          </table:table-cell>
          <table:table-cell/>
          <table:table-cell table:formula="of:=([.D765]-[.A765])/0.0166667" office:value-type="float" office:value="200.771598456803" calcext:value-type="float">
            <text:p>200.771598456803</text:p>
          </table:table-cell>
          <table:table-cell table:formula="of:=ABS([.E765]-[.B765])/0.0166667" office:value-type="float" office:value="779.818440363117" calcext:value-type="float">
            <text:p>779.818440363117</text:p>
          </table:table-cell>
          <table:table-cell table:formula="of:=([.F765]-[.C765])/0.0166667" office:value-type="float" office:value="69.8338603322792" calcext:value-type="float">
            <text:p>69.8338603322792</text:p>
          </table:table-cell>
          <table:table-cell table:formula="of:=DEGREES(ATAN(ABS([.F765]-[.C765])/ABS([.E765]-[.B765])))" office:value-type="float" office:value="5.11726915864225" calcext:value-type="float">
            <text:p>5.11726915864225</text:p>
          </table:table-cell>
          <table:table-cell table:formula="of:=SQRT(POWER([.H765];2)+POWER([.I765];2)+POWER([.J765];2))" office:value-type="float" office:value="808.271490729552" calcext:value-type="float">
            <text:p>808.271490729552</text:p>
          </table:table-cell>
        </table:table-row>
        <table:table-row table:style-name="ro1">
          <table:table-cell office:value-type="float" office:value="59.0988" calcext:value-type="float">
            <text:p>59.0988</text:p>
          </table:table-cell>
          <table:table-cell office:value-type="float" office:value="292.148" calcext:value-type="float">
            <text:p>292.148</text:p>
          </table:table-cell>
          <table:table-cell office:value-type="float" office:value="44.0752" calcext:value-type="float">
            <text:p>44.0752</text:p>
          </table:table-cell>
          <table:table-cell office:value-type="float" office:value="62.4662" calcext:value-type="float">
            <text:p>62.4662</text:p>
          </table:table-cell>
          <table:table-cell office:value-type="float" office:value="279.034" calcext:value-type="float">
            <text:p>279.034</text:p>
          </table:table-cell>
          <table:table-cell office:value-type="float" office:value="45.0229" calcext:value-type="float">
            <text:p>45.0229</text:p>
          </table:table-cell>
          <table:table-cell/>
          <table:table-cell table:formula="of:=([.D766]-[.A766])/0.0166667" office:value-type="float" office:value="202.043595912808" calcext:value-type="float">
            <text:p>202.043595912808</text:p>
          </table:table-cell>
          <table:table-cell table:formula="of:=ABS([.E766]-[.B766])/0.0166667" office:value-type="float" office:value="786.838426323149" calcext:value-type="float">
            <text:p>786.838426323149</text:p>
          </table:table-cell>
          <table:table-cell table:formula="of:=([.F766]-[.C766])/0.0166667" office:value-type="float" office:value="56.8618862762273" calcext:value-type="float">
            <text:p>56.8618862762273</text:p>
          </table:table-cell>
          <table:table-cell table:formula="of:=DEGREES(ATAN(ABS([.F766]-[.C766])/ABS([.E766]-[.B766])))" office:value-type="float" office:value="4.13336746910115" calcext:value-type="float">
            <text:p>4.13336746910115</text:p>
          </table:table-cell>
          <table:table-cell table:formula="of:=SQRT(POWER([.H766];2)+POWER([.I766];2)+POWER([.J766];2))" office:value-type="float" office:value="814.352256642639" calcext:value-type="float">
            <text:p>814.352256642639</text:p>
          </table:table-cell>
        </table:table-row>
        <table:table-row table:style-name="ro1">
          <table:table-cell office:value-type="float" office:value="59.1491" calcext:value-type="float">
            <text:p>59.1491</text:p>
          </table:table-cell>
          <table:table-cell office:value-type="float" office:value="290.612" calcext:value-type="float">
            <text:p>290.612</text:p>
          </table:table-cell>
          <table:table-cell office:value-type="float" office:value="44.8169" calcext:value-type="float">
            <text:p>44.8169</text:p>
          </table:table-cell>
          <table:table-cell office:value-type="float" office:value="61.1669" calcext:value-type="float">
            <text:p>61.1669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45.6881" calcext:value-type="float">
            <text:p>45.6881</text:p>
          </table:table-cell>
          <table:table-cell/>
          <table:table-cell table:formula="of:=([.D767]-[.A767])/0.0166667" office:value-type="float" office:value="121.067757864484" calcext:value-type="float">
            <text:p>121.067757864484</text:p>
          </table:table-cell>
          <table:table-cell table:formula="of:=ABS([.E767]-[.B767])/0.0166667" office:value-type="float" office:value="557.698884602232" calcext:value-type="float">
            <text:p>557.698884602232</text:p>
          </table:table-cell>
          <table:table-cell table:formula="of:=([.F767]-[.C767])/0.0166667" office:value-type="float" office:value="52.2718954562092" calcext:value-type="float">
            <text:p>52.2718954562092</text:p>
          </table:table-cell>
          <table:table-cell table:formula="of:=DEGREES(ATAN(ABS([.F767]-[.C767])/ABS([.E767]-[.B767])))" office:value-type="float" office:value="5.35456476087649" calcext:value-type="float">
            <text:p>5.35456476087649</text:p>
          </table:table-cell>
          <table:table-cell table:formula="of:=SQRT(POWER([.H767];2)+POWER([.I767];2)+POWER([.J767];2))" office:value-type="float" office:value="573.077480743653" calcext:value-type="float">
            <text:p>573.077480743653</text:p>
          </table:table-cell>
        </table:table-row>
        <table:table-row table:style-name="ro1">
          <table:table-cell office:value-type="float" office:value="61.8455" calcext:value-type="float">
            <text:p>61.8455</text:p>
          </table:table-cell>
          <table:table-cell office:value-type="float" office:value="284.393" calcext:value-type="float">
            <text:p>284.393</text:p>
          </table:table-cell>
          <table:table-cell office:value-type="float" office:value="44.2091" calcext:value-type="float">
            <text:p>44.2091</text:p>
          </table:table-cell>
          <table:table-cell office:value-type="float" office:value="63.5814" calcext:value-type="float">
            <text:p>63.5814</text:p>
          </table:table-cell>
          <table:table-cell office:value-type="float" office:value="272.711" calcext:value-type="float">
            <text:p>272.711</text:p>
          </table:table-cell>
          <table:table-cell office:value-type="float" office:value="45.2412" calcext:value-type="float">
            <text:p>45.2412</text:p>
          </table:table-cell>
          <table:table-cell/>
          <table:table-cell table:formula="of:=([.D768]-[.A768])/0.0166667" office:value-type="float" office:value="104.153791692417" calcext:value-type="float">
            <text:p>104.153791692417</text:p>
          </table:table-cell>
          <table:table-cell table:formula="of:=ABS([.E768]-[.B768])/0.0166667" office:value-type="float" office:value="700.918598162801" calcext:value-type="float">
            <text:p>700.918598162801</text:p>
          </table:table-cell>
          <table:table-cell table:formula="of:=([.F768]-[.C768])/0.0166667" office:value-type="float" office:value="61.9258761482477" calcext:value-type="float">
            <text:p>61.9258761482477</text:p>
          </table:table-cell>
          <table:table-cell table:formula="of:=DEGREES(ATAN(ABS([.F768]-[.C768])/ABS([.E768]-[.B768])))" office:value-type="float" office:value="5.0489495213429" calcext:value-type="float">
            <text:p>5.0489495213429</text:p>
          </table:table-cell>
          <table:table-cell table:formula="of:=SQRT(POWER([.H768];2)+POWER([.I768];2)+POWER([.J768];2))" office:value-type="float" office:value="711.315476923666" calcext:value-type="float">
            <text:p>711.315476923666</text:p>
          </table:table-cell>
        </table:table-row>
        <table:table-row table:style-name="ro1">
          <table:table-cell office:value-type="float" office:value="60.7624" calcext:value-type="float">
            <text:p>60.7624</text:p>
          </table:table-cell>
          <table:table-cell office:value-type="float" office:value="286.995" calcext:value-type="float">
            <text:p>286.995</text:p>
          </table:table-cell>
          <table:table-cell office:value-type="float" office:value="43.8216" calcext:value-type="float">
            <text:p>43.8216</text:p>
          </table:table-cell>
          <table:table-cell office:value-type="float" office:value="62.3139" calcext:value-type="float">
            <text:p>62.3139</text:p>
          </table:table-cell>
          <table:table-cell office:value-type="float" office:value="273.811" calcext:value-type="float">
            <text:p>273.811</text:p>
          </table:table-cell>
          <table:table-cell office:value-type="float" office:value="45.0834" calcext:value-type="float">
            <text:p>45.0834</text:p>
          </table:table-cell>
          <table:table-cell/>
          <table:table-cell table:formula="of:=([.D769]-[.A769])/0.0166667" office:value-type="float" office:value="93.0898138203722" calcext:value-type="float">
            <text:p>93.0898138203722</text:p>
          </table:table-cell>
          <table:table-cell table:formula="of:=ABS([.E769]-[.B769])/0.0166667" office:value-type="float" office:value="791.038417923166" calcext:value-type="float">
            <text:p>791.038417923166</text:p>
          </table:table-cell>
          <table:table-cell table:formula="of:=([.F769]-[.C769])/0.0166667" office:value-type="float" office:value="75.7078485843029" calcext:value-type="float">
            <text:p>75.7078485843029</text:p>
          </table:table-cell>
          <table:table-cell table:formula="of:=DEGREES(ATAN(ABS([.F769]-[.C769])/ABS([.E769]-[.B769])))" office:value-type="float" office:value="5.46695093479983" calcext:value-type="float">
            <text:p>5.46695093479983</text:p>
          </table:table-cell>
          <table:table-cell table:formula="of:=SQRT(POWER([.H769];2)+POWER([.I769];2)+POWER([.J769];2))" office:value-type="float" office:value="800.086976774876" calcext:value-type="float">
            <text:p>800.086976774876</text:p>
          </table:table-cell>
        </table:table-row>
        <table:table-row table:style-name="ro1">
          <table:table-cell office:value-type="float" office:value="62.7041" calcext:value-type="float">
            <text:p>62.7041</text:p>
          </table:table-cell>
          <table:table-cell office:value-type="float" office:value="280.266" calcext:value-type="float">
            <text:p>280.266</text:p>
          </table:table-cell>
          <table:table-cell office:value-type="float" office:value="45.5818" calcext:value-type="float">
            <text:p>45.5818</text:p>
          </table:table-cell>
          <table:table-cell office:value-type="float" office:value="64.4026" calcext:value-type="float">
            <text:p>64.4026</text:p>
          </table:table-cell>
          <table:table-cell office:value-type="float" office:value="268.786" calcext:value-type="float">
            <text:p>268.786</text:p>
          </table:table-cell>
          <table:table-cell office:value-type="float" office:value="46.5719" calcext:value-type="float">
            <text:p>46.5719</text:p>
          </table:table-cell>
          <table:table-cell/>
          <table:table-cell table:formula="of:=([.D770]-[.A770])/0.0166667" office:value-type="float" office:value="101.909796180408" calcext:value-type="float">
            <text:p>101.909796180408</text:p>
          </table:table-cell>
          <table:table-cell table:formula="of:=ABS([.E770]-[.B770])/0.0166667" office:value-type="float" office:value="688.798622402756" calcext:value-type="float">
            <text:p>688.798622402756</text:p>
          </table:table-cell>
          <table:table-cell table:formula="of:=([.F770]-[.C770])/0.0166667" office:value-type="float" office:value="59.4058811882375" calcext:value-type="float">
            <text:p>59.4058811882375</text:p>
          </table:table-cell>
          <table:table-cell table:formula="of:=DEGREES(ATAN(ABS([.F770]-[.C770])/ABS([.E770]-[.B770])))" office:value-type="float" office:value="4.92931366268478" calcext:value-type="float">
            <text:p>4.92931366268478</text:p>
          </table:table-cell>
          <table:table-cell table:formula="of:=SQRT(POWER([.H770];2)+POWER([.I770];2)+POWER([.J770];2))" office:value-type="float" office:value="698.826307104432" calcext:value-type="float">
            <text:p>698.826307104432</text:p>
          </table:table-cell>
        </table:table-row>
        <table:table-row table:style-name="ro1">
          <table:table-cell office:value-type="float" office:value="61.8502" calcext:value-type="float">
            <text:p>61.8502</text:p>
          </table:table-cell>
          <table:table-cell office:value-type="float" office:value="284.344" calcext:value-type="float">
            <text:p>284.344</text:p>
          </table:table-cell>
          <table:table-cell office:value-type="float" office:value="44.4689" calcext:value-type="float">
            <text:p>44.4689</text:p>
          </table:table-cell>
          <table:table-cell office:value-type="float" office:value="63.3211" calcext:value-type="float">
            <text:p>63.3211</text:p>
          </table:table-cell>
          <table:table-cell office:value-type="float" office:value="273.838" calcext:value-type="float">
            <text:p>273.838</text:p>
          </table:table-cell>
          <table:table-cell office:value-type="float" office:value="45.8094" calcext:value-type="float">
            <text:p>45.8094</text:p>
          </table:table-cell>
          <table:table-cell/>
          <table:table-cell table:formula="of:=([.D771]-[.A771])/0.0166667" office:value-type="float" office:value="88.253823492353" calcext:value-type="float">
            <text:p>88.253823492353</text:p>
          </table:table-cell>
          <table:table-cell table:formula="of:=ABS([.E771]-[.B771])/0.0166667" office:value-type="float" office:value="630.35873928252" calcext:value-type="float">
            <text:p>630.35873928252</text:p>
          </table:table-cell>
          <table:table-cell table:formula="of:=([.F771]-[.C771])/0.0166667" office:value-type="float" office:value="80.4298391403217" calcext:value-type="float">
            <text:p>80.4298391403217</text:p>
          </table:table-cell>
          <table:table-cell table:formula="of:=DEGREES(ATAN(ABS([.F771]-[.C771])/ABS([.E771]-[.B771])))" office:value-type="float" office:value="7.27129427621424" calcext:value-type="float">
            <text:p>7.27129427621424</text:p>
          </table:table-cell>
          <table:table-cell table:formula="of:=SQRT(POWER([.H771];2)+POWER([.I771];2)+POWER([.J771];2))" office:value-type="float" office:value="641.56826337889" calcext:value-type="float">
            <text:p>641.56826337889</text:p>
          </table:table-cell>
        </table:table-row>
        <table:table-row table:style-name="ro1">
          <table:table-cell office:value-type="float" office:value="62.7623" calcext:value-type="float">
            <text:p>62.7623</text:p>
          </table:table-cell>
          <table:table-cell office:value-type="float" office:value="276.501" calcext:value-type="float">
            <text:p>276.501</text:p>
          </table:table-cell>
          <table:table-cell office:value-type="float" office:value="44.9113" calcext:value-type="float">
            <text:p>44.9113</text:p>
          </table:table-cell>
          <table:table-cell office:value-type="float" office:value="64.1774" calcext:value-type="float">
            <text:p>64.1774</text:p>
          </table:table-cell>
          <table:table-cell office:value-type="float" office:value="266.473" calcext:value-type="float">
            <text:p>266.473</text:p>
          </table:table-cell>
          <table:table-cell office:value-type="float" office:value="45.4713" calcext:value-type="float">
            <text:p>45.4713</text:p>
          </table:table-cell>
          <table:table-cell/>
          <table:table-cell table:formula="of:=([.D772]-[.A772])/0.0166667" office:value-type="float" office:value="84.9058301883398" calcext:value-type="float">
            <text:p>84.9058301883398</text:p>
          </table:table-cell>
          <table:table-cell table:formula="of:=ABS([.E772]-[.B772])/0.0166667" office:value-type="float" office:value="601.678796642405" calcext:value-type="float">
            <text:p>601.678796642405</text:p>
          </table:table-cell>
          <table:table-cell table:formula="of:=([.F772]-[.C772])/0.0166667" office:value-type="float" office:value="33.5999328001345" calcext:value-type="float">
            <text:p>33.5999328001345</text:p>
          </table:table-cell>
          <table:table-cell table:formula="of:=DEGREES(ATAN(ABS([.F772]-[.C772])/ABS([.E772]-[.B772])))" office:value-type="float" office:value="3.19628496706066" calcext:value-type="float">
            <text:p>3.19628496706066</text:p>
          </table:table-cell>
          <table:table-cell table:formula="of:=SQRT(POWER([.H772];2)+POWER([.I772];2)+POWER([.J772];2))" office:value-type="float" office:value="608.568262246066" calcext:value-type="float">
            <text:p>608.568262246066</text:p>
          </table:table-cell>
        </table:table-row>
        <table:table-row table:style-name="ro1">
          <table:table-cell office:value-type="float" office:value="61.3684" calcext:value-type="float">
            <text:p>61.3684</text:p>
          </table:table-cell>
          <table:table-cell office:value-type="float" office:value="282.935" calcext:value-type="float">
            <text:p>282.935</text:p>
          </table:table-cell>
          <table:table-cell office:value-type="float" office:value="44.4368" calcext:value-type="float">
            <text:p>44.4368</text:p>
          </table:table-cell>
          <table:table-cell office:value-type="float" office:value="62.5851" calcext:value-type="float">
            <text:p>62.5851</text:p>
          </table:table-cell>
          <table:table-cell office:value-type="float" office:value="272.588" calcext:value-type="float">
            <text:p>272.588</text:p>
          </table:table-cell>
          <table:table-cell office:value-type="float" office:value="45.0236" calcext:value-type="float">
            <text:p>45.0236</text:p>
          </table:table-cell>
          <table:table-cell/>
          <table:table-cell table:formula="of:=([.D773]-[.A773])/0.0166667" office:value-type="float" office:value="73.0018539962918" calcext:value-type="float">
            <text:p>73.0018539962918</text:p>
          </table:table-cell>
          <table:table-cell table:formula="of:=ABS([.E773]-[.B773])/0.0166667" office:value-type="float" office:value="620.818758362482" calcext:value-type="float">
            <text:p>620.818758362482</text:p>
          </table:table-cell>
          <table:table-cell table:formula="of:=([.F773]-[.C773])/0.0166667" office:value-type="float" office:value="35.2079295841411" calcext:value-type="float">
            <text:p>35.2079295841411</text:p>
          </table:table-cell>
          <table:table-cell table:formula="of:=DEGREES(ATAN(ABS([.F773]-[.C773])/ABS([.E773]-[.B773])))" office:value-type="float" office:value="3.24588653736202" calcext:value-type="float">
            <text:p>3.24588653736202</text:p>
          </table:table-cell>
          <table:table-cell table:formula="of:=SQRT(POWER([.H773];2)+POWER([.I773];2)+POWER([.J773];2))" office:value-type="float" office:value="626.086894709697" calcext:value-type="float">
            <text:p>626.086894709697</text:p>
          </table:table-cell>
        </table:table-row>
        <table:table-row table:style-name="ro1">
          <table:table-cell office:value-type="float" office:value="60.3849" calcext:value-type="float">
            <text:p>60.3849</text:p>
          </table:table-cell>
          <table:table-cell office:value-type="float" office:value="292.418" calcext:value-type="float">
            <text:p>292.418</text:p>
          </table:table-cell>
          <table:table-cell office:value-type="float" office:value="43.7655" calcext:value-type="float">
            <text:p>43.7655</text:p>
          </table:table-cell>
          <table:table-cell office:value-type="float" office:value="62.4151" calcext:value-type="float">
            <text:p>62.4151</text:p>
          </table:table-cell>
          <table:table-cell office:value-type="float" office:value="281.688" calcext:value-type="float">
            <text:p>281.688</text:p>
          </table:table-cell>
          <table:table-cell office:value-type="float" office:value="44.8681" calcext:value-type="float">
            <text:p>44.8681</text:p>
          </table:table-cell>
          <table:table-cell/>
          <table:table-cell table:formula="of:=([.D774]-[.A774])/0.0166667" office:value-type="float" office:value="121.811756376487" calcext:value-type="float">
            <text:p>121.811756376487</text:p>
          </table:table-cell>
          <table:table-cell table:formula="of:=ABS([.E774]-[.B774])/0.0166667" office:value-type="float" office:value="643.798712402576" calcext:value-type="float">
            <text:p>643.798712402576</text:p>
          </table:table-cell>
          <table:table-cell table:formula="of:=([.F774]-[.C774])/0.0166667" office:value-type="float" office:value="66.1558676882644" calcext:value-type="float">
            <text:p>66.1558676882644</text:p>
          </table:table-cell>
          <table:table-cell table:formula="of:=DEGREES(ATAN(ABS([.F774]-[.C774])/ABS([.E774]-[.B774])))" office:value-type="float" office:value="5.86704241626327" calcext:value-type="float">
            <text:p>5.86704241626327</text:p>
          </table:table-cell>
          <table:table-cell table:formula="of:=SQRT(POWER([.H774];2)+POWER([.I774];2)+POWER([.J774];2))" office:value-type="float" office:value="658.552568070558" calcext:value-type="float">
            <text:p>658.552568070558</text:p>
          </table:table-cell>
        </table:table-row>
        <table:table-row table:style-name="ro1">
          <table:table-cell office:value-type="float" office:value="60.4285" calcext:value-type="float">
            <text:p>60.4285</text:p>
          </table:table-cell>
          <table:table-cell office:value-type="float" office:value="279.987" calcext:value-type="float">
            <text:p>279.987</text:p>
          </table:table-cell>
          <table:table-cell office:value-type="float" office:value="45.1467" calcext:value-type="float">
            <text:p>45.1467</text:p>
          </table:table-cell>
          <table:table-cell office:value-type="float" office:value="61.717" calcext:value-type="float">
            <text:p>61.717</text:p>
          </table:table-cell>
          <table:table-cell office:value-type="float" office:value="267.177" calcext:value-type="float">
            <text:p>267.177</text:p>
          </table:table-cell>
          <table:table-cell office:value-type="float" office:value="46.1149" calcext:value-type="float">
            <text:p>46.1149</text:p>
          </table:table-cell>
          <table:table-cell/>
          <table:table-cell table:formula="of:=([.D775]-[.A775])/0.0166667" office:value-type="float" office:value="77.3098453803092" calcext:value-type="float">
            <text:p>77.3098453803092</text:p>
          </table:table-cell>
          <table:table-cell table:formula="of:=ABS([.E775]-[.B775])/0.0166667" office:value-type="float" office:value="768.598462803075" calcext:value-type="float">
            <text:p>768.598462803075</text:p>
          </table:table-cell>
          <table:table-cell table:formula="of:=([.F775]-[.C775])/0.0166667" office:value-type="float" office:value="58.0918838162321" calcext:value-type="float">
            <text:p>58.0918838162321</text:p>
          </table:table-cell>
          <table:table-cell table:formula="of:=DEGREES(ATAN(ABS([.F775]-[.C775])/ABS([.E775]-[.B775])))" office:value-type="float" office:value="4.32228740212542" calcext:value-type="float">
            <text:p>4.32228740212542</text:p>
          </table:table-cell>
          <table:table-cell table:formula="of:=SQRT(POWER([.H775];2)+POWER([.I775];2)+POWER([.J775];2))" office:value-type="float" office:value="774.658038221572" calcext:value-type="float">
            <text:p>774.658038221572</text:p>
          </table:table-cell>
        </table:table-row>
        <table:table-row table:style-name="ro1">
          <table:table-cell office:value-type="float" office:value="62.1578" calcext:value-type="float">
            <text:p>62.1578</text:p>
          </table:table-cell>
          <table:table-cell office:value-type="float" office:value="281.695" calcext:value-type="float">
            <text:p>281.695</text:p>
          </table:table-cell>
          <table:table-cell office:value-type="float" office:value="44.6188" calcext:value-type="float">
            <text:p>44.6188</text:p>
          </table:table-cell>
          <table:table-cell office:value-type="float" office:value="63.6014" calcext:value-type="float">
            <text:p>63.6014</text:p>
          </table:table-cell>
          <table:table-cell office:value-type="float" office:value="271.443" calcext:value-type="float">
            <text:p>271.443</text:p>
          </table:table-cell>
          <table:table-cell office:value-type="float" office:value="45.1915" calcext:value-type="float">
            <text:p>45.1915</text:p>
          </table:table-cell>
          <table:table-cell/>
          <table:table-cell table:formula="of:=([.D776]-[.A776])/0.0166667" office:value-type="float" office:value="86.6158267683463" calcext:value-type="float">
            <text:p>86.6158267683463</text:p>
          </table:table-cell>
          <table:table-cell table:formula="of:=ABS([.E776]-[.B776])/0.0166667" office:value-type="float" office:value="615.118769762461" calcext:value-type="float">
            <text:p>615.118769762461</text:p>
          </table:table-cell>
          <table:table-cell table:formula="of:=([.F776]-[.C776])/0.0166667" office:value-type="float" office:value="34.3619312761373" calcext:value-type="float">
            <text:p>34.3619312761373</text:p>
          </table:table-cell>
          <table:table-cell table:formula="of:=DEGREES(ATAN(ABS([.F776]-[.C776])/ABS([.E776]-[.B776])))" office:value-type="float" office:value="3.19734923711466" calcext:value-type="float">
            <text:p>3.19734923711466</text:p>
          </table:table-cell>
          <table:table-cell table:formula="of:=SQRT(POWER([.H776];2)+POWER([.I776];2)+POWER([.J776];2))" office:value-type="float" office:value="622.136757218117" calcext:value-type="float">
            <text:p>622.136757218117</text:p>
          </table:table-cell>
        </table:table-row>
        <table:table-row table:style-name="ro1">
          <table:table-cell office:value-type="float" office:value="61.2004" calcext:value-type="float">
            <text:p>61.2004</text:p>
          </table:table-cell>
          <table:table-cell office:value-type="float" office:value="278.915" calcext:value-type="float">
            <text:p>278.915</text:p>
          </table:table-cell>
          <table:table-cell office:value-type="float" office:value="44.5545" calcext:value-type="float">
            <text:p>44.5545</text:p>
          </table:table-cell>
          <table:table-cell office:value-type="float" office:value="62.4338" calcext:value-type="float">
            <text:p>62.4338</text:p>
          </table:table-cell>
          <table:table-cell office:value-type="float" office:value="267.488" calcext:value-type="float">
            <text:p>267.488</text:p>
          </table:table-cell>
          <table:table-cell office:value-type="float" office:value="45.0858" calcext:value-type="float">
            <text:p>45.0858</text:p>
          </table:table-cell>
          <table:table-cell/>
          <table:table-cell table:formula="of:=([.D777]-[.A777])/0.0166667" office:value-type="float" office:value="74.0038519922958" calcext:value-type="float">
            <text:p>74.0038519922958</text:p>
          </table:table-cell>
          <table:table-cell table:formula="of:=ABS([.E777]-[.B777])/0.0166667" office:value-type="float" office:value="685.618628762744" calcext:value-type="float">
            <text:p>685.618628762744</text:p>
          </table:table-cell>
          <table:table-cell table:formula="of:=([.F777]-[.C777])/0.0166667" office:value-type="float" office:value="31.8779362441276" calcext:value-type="float">
            <text:p>31.8779362441276</text:p>
          </table:table-cell>
          <table:table-cell table:formula="of:=DEGREES(ATAN(ABS([.F777]-[.C777])/ABS([.E777]-[.B777])))" office:value-type="float" office:value="2.66205829333835" calcext:value-type="float">
            <text:p>2.66205829333835</text:p>
          </table:table-cell>
          <table:table-cell table:formula="of:=SQRT(POWER([.H777];2)+POWER([.I777];2)+POWER([.J777];2))" office:value-type="float" office:value="690.337364652521" calcext:value-type="float">
            <text:p>690.337364652521</text:p>
          </table:table-cell>
        </table:table-row>
        <table:table-row table:style-name="ro1">
          <table:table-cell office:value-type="float" office:value="61.8155" calcext:value-type="float">
            <text:p>61.8155</text:p>
          </table:table-cell>
          <table:table-cell office:value-type="float" office:value="285.775" calcext:value-type="float">
            <text:p>285.775</text:p>
          </table:table-cell>
          <table:table-cell office:value-type="float" office:value="43.998" calcext:value-type="float">
            <text:p>43.998</text:p>
          </table:table-cell>
          <table:table-cell office:value-type="float" office:value="63.2794" calcext:value-type="float">
            <text:p>63.2794</text:p>
          </table:table-cell>
          <table:table-cell office:value-type="float" office:value="275.341" calcext:value-type="float">
            <text:p>275.341</text:p>
          </table:table-cell>
          <table:table-cell office:value-type="float" office:value="44.5897" calcext:value-type="float">
            <text:p>44.5897</text:p>
          </table:table-cell>
          <table:table-cell/>
          <table:table-cell table:formula="of:=([.D778]-[.A778])/0.0166667" office:value-type="float" office:value="87.8338243323515" calcext:value-type="float">
            <text:p>87.8338243323515</text:p>
          </table:table-cell>
          <table:table-cell table:formula="of:=ABS([.E778]-[.B778])/0.0166667" office:value-type="float" office:value="626.038747922502" calcext:value-type="float">
            <text:p>626.038747922502</text:p>
          </table:table-cell>
          <table:table-cell table:formula="of:=([.F778]-[.C778])/0.0166667" office:value-type="float" office:value="35.5019289961422" calcext:value-type="float">
            <text:p>35.5019289961422</text:p>
          </table:table-cell>
          <table:table-cell table:formula="of:=DEGREES(ATAN(ABS([.F778]-[.C778])/ABS([.E778]-[.B778])))" office:value-type="float" office:value="3.24570069658289" calcext:value-type="float">
            <text:p>3.24570069658289</text:p>
          </table:table-cell>
          <table:table-cell table:formula="of:=SQRT(POWER([.H778];2)+POWER([.I778];2)+POWER([.J778];2))" office:value-type="float" office:value="633.166393264573" calcext:value-type="float">
            <text:p>633.166393264573</text:p>
          </table:table-cell>
        </table:table-row>
        <table:table-row table:style-name="ro1">
          <table:table-cell office:value-type="float" office:value="62.9078" calcext:value-type="float">
            <text:p>62.9078</text:p>
          </table:table-cell>
          <table:table-cell office:value-type="float" office:value="282.966" calcext:value-type="float">
            <text:p>282.966</text:p>
          </table:table-cell>
          <table:table-cell office:value-type="float" office:value="45.4225" calcext:value-type="float">
            <text:p>45.4225</text:p>
          </table:table-cell>
          <table:table-cell office:value-type="float" office:value="64.8134" calcext:value-type="float">
            <text:p>64.8134</text:p>
          </table:table-cell>
          <table:table-cell office:value-type="float" office:value="274.068" calcext:value-type="float">
            <text:p>274.068</text:p>
          </table:table-cell>
          <table:table-cell office:value-type="float" office:value="45.7598" calcext:value-type="float">
            <text:p>45.7598</text:p>
          </table:table-cell>
          <table:table-cell/>
          <table:table-cell table:formula="of:=([.D779]-[.A779])/0.0166667" office:value-type="float" office:value="114.335771328457" calcext:value-type="float">
            <text:p>114.335771328457</text:p>
          </table:table-cell>
          <table:table-cell table:formula="of:=ABS([.E779]-[.B779])/0.0166667" office:value-type="float" office:value="533.878932242137" calcext:value-type="float">
            <text:p>533.878932242137</text:p>
          </table:table-cell>
          <table:table-cell table:formula="of:=([.F779]-[.C779])/0.0166667" office:value-type="float" office:value="20.2379595240809" calcext:value-type="float">
            <text:p>20.2379595240809</text:p>
          </table:table-cell>
          <table:table-cell table:formula="of:=DEGREES(ATAN(ABS([.F779]-[.C779])/ABS([.E779]-[.B779])))" office:value-type="float" office:value="2.17089430233272" calcext:value-type="float">
            <text:p>2.17089430233272</text:p>
          </table:table-cell>
          <table:table-cell table:formula="of:=SQRT(POWER([.H779];2)+POWER([.I779];2)+POWER([.J779];2))" office:value-type="float" office:value="546.359733054126" calcext:value-type="float">
            <text:p>546.359733054126</text:p>
          </table:table-cell>
        </table:table-row>
        <table:table-row table:style-name="ro1">
          <table:table-cell office:value-type="float" office:value="62.3964" calcext:value-type="float">
            <text:p>62.3964</text:p>
          </table:table-cell>
          <table:table-cell office:value-type="float" office:value="282.939" calcext:value-type="float">
            <text:p>282.939</text:p>
          </table:table-cell>
          <table:table-cell office:value-type="float" office:value="45.1803" calcext:value-type="float">
            <text:p>45.1803</text:p>
          </table:table-cell>
          <table:table-cell office:value-type="float" office:value="64.0857" calcext:value-type="float">
            <text:p>64.0857</text:p>
          </table:table-cell>
          <table:table-cell office:value-type="float" office:value="272.688" calcext:value-type="float">
            <text:p>272.688</text:p>
          </table:table-cell>
          <table:table-cell office:value-type="float" office:value="45.7321" calcext:value-type="float">
            <text:p>45.7321</text:p>
          </table:table-cell>
          <table:table-cell/>
          <table:table-cell table:formula="of:=([.D780]-[.A780])/0.0166667" office:value-type="float" office:value="101.357797284406" calcext:value-type="float">
            <text:p>101.357797284406</text:p>
          </table:table-cell>
          <table:table-cell table:formula="of:=ABS([.E780]-[.B780])/0.0166667" office:value-type="float" office:value="615.058769882462" calcext:value-type="float">
            <text:p>615.058769882462</text:p>
          </table:table-cell>
          <table:table-cell table:formula="of:=([.F780]-[.C780])/0.0166667" office:value-type="float" office:value="33.1079337841324" calcext:value-type="float">
            <text:p>33.1079337841324</text:p>
          </table:table-cell>
          <table:table-cell table:formula="of:=DEGREES(ATAN(ABS([.F780]-[.C780])/ABS([.E780]-[.B780])))" office:value-type="float" office:value="3.08119480864696" calcext:value-type="float">
            <text:p>3.08119480864696</text:p>
          </table:table-cell>
          <table:table-cell table:formula="of:=SQRT(POWER([.H780];2)+POWER([.I780];2)+POWER([.J780];2))" office:value-type="float" office:value="624.232992366735" calcext:value-type="float">
            <text:p>624.232992366735</text:p>
          </table:table-cell>
        </table:table-row>
        <table:table-row table:style-name="ro1">
          <table:table-cell office:value-type="float" office:value="61.8049" calcext:value-type="float">
            <text:p>61.8049</text:p>
          </table:table-cell>
          <table:table-cell office:value-type="float" office:value="286.939" calcext:value-type="float">
            <text:p>286.939</text:p>
          </table:table-cell>
          <table:table-cell office:value-type="float" office:value="44.8341" calcext:value-type="float">
            <text:p>44.8341</text:p>
          </table:table-cell>
          <table:table-cell office:value-type="float" office:value="64.0257" calcext:value-type="float">
            <text:p>64.0257</text:p>
          </table:table-cell>
          <table:table-cell office:value-type="float" office:value="276.539" calcext:value-type="float">
            <text:p>276.539</text:p>
          </table:table-cell>
          <table:table-cell office:value-type="float" office:value="45.6374" calcext:value-type="float">
            <text:p>45.6374</text:p>
          </table:table-cell>
          <table:table-cell/>
          <table:table-cell table:formula="of:=([.D781]-[.A781])/0.0166667" office:value-type="float" office:value="133.247733504533" calcext:value-type="float">
            <text:p>133.247733504533</text:p>
          </table:table-cell>
          <table:table-cell table:formula="of:=ABS([.E781]-[.B781])/0.0166667" office:value-type="float" office:value="623.998752002498" calcext:value-type="float">
            <text:p>623.998752002498</text:p>
          </table:table-cell>
          <table:table-cell table:formula="of:=([.F781]-[.C781])/0.0166667" office:value-type="float" office:value="48.1979036041928" calcext:value-type="float">
            <text:p>48.1979036041928</text:p>
          </table:table-cell>
          <table:table-cell table:formula="of:=DEGREES(ATAN(ABS([.F781]-[.C781])/ABS([.E781]-[.B781])))" office:value-type="float" office:value="4.41677836395625" calcext:value-type="float">
            <text:p>4.41677836395625</text:p>
          </table:table-cell>
          <table:table-cell table:formula="of:=SQRT(POWER([.H781];2)+POWER([.I781];2)+POWER([.J781];2))" office:value-type="float" office:value="639.88470750332" calcext:value-type="float">
            <text:p>639.88470750332</text:p>
          </table:table-cell>
        </table:table-row>
        <table:table-row table:style-name="ro1">
          <table:table-cell office:value-type="float" office:value="62.6498" calcext:value-type="float">
            <text:p>62.6498</text:p>
          </table:table-cell>
          <table:table-cell office:value-type="float" office:value="282.98" calcext:value-type="float">
            <text:p>282.98</text:p>
          </table:table-cell>
          <table:table-cell office:value-type="float" office:value="45.1717" calcext:value-type="float">
            <text:p>45.1717</text:p>
          </table:table-cell>
          <table:table-cell office:value-type="float" office:value="64.3377" calcext:value-type="float">
            <text:p>64.3377</text:p>
          </table:table-cell>
          <table:table-cell office:value-type="float" office:value="272.678" calcext:value-type="float">
            <text:p>272.678</text:p>
          </table:table-cell>
          <table:table-cell office:value-type="float" office:value="45.9771" calcext:value-type="float">
            <text:p>45.9771</text:p>
          </table:table-cell>
          <table:table-cell/>
          <table:table-cell table:formula="of:=([.D782]-[.A782])/0.0166667" office:value-type="float" office:value="101.273797452405" calcext:value-type="float">
            <text:p>101.273797452405</text:p>
          </table:table-cell>
          <table:table-cell table:formula="of:=ABS([.E782]-[.B782])/0.0166667" office:value-type="float" office:value="618.118763762474" calcext:value-type="float">
            <text:p>618.118763762474</text:p>
          </table:table-cell>
          <table:table-cell table:formula="of:=([.F782]-[.C782])/0.0166667" office:value-type="float" office:value="48.3239033521932" calcext:value-type="float">
            <text:p>48.3239033521932</text:p>
          </table:table-cell>
          <table:table-cell table:formula="of:=DEGREES(ATAN(ABS([.F782]-[.C782])/ABS([.E782]-[.B782])))" office:value-type="float" office:value="4.47023393042425" calcext:value-type="float">
            <text:p>4.47023393042425</text:p>
          </table:table-cell>
          <table:table-cell table:formula="of:=SQRT(POWER([.H782];2)+POWER([.I782];2)+POWER([.J782];2))" office:value-type="float" office:value="628.22160723814" calcext:value-type="float">
            <text:p>628.22160723814</text:p>
          </table:table-cell>
        </table:table-row>
        <table:table-row table:style-name="ro1">
          <table:table-cell office:value-type="float" office:value="61.0608" calcext:value-type="float">
            <text:p>61.0608</text:p>
          </table:table-cell>
          <table:table-cell office:value-type="float" office:value="285.537" calcext:value-type="float">
            <text:p>285.537</text:p>
          </table:table-cell>
          <table:table-cell office:value-type="float" office:value="44.5475" calcext:value-type="float">
            <text:p>44.5475</text:p>
          </table:table-cell>
          <table:table-cell office:value-type="float" office:value="62.5486" calcext:value-type="float">
            <text:p>62.5486</text:p>
          </table:table-cell>
          <table:table-cell office:value-type="float" office:value="275.034" calcext:value-type="float">
            <text:p>275.034</text:p>
          </table:table-cell>
          <table:table-cell office:value-type="float" office:value="45.634" calcext:value-type="float">
            <text:p>45.634</text:p>
          </table:table-cell>
          <table:table-cell/>
          <table:table-cell table:formula="of:=([.D783]-[.A783])/0.0166667" office:value-type="float" office:value="89.2678214643571" calcext:value-type="float">
            <text:p>89.2678214643571</text:p>
          </table:table-cell>
          <table:table-cell table:formula="of:=ABS([.E783]-[.B783])/0.0166667" office:value-type="float" office:value="630.17873964252" calcext:value-type="float">
            <text:p>630.17873964252</text:p>
          </table:table-cell>
          <table:table-cell table:formula="of:=([.F783]-[.C783])/0.0166667" office:value-type="float" office:value="65.1898696202608" calcext:value-type="float">
            <text:p>65.1898696202608</text:p>
          </table:table-cell>
          <table:table-cell table:formula="of:=DEGREES(ATAN(ABS([.F783]-[.C783])/ABS([.E783]-[.B783])))" office:value-type="float" office:value="5.906048054763" calcext:value-type="float">
            <text:p>5.906048054763</text:p>
          </table:table-cell>
          <table:table-cell table:formula="of:=SQRT(POWER([.H783];2)+POWER([.I783];2)+POWER([.J783];2))" office:value-type="float" office:value="639.799739721371" calcext:value-type="float">
            <text:p>639.799739721371</text:p>
          </table:table-cell>
        </table:table-row>
        <table:table-row table:style-name="ro1">
          <table:table-cell office:value-type="float" office:value="61.1935" calcext:value-type="float">
            <text:p>61.1935</text:p>
          </table:table-cell>
          <table:table-cell office:value-type="float" office:value="280.013" calcext:value-type="float">
            <text:p>280.013</text:p>
          </table:table-cell>
          <table:table-cell office:value-type="float" office:value="45.6347" calcext:value-type="float">
            <text:p>45.6347</text:p>
          </table:table-cell>
          <table:table-cell office:value-type="float" office:value="62.4377" calcext:value-type="float">
            <text:p>62.4377</text:p>
          </table:table-cell>
          <table:table-cell office:value-type="float" office:value="268.452" calcext:value-type="float">
            <text:p>268.452</text:p>
          </table:table-cell>
          <table:table-cell office:value-type="float" office:value="46.6419" calcext:value-type="float">
            <text:p>46.6419</text:p>
          </table:table-cell>
          <table:table-cell/>
          <table:table-cell table:formula="of:=([.D784]-[.A784])/0.0166667" office:value-type="float" office:value="74.6518506962986" calcext:value-type="float">
            <text:p>74.6518506962986</text:p>
          </table:table-cell>
          <table:table-cell table:formula="of:=ABS([.E784]-[.B784])/0.0166667" office:value-type="float" office:value="693.658612682773" calcext:value-type="float">
            <text:p>693.658612682773</text:p>
          </table:table-cell>
          <table:table-cell table:formula="of:=([.F784]-[.C784])/0.0166667" office:value-type="float" office:value="60.4318791362416" calcext:value-type="float">
            <text:p>60.4318791362416</text:p>
          </table:table-cell>
          <table:table-cell table:formula="of:=DEGREES(ATAN(ABS([.F784]-[.C784])/ABS([.E784]-[.B784])))" office:value-type="float" office:value="4.97906485548955" calcext:value-type="float">
            <text:p>4.97906485548955</text:p>
          </table:table-cell>
          <table:table-cell table:formula="of:=SQRT(POWER([.H784];2)+POWER([.I784];2)+POWER([.J784];2))" office:value-type="float" office:value="700.276503802112" calcext:value-type="float">
            <text:p>700.276503802112</text:p>
          </table:table-cell>
        </table:table-row>
        <table:table-row table:style-name="ro1">
          <table:table-cell office:value-type="float" office:value="61.601" calcext:value-type="float">
            <text:p>61.601</text:p>
          </table:table-cell>
          <table:table-cell office:value-type="float" office:value="284.247" calcext:value-type="float">
            <text:p>284.247</text:p>
          </table:table-cell>
          <table:table-cell office:value-type="float" office:value="44.7382" calcext:value-type="float">
            <text:p>44.7382</text:p>
          </table:table-cell>
          <table:table-cell office:value-type="float" office:value="63.047" calcext:value-type="float">
            <text:p>63.047</text:p>
          </table:table-cell>
          <table:table-cell office:value-type="float" office:value="275.112" calcext:value-type="float">
            <text:p>275.112</text:p>
          </table:table-cell>
          <table:table-cell office:value-type="float" office:value="45.6172" calcext:value-type="float">
            <text:p>45.6172</text:p>
          </table:table-cell>
          <table:table-cell/>
          <table:table-cell table:formula="of:=([.D785]-[.A785])/0.0166667" office:value-type="float" office:value="86.7598264803469" calcext:value-type="float">
            <text:p>86.7598264803469</text:p>
          </table:table-cell>
          <table:table-cell table:formula="of:=ABS([.E785]-[.B785])/0.0166667" office:value-type="float" office:value="548.098903802192" calcext:value-type="float">
            <text:p>548.098903802192</text:p>
          </table:table-cell>
          <table:table-cell table:formula="of:=([.F785]-[.C785])/0.0166667" office:value-type="float" office:value="52.7398945202108" calcext:value-type="float">
            <text:p>52.7398945202108</text:p>
          </table:table-cell>
          <table:table-cell table:formula="of:=DEGREES(ATAN(ABS([.F785]-[.C785])/ABS([.E785]-[.B785])))" office:value-type="float" office:value="5.49626844858044" calcext:value-type="float">
            <text:p>5.49626844858044</text:p>
          </table:table-cell>
          <table:table-cell table:formula="of:=SQRT(POWER([.H785];2)+POWER([.I785];2)+POWER([.J785];2))" office:value-type="float" office:value="557.423691920309" calcext:value-type="float">
            <text:p>557.423691920309</text:p>
          </table:table-cell>
        </table:table-row>
        <table:table-row table:style-name="ro1">
          <table:table-cell office:value-type="float" office:value="61.2301" calcext:value-type="float">
            <text:p>61.2301</text:p>
          </table:table-cell>
          <table:table-cell office:value-type="float" office:value="289.66" calcext:value-type="float">
            <text:p>289.66</text:p>
          </table:table-cell>
          <table:table-cell office:value-type="float" office:value="44.4295" calcext:value-type="float">
            <text:p>44.4295</text:p>
          </table:table-cell>
          <table:table-cell office:value-type="float" office:value="62.704" calcext:value-type="float">
            <text:p>62.704</text:p>
          </table:table-cell>
          <table:table-cell office:value-type="float" office:value="280.272" calcext:value-type="float">
            <text:p>280.272</text:p>
          </table:table-cell>
          <table:table-cell office:value-type="float" office:value="45.581" calcext:value-type="float">
            <text:p>45.581</text:p>
          </table:table-cell>
          <table:table-cell/>
          <table:table-cell table:formula="of:=([.D786]-[.A786])/0.0166667" office:value-type="float" office:value="88.4338231323538" calcext:value-type="float">
            <text:p>88.4338231323538</text:p>
          </table:table-cell>
          <table:table-cell table:formula="of:=ABS([.E786]-[.B786])/0.0166667" office:value-type="float" office:value="563.278873442255" calcext:value-type="float">
            <text:p>563.278873442255</text:p>
          </table:table-cell>
          <table:table-cell table:formula="of:=([.F786]-[.C786])/0.0166667" office:value-type="float" office:value="69.0898618202767" calcext:value-type="float">
            <text:p>69.0898618202767</text:p>
          </table:table-cell>
          <table:table-cell table:formula="of:=DEGREES(ATAN(ABS([.F786]-[.C786])/ABS([.E786]-[.B786])))" office:value-type="float" office:value="6.9927761919502" calcext:value-type="float">
            <text:p>6.9927761919502</text:p>
          </table:table-cell>
          <table:table-cell table:formula="of:=SQRT(POWER([.H786];2)+POWER([.I786];2)+POWER([.J786];2))" office:value-type="float" office:value="574.349231170832" calcext:value-type="float">
            <text:p>574.349231170832</text:p>
          </table:table-cell>
        </table:table-row>
        <table:table-row table:style-name="ro1">
          <table:table-cell office:value-type="float" office:value="61.9096" calcext:value-type="float">
            <text:p>61.9096</text:p>
          </table:table-cell>
          <table:table-cell office:value-type="float" office:value="281.605" calcext:value-type="float">
            <text:p>281.605</text:p>
          </table:table-cell>
          <table:table-cell office:value-type="float" office:value="44.8857" calcext:value-type="float">
            <text:p>44.8857</text:p>
          </table:table-cell>
          <table:table-cell office:value-type="float" office:value="63.6095" calcext:value-type="float">
            <text:p>63.6095</text:p>
          </table:table-cell>
          <table:table-cell office:value-type="float" office:value="271.355" calcext:value-type="float">
            <text:p>271.355</text:p>
          </table:table-cell>
          <table:table-cell office:value-type="float" office:value="45.696" calcext:value-type="float">
            <text:p>45.696</text:p>
          </table:table-cell>
          <table:table-cell/>
          <table:table-cell table:formula="of:=([.D787]-[.A787])/0.0166667" office:value-type="float" office:value="101.993796012408" calcext:value-type="float">
            <text:p>101.993796012408</text:p>
          </table:table-cell>
          <table:table-cell table:formula="of:=ABS([.E787]-[.B787])/0.0166667" office:value-type="float" office:value="614.99877000246" calcext:value-type="float">
            <text:p>614.99877000246</text:p>
          </table:table-cell>
          <table:table-cell table:formula="of:=([.F787]-[.C787])/0.0166667" office:value-type="float" office:value="48.6179027641944" calcext:value-type="float">
            <text:p>48.6179027641944</text:p>
          </table:table-cell>
          <table:table-cell table:formula="of:=DEGREES(ATAN(ABS([.F787]-[.C787])/ABS([.E787]-[.B787])))" office:value-type="float" office:value="4.52004066073143" calcext:value-type="float">
            <text:p>4.52004066073143</text:p>
          </table:table-cell>
          <table:table-cell table:formula="of:=SQRT(POWER([.H787];2)+POWER([.I787];2)+POWER([.J787];2))" office:value-type="float" office:value="625.291869448778" calcext:value-type="float">
            <text:p>625.291869448778</text:p>
          </table:table-cell>
        </table:table-row>
        <table:table-row table:style-name="ro1">
          <table:table-cell office:value-type="float" office:value="62.1576" calcext:value-type="float">
            <text:p>62.1576</text:p>
          </table:table-cell>
          <table:table-cell office:value-type="float" office:value="281.701" calcext:value-type="float">
            <text:p>281.701</text:p>
          </table:table-cell>
          <table:table-cell office:value-type="float" office:value="44.6179" calcext:value-type="float">
            <text:p>44.6179</text:p>
          </table:table-cell>
          <table:table-cell office:value-type="float" office:value="64.1147" calcext:value-type="float">
            <text:p>64.1147</text:p>
          </table:table-cell>
          <table:table-cell office:value-type="float" office:value="270.284" calcext:value-type="float">
            <text:p>270.284</text:p>
          </table:table-cell>
          <table:table-cell office:value-type="float" office:value="45.1214" calcext:value-type="float">
            <text:p>45.1214</text:p>
          </table:table-cell>
          <table:table-cell/>
          <table:table-cell table:formula="of:=([.D788]-[.A788])/0.0166667" office:value-type="float" office:value="117.42576514847" calcext:value-type="float">
            <text:p>117.42576514847</text:p>
          </table:table-cell>
          <table:table-cell table:formula="of:=ABS([.E788]-[.B788])/0.0166667" office:value-type="float" office:value="685.018629962742" calcext:value-type="float">
            <text:p>685.018629962742</text:p>
          </table:table-cell>
          <table:table-cell table:formula="of:=([.F788]-[.C788])/0.0166667" office:value-type="float" office:value="30.209939580121" calcext:value-type="float">
            <text:p>30.209939580121</text:p>
          </table:table-cell>
          <table:table-cell table:formula="of:=DEGREES(ATAN(ABS([.F788]-[.C788])/ABS([.E788]-[.B788])))" office:value-type="float" office:value="2.52515936281961" calcext:value-type="float">
            <text:p>2.52515936281961</text:p>
          </table:table-cell>
          <table:table-cell table:formula="of:=SQRT(POWER([.H788];2)+POWER([.I788];2)+POWER([.J788];2))" office:value-type="float" office:value="695.666568239534" calcext:value-type="float">
            <text:p>695.666568239534</text:p>
          </table:table-cell>
        </table:table-row>
        <table:table-row table:style-name="ro1">
          <table:table-cell office:value-type="float" office:value="60.7445" calcext:value-type="float">
            <text:p>60.7445</text:p>
          </table:table-cell>
          <table:table-cell office:value-type="float" office:value="288.229" calcext:value-type="float">
            <text:p>288.229</text:p>
          </table:table-cell>
          <table:table-cell office:value-type="float" office:value="44.3959" calcext:value-type="float">
            <text:p>44.3959</text:p>
          </table:table-cell>
          <table:table-cell office:value-type="float" office:value="62.2149" calcext:value-type="float">
            <text:p>62.2149</text:p>
          </table:table-cell>
          <table:table-cell office:value-type="float" office:value="278.992" calcext:value-type="float">
            <text:p>278.992</text:p>
          </table:table-cell>
          <table:table-cell office:value-type="float" office:value="45.0317" calcext:value-type="float">
            <text:p>45.0317</text:p>
          </table:table-cell>
          <table:table-cell/>
          <table:table-cell table:formula="of:=([.D789]-[.A789])/0.0166667" office:value-type="float" office:value="88.2238235523528" calcext:value-type="float">
            <text:p>88.2238235523528</text:p>
          </table:table-cell>
          <table:table-cell table:formula="of:=ABS([.E789]-[.B789])/0.0166667" office:value-type="float" office:value="554.218891562215" calcext:value-type="float">
            <text:p>554.218891562215</text:p>
          </table:table-cell>
          <table:table-cell table:formula="of:=([.F789]-[.C789])/0.0166667" office:value-type="float" office:value="38.1479237041528" calcext:value-type="float">
            <text:p>38.1479237041528</text:p>
          </table:table-cell>
          <table:table-cell table:formula="of:=DEGREES(ATAN(ABS([.F789]-[.C789])/ABS([.E789]-[.B789])))" office:value-type="float" office:value="3.93756508822901" calcext:value-type="float">
            <text:p>3.93756508822901</text:p>
          </table:table-cell>
          <table:table-cell table:formula="of:=SQRT(POWER([.H789];2)+POWER([.I789];2)+POWER([.J789];2))" office:value-type="float" office:value="562.492032734318" calcext:value-type="float">
            <text:p>562.492032734318</text:p>
          </table:table-cell>
        </table:table-row>
        <table:table-row table:style-name="ro1">
          <table:table-cell office:value-type="float" office:value="61.3154" calcext:value-type="float">
            <text:p>61.3154</text:p>
          </table:table-cell>
          <table:table-cell office:value-type="float" office:value="285.585" calcext:value-type="float">
            <text:p>285.585</text:p>
          </table:table-cell>
          <table:table-cell office:value-type="float" office:value="44.5377" calcext:value-type="float">
            <text:p>44.5377</text:p>
          </table:table-cell>
          <table:table-cell office:value-type="float" office:value="62.7711" calcext:value-type="float">
            <text:p>62.7711</text:p>
          </table:table-cell>
          <table:table-cell office:value-type="float" office:value="276.403" calcext:value-type="float">
            <text:p>276.403</text:p>
          </table:table-cell>
          <table:table-cell office:value-type="float" office:value="45.4224" calcext:value-type="float">
            <text:p>45.4224</text:p>
          </table:table-cell>
          <table:table-cell/>
          <table:table-cell table:formula="of:=([.D790]-[.A790])/0.0166667" office:value-type="float" office:value="87.3418253163494" calcext:value-type="float">
            <text:p>87.3418253163494</text:p>
          </table:table-cell>
          <table:table-cell table:formula="of:=ABS([.E790]-[.B790])/0.0166667" office:value-type="float" office:value="550.918898162201" calcext:value-type="float">
            <text:p>550.918898162201</text:p>
          </table:table-cell>
          <table:table-cell table:formula="of:=([.F790]-[.C790])/0.0166667" office:value-type="float" office:value="53.0818938362125" calcext:value-type="float">
            <text:p>53.0818938362125</text:p>
          </table:table-cell>
          <table:table-cell table:formula="of:=DEGREES(ATAN(ABS([.F790]-[.C790])/ABS([.E790]-[.B790])))" office:value-type="float" office:value="5.50354859078024" calcext:value-type="float">
            <text:p>5.50354859078024</text:p>
          </table:table-cell>
          <table:table-cell table:formula="of:=SQRT(POWER([.H790];2)+POWER([.I790];2)+POWER([.J790];2))" office:value-type="float" office:value="560.319475170268" calcext:value-type="float">
            <text:p>560.319475170268</text:p>
          </table:table-cell>
        </table:table-row>
        <table:table-row table:style-name="ro1">
          <table:table-cell office:value-type="float" office:value="61.4094" calcext:value-type="float">
            <text:p>61.4094</text:p>
          </table:table-cell>
          <table:table-cell office:value-type="float" office:value="281.461" calcext:value-type="float">
            <text:p>281.461</text:p>
          </table:table-cell>
          <table:table-cell office:value-type="float" office:value="45.1631" calcext:value-type="float">
            <text:p>45.1631</text:p>
          </table:table-cell>
          <table:table-cell office:value-type="float" office:value="62.8766" calcext:value-type="float">
            <text:p>62.8766</text:p>
          </table:table-cell>
          <table:table-cell office:value-type="float" office:value="271.137" calcext:value-type="float">
            <text:p>271.137</text:p>
          </table:table-cell>
          <table:table-cell office:value-type="float" office:value="46.2269" calcext:value-type="float">
            <text:p>46.2269</text:p>
          </table:table-cell>
          <table:table-cell/>
          <table:table-cell table:formula="of:=([.D791]-[.A791])/0.0166667" office:value-type="float" office:value="88.0318239363525" calcext:value-type="float">
            <text:p>88.0318239363525</text:p>
          </table:table-cell>
          <table:table-cell table:formula="of:=ABS([.E791]-[.B791])/0.0166667" office:value-type="float" office:value="619.438761122478" calcext:value-type="float">
            <text:p>619.438761122478</text:p>
          </table:table-cell>
          <table:table-cell table:formula="of:=([.F791]-[.C791])/0.0166667" office:value-type="float" office:value="63.8278723442553" calcext:value-type="float">
            <text:p>63.8278723442553</text:p>
          </table:table-cell>
          <table:table-cell table:formula="of:=DEGREES(ATAN(ABS([.F791]-[.C791])/ABS([.E791]-[.B791])))" office:value-type="float" office:value="5.88307794072436" calcext:value-type="float">
            <text:p>5.88307794072436</text:p>
          </table:table-cell>
          <table:table-cell table:formula="of:=SQRT(POWER([.H791];2)+POWER([.I791];2)+POWER([.J791];2))" office:value-type="float" office:value="628.910151050614" calcext:value-type="float">
            <text:p>628.910151050614</text:p>
          </table:table-cell>
        </table:table-row>
        <table:table-row table:style-name="ro1">
          <table:table-cell office:value-type="float" office:value="61.8848" calcext:value-type="float">
            <text:p>61.8848</text:p>
          </table:table-cell>
          <table:table-cell office:value-type="float" office:value="282.916" calcext:value-type="float">
            <text:p>282.916</text:p>
          </table:table-cell>
          <table:table-cell office:value-type="float" office:value="44.9375" calcext:value-type="float">
            <text:p>44.9375</text:p>
          </table:table-cell>
          <table:table-cell office:value-type="float" office:value="63.5938" calcext:value-type="float">
            <text:p>63.5938</text:p>
          </table:table-cell>
          <table:table-cell office:value-type="float" office:value="272.562" calcext:value-type="float">
            <text:p>272.562</text:p>
          </table:table-cell>
          <table:table-cell office:value-type="float" office:value="46.002" calcext:value-type="float">
            <text:p>46.002</text:p>
          </table:table-cell>
          <table:table-cell/>
          <table:table-cell table:formula="of:=([.D792]-[.A792])/0.0166667" office:value-type="float" office:value="102.53979492041" calcext:value-type="float">
            <text:p>102.53979492041</text:p>
          </table:table-cell>
          <table:table-cell table:formula="of:=ABS([.E792]-[.B792])/0.0166667" office:value-type="float" office:value="621.238757522484" calcext:value-type="float">
            <text:p>621.238757522484</text:p>
          </table:table-cell>
          <table:table-cell table:formula="of:=([.F792]-[.C792])/0.0166667" office:value-type="float" office:value="63.8698722602556" calcext:value-type="float">
            <text:p>63.8698722602556</text:p>
          </table:table-cell>
          <table:table-cell table:formula="of:=DEGREES(ATAN(ABS([.F792]-[.C792])/ABS([.E792]-[.B792])))" office:value-type="float" office:value="5.86998426147139" calcext:value-type="float">
            <text:p>5.86998426147139</text:p>
          </table:table-cell>
          <table:table-cell table:formula="of:=SQRT(POWER([.H792];2)+POWER([.I792];2)+POWER([.J792];2))" office:value-type="float" office:value="632.875472721878" calcext:value-type="float">
            <text:p>632.875472721878</text:p>
          </table:table-cell>
        </table:table-row>
        <table:table-row table:style-name="ro1">
          <table:table-cell office:value-type="float" office:value="60.7216" calcext:value-type="float">
            <text:p>60.7216</text:p>
          </table:table-cell>
          <table:table-cell office:value-type="float" office:value="289.513" calcext:value-type="float">
            <text:p>289.513</text:p>
          </table:table-cell>
          <table:table-cell office:value-type="float" office:value="44.7113" calcext:value-type="float">
            <text:p>44.7113</text:p>
          </table:table-cell>
          <table:table-cell office:value-type="float" office:value="62.512" calcext:value-type="float">
            <text:p>62.512</text:p>
          </table:table-cell>
          <table:table-cell office:value-type="float" office:value="277.484" calcext:value-type="float">
            <text:p>277.484</text:p>
          </table:table-cell>
          <table:table-cell office:value-type="float" office:value="46.2529" calcext:value-type="float">
            <text:p>46.2529</text:p>
          </table:table-cell>
          <table:table-cell/>
          <table:table-cell table:formula="of:=([.D793]-[.A793])/0.0166667" office:value-type="float" office:value="107.42378515243" calcext:value-type="float">
            <text:p>107.42378515243</text:p>
          </table:table-cell>
          <table:table-cell table:formula="of:=ABS([.E793]-[.B793])/0.0166667" office:value-type="float" office:value="721.738556522887" calcext:value-type="float">
            <text:p>721.738556522887</text:p>
          </table:table-cell>
          <table:table-cell table:formula="of:=([.F793]-[.C793])/0.0166667" office:value-type="float" office:value="92.4958150083697" calcext:value-type="float">
            <text:p>92.4958150083697</text:p>
          </table:table-cell>
          <table:table-cell table:formula="of:=DEGREES(ATAN(ABS([.F793]-[.C793])/ABS([.E793]-[.B793])))" office:value-type="float" office:value="7.30304397393746" calcext:value-type="float">
            <text:p>7.30304397393746</text:p>
          </table:table-cell>
          <table:table-cell table:formula="of:=SQRT(POWER([.H793];2)+POWER([.I793];2)+POWER([.J793];2))" office:value-type="float" office:value="735.528306309334" calcext:value-type="float">
            <text:p>735.528306309334</text:p>
          </table:table-cell>
        </table:table-row>
        <table:table-row table:style-name="ro1">
          <table:table-cell office:value-type="float" office:value="63.017" calcext:value-type="float">
            <text:p>63.017</text:p>
          </table:table-cell>
          <table:table-cell office:value-type="float" office:value="276.48" calcext:value-type="float">
            <text:p>276.48</text:p>
          </table:table-cell>
          <table:table-cell office:value-type="float" office:value="45.1602" calcext:value-type="float">
            <text:p>45.1602</text:p>
          </table:table-cell>
          <table:table-cell office:value-type="float" office:value="64.6951" calcext:value-type="float">
            <text:p>64.6951</text:p>
          </table:table-cell>
          <table:table-cell office:value-type="float" office:value="265.194" calcext:value-type="float">
            <text:p>265.194</text:p>
          </table:table-cell>
          <table:table-cell office:value-type="float" office:value="46.1507" calcext:value-type="float">
            <text:p>46.1507</text:p>
          </table:table-cell>
          <table:table-cell/>
          <table:table-cell table:formula="of:=([.D794]-[.A794])/0.0166667" office:value-type="float" office:value="100.685798628402" calcext:value-type="float">
            <text:p>100.685798628402</text:p>
          </table:table-cell>
          <table:table-cell table:formula="of:=ABS([.E794]-[.B794])/0.0166667" office:value-type="float" office:value="677.158645682709" calcext:value-type="float">
            <text:p>677.158645682709</text:p>
          </table:table-cell>
          <table:table-cell table:formula="of:=([.F794]-[.C794])/0.0166667" office:value-type="float" office:value="59.4298811402376" calcext:value-type="float">
            <text:p>59.4298811402376</text:p>
          </table:table-cell>
          <table:table-cell table:formula="of:=DEGREES(ATAN(ABS([.F794]-[.C794])/ABS([.E794]-[.B794])))" office:value-type="float" office:value="5.01563271898448" calcext:value-type="float">
            <text:p>5.01563271898448</text:p>
          </table:table-cell>
          <table:table-cell table:formula="of:=SQRT(POWER([.H794];2)+POWER([.I794];2)+POWER([.J794];2))" office:value-type="float" office:value="687.17783159865" calcext:value-type="float">
            <text:p>687.17783159865</text:p>
          </table:table-cell>
        </table:table-row>
        <table:table-row table:style-name="ro1">
          <table:table-cell office:value-type="float" office:value="61.5704" calcext:value-type="float">
            <text:p>61.5704</text:p>
          </table:table-cell>
          <table:table-cell office:value-type="float" office:value="285.622" calcext:value-type="float">
            <text:p>285.622</text:p>
          </table:table-cell>
          <table:table-cell office:value-type="float" office:value="44.5297" calcext:value-type="float">
            <text:p>44.5297</text:p>
          </table:table-cell>
          <table:table-cell office:value-type="float" office:value="63.5373" calcext:value-type="float">
            <text:p>63.5373</text:p>
          </table:table-cell>
          <table:table-cell office:value-type="float" office:value="275.285" calcext:value-type="float">
            <text:p>275.285</text:p>
          </table:table-cell>
          <table:table-cell office:value-type="float" office:value="45.0911" calcext:value-type="float">
            <text:p>45.0911</text:p>
          </table:table-cell>
          <table:table-cell/>
          <table:table-cell table:formula="of:=([.D795]-[.A795])/0.0166667" office:value-type="float" office:value="118.013763972472" calcext:value-type="float">
            <text:p>118.013763972472</text:p>
          </table:table-cell>
          <table:table-cell table:formula="of:=ABS([.E795]-[.B795])/0.0166667" office:value-type="float" office:value="620.21875956248" calcext:value-type="float">
            <text:p>620.21875956248</text:p>
          </table:table-cell>
          <table:table-cell table:formula="of:=([.F795]-[.C795])/0.0166667" office:value-type="float" office:value="33.6839326321347" calcext:value-type="float">
            <text:p>33.6839326321347</text:p>
          </table:table-cell>
          <table:table-cell table:formula="of:=DEGREES(ATAN(ABS([.F795]-[.C795])/ABS([.E795]-[.B795])))" office:value-type="float" office:value="3.10866610610415" calcext:value-type="float">
            <text:p>3.10866610610415</text:p>
          </table:table-cell>
          <table:table-cell table:formula="of:=SQRT(POWER([.H795];2)+POWER([.I795];2)+POWER([.J795];2))" office:value-type="float" office:value="632.244545660726" calcext:value-type="float">
            <text:p>632.244545660726</text:p>
          </table:table-cell>
        </table:table-row>
        <table:table-row table:style-name="ro1">
          <table:table-cell office:value-type="float" office:value="63.5011" calcext:value-type="float">
            <text:p>63.5011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45.4514" calcext:value-type="float">
            <text:p>45.4514</text:p>
          </table:table-cell>
          <table:table-cell office:value-type="float" office:value="65.3943" calcext:value-type="float">
            <text:p>65.3943</text:p>
          </table:table-cell>
          <table:table-cell office:value-type="float" office:value="267.8" calcext:value-type="float">
            <text:p>267.8</text:p>
          </table:table-cell>
          <table:table-cell office:value-type="float" office:value="45.9832" calcext:value-type="float">
            <text:p>45.9832</text:p>
          </table:table-cell>
          <table:table-cell/>
          <table:table-cell table:formula="of:=([.D796]-[.A796])/0.0166667" office:value-type="float" office:value="113.591772816454" calcext:value-type="float">
            <text:p>113.591772816454</text:p>
          </table:table-cell>
          <table:table-cell table:formula="of:=ABS([.E796]-[.B796])/0.0166667" office:value-type="float" office:value="599.578800842398" calcext:value-type="float">
            <text:p>599.578800842398</text:p>
          </table:table-cell>
          <table:table-cell table:formula="of:=([.F796]-[.C796])/0.0166667" office:value-type="float" office:value="31.9079361841275" calcext:value-type="float">
            <text:p>31.9079361841275</text:p>
          </table:table-cell>
          <table:table-cell table:formula="of:=DEGREES(ATAN(ABS([.F796]-[.C796])/ABS([.E796]-[.B796])))" office:value-type="float" office:value="3.04625037242325" calcext:value-type="float">
            <text:p>3.04625037242325</text:p>
          </table:table-cell>
          <table:table-cell table:formula="of:=SQRT(POWER([.H796];2)+POWER([.I796];2)+POWER([.J796];2))" office:value-type="float" office:value="611.07769200219" calcext:value-type="float">
            <text:p>611.07769200219</text:p>
          </table:table-cell>
        </table:table-row>
        <table:table-row table:style-name="ro1">
          <table:table-cell office:value-type="float" office:value="61.3155" calcext:value-type="float">
            <text:p>61.3155</text:p>
          </table:table-cell>
          <table:table-cell office:value-type="float" office:value="285.58" calcext:value-type="float">
            <text:p>285.58</text:p>
          </table:table-cell>
          <table:table-cell office:value-type="float" office:value="44.5385" calcext:value-type="float">
            <text:p>44.5385</text:p>
          </table:table-cell>
          <table:table-cell office:value-type="float" office:value="62.9865" calcext:value-type="float">
            <text:p>62.9865</text:p>
          </table:table-cell>
          <table:table-cell office:value-type="float" office:value="277.873" calcext:value-type="float">
            <text:p>277.873</text:p>
          </table:table-cell>
          <table:table-cell office:value-type="float" office:value="44.6978" calcext:value-type="float">
            <text:p>44.6978</text:p>
          </table:table-cell>
          <table:table-cell/>
          <table:table-cell table:formula="of:=([.D797]-[.A797])/0.0166667" office:value-type="float" office:value="100.259799480401" calcext:value-type="float">
            <text:p>100.259799480401</text:p>
          </table:table-cell>
          <table:table-cell table:formula="of:=ABS([.E797]-[.B797])/0.0166667" office:value-type="float" office:value="462.419075161849" calcext:value-type="float">
            <text:p>462.419075161849</text:p>
          </table:table-cell>
          <table:table-cell table:formula="of:=([.F797]-[.C797])/0.0166667" office:value-type="float" office:value="9.55798088403834" calcext:value-type="float">
            <text:p>9.55798088403834</text:p>
          </table:table-cell>
          <table:table-cell table:formula="of:=DEGREES(ATAN(ABS([.F797]-[.C797])/ABS([.E797]-[.B797])))" office:value-type="float" office:value="1.18410772092486" calcext:value-type="float">
            <text:p>1.18410772092486</text:p>
          </table:table-cell>
          <table:table-cell table:formula="of:=SQRT(POWER([.H797];2)+POWER([.I797];2)+POWER([.J797];2))" office:value-type="float" office:value="473.259742069796" calcext:value-type="float">
            <text:p>473.259742069796</text:p>
          </table:table-cell>
        </table:table-row>
        <table:table-row table:style-name="ro1">
          <table:table-cell office:value-type="float" office:value="64.4867" calcext:value-type="float">
            <text:p>64.4867</text:p>
          </table:table-cell>
          <table:table-cell office:value-type="float" office:value="279.244" calcext:value-type="float">
            <text:p>279.244</text:p>
          </table:table-cell>
          <table:table-cell office:value-type="float" office:value="45.47" calcext:value-type="float">
            <text:p>45.47</text:p>
          </table:table-cell>
          <table:table-cell office:value-type="float" office:value="67.1141" calcext:value-type="float">
            <text:p>67.1141</text:p>
          </table:table-cell>
          <table:table-cell office:value-type="float" office:value="268.06" calcext:value-type="float">
            <text:p>268.06</text:p>
          </table:table-cell>
          <table:table-cell office:value-type="float" office:value="45.9265" calcext:value-type="float">
            <text:p>45.9265</text:p>
          </table:table-cell>
          <table:table-cell/>
          <table:table-cell table:formula="of:=([.D798]-[.A798])/0.0166667" office:value-type="float" office:value="157.64368471263" calcext:value-type="float">
            <text:p>157.64368471263</text:p>
          </table:table-cell>
          <table:table-cell table:formula="of:=ABS([.E798]-[.B798])/0.0166667" office:value-type="float" office:value="671.038657922686" calcext:value-type="float">
            <text:p>671.038657922686</text:p>
          </table:table-cell>
          <table:table-cell table:formula="of:=([.F798]-[.C798])/0.0166667" office:value-type="float" office:value="27.3899452201095" calcext:value-type="float">
            <text:p>27.3899452201095</text:p>
          </table:table-cell>
          <table:table-cell table:formula="of:=DEGREES(ATAN(ABS([.F798]-[.C798])/ABS([.E798]-[.B798])))" office:value-type="float" office:value="2.33735804782172" calcext:value-type="float">
            <text:p>2.33735804782172</text:p>
          </table:table-cell>
          <table:table-cell table:formula="of:=SQRT(POWER([.H798];2)+POWER([.I798];2)+POWER([.J798];2))" office:value-type="float" office:value="689.851158479577" calcext:value-type="float">
            <text:p>689.851158479577</text:p>
          </table:table-cell>
        </table:table-row>
        <table:table-row table:style-name="ro1">
          <table:table-cell office:value-type="float" office:value="63.941" calcext:value-type="float">
            <text:p>63.941</text:p>
          </table:table-cell>
          <table:table-cell office:value-type="float" office:value="281.821" calcext:value-type="float">
            <text:p>281.821</text:p>
          </table:table-cell>
          <table:table-cell office:value-type="float" office:value="45.3346" calcext:value-type="float">
            <text:p>45.3346</text:p>
          </table:table-cell>
          <table:table-cell office:value-type="float" office:value="66.5684" calcext:value-type="float">
            <text:p>66.5684</text:p>
          </table:table-cell>
          <table:table-cell office:value-type="float" office:value="273.072" calcext:value-type="float">
            <text:p>273.072</text:p>
          </table:table-cell>
          <table:table-cell office:value-type="float" office:value="45.6493" calcext:value-type="float">
            <text:p>45.6493</text:p>
          </table:table-cell>
          <table:table-cell/>
          <table:table-cell table:formula="of:=([.D799]-[.A799])/0.0166667" office:value-type="float" office:value="157.64368471263" calcext:value-type="float">
            <text:p>157.64368471263</text:p>
          </table:table-cell>
          <table:table-cell table:formula="of:=ABS([.E799]-[.B799])/0.0166667" office:value-type="float" office:value="524.938950122101" calcext:value-type="float">
            <text:p>524.938950122101</text:p>
          </table:table-cell>
          <table:table-cell table:formula="of:=([.F799]-[.C799])/0.0166667" office:value-type="float" office:value="18.8819622360752" calcext:value-type="float">
            <text:p>18.8819622360752</text:p>
          </table:table-cell>
          <table:table-cell table:formula="of:=DEGREES(ATAN(ABS([.F799]-[.C799])/ABS([.E799]-[.B799])))" office:value-type="float" office:value="2.06003103352433" calcext:value-type="float">
            <text:p>2.06003103352433</text:p>
          </table:table-cell>
          <table:table-cell table:formula="of:=SQRT(POWER([.H799];2)+POWER([.I799];2)+POWER([.J799];2))" office:value-type="float" office:value="548.424070572175" calcext:value-type="float">
            <text:p>548.424070572175</text:p>
          </table:table-cell>
        </table:table-row>
        <table:table-row table:style-name="ro1">
          <table:table-cell office:value-type="float" office:value="63.3894" calcext:value-type="float">
            <text:p>63.3894</text:p>
          </table:table-cell>
          <table:table-cell office:value-type="float" office:value="284.427" calcext:value-type="float">
            <text:p>284.427</text:p>
          </table:table-cell>
          <table:table-cell office:value-type="float" office:value="45.1976" calcext:value-type="float">
            <text:p>45.1976</text:p>
          </table:table-cell>
          <table:table-cell office:value-type="float" office:value="67.3558" calcext:value-type="float">
            <text:p>67.3558</text:p>
          </table:table-cell>
          <table:table-cell office:value-type="float" office:value="269.249" calcext:value-type="float">
            <text:p>269.249</text:p>
          </table:table-cell>
          <table:table-cell office:value-type="float" office:value="46.4728" calcext:value-type="float">
            <text:p>46.4728</text:p>
          </table:table-cell>
          <table:table-cell/>
          <table:table-cell table:formula="of:=([.D800]-[.A800])/0.0166667" office:value-type="float" office:value="237.983524032952" calcext:value-type="float">
            <text:p>237.983524032952</text:p>
          </table:table-cell>
          <table:table-cell table:formula="of:=ABS([.E800]-[.B800])/0.0166667" office:value-type="float" office:value="910.678178643643" calcext:value-type="float">
            <text:p>910.678178643643</text:p>
          </table:table-cell>
          <table:table-cell table:formula="of:=([.F800]-[.C800])/0.0166667" office:value-type="float" office:value="76.5118469763059" calcext:value-type="float">
            <text:p>76.5118469763059</text:p>
          </table:table-cell>
          <table:table-cell table:formula="of:=DEGREES(ATAN(ABS([.F800]-[.C800])/ABS([.E800]-[.B800])))" office:value-type="float" office:value="4.80250297007253" calcext:value-type="float">
            <text:p>4.80250297007253</text:p>
          </table:table-cell>
          <table:table-cell table:formula="of:=SQRT(POWER([.H800];2)+POWER([.I800];2)+POWER([.J800];2))" office:value-type="float" office:value="944.364847660358" calcext:value-type="float">
            <text:p>944.364847660358</text:p>
          </table:table-cell>
        </table:table-row>
        <table:table-row table:style-name="ro1">
          <table:table-cell office:value-type="float" office:value="64.4329" calcext:value-type="float">
            <text:p>64.4329</text:p>
          </table:table-cell>
          <table:table-cell office:value-type="float" office:value="283.157" calcext:value-type="float">
            <text:p>283.157</text:p>
          </table:table-cell>
          <table:table-cell office:value-type="float" office:value="45.6302" calcext:value-type="float">
            <text:p>45.6302</text:p>
          </table:table-cell>
          <table:table-cell office:value-type="float" office:value="67.0775" calcext:value-type="float">
            <text:p>67.0775</text:p>
          </table:table-cell>
          <table:table-cell office:value-type="float" office:value="272.954" calcext:value-type="float">
            <text:p>272.954</text:p>
          </table:table-cell>
          <table:table-cell office:value-type="float" office:value="46.6463" calcext:value-type="float">
            <text:p>46.6463</text:p>
          </table:table-cell>
          <table:table-cell/>
          <table:table-cell table:formula="of:=([.D801]-[.A801])/0.0166667" office:value-type="float" office:value="158.675682648635" calcext:value-type="float">
            <text:p>158.675682648635</text:p>
          </table:table-cell>
          <table:table-cell table:formula="of:=ABS([.E801]-[.B801])/0.0166667" office:value-type="float" office:value="612.178775642447" calcext:value-type="float">
            <text:p>612.178775642447</text:p>
          </table:table-cell>
          <table:table-cell table:formula="of:=([.F801]-[.C801])/0.0166667" office:value-type="float" office:value="60.9658780682435" calcext:value-type="float">
            <text:p>60.9658780682435</text:p>
          </table:table-cell>
          <table:table-cell table:formula="of:=DEGREES(ATAN(ABS([.F801]-[.C801])/ABS([.E801]-[.B801])))" office:value-type="float" office:value="5.68724026333657" calcext:value-type="float">
            <text:p>5.68724026333657</text:p>
          </table:table-cell>
          <table:table-cell table:formula="of:=SQRT(POWER([.H801];2)+POWER([.I801];2)+POWER([.J801];2))" office:value-type="float" office:value="635.340588896796" calcext:value-type="float">
            <text:p>635.340588896796</text:p>
          </table:table-cell>
        </table:table-row>
        <table:table-row table:style-name="ro1">
          <table:table-cell office:value-type="float" office:value="63.6639" calcext:value-type="float">
            <text:p>63.6639</text:p>
          </table:table-cell>
          <table:table-cell office:value-type="float" office:value="283.145" calcext:value-type="float">
            <text:p>283.145</text:p>
          </table:table-cell>
          <table:table-cell office:value-type="float" office:value="45.1369" calcext:value-type="float">
            <text:p>45.1369</text:p>
          </table:table-cell>
          <table:table-cell office:value-type="float" office:value="66.0748" calcext:value-type="float">
            <text:p>66.0748</text:p>
          </table:table-cell>
          <table:table-cell office:value-type="float" office:value="272.953" calcext:value-type="float">
            <text:p>272.953</text:p>
          </table:table-cell>
          <table:table-cell office:value-type="float" office:value="45.9183" calcext:value-type="float">
            <text:p>45.9183</text:p>
          </table:table-cell>
          <table:table-cell/>
          <table:table-cell table:formula="of:=([.D802]-[.A802])/0.0166667" office:value-type="float" office:value="144.653710692579" calcext:value-type="float">
            <text:p>144.653710692579</text:p>
          </table:table-cell>
          <table:table-cell table:formula="of:=ABS([.E802]-[.B802])/0.0166667" office:value-type="float" office:value="611.518776962447" calcext:value-type="float">
            <text:p>611.518776962447</text:p>
          </table:table-cell>
          <table:table-cell table:formula="of:=([.F802]-[.C802])/0.0166667" office:value-type="float" office:value="46.8839062321878" calcext:value-type="float">
            <text:p>46.8839062321878</text:p>
          </table:table-cell>
          <table:table-cell table:formula="of:=DEGREES(ATAN(ABS([.F802]-[.C802])/ABS([.E802]-[.B802])))" office:value-type="float" office:value="4.38417477962401" calcext:value-type="float">
            <text:p>4.38417477962401</text:p>
          </table:table-cell>
          <table:table-cell table:formula="of:=SQRT(POWER([.H802];2)+POWER([.I802];2)+POWER([.J802];2))" office:value-type="float" office:value="630.141262939007" calcext:value-type="float">
            <text:p>630.141262939007</text:p>
          </table:table-cell>
        </table:table-row>
        <table:table-row table:style-name="ro1">
          <table:table-cell office:value-type="float" office:value="62.0555" calcext:value-type="float">
            <text:p>62.0555</text:p>
          </table:table-cell>
          <table:table-cell office:value-type="float" office:value="287.042" calcext:value-type="float">
            <text:p>287.042</text:p>
          </table:table-cell>
          <table:table-cell office:value-type="float" office:value="44.5628" calcext:value-type="float">
            <text:p>44.5628</text:p>
          </table:table-cell>
          <table:table-cell office:value-type="float" office:value="63.9984" calcext:value-type="float">
            <text:p>63.9984</text:p>
          </table:table-cell>
          <table:table-cell office:value-type="float" office:value="277.935" calcext:value-type="float">
            <text:p>277.935</text:p>
          </table:table-cell>
          <table:table-cell office:value-type="float" office:value="45.1761" calcext:value-type="float">
            <text:p>45.1761</text:p>
          </table:table-cell>
          <table:table-cell/>
          <table:table-cell table:formula="of:=([.D803]-[.A803])/0.0166667" office:value-type="float" office:value="116.573766852466" calcext:value-type="float">
            <text:p>116.573766852466</text:p>
          </table:table-cell>
          <table:table-cell table:formula="of:=ABS([.E803]-[.B803])/0.0166667" office:value-type="float" office:value="546.418907162184" calcext:value-type="float">
            <text:p>546.418907162184</text:p>
          </table:table-cell>
          <table:table-cell table:formula="of:=([.F803]-[.C803])/0.0166667" office:value-type="float" office:value="36.7979264041469" calcext:value-type="float">
            <text:p>36.7979264041469</text:p>
          </table:table-cell>
          <table:table-cell table:formula="of:=DEGREES(ATAN(ABS([.F803]-[.C803])/ABS([.E803]-[.B803])))" office:value-type="float" office:value="3.85269839107664" calcext:value-type="float">
            <text:p>3.85269839107664</text:p>
          </table:table-cell>
          <table:table-cell table:formula="of:=SQRT(POWER([.H803];2)+POWER([.I803];2)+POWER([.J803];2))" office:value-type="float" office:value="559.926024230106" calcext:value-type="float">
            <text:p>559.926024230106</text:p>
          </table:table-cell>
        </table:table-row>
        <table:table-row table:style-name="ro1">
          <table:table-cell office:value-type="float" office:value="62.2873" calcext:value-type="float">
            <text:p>62.2873</text:p>
          </table:table-cell>
          <table:table-cell office:value-type="float" office:value="288.421" calcext:value-type="float">
            <text:p>288.421</text:p>
          </table:table-cell>
          <table:table-cell office:value-type="float" office:value="44.606" calcext:value-type="float">
            <text:p>44.606</text:p>
          </table:table-cell>
          <table:table-cell office:value-type="float" office:value="64.759" calcext:value-type="float">
            <text:p>64.759</text:p>
          </table:table-cell>
          <table:table-cell office:value-type="float" office:value="277.948" calcext:value-type="float">
            <text:p>277.948</text:p>
          </table:table-cell>
          <table:table-cell office:value-type="float" office:value="45.6643" calcext:value-type="float">
            <text:p>45.6643</text:p>
          </table:table-cell>
          <table:table-cell/>
          <table:table-cell table:formula="of:=([.D804]-[.A804])/0.0166667" office:value-type="float" office:value="148.301703396593" calcext:value-type="float">
            <text:p>148.301703396593</text:p>
          </table:table-cell>
          <table:table-cell table:formula="of:=ABS([.E804]-[.B804])/0.0166667" office:value-type="float" office:value="628.378743242514" calcext:value-type="float">
            <text:p>628.378743242514</text:p>
          </table:table-cell>
          <table:table-cell table:formula="of:=([.F804]-[.C804])/0.0166667" office:value-type="float" office:value="63.4978730042537" calcext:value-type="float">
            <text:p>63.4978730042537</text:p>
          </table:table-cell>
          <table:table-cell table:formula="of:=DEGREES(ATAN(ABS([.F804]-[.C804])/ABS([.E804]-[.B804])))" office:value-type="float" office:value="5.77016998555356" calcext:value-type="float">
            <text:p>5.77016998555356</text:p>
          </table:table-cell>
          <table:table-cell table:formula="of:=SQRT(POWER([.H804];2)+POWER([.I804];2)+POWER([.J804];2))" office:value-type="float" office:value="648.756672463133" calcext:value-type="float">
            <text:p>648.756672463133</text:p>
          </table:table-cell>
        </table:table-row>
        <table:table-row table:style-name="ro1">
          <table:table-cell office:value-type="float" office:value="63.9328" calcext:value-type="float">
            <text:p>63.9328</text:p>
          </table:table-cell>
          <table:table-cell office:value-type="float" office:value="281.929" calcext:value-type="float">
            <text:p>281.929</text:p>
          </table:table-cell>
          <table:table-cell office:value-type="float" office:value="44.8167" calcext:value-type="float">
            <text:p>44.8167</text:p>
          </table:table-cell>
          <table:table-cell office:value-type="float" office:value="66.3259" calcext:value-type="float">
            <text:p>66.3259</text:p>
          </table:table-cell>
          <table:table-cell office:value-type="float" office:value="271.885" calcext:value-type="float">
            <text:p>271.885</text:p>
          </table:table-cell>
          <table:table-cell office:value-type="float" office:value="45.0967" calcext:value-type="float">
            <text:p>45.0967</text:p>
          </table:table-cell>
          <table:table-cell/>
          <table:table-cell table:formula="of:=([.D805]-[.A805])/0.0166667" office:value-type="float" office:value="143.585712828575" calcext:value-type="float">
            <text:p>143.585712828575</text:p>
          </table:table-cell>
          <table:table-cell table:formula="of:=ABS([.E805]-[.B805])/0.0166667" office:value-type="float" office:value="602.63879472241" calcext:value-type="float">
            <text:p>602.63879472241</text:p>
          </table:table-cell>
          <table:table-cell table:formula="of:=([.F805]-[.C805])/0.0166667" office:value-type="float" office:value="16.7999664000673" calcext:value-type="float">
            <text:p>16.7999664000673</text:p>
          </table:table-cell>
          <table:table-cell table:formula="of:=DEGREES(ATAN(ABS([.F805]-[.C805])/ABS([.E805]-[.B805])))" office:value-type="float" office:value="1.59684033546091" calcext:value-type="float">
            <text:p>1.59684033546091</text:p>
          </table:table-cell>
          <table:table-cell table:formula="of:=SQRT(POWER([.H805];2)+POWER([.I805];2)+POWER([.J805];2))" office:value-type="float" office:value="619.735921747329" calcext:value-type="float">
            <text:p>619.735921747329</text:p>
          </table:table-cell>
        </table:table-row>
        <table:table-row table:style-name="ro1">
          <table:table-cell office:value-type="float" office:value="64.6575" calcext:value-type="float">
            <text:p>64.6575</text:p>
          </table:table-cell>
          <table:table-cell office:value-type="float" office:value="284.674" calcext:value-type="float">
            <text:p>284.674</text:p>
          </table:table-cell>
          <table:table-cell office:value-type="float" office:value="44.896" calcext:value-type="float">
            <text:p>44.896</text:p>
          </table:table-cell>
          <table:table-cell office:value-type="float" office:value="67.314" calcext:value-type="float">
            <text:p>67.314</text:p>
          </table:table-cell>
          <table:table-cell office:value-type="float" office:value="273.186" calcext:value-type="float">
            <text:p>273.186</text:p>
          </table:table-cell>
          <table:table-cell office:value-type="float" office:value="45.6248" calcext:value-type="float">
            <text:p>45.6248</text:p>
          </table:table-cell>
          <table:table-cell/>
          <table:table-cell table:formula="of:=([.D806]-[.A806])/0.0166667" office:value-type="float" office:value="159.389681220637" calcext:value-type="float">
            <text:p>159.389681220637</text:p>
          </table:table-cell>
          <table:table-cell table:formula="of:=ABS([.E806]-[.B806])/0.0166667" office:value-type="float" office:value="689.278621442757" calcext:value-type="float">
            <text:p>689.278621442757</text:p>
          </table:table-cell>
          <table:table-cell table:formula="of:=([.F806]-[.C806])/0.0166667" office:value-type="float" office:value="43.7279125441749" calcext:value-type="float">
            <text:p>43.7279125441749</text:p>
          </table:table-cell>
          <table:table-cell table:formula="of:=DEGREES(ATAN(ABS([.F806]-[.C806])/ABS([.E806]-[.B806])))" office:value-type="float" office:value="3.62998604667516" calcext:value-type="float">
            <text:p>3.62998604667516</text:p>
          </table:table-cell>
          <table:table-cell table:formula="of:=SQRT(POWER([.H806];2)+POWER([.I806];2)+POWER([.J806];2))" office:value-type="float" office:value="708.817479181429" calcext:value-type="float">
            <text:p>708.817479181429</text:p>
          </table:table-cell>
        </table:table-row>
        <table:table-row table:style-name="ro1">
          <table:table-cell office:value-type="float" office:value="72.0457" calcext:value-type="float">
            <text:p>72.0457</text:p>
          </table:table-cell>
          <table:table-cell office:value-type="float" office:value="277.8" calcext:value-type="float">
            <text:p>277.8</text:p>
          </table:table-cell>
          <table:table-cell office:value-type="float" office:value="44.623" calcext:value-type="float">
            <text:p>44.623</text:p>
          </table:table-cell>
          <table:table-cell office:value-type="float" office:value="73.7525" calcext:value-type="float">
            <text:p>73.7525</text:p>
          </table:table-cell>
          <table:table-cell office:value-type="float" office:value="266.507" calcext:value-type="float">
            <text:p>266.507</text:p>
          </table:table-cell>
          <table:table-cell office:value-type="float" office:value="45.6185" calcext:value-type="float">
            <text:p>45.6185</text:p>
          </table:table-cell>
          <table:table-cell/>
          <table:table-cell table:formula="of:=([.D807]-[.A807])/0.0166667" office:value-type="float" office:value="102.40779518441" calcext:value-type="float">
            <text:p>102.40779518441</text:p>
          </table:table-cell>
          <table:table-cell table:formula="of:=ABS([.E807]-[.B807])/0.0166667" office:value-type="float" office:value="677.578644842711" calcext:value-type="float">
            <text:p>677.578644842711</text:p>
          </table:table-cell>
          <table:table-cell table:formula="of:=([.F807]-[.C807])/0.0166667" office:value-type="float" office:value="59.7298805402389" calcext:value-type="float">
            <text:p>59.7298805402389</text:p>
          </table:table-cell>
          <table:table-cell table:formula="of:=DEGREES(ATAN(ABS([.F807]-[.C807])/ABS([.E807]-[.B807])))" office:value-type="float" office:value="5.03771280312197" calcext:value-type="float">
            <text:p>5.03771280312197</text:p>
          </table:table-cell>
          <table:table-cell table:formula="of:=SQRT(POWER([.H807];2)+POWER([.I807];2)+POWER([.J807];2))" office:value-type="float" office:value="687.871961262245" calcext:value-type="float">
            <text:p>687.871961262245</text:p>
          </table:table-cell>
        </table:table-row>
        <table:table-row table:style-name="ro1">
          <table:table-cell office:value-type="float" office:value="72.7874" calcext:value-type="float">
            <text:p>72.7874</text:p>
          </table:table-cell>
          <table:table-cell office:value-type="float" office:value="272.687" calcext:value-type="float">
            <text:p>272.687</text:p>
          </table:table-cell>
          <table:table-cell office:value-type="float" office:value="45.1577" calcext:value-type="float">
            <text:p>45.1577</text:p>
          </table:table-cell>
          <table:table-cell office:value-type="float" office:value="74.4571" calcext:value-type="float">
            <text:p>74.4571</text:p>
          </table:table-cell>
          <table:table-cell office:value-type="float" office:value="261.686" calcext:value-type="float">
            <text:p>261.686</text:p>
          </table:table-cell>
          <table:table-cell office:value-type="float" office:value="45.882" calcext:value-type="float">
            <text:p>45.882</text:p>
          </table:table-cell>
          <table:table-cell/>
          <table:table-cell table:formula="of:=([.D808]-[.A808])/0.0166667" office:value-type="float" office:value="100.1817996364" calcext:value-type="float">
            <text:p>100.1817996364</text:p>
          </table:table-cell>
          <table:table-cell table:formula="of:=ABS([.E808]-[.B808])/0.0166667" office:value-type="float" office:value="660.058679882642" calcext:value-type="float">
            <text:p>660.058679882642</text:p>
          </table:table-cell>
          <table:table-cell table:formula="of:=([.F808]-[.C808])/0.0166667" office:value-type="float" office:value="43.4579130841738" calcext:value-type="float">
            <text:p>43.4579130841738</text:p>
          </table:table-cell>
          <table:table-cell table:formula="of:=DEGREES(ATAN(ABS([.F808]-[.C808])/ABS([.E808]-[.B808])))" office:value-type="float" office:value="3.76688703914901" calcext:value-type="float">
            <text:p>3.76688703914901</text:p>
          </table:table-cell>
          <table:table-cell table:formula="of:=SQRT(POWER([.H808];2)+POWER([.I808];2)+POWER([.J808];2))" office:value-type="float" office:value="669.030973929037" calcext:value-type="float">
            <text:p>669.030973929037</text:p>
          </table:table-cell>
        </table:table-row>
        <table:table-row table:style-name="ro1">
          <table:table-cell office:value-type="float" office:value="72.548" calcext:value-type="float">
            <text:p>72.548</text:p>
          </table:table-cell>
          <table:table-cell office:value-type="float" office:value="276.487" calcext:value-type="float">
            <text:p>276.487</text:p>
          </table:table-cell>
          <table:table-cell office:value-type="float" office:value="45.0688" calcext:value-type="float">
            <text:p>45.0688</text:p>
          </table:table-cell>
          <table:table-cell office:value-type="float" office:value="74.2507" calcext:value-type="float">
            <text:p>74.2507</text:p>
          </table:table-cell>
          <table:table-cell office:value-type="float" office:value="267.826" calcext:value-type="float">
            <text:p>267.826</text:p>
          </table:table-cell>
          <table:table-cell office:value-type="float" office:value="45.4085" calcext:value-type="float">
            <text:p>45.4085</text:p>
          </table:table-cell>
          <table:table-cell/>
          <table:table-cell table:formula="of:=([.D809]-[.A809])/0.0166667" office:value-type="float" office:value="102.161795676408" calcext:value-type="float">
            <text:p>102.161795676408</text:p>
          </table:table-cell>
          <table:table-cell table:formula="of:=ABS([.E809]-[.B809])/0.0166667" office:value-type="float" office:value="519.658960682079" calcext:value-type="float">
            <text:p>519.658960682079</text:p>
          </table:table-cell>
          <table:table-cell table:formula="of:=([.F809]-[.C809])/0.0166667" office:value-type="float" office:value="20.3819592360811" calcext:value-type="float">
            <text:p>20.3819592360811</text:p>
          </table:table-cell>
          <table:table-cell table:formula="of:=DEGREES(ATAN(ABS([.F809]-[.C809])/ABS([.E809]-[.B809])))" office:value-type="float" office:value="2.24609225387353" calcext:value-type="float">
            <text:p>2.24609225387353</text:p>
          </table:table-cell>
          <table:table-cell table:formula="of:=SQRT(POWER([.H809];2)+POWER([.I809];2)+POWER([.J809];2))" office:value-type="float" office:value="529.998011482409" calcext:value-type="float">
            <text:p>529.998011482409</text:p>
          </table:table-cell>
        </table:table-row>
        <table:table-row table:style-name="ro1">
          <table:table-cell office:value-type="float" office:value="72.5395" calcext:value-type="float">
            <text:p>72.5395</text:p>
          </table:table-cell>
          <table:table-cell office:value-type="float" office:value="274.015" calcext:value-type="float">
            <text:p>274.015</text:p>
          </table:table-cell>
          <table:table-cell office:value-type="float" office:value="44.7076" calcext:value-type="float">
            <text:p>44.7076</text:p>
          </table:table-cell>
          <table:table-cell office:value-type="float" office:value="74.2265" calcext:value-type="float">
            <text:p>74.2265</text:p>
          </table:table-cell>
          <table:table-cell office:value-type="float" office:value="264.236" calcext:value-type="float">
            <text:p>264.236</text:p>
          </table:table-cell>
          <table:table-cell office:value-type="float" office:value="45.0001" calcext:value-type="float">
            <text:p>45.0001</text:p>
          </table:table-cell>
          <table:table-cell/>
          <table:table-cell table:formula="of:=([.D810]-[.A810])/0.0166667" office:value-type="float" office:value="101.219797560405" calcext:value-type="float">
            <text:p>101.219797560405</text:p>
          </table:table-cell>
          <table:table-cell table:formula="of:=ABS([.E810]-[.B810])/0.0166667" office:value-type="float" office:value="586.738826522347" calcext:value-type="float">
            <text:p>586.738826522347</text:p>
          </table:table-cell>
          <table:table-cell table:formula="of:=([.F810]-[.C810])/0.0166667" office:value-type="float" office:value="17.5499649000704" calcext:value-type="float">
            <text:p>17.5499649000704</text:p>
          </table:table-cell>
          <table:table-cell table:formula="of:=DEGREES(ATAN(ABS([.F810]-[.C810])/ABS([.E810]-[.B810])))" office:value-type="float" office:value="1.7132651865831" calcext:value-type="float">
            <text:p>1.7132651865831</text:p>
          </table:table-cell>
          <table:table-cell table:formula="of:=SQRT(POWER([.H810];2)+POWER([.I810];2)+POWER([.J810];2))" office:value-type="float" office:value="595.664250425509" calcext:value-type="float">
            <text:p>595.664250425509</text:p>
          </table:table-cell>
        </table:table-row>
        <table:table-row table:style-name="ro1">
          <table:table-cell office:value-type="float" office:value="70.7753" calcext:value-type="float">
            <text:p>70.7753</text:p>
          </table:table-cell>
          <table:table-cell office:value-type="float" office:value="284.32" calcext:value-type="float">
            <text:p>284.32</text:p>
          </table:table-cell>
          <table:table-cell office:value-type="float" office:value="43.8827" calcext:value-type="float">
            <text:p>43.8827</text:p>
          </table:table-cell>
          <table:table-cell office:value-type="float" office:value="72.5386" calcext:value-type="float">
            <text:p>72.5386</text:p>
          </table:table-cell>
          <table:table-cell office:value-type="float" office:value="272.664" calcext:value-type="float">
            <text:p>272.664</text:p>
          </table:table-cell>
          <table:table-cell office:value-type="float" office:value="45.1635" calcext:value-type="float">
            <text:p>45.1635</text:p>
          </table:table-cell>
          <table:table-cell/>
          <table:table-cell table:formula="of:=([.D811]-[.A811])/0.0166667" office:value-type="float" office:value="105.797788404423" calcext:value-type="float">
            <text:p>105.797788404423</text:p>
          </table:table-cell>
          <table:table-cell table:formula="of:=ABS([.E811]-[.B811])/0.0166667" office:value-type="float" office:value="699.358601282798" calcext:value-type="float">
            <text:p>699.358601282798</text:p>
          </table:table-cell>
          <table:table-cell table:formula="of:=([.F811]-[.C811])/0.0166667" office:value-type="float" office:value="76.8478463043074" calcext:value-type="float">
            <text:p>76.8478463043074</text:p>
          </table:table-cell>
          <table:table-cell table:formula="of:=DEGREES(ATAN(ABS([.F811]-[.C811])/ABS([.E811]-[.B811])))" office:value-type="float" office:value="6.2706931662451" calcext:value-type="float">
            <text:p>6.2706931662451</text:p>
          </table:table-cell>
          <table:table-cell table:formula="of:=SQRT(POWER([.H811];2)+POWER([.I811];2)+POWER([.J811];2))" office:value-type="float" office:value="711.478191303928" calcext:value-type="float">
            <text:p>711.478191303928</text:p>
          </table:table-cell>
        </table:table-row>
        <table:table-row table:style-name="ro1">
          <table:table-cell office:value-type="float" office:value="72.0457" calcext:value-type="float">
            <text:p>72.0457</text:p>
          </table:table-cell>
          <table:table-cell office:value-type="float" office:value="277.794" calcext:value-type="float">
            <text:p>277.794</text:p>
          </table:table-cell>
          <table:table-cell office:value-type="float" office:value="44.6238" calcext:value-type="float">
            <text:p>44.6238</text:p>
          </table:table-cell>
          <table:table-cell office:value-type="float" office:value="73.998" calcext:value-type="float">
            <text:p>73.998</text:p>
          </table:table-cell>
          <table:table-cell office:value-type="float" office:value="266.535" calcext:value-type="float">
            <text:p>266.535</text:p>
          </table:table-cell>
          <table:table-cell office:value-type="float" office:value="45.612" calcext:value-type="float">
            <text:p>45.612</text:p>
          </table:table-cell>
          <table:table-cell/>
          <table:table-cell table:formula="of:=([.D812]-[.A812])/0.0166667" office:value-type="float" office:value="117.137765724469" calcext:value-type="float">
            <text:p>117.137765724469</text:p>
          </table:table-cell>
          <table:table-cell table:formula="of:=ABS([.E812]-[.B812])/0.0166667" office:value-type="float" office:value="675.5386489227" calcext:value-type="float">
            <text:p>675.5386489227</text:p>
          </table:table-cell>
          <table:table-cell table:formula="of:=([.F812]-[.C812])/0.0166667" office:value-type="float" office:value="59.2918814162371" calcext:value-type="float">
            <text:p>59.2918814162371</text:p>
          </table:table-cell>
          <table:table-cell table:formula="of:=DEGREES(ATAN(ABS([.F812]-[.C812])/ABS([.E812]-[.B812])))" office:value-type="float" office:value="5.01598428506915" calcext:value-type="float">
            <text:p>5.01598428506915</text:p>
          </table:table-cell>
          <table:table-cell table:formula="of:=SQRT(POWER([.H812];2)+POWER([.I812];2)+POWER([.J812];2))" office:value-type="float" office:value="688.178210603259" calcext:value-type="float">
            <text:p>688.178210603259</text:p>
          </table:table-cell>
        </table:table-row>
        <table:table-row table:style-name="ro1">
          <table:table-cell office:value-type="float" office:value="71.7942" calcext:value-type="float">
            <text:p>71.7942</text:p>
          </table:table-cell>
          <table:table-cell office:value-type="float" office:value="280.427" calcext:value-type="float">
            <text:p>280.427</text:p>
          </table:table-cell>
          <table:table-cell office:value-type="float" office:value="44.2206" calcext:value-type="float">
            <text:p>44.2206</text:p>
          </table:table-cell>
          <table:table-cell office:value-type="float" office:value="74.01" calcext:value-type="float">
            <text:p>74.01</text:p>
          </table:table-cell>
          <table:table-cell office:value-type="float" office:value="269.11" calcext:value-type="float">
            <text:p>269.11</text:p>
          </table:table-cell>
          <table:table-cell office:value-type="float" office:value="44.9663" calcext:value-type="float">
            <text:p>44.9663</text:p>
          </table:table-cell>
          <table:table-cell/>
          <table:table-cell table:formula="of:=([.D813]-[.A813])/0.0166667" office:value-type="float" office:value="132.947734104532" calcext:value-type="float">
            <text:p>132.947734104532</text:p>
          </table:table-cell>
          <table:table-cell table:formula="of:=ABS([.E813]-[.B813])/0.0166667" office:value-type="float" office:value="679.018641962717" calcext:value-type="float">
            <text:p>679.018641962717</text:p>
          </table:table-cell>
          <table:table-cell table:formula="of:=([.F813]-[.C813])/0.0166667" office:value-type="float" office:value="44.7419105161789" calcext:value-type="float">
            <text:p>44.7419105161789</text:p>
          </table:table-cell>
          <table:table-cell table:formula="of:=DEGREES(ATAN(ABS([.F813]-[.C813])/ABS([.E813]-[.B813])))" office:value-type="float" office:value="3.76988502444174" calcext:value-type="float">
            <text:p>3.76988502444174</text:p>
          </table:table-cell>
          <table:table-cell table:formula="of:=SQRT(POWER([.H813];2)+POWER([.I813];2)+POWER([.J813];2))" office:value-type="float" office:value="693.356513413597" calcext:value-type="float">
            <text:p>693.356513413597</text:p>
          </table:table-cell>
        </table:table-row>
        <table:table-row table:style-name="ro1">
          <table:table-cell office:value-type="float" office:value="73.5331" calcext:value-type="float">
            <text:p>73.5331</text:p>
          </table:table-cell>
          <table:table-cell office:value-type="float" office:value="272.82" calcext:value-type="float">
            <text:p>272.82</text:p>
          </table:table-cell>
          <table:table-cell office:value-type="float" office:value="44.8839" calcext:value-type="float">
            <text:p>44.8839</text:p>
          </table:table-cell>
          <table:table-cell office:value-type="float" office:value="75.2047" calcext:value-type="float">
            <text:p>75.2047</text:p>
          </table:table-cell>
          <table:table-cell office:value-type="float" office:value="264.338" calcext:value-type="float">
            <text:p>264.338</text:p>
          </table:table-cell>
          <table:table-cell office:value-type="float" office:value="44.975" calcext:value-type="float">
            <text:p>44.975</text:p>
          </table:table-cell>
          <table:table-cell/>
          <table:table-cell table:formula="of:=([.D814]-[.A814])/0.0166667" office:value-type="float" office:value="100.295799408401" calcext:value-type="float">
            <text:p>100.295799408401</text:p>
          </table:table-cell>
          <table:table-cell table:formula="of:=ABS([.E814]-[.B814])/0.0166667" office:value-type="float" office:value="508.918982162034" calcext:value-type="float">
            <text:p>508.918982162034</text:p>
          </table:table-cell>
          <table:table-cell table:formula="of:=([.F814]-[.C814])/0.0166667" office:value-type="float" office:value="5.46598906802213" calcext:value-type="float">
            <text:p>5.46598906802213</text:p>
          </table:table-cell>
          <table:table-cell table:formula="of:=DEGREES(ATAN(ABS([.F814]-[.C814])/ABS([.E814]-[.B814])))" office:value-type="float" office:value="0.615355437598402" calcext:value-type="float">
            <text:p>0.615355437598402</text:p>
          </table:table-cell>
          <table:table-cell table:formula="of:=SQRT(POWER([.H814];2)+POWER([.I814];2)+POWER([.J814];2))" office:value-type="float" office:value="518.736594834317" calcext:value-type="float">
            <text:p>518.736594834317</text:p>
          </table:table-cell>
        </table:table-row>
        <table:table-row table:style-name="ro1">
          <table:table-cell office:value-type="float" office:value="73.0388" calcext:value-type="float">
            <text:p>73.0388</text:p>
          </table:table-cell>
          <table:table-cell office:value-type="float" office:value="274.06" calcext:value-type="float">
            <text:p>274.06</text:p>
          </table:table-cell>
          <table:table-cell office:value-type="float" office:value="44.696" calcext:value-type="float">
            <text:p>44.696</text:p>
          </table:table-cell>
          <table:table-cell office:value-type="float" office:value="74.7078" calcext:value-type="float">
            <text:p>74.7078</text:p>
          </table:table-cell>
          <table:table-cell office:value-type="float" office:value="262.993" calcext:value-type="float">
            <text:p>262.993</text:p>
          </table:table-cell>
          <table:table-cell office:value-type="float" office:value="45.4334" calcext:value-type="float">
            <text:p>45.4334</text:p>
          </table:table-cell>
          <table:table-cell/>
          <table:table-cell table:formula="of:=([.D815]-[.A815])/0.0166667" office:value-type="float" office:value="100.139799720401" calcext:value-type="float">
            <text:p>100.139799720401</text:p>
          </table:table-cell>
          <table:table-cell table:formula="of:=ABS([.E815]-[.B815])/0.0166667" office:value-type="float" office:value="664.018671962657" calcext:value-type="float">
            <text:p>664.018671962657</text:p>
          </table:table-cell>
          <table:table-cell table:formula="of:=([.F815]-[.C815])/0.0166667" office:value-type="float" office:value="44.243911512177" calcext:value-type="float">
            <text:p>44.243911512177</text:p>
          </table:table-cell>
          <table:table-cell table:formula="of:=DEGREES(ATAN(ABS([.F815]-[.C815])/ABS([.E815]-[.B815])))" office:value-type="float" office:value="3.81201312307035" calcext:value-type="float">
            <text:p>3.81201312307035</text:p>
          </table:table-cell>
          <table:table-cell table:formula="of:=SQRT(POWER([.H815];2)+POWER([.I815];2)+POWER([.J815];2))" office:value-type="float" office:value="672.983134936522" calcext:value-type="float">
            <text:p>672.983134936522</text:p>
          </table:table-cell>
        </table:table-row>
        <table:table-row table:style-name="ro1">
          <table:table-cell office:value-type="float" office:value="74.2883" calcext:value-type="float">
            <text:p>74.2883</text:p>
          </table:table-cell>
          <table:table-cell office:value-type="float" office:value="274.146" calcext:value-type="float">
            <text:p>274.146</text:p>
          </table:table-cell>
          <table:table-cell office:value-type="float" office:value="44.9182" calcext:value-type="float">
            <text:p>44.9182</text:p>
          </table:table-cell>
          <table:table-cell office:value-type="float" office:value="75.9391" calcext:value-type="float">
            <text:p>75.9391</text:p>
          </table:table-cell>
          <table:table-cell office:value-type="float" office:value="264.32" calcext:value-type="float">
            <text:p>264.32</text:p>
          </table:table-cell>
          <table:table-cell office:value-type="float" office:value="45.4552" calcext:value-type="float">
            <text:p>45.4552</text:p>
          </table:table-cell>
          <table:table-cell/>
          <table:table-cell table:formula="of:=([.D816]-[.A816])/0.0166667" office:value-type="float" office:value="99.0478019043956" calcext:value-type="float">
            <text:p>99.0478019043956</text:p>
          </table:table-cell>
          <table:table-cell table:formula="of:=ABS([.E816]-[.B816])/0.0166667" office:value-type="float" office:value="589.55882088236" calcext:value-type="float">
            <text:p>589.55882088236</text:p>
          </table:table-cell>
          <table:table-cell table:formula="of:=([.F816]-[.C816])/0.0166667" office:value-type="float" office:value="32.2199355601288" calcext:value-type="float">
            <text:p>32.2199355601288</text:p>
          </table:table-cell>
          <table:table-cell table:formula="of:=DEGREES(ATAN(ABS([.F816]-[.C816])/ABS([.E816]-[.B816])))" office:value-type="float" office:value="3.1281555772273" calcext:value-type="float">
            <text:p>3.1281555772273</text:p>
          </table:table-cell>
          <table:table-cell table:formula="of:=SQRT(POWER([.H816];2)+POWER([.I816];2)+POWER([.J816];2))" office:value-type="float" office:value="598.688729299115" calcext:value-type="float">
            <text:p>598.688729299115</text:p>
          </table:table-cell>
        </table:table-row>
        <table:table-row table:style-name="ro1">
          <table:table-cell office:value-type="float" office:value="74.2883" calcext:value-type="float">
            <text:p>74.2883</text:p>
          </table:table-cell>
          <table:table-cell office:value-type="float" office:value="274.151" calcext:value-type="float">
            <text:p>274.151</text:p>
          </table:table-cell>
          <table:table-cell office:value-type="float" office:value="44.9174" calcext:value-type="float">
            <text:p>44.9174</text:p>
          </table:table-cell>
          <table:table-cell office:value-type="float" office:value="76.4149" calcext:value-type="float">
            <text:p>76.4149</text:p>
          </table:table-cell>
          <table:table-cell office:value-type="float" office:value="263.22" calcext:value-type="float">
            <text:p>263.22</text:p>
          </table:table-cell>
          <table:table-cell office:value-type="float" office:value="45.1405" calcext:value-type="float">
            <text:p>45.1405</text:p>
          </table:table-cell>
          <table:table-cell/>
          <table:table-cell table:formula="of:=([.D817]-[.A817])/0.0166667" office:value-type="float" office:value="127.59574480851" calcext:value-type="float">
            <text:p>127.59574480851</text:p>
          </table:table-cell>
          <table:table-cell table:formula="of:=ABS([.E817]-[.B817])/0.0166667" office:value-type="float" office:value="655.858688282622" calcext:value-type="float">
            <text:p>655.858688282622</text:p>
          </table:table-cell>
          <table:table-cell table:formula="of:=([.F817]-[.C817])/0.0166667" office:value-type="float" office:value="13.3859732280537" calcext:value-type="float">
            <text:p>13.3859732280537</text:p>
          </table:table-cell>
          <table:table-cell table:formula="of:=DEGREES(ATAN(ABS([.F817]-[.C817])/ABS([.E817]-[.B817])))" office:value-type="float" office:value="1.16923556185688" calcext:value-type="float">
            <text:p>1.16923556185688</text:p>
          </table:table-cell>
          <table:table-cell table:formula="of:=SQRT(POWER([.H817];2)+POWER([.I817];2)+POWER([.J817];2))" office:value-type="float" office:value="668.289216857719" calcext:value-type="float">
            <text:p>668.289216857719</text:p>
          </table:table-cell>
        </table:table-row>
        <table:table-row table:style-name="ro1">
          <table:table-cell office:value-type="float" office:value="74.0369" calcext:value-type="float">
            <text:p>74.0369</text:p>
          </table:table-cell>
          <table:table-cell office:value-type="float" office:value="274.223" calcext:value-type="float">
            <text:p>274.223</text:p>
          </table:table-cell>
          <table:table-cell office:value-type="float" office:value="44.4143" calcext:value-type="float">
            <text:p>44.4143</text:p>
          </table:table-cell>
          <table:table-cell office:value-type="float" office:value="75.9146" calcext:value-type="float">
            <text:p>75.9146</text:p>
          </table:table-cell>
          <table:table-cell office:value-type="float" office:value="262.019" calcext:value-type="float">
            <text:p>262.019</text:p>
          </table:table-cell>
          <table:table-cell office:value-type="float" office:value="44.8527" calcext:value-type="float">
            <text:p>44.8527</text:p>
          </table:table-cell>
          <table:table-cell/>
          <table:table-cell table:formula="of:=([.D818]-[.A818])/0.0166667" office:value-type="float" office:value="112.661774676451" calcext:value-type="float">
            <text:p>112.661774676451</text:p>
          </table:table-cell>
          <table:table-cell table:formula="of:=ABS([.E818]-[.B818])/0.0166667" office:value-type="float" office:value="732.238535522929" calcext:value-type="float">
            <text:p>732.238535522929</text:p>
          </table:table-cell>
          <table:table-cell table:formula="of:=([.F818]-[.C818])/0.0166667" office:value-type="float" office:value="26.3039473921053" calcext:value-type="float">
            <text:p>26.3039473921053</text:p>
          </table:table-cell>
          <table:table-cell table:formula="of:=DEGREES(ATAN(ABS([.F818]-[.C818])/ABS([.E818]-[.B818])))" office:value-type="float" office:value="2.05733148953971" calcext:value-type="float">
            <text:p>2.05733148953971</text:p>
          </table:table-cell>
          <table:table-cell table:formula="of:=SQRT(POWER([.H818];2)+POWER([.I818];2)+POWER([.J818];2))" office:value-type="float" office:value="741.321688625403" calcext:value-type="float">
            <text:p>741.321688625403</text:p>
          </table:table-cell>
        </table:table-row>
        <table:table-row table:style-name="ro1">
          <table:table-cell office:value-type="float" office:value="73.5382" calcext:value-type="float">
            <text:p>73.5382</text:p>
          </table:table-cell>
          <table:table-cell office:value-type="float" office:value="274.119" calcext:value-type="float">
            <text:p>274.119</text:p>
          </table:table-cell>
          <table:table-cell office:value-type="float" office:value="44.6822" calcext:value-type="float">
            <text:p>44.6822</text:p>
          </table:table-cell>
          <table:table-cell office:value-type="float" office:value="74.9426" calcext:value-type="float">
            <text:p>74.9426</text:p>
          </table:table-cell>
          <table:table-cell office:value-type="float" office:value="261.781" calcext:value-type="float">
            <text:p>261.781</text:p>
          </table:table-cell>
          <table:table-cell office:value-type="float" office:value="45.622" calcext:value-type="float">
            <text:p>45.622</text:p>
          </table:table-cell>
          <table:table-cell/>
          <table:table-cell table:formula="of:=([.D819]-[.A819])/0.0166667" office:value-type="float" office:value="84.2638314723368" calcext:value-type="float">
            <text:p>84.2638314723368</text:p>
          </table:table-cell>
          <table:table-cell table:formula="of:=ABS([.E819]-[.B819])/0.0166667" office:value-type="float" office:value="740.278519442962" calcext:value-type="float">
            <text:p>740.278519442962</text:p>
          </table:table-cell>
          <table:table-cell table:formula="of:=([.F819]-[.C819])/0.0166667" office:value-type="float" office:value="56.3878872242255" calcext:value-type="float">
            <text:p>56.3878872242255</text:p>
          </table:table-cell>
          <table:table-cell table:formula="of:=DEGREES(ATAN(ABS([.F819]-[.C819])/ABS([.E819]-[.B819])))" office:value-type="float" office:value="4.35587570787733" calcext:value-type="float">
            <text:p>4.35587570787733</text:p>
          </table:table-cell>
          <table:table-cell table:formula="of:=SQRT(POWER([.H819];2)+POWER([.I819];2)+POWER([.J819];2))" office:value-type="float" office:value="747.18958335129" calcext:value-type="float">
            <text:p>747.18958335129</text:p>
          </table:table-cell>
        </table:table-row>
        <table:table-row table:style-name="ro1">
          <table:table-cell office:value-type="float" office:value="74.7439" calcext:value-type="float">
            <text:p>74.7439</text:p>
          </table:table-cell>
          <table:table-cell office:value-type="float" office:value="267.82" calcext:value-type="float">
            <text:p>267.82</text:p>
          </table:table-cell>
          <table:table-cell office:value-type="float" office:value="45.6485" calcext:value-type="float">
            <text:p>45.6485</text:p>
          </table:table-cell>
          <table:table-cell office:value-type="float" office:value="76.1215" calcext:value-type="float">
            <text:p>76.1215</text:p>
          </table:table-cell>
          <table:table-cell office:value-type="float" office:value="258.238" calcext:value-type="float">
            <text:p>258.238</text:p>
          </table:table-cell>
          <table:table-cell office:value-type="float" office:value="46.1687" calcext:value-type="float">
            <text:p>46.1687</text:p>
          </table:table-cell>
          <table:table-cell/>
          <table:table-cell table:formula="of:=([.D820]-[.A820])/0.0166667" office:value-type="float" office:value="82.6558346883307" calcext:value-type="float">
            <text:p>82.6558346883307</text:p>
          </table:table-cell>
          <table:table-cell table:formula="of:=ABS([.E820]-[.B820])/0.0166667" office:value-type="float" office:value="574.918850162299" calcext:value-type="float">
            <text:p>574.918850162299</text:p>
          </table:table-cell>
          <table:table-cell table:formula="of:=([.F820]-[.C820])/0.0166667" office:value-type="float" office:value="31.211937576125" calcext:value-type="float">
            <text:p>31.211937576125</text:p>
          </table:table-cell>
          <table:table-cell table:formula="of:=DEGREES(ATAN(ABS([.F820]-[.C820])/ABS([.E820]-[.B820])))" office:value-type="float" office:value="3.10749678770009" calcext:value-type="float">
            <text:p>3.10749678770009</text:p>
          </table:table-cell>
          <table:table-cell table:formula="of:=SQRT(POWER([.H820];2)+POWER([.I820];2)+POWER([.J820];2))" office:value-type="float" office:value="581.6681668505" calcext:value-type="float">
            <text:p>581.6681668505</text:p>
          </table:table-cell>
        </table:table-row>
        <table:table-row table:style-name="ro1">
          <table:table-cell office:value-type="float" office:value="74.0712" calcext:value-type="float">
            <text:p>74.0712</text:p>
          </table:table-cell>
          <table:table-cell office:value-type="float" office:value="280.782" calcext:value-type="float">
            <text:p>280.782</text:p>
          </table:table-cell>
          <table:table-cell office:value-type="float" office:value="43.6433" calcext:value-type="float">
            <text:p>43.6433</text:p>
          </table:table-cell>
          <table:table-cell office:value-type="float" office:value="75.5037" calcext:value-type="float">
            <text:p>75.5037</text:p>
          </table:table-cell>
          <table:table-cell office:value-type="float" office:value="270.558" calcext:value-type="float">
            <text:p>270.558</text:p>
          </table:table-cell>
          <table:table-cell office:value-type="float" office:value="44.7263" calcext:value-type="float">
            <text:p>44.7263</text:p>
          </table:table-cell>
          <table:table-cell/>
          <table:table-cell table:formula="of:=([.D821]-[.A821])/0.0166667" office:value-type="float" office:value="85.9498281003432" calcext:value-type="float">
            <text:p>85.9498281003432</text:p>
          </table:table-cell>
          <table:table-cell table:formula="of:=ABS([.E821]-[.B821])/0.0166667" office:value-type="float" office:value="613.438773122453" calcext:value-type="float">
            <text:p>613.438773122453</text:p>
          </table:table-cell>
          <table:table-cell table:formula="of:=([.F821]-[.C821])/0.0166667" office:value-type="float" office:value="64.9798700402603" calcext:value-type="float">
            <text:p>64.9798700402603</text:p>
          </table:table-cell>
          <table:table-cell table:formula="of:=DEGREES(ATAN(ABS([.F821]-[.C821])/ABS([.E821]-[.B821])))" office:value-type="float" office:value="6.04663491196269" calcext:value-type="float">
            <text:p>6.04663491196269</text:p>
          </table:table-cell>
          <table:table-cell table:formula="of:=SQRT(POWER([.H821];2)+POWER([.I821];2)+POWER([.J821];2))" office:value-type="float" office:value="622.829739841402" calcext:value-type="float">
            <text:p>622.829739841402</text:p>
          </table:table-cell>
        </table:table-row>
        <table:table-row table:style-name="ro1">
          <table:table-cell office:value-type="float" office:value="75.0371" calcext:value-type="float">
            <text:p>75.0371</text:p>
          </table:table-cell>
          <table:table-cell office:value-type="float" office:value="274.277" calcext:value-type="float">
            <text:p>274.277</text:p>
          </table:table-cell>
          <table:table-cell office:value-type="float" office:value="44.6439" calcext:value-type="float">
            <text:p>44.6439</text:p>
          </table:table-cell>
          <table:table-cell office:value-type="float" office:value="76.4019" calcext:value-type="float">
            <text:p>76.4019</text:p>
          </table:table-cell>
          <table:table-cell office:value-type="float" office:value="261.945" calcext:value-type="float">
            <text:p>261.945</text:p>
          </table:table-cell>
          <table:table-cell office:value-type="float" office:value="45.5827" calcext:value-type="float">
            <text:p>45.5827</text:p>
          </table:table-cell>
          <table:table-cell/>
          <table:table-cell table:formula="of:=([.D822]-[.A822])/0.0166667" office:value-type="float" office:value="81.8878362243277" calcext:value-type="float">
            <text:p>81.8878362243277</text:p>
          </table:table-cell>
          <table:table-cell table:formula="of:=ABS([.E822]-[.B822])/0.0166667" office:value-type="float" office:value="739.918520162959" calcext:value-type="float">
            <text:p>739.918520162959</text:p>
          </table:table-cell>
          <table:table-cell table:formula="of:=([.F822]-[.C822])/0.0166667" office:value-type="float" office:value="56.3278873442254" calcext:value-type="float">
            <text:p>56.3278873442254</text:p>
          </table:table-cell>
          <table:table-cell table:formula="of:=DEGREES(ATAN(ABS([.F822]-[.C822])/ABS([.E822]-[.B822])))" office:value-type="float" office:value="4.35336754216787" calcext:value-type="float">
            <text:p>4.35336754216787</text:p>
          </table:table-cell>
          <table:table-cell table:formula="of:=SQRT(POWER([.H822];2)+POWER([.I822];2)+POWER([.J822];2))" office:value-type="float" office:value="746.564039513229" calcext:value-type="float">
            <text:p>746.564039513229</text:p>
          </table:table-cell>
        </table:table-row>
        <table:table-row table:style-name="ro1">
          <table:table-cell office:value-type="float" office:value="75.0177" calcext:value-type="float">
            <text:p>75.0177</text:p>
          </table:table-cell>
          <table:table-cell office:value-type="float" office:value="271.738" calcext:value-type="float">
            <text:p>271.738</text:p>
          </table:table-cell>
          <table:table-cell office:value-type="float" office:value="44.7922" calcext:value-type="float">
            <text:p>44.7922</text:p>
          </table:table-cell>
          <table:table-cell office:value-type="float" office:value="76.3758" calcext:value-type="float">
            <text:p>76.3758</text:p>
          </table:table-cell>
          <table:table-cell office:value-type="float" office:value="259.496" calcext:value-type="float">
            <text:p>259.496</text:p>
          </table:table-cell>
          <table:table-cell office:value-type="float" office:value="45.9685" calcext:value-type="float">
            <text:p>45.9685</text:p>
          </table:table-cell>
          <table:table-cell/>
          <table:table-cell table:formula="of:=([.D823]-[.A823])/0.0166667" office:value-type="float" office:value="81.4858370283255" calcext:value-type="float">
            <text:p>81.4858370283255</text:p>
          </table:table-cell>
          <table:table-cell table:formula="of:=ABS([.E823]-[.B823])/0.0166667" office:value-type="float" office:value="734.518530962939" calcext:value-type="float">
            <text:p>734.518530962939</text:p>
          </table:table-cell>
          <table:table-cell table:formula="of:=([.F823]-[.C823])/0.0166667" office:value-type="float" office:value="70.5778588442822" calcext:value-type="float">
            <text:p>70.5778588442822</text:p>
          </table:table-cell>
          <table:table-cell table:formula="of:=DEGREES(ATAN(ABS([.F823]-[.C823])/ABS([.E823]-[.B823])))" office:value-type="float" office:value="5.48854327852518" calcext:value-type="float">
            <text:p>5.48854327852518</text:p>
          </table:table-cell>
          <table:table-cell table:formula="of:=SQRT(POWER([.H823];2)+POWER([.I823];2)+POWER([.J823];2))" office:value-type="float" office:value="742.38712820415" calcext:value-type="float">
            <text:p>742.38712820415</text:p>
          </table:table-cell>
        </table:table-row>
        <table:table-row table:style-name="ro1">
          <table:table-cell office:value-type="float" office:value="74.3261" calcext:value-type="float">
            <text:p>74.3261</text:p>
          </table:table-cell>
          <table:table-cell office:value-type="float" office:value="280.698" calcext:value-type="float">
            <text:p>280.698</text:p>
          </table:table-cell>
          <table:table-cell office:value-type="float" office:value="44.1553" calcext:value-type="float">
            <text:p>44.1553</text:p>
          </table:table-cell>
          <table:table-cell office:value-type="float" office:value="75.7407" calcext:value-type="float">
            <text:p>75.7407</text:p>
          </table:table-cell>
          <table:table-cell office:value-type="float" office:value="269.206" calcext:value-type="float">
            <text:p>269.206</text:p>
          </table:table-cell>
          <table:table-cell office:value-type="float" office:value="45.4244" calcext:value-type="float">
            <text:p>45.4244</text:p>
          </table:table-cell>
          <table:table-cell/>
          <table:table-cell table:formula="of:=([.D824]-[.A824])/0.0166667" office:value-type="float" office:value="84.8758302483399" calcext:value-type="float">
            <text:p>84.8758302483399</text:p>
          </table:table-cell>
          <table:table-cell table:formula="of:=ABS([.E824]-[.B824])/0.0166667" office:value-type="float" office:value="689.518620962756" calcext:value-type="float">
            <text:p>689.518620962756</text:p>
          </table:table-cell>
          <table:table-cell table:formula="of:=([.F824]-[.C824])/0.0166667" office:value-type="float" office:value="76.1458477083047" calcext:value-type="float">
            <text:p>76.1458477083047</text:p>
          </table:table-cell>
          <table:table-cell table:formula="of:=DEGREES(ATAN(ABS([.F824]-[.C824])/ABS([.E824]-[.B824])))" office:value-type="float" office:value="6.30182933144305" calcext:value-type="float">
            <text:p>6.30182933144305</text:p>
          </table:table-cell>
          <table:table-cell table:formula="of:=SQRT(POWER([.H824];2)+POWER([.I824];2)+POWER([.J824];2))" office:value-type="float" office:value="698.883413265719" calcext:value-type="float">
            <text:p>698.883413265719</text:p>
          </table:table-cell>
        </table:table-row>
        <table:table-row table:style-name="ro1">
          <table:table-cell office:value-type="float" office:value="74.0502" calcext:value-type="float">
            <text:p>74.0502</text:p>
          </table:table-cell>
          <table:table-cell office:value-type="float" office:value="276.844" calcext:value-type="float">
            <text:p>276.844</text:p>
          </table:table-cell>
          <table:table-cell office:value-type="float" office:value="44.006" calcext:value-type="float">
            <text:p>44.006</text:p>
          </table:table-cell>
          <table:table-cell office:value-type="float" office:value="74.7331" calcext:value-type="float">
            <text:p>74.7331</text:p>
          </table:table-cell>
          <table:table-cell office:value-type="float" office:value="266.764" calcext:value-type="float">
            <text:p>266.764</text:p>
          </table:table-cell>
          <table:table-cell office:value-type="float" office:value="44.8396" calcext:value-type="float">
            <text:p>44.8396</text:p>
          </table:table-cell>
          <table:table-cell/>
          <table:table-cell table:formula="of:=([.D825]-[.A825])/0.0166667" office:value-type="float" office:value="40.9739180521633" calcext:value-type="float">
            <text:p>40.9739180521633</text:p>
          </table:table-cell>
          <table:table-cell table:formula="of:=ABS([.E825]-[.B825])/0.0166667" office:value-type="float" office:value="604.798790402418" calcext:value-type="float">
            <text:p>604.798790402418</text:p>
          </table:table-cell>
          <table:table-cell table:formula="of:=([.F825]-[.C825])/0.0166667" office:value-type="float" office:value="50.0158999681999" calcext:value-type="float">
            <text:p>50.0158999681999</text:p>
          </table:table-cell>
          <table:table-cell table:formula="of:=DEGREES(ATAN(ABS([.F825]-[.C825])/ABS([.E825]-[.B825])))" office:value-type="float" office:value="4.72751240902844" calcext:value-type="float">
            <text:p>4.72751240902844</text:p>
          </table:table-cell>
          <table:table-cell table:formula="of:=SQRT(POWER([.H825];2)+POWER([.I825];2)+POWER([.J825];2))" office:value-type="float" office:value="608.245040327007" calcext:value-type="float">
            <text:p>608.245040327007</text:p>
          </table:table-cell>
        </table:table-row>
        <table:table-row table:style-name="ro1">
          <table:table-cell office:value-type="float" office:value="74.333" calcext:value-type="float">
            <text:p>74.333</text:p>
          </table:table-cell>
          <table:table-cell office:value-type="float" office:value="282.1" calcext:value-type="float">
            <text:p>282.1</text:p>
          </table:table-cell>
          <table:table-cell office:value-type="float" office:value="43.6879" calcext:value-type="float">
            <text:p>43.6879</text:p>
          </table:table-cell>
          <table:table-cell office:value-type="float" office:value="75.5141" calcext:value-type="float">
            <text:p>75.5141</text:p>
          </table:table-cell>
          <table:table-cell office:value-type="float" office:value="271.893" calcext:value-type="float">
            <text:p>271.893</text:p>
          </table:table-cell>
          <table:table-cell office:value-type="float" office:value="44.2714" calcext:value-type="float">
            <text:p>44.2714</text:p>
          </table:table-cell>
          <table:table-cell/>
          <table:table-cell table:formula="of:=([.D826]-[.A826])/0.0166667" office:value-type="float" office:value="70.8658582682835" calcext:value-type="float">
            <text:p>70.8658582682835</text:p>
          </table:table-cell>
          <table:table-cell table:formula="of:=ABS([.E826]-[.B826])/0.0166667" office:value-type="float" office:value="612.418775162453" calcext:value-type="float">
            <text:p>612.418775162453</text:p>
          </table:table-cell>
          <table:table-cell table:formula="of:=([.F826]-[.C826])/0.0166667" office:value-type="float" office:value="35.0099299801401" calcext:value-type="float">
            <text:p>35.0099299801401</text:p>
          </table:table-cell>
          <table:table-cell table:formula="of:=DEGREES(ATAN(ABS([.F826]-[.C826])/ABS([.E826]-[.B826])))" office:value-type="float" office:value="3.27184673406536" calcext:value-type="float">
            <text:p>3.27184673406536</text:p>
          </table:table-cell>
          <table:table-cell table:formula="of:=SQRT(POWER([.H826];2)+POWER([.I826];2)+POWER([.J826];2))" office:value-type="float" office:value="617.4985192183" calcext:value-type="float">
            <text:p>617.4985192183</text:p>
          </table:table-cell>
        </table:table-row>
        <table:table-row table:style-name="ro1">
          <table:table-cell office:value-type="float" office:value="74.5637" calcext:value-type="float">
            <text:p>74.5637</text:p>
          </table:table-cell>
          <table:table-cell office:value-type="float" office:value="278.008" calcext:value-type="float">
            <text:p>278.008</text:p>
          </table:table-cell>
          <table:table-cell office:value-type="float" office:value="44.8166" calcext:value-type="float">
            <text:p>44.8166</text:p>
          </table:table-cell>
          <table:table-cell office:value-type="float" office:value="75.4727" calcext:value-type="float">
            <text:p>75.4727</text:p>
          </table:table-cell>
          <table:table-cell office:value-type="float" office:value="266.595" calcext:value-type="float">
            <text:p>266.595</text:p>
          </table:table-cell>
          <table:table-cell office:value-type="float" office:value="46.0748" calcext:value-type="float">
            <text:p>46.0748</text:p>
          </table:table-cell>
          <table:table-cell/>
          <table:table-cell table:formula="of:=([.D827]-[.A827])/0.0166667" office:value-type="float" office:value="54.5398909202185" calcext:value-type="float">
            <text:p>54.5398909202185</text:p>
          </table:table-cell>
          <table:table-cell table:formula="of:=ABS([.E827]-[.B827])/0.0166667" office:value-type="float" office:value="684.778630442736" calcext:value-type="float">
            <text:p>684.778630442736</text:p>
          </table:table-cell>
          <table:table-cell table:formula="of:=([.F827]-[.C827])/0.0166667" office:value-type="float" office:value="75.4918490163021" calcext:value-type="float">
            <text:p>75.4918490163021</text:p>
          </table:table-cell>
          <table:table-cell table:formula="of:=DEGREES(ATAN(ABS([.F827]-[.C827])/ABS([.E827]-[.B827])))" office:value-type="float" office:value="6.29103788730959" calcext:value-type="float">
            <text:p>6.29103788730959</text:p>
          </table:table-cell>
          <table:table-cell table:formula="of:=SQRT(POWER([.H827];2)+POWER([.I827];2)+POWER([.J827];2))" office:value-type="float" office:value="691.082767604951" calcext:value-type="float">
            <text:p>691.082767604951</text:p>
          </table:table-cell>
        </table:table-row>
        <table:table-row table:style-name="ro1">
          <table:table-cell office:value-type="float" office:value="74.5214" calcext:value-type="float">
            <text:p>74.5214</text:p>
          </table:table-cell>
          <table:table-cell office:value-type="float" office:value="271.637" calcext:value-type="float">
            <text:p>271.637</text:p>
          </table:table-cell>
          <table:table-cell office:value-type="float" office:value="45.0583" calcext:value-type="float">
            <text:p>45.0583</text:p>
          </table:table-cell>
          <table:table-cell office:value-type="float" office:value="75.4086" calcext:value-type="float">
            <text:p>75.4086</text:p>
          </table:table-cell>
          <table:table-cell office:value-type="float" office:value="259.338" calcext:value-type="float">
            <text:p>259.338</text:p>
          </table:table-cell>
          <table:table-cell office:value-type="float" office:value="46.2415" calcext:value-type="float">
            <text:p>46.2415</text:p>
          </table:table-cell>
          <table:table-cell/>
          <table:table-cell table:formula="of:=([.D828]-[.A828])/0.0166667" office:value-type="float" office:value="53.2318935362134" calcext:value-type="float">
            <text:p>53.2318935362134</text:p>
          </table:table-cell>
          <table:table-cell table:formula="of:=ABS([.E828]-[.B828])/0.0166667" office:value-type="float" office:value="737.93852412295" calcext:value-type="float">
            <text:p>737.93852412295</text:p>
          </table:table-cell>
          <table:table-cell table:formula="of:=([.F828]-[.C828])/0.0166667" office:value-type="float" office:value="70.9918580162839" calcext:value-type="float">
            <text:p>70.9918580162839</text:p>
          </table:table-cell>
          <table:table-cell table:formula="of:=DEGREES(ATAN(ABS([.F828]-[.C828])/ABS([.E828]-[.B828])))" office:value-type="float" office:value="5.49511183492341" calcext:value-type="float">
            <text:p>5.49511183492341</text:p>
          </table:table-cell>
          <table:table-cell table:formula="of:=SQRT(POWER([.H828];2)+POWER([.I828];2)+POWER([.J828];2))" office:value-type="float" office:value="743.254158265403" calcext:value-type="float">
            <text:p>743.254158265403</text:p>
          </table:table-cell>
        </table:table-row>
        <table:table-row table:style-name="ro1">
          <table:table-cell office:value-type="float" office:value="74.7785" calcext:value-type="float">
            <text:p>74.7785</text:p>
          </table:table-cell>
          <table:table-cell office:value-type="float" office:value="272.954" calcext:value-type="float">
            <text:p>272.954</text:p>
          </table:table-cell>
          <table:table-cell office:value-type="float" office:value="44.8516" calcext:value-type="float">
            <text:p>44.8516</text:p>
          </table:table-cell>
          <table:table-cell office:value-type="float" office:value="75.8919" calcext:value-type="float">
            <text:p>75.8919</text:p>
          </table:table-cell>
          <table:table-cell office:value-type="float" office:value="259.43" calcext:value-type="float">
            <text:p>259.43</text:p>
          </table:table-cell>
          <table:table-cell office:value-type="float" office:value="45.9833" calcext:value-type="float">
            <text:p>45.9833</text:p>
          </table:table-cell>
          <table:table-cell/>
          <table:table-cell table:formula="of:=([.D829]-[.A829])/0.0166667" office:value-type="float" office:value="66.803866392268" calcext:value-type="float">
            <text:p>66.803866392268</text:p>
          </table:table-cell>
          <table:table-cell table:formula="of:=ABS([.E829]-[.B829])/0.0166667" office:value-type="float" office:value="811.438377123246" calcext:value-type="float">
            <text:p>811.438377123246</text:p>
          </table:table-cell>
          <table:table-cell table:formula="of:=([.F829]-[.C829])/0.0166667" office:value-type="float" office:value="67.9018641962717" calcext:value-type="float">
            <text:p>67.9018641962717</text:p>
          </table:table-cell>
          <table:table-cell table:formula="of:=DEGREES(ATAN(ABS([.F829]-[.C829])/ABS([.E829]-[.B829])))" office:value-type="float" office:value="4.78341581732314" calcext:value-type="float">
            <text:p>4.78341581732314</text:p>
          </table:table-cell>
          <table:table-cell table:formula="of:=SQRT(POWER([.H829];2)+POWER([.I829];2)+POWER([.J829];2))" office:value-type="float" office:value="817.010195526771" calcext:value-type="float">
            <text:p>817.010195526771</text:p>
          </table:table-cell>
        </table:table-row>
        <table:table-row table:style-name="ro1">
          <table:table-cell office:value-type="float" office:value="74.8322" calcext:value-type="float">
            <text:p>74.8322</text:p>
          </table:table-cell>
          <table:table-cell office:value-type="float" office:value="280.8" calcext:value-type="float">
            <text:p>280.8</text:p>
          </table:table-cell>
          <table:table-cell office:value-type="float" office:value="43.8843" calcext:value-type="float">
            <text:p>43.8843</text:p>
          </table:table-cell>
          <table:table-cell office:value-type="float" office:value="75.9874" calcext:value-type="float">
            <text:p>75.9874</text:p>
          </table:table-cell>
          <table:table-cell office:value-type="float" office:value="269.323" calcext:value-type="float">
            <text:p>269.323</text:p>
          </table:table-cell>
          <table:table-cell office:value-type="float" office:value="44.9148" calcext:value-type="float">
            <text:p>44.9148</text:p>
          </table:table-cell>
          <table:table-cell/>
          <table:table-cell table:formula="of:=([.D830]-[.A830])/0.0166667" office:value-type="float" office:value="69.3118613762769" calcext:value-type="float">
            <text:p>69.3118613762769</text:p>
          </table:table-cell>
          <table:table-cell table:formula="of:=ABS([.E830]-[.B830])/0.0166667" office:value-type="float" office:value="688.618622762756" calcext:value-type="float">
            <text:p>688.618622762756</text:p>
          </table:table-cell>
          <table:table-cell table:formula="of:=([.F830]-[.C830])/0.0166667" office:value-type="float" office:value="61.8298763402471" calcext:value-type="float">
            <text:p>61.8298763402471</text:p>
          </table:table-cell>
          <table:table-cell table:formula="of:=DEGREES(ATAN(ABS([.F830]-[.C830])/ABS([.E830]-[.B830])))" office:value-type="float" office:value="5.1307306935104" calcext:value-type="float">
            <text:p>5.1307306935104</text:p>
          </table:table-cell>
          <table:table-cell table:formula="of:=SQRT(POWER([.H830];2)+POWER([.I830];2)+POWER([.J830];2))" office:value-type="float" office:value="694.85442745324" calcext:value-type="float">
            <text:p>694.85442745324</text:p>
          </table:table-cell>
        </table:table-row>
        <table:table-row table:style-name="ro1">
          <table:table-cell office:value-type="float" office:value="74.0585" calcext:value-type="float">
            <text:p>74.0585</text:p>
          </table:table-cell>
          <table:table-cell office:value-type="float" office:value="278.065" calcext:value-type="float">
            <text:p>278.065</text:p>
          </table:table-cell>
          <table:table-cell office:value-type="float" office:value="44.3144" calcext:value-type="float">
            <text:p>44.3144</text:p>
          </table:table-cell>
          <table:table-cell office:value-type="float" office:value="75.2262" calcext:value-type="float">
            <text:p>75.2262</text:p>
          </table:table-cell>
          <table:table-cell office:value-type="float" office:value="266.666" calcext:value-type="float">
            <text:p>266.666</text:p>
          </table:table-cell>
          <table:table-cell office:value-type="float" office:value="45.5801" calcext:value-type="float">
            <text:p>45.5801</text:p>
          </table:table-cell>
          <table:table-cell/>
          <table:table-cell table:formula="of:=([.D831]-[.A831])/0.0166667" office:value-type="float" office:value="70.0618598762809" calcext:value-type="float">
            <text:p>70.0618598762809</text:p>
          </table:table-cell>
          <table:table-cell table:formula="of:=ABS([.E831]-[.B831])/0.0166667" office:value-type="float" office:value="683.938632122736" calcext:value-type="float">
            <text:p>683.938632122736</text:p>
          </table:table-cell>
          <table:table-cell table:formula="of:=([.F831]-[.C831])/0.0166667" office:value-type="float" office:value="75.9418481163039" calcext:value-type="float">
            <text:p>75.9418481163039</text:p>
          </table:table-cell>
          <table:table-cell table:formula="of:=DEGREES(ATAN(ABS([.F831]-[.C831])/ABS([.E831]-[.B831])))" office:value-type="float" office:value="6.33594380137247" calcext:value-type="float">
            <text:p>6.33594380137247</text:p>
          </table:table-cell>
          <table:table-cell table:formula="of:=SQRT(POWER([.H831];2)+POWER([.I831];2)+POWER([.J831];2))" office:value-type="float" office:value="691.699270647702" calcext:value-type="float">
            <text:p>691.699270647702</text:p>
          </table:table-cell>
        </table:table-row>
        <table:table-row table:style-name="ro1">
          <table:table-cell office:value-type="float" office:value="75.0668" calcext:value-type="float">
            <text:p>75.0668</text:p>
          </table:table-cell>
          <table:table-cell office:value-type="float" office:value="278.109" calcext:value-type="float">
            <text:p>278.109</text:p>
          </table:table-cell>
          <table:table-cell office:value-type="float" office:value="44.5474" calcext:value-type="float">
            <text:p>44.5474</text:p>
          </table:table-cell>
          <table:table-cell office:value-type="float" office:value="77.208" calcext:value-type="float">
            <text:p>77.208</text:p>
          </table:table-cell>
          <table:table-cell office:value-type="float" office:value="268.077" calcext:value-type="float">
            <text:p>268.077</text:p>
          </table:table-cell>
          <table:table-cell office:value-type="float" office:value="45.5861" calcext:value-type="float">
            <text:p>45.5861</text:p>
          </table:table-cell>
          <table:table-cell/>
          <table:table-cell table:formula="of:=([.D832]-[.A832])/0.0166667" office:value-type="float" office:value="128.471743056514" calcext:value-type="float">
            <text:p>128.471743056514</text:p>
          </table:table-cell>
          <table:table-cell table:formula="of:=ABS([.E832]-[.B832])/0.0166667" office:value-type="float" office:value="601.918796162407" calcext:value-type="float">
            <text:p>601.918796162407</text:p>
          </table:table-cell>
          <table:table-cell table:formula="of:=([.F832]-[.C832])/0.0166667" office:value-type="float" office:value="62.3218753562492" calcext:value-type="float">
            <text:p>62.3218753562492</text:p>
          </table:table-cell>
          <table:table-cell table:formula="of:=DEGREES(ATAN(ABS([.F832]-[.C832])/ABS([.E832]-[.B832])))" office:value-type="float" office:value="5.9112657838359" calcext:value-type="float">
            <text:p>5.9112657838359</text:p>
          </table:table-cell>
          <table:table-cell table:formula="of:=SQRT(POWER([.H832];2)+POWER([.I832];2)+POWER([.J832];2))" office:value-type="float" office:value="618.623667576257" calcext:value-type="float">
            <text:p>618.623667576257</text:p>
          </table:table-cell>
        </table:table-row>
        <table:table-row table:style-name="ro1">
          <table:table-cell office:value-type="float" office:value="74.0788" calcext:value-type="float">
            <text:p>74.0788</text:p>
          </table:table-cell>
          <table:table-cell office:value-type="float" office:value="282.065" calcext:value-type="float">
            <text:p>282.065</text:p>
          </table:table-cell>
          <table:table-cell office:value-type="float" office:value="43.6956" calcext:value-type="float">
            <text:p>43.6956</text:p>
          </table:table-cell>
          <table:table-cell office:value-type="float" office:value="75.9871" calcext:value-type="float">
            <text:p>75.9871</text:p>
          </table:table-cell>
          <table:table-cell office:value-type="float" office:value="269.363" calcext:value-type="float">
            <text:p>269.363</text:p>
          </table:table-cell>
          <table:table-cell office:value-type="float" office:value="44.6639" calcext:value-type="float">
            <text:p>44.6639</text:p>
          </table:table-cell>
          <table:table-cell/>
          <table:table-cell table:formula="of:=([.D833]-[.A833])/0.0166667" office:value-type="float" office:value="114.497771004458" calcext:value-type="float">
            <text:p>114.497771004458</text:p>
          </table:table-cell>
          <table:table-cell table:formula="of:=ABS([.E833]-[.B833])/0.0166667" office:value-type="float" office:value="762.118475763048" calcext:value-type="float">
            <text:p>762.118475763048</text:p>
          </table:table-cell>
          <table:table-cell table:formula="of:=([.F833]-[.C833])/0.0166667" office:value-type="float" office:value="58.0978838042323" calcext:value-type="float">
            <text:p>58.0978838042323</text:p>
          </table:table-cell>
          <table:table-cell table:formula="of:=DEGREES(ATAN(ABS([.F833]-[.C833])/ABS([.E833]-[.B833])))" office:value-type="float" office:value="4.35934550090015" calcext:value-type="float">
            <text:p>4.35934550090015</text:p>
          </table:table-cell>
          <table:table-cell table:formula="of:=SQRT(POWER([.H833];2)+POWER([.I833];2)+POWER([.J833];2))" office:value-type="float" office:value="772.858120722628" calcext:value-type="float">
            <text:p>772.858120722628</text:p>
          </table:table-cell>
        </table:table-row>
        <table:table-row table:style-name="ro1">
          <table:table-cell office:value-type="float" office:value="74.5705" calcext:value-type="float">
            <text:p>74.5705</text:p>
          </table:table-cell>
          <table:table-cell office:value-type="float" office:value="279.436" calcext:value-type="float">
            <text:p>279.436</text:p>
          </table:table-cell>
          <table:table-cell office:value-type="float" office:value="44.0976" calcext:value-type="float">
            <text:p>44.0976</text:p>
          </table:table-cell>
          <table:table-cell office:value-type="float" office:value="76.4684" calcext:value-type="float">
            <text:p>76.4684</text:p>
          </table:table-cell>
          <table:table-cell office:value-type="float" office:value="268.096" calcext:value-type="float">
            <text:p>268.096</text:p>
          </table:table-cell>
          <table:table-cell office:value-type="float" office:value="45.1022" calcext:value-type="float">
            <text:p>45.1022</text:p>
          </table:table-cell>
          <table:table-cell/>
          <table:table-cell table:formula="of:=([.D834]-[.A834])/0.0166667" office:value-type="float" office:value="113.873772252456" calcext:value-type="float">
            <text:p>113.873772252456</text:p>
          </table:table-cell>
          <table:table-cell table:formula="of:=ABS([.E834]-[.B834])/0.0166667" office:value-type="float" office:value="680.39863920272" calcext:value-type="float">
            <text:p>680.39863920272</text:p>
          </table:table-cell>
          <table:table-cell table:formula="of:=([.F834]-[.C834])/0.0166667" office:value-type="float" office:value="60.2758794482413" calcext:value-type="float">
            <text:p>60.2758794482413</text:p>
          </table:table-cell>
          <table:table-cell table:formula="of:=DEGREES(ATAN(ABS([.F834]-[.C834])/ABS([.E834]-[.B834])))" office:value-type="float" office:value="5.06256344937926" calcext:value-type="float">
            <text:p>5.06256344937926</text:p>
          </table:table-cell>
          <table:table-cell table:formula="of:=SQRT(POWER([.H834];2)+POWER([.I834];2)+POWER([.J834];2))" office:value-type="float" office:value="692.490235222979" calcext:value-type="float">
            <text:p>692.490235222979</text:p>
          </table:table-cell>
        </table:table-row>
        <table:table-row table:style-name="ro1">
          <table:table-cell office:value-type="float" office:value="75.2767" calcext:value-type="float">
            <text:p>75.2767</text:p>
          </table:table-cell>
          <table:table-cell office:value-type="float" office:value="272.998" calcext:value-type="float">
            <text:p>272.998</text:p>
          </table:table-cell>
          <table:table-cell office:value-type="float" office:value="44.8401" calcext:value-type="float">
            <text:p>44.8401</text:p>
          </table:table-cell>
          <table:table-cell office:value-type="float" office:value="76.9029" calcext:value-type="float">
            <text:p>76.9029</text:p>
          </table:table-cell>
          <table:table-cell office:value-type="float" office:value="263.221" calcext:value-type="float">
            <text:p>263.221</text:p>
          </table:table-cell>
          <table:table-cell office:value-type="float" office:value="45.3773" calcext:value-type="float">
            <text:p>45.3773</text:p>
          </table:table-cell>
          <table:table-cell/>
          <table:table-cell table:formula="of:=([.D835]-[.A835])/0.0166667" office:value-type="float" office:value="97.5718048563901" calcext:value-type="float">
            <text:p>97.5718048563901</text:p>
          </table:table-cell>
          <table:table-cell table:formula="of:=ABS([.E835]-[.B835])/0.0166667" office:value-type="float" office:value="586.618826762346" calcext:value-type="float">
            <text:p>586.618826762346</text:p>
          </table:table-cell>
          <table:table-cell table:formula="of:=([.F835]-[.C835])/0.0166667" office:value-type="float" office:value="32.2319355361288" calcext:value-type="float">
            <text:p>32.2319355361288</text:p>
          </table:table-cell>
          <table:table-cell table:formula="of:=DEGREES(ATAN(ABS([.F835]-[.C835])/ABS([.E835]-[.B835])))" office:value-type="float" office:value="3.14497030562786" calcext:value-type="float">
            <text:p>3.14497030562786</text:p>
          </table:table-cell>
          <table:table-cell table:formula="of:=SQRT(POWER([.H835];2)+POWER([.I835];2)+POWER([.J835];2))" office:value-type="float" office:value="595.550839713428" calcext:value-type="float">
            <text:p>595.550839713428</text:p>
          </table:table-cell>
        </table:table-row>
        <table:table-row table:style-name="ro1">
          <table:table-cell office:value-type="float" office:value="76.0125" calcext:value-type="float">
            <text:p>76.0125</text:p>
          </table:table-cell>
          <table:table-cell office:value-type="float" office:value="271.678" calcext:value-type="float">
            <text:p>271.678</text:p>
          </table:table-cell>
          <table:table-cell office:value-type="float" office:value="45.5295" calcext:value-type="float">
            <text:p>45.5295</text:p>
          </table:table-cell>
          <table:table-cell office:value-type="float" office:value="78.086" calcext:value-type="float">
            <text:p>78.086</text:p>
          </table:table-cell>
          <table:table-cell office:value-type="float" office:value="260.739" calcext:value-type="float">
            <text:p>260.739</text:p>
          </table:table-cell>
          <table:table-cell office:value-type="float" office:value="46.4771" calcext:value-type="float">
            <text:p>46.4771</text:p>
          </table:table-cell>
          <table:table-cell/>
          <table:table-cell table:formula="of:=([.D836]-[.A836])/0.0166667" office:value-type="float" office:value="124.409751180497" calcext:value-type="float">
            <text:p>124.409751180497</text:p>
          </table:table-cell>
          <table:table-cell table:formula="of:=ABS([.E836]-[.B836])/0.0166667" office:value-type="float" office:value="656.338687322627" calcext:value-type="float">
            <text:p>656.338687322627</text:p>
          </table:table-cell>
          <table:table-cell table:formula="of:=([.F836]-[.C836])/0.0166667" office:value-type="float" office:value="56.8558862882275" calcext:value-type="float">
            <text:p>56.8558862882275</text:p>
          </table:table-cell>
          <table:table-cell table:formula="of:=DEGREES(ATAN(ABS([.F836]-[.C836])/ABS([.E836]-[.B836])))" office:value-type="float" office:value="4.9509353814988" calcext:value-type="float">
            <text:p>4.9509353814988</text:p>
          </table:table-cell>
          <table:table-cell table:formula="of:=SQRT(POWER([.H836];2)+POWER([.I836];2)+POWER([.J836];2))" office:value-type="float" office:value="670.440788191472" calcext:value-type="float">
            <text:p>670.440788191472</text:p>
          </table:table-cell>
        </table:table-row>
        <table:table-row table:style-name="ro1">
          <table:table-cell office:value-type="float" office:value="75.5595" calcext:value-type="float">
            <text:p>75.5595</text:p>
          </table:table-cell>
          <table:table-cell office:value-type="float" office:value="276.832" calcext:value-type="float">
            <text:p>276.832</text:p>
          </table:table-cell>
          <table:table-cell office:value-type="float" office:value="44.7397" calcext:value-type="float">
            <text:p>44.7397</text:p>
          </table:table-cell>
          <table:table-cell office:value-type="float" office:value="77.4224" calcext:value-type="float">
            <text:p>77.4224</text:p>
          </table:table-cell>
          <table:table-cell office:value-type="float" office:value="265.66" calcext:value-type="float">
            <text:p>265.66</text:p>
          </table:table-cell>
          <table:table-cell office:value-type="float" office:value="45.4742" calcext:value-type="float">
            <text:p>45.4742</text:p>
          </table:table-cell>
          <table:table-cell/>
          <table:table-cell table:formula="of:=([.D837]-[.A837])/0.0166667" office:value-type="float" office:value="111.773776452447" calcext:value-type="float">
            <text:p>111.773776452447</text:p>
          </table:table-cell>
          <table:table-cell table:formula="of:=ABS([.E837]-[.B837])/0.0166667" office:value-type="float" office:value="670.318659362679" calcext:value-type="float">
            <text:p>670.318659362679</text:p>
          </table:table-cell>
          <table:table-cell table:formula="of:=([.F837]-[.C837])/0.0166667" office:value-type="float" office:value="44.0699118601765" calcext:value-type="float">
            <text:p>44.0699118601765</text:p>
          </table:table-cell>
          <table:table-cell table:formula="of:=DEGREES(ATAN(ABS([.F837]-[.C837])/ABS([.E837]-[.B837])))" office:value-type="float" office:value="3.76148165040826" calcext:value-type="float">
            <text:p>3.76148165040826</text:p>
          </table:table-cell>
          <table:table-cell table:formula="of:=SQRT(POWER([.H837];2)+POWER([.I837];2)+POWER([.J837];2))" office:value-type="float" office:value="681.001203613904" calcext:value-type="float">
            <text:p>681.001203613904</text:p>
          </table:table-cell>
        </table:table-row>
        <table:table-row table:style-name="ro1">
          <table:table-cell office:value-type="float" office:value="88.2082" calcext:value-type="float">
            <text:p>88.2082</text:p>
          </table:table-cell>
          <table:table-cell office:value-type="float" office:value="272.563" calcext:value-type="float">
            <text:p>272.563</text:p>
          </table:table-cell>
          <table:table-cell office:value-type="float" office:value="44.5457" calcext:value-type="float">
            <text:p>44.5457</text:p>
          </table:table-cell>
          <table:table-cell office:value-type="float" office:value="89.8641" calcext:value-type="float">
            <text:p>89.8641</text:p>
          </table:table-cell>
          <table:table-cell office:value-type="float" office:value="264.158" calcext:value-type="float">
            <text:p>264.158</text:p>
          </table:table-cell>
          <table:table-cell office:value-type="float" office:value="44.3883" calcext:value-type="float">
            <text:p>44.3883</text:p>
          </table:table-cell>
          <table:table-cell/>
          <table:table-cell table:formula="of:=([.D838]-[.A838])/0.0166667" office:value-type="float" office:value="99.3538012923967" calcext:value-type="float">
            <text:p>99.3538012923967</text:p>
          </table:table-cell>
          <table:table-cell table:formula="of:=ABS([.E838]-[.B838])/0.0166667" office:value-type="float" office:value="504.298991402016" calcext:value-type="float">
            <text:p>504.298991402016</text:p>
          </table:table-cell>
          <table:table-cell table:formula="of:=([.F838]-[.C838])/0.0166667" office:value-type="float" office:value="-9.44398111203751" calcext:value-type="float">
            <text:p>-9.44398111203751</text:p>
          </table:table-cell>
          <table:table-cell table:formula="of:=DEGREES(ATAN(ABS([.F838]-[.C838])/ABS([.E838]-[.B838])))" office:value-type="float" office:value="1.07284969370519" calcext:value-type="float">
            <text:p>1.07284969370519</text:p>
          </table:table-cell>
          <table:table-cell table:formula="of:=SQRT(POWER([.H838];2)+POWER([.I838];2)+POWER([.J838];2))" office:value-type="float" office:value="514.079604088301" calcext:value-type="float">
            <text:p>514.079604088301</text:p>
          </table:table-cell>
        </table:table-row>
        <table:table-row table:style-name="ro1">
          <table:table-cell office:value-type="float" office:value="92.2214" calcext:value-type="float">
            <text:p>92.2214</text:p>
          </table:table-cell>
          <table:table-cell office:value-type="float" office:value="278.925" calcext:value-type="float">
            <text:p>278.925</text:p>
          </table:table-cell>
          <table:table-cell office:value-type="float" office:value="44.0197" calcext:value-type="float">
            <text:p>44.0197</text:p>
          </table:table-cell>
          <table:table-cell office:value-type="float" office:value="94.6713" calcext:value-type="float">
            <text:p>94.6713</text:p>
          </table:table-cell>
          <table:table-cell office:value-type="float" office:value="267.646" calcext:value-type="float">
            <text:p>267.646</text:p>
          </table:table-cell>
          <table:table-cell office:value-type="float" office:value="45.0124" calcext:value-type="float">
            <text:p>45.0124</text:p>
          </table:table-cell>
          <table:table-cell/>
          <table:table-cell table:formula="of:=([.D839]-[.A839])/0.0166667" office:value-type="float" office:value="146.993706012588" calcext:value-type="float">
            <text:p>146.993706012588</text:p>
          </table:table-cell>
          <table:table-cell table:formula="of:=ABS([.E839]-[.B839])/0.0166667" office:value-type="float" office:value="676.738646522707" calcext:value-type="float">
            <text:p>676.738646522707</text:p>
          </table:table-cell>
          <table:table-cell table:formula="of:=([.F839]-[.C839])/0.0166667" office:value-type="float" office:value="59.5618808762382" calcext:value-type="float">
            <text:p>59.5618808762382</text:p>
          </table:table-cell>
          <table:table-cell table:formula="of:=DEGREES(ATAN(ABS([.F839]-[.C839])/ABS([.E839]-[.B839])))" office:value-type="float" office:value="5.0298196233641" calcext:value-type="float">
            <text:p>5.0298196233641</text:p>
          </table:table-cell>
          <table:table-cell table:formula="of:=SQRT(POWER([.H839];2)+POWER([.I839];2)+POWER([.J839];2))" office:value-type="float" office:value="695.075508817722" calcext:value-type="float">
            <text:p>695.075508817722</text:p>
          </table:table-cell>
        </table:table-row>
        <table:table-row table:style-name="ro1">
          <table:table-cell office:value-type="float" office:value="93.0515" calcext:value-type="float">
            <text:p>93.0515</text:p>
          </table:table-cell>
          <table:table-cell office:value-type="float" office:value="275.104" calcext:value-type="float">
            <text:p>275.104</text:p>
          </table:table-cell>
          <table:table-cell office:value-type="float" office:value="44.356" calcext:value-type="float">
            <text:p>44.356</text:p>
          </table:table-cell>
          <table:table-cell office:value-type="float" office:value="95.0385" calcext:value-type="float">
            <text:p>95.0385</text:p>
          </table:table-cell>
          <table:table-cell office:value-type="float" office:value="265.232" calcext:value-type="float">
            <text:p>265.232</text:p>
          </table:table-cell>
          <table:table-cell office:value-type="float" office:value="45.1443" calcext:value-type="float">
            <text:p>45.1443</text:p>
          </table:table-cell>
          <table:table-cell/>
          <table:table-cell table:formula="of:=([.D840]-[.A840])/0.0166667" office:value-type="float" office:value="119.219761560477" calcext:value-type="float">
            <text:p>119.219761560477</text:p>
          </table:table-cell>
          <table:table-cell table:formula="of:=ABS([.E840]-[.B840])/0.0166667" office:value-type="float" office:value="592.318815362367" calcext:value-type="float">
            <text:p>592.318815362367</text:p>
          </table:table-cell>
          <table:table-cell table:formula="of:=([.F840]-[.C840])/0.0166667" office:value-type="float" office:value="47.2979054041892" calcext:value-type="float">
            <text:p>47.2979054041892</text:p>
          </table:table-cell>
          <table:table-cell table:formula="of:=DEGREES(ATAN(ABS([.F840]-[.C840])/ABS([.E840]-[.B840])))" office:value-type="float" office:value="4.56550140095614" calcext:value-type="float">
            <text:p>4.56550140095614</text:p>
          </table:table-cell>
          <table:table-cell table:formula="of:=SQRT(POWER([.H840];2)+POWER([.I840];2)+POWER([.J840];2))" office:value-type="float" office:value="606.046221368006" calcext:value-type="float">
            <text:p>606.046221368006</text:p>
          </table:table-cell>
        </table:table-row>
        <table:table-row table:style-name="ro1">
          <table:table-cell office:value-type="float" office:value="93.8535" calcext:value-type="float">
            <text:p>93.8535</text:p>
          </table:table-cell>
          <table:table-cell office:value-type="float" office:value="276.281" calcext:value-type="float">
            <text:p>276.281</text:p>
          </table:table-cell>
          <table:table-cell office:value-type="float" office:value="44.663" calcext:value-type="float">
            <text:p>44.663</text:p>
          </table:table-cell>
          <table:table-cell office:value-type="float" office:value="94.8544" calcext:value-type="float">
            <text:p>94.8544</text:p>
          </table:table-cell>
          <table:table-cell office:value-type="float" office:value="271.297" calcext:value-type="float">
            <text:p>271.297</text:p>
          </table:table-cell>
          <table:table-cell office:value-type="float" office:value="44.9315" calcext:value-type="float">
            <text:p>44.9315</text:p>
          </table:table-cell>
          <table:table-cell/>
          <table:table-cell table:formula="of:=([.D841]-[.A841])/0.0166667" office:value-type="float" office:value="60.0538798922403" calcext:value-type="float">
            <text:p>60.0538798922403</text:p>
          </table:table-cell>
          <table:table-cell table:formula="of:=ABS([.E841]-[.B841])/0.0166667" office:value-type="float" office:value="299.039401921195" calcext:value-type="float">
            <text:p>299.039401921195</text:p>
          </table:table-cell>
          <table:table-cell table:formula="of:=([.F841]-[.C841])/0.0166667" office:value-type="float" office:value="16.1099677800646" calcext:value-type="float">
            <text:p>16.1099677800646</text:p>
          </table:table-cell>
          <table:table-cell table:formula="of:=DEGREES(ATAN(ABS([.F841]-[.C841])/ABS([.E841]-[.B841])))" office:value-type="float" office:value="3.08367979190428" calcext:value-type="float">
            <text:p>3.08367979190428</text:p>
          </table:table-cell>
          <table:table-cell table:formula="of:=SQRT(POWER([.H841];2)+POWER([.I841];2)+POWER([.J841];2))" office:value-type="float" office:value="305.435039662073" calcext:value-type="float">
            <text:p>305.435039662073</text:p>
          </table:table-cell>
        </table:table-row>
        <table:table-row table:style-name="ro1">
          <table:table-cell office:value-type="float" office:value="94.5046" calcext:value-type="float">
            <text:p>94.5046</text:p>
          </table:table-cell>
          <table:table-cell office:value-type="float" office:value="273.984" calcext:value-type="float">
            <text:p>273.984</text:p>
          </table:table-cell>
          <table:table-cell office:value-type="float" office:value="43.7759" calcext:value-type="float">
            <text:p>43.7759</text:p>
          </table:table-cell>
          <table:table-cell office:value-type="float" office:value="96.3947" calcext:value-type="float">
            <text:p>96.3947</text:p>
          </table:table-cell>
          <table:table-cell office:value-type="float" office:value="262.991" calcext:value-type="float">
            <text:p>262.991</text:p>
          </table:table-cell>
          <table:table-cell office:value-type="float" office:value="44.5185" calcext:value-type="float">
            <text:p>44.5185</text:p>
          </table:table-cell>
          <table:table-cell/>
          <table:table-cell table:formula="of:=([.D842]-[.A842])/0.0166667" office:value-type="float" office:value="113.405773188454" calcext:value-type="float">
            <text:p>113.405773188454</text:p>
          </table:table-cell>
          <table:table-cell table:formula="of:=ABS([.E842]-[.B842])/0.0166667" office:value-type="float" office:value="659.578680842638" calcext:value-type="float">
            <text:p>659.578680842638</text:p>
          </table:table-cell>
          <table:table-cell table:formula="of:=([.F842]-[.C842])/0.0166667" office:value-type="float" office:value="44.5559108881784" calcext:value-type="float">
            <text:p>44.5559108881784</text:p>
          </table:table-cell>
          <table:table-cell table:formula="of:=DEGREES(ATAN(ABS([.F842]-[.C842])/ABS([.E842]-[.B842])))" office:value-type="float" office:value="3.86457774934404" calcext:value-type="float">
            <text:p>3.86457774934404</text:p>
          </table:table-cell>
          <table:table-cell table:formula="of:=SQRT(POWER([.H842];2)+POWER([.I842];2)+POWER([.J842];2))" office:value-type="float" office:value="670.738499573165" calcext:value-type="float">
            <text:p>670.738499573165</text:p>
          </table:table-cell>
        </table:table-row>
        <table:table-row table:style-name="ro1">
          <table:table-cell office:value-type="float" office:value="93.9225" calcext:value-type="float">
            <text:p>93.9225</text:p>
          </table:table-cell>
          <table:table-cell office:value-type="float" office:value="277.623" calcext:value-type="float">
            <text:p>277.623</text:p>
          </table:table-cell>
          <table:table-cell office:value-type="float" office:value="44.2067" calcext:value-type="float">
            <text:p>44.2067</text:p>
          </table:table-cell>
          <table:table-cell office:value-type="float" office:value="96.011" calcext:value-type="float">
            <text:p>96.011</text:p>
          </table:table-cell>
          <table:table-cell office:value-type="float" office:value="265.181" calcext:value-type="float">
            <text:p>265.181</text:p>
          </table:table-cell>
          <table:table-cell office:value-type="float" office:value="45.3865" calcext:value-type="float">
            <text:p>45.3865</text:p>
          </table:table-cell>
          <table:table-cell/>
          <table:table-cell table:formula="of:=([.D843]-[.A843])/0.0166667" office:value-type="float" office:value="125.309749380501" calcext:value-type="float">
            <text:p>125.309749380501</text:p>
          </table:table-cell>
          <table:table-cell table:formula="of:=ABS([.E843]-[.B843])/0.0166667" office:value-type="float" office:value="746.518506962987" calcext:value-type="float">
            <text:p>746.518506962987</text:p>
          </table:table-cell>
          <table:table-cell table:formula="of:=([.F843]-[.C843])/0.0166667" office:value-type="float" office:value="70.7878584242832" calcext:value-type="float">
            <text:p>70.7878584242832</text:p>
          </table:table-cell>
          <table:table-cell table:formula="of:=DEGREES(ATAN(ABS([.F843]-[.C843])/ABS([.E843]-[.B843])))" office:value-type="float" office:value="5.41681752117377" calcext:value-type="float">
            <text:p>5.41681752117377</text:p>
          </table:table-cell>
          <table:table-cell table:formula="of:=SQRT(POWER([.H843];2)+POWER([.I843];2)+POWER([.J843];2))" office:value-type="float" office:value="760.265305948093" calcext:value-type="float">
            <text:p>760.265305948093</text:p>
          </table:table-cell>
        </table:table-row>
        <table:table-row table:style-name="ro1">
          <table:table-cell office:value-type="float" office:value="94.9795" calcext:value-type="float">
            <text:p>94.9795</text:p>
          </table:table-cell>
          <table:table-cell office:value-type="float" office:value="273.769" calcext:value-type="float">
            <text:p>273.769</text:p>
          </table:table-cell>
          <table:table-cell office:value-type="float" office:value="44.7937" calcext:value-type="float">
            <text:p>44.7937</text:p>
          </table:table-cell>
          <table:table-cell office:value-type="float" office:value="96.9251" calcext:value-type="float">
            <text:p>96.9251</text:p>
          </table:table-cell>
          <table:table-cell office:value-type="float" office:value="263.997" calcext:value-type="float">
            <text:p>263.997</text:p>
          </table:table-cell>
          <table:table-cell office:value-type="float" office:value="45.3222" calcext:value-type="float">
            <text:p>45.3222</text:p>
          </table:table-cell>
          <table:table-cell/>
          <table:table-cell table:formula="of:=([.D844]-[.A844])/0.0166667" office:value-type="float" office:value="116.735766528467" calcext:value-type="float">
            <text:p>116.735766528467</text:p>
          </table:table-cell>
          <table:table-cell table:formula="of:=ABS([.E844]-[.B844])/0.0166667" office:value-type="float" office:value="586.318827362345" calcext:value-type="float">
            <text:p>586.318827362345</text:p>
          </table:table-cell>
          <table:table-cell table:formula="of:=([.F844]-[.C844])/0.0166667" office:value-type="float" office:value="31.7099365801269" calcext:value-type="float">
            <text:p>31.7099365801269</text:p>
          </table:table-cell>
          <table:table-cell table:formula="of:=DEGREES(ATAN(ABS([.F844]-[.C844])/ABS([.E844]-[.B844])))" office:value-type="float" office:value="3.09571710702718" calcext:value-type="float">
            <text:p>3.09571710702718</text:p>
          </table:table-cell>
          <table:table-cell table:formula="of:=SQRT(POWER([.H844];2)+POWER([.I844];2)+POWER([.J844];2))" office:value-type="float" office:value="598.667292061676" calcext:value-type="float">
            <text:p>598.667292061676</text:p>
          </table:table-cell>
        </table:table-row>
        <table:table-row table:style-name="ro1">
          <table:table-cell office:value-type="float" office:value="94.9198" calcext:value-type="float">
            <text:p>94.9198</text:p>
          </table:table-cell>
          <table:table-cell office:value-type="float" office:value="272.556" calcext:value-type="float">
            <text:p>272.556</text:p>
          </table:table-cell>
          <table:table-cell office:value-type="float" office:value="44.7356" calcext:value-type="float">
            <text:p>44.7356</text:p>
          </table:table-cell>
          <table:table-cell office:value-type="float" office:value="97.0418" calcext:value-type="float">
            <text:p>97.0418</text:p>
          </table:table-cell>
          <table:table-cell office:value-type="float" office:value="261.678" calcext:value-type="float">
            <text:p>261.678</text:p>
          </table:table-cell>
          <table:table-cell office:value-type="float" office:value="45.2037" calcext:value-type="float">
            <text:p>45.2037</text:p>
          </table:table-cell>
          <table:table-cell/>
          <table:table-cell table:formula="of:=([.D845]-[.A845])/0.0166667" office:value-type="float" office:value="127.319745360509" calcext:value-type="float">
            <text:p>127.319745360509</text:p>
          </table:table-cell>
          <table:table-cell table:formula="of:=ABS([.E845]-[.B845])/0.0166667" office:value-type="float" office:value="652.67869464261" calcext:value-type="float">
            <text:p>652.67869464261</text:p>
          </table:table-cell>
          <table:table-cell table:formula="of:=([.F845]-[.C845])/0.0166667" office:value-type="float" office:value="28.0859438281123" calcext:value-type="float">
            <text:p>28.0859438281123</text:p>
          </table:table-cell>
          <table:table-cell table:formula="of:=DEGREES(ATAN(ABS([.F845]-[.C845])/ABS([.E845]-[.B845])))" office:value-type="float" office:value="2.46402078870903" calcext:value-type="float">
            <text:p>2.46402078870903</text:p>
          </table:table-cell>
          <table:table-cell table:formula="of:=SQRT(POWER([.H845];2)+POWER([.I845];2)+POWER([.J845];2))" office:value-type="float" office:value="665.573899908765" calcext:value-type="float">
            <text:p>665.573899908765</text:p>
          </table:table-cell>
        </table:table-row>
        <table:table-row table:style-name="ro1">
          <table:table-cell office:value-type="float" office:value="95.5973" calcext:value-type="float">
            <text:p>95.5973</text:p>
          </table:table-cell>
          <table:table-cell office:value-type="float" office:value="271.281" calcext:value-type="float">
            <text:p>271.281</text:p>
          </table:table-cell>
          <table:table-cell office:value-type="float" office:value="44.9278" calcext:value-type="float">
            <text:p>44.9278</text:p>
          </table:table-cell>
          <table:table-cell office:value-type="float" office:value="97.663" calcext:value-type="float">
            <text:p>97.663</text:p>
          </table:table-cell>
          <table:table-cell office:value-type="float" office:value="264.032" calcext:value-type="float">
            <text:p>264.032</text:p>
          </table:table-cell>
          <table:table-cell office:value-type="float" office:value="45.0687" calcext:value-type="float">
            <text:p>45.0687</text:p>
          </table:table-cell>
          <table:table-cell/>
          <table:table-cell table:formula="of:=([.D846]-[.A846])/0.0166667" office:value-type="float" office:value="123.941752116495" calcext:value-type="float">
            <text:p>123.941752116495</text:p>
          </table:table-cell>
          <table:table-cell table:formula="of:=ABS([.E846]-[.B846])/0.0166667" office:value-type="float" office:value="434.939130121741" calcext:value-type="float">
            <text:p>434.939130121741</text:p>
          </table:table-cell>
          <table:table-cell table:formula="of:=([.F846]-[.C846])/0.0166667" office:value-type="float" office:value="8.45398309203394" calcext:value-type="float">
            <text:p>8.45398309203394</text:p>
          </table:table-cell>
          <table:table-cell table:formula="of:=DEGREES(ATAN(ABS([.F846]-[.C846])/ABS([.E846]-[.B846])))" office:value-type="float" office:value="1.11352723108349" calcext:value-type="float">
            <text:p>1.11352723108349</text:p>
          </table:table-cell>
          <table:table-cell table:formula="of:=SQRT(POWER([.H846];2)+POWER([.I846];2)+POWER([.J846];2))" office:value-type="float" office:value="452.332924579766" calcext:value-type="float">
            <text:p>452.332924579766</text:p>
          </table:table-cell>
        </table:table-row>
        <table:table-row table:style-name="ro1">
          <table:table-cell office:value-type="float" office:value="93.9369" calcext:value-type="float">
            <text:p>93.9369</text:p>
          </table:table-cell>
          <table:table-cell office:value-type="float" office:value="272.668" calcext:value-type="float">
            <text:p>272.668</text:p>
          </table:table-cell>
          <table:table-cell office:value-type="float" office:value="44.2337" calcext:value-type="float">
            <text:p>44.2337</text:p>
          </table:table-cell>
          <table:table-cell office:value-type="float" office:value="95.7741" calcext:value-type="float">
            <text:p>95.7741</text:p>
          </table:table-cell>
          <table:table-cell office:value-type="float" office:value="260.582" calcext:value-type="float">
            <text:p>260.582</text:p>
          </table:table-cell>
          <table:table-cell office:value-type="float" office:value="44.907" calcext:value-type="float">
            <text:p>44.907</text:p>
          </table:table-cell>
          <table:table-cell/>
          <table:table-cell table:formula="of:=([.D847]-[.A847])/0.0166667" office:value-type="float" office:value="110.231779536442" calcext:value-type="float">
            <text:p>110.231779536442</text:p>
          </table:table-cell>
          <table:table-cell table:formula="of:=ABS([.E847]-[.B847])/0.0166667" office:value-type="float" office:value="725.158549682901" calcext:value-type="float">
            <text:p>725.158549682901</text:p>
          </table:table-cell>
          <table:table-cell table:formula="of:=([.F847]-[.C847])/0.0166667" office:value-type="float" office:value="40.3979192041614" calcext:value-type="float">
            <text:p>40.3979192041614</text:p>
          </table:table-cell>
          <table:table-cell table:formula="of:=DEGREES(ATAN(ABS([.F847]-[.C847])/ABS([.E847]-[.B847])))" office:value-type="float" office:value="3.18859956180593" calcext:value-type="float">
            <text:p>3.18859956180593</text:p>
          </table:table-cell>
          <table:table-cell table:formula="of:=SQRT(POWER([.H847];2)+POWER([.I847];2)+POWER([.J847];2))" office:value-type="float" office:value="734.600544019677" calcext:value-type="float">
            <text:p>734.600544019677</text:p>
          </table:table-cell>
        </table:table-row>
        <table:table-row table:style-name="ro1">
          <table:table-cell office:value-type="float" office:value="93.8703" calcext:value-type="float">
            <text:p>93.8703</text:p>
          </table:table-cell>
          <table:table-cell office:value-type="float" office:value="276.438" calcext:value-type="float">
            <text:p>276.438</text:p>
          </table:table-cell>
          <table:table-cell office:value-type="float" office:value="43.8935" calcext:value-type="float">
            <text:p>43.8935</text:p>
          </table:table-cell>
          <table:table-cell office:value-type="float" office:value="95.718" calcext:value-type="float">
            <text:p>95.718</text:p>
          </table:table-cell>
          <table:table-cell office:value-type="float" office:value="264.107" calcext:value-type="float">
            <text:p>264.107</text:p>
          </table:table-cell>
          <table:table-cell office:value-type="float" office:value="44.831" calcext:value-type="float">
            <text:p>44.831</text:p>
          </table:table-cell>
          <table:table-cell/>
          <table:table-cell table:formula="of:=([.D848]-[.A848])/0.0166667" office:value-type="float" office:value="110.861778276444" calcext:value-type="float">
            <text:p>110.861778276444</text:p>
          </table:table-cell>
          <table:table-cell table:formula="of:=ABS([.E848]-[.B848])/0.0166667" office:value-type="float" office:value="739.858520282957" calcext:value-type="float">
            <text:p>739.858520282957</text:p>
          </table:table-cell>
          <table:table-cell table:formula="of:=([.F848]-[.C848])/0.0166667" office:value-type="float" office:value="56.249887500225" calcext:value-type="float">
            <text:p>56.249887500225</text:p>
          </table:table-cell>
          <table:table-cell table:formula="of:=DEGREES(ATAN(ABS([.F848]-[.C848])/ABS([.E848]-[.B848])))" office:value-type="float" office:value="4.34771356205653" calcext:value-type="float">
            <text:p>4.34771356205653</text:p>
          </table:table-cell>
          <table:table-cell table:formula="of:=SQRT(POWER([.H848];2)+POWER([.I848];2)+POWER([.J848];2))" office:value-type="float" office:value="750.229973915792" calcext:value-type="float">
            <text:p>750.229973915792</text:p>
          </table:table-cell>
        </table:table-row>
        <table:table-row table:style-name="ro1">
          <table:table-cell office:value-type="float" office:value="93.2137" calcext:value-type="float">
            <text:p>93.2137</text:p>
          </table:table-cell>
          <table:table-cell office:value-type="float" office:value="284.077" calcext:value-type="float">
            <text:p>284.077</text:p>
          </table:table-cell>
          <table:table-cell office:value-type="float" office:value="43.7194" calcext:value-type="float">
            <text:p>43.7194</text:p>
          </table:table-cell>
          <table:table-cell office:value-type="float" office:value="95.671" calcext:value-type="float">
            <text:p>95.671</text:p>
          </table:table-cell>
          <table:table-cell office:value-type="float" office:value="272.592" calcext:value-type="float">
            <text:p>272.592</text:p>
          </table:table-cell>
          <table:table-cell office:value-type="float" office:value="44.4775" calcext:value-type="float">
            <text:p>44.4775</text:p>
          </table:table-cell>
          <table:table-cell/>
          <table:table-cell table:formula="of:=([.D849]-[.A849])/0.0166667" office:value-type="float" office:value="147.43770512459" calcext:value-type="float">
            <text:p>147.43770512459</text:p>
          </table:table-cell>
          <table:table-cell table:formula="of:=ABS([.E849]-[.B849])/0.0166667" office:value-type="float" office:value="689.098621802757" calcext:value-type="float">
            <text:p>689.098621802757</text:p>
          </table:table-cell>
          <table:table-cell table:formula="of:=([.F849]-[.C849])/0.0166667" office:value-type="float" office:value="45.4859090281819" calcext:value-type="float">
            <text:p>45.4859090281819</text:p>
          </table:table-cell>
          <table:table-cell table:formula="of:=DEGREES(ATAN(ABS([.F849]-[.C849])/ABS([.E849]-[.B849])))" office:value-type="float" office:value="3.77649202474662" calcext:value-type="float">
            <text:p>3.77649202474662</text:p>
          </table:table-cell>
          <table:table-cell table:formula="of:=SQRT(POWER([.H849];2)+POWER([.I849];2)+POWER([.J849];2))" office:value-type="float" office:value="706.161281424424" calcext:value-type="float">
            <text:p>706.161281424424</text:p>
          </table:table-cell>
        </table:table-row>
        <table:table-row table:style-name="ro1">
          <table:table-cell office:value-type="float" office:value="94.0346" calcext:value-type="float">
            <text:p>94.0346</text:p>
          </table:table-cell>
          <table:table-cell office:value-type="float" office:value="274.944" calcext:value-type="float">
            <text:p>274.944</text:p>
          </table:table-cell>
          <table:table-cell office:value-type="float" office:value="45.1147" calcext:value-type="float">
            <text:p>45.1147</text:p>
          </table:table-cell>
          <table:table-cell office:value-type="float" office:value="95.9985" calcext:value-type="float">
            <text:p>95.9985</text:p>
          </table:table-cell>
          <table:table-cell office:value-type="float" office:value="265.083" calcext:value-type="float">
            <text:p>265.083</text:p>
          </table:table-cell>
          <table:table-cell office:value-type="float" office:value="45.8864" calcext:value-type="float">
            <text:p>45.8864</text:p>
          </table:table-cell>
          <table:table-cell/>
          <table:table-cell table:formula="of:=([.D850]-[.A850])/0.0166667" office:value-type="float" office:value="117.833764332472" calcext:value-type="float">
            <text:p>117.833764332472</text:p>
          </table:table-cell>
          <table:table-cell table:formula="of:=ABS([.E850]-[.B850])/0.0166667" office:value-type="float" office:value="591.658816682366" calcext:value-type="float">
            <text:p>591.658816682366</text:p>
          </table:table-cell>
          <table:table-cell table:formula="of:=([.F850]-[.C850])/0.0166667" office:value-type="float" office:value="46.3019073961854" calcext:value-type="float">
            <text:p>46.3019073961854</text:p>
          </table:table-cell>
          <table:table-cell table:formula="of:=DEGREES(ATAN(ABS([.F850]-[.C850])/ABS([.E850]-[.B850])))" office:value-type="float" office:value="4.47472074620583" calcext:value-type="float">
            <text:p>4.47472074620583</text:p>
          </table:table-cell>
          <table:table-cell table:formula="of:=SQRT(POWER([.H850];2)+POWER([.I850];2)+POWER([.J850];2))" office:value-type="float" office:value="605.052739852703" calcext:value-type="float">
            <text:p>605.052739852703</text:p>
          </table:table-cell>
        </table:table-row>
        <table:table-row table:style-name="ro1">
          <table:table-cell office:value-type="float" office:value="92.5777" calcext:value-type="float">
            <text:p>92.5777</text:p>
          </table:table-cell>
          <table:table-cell office:value-type="float" office:value="281.381" calcext:value-type="float">
            <text:p>281.381</text:p>
          </table:table-cell>
          <table:table-cell office:value-type="float" office:value="44.3896" calcext:value-type="float">
            <text:p>44.3896</text:p>
          </table:table-cell>
          <table:table-cell office:value-type="float" office:value="94.472" calcext:value-type="float">
            <text:p>94.472</text:p>
          </table:table-cell>
          <table:table-cell office:value-type="float" office:value="268.741" calcext:value-type="float">
            <text:p>268.741</text:p>
          </table:table-cell>
          <table:table-cell office:value-type="float" office:value="45.5756" calcext:value-type="float">
            <text:p>45.5756</text:p>
          </table:table-cell>
          <table:table-cell/>
          <table:table-cell table:formula="of:=([.D851]-[.A851])/0.0166667" office:value-type="float" office:value="113.657772684455" calcext:value-type="float">
            <text:p>113.657772684455</text:p>
          </table:table-cell>
          <table:table-cell table:formula="of:=ABS([.E851]-[.B851])/0.0166667" office:value-type="float" office:value="758.398483203033" calcext:value-type="float">
            <text:p>758.398483203033</text:p>
          </table:table-cell>
          <table:table-cell table:formula="of:=([.F851]-[.C851])/0.0166667" office:value-type="float" office:value="71.1598576802846" calcext:value-type="float">
            <text:p>71.1598576802846</text:p>
          </table:table-cell>
          <table:table-cell table:formula="of:=DEGREES(ATAN(ABS([.F851]-[.C851])/ABS([.E851]-[.B851])))" office:value-type="float" office:value="5.36031841097449" calcext:value-type="float">
            <text:p>5.36031841097449</text:p>
          </table:table-cell>
          <table:table-cell table:formula="of:=SQRT(POWER([.H851];2)+POWER([.I851];2)+POWER([.J851];2))" office:value-type="float" office:value="770.162368569986" calcext:value-type="float">
            <text:p>770.162368569986</text:p>
          </table:table-cell>
        </table:table-row>
        <table:table-row table:style-name="ro1">
          <table:table-cell office:value-type="float" office:value="93.0957" calcext:value-type="float">
            <text:p>93.0957</text:p>
          </table:table-cell>
          <table:table-cell office:value-type="float" office:value="281.498" calcext:value-type="float">
            <text:p>281.498</text:p>
          </table:table-cell>
          <table:table-cell office:value-type="float" office:value="43.8655" calcext:value-type="float">
            <text:p>43.8655</text:p>
          </table:table-cell>
          <table:table-cell office:value-type="float" office:value="94.9945" calcext:value-type="float">
            <text:p>94.9945</text:p>
          </table:table-cell>
          <table:table-cell office:value-type="float" office:value="268.991" calcext:value-type="float">
            <text:p>268.991</text:p>
          </table:table-cell>
          <table:table-cell office:value-type="float" office:value="44.3104" calcext:value-type="float">
            <text:p>44.3104</text:p>
          </table:table-cell>
          <table:table-cell/>
          <table:table-cell table:formula="of:=([.D852]-[.A852])/0.0166667" office:value-type="float" office:value="113.927772144456" calcext:value-type="float">
            <text:p>113.927772144456</text:p>
          </table:table-cell>
          <table:table-cell table:formula="of:=ABS([.E852]-[.B852])/0.0166667" office:value-type="float" office:value="750.418499163002" calcext:value-type="float">
            <text:p>750.418499163002</text:p>
          </table:table-cell>
          <table:table-cell table:formula="of:=([.F852]-[.C852])/0.0166667" office:value-type="float" office:value="26.693946612107" calcext:value-type="float">
            <text:p>26.693946612107</text:p>
          </table:table-cell>
          <table:table-cell table:formula="of:=DEGREES(ATAN(ABS([.F852]-[.C852])/ABS([.E852]-[.B852])))" office:value-type="float" office:value="2.03727101889853" calcext:value-type="float">
            <text:p>2.03727101889853</text:p>
          </table:table-cell>
          <table:table-cell table:formula="of:=SQRT(POWER([.H852];2)+POWER([.I852];2)+POWER([.J852];2))" office:value-type="float" office:value="759.486687136504" calcext:value-type="float">
            <text:p>759.486687136504</text:p>
          </table:table-cell>
        </table:table-row>
        <table:table-row table:style-name="ro1">
          <table:table-cell office:value-type="float" office:value="93.107" calcext:value-type="float">
            <text:p>93.107</text:p>
          </table:table-cell>
          <table:table-cell office:value-type="float" office:value="276.332" calcext:value-type="float">
            <text:p>276.332</text:p>
          </table:table-cell>
          <table:table-cell office:value-type="float" office:value="44.4132" calcext:value-type="float">
            <text:p>44.4132</text:p>
          </table:table-cell>
          <table:table-cell office:value-type="float" office:value="94.7295" calcext:value-type="float">
            <text:p>94.7295</text:p>
          </table:table-cell>
          <table:table-cell office:value-type="float" office:value="264.008" calcext:value-type="float">
            <text:p>264.008</text:p>
          </table:table-cell>
          <table:table-cell office:value-type="float" office:value="45.3389" calcext:value-type="float">
            <text:p>45.3389</text:p>
          </table:table-cell>
          <table:table-cell/>
          <table:table-cell table:formula="of:=([.D853]-[.A853])/0.0166667" office:value-type="float" office:value="97.3498053003895" calcext:value-type="float">
            <text:p>97.3498053003895</text:p>
          </table:table-cell>
          <table:table-cell table:formula="of:=ABS([.E853]-[.B853])/0.0166667" office:value-type="float" office:value="739.438521122959" calcext:value-type="float">
            <text:p>739.438521122959</text:p>
          </table:table-cell>
          <table:table-cell table:formula="of:=([.F853]-[.C853])/0.0166667" office:value-type="float" office:value="55.5418889162221" calcext:value-type="float">
            <text:p>55.5418889162221</text:p>
          </table:table-cell>
          <table:table-cell table:formula="of:=DEGREES(ATAN(ABS([.F853]-[.C853])/ABS([.E853]-[.B853])))" office:value-type="float" office:value="4.29562563770831" calcext:value-type="float">
            <text:p>4.29562563770831</text:p>
          </table:table-cell>
          <table:table-cell table:formula="of:=SQRT(POWER([.H853];2)+POWER([.I853];2)+POWER([.J853];2))" office:value-type="float" office:value="747.884491440298" calcext:value-type="float">
            <text:p>747.884491440298</text:p>
          </table:table-cell>
        </table:table-row>
        <table:table-row table:style-name="ro1">
          <table:table-cell office:value-type="float" office:value="94.2368" calcext:value-type="float">
            <text:p>94.2368</text:p>
          </table:table-cell>
          <table:table-cell office:value-type="float" office:value="268.84" calcext:value-type="float">
            <text:p>268.84</text:p>
          </table:table-cell>
          <table:table-cell office:value-type="float" office:value="45.0739" calcext:value-type="float">
            <text:p>45.0739</text:p>
          </table:table-cell>
          <table:table-cell office:value-type="float" office:value="95.9897" calcext:value-type="float">
            <text:p>95.9897</text:p>
          </table:table-cell>
          <table:table-cell office:value-type="float" office:value="255.816" calcext:value-type="float">
            <text:p>255.816</text:p>
          </table:table-cell>
          <table:table-cell office:value-type="float" office:value="45.6634" calcext:value-type="float">
            <text:p>45.6634</text:p>
          </table:table-cell>
          <table:table-cell/>
          <table:table-cell table:formula="of:=([.D854]-[.A854])/0.0166667" office:value-type="float" office:value="105.173789652421" calcext:value-type="float">
            <text:p>105.173789652421</text:p>
          </table:table-cell>
          <table:table-cell table:formula="of:=ABS([.E854]-[.B854])/0.0166667" office:value-type="float" office:value="781.438437123124" calcext:value-type="float">
            <text:p>781.438437123124</text:p>
          </table:table-cell>
          <table:table-cell table:formula="of:=([.F854]-[.C854])/0.0166667" office:value-type="float" office:value="35.3699292601415" calcext:value-type="float">
            <text:p>35.3699292601415</text:p>
          </table:table-cell>
          <table:table-cell table:formula="of:=DEGREES(ATAN(ABS([.F854]-[.C854])/ABS([.E854]-[.B854])))" office:value-type="float" office:value="2.59158666866898" calcext:value-type="float">
            <text:p>2.59158666866898</text:p>
          </table:table-cell>
          <table:table-cell table:formula="of:=SQRT(POWER([.H854];2)+POWER([.I854];2)+POWER([.J854];2))" office:value-type="float" office:value="789.277257330496" calcext:value-type="float">
            <text:p>789.277257330496</text:p>
          </table:table-cell>
        </table:table-row>
        <table:table-row table:style-name="ro1">
          <table:table-cell office:value-type="float" office:value="93.2512" calcext:value-type="float">
            <text:p>93.2512</text:p>
          </table:table-cell>
          <table:table-cell office:value-type="float" office:value="273.933" calcext:value-type="float">
            <text:p>273.933</text:p>
          </table:table-cell>
          <table:table-cell office:value-type="float" office:value="44.0419" calcext:value-type="float">
            <text:p>44.0419</text:p>
          </table:table-cell>
          <table:table-cell office:value-type="float" office:value="94.6947" calcext:value-type="float">
            <text:p>94.6947</text:p>
          </table:table-cell>
          <table:table-cell office:value-type="float" office:value="263.035" calcext:value-type="float">
            <text:p>263.035</text:p>
          </table:table-cell>
          <table:table-cell office:value-type="float" office:value="44.2842" calcext:value-type="float">
            <text:p>44.2842</text:p>
          </table:table-cell>
          <table:table-cell/>
          <table:table-cell table:formula="of:=([.D855]-[.A855])/0.0166667" office:value-type="float" office:value="86.6098267803465" calcext:value-type="float">
            <text:p>86.6098267803465</text:p>
          </table:table-cell>
          <table:table-cell table:formula="of:=ABS([.E855]-[.B855])/0.0166667" office:value-type="float" office:value="653.878692242614" calcext:value-type="float">
            <text:p>653.878692242614</text:p>
          </table:table-cell>
          <table:table-cell table:formula="of:=([.F855]-[.C855])/0.0166667" office:value-type="float" office:value="14.5379709240582" calcext:value-type="float">
            <text:p>14.5379709240582</text:p>
          </table:table-cell>
          <table:table-cell table:formula="of:=DEGREES(ATAN(ABS([.F855]-[.C855])/ABS([.E855]-[.B855])))" office:value-type="float" office:value="1.27367228095575" calcext:value-type="float">
            <text:p>1.27367228095575</text:p>
          </table:table-cell>
          <table:table-cell table:formula="of:=SQRT(POWER([.H855];2)+POWER([.I855];2)+POWER([.J855];2))" office:value-type="float" office:value="659.749921456927" calcext:value-type="float">
            <text:p>659.749921456927</text:p>
          </table:table-cell>
        </table:table-row>
        <table:table-row table:style-name="ro1">
          <table:table-cell office:value-type="float" office:value="94.4662" calcext:value-type="float">
            <text:p>94.4662</text:p>
          </table:table-cell>
          <table:table-cell office:value-type="float" office:value="268.69" calcext:value-type="float">
            <text:p>268.69</text:p>
          </table:table-cell>
          <table:table-cell office:value-type="float" office:value="45.8274" calcext:value-type="float">
            <text:p>45.8274</text:p>
          </table:table-cell>
          <table:table-cell office:value-type="float" office:value="95.6173" calcext:value-type="float">
            <text:p>95.6173</text:p>
          </table:table-cell>
          <table:table-cell office:value-type="float" office:value="257.998" calcext:value-type="float">
            <text:p>257.998</text:p>
          </table:table-cell>
          <table:table-cell office:value-type="float" office:value="46.2742" calcext:value-type="float">
            <text:p>46.2742</text:p>
          </table:table-cell>
          <table:table-cell/>
          <table:table-cell table:formula="of:=([.D856]-[.A856])/0.0166667" office:value-type="float" office:value="69.0658618682762" calcext:value-type="float">
            <text:p>69.0658618682762</text:p>
          </table:table-cell>
          <table:table-cell table:formula="of:=ABS([.E856]-[.B856])/0.0166667" office:value-type="float" office:value="641.518716962567" calcext:value-type="float">
            <text:p>641.518716962567</text:p>
          </table:table-cell>
          <table:table-cell table:formula="of:=([.F856]-[.C856])/0.0166667" office:value-type="float" office:value="26.8079463841074" calcext:value-type="float">
            <text:p>26.8079463841074</text:p>
          </table:table-cell>
          <table:table-cell table:formula="of:=DEGREES(ATAN(ABS([.F856]-[.C856])/ABS([.E856]-[.B856])))" office:value-type="float" office:value="2.39289829971984" calcext:value-type="float">
            <text:p>2.39289829971984</text:p>
          </table:table-cell>
          <table:table-cell table:formula="of:=SQRT(POWER([.H856];2)+POWER([.I856];2)+POWER([.J856];2))" office:value-type="float" office:value="645.7824892936" calcext:value-type="float">
            <text:p>645.7824892936</text:p>
          </table:table-cell>
        </table:table-row>
        <table:table-row table:style-name="ro1">
          <table:table-cell office:value-type="float" office:value="93.297" calcext:value-type="float">
            <text:p>93.297</text:p>
          </table:table-cell>
          <table:table-cell office:value-type="float" office:value="280.276" calcext:value-type="float">
            <text:p>280.276</text:p>
          </table:table-cell>
          <table:table-cell office:value-type="float" office:value="43.5512" calcext:value-type="float">
            <text:p>43.5512</text:p>
          </table:table-cell>
          <table:table-cell office:value-type="float" office:value="94.5007" calcext:value-type="float">
            <text:p>94.5007</text:p>
          </table:table-cell>
          <table:table-cell office:value-type="float" office:value="268.99" calcext:value-type="float">
            <text:p>268.99</text:p>
          </table:table-cell>
          <table:table-cell office:value-type="float" office:value="44.3146" calcext:value-type="float">
            <text:p>44.3146</text:p>
          </table:table-cell>
          <table:table-cell/>
          <table:table-cell table:formula="of:=([.D857]-[.A857])/0.0166667" office:value-type="float" office:value="72.2218555562888" calcext:value-type="float">
            <text:p>72.2218555562888</text:p>
          </table:table-cell>
          <table:table-cell table:formula="of:=ABS([.E857]-[.B857])/0.0166667" office:value-type="float" office:value="677.158645682709" calcext:value-type="float">
            <text:p>677.158645682709</text:p>
          </table:table-cell>
          <table:table-cell table:formula="of:=([.F857]-[.C857])/0.0166667" office:value-type="float" office:value="45.8039083921831" calcext:value-type="float">
            <text:p>45.8039083921831</text:p>
          </table:table-cell>
          <table:table-cell table:formula="of:=DEGREES(ATAN(ABS([.F857]-[.C857])/ABS([.E857]-[.B857])))" office:value-type="float" office:value="3.86966796358325" calcext:value-type="float">
            <text:p>3.86966796358325</text:p>
          </table:table-cell>
          <table:table-cell table:formula="of:=SQRT(POWER([.H857];2)+POWER([.I857];2)+POWER([.J857];2))" office:value-type="float" office:value="682.537783471973" calcext:value-type="float">
            <text:p>682.537783471973</text:p>
          </table:table-cell>
        </table:table-row>
        <table:table-row table:style-name="ro1">
          <table:table-cell office:value-type="float" office:value="95.576" calcext:value-type="float">
            <text:p>95.576</text:p>
          </table:table-cell>
          <table:table-cell office:value-type="float" office:value="266.308" calcext:value-type="float">
            <text:p>266.308</text:p>
          </table:table-cell>
          <table:table-cell office:value-type="float" office:value="45.6997" calcext:value-type="float">
            <text:p>45.6997</text:p>
          </table:table-cell>
          <table:table-cell office:value-type="float" office:value="96.7706" calcext:value-type="float">
            <text:p>96.7706</text:p>
          </table:table-cell>
          <table:table-cell office:value-type="float" office:value="256.946" calcext:value-type="float">
            <text:p>256.946</text:p>
          </table:table-cell>
          <table:table-cell office:value-type="float" office:value="45.7154" calcext:value-type="float">
            <text:p>45.7154</text:p>
          </table:table-cell>
          <table:table-cell/>
          <table:table-cell table:formula="of:=([.D858]-[.A858])/0.0166667" office:value-type="float" office:value="71.6758566482872" calcext:value-type="float">
            <text:p>71.6758566482872</text:p>
          </table:table-cell>
          <table:table-cell table:formula="of:=ABS([.E858]-[.B858])/0.0166667" office:value-type="float" office:value="561.718876562245" calcext:value-type="float">
            <text:p>561.718876562245</text:p>
          </table:table-cell>
          <table:table-cell table:formula="of:=([.F858]-[.C858])/0.0166667" office:value-type="float" office:value="0.941998116003917" calcext:value-type="float">
            <text:p>0.941998116003917</text:p>
          </table:table-cell>
          <table:table-cell table:formula="of:=DEGREES(ATAN(ABS([.F858]-[.C858])/ABS([.E858]-[.B858])))" office:value-type="float" office:value="0.0960844792879652" calcext:value-type="float">
            <text:p>0.096084479287965</text:p>
          </table:table-cell>
          <table:table-cell table:formula="of:=SQRT(POWER([.H858];2)+POWER([.I858];2)+POWER([.J858];2))" office:value-type="float" office:value="566.274149218439" calcext:value-type="float">
            <text:p>566.274149218439</text:p>
          </table:table-cell>
        </table:table-row>
        <table:table-row table:style-name="ro1">
          <table:table-cell office:value-type="float" office:value="92.9081" calcext:value-type="float">
            <text:p>92.9081</text:p>
          </table:table-cell>
          <table:table-cell office:value-type="float" office:value="282.86" calcext:value-type="float">
            <text:p>282.86</text:p>
          </table:table-cell>
          <table:table-cell office:value-type="float" office:value="43.4054" calcext:value-type="float">
            <text:p>43.4054</text:p>
          </table:table-cell>
          <table:table-cell office:value-type="float" office:value="93.8739" calcext:value-type="float">
            <text:p>93.8739</text:p>
          </table:table-cell>
          <table:table-cell office:value-type="float" office:value="271.401" calcext:value-type="float">
            <text:p>271.401</text:p>
          </table:table-cell>
          <table:table-cell office:value-type="float" office:value="44.4322" calcext:value-type="float">
            <text:p>44.4322</text:p>
          </table:table-cell>
          <table:table-cell/>
          <table:table-cell table:formula="of:=([.D859]-[.A859])/0.0166667" office:value-type="float" office:value="57.9478841042319" calcext:value-type="float">
            <text:p>57.9478841042319</text:p>
          </table:table-cell>
          <table:table-cell table:formula="of:=ABS([.E859]-[.B859])/0.0166667" office:value-type="float" office:value="687.53862492275" calcext:value-type="float">
            <text:p>687.53862492275</text:p>
          </table:table-cell>
          <table:table-cell table:formula="of:=([.F859]-[.C859])/0.0166667" office:value-type="float" office:value="61.6078767842465" calcext:value-type="float">
            <text:p>61.6078767842465</text:p>
          </table:table-cell>
          <table:table-cell table:formula="of:=DEGREES(ATAN(ABS([.F859]-[.C859])/ABS([.E859]-[.B859])))" office:value-type="float" office:value="5.12039465605111" calcext:value-type="float">
            <text:p>5.12039465605111</text:p>
          </table:table-cell>
          <table:table-cell table:formula="of:=SQRT(POWER([.H859];2)+POWER([.I859];2)+POWER([.J859];2))" office:value-type="float" office:value="692.721335397349" calcext:value-type="float">
            <text:p>692.721335397349</text:p>
          </table:table-cell>
        </table:table-row>
        <table:table-row table:style-name="ro1">
          <table:table-cell office:value-type="float" office:value="95.2341" calcext:value-type="float">
            <text:p>95.2341</text:p>
          </table:table-cell>
          <table:table-cell office:value-type="float" office:value="273.808" calcext:value-type="float">
            <text:p>273.808</text:p>
          </table:table-cell>
          <table:table-cell office:value-type="float" office:value="44.5387" calcext:value-type="float">
            <text:p>44.5387</text:p>
          </table:table-cell>
          <table:table-cell office:value-type="float" office:value="97.0345" calcext:value-type="float">
            <text:p>97.0345</text:p>
          </table:table-cell>
          <table:table-cell office:value-type="float" office:value="261.616" calcext:value-type="float">
            <text:p>261.616</text:p>
          </table:table-cell>
          <table:table-cell office:value-type="float" office:value="45.4542" calcext:value-type="float">
            <text:p>45.4542</text:p>
          </table:table-cell>
          <table:table-cell/>
          <table:table-cell table:formula="of:=([.D860]-[.A860])/0.0166667" office:value-type="float" office:value="108.023783952432" calcext:value-type="float">
            <text:p>108.023783952432</text:p>
          </table:table-cell>
          <table:table-cell table:formula="of:=ABS([.E860]-[.B860])/0.0166667" office:value-type="float" office:value="731.518536962927" calcext:value-type="float">
            <text:p>731.518536962927</text:p>
          </table:table-cell>
          <table:table-cell table:formula="of:=([.F860]-[.C860])/0.0166667" office:value-type="float" office:value="54.9298901402198" calcext:value-type="float">
            <text:p>54.9298901402198</text:p>
          </table:table-cell>
          <table:table-cell table:formula="of:=DEGREES(ATAN(ABS([.F860]-[.C860])/ABS([.E860]-[.B860])))" office:value-type="float" office:value="4.29429378165306" calcext:value-type="float">
            <text:p>4.29429378165306</text:p>
          </table:table-cell>
          <table:table-cell table:formula="of:=SQRT(POWER([.H860];2)+POWER([.I860];2)+POWER([.J860];2))" office:value-type="float" office:value="741.488907975432" calcext:value-type="float">
            <text:p>741.488907975432</text:p>
          </table:table-cell>
        </table:table-row>
        <table:table-row table:style-name="ro1">
          <table:table-cell office:value-type="float" office:value="94.2959" calcext:value-type="float">
            <text:p>94.2959</text:p>
          </table:table-cell>
          <table:table-cell office:value-type="float" office:value="275.048" calcext:value-type="float">
            <text:p>275.048</text:p>
          </table:table-cell>
          <table:table-cell office:value-type="float" office:value="44.6017" calcext:value-type="float">
            <text:p>44.6017</text:p>
          </table:table-cell>
          <table:table-cell office:value-type="float" office:value="95.706" calcext:value-type="float">
            <text:p>95.706</text:p>
          </table:table-cell>
          <table:table-cell office:value-type="float" office:value="264.014" calcext:value-type="float">
            <text:p>264.014</text:p>
          </table:table-cell>
          <table:table-cell office:value-type="float" office:value="45.3296" calcext:value-type="float">
            <text:p>45.3296</text:p>
          </table:table-cell>
          <table:table-cell/>
          <table:table-cell table:formula="of:=([.D861]-[.A861])/0.0166667" office:value-type="float" office:value="84.6058307883384" calcext:value-type="float">
            <text:p>84.6058307883384</text:p>
          </table:table-cell>
          <table:table-cell table:formula="of:=ABS([.E861]-[.B861])/0.0166667" office:value-type="float" office:value="662.038675922648" calcext:value-type="float">
            <text:p>662.038675922648</text:p>
          </table:table-cell>
          <table:table-cell table:formula="of:=([.F861]-[.C861])/0.0166667" office:value-type="float" office:value="43.6739126521746" calcext:value-type="float">
            <text:p>43.6739126521746</text:p>
          </table:table-cell>
          <table:table-cell table:formula="of:=DEGREES(ATAN(ABS([.F861]-[.C861])/ABS([.E861]-[.B861])))" office:value-type="float" office:value="3.77426645443886" calcext:value-type="float">
            <text:p>3.77426645443886</text:p>
          </table:table-cell>
          <table:table-cell table:formula="of:=SQRT(POWER([.H861];2)+POWER([.I861];2)+POWER([.J861];2))" office:value-type="float" office:value="668.850331290302" calcext:value-type="float">
            <text:p>668.850331290302</text:p>
          </table:table-cell>
        </table:table-row>
        <table:table-row table:style-name="ro1">
          <table:table-cell office:value-type="float" office:value="93.4653" calcext:value-type="float">
            <text:p>93.4653</text:p>
          </table:table-cell>
          <table:table-cell office:value-type="float" office:value="278.759" calcext:value-type="float">
            <text:p>278.759</text:p>
          </table:table-cell>
          <table:table-cell office:value-type="float" office:value="44.7832" calcext:value-type="float">
            <text:p>44.7832</text:p>
          </table:table-cell>
          <table:table-cell office:value-type="float" office:value="94.6543" calcext:value-type="float">
            <text:p>94.6543</text:p>
          </table:table-cell>
          <table:table-cell office:value-type="float" office:value="267.505" calcext:value-type="float">
            <text:p>267.505</text:p>
          </table:table-cell>
          <table:table-cell office:value-type="float" office:value="45.7652" calcext:value-type="float">
            <text:p>45.7652</text:p>
          </table:table-cell>
          <table:table-cell/>
          <table:table-cell table:formula="of:=([.D862]-[.A862])/0.0166667" office:value-type="float" office:value="71.3398573202858" calcext:value-type="float">
            <text:p>71.3398573202858</text:p>
          </table:table-cell>
          <table:table-cell table:formula="of:=ABS([.E862]-[.B862])/0.0166667" office:value-type="float" office:value="675.238649522702" calcext:value-type="float">
            <text:p>675.238649522702</text:p>
          </table:table-cell>
          <table:table-cell table:formula="of:=([.F862]-[.C862])/0.0166667" office:value-type="float" office:value="58.9198821602356" calcext:value-type="float">
            <text:p>58.9198821602356</text:p>
          </table:table-cell>
          <table:table-cell table:formula="of:=DEGREES(ATAN(ABS([.F862]-[.C862])/ABS([.E862]-[.B862])))" office:value-type="float" office:value="4.98687634105162" calcext:value-type="float">
            <text:p>4.98687634105162</text:p>
          </table:table-cell>
          <table:table-cell table:formula="of:=SQRT(POWER([.H862];2)+POWER([.I862];2)+POWER([.J862];2))" office:value-type="float" office:value="681.548355999409" calcext:value-type="float">
            <text:p>681.548355999409</text:p>
          </table:table-cell>
        </table:table-row>
        <table:table-row table:style-name="ro1">
          <table:table-cell office:value-type="float" office:value="95.174" calcext:value-type="float">
            <text:p>95.174</text:p>
          </table:table-cell>
          <table:table-cell office:value-type="float" office:value="272.6" calcext:value-type="float">
            <text:p>272.6</text:p>
          </table:table-cell>
          <table:table-cell office:value-type="float" office:value="44.4803" calcext:value-type="float">
            <text:p>44.4803</text:p>
          </table:table-cell>
          <table:table-cell office:value-type="float" office:value="96.5622" calcext:value-type="float">
            <text:p>96.5622</text:p>
          </table:table-cell>
          <table:table-cell office:value-type="float" office:value="261.719" calcext:value-type="float">
            <text:p>261.719</text:p>
          </table:table-cell>
          <table:table-cell office:value-type="float" office:value="44.9605" calcext:value-type="float">
            <text:p>44.9605</text:p>
          </table:table-cell>
          <table:table-cell/>
          <table:table-cell table:formula="of:=([.D863]-[.A863])/0.0166667" office:value-type="float" office:value="83.291833416333" calcext:value-type="float">
            <text:p>83.291833416333</text:p>
          </table:table-cell>
          <table:table-cell table:formula="of:=ABS([.E863]-[.B863])/0.0166667" office:value-type="float" office:value="652.858694282613" calcext:value-type="float">
            <text:p>652.858694282613</text:p>
          </table:table-cell>
          <table:table-cell table:formula="of:=([.F863]-[.C863])/0.0166667" office:value-type="float" office:value="28.8119423761155" calcext:value-type="float">
            <text:p>28.8119423761155</text:p>
          </table:table-cell>
          <table:table-cell table:formula="of:=DEGREES(ATAN(ABS([.F863]-[.C863])/ABS([.E863]-[.B863])))" office:value-type="float" office:value="2.52693614195574" calcext:value-type="float">
            <text:p>2.52693614195574</text:p>
          </table:table-cell>
          <table:table-cell table:formula="of:=SQRT(POWER([.H863];2)+POWER([.I863];2)+POWER([.J863];2))" office:value-type="float" office:value="658.780792250152" calcext:value-type="float">
            <text:p>658.780792250152</text:p>
          </table:table-cell>
        </table:table-row>
        <table:table-row table:style-name="ro1">
          <table:table-cell office:value-type="float" office:value="91.8227" calcext:value-type="float">
            <text:p>91.8227</text:p>
          </table:table-cell>
          <table:table-cell office:value-type="float" office:value="281.438" calcext:value-type="float">
            <text:p>281.438</text:p>
          </table:table-cell>
          <table:table-cell office:value-type="float" office:value="44.1365" calcext:value-type="float">
            <text:p>44.1365</text:p>
          </table:table-cell>
          <table:table-cell office:value-type="float" office:value="92.8063" calcext:value-type="float">
            <text:p>92.8063</text:p>
          </table:table-cell>
          <table:table-cell office:value-type="float" office:value="269.996" calcext:value-type="float">
            <text:p>269.996</text:p>
          </table:table-cell>
          <table:table-cell office:value-type="float" office:value="45.3957" calcext:value-type="float">
            <text:p>45.3957</text:p>
          </table:table-cell>
          <table:table-cell/>
          <table:table-cell table:formula="of:=([.D864]-[.A864])/0.0166667" office:value-type="float" office:value="59.0158819682358" calcext:value-type="float">
            <text:p>59.0158819682358</text:p>
          </table:table-cell>
          <table:table-cell table:formula="of:=ABS([.E864]-[.B864])/0.0166667" office:value-type="float" office:value="686.518626962747" calcext:value-type="float">
            <text:p>686.518626962747</text:p>
          </table:table-cell>
          <table:table-cell table:formula="of:=([.F864]-[.C864])/0.0166667" office:value-type="float" office:value="75.5518488963022" calcext:value-type="float">
            <text:p>75.5518488963022</text:p>
          </table:table-cell>
          <table:table-cell table:formula="of:=DEGREES(ATAN(ABS([.F864]-[.C864])/ABS([.E864]-[.B864])))" office:value-type="float" office:value="6.28016809951547" calcext:value-type="float">
            <text:p>6.28016809951547</text:p>
          </table:table-cell>
          <table:table-cell table:formula="of:=SQRT(POWER([.H864];2)+POWER([.I864];2)+POWER([.J864];2))" office:value-type="float" office:value="693.180194006546" calcext:value-type="float">
            <text:p>693.180194006546</text:p>
          </table:table-cell>
        </table:table-row>
        <table:table-row table:style-name="ro1">
          <table:table-cell office:value-type="float" office:value="91.4505" calcext:value-type="float">
            <text:p>91.4505</text:p>
          </table:table-cell>
          <table:table-cell office:value-type="float" office:value="278.768" calcext:value-type="float">
            <text:p>278.768</text:p>
          </table:table-cell>
          <table:table-cell office:value-type="float" office:value="44.799" calcext:value-type="float">
            <text:p>44.799</text:p>
          </table:table-cell>
          <table:table-cell office:value-type="float" office:value="92.1917" calcext:value-type="float">
            <text:p>92.1917</text:p>
          </table:table-cell>
          <table:table-cell office:value-type="float" office:value="267.459" calcext:value-type="float">
            <text:p>267.459</text:p>
          </table:table-cell>
          <table:table-cell office:value-type="float" office:value="46.0364" calcext:value-type="float">
            <text:p>46.0364</text:p>
          </table:table-cell>
          <table:table-cell/>
          <table:table-cell table:formula="of:=([.D865]-[.A865])/0.0166667" office:value-type="float" office:value="44.4719110561774" calcext:value-type="float">
            <text:p>44.4719110561774</text:p>
          </table:table-cell>
          <table:table-cell table:formula="of:=ABS([.E865]-[.B865])/0.0166667" office:value-type="float" office:value="678.538642922712" calcext:value-type="float">
            <text:p>678.538642922712</text:p>
          </table:table-cell>
          <table:table-cell table:formula="of:=([.F865]-[.C865])/0.0166667" office:value-type="float" office:value="74.243851512297" calcext:value-type="float">
            <text:p>74.243851512297</text:p>
          </table:table-cell>
          <table:table-cell table:formula="of:=DEGREES(ATAN(ABS([.F865]-[.C865])/ABS([.E865]-[.B865])))" office:value-type="float" office:value="6.24430806719862" calcext:value-type="float">
            <text:p>6.24430806719862</text:p>
          </table:table-cell>
          <table:table-cell table:formula="of:=SQRT(POWER([.H865];2)+POWER([.I865];2)+POWER([.J865];2))" office:value-type="float" office:value="684.035518302789" calcext:value-type="float">
            <text:p>684.035518302789</text:p>
          </table:table-cell>
        </table:table-row>
        <table:table-row table:style-name="ro1">
          <table:table-cell office:value-type="float" office:value="90.5556" calcext:value-type="float">
            <text:p>90.5556</text:p>
          </table:table-cell>
          <table:table-cell office:value-type="float" office:value="281.44" calcext:value-type="float">
            <text:p>281.44</text:p>
          </table:table-cell>
          <table:table-cell office:value-type="float" office:value="44.147" calcext:value-type="float">
            <text:p>44.147</text:p>
          </table:table-cell>
          <table:table-cell office:value-type="float" office:value="90.8331" calcext:value-type="float">
            <text:p>90.8331</text:p>
          </table:table-cell>
          <table:table-cell office:value-type="float" office:value="270.036" calcext:value-type="float">
            <text:p>270.036</text:p>
          </table:table-cell>
          <table:table-cell office:value-type="float" office:value="45.1614" calcext:value-type="float">
            <text:p>45.1614</text:p>
          </table:table-cell>
          <table:table-cell/>
          <table:table-cell table:formula="of:=([.D866]-[.A866])/0.0166667" office:value-type="float" office:value="16.6499667000668" calcext:value-type="float">
            <text:p>16.6499667000668</text:p>
          </table:table-cell>
          <table:table-cell table:formula="of:=ABS([.E866]-[.B866])/0.0166667" office:value-type="float" office:value="684.238631522737" calcext:value-type="float">
            <text:p>684.238631522737</text:p>
          </table:table-cell>
          <table:table-cell table:formula="of:=([.F866]-[.C866])/0.0166667" office:value-type="float" office:value="60.8638782722436" calcext:value-type="float">
            <text:p>60.8638782722436</text:p>
          </table:table-cell>
          <table:table-cell table:formula="of:=DEGREES(ATAN(ABS([.F866]-[.C866])/ABS([.E866]-[.B866])))" office:value-type="float" office:value="5.08315258480272" calcext:value-type="float">
            <text:p>5.08315258480272</text:p>
          </table:table-cell>
          <table:table-cell table:formula="of:=SQRT(POWER([.H866];2)+POWER([.I866];2)+POWER([.J866];2))" office:value-type="float" office:value="687.142007111746" calcext:value-type="float">
            <text:p>687.142007111746</text:p>
          </table:table-cell>
        </table:table-row>
        <table:table-row table:style-name="ro1">
          <table:table-cell office:value-type="float" office:value="92.2115" calcext:value-type="float">
            <text:p>92.2115</text:p>
          </table:table-cell>
          <table:table-cell office:value-type="float" office:value="278.825" calcext:value-type="float">
            <text:p>278.825</text:p>
          </table:table-cell>
          <table:table-cell office:value-type="float" office:value="44.5343" calcext:value-type="float">
            <text:p>44.5343</text:p>
          </table:table-cell>
          <table:table-cell office:value-type="float" office:value="93.6823" calcext:value-type="float">
            <text:p>93.6823</text:p>
          </table:table-cell>
          <table:table-cell office:value-type="float" office:value="267.606" calcext:value-type="float">
            <text:p>267.606</text:p>
          </table:table-cell>
          <table:table-cell office:value-type="float" office:value="45.2707" calcext:value-type="float">
            <text:p>45.2707</text:p>
          </table:table-cell>
          <table:table-cell/>
          <table:table-cell table:formula="of:=([.D867]-[.A867])/0.0166667" office:value-type="float" office:value="88.2478235043528" calcext:value-type="float">
            <text:p>88.2478235043528</text:p>
          </table:table-cell>
          <table:table-cell table:formula="of:=ABS([.E867]-[.B867])/0.0166667" office:value-type="float" office:value="673.138653722692" calcext:value-type="float">
            <text:p>673.138653722692</text:p>
          </table:table-cell>
          <table:table-cell table:formula="of:=([.F867]-[.C867])/0.0166667" office:value-type="float" office:value="44.1839116321765" calcext:value-type="float">
            <text:p>44.1839116321765</text:p>
          </table:table-cell>
          <table:table-cell table:formula="of:=DEGREES(ATAN(ABS([.F867]-[.C867])/ABS([.E867]-[.B867])))" office:value-type="float" office:value="3.75543038811767" calcext:value-type="float">
            <text:p>3.75543038811767</text:p>
          </table:table-cell>
          <table:table-cell table:formula="of:=SQRT(POWER([.H867];2)+POWER([.I867];2)+POWER([.J867];2))" office:value-type="float" office:value="680.334876025016" calcext:value-type="float">
            <text:p>680.334876025016</text:p>
          </table:table-cell>
        </table:table-row>
        <table:table-row table:style-name="ro1">
          <table:table-cell office:value-type="float" office:value="91.4187" calcext:value-type="float">
            <text:p>91.4187</text:p>
          </table:table-cell>
          <table:table-cell office:value-type="float" office:value="277.748" calcext:value-type="float">
            <text:p>277.748</text:p>
          </table:table-cell>
          <table:table-cell office:value-type="float" office:value="43.7104" calcext:value-type="float">
            <text:p>43.7104</text:p>
          </table:table-cell>
          <table:table-cell office:value-type="float" office:value="93.4691" calcext:value-type="float">
            <text:p>93.4691</text:p>
          </table:table-cell>
          <table:table-cell office:value-type="float" office:value="267.909" calcext:value-type="float">
            <text:p>267.909</text:p>
          </table:table-cell>
          <table:table-cell office:value-type="float" office:value="43.761" calcext:value-type="float">
            <text:p>43.761</text:p>
          </table:table-cell>
          <table:table-cell/>
          <table:table-cell table:formula="of:=([.D868]-[.A868])/0.0166667" office:value-type="float" office:value="123.023753952492" calcext:value-type="float">
            <text:p>123.023753952492</text:p>
          </table:table-cell>
          <table:table-cell table:formula="of:=ABS([.E868]-[.B868])/0.0166667" office:value-type="float" office:value="590.338819322361" calcext:value-type="float">
            <text:p>590.338819322361</text:p>
          </table:table-cell>
          <table:table-cell table:formula="of:=([.F868]-[.C868])/0.0166667" office:value-type="float" office:value="3.03599392801232" calcext:value-type="float">
            <text:p>3.03599392801232</text:p>
          </table:table-cell>
          <table:table-cell table:formula="of:=DEGREES(ATAN(ABS([.F868]-[.C868])/ABS([.E868]-[.B868])))" office:value-type="float" office:value="0.294658083580342" calcext:value-type="float">
            <text:p>0.294658083580342</text:p>
          </table:table-cell>
          <table:table-cell table:formula="of:=SQRT(POWER([.H868];2)+POWER([.I868];2)+POWER([.J868];2))" office:value-type="float" office:value="603.029006677634" calcext:value-type="float">
            <text:p>603.029006677634</text:p>
          </table:table-cell>
        </table:table-row>
        <table:table-row table:style-name="ro1">
          <table:table-cell office:value-type="float" office:value="84.685" calcext:value-type="float">
            <text:p>84.685</text:p>
          </table:table-cell>
          <table:table-cell office:value-type="float" office:value="280.013" calcext:value-type="float">
            <text:p>280.013</text:p>
          </table:table-cell>
          <table:table-cell office:value-type="float" office:value="44.4174" calcext:value-type="float">
            <text:p>44.4174</text:p>
          </table:table-cell>
          <table:table-cell office:value-type="float" office:value="85.8866" calcext:value-type="float">
            <text:p>85.8866</text:p>
          </table:table-cell>
          <table:table-cell office:value-type="float" office:value="269.957" calcext:value-type="float">
            <text:p>269.957</text:p>
          </table:table-cell>
          <table:table-cell office:value-type="float" office:value="44.9718" calcext:value-type="float">
            <text:p>44.9718</text:p>
          </table:table-cell>
          <table:table-cell/>
          <table:table-cell table:formula="of:=([.D869]-[.A869])/0.0166667" office:value-type="float" office:value="72.0958558082883" calcext:value-type="float">
            <text:p>72.0958558082883</text:p>
          </table:table-cell>
          <table:table-cell table:formula="of:=ABS([.E869]-[.B869])/0.0166667" office:value-type="float" office:value="603.358793282412" calcext:value-type="float">
            <text:p>603.358793282412</text:p>
          </table:table-cell>
          <table:table-cell table:formula="of:=([.F869]-[.C869])/0.0166667" office:value-type="float" office:value="33.2639334721331" calcext:value-type="float">
            <text:p>33.2639334721331</text:p>
          </table:table-cell>
          <table:table-cell table:formula="of:=DEGREES(ATAN(ABS([.F869]-[.C869])/ABS([.E869]-[.B869])))" office:value-type="float" office:value="3.1555942890746" calcext:value-type="float">
            <text:p>3.1555942890746</text:p>
          </table:table-cell>
          <table:table-cell table:formula="of:=SQRT(POWER([.H869];2)+POWER([.I869];2)+POWER([.J869];2))" office:value-type="float" office:value="608.560707839388" calcext:value-type="float">
            <text:p>608.560707839388</text:p>
          </table:table-cell>
        </table:table-row>
        <table:table-row table:style-name="ro1">
          <table:table-cell office:value-type="float" office:value="86.002" calcext:value-type="float">
            <text:p>86.002</text:p>
          </table:table-cell>
          <table:table-cell office:value-type="float" office:value="273.67" calcext:value-type="float">
            <text:p>273.67</text:p>
          </table:table-cell>
          <table:table-cell office:value-type="float" office:value="44.8862" calcext:value-type="float">
            <text:p>44.8862</text:p>
          </table:table-cell>
          <table:table-cell office:value-type="float" office:value="87.5633" calcext:value-type="float">
            <text:p>87.5633</text:p>
          </table:table-cell>
          <table:table-cell office:value-type="float" office:value="261.506" calcext:value-type="float">
            <text:p>261.506</text:p>
          </table:table-cell>
          <table:table-cell office:value-type="float" office:value="45.5521" calcext:value-type="float">
            <text:p>45.5521</text:p>
          </table:table-cell>
          <table:table-cell/>
          <table:table-cell table:formula="of:=([.D870]-[.A870])/0.0166667" office:value-type="float" office:value="93.6778126443749" calcext:value-type="float">
            <text:p>93.6778126443749</text:p>
          </table:table-cell>
          <table:table-cell table:formula="of:=ABS([.E870]-[.B870])/0.0166667" office:value-type="float" office:value="729.838540322922" calcext:value-type="float">
            <text:p>729.838540322922</text:p>
          </table:table-cell>
          <table:table-cell table:formula="of:=([.F870]-[.C870])/0.0166667" office:value-type="float" office:value="39.9539200921599" calcext:value-type="float">
            <text:p>39.9539200921599</text:p>
          </table:table-cell>
          <table:table-cell table:formula="of:=DEGREES(ATAN(ABS([.F870]-[.C870])/ABS([.E870]-[.B870])))" office:value-type="float" office:value="3.13344415873922" calcext:value-type="float">
            <text:p>3.13344415873922</text:p>
          </table:table-cell>
          <table:table-cell table:formula="of:=SQRT(POWER([.H870];2)+POWER([.I870];2)+POWER([.J870];2))" office:value-type="float" office:value="736.909861009648" calcext:value-type="float">
            <text:p>736.909861009648</text:p>
          </table:table-cell>
        </table:table-row>
        <table:table-row table:style-name="ro1">
          <table:table-cell office:value-type="float" office:value="78.5572" calcext:value-type="float">
            <text:p>78.5572</text:p>
          </table:table-cell>
          <table:table-cell office:value-type="float" office:value="275.89" calcext:value-type="float">
            <text:p>275.89</text:p>
          </table:table-cell>
          <table:table-cell office:value-type="float" office:value="44.3615" calcext:value-type="float">
            <text:p>44.3615</text:p>
          </table:table-cell>
          <table:table-cell office:value-type="float" office:value="79.6096" calcext:value-type="float">
            <text:p>79.6096</text:p>
          </table:table-cell>
          <table:table-cell office:value-type="float" office:value="264.67" calcext:value-type="float">
            <text:p>264.67</text:p>
          </table:table-cell>
          <table:table-cell office:value-type="float" office:value="45.367" calcext:value-type="float">
            <text:p>45.367</text:p>
          </table:table-cell>
          <table:table-cell/>
          <table:table-cell table:formula="of:=([.D871]-[.A871])/0.0166667" office:value-type="float" office:value="63.1438737122529" calcext:value-type="float">
            <text:p>63.1438737122529</text:p>
          </table:table-cell>
          <table:table-cell table:formula="of:=ABS([.E871]-[.B871])/0.0166667" office:value-type="float" office:value="673.198653602691" calcext:value-type="float">
            <text:p>673.198653602691</text:p>
          </table:table-cell>
          <table:table-cell table:formula="of:=([.F871]-[.C871])/0.0166667" office:value-type="float" office:value="60.3298793402412" calcext:value-type="float">
            <text:p>60.3298793402412</text:p>
          </table:table-cell>
          <table:table-cell table:formula="of:=DEGREES(ATAN(ABS([.F871]-[.C871])/ABS([.E871]-[.B871])))" office:value-type="float" office:value="5.12098197100043" calcext:value-type="float">
            <text:p>5.12098197100043</text:p>
          </table:table-cell>
          <table:table-cell table:formula="of:=SQRT(POWER([.H871];2)+POWER([.I871];2)+POWER([.J871];2))" office:value-type="float" office:value="678.839649947668" calcext:value-type="float">
            <text:p>678.839649947668</text:p>
          </table:table-cell>
        </table:table-row>
        <table:table-row table:style-name="ro1">
          <table:table-cell office:value-type="float" office:value="71.7846" calcext:value-type="float">
            <text:p>71.7846</text:p>
          </table:table-cell>
          <table:table-cell office:value-type="float" office:value="274.134" calcext:value-type="float">
            <text:p>274.134</text:p>
          </table:table-cell>
          <table:table-cell office:value-type="float" office:value="43.707" calcext:value-type="float">
            <text:p>43.707</text:p>
          </table:table-cell>
          <table:table-cell office:value-type="float" office:value="73.7236" calcext:value-type="float">
            <text:p>73.7236</text:p>
          </table:table-cell>
          <table:table-cell office:value-type="float" office:value="261.831" calcext:value-type="float">
            <text:p>261.831</text:p>
          </table:table-cell>
          <table:table-cell office:value-type="float" office:value="44.6618" calcext:value-type="float">
            <text:p>44.6618</text:p>
          </table:table-cell>
          <table:table-cell/>
          <table:table-cell table:formula="of:=([.D872]-[.A872])/0.0166667" office:value-type="float" office:value="116.339767320466" calcext:value-type="float">
            <text:p>116.339767320466</text:p>
          </table:table-cell>
          <table:table-cell table:formula="of:=ABS([.E872]-[.B872])/0.0166667" office:value-type="float" office:value="738.178523642953" calcext:value-type="float">
            <text:p>738.178523642953</text:p>
          </table:table-cell>
          <table:table-cell table:formula="of:=([.F872]-[.C872])/0.0166667" office:value-type="float" office:value="57.2878854242291" calcext:value-type="float">
            <text:p>57.2878854242291</text:p>
          </table:table-cell>
          <table:table-cell table:formula="of:=DEGREES(ATAN(ABS([.F872]-[.C872])/ABS([.E872]-[.B872])))" office:value-type="float" office:value="4.43766370710566" calcext:value-type="float">
            <text:p>4.43766370710566</text:p>
          </table:table-cell>
          <table:table-cell table:formula="of:=SQRT(POWER([.H872];2)+POWER([.I872];2)+POWER([.J872];2))" office:value-type="float" office:value="749.482738990198" calcext:value-type="float">
            <text:p>749.482738990198</text:p>
          </table:table-cell>
        </table:table-row>
        <table:table-row table:style-name="ro1">
          <table:table-cell office:value-type="float" office:value="70.2927" calcext:value-type="float">
            <text:p>70.2927</text:p>
          </table:table-cell>
          <table:table-cell office:value-type="float" office:value="271.394" calcext:value-type="float">
            <text:p>271.394</text:p>
          </table:table-cell>
          <table:table-cell office:value-type="float" office:value="43.9062" calcext:value-type="float">
            <text:p>43.9062</text:p>
          </table:table-cell>
          <table:table-cell office:value-type="float" office:value="72.5008" calcext:value-type="float">
            <text:p>72.5008</text:p>
          </table:table-cell>
          <table:table-cell office:value-type="float" office:value="259.302" calcext:value-type="float">
            <text:p>259.302</text:p>
          </table:table-cell>
          <table:table-cell office:value-type="float" office:value="44.5972" calcext:value-type="float">
            <text:p>44.5972</text:p>
          </table:table-cell>
          <table:table-cell/>
          <table:table-cell table:formula="of:=([.D873]-[.A873])/0.0166667" office:value-type="float" office:value="132.48573502853" calcext:value-type="float">
            <text:p>132.48573502853</text:p>
          </table:table-cell>
          <table:table-cell table:formula="of:=ABS([.E873]-[.B873])/0.0166667" office:value-type="float" office:value="725.518548962901" calcext:value-type="float">
            <text:p>725.518548962901</text:p>
          </table:table-cell>
          <table:table-cell table:formula="of:=([.F873]-[.C873])/0.0166667" office:value-type="float" office:value="41.459917080166" calcext:value-type="float">
            <text:p>41.459917080166</text:p>
          </table:table-cell>
          <table:table-cell table:formula="of:=DEGREES(ATAN(ABS([.F873]-[.C873])/ABS([.E873]-[.B873])))" office:value-type="float" office:value="3.27062286314974" calcext:value-type="float">
            <text:p>3.27062286314974</text:p>
          </table:table-cell>
          <table:table-cell table:formula="of:=SQRT(POWER([.H873];2)+POWER([.I873];2)+POWER([.J873];2))" office:value-type="float" office:value="738.680282395285" calcext:value-type="float">
            <text:p>738.680282395285</text:p>
          </table:table-cell>
        </table:table-row>
        <table:table-row table:style-name="ro1">
          <table:table-cell office:value-type="float" office:value="71.7829" calcext:value-type="float">
            <text:p>71.7829</text:p>
          </table:table-cell>
          <table:table-cell office:value-type="float" office:value="267.725" calcext:value-type="float">
            <text:p>267.725</text:p>
          </table:table-cell>
          <table:table-cell office:value-type="float" office:value="44.4717" calcext:value-type="float">
            <text:p>44.4717</text:p>
          </table:table-cell>
          <table:table-cell office:value-type="float" office:value="74.1888" calcext:value-type="float">
            <text:p>74.1888</text:p>
          </table:table-cell>
          <table:table-cell office:value-type="float" office:value="258.238" calcext:value-type="float">
            <text:p>258.238</text:p>
          </table:table-cell>
          <table:table-cell office:value-type="float" office:value="44.9918" calcext:value-type="float">
            <text:p>44.9918</text:p>
          </table:table-cell>
          <table:table-cell/>
          <table:table-cell table:formula="of:=([.D874]-[.A874])/0.0166667" office:value-type="float" office:value="144.353711292578" calcext:value-type="float">
            <text:p>144.353711292578</text:p>
          </table:table-cell>
          <table:table-cell table:formula="of:=ABS([.E874]-[.B874])/0.0166667" office:value-type="float" office:value="569.218861562278" calcext:value-type="float">
            <text:p>569.218861562278</text:p>
          </table:table-cell>
          <table:table-cell table:formula="of:=([.F874]-[.C874])/0.0166667" office:value-type="float" office:value="31.2059375881248" calcext:value-type="float">
            <text:p>31.2059375881248</text:p>
          </table:table-cell>
          <table:table-cell table:formula="of:=DEGREES(ATAN(ABS([.F874]-[.C874])/ABS([.E874]-[.B874])))" office:value-type="float" office:value="3.13795030406182" calcext:value-type="float">
            <text:p>3.13795030406182</text:p>
          </table:table-cell>
          <table:table-cell table:formula="of:=SQRT(POWER([.H874];2)+POWER([.I874];2)+POWER([.J874];2))" office:value-type="float" office:value="588.06625210341" calcext:value-type="float">
            <text:p>588.06625210341</text:p>
          </table:table-cell>
        </table:table-row>
        <table:table-row table:style-name="ro1">
          <table:table-cell office:value-type="float" office:value="72.0315" calcext:value-type="float">
            <text:p>72.0315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44.5148" calcext:value-type="float">
            <text:p>44.5148</text:p>
          </table:table-cell>
          <table:table-cell office:value-type="float" office:value="74.671" calcext:value-type="float">
            <text:p>74.671</text:p>
          </table:table-cell>
          <table:table-cell office:value-type="float" office:value="258.33" calcext:value-type="float">
            <text:p>258.33</text:p>
          </table:table-cell>
          <table:table-cell office:value-type="float" office:value="44.7334" calcext:value-type="float">
            <text:p>44.7334</text:p>
          </table:table-cell>
          <table:table-cell/>
          <table:table-cell table:formula="of:=([.D875]-[.A875])/0.0166667" office:value-type="float" office:value="158.369683260634" calcext:value-type="float">
            <text:p>158.369683260634</text:p>
          </table:table-cell>
          <table:table-cell table:formula="of:=ABS([.E875]-[.B875])/0.0166667" office:value-type="float" office:value="639.41872116256" calcext:value-type="float">
            <text:p>639.41872116256</text:p>
          </table:table-cell>
          <table:table-cell table:formula="of:=([.F875]-[.C875])/0.0166667" office:value-type="float" office:value="13.1159737680526" calcext:value-type="float">
            <text:p>13.1159737680526</text:p>
          </table:table-cell>
          <table:table-cell table:formula="of:=DEGREES(ATAN(ABS([.F875]-[.C875])/ABS([.E875]-[.B875])))" office:value-type="float" office:value="1.17510567780135" calcext:value-type="float">
            <text:p>1.17510567780135</text:p>
          </table:table-cell>
          <table:table-cell table:formula="of:=SQRT(POWER([.H875];2)+POWER([.I875];2)+POWER([.J875];2))" office:value-type="float" office:value="658.869703596334" calcext:value-type="float">
            <text:p>658.869703596334</text:p>
          </table:table-cell>
        </table:table-row>
        <table:table-row table:style-name="ro1">
          <table:table-cell office:value-type="float" office:value="72.5156" calcext:value-type="float">
            <text:p>72.5156</text:p>
          </table:table-cell>
          <table:table-cell office:value-type="float" office:value="264.025" calcext:value-type="float">
            <text:p>264.025</text:p>
          </table:table-cell>
          <table:table-cell office:value-type="float" office:value="45.0493" calcext:value-type="float">
            <text:p>45.0493</text:p>
          </table:table-cell>
          <table:table-cell office:value-type="float" office:value="74.8687" calcext:value-type="float">
            <text:p>74.8687</text:p>
          </table:table-cell>
          <table:table-cell office:value-type="float" office:value="252.345" calcext:value-type="float">
            <text:p>252.345</text:p>
          </table:table-cell>
          <table:table-cell office:value-type="float" office:value="45.6934" calcext:value-type="float">
            <text:p>45.6934</text:p>
          </table:table-cell>
          <table:table-cell/>
          <table:table-cell table:formula="of:=([.D876]-[.A876])/0.0166667" office:value-type="float" office:value="141.185717628565" calcext:value-type="float">
            <text:p>141.185717628565</text:p>
          </table:table-cell>
          <table:table-cell table:formula="of:=ABS([.E876]-[.B876])/0.0166667" office:value-type="float" office:value="700.798598402802" calcext:value-type="float">
            <text:p>700.798598402802</text:p>
          </table:table-cell>
          <table:table-cell table:formula="of:=([.F876]-[.C876])/0.0166667" office:value-type="float" office:value="38.6459227081543" calcext:value-type="float">
            <text:p>38.6459227081543</text:p>
          </table:table-cell>
          <table:table-cell table:formula="of:=DEGREES(ATAN(ABS([.F876]-[.C876])/ABS([.E876]-[.B876])))" office:value-type="float" office:value="3.15641016587545" calcext:value-type="float">
            <text:p>3.15641016587545</text:p>
          </table:table-cell>
          <table:table-cell table:formula="of:=SQRT(POWER([.H876];2)+POWER([.I876];2)+POWER([.J876];2))" office:value-type="float" office:value="715.922893702659" calcext:value-type="float">
            <text:p>715.922893702659</text:p>
          </table:table-cell>
        </table:table-row>
        <table:table-row table:style-name="ro1">
          <table:table-cell office:value-type="float" office:value="71.0438" calcext:value-type="float">
            <text:p>71.0438</text:p>
          </table:table-cell>
          <table:table-cell office:value-type="float" office:value="268.86" calcext:value-type="float">
            <text:p>268.86</text:p>
          </table:table-cell>
          <table:table-cell office:value-type="float" office:value="44.544" calcext:value-type="float">
            <text:p>44.544</text:p>
          </table:table-cell>
          <table:table-cell office:value-type="float" office:value="73.4707" calcext:value-type="float">
            <text:p>73.4707</text:p>
          </table:table-cell>
          <table:table-cell office:value-type="float" office:value="259.333" calcext:value-type="float">
            <text:p>259.333</text:p>
          </table:table-cell>
          <table:table-cell office:value-type="float" office:value="45.0628" calcext:value-type="float">
            <text:p>45.0628</text:p>
          </table:table-cell>
          <table:table-cell/>
          <table:table-cell table:formula="of:=([.D877]-[.A877])/0.0166667" office:value-type="float" office:value="145.613708772582" calcext:value-type="float">
            <text:p>145.613708772582</text:p>
          </table:table-cell>
          <table:table-cell table:formula="of:=ABS([.E877]-[.B877])/0.0166667" office:value-type="float" office:value="571.618856762286" calcext:value-type="float">
            <text:p>571.618856762286</text:p>
          </table:table-cell>
          <table:table-cell table:formula="of:=([.F877]-[.C877])/0.0166667" office:value-type="float" office:value="31.1279377441249" calcext:value-type="float">
            <text:p>31.1279377441249</text:p>
          </table:table-cell>
          <table:table-cell table:formula="of:=DEGREES(ATAN(ABS([.F877]-[.C877])/ABS([.E877]-[.B877])))" office:value-type="float" office:value="3.11700640979573" calcext:value-type="float">
            <text:p>3.11700640979573</text:p>
          </table:table-cell>
          <table:table-cell table:formula="of:=SQRT(POWER([.H877];2)+POWER([.I877];2)+POWER([.J877];2))" office:value-type="float" office:value="590.694860394884" calcext:value-type="float">
            <text:p>590.694860394884</text:p>
          </table:table-cell>
        </table:table-row>
        <table:table-row table:style-name="ro1">
          <table:table-cell office:value-type="float" office:value="71.5341" calcext:value-type="float">
            <text:p>71.5341</text:p>
          </table:table-cell>
          <table:table-cell office:value-type="float" office:value="266.516" calcext:value-type="float">
            <text:p>266.516</text:p>
          </table:table-cell>
          <table:table-cell office:value-type="float" office:value="44.1781" calcext:value-type="float">
            <text:p>44.1781</text:p>
          </table:table-cell>
          <table:table-cell office:value-type="float" office:value="73.6916" calcext:value-type="float">
            <text:p>73.6916</text:p>
          </table:table-cell>
          <table:table-cell office:value-type="float" office:value="255.924" calcext:value-type="float">
            <text:p>255.924</text:p>
          </table:table-cell>
          <table:table-cell office:value-type="float" office:value="44.4146" calcext:value-type="float">
            <text:p>44.4146</text:p>
          </table:table-cell>
          <table:table-cell/>
          <table:table-cell table:formula="of:=([.D878]-[.A878])/0.0166667" office:value-type="float" office:value="129.449741100518" calcext:value-type="float">
            <text:p>129.449741100518</text:p>
          </table:table-cell>
          <table:table-cell table:formula="of:=ABS([.E878]-[.B878])/0.0166667" office:value-type="float" office:value="635.518728962543" calcext:value-type="float">
            <text:p>635.518728962543</text:p>
          </table:table-cell>
          <table:table-cell table:formula="of:=([.F878]-[.C878])/0.0166667" office:value-type="float" office:value="14.1899716200567" calcext:value-type="float">
            <text:p>14.1899716200567</text:p>
          </table:table-cell>
          <table:table-cell table:formula="of:=DEGREES(ATAN(ABS([.F878]-[.C878])/ABS([.E878]-[.B878])))" office:value-type="float" office:value="1.27909749634165" calcext:value-type="float">
            <text:p>1.27909749634165</text:p>
          </table:table-cell>
          <table:table-cell table:formula="of:=SQRT(POWER([.H878];2)+POWER([.I878];2)+POWER([.J878];2))" office:value-type="float" office:value="648.723859302042" calcext:value-type="float">
            <text:p>648.723859302042</text:p>
          </table:table-cell>
        </table:table-row>
        <table:table-row table:style-name="ro1">
          <table:table-cell office:value-type="float" office:value="72.0227" calcext:value-type="float">
            <text:p>72.0227</text:p>
          </table:table-cell>
          <table:table-cell office:value-type="float" office:value="266.668" calcext:value-type="float">
            <text:p>266.668</text:p>
          </table:table-cell>
          <table:table-cell office:value-type="float" office:value="43.6618" calcext:value-type="float">
            <text:p>43.6618</text:p>
          </table:table-cell>
          <table:table-cell office:value-type="float" office:value="74.4051" calcext:value-type="float">
            <text:p>74.4051</text:p>
          </table:table-cell>
          <table:table-cell office:value-type="float" office:value="254.812" calcext:value-type="float">
            <text:p>254.812</text:p>
          </table:table-cell>
          <table:table-cell office:value-type="float" office:value="44.5886" calcext:value-type="float">
            <text:p>44.5886</text:p>
          </table:table-cell>
          <table:table-cell/>
          <table:table-cell table:formula="of:=([.D879]-[.A879])/0.0166667" office:value-type="float" office:value="142.943714112572" calcext:value-type="float">
            <text:p>142.943714112572</text:p>
          </table:table-cell>
          <table:table-cell table:formula="of:=ABS([.E879]-[.B879])/0.0166667" office:value-type="float" office:value="711.358577282845" calcext:value-type="float">
            <text:p>711.358577282845</text:p>
          </table:table-cell>
          <table:table-cell table:formula="of:=([.F879]-[.C879])/0.0166667" office:value-type="float" office:value="55.6078887842224" calcext:value-type="float">
            <text:p>55.6078887842224</text:p>
          </table:table-cell>
          <table:table-cell table:formula="of:=DEGREES(ATAN(ABS([.F879]-[.C879])/ABS([.E879]-[.B879])))" office:value-type="float" office:value="4.46980087942007" calcext:value-type="float">
            <text:p>4.46980087942007</text:p>
          </table:table-cell>
          <table:table-cell table:formula="of:=SQRT(POWER([.H879];2)+POWER([.I879];2)+POWER([.J879];2))" office:value-type="float" office:value="727.706100134669" calcext:value-type="float">
            <text:p>727.706100134669</text:p>
          </table:table-cell>
        </table:table-row>
        <table:table-row table:style-name="ro1">
          <table:table-cell office:value-type="float" office:value="73.2636" calcext:value-type="float">
            <text:p>73.2636</text:p>
          </table:table-cell>
          <table:table-cell office:value-type="float" office:value="267.809" calcext:value-type="float">
            <text:p>267.809</text:p>
          </table:table-cell>
          <table:table-cell office:value-type="float" office:value="44.9327" calcext:value-type="float">
            <text:p>44.9327</text:p>
          </table:table-cell>
          <table:table-cell office:value-type="float" office:value="75.6274" calcext:value-type="float">
            <text:p>75.6274</text:p>
          </table:table-cell>
          <table:table-cell office:value-type="float" office:value="257.106" calcext:value-type="float">
            <text:p>257.106</text:p>
          </table:table-cell>
          <table:table-cell office:value-type="float" office:value="45.6367" calcext:value-type="float">
            <text:p>45.6367</text:p>
          </table:table-cell>
          <table:table-cell/>
          <table:table-cell table:formula="of:=([.D880]-[.A880])/0.0166667" office:value-type="float" office:value="141.827716344567" calcext:value-type="float">
            <text:p>141.827716344567</text:p>
          </table:table-cell>
          <table:table-cell table:formula="of:=ABS([.E880]-[.B880])/0.0166667" office:value-type="float" office:value="642.178715642571" calcext:value-type="float">
            <text:p>642.178715642571</text:p>
          </table:table-cell>
          <table:table-cell table:formula="of:=([.F880]-[.C880])/0.0166667" office:value-type="float" office:value="42.239915520169" calcext:value-type="float">
            <text:p>42.239915520169</text:p>
          </table:table-cell>
          <table:table-cell table:formula="of:=DEGREES(ATAN(ABS([.F880]-[.C880])/ABS([.E880]-[.B880])))" office:value-type="float" office:value="3.76326339159945" calcext:value-type="float">
            <text:p>3.76326339159945</text:p>
          </table:table-cell>
          <table:table-cell table:formula="of:=SQRT(POWER([.H880];2)+POWER([.I880];2)+POWER([.J880];2))" office:value-type="float" office:value="659.008963832062" calcext:value-type="float">
            <text:p>659.008963832062</text:p>
          </table:table-cell>
        </table:table-row>
        <table:table-row table:style-name="ro1">
          <table:table-cell office:value-type="float" office:value="72.03" calcext:value-type="float">
            <text:p>72.03</text:p>
          </table:table-cell>
          <table:table-cell office:value-type="float" office:value="271.664" calcext:value-type="float">
            <text:p>271.664</text:p>
          </table:table-cell>
          <table:table-cell office:value-type="float" office:value="43.6011" calcext:value-type="float">
            <text:p>43.6011</text:p>
          </table:table-cell>
          <table:table-cell office:value-type="float" office:value="73.4725" calcext:value-type="float">
            <text:p>73.4725</text:p>
          </table:table-cell>
          <table:table-cell office:value-type="float" office:value="260.708" calcext:value-type="float">
            <text:p>260.708</text:p>
          </table:table-cell>
          <table:table-cell office:value-type="float" office:value="44.1216" calcext:value-type="float">
            <text:p>44.1216</text:p>
          </table:table-cell>
          <table:table-cell/>
          <table:table-cell table:formula="of:=([.D881]-[.A881])/0.0166667" office:value-type="float" office:value="86.5498269003459" calcext:value-type="float">
            <text:p>86.5498269003459</text:p>
          </table:table-cell>
          <table:table-cell table:formula="of:=ABS([.E881]-[.B881])/0.0166667" office:value-type="float" office:value="657.358685282627" calcext:value-type="float">
            <text:p>657.358685282627</text:p>
          </table:table-cell>
          <table:table-cell table:formula="of:=([.F881]-[.C881])/0.0166667" office:value-type="float" office:value="31.2299375401248" calcext:value-type="float">
            <text:p>31.2299375401248</text:p>
          </table:table-cell>
          <table:table-cell table:formula="of:=DEGREES(ATAN(ABS([.F881]-[.C881])/ABS([.E881]-[.B881])))" office:value-type="float" office:value="2.71997506785523" calcext:value-type="float">
            <text:p>2.71997506785523</text:p>
          </table:table-cell>
          <table:table-cell table:formula="of:=SQRT(POWER([.H881];2)+POWER([.I881];2)+POWER([.J881];2))" office:value-type="float" office:value="663.766994247035" calcext:value-type="float">
            <text:p>663.766994247035</text:p>
          </table:table-cell>
        </table:table-row>
        <table:table-row table:style-name="ro1">
          <table:table-cell office:value-type="float" office:value="74.4795" calcext:value-type="float">
            <text:p>74.4795</text:p>
          </table:table-cell>
          <table:table-cell office:value-type="float" office:value="265.478" calcext:value-type="float">
            <text:p>265.478</text:p>
          </table:table-cell>
          <table:table-cell office:value-type="float" office:value="45.0443" calcext:value-type="float">
            <text:p>45.0443</text:p>
          </table:table-cell>
          <table:table-cell office:value-type="float" office:value="76.0725" calcext:value-type="float">
            <text:p>76.0725</text:p>
          </table:table-cell>
          <table:table-cell office:value-type="float" office:value="253.611" calcext:value-type="float">
            <text:p>253.611</text:p>
          </table:table-cell>
          <table:table-cell office:value-type="float" office:value="45.9521" calcext:value-type="float">
            <text:p>45.9521</text:p>
          </table:table-cell>
          <table:table-cell/>
          <table:table-cell table:formula="of:=([.D882]-[.A882])/0.0166667" office:value-type="float" office:value="95.5798088403825" calcext:value-type="float">
            <text:p>95.5798088403825</text:p>
          </table:table-cell>
          <table:table-cell table:formula="of:=ABS([.E882]-[.B882])/0.0166667" office:value-type="float" office:value="712.018575962849" calcext:value-type="float">
            <text:p>712.018575962849</text:p>
          </table:table-cell>
          <table:table-cell table:formula="of:=([.F882]-[.C882])/0.0166667" office:value-type="float" office:value="54.467891064218" calcext:value-type="float">
            <text:p>54.467891064218</text:p>
          </table:table-cell>
          <table:table-cell table:formula="of:=DEGREES(ATAN(ABS([.F882]-[.C882])/ABS([.E882]-[.B882])))" office:value-type="float" office:value="4.37448424417266" calcext:value-type="float">
            <text:p>4.37448424417266</text:p>
          </table:table-cell>
          <table:table-cell table:formula="of:=SQRT(POWER([.H882];2)+POWER([.I882];2)+POWER([.J882];2))" office:value-type="float" office:value="720.467003776794" calcext:value-type="float">
            <text:p>720.467003776794</text:p>
          </table:table-cell>
        </table:table-row>
        <table:table-row table:style-name="ro1">
          <table:table-cell office:value-type="float" office:value="73.0342" calcext:value-type="float">
            <text:p>73.0342</text:p>
          </table:table-cell>
          <table:table-cell office:value-type="float" office:value="274.266" calcext:value-type="float">
            <text:p>274.266</text:p>
          </table:table-cell>
          <table:table-cell office:value-type="float" office:value="43.6747" calcext:value-type="float">
            <text:p>43.6747</text:p>
          </table:table-cell>
          <table:table-cell office:value-type="float" office:value="74.2328" calcext:value-type="float">
            <text:p>74.2328</text:p>
          </table:table-cell>
          <table:table-cell office:value-type="float" office:value="265.542" calcext:value-type="float">
            <text:p>265.542</text:p>
          </table:table-cell>
          <table:table-cell office:value-type="float" office:value="44.551" calcext:value-type="float">
            <text:p>44.551</text:p>
          </table:table-cell>
          <table:table-cell/>
          <table:table-cell table:formula="of:=([.D883]-[.A883])/0.0166667" office:value-type="float" office:value="71.9158561682876" calcext:value-type="float">
            <text:p>71.9158561682876</text:p>
          </table:table-cell>
          <table:table-cell table:formula="of:=ABS([.E883]-[.B883])/0.0166667" office:value-type="float" office:value="523.438953122097" calcext:value-type="float">
            <text:p>523.438953122097</text:p>
          </table:table-cell>
          <table:table-cell table:formula="of:=([.F883]-[.C883])/0.0166667" office:value-type="float" office:value="52.5778948442103" calcext:value-type="float">
            <text:p>52.5778948442103</text:p>
          </table:table-cell>
          <table:table-cell table:formula="of:=DEGREES(ATAN(ABS([.F883]-[.C883])/ABS([.E883]-[.B883])))" office:value-type="float" office:value="5.73595206944638" calcext:value-type="float">
            <text:p>5.73595206944638</text:p>
          </table:table-cell>
          <table:table-cell table:formula="of:=SQRT(POWER([.H883];2)+POWER([.I883];2)+POWER([.J883];2))" office:value-type="float" office:value="530.965783304558" calcext:value-type="float">
            <text:p>530.965783304558</text:p>
          </table:table-cell>
        </table:table-row>
        <table:table-row table:style-name="ro1">
          <table:table-cell office:value-type="float" office:value="78.5009" calcext:value-type="float">
            <text:p>78.5009</text:p>
          </table:table-cell>
          <table:table-cell office:value-type="float" office:value="272.204" calcext:value-type="float">
            <text:p>272.204</text:p>
          </table:table-cell>
          <table:table-cell office:value-type="float" office:value="43.949" calcext:value-type="float">
            <text:p>43.949</text:p>
          </table:table-cell>
          <table:table-cell office:value-type="float" office:value="79.3254" calcext:value-type="float">
            <text:p>79.3254</text:p>
          </table:table-cell>
          <table:table-cell office:value-type="float" office:value="262.367" calcext:value-type="float">
            <text:p>262.367</text:p>
          </table:table-cell>
          <table:table-cell office:value-type="float" office:value="44.7663" calcext:value-type="float">
            <text:p>44.7663</text:p>
          </table:table-cell>
          <table:table-cell/>
          <table:table-cell table:formula="of:=([.D884]-[.A884])/0.0166667" office:value-type="float" office:value="49.4699010601979" calcext:value-type="float">
            <text:p>49.4699010601979</text:p>
          </table:table-cell>
          <table:table-cell table:formula="of:=ABS([.E884]-[.B884])/0.0166667" office:value-type="float" office:value="590.21881956236" calcext:value-type="float">
            <text:p>590.21881956236</text:p>
          </table:table-cell>
          <table:table-cell table:formula="of:=([.F884]-[.C884])/0.0166667" office:value-type="float" office:value="49.0379019241963" calcext:value-type="float">
            <text:p>49.0379019241963</text:p>
          </table:table-cell>
          <table:table-cell table:formula="of:=DEGREES(ATAN(ABS([.F884]-[.C884])/ABS([.E884]-[.B884])))" office:value-type="float" office:value="4.74946974507752" calcext:value-type="float">
            <text:p>4.74946974507752</text:p>
          </table:table-cell>
          <table:table-cell table:formula="of:=SQRT(POWER([.H884];2)+POWER([.I884];2)+POWER([.J884];2))" office:value-type="float" office:value="594.314934947473" calcext:value-type="float">
            <text:p>594.314934947473</text:p>
          </table:table-cell>
        </table:table-row>
        <table:table-row table:style-name="ro1">
          <table:table-cell office:value-type="float" office:value="76.2475" calcext:value-type="float">
            <text:p>76.2475</text:p>
          </table:table-cell>
          <table:table-cell office:value-type="float" office:value="270.624" calcext:value-type="float">
            <text:p>270.624</text:p>
          </table:table-cell>
          <table:table-cell office:value-type="float" office:value="44.7091" calcext:value-type="float">
            <text:p>44.7091</text:p>
          </table:table-cell>
          <table:table-cell office:value-type="float" office:value="77.0868" calcext:value-type="float">
            <text:p>77.0868</text:p>
          </table:table-cell>
          <table:table-cell office:value-type="float" office:value="258.397" calcext:value-type="float">
            <text:p>258.397</text:p>
          </table:table-cell>
          <table:table-cell office:value-type="float" office:value="45.896" calcext:value-type="float">
            <text:p>45.896</text:p>
          </table:table-cell>
          <table:table-cell/>
          <table:table-cell table:formula="of:=([.D885]-[.A885])/0.0166667" office:value-type="float" office:value="50.3578992842011" calcext:value-type="float">
            <text:p>50.3578992842011</text:p>
          </table:table-cell>
          <table:table-cell table:formula="of:=ABS([.E885]-[.B885])/0.0166667" office:value-type="float" office:value="733.618532762936" calcext:value-type="float">
            <text:p>733.618532762936</text:p>
          </table:table-cell>
          <table:table-cell table:formula="of:=([.F885]-[.C885])/0.0166667" office:value-type="float" office:value="71.2138575722849" calcext:value-type="float">
            <text:p>71.2138575722849</text:p>
          </table:table-cell>
          <table:table-cell table:formula="of:=DEGREES(ATAN(ABS([.F885]-[.C885])/ABS([.E885]-[.B885])))" office:value-type="float" office:value="5.54444744963331" calcext:value-type="float">
            <text:p>5.54444744963331</text:p>
          </table:table-cell>
          <table:table-cell table:formula="of:=SQRT(POWER([.H885];2)+POWER([.I885];2)+POWER([.J885];2))" office:value-type="float" office:value="738.785140039976" calcext:value-type="float">
            <text:p>738.785140039976</text:p>
          </table:table-cell>
        </table:table-row>
        <table:table-row table:style-name="ro1">
          <table:table-cell office:value-type="float" office:value="77.0068" calcext:value-type="float">
            <text:p>77.0068</text:p>
          </table:table-cell>
          <table:table-cell office:value-type="float" office:value="272.027" calcext:value-type="float">
            <text:p>272.027</text:p>
          </table:table-cell>
          <table:table-cell office:value-type="float" office:value="44.2367" calcext:value-type="float">
            <text:p>44.2367</text:p>
          </table:table-cell>
          <table:table-cell office:value-type="float" office:value="78.0885" calcext:value-type="float">
            <text:p>78.0885</text:p>
          </table:table-cell>
          <table:table-cell office:value-type="float" office:value="260.978" calcext:value-type="float">
            <text:p>260.978</text:p>
          </table:table-cell>
          <table:table-cell office:value-type="float" office:value="45.239" calcext:value-type="float">
            <text:p>45.239</text:p>
          </table:table-cell>
          <table:table-cell/>
          <table:table-cell table:formula="of:=([.D886]-[.A886])/0.0166667" office:value-type="float" office:value="64.9018701962595" calcext:value-type="float">
            <text:p>64.9018701962595</text:p>
          </table:table-cell>
          <table:table-cell table:formula="of:=ABS([.E886]-[.B886])/0.0166667" office:value-type="float" office:value="662.93867412265" calcext:value-type="float">
            <text:p>662.93867412265</text:p>
          </table:table-cell>
          <table:table-cell table:formula="of:=([.F886]-[.C886])/0.0166667" office:value-type="float" office:value="60.1378797242404" calcext:value-type="float">
            <text:p>60.1378797242404</text:p>
          </table:table-cell>
          <table:table-cell table:formula="of:=DEGREES(ATAN(ABS([.F886]-[.C886])/ABS([.E886]-[.B886])))" office:value-type="float" office:value="5.18334766445169" calcext:value-type="float">
            <text:p>5.18334766445169</text:p>
          </table:table-cell>
          <table:table-cell table:formula="of:=SQRT(POWER([.H886];2)+POWER([.I886];2)+POWER([.J886];2))" office:value-type="float" office:value="668.817241838305" calcext:value-type="float">
            <text:p>668.817241838305</text:p>
          </table:table-cell>
        </table:table-row>
        <table:table-row table:style-name="ro1">
          <table:table-cell office:value-type="float" office:value="76.7437" calcext:value-type="float">
            <text:p>76.7437</text:p>
          </table:table-cell>
          <table:table-cell office:value-type="float" office:value="270.726" calcext:value-type="float">
            <text:p>270.726</text:p>
          </table:table-cell>
          <table:table-cell office:value-type="float" office:value="44.4432" calcext:value-type="float">
            <text:p>44.4432</text:p>
          </table:table-cell>
          <table:table-cell office:value-type="float" office:value="77.7945" calcext:value-type="float">
            <text:p>77.7945</text:p>
          </table:table-cell>
          <table:table-cell office:value-type="float" office:value="257.303" calcext:value-type="float">
            <text:p>257.303</text:p>
          </table:table-cell>
          <table:table-cell office:value-type="float" office:value="45.824" calcext:value-type="float">
            <text:p>45.824</text:p>
          </table:table-cell>
          <table:table-cell/>
          <table:table-cell table:formula="of:=([.D887]-[.A887])/0.0166667" office:value-type="float" office:value="63.0478739042519" calcext:value-type="float">
            <text:p>63.0478739042519</text:p>
          </table:table-cell>
          <table:table-cell table:formula="of:=ABS([.E887]-[.B887])/0.0166667" office:value-type="float" office:value="805.378389243222" calcext:value-type="float">
            <text:p>805.378389243222</text:p>
          </table:table-cell>
          <table:table-cell table:formula="of:=([.F887]-[.C887])/0.0166667" office:value-type="float" office:value="82.8478343043314" calcext:value-type="float">
            <text:p>82.8478343043314</text:p>
          </table:table-cell>
          <table:table-cell table:formula="of:=DEGREES(ATAN(ABS([.F887]-[.C887])/ABS([.E887]-[.B887])))" office:value-type="float" office:value="5.87325581516448" calcext:value-type="float">
            <text:p>5.87325581516448</text:p>
          </table:table-cell>
          <table:table-cell table:formula="of:=SQRT(POWER([.H887];2)+POWER([.I887];2)+POWER([.J887];2))" office:value-type="float" office:value="812.079520683024" calcext:value-type="float">
            <text:p>812.079520683024</text:p>
          </table:table-cell>
        </table:table-row>
        <table:table-row table:style-name="ro1">
          <table:table-cell office:value-type="float" office:value="76.9473" calcext:value-type="float">
            <text:p>76.9473</text:p>
          </table:table-cell>
          <table:table-cell office:value-type="float" office:value="267.078" calcext:value-type="float">
            <text:p>267.078</text:p>
          </table:table-cell>
          <table:table-cell office:value-type="float" office:value="44.2825" calcext:value-type="float">
            <text:p>44.2825</text:p>
          </table:table-cell>
          <table:table-cell office:value-type="float" office:value="77.7788" calcext:value-type="float">
            <text:p>77.7788</text:p>
          </table:table-cell>
          <table:table-cell office:value-type="float" office:value="256.235" calcext:value-type="float">
            <text:p>256.235</text:p>
          </table:table-cell>
          <table:table-cell office:value-type="float" office:value="45.2797" calcext:value-type="float">
            <text:p>45.2797</text:p>
          </table:table-cell>
          <table:table-cell/>
          <table:table-cell table:formula="of:=([.D888]-[.A888])/0.0166667" office:value-type="float" office:value="49.8899002201999" calcext:value-type="float">
            <text:p>49.8899002201999</text:p>
          </table:table-cell>
          <table:table-cell table:formula="of:=ABS([.E888]-[.B888])/0.0166667" office:value-type="float" office:value="650.5786988426" calcext:value-type="float">
            <text:p>650.5786988426</text:p>
          </table:table-cell>
          <table:table-cell table:formula="of:=([.F888]-[.C888])/0.0166667" office:value-type="float" office:value="59.8318803362393" calcext:value-type="float">
            <text:p>59.8318803362393</text:p>
          </table:table-cell>
          <table:table-cell table:formula="of:=DEGREES(ATAN(ABS([.F888]-[.C888])/ABS([.E888]-[.B888])))" office:value-type="float" office:value="5.25454957537138" calcext:value-type="float">
            <text:p>5.25454957537138</text:p>
          </table:table-cell>
          <table:table-cell table:formula="of:=SQRT(POWER([.H888];2)+POWER([.I888];2)+POWER([.J888];2))" office:value-type="float" office:value="655.226296355909" calcext:value-type="float">
            <text:p>655.226296355909</text:p>
          </table:table-cell>
        </table:table-row>
        <table:table-row table:style-name="ro1">
          <table:table-cell office:value-type="float" office:value="77.7191" calcext:value-type="float">
            <text:p>77.7191</text:p>
          </table:table-cell>
          <table:table-cell office:value-type="float" office:value="269.532" calcext:value-type="float">
            <text:p>269.532</text:p>
          </table:table-cell>
          <table:table-cell office:value-type="float" office:value="44.6215" calcext:value-type="float">
            <text:p>44.6215</text:p>
          </table:table-cell>
          <table:table-cell office:value-type="float" office:value="78.5737" calcext:value-type="float">
            <text:p>78.5737</text:p>
          </table:table-cell>
          <table:table-cell office:value-type="float" office:value="260.976" calcext:value-type="float">
            <text:p>260.976</text:p>
          </table:table-cell>
          <table:table-cell office:value-type="float" office:value="45.4751" calcext:value-type="float">
            <text:p>45.4751</text:p>
          </table:table-cell>
          <table:table-cell/>
          <table:table-cell table:formula="of:=([.D889]-[.A889])/0.0166667" office:value-type="float" office:value="51.2758974482054" calcext:value-type="float">
            <text:p>51.2758974482054</text:p>
          </table:table-cell>
          <table:table-cell table:formula="of:=ABS([.E889]-[.B889])/0.0166667" office:value-type="float" office:value="513.358973282053" calcext:value-type="float">
            <text:p>513.358973282053</text:p>
          </table:table-cell>
          <table:table-cell table:formula="of:=([.F889]-[.C889])/0.0166667" office:value-type="float" office:value="51.2158975682049" calcext:value-type="float">
            <text:p>51.2158975682049</text:p>
          </table:table-cell>
          <table:table-cell table:formula="of:=DEGREES(ATAN(ABS([.F889]-[.C889])/ABS([.E889]-[.B889])))" office:value-type="float" office:value="5.69733231316413" calcext:value-type="float">
            <text:p>5.69733231316413</text:p>
          </table:table-cell>
          <table:table-cell table:formula="of:=SQRT(POWER([.H889];2)+POWER([.I889];2)+POWER([.J889];2))" office:value-type="float" office:value="518.449343014377" calcext:value-type="float">
            <text:p>518.449343014377</text:p>
          </table:table-cell>
        </table:table-row>
        <table:table-row table:style-name="ro1">
          <table:table-cell office:value-type="float" office:value="76.4954" calcext:value-type="float">
            <text:p>76.4954</text:p>
          </table:table-cell>
          <table:table-cell office:value-type="float" office:value="270.798" calcext:value-type="float">
            <text:p>270.798</text:p>
          </table:table-cell>
          <table:table-cell office:value-type="float" office:value="43.9429" calcext:value-type="float">
            <text:p>43.9429</text:p>
          </table:table-cell>
          <table:table-cell office:value-type="float" office:value="77.5703" calcext:value-type="float">
            <text:p>77.5703</text:p>
          </table:table-cell>
          <table:table-cell office:value-type="float" office:value="258.54" calcext:value-type="float">
            <text:p>258.54</text:p>
          </table:table-cell>
          <table:table-cell office:value-type="float" office:value="45.3909" calcext:value-type="float">
            <text:p>45.3909</text:p>
          </table:table-cell>
          <table:table-cell/>
          <table:table-cell table:formula="of:=([.D890]-[.A890])/0.0166667" office:value-type="float" office:value="64.493871012258" calcext:value-type="float">
            <text:p>64.493871012258</text:p>
          </table:table-cell>
          <table:table-cell table:formula="of:=ABS([.E890]-[.B890])/0.0166667" office:value-type="float" office:value="735.478529042941" calcext:value-type="float">
            <text:p>735.478529042941</text:p>
          </table:table-cell>
          <table:table-cell table:formula="of:=([.F890]-[.C890])/0.0166667" office:value-type="float" office:value="86.8798262403475" calcext:value-type="float">
            <text:p>86.8798262403475</text:p>
          </table:table-cell>
          <table:table-cell table:formula="of:=DEGREES(ATAN(ABS([.F890]-[.C890])/ABS([.E890]-[.B890])))" office:value-type="float" office:value="6.73695496038459" calcext:value-type="float">
            <text:p>6.73695496038459</text:p>
          </table:table-cell>
          <table:table-cell table:formula="of:=SQRT(POWER([.H890];2)+POWER([.I890];2)+POWER([.J890];2))" office:value-type="float" office:value="743.395070126825" calcext:value-type="float">
            <text:p>743.395070126825</text:p>
          </table:table-cell>
        </table:table-row>
        <table:table-row table:style-name="ro1">
          <table:table-cell office:value-type="float" office:value="76.9178" calcext:value-type="float">
            <text:p>76.9178</text:p>
          </table:table-cell>
          <table:table-cell office:value-type="float" office:value="264.569" calcext:value-type="float">
            <text:p>264.569</text:p>
          </table:table-cell>
          <table:table-cell office:value-type="float" office:value="44.6804" calcext:value-type="float">
            <text:p>44.6804</text:p>
          </table:table-cell>
          <table:table-cell office:value-type="float" office:value="77.2672" calcext:value-type="float">
            <text:p>77.2672</text:p>
          </table:table-cell>
          <table:table-cell office:value-type="float" office:value="253.788" calcext:value-type="float">
            <text:p>253.788</text:p>
          </table:table-cell>
          <table:table-cell office:value-type="float" office:value="45.6763" calcext:value-type="float">
            <text:p>45.6763</text:p>
          </table:table-cell>
          <table:table-cell/>
          <table:table-cell table:formula="of:=([.D891]-[.A891])/0.0166667" office:value-type="float" office:value="20.963958072084" calcext:value-type="float">
            <text:p>20.963958072084</text:p>
          </table:table-cell>
          <table:table-cell table:formula="of:=ABS([.E891]-[.B891])/0.0166667" office:value-type="float" office:value="646.858706282588" calcext:value-type="float">
            <text:p>646.858706282588</text:p>
          </table:table-cell>
          <table:table-cell table:formula="of:=([.F891]-[.C891])/0.0166667" office:value-type="float" office:value="59.753880492239" calcext:value-type="float">
            <text:p>59.753880492239</text:p>
          </table:table-cell>
          <table:table-cell table:formula="of:=DEGREES(ATAN(ABS([.F891]-[.C891])/ABS([.E891]-[.B891])))" office:value-type="float" office:value="5.27774680488046" calcext:value-type="float">
            <text:p>5.27774680488046</text:p>
          </table:table-cell>
          <table:table-cell table:formula="of:=SQRT(POWER([.H891];2)+POWER([.I891];2)+POWER([.J891];2))" office:value-type="float" office:value="649.950920966739" calcext:value-type="float">
            <text:p>649.950920966739</text:p>
          </table:table-cell>
        </table:table-row>
        <table:table-row table:style-name="ro1">
          <table:table-cell office:value-type="float" office:value="76.7011" calcext:value-type="float">
            <text:p>76.7011</text:p>
          </table:table-cell>
          <table:table-cell office:value-type="float" office:value="267.055" calcext:value-type="float">
            <text:p>267.055</text:p>
          </table:table-cell>
          <table:table-cell office:value-type="float" office:value="44.2884" calcext:value-type="float">
            <text:p>44.2884</text:p>
          </table:table-cell>
          <table:table-cell office:value-type="float" office:value="77.5229" calcext:value-type="float">
            <text:p>77.5229</text:p>
          </table:table-cell>
          <table:table-cell office:value-type="float" office:value="255.122" calcext:value-type="float">
            <text:p>255.122</text:p>
          </table:table-cell>
          <table:table-cell office:value-type="float" office:value="44.7474" calcext:value-type="float">
            <text:p>44.7474</text:p>
          </table:table-cell>
          <table:table-cell/>
          <table:table-cell table:formula="of:=([.D892]-[.A892])/0.0166667" office:value-type="float" office:value="49.3079013841979" calcext:value-type="float">
            <text:p>49.3079013841979</text:p>
          </table:table-cell>
          <table:table-cell table:formula="of:=ABS([.E892]-[.B892])/0.0166667" office:value-type="float" office:value="715.978568042863" calcext:value-type="float">
            <text:p>715.978568042863</text:p>
          </table:table-cell>
          <table:table-cell table:formula="of:=([.F892]-[.C892])/0.0166667" office:value-type="float" office:value="27.5399449201099" calcext:value-type="float">
            <text:p>27.5399449201099</text:p>
          </table:table-cell>
          <table:table-cell table:formula="of:=DEGREES(ATAN(ABS([.F892]-[.C892])/ABS([.E892]-[.B892])))" office:value-type="float" office:value="2.20278256036488" calcext:value-type="float">
            <text:p>2.20278256036488</text:p>
          </table:table-cell>
          <table:table-cell table:formula="of:=SQRT(POWER([.H892];2)+POWER([.I892];2)+POWER([.J892];2))" office:value-type="float" office:value="718.202636866383" calcext:value-type="float">
            <text:p>718.202636866383</text:p>
          </table:table-cell>
        </table:table-row>
        <table:table-row table:style-name="ro1">
          <table:table-cell office:value-type="float" office:value="76.5228" calcext:value-type="float">
            <text:p>76.5228</text:p>
          </table:table-cell>
          <table:table-cell office:value-type="float" office:value="273.32" calcext:value-type="float">
            <text:p>273.32</text:p>
          </table:table-cell>
          <table:table-cell office:value-type="float" office:value="43.7914" calcext:value-type="float">
            <text:p>43.7914</text:p>
          </table:table-cell>
          <table:table-cell office:value-type="float" office:value="77.1475" calcext:value-type="float">
            <text:p>77.1475</text:p>
          </table:table-cell>
          <table:table-cell office:value-type="float" office:value="263.39" calcext:value-type="float">
            <text:p>263.39</text:p>
          </table:table-cell>
          <table:table-cell office:value-type="float" office:value="44.6234" calcext:value-type="float">
            <text:p>44.6234</text:p>
          </table:table-cell>
          <table:table-cell/>
          <table:table-cell table:formula="of:=([.D893]-[.A893])/0.0166667" office:value-type="float" office:value="37.4819250361493" calcext:value-type="float">
            <text:p>37.4819250361493</text:p>
          </table:table-cell>
          <table:table-cell table:formula="of:=ABS([.E893]-[.B893])/0.0166667" office:value-type="float" office:value="595.798808402384" calcext:value-type="float">
            <text:p>595.798808402384</text:p>
          </table:table-cell>
          <table:table-cell table:formula="of:=([.F893]-[.C893])/0.0166667" office:value-type="float" office:value="49.9199001601993" calcext:value-type="float">
            <text:p>49.9199001601993</text:p>
          </table:table-cell>
          <table:table-cell table:formula="of:=DEGREES(ATAN(ABS([.F893]-[.C893])/ABS([.E893]-[.B893])))" office:value-type="float" office:value="4.7894265087543" calcext:value-type="float">
            <text:p>4.7894265087543</text:p>
          </table:table-cell>
          <table:table-cell table:formula="of:=SQRT(POWER([.H893];2)+POWER([.I893];2)+POWER([.J893];2))" office:value-type="float" office:value="599.060189989387" calcext:value-type="float">
            <text:p>599.060189989387</text:p>
          </table:table-cell>
        </table:table-row>
        <table:table-row table:style-name="ro1">
          <table:table-cell office:value-type="float" office:value="76.0239" calcext:value-type="float">
            <text:p>76.0239</text:p>
          </table:table-cell>
          <table:table-cell office:value-type="float" office:value="273.228" calcext:value-type="float">
            <text:p>273.228</text:p>
          </table:table-cell>
          <table:table-cell office:value-type="float" office:value="44.0574" calcext:value-type="float">
            <text:p>44.0574</text:p>
          </table:table-cell>
          <table:table-cell office:value-type="float" office:value="76.4016" calcext:value-type="float">
            <text:p>76.4016</text:p>
          </table:table-cell>
          <table:table-cell office:value-type="float" office:value="262.079" calcext:value-type="float">
            <text:p>262.079</text:p>
          </table:table-cell>
          <table:table-cell office:value-type="float" office:value="44.8387" calcext:value-type="float">
            <text:p>44.8387</text:p>
          </table:table-cell>
          <table:table-cell/>
          <table:table-cell table:formula="of:=([.D894]-[.A894])/0.0166667" office:value-type="float" office:value="22.6619546760909" calcext:value-type="float">
            <text:p>22.6619546760909</text:p>
          </table:table-cell>
          <table:table-cell table:formula="of:=ABS([.E894]-[.B894])/0.0166667" office:value-type="float" office:value="668.938662122676" calcext:value-type="float">
            <text:p>668.938662122676</text:p>
          </table:table-cell>
          <table:table-cell table:formula="of:=([.F894]-[.C894])/0.0166667" office:value-type="float" office:value="46.8779062441876" calcext:value-type="float">
            <text:p>46.8779062441876</text:p>
          </table:table-cell>
          <table:table-cell table:formula="of:=DEGREES(ATAN(ABS([.F894]-[.C894])/ABS([.E894]-[.B894])))" office:value-type="float" office:value="4.0086221287561" calcext:value-type="float">
            <text:p>4.0086221287561</text:p>
          </table:table-cell>
          <table:table-cell table:formula="of:=SQRT(POWER([.H894];2)+POWER([.I894];2)+POWER([.J894];2))" office:value-type="float" office:value="670.962022744995" calcext:value-type="float">
            <text:p>670.962022744995</text:p>
          </table:table-cell>
        </table:table-row>
        <table:table-row table:style-name="ro1">
          <table:table-cell office:value-type="float" office:value="76.4682" calcext:value-type="float">
            <text:p>76.4682</text:p>
          </table:table-cell>
          <table:table-cell office:value-type="float" office:value="268.292" calcext:value-type="float">
            <text:p>268.292</text:p>
          </table:table-cell>
          <table:table-cell office:value-type="float" office:value="44.0945" calcext:value-type="float">
            <text:p>44.0945</text:p>
          </table:table-cell>
          <table:table-cell office:value-type="float" office:value="77.2981" calcext:value-type="float">
            <text:p>77.2981</text:p>
          </table:table-cell>
          <table:table-cell office:value-type="float" office:value="256.216" calcext:value-type="float">
            <text:p>256.216</text:p>
          </table:table-cell>
          <table:table-cell office:value-type="float" office:value="45.049" calcext:value-type="float">
            <text:p>45.049</text:p>
          </table:table-cell>
          <table:table-cell/>
          <table:table-cell table:formula="of:=([.D895]-[.A895])/0.0166667" office:value-type="float" office:value="49.7939004121997" calcext:value-type="float">
            <text:p>49.7939004121997</text:p>
          </table:table-cell>
          <table:table-cell table:formula="of:=ABS([.E895]-[.B895])/0.0166667" office:value-type="float" office:value="724.558550882896" calcext:value-type="float">
            <text:p>724.558550882896</text:p>
          </table:table-cell>
          <table:table-cell table:formula="of:=([.F895]-[.C895])/0.0166667" office:value-type="float" office:value="57.2698854602293" calcext:value-type="float">
            <text:p>57.2698854602293</text:p>
          </table:table-cell>
          <table:table-cell table:formula="of:=DEGREES(ATAN(ABS([.F895]-[.C895])/ABS([.E895]-[.B895])))" office:value-type="float" office:value="4.51932405195592" calcext:value-type="float">
            <text:p>4.51932405195592</text:p>
          </table:table-cell>
          <table:table-cell table:formula="of:=SQRT(POWER([.H895];2)+POWER([.I895];2)+POWER([.J895];2))" office:value-type="float" office:value="728.522042189809" calcext:value-type="float">
            <text:p>728.522042189809</text:p>
          </table:table-cell>
        </table:table-row>
        <table:table-row table:style-name="ro1">
          <table:table-cell office:value-type="float" office:value="75.8097" calcext:value-type="float">
            <text:p>75.8097</text:p>
          </table:table-cell>
          <table:table-cell office:value-type="float" office:value="277.066" calcext:value-type="float">
            <text:p>277.066</text:p>
          </table:table-cell>
          <table:table-cell office:value-type="float" office:value="43.7064" calcext:value-type="float">
            <text:p>43.7064</text:p>
          </table:table-cell>
          <table:table-cell office:value-type="float" office:value="76.4414" calcext:value-type="float">
            <text:p>76.4414</text:p>
          </table:table-cell>
          <table:table-cell office:value-type="float" office:value="265.715" calcext:value-type="float">
            <text:p>265.715</text:p>
          </table:table-cell>
          <table:table-cell office:value-type="float" office:value="44.7462" calcext:value-type="float">
            <text:p>44.7462</text:p>
          </table:table-cell>
          <table:table-cell/>
          <table:table-cell table:formula="of:=([.D896]-[.A896])/0.0166667" office:value-type="float" office:value="37.9019241961513" calcext:value-type="float">
            <text:p>37.9019241961513</text:p>
          </table:table-cell>
          <table:table-cell table:formula="of:=ABS([.E896]-[.B896])/0.0166667" office:value-type="float" office:value="681.058637882724" calcext:value-type="float">
            <text:p>681.058637882724</text:p>
          </table:table-cell>
          <table:table-cell table:formula="of:=([.F896]-[.C896])/0.0166667" office:value-type="float" office:value="62.3878752242495" calcext:value-type="float">
            <text:p>62.3878752242495</text:p>
          </table:table-cell>
          <table:table-cell table:formula="of:=DEGREES(ATAN(ABS([.F896]-[.C896])/ABS([.E896]-[.B896])))" office:value-type="float" office:value="5.23393042697675" calcext:value-type="float">
            <text:p>5.23393042697675</text:p>
          </table:table-cell>
          <table:table-cell table:formula="of:=SQRT(POWER([.H896];2)+POWER([.I896];2)+POWER([.J896];2))" office:value-type="float" office:value="684.959612727232" calcext:value-type="float">
            <text:p>684.959612727232</text:p>
          </table:table-cell>
        </table:table-row>
        <table:table-row table:style-name="ro1">
          <table:table-cell office:value-type="float" office:value="76.7436" calcext:value-type="float">
            <text:p>76.7436</text:p>
          </table:table-cell>
          <table:table-cell office:value-type="float" office:value="270.861" calcext:value-type="float">
            <text:p>270.861</text:p>
          </table:table-cell>
          <table:table-cell office:value-type="float" office:value="43.6848" calcext:value-type="float">
            <text:p>43.6848</text:p>
          </table:table-cell>
          <table:table-cell office:value-type="float" office:value="77.5709" calcext:value-type="float">
            <text:p>77.5709</text:p>
          </table:table-cell>
          <table:table-cell office:value-type="float" office:value="258.656" calcext:value-type="float">
            <text:p>258.656</text:p>
          </table:table-cell>
          <table:table-cell office:value-type="float" office:value="44.6544" calcext:value-type="float">
            <text:p>44.6544</text:p>
          </table:table-cell>
          <table:table-cell/>
          <table:table-cell table:formula="of:=([.D897]-[.A897])/0.0166667" office:value-type="float" office:value="49.6379007241982" calcext:value-type="float">
            <text:p>49.6379007241982</text:p>
          </table:table-cell>
          <table:table-cell table:formula="of:=ABS([.E897]-[.B897])/0.0166667" office:value-type="float" office:value="732.298535402928" calcext:value-type="float">
            <text:p>732.298535402928</text:p>
          </table:table-cell>
          <table:table-cell table:formula="of:=([.F897]-[.C897])/0.0166667" office:value-type="float" office:value="58.1758836482327" calcext:value-type="float">
            <text:p>58.1758836482327</text:p>
          </table:table-cell>
          <table:table-cell table:formula="of:=DEGREES(ATAN(ABS([.F897]-[.C897])/ABS([.E897]-[.B897])))" office:value-type="float" office:value="4.54220059196865" calcext:value-type="float">
            <text:p>4.54220059196865</text:p>
          </table:table-cell>
          <table:table-cell table:formula="of:=SQRT(POWER([.H897];2)+POWER([.I897];2)+POWER([.J897];2))" office:value-type="float" office:value="736.280856453454" calcext:value-type="float">
            <text:p>736.280856453454</text:p>
          </table:table-cell>
        </table:table-row>
        <table:table-row table:style-name="ro1">
          <table:table-cell office:value-type="float" office:value="76.9769" calcext:value-type="float">
            <text:p>76.9769</text:p>
          </table:table-cell>
          <table:table-cell office:value-type="float" office:value="269.56" calcext:value-type="float">
            <text:p>269.56</text:p>
          </table:table-cell>
          <table:table-cell office:value-type="float" office:value="44.1339" calcext:value-type="float">
            <text:p>44.1339</text:p>
          </table:table-cell>
          <table:table-cell office:value-type="float" office:value="77.5707" calcext:value-type="float">
            <text:p>77.5707</text:p>
          </table:table-cell>
          <table:table-cell office:value-type="float" office:value="258.615" calcext:value-type="float">
            <text:p>258.615</text:p>
          </table:table-cell>
          <table:table-cell office:value-type="float" office:value="44.9003" calcext:value-type="float">
            <text:p>44.9003</text:p>
          </table:table-cell>
          <table:table-cell/>
          <table:table-cell table:formula="of:=([.D898]-[.A898])/0.0166667" office:value-type="float" office:value="35.6279287441426" calcext:value-type="float">
            <text:p>35.6279287441426</text:p>
          </table:table-cell>
          <table:table-cell table:formula="of:=ABS([.E898]-[.B898])/0.0166667" office:value-type="float" office:value="656.698686602626" calcext:value-type="float">
            <text:p>656.698686602626</text:p>
          </table:table-cell>
          <table:table-cell table:formula="of:=([.F898]-[.C898])/0.0166667" office:value-type="float" office:value="45.9839080321842" calcext:value-type="float">
            <text:p>45.9839080321842</text:p>
          </table:table-cell>
          <table:table-cell table:formula="of:=DEGREES(ATAN(ABS([.F898]-[.C898])/ABS([.E898]-[.B898])))" office:value-type="float" office:value="4.00547527758535" calcext:value-type="float">
            <text:p>4.00547527758535</text:p>
          </table:table-cell>
          <table:table-cell table:formula="of:=SQRT(POWER([.H898];2)+POWER([.I898];2)+POWER([.J898];2))" office:value-type="float" office:value="659.270076744064" calcext:value-type="float">
            <text:p>659.270076744064</text:p>
          </table:table-cell>
        </table:table-row>
        <table:table-row table:style-name="ro1">
          <table:table-cell office:value-type="float" office:value="76.4818" calcext:value-type="float">
            <text:p>76.4818</text:p>
          </table:table-cell>
          <table:table-cell office:value-type="float" office:value="269.514" calcext:value-type="float">
            <text:p>269.514</text:p>
          </table:table-cell>
          <table:table-cell office:value-type="float" office:value="44.1457" calcext:value-type="float">
            <text:p>44.1457</text:p>
          </table:table-cell>
          <table:table-cell office:value-type="float" office:value="77.0872" calcext:value-type="float">
            <text:p>77.0872</text:p>
          </table:table-cell>
          <table:table-cell office:value-type="float" office:value="258.522" calcext:value-type="float">
            <text:p>258.522</text:p>
          </table:table-cell>
          <table:table-cell office:value-type="float" office:value="45.159" calcext:value-type="float">
            <text:p>45.159</text:p>
          </table:table-cell>
          <table:table-cell/>
          <table:table-cell table:formula="of:=([.D899]-[.A899])/0.0166667" office:value-type="float" office:value="36.3239273521446" calcext:value-type="float">
            <text:p>36.3239273521446</text:p>
          </table:table-cell>
          <table:table-cell table:formula="of:=ABS([.E899]-[.B899])/0.0166667" office:value-type="float" office:value="659.518680962639" calcext:value-type="float">
            <text:p>659.518680962639</text:p>
          </table:table-cell>
          <table:table-cell table:formula="of:=([.F899]-[.C899])/0.0166667" office:value-type="float" office:value="60.7978784042433" calcext:value-type="float">
            <text:p>60.7978784042433</text:p>
          </table:table-cell>
          <table:table-cell table:formula="of:=DEGREES(ATAN(ABS([.F899]-[.C899])/ABS([.E899]-[.B899])))" office:value-type="float" office:value="5.26693833817463" calcext:value-type="float">
            <text:p>5.26693833817463</text:p>
          </table:table-cell>
          <table:table-cell table:formula="of:=SQRT(POWER([.H899];2)+POWER([.I899];2)+POWER([.J899];2))" office:value-type="float" office:value="663.310410181719" calcext:value-type="float">
            <text:p>663.310410181719</text:p>
          </table:table-cell>
        </table:table-row>
        <table:table-row table:style-name="ro1">
          <table:table-cell office:value-type="float" office:value="76.3128" calcext:value-type="float">
            <text:p>76.3128</text:p>
          </table:table-cell>
          <table:table-cell office:value-type="float" office:value="277.164" calcext:value-type="float">
            <text:p>277.164</text:p>
          </table:table-cell>
          <table:table-cell office:value-type="float" office:value="43.4374" calcext:value-type="float">
            <text:p>43.4374</text:p>
          </table:table-cell>
          <table:table-cell office:value-type="float" office:value="76.9473" calcext:value-type="float">
            <text:p>76.9473</text:p>
          </table:table-cell>
          <table:table-cell office:value-type="float" office:value="267.117" calcext:value-type="float">
            <text:p>267.117</text:p>
          </table:table-cell>
          <table:table-cell office:value-type="float" office:value="44.0325" calcext:value-type="float">
            <text:p>44.0325</text:p>
          </table:table-cell>
          <table:table-cell/>
          <table:table-cell table:formula="of:=([.D900]-[.A900])/0.0166667" office:value-type="float" office:value="38.0699238601524" calcext:value-type="float">
            <text:p>38.0699238601524</text:p>
          </table:table-cell>
          <table:table-cell table:formula="of:=ABS([.E900]-[.B900])/0.0166667" office:value-type="float" office:value="602.818794362409" calcext:value-type="float">
            <text:p>602.818794362409</text:p>
          </table:table-cell>
          <table:table-cell table:formula="of:=([.F900]-[.C900])/0.0166667" office:value-type="float" office:value="35.705928588143" calcext:value-type="float">
            <text:p>35.705928588143</text:p>
          </table:table-cell>
          <table:table-cell table:formula="of:=DEGREES(ATAN(ABS([.F900]-[.C900])/ABS([.E900]-[.B900])))" office:value-type="float" office:value="3.38976085644649" calcext:value-type="float">
            <text:p>3.38976085644649</text:p>
          </table:table-cell>
          <table:table-cell table:formula="of:=SQRT(POWER([.H900];2)+POWER([.I900];2)+POWER([.J900];2))" office:value-type="float" office:value="605.074153534596" calcext:value-type="float">
            <text:p>605.074153534596</text:p>
          </table:table-cell>
        </table:table-row>
        <table:table-row table:style-name="ro1">
          <table:table-cell office:value-type="float" office:value="76.7438" calcext:value-type="float">
            <text:p>76.7438</text:p>
          </table:table-cell>
          <table:table-cell office:value-type="float" office:value="270.826" calcext:value-type="float">
            <text:p>270.826</text:p>
          </table:table-cell>
          <table:table-cell office:value-type="float" office:value="43.9362" calcext:value-type="float">
            <text:p>43.9362</text:p>
          </table:table-cell>
          <table:table-cell office:value-type="float" office:value="78.2791" calcext:value-type="float">
            <text:p>78.2791</text:p>
          </table:table-cell>
          <table:table-cell office:value-type="float" office:value="257.602" calcext:value-type="float">
            <text:p>257.602</text:p>
          </table:table-cell>
          <table:table-cell office:value-type="float" office:value="44.3392" calcext:value-type="float">
            <text:p>44.3392</text:p>
          </table:table-cell>
          <table:table-cell/>
          <table:table-cell table:formula="of:=([.D901]-[.A901])/0.0166667" office:value-type="float" office:value="92.1178157643689" calcext:value-type="float">
            <text:p>92.1178157643689</text:p>
          </table:table-cell>
          <table:table-cell table:formula="of:=ABS([.E901]-[.B901])/0.0166667" office:value-type="float" office:value="793.438413123177" calcext:value-type="float">
            <text:p>793.438413123177</text:p>
          </table:table-cell>
          <table:table-cell table:formula="of:=([.F901]-[.C901])/0.0166667" office:value-type="float" office:value="24.1799516400966" calcext:value-type="float">
            <text:p>24.1799516400966</text:p>
          </table:table-cell>
          <table:table-cell table:formula="of:=DEGREES(ATAN(ABS([.F901]-[.C901])/ABS([.E901]-[.B901])))" office:value-type="float" office:value="1.74554257567559" calcext:value-type="float">
            <text:p>1.74554257567559</text:p>
          </table:table-cell>
          <table:table-cell table:formula="of:=SQRT(POWER([.H901];2)+POWER([.I901];2)+POWER([.J901];2))" office:value-type="float" office:value="799.133829506635" calcext:value-type="float">
            <text:p>799.133829506635</text:p>
          </table:table-cell>
        </table:table-row>
        <table:table-row table:style-name="ro1">
          <table:table-cell office:value-type="float" office:value="77.9146" calcext:value-type="float">
            <text:p>77.9146</text:p>
          </table:table-cell>
          <table:table-cell office:value-type="float" office:value="265.868" calcext:value-type="float">
            <text:p>265.868</text:p>
          </table:table-cell>
          <table:table-cell office:value-type="float" office:value="44.7085" calcext:value-type="float">
            <text:p>44.7085</text:p>
          </table:table-cell>
          <table:table-cell office:value-type="float" office:value="79.1603" calcext:value-type="float">
            <text:p>79.1603</text:p>
          </table:table-cell>
          <table:table-cell office:value-type="float" office:value="252.835" calcext:value-type="float">
            <text:p>252.835</text:p>
          </table:table-cell>
          <table:table-cell office:value-type="float" office:value="45.5754" calcext:value-type="float">
            <text:p>45.5754</text:p>
          </table:table-cell>
          <table:table-cell/>
          <table:table-cell table:formula="of:=([.D902]-[.A902])/0.0166667" office:value-type="float" office:value="74.7418505162989" calcext:value-type="float">
            <text:p>74.7418505162989</text:p>
          </table:table-cell>
          <table:table-cell table:formula="of:=ABS([.E902]-[.B902])/0.0166667" office:value-type="float" office:value="781.978436043127" calcext:value-type="float">
            <text:p>781.978436043127</text:p>
          </table:table-cell>
          <table:table-cell table:formula="of:=([.F902]-[.C902])/0.0166667" office:value-type="float" office:value="52.0138959722081" calcext:value-type="float">
            <text:p>52.0138959722081</text:p>
          </table:table-cell>
          <table:table-cell table:formula="of:=DEGREES(ATAN(ABS([.F902]-[.C902])/ABS([.E902]-[.B902])))" office:value-type="float" office:value="3.8054671284018" calcext:value-type="float">
            <text:p>3.8054671284018</text:p>
          </table:table-cell>
          <table:table-cell table:formula="of:=SQRT(POWER([.H902];2)+POWER([.I902];2)+POWER([.J902];2))" office:value-type="float" office:value="787.262385757927" calcext:value-type="float">
            <text:p>787.262385757927</text:p>
          </table:table-cell>
        </table:table-row>
        <table:table-row table:style-name="ro1">
          <table:table-cell office:value-type="float" office:value="76.7152" calcext:value-type="float">
            <text:p>76.7152</text:p>
          </table:table-cell>
          <table:table-cell office:value-type="float" office:value="268.178" calcext:value-type="float">
            <text:p>268.178</text:p>
          </table:table-cell>
          <table:table-cell office:value-type="float" office:value="44.843" calcext:value-type="float">
            <text:p>44.843</text:p>
          </table:table-cell>
          <table:table-cell office:value-type="float" office:value="77.5377" calcext:value-type="float">
            <text:p>77.5377</text:p>
          </table:table-cell>
          <table:table-cell office:value-type="float" office:value="256.114" calcext:value-type="float">
            <text:p>256.114</text:p>
          </table:table-cell>
          <table:table-cell office:value-type="float" office:value="45.7771" calcext:value-type="float">
            <text:p>45.7771</text:p>
          </table:table-cell>
          <table:table-cell/>
          <table:table-cell table:formula="of:=([.D903]-[.A903])/0.0166667" office:value-type="float" office:value="49.3499013001977" calcext:value-type="float">
            <text:p>49.3499013001977</text:p>
          </table:table-cell>
          <table:table-cell table:formula="of:=ABS([.E903]-[.B903])/0.0166667" office:value-type="float" office:value="723.838552322897" calcext:value-type="float">
            <text:p>723.838552322897</text:p>
          </table:table-cell>
          <table:table-cell table:formula="of:=([.F903]-[.C903])/0.0166667" office:value-type="float" office:value="56.0458879082238" calcext:value-type="float">
            <text:p>56.0458879082238</text:p>
          </table:table-cell>
          <table:table-cell table:formula="of:=DEGREES(ATAN(ABS([.F903]-[.C903])/ABS([.E903]-[.B903])))" office:value-type="float" office:value="4.42750466570131" calcext:value-type="float">
            <text:p>4.42750466570131</text:p>
          </table:table-cell>
          <table:table-cell table:formula="of:=SQRT(POWER([.H903];2)+POWER([.I903];2)+POWER([.J903];2))" office:value-type="float" office:value="727.680427205973" calcext:value-type="float">
            <text:p>727.680427205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7:01:00.600881840</dc:date>
    <meta:editing-duration>PT49S</meta:editing-duration>
    <meta:editing-cycles>2</meta:editing-cycles>
    <meta:document-statistic meta:table-count="1" meta:cell-count="9933" meta:object-count="0"/>
  </office:meta>
</office:document-meta>
</file>